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">
      <style:table-cell-properties fo:background-color="#ccff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9-09-24" table:style-name="ta1">
        <table:shapes>
          <draw:frame draw:z-index="0" draw:style-name="gr1" draw:text-style-name="P1" svg:width="865.11pt" svg:height="318.5pt" svg:x="97.43pt" svg:y="65.51pt">
            <loext:p draw:notify-on-update-of-ranges="'19-09-24'.A2:'19-09-24'.A1472 '19-09-24'.E1:'19-09-24'.E1 '19-09-24'.E2:'19-09-24'.E1472 '19-09-24'.F1:'19-09-24'.F1 '19-09-24'.F2:'19-09-24'.F1472 '19-09-24'.G1:'19-09-24'.G1 '19-09-24'.G2:'19-09-24'.G14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column table:style-name="co3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heati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elsens</text:p>
          </table:table-cell>
          <table:table-cell office:value-type="string" calcext:value-type="string">
            <text:p>fnc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eating+pump</text:p>
          </table:table-cell>
          <table:table-cell table:number-columns-repeated="8"/>
          <table:table-cell table:style-name="ce4" office:value-type="float" office:value="9300" calcext:value-type="float">
            <text:p>9300</text:p>
          </table:table-cell>
          <table:table-cell table:style-name="ce5" office:value-type="string" calcext:value-type="string">
            <text:p>ELSENS_MAX_VALUE</text:p>
          </table:table-cell>
        </table:table-row>
        <table:table-row table:style-name="ro1">
          <table:table-cell table:style-name="ce1" office:value-type="string" calcext:value-type="string">
            <text:p>13:30:5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02" calcext:value-type="float">
            <text:p>9302</text:p>
          </table:table-cell>
          <table:table-cell table:style-name="ce3" table:formula="of:=[.D2]*[.$P$4]*COS(PI()*([.$P$3] + (1 - [.D2]/[.$P$1])*[.$P$2])) + [.$P$5]" office:value-type="float" office:value="2079.27473112248" calcext:value-type="float">
            <text:p>2079</text:p>
          </table:table-cell>
          <table:table-cell office:value-type="float" office:value="2110" calcext:value-type="float">
            <text:p>2110</text:p>
          </table:table-cell>
          <table:table-cell table:formula="of:=[.B2]+45" office:value-type="float" office:value="2095" calcext:value-type="float">
            <text:p>2095</text:p>
          </table:table-cell>
          <table:table-cell table:number-columns-repeated="8"/>
          <table:table-cell table:style-name="ce4" office:value-type="float" office:value="0.33" calcext:value-type="float">
            <text:p>0.33</text:p>
          </table:table-cell>
          <table:table-cell table:style-name="ce5" office:value-type="string" calcext:value-type="string">
            <text:p>PF_ANGLE_INTERVAL</text:p>
          </table:table-cell>
        </table:table-row>
        <table:table-row table:style-name="ro1">
          <table:table-cell table:style-name="ce1" office:value-type="string" calcext:value-type="string">
            <text:p>13:30:5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5" calcext:value-type="float">
            <text:p>9315</text:p>
          </table:table-cell>
          <table:table-cell table:style-name="ce3" table:formula="of:=[.D3]*[.$P$4]*COS(PI()*([.$P$3] + (1 - [.D3]/[.$P$1])*[.$P$2])) + [.$P$5]" office:value-type="float" office:value="2084.87929375712" calcext:value-type="float">
            <text:p>2085</text:p>
          </table:table-cell>
          <table:table-cell office:value-type="float" office:value="2105" calcext:value-type="float">
            <text:p>2105</text:p>
          </table:table-cell>
          <table:table-cell table:formula="of:=[.B3]+45" office:value-type="float" office:value="2095" calcext:value-type="float">
            <text:p>2095</text:p>
          </table:table-cell>
          <table:table-cell table:number-columns-repeated="8"/>
          <table:table-cell table:style-name="ce4" office:value-type="float" office:value="0.28" calcext:value-type="float">
            <text:p>0.28</text:p>
          </table:table-cell>
          <table:table-cell table:style-name="ce5" office:value-type="string" calcext:value-type="string">
            <text:p>PF_ANGLE_SHIFT</text:p>
          </table:table-cell>
        </table:table-row>
        <table:table-row table:style-name="ro1">
          <table:table-cell table:style-name="ce1" office:value-type="string" calcext:value-type="string">
            <text:p>13:30:5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5" calcext:value-type="float">
            <text:p>9315</text:p>
          </table:table-cell>
          <table:table-cell table:style-name="ce3" table:formula="of:=[.D4]*[.$P$4]*COS(PI()*([.$P$3] + (1 - [.D4]/[.$P$1])*[.$P$2])) + [.$P$5]" office:value-type="float" office:value="2084.87929375712" calcext:value-type="float">
            <text:p>2085</text:p>
          </table:table-cell>
          <table:table-cell office:value-type="float" office:value="2104" calcext:value-type="float">
            <text:p>2104</text:p>
          </table:table-cell>
          <table:table-cell table:formula="of:=[.B4]+45" office:value-type="float" office:value="2095" calcext:value-type="float">
            <text:p>2095</text:p>
          </table:table-cell>
          <table:table-cell table:number-columns-repeated="8"/>
          <table:table-cell table:style-name="ce4" office:value-type="float" office:value="0.3" calcext:value-type="float">
            <text:p>0.3</text:p>
          </table:table-cell>
          <table:table-cell table:style-name="ce5" office:value-type="string" calcext:value-type="string">
            <text:p>ELSENS_VALUE_COEF</text:p>
          </table:table-cell>
        </table:table-row>
        <table:table-row table:style-name="ro1">
          <table:table-cell table:style-name="ce1" office:value-type="string" calcext:value-type="string">
            <text:p>13:31:03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26" calcext:value-type="float">
            <text:p>9326</text:p>
          </table:table-cell>
          <table:table-cell table:style-name="ce3" table:formula="of:=[.D5]*[.$P$4]*COS(PI()*([.$P$3] + (1 - [.D5]/[.$P$1])*[.$P$2])) + [.$P$5]" office:value-type="float" office:value="2089.62548241048" calcext:value-type="float">
            <text:p>2090</text:p>
          </table:table-cell>
          <table:table-cell office:value-type="float" office:value="2103" calcext:value-type="float">
            <text:p>2103</text:p>
          </table:table-cell>
          <table:table-cell table:formula="of:=[.B5]+45" office:value-type="float" office:value="2095" calcext:value-type="float">
            <text:p>2095</text:p>
          </table:table-cell>
          <table:table-cell table:number-columns-repeated="8"/>
          <table:table-cell table:style-name="ce4" office:value-type="float" office:value="300" calcext:value-type="float">
            <text:p>300</text:p>
          </table:table-cell>
          <table:table-cell table:style-name="ce5" office:value-type="string" calcext:value-type="string">
            <text:p>ELSENS_VALUE_SHIFT</text:p>
          </table:table-cell>
        </table:table-row>
        <table:table-row table:style-name="ro1">
          <table:table-cell table:style-name="ce1" office:value-type="string" calcext:value-type="string">
            <text:p>13:31:07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0" calcext:value-type="float">
            <text:p>9310</text:p>
          </table:table-cell>
          <table:table-cell table:style-name="ce3" table:formula="of:=[.D6]*[.$P$4]*COS(PI()*([.$P$3] + (1 - [.D6]/[.$P$1])*[.$P$2])) + [.$P$5]" office:value-type="float" office:value="2082.72310584246" calcext:value-type="float">
            <text:p>2083</text:p>
          </table:table-cell>
          <table:table-cell office:value-type="float" office:value="2110" calcext:value-type="float">
            <text:p>2110</text:p>
          </table:table-cell>
          <table:table-cell table:formula="of:=[.B6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1: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7" calcext:value-type="float">
            <text:p>9317</text:p>
          </table:table-cell>
          <table:table-cell table:style-name="ce3" table:formula="of:=[.D7]*[.$P$4]*COS(PI()*([.$P$3] + (1 - [.D7]/[.$P$1])*[.$P$2])) + [.$P$5]" office:value-type="float" office:value="2085.74197398432" calcext:value-type="float">
            <text:p>2086</text:p>
          </table:table-cell>
          <table:table-cell office:value-type="float" office:value="2105" calcext:value-type="float">
            <text:p>2105</text:p>
          </table:table-cell>
          <table:table-cell table:formula="of:=[.B7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1:1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6" calcext:value-type="float">
            <text:p>9316</text:p>
          </table:table-cell>
          <table:table-cell table:style-name="ce3" table:formula="of:=[.D8]*[.$P$4]*COS(PI()*([.$P$3] + (1 - [.D8]/[.$P$1])*[.$P$2])) + [.$P$5]" office:value-type="float" office:value="2085.3106192336" calcext:value-type="float">
            <text:p>2085</text:p>
          </table:table-cell>
          <table:table-cell office:value-type="float" office:value="2119" calcext:value-type="float">
            <text:p>2119</text:p>
          </table:table-cell>
          <table:table-cell table:formula="of:=[.B8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1:1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60" calcext:value-type="float">
            <text:p>9360</text:p>
          </table:table-cell>
          <table:table-cell table:style-name="ce3" table:formula="of:=[.D9]*[.$P$4]*COS(PI()*([.$P$3] + (1 - [.D9]/[.$P$1])*[.$P$2])) + [.$P$5]" office:value-type="float" office:value="2104.31777788521" calcext:value-type="float">
            <text:p>2104</text:p>
          </table:table-cell>
          <table:table-cell office:value-type="float" office:value="2113" calcext:value-type="float">
            <text:p>2113</text:p>
          </table:table-cell>
          <table:table-cell table:formula="of:=[.B9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3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1" calcext:value-type="float">
            <text:p>9311</text:p>
          </table:table-cell>
          <table:table-cell table:style-name="ce3" table:formula="of:=[.D10]*[.$P$4]*COS(PI()*([.$P$3] + (1 - [.D10]/[.$P$1])*[.$P$2])) + [.$P$5]" office:value-type="float" office:value="2083.15428479596" calcext:value-type="float">
            <text:p>2083</text:p>
          </table:table-cell>
          <table:table-cell office:value-type="float" office:value="2097" calcext:value-type="float">
            <text:p>2097</text:p>
          </table:table-cell>
          <table:table-cell table:formula="of:=[.B10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43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8" calcext:value-type="float">
            <text:p>9318</text:p>
          </table:table-cell>
          <table:table-cell table:style-name="ce3" table:formula="of:=[.D11]*[.$P$4]*COS(PI()*([.$P$3] + (1 - [.D11]/[.$P$1])*[.$P$2])) + [.$P$5]" office:value-type="float" office:value="2086.17335799914" calcext:value-type="float">
            <text:p>2086</text:p>
          </table:table-cell>
          <table:table-cell office:value-type="float" office:value="2109" calcext:value-type="float">
            <text:p>2109</text:p>
          </table:table-cell>
          <table:table-cell table:formula="of:=[.B11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9: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90" calcext:value-type="float">
            <text:p>9390</text:p>
          </table:table-cell>
          <table:table-cell table:style-name="ce3" table:formula="of:=[.D12]*[.$P$4]*COS(PI()*([.$P$3] + (1 - [.D12]/[.$P$1])*[.$P$2])) + [.$P$5]" office:value-type="float" office:value="2117.30925567291" calcext:value-type="float">
            <text:p>2117</text:p>
          </table:table-cell>
          <table:table-cell office:value-type="float" office:value="2128" calcext:value-type="float">
            <text:p>2128</text:p>
          </table:table-cell>
          <table:table-cell table:formula="of:=[.B12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9:1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80" calcext:value-type="float">
            <text:p>9380</text:p>
          </table:table-cell>
          <table:table-cell table:style-name="ce3" table:formula="of:=[.D13]*[.$P$4]*COS(PI()*([.$P$3] + (1 - [.D13]/[.$P$1])*[.$P$2])) + [.$P$5]" office:value-type="float" office:value="2112.97589725341" calcext:value-type="float">
            <text:p>2113</text:p>
          </table:table-cell>
          <table:table-cell office:value-type="float" office:value="2133" calcext:value-type="float">
            <text:p>2133</text:p>
          </table:table-cell>
          <table:table-cell table:formula="of:=[.B13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9:1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86" calcext:value-type="float">
            <text:p>9386</text:p>
          </table:table-cell>
          <table:table-cell table:style-name="ce3" table:formula="of:=[.D14]*[.$P$4]*COS(PI()*([.$P$3] + (1 - [.D14]/[.$P$1])*[.$P$2])) + [.$P$5]" office:value-type="float" office:value="2115.57556946562" calcext:value-type="float">
            <text:p>2116</text:p>
          </table:table-cell>
          <table:table-cell office:value-type="float" office:value="2133" calcext:value-type="float">
            <text:p>2133</text:p>
          </table:table-cell>
          <table:table-cell table:formula="of:=[.B14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9:23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55" calcext:value-type="float">
            <text:p>9355</text:p>
          </table:table-cell>
          <table:table-cell table:style-name="ce3" table:formula="of:=[.D15]*[.$P$4]*COS(PI()*([.$P$3] + (1 - [.D15]/[.$P$1])*[.$P$2])) + [.$P$5]" office:value-type="float" office:value="2102.15504660458" calcext:value-type="float">
            <text:p>2102</text:p>
          </table:table-cell>
          <table:table-cell office:value-type="float" office:value="2139" calcext:value-type="float">
            <text:p>2139</text:p>
          </table:table-cell>
          <table:table-cell table:formula="of:=[.B15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58" calcext:value-type="float">
            <text:p>9358</text:p>
          </table:table-cell>
          <table:table-cell table:style-name="ce3" table:formula="of:=[.D16]*[.$P$4]*COS(PI()*([.$P$3] + (1 - [.D16]/[.$P$1])*[.$P$2])) + [.$P$5]" office:value-type="float" office:value="2103.45259881826" calcext:value-type="float">
            <text:p>2103</text:p>
          </table:table-cell>
          <table:table-cell office:value-type="float" office:value="2118" calcext:value-type="float">
            <text:p>2118</text:p>
          </table:table-cell>
          <table:table-cell table:formula="of:=[.B16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47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08" calcext:value-type="float">
            <text:p>9308</text:p>
          </table:table-cell>
          <table:table-cell table:style-name="ce3" table:formula="of:=[.D17]*[.$P$4]*COS(PI()*([.$P$3] + (1 - [.D17]/[.$P$1])*[.$P$2])) + [.$P$5]" office:value-type="float" office:value="2081.86083595045" calcext:value-type="float">
            <text:p>2082</text:p>
          </table:table-cell>
          <table:table-cell office:value-type="float" office:value="2119" calcext:value-type="float">
            <text:p>2119</text:p>
          </table:table-cell>
          <table:table-cell table:formula="of:=[.B17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5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56" calcext:value-type="float">
            <text:p>9356</text:p>
          </table:table-cell>
          <table:table-cell table:style-name="ce3" table:formula="of:=[.D18]*[.$P$4]*COS(PI()*([.$P$3] + (1 - [.D18]/[.$P$1])*[.$P$2])) + [.$P$5]" office:value-type="float" office:value="2102.58753514403" calcext:value-type="float">
            <text:p>2103</text:p>
          </table:table-cell>
          <table:table-cell office:value-type="float" office:value="2110" calcext:value-type="float">
            <text:p>2110</text:p>
          </table:table-cell>
          <table:table-cell table:formula="of:=[.B18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5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76" calcext:value-type="float">
            <text:p>9376</text:p>
          </table:table-cell>
          <table:table-cell table:style-name="ce3" table:formula="of:=[.D19]*[.$P$4]*COS(PI()*([.$P$3] + (1 - [.D19]/[.$P$1])*[.$P$2])) + [.$P$5]" office:value-type="float" office:value="2111.24335479548" calcext:value-type="float">
            <text:p>2111</text:p>
          </table:table-cell>
          <table:table-cell office:value-type="float" office:value="2126" calcext:value-type="float">
            <text:p>2126</text:p>
          </table:table-cell>
          <table:table-cell table:formula="of:=[.B19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5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49" calcext:value-type="float">
            <text:p>9349</text:p>
          </table:table-cell>
          <table:table-cell table:style-name="ce3" table:formula="of:=[.D20]*[.$P$4]*COS(PI()*([.$P$3] + (1 - [.D20]/[.$P$1])*[.$P$2])) + [.$P$5]" office:value-type="float" office:value="2099.56072217559" calcext:value-type="float">
            <text:p>2100</text:p>
          </table:table-cell>
          <table:table-cell office:value-type="float" office:value="2118" calcext:value-type="float">
            <text:p>2118</text:p>
          </table:table-cell>
          <table:table-cell table:formula="of:=[.B20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03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70" calcext:value-type="float">
            <text:p>9370</text:p>
          </table:table-cell>
          <table:table-cell table:style-name="ce3" table:formula="of:=[.D21]*[.$P$4]*COS(PI()*([.$P$3] + (1 - [.D21]/[.$P$1])*[.$P$2])) + [.$P$5]" office:value-type="float" office:value="2108.64540126351" calcext:value-type="float">
            <text:p>2109</text:p>
          </table:table-cell>
          <table:table-cell office:value-type="float" office:value="2130" calcext:value-type="float">
            <text:p>2130</text:p>
          </table:table-cell>
          <table:table-cell table:formula="of:=[.B21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07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38" calcext:value-type="float">
            <text:p>9338</text:p>
          </table:table-cell>
          <table:table-cell table:style-name="ce3" table:formula="of:=[.D22]*[.$P$4]*COS(PI()*([.$P$3] + (1 - [.D22]/[.$P$1])*[.$P$2])) + [.$P$5]" office:value-type="float" office:value="2094.80716815919" calcext:value-type="float">
            <text:p>2095</text:p>
          </table:table-cell>
          <table:table-cell office:value-type="float" office:value="2128" calcext:value-type="float">
            <text:p>2128</text:p>
          </table:table-cell>
          <table:table-cell table:formula="of:=[.B22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44" calcext:value-type="float">
            <text:p>9344</text:p>
          </table:table-cell>
          <table:table-cell table:style-name="ce3" table:formula="of:=[.D23]*[.$P$4]*COS(PI()*([.$P$3] + (1 - [.D23]/[.$P$1])*[.$P$2])) + [.$P$5]" office:value-type="float" office:value="2097.39958089791" calcext:value-type="float">
            <text:p>2097</text:p>
          </table:table-cell>
          <table:table-cell office:value-type="float" office:value="2125" calcext:value-type="float">
            <text:p>2125</text:p>
          </table:table-cell>
          <table:table-cell table:formula="of:=[.B23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1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55" calcext:value-type="float">
            <text:p>9355</text:p>
          </table:table-cell>
          <table:table-cell table:style-name="ce3" table:formula="of:=[.D24]*[.$P$4]*COS(PI()*([.$P$3] + (1 - [.D24]/[.$P$1])*[.$P$2])) + [.$P$5]" office:value-type="float" office:value="2102.15504660458" calcext:value-type="float">
            <text:p>2102</text:p>
          </table:table-cell>
          <table:table-cell office:value-type="float" office:value="2123" calcext:value-type="float">
            <text:p>2123</text:p>
          </table:table-cell>
          <table:table-cell table:formula="of:=[.B24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405" calcext:value-type="float">
            <text:p>9405</text:p>
          </table:table-cell>
          <table:table-cell table:style-name="ce3" table:formula="of:=[.D25]*[.$P$4]*COS(PI()*([.$P$3] + (1 - [.D25]/[.$P$1])*[.$P$2])) + [.$P$5]" office:value-type="float" office:value="2123.81463806004" calcext:value-type="float">
            <text:p>2124</text:p>
          </table:table-cell>
          <table:table-cell office:value-type="float" office:value="2131" calcext:value-type="float">
            <text:p>2131</text:p>
          </table:table-cell>
          <table:table-cell table:formula="of:=[.B25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1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75" calcext:value-type="float">
            <text:p>9375</text:p>
          </table:table-cell>
          <table:table-cell table:style-name="ce3" table:formula="of:=[.D26]*[.$P$4]*COS(PI()*([.$P$3] + (1 - [.D26]/[.$P$1])*[.$P$2])) + [.$P$5]" office:value-type="float" office:value="2110.81029081815" calcext:value-type="float">
            <text:p>2111</text:p>
          </table:table-cell>
          <table:table-cell office:value-type="float" office:value="2132" calcext:value-type="float">
            <text:p>2132</text:p>
          </table:table-cell>
          <table:table-cell table:formula="of:=[.B26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1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86" calcext:value-type="float">
            <text:p>9386</text:p>
          </table:table-cell>
          <table:table-cell table:style-name="ce3" table:formula="of:=[.D27]*[.$P$4]*COS(PI()*([.$P$3] + (1 - [.D27]/[.$P$1])*[.$P$2])) + [.$P$5]" office:value-type="float" office:value="2115.57556946562" calcext:value-type="float">
            <text:p>2116</text:p>
          </table:table-cell>
          <table:table-cell office:value-type="float" office:value="2136" calcext:value-type="float">
            <text:p>2136</text:p>
          </table:table-cell>
          <table:table-cell table:formula="of:=[.B27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23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78" calcext:value-type="float">
            <text:p>9378</text:p>
          </table:table-cell>
          <table:table-cell table:style-name="ce3" table:formula="of:=[.D28]*[.$P$4]*COS(PI()*([.$P$3] + (1 - [.D28]/[.$P$1])*[.$P$2])) + [.$P$5]" office:value-type="float" office:value="2112.1095687351" calcext:value-type="float">
            <text:p>2112</text:p>
          </table:table-cell>
          <table:table-cell office:value-type="float" office:value="2137" calcext:value-type="float">
            <text:p>2137</text:p>
          </table:table-cell>
          <table:table-cell table:formula="of:=[.B28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27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92" calcext:value-type="float">
            <text:p>9392</text:p>
          </table:table-cell>
          <table:table-cell table:style-name="ce3" table:formula="of:=[.D29]*[.$P$4]*COS(PI()*([.$P$3] + (1 - [.D29]/[.$P$1])*[.$P$2])) + [.$P$5]" office:value-type="float" office:value="2118.17626995164" calcext:value-type="float">
            <text:p>2118</text:p>
          </table:table-cell>
          <table:table-cell office:value-type="float" office:value="2140" calcext:value-type="float">
            <text:p>2140</text:p>
          </table:table-cell>
          <table:table-cell table:formula="of:=[.B29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3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72" calcext:value-type="float">
            <text:p>9372</text:p>
          </table:table-cell>
          <table:table-cell table:style-name="ce3" table:formula="of:=[.D30]*[.$P$4]*COS(PI()*([.$P$3] + (1 - [.D30]/[.$P$1])*[.$P$2])) + [.$P$5]" office:value-type="float" office:value="2109.51127097824" calcext:value-type="float">
            <text:p>2110</text:p>
          </table:table-cell>
          <table:table-cell office:value-type="float" office:value="2143" calcext:value-type="float">
            <text:p>2143</text:p>
          </table:table-cell>
          <table:table-cell table:formula="of:=[.B30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3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85" calcext:value-type="float">
            <text:p>9385</text:p>
          </table:table-cell>
          <table:table-cell table:style-name="ce3" table:formula="of:=[.D31]*[.$P$4]*COS(PI()*([.$P$3] + (1 - [.D31]/[.$P$1])*[.$P$2])) + [.$P$5]" office:value-type="float" office:value="2115.14221929622" calcext:value-type="float">
            <text:p>2115</text:p>
          </table:table-cell>
          <table:table-cell office:value-type="float" office:value="2137" calcext:value-type="float">
            <text:p>2137</text:p>
          </table:table-cell>
          <table:table-cell table:formula="of:=[.B31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3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81" calcext:value-type="float">
            <text:p>9381</text:p>
          </table:table-cell>
          <table:table-cell table:style-name="ce3" table:formula="of:=[.D32]*[.$P$4]*COS(PI()*([.$P$3] + (1 - [.D32]/[.$P$1])*[.$P$2])) + [.$P$5]" office:value-type="float" office:value="2113.40910445412" calcext:value-type="float">
            <text:p>2113</text:p>
          </table:table-cell>
          <table:table-cell office:value-type="float" office:value="2143" calcext:value-type="float">
            <text:p>2143</text:p>
          </table:table-cell>
          <table:table-cell table:formula="of:=[.B32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43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66" calcext:value-type="float">
            <text:p>9366</text:p>
          </table:table-cell>
          <table:table-cell table:style-name="ce3" table:formula="of:=[.D33]*[.$P$4]*COS(PI()*([.$P$3] + (1 - [.D33]/[.$P$1])*[.$P$2])) + [.$P$5]" office:value-type="float" office:value="2106.91400662893" calcext:value-type="float">
            <text:p>2107</text:p>
          </table:table-cell>
          <table:table-cell office:value-type="float" office:value="2143" calcext:value-type="float">
            <text:p>2143</text:p>
          </table:table-cell>
          <table:table-cell table:formula="of:=[.B33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47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69" calcext:value-type="float">
            <text:p>9369</text:p>
          </table:table-cell>
          <table:table-cell table:style-name="ce3" table:formula="of:=[.D34]*[.$P$4]*COS(PI()*([.$P$3] + (1 - [.D34]/[.$P$1])*[.$P$2])) + [.$P$5]" office:value-type="float" office:value="2108.21250949024" calcext:value-type="float">
            <text:p>2108</text:p>
          </table:table-cell>
          <table:table-cell office:value-type="float" office:value="2124" calcext:value-type="float">
            <text:p>2124</text:p>
          </table:table-cell>
          <table:table-cell table:formula="of:=[.B34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1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14" calcext:value-type="float">
            <text:p>9314</text:p>
          </table:table-cell>
          <table:table-cell table:style-name="ce3" table:formula="of:=[.D35]*[.$P$4]*COS(PI()*([.$P$3] + (1 - [.D35]/[.$P$1])*[.$P$2])) + [.$P$5]" office:value-type="float" office:value="2084.447997565" calcext:value-type="float">
            <text:p>2084</text:p>
          </table:table-cell>
          <table:table-cell office:value-type="float" office:value="2114" calcext:value-type="float">
            <text:p>2114</text:p>
          </table:table-cell>
          <table:table-cell table:formula="of:=[.B35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23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46" calcext:value-type="float">
            <text:p>9346</text:p>
          </table:table-cell>
          <table:table-cell table:style-name="ce3" table:formula="of:=[.D36]*[.$P$4]*COS(PI()*([.$P$3] + (1 - [.D36]/[.$P$1])*[.$P$2])) + [.$P$5]" office:value-type="float" office:value="2098.26395050887" calcext:value-type="float">
            <text:p>2098</text:p>
          </table:table-cell>
          <table:table-cell office:value-type="float" office:value="2126" calcext:value-type="float">
            <text:p>2126</text:p>
          </table:table-cell>
          <table:table-cell table:formula="of:=[.B36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27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37" calcext:value-type="float">
            <text:p>9337</text:p>
          </table:table-cell>
          <table:table-cell table:style-name="ce3" table:formula="of:=[.D37]*[.$P$4]*COS(PI()*([.$P$3] + (1 - [.D37]/[.$P$1])*[.$P$2])) + [.$P$5]" office:value-type="float" office:value="2094.3752009897" calcext:value-type="float">
            <text:p>2094</text:p>
          </table:table-cell>
          <table:table-cell office:value-type="float" office:value="2120" calcext:value-type="float">
            <text:p>2120</text:p>
          </table:table-cell>
          <table:table-cell table:formula="of:=[.B37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3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42" calcext:value-type="float">
            <text:p>9342</text:p>
          </table:table-cell>
          <table:table-cell table:style-name="ce3" table:formula="of:=[.D38]*[.$P$4]*COS(PI()*([.$P$3] + (1 - [.D38]/[.$P$1])*[.$P$2])) + [.$P$5]" office:value-type="float" office:value="2096.5353272485" calcext:value-type="float">
            <text:p>2097</text:p>
          </table:table-cell>
          <table:table-cell office:value-type="float" office:value="2116" calcext:value-type="float">
            <text:p>2116</text:p>
          </table:table-cell>
          <table:table-cell table:formula="of:=[.B38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3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323" calcext:value-type="float">
            <text:p>9323</text:p>
          </table:table-cell>
          <table:table-cell table:style-name="ce3" table:formula="of:=[.D39]*[.$P$4]*COS(PI()*([.$P$3] + (1 - [.D39]/[.$P$1])*[.$P$2])) + [.$P$5]" office:value-type="float" office:value="2088.33071668049" calcext:value-type="float">
            <text:p>2088</text:p>
          </table:table-cell>
          <table:table-cell office:value-type="float" office:value="2117" calcext:value-type="float">
            <text:p>2117</text:p>
          </table:table-cell>
          <table:table-cell table:formula="of:=[.B39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5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270" calcext:value-type="float">
            <text:p>9270</text:p>
          </table:table-cell>
          <table:table-cell table:style-name="ce3" table:formula="of:=[.D40]*[.$P$4]*COS(PI()*([.$P$3] + (1 - [.D40]/[.$P$1])*[.$P$2])) + [.$P$5]" office:value-type="float" office:value="2065.50011010591" calcext:value-type="float">
            <text:p>2066</text:p>
          </table:table-cell>
          <table:table-cell office:value-type="float" office:value="2088" calcext:value-type="float">
            <text:p>2088</text:p>
          </table:table-cell>
          <table:table-cell table:formula="of:=[.B40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1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279" calcext:value-type="float">
            <text:p>9279</text:p>
          </table:table-cell>
          <table:table-cell table:style-name="ce3" table:formula="of:=[.D41]*[.$P$4]*COS(PI()*([.$P$3] + (1 - [.D41]/[.$P$1])*[.$P$2])) + [.$P$5]" office:value-type="float" office:value="2069.37115856334" calcext:value-type="float">
            <text:p>2069</text:p>
          </table:table-cell>
          <table:table-cell office:value-type="float" office:value="2088" calcext:value-type="float">
            <text:p>2088</text:p>
          </table:table-cell>
          <table:table-cell table:formula="of:=[.B41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47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297" calcext:value-type="float">
            <text:p>9297</text:p>
          </table:table-cell>
          <table:table-cell table:style-name="ce3" table:formula="of:=[.D42]*[.$P$4]*COS(PI()*([.$P$3] + (1 - [.D42]/[.$P$1])*[.$P$2])) + [.$P$5]" office:value-type="float" office:value="2077.12045260922" calcext:value-type="float">
            <text:p>2077</text:p>
          </table:table-cell>
          <table:table-cell office:value-type="float" office:value="2097" calcext:value-type="float">
            <text:p>2097</text:p>
          </table:table-cell>
          <table:table-cell table:formula="of:=[.B42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51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283" calcext:value-type="float">
            <text:p>9283</text:p>
          </table:table-cell>
          <table:table-cell table:style-name="ce3" table:formula="of:=[.D43]*[.$P$4]*COS(PI()*([.$P$3] + (1 - [.D43]/[.$P$1])*[.$P$2])) + [.$P$5]" office:value-type="float" office:value="2071.09239583197" calcext:value-type="float">
            <text:p>2071</text:p>
          </table:table-cell>
          <table:table-cell office:value-type="float" office:value="2106" calcext:value-type="float">
            <text:p>2106</text:p>
          </table:table-cell>
          <table:table-cell table:formula="of:=[.B43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55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296" calcext:value-type="float">
            <text:p>9296</text:p>
          </table:table-cell>
          <table:table-cell table:style-name="ce3" table:formula="of:=[.D44]*[.$P$4]*COS(PI()*([.$P$3] + (1 - [.D44]/[.$P$1])*[.$P$2])) + [.$P$5]" office:value-type="float" office:value="2076.68968526532" calcext:value-type="float">
            <text:p>2077</text:p>
          </table:table-cell>
          <table:table-cell office:value-type="float" office:value="2100" calcext:value-type="float">
            <text:p>2100</text:p>
          </table:table-cell>
          <table:table-cell table:formula="of:=[.B44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59</text:p>
          </table:table-cell>
          <table:table-cell office:value-type="float" office:value="2050" calcext:value-type="float">
            <text:p>2050</text:p>
          </table:table-cell>
          <table:table-cell office:value-type="float" office:value="1000" calcext:value-type="float">
            <text:p>1000</text:p>
          </table:table-cell>
          <table:table-cell office:value-type="float" office:value="9272" calcext:value-type="float">
            <text:p>9272</text:p>
          </table:table-cell>
          <table:table-cell table:style-name="ce3" table:formula="of:=[.D45]*[.$P$4]*COS(PI()*([.$P$3] + (1 - [.D45]/[.$P$1])*[.$P$2])) + [.$P$5]" office:value-type="float" office:value="2066.36013518332" calcext:value-type="float">
            <text:p>2066</text:p>
          </table:table-cell>
          <table:table-cell office:value-type="float" office:value="2100" calcext:value-type="float">
            <text:p>2100</text:p>
          </table:table-cell>
          <table:table-cell table:formula="of:=[.B45]+45"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07</text:p>
          </table:table-cell>
          <table:table-cell office:value-type="float" office:value="2049" calcext:value-type="float">
            <text:p>2049</text:p>
          </table:table-cell>
          <table:table-cell office:value-type="float" office:value="854" calcext:value-type="float">
            <text:p>854</text:p>
          </table:table-cell>
          <table:table-cell office:value-type="float" office:value="9349" calcext:value-type="float">
            <text:p>9349</text:p>
          </table:table-cell>
          <table:table-cell table:style-name="ce3" table:formula="of:=[.D46]*[.$P$4]*COS(PI()*([.$P$3] + (1 - [.D46]/[.$P$1])*[.$P$2])) + [.$P$5]" office:value-type="float" office:value="2099.56072217559" calcext:value-type="float">
            <text:p>2100</text:p>
          </table:table-cell>
          <table:table-cell office:value-type="float" office:value="2109" calcext:value-type="float">
            <text:p>2109</text:p>
          </table:table-cell>
          <table:table-cell table:formula="of:=[.B46]+45" office:value-type="float" office:value="2094" calcext:value-type="float">
            <text:p>2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39</text:p>
          </table:table-cell>
          <table:table-cell office:value-type="float" office:value="2049" calcext:value-type="float">
            <text:p>2049</text:p>
          </table:table-cell>
          <table:table-cell office:value-type="float" office:value="854" calcext:value-type="float">
            <text:p>854</text:p>
          </table:table-cell>
          <table:table-cell office:value-type="float" office:value="9283" calcext:value-type="float">
            <text:p>9283</text:p>
          </table:table-cell>
          <table:table-cell table:style-name="ce3" table:formula="of:=[.D47]*[.$P$4]*COS(PI()*([.$P$3] + (1 - [.D47]/[.$P$1])*[.$P$2])) + [.$P$5]" office:value-type="float" office:value="2071.09239583197" calcext:value-type="float">
            <text:p>2071</text:p>
          </table:table-cell>
          <table:table-cell office:value-type="float" office:value="2086" calcext:value-type="float">
            <text:p>2086</text:p>
          </table:table-cell>
          <table:table-cell table:formula="of:=[.B47]+45" office:value-type="float" office:value="2094" calcext:value-type="float">
            <text:p>2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43</text:p>
          </table:table-cell>
          <table:table-cell office:value-type="float" office:value="2049" calcext:value-type="float">
            <text:p>2049</text:p>
          </table:table-cell>
          <table:table-cell office:value-type="float" office:value="854" calcext:value-type="float">
            <text:p>854</text:p>
          </table:table-cell>
          <table:table-cell office:value-type="float" office:value="9263" calcext:value-type="float">
            <text:p>9263</text:p>
          </table:table-cell>
          <table:table-cell table:style-name="ce3" table:formula="of:=[.D48]*[.$P$4]*COS(PI()*([.$P$3] + (1 - [.D48]/[.$P$1])*[.$P$2])) + [.$P$5]" office:value-type="float" office:value="2062.49095963719" calcext:value-type="float">
            <text:p>2062</text:p>
          </table:table-cell>
          <table:table-cell office:value-type="float" office:value="2086" calcext:value-type="float">
            <text:p>2086</text:p>
          </table:table-cell>
          <table:table-cell table:formula="of:=[.B48]+45" office:value-type="float" office:value="2094" calcext:value-type="float">
            <text:p>2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47</text:p>
          </table:table-cell>
          <table:table-cell office:value-type="float" office:value="2049" calcext:value-type="float">
            <text:p>2049</text:p>
          </table:table-cell>
          <table:table-cell office:value-type="float" office:value="854" calcext:value-type="float">
            <text:p>854</text:p>
          </table:table-cell>
          <table:table-cell office:value-type="float" office:value="9253" calcext:value-type="float">
            <text:p>9253</text:p>
          </table:table-cell>
          <table:table-cell table:style-name="ce3" table:formula="of:=[.D49]*[.$P$4]*COS(PI()*([.$P$3] + (1 - [.D49]/[.$P$1])*[.$P$2])) + [.$P$5]" office:value-type="float" office:value="2058.1947079031" calcext:value-type="float">
            <text:p>2058</text:p>
          </table:table-cell>
          <table:table-cell office:value-type="float" office:value="2086" calcext:value-type="float">
            <text:p>2086</text:p>
          </table:table-cell>
          <table:table-cell table:formula="of:=[.B49]+45" office:value-type="float" office:value="2094" calcext:value-type="float">
            <text:p>2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31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276" calcext:value-type="float">
            <text:p>9276</text:p>
          </table:table-cell>
          <table:table-cell table:style-name="ce3" table:formula="of:=[.D50]*[.$P$4]*COS(PI()*([.$P$3] + (1 - [.D50]/[.$P$1])*[.$P$2])) + [.$P$5]" office:value-type="float" office:value="2068.08054188162" calcext:value-type="float">
            <text:p>2068</text:p>
          </table:table-cell>
          <table:table-cell office:value-type="float" office:value="2085" calcext:value-type="float">
            <text:p>2085</text:p>
          </table:table-cell>
          <table:table-cell table:formula="of:=[.B50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35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276" calcext:value-type="float">
            <text:p>9276</text:p>
          </table:table-cell>
          <table:table-cell table:style-name="ce3" table:formula="of:=[.D51]*[.$P$4]*COS(PI()*([.$P$3] + (1 - [.D51]/[.$P$1])*[.$P$2])) + [.$P$5]" office:value-type="float" office:value="2068.08054188162" calcext:value-type="float">
            <text:p>2068</text:p>
          </table:table-cell>
          <table:table-cell office:value-type="float" office:value="2085" calcext:value-type="float">
            <text:p>2085</text:p>
          </table:table-cell>
          <table:table-cell table:formula="of:=[.B51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39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269" calcext:value-type="float">
            <text:p>9269</text:p>
          </table:table-cell>
          <table:table-cell table:style-name="ce3" table:formula="of:=[.D52]*[.$P$4]*COS(PI()*([.$P$3] + (1 - [.D52]/[.$P$1])*[.$P$2])) + [.$P$5]" office:value-type="float" office:value="2065.07014217042" calcext:value-type="float">
            <text:p>2065</text:p>
          </table:table-cell>
          <table:table-cell office:value-type="float" office:value="2094" calcext:value-type="float">
            <text:p>2094</text:p>
          </table:table-cell>
          <table:table-cell table:formula="of:=[.B52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43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290" calcext:value-type="float">
            <text:p>9290</text:p>
          </table:table-cell>
          <table:table-cell table:style-name="ce3" table:formula="of:=[.D53]*[.$P$4]*COS(PI()*([.$P$3] + (1 - [.D53]/[.$P$1])*[.$P$2])) + [.$P$5]" office:value-type="float" office:value="2074.10570056186" calcext:value-type="float">
            <text:p>2074</text:p>
          </table:table-cell>
          <table:table-cell office:value-type="float" office:value="2088" calcext:value-type="float">
            <text:p>2088</text:p>
          </table:table-cell>
          <table:table-cell table:formula="of:=[.B53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4:55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296" calcext:value-type="float">
            <text:p>9296</text:p>
          </table:table-cell>
          <table:table-cell table:style-name="ce3" table:formula="of:=[.D54]*[.$P$4]*COS(PI()*([.$P$3] + (1 - [.D54]/[.$P$1])*[.$P$2])) + [.$P$5]" office:value-type="float" office:value="2076.68968526532" calcext:value-type="float">
            <text:p>2077</text:p>
          </table:table-cell>
          <table:table-cell office:value-type="float" office:value="2094" calcext:value-type="float">
            <text:p>2094</text:p>
          </table:table-cell>
          <table:table-cell table:formula="of:=[.B54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4:59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308" calcext:value-type="float">
            <text:p>9308</text:p>
          </table:table-cell>
          <table:table-cell table:style-name="ce3" table:formula="of:=[.D55]*[.$P$4]*COS(PI()*([.$P$3] + (1 - [.D55]/[.$P$1])*[.$P$2])) + [.$P$5]" office:value-type="float" office:value="2081.86083595045" calcext:value-type="float">
            <text:p>2082</text:p>
          </table:table-cell>
          <table:table-cell office:value-type="float" office:value="2104" calcext:value-type="float">
            <text:p>2104</text:p>
          </table:table-cell>
          <table:table-cell table:formula="of:=[.B55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03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322" calcext:value-type="float">
            <text:p>9322</text:p>
          </table:table-cell>
          <table:table-cell table:style-name="ce3" table:formula="of:=[.D56]*[.$P$4]*COS(PI()*([.$P$3] + (1 - [.D56]/[.$P$1])*[.$P$2])) + [.$P$5]" office:value-type="float" office:value="2087.89918649701" calcext:value-type="float">
            <text:p>2088</text:p>
          </table:table-cell>
          <table:table-cell office:value-type="float" office:value="2098" calcext:value-type="float">
            <text:p>2098</text:p>
          </table:table-cell>
          <table:table-cell table:formula="of:=[.B56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07</text:p>
          </table:table-cell>
          <table:table-cell office:value-type="float" office:value="2045" calcext:value-type="float">
            <text:p>2045</text:p>
          </table:table-cell>
          <table:table-cell office:value-type="float" office:value="840" calcext:value-type="float">
            <text:p>840</text:p>
          </table:table-cell>
          <table:table-cell office:value-type="float" office:value="9291" calcext:value-type="float">
            <text:p>9291</text:p>
          </table:table-cell>
          <table:table-cell table:style-name="ce3" table:formula="of:=[.D57]*[.$P$4]*COS(PI()*([.$P$3] + (1 - [.D57]/[.$P$1])*[.$P$2])) + [.$P$5]" office:value-type="float" office:value="2074.53629089527" calcext:value-type="float">
            <text:p>2075</text:p>
          </table:table-cell>
          <table:table-cell office:value-type="float" office:value="2099" calcext:value-type="float">
            <text:p>2099</text:p>
          </table:table-cell>
          <table:table-cell table:formula="of:=[.B57]+45"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47</text:p>
          </table:table-cell>
          <table:table-cell office:value-type="float" office:value="2042" calcext:value-type="float">
            <text:p>2042</text:p>
          </table:table-cell>
          <table:table-cell office:value-type="float" office:value="834" calcext:value-type="float">
            <text:p>834</text:p>
          </table:table-cell>
          <table:table-cell office:value-type="float" office:value="9288" calcext:value-type="float">
            <text:p>9288</text:p>
          </table:table-cell>
          <table:table-cell table:style-name="ce3" table:formula="of:=[.D58]*[.$P$4]*COS(PI()*([.$P$3] + (1 - [.D58]/[.$P$1])*[.$P$2])) + [.$P$5]" office:value-type="float" office:value="2073.24460851642" calcext:value-type="float">
            <text:p>2073</text:p>
          </table:table-cell>
          <table:table-cell office:value-type="float" office:value="2082" calcext:value-type="float">
            <text:p>2082</text:p>
          </table:table-cell>
          <table:table-cell table:formula="of:=[.B58]+45" office:value-type="float" office:value="2087" calcext:value-type="float">
            <text:p>208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51</text:p>
          </table:table-cell>
          <table:table-cell office:value-type="float" office:value="2042" calcext:value-type="float">
            <text:p>2042</text:p>
          </table:table-cell>
          <table:table-cell office:value-type="float" office:value="834" calcext:value-type="float">
            <text:p>834</text:p>
          </table:table-cell>
          <table:table-cell office:value-type="float" office:value="9283" calcext:value-type="float">
            <text:p>9283</text:p>
          </table:table-cell>
          <table:table-cell table:style-name="ce3" table:formula="of:=[.D59]*[.$P$4]*COS(PI()*([.$P$3] + (1 - [.D59]/[.$P$1])*[.$P$2])) + [.$P$5]" office:value-type="float" office:value="2071.09239583197" calcext:value-type="float">
            <text:p>2071</text:p>
          </table:table-cell>
          <table:table-cell office:value-type="float" office:value="2080" calcext:value-type="float">
            <text:p>2080</text:p>
          </table:table-cell>
          <table:table-cell table:formula="of:=[.B59]+45" office:value-type="float" office:value="2087" calcext:value-type="float">
            <text:p>208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55</text:p>
          </table:table-cell>
          <table:table-cell office:value-type="float" office:value="2042" calcext:value-type="float">
            <text:p>2042</text:p>
          </table:table-cell>
          <table:table-cell office:value-type="float" office:value="834" calcext:value-type="float">
            <text:p>834</text:p>
          </table:table-cell>
          <table:table-cell office:value-type="float" office:value="9246" calcext:value-type="float">
            <text:p>9246</text:p>
          </table:table-cell>
          <table:table-cell table:style-name="ce3" table:formula="of:=[.D60]*[.$P$4]*COS(PI()*([.$P$3] + (1 - [.D60]/[.$P$1])*[.$P$2])) + [.$P$5]" office:value-type="float" office:value="2055.18911073489" calcext:value-type="float">
            <text:p>2055</text:p>
          </table:table-cell>
          <table:table-cell office:value-type="float" office:value="2081" calcext:value-type="float">
            <text:p>2081</text:p>
          </table:table-cell>
          <table:table-cell table:formula="of:=[.B60]+45" office:value-type="float" office:value="2087" calcext:value-type="float">
            <text:p>208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59</text:p>
          </table:table-cell>
          <table:table-cell office:value-type="float" office:value="2042" calcext:value-type="float">
            <text:p>2042</text:p>
          </table:table-cell>
          <table:table-cell office:value-type="float" office:value="834" calcext:value-type="float">
            <text:p>834</text:p>
          </table:table-cell>
          <table:table-cell office:value-type="float" office:value="9281" calcext:value-type="float">
            <text:p>9281</text:p>
          </table:table-cell>
          <table:table-cell table:style-name="ce3" table:formula="of:=[.D61]*[.$P$4]*COS(PI()*([.$P$3] + (1 - [.D61]/[.$P$1])*[.$P$2])) + [.$P$5]" office:value-type="float" office:value="2070.2317179418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table:formula="of:=[.B61]+45" office:value-type="float" office:value="2087" calcext:value-type="float">
            <text:p>208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8:39</text:p>
          </table:table-cell>
          <table:table-cell office:value-type="float" office:value="2040" calcext:value-type="float">
            <text:p>2040</text:p>
          </table:table-cell>
          <table:table-cell office:value-type="float" office:value="830" calcext:value-type="float">
            <text:p>830</text:p>
          </table:table-cell>
          <table:table-cell office:value-type="float" office:value="9281" calcext:value-type="float">
            <text:p>9281</text:p>
          </table:table-cell>
          <table:table-cell table:style-name="ce3" table:formula="of:=[.D62]*[.$P$4]*COS(PI()*([.$P$3] + (1 - [.D62]/[.$P$1])*[.$P$2])) + [.$P$5]" office:value-type="float" office:value="2070.2317179418" calcext:value-type="float">
            <text:p>2070</text:p>
          </table:table-cell>
          <table:table-cell office:value-type="float" office:value="2078" calcext:value-type="float">
            <text:p>2078</text:p>
          </table:table-cell>
          <table:table-cell table:formula="of:=[.B62]+45" office:value-type="float" office:value="2085" calcext:value-type="float">
            <text:p>20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15</text:p>
          </table:table-cell>
          <table:table-cell office:value-type="float" office:value="2034" calcext:value-type="float">
            <text:p>2034</text:p>
          </table:table-cell>
          <table:table-cell office:value-type="float" office:value="821" calcext:value-type="float">
            <text:p>821</text:p>
          </table:table-cell>
          <table:table-cell office:value-type="float" office:value="9190" calcext:value-type="float">
            <text:p>9190</text:p>
          </table:table-cell>
          <table:table-cell table:style-name="ce3" table:formula="of:=[.D63]*[.$P$4]*COS(PI()*([.$P$3] + (1 - [.D63]/[.$P$1])*[.$P$2])) + [.$P$5]" office:value-type="float" office:value="2031.19750800256" calcext:value-type="float">
            <text:p>2031</text:p>
          </table:table-cell>
          <table:table-cell office:value-type="float" office:value="2057" calcext:value-type="float">
            <text:p>2057</text:p>
          </table:table-cell>
          <table:table-cell table:formula="of:=[.B63]+45" office:value-type="float" office:value="2079" calcext:value-type="float">
            <text:p>20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51</text:p>
          </table:table-cell>
          <table:table-cell office:value-type="float" office:value="2032" calcext:value-type="float">
            <text:p>2032</text:p>
          </table:table-cell>
          <table:table-cell office:value-type="float" office:value="818" calcext:value-type="float">
            <text:p>818</text:p>
          </table:table-cell>
          <table:table-cell office:value-type="float" office:value="9212" calcext:value-type="float">
            <text:p>9212</text:p>
          </table:table-cell>
          <table:table-cell table:style-name="ce3" table:formula="of:=[.D64]*[.$P$4]*COS(PI()*([.$P$3] + (1 - [.D64]/[.$P$1])*[.$P$2])) + [.$P$5]" office:value-type="float" office:value="2040.61145524836" calcext:value-type="float">
            <text:p>2041</text:p>
          </table:table-cell>
          <table:table-cell office:value-type="float" office:value="2060" calcext:value-type="float">
            <text:p>2060</text:p>
          </table:table-cell>
          <table:table-cell table:formula="of:=[.B64]+45" office:value-type="float" office:value="2077" calcext:value-type="float">
            <text:p>20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55</text:p>
          </table:table-cell>
          <table:table-cell office:value-type="float" office:value="2032" calcext:value-type="float">
            <text:p>2032</text:p>
          </table:table-cell>
          <table:table-cell office:value-type="float" office:value="818" calcext:value-type="float">
            <text:p>818</text:p>
          </table:table-cell>
          <table:table-cell office:value-type="float" office:value="9211" calcext:value-type="float">
            <text:p>9211</text:p>
          </table:table-cell>
          <table:table-cell table:style-name="ce3" table:formula="of:=[.D65]*[.$P$4]*COS(PI()*([.$P$3] + (1 - [.D65]/[.$P$1])*[.$P$2])) + [.$P$5]" office:value-type="float" office:value="2040.18322937279" calcext:value-type="float">
            <text:p>2040</text:p>
          </table:table-cell>
          <table:table-cell office:value-type="float" office:value="2064" calcext:value-type="float">
            <text:p>2064</text:p>
          </table:table-cell>
          <table:table-cell table:formula="of:=[.B65]+45" office:value-type="float" office:value="2077" calcext:value-type="float">
            <text:p>20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59</text:p>
          </table:table-cell>
          <table:table-cell office:value-type="float" office:value="2032" calcext:value-type="float">
            <text:p>2032</text:p>
          </table:table-cell>
          <table:table-cell office:value-type="float" office:value="818" calcext:value-type="float">
            <text:p>818</text:p>
          </table:table-cell>
          <table:table-cell office:value-type="float" office:value="9231" calcext:value-type="float">
            <text:p>9231</text:p>
          </table:table-cell>
          <table:table-cell table:style-name="ce3" table:formula="of:=[.D66]*[.$P$4]*COS(PI()*([.$P$3] + (1 - [.D66]/[.$P$1])*[.$P$2])) + [.$P$5]" office:value-type="float" office:value="2048.75349655871" calcext:value-type="float">
            <text:p>2049</text:p>
          </table:table-cell>
          <table:table-cell office:value-type="float" office:value="2065" calcext:value-type="float">
            <text:p>2065</text:p>
          </table:table-cell>
          <table:table-cell table:formula="of:=[.B66]+45" office:value-type="float" office:value="2077" calcext:value-type="float">
            <text:p>20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03</text:p>
          </table:table-cell>
          <table:table-cell office:value-type="float" office:value="2032" calcext:value-type="float">
            <text:p>2032</text:p>
          </table:table-cell>
          <table:table-cell office:value-type="float" office:value="818" calcext:value-type="float">
            <text:p>818</text:p>
          </table:table-cell>
          <table:table-cell office:value-type="float" office:value="9243" calcext:value-type="float">
            <text:p>9243</text:p>
          </table:table-cell>
          <table:table-cell table:style-name="ce3" table:formula="of:=[.D67]*[.$P$4]*COS(PI()*([.$P$3] + (1 - [.D67]/[.$P$1])*[.$P$2])) + [.$P$5]" office:value-type="float" office:value="2053.90144716747" calcext:value-type="float">
            <text:p>2054</text:p>
          </table:table-cell>
          <table:table-cell office:value-type="float" office:value="2060" calcext:value-type="float">
            <text:p>2060</text:p>
          </table:table-cell>
          <table:table-cell table:formula="of:=[.B67]+45" office:value-type="float" office:value="2077" calcext:value-type="float">
            <text:p>20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15</text:p>
          </table:table-cell>
          <table:table-cell office:value-type="float" office:value="2031" calcext:value-type="float">
            <text:p>2031</text:p>
          </table:table-cell>
          <table:table-cell office:value-type="float" office:value="817" calcext:value-type="float">
            <text:p>817</text:p>
          </table:table-cell>
          <table:table-cell office:value-type="float" office:value="9267" calcext:value-type="float">
            <text:p>9267</text:p>
          </table:table-cell>
          <table:table-cell table:style-name="ce3" table:formula="of:=[.D68]*[.$P$4]*COS(PI()*([.$P$3] + (1 - [.D68]/[.$P$1])*[.$P$2])) + [.$P$5]" office:value-type="float" office:value="2064.21029555625" calcext:value-type="float">
            <text:p>2064</text:p>
          </table:table-cell>
          <table:table-cell office:value-type="float" office:value="2064" calcext:value-type="float">
            <text:p>2064</text:p>
          </table:table-cell>
          <table:table-cell table:formula="of:=[.B68]+45" office:value-type="float" office:value="2076" calcext:value-type="float">
            <text:p>20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19</text:p>
          </table:table-cell>
          <table:table-cell office:value-type="float" office:value="2031" calcext:value-type="float">
            <text:p>2031</text:p>
          </table:table-cell>
          <table:table-cell office:value-type="float" office:value="817" calcext:value-type="float">
            <text:p>817</text:p>
          </table:table-cell>
          <table:table-cell office:value-type="float" office:value="9237" calcext:value-type="float">
            <text:p>9237</text:p>
          </table:table-cell>
          <table:table-cell table:style-name="ce3" table:formula="of:=[.D69]*[.$P$4]*COS(PI()*([.$P$3] + (1 - [.D69]/[.$P$1])*[.$P$2])) + [.$P$5]" office:value-type="float" office:value="2051.32693058845" calcext:value-type="float">
            <text:p>2051</text:p>
          </table:table-cell>
          <table:table-cell office:value-type="float" office:value="2068" calcext:value-type="float">
            <text:p>2068</text:p>
          </table:table-cell>
          <table:table-cell table:formula="of:=[.B69]+45" office:value-type="float" office:value="2076" calcext:value-type="float">
            <text:p>20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23</text:p>
          </table:table-cell>
          <table:table-cell office:value-type="float" office:value="2031" calcext:value-type="float">
            <text:p>2031</text:p>
          </table:table-cell>
          <table:table-cell office:value-type="float" office:value="817" calcext:value-type="float">
            <text:p>817</text:p>
          </table:table-cell>
          <table:table-cell office:value-type="float" office:value="9232" calcext:value-type="float">
            <text:p>9232</text:p>
          </table:table-cell>
          <table:table-cell table:style-name="ce3" table:formula="of:=[.D70]*[.$P$4]*COS(PI()*([.$P$3] + (1 - [.D70]/[.$P$1])*[.$P$2])) + [.$P$5]" office:value-type="float" office:value="2049.18232696125" calcext:value-type="float">
            <text:p>2049</text:p>
          </table:table-cell>
          <table:table-cell office:value-type="float" office:value="2070" calcext:value-type="float">
            <text:p>2070</text:p>
          </table:table-cell>
          <table:table-cell table:formula="of:=[.B70]+45" office:value-type="float" office:value="2076" calcext:value-type="float">
            <text:p>20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27</text:p>
          </table:table-cell>
          <table:table-cell office:value-type="float" office:value="2031" calcext:value-type="float">
            <text:p>2031</text:p>
          </table:table-cell>
          <table:table-cell office:value-type="float" office:value="817" calcext:value-type="float">
            <text:p>817</text:p>
          </table:table-cell>
          <table:table-cell office:value-type="float" office:value="9259" calcext:value-type="float">
            <text:p>9259</text:p>
          </table:table-cell>
          <table:table-cell table:style-name="ce3" table:formula="of:=[.D71]*[.$P$4]*COS(PI()*([.$P$3] + (1 - [.D71]/[.$P$1])*[.$P$2])) + [.$P$5]" office:value-type="float" office:value="2060.77210066765" calcext:value-type="float">
            <text:p>2061</text:p>
          </table:table-cell>
          <table:table-cell office:value-type="float" office:value="2077" calcext:value-type="float">
            <text:p>2077</text:p>
          </table:table-cell>
          <table:table-cell table:formula="of:=[.B71]+45" office:value-type="float" office:value="2076" calcext:value-type="float">
            <text:p>20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03</text:p>
          </table:table-cell>
          <table:table-cell office:value-type="float" office:value="2024" calcext:value-type="float">
            <text:p>2024</text:p>
          </table:table-cell>
          <table:table-cell office:value-type="float" office:value="808" calcext:value-type="float">
            <text:p>808</text:p>
          </table:table-cell>
          <table:table-cell office:value-type="float" office:value="9186" calcext:value-type="float">
            <text:p>9186</text:p>
          </table:table-cell>
          <table:table-cell table:style-name="ce3" table:formula="of:=[.D72]*[.$P$4]*COS(PI()*([.$P$3] + (1 - [.D72]/[.$P$1])*[.$P$2])) + [.$P$5]" office:value-type="float" office:value="2029.48746627995" calcext:value-type="float">
            <text:p>2029</text:p>
          </table:table-cell>
          <table:table-cell office:value-type="float" office:value="2031" calcext:value-type="float">
            <text:p>2031</text:p>
          </table:table-cell>
          <table:table-cell table:formula="of:=[.B72]+45" office:value-type="float" office:value="2069" calcext:value-type="float">
            <text:p>20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07</text:p>
          </table:table-cell>
          <table:table-cell office:value-type="float" office:value="2024" calcext:value-type="float">
            <text:p>2024</text:p>
          </table:table-cell>
          <table:table-cell office:value-type="float" office:value="808" calcext:value-type="float">
            <text:p>808</text:p>
          </table:table-cell>
          <table:table-cell office:value-type="float" office:value="9185" calcext:value-type="float">
            <text:p>9185</text:p>
          </table:table-cell>
          <table:table-cell table:style-name="ce3" table:formula="of:=[.D73]*[.$P$4]*COS(PI()*([.$P$3] + (1 - [.D73]/[.$P$1])*[.$P$2])) + [.$P$5]" office:value-type="float" office:value="2029.06003227856" calcext:value-type="float">
            <text:p>2029</text:p>
          </table:table-cell>
          <table:table-cell office:value-type="float" office:value="2039" calcext:value-type="float">
            <text:p>2039</text:p>
          </table:table-cell>
          <table:table-cell table:formula="of:=[.B73]+45" office:value-type="float" office:value="2069" calcext:value-type="float">
            <text:p>20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11</text:p>
          </table:table-cell>
          <table:table-cell office:value-type="float" office:value="2024" calcext:value-type="float">
            <text:p>2024</text:p>
          </table:table-cell>
          <table:table-cell office:value-type="float" office:value="808" calcext:value-type="float">
            <text:p>808</text:p>
          </table:table-cell>
          <table:table-cell office:value-type="float" office:value="9175" calcext:value-type="float">
            <text:p>9175</text:p>
          </table:table-cell>
          <table:table-cell table:style-name="ce3" table:formula="of:=[.D74]*[.$P$4]*COS(PI()*([.$P$3] + (1 - [.D74]/[.$P$1])*[.$P$2])) + [.$P$5]" office:value-type="float" office:value="2024.78737645549" calcext:value-type="float">
            <text:p>2025</text:p>
          </table:table-cell>
          <table:table-cell office:value-type="float" office:value="2034" calcext:value-type="float">
            <text:p>2034</text:p>
          </table:table-cell>
          <table:table-cell table:formula="of:=[.B74]+45" office:value-type="float" office:value="2069" calcext:value-type="float">
            <text:p>20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15</text:p>
          </table:table-cell>
          <table:table-cell office:value-type="float" office:value="2024" calcext:value-type="float">
            <text:p>2024</text:p>
          </table:table-cell>
          <table:table-cell office:value-type="float" office:value="808" calcext:value-type="float">
            <text:p>808</text:p>
          </table:table-cell>
          <table:table-cell office:value-type="float" office:value="9182" calcext:value-type="float">
            <text:p>9182</text:p>
          </table:table-cell>
          <table:table-cell table:style-name="ce3" table:formula="of:=[.D75]*[.$P$4]*COS(PI()*([.$P$3] + (1 - [.D75]/[.$P$1])*[.$P$2])) + [.$P$5]" office:value-type="float" office:value="2027.77791386448" calcext:value-type="float">
            <text:p>2028</text:p>
          </table:table-cell>
          <table:table-cell office:value-type="float" office:value="2037" calcext:value-type="float">
            <text:p>2037</text:p>
          </table:table-cell>
          <table:table-cell table:formula="of:=[.B75]+45" office:value-type="float" office:value="2069" calcext:value-type="float">
            <text:p>20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27</text:p>
          </table:table-cell>
          <table:table-cell office:value-type="float" office:value="2019" calcext:value-type="float">
            <text:p>2019</text:p>
          </table:table-cell>
          <table:table-cell office:value-type="float" office:value="803" calcext:value-type="float">
            <text:p>803</text:p>
          </table:table-cell>
          <table:table-cell office:value-type="float" office:value="9242" calcext:value-type="float">
            <text:p>9242</text:p>
          </table:table-cell>
          <table:table-cell table:style-name="ce3" table:formula="of:=[.D76]*[.$P$4]*COS(PI()*([.$P$3] + (1 - [.D76]/[.$P$1])*[.$P$2])) + [.$P$5]" office:value-type="float" office:value="2053.47228598601" calcext:value-type="float">
            <text:p>2053</text:p>
          </table:table-cell>
          <table:table-cell office:value-type="float" office:value="2066" calcext:value-type="float">
            <text:p>2066</text:p>
          </table:table-cell>
          <table:table-cell table:formula="of:=[.B76]+45" office:value-type="float" office:value="2064" calcext:value-type="float">
            <text:p>20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11</text:p>
          </table:table-cell>
          <table:table-cell office:value-type="float" office:value="2019" calcext:value-type="float">
            <text:p>2019</text:p>
          </table:table-cell>
          <table:table-cell office:value-type="float" office:value="803" calcext:value-type="float">
            <text:p>803</text:p>
          </table:table-cell>
          <table:table-cell office:value-type="float" office:value="9212" calcext:value-type="float">
            <text:p>9212</text:p>
          </table:table-cell>
          <table:table-cell table:style-name="ce3" table:formula="of:=[.D77]*[.$P$4]*COS(PI()*([.$P$3] + (1 - [.D77]/[.$P$1])*[.$P$2])) + [.$P$5]" office:value-type="float" office:value="2040.61145524836" calcext:value-type="float">
            <text:p>2041</text:p>
          </table:table-cell>
          <table:table-cell office:value-type="float" office:value="2064" calcext:value-type="float">
            <text:p>2064</text:p>
          </table:table-cell>
          <table:table-cell table:formula="of:=[.B77]+45" office:value-type="float" office:value="2064" calcext:value-type="float">
            <text:p>20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15</text:p>
          </table:table-cell>
          <table:table-cell office:value-type="float" office:value="2019" calcext:value-type="float">
            <text:p>2019</text:p>
          </table:table-cell>
          <table:table-cell office:value-type="float" office:value="803" calcext:value-type="float">
            <text:p>803</text:p>
          </table:table-cell>
          <table:table-cell office:value-type="float" office:value="9259" calcext:value-type="float">
            <text:p>9259</text:p>
          </table:table-cell>
          <table:table-cell table:style-name="ce3" table:formula="of:=[.D78]*[.$P$4]*COS(PI()*([.$P$3] + (1 - [.D78]/[.$P$1])*[.$P$2])) + [.$P$5]" office:value-type="float" office:value="2060.77210066765" calcext:value-type="float">
            <text:p>2061</text:p>
          </table:table-cell>
          <table:table-cell office:value-type="float" office:value="2063" calcext:value-type="float">
            <text:p>2063</text:p>
          </table:table-cell>
          <table:table-cell table:formula="of:=[.B78]+45" office:value-type="float" office:value="2064" calcext:value-type="float">
            <text:p>20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19</text:p>
          </table:table-cell>
          <table:table-cell office:value-type="float" office:value="2019" calcext:value-type="float">
            <text:p>2019</text:p>
          </table:table-cell>
          <table:table-cell office:value-type="float" office:value="803" calcext:value-type="float">
            <text:p>803</text:p>
          </table:table-cell>
          <table:table-cell office:value-type="float" office:value="9245" calcext:value-type="float">
            <text:p>9245</text:p>
          </table:table-cell>
          <table:table-cell table:style-name="ce3" table:formula="of:=[.D79]*[.$P$4]*COS(PI()*([.$P$3] + (1 - [.D79]/[.$P$1])*[.$P$2])) + [.$P$5]" office:value-type="float" office:value="2054.75985955196" calcext:value-type="float">
            <text:p>2055</text:p>
          </table:table-cell>
          <table:table-cell office:value-type="float" office:value="2062" calcext:value-type="float">
            <text:p>2062</text:p>
          </table:table-cell>
          <table:table-cell table:formula="of:=[.B79]+45" office:value-type="float" office:value="2064" calcext:value-type="float">
            <text:p>20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23</text:p>
          </table:table-cell>
          <table:table-cell office:value-type="float" office:value="2019" calcext:value-type="float">
            <text:p>2019</text:p>
          </table:table-cell>
          <table:table-cell office:value-type="float" office:value="803" calcext:value-type="float">
            <text:p>803</text:p>
          </table:table-cell>
          <table:table-cell office:value-type="float" office:value="9240" calcext:value-type="float">
            <text:p>9240</text:p>
          </table:table-cell>
          <table:table-cell table:style-name="ce3" table:formula="of:=[.D80]*[.$P$4]*COS(PI()*([.$P$3] + (1 - [.D80]/[.$P$1])*[.$P$2])) + [.$P$5]" office:value-type="float" office:value="2052.6140536949" calcext:value-type="float">
            <text:p>2053</text:p>
          </table:table-cell>
          <table:table-cell office:value-type="float" office:value="2070" calcext:value-type="float">
            <text:p>2070</text:p>
          </table:table-cell>
          <table:table-cell table:formula="of:=[.B80]+45" office:value-type="float" office:value="2064" calcext:value-type="float">
            <text:p>20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5:31</text:p>
          </table:table-cell>
          <table:table-cell office:value-type="float" office:value="2010" calcext:value-type="float">
            <text:p>2010</text:p>
          </table:table-cell>
          <table:table-cell office:value-type="float" office:value="795" calcext:value-type="float">
            <text:p>795</text:p>
          </table:table-cell>
          <table:table-cell office:value-type="float" office:value="9178" calcext:value-type="float">
            <text:p>9178</text:p>
          </table:table-cell>
          <table:table-cell table:style-name="ce3" table:formula="of:=[.D81]*[.$P$4]*COS(PI()*([.$P$3] + (1 - [.D81]/[.$P$1])*[.$P$2])) + [.$P$5]" office:value-type="float" office:value="2026.06885139547" calcext:value-type="float">
            <text:p>2026</text:p>
          </table:table-cell>
          <table:table-cell office:value-type="float" office:value="2048" calcext:value-type="float">
            <text:p>2048</text:p>
          </table:table-cell>
          <table:table-cell table:formula="of:=[.B81]+45" office:value-type="float" office:value="2055" calcext:value-type="float">
            <text:p>20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5:35</text:p>
          </table:table-cell>
          <table:table-cell office:value-type="float" office:value="2010" calcext:value-type="float">
            <text:p>2010</text:p>
          </table:table-cell>
          <table:table-cell office:value-type="float" office:value="795" calcext:value-type="float">
            <text:p>795</text:p>
          </table:table-cell>
          <table:table-cell office:value-type="float" office:value="9192" calcext:value-type="float">
            <text:p>9192</text:p>
          </table:table-cell>
          <table:table-cell table:style-name="ce3" table:formula="of:=[.D82]*[.$P$4]*COS(PI()*([.$P$3] + (1 - [.D82]/[.$P$1])*[.$P$2])) + [.$P$5]" office:value-type="float" office:value="2032.0527121542" calcext:value-type="float">
            <text:p>2032</text:p>
          </table:table-cell>
          <table:table-cell office:value-type="float" office:value="2040" calcext:value-type="float">
            <text:p>2040</text:p>
          </table:table-cell>
          <table:table-cell table:formula="of:=[.B82]+45" office:value-type="float" office:value="2055" calcext:value-type="float">
            <text:p>20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5:39</text:p>
          </table:table-cell>
          <table:table-cell office:value-type="float" office:value="2010" calcext:value-type="float">
            <text:p>2010</text:p>
          </table:table-cell>
          <table:table-cell office:value-type="float" office:value="795" calcext:value-type="float">
            <text:p>795</text:p>
          </table:table-cell>
          <table:table-cell office:value-type="float" office:value="9189" calcext:value-type="float">
            <text:p>9189</text:p>
          </table:table-cell>
          <table:table-cell table:style-name="ce3" table:formula="of:=[.D83]*[.$P$4]*COS(PI()*([.$P$3] + (1 - [.D83]/[.$P$1])*[.$P$2])) + [.$P$5]" office:value-type="float" office:value="2030.76995173434" calcext:value-type="float">
            <text:p>2031</text:p>
          </table:table-cell>
          <table:table-cell office:value-type="float" office:value="2039" calcext:value-type="float">
            <text:p>2039</text:p>
          </table:table-cell>
          <table:table-cell table:formula="of:=[.B83]+45" office:value-type="float" office:value="2055" calcext:value-type="float">
            <text:p>20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5:43</text:p>
          </table:table-cell>
          <table:table-cell office:value-type="float" office:value="2010" calcext:value-type="float">
            <text:p>2010</text:p>
          </table:table-cell>
          <table:table-cell office:value-type="float" office:value="795" calcext:value-type="float">
            <text:p>795</text:p>
          </table:table-cell>
          <table:table-cell office:value-type="float" office:value="9186" calcext:value-type="float">
            <text:p>9186</text:p>
          </table:table-cell>
          <table:table-cell table:style-name="ce3" table:formula="of:=[.D84]*[.$P$4]*COS(PI()*([.$P$3] + (1 - [.D84]/[.$P$1])*[.$P$2])) + [.$P$5]" office:value-type="float" office:value="2029.48746627995" calcext:value-type="float">
            <text:p>2029</text:p>
          </table:table-cell>
          <table:table-cell office:value-type="float" office:value="2043" calcext:value-type="float">
            <text:p>2043</text:p>
          </table:table-cell>
          <table:table-cell table:formula="of:=[.B84]+45" office:value-type="float" office:value="2055" calcext:value-type="float">
            <text:p>20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51</text:p>
          </table:table-cell>
          <table:table-cell office:value-type="float" office:value="2006" calcext:value-type="float">
            <text:p>2006</text:p>
          </table:table-cell>
          <table:table-cell office:value-type="float" office:value="791" calcext:value-type="float">
            <text:p>791</text:p>
          </table:table-cell>
          <table:table-cell office:value-type="float" office:value="9199" calcext:value-type="float">
            <text:p>9199</text:p>
          </table:table-cell>
          <table:table-cell table:style-name="ce3" table:formula="of:=[.D85]*[.$P$4]*COS(PI()*([.$P$3] + (1 - [.D85]/[.$P$1])*[.$P$2])) + [.$P$5]" office:value-type="float" office:value="2035.04688759452" calcext:value-type="float">
            <text:p>2035</text:p>
          </table:table-cell>
          <table:table-cell office:value-type="float" office:value="2050" calcext:value-type="float">
            <text:p>2050</text:p>
          </table:table-cell>
          <table:table-cell table:formula="of:=[.B85]+45" office:value-type="float" office:value="2051" calcext:value-type="float">
            <text:p>20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35</text:p>
          </table:table-cell>
          <table:table-cell office:value-type="float" office:value="2006" calcext:value-type="float">
            <text:p>2006</text:p>
          </table:table-cell>
          <table:table-cell office:value-type="float" office:value="791" calcext:value-type="float">
            <text:p>791</text:p>
          </table:table-cell>
          <table:table-cell office:value-type="float" office:value="9155" calcext:value-type="float">
            <text:p>9155</text:p>
          </table:table-cell>
          <table:table-cell table:style-name="ce3" table:formula="of:=[.D86]*[.$P$4]*COS(PI()*([.$P$3] + (1 - [.D86]/[.$P$1])*[.$P$2])) + [.$P$5]" office:value-type="float" office:value="2016.25128224316" calcext:value-type="float">
            <text:p>2016</text:p>
          </table:table-cell>
          <table:table-cell office:value-type="float" office:value="2028" calcext:value-type="float">
            <text:p>2028</text:p>
          </table:table-cell>
          <table:table-cell table:formula="of:=[.B86]+45" office:value-type="float" office:value="2051" calcext:value-type="float">
            <text:p>20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31</text:p>
          </table:table-cell>
          <table:table-cell office:value-type="float" office:value="2004" calcext:value-type="float">
            <text:p>2004</text:p>
          </table:table-cell>
          <table:table-cell office:value-type="float" office:value="790" calcext:value-type="float">
            <text:p>790</text:p>
          </table:table-cell>
          <table:table-cell office:value-type="float" office:value="9184" calcext:value-type="float">
            <text:p>9184</text:p>
          </table:table-cell>
          <table:table-cell table:style-name="ce3" table:formula="of:=[.D87]*[.$P$4]*COS(PI()*([.$P$3] + (1 - [.D87]/[.$P$1])*[.$P$2])) + [.$P$5]" office:value-type="float" office:value="2028.63262886886" calcext:value-type="float">
            <text:p>2029</text:p>
          </table:table-cell>
          <table:table-cell office:value-type="float" office:value="2047" calcext:value-type="float">
            <text:p>2047</text:p>
          </table:table-cell>
          <table:table-cell table:formula="of:=[.B87]+45" office:value-type="float" office:value="2049" calcext:value-type="float">
            <text:p>20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35</text:p>
          </table:table-cell>
          <table:table-cell office:value-type="float" office:value="2004" calcext:value-type="float">
            <text:p>2004</text:p>
          </table:table-cell>
          <table:table-cell office:value-type="float" office:value="790" calcext:value-type="float">
            <text:p>790</text:p>
          </table:table-cell>
          <table:table-cell office:value-type="float" office:value="9209" calcext:value-type="float">
            <text:p>9209</text:p>
          </table:table-cell>
          <table:table-cell table:style-name="ce3" table:formula="of:=[.D88]*[.$P$4]*COS(PI()*([.$P$3] + (1 - [.D88]/[.$P$1])*[.$P$2])) + [.$P$5]" office:value-type="float" office:value="2039.32686862646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table:formula="of:=[.B88]+45" office:value-type="float" office:value="2049" calcext:value-type="float">
            <text:p>20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39</text:p>
          </table:table-cell>
          <table:table-cell office:value-type="float" office:value="2004" calcext:value-type="float">
            <text:p>2004</text:p>
          </table:table-cell>
          <table:table-cell office:value-type="float" office:value="790" calcext:value-type="float">
            <text:p>790</text:p>
          </table:table-cell>
          <table:table-cell office:value-type="float" office:value="9175" calcext:value-type="float">
            <text:p>9175</text:p>
          </table:table-cell>
          <table:table-cell table:style-name="ce3" table:formula="of:=[.D89]*[.$P$4]*COS(PI()*([.$P$3] + (1 - [.D89]/[.$P$1])*[.$P$2])) + [.$P$5]" office:value-type="float" office:value="2024.78737645549" calcext:value-type="float">
            <text:p>2025</text:p>
          </table:table-cell>
          <table:table-cell office:value-type="float" office:value="2044" calcext:value-type="float">
            <text:p>2044</text:p>
          </table:table-cell>
          <table:table-cell table:formula="of:=[.B89]+45" office:value-type="float" office:value="2049" calcext:value-type="float">
            <text:p>20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43</text:p>
          </table:table-cell>
          <table:table-cell office:value-type="float" office:value="2004" calcext:value-type="float">
            <text:p>2004</text:p>
          </table:table-cell>
          <table:table-cell office:value-type="float" office:value="790" calcext:value-type="float">
            <text:p>790</text:p>
          </table:table-cell>
          <table:table-cell office:value-type="float" office:value="9201" calcext:value-type="float">
            <text:p>9201</text:p>
          </table:table-cell>
          <table:table-cell table:style-name="ce3" table:formula="of:=[.D90]*[.$P$4]*COS(PI()*([.$P$3] + (1 - [.D90]/[.$P$1])*[.$P$2])) + [.$P$5]" office:value-type="float" office:value="2035.90264050733" calcext:value-type="float">
            <text:p>2036</text:p>
          </table:table-cell>
          <table:table-cell office:value-type="float" office:value="2040" calcext:value-type="float">
            <text:p>2040</text:p>
          </table:table-cell>
          <table:table-cell table:formula="of:=[.B90]+45" office:value-type="float" office:value="2049" calcext:value-type="float">
            <text:p>20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47</text:p>
          </table:table-cell>
          <table:table-cell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office:value-type="float" office:value="9173" calcext:value-type="float">
            <text:p>9173</text:p>
          </table:table-cell>
          <table:table-cell table:style-name="ce3" table:formula="of:=[.D91]*[.$P$4]*COS(PI()*([.$P$3] + (1 - [.D91]/[.$P$1])*[.$P$2])) + [.$P$5]" office:value-type="float" office:value="2023.93321326991" calcext:value-type="float">
            <text:p>2024</text:p>
          </table:table-cell>
          <table:table-cell office:value-type="float" office:value="2036" calcext:value-type="float">
            <text:p>2036</text:p>
          </table:table-cell>
          <table:table-cell table:formula="of:=[.B91]+45"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27</text:p>
          </table:table-cell>
          <table:table-cell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office:value-type="float" office:value="9197" calcext:value-type="float">
            <text:p>9197</text:p>
          </table:table-cell>
          <table:table-cell table:style-name="ce3" table:formula="of:=[.D92]*[.$P$4]*COS(PI()*([.$P$3] + (1 - [.D92]/[.$P$1])*[.$P$2])) + [.$P$5]" office:value-type="float" office:value="2034.19125648862" calcext:value-type="float">
            <text:p>2034</text:p>
          </table:table-cell>
          <table:table-cell office:value-type="float" office:value="2048" calcext:value-type="float">
            <text:p>2048</text:p>
          </table:table-cell>
          <table:table-cell table:formula="of:=[.B92]+45"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23</text:p>
          </table:table-cell>
          <table:table-cell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office:value-type="float" office:value="9142" calcext:value-type="float">
            <text:p>9142</text:p>
          </table:table-cell>
          <table:table-cell table:style-name="ce3" table:formula="of:=[.D93]*[.$P$4]*COS(PI()*([.$P$3] + (1 - [.D93]/[.$P$1])*[.$P$2])) + [.$P$5]" office:value-type="float" office:value="2010.70944211934" calcext:value-type="float">
            <text:p>2011</text:p>
          </table:table-cell>
          <table:table-cell office:value-type="float" office:value="2031" calcext:value-type="float">
            <text:p>2031</text:p>
          </table:table-cell>
          <table:table-cell table:formula="of:=[.B93]+45"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27</text:p>
          </table:table-cell>
          <table:table-cell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office:value-type="float" office:value="9134" calcext:value-type="float">
            <text:p>9134</text:p>
          </table:table-cell>
          <table:table-cell table:style-name="ce3" table:formula="of:=[.D94]*[.$P$4]*COS(PI()*([.$P$3] + (1 - [.D94]/[.$P$1])*[.$P$2])) + [.$P$5]" office:value-type="float" office:value="2007.30168327916" calcext:value-type="float">
            <text:p>2007</text:p>
          </table:table-cell>
          <table:table-cell office:value-type="float" office:value="2019" calcext:value-type="float">
            <text:p>2019</text:p>
          </table:table-cell>
          <table:table-cell table:formula="of:=[.B94]+45"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31</text:p>
          </table:table-cell>
          <table:table-cell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office:value-type="float" office:value="9141" calcext:value-type="float">
            <text:p>9141</text:p>
          </table:table-cell>
          <table:table-cell table:style-name="ce3" table:formula="of:=[.D95]*[.$P$4]*COS(PI()*([.$P$3] + (1 - [.D95]/[.$P$1])*[.$P$2])) + [.$P$5]" office:value-type="float" office:value="2010.28336358881" calcext:value-type="float">
            <text:p>2010</text:p>
          </table:table-cell>
          <table:table-cell office:value-type="float" office:value="2025" calcext:value-type="float">
            <text:p>2025</text:p>
          </table:table-cell>
          <table:table-cell table:formula="of:=[.B95]+45"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1:35</text:p>
          </table:table-cell>
          <table:table-cell office:value-type="float" office:value="2003" calcext:value-type="float">
            <text:p>2003</text:p>
          </table:table-cell>
          <table:table-cell office:value-type="float" office:value="789" calcext:value-type="float">
            <text:p>789</text:p>
          </table:table-cell>
          <table:table-cell office:value-type="float" office:value="9146" calcext:value-type="float">
            <text:p>9146</text:p>
          </table:table-cell>
          <table:table-cell table:style-name="ce3" table:formula="of:=[.D96]*[.$P$4]*COS(PI()*([.$P$3] + (1 - [.D96]/[.$P$1])*[.$P$2])) + [.$P$5]" office:value-type="float" office:value="2012.4140663451" calcext:value-type="float">
            <text:p>2012</text:p>
          </table:table-cell>
          <table:table-cell office:value-type="float" office:value="2033" calcext:value-type="float">
            <text:p>2033</text:p>
          </table:table-cell>
          <table:table-cell table:formula="of:=[.B96]+45"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15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60" calcext:value-type="float">
            <text:p>9160</text:p>
          </table:table-cell>
          <table:table-cell table:style-name="ce3" table:formula="of:=[.D97]*[.$P$4]*COS(PI()*([.$P$3] + (1 - [.D97]/[.$P$1])*[.$P$2])) + [.$P$5]" office:value-type="float" office:value="2018.38415050032" calcext:value-type="float">
            <text:p>2018</text:p>
          </table:table-cell>
          <table:table-cell office:value-type="float" office:value="2030" calcext:value-type="float">
            <text:p>2030</text:p>
          </table:table-cell>
          <table:table-cell table:formula="of:=[.B97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19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91" calcext:value-type="float">
            <text:p>9191</text:p>
          </table:table-cell>
          <table:table-cell table:style-name="ce3" table:formula="of:=[.D98]*[.$P$4]*COS(PI()*([.$P$3] + (1 - [.D98]/[.$P$1])*[.$P$2])) + [.$P$5]" office:value-type="float" office:value="2031.62509481252" calcext:value-type="float">
            <text:p>2032</text:p>
          </table:table-cell>
          <table:table-cell office:value-type="float" office:value="2029" calcext:value-type="float">
            <text:p>2029</text:p>
          </table:table-cell>
          <table:table-cell table:formula="of:=[.B98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23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65" calcext:value-type="float">
            <text:p>9165</text:p>
          </table:table-cell>
          <table:table-cell table:style-name="ce3" table:formula="of:=[.D99]*[.$P$4]*COS(PI()*([.$P$3] + (1 - [.D99]/[.$P$1])*[.$P$2])) + [.$P$5]" office:value-type="float" office:value="2020.51778978546" calcext:value-type="float">
            <text:p>2021</text:p>
          </table:table-cell>
          <table:table-cell office:value-type="float" office:value="2029" calcext:value-type="float">
            <text:p>2029</text:p>
          </table:table-cell>
          <table:table-cell table:formula="of:=[.B99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27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58" calcext:value-type="float">
            <text:p>9158</text:p>
          </table:table-cell>
          <table:table-cell table:style-name="ce3" table:formula="of:=[.D100]*[.$P$4]*COS(PI()*([.$P$3] + (1 - [.D100]/[.$P$1])*[.$P$2])) + [.$P$5]" office:value-type="float" office:value="2017.53091060435" calcext:value-type="float">
            <text:p>2018</text:p>
          </table:table-cell>
          <table:table-cell office:value-type="float" office:value="2029" calcext:value-type="float">
            <text:p>2029</text:p>
          </table:table-cell>
          <table:table-cell table:formula="of:=[.B100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03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51" calcext:value-type="float">
            <text:p>9151</text:p>
          </table:table-cell>
          <table:table-cell table:style-name="ce3" table:formula="of:=[.D101]*[.$P$4]*COS(PI()*([.$P$3] + (1 - [.D101]/[.$P$1])*[.$P$2])) + [.$P$5]" office:value-type="float" office:value="2014.54554361438" calcext:value-type="float">
            <text:p>2015</text:p>
          </table:table-cell>
          <table:table-cell office:value-type="float" office:value="2025" calcext:value-type="float">
            <text:p>2025</text:p>
          </table:table-cell>
          <table:table-cell table:formula="of:=[.B101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07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16" calcext:value-type="float">
            <text:p>9116</text:p>
          </table:table-cell>
          <table:table-cell table:style-name="ce3" table:formula="of:=[.D102]*[.$P$4]*COS(PI()*([.$P$3] + (1 - [.D102]/[.$P$1])*[.$P$2])) + [.$P$5]" office:value-type="float" office:value="1999.64151099911" calcext:value-type="float">
            <text:p>2000</text:p>
          </table:table-cell>
          <table:table-cell office:value-type="float" office:value="2023" calcext:value-type="float">
            <text:p>2023</text:p>
          </table:table-cell>
          <table:table-cell table:formula="of:=[.B102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11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54" calcext:value-type="float">
            <text:p>9154</text:p>
          </table:table-cell>
          <table:table-cell table:style-name="ce3" table:formula="of:=[.D103]*[.$P$4]*COS(PI()*([.$P$3] + (1 - [.D103]/[.$P$1])*[.$P$2])) + [.$P$5]" office:value-type="float" office:value="2015.82480122467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formula="of:=[.B103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15</text:p>
          </table:table-cell>
          <table:table-cell office:value-type="float" office:value="2002" calcext:value-type="float">
            <text:p>2002</text:p>
          </table:table-cell>
          <table:table-cell office:value-type="float" office:value="788" calcext:value-type="float">
            <text:p>788</text:p>
          </table:table-cell>
          <table:table-cell office:value-type="float" office:value="9149" calcext:value-type="float">
            <text:p>9149</text:p>
          </table:table-cell>
          <table:table-cell table:style-name="ce3" table:formula="of:=[.D104]*[.$P$4]*COS(PI()*([.$P$3] + (1 - [.D104]/[.$P$1])*[.$P$2])) + [.$P$5]" office:value-type="float" office:value="2013.69285984472" calcext:value-type="float">
            <text:p>2014</text:p>
          </table:table-cell>
          <table:table-cell office:value-type="float" office:value="2025" calcext:value-type="float">
            <text:p>2025</text:p>
          </table:table-cell>
          <table:table-cell table:formula="of:=[.B104]+45"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31</text:p>
          </table:table-cell>
          <table:table-cell office:value-type="float" office:value="2000" calcext:value-type="float">
            <text:p>2000</text:p>
          </table:table-cell>
          <table:table-cell office:value-type="float" office:value="786" calcext:value-type="float">
            <text:p>786</text:p>
          </table:table-cell>
          <table:table-cell office:value-type="float" office:value="9130" calcext:value-type="float">
            <text:p>9130</text:p>
          </table:table-cell>
          <table:table-cell table:style-name="ce3" table:formula="of:=[.D105]*[.$P$4]*COS(PI()*([.$P$3] + (1 - [.D105]/[.$P$1])*[.$P$2])) + [.$P$5]" office:value-type="float" office:value="2005.59854993728" calcext:value-type="float">
            <text:p>2006</text:p>
          </table:table-cell>
          <table:table-cell office:value-type="float" office:value="2022" calcext:value-type="float">
            <text:p>2022</text:p>
          </table:table-cell>
          <table:table-cell table:formula="of:=[.B105]+45"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35</text:p>
          </table:table-cell>
          <table:table-cell office:value-type="float" office:value="2000" calcext:value-type="float">
            <text:p>2000</text:p>
          </table:table-cell>
          <table:table-cell office:value-type="float" office:value="786" calcext:value-type="float">
            <text:p>786</text:p>
          </table:table-cell>
          <table:table-cell office:value-type="float" office:value="9176" calcext:value-type="float">
            <text:p>9176</text:p>
          </table:table-cell>
          <table:table-cell table:style-name="ce3" table:formula="of:=[.D106]*[.$P$4]*COS(PI()*([.$P$3] + (1 - [.D106]/[.$P$1])*[.$P$2])) + [.$P$5]" office:value-type="float" office:value="2025.21450409059" calcext:value-type="float">
            <text:p>2025</text:p>
          </table:table-cell>
          <table:table-cell office:value-type="float" office:value="2022" calcext:value-type="float">
            <text:p>2022</text:p>
          </table:table-cell>
          <table:table-cell table:formula="of:=[.B106]+45"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39</text:p>
          </table:table-cell>
          <table:table-cell office:value-type="float" office:value="2000" calcext:value-type="float">
            <text:p>2000</text:p>
          </table:table-cell>
          <table:table-cell office:value-type="float" office:value="786" calcext:value-type="float">
            <text:p>786</text:p>
          </table:table-cell>
          <table:table-cell office:value-type="float" office:value="9136" calcext:value-type="float">
            <text:p>9136</text:p>
          </table:table-cell>
          <table:table-cell table:style-name="ce3" table:formula="of:=[.D107]*[.$P$4]*COS(PI()*([.$P$3] + (1 - [.D107]/[.$P$1])*[.$P$2])) + [.$P$5]" office:value-type="float" office:value="2008.15343658892" calcext:value-type="float">
            <text:p>2008</text:p>
          </table:table-cell>
          <table:table-cell office:value-type="float" office:value="2027" calcext:value-type="float">
            <text:p>2027</text:p>
          </table:table-cell>
          <table:table-cell table:formula="of:=[.B107]+45"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2:43</text:p>
          </table:table-cell>
          <table:table-cell office:value-type="float" office:value="2000" calcext:value-type="float">
            <text:p>2000</text:p>
          </table:table-cell>
          <table:table-cell office:value-type="float" office:value="786" calcext:value-type="float">
            <text:p>786</text:p>
          </table:table-cell>
          <table:table-cell office:value-type="float" office:value="9144" calcext:value-type="float">
            <text:p>9144</text:p>
          </table:table-cell>
          <table:table-cell table:style-name="ce3" table:formula="of:=[.D108]*[.$P$4]*COS(PI()*([.$P$3] + (1 - [.D108]/[.$P$1])*[.$P$2])) + [.$P$5]" office:value-type="float" office:value="2011.56169223138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table:formula="of:=[.B108]+45"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23</text:p>
          </table:table-cell>
          <table:table-cell office:value-type="float" office:value="1998" calcext:value-type="float">
            <text:p>1998</text:p>
          </table:table-cell>
          <table:table-cell office:value-type="float" office:value="785" calcext:value-type="float">
            <text:p>785</text:p>
          </table:table-cell>
          <table:table-cell office:value-type="float" office:value="9115" calcext:value-type="float">
            <text:p>9115</text:p>
          </table:table-cell>
          <table:table-cell table:style-name="ce3" table:formula="of:=[.D109]*[.$P$4]*COS(PI()*([.$P$3] + (1 - [.D109]/[.$P$1])*[.$P$2])) + [.$P$5]" office:value-type="float" office:value="1999.21624248448" calcext:value-type="float">
            <text:p>1999</text:p>
          </table:table-cell>
          <table:table-cell office:value-type="float" office:value="2019" calcext:value-type="float">
            <text:p>2019</text:p>
          </table:table-cell>
          <table:table-cell table:formula="of:=[.B109]+45"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27</text:p>
          </table:table-cell>
          <table:table-cell office:value-type="float" office:value="1998" calcext:value-type="float">
            <text:p>1998</text:p>
          </table:table-cell>
          <table:table-cell office:value-type="float" office:value="785" calcext:value-type="float">
            <text:p>785</text:p>
          </table:table-cell>
          <table:table-cell office:value-type="float" office:value="9127" calcext:value-type="float">
            <text:p>9127</text:p>
          </table:table-cell>
          <table:table-cell table:style-name="ce3" table:formula="of:=[.D110]*[.$P$4]*COS(PI()*([.$P$3] + (1 - [.D110]/[.$P$1])*[.$P$2])) + [.$P$5]" office:value-type="float" office:value="2004.32152686176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table:formula="of:=[.B110]+45"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31</text:p>
          </table:table-cell>
          <table:table-cell office:value-type="float" office:value="1998" calcext:value-type="float">
            <text:p>1998</text:p>
          </table:table-cell>
          <table:table-cell office:value-type="float" office:value="785" calcext:value-type="float">
            <text:p>785</text:p>
          </table:table-cell>
          <table:table-cell office:value-type="float" office:value="9119" calcext:value-type="float">
            <text:p>9119</text:p>
          </table:table-cell>
          <table:table-cell table:style-name="ce3" table:formula="of:=[.D111]*[.$P$4]*COS(PI()*([.$P$3] + (1 - [.D111]/[.$P$1])*[.$P$2])) + [.$P$5]" office:value-type="float" office:value="2000.91750417463" calcext:value-type="float">
            <text:p>2001</text:p>
          </table:table-cell>
          <table:table-cell office:value-type="float" office:value="2015" calcext:value-type="float">
            <text:p>2015</text:p>
          </table:table-cell>
          <table:table-cell table:formula="of:=[.B111]+45"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4:35</text:p>
          </table:table-cell>
          <table:table-cell office:value-type="float" office:value="1998" calcext:value-type="float">
            <text:p>1998</text:p>
          </table:table-cell>
          <table:table-cell office:value-type="float" office:value="785" calcext:value-type="float">
            <text:p>785</text:p>
          </table:table-cell>
          <table:table-cell office:value-type="float" office:value="9134" calcext:value-type="float">
            <text:p>9134</text:p>
          </table:table-cell>
          <table:table-cell table:style-name="ce3" table:formula="of:=[.D112]*[.$P$4]*COS(PI()*([.$P$3] + (1 - [.D112]/[.$P$1])*[.$P$2])) + [.$P$5]" office:value-type="float" office:value="2007.30168327916" calcext:value-type="float">
            <text:p>2007</text:p>
          </table:table-cell>
          <table:table-cell office:value-type="float" office:value="2010" calcext:value-type="float">
            <text:p>2010</text:p>
          </table:table-cell>
          <table:table-cell table:formula="of:=[.B112]+45"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0:31</text:p>
          </table:table-cell>
          <table:table-cell office:value-type="float" office:value="1997" calcext:value-type="float">
            <text:p>1997</text:p>
          </table:table-cell>
          <table:table-cell office:value-type="float" office:value="784" calcext:value-type="float">
            <text:p>784</text:p>
          </table:table-cell>
          <table:table-cell office:value-type="float" office:value="9133" calcext:value-type="float">
            <text:p>9133</text:p>
          </table:table-cell>
          <table:table-cell table:style-name="ce3" table:formula="of:=[.D113]*[.$P$4]*COS(PI()*([.$P$3] + (1 - [.D113]/[.$P$1])*[.$P$2])) + [.$P$5]" office:value-type="float" office:value="2006.87585326908" calcext:value-type="float">
            <text:p>2007</text:p>
          </table:table-cell>
          <table:table-cell office:value-type="float" office:value="1998" calcext:value-type="float">
            <text:p>1998</text:p>
          </table:table-cell>
          <table:table-cell table:formula="of:=[.B113]+45" office:value-type="float" office:value="2042" calcext:value-type="float">
            <text:p>20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31</text:p>
          </table:table-cell>
          <table:table-cell office:value-type="float" office:value="1991" calcext:value-type="float">
            <text:p>1991</text:p>
          </table:table-cell>
          <table:table-cell office:value-type="float" office:value="780" calcext:value-type="float">
            <text:p>780</text:p>
          </table:table-cell>
          <table:table-cell office:value-type="float" office:value="9133" calcext:value-type="float">
            <text:p>9133</text:p>
          </table:table-cell>
          <table:table-cell table:style-name="ce3" table:formula="of:=[.D114]*[.$P$4]*COS(PI()*([.$P$3] + (1 - [.D114]/[.$P$1])*[.$P$2])) + [.$P$5]" office:value-type="float" office:value="2006.87585326908" calcext:value-type="float">
            <text:p>2007</text:p>
          </table:table-cell>
          <table:table-cell office:value-type="float" office:value="2021" calcext:value-type="float">
            <text:p>2021</text:p>
          </table:table-cell>
          <table:table-cell table:formula="of:=[.B114]+45" office:value-type="float" office:value="2036" calcext:value-type="float">
            <text:p>20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55</text:p>
          </table:table-cell>
          <table:table-cell office:value-type="float" office:value="1987" calcext:value-type="float">
            <text:p>1987</text:p>
          </table:table-cell>
          <table:table-cell office:value-type="float" office:value="777" calcext:value-type="float">
            <text:p>777</text:p>
          </table:table-cell>
          <table:table-cell office:value-type="float" office:value="9187" calcext:value-type="float">
            <text:p>9187</text:p>
          </table:table-cell>
          <table:table-cell table:style-name="ce3" table:formula="of:=[.D115]*[.$P$4]*COS(PI()*([.$P$3] + (1 - [.D115]/[.$P$1])*[.$P$2])) + [.$P$5]" office:value-type="float" office:value="2029.91493086304" calcext:value-type="float">
            <text:p>2030</text:p>
          </table:table-cell>
          <table:table-cell office:value-type="float" office:value="2027" calcext:value-type="float">
            <text:p>2027</text:p>
          </table:table-cell>
          <table:table-cell table:formula="of:=[.B115]+45" office:value-type="float" office:value="2032" calcext:value-type="float">
            <text:p>20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5:59</text:p>
          </table:table-cell>
          <table:table-cell office:value-type="float" office:value="1987" calcext:value-type="float">
            <text:p>1987</text:p>
          </table:table-cell>
          <table:table-cell office:value-type="float" office:value="777" calcext:value-type="float">
            <text:p>777</text:p>
          </table:table-cell>
          <table:table-cell office:value-type="float" office:value="9165" calcext:value-type="float">
            <text:p>9165</text:p>
          </table:table-cell>
          <table:table-cell table:style-name="ce3" table:formula="of:=[.D116]*[.$P$4]*COS(PI()*([.$P$3] + (1 - [.D116]/[.$P$1])*[.$P$2])) + [.$P$5]" office:value-type="float" office:value="2020.51778978546" calcext:value-type="float">
            <text:p>2021</text:p>
          </table:table-cell>
          <table:table-cell office:value-type="float" office:value="2036" calcext:value-type="float">
            <text:p>2036</text:p>
          </table:table-cell>
          <table:table-cell table:formula="of:=[.B116]+45" office:value-type="float" office:value="2032" calcext:value-type="float">
            <text:p>20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03</text:p>
          </table:table-cell>
          <table:table-cell office:value-type="float" office:value="1987" calcext:value-type="float">
            <text:p>1987</text:p>
          </table:table-cell>
          <table:table-cell office:value-type="float" office:value="777" calcext:value-type="float">
            <text:p>777</text:p>
          </table:table-cell>
          <table:table-cell office:value-type="float" office:value="9175" calcext:value-type="float">
            <text:p>9175</text:p>
          </table:table-cell>
          <table:table-cell table:style-name="ce3" table:formula="of:=[.D117]*[.$P$4]*COS(PI()*([.$P$3] + (1 - [.D117]/[.$P$1])*[.$P$2])) + [.$P$5]" office:value-type="float" office:value="2024.78737645549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table:formula="of:=[.B117]+45" office:value-type="float" office:value="2032" calcext:value-type="float">
            <text:p>20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07</text:p>
          </table:table-cell>
          <table:table-cell office:value-type="float" office:value="1987" calcext:value-type="float">
            <text:p>1987</text:p>
          </table:table-cell>
          <table:table-cell office:value-type="float" office:value="777" calcext:value-type="float">
            <text:p>777</text:p>
          </table:table-cell>
          <table:table-cell office:value-type="float" office:value="9153" calcext:value-type="float">
            <text:p>9153</text:p>
          </table:table-cell>
          <table:table-cell table:style-name="ce3" table:formula="of:=[.D118]*[.$P$4]*COS(PI()*([.$P$3] + (1 - [.D118]/[.$P$1])*[.$P$2])) + [.$P$5]" office:value-type="float" office:value="2015.39835110708" calcext:value-type="float">
            <text:p>2015</text:p>
          </table:table-cell>
          <table:table-cell office:value-type="float" office:value="2024" calcext:value-type="float">
            <text:p>2024</text:p>
          </table:table-cell>
          <table:table-cell table:formula="of:=[.B118]+45" office:value-type="float" office:value="2032" calcext:value-type="float">
            <text:p>20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31</text:p>
          </table:table-cell>
          <table:table-cell office:value-type="float" office:value="1986" calcext:value-type="float">
            <text:p>1986</text:p>
          </table:table-cell>
          <table:table-cell office:value-type="float" office:value="776" calcext:value-type="float">
            <text:p>776</text:p>
          </table:table-cell>
          <table:table-cell office:value-type="float" office:value="9181" calcext:value-type="float">
            <text:p>9181</text:p>
          </table:table-cell>
          <table:table-cell table:style-name="ce3" table:formula="of:=[.D119]*[.$P$4]*COS(PI()*([.$P$3] + (1 - [.D119]/[.$P$1])*[.$P$2])) + [.$P$5]" office:value-type="float" office:value="2027.35060228978" calcext:value-type="float">
            <text:p>2027</text:p>
          </table:table-cell>
          <table:table-cell office:value-type="float" office:value="2035" calcext:value-type="float">
            <text:p>2035</text:p>
          </table:table-cell>
          <table:table-cell table:formula="of:=[.B119]+45" office:value-type="float" office:value="2031" calcext:value-type="float">
            <text:p>20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35</text:p>
          </table:table-cell>
          <table:table-cell office:value-type="float" office:value="1986" calcext:value-type="float">
            <text:p>1986</text:p>
          </table:table-cell>
          <table:table-cell office:value-type="float" office:value="776" calcext:value-type="float">
            <text:p>776</text:p>
          </table:table-cell>
          <table:table-cell office:value-type="float" office:value="9185" calcext:value-type="float">
            <text:p>9185</text:p>
          </table:table-cell>
          <table:table-cell table:style-name="ce3" table:formula="of:=[.D120]*[.$P$4]*COS(PI()*([.$P$3] + (1 - [.D120]/[.$P$1])*[.$P$2])) + [.$P$5]" office:value-type="float" office:value="2029.06003227856" calcext:value-type="float">
            <text:p>2029</text:p>
          </table:table-cell>
          <table:table-cell office:value-type="float" office:value="2034" calcext:value-type="float">
            <text:p>2034</text:p>
          </table:table-cell>
          <table:table-cell table:formula="of:=[.B120]+45" office:value-type="float" office:value="2031" calcext:value-type="float">
            <text:p>20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39</text:p>
          </table:table-cell>
          <table:table-cell office:value-type="float" office:value="1986" calcext:value-type="float">
            <text:p>1986</text:p>
          </table:table-cell>
          <table:table-cell office:value-type="float" office:value="776" calcext:value-type="float">
            <text:p>776</text:p>
          </table:table-cell>
          <table:table-cell office:value-type="float" office:value="9182" calcext:value-type="float">
            <text:p>9182</text:p>
          </table:table-cell>
          <table:table-cell table:style-name="ce3" table:formula="of:=[.D121]*[.$P$4]*COS(PI()*([.$P$3] + (1 - [.D121]/[.$P$1])*[.$P$2])) + [.$P$5]" office:value-type="float" office:value="2027.77791386448" calcext:value-type="float">
            <text:p>2028</text:p>
          </table:table-cell>
          <table:table-cell office:value-type="float" office:value="2035" calcext:value-type="float">
            <text:p>2035</text:p>
          </table:table-cell>
          <table:table-cell table:formula="of:=[.B121]+45" office:value-type="float" office:value="2031" calcext:value-type="float">
            <text:p>20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43</text:p>
          </table:table-cell>
          <table:table-cell office:value-type="float" office:value="1986" calcext:value-type="float">
            <text:p>1986</text:p>
          </table:table-cell>
          <table:table-cell office:value-type="float" office:value="776" calcext:value-type="float">
            <text:p>776</text:p>
          </table:table-cell>
          <table:table-cell office:value-type="float" office:value="9221" calcext:value-type="float">
            <text:p>9221</text:p>
          </table:table-cell>
          <table:table-cell table:style-name="ce3" table:formula="of:=[.D122]*[.$P$4]*COS(PI()*([.$P$3] + (1 - [.D122]/[.$P$1])*[.$P$2])) + [.$P$5]" office:value-type="float" office:value="2044.46685139722" calcext:value-type="float">
            <text:p>2044</text:p>
          </table:table-cell>
          <table:table-cell office:value-type="float" office:value="2037" calcext:value-type="float">
            <text:p>2037</text:p>
          </table:table-cell>
          <table:table-cell table:formula="of:=[.B122]+45" office:value-type="float" office:value="2031" calcext:value-type="float">
            <text:p>20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47</text:p>
          </table:table-cell>
          <table:table-cell office:value-type="float" office:value="1985" calcext:value-type="float">
            <text:p>1985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style-name="ce3" table:formula="of:=[.D123]*[.$P$4]*COS(PI()*([.$P$3] + (1 - [.D123]/[.$P$1])*[.$P$2])) + [.$P$5]" office:value-type="float" office:value="1997.09036943675" calcext:value-type="float">
            <text:p>1997</text:p>
          </table:table-cell>
          <table:table-cell office:value-type="float" office:value="2000" calcext:value-type="float">
            <text:p>2000</text:p>
          </table:table-cell>
          <table:table-cell table:formula="of:=[.B123]+45"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51</text:p>
          </table:table-cell>
          <table:table-cell office:value-type="float" office:value="1985" calcext:value-type="float">
            <text:p>1985</text:p>
          </table:table-cell>
          <table:table-cell office:value-type="float" office:value="775" calcext:value-type="float">
            <text:p>775</text:p>
          </table:table-cell>
          <table:table-cell office:value-type="float" office:value="9109" calcext:value-type="float">
            <text:p>9109</text:p>
          </table:table-cell>
          <table:table-cell table:style-name="ce3" table:formula="of:=[.D124]*[.$P$4]*COS(PI()*([.$P$3] + (1 - [.D124]/[.$P$1])*[.$P$2])) + [.$P$5]" office:value-type="float" office:value="1996.66528880169" calcext:value-type="float">
            <text:p>1997</text:p>
          </table:table-cell>
          <table:table-cell office:value-type="float" office:value="2004" calcext:value-type="float">
            <text:p>2004</text:p>
          </table:table-cell>
          <table:table-cell table:formula="of:=[.B124]+45"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31</text:p>
          </table:table-cell>
          <table:table-cell office:value-type="float" office:value="1982" calcext:value-type="float">
            <text:p>1982</text:p>
          </table:table-cell>
          <table:table-cell office:value-type="float" office:value="773" calcext:value-type="float">
            <text:p>773</text:p>
          </table:table-cell>
          <table:table-cell office:value-type="float" office:value="9142" calcext:value-type="float">
            <text:p>9142</text:p>
          </table:table-cell>
          <table:table-cell table:style-name="ce3" table:formula="of:=[.D125]*[.$P$4]*COS(PI()*([.$P$3] + (1 - [.D125]/[.$P$1])*[.$P$2])) + [.$P$5]" office:value-type="float" office:value="2010.70944211934" calcext:value-type="float">
            <text:p>2011</text:p>
          </table:table-cell>
          <table:table-cell office:value-type="float" office:value="2024" calcext:value-type="float">
            <text:p>2024</text:p>
          </table:table-cell>
          <table:table-cell table:formula="of:=[.B125]+45" office:value-type="float" office:value="2027" calcext:value-type="float">
            <text:p>20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35</text:p>
          </table:table-cell>
          <table:table-cell office:value-type="float" office:value="1980" calcext:value-type="float">
            <text:p>1980</text:p>
          </table:table-cell>
          <table:table-cell office:value-type="float" office:value="772" calcext:value-type="float">
            <text:p>772</text:p>
          </table:table-cell>
          <table:table-cell office:value-type="float" office:value="9131" calcext:value-type="float">
            <text:p>9131</text:p>
          </table:table-cell>
          <table:table-cell table:style-name="ce3" table:formula="of:=[.D126]*[.$P$4]*COS(PI()*([.$P$3] + (1 - [.D126]/[.$P$1])*[.$P$2])) + [.$P$5]" office:value-type="float" office:value="2006.0242865882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table:formula="of:=[.B126]+45"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39</text:p>
          </table:table-cell>
          <table:table-cell office:value-type="float" office:value="1980" calcext:value-type="float">
            <text:p>1980</text:p>
          </table:table-cell>
          <table:table-cell office:value-type="float" office:value="772" calcext:value-type="float">
            <text:p>772</text:p>
          </table:table-cell>
          <table:table-cell office:value-type="float" office:value="9075" calcext:value-type="float">
            <text:p>9075</text:p>
          </table:table-cell>
          <table:table-cell table:style-name="ce3" table:formula="of:=[.D127]*[.$P$4]*COS(PI()*([.$P$3] + (1 - [.D127]/[.$P$1])*[.$P$2])) + [.$P$5]" office:value-type="float" office:value="1982.2312640588" calcext:value-type="float">
            <text:p>1982</text:p>
          </table:table-cell>
          <table:table-cell office:value-type="float" office:value="2000" calcext:value-type="float">
            <text:p>2000</text:p>
          </table:table-cell>
          <table:table-cell table:formula="of:=[.B127]+45"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19</text:p>
          </table:table-cell>
          <table:table-cell office:value-type="float" office:value="1980" calcext:value-type="float">
            <text:p>1980</text:p>
          </table:table-cell>
          <table:table-cell office:value-type="float" office:value="772" calcext:value-type="float">
            <text:p>772</text:p>
          </table:table-cell>
          <table:table-cell office:value-type="float" office:value="9095" calcext:value-type="float">
            <text:p>9095</text:p>
          </table:table-cell>
          <table:table-cell table:style-name="ce3" table:formula="of:=[.D128]*[.$P$4]*COS(PI()*([.$P$3] + (1 - [.D128]/[.$P$1])*[.$P$2])) + [.$P$5]" office:value-type="float" office:value="1990.71745595473" calcext:value-type="float">
            <text:p>1991</text:p>
          </table:table-cell>
          <table:table-cell office:value-type="float" office:value="1999" calcext:value-type="float">
            <text:p>1999</text:p>
          </table:table-cell>
          <table:table-cell table:formula="of:=[.B128]+45"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48</text:p>
          </table:table-cell>
          <table:table-cell office:value-type="float" office:value="1979" calcext:value-type="float">
            <text:p>1979</text:p>
          </table:table-cell>
          <table:table-cell office:value-type="float" office:value="771" calcext:value-type="float">
            <text:p>771</text:p>
          </table:table-cell>
          <table:table-cell office:value-type="float" office:value="9119" calcext:value-type="float">
            <text:p>9119</text:p>
          </table:table-cell>
          <table:table-cell table:style-name="ce3" table:formula="of:=[.D129]*[.$P$4]*COS(PI()*([.$P$3] + (1 - [.D129]/[.$P$1])*[.$P$2])) + [.$P$5]" office:value-type="float" office:value="2000.91750417463" calcext:value-type="float">
            <text:p>2001</text:p>
          </table:table-cell>
          <table:table-cell office:value-type="float" office:value="2001" calcext:value-type="float">
            <text:p>2001</text:p>
          </table:table-cell>
          <table:table-cell table:formula="of:=[.B129]+45" office:value-type="float" office:value="2024" calcext:value-type="float">
            <text:p>20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52</text:p>
          </table:table-cell>
          <table:table-cell office:value-type="float" office:value="1979" calcext:value-type="float">
            <text:p>1979</text:p>
          </table:table-cell>
          <table:table-cell office:value-type="float" office:value="771" calcext:value-type="float">
            <text:p>771</text:p>
          </table:table-cell>
          <table:table-cell office:value-type="float" office:value="9104" calcext:value-type="float">
            <text:p>9104</text:p>
          </table:table-cell>
          <table:table-cell table:style-name="ce3" table:formula="of:=[.D130]*[.$P$4]*COS(PI()*([.$P$3] + (1 - [.D130]/[.$P$1])*[.$P$2])) + [.$P$5]" office:value-type="float" office:value="1994.54035604399" calcext:value-type="float">
            <text:p>1995</text:p>
          </table:table-cell>
          <table:table-cell office:value-type="float" office:value="2011" calcext:value-type="float">
            <text:p>2011</text:p>
          </table:table-cell>
          <table:table-cell table:formula="of:=[.B130]+45" office:value-type="float" office:value="2024" calcext:value-type="float">
            <text:p>20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56</text:p>
          </table:table-cell>
          <table:table-cell office:value-type="float" office:value="1979" calcext:value-type="float">
            <text:p>1979</text:p>
          </table:table-cell>
          <table:table-cell office:value-type="float" office:value="771" calcext:value-type="float">
            <text:p>771</text:p>
          </table:table-cell>
          <table:table-cell office:value-type="float" office:value="9120" calcext:value-type="float">
            <text:p>9120</text:p>
          </table:table-cell>
          <table:table-cell table:style-name="ce3" table:formula="of:=[.D131]*[.$P$4]*COS(PI()*([.$P$3] + (1 - [.D131]/[.$P$1])*[.$P$2])) + [.$P$5]" office:value-type="float" office:value="2001.34289774395" calcext:value-type="float">
            <text:p>2001</text:p>
          </table:table-cell>
          <table:table-cell office:value-type="float" office:value="2011" calcext:value-type="float">
            <text:p>2011</text:p>
          </table:table-cell>
          <table:table-cell table:formula="of:=[.B131]+45" office:value-type="float" office:value="2024" calcext:value-type="float">
            <text:p>20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00</text:p>
          </table:table-cell>
          <table:table-cell office:value-type="float" office:value="1979" calcext:value-type="float">
            <text:p>1979</text:p>
          </table:table-cell>
          <table:table-cell office:value-type="float" office:value="771" calcext:value-type="float">
            <text:p>771</text:p>
          </table:table-cell>
          <table:table-cell office:value-type="float" office:value="9108" calcext:value-type="float">
            <text:p>9108</text:p>
          </table:table-cell>
          <table:table-cell table:style-name="ce3" table:formula="of:=[.D132]*[.$P$4]*COS(PI()*([.$P$3] + (1 - [.D132]/[.$P$1])*[.$P$2])) + [.$P$5]" office:value-type="float" office:value="1996.24023951459" calcext:value-type="float">
            <text:p>1996</text:p>
          </table:table-cell>
          <table:table-cell office:value-type="float" office:value="2013" calcext:value-type="float">
            <text:p>2013</text:p>
          </table:table-cell>
          <table:table-cell table:formula="of:=[.B132]+45" office:value-type="float" office:value="2024" calcext:value-type="float">
            <text:p>20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35</text:p>
          </table:table-cell>
          <table:table-cell office:value-type="float" office:value="1976" calcext:value-type="float">
            <text:p>1976</text:p>
          </table:table-cell>
          <table:table-cell office:value-type="float" office:value="769" calcext:value-type="float">
            <text:p>769</text:p>
          </table:table-cell>
          <table:table-cell office:value-type="float" office:value="9143" calcext:value-type="float">
            <text:p>9143</text:p>
          </table:table-cell>
          <table:table-cell table:style-name="ce3" table:formula="of:=[.D133]*[.$P$4]*COS(PI()*([.$P$3] + (1 - [.D133]/[.$P$1])*[.$P$2])) + [.$P$5]" office:value-type="float" office:value="2011.13555167018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table:formula="of:=[.B133]+45" office:value-type="float" office:value="2021" calcext:value-type="float">
            <text:p>20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24</text:p>
          </table:table-cell>
          <table:table-cell office:value-type="float" office:value="1974" calcext:value-type="float">
            <text:p>1974</text:p>
          </table:table-cell>
          <table:table-cell office:value-type="float" office:value="768" calcext:value-type="float">
            <text:p>768</text:p>
          </table:table-cell>
          <table:table-cell office:value-type="float" office:value="9106" calcext:value-type="float">
            <text:p>9106</text:p>
          </table:table-cell>
          <table:table-cell table:style-name="ce3" table:formula="of:=[.D134]*[.$P$4]*COS(PI()*([.$P$3] + (1 - [.D134]/[.$P$1])*[.$P$2])) + [.$P$5]" office:value-type="float" office:value="1995.39023502391" calcext:value-type="float">
            <text:p>1995</text:p>
          </table:table-cell>
          <table:table-cell office:value-type="float" office:value="2000" calcext:value-type="float">
            <text:p>2000</text:p>
          </table:table-cell>
          <table:table-cell table:formula="of:=[.B134]+45" office:value-type="float" office:value="2019" calcext:value-type="float">
            <text:p>20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28</text:p>
          </table:table-cell>
          <table:table-cell office:value-type="float" office:value="1974" calcext:value-type="float">
            <text:p>1974</text:p>
          </table:table-cell>
          <table:table-cell office:value-type="float" office:value="768" calcext:value-type="float">
            <text:p>768</text:p>
          </table:table-cell>
          <table:table-cell office:value-type="float" office:value="9062" calcext:value-type="float">
            <text:p>9062</text:p>
          </table:table-cell>
          <table:table-cell table:style-name="ce3" table:formula="of:=[.D135]*[.$P$4]*COS(PI()*([.$P$3] + (1 - [.D135]/[.$P$1])*[.$P$2])) + [.$P$5]" office:value-type="float" office:value="1976.72203067066" calcext:value-type="float">
            <text:p>1977</text:p>
          </table:table-cell>
          <table:table-cell office:value-type="float" office:value="1991" calcext:value-type="float">
            <text:p>1991</text:p>
          </table:table-cell>
          <table:table-cell table:formula="of:=[.B135]+45" office:value-type="float" office:value="2019" calcext:value-type="float">
            <text:p>20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39</text:p>
          </table:table-cell>
          <table:table-cell office:value-type="float" office:value="1967" calcext:value-type="float">
            <text:p>1967</text:p>
          </table:table-cell>
          <table:table-cell office:value-type="float" office:value="764" calcext:value-type="float">
            <text:p>764</text:p>
          </table:table-cell>
          <table:table-cell office:value-type="float" office:value="9089" calcext:value-type="float">
            <text:p>9089</text:p>
          </table:table-cell>
          <table:table-cell table:style-name="ce3" table:formula="of:=[.D136]*[.$P$4]*COS(PI()*([.$P$3] + (1 - [.D136]/[.$P$1])*[.$P$2])) + [.$P$5]" office:value-type="float" office:value="1988.17027234748" calcext:value-type="float">
            <text:p>1988</text:p>
          </table:table-cell>
          <table:table-cell office:value-type="float" office:value="1991" calcext:value-type="float">
            <text:p>1991</text:p>
          </table:table-cell>
          <table:table-cell table:formula="of:=[.B136]+45" office:value-type="float" office:value="2012" calcext:value-type="float">
            <text:p>20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8:43</text:p>
          </table:table-cell>
          <table:table-cell office:value-type="float" office:value="1962" calcext:value-type="float">
            <text:p>1962</text:p>
          </table:table-cell>
          <table:table-cell office:value-type="float" office:value="761" calcext:value-type="float">
            <text:p>761</text:p>
          </table:table-cell>
          <table:table-cell office:value-type="float" office:value="9098" calcext:value-type="float">
            <text:p>9098</text:p>
          </table:table-cell>
          <table:table-cell table:style-name="ce3" table:formula="of:=[.D137]*[.$P$4]*COS(PI()*([.$P$3] + (1 - [.D137]/[.$P$1])*[.$P$2])) + [.$P$5]" office:value-type="float" office:value="1991.99147296129" calcext:value-type="float">
            <text:p>1992</text:p>
          </table:table-cell>
          <table:table-cell office:value-type="float" office:value="2001" calcext:value-type="float">
            <text:p>2001</text:p>
          </table:table-cell>
          <table:table-cell table:formula="of:=[.B137]+45" office:value-type="float" office:value="2007" calcext:value-type="float">
            <text:p>20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39</text:p>
          </table:table-cell>
          <table:table-cell office:value-type="float" office:value="1961" calcext:value-type="float">
            <text:p>1961</text:p>
          </table:table-cell>
          <table:table-cell office:value-type="float" office:value="760" calcext:value-type="float">
            <text:p>760</text:p>
          </table:table-cell>
          <table:table-cell office:value-type="float" office:value="9118" calcext:value-type="float">
            <text:p>9118</text:p>
          </table:table-cell>
          <table:table-cell table:style-name="ce3" table:formula="of:=[.D138]*[.$P$4]*COS(PI()*([.$P$3] + (1 - [.D138]/[.$P$1])*[.$P$2])) + [.$P$5]" office:value-type="float" office:value="2000.4921418541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formula="of:=[.B138]+45"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43</text:p>
          </table:table-cell>
          <table:table-cell office:value-type="float" office:value="1961" calcext:value-type="float">
            <text:p>1961</text:p>
          </table:table-cell>
          <table:table-cell office:value-type="float" office:value="760" calcext:value-type="float">
            <text:p>760</text:p>
          </table:table-cell>
          <table:table-cell office:value-type="float" office:value="9126" calcext:value-type="float">
            <text:p>9126</text:p>
          </table:table-cell>
          <table:table-cell table:style-name="ce3" table:formula="of:=[.D139]*[.$P$4]*COS(PI()*([.$P$3] + (1 - [.D139]/[.$P$1])*[.$P$2])) + [.$P$5]" office:value-type="float" office:value="2003.89591482878" calcext:value-type="float">
            <text:p>2004</text:p>
          </table:table-cell>
          <table:table-cell office:value-type="float" office:value="2014" calcext:value-type="float">
            <text:p>2014</text:p>
          </table:table-cell>
          <table:table-cell table:formula="of:=[.B139]+45"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47</text:p>
          </table:table-cell>
          <table:table-cell office:value-type="float" office:value="1961" calcext:value-type="float">
            <text:p>1961</text:p>
          </table:table-cell>
          <table:table-cell office:value-type="float" office:value="760" calcext:value-type="float">
            <text:p>760</text:p>
          </table:table-cell>
          <table:table-cell office:value-type="float" office:value="9141" calcext:value-type="float">
            <text:p>9141</text:p>
          </table:table-cell>
          <table:table-cell table:style-name="ce3" table:formula="of:=[.D140]*[.$P$4]*COS(PI()*([.$P$3] + (1 - [.D140]/[.$P$1])*[.$P$2])) + [.$P$5]" office:value-type="float" office:value="2010.28336358881" calcext:value-type="float">
            <text:p>2010</text:p>
          </table:table-cell>
          <table:table-cell office:value-type="float" office:value="2007" calcext:value-type="float">
            <text:p>2007</text:p>
          </table:table-cell>
          <table:table-cell table:formula="of:=[.B140]+45"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51</text:p>
          </table:table-cell>
          <table:table-cell office:value-type="float" office:value="1961" calcext:value-type="float">
            <text:p>1961</text:p>
          </table:table-cell>
          <table:table-cell office:value-type="float" office:value="760" calcext:value-type="float">
            <text:p>760</text:p>
          </table:table-cell>
          <table:table-cell office:value-type="float" office:value="9115" calcext:value-type="float">
            <text:p>9115</text:p>
          </table:table-cell>
          <table:table-cell table:style-name="ce3" table:formula="of:=[.D141]*[.$P$4]*COS(PI()*([.$P$3] + (1 - [.D141]/[.$P$1])*[.$P$2])) + [.$P$5]" office:value-type="float" office:value="1999.21624248448" calcext:value-type="float">
            <text:p>1999</text:p>
          </table:table-cell>
          <table:table-cell office:value-type="float" office:value="2015" calcext:value-type="float">
            <text:p>2015</text:p>
          </table:table-cell>
          <table:table-cell table:formula="of:=[.B141]+45"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23</text:p>
          </table:table-cell>
          <table:table-cell office:value-type="float" office:value="1961" calcext:value-type="float">
            <text:p>1961</text:p>
          </table:table-cell>
          <table:table-cell office:value-type="float" office:value="760" calcext:value-type="float">
            <text:p>760</text:p>
          </table:table-cell>
          <table:table-cell office:value-type="float" office:value="9040" calcext:value-type="float">
            <text:p>9040</text:p>
          </table:table-cell>
          <table:table-cell table:style-name="ce3" table:formula="of:=[.D142]*[.$P$4]*COS(PI()*([.$P$3] + (1 - [.D142]/[.$P$1])*[.$P$2])) + [.$P$5]" office:value-type="float" office:value="1967.41097187795" calcext:value-type="float">
            <text:p>1967</text:p>
          </table:table-cell>
          <table:table-cell office:value-type="float" office:value="1982" calcext:value-type="float">
            <text:p>1982</text:p>
          </table:table-cell>
          <table:table-cell table:formula="of:=[.B142]+45"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27</text:p>
          </table:table-cell>
          <table:table-cell office:value-type="float" office:value="1961" calcext:value-type="float">
            <text:p>1961</text:p>
          </table:table-cell>
          <table:table-cell office:value-type="float" office:value="760" calcext:value-type="float">
            <text:p>760</text:p>
          </table:table-cell>
          <table:table-cell office:value-type="float" office:value="9064" calcext:value-type="float">
            <text:p>9064</text:p>
          </table:table-cell>
          <table:table-cell table:style-name="ce3" table:formula="of:=[.D143]*[.$P$4]*COS(PI()*([.$P$3] + (1 - [.D143]/[.$P$1])*[.$P$2])) + [.$P$5]" office:value-type="float" office:value="1977.56925564154" calcext:value-type="float">
            <text:p>1978</text:p>
          </table:table-cell>
          <table:table-cell office:value-type="float" office:value="1986" calcext:value-type="float">
            <text:p>1986</text:p>
          </table:table-cell>
          <table:table-cell table:formula="of:=[.B143]+45"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51</text:p>
          </table:table-cell>
          <table:table-cell office:value-type="float" office:value="1958" calcext:value-type="float">
            <text:p>1958</text:p>
          </table:table-cell>
          <table:table-cell office:value-type="float" office:value="758" calcext:value-type="float">
            <text:p>758</text:p>
          </table:table-cell>
          <table:table-cell office:value-type="float" office:value="9094" calcext:value-type="float">
            <text:p>9094</text:p>
          </table:table-cell>
          <table:table-cell table:style-name="ce3" table:formula="of:=[.D144]*[.$P$4]*COS(PI()*([.$P$3] + (1 - [.D144]/[.$P$1])*[.$P$2])) + [.$P$5]" office:value-type="float" office:value="1990.29284657925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table:formula="of:=[.B144]+45" office:value-type="float" office:value="2003" calcext:value-type="float">
            <text:p>20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55</text:p>
          </table:table-cell>
          <table:table-cell office:value-type="float" office:value="1958" calcext:value-type="float">
            <text:p>1958</text:p>
          </table:table-cell>
          <table:table-cell office:value-type="float" office:value="758" calcext:value-type="float">
            <text:p>758</text:p>
          </table:table-cell>
          <table:table-cell office:value-type="float" office:value="9094" calcext:value-type="float">
            <text:p>9094</text:p>
          </table:table-cell>
          <table:table-cell table:style-name="ce3" table:formula="of:=[.D145]*[.$P$4]*COS(PI()*([.$P$3] + (1 - [.D145]/[.$P$1])*[.$P$2])) + [.$P$5]" office:value-type="float" office:value="1990.29284657925" calcext:value-type="float">
            <text:p>1990</text:p>
          </table:table-cell>
          <table:table-cell office:value-type="float" office:value="1997" calcext:value-type="float">
            <text:p>1997</text:p>
          </table:table-cell>
          <table:table-cell table:formula="of:=[.B145]+45" office:value-type="float" office:value="2003" calcext:value-type="float">
            <text:p>20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8:59</text:p>
          </table:table-cell>
          <table:table-cell office:value-type="float" office:value="1958" calcext:value-type="float">
            <text:p>1958</text:p>
          </table:table-cell>
          <table:table-cell office:value-type="float" office:value="758" calcext:value-type="float">
            <text:p>758</text:p>
          </table:table-cell>
          <table:table-cell office:value-type="float" office:value="9078" calcext:value-type="float">
            <text:p>9078</text:p>
          </table:table-cell>
          <table:table-cell table:style-name="ce3" table:formula="of:=[.D146]*[.$P$4]*COS(PI()*([.$P$3] + (1 - [.D146]/[.$P$1])*[.$P$2])) + [.$P$5]" office:value-type="float" office:value="1983.50338682409" calcext:value-type="float">
            <text:p>1984</text:p>
          </table:table-cell>
          <table:table-cell office:value-type="float" office:value="1996" calcext:value-type="float">
            <text:p>1996</text:p>
          </table:table-cell>
          <table:table-cell table:formula="of:=[.B146]+45" office:value-type="float" office:value="2003" calcext:value-type="float">
            <text:p>20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15</text:p>
          </table:table-cell>
          <table:table-cell office:value-type="float" office:value="1957" calcext:value-type="float">
            <text:p>1957</text:p>
          </table:table-cell>
          <table:table-cell office:value-type="float" office:value="758" calcext:value-type="float">
            <text:p>758</text:p>
          </table:table-cell>
          <table:table-cell office:value-type="float" office:value="9144" calcext:value-type="float">
            <text:p>9144</text:p>
          </table:table-cell>
          <table:table-cell table:style-name="ce3" table:formula="of:=[.D147]*[.$P$4]*COS(PI()*([.$P$3] + (1 - [.D147]/[.$P$1])*[.$P$2])) + [.$P$5]" office:value-type="float" office:value="2011.56169223138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table:formula="of:=[.B147]+45"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19</text:p>
          </table:table-cell>
          <table:table-cell office:value-type="float" office:value="1957" calcext:value-type="float">
            <text:p>1957</text:p>
          </table:table-cell>
          <table:table-cell office:value-type="float" office:value="758" calcext:value-type="float">
            <text:p>758</text:p>
          </table:table-cell>
          <table:table-cell office:value-type="float" office:value="9129" calcext:value-type="float">
            <text:p>9129</text:p>
          </table:table-cell>
          <table:table-cell table:style-name="ce3" table:formula="of:=[.D148]*[.$P$4]*COS(PI()*([.$P$3] + (1 - [.D148]/[.$P$1])*[.$P$2])) + [.$P$5]" office:value-type="float" office:value="2005.17284442594" calcext:value-type="float">
            <text:p>2005</text:p>
          </table:table-cell>
          <table:table-cell office:value-type="float" office:value="1999" calcext:value-type="float">
            <text:p>1999</text:p>
          </table:table-cell>
          <table:table-cell table:formula="of:=[.B148]+45"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23</text:p>
          </table:table-cell>
          <table:table-cell office:value-type="float" office:value="1957" calcext:value-type="float">
            <text:p>1957</text:p>
          </table:table-cell>
          <table:table-cell office:value-type="float" office:value="758" calcext:value-type="float">
            <text:p>758</text:p>
          </table:table-cell>
          <table:table-cell office:value-type="float" office:value="9144" calcext:value-type="float">
            <text:p>9144</text:p>
          </table:table-cell>
          <table:table-cell table:style-name="ce3" table:formula="of:=[.D149]*[.$P$4]*COS(PI()*([.$P$3] + (1 - [.D149]/[.$P$1])*[.$P$2])) + [.$P$5]" office:value-type="float" office:value="2011.56169223138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table:formula="of:=[.B149]+45"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27</text:p>
          </table:table-cell>
          <table:table-cell office:value-type="float" office:value="1957" calcext:value-type="float">
            <text:p>1957</text:p>
          </table:table-cell>
          <table:table-cell office:value-type="float" office:value="758" calcext:value-type="float">
            <text:p>758</text:p>
          </table:table-cell>
          <table:table-cell office:value-type="float" office:value="9114" calcext:value-type="float">
            <text:p>9114</text:p>
          </table:table-cell>
          <table:table-cell table:style-name="ce3" table:formula="of:=[.D150]*[.$P$4]*COS(PI()*([.$P$3] + (1 - [.D150]/[.$P$1])*[.$P$2])) + [.$P$5]" office:value-type="float" office:value="1998.79100525832" calcext:value-type="float">
            <text:p>1999</text:p>
          </table:table-cell>
          <table:table-cell office:value-type="float" office:value="2009" calcext:value-type="float">
            <text:p>2009</text:p>
          </table:table-cell>
          <table:table-cell table:formula="of:=[.B150]+45"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39</text:p>
          </table:table-cell>
          <table:table-cell office:value-type="float" office:value="1950" calcext:value-type="float">
            <text:p>1950</text:p>
          </table:table-cell>
          <table:table-cell office:value-type="float" office:value="754" calcext:value-type="float">
            <text:p>754</text:p>
          </table:table-cell>
          <table:table-cell office:value-type="float" office:value="9081" calcext:value-type="float">
            <text:p>9081</text:p>
          </table:table-cell>
          <table:table-cell table:style-name="ce3" table:formula="of:=[.D151]*[.$P$4]*COS(PI()*([.$P$3] + (1 - [.D151]/[.$P$1])*[.$P$2])) + [.$P$5]" office:value-type="float" office:value="1984.77579448182" calcext:value-type="float">
            <text:p>1985</text:p>
          </table:table-cell>
          <table:table-cell office:value-type="float" office:value="1989" calcext:value-type="float">
            <text:p>1989</text:p>
          </table:table-cell>
          <table:table-cell table:formula="of:=[.B151]+45" office:value-type="float" office:value="1995" calcext:value-type="float">
            <text:p>19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59</text:p>
          </table:table-cell>
          <table:table-cell office:value-type="float" office:value="1948" calcext:value-type="float">
            <text:p>1948</text:p>
          </table:table-cell>
          <table:table-cell office:value-type="float" office:value="752" calcext:value-type="float">
            <text:p>752</text:p>
          </table:table-cell>
          <table:table-cell office:value-type="float" office:value="9107" calcext:value-type="float">
            <text:p>9107</text:p>
          </table:table-cell>
          <table:table-cell table:style-name="ce3" table:formula="of:=[.D152]*[.$P$4]*COS(PI()*([.$P$3] + (1 - [.D152]/[.$P$1])*[.$P$2])) + [.$P$5]" office:value-type="float" office:value="1995.81522158536" calcext:value-type="float">
            <text:p>1996</text:p>
          </table:table-cell>
          <table:table-cell office:value-type="float" office:value="1993" calcext:value-type="float">
            <text:p>1993</text:p>
          </table:table-cell>
          <table:table-cell table:formula="of:=[.B152]+45"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03</text:p>
          </table:table-cell>
          <table:table-cell office:value-type="float" office:value="1948" calcext:value-type="float">
            <text:p>1948</text:p>
          </table:table-cell>
          <table:table-cell office:value-type="float" office:value="752" calcext:value-type="float">
            <text:p>752</text:p>
          </table:table-cell>
          <table:table-cell office:value-type="float" office:value="9089" calcext:value-type="float">
            <text:p>9089</text:p>
          </table:table-cell>
          <table:table-cell table:style-name="ce3" table:formula="of:=[.D153]*[.$P$4]*COS(PI()*([.$P$3] + (1 - [.D153]/[.$P$1])*[.$P$2])) + [.$P$5]" office:value-type="float" office:value="1988.17027234748" calcext:value-type="float">
            <text:p>1988</text:p>
          </table:table-cell>
          <table:table-cell office:value-type="float" office:value="1996" calcext:value-type="float">
            <text:p>1996</text:p>
          </table:table-cell>
          <table:table-cell table:formula="of:=[.B153]+45"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07</text:p>
          </table:table-cell>
          <table:table-cell office:value-type="float" office:value="1948" calcext:value-type="float">
            <text:p>1948</text:p>
          </table:table-cell>
          <table:table-cell office:value-type="float" office:value="752" calcext:value-type="float">
            <text:p>752</text:p>
          </table:table-cell>
          <table:table-cell office:value-type="float" office:value="9078" calcext:value-type="float">
            <text:p>9078</text:p>
          </table:table-cell>
          <table:table-cell table:style-name="ce3" table:formula="of:=[.D154]*[.$P$4]*COS(PI()*([.$P$3] + (1 - [.D154]/[.$P$1])*[.$P$2])) + [.$P$5]" office:value-type="float" office:value="1983.50338682409" calcext:value-type="float">
            <text:p>1984</text:p>
          </table:table-cell>
          <table:table-cell office:value-type="float" office:value="2000" calcext:value-type="float">
            <text:p>2000</text:p>
          </table:table-cell>
          <table:table-cell table:formula="of:=[.B154]+45"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7:11</text:p>
          </table:table-cell>
          <table:table-cell office:value-type="float" office:value="1948" calcext:value-type="float">
            <text:p>1948</text:p>
          </table:table-cell>
          <table:table-cell office:value-type="float" office:value="752" calcext:value-type="float">
            <text:p>752</text:p>
          </table:table-cell>
          <table:table-cell office:value-type="float" office:value="9122" calcext:value-type="float">
            <text:p>9122</text:p>
          </table:table-cell>
          <table:table-cell table:style-name="ce3" table:formula="of:=[.D155]*[.$P$4]*COS(PI()*([.$P$3] + (1 - [.D155]/[.$P$1])*[.$P$2])) + [.$P$5]" office:value-type="float" office:value="2002.19377858928" calcext:value-type="float">
            <text:p>2002</text:p>
          </table:table-cell>
          <table:table-cell office:value-type="float" office:value="1998" calcext:value-type="float">
            <text:p>1998</text:p>
          </table:table-cell>
          <table:table-cell table:formula="of:=[.B155]+45"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19</text:p>
          </table:table-cell>
          <table:table-cell office:value-type="float" office:value="1947" calcext:value-type="float">
            <text:p>1947</text:p>
          </table:table-cell>
          <table:table-cell office:value-type="float" office:value="752" calcext:value-type="float">
            <text:p>752</text:p>
          </table:table-cell>
          <table:table-cell office:value-type="float" office:value="9050" calcext:value-type="float">
            <text:p>9050</text:p>
          </table:table-cell>
          <table:table-cell table:style-name="ce3" table:formula="of:=[.D156]*[.$P$4]*COS(PI()*([.$P$3] + (1 - [.D156]/[.$P$1])*[.$P$2])) + [.$P$5]" office:value-type="float" office:value="1971.64135586846" calcext:value-type="float">
            <text:p>1972</text:p>
          </table:table-cell>
          <table:table-cell office:value-type="float" office:value="1975" calcext:value-type="float">
            <text:p>1975</text:p>
          </table:table-cell>
          <table:table-cell table:formula="of:=[.B156]+45" office:value-type="float" office:value="1992" calcext:value-type="float">
            <text:p>19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23</text:p>
          </table:table-cell>
          <table:table-cell office:value-type="float" office:value="1947" calcext:value-type="float">
            <text:p>1947</text:p>
          </table:table-cell>
          <table:table-cell office:value-type="float" office:value="752" calcext:value-type="float">
            <text:p>752</text:p>
          </table:table-cell>
          <table:table-cell office:value-type="float" office:value="9057" calcext:value-type="float">
            <text:p>9057</text:p>
          </table:table-cell>
          <table:table-cell table:style-name="ce3" table:formula="of:=[.D157]*[.$P$4]*COS(PI()*([.$P$3] + (1 - [.D157]/[.$P$1])*[.$P$2])) + [.$P$5]" office:value-type="float" office:value="1974.60452513737" calcext:value-type="float">
            <text:p>1975</text:p>
          </table:table-cell>
          <table:table-cell office:value-type="float" office:value="1973" calcext:value-type="float">
            <text:p>1973</text:p>
          </table:table-cell>
          <table:table-cell table:formula="of:=[.B157]+45" office:value-type="float" office:value="1992" calcext:value-type="float">
            <text:p>19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27</text:p>
          </table:table-cell>
          <table:table-cell office:value-type="float" office:value="1947" calcext:value-type="float">
            <text:p>1947</text:p>
          </table:table-cell>
          <table:table-cell office:value-type="float" office:value="752" calcext:value-type="float">
            <text:p>752</text:p>
          </table:table-cell>
          <table:table-cell office:value-type="float" office:value="9047" calcext:value-type="float">
            <text:p>9047</text:p>
          </table:table-cell>
          <table:table-cell table:style-name="ce3" table:formula="of:=[.D158]*[.$P$4]*COS(PI()*([.$P$3] + (1 - [.D158]/[.$P$1])*[.$P$2])) + [.$P$5]" office:value-type="float" office:value="1970.37190494858" calcext:value-type="float">
            <text:p>1970</text:p>
          </table:table-cell>
          <table:table-cell office:value-type="float" office:value="1979" calcext:value-type="float">
            <text:p>1979</text:p>
          </table:table-cell>
          <table:table-cell table:formula="of:=[.B158]+45" office:value-type="float" office:value="1992" calcext:value-type="float">
            <text:p>19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31</text:p>
          </table:table-cell>
          <table:table-cell office:value-type="float" office:value="1947" calcext:value-type="float">
            <text:p>1947</text:p>
          </table:table-cell>
          <table:table-cell office:value-type="float" office:value="752" calcext:value-type="float">
            <text:p>752</text:p>
          </table:table-cell>
          <table:table-cell office:value-type="float" office:value="9081" calcext:value-type="float">
            <text:p>9081</text:p>
          </table:table-cell>
          <table:table-cell table:style-name="ce3" table:formula="of:=[.D159]*[.$P$4]*COS(PI()*([.$P$3] + (1 - [.D159]/[.$P$1])*[.$P$2])) + [.$P$5]" office:value-type="float" office:value="1984.77579448182" calcext:value-type="float">
            <text:p>1985</text:p>
          </table:table-cell>
          <table:table-cell office:value-type="float" office:value="1980" calcext:value-type="float">
            <text:p>1980</text:p>
          </table:table-cell>
          <table:table-cell table:formula="of:=[.B159]+45" office:value-type="float" office:value="1992" calcext:value-type="float">
            <text:p>19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43</text:p>
          </table:table-cell>
          <table:table-cell office:value-type="float" office:value="1938" calcext:value-type="float">
            <text:p>1938</text:p>
          </table:table-cell>
          <table:table-cell office:value-type="float" office:value="747" calcext:value-type="float">
            <text:p>747</text:p>
          </table:table-cell>
          <table:table-cell office:value-type="float" office:value="9039" calcext:value-type="float">
            <text:p>9039</text:p>
          </table:table-cell>
          <table:table-cell table:style-name="ce3" table:formula="of:=[.D160]*[.$P$4]*COS(PI()*([.$P$3] + (1 - [.D160]/[.$P$1])*[.$P$2])) + [.$P$5]" office:value-type="float" office:value="1966.98810947803" calcext:value-type="float">
            <text:p>1967</text:p>
          </table:table-cell>
          <table:table-cell office:value-type="float" office:value="1966" calcext:value-type="float">
            <text:p>1966</text:p>
          </table:table-cell>
          <table:table-cell table:formula="of:=[.B160]+45" office:value-type="float" office:value="1983" calcext:value-type="float">
            <text:p>19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55</text:p>
          </table:table-cell>
          <table:table-cell office:value-type="float" office:value="1930" calcext:value-type="float">
            <text:p>1930</text:p>
          </table:table-cell>
          <table:table-cell office:value-type="float" office:value="743" calcext:value-type="float">
            <text:p>743</text:p>
          </table:table-cell>
          <table:table-cell office:value-type="float" office:value="9007" calcext:value-type="float">
            <text:p>9007</text:p>
          </table:table-cell>
          <table:table-cell table:style-name="ce3" table:formula="of:=[.D161]*[.$P$4]*COS(PI()*([.$P$3] + (1 - [.D161]/[.$P$1])*[.$P$2])) + [.$P$5]" office:value-type="float" office:value="1953.47348301326" calcext:value-type="float">
            <text:p>1953</text:p>
          </table:table-cell>
          <table:table-cell office:value-type="float" office:value="1948" calcext:value-type="float">
            <text:p>1948</text:p>
          </table:table-cell>
          <table:table-cell table:formula="of:=[.B161]+45" office:value-type="float" office:value="1975" calcext:value-type="float">
            <text:p>19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19</text:p>
          </table:table-cell>
          <table:table-cell office:value-type="float" office:value="1925" calcext:value-type="float">
            <text:p>1925</text:p>
          </table:table-cell>
          <table:table-cell office:value-type="float" office:value="740" calcext:value-type="float">
            <text:p>740</text:p>
          </table:table-cell>
          <table:table-cell office:value-type="float" office:value="8982" calcext:value-type="float">
            <text:p>8982</text:p>
          </table:table-cell>
          <table:table-cell table:style-name="ce3" table:formula="of:=[.D162]*[.$P$4]*COS(PI()*([.$P$3] + (1 - [.D162]/[.$P$1])*[.$P$2])) + [.$P$5]" office:value-type="float" office:value="1942.93821659589" calcext:value-type="float">
            <text:p>1943</text:p>
          </table:table-cell>
          <table:table-cell office:value-type="float" office:value="1942" calcext:value-type="float">
            <text:p>1942</text:p>
          </table:table-cell>
          <table:table-cell table:formula="of:=[.B162]+45"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39</text:p>
          </table:table-cell>
          <table:table-cell office:value-type="float" office:value="1925" calcext:value-type="float">
            <text:p>1925</text:p>
          </table:table-cell>
          <table:table-cell office:value-type="float" office:value="740" calcext:value-type="float">
            <text:p>740</text:p>
          </table:table-cell>
          <table:table-cell office:value-type="float" office:value="8984" calcext:value-type="float">
            <text:p>8984</text:p>
          </table:table-cell>
          <table:table-cell table:style-name="ce3" table:formula="of:=[.D163]*[.$P$4]*COS(PI()*([.$P$3] + (1 - [.D163]/[.$P$1])*[.$P$2])) + [.$P$5]" office:value-type="float" office:value="1943.7802901745" calcext:value-type="float">
            <text:p>1944</text:p>
          </table:table-cell>
          <table:table-cell office:value-type="float" office:value="1949" calcext:value-type="float">
            <text:p>1949</text:p>
          </table:table-cell>
          <table:table-cell table:formula="of:=[.B163]+45"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48</text:p>
          </table:table-cell>
          <table:table-cell office:value-type="float" office:value="1925" calcext:value-type="float">
            <text:p>1925</text:p>
          </table:table-cell>
          <table:table-cell office:value-type="float" office:value="740" calcext:value-type="float">
            <text:p>740</text:p>
          </table:table-cell>
          <table:table-cell office:value-type="float" office:value="9000" calcext:value-type="float">
            <text:p>9000</text:p>
          </table:table-cell>
          <table:table-cell table:style-name="ce3" table:formula="of:=[.D164]*[.$P$4]*COS(PI()*([.$P$3] + (1 - [.D164]/[.$P$1])*[.$P$2])) + [.$P$5]" office:value-type="float" office:value="1950.5215635627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table:formula="of:=[.B164]+45"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07</text:p>
          </table:table-cell>
          <table:table-cell office:value-type="float" office:value="1924" calcext:value-type="float">
            <text:p>1924</text:p>
          </table:table-cell>
          <table:table-cell office:value-type="float" office:value="740" calcext:value-type="float">
            <text:p>740</text:p>
          </table:table-cell>
          <table:table-cell office:value-type="float" office:value="9039" calcext:value-type="float">
            <text:p>9039</text:p>
          </table:table-cell>
          <table:table-cell table:style-name="ce3" table:formula="of:=[.D165]*[.$P$4]*COS(PI()*([.$P$3] + (1 - [.D165]/[.$P$1])*[.$P$2])) + [.$P$5]" office:value-type="float" office:value="1966.98810947803" calcext:value-type="float">
            <text:p>1967</text:p>
          </table:table-cell>
          <table:table-cell office:value-type="float" office:value="1961" calcext:value-type="float">
            <text:p>1961</text:p>
          </table:table-cell>
          <table:table-cell table:formula="of:=[.B165]+45" office:value-type="float" office:value="1969" calcext:value-type="float">
            <text:p>19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11</text:p>
          </table:table-cell>
          <table:table-cell office:value-type="float" office:value="1924" calcext:value-type="float">
            <text:p>1924</text:p>
          </table:table-cell>
          <table:table-cell office:value-type="float" office:value="740" calcext:value-type="float">
            <text:p>740</text:p>
          </table:table-cell>
          <table:table-cell office:value-type="float" office:value="9011" calcext:value-type="float">
            <text:p>9011</text:p>
          </table:table-cell>
          <table:table-cell table:style-name="ce3" table:formula="of:=[.D166]*[.$P$4]*COS(PI()*([.$P$3] + (1 - [.D166]/[.$P$1])*[.$P$2])) + [.$P$5]" office:value-type="float" office:value="1955.16100612026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table:formula="of:=[.B166]+45" office:value-type="float" office:value="1969" calcext:value-type="float">
            <text:p>19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39</text:p>
          </table:table-cell>
          <table:table-cell office:value-type="float" office:value="1924" calcext:value-type="float">
            <text:p>1924</text:p>
          </table:table-cell>
          <table:table-cell office:value-type="float" office:value="740" calcext:value-type="float">
            <text:p>740</text:p>
          </table:table-cell>
          <table:table-cell office:value-type="float" office:value="9018" calcext:value-type="float">
            <text:p>9018</text:p>
          </table:table-cell>
          <table:table-cell table:style-name="ce3" table:formula="of:=[.D167]*[.$P$4]*COS(PI()*([.$P$3] + (1 - [.D167]/[.$P$1])*[.$P$2])) + [.$P$5]" office:value-type="float" office:value="1958.11541527891" calcext:value-type="float">
            <text:p>1958</text:p>
          </table:table-cell>
          <table:table-cell office:value-type="float" office:value="1950" calcext:value-type="float">
            <text:p>1950</text:p>
          </table:table-cell>
          <table:table-cell table:formula="of:=[.B167]+45" office:value-type="float" office:value="1969" calcext:value-type="float">
            <text:p>19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47</text:p>
          </table:table-cell>
          <table:table-cell office:value-type="float" office:value="1922" calcext:value-type="float">
            <text:p>1922</text:p>
          </table:table-cell>
          <table:table-cell office:value-type="float" office:value="739" calcext:value-type="float">
            <text:p>739</text:p>
          </table:table-cell>
          <table:table-cell office:value-type="float" office:value="9020" calcext:value-type="float">
            <text:p>9020</text:p>
          </table:table-cell>
          <table:table-cell table:style-name="ce3" table:formula="of:=[.D168]*[.$P$4]*COS(PI()*([.$P$3] + (1 - [.D168]/[.$P$1])*[.$P$2])) + [.$P$5]" office:value-type="float" office:value="1958.95982253879" calcext:value-type="float">
            <text:p>1959</text:p>
          </table:table-cell>
          <table:table-cell office:value-type="float" office:value="1952" calcext:value-type="float">
            <text:p>1952</text:p>
          </table:table-cell>
          <table:table-cell table:formula="of:=[.B168]+45"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31</text:p>
          </table:table-cell>
          <table:table-cell office:value-type="float" office:value="1922" calcext:value-type="float">
            <text:p>1922</text:p>
          </table:table-cell>
          <table:table-cell office:value-type="float" office:value="739" calcext:value-type="float">
            <text:p>739</text:p>
          </table:table-cell>
          <table:table-cell office:value-type="float" office:value="8989" calcext:value-type="float">
            <text:p>8989</text:p>
          </table:table-cell>
          <table:table-cell table:style-name="ce3" table:formula="of:=[.D169]*[.$P$4]*COS(PI()*([.$P$3] + (1 - [.D169]/[.$P$1])*[.$P$2])) + [.$P$5]" office:value-type="float" office:value="1945.88604407729" calcext:value-type="float">
            <text:p>1946</text:p>
          </table:table-cell>
          <table:table-cell office:value-type="float" office:value="1945" calcext:value-type="float">
            <text:p>1945</text:p>
          </table:table-cell>
          <table:table-cell table:formula="of:=[.B169]+45"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35</text:p>
          </table:table-cell>
          <table:table-cell office:value-type="float" office:value="1922" calcext:value-type="float">
            <text:p>1922</text:p>
          </table:table-cell>
          <table:table-cell office:value-type="float" office:value="739" calcext:value-type="float">
            <text:p>739</text:p>
          </table:table-cell>
          <table:table-cell office:value-type="float" office:value="8982" calcext:value-type="float">
            <text:p>8982</text:p>
          </table:table-cell>
          <table:table-cell table:style-name="ce3" table:formula="of:=[.D170]*[.$P$4]*COS(PI()*([.$P$3] + (1 - [.D170]/[.$P$1])*[.$P$2])) + [.$P$5]" office:value-type="float" office:value="1942.93821659589" calcext:value-type="float">
            <text:p>1943</text:p>
          </table:table-cell>
          <table:table-cell office:value-type="float" office:value="1945" calcext:value-type="float">
            <text:p>1945</text:p>
          </table:table-cell>
          <table:table-cell table:formula="of:=[.B170]+45"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39</text:p>
          </table:table-cell>
          <table:table-cell office:value-type="float" office:value="1922" calcext:value-type="float">
            <text:p>1922</text:p>
          </table:table-cell>
          <table:table-cell office:value-type="float" office:value="739" calcext:value-type="float">
            <text:p>739</text:p>
          </table:table-cell>
          <table:table-cell office:value-type="float" office:value="8973" calcext:value-type="float">
            <text:p>8973</text:p>
          </table:table-cell>
          <table:table-cell table:style-name="ce3" table:formula="of:=[.D171]*[.$P$4]*COS(PI()*([.$P$3] + (1 - [.D171]/[.$P$1])*[.$P$2])) + [.$P$5]" office:value-type="float" office:value="1939.15050023547" calcext:value-type="float">
            <text:p>1939</text:p>
          </table:table-cell>
          <table:table-cell office:value-type="float" office:value="1947" calcext:value-type="float">
            <text:p>1947</text:p>
          </table:table-cell>
          <table:table-cell table:formula="of:=[.B171]+45"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43</text:p>
          </table:table-cell>
          <table:table-cell office:value-type="float" office:value="1922" calcext:value-type="float">
            <text:p>1922</text:p>
          </table:table-cell>
          <table:table-cell office:value-type="float" office:value="739" calcext:value-type="float">
            <text:p>739</text:p>
          </table:table-cell>
          <table:table-cell office:value-type="float" office:value="8992" calcext:value-type="float">
            <text:p>8992</text:p>
          </table:table-cell>
          <table:table-cell table:style-name="ce3" table:formula="of:=[.D172]*[.$P$4]*COS(PI()*([.$P$3] + (1 - [.D172]/[.$P$1])*[.$P$2])) + [.$P$5]" office:value-type="float" office:value="1947.1498868548" calcext:value-type="float">
            <text:p>1947</text:p>
          </table:table-cell>
          <table:table-cell office:value-type="float" office:value="1943" calcext:value-type="float">
            <text:p>1943</text:p>
          </table:table-cell>
          <table:table-cell table:formula="of:=[.B172]+45"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43</text:p>
          </table:table-cell>
          <table:table-cell office:value-type="float" office:value="1922" calcext:value-type="float">
            <text:p>1922</text:p>
          </table:table-cell>
          <table:table-cell office:value-type="float" office:value="739" calcext:value-type="float">
            <text:p>739</text:p>
          </table:table-cell>
          <table:table-cell office:value-type="float" office:value="8983" calcext:value-type="float">
            <text:p>8983</text:p>
          </table:table-cell>
          <table:table-cell table:style-name="ce3" table:formula="of:=[.D173]*[.$P$4]*COS(PI()*([.$P$3] + (1 - [.D173]/[.$P$1])*[.$P$2])) + [.$P$5]" office:value-type="float" office:value="1943.35923709095" calcext:value-type="float">
            <text:p>1943</text:p>
          </table:table-cell>
          <table:table-cell office:value-type="float" office:value="1944" calcext:value-type="float">
            <text:p>1944</text:p>
          </table:table-cell>
          <table:table-cell table:formula="of:=[.B173]+45"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19</text:p>
          </table:table-cell>
          <table:table-cell office:value-type="float" office:value="1918" calcext:value-type="float">
            <text:p>1918</text:p>
          </table:table-cell>
          <table:table-cell office:value-type="float" office:value="737" calcext:value-type="float">
            <text:p>737</text:p>
          </table:table-cell>
          <table:table-cell office:value-type="float" office:value="9044" calcext:value-type="float">
            <text:p>9044</text:p>
          </table:table-cell>
          <table:table-cell table:style-name="ce3" table:formula="of:=[.D174]*[.$P$4]*COS(PI()*([.$P$3] + (1 - [.D174]/[.$P$1])*[.$P$2])) + [.$P$5]" office:value-type="float" office:value="1969.1027416729" calcext:value-type="float">
            <text:p>1969</text:p>
          </table:table-cell>
          <table:table-cell office:value-type="float" office:value="1967" calcext:value-type="float">
            <text:p>1967</text:p>
          </table:table-cell>
          <table:table-cell table:formula="of:=[.B174]+45"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23</text:p>
          </table:table-cell>
          <table:table-cell office:value-type="float" office:value="1918" calcext:value-type="float">
            <text:p>1918</text:p>
          </table:table-cell>
          <table:table-cell office:value-type="float" office:value="737" calcext:value-type="float">
            <text:p>737</text:p>
          </table:table-cell>
          <table:table-cell office:value-type="float" office:value="9012" calcext:value-type="float">
            <text:p>9012</text:p>
          </table:table-cell>
          <table:table-cell table:style-name="ce3" table:formula="of:=[.D175]*[.$P$4]*COS(PI()*([.$P$3] + (1 - [.D175]/[.$P$1])*[.$P$2])) + [.$P$5]" office:value-type="float" office:value="1955.58296770719" calcext:value-type="float">
            <text:p>1956</text:p>
          </table:table-cell>
          <table:table-cell office:value-type="float" office:value="1964" calcext:value-type="float">
            <text:p>1964</text:p>
          </table:table-cell>
          <table:table-cell table:formula="of:=[.B175]+45"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27</text:p>
          </table:table-cell>
          <table:table-cell office:value-type="float" office:value="1918" calcext:value-type="float">
            <text:p>1918</text:p>
          </table:table-cell>
          <table:table-cell office:value-type="float" office:value="737" calcext:value-type="float">
            <text:p>737</text:p>
          </table:table-cell>
          <table:table-cell office:value-type="float" office:value="9035" calcext:value-type="float">
            <text:p>9035</text:p>
          </table:table-cell>
          <table:table-cell table:style-name="ce3" table:formula="of:=[.D176]*[.$P$4]*COS(PI()*([.$P$3] + (1 - [.D176]/[.$P$1])*[.$P$2])) + [.$P$5]" office:value-type="float" office:value="1965.29698036881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table:formula="of:=[.B176]+45"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31</text:p>
          </table:table-cell>
          <table:table-cell office:value-type="float" office:value="1918" calcext:value-type="float">
            <text:p>1918</text:p>
          </table:table-cell>
          <table:table-cell office:value-type="float" office:value="737" calcext:value-type="float">
            <text:p>737</text:p>
          </table:table-cell>
          <table:table-cell office:value-type="float" office:value="9016" calcext:value-type="float">
            <text:p>9016</text:p>
          </table:table-cell>
          <table:table-cell table:style-name="ce3" table:formula="of:=[.D177]*[.$P$4]*COS(PI()*([.$P$3] + (1 - [.D177]/[.$P$1])*[.$P$2])) + [.$P$5]" office:value-type="float" office:value="1957.27113700134" calcext:value-type="float">
            <text:p>1957</text:p>
          </table:table-cell>
          <table:table-cell office:value-type="float" office:value="1966" calcext:value-type="float">
            <text:p>1966</text:p>
          </table:table-cell>
          <table:table-cell table:formula="of:=[.B177]+45"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3:35</text:p>
          </table:table-cell>
          <table:table-cell office:value-type="float" office:value="1918" calcext:value-type="float">
            <text:p>1918</text:p>
          </table:table-cell>
          <table:table-cell office:value-type="float" office:value="737" calcext:value-type="float">
            <text:p>737</text:p>
          </table:table-cell>
          <table:table-cell office:value-type="float" office:value="9061" calcext:value-type="float">
            <text:p>9061</text:p>
          </table:table-cell>
          <table:table-cell table:style-name="ce3" table:formula="of:=[.D178]*[.$P$4]*COS(PI()*([.$P$3] + (1 - [.D178]/[.$P$1])*[.$P$2])) + [.$P$5]" office:value-type="float" office:value="1976.29846589926" calcext:value-type="float">
            <text:p>1976</text:p>
          </table:table-cell>
          <table:table-cell office:value-type="float" office:value="1968" calcext:value-type="float">
            <text:p>1968</text:p>
          </table:table-cell>
          <table:table-cell table:formula="of:=[.B178]+45"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08</text:p>
          </table:table-cell>
          <table:table-cell office:value-type="float" office:value="1916" calcext:value-type="float">
            <text:p>1916</text:p>
          </table:table-cell>
          <table:table-cell office:value-type="float" office:value="736" calcext:value-type="float">
            <text:p>736</text:p>
          </table:table-cell>
          <table:table-cell office:value-type="float" office:value="8965" calcext:value-type="float">
            <text:p>8965</text:p>
          </table:table-cell>
          <table:table-cell table:style-name="ce3" table:formula="of:=[.D179]*[.$P$4]*COS(PI()*([.$P$3] + (1 - [.D179]/[.$P$1])*[.$P$2])) + [.$P$5]" office:value-type="float" office:value="1935.78586368996" calcext:value-type="float">
            <text:p>1936</text:p>
          </table:table-cell>
          <table:table-cell office:value-type="float" office:value="1941" calcext:value-type="float">
            <text:p>1941</text:p>
          </table:table-cell>
          <table:table-cell table:formula="of:=[.B179]+45" office:value-type="float" office:value="1961" calcext:value-type="float">
            <text:p>19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43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58" calcext:value-type="float">
            <text:p>8958</text:p>
          </table:table-cell>
          <table:table-cell table:style-name="ce3" table:formula="of:=[.D180]*[.$P$4]*COS(PI()*([.$P$3] + (1 - [.D180]/[.$P$1])*[.$P$2])) + [.$P$5]" office:value-type="float" office:value="1932.84352666936" calcext:value-type="float">
            <text:p>1933</text:p>
          </table:table-cell>
          <table:table-cell office:value-type="float" office:value="1925" calcext:value-type="float">
            <text:p>1925</text:p>
          </table:table-cell>
          <table:table-cell table:formula="of:=[.B180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47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80" calcext:value-type="float">
            <text:p>8980</text:p>
          </table:table-cell>
          <table:table-cell table:style-name="ce3" table:formula="of:=[.D181]*[.$P$4]*COS(PI()*([.$P$3] + (1 - [.D181]/[.$P$1])*[.$P$2])) + [.$P$5]" office:value-type="float" office:value="1942.09627341034" calcext:value-type="float">
            <text:p>1942</text:p>
          </table:table-cell>
          <table:table-cell office:value-type="float" office:value="1935" calcext:value-type="float">
            <text:p>1935</text:p>
          </table:table-cell>
          <table:table-cell table:formula="of:=[.B181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51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47" calcext:value-type="float">
            <text:p>8947</text:p>
          </table:table-cell>
          <table:table-cell table:style-name="ce3" table:formula="of:=[.D182]*[.$P$4]*COS(PI()*([.$P$3] + (1 - [.D182]/[.$P$1])*[.$P$2])) + [.$P$5]" office:value-type="float" office:value="1928.22310592535" calcext:value-type="float">
            <text:p>1928</text:p>
          </table:table-cell>
          <table:table-cell office:value-type="float" office:value="1927" calcext:value-type="float">
            <text:p>1927</text:p>
          </table:table-cell>
          <table:table-cell table:formula="of:=[.B182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55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70" calcext:value-type="float">
            <text:p>8970</text:p>
          </table:table-cell>
          <table:table-cell table:style-name="ce3" table:formula="of:=[.D183]*[.$P$4]*COS(PI()*([.$P$3] + (1 - [.D183]/[.$P$1])*[.$P$2])) + [.$P$5]" office:value-type="float" office:value="1937.88851611564" calcext:value-type="float">
            <text:p>1938</text:p>
          </table:table-cell>
          <table:table-cell office:value-type="float" office:value="1932" calcext:value-type="float">
            <text:p>1932</text:p>
          </table:table-cell>
          <table:table-cell table:formula="of:=[.B183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3:59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50" calcext:value-type="float">
            <text:p>8950</text:p>
          </table:table-cell>
          <table:table-cell table:style-name="ce3" table:formula="of:=[.D184]*[.$P$4]*COS(PI()*([.$P$3] + (1 - [.D184]/[.$P$1])*[.$P$2])) + [.$P$5]" office:value-type="float" office:value="1929.48282594127" calcext:value-type="float">
            <text:p>1929</text:p>
          </table:table-cell>
          <table:table-cell office:value-type="float" office:value="1935" calcext:value-type="float">
            <text:p>1935</text:p>
          </table:table-cell>
          <table:table-cell table:formula="of:=[.B184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03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47" calcext:value-type="float">
            <text:p>8947</text:p>
          </table:table-cell>
          <table:table-cell table:style-name="ce3" table:formula="of:=[.D185]*[.$P$4]*COS(PI()*([.$P$3] + (1 - [.D185]/[.$P$1])*[.$P$2])) + [.$P$5]" office:value-type="float" office:value="1928.22310592535" calcext:value-type="float">
            <text:p>1928</text:p>
          </table:table-cell>
          <table:table-cell office:value-type="float" office:value="1926" calcext:value-type="float">
            <text:p>1926</text:p>
          </table:table-cell>
          <table:table-cell table:formula="of:=[.B185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07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71" calcext:value-type="float">
            <text:p>8971</text:p>
          </table:table-cell>
          <table:table-cell table:style-name="ce3" table:formula="of:=[.D186]*[.$P$4]*COS(PI()*([.$P$3] + (1 - [.D186]/[.$P$1])*[.$P$2])) + [.$P$5]" office:value-type="float" office:value="1938.30914478641" calcext:value-type="float">
            <text:p>1938</text:p>
          </table:table-cell>
          <table:table-cell office:value-type="float" office:value="1929" calcext:value-type="float">
            <text:p>1929</text:p>
          </table:table-cell>
          <table:table-cell table:formula="of:=[.B186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11</text:p>
          </table:table-cell>
          <table:table-cell office:value-type="float" office:value="1915" calcext:value-type="float">
            <text:p>1915</text:p>
          </table:table-cell>
          <table:table-cell office:value-type="float" office:value="735" calcext:value-type="float">
            <text:p>735</text:p>
          </table:table-cell>
          <table:table-cell office:value-type="float" office:value="8990" calcext:value-type="float">
            <text:p>8990</text:p>
          </table:table-cell>
          <table:table-cell table:style-name="ce3" table:formula="of:=[.D187]*[.$P$4]*COS(PI()*([.$P$3] + (1 - [.D187]/[.$P$1])*[.$P$2])) + [.$P$5]" office:value-type="float" office:value="1946.30729248638" calcext:value-type="float">
            <text:p>1946</text:p>
          </table:table-cell>
          <table:table-cell office:value-type="float" office:value="1944" calcext:value-type="float">
            <text:p>1944</text:p>
          </table:table-cell>
          <table:table-cell table:formula="of:=[.B187]+45"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32</text:p>
          </table:table-cell>
          <table:table-cell office:value-type="float" office:value="1913" calcext:value-type="float">
            <text:p>1913</text:p>
          </table:table-cell>
          <table:table-cell office:value-type="float" office:value="734" calcext:value-type="float">
            <text:p>734</text:p>
          </table:table-cell>
          <table:table-cell office:value-type="float" office:value="8954" calcext:value-type="float">
            <text:p>8954</text:p>
          </table:table-cell>
          <table:table-cell table:style-name="ce3" table:formula="of:=[.D188]*[.$P$4]*COS(PI()*([.$P$3] + (1 - [.D188]/[.$P$1])*[.$P$2])) + [.$P$5]" office:value-type="float" office:value="1931.16291333227" calcext:value-type="float">
            <text:p>1931</text:p>
          </table:table-cell>
          <table:table-cell office:value-type="float" office:value="1933" calcext:value-type="float">
            <text:p>1933</text:p>
          </table:table-cell>
          <table:table-cell table:formula="of:=[.B188]+45" office:value-type="float" office:value="1958" calcext:value-type="float">
            <text:p>1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36</text:p>
          </table:table-cell>
          <table:table-cell office:value-type="float" office:value="1913" calcext:value-type="float">
            <text:p>1913</text:p>
          </table:table-cell>
          <table:table-cell office:value-type="float" office:value="734" calcext:value-type="float">
            <text:p>734</text:p>
          </table:table-cell>
          <table:table-cell office:value-type="float" office:value="8968" calcext:value-type="float">
            <text:p>8968</text:p>
          </table:table-cell>
          <table:table-cell table:style-name="ce3" table:formula="of:=[.D189]*[.$P$4]*COS(PI()*([.$P$3] + (1 - [.D189]/[.$P$1])*[.$P$2])) + [.$P$5]" office:value-type="float" office:value="1937.04735693045" calcext:value-type="float">
            <text:p>1937</text:p>
          </table:table-cell>
          <table:table-cell office:value-type="float" office:value="1936" calcext:value-type="float">
            <text:p>1936</text:p>
          </table:table-cell>
          <table:table-cell table:formula="of:=[.B189]+45" office:value-type="float" office:value="1958" calcext:value-type="float">
            <text:p>1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40</text:p>
          </table:table-cell>
          <table:table-cell office:value-type="float" office:value="1913" calcext:value-type="float">
            <text:p>1913</text:p>
          </table:table-cell>
          <table:table-cell office:value-type="float" office:value="734" calcext:value-type="float">
            <text:p>734</text:p>
          </table:table-cell>
          <table:table-cell office:value-type="float" office:value="8967" calcext:value-type="float">
            <text:p>8967</text:p>
          </table:table-cell>
          <table:table-cell table:style-name="ce3" table:formula="of:=[.D190]*[.$P$4]*COS(PI()*([.$P$3] + (1 - [.D190]/[.$P$1])*[.$P$2])) + [.$P$5]" office:value-type="float" office:value="1936.62682643555" calcext:value-type="float">
            <text:p>1937</text:p>
          </table:table-cell>
          <table:table-cell office:value-type="float" office:value="1937" calcext:value-type="float">
            <text:p>1937</text:p>
          </table:table-cell>
          <table:table-cell table:formula="of:=[.B190]+45" office:value-type="float" office:value="1958" calcext:value-type="float">
            <text:p>1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44</text:p>
          </table:table-cell>
          <table:table-cell office:value-type="float" office:value="1913" calcext:value-type="float">
            <text:p>1913</text:p>
          </table:table-cell>
          <table:table-cell office:value-type="float" office:value="734" calcext:value-type="float">
            <text:p>734</text:p>
          </table:table-cell>
          <table:table-cell office:value-type="float" office:value="8973" calcext:value-type="float">
            <text:p>8973</text:p>
          </table:table-cell>
          <table:table-cell table:style-name="ce3" table:formula="of:=[.D191]*[.$P$4]*COS(PI()*([.$P$3] + (1 - [.D191]/[.$P$1])*[.$P$2])) + [.$P$5]" office:value-type="float" office:value="1939.15050023547" calcext:value-type="float">
            <text:p>1939</text:p>
          </table:table-cell>
          <table:table-cell office:value-type="float" office:value="1938" calcext:value-type="float">
            <text:p>1938</text:p>
          </table:table-cell>
          <table:table-cell table:formula="of:=[.B191]+45" office:value-type="float" office:value="1958" calcext:value-type="float">
            <text:p>1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03</text:p>
          </table:table-cell>
          <table:table-cell office:value-type="float" office:value="1910" calcext:value-type="float">
            <text:p>1910</text:p>
          </table:table-cell>
          <table:table-cell office:value-type="float" office:value="733" calcext:value-type="float">
            <text:p>733</text:p>
          </table:table-cell>
          <table:table-cell office:value-type="float" office:value="9029" calcext:value-type="float">
            <text:p>9029</text:p>
          </table:table-cell>
          <table:table-cell table:style-name="ce3" table:formula="of:=[.D192]*[.$P$4]*COS(PI()*([.$P$3] + (1 - [.D192]/[.$P$1])*[.$P$2])) + [.$P$5]" office:value-type="float" office:value="1962.76124925811" calcext:value-type="float">
            <text:p>1963</text:p>
          </table:table-cell>
          <table:table-cell office:value-type="float" office:value="1945" calcext:value-type="float">
            <text:p>1945</text:p>
          </table:table-cell>
          <table:table-cell table:formula="of:=[.B192]+45" office:value-type="float" office:value="1955" calcext:value-type="float">
            <text:p>19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32</text:p>
          </table:table-cell>
          <table:table-cell office:value-type="float" office:value="1908" calcext:value-type="float">
            <text:p>1908</text:p>
          </table:table-cell>
          <table:table-cell office:value-type="float" office:value="732" calcext:value-type="float">
            <text:p>732</text:p>
          </table:table-cell>
          <table:table-cell office:value-type="float" office:value="8976" calcext:value-type="float">
            <text:p>8976</text:p>
          </table:table-cell>
          <table:table-cell table:style-name="ce3" table:formula="of:=[.D193]*[.$P$4]*COS(PI()*([.$P$3] + (1 - [.D193]/[.$P$1])*[.$P$2])) + [.$P$5]" office:value-type="float" office:value="1940.41277853132" calcext:value-type="float">
            <text:p>1940</text:p>
          </table:table-cell>
          <table:table-cell office:value-type="float" office:value="1935" calcext:value-type="float">
            <text:p>1935</text:p>
          </table:table-cell>
          <table:table-cell table:formula="of:=[.B193]+45" office:value-type="float" office:value="1953" calcext:value-type="float">
            <text:p>19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36</text:p>
          </table:table-cell>
          <table:table-cell office:value-type="float" office:value="1908" calcext:value-type="float">
            <text:p>1908</text:p>
          </table:table-cell>
          <table:table-cell office:value-type="float" office:value="732" calcext:value-type="float">
            <text:p>732</text:p>
          </table:table-cell>
          <table:table-cell office:value-type="float" office:value="8979" calcext:value-type="float">
            <text:p>8979</text:p>
          </table:table-cell>
          <table:table-cell table:style-name="ce3" table:formula="of:=[.D194]*[.$P$4]*COS(PI()*([.$P$3] + (1 - [.D194]/[.$P$1])*[.$P$2])) + [.$P$5]" office:value-type="float" office:value="1941.67535073942" calcext:value-type="float">
            <text:p>1942</text:p>
          </table:table-cell>
          <table:table-cell office:value-type="float" office:value="1938" calcext:value-type="float">
            <text:p>1938</text:p>
          </table:table-cell>
          <table:table-cell table:formula="of:=[.B194]+45" office:value-type="float" office:value="1953" calcext:value-type="float">
            <text:p>19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40</text:p>
          </table:table-cell>
          <table:table-cell office:value-type="float" office:value="1908" calcext:value-type="float">
            <text:p>1908</text:p>
          </table:table-cell>
          <table:table-cell office:value-type="float" office:value="732" calcext:value-type="float">
            <text:p>732</text:p>
          </table:table-cell>
          <table:table-cell office:value-type="float" office:value="8956" calcext:value-type="float">
            <text:p>8956</text:p>
          </table:table-cell>
          <table:table-cell table:style-name="ce3" table:formula="of:=[.D195]*[.$P$4]*COS(PI()*([.$P$3] + (1 - [.D195]/[.$P$1])*[.$P$2])) + [.$P$5]" office:value-type="float" office:value="1932.00315429655" calcext:value-type="float">
            <text:p>1932</text:p>
          </table:table-cell>
          <table:table-cell office:value-type="float" office:value="1934" calcext:value-type="float">
            <text:p>1934</text:p>
          </table:table-cell>
          <table:table-cell table:formula="of:=[.B195]+45" office:value-type="float" office:value="1953" calcext:value-type="float">
            <text:p>19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44</text:p>
          </table:table-cell>
          <table:table-cell office:value-type="float" office:value="1908" calcext:value-type="float">
            <text:p>1908</text:p>
          </table:table-cell>
          <table:table-cell office:value-type="float" office:value="732" calcext:value-type="float">
            <text:p>732</text:p>
          </table:table-cell>
          <table:table-cell office:value-type="float" office:value="8963" calcext:value-type="float">
            <text:p>8963</text:p>
          </table:table-cell>
          <table:table-cell table:style-name="ce3" table:formula="of:=[.D196]*[.$P$4]*COS(PI()*([.$P$3] + (1 - [.D196]/[.$P$1])*[.$P$2])) + [.$P$5]" office:value-type="float" office:value="1934.94503200173" calcext:value-type="float">
            <text:p>1935</text:p>
          </table:table-cell>
          <table:table-cell office:value-type="float" office:value="1942" calcext:value-type="float">
            <text:p>1942</text:p>
          </table:table-cell>
          <table:table-cell table:formula="of:=[.B196]+45" office:value-type="float" office:value="1953" calcext:value-type="float">
            <text:p>19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48</text:p>
          </table:table-cell>
          <table:table-cell office:value-type="float" office:value="1899" calcext:value-type="float">
            <text:p>1899</text:p>
          </table:table-cell>
          <table:table-cell office:value-type="float" office:value="727" calcext:value-type="float">
            <text:p>727</text:p>
          </table:table-cell>
          <table:table-cell office:value-type="float" office:value="8938" calcext:value-type="float">
            <text:p>8938</text:p>
          </table:table-cell>
          <table:table-cell table:style-name="ce3" table:formula="of:=[.D197]*[.$P$4]*COS(PI()*([.$P$3] + (1 - [.D197]/[.$P$1])*[.$P$2])) + [.$P$5]" office:value-type="float" office:value="1924.44572568071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table:formula="of:=[.B197]+45" office:value-type="float" office:value="1944" calcext:value-type="float">
            <text:p>1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07</text:p>
          </table:table-cell>
          <table:table-cell office:value-type="float" office:value="1896" calcext:value-type="float">
            <text:p>1896</text:p>
          </table:table-cell>
          <table:table-cell office:value-type="float" office:value="726" calcext:value-type="float">
            <text:p>726</text:p>
          </table:table-cell>
          <table:table-cell office:value-type="float" office:value="8980" calcext:value-type="float">
            <text:p>8980</text:p>
          </table:table-cell>
          <table:table-cell table:style-name="ce3" table:formula="of:=[.D198]*[.$P$4]*COS(PI()*([.$P$3] + (1 - [.D198]/[.$P$1])*[.$P$2])) + [.$P$5]" office:value-type="float" office:value="1942.09627341034" calcext:value-type="float">
            <text:p>1942</text:p>
          </table:table-cell>
          <table:table-cell office:value-type="float" office:value="1945" calcext:value-type="float">
            <text:p>1945</text:p>
          </table:table-cell>
          <table:table-cell table:formula="of:=[.B198]+45"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11</text:p>
          </table:table-cell>
          <table:table-cell office:value-type="float" office:value="1896" calcext:value-type="float">
            <text:p>1896</text:p>
          </table:table-cell>
          <table:table-cell office:value-type="float" office:value="726" calcext:value-type="float">
            <text:p>726</text:p>
          </table:table-cell>
          <table:table-cell office:value-type="float" office:value="8985" calcext:value-type="float">
            <text:p>8985</text:p>
          </table:table-cell>
          <table:table-cell table:style-name="ce3" table:formula="of:=[.D199]*[.$P$4]*COS(PI()*([.$P$3] + (1 - [.D199]/[.$P$1])*[.$P$2])) + [.$P$5]" office:value-type="float" office:value="1944.20137583676" calcext:value-type="float">
            <text:p>1944</text:p>
          </table:table-cell>
          <table:table-cell office:value-type="float" office:value="1941" calcext:value-type="float">
            <text:p>1941</text:p>
          </table:table-cell>
          <table:table-cell table:formula="of:=[.B199]+45"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15</text:p>
          </table:table-cell>
          <table:table-cell office:value-type="float" office:value="1896" calcext:value-type="float">
            <text:p>1896</text:p>
          </table:table-cell>
          <table:table-cell office:value-type="float" office:value="726" calcext:value-type="float">
            <text:p>726</text:p>
          </table:table-cell>
          <table:table-cell office:value-type="float" office:value="8972" calcext:value-type="float">
            <text:p>8972</text:p>
          </table:table-cell>
          <table:table-cell table:style-name="ce3" table:formula="of:=[.D200]*[.$P$4]*COS(PI()*([.$P$3] + (1 - [.D200]/[.$P$1])*[.$P$2])) + [.$P$5]" office:value-type="float" office:value="1938.72980616294" calcext:value-type="float">
            <text:p>1939</text:p>
          </table:table-cell>
          <table:table-cell office:value-type="float" office:value="1947" calcext:value-type="float">
            <text:p>1947</text:p>
          </table:table-cell>
          <table:table-cell table:formula="of:=[.B200]+45"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9:19</text:p>
          </table:table-cell>
          <table:table-cell office:value-type="float" office:value="1896" calcext:value-type="float">
            <text:p>1896</text:p>
          </table:table-cell>
          <table:table-cell office:value-type="float" office:value="726" calcext:value-type="float">
            <text:p>726</text:p>
          </table:table-cell>
          <table:table-cell office:value-type="float" office:value="9015" calcext:value-type="float">
            <text:p>9015</text:p>
          </table:table-cell>
          <table:table-cell table:style-name="ce3" table:formula="of:=[.D201]*[.$P$4]*COS(PI()*([.$P$3] + (1 - [.D201]/[.$P$1])*[.$P$2])) + [.$P$5]" office:value-type="float" office:value="1956.84904625546" calcext:value-type="float">
            <text:p>1957</text:p>
          </table:table-cell>
          <table:table-cell office:value-type="float" office:value="1942" calcext:value-type="float">
            <text:p>1942</text:p>
          </table:table-cell>
          <table:table-cell table:formula="of:=[.B201]+45"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12</text:p>
          </table:table-cell>
          <table:table-cell office:value-type="float" office:value="1895" calcext:value-type="float">
            <text:p>1895</text:p>
          </table:table-cell>
          <table:table-cell office:value-type="float" office:value="726" calcext:value-type="float">
            <text:p>726</text:p>
          </table:table-cell>
          <table:table-cell office:value-type="float" office:value="8920" calcext:value-type="float">
            <text:p>8920</text:p>
          </table:table-cell>
          <table:table-cell table:style-name="ce3" table:formula="of:=[.D202]*[.$P$4]*COS(PI()*([.$P$3] + (1 - [.D202]/[.$P$1])*[.$P$2])) + [.$P$5]" office:value-type="float" office:value="1916.89899795339" calcext:value-type="float">
            <text:p>1917</text:p>
          </table:table-cell>
          <table:table-cell office:value-type="float" office:value="1913" calcext:value-type="float">
            <text:p>1913</text:p>
          </table:table-cell>
          <table:table-cell table:formula="of:=[.B202]+45" office:value-type="float" office:value="1940" calcext:value-type="float">
            <text:p>19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15</text:p>
          </table:table-cell>
          <table:table-cell office:value-type="float" office:value="1892" calcext:value-type="float">
            <text:p>1892</text:p>
          </table:table-cell>
          <table:table-cell office:value-type="float" office:value="724" calcext:value-type="float">
            <text:p>724</text:p>
          </table:table-cell>
          <table:table-cell office:value-type="float" office:value="8956" calcext:value-type="float">
            <text:p>8956</text:p>
          </table:table-cell>
          <table:table-cell table:style-name="ce3" table:formula="of:=[.D203]*[.$P$4]*COS(PI()*([.$P$3] + (1 - [.D203]/[.$P$1])*[.$P$2])) + [.$P$5]" office:value-type="float" office:value="1932.00315429655" calcext:value-type="float">
            <text:p>1932</text:p>
          </table:table-cell>
          <table:table-cell office:value-type="float" office:value="1925" calcext:value-type="float">
            <text:p>1925</text:p>
          </table:table-cell>
          <table:table-cell table:formula="of:=[.B203]+45"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19</text:p>
          </table:table-cell>
          <table:table-cell office:value-type="float" office:value="1892" calcext:value-type="float">
            <text:p>1892</text:p>
          </table:table-cell>
          <table:table-cell office:value-type="float" office:value="724" calcext:value-type="float">
            <text:p>724</text:p>
          </table:table-cell>
          <table:table-cell office:value-type="float" office:value="8961" calcext:value-type="float">
            <text:p>8961</text:p>
          </table:table-cell>
          <table:table-cell table:style-name="ce3" table:formula="of:=[.D204]*[.$P$4]*COS(PI()*([.$P$3] + (1 - [.D204]/[.$P$1])*[.$P$2])) + [.$P$5]" office:value-type="float" office:value="1934.10433144892" calcext:value-type="float">
            <text:p>1934</text:p>
          </table:table-cell>
          <table:table-cell office:value-type="float" office:value="1923" calcext:value-type="float">
            <text:p>1923</text:p>
          </table:table-cell>
          <table:table-cell table:formula="of:=[.B204]+45"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23</text:p>
          </table:table-cell>
          <table:table-cell office:value-type="float" office:value="1892" calcext:value-type="float">
            <text:p>1892</text:p>
          </table:table-cell>
          <table:table-cell office:value-type="float" office:value="724" calcext:value-type="float">
            <text:p>724</text:p>
          </table:table-cell>
          <table:table-cell office:value-type="float" office:value="8950" calcext:value-type="float">
            <text:p>8950</text:p>
          </table:table-cell>
          <table:table-cell table:style-name="ce3" table:formula="of:=[.D205]*[.$P$4]*COS(PI()*([.$P$3] + (1 - [.D205]/[.$P$1])*[.$P$2])) + [.$P$5]" office:value-type="float" office:value="1929.48282594127" calcext:value-type="float">
            <text:p>1929</text:p>
          </table:table-cell>
          <table:table-cell office:value-type="float" office:value="1927" calcext:value-type="float">
            <text:p>1927</text:p>
          </table:table-cell>
          <table:table-cell table:formula="of:=[.B205]+45"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15</text:p>
          </table:table-cell>
          <table:table-cell office:value-type="float" office:value="1892" calcext:value-type="float">
            <text:p>1892</text:p>
          </table:table-cell>
          <table:table-cell office:value-type="float" office:value="724" calcext:value-type="float">
            <text:p>724</text:p>
          </table:table-cell>
          <table:table-cell office:value-type="float" office:value="8940" calcext:value-type="float">
            <text:p>8940</text:p>
          </table:table-cell>
          <table:table-cell table:style-name="ce3" table:formula="of:=[.D206]*[.$P$4]*COS(PI()*([.$P$3] + (1 - [.D206]/[.$P$1])*[.$P$2])) + [.$P$5]" office:value-type="float" office:value="1925.28491257043" calcext:value-type="float">
            <text:p>1925</text:p>
          </table:table-cell>
          <table:table-cell office:value-type="float" office:value="1934" calcext:value-type="float">
            <text:p>1934</text:p>
          </table:table-cell>
          <table:table-cell table:formula="of:=[.B206]+45"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52</text:p>
          </table:table-cell>
          <table:table-cell office:value-type="float" office:value="1892" calcext:value-type="float">
            <text:p>1892</text:p>
          </table:table-cell>
          <table:table-cell office:value-type="float" office:value="724" calcext:value-type="float">
            <text:p>724</text:p>
          </table:table-cell>
          <table:table-cell office:value-type="float" office:value="8894" calcext:value-type="float">
            <text:p>8894</text:p>
          </table:table-cell>
          <table:table-cell table:style-name="ce3" table:formula="of:=[.D207]*[.$P$4]*COS(PI()*([.$P$3] + (1 - [.D207]/[.$P$1])*[.$P$2])) + [.$P$5]" office:value-type="float" office:value="1906.01717559853" calcext:value-type="float">
            <text:p>1906</text:p>
          </table:table-cell>
          <table:table-cell office:value-type="float" office:value="1916" calcext:value-type="float">
            <text:p>1916</text:p>
          </table:table-cell>
          <table:table-cell table:formula="of:=[.B207]+45" office:value-type="float" office:value="1937" calcext:value-type="float">
            <text:p>19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8:47</text:p>
          </table:table-cell>
          <table:table-cell office:value-type="float" office:value="1889" calcext:value-type="float">
            <text:p>1889</text:p>
          </table:table-cell>
          <table:table-cell office:value-type="float" office:value="723" calcext:value-type="float">
            <text:p>723</text:p>
          </table:table-cell>
          <table:table-cell office:value-type="float" office:value="8953" calcext:value-type="float">
            <text:p>8953</text:p>
          </table:table-cell>
          <table:table-cell table:style-name="ce3" table:formula="of:=[.D208]*[.$P$4]*COS(PI()*([.$P$3] + (1 - [.D208]/[.$P$1])*[.$P$2])) + [.$P$5]" office:value-type="float" office:value="1930.74284215271" calcext:value-type="float">
            <text:p>1931</text:p>
          </table:table-cell>
          <table:table-cell office:value-type="float" office:value="1928" calcext:value-type="float">
            <text:p>1928</text:p>
          </table:table-cell>
          <table:table-cell table:formula="of:=[.B208]+45"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36</text:p>
          </table:table-cell>
          <table:table-cell office:value-type="float" office:value="1889" calcext:value-type="float">
            <text:p>1889</text:p>
          </table:table-cell>
          <table:table-cell office:value-type="float" office:value="723" calcext:value-type="float">
            <text:p>723</text:p>
          </table:table-cell>
          <table:table-cell office:value-type="float" office:value="8926" calcext:value-type="float">
            <text:p>8926</text:p>
          </table:table-cell>
          <table:table-cell table:style-name="ce3" table:formula="of:=[.D209]*[.$P$4]*COS(PI()*([.$P$3] + (1 - [.D209]/[.$P$1])*[.$P$2])) + [.$P$5]" office:value-type="float" office:value="1919.41338137292" calcext:value-type="float">
            <text:p>1919</text:p>
          </table:table-cell>
          <table:table-cell office:value-type="float" office:value="1922" calcext:value-type="float">
            <text:p>1922</text:p>
          </table:table-cell>
          <table:table-cell table:formula="of:=[.B209]+45"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56</text:p>
          </table:table-cell>
          <table:table-cell office:value-type="float" office:value="1886" calcext:value-type="float">
            <text:p>1886</text:p>
          </table:table-cell>
          <table:table-cell office:value-type="float" office:value="722" calcext:value-type="float">
            <text:p>722</text:p>
          </table:table-cell>
          <table:table-cell office:value-type="float" office:value="8936" calcext:value-type="float">
            <text:p>8936</text:p>
          </table:table-cell>
          <table:table-cell table:style-name="ce3" table:formula="of:=[.D210]*[.$P$4]*COS(PI()*([.$P$3] + (1 - [.D210]/[.$P$1])*[.$P$2])) + [.$P$5]" office:value-type="float" office:value="1923.60667090083" calcext:value-type="float">
            <text:p>1924</text:p>
          </table:table-cell>
          <table:table-cell office:value-type="float" office:value="1912" calcext:value-type="float">
            <text:p>1912</text:p>
          </table:table-cell>
          <table:table-cell table:formula="of:=[.B210]+45" office:value-type="float" office:value="1931" calcext:value-type="float">
            <text:p>19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00</text:p>
          </table:table-cell>
          <table:table-cell office:value-type="float" office:value="1886" calcext:value-type="float">
            <text:p>1886</text:p>
          </table:table-cell>
          <table:table-cell office:value-type="float" office:value="722" calcext:value-type="float">
            <text:p>722</text:p>
          </table:table-cell>
          <table:table-cell office:value-type="float" office:value="8893" calcext:value-type="float">
            <text:p>8893</text:p>
          </table:table-cell>
          <table:table-cell table:style-name="ce3" table:formula="of:=[.D211]*[.$P$4]*COS(PI()*([.$P$3] + (1 - [.D211]/[.$P$1])*[.$P$2])) + [.$P$5]" office:value-type="float" office:value="1905.59909451617" calcext:value-type="float">
            <text:p>1906</text:p>
          </table:table-cell>
          <table:table-cell office:value-type="float" office:value="1910" calcext:value-type="float">
            <text:p>1910</text:p>
          </table:table-cell>
          <table:table-cell table:formula="of:=[.B211]+45" office:value-type="float" office:value="1931" calcext:value-type="float">
            <text:p>19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04</text:p>
          </table:table-cell>
          <table:table-cell office:value-type="float" office:value="1886" calcext:value-type="float">
            <text:p>1886</text:p>
          </table:table-cell>
          <table:table-cell office:value-type="float" office:value="722" calcext:value-type="float">
            <text:p>722</text:p>
          </table:table-cell>
          <table:table-cell office:value-type="float" office:value="8887" calcext:value-type="float">
            <text:p>8887</text:p>
          </table:table-cell>
          <table:table-cell table:style-name="ce3" table:formula="of:=[.D212]*[.$P$4]*COS(PI()*([.$P$3] + (1 - [.D212]/[.$P$1])*[.$P$2])) + [.$P$5]" office:value-type="float" office:value="1903.09131111035" calcext:value-type="float">
            <text:p>1903</text:p>
          </table:table-cell>
          <table:table-cell office:value-type="float" office:value="1905" calcext:value-type="float">
            <text:p>1905</text:p>
          </table:table-cell>
          <table:table-cell table:formula="of:=[.B212]+45" office:value-type="float" office:value="1931" calcext:value-type="float">
            <text:p>19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08</text:p>
          </table:table-cell>
          <table:table-cell office:value-type="float" office:value="1886" calcext:value-type="float">
            <text:p>1886</text:p>
          </table:table-cell>
          <table:table-cell office:value-type="float" office:value="722" calcext:value-type="float">
            <text:p>722</text:p>
          </table:table-cell>
          <table:table-cell office:value-type="float" office:value="8924" calcext:value-type="float">
            <text:p>8924</text:p>
          </table:table-cell>
          <table:table-cell table:style-name="ce3" table:formula="of:=[.D213]*[.$P$4]*COS(PI()*([.$P$3] + (1 - [.D213]/[.$P$1])*[.$P$2])) + [.$P$5]" office:value-type="float" office:value="1918.57512088614" calcext:value-type="float">
            <text:p>1919</text:p>
          </table:table-cell>
          <table:table-cell office:value-type="float" office:value="1905" calcext:value-type="float">
            <text:p>1905</text:p>
          </table:table-cell>
          <table:table-cell table:formula="of:=[.B213]+45" office:value-type="float" office:value="1931" calcext:value-type="float">
            <text:p>19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27</text:p>
          </table:table-cell>
          <table:table-cell office:value-type="float" office:value="1885" calcext:value-type="float">
            <text:p>1885</text:p>
          </table:table-cell>
          <table:table-cell office:value-type="float" office:value="721" calcext:value-type="float">
            <text:p>721</text:p>
          </table:table-cell>
          <table:table-cell office:value-type="float" office:value="8955" calcext:value-type="float">
            <text:p>8955</text:p>
          </table:table-cell>
          <table:table-cell table:style-name="ce3" table:formula="of:=[.D214]*[.$P$4]*COS(PI()*([.$P$3] + (1 - [.D214]/[.$P$1])*[.$P$2])) + [.$P$5]" office:value-type="float" office:value="1931.58301738347" calcext:value-type="float">
            <text:p>1932</text:p>
          </table:table-cell>
          <table:table-cell office:value-type="float" office:value="1917" calcext:value-type="float">
            <text:p>1917</text:p>
          </table:table-cell>
          <table:table-cell table:formula="of:=[.B214]+45"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52</text:p>
          </table:table-cell>
          <table:table-cell office:value-type="float" office:value="1884" calcext:value-type="float">
            <text:p>1884</text:p>
          </table:table-cell>
          <table:table-cell office:value-type="float" office:value="721" calcext:value-type="float">
            <text:p>721</text:p>
          </table:table-cell>
          <table:table-cell office:value-type="float" office:value="8906" calcext:value-type="float">
            <text:p>8906</text:p>
          </table:table-cell>
          <table:table-cell table:style-name="ce3" table:formula="of:=[.D215]*[.$P$4]*COS(PI()*([.$P$3] + (1 - [.D215]/[.$P$1])*[.$P$2])) + [.$P$5]" office:value-type="float" office:value="1911.03675527391" calcext:value-type="float">
            <text:p>1911</text:p>
          </table:table-cell>
          <table:table-cell office:value-type="float" office:value="1915" calcext:value-type="float">
            <text:p>1915</text:p>
          </table:table-cell>
          <table:table-cell table:formula="of:=[.B215]+45" office:value-type="float" office:value="1929" calcext:value-type="float">
            <text:p>19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56</text:p>
          </table:table-cell>
          <table:table-cell office:value-type="float" office:value="1884" calcext:value-type="float">
            <text:p>1884</text:p>
          </table:table-cell>
          <table:table-cell office:value-type="float" office:value="721" calcext:value-type="float">
            <text:p>721</text:p>
          </table:table-cell>
          <table:table-cell office:value-type="float" office:value="8959" calcext:value-type="float">
            <text:p>8959</text:p>
          </table:table-cell>
          <table:table-cell table:style-name="ce3" table:formula="of:=[.D216]*[.$P$4]*COS(PI()*([.$P$3] + (1 - [.D216]/[.$P$1])*[.$P$2])) + [.$P$5]" office:value-type="float" office:value="1933.26376210959" calcext:value-type="float">
            <text:p>1933</text:p>
          </table:table-cell>
          <table:table-cell office:value-type="float" office:value="1919" calcext:value-type="float">
            <text:p>1919</text:p>
          </table:table-cell>
          <table:table-cell table:formula="of:=[.B216]+45" office:value-type="float" office:value="1929" calcext:value-type="float">
            <text:p>19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00</text:p>
          </table:table-cell>
          <table:table-cell office:value-type="float" office:value="1884" calcext:value-type="float">
            <text:p>1884</text:p>
          </table:table-cell>
          <table:table-cell office:value-type="float" office:value="721" calcext:value-type="float">
            <text:p>721</text:p>
          </table:table-cell>
          <table:table-cell office:value-type="float" office:value="8929" calcext:value-type="float">
            <text:p>8929</text:p>
          </table:table-cell>
          <table:table-cell table:style-name="ce3" table:formula="of:=[.D217]*[.$P$4]*COS(PI()*([.$P$3] + (1 - [.D217]/[.$P$1])*[.$P$2])) + [.$P$5]" office:value-type="float" office:value="1920.67102065995" calcext:value-type="float">
            <text:p>1921</text:p>
          </table:table-cell>
          <table:table-cell office:value-type="float" office:value="1916" calcext:value-type="float">
            <text:p>1916</text:p>
          </table:table-cell>
          <table:table-cell table:formula="of:=[.B217]+45" office:value-type="float" office:value="1929" calcext:value-type="float">
            <text:p>19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04</text:p>
          </table:table-cell>
          <table:table-cell office:value-type="float" office:value="1884" calcext:value-type="float">
            <text:p>1884</text:p>
          </table:table-cell>
          <table:table-cell office:value-type="float" office:value="721" calcext:value-type="float">
            <text:p>721</text:p>
          </table:table-cell>
          <table:table-cell office:value-type="float" office:value="8899" calcext:value-type="float">
            <text:p>8899</text:p>
          </table:table-cell>
          <table:table-cell table:style-name="ce3" table:formula="of:=[.D218]*[.$P$4]*COS(PI()*([.$P$3] + (1 - [.D218]/[.$P$1])*[.$P$2])) + [.$P$5]" office:value-type="float" office:value="1908.1080826354" calcext:value-type="float">
            <text:p>1908</text:p>
          </table:table-cell>
          <table:table-cell office:value-type="float" office:value="1922" calcext:value-type="float">
            <text:p>1922</text:p>
          </table:table-cell>
          <table:table-cell table:formula="of:=[.B218]+45" office:value-type="float" office:value="1929" calcext:value-type="float">
            <text:p>19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47</text:p>
          </table:table-cell>
          <table:table-cell office:value-type="float" office:value="1881" calcext:value-type="float">
            <text:p>1881</text:p>
          </table:table-cell>
          <table:table-cell office:value-type="float" office:value="719" calcext:value-type="float">
            <text:p>719</text:p>
          </table:table-cell>
          <table:table-cell office:value-type="float" office:value="8929" calcext:value-type="float">
            <text:p>8929</text:p>
          </table:table-cell>
          <table:table-cell table:style-name="ce3" table:formula="of:=[.D219]*[.$P$4]*COS(PI()*([.$P$3] + (1 - [.D219]/[.$P$1])*[.$P$2])) + [.$P$5]" office:value-type="float" office:value="1920.67102065995" calcext:value-type="float">
            <text:p>1921</text:p>
          </table:table-cell>
          <table:table-cell office:value-type="float" office:value="1904" calcext:value-type="float">
            <text:p>1904</text:p>
          </table:table-cell>
          <table:table-cell table:formula="of:=[.B219]+45" office:value-type="float" office:value="1926" calcext:value-type="float">
            <text:p>19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56</text:p>
          </table:table-cell>
          <table:table-cell office:value-type="float" office:value="1881" calcext:value-type="float">
            <text:p>1881</text:p>
          </table:table-cell>
          <table:table-cell office:value-type="float" office:value="719" calcext:value-type="float">
            <text:p>719</text:p>
          </table:table-cell>
          <table:table-cell office:value-type="float" office:value="8897" calcext:value-type="float">
            <text:p>8897</text:p>
          </table:table-cell>
          <table:table-cell table:style-name="ce3" table:formula="of:=[.D220]*[.$P$4]*COS(PI()*([.$P$3] + (1 - [.D220]/[.$P$1])*[.$P$2])) + [.$P$5]" office:value-type="float" office:value="1907.27161953439" calcext:value-type="float">
            <text:p>1907</text:p>
          </table:table-cell>
          <table:table-cell office:value-type="float" office:value="1902" calcext:value-type="float">
            <text:p>1902</text:p>
          </table:table-cell>
          <table:table-cell table:formula="of:=[.B220]+45" office:value-type="float" office:value="1926" calcext:value-type="float">
            <text:p>19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51</text:p>
          </table:table-cell>
          <table:table-cell office:value-type="float" office:value="1878" calcext:value-type="float">
            <text:p>1878</text:p>
          </table:table-cell>
          <table:table-cell office:value-type="float" office:value="718" calcext:value-type="float">
            <text:p>718</text:p>
          </table:table-cell>
          <table:table-cell office:value-type="float" office:value="8953" calcext:value-type="float">
            <text:p>8953</text:p>
          </table:table-cell>
          <table:table-cell table:style-name="ce3" table:formula="of:=[.D221]*[.$P$4]*COS(PI()*([.$P$3] + (1 - [.D221]/[.$P$1])*[.$P$2])) + [.$P$5]" office:value-type="float" office:value="1930.74284215271" calcext:value-type="float">
            <text:p>1931</text:p>
          </table:table-cell>
          <table:table-cell office:value-type="float" office:value="1917" calcext:value-type="float">
            <text:p>1917</text:p>
          </table:table-cell>
          <table:table-cell table:formula="of:=[.B221]+45" office:value-type="float" office:value="1923" calcext:value-type="float">
            <text:p>1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55</text:p>
          </table:table-cell>
          <table:table-cell office:value-type="float" office:value="1878" calcext:value-type="float">
            <text:p>1878</text:p>
          </table:table-cell>
          <table:table-cell office:value-type="float" office:value="718" calcext:value-type="float">
            <text:p>718</text:p>
          </table:table-cell>
          <table:table-cell office:value-type="float" office:value="8926" calcext:value-type="float">
            <text:p>8926</text:p>
          </table:table-cell>
          <table:table-cell table:style-name="ce3" table:formula="of:=[.D222]*[.$P$4]*COS(PI()*([.$P$3] + (1 - [.D222]/[.$P$1])*[.$P$2])) + [.$P$5]" office:value-type="float" office:value="1919.41338137292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table:formula="of:=[.B222]+45" office:value-type="float" office:value="1923" calcext:value-type="float">
            <text:p>1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0:59</text:p>
          </table:table-cell>
          <table:table-cell office:value-type="float" office:value="1878" calcext:value-type="float">
            <text:p>1878</text:p>
          </table:table-cell>
          <table:table-cell office:value-type="float" office:value="718" calcext:value-type="float">
            <text:p>718</text:p>
          </table:table-cell>
          <table:table-cell office:value-type="float" office:value="8938" calcext:value-type="float">
            <text:p>8938</text:p>
          </table:table-cell>
          <table:table-cell table:style-name="ce3" table:formula="of:=[.D223]*[.$P$4]*COS(PI()*([.$P$3] + (1 - [.D223]/[.$P$1])*[.$P$2])) + [.$P$5]" office:value-type="float" office:value="1924.44572568071" calcext:value-type="float">
            <text:p>1924</text:p>
          </table:table-cell>
          <table:table-cell office:value-type="float" office:value="1924" calcext:value-type="float">
            <text:p>1924</text:p>
          </table:table-cell>
          <table:table-cell table:formula="of:=[.B223]+45" office:value-type="float" office:value="1923" calcext:value-type="float">
            <text:p>1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03</text:p>
          </table:table-cell>
          <table:table-cell office:value-type="float" office:value="1878" calcext:value-type="float">
            <text:p>1878</text:p>
          </table:table-cell>
          <table:table-cell office:value-type="float" office:value="718" calcext:value-type="float">
            <text:p>718</text:p>
          </table:table-cell>
          <table:table-cell office:value-type="float" office:value="8950" calcext:value-type="float">
            <text:p>8950</text:p>
          </table:table-cell>
          <table:table-cell table:style-name="ce3" table:formula="of:=[.D224]*[.$P$4]*COS(PI()*([.$P$3] + (1 - [.D224]/[.$P$1])*[.$P$2])) + [.$P$5]" office:value-type="float" office:value="1929.48282594127" calcext:value-type="float">
            <text:p>1929</text:p>
          </table:table-cell>
          <table:table-cell office:value-type="float" office:value="1920" calcext:value-type="float">
            <text:p>1920</text:p>
          </table:table-cell>
          <table:table-cell table:formula="of:=[.B224]+45" office:value-type="float" office:value="1923" calcext:value-type="float">
            <text:p>1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16</text:p>
          </table:table-cell>
          <table:table-cell office:value-type="float" office:value="1874" calcext:value-type="float">
            <text:p>1874</text:p>
          </table:table-cell>
          <table:table-cell office:value-type="float" office:value="716" calcext:value-type="float">
            <text:p>716</text:p>
          </table:table-cell>
          <table:table-cell office:value-type="float" office:value="8862" calcext:value-type="float">
            <text:p>8862</text:p>
          </table:table-cell>
          <table:table-cell table:style-name="ce3" table:formula="of:=[.D225]*[.$P$4]*COS(PI()*([.$P$3] + (1 - [.D225]/[.$P$1])*[.$P$2])) + [.$P$5]" office:value-type="float" office:value="1892.6552272217" calcext:value-type="float">
            <text:p>1893</text:p>
          </table:table-cell>
          <table:table-cell office:value-type="float" office:value="1896" calcext:value-type="float">
            <text:p>1896</text:p>
          </table:table-cell>
          <table:table-cell table:formula="of:=[.B225]+45" office:value-type="float" office:value="1919" calcext:value-type="float">
            <text:p>19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20</text:p>
          </table:table-cell>
          <table:table-cell office:value-type="float" office:value="1874" calcext:value-type="float">
            <text:p>1874</text:p>
          </table:table-cell>
          <table:table-cell office:value-type="float" office:value="716" calcext:value-type="float">
            <text:p>716</text:p>
          </table:table-cell>
          <table:table-cell office:value-type="float" office:value="8855" calcext:value-type="float">
            <text:p>8855</text:p>
          </table:table-cell>
          <table:table-cell table:style-name="ce3" table:formula="of:=[.D226]*[.$P$4]*COS(PI()*([.$P$3] + (1 - [.D226]/[.$P$1])*[.$P$2])) + [.$P$5]" office:value-type="float" office:value="1889.7368988008" calcext:value-type="float">
            <text:p>1890</text:p>
          </table:table-cell>
          <table:table-cell office:value-type="float" office:value="1893" calcext:value-type="float">
            <text:p>1893</text:p>
          </table:table-cell>
          <table:table-cell table:formula="of:=[.B226]+45" office:value-type="float" office:value="1919" calcext:value-type="float">
            <text:p>19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24</text:p>
          </table:table-cell>
          <table:table-cell office:value-type="float" office:value="1874" calcext:value-type="float">
            <text:p>1874</text:p>
          </table:table-cell>
          <table:table-cell office:value-type="float" office:value="716" calcext:value-type="float">
            <text:p>716</text:p>
          </table:table-cell>
          <table:table-cell office:value-type="float" office:value="8845" calcext:value-type="float">
            <text:p>8845</text:p>
          </table:table-cell>
          <table:table-cell table:style-name="ce3" table:formula="of:=[.D227]*[.$P$4]*COS(PI()*([.$P$3] + (1 - [.D227]/[.$P$1])*[.$P$2])) + [.$P$5]" office:value-type="float" office:value="1885.57073468897" calcext:value-type="float">
            <text:p>1886</text:p>
          </table:table-cell>
          <table:table-cell office:value-type="float" office:value="1886" calcext:value-type="float">
            <text:p>1886</text:p>
          </table:table-cell>
          <table:table-cell table:formula="of:=[.B227]+45" office:value-type="float" office:value="1919" calcext:value-type="float">
            <text:p>19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9:28</text:p>
          </table:table-cell>
          <table:table-cell office:value-type="float" office:value="1874" calcext:value-type="float">
            <text:p>1874</text:p>
          </table:table-cell>
          <table:table-cell office:value-type="float" office:value="716" calcext:value-type="float">
            <text:p>716</text:p>
          </table:table-cell>
          <table:table-cell office:value-type="float" office:value="8855" calcext:value-type="float">
            <text:p>8855</text:p>
          </table:table-cell>
          <table:table-cell table:style-name="ce3" table:formula="of:=[.D228]*[.$P$4]*COS(PI()*([.$P$3] + (1 - [.D228]/[.$P$1])*[.$P$2])) + [.$P$5]" office:value-type="float" office:value="1889.7368988008" calcext:value-type="float">
            <text:p>1890</text:p>
          </table:table-cell>
          <table:table-cell office:value-type="float" office:value="1891" calcext:value-type="float">
            <text:p>1891</text:p>
          </table:table-cell>
          <table:table-cell table:formula="of:=[.B228]+45" office:value-type="float" office:value="1919" calcext:value-type="float">
            <text:p>19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04</text:p>
          </table:table-cell>
          <table:table-cell office:value-type="float" office:value="1871" calcext:value-type="float">
            <text:p>1871</text:p>
          </table:table-cell>
          <table:table-cell office:value-type="float" office:value="715" calcext:value-type="float">
            <text:p>715</text:p>
          </table:table-cell>
          <table:table-cell office:value-type="float" office:value="8900" calcext:value-type="float">
            <text:p>8900</text:p>
          </table:table-cell>
          <table:table-cell table:style-name="ce3" table:formula="of:=[.D229]*[.$P$4]*COS(PI()*([.$P$3] + (1 - [.D229]/[.$P$1])*[.$P$2])) + [.$P$5]" office:value-type="float" office:value="1908.52636429998" calcext:value-type="float">
            <text:p>1909</text:p>
          </table:table-cell>
          <table:table-cell office:value-type="float" office:value="1906" calcext:value-type="float">
            <text:p>1906</text:p>
          </table:table-cell>
          <table:table-cell table:formula="of:=[.B229]+45" office:value-type="float" office:value="1916" calcext:value-type="float">
            <text:p>19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00</text:p>
          </table:table-cell>
          <table:table-cell office:value-type="float" office:value="1864" calcext:value-type="float">
            <text:p>1864</text:p>
          </table:table-cell>
          <table:table-cell office:value-type="float" office:value="712" calcext:value-type="float">
            <text:p>712</text:p>
          </table:table-cell>
          <table:table-cell office:value-type="float" office:value="8832" calcext:value-type="float">
            <text:p>8832</text:p>
          </table:table-cell>
          <table:table-cell table:style-name="ce3" table:formula="of:=[.D230]*[.$P$4]*COS(PI()*([.$P$3] + (1 - [.D230]/[.$P$1])*[.$P$2])) + [.$P$5]" office:value-type="float" office:value="1880.15979498414" calcext:value-type="float">
            <text:p>1880</text:p>
          </table:table-cell>
          <table:table-cell office:value-type="float" office:value="1893" calcext:value-type="float">
            <text:p>1893</text:p>
          </table:table-cell>
          <table:table-cell table:formula="of:=[.B230]+45" office:value-type="float" office:value="1909" calcext:value-type="float">
            <text:p>19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12</text:p>
          </table:table-cell>
          <table:table-cell office:value-type="float" office:value="1864" calcext:value-type="float">
            <text:p>1864</text:p>
          </table:table-cell>
          <table:table-cell office:value-type="float" office:value="712" calcext:value-type="float">
            <text:p>712</text:p>
          </table:table-cell>
          <table:table-cell office:value-type="float" office:value="8848" calcext:value-type="float">
            <text:p>8848</text:p>
          </table:table-cell>
          <table:table-cell table:style-name="ce3" table:formula="of:=[.D231]*[.$P$4]*COS(PI()*([.$P$3] + (1 - [.D231]/[.$P$1])*[.$P$2])) + [.$P$5]" office:value-type="float" office:value="1886.82022811918" calcext:value-type="float">
            <text:p>1887</text:p>
          </table:table-cell>
          <table:table-cell office:value-type="float" office:value="1894" calcext:value-type="float">
            <text:p>1894</text:p>
          </table:table-cell>
          <table:table-cell table:formula="of:=[.B231]+45" office:value-type="float" office:value="1909" calcext:value-type="float">
            <text:p>19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51</text:p>
          </table:table-cell>
          <table:table-cell office:value-type="float" office:value="1862" calcext:value-type="float">
            <text:p>1862</text:p>
          </table:table-cell>
          <table:table-cell office:value-type="float" office:value="711" calcext:value-type="float">
            <text:p>711</text:p>
          </table:table-cell>
          <table:table-cell office:value-type="float" office:value="8891" calcext:value-type="float">
            <text:p>8891</text:p>
          </table:table-cell>
          <table:table-cell table:style-name="ce3" table:formula="of:=[.D232]*[.$P$4]*COS(PI()*([.$P$3] + (1 - [.D232]/[.$P$1])*[.$P$2])) + [.$P$5]" office:value-type="float" office:value="1904.76303275391" calcext:value-type="float">
            <text:p>1905</text:p>
          </table:table-cell>
          <table:table-cell office:value-type="float" office:value="1896" calcext:value-type="float">
            <text:p>1896</text:p>
          </table:table-cell>
          <table:table-cell table:formula="of:=[.B232]+45" office:value-type="float" office:value="1907" calcext:value-type="float">
            <text:p>19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31</text:p>
          </table:table-cell>
          <table:table-cell office:value-type="float" office:value="1858" calcext:value-type="float">
            <text:p>1858</text:p>
          </table:table-cell>
          <table:table-cell office:value-type="float" office:value="709" calcext:value-type="float">
            <text:p>709</text:p>
          </table:table-cell>
          <table:table-cell office:value-type="float" office:value="8890" calcext:value-type="float">
            <text:p>8890</text:p>
          </table:table-cell>
          <table:table-cell table:style-name="ce3" table:formula="of:=[.D233]*[.$P$4]*COS(PI()*([.$P$3] + (1 - [.D233]/[.$P$1])*[.$P$2])) + [.$P$5]" office:value-type="float" office:value="1904.34505209338" calcext:value-type="float">
            <text:p>1904</text:p>
          </table:table-cell>
          <table:table-cell office:value-type="float" office:value="1897" calcext:value-type="float">
            <text:p>1897</text:p>
          </table:table-cell>
          <table:table-cell table:formula="of:=[.B233]+45" office:value-type="float" office:value="1903" calcext:value-type="float">
            <text:p>19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43</text:p>
          </table:table-cell>
          <table:table-cell office:value-type="float" office:value="1854" calcext:value-type="float">
            <text:p>1854</text:p>
          </table:table-cell>
          <table:table-cell office:value-type="float" office:value="708" calcext:value-type="float">
            <text:p>708</text:p>
          </table:table-cell>
          <table:table-cell office:value-type="float" office:value="8819" calcext:value-type="float">
            <text:p>8819</text:p>
          </table:table-cell>
          <table:table-cell table:style-name="ce3" table:formula="of:=[.D234]*[.$P$4]*COS(PI()*([.$P$3] + (1 - [.D234]/[.$P$1])*[.$P$2])) + [.$P$5]" office:value-type="float" office:value="1874.75461021363" calcext:value-type="float">
            <text:p>1875</text:p>
          </table:table-cell>
          <table:table-cell office:value-type="float" office:value="1888" calcext:value-type="float">
            <text:p>1888</text:p>
          </table:table-cell>
          <table:table-cell table:formula="of:=[.B234]+45" office:value-type="float" office:value="1899" calcext:value-type="float">
            <text:p>18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55</text:p>
          </table:table-cell>
          <table:table-cell office:value-type="float" office:value="1853" calcext:value-type="float">
            <text:p>1853</text:p>
          </table:table-cell>
          <table:table-cell office:value-type="float" office:value="707" calcext:value-type="float">
            <text:p>707</text:p>
          </table:table-cell>
          <table:table-cell office:value-type="float" office:value="8868" calcext:value-type="float">
            <text:p>8868</text:p>
          </table:table-cell>
          <table:table-cell table:style-name="ce3" table:formula="of:=[.D235]*[.$P$4]*COS(PI()*([.$P$3] + (1 - [.D235]/[.$P$1])*[.$P$2])) + [.$P$5]" office:value-type="float" office:value="1895.15796849994" calcext:value-type="float">
            <text:p>1895</text:p>
          </table:table-cell>
          <table:table-cell office:value-type="float" office:value="1885" calcext:value-type="float">
            <text:p>1885</text:p>
          </table:table-cell>
          <table:table-cell table:formula="of:=[.B235]+45" office:value-type="float" office:value="1898" calcext:value-type="float">
            <text:p>18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35</text:p>
          </table:table-cell>
          <table:table-cell office:value-type="float" office:value="1852" calcext:value-type="float">
            <text:p>1852</text:p>
          </table:table-cell>
          <table:table-cell office:value-type="float" office:value="707" calcext:value-type="float">
            <text:p>707</text:p>
          </table:table-cell>
          <table:table-cell office:value-type="float" office:value="8868" calcext:value-type="float">
            <text:p>8868</text:p>
          </table:table-cell>
          <table:table-cell table:style-name="ce3" table:formula="of:=[.D236]*[.$P$4]*COS(PI()*([.$P$3] + (1 - [.D236]/[.$P$1])*[.$P$2])) + [.$P$5]" office:value-type="float" office:value="1895.15796849994" calcext:value-type="float">
            <text:p>1895</text:p>
          </table:table-cell>
          <table:table-cell office:value-type="float" office:value="1891" calcext:value-type="float">
            <text:p>1891</text:p>
          </table:table-cell>
          <table:table-cell table:formula="of:=[.B236]+45" office:value-type="float" office:value="1897" calcext:value-type="float">
            <text:p>18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39</text:p>
          </table:table-cell>
          <table:table-cell office:value-type="float" office:value="1852" calcext:value-type="float">
            <text:p>1852</text:p>
          </table:table-cell>
          <table:table-cell office:value-type="float" office:value="707" calcext:value-type="float">
            <text:p>707</text:p>
          </table:table-cell>
          <table:table-cell office:value-type="float" office:value="8897" calcext:value-type="float">
            <text:p>8897</text:p>
          </table:table-cell>
          <table:table-cell table:style-name="ce3" table:formula="of:=[.D237]*[.$P$4]*COS(PI()*([.$P$3] + (1 - [.D237]/[.$P$1])*[.$P$2])) + [.$P$5]" office:value-type="float" office:value="1907.27161953439" calcext:value-type="float">
            <text:p>1907</text:p>
          </table:table-cell>
          <table:table-cell office:value-type="float" office:value="1894" calcext:value-type="float">
            <text:p>1894</text:p>
          </table:table-cell>
          <table:table-cell table:formula="of:=[.B237]+45" office:value-type="float" office:value="1897" calcext:value-type="float">
            <text:p>18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35</text:p>
          </table:table-cell>
          <table:table-cell office:value-type="float" office:value="1849" calcext:value-type="float">
            <text:p>1849</text:p>
          </table:table-cell>
          <table:table-cell office:value-type="float" office:value="706" calcext:value-type="float">
            <text:p>706</text:p>
          </table:table-cell>
          <table:table-cell office:value-type="float" office:value="8876" calcext:value-type="float">
            <text:p>8876</text:p>
          </table:table-cell>
          <table:table-cell table:style-name="ce3" table:formula="of:=[.D238]*[.$P$4]*COS(PI()*([.$P$3] + (1 - [.D238]/[.$P$1])*[.$P$2])) + [.$P$5]" office:value-type="float" office:value="1898.49684404559" calcext:value-type="float">
            <text:p>1898</text:p>
          </table:table-cell>
          <table:table-cell office:value-type="float" office:value="1879" calcext:value-type="float">
            <text:p>1879</text:p>
          </table:table-cell>
          <table:table-cell table:formula="of:=[.B238]+45"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39</text:p>
          </table:table-cell>
          <table:table-cell office:value-type="float" office:value="1849" calcext:value-type="float">
            <text:p>1849</text:p>
          </table:table-cell>
          <table:table-cell office:value-type="float" office:value="706" calcext:value-type="float">
            <text:p>706</text:p>
          </table:table-cell>
          <table:table-cell office:value-type="float" office:value="8905" calcext:value-type="float">
            <text:p>8905</text:p>
          </table:table-cell>
          <table:table-cell table:style-name="ce3" table:formula="of:=[.D239]*[.$P$4]*COS(PI()*([.$P$3] + (1 - [.D239]/[.$P$1])*[.$P$2])) + [.$P$5]" office:value-type="float" office:value="1910.61827337594" calcext:value-type="float">
            <text:p>1911</text:p>
          </table:table-cell>
          <table:table-cell office:value-type="float" office:value="1891" calcext:value-type="float">
            <text:p>1891</text:p>
          </table:table-cell>
          <table:table-cell table:formula="of:=[.B239]+45"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40</text:p>
          </table:table-cell>
          <table:table-cell office:value-type="float" office:value="1849" calcext:value-type="float">
            <text:p>1849</text:p>
          </table:table-cell>
          <table:table-cell office:value-type="float" office:value="706" calcext:value-type="float">
            <text:p>706</text:p>
          </table:table-cell>
          <table:table-cell office:value-type="float" office:value="8859" calcext:value-type="float">
            <text:p>8859</text:p>
          </table:table-cell>
          <table:table-cell table:style-name="ce3" table:formula="of:=[.D240]*[.$P$4]*COS(PI()*([.$P$3] + (1 - [.D240]/[.$P$1])*[.$P$2])) + [.$P$5]" office:value-type="float" office:value="1891.40431226496" calcext:value-type="float">
            <text:p>1891</text:p>
          </table:table-cell>
          <table:table-cell office:value-type="float" office:value="1882" calcext:value-type="float">
            <text:p>1882</text:p>
          </table:table-cell>
          <table:table-cell table:formula="of:=[.B240]+45"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44</text:p>
          </table:table-cell>
          <table:table-cell office:value-type="float" office:value="1849" calcext:value-type="float">
            <text:p>1849</text:p>
          </table:table-cell>
          <table:table-cell office:value-type="float" office:value="706" calcext:value-type="float">
            <text:p>706</text:p>
          </table:table-cell>
          <table:table-cell office:value-type="float" office:value="8809" calcext:value-type="float">
            <text:p>8809</text:p>
          </table:table-cell>
          <table:table-cell table:style-name="ce3" table:formula="of:=[.D241]*[.$P$4]*COS(PI()*([.$P$3] + (1 - [.D241]/[.$P$1])*[.$P$2])) + [.$P$5]" office:value-type="float" office:value="1870.60070511616" calcext:value-type="float">
            <text:p>1871</text:p>
          </table:table-cell>
          <table:table-cell office:value-type="float" office:value="1885" calcext:value-type="float">
            <text:p>1885</text:p>
          </table:table-cell>
          <table:table-cell table:formula="of:=[.B241]+45"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48</text:p>
          </table:table-cell>
          <table:table-cell office:value-type="float" office:value="1849" calcext:value-type="float">
            <text:p>1849</text:p>
          </table:table-cell>
          <table:table-cell office:value-type="float" office:value="706" calcext:value-type="float">
            <text:p>706</text:p>
          </table:table-cell>
          <table:table-cell office:value-type="float" office:value="8847" calcext:value-type="float">
            <text:p>8847</text:p>
          </table:table-cell>
          <table:table-cell table:style-name="ce3" table:formula="of:=[.D242]*[.$P$4]*COS(PI()*([.$P$3] + (1 - [.D242]/[.$P$1])*[.$P$2])) + [.$P$5]" office:value-type="float" office:value="1886.40369639738" calcext:value-type="float">
            <text:p>1886</text:p>
          </table:table-cell>
          <table:table-cell office:value-type="float" office:value="1875" calcext:value-type="float">
            <text:p>1875</text:p>
          </table:table-cell>
          <table:table-cell table:formula="of:=[.B242]+45"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52</text:p>
          </table:table-cell>
          <table:table-cell office:value-type="float" office:value="1849" calcext:value-type="float">
            <text:p>1849</text:p>
          </table:table-cell>
          <table:table-cell office:value-type="float" office:value="706" calcext:value-type="float">
            <text:p>706</text:p>
          </table:table-cell>
          <table:table-cell office:value-type="float" office:value="8824" calcext:value-type="float">
            <text:p>8824</text:p>
          </table:table-cell>
          <table:table-cell table:style-name="ce3" table:formula="of:=[.D243]*[.$P$4]*COS(PI()*([.$P$3] + (1 - [.D243]/[.$P$1])*[.$P$2])) + [.$P$5]" office:value-type="float" office:value="1876.83284502977" calcext:value-type="float">
            <text:p>1877</text:p>
          </table:table-cell>
          <table:table-cell office:value-type="float" office:value="1885" calcext:value-type="float">
            <text:p>1885</text:p>
          </table:table-cell>
          <table:table-cell table:formula="of:=[.B243]+45"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43</text:p>
          </table:table-cell>
          <table:table-cell office:value-type="float" office:value="1845" calcext:value-type="float">
            <text:p>1845</text:p>
          </table:table-cell>
          <table:table-cell office:value-type="float" office:value="704" calcext:value-type="float">
            <text:p>704</text:p>
          </table:table-cell>
          <table:table-cell office:value-type="float" office:value="8901" calcext:value-type="float">
            <text:p>8901</text:p>
          </table:table-cell>
          <table:table-cell table:style-name="ce3" table:formula="of:=[.D244]*[.$P$4]*COS(PI()*([.$P$3] + (1 - [.D244]/[.$P$1])*[.$P$2])) + [.$P$5]" office:value-type="float" office:value="1908.94467936101" calcext:value-type="float">
            <text:p>1909</text:p>
          </table:table-cell>
          <table:table-cell office:value-type="float" office:value="1894" calcext:value-type="float">
            <text:p>1894</text:p>
          </table:table-cell>
          <table:table-cell table:formula="of:=[.B244]+45"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43</text:p>
          </table:table-cell>
          <table:table-cell office:value-type="float" office:value="1840" calcext:value-type="float">
            <text:p>1840</text:p>
          </table:table-cell>
          <table:table-cell office:value-type="float" office:value="702" calcext:value-type="float">
            <text:p>702</text:p>
          </table:table-cell>
          <table:table-cell office:value-type="float" office:value="8859" calcext:value-type="float">
            <text:p>8859</text:p>
          </table:table-cell>
          <table:table-cell table:style-name="ce3" table:formula="of:=[.D245]*[.$P$4]*COS(PI()*([.$P$3] + (1 - [.D245]/[.$P$1])*[.$P$2])) + [.$P$5]" office:value-type="float" office:value="1891.40431226496" calcext:value-type="float">
            <text:p>1891</text:p>
          </table:table-cell>
          <table:table-cell office:value-type="float" office:value="1887" calcext:value-type="float">
            <text:p>1887</text:p>
          </table:table-cell>
          <table:table-cell table:formula="of:=[.B245]+45"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8:51</text:p>
          </table:table-cell>
          <table:table-cell office:value-type="float" office:value="1839" calcext:value-type="float">
            <text:p>1839</text:p>
          </table:table-cell>
          <table:table-cell office:value-type="float" office:value="702" calcext:value-type="float">
            <text:p>702</text:p>
          </table:table-cell>
          <table:table-cell office:value-type="float" office:value="8842" calcext:value-type="float">
            <text:p>8842</text:p>
          </table:table-cell>
          <table:table-cell table:style-name="ce3" table:formula="of:=[.D246]*[.$P$4]*COS(PI()*([.$P$3] + (1 - [.D246]/[.$P$1])*[.$P$2])) + [.$P$5]" office:value-type="float" office:value="1884.32154660875" calcext:value-type="float">
            <text:p>1884</text:p>
          </table:table-cell>
          <table:table-cell office:value-type="float" office:value="1879" calcext:value-type="float">
            <text:p>1879</text:p>
          </table:table-cell>
          <table:table-cell table:formula="of:=[.B246]+45" office:value-type="float" office:value="1884" calcext:value-type="float">
            <text:p>18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47</text:p>
          </table:table-cell>
          <table:table-cell office:value-type="float" office:value="1839" calcext:value-type="float">
            <text:p>1839</text:p>
          </table:table-cell>
          <table:table-cell office:value-type="float" office:value="702" calcext:value-type="float">
            <text:p>702</text:p>
          </table:table-cell>
          <table:table-cell office:value-type="float" office:value="8813" calcext:value-type="float">
            <text:p>8813</text:p>
          </table:table-cell>
          <table:table-cell table:style-name="ce3" table:formula="of:=[.D247]*[.$P$4]*COS(PI()*([.$P$3] + (1 - [.D247]/[.$P$1])*[.$P$2])) + [.$P$5]" office:value-type="float" office:value="1872.26185640722" calcext:value-type="float">
            <text:p>1872</text:p>
          </table:table-cell>
          <table:table-cell office:value-type="float" office:value="1864" calcext:value-type="float">
            <text:p>1864</text:p>
          </table:table-cell>
          <table:table-cell table:formula="of:=[.B247]+45" office:value-type="float" office:value="1884" calcext:value-type="float">
            <text:p>18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51</text:p>
          </table:table-cell>
          <table:table-cell office:value-type="float" office:value="1839" calcext:value-type="float">
            <text:p>1839</text:p>
          </table:table-cell>
          <table:table-cell office:value-type="float" office:value="702" calcext:value-type="float">
            <text:p>702</text:p>
          </table:table-cell>
          <table:table-cell office:value-type="float" office:value="8810" calcext:value-type="float">
            <text:p>8810</text:p>
          </table:table-cell>
          <table:table-cell table:style-name="ce3" table:formula="of:=[.D248]*[.$P$4]*COS(PI()*([.$P$3] + (1 - [.D248]/[.$P$1])*[.$P$2])) + [.$P$5]" office:value-type="float" office:value="1871.01594155225" calcext:value-type="float">
            <text:p>1871</text:p>
          </table:table-cell>
          <table:table-cell office:value-type="float" office:value="1868" calcext:value-type="float">
            <text:p>1868</text:p>
          </table:table-cell>
          <table:table-cell table:formula="of:=[.B248]+45" office:value-type="float" office:value="1884" calcext:value-type="float">
            <text:p>18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55</text:p>
          </table:table-cell>
          <table:table-cell office:value-type="float" office:value="1839" calcext:value-type="float">
            <text:p>1839</text:p>
          </table:table-cell>
          <table:table-cell office:value-type="float" office:value="702" calcext:value-type="float">
            <text:p>702</text:p>
          </table:table-cell>
          <table:table-cell office:value-type="float" office:value="8814" calcext:value-type="float">
            <text:p>8814</text:p>
          </table:table-cell>
          <table:table-cell table:style-name="ce3" table:formula="of:=[.D249]*[.$P$4]*COS(PI()*([.$P$3] + (1 - [.D249]/[.$P$1])*[.$P$2])) + [.$P$5]" office:value-type="float" office:value="1872.67722984245" calcext:value-type="float">
            <text:p>1873</text:p>
          </table:table-cell>
          <table:table-cell office:value-type="float" office:value="1866" calcext:value-type="float">
            <text:p>1866</text:p>
          </table:table-cell>
          <table:table-cell table:formula="of:=[.B249]+45" office:value-type="float" office:value="1884" calcext:value-type="float">
            <text:p>18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59</text:p>
          </table:table-cell>
          <table:table-cell office:value-type="float" office:value="1838" calcext:value-type="float">
            <text:p>1838</text:p>
          </table:table-cell>
          <table:table-cell office:value-type="float" office:value="701" calcext:value-type="float">
            <text:p>701</text:p>
          </table:table-cell>
          <table:table-cell office:value-type="float" office:value="8818" calcext:value-type="float">
            <text:p>8818</text:p>
          </table:table-cell>
          <table:table-cell table:style-name="ce3" table:formula="of:=[.D250]*[.$P$4]*COS(PI()*([.$P$3] + (1 - [.D250]/[.$P$1])*[.$P$2])) + [.$P$5]" office:value-type="float" office:value="1874.33906574539" calcext:value-type="float">
            <text:p>1874</text:p>
          </table:table-cell>
          <table:table-cell office:value-type="float" office:value="1866" calcext:value-type="float">
            <text:p>1866</text:p>
          </table:table-cell>
          <table:table-cell table:formula="of:=[.B250]+45" office:value-type="float" office:value="1883" calcext:value-type="float">
            <text:p>18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47</text:p>
          </table:table-cell>
          <table:table-cell office:value-type="float" office:value="1837" calcext:value-type="float">
            <text:p>1837</text:p>
          </table:table-cell>
          <table:table-cell office:value-type="float" office:value="701" calcext:value-type="float">
            <text:p>701</text:p>
          </table:table-cell>
          <table:table-cell office:value-type="float" office:value="8857" calcext:value-type="float">
            <text:p>8857</text:p>
          </table:table-cell>
          <table:table-cell table:style-name="ce3" table:formula="of:=[.D251]*[.$P$4]*COS(PI()*([.$P$3] + (1 - [.D251]/[.$P$1])*[.$P$2])) + [.$P$5]" office:value-type="float" office:value="1890.57053790861" calcext:value-type="float">
            <text:p>1891</text:p>
          </table:table-cell>
          <table:table-cell office:value-type="float" office:value="1887" calcext:value-type="float">
            <text:p>1887</text:p>
          </table:table-cell>
          <table:table-cell table:formula="of:=[.B251]+45" office:value-type="float" office:value="1882" calcext:value-type="float">
            <text:p>18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23</text:p>
          </table:table-cell>
          <table:table-cell office:value-type="float" office:value="1830" calcext:value-type="float">
            <text:p>1830</text:p>
          </table:table-cell>
          <table:table-cell office:value-type="float" office:value="698" calcext:value-type="float">
            <text:p>698</text:p>
          </table:table-cell>
          <table:table-cell office:value-type="float" office:value="8818" calcext:value-type="float">
            <text:p>8818</text:p>
          </table:table-cell>
          <table:table-cell table:style-name="ce3" table:formula="of:=[.D252]*[.$P$4]*COS(PI()*([.$P$3] + (1 - [.D252]/[.$P$1])*[.$P$2])) + [.$P$5]" office:value-type="float" office:value="1874.33906574539" calcext:value-type="float">
            <text:p>1874</text:p>
          </table:table-cell>
          <table:table-cell office:value-type="float" office:value="1855" calcext:value-type="float">
            <text:p>1855</text:p>
          </table:table-cell>
          <table:table-cell table:formula="of:=[.B252]+45" office:value-type="float" office:value="1875" calcext:value-type="float">
            <text:p>18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08</text:p>
          </table:table-cell>
          <table:table-cell office:value-type="float" office:value="1819" calcext:value-type="float">
            <text:p>1819</text:p>
          </table:table-cell>
          <table:table-cell office:value-type="float" office:value="694" calcext:value-type="float">
            <text:p>694</text:p>
          </table:table-cell>
          <table:table-cell office:value-type="float" office:value="8824" calcext:value-type="float">
            <text:p>8824</text:p>
          </table:table-cell>
          <table:table-cell table:style-name="ce3" table:formula="of:=[.D253]*[.$P$4]*COS(PI()*([.$P$3] + (1 - [.D253]/[.$P$1])*[.$P$2])) + [.$P$5]" office:value-type="float" office:value="1876.83284502977" calcext:value-type="float">
            <text:p>1877</text:p>
          </table:table-cell>
          <table:table-cell office:value-type="float" office:value="1857" calcext:value-type="float">
            <text:p>1857</text:p>
          </table:table-cell>
          <table:table-cell table:formula="of:=[.B253]+45" office:value-type="float" office:value="1864" calcext:value-type="float">
            <text:p>18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12</text:p>
          </table:table-cell>
          <table:table-cell office:value-type="float" office:value="1819" calcext:value-type="float">
            <text:p>1819</text:p>
          </table:table-cell>
          <table:table-cell office:value-type="float" office:value="694" calcext:value-type="float">
            <text:p>694</text:p>
          </table:table-cell>
          <table:table-cell office:value-type="float" office:value="8764" calcext:value-type="float">
            <text:p>8764</text:p>
          </table:table-cell>
          <table:table-cell table:style-name="ce3" table:formula="of:=[.D254]*[.$P$4]*COS(PI()*([.$P$3] + (1 - [.D254]/[.$P$1])*[.$P$2])) + [.$P$5]" office:value-type="float" office:value="1851.95068424772" calcext:value-type="float">
            <text:p>1852</text:p>
          </table:table-cell>
          <table:table-cell office:value-type="float" office:value="1859" calcext:value-type="float">
            <text:p>1859</text:p>
          </table:table-cell>
          <table:table-cell table:formula="of:=[.B254]+45" office:value-type="float" office:value="1864" calcext:value-type="float">
            <text:p>18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16</text:p>
          </table:table-cell>
          <table:table-cell office:value-type="float" office:value="1819" calcext:value-type="float">
            <text:p>1819</text:p>
          </table:table-cell>
          <table:table-cell office:value-type="float" office:value="694" calcext:value-type="float">
            <text:p>694</text:p>
          </table:table-cell>
          <table:table-cell office:value-type="float" office:value="8752" calcext:value-type="float">
            <text:p>8752</text:p>
          </table:table-cell>
          <table:table-cell table:style-name="ce3" table:formula="of:=[.D255]*[.$P$4]*COS(PI()*([.$P$3] + (1 - [.D255]/[.$P$1])*[.$P$2])) + [.$P$5]" office:value-type="float" office:value="1846.98917825898" calcext:value-type="float">
            <text:p>1847</text:p>
          </table:table-cell>
          <table:table-cell office:value-type="float" office:value="1853" calcext:value-type="float">
            <text:p>1853</text:p>
          </table:table-cell>
          <table:table-cell table:formula="of:=[.B255]+45" office:value-type="float" office:value="1864" calcext:value-type="float">
            <text:p>18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0:20</text:p>
          </table:table-cell>
          <table:table-cell office:value-type="float" office:value="1819" calcext:value-type="float">
            <text:p>1819</text:p>
          </table:table-cell>
          <table:table-cell office:value-type="float" office:value="694" calcext:value-type="float">
            <text:p>694</text:p>
          </table:table-cell>
          <table:table-cell office:value-type="float" office:value="8786" calcext:value-type="float">
            <text:p>8786</text:p>
          </table:table-cell>
          <table:table-cell table:style-name="ce3" table:formula="of:=[.D256]*[.$P$4]*COS(PI()*([.$P$3] + (1 - [.D256]/[.$P$1])*[.$P$2])) + [.$P$5]" office:value-type="float" office:value="1861.0597460455" calcext:value-type="float">
            <text:p>1861</text:p>
          </table:table-cell>
          <table:table-cell office:value-type="float" office:value="1852" calcext:value-type="float">
            <text:p>1852</text:p>
          </table:table-cell>
          <table:table-cell table:formula="of:=[.B256]+45" office:value-type="float" office:value="1864" calcext:value-type="float">
            <text:p>18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16</text:p>
          </table:table-cell>
          <table:table-cell office:value-type="float" office:value="1819" calcext:value-type="float">
            <text:p>1819</text:p>
          </table:table-cell>
          <table:table-cell office:value-type="float" office:value="694" calcext:value-type="float">
            <text:p>694</text:p>
          </table:table-cell>
          <table:table-cell office:value-type="float" office:value="8713" calcext:value-type="float">
            <text:p>8713</text:p>
          </table:table-cell>
          <table:table-cell table:style-name="ce3" table:formula="of:=[.D257]*[.$P$4]*COS(PI()*([.$P$3] + (1 - [.D257]/[.$P$1])*[.$P$2])) + [.$P$5]" office:value-type="float" office:value="1830.89899614901" calcext:value-type="float">
            <text:p>1831</text:p>
          </table:table-cell>
          <table:table-cell office:value-type="float" office:value="1840" calcext:value-type="float">
            <text:p>1840</text:p>
          </table:table-cell>
          <table:table-cell table:formula="of:=[.B257]+45" office:value-type="float" office:value="1864" calcext:value-type="float">
            <text:p>18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11</text:p>
          </table:table-cell>
          <table:table-cell office:value-type="float" office:value="1818" calcext:value-type="float">
            <text:p>1818</text:p>
          </table:table-cell>
          <table:table-cell office:value-type="float" office:value="693" calcext:value-type="float">
            <text:p>693</text:p>
          </table:table-cell>
          <table:table-cell office:value-type="float" office:value="8784" calcext:value-type="float">
            <text:p>8784</text:p>
          </table:table-cell>
          <table:table-cell table:style-name="ce3" table:formula="of:=[.D258]*[.$P$4]*COS(PI()*([.$P$3] + (1 - [.D258]/[.$P$1])*[.$P$2])) + [.$P$5]" office:value-type="float" office:value="1860.23095810736" calcext:value-type="float">
            <text:p>1860</text:p>
          </table:table-cell>
          <table:table-cell office:value-type="float" office:value="1856" calcext:value-type="float">
            <text:p>1856</text:p>
          </table:table-cell>
          <table:table-cell table:formula="of:=[.B258]+45" office:value-type="float" office:value="1863" calcext:value-type="float">
            <text:p>18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4:59</text:p>
          </table:table-cell>
          <table:table-cell office:value-type="float" office:value="1818" calcext:value-type="float">
            <text:p>1818</text:p>
          </table:table-cell>
          <table:table-cell office:value-type="float" office:value="693" calcext:value-type="float">
            <text:p>693</text:p>
          </table:table-cell>
          <table:table-cell office:value-type="float" office:value="8810" calcext:value-type="float">
            <text:p>8810</text:p>
          </table:table-cell>
          <table:table-cell table:style-name="ce3" table:formula="of:=[.D259]*[.$P$4]*COS(PI()*([.$P$3] + (1 - [.D259]/[.$P$1])*[.$P$2])) + [.$P$5]" office:value-type="float" office:value="1871.01594155225" calcext:value-type="float">
            <text:p>1871</text:p>
          </table:table-cell>
          <table:table-cell office:value-type="float" office:value="1857" calcext:value-type="float">
            <text:p>1857</text:p>
          </table:table-cell>
          <table:table-cell table:formula="of:=[.B259]+45" office:value-type="float" office:value="1863" calcext:value-type="float">
            <text:p>18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03</text:p>
          </table:table-cell>
          <table:table-cell office:value-type="float" office:value="1818" calcext:value-type="float">
            <text:p>1818</text:p>
          </table:table-cell>
          <table:table-cell office:value-type="float" office:value="693" calcext:value-type="float">
            <text:p>693</text:p>
          </table:table-cell>
          <table:table-cell office:value-type="float" office:value="8774" calcext:value-type="float">
            <text:p>8774</text:p>
          </table:table-cell>
          <table:table-cell table:style-name="ce3" table:formula="of:=[.D260]*[.$P$4]*COS(PI()*([.$P$3] + (1 - [.D260]/[.$P$1])*[.$P$2])) + [.$P$5]" office:value-type="float" office:value="1856.08909073867" calcext:value-type="float">
            <text:p>1856</text:p>
          </table:table-cell>
          <table:table-cell office:value-type="float" office:value="1848" calcext:value-type="float">
            <text:p>1848</text:p>
          </table:table-cell>
          <table:table-cell table:formula="of:=[.B260]+45" office:value-type="float" office:value="1863" calcext:value-type="float">
            <text:p>18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07</text:p>
          </table:table-cell>
          <table:table-cell office:value-type="float" office:value="1818" calcext:value-type="float">
            <text:p>1818</text:p>
          </table:table-cell>
          <table:table-cell office:value-type="float" office:value="693" calcext:value-type="float">
            <text:p>693</text:p>
          </table:table-cell>
          <table:table-cell office:value-type="float" office:value="8782" calcext:value-type="float">
            <text:p>8782</text:p>
          </table:table-cell>
          <table:table-cell table:style-name="ce3" table:formula="of:=[.D261]*[.$P$4]*COS(PI()*([.$P$3] + (1 - [.D261]/[.$P$1])*[.$P$2])) + [.$P$5]" office:value-type="float" office:value="1859.40230822204" calcext:value-type="float">
            <text:p>1859</text:p>
          </table:table-cell>
          <table:table-cell office:value-type="float" office:value="1846" calcext:value-type="float">
            <text:p>1846</text:p>
          </table:table-cell>
          <table:table-cell table:formula="of:=[.B261]+45" office:value-type="float" office:value="1863" calcext:value-type="float">
            <text:p>18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11</text:p>
          </table:table-cell>
          <table:table-cell office:value-type="float" office:value="1818" calcext:value-type="float">
            <text:p>1818</text:p>
          </table:table-cell>
          <table:table-cell office:value-type="float" office:value="693" calcext:value-type="float">
            <text:p>693</text:p>
          </table:table-cell>
          <table:table-cell office:value-type="float" office:value="8796" calcext:value-type="float">
            <text:p>8796</text:p>
          </table:table-cell>
          <table:table-cell table:style-name="ce3" table:formula="of:=[.D262]*[.$P$4]*COS(PI()*([.$P$3] + (1 - [.D262]/[.$P$1])*[.$P$2])) + [.$P$5]" office:value-type="float" office:value="1865.20575384963" calcext:value-type="float">
            <text:p>1865</text:p>
          </table:table-cell>
          <table:table-cell office:value-type="float" office:value="1848" calcext:value-type="float">
            <text:p>1848</text:p>
          </table:table-cell>
          <table:table-cell table:formula="of:=[.B262]+45" office:value-type="float" office:value="1863" calcext:value-type="float">
            <text:p>18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51</text:p>
          </table:table-cell>
          <table:table-cell office:value-type="float" office:value="1817" calcext:value-type="float">
            <text:p>1817</text:p>
          </table:table-cell>
          <table:table-cell office:value-type="float" office:value="693" calcext:value-type="float">
            <text:p>693</text:p>
          </table:table-cell>
          <table:table-cell office:value-type="float" office:value="8815" calcext:value-type="float">
            <text:p>8815</text:p>
          </table:table-cell>
          <table:table-cell table:style-name="ce3" table:formula="of:=[.D263]*[.$P$4]*COS(PI()*([.$P$3] + (1 - [.D263]/[.$P$1])*[.$P$2])) + [.$P$5]" office:value-type="float" office:value="1873.09263750348" calcext:value-type="float">
            <text:p>1873</text:p>
          </table:table-cell>
          <table:table-cell office:value-type="float" office:value="1866" calcext:value-type="float">
            <text:p>1866</text:p>
          </table:table-cell>
          <table:table-cell table:formula="of:=[.B263]+45" office:value-type="float" office:value="1862" calcext:value-type="float">
            <text:p>18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55</text:p>
          </table:table-cell>
          <table:table-cell office:value-type="float" office:value="1813" calcext:value-type="float">
            <text:p>1813</text:p>
          </table:table-cell>
          <table:table-cell office:value-type="float" office:value="691" calcext:value-type="float">
            <text:p>691</text:p>
          </table:table-cell>
          <table:table-cell office:value-type="float" office:value="8781" calcext:value-type="float">
            <text:p>8781</text:p>
          </table:table-cell>
          <table:table-cell table:style-name="ce3" table:formula="of:=[.D264]*[.$P$4]*COS(PI()*([.$P$3] + (1 - [.D264]/[.$P$1])*[.$P$2])) + [.$P$5]" office:value-type="float" office:value="1858.98803507309" calcext:value-type="float">
            <text:p>1859</text:p>
          </table:table-cell>
          <table:table-cell office:value-type="float" office:value="1864" calcext:value-type="float">
            <text:p>1864</text:p>
          </table:table-cell>
          <table:table-cell table:formula="of:=[.B264]+45" office:value-type="float" office:value="1858" calcext:value-type="float">
            <text:p>18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47</text:p>
          </table:table-cell>
          <table:table-cell office:value-type="float" office:value="1813" calcext:value-type="float">
            <text:p>1813</text:p>
          </table:table-cell>
          <table:table-cell office:value-type="float" office:value="691" calcext:value-type="float">
            <text:p>691</text:p>
          </table:table-cell>
          <table:table-cell office:value-type="float" office:value="8804" calcext:value-type="float">
            <text:p>8804</text:p>
          </table:table-cell>
          <table:table-cell table:style-name="ce3" table:formula="of:=[.D265]*[.$P$4]*COS(PI()*([.$P$3] + (1 - [.D265]/[.$P$1])*[.$P$2])) + [.$P$5]" office:value-type="float" office:value="1868.52503723399" calcext:value-type="float">
            <text:p>1869</text:p>
          </table:table-cell>
          <table:table-cell office:value-type="float" office:value="1858" calcext:value-type="float">
            <text:p>1858</text:p>
          </table:table-cell>
          <table:table-cell table:formula="of:=[.B265]+45" office:value-type="float" office:value="1858" calcext:value-type="float">
            <text:p>18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27</text:p>
          </table:table-cell>
          <table:table-cell office:value-type="float" office:value="1812" calcext:value-type="float">
            <text:p>1812</text:p>
          </table:table-cell>
          <table:table-cell office:value-type="float" office:value="691" calcext:value-type="float">
            <text:p>691</text:p>
          </table:table-cell>
          <table:table-cell office:value-type="float" office:value="8775" calcext:value-type="float">
            <text:p>8775</text:p>
          </table:table-cell>
          <table:table-cell table:style-name="ce3" table:formula="of:=[.D266]*[.$P$4]*COS(PI()*([.$P$3] + (1 - [.D266]/[.$P$1])*[.$P$2])) + [.$P$5]" office:value-type="float" office:value="1856.50312189366" calcext:value-type="float">
            <text:p>1857</text:p>
          </table:table-cell>
          <table:table-cell office:value-type="float" office:value="1835" calcext:value-type="float">
            <text:p>1835</text:p>
          </table:table-cell>
          <table:table-cell table:formula="of:=[.B266]+45" office:value-type="float" office:value="1857" calcext:value-type="float">
            <text:p>18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51</text:p>
          </table:table-cell>
          <table:table-cell office:value-type="float" office:value="1809" calcext:value-type="float">
            <text:p>1809</text:p>
          </table:table-cell>
          <table:table-cell office:value-type="float" office:value="690" calcext:value-type="float">
            <text:p>690</text:p>
          </table:table-cell>
          <table:table-cell office:value-type="float" office:value="8818" calcext:value-type="float">
            <text:p>8818</text:p>
          </table:table-cell>
          <table:table-cell table:style-name="ce3" table:formula="of:=[.D267]*[.$P$4]*COS(PI()*([.$P$3] + (1 - [.D267]/[.$P$1])*[.$P$2])) + [.$P$5]" office:value-type="float" office:value="1874.33906574539" calcext:value-type="float">
            <text:p>1874</text:p>
          </table:table-cell>
          <table:table-cell office:value-type="float" office:value="1858" calcext:value-type="float">
            <text:p>1858</text:p>
          </table:table-cell>
          <table:table-cell table:formula="of:=[.B267]+45" office:value-type="float" office:value="1854" calcext:value-type="float">
            <text:p>185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04</text:p>
          </table:table-cell>
          <table:table-cell office:value-type="float" office:value="1806" calcext:value-type="float">
            <text:p>1806</text:p>
          </table:table-cell>
          <table:table-cell office:value-type="float" office:value="689" calcext:value-type="float">
            <text:p>689</text:p>
          </table:table-cell>
          <table:table-cell office:value-type="float" office:value="8752" calcext:value-type="float">
            <text:p>8752</text:p>
          </table:table-cell>
          <table:table-cell table:style-name="ce3" table:formula="of:=[.D268]*[.$P$4]*COS(PI()*([.$P$3] + (1 - [.D268]/[.$P$1])*[.$P$2])) + [.$P$5]" office:value-type="float" office:value="1846.98917825898" calcext:value-type="float">
            <text:p>1847</text:p>
          </table:table-cell>
          <table:table-cell office:value-type="float" office:value="1830" calcext:value-type="float">
            <text:p>1830</text:p>
          </table:table-cell>
          <table:table-cell table:formula="of:=[.B268]+45" office:value-type="float" office:value="1851" calcext:value-type="float">
            <text:p>18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31</text:p>
          </table:table-cell>
          <table:table-cell office:value-type="float" office:value="1801" calcext:value-type="float">
            <text:p>1801</text:p>
          </table:table-cell>
          <table:table-cell office:value-type="float" office:value="687" calcext:value-type="float">
            <text:p>687</text:p>
          </table:table-cell>
          <table:table-cell office:value-type="float" office:value="8741" calcext:value-type="float">
            <text:p>8741</text:p>
          </table:table-cell>
          <table:table-cell table:style-name="ce3" table:formula="of:=[.D269]*[.$P$4]*COS(PI()*([.$P$3] + (1 - [.D269]/[.$P$1])*[.$P$2])) + [.$P$5]" office:value-type="float" office:value="1842.44553526244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 table:formula="of:=[.B269]+45"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35</text:p>
          </table:table-cell>
          <table:table-cell office:value-type="float" office:value="1801" calcext:value-type="float">
            <text:p>1801</text:p>
          </table:table-cell>
          <table:table-cell office:value-type="float" office:value="687" calcext:value-type="float">
            <text:p>687</text:p>
          </table:table-cell>
          <table:table-cell office:value-type="float" office:value="8743" calcext:value-type="float">
            <text:p>8743</text:p>
          </table:table-cell>
          <table:table-cell table:style-name="ce3" table:formula="of:=[.D270]*[.$P$4]*COS(PI()*([.$P$3] + (1 - [.D270]/[.$P$1])*[.$P$2])) + [.$P$5]" office:value-type="float" office:value="1843.27133823132" calcext:value-type="float">
            <text:p>1843</text:p>
          </table:table-cell>
          <table:table-cell office:value-type="float" office:value="1831" calcext:value-type="float">
            <text:p>1831</text:p>
          </table:table-cell>
          <table:table-cell table:formula="of:=[.B270]+45"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08</text:p>
          </table:table-cell>
          <table:table-cell office:value-type="float" office:value="1801" calcext:value-type="float">
            <text:p>1801</text:p>
          </table:table-cell>
          <table:table-cell office:value-type="float" office:value="687" calcext:value-type="float">
            <text:p>687</text:p>
          </table:table-cell>
          <table:table-cell office:value-type="float" office:value="8689" calcext:value-type="float">
            <text:p>8689</text:p>
          </table:table-cell>
          <table:table-cell table:style-name="ce3" table:formula="of:=[.D271]*[.$P$4]*COS(PI()*([.$P$3] + (1 - [.D271]/[.$P$1])*[.$P$2])) + [.$P$5]" office:value-type="float" office:value="1821.02391290934" calcext:value-type="float">
            <text:p>1821</text:p>
          </table:table-cell>
          <table:table-cell office:value-type="float" office:value="1821" calcext:value-type="float">
            <text:p>1821</text:p>
          </table:table-cell>
          <table:table-cell table:formula="of:=[.B271]+45"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12</text:p>
          </table:table-cell>
          <table:table-cell office:value-type="float" office:value="1801" calcext:value-type="float">
            <text:p>1801</text:p>
          </table:table-cell>
          <table:table-cell office:value-type="float" office:value="687" calcext:value-type="float">
            <text:p>687</text:p>
          </table:table-cell>
          <table:table-cell office:value-type="float" office:value="8720" calcext:value-type="float">
            <text:p>8720</text:p>
          </table:table-cell>
          <table:table-cell table:style-name="ce3" table:formula="of:=[.D272]*[.$P$4]*COS(PI()*([.$P$3] + (1 - [.D272]/[.$P$1])*[.$P$2])) + [.$P$5]" office:value-type="float" office:value="1833.78305264335" calcext:value-type="float">
            <text:p>1834</text:p>
          </table:table-cell>
          <table:table-cell office:value-type="float" office:value="1832" calcext:value-type="float">
            <text:p>1832</text:p>
          </table:table-cell>
          <table:table-cell table:formula="of:=[.B272]+45"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16</text:p>
          </table:table-cell>
          <table:table-cell office:value-type="float" office:value="1801" calcext:value-type="float">
            <text:p>1801</text:p>
          </table:table-cell>
          <table:table-cell office:value-type="float" office:value="687" calcext:value-type="float">
            <text:p>687</text:p>
          </table:table-cell>
          <table:table-cell office:value-type="float" office:value="8752" calcext:value-type="float">
            <text:p>8752</text:p>
          </table:table-cell>
          <table:table-cell table:style-name="ce3" table:formula="of:=[.D273]*[.$P$4]*COS(PI()*([.$P$3] + (1 - [.D273]/[.$P$1])*[.$P$2])) + [.$P$5]" office:value-type="float" office:value="1846.98917825898" calcext:value-type="float">
            <text:p>1847</text:p>
          </table:table-cell>
          <table:table-cell office:value-type="float" office:value="1833" calcext:value-type="float">
            <text:p>1833</text:p>
          </table:table-cell>
          <table:table-cell table:formula="of:=[.B273]+45"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15</text:p>
          </table:table-cell>
          <table:table-cell office:value-type="float" office:value="1799" calcext:value-type="float">
            <text:p>1799</text:p>
          </table:table-cell>
          <table:table-cell office:value-type="float" office:value="686" calcext:value-type="float">
            <text:p>686</text:p>
          </table:table-cell>
          <table:table-cell office:value-type="float" office:value="8771" calcext:value-type="float">
            <text:p>8771</text:p>
          </table:table-cell>
          <table:table-cell table:style-name="ce3" table:formula="of:=[.D274]*[.$P$4]*COS(PI()*([.$P$3] + (1 - [.D274]/[.$P$1])*[.$P$2])) + [.$P$5]" office:value-type="float" office:value="1854.8472049646" calcext:value-type="float">
            <text:p>1855</text:p>
          </table:table-cell>
          <table:table-cell office:value-type="float" office:value="1844" calcext:value-type="float">
            <text:p>1844</text:p>
          </table:table-cell>
          <table:table-cell table:formula="of:=[.B274]+45"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39</text:p>
          </table:table-cell>
          <table:table-cell office:value-type="float" office:value="1794" calcext:value-type="float">
            <text:p>1794</text:p>
          </table:table-cell>
          <table:table-cell office:value-type="float" office:value="684" calcext:value-type="float">
            <text:p>684</text:p>
          </table:table-cell>
          <table:table-cell office:value-type="float" office:value="8737" calcext:value-type="float">
            <text:p>8737</text:p>
          </table:table-cell>
          <table:table-cell table:style-name="ce3" table:formula="of:=[.D275]*[.$P$4]*COS(PI()*([.$P$3] + (1 - [.D275]/[.$P$1])*[.$P$2])) + [.$P$5]" office:value-type="float" office:value="1840.79434848195" calcext:value-type="float">
            <text:p>1841</text:p>
          </table:table-cell>
          <table:table-cell office:value-type="float" office:value="1830" calcext:value-type="float">
            <text:p>1830</text:p>
          </table:table-cell>
          <table:table-cell table:formula="of:=[.B275]+45"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43</text:p>
          </table:table-cell>
          <table:table-cell office:value-type="float" office:value="1794" calcext:value-type="float">
            <text:p>1794</text:p>
          </table:table-cell>
          <table:table-cell office:value-type="float" office:value="684" calcext:value-type="float">
            <text:p>684</text:p>
          </table:table-cell>
          <table:table-cell office:value-type="float" office:value="8749" calcext:value-type="float">
            <text:p>8749</text:p>
          </table:table-cell>
          <table:table-cell table:style-name="ce3" table:formula="of:=[.D276]*[.$P$4]*COS(PI()*([.$P$3] + (1 - [.D276]/[.$P$1])*[.$P$2])) + [.$P$5]" office:value-type="float" office:value="1845.7495845387" calcext:value-type="float">
            <text:p>1846</text:p>
          </table:table-cell>
          <table:table-cell office:value-type="float" office:value="1831" calcext:value-type="float">
            <text:p>1831</text:p>
          </table:table-cell>
          <table:table-cell table:formula="of:=[.B276]+45"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47</text:p>
          </table:table-cell>
          <table:table-cell office:value-type="float" office:value="1794" calcext:value-type="float">
            <text:p>1794</text:p>
          </table:table-cell>
          <table:table-cell office:value-type="float" office:value="684" calcext:value-type="float">
            <text:p>684</text:p>
          </table:table-cell>
          <table:table-cell office:value-type="float" office:value="8763" calcext:value-type="float">
            <text:p>8763</text:p>
          </table:table-cell>
          <table:table-cell table:style-name="ce3" table:formula="of:=[.D277]*[.$P$4]*COS(PI()*([.$P$3] + (1 - [.D277]/[.$P$1])*[.$P$2])) + [.$P$5]" office:value-type="float" office:value="1851.53703431457" calcext:value-type="float">
            <text:p>1852</text:p>
          </table:table-cell>
          <table:table-cell office:value-type="float" office:value="1833" calcext:value-type="float">
            <text:p>1833</text:p>
          </table:table-cell>
          <table:table-cell table:formula="of:=[.B277]+45"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51</text:p>
          </table:table-cell>
          <table:table-cell office:value-type="float" office:value="1794" calcext:value-type="float">
            <text:p>1794</text:p>
          </table:table-cell>
          <table:table-cell office:value-type="float" office:value="684" calcext:value-type="float">
            <text:p>684</text:p>
          </table:table-cell>
          <table:table-cell office:value-type="float" office:value="8758" calcext:value-type="float">
            <text:p>8758</text:p>
          </table:table-cell>
          <table:table-cell table:style-name="ce3" table:formula="of:=[.D278]*[.$P$4]*COS(PI()*([.$P$3] + (1 - [.D278]/[.$P$1])*[.$P$2])) + [.$P$5]" office:value-type="float" office:value="1849.46930554659" calcext:value-type="float">
            <text:p>1849</text:p>
          </table:table-cell>
          <table:table-cell office:value-type="float" office:value="1840" calcext:value-type="float">
            <text:p>1840</text:p>
          </table:table-cell>
          <table:table-cell table:formula="of:=[.B278]+45"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15</text:p>
          </table:table-cell>
          <table:table-cell office:value-type="float" office:value="1789" calcext:value-type="float">
            <text:p>1789</text:p>
          </table:table-cell>
          <table:table-cell office:value-type="float" office:value="682" calcext:value-type="float">
            <text:p>682</text:p>
          </table:table-cell>
          <table:table-cell office:value-type="float" office:value="8705" calcext:value-type="float">
            <text:p>8705</text:p>
          </table:table-cell>
          <table:table-cell table:style-name="ce3" table:formula="of:=[.D279]*[.$P$4]*COS(PI()*([.$P$3] + (1 - [.D279]/[.$P$1])*[.$P$2])) + [.$P$5]" office:value-type="float" office:value="1827.60504314053" calcext:value-type="float">
            <text:p>1828</text:p>
          </table:table-cell>
          <table:table-cell office:value-type="float" office:value="1824" calcext:value-type="float">
            <text:p>1824</text:p>
          </table:table-cell>
          <table:table-cell table:formula="of:=[.B279]+45" office:value-type="float" office:value="1834" calcext:value-type="float">
            <text:p>18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03</text:p>
          </table:table-cell>
          <table:table-cell office:value-type="float" office:value="1785" calcext:value-type="float">
            <text:p>1785</text:p>
          </table:table-cell>
          <table:table-cell office:value-type="float" office:value="681" calcext:value-type="float">
            <text:p>681</text:p>
          </table:table-cell>
          <table:table-cell office:value-type="float" office:value="8678" calcext:value-type="float">
            <text:p>8678</text:p>
          </table:table-cell>
          <table:table-cell table:style-name="ce3" table:formula="of:=[.D280]*[.$P$4]*COS(PI()*([.$P$3] + (1 - [.D280]/[.$P$1])*[.$P$2])) + [.$P$5]" office:value-type="float" office:value="1816.50464292322" calcext:value-type="float">
            <text:p>1817</text:p>
          </table:table-cell>
          <table:table-cell office:value-type="float" office:value="1814" calcext:value-type="float">
            <text:p>1814</text:p>
          </table:table-cell>
          <table:table-cell table:formula="of:=[.B280]+45"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07</text:p>
          </table:table-cell>
          <table:table-cell office:value-type="float" office:value="1785" calcext:value-type="float">
            <text:p>1785</text:p>
          </table:table-cell>
          <table:table-cell office:value-type="float" office:value="681" calcext:value-type="float">
            <text:p>681</text:p>
          </table:table-cell>
          <table:table-cell office:value-type="float" office:value="8716" calcext:value-type="float">
            <text:p>8716</text:p>
          </table:table-cell>
          <table:table-cell table:style-name="ce3" table:formula="of:=[.D281]*[.$P$4]*COS(PI()*([.$P$3] + (1 - [.D281]/[.$P$1])*[.$P$2])) + [.$P$5]" office:value-type="float" office:value="1832.13480941391" calcext:value-type="float">
            <text:p>1832</text:p>
          </table:table-cell>
          <table:table-cell office:value-type="float" office:value="1815" calcext:value-type="float">
            <text:p>1815</text:p>
          </table:table-cell>
          <table:table-cell table:formula="of:=[.B281]+45"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11</text:p>
          </table:table-cell>
          <table:table-cell office:value-type="float" office:value="1785" calcext:value-type="float">
            <text:p>1785</text:p>
          </table:table-cell>
          <table:table-cell office:value-type="float" office:value="681" calcext:value-type="float">
            <text:p>681</text:p>
          </table:table-cell>
          <table:table-cell office:value-type="float" office:value="8696" calcext:value-type="float">
            <text:p>8696</text:p>
          </table:table-cell>
          <table:table-cell table:style-name="ce3" table:formula="of:=[.D282]*[.$P$4]*COS(PI()*([.$P$3] + (1 - [.D282]/[.$P$1])*[.$P$2])) + [.$P$5]" office:value-type="float" office:value="1823.90204404243" calcext:value-type="float">
            <text:p>1824</text:p>
          </table:table-cell>
          <table:table-cell office:value-type="float" office:value="1808" calcext:value-type="float">
            <text:p>1808</text:p>
          </table:table-cell>
          <table:table-cell table:formula="of:=[.B282]+45"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15</text:p>
          </table:table-cell>
          <table:table-cell office:value-type="float" office:value="1785" calcext:value-type="float">
            <text:p>1785</text:p>
          </table:table-cell>
          <table:table-cell office:value-type="float" office:value="681" calcext:value-type="float">
            <text:p>681</text:p>
          </table:table-cell>
          <table:table-cell office:value-type="float" office:value="8656" calcext:value-type="float">
            <text:p>8656</text:p>
          </table:table-cell>
          <table:table-cell table:style-name="ce3" table:formula="of:=[.D283]*[.$P$4]*COS(PI()*([.$P$3] + (1 - [.D283]/[.$P$1])*[.$P$2])) + [.$P$5]" office:value-type="float" office:value="1807.47900954607" calcext:value-type="float">
            <text:p>1807</text:p>
          </table:table-cell>
          <table:table-cell office:value-type="float" office:value="1822" calcext:value-type="float">
            <text:p>1822</text:p>
          </table:table-cell>
          <table:table-cell table:formula="of:=[.B283]+45"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1:59</text:p>
          </table:table-cell>
          <table:table-cell office:value-type="float" office:value="1779" calcext:value-type="float">
            <text:p>1779</text:p>
          </table:table-cell>
          <table:table-cell office:value-type="float" office:value="679" calcext:value-type="float">
            <text:p>679</text:p>
          </table:table-cell>
          <table:table-cell office:value-type="float" office:value="8714" calcext:value-type="float">
            <text:p>8714</text:p>
          </table:table-cell>
          <table:table-cell table:style-name="ce3" table:formula="of:=[.D284]*[.$P$4]*COS(PI()*([.$P$3] + (1 - [.D284]/[.$P$1])*[.$P$2])) + [.$P$5]" office:value-type="float" office:value="1831.31089872718" calcext:value-type="float">
            <text:p>1831</text:p>
          </table:table-cell>
          <table:table-cell office:value-type="float" office:value="1826" calcext:value-type="float">
            <text:p>1826</text:p>
          </table:table-cell>
          <table:table-cell table:formula="of:=[.B284]+45" office:value-type="float" office:value="1824" calcext:value-type="float">
            <text:p>18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03</text:p>
          </table:table-cell>
          <table:table-cell office:value-type="float" office:value="1779" calcext:value-type="float">
            <text:p>1779</text:p>
          </table:table-cell>
          <table:table-cell office:value-type="float" office:value="679" calcext:value-type="float">
            <text:p>679</text:p>
          </table:table-cell>
          <table:table-cell office:value-type="float" office:value="8729" calcext:value-type="float">
            <text:p>8729</text:p>
          </table:table-cell>
          <table:table-cell table:style-name="ce3" table:formula="of:=[.D285]*[.$P$4]*COS(PI()*([.$P$3] + (1 - [.D285]/[.$P$1])*[.$P$2])) + [.$P$5]" office:value-type="float" office:value="1837.49365368075" calcext:value-type="float">
            <text:p>1837</text:p>
          </table:table-cell>
          <table:table-cell office:value-type="float" office:value="1818" calcext:value-type="float">
            <text:p>1818</text:p>
          </table:table-cell>
          <table:table-cell table:formula="of:=[.B285]+45" office:value-type="float" office:value="1824" calcext:value-type="float">
            <text:p>18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07</text:p>
          </table:table-cell>
          <table:table-cell office:value-type="float" office:value="1779" calcext:value-type="float">
            <text:p>1779</text:p>
          </table:table-cell>
          <table:table-cell office:value-type="float" office:value="679" calcext:value-type="float">
            <text:p>679</text:p>
          </table:table-cell>
          <table:table-cell office:value-type="float" office:value="8742" calcext:value-type="float">
            <text:p>8742</text:p>
          </table:table-cell>
          <table:table-cell table:style-name="ce3" table:formula="of:=[.D286]*[.$P$4]*COS(PI()*([.$P$3] + (1 - [.D286]/[.$P$1])*[.$P$2])) + [.$P$5]" office:value-type="float" office:value="1842.85841928992" calcext:value-type="float">
            <text:p>1843</text:p>
          </table:table-cell>
          <table:table-cell office:value-type="float" office:value="1822" calcext:value-type="float">
            <text:p>1822</text:p>
          </table:table-cell>
          <table:table-cell table:formula="of:=[.B286]+45" office:value-type="float" office:value="1824" calcext:value-type="float">
            <text:p>18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11</text:p>
          </table:table-cell>
          <table:table-cell office:value-type="float" office:value="1779" calcext:value-type="float">
            <text:p>1779</text:p>
          </table:table-cell>
          <table:table-cell office:value-type="float" office:value="679" calcext:value-type="float">
            <text:p>679</text:p>
          </table:table-cell>
          <table:table-cell office:value-type="float" office:value="8726" calcext:value-type="float">
            <text:p>8726</text:p>
          </table:table-cell>
          <table:table-cell table:style-name="ce3" table:formula="of:=[.D287]*[.$P$4]*COS(PI()*([.$P$3] + (1 - [.D287]/[.$P$1])*[.$P$2])) + [.$P$5]" office:value-type="float" office:value="1836.25647098837" calcext:value-type="float">
            <text:p>1836</text:p>
          </table:table-cell>
          <table:table-cell office:value-type="float" office:value="1810" calcext:value-type="float">
            <text:p>1810</text:p>
          </table:table-cell>
          <table:table-cell table:formula="of:=[.B287]+45" office:value-type="float" office:value="1824" calcext:value-type="float">
            <text:p>18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19</text:p>
          </table:table-cell>
          <table:table-cell office:value-type="float" office:value="1778" calcext:value-type="float">
            <text:p>1778</text:p>
          </table:table-cell>
          <table:table-cell office:value-type="float" office:value="678" calcext:value-type="float">
            <text:p>678</text:p>
          </table:table-cell>
          <table:table-cell office:value-type="float" office:value="8728" calcext:value-type="float">
            <text:p>8728</text:p>
          </table:table-cell>
          <table:table-cell table:style-name="ce3" table:formula="of:=[.D288]*[.$P$4]*COS(PI()*([.$P$3] + (1 - [.D288]/[.$P$1])*[.$P$2])) + [.$P$5]" office:value-type="float" office:value="1837.08122439974" calcext:value-type="float">
            <text:p>1837</text:p>
          </table:table-cell>
          <table:table-cell office:value-type="float" office:value="1812" calcext:value-type="float">
            <text:p>1812</text:p>
          </table:table-cell>
          <table:table-cell table:formula="of:=[.B288]+45" office:value-type="float" office:value="1823" calcext:value-type="float">
            <text:p>18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23</text:p>
          </table:table-cell>
          <table:table-cell office:value-type="float" office:value="1778" calcext:value-type="float">
            <text:p>1778</text:p>
          </table:table-cell>
          <table:table-cell office:value-type="float" office:value="678" calcext:value-type="float">
            <text:p>678</text:p>
          </table:table-cell>
          <table:table-cell office:value-type="float" office:value="8729" calcext:value-type="float">
            <text:p>8729</text:p>
          </table:table-cell>
          <table:table-cell table:style-name="ce3" table:formula="of:=[.D289]*[.$P$4]*COS(PI()*([.$P$3] + (1 - [.D289]/[.$P$1])*[.$P$2])) + [.$P$5]" office:value-type="float" office:value="1837.49365368075" calcext:value-type="float">
            <text:p>1837</text:p>
          </table:table-cell>
          <table:table-cell office:value-type="float" office:value="1816" calcext:value-type="float">
            <text:p>1816</text:p>
          </table:table-cell>
          <table:table-cell table:formula="of:=[.B289]+45" office:value-type="float" office:value="1823" calcext:value-type="float">
            <text:p>18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27</text:p>
          </table:table-cell>
          <table:table-cell office:value-type="float" office:value="1778" calcext:value-type="float">
            <text:p>1778</text:p>
          </table:table-cell>
          <table:table-cell office:value-type="float" office:value="678" calcext:value-type="float">
            <text:p>678</text:p>
          </table:table-cell>
          <table:table-cell office:value-type="float" office:value="8728" calcext:value-type="float">
            <text:p>8728</text:p>
          </table:table-cell>
          <table:table-cell table:style-name="ce3" table:formula="of:=[.D290]*[.$P$4]*COS(PI()*([.$P$3] + (1 - [.D290]/[.$P$1])*[.$P$2])) + [.$P$5]" office:value-type="float" office:value="1837.08122439974" calcext:value-type="float">
            <text:p>1837</text:p>
          </table:table-cell>
          <table:table-cell office:value-type="float" office:value="1813" calcext:value-type="float">
            <text:p>1813</text:p>
          </table:table-cell>
          <table:table-cell table:formula="of:=[.B290]+45" office:value-type="float" office:value="1823" calcext:value-type="float">
            <text:p>18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31</text:p>
          </table:table-cell>
          <table:table-cell office:value-type="float" office:value="1778" calcext:value-type="float">
            <text:p>1778</text:p>
          </table:table-cell>
          <table:table-cell office:value-type="float" office:value="678" calcext:value-type="float">
            <text:p>678</text:p>
          </table:table-cell>
          <table:table-cell office:value-type="float" office:value="8711" calcext:value-type="float">
            <text:p>8711</text:p>
          </table:table-cell>
          <table:table-cell table:style-name="ce3" table:formula="of:=[.D291]*[.$P$4]*COS(PI()*([.$P$3] + (1 - [.D291]/[.$P$1])*[.$P$2])) + [.$P$5]" office:value-type="float" office:value="1830.07529657052" calcext:value-type="float">
            <text:p>1830</text:p>
          </table:table-cell>
          <table:table-cell office:value-type="float" office:value="1832" calcext:value-type="float">
            <text:p>1832</text:p>
          </table:table-cell>
          <table:table-cell table:formula="of:=[.B291]+45" office:value-type="float" office:value="1823" calcext:value-type="float">
            <text:p>18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8:55</text:p>
          </table:table-cell>
          <table:table-cell office:value-type="float" office:value="1769" calcext:value-type="float">
            <text:p>1769</text:p>
          </table:table-cell>
          <table:table-cell office:value-type="float" office:value="675" calcext:value-type="float">
            <text:p>675</text:p>
          </table:table-cell>
          <table:table-cell office:value-type="float" office:value="8684" calcext:value-type="float">
            <text:p>8684</text:p>
          </table:table-cell>
          <table:table-cell table:style-name="ce3" table:formula="of:=[.D292]*[.$P$4]*COS(PI()*([.$P$3] + (1 - [.D292]/[.$P$1])*[.$P$2])) + [.$P$5]" office:value-type="float" office:value="1818.9691672712" calcext:value-type="float">
            <text:p>1819</text:p>
          </table:table-cell>
          <table:table-cell office:value-type="float" office:value="1803" calcext:value-type="float">
            <text:p>1803</text:p>
          </table:table-cell>
          <table:table-cell table:formula="of:=[.B292]+45" office:value-type="float" office:value="1814" calcext:value-type="float">
            <text:p>18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8:59</text:p>
          </table:table-cell>
          <table:table-cell office:value-type="float" office:value="1769" calcext:value-type="float">
            <text:p>1769</text:p>
          </table:table-cell>
          <table:table-cell office:value-type="float" office:value="675" calcext:value-type="float">
            <text:p>675</text:p>
          </table:table-cell>
          <table:table-cell office:value-type="float" office:value="8697" calcext:value-type="float">
            <text:p>8697</text:p>
          </table:table-cell>
          <table:table-cell table:style-name="ce3" table:formula="of:=[.D293]*[.$P$4]*COS(PI()*([.$P$3] + (1 - [.D293]/[.$P$1])*[.$P$2])) + [.$P$5]" office:value-type="float" office:value="1824.31334711075" calcext:value-type="float">
            <text:p>1824</text:p>
          </table:table-cell>
          <table:table-cell office:value-type="float" office:value="1813" calcext:value-type="float">
            <text:p>1813</text:p>
          </table:table-cell>
          <table:table-cell table:formula="of:=[.B293]+45" office:value-type="float" office:value="1814" calcext:value-type="float">
            <text:p>18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9:03</text:p>
          </table:table-cell>
          <table:table-cell office:value-type="float" office:value="1769" calcext:value-type="float">
            <text:p>1769</text:p>
          </table:table-cell>
          <table:table-cell office:value-type="float" office:value="675" calcext:value-type="float">
            <text:p>675</text:p>
          </table:table-cell>
          <table:table-cell office:value-type="float" office:value="8726" calcext:value-type="float">
            <text:p>8726</text:p>
          </table:table-cell>
          <table:table-cell table:style-name="ce3" table:formula="of:=[.D294]*[.$P$4]*COS(PI()*([.$P$3] + (1 - [.D294]/[.$P$1])*[.$P$2])) + [.$P$5]" office:value-type="float" office:value="1836.25647098837" calcext:value-type="float">
            <text:p>1836</text:p>
          </table:table-cell>
          <table:table-cell office:value-type="float" office:value="1820" calcext:value-type="float">
            <text:p>1820</text:p>
          </table:table-cell>
          <table:table-cell table:formula="of:=[.B294]+45" office:value-type="float" office:value="1814" calcext:value-type="float">
            <text:p>18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49:07</text:p>
          </table:table-cell>
          <table:table-cell office:value-type="float" office:value="1769" calcext:value-type="float">
            <text:p>1769</text:p>
          </table:table-cell>
          <table:table-cell office:value-type="float" office:value="675" calcext:value-type="float">
            <text:p>675</text:p>
          </table:table-cell>
          <table:table-cell office:value-type="float" office:value="8719" calcext:value-type="float">
            <text:p>8719</text:p>
          </table:table-cell>
          <table:table-cell table:style-name="ce3" table:formula="of:=[.D295]*[.$P$4]*COS(PI()*([.$P$3] + (1 - [.D295]/[.$P$1])*[.$P$2])) + [.$P$5]" office:value-type="float" office:value="1833.37093912772" calcext:value-type="float">
            <text:p>1833</text:p>
          </table:table-cell>
          <table:table-cell office:value-type="float" office:value="1818" calcext:value-type="float">
            <text:p>1818</text:p>
          </table:table-cell>
          <table:table-cell table:formula="of:=[.B295]+45" office:value-type="float" office:value="1814" calcext:value-type="float">
            <text:p>18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1:43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686" calcext:value-type="float">
            <text:p>8686</text:p>
          </table:table-cell>
          <table:table-cell table:style-name="ce3" table:formula="of:=[.D296]*[.$P$4]*COS(PI()*([.$P$3] + (1 - [.D296]/[.$P$1])*[.$P$2])) + [.$P$5]" office:value-type="float" office:value="1819.79095920046" calcext:value-type="float">
            <text:p>1820</text:p>
          </table:table-cell>
          <table:table-cell office:value-type="float" office:value="1798" calcext:value-type="float">
            <text:p>1798</text:p>
          </table:table-cell>
          <table:table-cell table:formula="of:=[.B296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1:47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728" calcext:value-type="float">
            <text:p>8728</text:p>
          </table:table-cell>
          <table:table-cell table:style-name="ce3" table:formula="of:=[.D297]*[.$P$4]*COS(PI()*([.$P$3] + (1 - [.D297]/[.$P$1])*[.$P$2])) + [.$P$5]" office:value-type="float" office:value="1837.08122439974" calcext:value-type="float">
            <text:p>1837</text:p>
          </table:table-cell>
          <table:table-cell office:value-type="float" office:value="1820" calcext:value-type="float">
            <text:p>1820</text:p>
          </table:table-cell>
          <table:table-cell table:formula="of:=[.B297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19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709" calcext:value-type="float">
            <text:p>8709</text:p>
          </table:table-cell>
          <table:table-cell table:style-name="ce3" table:formula="of:=[.D298]*[.$P$4]*COS(PI()*([.$P$3] + (1 - [.D298]/[.$P$1])*[.$P$2])) + [.$P$5]" office:value-type="float" office:value="1829.25173782571" calcext:value-type="float">
            <text:p>1829</text:p>
          </table:table-cell>
          <table:table-cell office:value-type="float" office:value="1807" calcext:value-type="float">
            <text:p>1807</text:p>
          </table:table-cell>
          <table:table-cell table:formula="of:=[.B298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16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682" calcext:value-type="float">
            <text:p>8682</text:p>
          </table:table-cell>
          <table:table-cell table:style-name="ce3" table:formula="of:=[.D299]*[.$P$4]*COS(PI()*([.$P$3] + (1 - [.D299]/[.$P$1])*[.$P$2])) + [.$P$5]" office:value-type="float" office:value="1818.14751719816" calcext:value-type="float">
            <text:p>1818</text:p>
          </table:table-cell>
          <table:table-cell office:value-type="float" office:value="1802" calcext:value-type="float">
            <text:p>1802</text:p>
          </table:table-cell>
          <table:table-cell table:formula="of:=[.B299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20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672" calcext:value-type="float">
            <text:p>8672</text:p>
          </table:table-cell>
          <table:table-cell table:style-name="ce3" table:formula="of:=[.D300]*[.$P$4]*COS(PI()*([.$P$3] + (1 - [.D300]/[.$P$1])*[.$P$2])) + [.$P$5]" office:value-type="float" office:value="1814.04139732233" calcext:value-type="float">
            <text:p>1814</text:p>
          </table:table-cell>
          <table:table-cell office:value-type="float" office:value="1799" calcext:value-type="float">
            <text:p>1799</text:p>
          </table:table-cell>
          <table:table-cell table:formula="of:=[.B300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24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669" calcext:value-type="float">
            <text:p>8669</text:p>
          </table:table-cell>
          <table:table-cell table:style-name="ce3" table:formula="of:=[.D301]*[.$P$4]*COS(PI()*([.$P$3] + (1 - [.D301]/[.$P$1])*[.$P$2])) + [.$P$5]" office:value-type="float" office:value="1812.81025468949" calcext:value-type="float">
            <text:p>1813</text:p>
          </table:table-cell>
          <table:table-cell office:value-type="float" office:value="1783" calcext:value-type="float">
            <text:p>1783</text:p>
          </table:table-cell>
          <table:table-cell table:formula="of:=[.B301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28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658" calcext:value-type="float">
            <text:p>8658</text:p>
          </table:table-cell>
          <table:table-cell table:style-name="ce3" table:formula="of:=[.D302]*[.$P$4]*COS(PI()*([.$P$3] + (1 - [.D302]/[.$P$1])*[.$P$2])) + [.$P$5]" office:value-type="float" office:value="1808.29880861365" calcext:value-type="float">
            <text:p>1808</text:p>
          </table:table-cell>
          <table:table-cell office:value-type="float" office:value="1795" calcext:value-type="float">
            <text:p>1795</text:p>
          </table:table-cell>
          <table:table-cell table:formula="of:=[.B302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32</text:p>
          </table:table-cell>
          <table:table-cell office:value-type="float" office:value="1766" calcext:value-type="float">
            <text:p>1766</text:p>
          </table:table-cell>
          <table:table-cell office:value-type="float" office:value="674" calcext:value-type="float">
            <text:p>674</text:p>
          </table:table-cell>
          <table:table-cell office:value-type="float" office:value="8637" calcext:value-type="float">
            <text:p>8637</text:p>
          </table:table-cell>
          <table:table-cell table:style-name="ce3" table:formula="of:=[.D303]*[.$P$4]*COS(PI()*([.$P$3] + (1 - [.D303]/[.$P$1])*[.$P$2])) + [.$P$5]" office:value-type="float" office:value="1799.69805684586" calcext:value-type="float">
            <text:p>1800</text:p>
          </table:table-cell>
          <table:table-cell office:value-type="float" office:value="1794" calcext:value-type="float">
            <text:p>1794</text:p>
          </table:table-cell>
          <table:table-cell table:formula="of:=[.B303]+45"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59</text:p>
          </table:table-cell>
          <table:table-cell office:value-type="float" office:value="1762" calcext:value-type="float">
            <text:p>1762</text:p>
          </table:table-cell>
          <table:table-cell office:value-type="float" office:value="673" calcext:value-type="float">
            <text:p>673</text:p>
          </table:table-cell>
          <table:table-cell office:value-type="float" office:value="8636" calcext:value-type="float">
            <text:p>8636</text:p>
          </table:table-cell>
          <table:table-cell table:style-name="ce3" table:formula="of:=[.D304]*[.$P$4]*COS(PI()*([.$P$3] + (1 - [.D304]/[.$P$1])*[.$P$2])) + [.$P$5]" office:value-type="float" office:value="1799.28889152633" calcext:value-type="float">
            <text:p>1799</text:p>
          </table:table-cell>
          <table:table-cell office:value-type="float" office:value="1780" calcext:value-type="float">
            <text:p>1780</text:p>
          </table:table-cell>
          <table:table-cell table:formula="of:=[.B304]+45" office:value-type="float" office:value="1807" calcext:value-type="float">
            <text:p>18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55</text:p>
          </table:table-cell>
          <table:table-cell office:value-type="float" office:value="1761" calcext:value-type="float">
            <text:p>1761</text:p>
          </table:table-cell>
          <table:table-cell office:value-type="float" office:value="672" calcext:value-type="float">
            <text:p>672</text:p>
          </table:table-cell>
          <table:table-cell office:value-type="float" office:value="8679" calcext:value-type="float">
            <text:p>8679</text:p>
          </table:table-cell>
          <table:table-cell table:style-name="ce3" table:formula="of:=[.D305]*[.$P$4]*COS(PI()*([.$P$3] + (1 - [.D305]/[.$P$1])*[.$P$2])) + [.$P$5]" office:value-type="float" office:value="1816.91530823444" calcext:value-type="float">
            <text:p>1817</text:p>
          </table:table-cell>
          <table:table-cell office:value-type="float" office:value="1804" calcext:value-type="float">
            <text:p>1804</text:p>
          </table:table-cell>
          <table:table-cell table:formula="of:=[.B305]+45" office:value-type="float" office:value="1806" calcext:value-type="float">
            <text:p>18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20</text:p>
          </table:table-cell>
          <table:table-cell office:value-type="float" office:value="1760" calcext:value-type="float">
            <text:p>1760</text:p>
          </table:table-cell>
          <table:table-cell office:value-type="float" office:value="672" calcext:value-type="float">
            <text:p>672</text:p>
          </table:table-cell>
          <table:table-cell office:value-type="float" office:value="8619" calcext:value-type="float">
            <text:p>8619</text:p>
          </table:table-cell>
          <table:table-cell table:style-name="ce3" table:formula="of:=[.D306]*[.$P$4]*COS(PI()*([.$P$3] + (1 - [.D306]/[.$P$1])*[.$P$2])) + [.$P$5]" office:value-type="float" office:value="1792.33858398683" calcext:value-type="float">
            <text:p>1792</text:p>
          </table:table-cell>
          <table:table-cell office:value-type="float" office:value="1779" calcext:value-type="float">
            <text:p>1779</text:p>
          </table:table-cell>
          <table:table-cell table:formula="of:=[.B306]+45" office:value-type="float" office:value="1805" calcext:value-type="float">
            <text:p>18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24</text:p>
          </table:table-cell>
          <table:table-cell office:value-type="float" office:value="1760" calcext:value-type="float">
            <text:p>1760</text:p>
          </table:table-cell>
          <table:table-cell office:value-type="float" office:value="672" calcext:value-type="float">
            <text:p>672</text:p>
          </table:table-cell>
          <table:table-cell office:value-type="float" office:value="8641" calcext:value-type="float">
            <text:p>8641</text:p>
          </table:table-cell>
          <table:table-cell table:style-name="ce3" table:formula="of:=[.D307]*[.$P$4]*COS(PI()*([.$P$3] + (1 - [.D307]/[.$P$1])*[.$P$2])) + [.$P$5]" office:value-type="float" office:value="1801.33507710111" calcext:value-type="float">
            <text:p>1801</text:p>
          </table:table-cell>
          <table:table-cell office:value-type="float" office:value="1791" calcext:value-type="float">
            <text:p>1791</text:p>
          </table:table-cell>
          <table:table-cell table:formula="of:=[.B307]+45" office:value-type="float" office:value="1805" calcext:value-type="float">
            <text:p>18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1:51</text:p>
          </table:table-cell>
          <table:table-cell office:value-type="float" office:value="1759" calcext:value-type="float">
            <text:p>1759</text:p>
          </table:table-cell>
          <table:table-cell office:value-type="float" office:value="672" calcext:value-type="float">
            <text:p>672</text:p>
          </table:table-cell>
          <table:table-cell office:value-type="float" office:value="8697" calcext:value-type="float">
            <text:p>8697</text:p>
          </table:table-cell>
          <table:table-cell table:style-name="ce3" table:formula="of:=[.D308]*[.$P$4]*COS(PI()*([.$P$3] + (1 - [.D308]/[.$P$1])*[.$P$2])) + [.$P$5]" office:value-type="float" office:value="1824.31334711075" calcext:value-type="float">
            <text:p>1824</text:p>
          </table:table-cell>
          <table:table-cell office:value-type="float" office:value="1800" calcext:value-type="float">
            <text:p>1800</text:p>
          </table:table-cell>
          <table:table-cell table:formula="of:=[.B308]+45" office:value-type="float" office:value="1804" calcext:value-type="float">
            <text:p>18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19</text:p>
          </table:table-cell>
          <table:table-cell office:value-type="float" office:value="1758" calcext:value-type="float">
            <text:p>1758</text:p>
          </table:table-cell>
          <table:table-cell office:value-type="float" office:value="671" calcext:value-type="float">
            <text:p>671</text:p>
          </table:table-cell>
          <table:table-cell office:value-type="float" office:value="8640" calcext:value-type="float">
            <text:p>8640</text:p>
          </table:table-cell>
          <table:table-cell table:style-name="ce3" table:formula="of:=[.D309]*[.$P$4]*COS(PI()*([.$P$3] + (1 - [.D309]/[.$P$1])*[.$P$2])) + [.$P$5]" office:value-type="float" office:value="1800.92576820953" calcext:value-type="float">
            <text:p>1801</text:p>
          </table:table-cell>
          <table:table-cell office:value-type="float" office:value="1788" calcext:value-type="float">
            <text:p>1788</text:p>
          </table:table-cell>
          <table:table-cell table:formula="of:=[.B309]+45" office:value-type="float" office:value="1803" calcext:value-type="float">
            <text:p>18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43</text:p>
          </table:table-cell>
          <table:table-cell office:value-type="float" office:value="1755" calcext:value-type="float">
            <text:p>1755</text:p>
          </table:table-cell>
          <table:table-cell office:value-type="float" office:value="670" calcext:value-type="float">
            <text:p>670</text:p>
          </table:table-cell>
          <table:table-cell office:value-type="float" office:value="8671" calcext:value-type="float">
            <text:p>8671</text:p>
          </table:table-cell>
          <table:table-cell table:style-name="ce3" table:formula="of:=[.D310]*[.$P$4]*COS(PI()*([.$P$3] + (1 - [.D310]/[.$P$1])*[.$P$2])) + [.$P$5]" office:value-type="float" office:value="1813.63098085472" calcext:value-type="float">
            <text:p>1814</text:p>
          </table:table-cell>
          <table:table-cell office:value-type="float" office:value="1786" calcext:value-type="float">
            <text:p>1786</text:p>
          </table:table-cell>
          <table:table-cell table:formula="of:=[.B310]+45"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47</text:p>
          </table:table-cell>
          <table:table-cell office:value-type="float" office:value="1755" calcext:value-type="float">
            <text:p>1755</text:p>
          </table:table-cell>
          <table:table-cell office:value-type="float" office:value="670" calcext:value-type="float">
            <text:p>670</text:p>
          </table:table-cell>
          <table:table-cell office:value-type="float" office:value="8634" calcext:value-type="float">
            <text:p>8634</text:p>
          </table:table-cell>
          <table:table-cell table:style-name="ce3" table:formula="of:=[.D311]*[.$P$4]*COS(PI()*([.$P$3] + (1 - [.D311]/[.$P$1])*[.$P$2])) + [.$P$5]" office:value-type="float" office:value="1798.47066864621" calcext:value-type="float">
            <text:p>1798</text:p>
          </table:table-cell>
          <table:table-cell office:value-type="float" office:value="1794" calcext:value-type="float">
            <text:p>1794</text:p>
          </table:table-cell>
          <table:table-cell table:formula="of:=[.B311]+45"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51</text:p>
          </table:table-cell>
          <table:table-cell office:value-type="float" office:value="1755" calcext:value-type="float">
            <text:p>1755</text:p>
          </table:table-cell>
          <table:table-cell office:value-type="float" office:value="670" calcext:value-type="float">
            <text:p>670</text:p>
          </table:table-cell>
          <table:table-cell office:value-type="float" office:value="8679" calcext:value-type="float">
            <text:p>8679</text:p>
          </table:table-cell>
          <table:table-cell table:style-name="ce3" table:formula="of:=[.D312]*[.$P$4]*COS(PI()*([.$P$3] + (1 - [.D312]/[.$P$1])*[.$P$2])) + [.$P$5]" office:value-type="float" office:value="1816.91530823444" calcext:value-type="float">
            <text:p>1817</text:p>
          </table:table-cell>
          <table:table-cell office:value-type="float" office:value="1798" calcext:value-type="float">
            <text:p>1798</text:p>
          </table:table-cell>
          <table:table-cell table:formula="of:=[.B312]+45"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6:55</text:p>
          </table:table-cell>
          <table:table-cell office:value-type="float" office:value="1755" calcext:value-type="float">
            <text:p>1755</text:p>
          </table:table-cell>
          <table:table-cell office:value-type="float" office:value="670" calcext:value-type="float">
            <text:p>670</text:p>
          </table:table-cell>
          <table:table-cell office:value-type="float" office:value="8671" calcext:value-type="float">
            <text:p>8671</text:p>
          </table:table-cell>
          <table:table-cell table:style-name="ce3" table:formula="of:=[.D313]*[.$P$4]*COS(PI()*([.$P$3] + (1 - [.D313]/[.$P$1])*[.$P$2])) + [.$P$5]" office:value-type="float" office:value="1813.63098085472" calcext:value-type="float">
            <text:p>1814</text:p>
          </table:table-cell>
          <table:table-cell office:value-type="float" office:value="1794" calcext:value-type="float">
            <text:p>1794</text:p>
          </table:table-cell>
          <table:table-cell table:formula="of:=[.B313]+45"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11</text:p>
          </table:table-cell>
          <table:table-cell office:value-type="float" office:value="1753" calcext:value-type="float">
            <text:p>1753</text:p>
          </table:table-cell>
          <table:table-cell office:value-type="float" office:value="670" calcext:value-type="float">
            <text:p>670</text:p>
          </table:table-cell>
          <table:table-cell office:value-type="float" office:value="8649" calcext:value-type="float">
            <text:p>8649</text:p>
          </table:table-cell>
          <table:table-cell table:style-name="ce3" table:formula="of:=[.D314]*[.$P$4]*COS(PI()*([.$P$3] + (1 - [.D314]/[.$P$1])*[.$P$2])) + [.$P$5]" office:value-type="float" office:value="1804.61083874564" calcext:value-type="float">
            <text:p>1805</text:p>
          </table:table-cell>
          <table:table-cell office:value-type="float" office:value="1790" calcext:value-type="float">
            <text:p>1790</text:p>
          </table:table-cell>
          <table:table-cell table:formula="of:=[.B314]+45" office:value-type="float" office:value="1798" calcext:value-type="float">
            <text:p>17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39</text:p>
          </table:table-cell>
          <table:table-cell office:value-type="float" office:value="1753" calcext:value-type="float">
            <text:p>1753</text:p>
          </table:table-cell>
          <table:table-cell office:value-type="float" office:value="670" calcext:value-type="float">
            <text:p>670</text:p>
          </table:table-cell>
          <table:table-cell office:value-type="float" office:value="8607" calcext:value-type="float">
            <text:p>8607</text:p>
          </table:table-cell>
          <table:table-cell table:style-name="ce3" table:formula="of:=[.D315]*[.$P$4]*COS(PI()*([.$P$3] + (1 - [.D315]/[.$P$1])*[.$P$2])) + [.$P$5]" office:value-type="float" office:value="1787.43875907133" calcext:value-type="float">
            <text:p>1787</text:p>
          </table:table-cell>
          <table:table-cell office:value-type="float" office:value="1775" calcext:value-type="float">
            <text:p>1775</text:p>
          </table:table-cell>
          <table:table-cell table:formula="of:=[.B315]+45" office:value-type="float" office:value="1798" calcext:value-type="float">
            <text:p>17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43</text:p>
          </table:table-cell>
          <table:table-cell office:value-type="float" office:value="1732" calcext:value-type="float">
            <text:p>1732</text:p>
          </table:table-cell>
          <table:table-cell office:value-type="float" office:value="662" calcext:value-type="float">
            <text:p>662</text:p>
          </table:table-cell>
          <table:table-cell office:value-type="float" office:value="8539" calcext:value-type="float">
            <text:p>8539</text:p>
          </table:table-cell>
          <table:table-cell table:style-name="ce3" table:formula="of:=[.D316]*[.$P$4]*COS(PI()*([.$P$3] + (1 - [.D316]/[.$P$1])*[.$P$2])) + [.$P$5]" office:value-type="float" office:value="1759.77199215289" calcext:value-type="float">
            <text:p>1760</text:p>
          </table:table-cell>
          <table:table-cell office:value-type="float" office:value="1752" calcext:value-type="float">
            <text:p>1752</text:p>
          </table:table-cell>
          <table:table-cell table:formula="of:=[.B316]+45" office:value-type="float" office:value="1777" calcext:value-type="float">
            <text:p>17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47</text:p>
          </table:table-cell>
          <table:table-cell office:value-type="float" office:value="1732" calcext:value-type="float">
            <text:p>1732</text:p>
          </table:table-cell>
          <table:table-cell office:value-type="float" office:value="662" calcext:value-type="float">
            <text:p>662</text:p>
          </table:table-cell>
          <table:table-cell office:value-type="float" office:value="8583" calcext:value-type="float">
            <text:p>8583</text:p>
          </table:table-cell>
          <table:table-cell table:style-name="ce3" table:formula="of:=[.D317]*[.$P$4]*COS(PI()*([.$P$3] + (1 - [.D317]/[.$P$1])*[.$P$2])) + [.$P$5]" office:value-type="float" office:value="1777.65475889159" calcext:value-type="float">
            <text:p>1778</text:p>
          </table:table-cell>
          <table:table-cell office:value-type="float" office:value="1750" calcext:value-type="float">
            <text:p>1750</text:p>
          </table:table-cell>
          <table:table-cell table:formula="of:=[.B317]+45" office:value-type="float" office:value="1777" calcext:value-type="float">
            <text:p>17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51</text:p>
          </table:table-cell>
          <table:table-cell office:value-type="float" office:value="1732" calcext:value-type="float">
            <text:p>1732</text:p>
          </table:table-cell>
          <table:table-cell office:value-type="float" office:value="662" calcext:value-type="float">
            <text:p>662</text:p>
          </table:table-cell>
          <table:table-cell office:value-type="float" office:value="8542" calcext:value-type="float">
            <text:p>8542</text:p>
          </table:table-cell>
          <table:table-cell table:style-name="ce3" table:formula="of:=[.D318]*[.$P$4]*COS(PI()*([.$P$3] + (1 - [.D318]/[.$P$1])*[.$P$2])) + [.$P$5]" office:value-type="float" office:value="1760.9890160557" calcext:value-type="float">
            <text:p>1761</text:p>
          </table:table-cell>
          <table:table-cell office:value-type="float" office:value="1760" calcext:value-type="float">
            <text:p>1760</text:p>
          </table:table-cell>
          <table:table-cell table:formula="of:=[.B318]+45" office:value-type="float" office:value="1777" calcext:value-type="float">
            <text:p>17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55</text:p>
          </table:table-cell>
          <table:table-cell office:value-type="float" office:value="1732" calcext:value-type="float">
            <text:p>1732</text:p>
          </table:table-cell>
          <table:table-cell office:value-type="float" office:value="662" calcext:value-type="float">
            <text:p>662</text:p>
          </table:table-cell>
          <table:table-cell office:value-type="float" office:value="8559" calcext:value-type="float">
            <text:p>8559</text:p>
          </table:table-cell>
          <table:table-cell table:style-name="ce3" table:formula="of:=[.D319]*[.$P$4]*COS(PI()*([.$P$3] + (1 - [.D319]/[.$P$1])*[.$P$2])) + [.$P$5]" office:value-type="float" office:value="1767.89173262117" calcext:value-type="float">
            <text:p>1768</text:p>
          </table:table-cell>
          <table:table-cell office:value-type="float" office:value="1750" calcext:value-type="float">
            <text:p>1750</text:p>
          </table:table-cell>
          <table:table-cell table:formula="of:=[.B319]+45" office:value-type="float" office:value="1777" calcext:value-type="float">
            <text:p>17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23</text:p>
          </table:table-cell>
          <table:table-cell office:value-type="float" office:value="1731" calcext:value-type="float">
            <text:p>1731</text:p>
          </table:table-cell>
          <table:table-cell office:value-type="float" office:value="662" calcext:value-type="float">
            <text:p>662</text:p>
          </table:table-cell>
          <table:table-cell office:value-type="float" office:value="8576" calcext:value-type="float">
            <text:p>8576</text:p>
          </table:table-cell>
          <table:table-cell table:style-name="ce3" table:formula="of:=[.D320]*[.$P$4]*COS(PI()*([.$P$3] + (1 - [.D320]/[.$P$1])*[.$P$2])) + [.$P$5]" office:value-type="float" office:value="1774.80503724604" calcext:value-type="float">
            <text:p>1775</text:p>
          </table:table-cell>
          <table:table-cell office:value-type="float" office:value="1758" calcext:value-type="float">
            <text:p>1758</text:p>
          </table:table-cell>
          <table:table-cell table:formula="of:=[.B320]+45" office:value-type="float" office:value="1776" calcext:value-type="float">
            <text:p>17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15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83" calcext:value-type="float">
            <text:p>8583</text:p>
          </table:table-cell>
          <table:table-cell table:style-name="ce3" table:formula="of:=[.D321]*[.$P$4]*COS(PI()*([.$P$3] + (1 - [.D321]/[.$P$1])*[.$P$2])) + [.$P$5]" office:value-type="float" office:value="1777.65475889159" calcext:value-type="float">
            <text:p>1778</text:p>
          </table:table-cell>
          <table:table-cell office:value-type="float" office:value="1769" calcext:value-type="float">
            <text:p>1769</text:p>
          </table:table-cell>
          <table:table-cell table:formula="of:=[.B321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19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614" calcext:value-type="float">
            <text:p>8614</text:p>
          </table:table-cell>
          <table:table-cell table:style-name="ce3" table:formula="of:=[.D322]*[.$P$4]*COS(PI()*([.$P$3] + (1 - [.D322]/[.$P$1])*[.$P$2])) + [.$P$5]" office:value-type="float" office:value="1790.29635800979" calcext:value-type="float">
            <text:p>1790</text:p>
          </table:table-cell>
          <table:table-cell office:value-type="float" office:value="1772" calcext:value-type="float">
            <text:p>1772</text:p>
          </table:table-cell>
          <table:table-cell table:formula="of:=[.B322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20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69" calcext:value-type="float">
            <text:p>8569</text:p>
          </table:table-cell>
          <table:table-cell table:style-name="ce3" table:formula="of:=[.D323]*[.$P$4]*COS(PI()*([.$P$3] + (1 - [.D323]/[.$P$1])*[.$P$2])) + [.$P$5]" office:value-type="float" office:value="1771.95710304381" calcext:value-type="float">
            <text:p>1772</text:p>
          </table:table-cell>
          <table:table-cell office:value-type="float" office:value="1767" calcext:value-type="float">
            <text:p>1767</text:p>
          </table:table-cell>
          <table:table-cell table:formula="of:=[.B323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24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65" calcext:value-type="float">
            <text:p>8565</text:p>
          </table:table-cell>
          <table:table-cell table:style-name="ce3" table:formula="of:=[.D324]*[.$P$4]*COS(PI()*([.$P$3] + (1 - [.D324]/[.$P$1])*[.$P$2])) + [.$P$5]" office:value-type="float" office:value="1770.33051582802" calcext:value-type="float">
            <text:p>1770</text:p>
          </table:table-cell>
          <table:table-cell office:value-type="float" office:value="1767" calcext:value-type="float">
            <text:p>1767</text:p>
          </table:table-cell>
          <table:table-cell table:formula="of:=[.B324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28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74" calcext:value-type="float">
            <text:p>8574</text:p>
          </table:table-cell>
          <table:table-cell table:style-name="ce3" table:formula="of:=[.D325]*[.$P$4]*COS(PI()*([.$P$3] + (1 - [.D325]/[.$P$1])*[.$P$2])) + [.$P$5]" office:value-type="float" office:value="1773.99115922755" calcext:value-type="float">
            <text:p>1774</text:p>
          </table:table-cell>
          <table:table-cell office:value-type="float" office:value="1755" calcext:value-type="float">
            <text:p>1755</text:p>
          </table:table-cell>
          <table:table-cell table:formula="of:=[.B325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32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68" calcext:value-type="float">
            <text:p>8568</text:p>
          </table:table-cell>
          <table:table-cell table:style-name="ce3" table:formula="of:=[.D326]*[.$P$4]*COS(PI()*([.$P$3] + (1 - [.D326]/[.$P$1])*[.$P$2])) + [.$P$5]" office:value-type="float" office:value="1771.55040140096" calcext:value-type="float">
            <text:p>1772</text:p>
          </table:table-cell>
          <table:table-cell office:value-type="float" office:value="1768" calcext:value-type="float">
            <text:p>1768</text:p>
          </table:table-cell>
          <table:table-cell table:formula="of:=[.B326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36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39" calcext:value-type="float">
            <text:p>8539</text:p>
          </table:table-cell>
          <table:table-cell table:style-name="ce3" table:formula="of:=[.D327]*[.$P$4]*COS(PI()*([.$P$3] + (1 - [.D327]/[.$P$1])*[.$P$2])) + [.$P$5]" office:value-type="float" office:value="1759.77199215289" calcext:value-type="float">
            <text:p>1760</text:p>
          </table:table-cell>
          <table:table-cell office:value-type="float" office:value="1758" calcext:value-type="float">
            <text:p>1758</text:p>
          </table:table-cell>
          <table:table-cell table:formula="of:=[.B327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40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60" calcext:value-type="float">
            <text:p>8560</text:p>
          </table:table-cell>
          <table:table-cell table:style-name="ce3" table:formula="of:=[.D328]*[.$P$4]*COS(PI()*([.$P$3] + (1 - [.D328]/[.$P$1])*[.$P$2])) + [.$P$5]" office:value-type="float" office:value="1768.29810495103" calcext:value-type="float">
            <text:p>1768</text:p>
          </table:table-cell>
          <table:table-cell office:value-type="float" office:value="1755" calcext:value-type="float">
            <text:p>1755</text:p>
          </table:table-cell>
          <table:table-cell table:formula="of:=[.B328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1:44</text:p>
          </table:table-cell>
          <table:table-cell office:value-type="float" office:value="1728" calcext:value-type="float">
            <text:p>1728</text:p>
          </table:table-cell>
          <table:table-cell office:value-type="float" office:value="661" calcext:value-type="float">
            <text:p>661</text:p>
          </table:table-cell>
          <table:table-cell office:value-type="float" office:value="8554" calcext:value-type="float">
            <text:p>8554</text:p>
          </table:table-cell>
          <table:table-cell table:style-name="ce3" table:formula="of:=[.D329]*[.$P$4]*COS(PI()*([.$P$3] + (1 - [.D329]/[.$P$1])*[.$P$2])) + [.$P$5]" office:value-type="float" office:value="1765.86042071174" calcext:value-type="float">
            <text:p>1766</text:p>
          </table:table-cell>
          <table:table-cell office:value-type="float" office:value="1758" calcext:value-type="float">
            <text:p>1758</text:p>
          </table:table-cell>
          <table:table-cell table:formula="of:=[.B329]+45"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1:55</text:p>
          </table:table-cell>
          <table:table-cell office:value-type="float" office:value="1725" calcext:value-type="float">
            <text:p>1725</text:p>
          </table:table-cell>
          <table:table-cell office:value-type="float" office:value="660" calcext:value-type="float">
            <text:p>660</text:p>
          </table:table-cell>
          <table:table-cell office:value-type="float" office:value="8567" calcext:value-type="float">
            <text:p>8567</text:p>
          </table:table-cell>
          <table:table-cell table:style-name="ce3" table:formula="of:=[.D330]*[.$P$4]*COS(PI()*([.$P$3] + (1 - [.D330]/[.$P$1])*[.$P$2])) + [.$P$5]" office:value-type="float" office:value="1771.14373631116" calcext:value-type="float">
            <text:p>1771</text:p>
          </table:table-cell>
          <table:table-cell office:value-type="float" office:value="1763" calcext:value-type="float">
            <text:p>1763</text:p>
          </table:table-cell>
          <table:table-cell table:formula="of:=[.B330]+45"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1:59</text:p>
          </table:table-cell>
          <table:table-cell office:value-type="float" office:value="1725" calcext:value-type="float">
            <text:p>1725</text:p>
          </table:table-cell>
          <table:table-cell office:value-type="float" office:value="660" calcext:value-type="float">
            <text:p>660</text:p>
          </table:table-cell>
          <table:table-cell office:value-type="float" office:value="8578" calcext:value-type="float">
            <text:p>8578</text:p>
          </table:table-cell>
          <table:table-cell table:style-name="ce3" table:formula="of:=[.D331]*[.$P$4]*COS(PI()*([.$P$3] + (1 - [.D331]/[.$P$1])*[.$P$2])) + [.$P$5]" office:value-type="float" office:value="1775.61906117829" calcext:value-type="float">
            <text:p>1776</text:p>
          </table:table-cell>
          <table:table-cell office:value-type="float" office:value="1765" calcext:value-type="float">
            <text:p>1765</text:p>
          </table:table-cell>
          <table:table-cell table:formula="of:=[.B331]+45"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03</text:p>
          </table:table-cell>
          <table:table-cell office:value-type="float" office:value="1725" calcext:value-type="float">
            <text:p>1725</text:p>
          </table:table-cell>
          <table:table-cell office:value-type="float" office:value="660" calcext:value-type="float">
            <text:p>660</text:p>
          </table:table-cell>
          <table:table-cell office:value-type="float" office:value="8596" calcext:value-type="float">
            <text:p>8596</text:p>
          </table:table-cell>
          <table:table-cell table:style-name="ce3" table:formula="of:=[.D332]*[.$P$4]*COS(PI()*([.$P$3] + (1 - [.D332]/[.$P$1])*[.$P$2])) + [.$P$5]" office:value-type="float" office:value="1782.95183036254" calcext:value-type="float">
            <text:p>1783</text:p>
          </table:table-cell>
          <table:table-cell office:value-type="float" office:value="1774" calcext:value-type="float">
            <text:p>1774</text:p>
          </table:table-cell>
          <table:table-cell table:formula="of:=[.B332]+45"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52:07</text:p>
          </table:table-cell>
          <table:table-cell office:value-type="float" office:value="1725" calcext:value-type="float">
            <text:p>1725</text:p>
          </table:table-cell>
          <table:table-cell office:value-type="float" office:value="660" calcext:value-type="float">
            <text:p>660</text:p>
          </table:table-cell>
          <table:table-cell office:value-type="float" office:value="8566" calcext:value-type="float">
            <text:p>8566</text:p>
          </table:table-cell>
          <table:table-cell table:style-name="ce3" table:formula="of:=[.D333]*[.$P$4]*COS(PI()*([.$P$3] + (1 - [.D333]/[.$P$1])*[.$P$2])) + [.$P$5]" office:value-type="float" office:value="1770.73710778374" calcext:value-type="float">
            <text:p>1771</text:p>
          </table:table-cell>
          <table:table-cell office:value-type="float" office:value="1763" calcext:value-type="float">
            <text:p>1763</text:p>
          </table:table-cell>
          <table:table-cell table:formula="of:=[.B333]+45"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28</text:p>
          </table:table-cell>
          <table:table-cell office:value-type="float" office:value="1723" calcext:value-type="float">
            <text:p>1723</text:p>
          </table:table-cell>
          <table:table-cell office:value-type="float" office:value="659" calcext:value-type="float">
            <text:p>659</text:p>
          </table:table-cell>
          <table:table-cell office:value-type="float" office:value="8509" calcext:value-type="float">
            <text:p>8509</text:p>
          </table:table-cell>
          <table:table-cell table:style-name="ce3" table:formula="of:=[.D334]*[.$P$4]*COS(PI()*([.$P$3] + (1 - [.D334]/[.$P$1])*[.$P$2])) + [.$P$5]" office:value-type="float" office:value="1747.62002181954" calcext:value-type="float">
            <text:p>1748</text:p>
          </table:table-cell>
          <table:table-cell office:value-type="float" office:value="1744" calcext:value-type="float">
            <text:p>1744</text:p>
          </table:table-cell>
          <table:table-cell table:formula="of:=[.B334]+45" office:value-type="float" office:value="1768" calcext:value-type="float">
            <text:p>17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55</text:p>
          </table:table-cell>
          <table:table-cell office:value-type="float" office:value="1719" calcext:value-type="float">
            <text:p>1719</text:p>
          </table:table-cell>
          <table:table-cell office:value-type="float" office:value="658" calcext:value-type="float">
            <text:p>658</text:p>
          </table:table-cell>
          <table:table-cell office:value-type="float" office:value="8575" calcext:value-type="float">
            <text:p>8575</text:p>
          </table:table-cell>
          <table:table-cell table:style-name="ce3" table:formula="of:=[.D335]*[.$P$4]*COS(PI()*([.$P$3] + (1 - [.D335]/[.$P$1])*[.$P$2])) + [.$P$5]" office:value-type="float" office:value="1774.39807999291" calcext:value-type="float">
            <text:p>1774</text:p>
          </table:table-cell>
          <table:table-cell office:value-type="float" office:value="1753" calcext:value-type="float">
            <text:p>1753</text:p>
          </table:table-cell>
          <table:table-cell table:formula="of:=[.B335]+45" office:value-type="float" office:value="1764" calcext:value-type="float">
            <text:p>17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23</text:p>
          </table:table-cell>
          <table:table-cell office:value-type="float" office:value="1714" calcext:value-type="float">
            <text:p>1714</text:p>
          </table:table-cell>
          <table:table-cell office:value-type="float" office:value="656" calcext:value-type="float">
            <text:p>656</text:p>
          </table:table-cell>
          <table:table-cell office:value-type="float" office:value="8515" calcext:value-type="float">
            <text:p>8515</text:p>
          </table:table-cell>
          <table:table-cell table:style-name="ce3" table:formula="of:=[.D336]*[.$P$4]*COS(PI()*([.$P$3] + (1 - [.D336]/[.$P$1])*[.$P$2])) + [.$P$5]" office:value-type="float" office:value="1750.04775261141" calcext:value-type="float">
            <text:p>1750</text:p>
          </table:table-cell>
          <table:table-cell office:value-type="float" office:value="1748" calcext:value-type="float">
            <text:p>1748</text:p>
          </table:table-cell>
          <table:table-cell table:formula="of:=[.B336]+45" office:value-type="float" office:value="1759" calcext:value-type="float">
            <text:p>17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27</text:p>
          </table:table-cell>
          <table:table-cell office:value-type="float" office:value="1714" calcext:value-type="float">
            <text:p>1714</text:p>
          </table:table-cell>
          <table:table-cell office:value-type="float" office:value="656" calcext:value-type="float">
            <text:p>656</text:p>
          </table:table-cell>
          <table:table-cell office:value-type="float" office:value="8515" calcext:value-type="float">
            <text:p>8515</text:p>
          </table:table-cell>
          <table:table-cell table:style-name="ce3" table:formula="of:=[.D337]*[.$P$4]*COS(PI()*([.$P$3] + (1 - [.D337]/[.$P$1])*[.$P$2])) + [.$P$5]" office:value-type="float" office:value="1750.04775261141" calcext:value-type="float">
            <text:p>1750</text:p>
          </table:table-cell>
          <table:table-cell office:value-type="float" office:value="1742" calcext:value-type="float">
            <text:p>1742</text:p>
          </table:table-cell>
          <table:table-cell table:formula="of:=[.B337]+45" office:value-type="float" office:value="1759" calcext:value-type="float">
            <text:p>17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31</text:p>
          </table:table-cell>
          <table:table-cell office:value-type="float" office:value="1714" calcext:value-type="float">
            <text:p>1714</text:p>
          </table:table-cell>
          <table:table-cell office:value-type="float" office:value="656" calcext:value-type="float">
            <text:p>656</text:p>
          </table:table-cell>
          <table:table-cell office:value-type="float" office:value="8558" calcext:value-type="float">
            <text:p>8558</text:p>
          </table:table-cell>
          <table:table-cell table:style-name="ce3" table:formula="of:=[.D338]*[.$P$4]*COS(PI()*([.$P$3] + (1 - [.D338]/[.$P$1])*[.$P$2])) + [.$P$5]" office:value-type="float" office:value="1767.48539692822" calcext:value-type="float">
            <text:p>1767</text:p>
          </table:table-cell>
          <table:table-cell office:value-type="float" office:value="1746" calcext:value-type="float">
            <text:p>1746</text:p>
          </table:table-cell>
          <table:table-cell table:formula="of:=[.B338]+45" office:value-type="float" office:value="1759" calcext:value-type="float">
            <text:p>17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5:35</text:p>
          </table:table-cell>
          <table:table-cell office:value-type="float" office:value="1714" calcext:value-type="float">
            <text:p>1714</text:p>
          </table:table-cell>
          <table:table-cell office:value-type="float" office:value="656" calcext:value-type="float">
            <text:p>656</text:p>
          </table:table-cell>
          <table:table-cell office:value-type="float" office:value="8517" calcext:value-type="float">
            <text:p>8517</text:p>
          </table:table-cell>
          <table:table-cell table:style-name="ce3" table:formula="of:=[.D339]*[.$P$4]*COS(PI()*([.$P$3] + (1 - [.D339]/[.$P$1])*[.$P$2])) + [.$P$5]" office:value-type="float" office:value="1750.85729267183" calcext:value-type="float">
            <text:p>1751</text:p>
          </table:table-cell>
          <table:table-cell office:value-type="float" office:value="1744" calcext:value-type="float">
            <text:p>1744</text:p>
          </table:table-cell>
          <table:table-cell table:formula="of:=[.B339]+45" office:value-type="float" office:value="1759" calcext:value-type="float">
            <text:p>17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23</text:p>
          </table:table-cell>
          <table:table-cell office:value-type="float" office:value="1712" calcext:value-type="float">
            <text:p>1712</text:p>
          </table:table-cell>
          <table:table-cell office:value-type="float" office:value="656" calcext:value-type="float">
            <text:p>656</text:p>
          </table:table-cell>
          <table:table-cell office:value-type="float" office:value="8549" calcext:value-type="float">
            <text:p>8549</text:p>
          </table:table-cell>
          <table:table-cell table:style-name="ce3" table:formula="of:=[.D340]*[.$P$4]*COS(PI()*([.$P$3] + (1 - [.D340]/[.$P$1])*[.$P$2])) + [.$P$5]" office:value-type="float" office:value="1763.8300258887" calcext:value-type="float">
            <text:p>1764</text:p>
          </table:table-cell>
          <table:table-cell office:value-type="float" office:value="1755" calcext:value-type="float">
            <text:p>1755</text:p>
          </table:table-cell>
          <table:table-cell table:formula="of:=[.B340]+45" office:value-type="float" office:value="1757" calcext:value-type="float">
            <text:p>1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27</text:p>
          </table:table-cell>
          <table:table-cell office:value-type="float" office:value="1712" calcext:value-type="float">
            <text:p>1712</text:p>
          </table:table-cell>
          <table:table-cell office:value-type="float" office:value="656" calcext:value-type="float">
            <text:p>656</text:p>
          </table:table-cell>
          <table:table-cell office:value-type="float" office:value="8507" calcext:value-type="float">
            <text:p>8507</text:p>
          </table:table-cell>
          <table:table-cell table:style-name="ce3" table:formula="of:=[.D341]*[.$P$4]*COS(PI()*([.$P$3] + (1 - [.D341]/[.$P$1])*[.$P$2])) + [.$P$5]" office:value-type="float" office:value="1746.81107493227" calcext:value-type="float">
            <text:p>1747</text:p>
          </table:table-cell>
          <table:table-cell office:value-type="float" office:value="1738" calcext:value-type="float">
            <text:p>1738</text:p>
          </table:table-cell>
          <table:table-cell table:formula="of:=[.B341]+45" office:value-type="float" office:value="1757" calcext:value-type="float">
            <text:p>1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31</text:p>
          </table:table-cell>
          <table:table-cell office:value-type="float" office:value="1712" calcext:value-type="float">
            <text:p>1712</text:p>
          </table:table-cell>
          <table:table-cell office:value-type="float" office:value="656" calcext:value-type="float">
            <text:p>656</text:p>
          </table:table-cell>
          <table:table-cell office:value-type="float" office:value="8494" calcext:value-type="float">
            <text:p>8494</text:p>
          </table:table-cell>
          <table:table-cell table:style-name="ce3" table:formula="of:=[.D342]*[.$P$4]*COS(PI()*([.$P$3] + (1 - [.D342]/[.$P$1])*[.$P$2])) + [.$P$5]" office:value-type="float" office:value="1741.5565426329" calcext:value-type="float">
            <text:p>1742</text:p>
          </table:table-cell>
          <table:table-cell office:value-type="float" office:value="1751" calcext:value-type="float">
            <text:p>1751</text:p>
          </table:table-cell>
          <table:table-cell table:formula="of:=[.B342]+45" office:value-type="float" office:value="1757" calcext:value-type="float">
            <text:p>1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35</text:p>
          </table:table-cell>
          <table:table-cell office:value-type="float" office:value="1712" calcext:value-type="float">
            <text:p>1712</text:p>
          </table:table-cell>
          <table:table-cell office:value-type="float" office:value="656" calcext:value-type="float">
            <text:p>656</text:p>
          </table:table-cell>
          <table:table-cell office:value-type="float" office:value="8499" calcext:value-type="float">
            <text:p>8499</text:p>
          </table:table-cell>
          <table:table-cell table:style-name="ce3" table:formula="of:=[.D343]*[.$P$4]*COS(PI()*([.$P$3] + (1 - [.D343]/[.$P$1])*[.$P$2])) + [.$P$5]" office:value-type="float" office:value="1743.57677290738" calcext:value-type="float">
            <text:p>1744</text:p>
          </table:table-cell>
          <table:table-cell office:value-type="float" office:value="1736" calcext:value-type="float">
            <text:p>1736</text:p>
          </table:table-cell>
          <table:table-cell table:formula="of:=[.B343]+45" office:value-type="float" office:value="1757" calcext:value-type="float">
            <text:p>1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59</text:p>
          </table:table-cell>
          <table:table-cell office:value-type="float" office:value="1711" calcext:value-type="float">
            <text:p>1711</text:p>
          </table:table-cell>
          <table:table-cell office:value-type="float" office:value="656" calcext:value-type="float">
            <text:p>656</text:p>
          </table:table-cell>
          <table:table-cell office:value-type="float" office:value="8539" calcext:value-type="float">
            <text:p>8539</text:p>
          </table:table-cell>
          <table:table-cell table:style-name="ce3" table:formula="of:=[.D344]*[.$P$4]*COS(PI()*([.$P$3] + (1 - [.D344]/[.$P$1])*[.$P$2])) + [.$P$5]" office:value-type="float" office:value="1759.77199215289" calcext:value-type="float">
            <text:p>1760</text:p>
          </table:table-cell>
          <table:table-cell office:value-type="float" office:value="1757" calcext:value-type="float">
            <text:p>1757</text:p>
          </table:table-cell>
          <table:table-cell table:formula="of:=[.B344]+45" office:value-type="float" office:value="1756" calcext:value-type="float">
            <text:p>175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32</text:p>
          </table:table-cell>
          <table:table-cell office:value-type="float" office:value="1705" calcext:value-type="float">
            <text:p>1705</text:p>
          </table:table-cell>
          <table:table-cell office:value-type="float" office:value="654" calcext:value-type="float">
            <text:p>654</text:p>
          </table:table-cell>
          <table:table-cell office:value-type="float" office:value="8499" calcext:value-type="float">
            <text:p>8499</text:p>
          </table:table-cell>
          <table:table-cell table:style-name="ce3" table:formula="of:=[.D345]*[.$P$4]*COS(PI()*([.$P$3] + (1 - [.D345]/[.$P$1])*[.$P$2])) + [.$P$5]" office:value-type="float" office:value="1743.57677290738" calcext:value-type="float">
            <text:p>1744</text:p>
          </table:table-cell>
          <table:table-cell office:value-type="float" office:value="1732" calcext:value-type="float">
            <text:p>1732</text:p>
          </table:table-cell>
          <table:table-cell table:formula="of:=[.B345]+45"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27</text:p>
          </table:table-cell>
          <table:table-cell office:value-type="float" office:value="1699" calcext:value-type="float">
            <text:p>1699</text:p>
          </table:table-cell>
          <table:table-cell office:value-type="float" office:value="652" calcext:value-type="float">
            <text:p>652</text:p>
          </table:table-cell>
          <table:table-cell office:value-type="float" office:value="8488" calcext:value-type="float">
            <text:p>8488</text:p>
          </table:table-cell>
          <table:table-cell table:style-name="ce3" table:formula="of:=[.D346]*[.$P$4]*COS(PI()*([.$P$3] + (1 - [.D346]/[.$P$1])*[.$P$2])) + [.$P$5]" office:value-type="float" office:value="1739.13349531824" calcext:value-type="float">
            <text:p>1739</text:p>
          </table:table-cell>
          <table:table-cell office:value-type="float" office:value="1730" calcext:value-type="float">
            <text:p>1730</text:p>
          </table:table-cell>
          <table:table-cell table:formula="of:=[.B346]+45" office:value-type="float" office:value="1744" calcext:value-type="float">
            <text:p>17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00</text:p>
          </table:table-cell>
          <table:table-cell office:value-type="float" office:value="1696" calcext:value-type="float">
            <text:p>1696</text:p>
          </table:table-cell>
          <table:table-cell office:value-type="float" office:value="651" calcext:value-type="float">
            <text:p>651</text:p>
          </table:table-cell>
          <table:table-cell office:value-type="float" office:value="8502" calcext:value-type="float">
            <text:p>8502</text:p>
          </table:table-cell>
          <table:table-cell table:style-name="ce3" table:formula="of:=[.D347]*[.$P$4]*COS(PI()*([.$P$3] + (1 - [.D347]/[.$P$1])*[.$P$2])) + [.$P$5]" office:value-type="float" office:value="1744.78935746906" calcext:value-type="float">
            <text:p>1745</text:p>
          </table:table-cell>
          <table:table-cell office:value-type="float" office:value="1727" calcext:value-type="float">
            <text:p>1727</text:p>
          </table:table-cell>
          <table:table-cell table:formula="of:=[.B347]+45" office:value-type="float" office:value="1741" calcext:value-type="float">
            <text:p>17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04</text:p>
          </table:table-cell>
          <table:table-cell office:value-type="float" office:value="1696" calcext:value-type="float">
            <text:p>1696</text:p>
          </table:table-cell>
          <table:table-cell office:value-type="float" office:value="651" calcext:value-type="float">
            <text:p>651</text:p>
          </table:table-cell>
          <table:table-cell office:value-type="float" office:value="8458" calcext:value-type="float">
            <text:p>8458</text:p>
          </table:table-cell>
          <table:table-cell table:style-name="ce3" table:formula="of:=[.D348]*[.$P$4]*COS(PI()*([.$P$3] + (1 - [.D348]/[.$P$1])*[.$P$2])) + [.$P$5]" office:value-type="float" office:value="1727.03843799197" calcext:value-type="float">
            <text:p>1727</text:p>
          </table:table-cell>
          <table:table-cell office:value-type="float" office:value="1728" calcext:value-type="float">
            <text:p>1728</text:p>
          </table:table-cell>
          <table:table-cell table:formula="of:=[.B348]+45" office:value-type="float" office:value="1741" calcext:value-type="float">
            <text:p>17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08</text:p>
          </table:table-cell>
          <table:table-cell office:value-type="float" office:value="1696" calcext:value-type="float">
            <text:p>1696</text:p>
          </table:table-cell>
          <table:table-cell office:value-type="float" office:value="651" calcext:value-type="float">
            <text:p>651</text:p>
          </table:table-cell>
          <table:table-cell office:value-type="float" office:value="8521" calcext:value-type="float">
            <text:p>8521</text:p>
          </table:table-cell>
          <table:table-cell table:style-name="ce3" table:formula="of:=[.D349]*[.$P$4]*COS(PI()*([.$P$3] + (1 - [.D349]/[.$P$1])*[.$P$2])) + [.$P$5]" office:value-type="float" office:value="1752.47681704275" calcext:value-type="float">
            <text:p>1752</text:p>
          </table:table-cell>
          <table:table-cell office:value-type="float" office:value="1735" calcext:value-type="float">
            <text:p>1735</text:p>
          </table:table-cell>
          <table:table-cell table:formula="of:=[.B349]+45" office:value-type="float" office:value="1741" calcext:value-type="float">
            <text:p>17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8:12</text:p>
          </table:table-cell>
          <table:table-cell office:value-type="float" office:value="1696" calcext:value-type="float">
            <text:p>1696</text:p>
          </table:table-cell>
          <table:table-cell office:value-type="float" office:value="651" calcext:value-type="float">
            <text:p>651</text:p>
          </table:table-cell>
          <table:table-cell office:value-type="float" office:value="8507" calcext:value-type="float">
            <text:p>8507</text:p>
          </table:table-cell>
          <table:table-cell table:style-name="ce3" table:formula="of:=[.D350]*[.$P$4]*COS(PI()*([.$P$3] + (1 - [.D350]/[.$P$1])*[.$P$2])) + [.$P$5]" office:value-type="float" office:value="1746.81107493227" calcext:value-type="float">
            <text:p>1747</text:p>
          </table:table-cell>
          <table:table-cell office:value-type="float" office:value="1731" calcext:value-type="float">
            <text:p>1731</text:p>
          </table:table-cell>
          <table:table-cell table:formula="of:=[.B350]+45" office:value-type="float" office:value="1741" calcext:value-type="float">
            <text:p>17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03</text:p>
          </table:table-cell>
          <table:table-cell office:value-type="float" office:value="1695" calcext:value-type="float">
            <text:p>1695</text:p>
          </table:table-cell>
          <table:table-cell office:value-type="float" office:value="650" calcext:value-type="float">
            <text:p>650</text:p>
          </table:table-cell>
          <table:table-cell office:value-type="float" office:value="8479" calcext:value-type="float">
            <text:p>8479</text:p>
          </table:table-cell>
          <table:table-cell table:style-name="ce3" table:formula="of:=[.D351]*[.$P$4]*COS(PI()*([.$P$3] + (1 - [.D351]/[.$P$1])*[.$P$2])) + [.$P$5]" office:value-type="float" office:value="1735.50144239495" calcext:value-type="float">
            <text:p>1736</text:p>
          </table:table-cell>
          <table:table-cell office:value-type="float" office:value="1711" calcext:value-type="float">
            <text:p>1711</text:p>
          </table:table-cell>
          <table:table-cell table:formula="of:=[.B351]+45"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07</text:p>
          </table:table-cell>
          <table:table-cell office:value-type="float" office:value="1695" calcext:value-type="float">
            <text:p>1695</text:p>
          </table:table-cell>
          <table:table-cell office:value-type="float" office:value="650" calcext:value-type="float">
            <text:p>650</text:p>
          </table:table-cell>
          <table:table-cell office:value-type="float" office:value="8473" calcext:value-type="float">
            <text:p>8473</text:p>
          </table:table-cell>
          <table:table-cell table:style-name="ce3" table:formula="of:=[.D352]*[.$P$4]*COS(PI()*([.$P$3] + (1 - [.D352]/[.$P$1])*[.$P$2])) + [.$P$5]" office:value-type="float" office:value="1733.08175538471" calcext:value-type="float">
            <text:p>1733</text:p>
          </table:table-cell>
          <table:table-cell office:value-type="float" office:value="1709" calcext:value-type="float">
            <text:p>1709</text:p>
          </table:table-cell>
          <table:table-cell table:formula="of:=[.B352]+45"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11</text:p>
          </table:table-cell>
          <table:table-cell office:value-type="float" office:value="1695" calcext:value-type="float">
            <text:p>1695</text:p>
          </table:table-cell>
          <table:table-cell office:value-type="float" office:value="650" calcext:value-type="float">
            <text:p>650</text:p>
          </table:table-cell>
          <table:table-cell office:value-type="float" office:value="8436" calcext:value-type="float">
            <text:p>8436</text:p>
          </table:table-cell>
          <table:table-cell table:style-name="ce3" table:formula="of:=[.D353]*[.$P$4]*COS(PI()*([.$P$3] + (1 - [.D353]/[.$P$1])*[.$P$2])) + [.$P$5]" office:value-type="float" office:value="1718.19020618124" calcext:value-type="float">
            <text:p>1718</text:p>
          </table:table-cell>
          <table:table-cell office:value-type="float" office:value="1707" calcext:value-type="float">
            <text:p>1707</text:p>
          </table:table-cell>
          <table:table-cell table:formula="of:=[.B353]+45"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15</text:p>
          </table:table-cell>
          <table:table-cell office:value-type="float" office:value="1695" calcext:value-type="float">
            <text:p>1695</text:p>
          </table:table-cell>
          <table:table-cell office:value-type="float" office:value="650" calcext:value-type="float">
            <text:p>650</text:p>
          </table:table-cell>
          <table:table-cell office:value-type="float" office:value="8456" calcext:value-type="float">
            <text:p>8456</text:p>
          </table:table-cell>
          <table:table-cell table:style-name="ce3" table:formula="of:=[.D354]*[.$P$4]*COS(PI()*([.$P$3] + (1 - [.D354]/[.$P$1])*[.$P$2])) + [.$P$5]" office:value-type="float" office:value="1726.23330037923" calcext:value-type="float">
            <text:p>1726</text:p>
          </table:table-cell>
          <table:table-cell office:value-type="float" office:value="1705" calcext:value-type="float">
            <text:p>1705</text:p>
          </table:table-cell>
          <table:table-cell table:formula="of:=[.B354]+45"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04</text:p>
          </table:table-cell>
          <table:table-cell office:value-type="float" office:value="1695" calcext:value-type="float">
            <text:p>1695</text:p>
          </table:table-cell>
          <table:table-cell office:value-type="float" office:value="650" calcext:value-type="float">
            <text:p>650</text:p>
          </table:table-cell>
          <table:table-cell office:value-type="float" office:value="8434" calcext:value-type="float">
            <text:p>8434</text:p>
          </table:table-cell>
          <table:table-cell table:style-name="ce3" table:formula="of:=[.D355]*[.$P$4]*COS(PI()*([.$P$3] + (1 - [.D355]/[.$P$1])*[.$P$2])) + [.$P$5]" office:value-type="float" office:value="1717.38672657052" calcext:value-type="float">
            <text:p>1717</text:p>
          </table:table-cell>
          <table:table-cell office:value-type="float" office:value="1699" calcext:value-type="float">
            <text:p>1699</text:p>
          </table:table-cell>
          <table:table-cell table:formula="of:=[.B355]+45" office:value-type="float" office:value="1740" calcext:value-type="float">
            <text:p>17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24</text:p>
          </table:table-cell>
          <table:table-cell office:value-type="float" office:value="1684" calcext:value-type="float">
            <text:p>1684</text:p>
          </table:table-cell>
          <table:table-cell office:value-type="float" office:value="647" calcext:value-type="float">
            <text:p>647</text:p>
          </table:table-cell>
          <table:table-cell office:value-type="float" office:value="8380" calcext:value-type="float">
            <text:p>8380</text:p>
          </table:table-cell>
          <table:table-cell table:style-name="ce3" table:formula="of:=[.D356]*[.$P$4]*COS(PI()*([.$P$3] + (1 - [.D356]/[.$P$1])*[.$P$2])) + [.$P$5]" office:value-type="float" office:value="1695.75015846158" calcext:value-type="float">
            <text:p>1696</text:p>
          </table:table-cell>
          <table:table-cell office:value-type="float" office:value="1684" calcext:value-type="float">
            <text:p>1684</text:p>
          </table:table-cell>
          <table:table-cell table:formula="of:=[.B356]+45" office:value-type="float" office:value="1729" calcext:value-type="float">
            <text:p>17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31</text:p>
          </table:table-cell>
          <table:table-cell office:value-type="float" office:value="1679" calcext:value-type="float">
            <text:p>1679</text:p>
          </table:table-cell>
          <table:table-cell office:value-type="float" office:value="645" calcext:value-type="float">
            <text:p>645</text:p>
          </table:table-cell>
          <table:table-cell office:value-type="float" office:value="8458" calcext:value-type="float">
            <text:p>8458</text:p>
          </table:table-cell>
          <table:table-cell table:style-name="ce3" table:formula="of:=[.D357]*[.$P$4]*COS(PI()*([.$P$3] + (1 - [.D357]/[.$P$1])*[.$P$2])) + [.$P$5]" office:value-type="float" office:value="1727.03843799197" calcext:value-type="float">
            <text:p>1727</text:p>
          </table:table-cell>
          <table:table-cell office:value-type="float" office:value="1712" calcext:value-type="float">
            <text:p>1712</text:p>
          </table:table-cell>
          <table:table-cell table:formula="of:=[.B357]+45" office:value-type="float" office:value="1724" calcext:value-type="float">
            <text:p>17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19</text:p>
          </table:table-cell>
          <table:table-cell office:value-type="float" office:value="1673" calcext:value-type="float">
            <text:p>1673</text:p>
          </table:table-cell>
          <table:table-cell office:value-type="float" office:value="643" calcext:value-type="float">
            <text:p>643</text:p>
          </table:table-cell>
          <table:table-cell office:value-type="float" office:value="8427" calcext:value-type="float">
            <text:p>8427</text:p>
          </table:table-cell>
          <table:table-cell table:style-name="ce3" table:formula="of:=[.D358]*[.$P$4]*COS(PI()*([.$P$3] + (1 - [.D358]/[.$P$1])*[.$P$2])) + [.$P$5]" office:value-type="float" office:value="1714.57573886211" calcext:value-type="float">
            <text:p>1715</text:p>
          </table:table-cell>
          <table:table-cell office:value-type="float" office:value="1693" calcext:value-type="float">
            <text:p>1693</text:p>
          </table:table-cell>
          <table:table-cell table:formula="of:=[.B358]+45" office:value-type="float" office:value="1718" calcext:value-type="float">
            <text:p>171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36</text:p>
          </table:table-cell>
          <table:table-cell office:value-type="float" office:value="1670" calcext:value-type="float">
            <text:p>1670</text:p>
          </table:table-cell>
          <table:table-cell office:value-type="float" office:value="642" calcext:value-type="float">
            <text:p>642</text:p>
          </table:table-cell>
          <table:table-cell office:value-type="float" office:value="8401" calcext:value-type="float">
            <text:p>8401</text:p>
          </table:table-cell>
          <table:table-cell table:style-name="ce3" table:formula="of:=[.D359]*[.$P$4]*COS(PI()*([.$P$3] + (1 - [.D359]/[.$P$1])*[.$P$2])) + [.$P$5]" office:value-type="float" office:value="1704.15119252825" calcext:value-type="float">
            <text:p>1704</text:p>
          </table:table-cell>
          <table:table-cell office:value-type="float" office:value="1693" calcext:value-type="float">
            <text:p>1693</text:p>
          </table:table-cell>
          <table:table-cell table:formula="of:=[.B359]+45" office:value-type="float" office:value="1715" calcext:value-type="float">
            <text:p>17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2:59</text:p>
          </table:table-cell>
          <table:table-cell office:value-type="float" office:value="1668" calcext:value-type="float">
            <text:p>1668</text:p>
          </table:table-cell>
          <table:table-cell office:value-type="float" office:value="642" calcext:value-type="float">
            <text:p>642</text:p>
          </table:table-cell>
          <table:table-cell office:value-type="float" office:value="8437" calcext:value-type="float">
            <text:p>8437</text:p>
          </table:table-cell>
          <table:table-cell table:style-name="ce3" table:formula="of:=[.D360]*[.$P$4]*COS(PI()*([.$P$3] + (1 - [.D360]/[.$P$1])*[.$P$2])) + [.$P$5]" office:value-type="float" office:value="1718.59200265167" calcext:value-type="float">
            <text:p>1719</text:p>
          </table:table-cell>
          <table:table-cell office:value-type="float" office:value="1713" calcext:value-type="float">
            <text:p>1713</text:p>
          </table:table-cell>
          <table:table-cell table:formula="of:=[.B360]+45" office:value-type="float" office:value="1713" calcext:value-type="float">
            <text:p>17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03</text:p>
          </table:table-cell>
          <table:table-cell office:value-type="float" office:value="1668" calcext:value-type="float">
            <text:p>1668</text:p>
          </table:table-cell>
          <table:table-cell office:value-type="float" office:value="642" calcext:value-type="float">
            <text:p>642</text:p>
          </table:table-cell>
          <table:table-cell office:value-type="float" office:value="8438" calcext:value-type="float">
            <text:p>8438</text:p>
          </table:table-cell>
          <table:table-cell table:style-name="ce3" table:formula="of:=[.D361]*[.$P$4]*COS(PI()*([.$P$3] + (1 - [.D361]/[.$P$1])*[.$P$2])) + [.$P$5]" office:value-type="float" office:value="1718.99383688658" calcext:value-type="float">
            <text:p>1719</text:p>
          </table:table-cell>
          <table:table-cell office:value-type="float" office:value="1701" calcext:value-type="float">
            <text:p>1701</text:p>
          </table:table-cell>
          <table:table-cell table:formula="of:=[.B361]+45" office:value-type="float" office:value="1713" calcext:value-type="float">
            <text:p>17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07</text:p>
          </table:table-cell>
          <table:table-cell office:value-type="float" office:value="1668" calcext:value-type="float">
            <text:p>1668</text:p>
          </table:table-cell>
          <table:table-cell office:value-type="float" office:value="642" calcext:value-type="float">
            <text:p>642</text:p>
          </table:table-cell>
          <table:table-cell office:value-type="float" office:value="8430" calcext:value-type="float">
            <text:p>8430</text:p>
          </table:table-cell>
          <table:table-cell table:style-name="ce3" table:formula="of:=[.D362]*[.$P$4]*COS(PI()*([.$P$3] + (1 - [.D362]/[.$P$1])*[.$P$2])) + [.$P$5]" office:value-type="float" office:value="1715.78022092637" calcext:value-type="float">
            <text:p>1716</text:p>
          </table:table-cell>
          <table:table-cell office:value-type="float" office:value="1698" calcext:value-type="float">
            <text:p>1698</text:p>
          </table:table-cell>
          <table:table-cell table:formula="of:=[.B362]+45" office:value-type="float" office:value="1713" calcext:value-type="float">
            <text:p>17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11</text:p>
          </table:table-cell>
          <table:table-cell office:value-type="float" office:value="1668" calcext:value-type="float">
            <text:p>1668</text:p>
          </table:table-cell>
          <table:table-cell office:value-type="float" office:value="642" calcext:value-type="float">
            <text:p>642</text:p>
          </table:table-cell>
          <table:table-cell office:value-type="float" office:value="8401" calcext:value-type="float">
            <text:p>8401</text:p>
          </table:table-cell>
          <table:table-cell table:style-name="ce3" table:formula="of:=[.D363]*[.$P$4]*COS(PI()*([.$P$3] + (1 - [.D363]/[.$P$1])*[.$P$2])) + [.$P$5]" office:value-type="float" office:value="1704.15119252825" calcext:value-type="float">
            <text:p>1704</text:p>
          </table:table-cell>
          <table:table-cell office:value-type="float" office:value="1688" calcext:value-type="float">
            <text:p>1688</text:p>
          </table:table-cell>
          <table:table-cell table:formula="of:=[.B363]+45" office:value-type="float" office:value="1713" calcext:value-type="float">
            <text:p>17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15</text:p>
          </table:table-cell>
          <table:table-cell office:value-type="float" office:value="1663" calcext:value-type="float">
            <text:p>1663</text:p>
          </table:table-cell>
          <table:table-cell office:value-type="float" office:value="640" calcext:value-type="float">
            <text:p>640</text:p>
          </table:table-cell>
          <table:table-cell office:value-type="float" office:value="8448" calcext:value-type="float">
            <text:p>8448</text:p>
          </table:table-cell>
          <table:table-cell table:style-name="ce3" table:formula="of:=[.D364]*[.$P$4]*COS(PI()*([.$P$3] + (1 - [.D364]/[.$P$1])*[.$P$2])) + [.$P$5]" office:value-type="float" office:value="1723.01425426375" calcext:value-type="float">
            <text:p>1723</text:p>
          </table:table-cell>
          <table:table-cell office:value-type="float" office:value="1693" calcext:value-type="float">
            <text:p>1693</text:p>
          </table:table-cell>
          <table:table-cell table:formula="of:=[.B364]+45"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19</text:p>
          </table:table-cell>
          <table:table-cell office:value-type="float" office:value="1663" calcext:value-type="float">
            <text:p>1663</text:p>
          </table:table-cell>
          <table:table-cell office:value-type="float" office:value="640" calcext:value-type="float">
            <text:p>640</text:p>
          </table:table-cell>
          <table:table-cell office:value-type="float" office:value="8422" calcext:value-type="float">
            <text:p>8422</text:p>
          </table:table-cell>
          <table:table-cell table:style-name="ce3" table:formula="of:=[.D365]*[.$P$4]*COS(PI()*([.$P$3] + (1 - [.D365]/[.$P$1])*[.$P$2])) + [.$P$5]" office:value-type="float" office:value="1712.56902600009" calcext:value-type="float">
            <text:p>1713</text:p>
          </table:table-cell>
          <table:table-cell office:value-type="float" office:value="1688" calcext:value-type="float">
            <text:p>1688</text:p>
          </table:table-cell>
          <table:table-cell table:formula="of:=[.B365]+45"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23</text:p>
          </table:table-cell>
          <table:table-cell office:value-type="float" office:value="1663" calcext:value-type="float">
            <text:p>1663</text:p>
          </table:table-cell>
          <table:table-cell office:value-type="float" office:value="640" calcext:value-type="float">
            <text:p>640</text:p>
          </table:table-cell>
          <table:table-cell office:value-type="float" office:value="8438" calcext:value-type="float">
            <text:p>8438</text:p>
          </table:table-cell>
          <table:table-cell table:style-name="ce3" table:formula="of:=[.D366]*[.$P$4]*COS(PI()*([.$P$3] + (1 - [.D366]/[.$P$1])*[.$P$2])) + [.$P$5]" office:value-type="float" office:value="1718.99383688658" calcext:value-type="float">
            <text:p>1719</text:p>
          </table:table-cell>
          <table:table-cell office:value-type="float" office:value="1684" calcext:value-type="float">
            <text:p>1684</text:p>
          </table:table-cell>
          <table:table-cell table:formula="of:=[.B366]+45"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27</text:p>
          </table:table-cell>
          <table:table-cell office:value-type="float" office:value="1663" calcext:value-type="float">
            <text:p>1663</text:p>
          </table:table-cell>
          <table:table-cell office:value-type="float" office:value="640" calcext:value-type="float">
            <text:p>640</text:p>
          </table:table-cell>
          <table:table-cell office:value-type="float" office:value="8413" calcext:value-type="float">
            <text:p>8413</text:p>
          </table:table-cell>
          <table:table-cell table:style-name="ce3" table:formula="of:=[.D367]*[.$P$4]*COS(PI()*([.$P$3] + (1 - [.D367]/[.$P$1])*[.$P$2])) + [.$P$5]" office:value-type="float" office:value="1708.95933143911" calcext:value-type="float">
            <text:p>1709</text:p>
          </table:table-cell>
          <table:table-cell office:value-type="float" office:value="1690" calcext:value-type="float">
            <text:p>1690</text:p>
          </table:table-cell>
          <table:table-cell table:formula="of:=[.B367]+45"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31</text:p>
          </table:table-cell>
          <table:table-cell office:value-type="float" office:value="1663" calcext:value-type="float">
            <text:p>1663</text:p>
          </table:table-cell>
          <table:table-cell office:value-type="float" office:value="640" calcext:value-type="float">
            <text:p>640</text:p>
          </table:table-cell>
          <table:table-cell office:value-type="float" office:value="8428" calcext:value-type="float">
            <text:p>8428</text:p>
          </table:table-cell>
          <table:table-cell table:style-name="ce3" table:formula="of:=[.D368]*[.$P$4]*COS(PI()*([.$P$3] + (1 - [.D368]/[.$P$1])*[.$P$2])) + [.$P$5]" office:value-type="float" office:value="1714.9771950396" calcext:value-type="float">
            <text:p>1715</text:p>
          </table:table-cell>
          <table:table-cell office:value-type="float" office:value="1702" calcext:value-type="float">
            <text:p>1702</text:p>
          </table:table-cell>
          <table:table-cell table:formula="of:=[.B368]+45"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23</text:p>
          </table:table-cell>
          <table:table-cell office:value-type="float" office:value="1663" calcext:value-type="float">
            <text:p>1663</text:p>
          </table:table-cell>
          <table:table-cell office:value-type="float" office:value="640" calcext:value-type="float">
            <text:p>640</text:p>
          </table:table-cell>
          <table:table-cell office:value-type="float" office:value="8411" calcext:value-type="float">
            <text:p>8411</text:p>
          </table:table-cell>
          <table:table-cell table:style-name="ce3" table:formula="of:=[.D369]*[.$P$4]*COS(PI()*([.$P$3] + (1 - [.D369]/[.$P$1])*[.$P$2])) + [.$P$5]" office:value-type="float" office:value="1708.15759468456" calcext:value-type="float">
            <text:p>1708</text:p>
          </table:table-cell>
          <table:table-cell office:value-type="float" office:value="1670" calcext:value-type="float">
            <text:p>1670</text:p>
          </table:table-cell>
          <table:table-cell table:formula="of:=[.B369]+45"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03</text:p>
          </table:table-cell>
          <table:table-cell office:value-type="float" office:value="1662" calcext:value-type="float">
            <text:p>1662</text:p>
          </table:table-cell>
          <table:table-cell office:value-type="float" office:value="640" calcext:value-type="float">
            <text:p>640</text:p>
          </table:table-cell>
          <table:table-cell office:value-type="float" office:value="8411" calcext:value-type="float">
            <text:p>8411</text:p>
          </table:table-cell>
          <table:table-cell table:style-name="ce3" table:formula="of:=[.D370]*[.$P$4]*COS(PI()*([.$P$3] + (1 - [.D370]/[.$P$1])*[.$P$2])) + [.$P$5]" office:value-type="float" office:value="1708.15759468456" calcext:value-type="float">
            <text:p>1708</text:p>
          </table:table-cell>
          <table:table-cell office:value-type="float" office:value="1698" calcext:value-type="float">
            <text:p>1698</text:p>
          </table:table-cell>
          <table:table-cell table:formula="of:=[.B370]+45" office:value-type="float" office:value="1707" calcext:value-type="float">
            <text:p>17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40</text:p>
          </table:table-cell>
          <table:table-cell office:value-type="float" office:value="1656" calcext:value-type="float">
            <text:p>1656</text:p>
          </table:table-cell>
          <table:table-cell office:value-type="float" office:value="638" calcext:value-type="float">
            <text:p>638</text:p>
          </table:table-cell>
          <table:table-cell office:value-type="float" office:value="8380" calcext:value-type="float">
            <text:p>8380</text:p>
          </table:table-cell>
          <table:table-cell table:style-name="ce3" table:formula="of:=[.D371]*[.$P$4]*COS(PI()*([.$P$3] + (1 - [.D371]/[.$P$1])*[.$P$2])) + [.$P$5]" office:value-type="float" office:value="1695.75015846158" calcext:value-type="float">
            <text:p>1696</text:p>
          </table:table-cell>
          <table:table-cell office:value-type="float" office:value="1673" calcext:value-type="float">
            <text:p>1673</text:p>
          </table:table-cell>
          <table:table-cell table:formula="of:=[.B371]+45" office:value-type="float" office:value="1701" calcext:value-type="float">
            <text:p>170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35</text:p>
          </table:table-cell>
          <table:table-cell office:value-type="float" office:value="1655" calcext:value-type="float">
            <text:p>1655</text:p>
          </table:table-cell>
          <table:table-cell office:value-type="float" office:value="638" calcext:value-type="float">
            <text:p>638</text:p>
          </table:table-cell>
          <table:table-cell office:value-type="float" office:value="8428" calcext:value-type="float">
            <text:p>8428</text:p>
          </table:table-cell>
          <table:table-cell table:style-name="ce3" table:formula="of:=[.D372]*[.$P$4]*COS(PI()*([.$P$3] + (1 - [.D372]/[.$P$1])*[.$P$2])) + [.$P$5]" office:value-type="float" office:value="1714.9771950396" calcext:value-type="float">
            <text:p>1715</text:p>
          </table:table-cell>
          <table:table-cell office:value-type="float" office:value="1679" calcext:value-type="float">
            <text:p>1679</text:p>
          </table:table-cell>
          <table:table-cell table:formula="of:=[.B372]+45"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27</text:p>
          </table:table-cell>
          <table:table-cell office:value-type="float" office:value="1649" calcext:value-type="float">
            <text:p>1649</text:p>
          </table:table-cell>
          <table:table-cell office:value-type="float" office:value="636" calcext:value-type="float">
            <text:p>636</text:p>
          </table:table-cell>
          <table:table-cell office:value-type="float" office:value="8354" calcext:value-type="float">
            <text:p>8354</text:p>
          </table:table-cell>
          <table:table-cell table:style-name="ce3" table:formula="of:=[.D373]*[.$P$4]*COS(PI()*([.$P$3] + (1 - [.D373]/[.$P$1])*[.$P$2])) + [.$P$5]" office:value-type="float" office:value="1685.37227981541" calcext:value-type="float">
            <text:p>1685</text:p>
          </table:table-cell>
          <table:table-cell office:value-type="float" office:value="1667" calcext:value-type="float">
            <text:p>1667</text:p>
          </table:table-cell>
          <table:table-cell table:formula="of:=[.B373]+45" office:value-type="float" office:value="1694" calcext:value-type="float">
            <text:p>16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0:35</text:p>
          </table:table-cell>
          <table:table-cell office:value-type="float" office:value="1648" calcext:value-type="float">
            <text:p>1648</text:p>
          </table:table-cell>
          <table:table-cell office:value-type="float" office:value="636" calcext:value-type="float">
            <text:p>636</text:p>
          </table:table-cell>
          <table:table-cell office:value-type="float" office:value="8319" calcext:value-type="float">
            <text:p>8319</text:p>
          </table:table-cell>
          <table:table-cell table:style-name="ce3" table:formula="of:=[.D374]*[.$P$4]*COS(PI()*([.$P$3] + (1 - [.D374]/[.$P$1])*[.$P$2])) + [.$P$5]" office:value-type="float" office:value="1671.44320951531" calcext:value-type="float">
            <text:p>1671</text:p>
          </table:table-cell>
          <table:table-cell office:value-type="float" office:value="1653" calcext:value-type="float">
            <text:p>1653</text:p>
          </table:table-cell>
          <table:table-cell table:formula="of:=[.B374]+45" office:value-type="float" office:value="1693" calcext:value-type="float">
            <text:p>16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0:39</text:p>
          </table:table-cell>
          <table:table-cell office:value-type="float" office:value="1648" calcext:value-type="float">
            <text:p>1648</text:p>
          </table:table-cell>
          <table:table-cell office:value-type="float" office:value="636" calcext:value-type="float">
            <text:p>636</text:p>
          </table:table-cell>
          <table:table-cell office:value-type="float" office:value="8363" calcext:value-type="float">
            <text:p>8363</text:p>
          </table:table-cell>
          <table:table-cell table:style-name="ce3" table:formula="of:=[.D375]*[.$P$4]*COS(PI()*([.$P$3] + (1 - [.D375]/[.$P$1])*[.$P$2])) + [.$P$5]" office:value-type="float" office:value="1688.96168361535" calcext:value-type="float">
            <text:p>1689</text:p>
          </table:table-cell>
          <table:table-cell office:value-type="float" office:value="1650" calcext:value-type="float">
            <text:p>1650</text:p>
          </table:table-cell>
          <table:table-cell table:formula="of:=[.B375]+45" office:value-type="float" office:value="1693" calcext:value-type="float">
            <text:p>16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0:43</text:p>
          </table:table-cell>
          <table:table-cell office:value-type="float" office:value="1648" calcext:value-type="float">
            <text:p>1648</text:p>
          </table:table-cell>
          <table:table-cell office:value-type="float" office:value="636" calcext:value-type="float">
            <text:p>636</text:p>
          </table:table-cell>
          <table:table-cell office:value-type="float" office:value="8327" calcext:value-type="float">
            <text:p>8327</text:p>
          </table:table-cell>
          <table:table-cell table:style-name="ce3" table:formula="of:=[.D376]*[.$P$4]*COS(PI()*([.$P$3] + (1 - [.D376]/[.$P$1])*[.$P$2])) + [.$P$5]" office:value-type="float" office:value="1674.62281643492" calcext:value-type="float">
            <text:p>1675</text:p>
          </table:table-cell>
          <table:table-cell office:value-type="float" office:value="1659" calcext:value-type="float">
            <text:p>1659</text:p>
          </table:table-cell>
          <table:table-cell table:formula="of:=[.B376]+45" office:value-type="float" office:value="1693" calcext:value-type="float">
            <text:p>16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30:47</text:p>
          </table:table-cell>
          <table:table-cell office:value-type="float" office:value="1648" calcext:value-type="float">
            <text:p>1648</text:p>
          </table:table-cell>
          <table:table-cell office:value-type="float" office:value="636" calcext:value-type="float">
            <text:p>636</text:p>
          </table:table-cell>
          <table:table-cell office:value-type="float" office:value="8346" calcext:value-type="float">
            <text:p>8346</text:p>
          </table:table-cell>
          <table:table-cell table:style-name="ce3" table:formula="of:=[.D377]*[.$P$4]*COS(PI()*([.$P$3] + (1 - [.D377]/[.$P$1])*[.$P$2])) + [.$P$5]" office:value-type="float" office:value="1682.18431793432" calcext:value-type="float">
            <text:p>1682</text:p>
          </table:table-cell>
          <table:table-cell office:value-type="float" office:value="1664" calcext:value-type="float">
            <text:p>1664</text:p>
          </table:table-cell>
          <table:table-cell table:formula="of:=[.B377]+45" office:value-type="float" office:value="1693" calcext:value-type="float">
            <text:p>16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44</text:p>
          </table:table-cell>
          <table:table-cell office:value-type="float" office:value="1646" calcext:value-type="float">
            <text:p>1646</text:p>
          </table:table-cell>
          <table:table-cell office:value-type="float" office:value="635" calcext:value-type="float">
            <text:p>635</text:p>
          </table:table-cell>
          <table:table-cell office:value-type="float" office:value="8325" calcext:value-type="float">
            <text:p>8325</text:p>
          </table:table-cell>
          <table:table-cell table:style-name="ce3" table:formula="of:=[.D378]*[.$P$4]*COS(PI()*([.$P$3] + (1 - [.D378]/[.$P$1])*[.$P$2])) + [.$P$5]" office:value-type="float" office:value="1673.82768192587" calcext:value-type="float">
            <text:p>1674</text:p>
          </table:table-cell>
          <table:table-cell office:value-type="float" office:value="1659" calcext:value-type="float">
            <text:p>1659</text:p>
          </table:table-cell>
          <table:table-cell table:formula="of:=[.B378]+45" office:value-type="float" office:value="1691" calcext:value-type="float">
            <text:p>16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47</text:p>
          </table:table-cell>
          <table:table-cell office:value-type="float" office:value="1643" calcext:value-type="float">
            <text:p>1643</text:p>
          </table:table-cell>
          <table:table-cell office:value-type="float" office:value="634" calcext:value-type="float">
            <text:p>634</text:p>
          </table:table-cell>
          <table:table-cell office:value-type="float" office:value="8373" calcext:value-type="float">
            <text:p>8373</text:p>
          </table:table-cell>
          <table:table-cell table:style-name="ce3" table:formula="of:=[.D379]*[.$P$4]*COS(PI()*([.$P$3] + (1 - [.D379]/[.$P$1])*[.$P$2])) + [.$P$5]" office:value-type="float" office:value="1692.95356157554" calcext:value-type="float">
            <text:p>1693</text:p>
          </table:table-cell>
          <table:table-cell office:value-type="float" office:value="1670" calcext:value-type="float">
            <text:p>1670</text:p>
          </table:table-cell>
          <table:table-cell table:formula="of:=[.B379]+45" office:value-type="float" office:value="1688" calcext:value-type="float">
            <text:p>16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51</text:p>
          </table:table-cell>
          <table:table-cell office:value-type="float" office:value="1643" calcext:value-type="float">
            <text:p>1643</text:p>
          </table:table-cell>
          <table:table-cell office:value-type="float" office:value="634" calcext:value-type="float">
            <text:p>634</text:p>
          </table:table-cell>
          <table:table-cell office:value-type="float" office:value="8342" calcext:value-type="float">
            <text:p>8342</text:p>
          </table:table-cell>
          <table:table-cell table:style-name="ce3" table:formula="of:=[.D380]*[.$P$4]*COS(PI()*([.$P$3] + (1 - [.D380]/[.$P$1])*[.$P$2])) + [.$P$5]" office:value-type="float" office:value="1680.59126296771" calcext:value-type="float">
            <text:p>1681</text:p>
          </table:table-cell>
          <table:table-cell office:value-type="float" office:value="1672" calcext:value-type="float">
            <text:p>1672</text:p>
          </table:table-cell>
          <table:table-cell table:formula="of:=[.B380]+45" office:value-type="float" office:value="1688" calcext:value-type="float">
            <text:p>16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23</text:p>
          </table:table-cell>
          <table:table-cell office:value-type="float" office:value="1639" calcext:value-type="float">
            <text:p>1639</text:p>
          </table:table-cell>
          <table:table-cell office:value-type="float" office:value="633" calcext:value-type="float">
            <text:p>633</text:p>
          </table:table-cell>
          <table:table-cell office:value-type="float" office:value="8355" calcext:value-type="float">
            <text:p>8355</text:p>
          </table:table-cell>
          <table:table-cell table:style-name="ce3" table:formula="of:=[.D381]*[.$P$4]*COS(PI()*([.$P$3] + (1 - [.D381]/[.$P$1])*[.$P$2])) + [.$P$5]" office:value-type="float" office:value="1685.7709484938" calcext:value-type="float">
            <text:p>1686</text:p>
          </table:table-cell>
          <table:table-cell office:value-type="float" office:value="1670" calcext:value-type="float">
            <text:p>1670</text:p>
          </table:table-cell>
          <table:table-cell table:formula="of:=[.B381]+45"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27</text:p>
          </table:table-cell>
          <table:table-cell office:value-type="float" office:value="1639" calcext:value-type="float">
            <text:p>1639</text:p>
          </table:table-cell>
          <table:table-cell office:value-type="float" office:value="633" calcext:value-type="float">
            <text:p>633</text:p>
          </table:table-cell>
          <table:table-cell office:value-type="float" office:value="8326" calcext:value-type="float">
            <text:p>8326</text:p>
          </table:table-cell>
          <table:table-cell table:style-name="ce3" table:formula="of:=[.D382]*[.$P$4]*COS(PI()*([.$P$3] + (1 - [.D382]/[.$P$1])*[.$P$2])) + [.$P$5]" office:value-type="float" office:value="1674.22522979268" calcext:value-type="float">
            <text:p>1674</text:p>
          </table:table-cell>
          <table:table-cell office:value-type="float" office:value="1680" calcext:value-type="float">
            <text:p>1680</text:p>
          </table:table-cell>
          <table:table-cell table:formula="of:=[.B382]+45"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31</text:p>
          </table:table-cell>
          <table:table-cell office:value-type="float" office:value="1639" calcext:value-type="float">
            <text:p>1639</text:p>
          </table:table-cell>
          <table:table-cell office:value-type="float" office:value="633" calcext:value-type="float">
            <text:p>633</text:p>
          </table:table-cell>
          <table:table-cell office:value-type="float" office:value="8357" calcext:value-type="float">
            <text:p>8357</text:p>
          </table:table-cell>
          <table:table-cell table:style-name="ce3" table:formula="of:=[.D383]*[.$P$4]*COS(PI()*([.$P$3] + (1 - [.D383]/[.$P$1])*[.$P$2])) + [.$P$5]" office:value-type="float" office:value="1686.56840137958" calcext:value-type="float">
            <text:p>1687</text:p>
          </table:table-cell>
          <table:table-cell office:value-type="float" office:value="1679" calcext:value-type="float">
            <text:p>1679</text:p>
          </table:table-cell>
          <table:table-cell table:formula="of:=[.B383]+45"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35</text:p>
          </table:table-cell>
          <table:table-cell office:value-type="float" office:value="1639" calcext:value-type="float">
            <text:p>1639</text:p>
          </table:table-cell>
          <table:table-cell office:value-type="float" office:value="633" calcext:value-type="float">
            <text:p>633</text:p>
          </table:table-cell>
          <table:table-cell office:value-type="float" office:value="8330" calcext:value-type="float">
            <text:p>8330</text:p>
          </table:table-cell>
          <table:table-cell table:style-name="ce3" table:formula="of:=[.D384]*[.$P$4]*COS(PI()*([.$P$3] + (1 - [.D384]/[.$P$1])*[.$P$2])) + [.$P$5]" office:value-type="float" office:value="1675.81580892376" calcext:value-type="float">
            <text:p>1676</text:p>
          </table:table-cell>
          <table:table-cell office:value-type="float" office:value="1658" calcext:value-type="float">
            <text:p>1658</text:p>
          </table:table-cell>
          <table:table-cell table:formula="of:=[.B384]+45"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48</text:p>
          </table:table-cell>
          <table:table-cell office:value-type="float" office:value="1634" calcext:value-type="float">
            <text:p>1634</text:p>
          </table:table-cell>
          <table:table-cell office:value-type="float" office:value="631" calcext:value-type="float">
            <text:p>631</text:p>
          </table:table-cell>
          <table:table-cell office:value-type="float" office:value="8324" calcext:value-type="float">
            <text:p>8324</text:p>
          </table:table-cell>
          <table:table-cell table:style-name="ce3" table:formula="of:=[.D385]*[.$P$4]*COS(PI()*([.$P$3] + (1 - [.D385]/[.$P$1])*[.$P$2])) + [.$P$5]" office:value-type="float" office:value="1673.43017284353" calcext:value-type="float">
            <text:p>1673</text:p>
          </table:table-cell>
          <table:table-cell office:value-type="float" office:value="1638" calcext:value-type="float">
            <text:p>1638</text:p>
          </table:table-cell>
          <table:table-cell table:formula="of:=[.B385]+45" office:value-type="float" office:value="1679" calcext:value-type="float">
            <text:p>16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52</text:p>
          </table:table-cell>
          <table:table-cell office:value-type="float" office:value="1634" calcext:value-type="float">
            <text:p>1634</text:p>
          </table:table-cell>
          <table:table-cell office:value-type="float" office:value="631" calcext:value-type="float">
            <text:p>631</text:p>
          </table:table-cell>
          <table:table-cell office:value-type="float" office:value="8318" calcext:value-type="float">
            <text:p>8318</text:p>
          </table:table-cell>
          <table:table-cell table:style-name="ce3" table:formula="of:=[.D386]*[.$P$4]*COS(PI()*([.$P$3] + (1 - [.D386]/[.$P$1])*[.$P$2])) + [.$P$5]" office:value-type="float" office:value="1671.04593332961" calcext:value-type="float">
            <text:p>1671</text:p>
          </table:table-cell>
          <table:table-cell office:value-type="float" office:value="1646" calcext:value-type="float">
            <text:p>1646</text:p>
          </table:table-cell>
          <table:table-cell table:formula="of:=[.B386]+45" office:value-type="float" office:value="1679" calcext:value-type="float">
            <text:p>16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2:56</text:p>
          </table:table-cell>
          <table:table-cell office:value-type="float" office:value="1634" calcext:value-type="float">
            <text:p>1634</text:p>
          </table:table-cell>
          <table:table-cell office:value-type="float" office:value="631" calcext:value-type="float">
            <text:p>631</text:p>
          </table:table-cell>
          <table:table-cell office:value-type="float" office:value="8270" calcext:value-type="float">
            <text:p>8270</text:p>
          </table:table-cell>
          <table:table-cell table:style-name="ce3" table:formula="of:=[.D387]*[.$P$4]*COS(PI()*([.$P$3] + (1 - [.D387]/[.$P$1])*[.$P$2])) + [.$P$5]" office:value-type="float" office:value="1652.02252751836" calcext:value-type="float">
            <text:p>1652</text:p>
          </table:table-cell>
          <table:table-cell office:value-type="float" office:value="1655" calcext:value-type="float">
            <text:p>1655</text:p>
          </table:table-cell>
          <table:table-cell table:formula="of:=[.B387]+45" office:value-type="float" office:value="1679" calcext:value-type="float">
            <text:p>16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00</text:p>
          </table:table-cell>
          <table:table-cell office:value-type="float" office:value="1634" calcext:value-type="float">
            <text:p>1634</text:p>
          </table:table-cell>
          <table:table-cell office:value-type="float" office:value="631" calcext:value-type="float">
            <text:p>631</text:p>
          </table:table-cell>
          <table:table-cell office:value-type="float" office:value="8309" calcext:value-type="float">
            <text:p>8309</text:p>
          </table:table-cell>
          <table:table-cell table:style-name="ce3" table:formula="of:=[.D388]*[.$P$4]*COS(PI()*([.$P$3] + (1 - [.D388]/[.$P$1])*[.$P$2])) + [.$P$5]" office:value-type="float" office:value="1667.47219689002" calcext:value-type="float">
            <text:p>1667</text:p>
          </table:table-cell>
          <table:table-cell office:value-type="float" office:value="1655" calcext:value-type="float">
            <text:p>1655</text:p>
          </table:table-cell>
          <table:table-cell table:formula="of:=[.B388]+45" office:value-type="float" office:value="1679" calcext:value-type="float">
            <text:p>16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08</text:p>
          </table:table-cell>
          <table:table-cell office:value-type="float" office:value="1625" calcext:value-type="float">
            <text:p>1625</text:p>
          </table:table-cell>
          <table:table-cell office:value-type="float" office:value="629" calcext:value-type="float">
            <text:p>629</text:p>
          </table:table-cell>
          <table:table-cell office:value-type="float" office:value="8248" calcext:value-type="float">
            <text:p>8248</text:p>
          </table:table-cell>
          <table:table-cell table:style-name="ce3" table:formula="of:=[.D389]*[.$P$4]*COS(PI()*([.$P$3] + (1 - [.D389]/[.$P$1])*[.$P$2])) + [.$P$5]" office:value-type="float" office:value="1643.33365206364" calcext:value-type="float">
            <text:p>1643</text:p>
          </table:table-cell>
          <table:table-cell office:value-type="float" office:value="1626" calcext:value-type="float">
            <text:p>1626</text:p>
          </table:table-cell>
          <table:table-cell table:formula="of:=[.B389]+45"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12</text:p>
          </table:table-cell>
          <table:table-cell office:value-type="float" office:value="1625" calcext:value-type="float">
            <text:p>1625</text:p>
          </table:table-cell>
          <table:table-cell office:value-type="float" office:value="629" calcext:value-type="float">
            <text:p>629</text:p>
          </table:table-cell>
          <table:table-cell office:value-type="float" office:value="8272" calcext:value-type="float">
            <text:p>8272</text:p>
          </table:table-cell>
          <table:table-cell table:style-name="ce3" table:formula="of:=[.D390]*[.$P$4]*COS(PI()*([.$P$3] + (1 - [.D390]/[.$P$1])*[.$P$2])) + [.$P$5]" office:value-type="float" office:value="1652.81336944146" calcext:value-type="float">
            <text:p>1653</text:p>
          </table:table-cell>
          <table:table-cell office:value-type="float" office:value="1622" calcext:value-type="float">
            <text:p>1622</text:p>
          </table:table-cell>
          <table:table-cell table:formula="of:=[.B390]+45"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16</text:p>
          </table:table-cell>
          <table:table-cell office:value-type="float" office:value="1625" calcext:value-type="float">
            <text:p>1625</text:p>
          </table:table-cell>
          <table:table-cell office:value-type="float" office:value="629" calcext:value-type="float">
            <text:p>629</text:p>
          </table:table-cell>
          <table:table-cell office:value-type="float" office:value="8254" calcext:value-type="float">
            <text:p>8254</text:p>
          </table:table-cell>
          <table:table-cell table:style-name="ce3" table:formula="of:=[.D391]*[.$P$4]*COS(PI()*([.$P$3] + (1 - [.D391]/[.$P$1])*[.$P$2])) + [.$P$5]" office:value-type="float" office:value="1645.70145447831" calcext:value-type="float">
            <text:p>1646</text:p>
          </table:table-cell>
          <table:table-cell office:value-type="float" office:value="1628" calcext:value-type="float">
            <text:p>1628</text:p>
          </table:table-cell>
          <table:table-cell table:formula="of:=[.B391]+45"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20</text:p>
          </table:table-cell>
          <table:table-cell office:value-type="float" office:value="1625" calcext:value-type="float">
            <text:p>1625</text:p>
          </table:table-cell>
          <table:table-cell office:value-type="float" office:value="629" calcext:value-type="float">
            <text:p>629</text:p>
          </table:table-cell>
          <table:table-cell office:value-type="float" office:value="8223" calcext:value-type="float">
            <text:p>8223</text:p>
          </table:table-cell>
          <table:table-cell table:style-name="ce3" table:formula="of:=[.D392]*[.$P$4]*COS(PI()*([.$P$3] + (1 - [.D392]/[.$P$1])*[.$P$2])) + [.$P$5]" office:value-type="float" office:value="1633.48312801816" calcext:value-type="float">
            <text:p>1633</text:p>
          </table:table-cell>
          <table:table-cell office:value-type="float" office:value="1632" calcext:value-type="float">
            <text:p>1632</text:p>
          </table:table-cell>
          <table:table-cell table:formula="of:=[.B392]+45"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07</text:p>
          </table:table-cell>
          <table:table-cell office:value-type="float" office:value="1616" calcext:value-type="float">
            <text:p>1616</text:p>
          </table:table-cell>
          <table:table-cell office:value-type="float" office:value="626" calcext:value-type="float">
            <text:p>626</text:p>
          </table:table-cell>
          <table:table-cell office:value-type="float" office:value="8320" calcext:value-type="float">
            <text:p>8320</text:p>
          </table:table-cell>
          <table:table-cell table:style-name="ce3" table:formula="of:=[.D393]*[.$P$4]*COS(PI()*([.$P$3] + (1 - [.D393]/[.$P$1])*[.$P$2])) + [.$P$5]" office:value-type="float" office:value="1671.8405245397" calcext:value-type="float">
            <text:p>1672</text:p>
          </table:table-cell>
          <table:table-cell office:value-type="float" office:value="1647" calcext:value-type="float">
            <text:p>1647</text:p>
          </table:table-cell>
          <table:table-cell table:formula="of:=[.B393]+45" office:value-type="float" office:value="1661" calcext:value-type="float">
            <text:p>16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39</text:p>
          </table:table-cell>
          <table:table-cell office:value-type="float" office:value="1613" calcext:value-type="float">
            <text:p>1613</text:p>
          </table:table-cell>
          <table:table-cell office:value-type="float" office:value="625" calcext:value-type="float">
            <text:p>625</text:p>
          </table:table-cell>
          <table:table-cell office:value-type="float" office:value="8276" calcext:value-type="float">
            <text:p>8276</text:p>
          </table:table-cell>
          <table:table-cell table:style-name="ce3" table:formula="of:=[.D394]*[.$P$4]*COS(PI()*([.$P$3] + (1 - [.D394]/[.$P$1])*[.$P$2])) + [.$P$5]" office:value-type="float" office:value="1654.39552436" calcext:value-type="float">
            <text:p>1654</text:p>
          </table:table-cell>
          <table:table-cell office:value-type="float" office:value="1647" calcext:value-type="float">
            <text:p>1647</text:p>
          </table:table-cell>
          <table:table-cell table:formula="of:=[.B394]+45"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43</text:p>
          </table:table-cell>
          <table:table-cell office:value-type="float" office:value="1613" calcext:value-type="float">
            <text:p>1613</text:p>
          </table:table-cell>
          <table:table-cell office:value-type="float" office:value="625" calcext:value-type="float">
            <text:p>625</text:p>
          </table:table-cell>
          <table:table-cell office:value-type="float" office:value="8312" calcext:value-type="float">
            <text:p>8312</text:p>
          </table:table-cell>
          <table:table-cell table:style-name="ce3" table:formula="of:=[.D395]*[.$P$4]*COS(PI()*([.$P$3] + (1 - [.D395]/[.$P$1])*[.$P$2])) + [.$P$5]" office:value-type="float" office:value="1668.66309233394" calcext:value-type="float">
            <text:p>1669</text:p>
          </table:table-cell>
          <table:table-cell office:value-type="float" office:value="1641" calcext:value-type="float">
            <text:p>1641</text:p>
          </table:table-cell>
          <table:table-cell table:formula="of:=[.B395]+45"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47</text:p>
          </table:table-cell>
          <table:table-cell office:value-type="float" office:value="1613" calcext:value-type="float">
            <text:p>1613</text:p>
          </table:table-cell>
          <table:table-cell office:value-type="float" office:value="625" calcext:value-type="float">
            <text:p>625</text:p>
          </table:table-cell>
          <table:table-cell office:value-type="float" office:value="8288" calcext:value-type="float">
            <text:p>8288</text:p>
          </table:table-cell>
          <table:table-cell table:style-name="ce3" table:formula="of:=[.D396]*[.$P$4]*COS(PI()*([.$P$3] + (1 - [.D396]/[.$P$1])*[.$P$2])) + [.$P$5]" office:value-type="float" office:value="1659.14575251936" calcext:value-type="float">
            <text:p>1659</text:p>
          </table:table-cell>
          <table:table-cell office:value-type="float" office:value="1639" calcext:value-type="float">
            <text:p>1639</text:p>
          </table:table-cell>
          <table:table-cell table:formula="of:=[.B396]+45"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3:51</text:p>
          </table:table-cell>
          <table:table-cell office:value-type="float" office:value="1613" calcext:value-type="float">
            <text:p>1613</text:p>
          </table:table-cell>
          <table:table-cell office:value-type="float" office:value="625" calcext:value-type="float">
            <text:p>625</text:p>
          </table:table-cell>
          <table:table-cell office:value-type="float" office:value="8276" calcext:value-type="float">
            <text:p>8276</text:p>
          </table:table-cell>
          <table:table-cell table:style-name="ce3" table:formula="of:=[.D397]*[.$P$4]*COS(PI()*([.$P$3] + (1 - [.D397]/[.$P$1])*[.$P$2])) + [.$P$5]" office:value-type="float" office:value="1654.39552436" calcext:value-type="float">
            <text:p>1654</text:p>
          </table:table-cell>
          <table:table-cell office:value-type="float" office:value="1650" calcext:value-type="float">
            <text:p>1650</text:p>
          </table:table-cell>
          <table:table-cell table:formula="of:=[.B397]+45"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28</text:p>
          </table:table-cell>
          <table:table-cell office:value-type="float" office:value="1613" calcext:value-type="float">
            <text:p>1613</text:p>
          </table:table-cell>
          <table:table-cell office:value-type="float" office:value="625" calcext:value-type="float">
            <text:p>625</text:p>
          </table:table-cell>
          <table:table-cell office:value-type="float" office:value="8263" calcext:value-type="float">
            <text:p>8263</text:p>
          </table:table-cell>
          <table:table-cell table:style-name="ce3" table:formula="of:=[.D398]*[.$P$4]*COS(PI()*([.$P$3] + (1 - [.D398]/[.$P$1])*[.$P$2])) + [.$P$5]" office:value-type="float" office:value="1649.25581857772" calcext:value-type="float">
            <text:p>1649</text:p>
          </table:table-cell>
          <table:table-cell office:value-type="float" office:value="1623" calcext:value-type="float">
            <text:p>1623</text:p>
          </table:table-cell>
          <table:table-cell table:formula="of:=[.B398]+45"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55</text:p>
          </table:table-cell>
          <table:table-cell office:value-type="float" office:value="1605" calcext:value-type="float">
            <text:p>1605</text:p>
          </table:table-cell>
          <table:table-cell office:value-type="float" office:value="623" calcext:value-type="float">
            <text:p>623</text:p>
          </table:table-cell>
          <table:table-cell office:value-type="float" office:value="8289" calcext:value-type="float">
            <text:p>8289</text:p>
          </table:table-cell>
          <table:table-cell table:style-name="ce3" table:formula="of:=[.D399]*[.$P$4]*COS(PI()*([.$P$3] + (1 - [.D399]/[.$P$1])*[.$P$2])) + [.$P$5]" office:value-type="float" office:value="1659.54185934864" calcext:value-type="float">
            <text:p>1660</text:p>
          </table:table-cell>
          <table:table-cell office:value-type="float" office:value="1630" calcext:value-type="float">
            <text:p>1630</text:p>
          </table:table-cell>
          <table:table-cell table:formula="of:=[.B399]+45"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59</text:p>
          </table:table-cell>
          <table:table-cell office:value-type="float" office:value="1605" calcext:value-type="float">
            <text:p>1605</text:p>
          </table:table-cell>
          <table:table-cell office:value-type="float" office:value="623" calcext:value-type="float">
            <text:p>623</text:p>
          </table:table-cell>
          <table:table-cell office:value-type="float" office:value="8273" calcext:value-type="float">
            <text:p>8273</text:p>
          </table:table-cell>
          <table:table-cell table:style-name="ce3" table:formula="of:=[.D400]*[.$P$4]*COS(PI()*([.$P$3] + (1 - [.D400]/[.$P$1])*[.$P$2])) + [.$P$5]" office:value-type="float" office:value="1653.20884930052" calcext:value-type="float">
            <text:p>1653</text:p>
          </table:table-cell>
          <table:table-cell office:value-type="float" office:value="1630" calcext:value-type="float">
            <text:p>1630</text:p>
          </table:table-cell>
          <table:table-cell table:formula="of:=[.B400]+45"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03</text:p>
          </table:table-cell>
          <table:table-cell office:value-type="float" office:value="1605" calcext:value-type="float">
            <text:p>1605</text:p>
          </table:table-cell>
          <table:table-cell office:value-type="float" office:value="623" calcext:value-type="float">
            <text:p>623</text:p>
          </table:table-cell>
          <table:table-cell office:value-type="float" office:value="8257" calcext:value-type="float">
            <text:p>8257</text:p>
          </table:table-cell>
          <table:table-cell table:style-name="ce3" table:formula="of:=[.D401]*[.$P$4]*COS(PI()*([.$P$3] + (1 - [.D401]/[.$P$1])*[.$P$2])) + [.$P$5]" office:value-type="float" office:value="1646.88588802303" calcext:value-type="float">
            <text:p>1647</text:p>
          </table:table-cell>
          <table:table-cell office:value-type="float" office:value="1637" calcext:value-type="float">
            <text:p>1637</text:p>
          </table:table-cell>
          <table:table-cell table:formula="of:=[.B401]+45"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5:07</text:p>
          </table:table-cell>
          <table:table-cell office:value-type="float" office:value="1605" calcext:value-type="float">
            <text:p>1605</text:p>
          </table:table-cell>
          <table:table-cell office:value-type="float" office:value="623" calcext:value-type="float">
            <text:p>623</text:p>
          </table:table-cell>
          <table:table-cell office:value-type="float" office:value="8285" calcext:value-type="float">
            <text:p>8285</text:p>
          </table:table-cell>
          <table:table-cell table:style-name="ce3" table:formula="of:=[.D402]*[.$P$4]*COS(PI()*([.$P$3] + (1 - [.D402]/[.$P$1])*[.$P$2])) + [.$P$5]" office:value-type="float" office:value="1657.95766677671" calcext:value-type="float">
            <text:p>1658</text:p>
          </table:table-cell>
          <table:table-cell office:value-type="float" office:value="1642" calcext:value-type="float">
            <text:p>1642</text:p>
          </table:table-cell>
          <table:table-cell table:formula="of:=[.B402]+45"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11</text:p>
          </table:table-cell>
          <table:table-cell office:value-type="float" office:value="1589" calcext:value-type="float">
            <text:p>1589</text:p>
          </table:table-cell>
          <table:table-cell office:value-type="float" office:value="618" calcext:value-type="float">
            <text:p>618</text:p>
          </table:table-cell>
          <table:table-cell office:value-type="float" office:value="8235" calcext:value-type="float">
            <text:p>8235</text:p>
          </table:table-cell>
          <table:table-cell table:style-name="ce3" table:formula="of:=[.D403]*[.$P$4]*COS(PI()*([.$P$3] + (1 - [.D403]/[.$P$1])*[.$P$2])) + [.$P$5]" office:value-type="float" office:value="1638.20829150647" calcext:value-type="float">
            <text:p>1638</text:p>
          </table:table-cell>
          <table:table-cell office:value-type="float" office:value="1620" calcext:value-type="float">
            <text:p>1620</text:p>
          </table:table-cell>
          <table:table-cell table:formula="of:=[.B403]+45" office:value-type="float" office:value="1634" calcext:value-type="float">
            <text:p>16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15</text:p>
          </table:table-cell>
          <table:table-cell office:value-type="float" office:value="1589" calcext:value-type="float">
            <text:p>1589</text:p>
          </table:table-cell>
          <table:table-cell office:value-type="float" office:value="618" calcext:value-type="float">
            <text:p>618</text:p>
          </table:table-cell>
          <table:table-cell office:value-type="float" office:value="8234" calcext:value-type="float">
            <text:p>8234</text:p>
          </table:table-cell>
          <table:table-cell table:style-name="ce3" table:formula="of:=[.D404]*[.$P$4]*COS(PI()*([.$P$3] + (1 - [.D404]/[.$P$1])*[.$P$2])) + [.$P$5]" office:value-type="float" office:value="1637.81430990575" calcext:value-type="float">
            <text:p>1638</text:p>
          </table:table-cell>
          <table:table-cell office:value-type="float" office:value="1624" calcext:value-type="float">
            <text:p>1624</text:p>
          </table:table-cell>
          <table:table-cell table:formula="of:=[.B404]+45" office:value-type="float" office:value="1634" calcext:value-type="float">
            <text:p>16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19</text:p>
          </table:table-cell>
          <table:table-cell office:value-type="float" office:value="1589" calcext:value-type="float">
            <text:p>1589</text:p>
          </table:table-cell>
          <table:table-cell office:value-type="float" office:value="618" calcext:value-type="float">
            <text:p>618</text:p>
          </table:table-cell>
          <table:table-cell office:value-type="float" office:value="8238" calcext:value-type="float">
            <text:p>8238</text:p>
          </table:table-cell>
          <table:table-cell table:style-name="ce3" table:formula="of:=[.D405]*[.$P$4]*COS(PI()*([.$P$3] + (1 - [.D405]/[.$P$1])*[.$P$2])) + [.$P$5]" office:value-type="float" office:value="1639.39047383343" calcext:value-type="float">
            <text:p>1639</text:p>
          </table:table-cell>
          <table:table-cell office:value-type="float" office:value="1626" calcext:value-type="float">
            <text:p>1626</text:p>
          </table:table-cell>
          <table:table-cell table:formula="of:=[.B405]+45" office:value-type="float" office:value="1634" calcext:value-type="float">
            <text:p>16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31</text:p>
          </table:table-cell>
          <table:table-cell office:value-type="float" office:value="1586" calcext:value-type="float">
            <text:p>1586</text:p>
          </table:table-cell>
          <table:table-cell office:value-type="float" office:value="617" calcext:value-type="float">
            <text:p>617</text:p>
          </table:table-cell>
          <table:table-cell office:value-type="float" office:value="8217" calcext:value-type="float">
            <text:p>8217</text:p>
          </table:table-cell>
          <table:table-cell table:style-name="ce3" table:formula="of:=[.D406]*[.$P$4]*COS(PI()*([.$P$3] + (1 - [.D406]/[.$P$1])*[.$P$2])) + [.$P$5]" office:value-type="float" office:value="1631.12268914012" calcext:value-type="float">
            <text:p>1631</text:p>
          </table:table-cell>
          <table:table-cell office:value-type="float" office:value="1602" calcext:value-type="float">
            <text:p>1602</text:p>
          </table:table-cell>
          <table:table-cell table:formula="of:=[.B406]+45"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02</text:p>
          </table:table-cell>
          <table:table-cell office:value-type="float" office:value="1586" calcext:value-type="float">
            <text:p>1586</text:p>
          </table:table-cell>
          <table:table-cell office:value-type="float" office:value="617" calcext:value-type="float">
            <text:p>617</text:p>
          </table:table-cell>
          <table:table-cell office:value-type="float" office:value="8211" calcext:value-type="float">
            <text:p>8211</text:p>
          </table:table-cell>
          <table:table-cell table:style-name="ce3" table:formula="of:=[.D407]*[.$P$4]*COS(PI()*([.$P$3] + (1 - [.D407]/[.$P$1])*[.$P$2])) + [.$P$5]" office:value-type="float" office:value="1628.76368140813" calcext:value-type="float">
            <text:p>1629</text:p>
          </table:table-cell>
          <table:table-cell office:value-type="float" office:value="1604" calcext:value-type="float">
            <text:p>1604</text:p>
          </table:table-cell>
          <table:table-cell table:formula="of:=[.B407]+45"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06</text:p>
          </table:table-cell>
          <table:table-cell office:value-type="float" office:value="1586" calcext:value-type="float">
            <text:p>1586</text:p>
          </table:table-cell>
          <table:table-cell office:value-type="float" office:value="617" calcext:value-type="float">
            <text:p>617</text:p>
          </table:table-cell>
          <table:table-cell office:value-type="float" office:value="8175" calcext:value-type="float">
            <text:p>8175</text:p>
          </table:table-cell>
          <table:table-cell table:style-name="ce3" table:formula="of:=[.D408]*[.$P$4]*COS(PI()*([.$P$3] + (1 - [.D408]/[.$P$1])*[.$P$2])) + [.$P$5]" office:value-type="float" office:value="1614.63979674972" calcext:value-type="float">
            <text:p>1615</text:p>
          </table:table-cell>
          <table:table-cell office:value-type="float" office:value="1600" calcext:value-type="float">
            <text:p>1600</text:p>
          </table:table-cell>
          <table:table-cell table:formula="of:=[.B408]+45"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35</text:p>
          </table:table-cell>
          <table:table-cell office:value-type="float" office:value="1582" calcext:value-type="float">
            <text:p>1582</text:p>
          </table:table-cell>
          <table:table-cell office:value-type="float" office:value="616" calcext:value-type="float">
            <text:p>616</text:p>
          </table:table-cell>
          <table:table-cell office:value-type="float" office:value="8235" calcext:value-type="float">
            <text:p>8235</text:p>
          </table:table-cell>
          <table:table-cell table:style-name="ce3" table:formula="of:=[.D409]*[.$P$4]*COS(PI()*([.$P$3] + (1 - [.D409]/[.$P$1])*[.$P$2])) + [.$P$5]" office:value-type="float" office:value="1638.20829150647" calcext:value-type="float">
            <text:p>1638</text:p>
          </table:table-cell>
          <table:table-cell office:value-type="float" office:value="1614" calcext:value-type="float">
            <text:p>1614</text:p>
          </table:table-cell>
          <table:table-cell table:formula="of:=[.B409]+45" office:value-type="float" office:value="1627" calcext:value-type="float">
            <text:p>16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32</text:p>
          </table:table-cell>
          <table:table-cell office:value-type="float" office:value="1580" calcext:value-type="float">
            <text:p>1580</text:p>
          </table:table-cell>
          <table:table-cell office:value-type="float" office:value="615" calcext:value-type="float">
            <text:p>615</text:p>
          </table:table-cell>
          <table:table-cell office:value-type="float" office:value="8157" calcext:value-type="float">
            <text:p>8157</text:p>
          </table:table-cell>
          <table:table-cell table:style-name="ce3" table:formula="of:=[.D410]*[.$P$4]*COS(PI()*([.$P$3] + (1 - [.D410]/[.$P$1])*[.$P$2])) + [.$P$5]" office:value-type="float" office:value="1607.59733043206" calcext:value-type="float">
            <text:p>1608</text:p>
          </table:table-cell>
          <table:table-cell office:value-type="float" office:value="1584" calcext:value-type="float">
            <text:p>1584</text:p>
          </table:table-cell>
          <table:table-cell table:formula="of:=[.B410]+45" office:value-type="float" office:value="1625" calcext:value-type="float">
            <text:p>16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39</text:p>
          </table:table-cell>
          <table:table-cell office:value-type="float" office:value="1579" calcext:value-type="float">
            <text:p>1579</text:p>
          </table:table-cell>
          <table:table-cell office:value-type="float" office:value="615" calcext:value-type="float">
            <text:p>615</text:p>
          </table:table-cell>
          <table:table-cell office:value-type="float" office:value="8220" calcext:value-type="float">
            <text:p>8220</text:p>
          </table:table-cell>
          <table:table-cell table:style-name="ce3" table:formula="of:=[.D411]*[.$P$4]*COS(PI()*([.$P$3] + (1 - [.D411]/[.$P$1])*[.$P$2])) + [.$P$5]" office:value-type="float" office:value="1632.30272980622" calcext:value-type="float">
            <text:p>1632</text:p>
          </table:table-cell>
          <table:table-cell office:value-type="float" office:value="1611" calcext:value-type="float">
            <text:p>1611</text:p>
          </table:table-cell>
          <table:table-cell table:formula="of:=[.B411]+45" office:value-type="float" office:value="1624" calcext:value-type="float">
            <text:p>16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46</text:p>
          </table:table-cell>
          <table:table-cell office:value-type="float" office:value="1568" calcext:value-type="float">
            <text:p>1568</text:p>
          </table:table-cell>
          <table:table-cell office:value-type="float" office:value="612" calcext:value-type="float">
            <text:p>612</text:p>
          </table:table-cell>
          <table:table-cell office:value-type="float" office:value="8144" calcext:value-type="float">
            <text:p>8144</text:p>
          </table:table-cell>
          <table:table-cell table:style-name="ce3" table:formula="of:=[.D412]*[.$P$4]*COS(PI()*([.$P$3] + (1 - [.D412]/[.$P$1])*[.$P$2])) + [.$P$5]" office:value-type="float" office:value="1602.51921955749" calcext:value-type="float">
            <text:p>1603</text:p>
          </table:table-cell>
          <table:table-cell office:value-type="float" office:value="1569" calcext:value-type="float">
            <text:p>1569</text:p>
          </table:table-cell>
          <table:table-cell table:formula="of:=[.B412]+45" office:value-type="float" office:value="1613" calcext:value-type="float">
            <text:p>16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50</text:p>
          </table:table-cell>
          <table:table-cell office:value-type="float" office:value="1568" calcext:value-type="float">
            <text:p>1568</text:p>
          </table:table-cell>
          <table:table-cell office:value-type="float" office:value="612" calcext:value-type="float">
            <text:p>612</text:p>
          </table:table-cell>
          <table:table-cell office:value-type="float" office:value="8170" calcext:value-type="float">
            <text:p>8170</text:p>
          </table:table-cell>
          <table:table-cell table:style-name="ce3" table:formula="of:=[.D413]*[.$P$4]*COS(PI()*([.$P$3] + (1 - [.D413]/[.$P$1])*[.$P$2])) + [.$P$5]" office:value-type="float" office:value="1612.68224975925" calcext:value-type="float">
            <text:p>1613</text:p>
          </table:table-cell>
          <table:table-cell office:value-type="float" office:value="1585" calcext:value-type="float">
            <text:p>1585</text:p>
          </table:table-cell>
          <table:table-cell table:formula="of:=[.B413]+45" office:value-type="float" office:value="1613" calcext:value-type="float">
            <text:p>16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54</text:p>
          </table:table-cell>
          <table:table-cell office:value-type="float" office:value="1568" calcext:value-type="float">
            <text:p>1568</text:p>
          </table:table-cell>
          <table:table-cell office:value-type="float" office:value="612" calcext:value-type="float">
            <text:p>612</text:p>
          </table:table-cell>
          <table:table-cell office:value-type="float" office:value="8173" calcext:value-type="float">
            <text:p>8173</text:p>
          </table:table-cell>
          <table:table-cell table:style-name="ce3" table:formula="of:=[.D414]*[.$P$4]*COS(PI()*([.$P$3] + (1 - [.D414]/[.$P$1])*[.$P$2])) + [.$P$5]" office:value-type="float" office:value="1613.85665750938" calcext:value-type="float">
            <text:p>1614</text:p>
          </table:table-cell>
          <table:table-cell office:value-type="float" office:value="1592" calcext:value-type="float">
            <text:p>1592</text:p>
          </table:table-cell>
          <table:table-cell table:formula="of:=[.B414]+45" office:value-type="float" office:value="1613" calcext:value-type="float">
            <text:p>16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58</text:p>
          </table:table-cell>
          <table:table-cell office:value-type="float" office:value="1568" calcext:value-type="float">
            <text:p>1568</text:p>
          </table:table-cell>
          <table:table-cell office:value-type="float" office:value="612" calcext:value-type="float">
            <text:p>612</text:p>
          </table:table-cell>
          <table:table-cell office:value-type="float" office:value="8134" calcext:value-type="float">
            <text:p>8134</text:p>
          </table:table-cell>
          <table:table-cell table:style-name="ce3" table:formula="of:=[.D415]*[.$P$4]*COS(PI()*([.$P$3] + (1 - [.D415]/[.$P$1])*[.$P$2])) + [.$P$5]" office:value-type="float" office:value="1598.61762558581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table:formula="of:=[.B415]+45" office:value-type="float" office:value="1613" calcext:value-type="float">
            <text:p>16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10</text:p>
          </table:table-cell>
          <table:table-cell office:value-type="float" office:value="1547" calcext:value-type="float">
            <text:p>1547</text:p>
          </table:table-cell>
          <table:table-cell office:value-type="float" office:value="606" calcext:value-type="float">
            <text:p>606</text:p>
          </table:table-cell>
          <table:table-cell office:value-type="float" office:value="8102" calcext:value-type="float">
            <text:p>8102</text:p>
          </table:table-cell>
          <table:table-cell table:style-name="ce3" table:formula="of:=[.D416]*[.$P$4]*COS(PI()*([.$P$3] + (1 - [.D416]/[.$P$1])*[.$P$2])) + [.$P$5]" office:value-type="float" office:value="1586.15977737434" calcext:value-type="float">
            <text:p>1586</text:p>
          </table:table-cell>
          <table:table-cell office:value-type="float" office:value="1568" calcext:value-type="float">
            <text:p>1568</text:p>
          </table:table-cell>
          <table:table-cell table:formula="of:=[.B416]+45" office:value-type="float" office:value="1592" calcext:value-type="float">
            <text:p>1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14</text:p>
          </table:table-cell>
          <table:table-cell office:value-type="float" office:value="1547" calcext:value-type="float">
            <text:p>1547</text:p>
          </table:table-cell>
          <table:table-cell office:value-type="float" office:value="606" calcext:value-type="float">
            <text:p>606</text:p>
          </table:table-cell>
          <table:table-cell office:value-type="float" office:value="8121" calcext:value-type="float">
            <text:p>8121</text:p>
          </table:table-cell>
          <table:table-cell table:style-name="ce3" table:formula="of:=[.D417]*[.$P$4]*COS(PI()*([.$P$3] + (1 - [.D417]/[.$P$1])*[.$P$2])) + [.$P$5]" office:value-type="float" office:value="1593.55160795702" calcext:value-type="float">
            <text:p>1594</text:p>
          </table:table-cell>
          <table:table-cell office:value-type="float" office:value="1554" calcext:value-type="float">
            <text:p>1554</text:p>
          </table:table-cell>
          <table:table-cell table:formula="of:=[.B417]+45" office:value-type="float" office:value="1592" calcext:value-type="float">
            <text:p>1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18</text:p>
          </table:table-cell>
          <table:table-cell office:value-type="float" office:value="1547" calcext:value-type="float">
            <text:p>1547</text:p>
          </table:table-cell>
          <table:table-cell office:value-type="float" office:value="606" calcext:value-type="float">
            <text:p>606</text:p>
          </table:table-cell>
          <table:table-cell office:value-type="float" office:value="8106" calcext:value-type="float">
            <text:p>8106</text:p>
          </table:table-cell>
          <table:table-cell table:style-name="ce3" table:formula="of:=[.D418]*[.$P$4]*COS(PI()*([.$P$3] + (1 - [.D418]/[.$P$1])*[.$P$2])) + [.$P$5]" office:value-type="float" office:value="1587.71473111799" calcext:value-type="float">
            <text:p>1588</text:p>
          </table:table-cell>
          <table:table-cell office:value-type="float" office:value="1566" calcext:value-type="float">
            <text:p>1566</text:p>
          </table:table-cell>
          <table:table-cell table:formula="of:=[.B418]+45" office:value-type="float" office:value="1592" calcext:value-type="float">
            <text:p>1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35</text:p>
          </table:table-cell>
          <table:table-cell office:value-type="float" office:value="1545" calcext:value-type="float">
            <text:p>1545</text:p>
          </table:table-cell>
          <table:table-cell office:value-type="float" office:value="605" calcext:value-type="float">
            <text:p>605</text:p>
          </table:table-cell>
          <table:table-cell office:value-type="float" office:value="8129" calcext:value-type="float">
            <text:p>8129</text:p>
          </table:table-cell>
          <table:table-cell table:style-name="ce3" table:formula="of:=[.D419]*[.$P$4]*COS(PI()*([.$P$3] + (1 - [.D419]/[.$P$1])*[.$P$2])) + [.$P$5]" office:value-type="float" office:value="1596.66834641474" calcext:value-type="float">
            <text:p>1597</text:p>
          </table:table-cell>
          <table:table-cell office:value-type="float" office:value="1568" calcext:value-type="float">
            <text:p>1568</text:p>
          </table:table-cell>
          <table:table-cell table:formula="of:=[.B419]+45" office:value-type="float" office:value="1590" calcext:value-type="float">
            <text:p>15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55</text:p>
          </table:table-cell>
          <table:table-cell office:value-type="float" office:value="1541" calcext:value-type="float">
            <text:p>1541</text:p>
          </table:table-cell>
          <table:table-cell office:value-type="float" office:value="604" calcext:value-type="float">
            <text:p>604</text:p>
          </table:table-cell>
          <table:table-cell office:value-type="float" office:value="8085" calcext:value-type="float">
            <text:p>8085</text:p>
          </table:table-cell>
          <table:table-cell table:style-name="ce3" table:formula="of:=[.D420]*[.$P$4]*COS(PI()*([.$P$3] + (1 - [.D420]/[.$P$1])*[.$P$2])) + [.$P$5]" office:value-type="float" office:value="1579.55850840363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formula="of:=[.B420]+45" office:value-type="float" office:value="1586" calcext:value-type="float">
            <text:p>158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36</text:p>
          </table:table-cell>
          <table:table-cell office:value-type="float" office:value="1539" calcext:value-type="float">
            <text:p>1539</text:p>
          </table:table-cell>
          <table:table-cell office:value-type="float" office:value="604" calcext:value-type="float">
            <text:p>604</text:p>
          </table:table-cell>
          <table:table-cell office:value-type="float" office:value="8110" calcext:value-type="float">
            <text:p>8110</text:p>
          </table:table-cell>
          <table:table-cell table:style-name="ce3" table:formula="of:=[.D421]*[.$P$4]*COS(PI()*([.$P$3] + (1 - [.D421]/[.$P$1])*[.$P$2])) + [.$P$5]" office:value-type="float" office:value="1589.2703366388" calcext:value-type="float">
            <text:p>1589</text:p>
          </table:table-cell>
          <table:table-cell office:value-type="float" office:value="1582" calcext:value-type="float">
            <text:p>1582</text:p>
          </table:table-cell>
          <table:table-cell table:formula="of:=[.B421]+45" office:value-type="float" office:value="1584" calcext:value-type="float">
            <text:p>15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18</text:p>
          </table:table-cell>
          <table:table-cell office:value-type="float" office:value="1537" calcext:value-type="float">
            <text:p>1537</text:p>
          </table:table-cell>
          <table:table-cell office:value-type="float" office:value="603" calcext:value-type="float">
            <text:p>603</text:p>
          </table:table-cell>
          <table:table-cell office:value-type="float" office:value="8055" calcext:value-type="float">
            <text:p>8055</text:p>
          </table:table-cell>
          <table:table-cell table:style-name="ce3" table:formula="of:=[.D422]*[.$P$4]*COS(PI()*([.$P$3] + (1 - [.D422]/[.$P$1])*[.$P$2])) + [.$P$5]" office:value-type="float" office:value="1567.93808564935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formula="of:=[.B422]+45" office:value-type="float" office:value="1582" calcext:value-type="float">
            <text:p>15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44</text:p>
          </table:table-cell>
          <table:table-cell office:value-type="float" office:value="1534" calcext:value-type="float">
            <text:p>1534</text:p>
          </table:table-cell>
          <table:table-cell office:value-type="float" office:value="602" calcext:value-type="float">
            <text:p>602</text:p>
          </table:table-cell>
          <table:table-cell office:value-type="float" office:value="8043" calcext:value-type="float">
            <text:p>8043</text:p>
          </table:table-cell>
          <table:table-cell table:style-name="ce3" table:formula="of:=[.D423]*[.$P$4]*COS(PI()*([.$P$3] + (1 - [.D423]/[.$P$1])*[.$P$2])) + [.$P$5]" office:value-type="float" office:value="1563.30028128257" calcext:value-type="float">
            <text:p>1563</text:p>
          </table:table-cell>
          <table:table-cell office:value-type="float" office:value="1567" calcext:value-type="float">
            <text:p>1567</text:p>
          </table:table-cell>
          <table:table-cell table:formula="of:=[.B423]+45"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48</text:p>
          </table:table-cell>
          <table:table-cell office:value-type="float" office:value="1534" calcext:value-type="float">
            <text:p>1534</text:p>
          </table:table-cell>
          <table:table-cell office:value-type="float" office:value="602" calcext:value-type="float">
            <text:p>602</text:p>
          </table:table-cell>
          <table:table-cell office:value-type="float" office:value="8103" calcext:value-type="float">
            <text:p>8103</text:p>
          </table:table-cell>
          <table:table-cell table:style-name="ce3" table:formula="of:=[.D424]*[.$P$4]*COS(PI()*([.$P$3] + (1 - [.D424]/[.$P$1])*[.$P$2])) + [.$P$5]" office:value-type="float" office:value="1586.54845467542" calcext:value-type="float">
            <text:p>1587</text:p>
          </table:table-cell>
          <table:table-cell office:value-type="float" office:value="1547" calcext:value-type="float">
            <text:p>1547</text:p>
          </table:table-cell>
          <table:table-cell table:formula="of:=[.B424]+45"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52</text:p>
          </table:table-cell>
          <table:table-cell office:value-type="float" office:value="1534" calcext:value-type="float">
            <text:p>1534</text:p>
          </table:table-cell>
          <table:table-cell office:value-type="float" office:value="602" calcext:value-type="float">
            <text:p>602</text:p>
          </table:table-cell>
          <table:table-cell office:value-type="float" office:value="8085" calcext:value-type="float">
            <text:p>8085</text:p>
          </table:table-cell>
          <table:table-cell table:style-name="ce3" table:formula="of:=[.D425]*[.$P$4]*COS(PI()*([.$P$3] + (1 - [.D425]/[.$P$1])*[.$P$2])) + [.$P$5]" office:value-type="float" office:value="1579.55850840363" calcext:value-type="float">
            <text:p>1580</text:p>
          </table:table-cell>
          <table:table-cell office:value-type="float" office:value="1554" calcext:value-type="float">
            <text:p>1554</text:p>
          </table:table-cell>
          <table:table-cell table:formula="of:=[.B425]+45"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56</text:p>
          </table:table-cell>
          <table:table-cell office:value-type="float" office:value="1534" calcext:value-type="float">
            <text:p>1534</text:p>
          </table:table-cell>
          <table:table-cell office:value-type="float" office:value="602" calcext:value-type="float">
            <text:p>602</text:p>
          </table:table-cell>
          <table:table-cell office:value-type="float" office:value="8064" calcext:value-type="float">
            <text:p>8064</text:p>
          </table:table-cell>
          <table:table-cell table:style-name="ce3" table:formula="of:=[.D426]*[.$P$4]*COS(PI()*([.$P$3] + (1 - [.D426]/[.$P$1])*[.$P$2])) + [.$P$5]" office:value-type="float" office:value="1571.42033147248" calcext:value-type="float">
            <text:p>1571</text:p>
          </table:table-cell>
          <table:table-cell office:value-type="float" office:value="1560" calcext:value-type="float">
            <text:p>1560</text:p>
          </table:table-cell>
          <table:table-cell table:formula="of:=[.B426]+45"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03</text:p>
          </table:table-cell>
          <table:table-cell office:value-type="float" office:value="1526" calcext:value-type="float">
            <text:p>1526</text:p>
          </table:table-cell>
          <table:table-cell office:value-type="float" office:value="600" calcext:value-type="float">
            <text:p>600</text:p>
          </table:table-cell>
          <table:table-cell office:value-type="float" office:value="8006" calcext:value-type="float">
            <text:p>8006</text:p>
          </table:table-cell>
          <table:table-cell table:style-name="ce3" table:formula="of:=[.D427]*[.$P$4]*COS(PI()*([.$P$3] + (1 - [.D427]/[.$P$1])*[.$P$2])) + [.$P$5]" office:value-type="float" office:value="1549.03787662471" calcext:value-type="float">
            <text:p>1549</text:p>
          </table:table-cell>
          <table:table-cell office:value-type="float" office:value="1552" calcext:value-type="float">
            <text:p>1552</text:p>
          </table:table-cell>
          <table:table-cell table:formula="of:=[.B427]+45" office:value-type="float" office:value="1571" calcext:value-type="float">
            <text:p>15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07</text:p>
          </table:table-cell>
          <table:table-cell office:value-type="float" office:value="1526" calcext:value-type="float">
            <text:p>1526</text:p>
          </table:table-cell>
          <table:table-cell office:value-type="float" office:value="600" calcext:value-type="float">
            <text:p>600</text:p>
          </table:table-cell>
          <table:table-cell office:value-type="float" office:value="8065" calcext:value-type="float">
            <text:p>8065</text:p>
          </table:table-cell>
          <table:table-cell table:style-name="ce3" table:formula="of:=[.D428]*[.$P$4]*COS(PI()*([.$P$3] + (1 - [.D428]/[.$P$1])*[.$P$2])) + [.$P$5]" office:value-type="float" office:value="1571.80745331024" calcext:value-type="float">
            <text:p>1572</text:p>
          </table:table-cell>
          <table:table-cell office:value-type="float" office:value="1550" calcext:value-type="float">
            <text:p>1550</text:p>
          </table:table-cell>
          <table:table-cell table:formula="of:=[.B428]+45" office:value-type="float" office:value="1571" calcext:value-type="float">
            <text:p>15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11</text:p>
          </table:table-cell>
          <table:table-cell office:value-type="float" office:value="1526" calcext:value-type="float">
            <text:p>1526</text:p>
          </table:table-cell>
          <table:table-cell office:value-type="float" office:value="600" calcext:value-type="float">
            <text:p>600</text:p>
          </table:table-cell>
          <table:table-cell office:value-type="float" office:value="8054" calcext:value-type="float">
            <text:p>8054</text:p>
          </table:table-cell>
          <table:table-cell table:style-name="ce3" table:formula="of:=[.D429]*[.$P$4]*COS(PI()*([.$P$3] + (1 - [.D429]/[.$P$1])*[.$P$2])) + [.$P$5]" office:value-type="float" office:value="1567.55137524189" calcext:value-type="float">
            <text:p>1568</text:p>
          </table:table-cell>
          <table:table-cell office:value-type="float" office:value="1551" calcext:value-type="float">
            <text:p>1551</text:p>
          </table:table-cell>
          <table:table-cell table:formula="of:=[.B429]+45" office:value-type="float" office:value="1571" calcext:value-type="float">
            <text:p>15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03</text:p>
          </table:table-cell>
          <table:table-cell office:value-type="float" office:value="1518" calcext:value-type="float">
            <text:p>1518</text:p>
          </table:table-cell>
          <table:table-cell office:value-type="float" office:value="598" calcext:value-type="float">
            <text:p>598</text:p>
          </table:table-cell>
          <table:table-cell office:value-type="float" office:value="8057" calcext:value-type="float">
            <text:p>8057</text:p>
          </table:table-cell>
          <table:table-cell table:style-name="ce3" table:formula="of:=[.D430]*[.$P$4]*COS(PI()*([.$P$3] + (1 - [.D430]/[.$P$1])*[.$P$2])) + [.$P$5]" office:value-type="float" office:value="1568.71163000238" calcext:value-type="float">
            <text:p>1569</text:p>
          </table:table-cell>
          <table:table-cell office:value-type="float" office:value="1541" calcext:value-type="float">
            <text:p>1541</text:p>
          </table:table-cell>
          <table:table-cell table:formula="of:=[.B430]+45" office:value-type="float" office:value="1563" calcext:value-type="float">
            <text:p>15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08</text:p>
          </table:table-cell>
          <table:table-cell office:value-type="float" office:value="1517" calcext:value-type="float">
            <text:p>1517</text:p>
          </table:table-cell>
          <table:table-cell office:value-type="float" office:value="597" calcext:value-type="float">
            <text:p>597</text:p>
          </table:table-cell>
          <table:table-cell office:value-type="float" office:value="7999" calcext:value-type="float">
            <text:p>7999</text:p>
          </table:table-cell>
          <table:table-cell table:style-name="ce3" table:formula="of:=[.D431]*[.$P$4]*COS(PI()*([.$P$3] + (1 - [.D431]/[.$P$1])*[.$P$2])) + [.$P$5]" office:value-type="float" office:value="1546.34597813147" calcext:value-type="float">
            <text:p>1546</text:p>
          </table:table-cell>
          <table:table-cell office:value-type="float" office:value="1531" calcext:value-type="float">
            <text:p>1531</text:p>
          </table:table-cell>
          <table:table-cell table:formula="of:=[.B431]+45" office:value-type="float" office:value="1562" calcext:value-type="float">
            <text:p>15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23</text:p>
          </table:table-cell>
          <table:table-cell office:value-type="float" office:value="1516" calcext:value-type="float">
            <text:p>1516</text:p>
          </table:table-cell>
          <table:table-cell office:value-type="float" office:value="597" calcext:value-type="float">
            <text:p>597</text:p>
          </table:table-cell>
          <table:table-cell office:value-type="float" office:value="8070" calcext:value-type="float">
            <text:p>8070</text:p>
          </table:table-cell>
          <table:table-cell table:style-name="ce3" table:formula="of:=[.D432]*[.$P$4]*COS(PI()*([.$P$3] + (1 - [.D432]/[.$P$1])*[.$P$2])) + [.$P$5]" office:value-type="float" office:value="1573.74367874991" calcext:value-type="float">
            <text:p>1574</text:p>
          </table:table-cell>
          <table:table-cell office:value-type="float" office:value="1547" calcext:value-type="float">
            <text:p>1547</text:p>
          </table:table-cell>
          <table:table-cell table:formula="of:=[.B432]+45" office:value-type="float" office:value="1561" calcext:value-type="float">
            <text:p>15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36</text:p>
          </table:table-cell>
          <table:table-cell office:value-type="float" office:value="1515" calcext:value-type="float">
            <text:p>1515</text:p>
          </table:table-cell>
          <table:table-cell office:value-type="float" office:value="597" calcext:value-type="float">
            <text:p>597</text:p>
          </table:table-cell>
          <table:table-cell office:value-type="float" office:value="8036" calcext:value-type="float">
            <text:p>8036</text:p>
          </table:table-cell>
          <table:table-cell table:style-name="ce3" table:formula="of:=[.D433]*[.$P$4]*COS(PI()*([.$P$3] + (1 - [.D433]/[.$P$1])*[.$P$2])) + [.$P$5]" office:value-type="float" office:value="1560.59764000929" calcext:value-type="float">
            <text:p>1561</text:p>
          </table:table-cell>
          <table:table-cell office:value-type="float" office:value="1541" calcext:value-type="float">
            <text:p>1541</text:p>
          </table:table-cell>
          <table:table-cell table:formula="of:=[.B433]+45"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43</text:p>
          </table:table-cell>
          <table:table-cell office:value-type="float" office:value="1509" calcext:value-type="float">
            <text:p>1509</text:p>
          </table:table-cell>
          <table:table-cell office:value-type="float" office:value="595" calcext:value-type="float">
            <text:p>595</text:p>
          </table:table-cell>
          <table:table-cell office:value-type="float" office:value="8028" calcext:value-type="float">
            <text:p>8028</text:p>
          </table:table-cell>
          <table:table-cell table:style-name="ce3" table:formula="of:=[.D434]*[.$P$4]*COS(PI()*([.$P$3] + (1 - [.D434]/[.$P$1])*[.$P$2])) + [.$P$5]" office:value-type="float" office:value="1557.51138816121" calcext:value-type="float">
            <text:p>1558</text:p>
          </table:table-cell>
          <table:table-cell office:value-type="float" office:value="1554" calcext:value-type="float">
            <text:p>1554</text:p>
          </table:table-cell>
          <table:table-cell table:formula="of:=[.B434]+45" office:value-type="float" office:value="1554" calcext:value-type="float">
            <text:p>155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31</text:p>
          </table:table-cell>
          <table:table-cell office:value-type="float" office:value="1503" calcext:value-type="float">
            <text:p>1503</text:p>
          </table:table-cell>
          <table:table-cell office:value-type="float" office:value="593" calcext:value-type="float">
            <text:p>593</text:p>
          </table:table-cell>
          <table:table-cell office:value-type="float" office:value="8017" calcext:value-type="float">
            <text:p>8017</text:p>
          </table:table-cell>
          <table:table-cell table:style-name="ce3" table:formula="of:=[.D435]*[.$P$4]*COS(PI()*([.$P$3] + (1 - [.D435]/[.$P$1])*[.$P$2])) + [.$P$5]" office:value-type="float" office:value="1553.27212087633" calcext:value-type="float">
            <text:p>1553</text:p>
          </table:table-cell>
          <table:table-cell office:value-type="float" office:value="1525" calcext:value-type="float">
            <text:p>1525</text:p>
          </table:table-cell>
          <table:table-cell table:formula="of:=[.B435]+45" office:value-type="float" office:value="1548" calcext:value-type="float">
            <text:p>15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27</text:p>
          </table:table-cell>
          <table:table-cell office:value-type="float" office:value="1502" calcext:value-type="float">
            <text:p>1502</text:p>
          </table:table-cell>
          <table:table-cell office:value-type="float" office:value="593" calcext:value-type="float">
            <text:p>593</text:p>
          </table:table-cell>
          <table:table-cell office:value-type="float" office:value="7985" calcext:value-type="float">
            <text:p>7985</text:p>
          </table:table-cell>
          <table:table-cell table:style-name="ce3" table:formula="of:=[.D436]*[.$P$4]*COS(PI()*([.$P$3] + (1 - [.D436]/[.$P$1])*[.$P$2])) + [.$P$5]" office:value-type="float" office:value="1540.96830939006" calcext:value-type="float">
            <text:p>1541</text:p>
          </table:table-cell>
          <table:table-cell office:value-type="float" office:value="1540" calcext:value-type="float">
            <text:p>1540</text:p>
          </table:table-cell>
          <table:table-cell table:formula="of:=[.B436]+45" office:value-type="float" office:value="1547" calcext:value-type="float">
            <text:p>15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32</text:p>
          </table:table-cell>
          <table:table-cell office:value-type="float" office:value="1498" calcext:value-type="float">
            <text:p>1498</text:p>
          </table:table-cell>
          <table:table-cell office:value-type="float" office:value="592" calcext:value-type="float">
            <text:p>592</text:p>
          </table:table-cell>
          <table:table-cell office:value-type="float" office:value="7988" calcext:value-type="float">
            <text:p>7988</text:p>
          </table:table-cell>
          <table:table-cell table:style-name="ce3" table:formula="of:=[.D437]*[.$P$4]*COS(PI()*([.$P$3] + (1 - [.D437]/[.$P$1])*[.$P$2])) + [.$P$5]" office:value-type="float" office:value="1542.1199782575" calcext:value-type="float">
            <text:p>1542</text:p>
          </table:table-cell>
          <table:table-cell office:value-type="float" office:value="1506" calcext:value-type="float">
            <text:p>1506</text:p>
          </table:table-cell>
          <table:table-cell table:formula="of:=[.B437]+45" office:value-type="float" office:value="1543" calcext:value-type="float">
            <text:p>15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47</text:p>
          </table:table-cell>
          <table:table-cell office:value-type="float" office:value="1497" calcext:value-type="float">
            <text:p>1497</text:p>
          </table:table-cell>
          <table:table-cell office:value-type="float" office:value="592" calcext:value-type="float">
            <text:p>592</text:p>
          </table:table-cell>
          <table:table-cell office:value-type="float" office:value="7989" calcext:value-type="float">
            <text:p>7989</text:p>
          </table:table-cell>
          <table:table-cell table:style-name="ce3" table:formula="of:=[.D438]*[.$P$4]*COS(PI()*([.$P$3] + (1 - [.D438]/[.$P$1])*[.$P$2])) + [.$P$5]" office:value-type="float" office:value="1542.50395141879" calcext:value-type="float">
            <text:p>1543</text:p>
          </table:table-cell>
          <table:table-cell office:value-type="float" office:value="1520" calcext:value-type="float">
            <text:p>1520</text:p>
          </table:table-cell>
          <table:table-cell table:formula="of:=[.B438]+45" office:value-type="float" office:value="1542" calcext:value-type="float">
            <text:p>15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51</text:p>
          </table:table-cell>
          <table:table-cell office:value-type="float" office:value="1497" calcext:value-type="float">
            <text:p>1497</text:p>
          </table:table-cell>
          <table:table-cell office:value-type="float" office:value="592" calcext:value-type="float">
            <text:p>592</text:p>
          </table:table-cell>
          <table:table-cell office:value-type="float" office:value="7995" calcext:value-type="float">
            <text:p>7995</text:p>
          </table:table-cell>
          <table:table-cell table:style-name="ce3" table:formula="of:=[.D439]*[.$P$4]*COS(PI()*([.$P$3] + (1 - [.D439]/[.$P$1])*[.$P$2])) + [.$P$5]" office:value-type="float" office:value="1544.80866693932" calcext:value-type="float">
            <text:p>1545</text:p>
          </table:table-cell>
          <table:table-cell office:value-type="float" office:value="1522" calcext:value-type="float">
            <text:p>1522</text:p>
          </table:table-cell>
          <table:table-cell table:formula="of:=[.B439]+45" office:value-type="float" office:value="1542" calcext:value-type="float">
            <text:p>15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55</text:p>
          </table:table-cell>
          <table:table-cell office:value-type="float" office:value="1497" calcext:value-type="float">
            <text:p>1497</text:p>
          </table:table-cell>
          <table:table-cell office:value-type="float" office:value="592" calcext:value-type="float">
            <text:p>592</text:p>
          </table:table-cell>
          <table:table-cell office:value-type="float" office:value="8008" calcext:value-type="float">
            <text:p>8008</text:p>
          </table:table-cell>
          <table:table-cell table:style-name="ce3" table:formula="of:=[.D440]*[.$P$4]*COS(PI()*([.$P$3] + (1 - [.D440]/[.$P$1])*[.$P$2])) + [.$P$5]" office:value-type="float" office:value="1549.80736508174" calcext:value-type="float">
            <text:p>1550</text:p>
          </table:table-cell>
          <table:table-cell office:value-type="float" office:value="1531" calcext:value-type="float">
            <text:p>1531</text:p>
          </table:table-cell>
          <table:table-cell table:formula="of:=[.B440]+45" office:value-type="float" office:value="1542" calcext:value-type="float">
            <text:p>15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59</text:p>
          </table:table-cell>
          <table:table-cell office:value-type="float" office:value="1497" calcext:value-type="float">
            <text:p>1497</text:p>
          </table:table-cell>
          <table:table-cell office:value-type="float" office:value="592" calcext:value-type="float">
            <text:p>592</text:p>
          </table:table-cell>
          <table:table-cell office:value-type="float" office:value="8016" calcext:value-type="float">
            <text:p>8016</text:p>
          </table:table-cell>
          <table:table-cell table:style-name="ce3" table:formula="of:=[.D441]*[.$P$4]*COS(PI()*([.$P$3] + (1 - [.D441]/[.$P$1])*[.$P$2])) + [.$P$5]" office:value-type="float" office:value="1552.88698184394" calcext:value-type="float">
            <text:p>1553</text:p>
          </table:table-cell>
          <table:table-cell office:value-type="float" office:value="1520" calcext:value-type="float">
            <text:p>1520</text:p>
          </table:table-cell>
          <table:table-cell table:formula="of:=[.B441]+45" office:value-type="float" office:value="1542" calcext:value-type="float">
            <text:p>15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40</text:p>
          </table:table-cell>
          <table:table-cell office:value-type="float" office:value="1493" calcext:value-type="float">
            <text:p>1493</text:p>
          </table:table-cell>
          <table:table-cell office:value-type="float" office:value="591" calcext:value-type="float">
            <text:p>591</text:p>
          </table:table-cell>
          <table:table-cell office:value-type="float" office:value="7989" calcext:value-type="float">
            <text:p>7989</text:p>
          </table:table-cell>
          <table:table-cell table:style-name="ce3" table:formula="of:=[.D442]*[.$P$4]*COS(PI()*([.$P$3] + (1 - [.D442]/[.$P$1])*[.$P$2])) + [.$P$5]" office:value-type="float" office:value="1542.50395141879" calcext:value-type="float">
            <text:p>1543</text:p>
          </table:table-cell>
          <table:table-cell office:value-type="float" office:value="1535" calcext:value-type="float">
            <text:p>1535</text:p>
          </table:table-cell>
          <table:table-cell table:formula="of:=[.B442]+45" office:value-type="float" office:value="1538" calcext:value-type="float">
            <text:p>153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36</text:p>
          </table:table-cell>
          <table:table-cell office:value-type="float" office:value="1491" calcext:value-type="float">
            <text:p>1491</text:p>
          </table:table-cell>
          <table:table-cell office:value-type="float" office:value="590" calcext:value-type="float">
            <text:p>590</text:p>
          </table:table-cell>
          <table:table-cell office:value-type="float" office:value="7990" calcext:value-type="float">
            <text:p>7990</text:p>
          </table:table-cell>
          <table:table-cell table:style-name="ce3" table:formula="of:=[.D443]*[.$P$4]*COS(PI()*([.$P$3] + (1 - [.D443]/[.$P$1])*[.$P$2])) + [.$P$5]" office:value-type="float" office:value="1542.88796633508" calcext:value-type="float">
            <text:p>1543</text:p>
          </table:table-cell>
          <table:table-cell office:value-type="float" office:value="1514" calcext:value-type="float">
            <text:p>1514</text:p>
          </table:table-cell>
          <table:table-cell table:formula="of:=[.B443]+45"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40</text:p>
          </table:table-cell>
          <table:table-cell office:value-type="float" office:value="1491" calcext:value-type="float">
            <text:p>1491</text:p>
          </table:table-cell>
          <table:table-cell office:value-type="float" office:value="590" calcext:value-type="float">
            <text:p>590</text:p>
          </table:table-cell>
          <table:table-cell office:value-type="float" office:value="8024" calcext:value-type="float">
            <text:p>8024</text:p>
          </table:table-cell>
          <table:table-cell table:style-name="ce3" table:formula="of:=[.D444]*[.$P$4]*COS(PI()*([.$P$3] + (1 - [.D444]/[.$P$1])*[.$P$2])) + [.$P$5]" office:value-type="float" office:value="1555.96925597245" calcext:value-type="float">
            <text:p>1556</text:p>
          </table:table-cell>
          <table:table-cell office:value-type="float" office:value="1520" calcext:value-type="float">
            <text:p>1520</text:p>
          </table:table-cell>
          <table:table-cell table:formula="of:=[.B444]+45"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44</text:p>
          </table:table-cell>
          <table:table-cell office:value-type="float" office:value="1491" calcext:value-type="float">
            <text:p>1491</text:p>
          </table:table-cell>
          <table:table-cell office:value-type="float" office:value="590" calcext:value-type="float">
            <text:p>590</text:p>
          </table:table-cell>
          <table:table-cell office:value-type="float" office:value="7996" calcext:value-type="float">
            <text:p>7996</text:p>
          </table:table-cell>
          <table:table-cell table:style-name="ce3" table:formula="of:=[.D445]*[.$P$4]*COS(PI()*([.$P$3] + (1 - [.D445]/[.$P$1])*[.$P$2])) + [.$P$5]" office:value-type="float" office:value="1545.19293220423" calcext:value-type="float">
            <text:p>1545</text:p>
          </table:table-cell>
          <table:table-cell office:value-type="float" office:value="1516" calcext:value-type="float">
            <text:p>1516</text:p>
          </table:table-cell>
          <table:table-cell table:formula="of:=[.B445]+45"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48</text:p>
          </table:table-cell>
          <table:table-cell office:value-type="float" office:value="1491" calcext:value-type="float">
            <text:p>1491</text:p>
          </table:table-cell>
          <table:table-cell office:value-type="float" office:value="590" calcext:value-type="float">
            <text:p>590</text:p>
          </table:table-cell>
          <table:table-cell office:value-type="float" office:value="7926" calcext:value-type="float">
            <text:p>7926</text:p>
          </table:table-cell>
          <table:table-cell table:style-name="ce3" table:formula="of:=[.D446]*[.$P$4]*COS(PI()*([.$P$3] + (1 - [.D446]/[.$P$1])*[.$P$2])) + [.$P$5]" office:value-type="float" office:value="1518.3955488447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table:formula="of:=[.B446]+45"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15</text:p>
          </table:table-cell>
          <table:table-cell office:value-type="float" office:value="1490" calcext:value-type="float">
            <text:p>1490</text:p>
          </table:table-cell>
          <table:table-cell office:value-type="float" office:value="590" calcext:value-type="float">
            <text:p>590</text:p>
          </table:table-cell>
          <table:table-cell office:value-type="float" office:value="7980" calcext:value-type="float">
            <text:p>7980</text:p>
          </table:table-cell>
          <table:table-cell table:style-name="ce3" table:formula="of:=[.D447]*[.$P$4]*COS(PI()*([.$P$3] + (1 - [.D447]/[.$P$1])*[.$P$2])) + [.$P$5]" office:value-type="float" office:value="1539.04969718367" calcext:value-type="float">
            <text:p>1539</text:p>
          </table:table-cell>
          <table:table-cell office:value-type="float" office:value="1511" calcext:value-type="float">
            <text:p>1511</text:p>
          </table:table-cell>
          <table:table-cell table:formula="of:=[.B447]+45" office:value-type="float" office:value="1535" calcext:value-type="float">
            <text:p>15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19</text:p>
          </table:table-cell>
          <table:table-cell office:value-type="float" office:value="1490" calcext:value-type="float">
            <text:p>1490</text:p>
          </table:table-cell>
          <table:table-cell office:value-type="float" office:value="590" calcext:value-type="float">
            <text:p>590</text:p>
          </table:table-cell>
          <table:table-cell office:value-type="float" office:value="7943" calcext:value-type="float">
            <text:p>7943</text:p>
          </table:table-cell>
          <table:table-cell table:style-name="ce3" table:formula="of:=[.D448]*[.$P$4]*COS(PI()*([.$P$3] + (1 - [.D448]/[.$P$1])*[.$P$2])) + [.$P$5]" office:value-type="float" office:value="1524.88454225742" calcext:value-type="float">
            <text:p>1525</text:p>
          </table:table-cell>
          <table:table-cell office:value-type="float" office:value="1508" calcext:value-type="float">
            <text:p>1508</text:p>
          </table:table-cell>
          <table:table-cell table:formula="of:=[.B448]+45" office:value-type="float" office:value="1535" calcext:value-type="float">
            <text:p>15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23</text:p>
          </table:table-cell>
          <table:table-cell office:value-type="float" office:value="1490" calcext:value-type="float">
            <text:p>1490</text:p>
          </table:table-cell>
          <table:table-cell office:value-type="float" office:value="590" calcext:value-type="float">
            <text:p>590</text:p>
          </table:table-cell>
          <table:table-cell office:value-type="float" office:value="7981" calcext:value-type="float">
            <text:p>7981</text:p>
          </table:table-cell>
          <table:table-cell table:style-name="ce3" table:formula="of:=[.D449]*[.$P$4]*COS(PI()*([.$P$3] + (1 - [.D449]/[.$P$1])*[.$P$2])) + [.$P$5]" office:value-type="float" office:value="1539.43333599407" calcext:value-type="float">
            <text:p>1539</text:p>
          </table:table-cell>
          <table:table-cell office:value-type="float" office:value="1505" calcext:value-type="float">
            <text:p>1505</text:p>
          </table:table-cell>
          <table:table-cell table:formula="of:=[.B449]+45" office:value-type="float" office:value="1535" calcext:value-type="float">
            <text:p>15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27</text:p>
          </table:table-cell>
          <table:table-cell office:value-type="float" office:value="1490" calcext:value-type="float">
            <text:p>1490</text:p>
          </table:table-cell>
          <table:table-cell office:value-type="float" office:value="590" calcext:value-type="float">
            <text:p>590</text:p>
          </table:table-cell>
          <table:table-cell office:value-type="float" office:value="7949" calcext:value-type="float">
            <text:p>7949</text:p>
          </table:table-cell>
          <table:table-cell table:style-name="ce3" table:formula="of:=[.D450]*[.$P$4]*COS(PI()*([.$P$3] + (1 - [.D450]/[.$P$1])*[.$P$2])) + [.$P$5]" office:value-type="float" office:value="1527.17768581624" calcext:value-type="float">
            <text:p>1527</text:p>
          </table:table-cell>
          <table:table-cell office:value-type="float" office:value="1509" calcext:value-type="float">
            <text:p>1509</text:p>
          </table:table-cell>
          <table:table-cell table:formula="of:=[.B450]+45" office:value-type="float" office:value="1535" calcext:value-type="float">
            <text:p>15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44</text:p>
          </table:table-cell>
          <table:table-cell office:value-type="float" office:value="1490" calcext:value-type="float">
            <text:p>1490</text:p>
          </table:table-cell>
          <table:table-cell office:value-type="float" office:value="590" calcext:value-type="float">
            <text:p>590</text:p>
          </table:table-cell>
          <table:table-cell office:value-type="float" office:value="7986" calcext:value-type="float">
            <text:p>7986</text:p>
          </table:table-cell>
          <table:table-cell table:style-name="ce3" table:formula="of:=[.D451]*[.$P$4]*COS(PI()*([.$P$3] + (1 - [.D451]/[.$P$1])*[.$P$2])) + [.$P$5]" office:value-type="float" office:value="1541.3521572345" calcext:value-type="float">
            <text:p>1541</text:p>
          </table:table-cell>
          <table:table-cell office:value-type="float" office:value="1521" calcext:value-type="float">
            <text:p>1521</text:p>
          </table:table-cell>
          <table:table-cell table:formula="of:=[.B451]+45" office:value-type="float" office:value="1535" calcext:value-type="float">
            <text:p>15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07</text:p>
          </table:table-cell>
          <table:table-cell office:value-type="float" office:value="1489" calcext:value-type="float">
            <text:p>1489</text:p>
          </table:table-cell>
          <table:table-cell office:value-type="float" office:value="590" calcext:value-type="float">
            <text:p>590</text:p>
          </table:table-cell>
          <table:table-cell office:value-type="float" office:value="7947" calcext:value-type="float">
            <text:p>7947</text:p>
          </table:table-cell>
          <table:table-cell table:style-name="ce3" table:formula="of:=[.D452]*[.$P$4]*COS(PI()*([.$P$3] + (1 - [.D452]/[.$P$1])*[.$P$2])) + [.$P$5]" office:value-type="float" office:value="1526.41313614033" calcext:value-type="float">
            <text:p>1526</text:p>
          </table:table-cell>
          <table:table-cell office:value-type="float" office:value="1507" calcext:value-type="float">
            <text:p>1507</text:p>
          </table:table-cell>
          <table:table-cell table:formula="of:=[.B452]+45" office:value-type="float" office:value="1534" calcext:value-type="float">
            <text:p>15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11</text:p>
          </table:table-cell>
          <table:table-cell office:value-type="float" office:value="1489" calcext:value-type="float">
            <text:p>1489</text:p>
          </table:table-cell>
          <table:table-cell office:value-type="float" office:value="590" calcext:value-type="float">
            <text:p>590</text:p>
          </table:table-cell>
          <table:table-cell office:value-type="float" office:value="7959" calcext:value-type="float">
            <text:p>7959</text:p>
          </table:table-cell>
          <table:table-cell table:style-name="ce3" table:formula="of:=[.D453]*[.$P$4]*COS(PI()*([.$P$3] + (1 - [.D453]/[.$P$1])*[.$P$2])) + [.$P$5]" office:value-type="float" office:value="1531.00295879205" calcext:value-type="float">
            <text:p>1531</text:p>
          </table:table-cell>
          <table:table-cell office:value-type="float" office:value="1511" calcext:value-type="float">
            <text:p>1511</text:p>
          </table:table-cell>
          <table:table-cell table:formula="of:=[.B453]+45" office:value-type="float" office:value="1534" calcext:value-type="float">
            <text:p>15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15</text:p>
          </table:table-cell>
          <table:table-cell office:value-type="float" office:value="1489" calcext:value-type="float">
            <text:p>1489</text:p>
          </table:table-cell>
          <table:table-cell office:value-type="float" office:value="590" calcext:value-type="float">
            <text:p>590</text:p>
          </table:table-cell>
          <table:table-cell office:value-type="float" office:value="7974" calcext:value-type="float">
            <text:p>7974</text:p>
          </table:table-cell>
          <table:table-cell table:style-name="ce3" table:formula="of:=[.D454]*[.$P$4]*COS(PI()*([.$P$3] + (1 - [.D454]/[.$P$1])*[.$P$2])) + [.$P$5]" office:value-type="float" office:value="1536.74874310971" calcext:value-type="float">
            <text:p>1537</text:p>
          </table:table-cell>
          <table:table-cell office:value-type="float" office:value="1524" calcext:value-type="float">
            <text:p>1524</text:p>
          </table:table-cell>
          <table:table-cell table:formula="of:=[.B454]+45" office:value-type="float" office:value="1534" calcext:value-type="float">
            <text:p>15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0:19</text:p>
          </table:table-cell>
          <table:table-cell office:value-type="float" office:value="1489" calcext:value-type="float">
            <text:p>1489</text:p>
          </table:table-cell>
          <table:table-cell office:value-type="float" office:value="590" calcext:value-type="float">
            <text:p>590</text:p>
          </table:table-cell>
          <table:table-cell office:value-type="float" office:value="7974" calcext:value-type="float">
            <text:p>7974</text:p>
          </table:table-cell>
          <table:table-cell table:style-name="ce3" table:formula="of:=[.D455]*[.$P$4]*COS(PI()*([.$P$3] + (1 - [.D455]/[.$P$1])*[.$P$2])) + [.$P$5]" office:value-type="float" office:value="1536.74874310971" calcext:value-type="float">
            <text:p>1537</text:p>
          </table:table-cell>
          <table:table-cell office:value-type="float" office:value="1513" calcext:value-type="float">
            <text:p>1513</text:p>
          </table:table-cell>
          <table:table-cell table:formula="of:=[.B455]+45" office:value-type="float" office:value="1534" calcext:value-type="float">
            <text:p>15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12</text:p>
          </table:table-cell>
          <table:table-cell office:value-type="float" office:value="1488" calcext:value-type="float">
            <text:p>1488</text:p>
          </table:table-cell>
          <table:table-cell office:value-type="float" office:value="589" calcext:value-type="float">
            <text:p>589</text:p>
          </table:table-cell>
          <table:table-cell office:value-type="float" office:value="7955" calcext:value-type="float">
            <text:p>7955</text:p>
          </table:table-cell>
          <table:table-cell table:style-name="ce3" table:formula="of:=[.D456]*[.$P$4]*COS(PI()*([.$P$3] + (1 - [.D456]/[.$P$1])*[.$P$2])) + [.$P$5]" office:value-type="float" office:value="1529.47234495743" calcext:value-type="float">
            <text:p>1529</text:p>
          </table:table-cell>
          <table:table-cell office:value-type="float" office:value="1506" calcext:value-type="float">
            <text:p>1506</text:p>
          </table:table-cell>
          <table:table-cell table:formula="of:=[.B456]+45" office:value-type="float" office:value="1533" calcext:value-type="float">
            <text:p>15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48</text:p>
          </table:table-cell>
          <table:table-cell office:value-type="float" office:value="1487" calcext:value-type="float">
            <text:p>1487</text:p>
          </table:table-cell>
          <table:table-cell office:value-type="float" office:value="589" calcext:value-type="float">
            <text:p>589</text:p>
          </table:table-cell>
          <table:table-cell office:value-type="float" office:value="7961" calcext:value-type="float">
            <text:p>7961</text:p>
          </table:table-cell>
          <table:table-cell table:style-name="ce3" table:formula="of:=[.D457]*[.$P$4]*COS(PI()*([.$P$3] + (1 - [.D457]/[.$P$1])*[.$P$2])) + [.$P$5]" office:value-type="float" office:value="1531.7685178252" calcext:value-type="float">
            <text:p>1532</text:p>
          </table:table-cell>
          <table:table-cell office:value-type="float" office:value="1524" calcext:value-type="float">
            <text:p>1524</text:p>
          </table:table-cell>
          <table:table-cell table:formula="of:=[.B457]+45" office:value-type="float" office:value="1532" calcext:value-type="float">
            <text:p>15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30</text:p>
          </table:table-cell>
          <table:table-cell office:value-type="float" office:value="1481" calcext:value-type="float">
            <text:p>1481</text:p>
          </table:table-cell>
          <table:table-cell office:value-type="float" office:value="587" calcext:value-type="float">
            <text:p>587</text:p>
          </table:table-cell>
          <table:table-cell office:value-type="float" office:value="7910" calcext:value-type="float">
            <text:p>7910</text:p>
          </table:table-cell>
          <table:table-cell table:style-name="ce3" table:formula="of:=[.D458]*[.$P$4]*COS(PI()*([.$P$3] + (1 - [.D458]/[.$P$1])*[.$P$2])) + [.$P$5]" office:value-type="float" office:value="1512.29942649775" calcext:value-type="float">
            <text:p>1512</text:p>
          </table:table-cell>
          <table:table-cell office:value-type="float" office:value="1493" calcext:value-type="float">
            <text:p>1493</text:p>
          </table:table-cell>
          <table:table-cell table:formula="of:=[.B458]+45" office:value-type="float" office:value="1526" calcext:value-type="float">
            <text:p>15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34</text:p>
          </table:table-cell>
          <table:table-cell office:value-type="float" office:value="1481" calcext:value-type="float">
            <text:p>1481</text:p>
          </table:table-cell>
          <table:table-cell office:value-type="float" office:value="587" calcext:value-type="float">
            <text:p>587</text:p>
          </table:table-cell>
          <table:table-cell office:value-type="float" office:value="7856" calcext:value-type="float">
            <text:p>7856</text:p>
          </table:table-cell>
          <table:table-cell table:style-name="ce3" table:formula="of:=[.D459]*[.$P$4]*COS(PI()*([.$P$3] + (1 - [.D459]/[.$P$1])*[.$P$2])) + [.$P$5]" office:value-type="float" office:value="1491.80541688447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table:formula="of:=[.B459]+45" office:value-type="float" office:value="1526" calcext:value-type="float">
            <text:p>15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38</text:p>
          </table:table-cell>
          <table:table-cell office:value-type="float" office:value="1481" calcext:value-type="float">
            <text:p>1481</text:p>
          </table:table-cell>
          <table:table-cell office:value-type="float" office:value="587" calcext:value-type="float">
            <text:p>587</text:p>
          </table:table-cell>
          <table:table-cell office:value-type="float" office:value="7912" calcext:value-type="float">
            <text:p>7912</text:p>
          </table:table-cell>
          <table:table-cell table:style-name="ce3" table:formula="of:=[.D460]*[.$P$4]*COS(PI()*([.$P$3] + (1 - [.D460]/[.$P$1])*[.$P$2])) + [.$P$5]" office:value-type="float" office:value="1513.06084843984" calcext:value-type="float">
            <text:p>1513</text:p>
          </table:table-cell>
          <table:table-cell office:value-type="float" office:value="1487" calcext:value-type="float">
            <text:p>1487</text:p>
          </table:table-cell>
          <table:table-cell table:formula="of:=[.B460]+45" office:value-type="float" office:value="1526" calcext:value-type="float">
            <text:p>15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42</text:p>
          </table:table-cell>
          <table:table-cell office:value-type="float" office:value="1481" calcext:value-type="float">
            <text:p>1481</text:p>
          </table:table-cell>
          <table:table-cell office:value-type="float" office:value="587" calcext:value-type="float">
            <text:p>587</text:p>
          </table:table-cell>
          <table:table-cell office:value-type="float" office:value="7886" calcext:value-type="float">
            <text:p>7886</text:p>
          </table:table-cell>
          <table:table-cell table:style-name="ce3" table:formula="of:=[.D461]*[.$P$4]*COS(PI()*([.$P$3] + (1 - [.D461]/[.$P$1])*[.$P$2])) + [.$P$5]" office:value-type="float" office:value="1503.17562196719" calcext:value-type="float">
            <text:p>1503</text:p>
          </table:table-cell>
          <table:table-cell office:value-type="float" office:value="1498" calcext:value-type="float">
            <text:p>1498</text:p>
          </table:table-cell>
          <table:table-cell table:formula="of:=[.B461]+45" office:value-type="float" office:value="1526" calcext:value-type="float">
            <text:p>15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22</text:p>
          </table:table-cell>
          <table:table-cell office:value-type="float" office:value="1479" calcext:value-type="float">
            <text:p>1479</text:p>
          </table:table-cell>
          <table:table-cell office:value-type="float" office:value="587" calcext:value-type="float">
            <text:p>587</text:p>
          </table:table-cell>
          <table:table-cell office:value-type="float" office:value="7933" calcext:value-type="float">
            <text:p>7933</text:p>
          </table:table-cell>
          <table:table-cell table:style-name="ce3" table:formula="of:=[.D462]*[.$P$4]*COS(PI()*([.$P$3] + (1 - [.D462]/[.$P$1])*[.$P$2])) + [.$P$5]" office:value-type="float" office:value="1521.06600932227" calcext:value-type="float">
            <text:p>1521</text:p>
          </table:table-cell>
          <table:table-cell office:value-type="float" office:value="1503" calcext:value-type="float">
            <text:p>1503</text:p>
          </table:table-cell>
          <table:table-cell table:formula="of:=[.B462]+45" office:value-type="float" office:value="1524" calcext:value-type="float">
            <text:p>15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21</text:p>
          </table:table-cell>
          <table:table-cell office:value-type="float" office:value="1477" calcext:value-type="float">
            <text:p>1477</text:p>
          </table:table-cell>
          <table:table-cell office:value-type="float" office:value="586" calcext:value-type="float">
            <text:p>586</text:p>
          </table:table-cell>
          <table:table-cell office:value-type="float" office:value="7928" calcext:value-type="float">
            <text:p>7928</text:p>
          </table:table-cell>
          <table:table-cell table:style-name="ce3" table:formula="of:=[.D463]*[.$P$4]*COS(PI()*([.$P$3] + (1 - [.D463]/[.$P$1])*[.$P$2])) + [.$P$5]" office:value-type="float" office:value="1519.15832619751" calcext:value-type="float">
            <text:p>1519</text:p>
          </table:table-cell>
          <table:table-cell office:value-type="float" office:value="1500" calcext:value-type="float">
            <text:p>1500</text:p>
          </table:table-cell>
          <table:table-cell table:formula="of:=[.B463]+45" office:value-type="float" office:value="1522" calcext:value-type="float">
            <text:p>15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59</text:p>
          </table:table-cell>
          <table:table-cell office:value-type="float" office:value="1469" calcext:value-type="float">
            <text:p>1469</text:p>
          </table:table-cell>
          <table:table-cell office:value-type="float" office:value="584" calcext:value-type="float">
            <text:p>584</text:p>
          </table:table-cell>
          <table:table-cell office:value-type="float" office:value="7837" calcext:value-type="float">
            <text:p>7837</text:p>
          </table:table-cell>
          <table:table-cell table:style-name="ce3" table:formula="of:=[.D464]*[.$P$4]*COS(PI()*([.$P$3] + (1 - [.D464]/[.$P$1])*[.$P$2])) + [.$P$5]" office:value-type="float" office:value="1484.62423911634" calcext:value-type="float">
            <text:p>1485</text:p>
          </table:table-cell>
          <table:table-cell office:value-type="float" office:value="1481" calcext:value-type="float">
            <text:p>1481</text:p>
          </table:table-cell>
          <table:table-cell table:formula="of:=[.B464]+45" office:value-type="float" office:value="1514" calcext:value-type="float">
            <text:p>15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03</text:p>
          </table:table-cell>
          <table:table-cell office:value-type="float" office:value="1469" calcext:value-type="float">
            <text:p>1469</text:p>
          </table:table-cell>
          <table:table-cell office:value-type="float" office:value="584" calcext:value-type="float">
            <text:p>584</text:p>
          </table:table-cell>
          <table:table-cell office:value-type="float" office:value="7858" calcext:value-type="float">
            <text:p>7858</text:p>
          </table:table-cell>
          <table:table-cell table:style-name="ce3" table:formula="of:=[.D465]*[.$P$4]*COS(PI()*([.$P$3] + (1 - [.D465]/[.$P$1])*[.$P$2])) + [.$P$5]" office:value-type="float" office:value="1492.56223209066" calcext:value-type="float">
            <text:p>1493</text:p>
          </table:table-cell>
          <table:table-cell office:value-type="float" office:value="1489" calcext:value-type="float">
            <text:p>1489</text:p>
          </table:table-cell>
          <table:table-cell table:formula="of:=[.B465]+45" office:value-type="float" office:value="1514" calcext:value-type="float">
            <text:p>15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31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943" calcext:value-type="float">
            <text:p>7943</text:p>
          </table:table-cell>
          <table:table-cell table:style-name="ce3" table:formula="of:=[.D466]*[.$P$4]*COS(PI()*([.$P$3] + (1 - [.D466]/[.$P$1])*[.$P$2])) + [.$P$5]" office:value-type="float" office:value="1524.88454225742" calcext:value-type="float">
            <text:p>1525</text:p>
          </table:table-cell>
          <table:table-cell office:value-type="float" office:value="1486" calcext:value-type="float">
            <text:p>1486</text:p>
          </table:table-cell>
          <table:table-cell table:formula="of:=[.B466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35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925" calcext:value-type="float">
            <text:p>7925</text:p>
          </table:table-cell>
          <table:table-cell table:style-name="ce3" table:formula="of:=[.D467]*[.$P$4]*COS(PI()*([.$P$3] + (1 - [.D467]/[.$P$1])*[.$P$2])) + [.$P$5]" office:value-type="float" office:value="1518.0142236092" calcext:value-type="float">
            <text:p>1518</text:p>
          </table:table-cell>
          <table:table-cell office:value-type="float" office:value="1489" calcext:value-type="float">
            <text:p>1489</text:p>
          </table:table-cell>
          <table:table-cell table:formula="of:=[.B467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39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927" calcext:value-type="float">
            <text:p>7927</text:p>
          </table:table-cell>
          <table:table-cell table:style-name="ce3" table:formula="of:=[.D468]*[.$P$4]*COS(PI()*([.$P$3] + (1 - [.D468]/[.$P$1])*[.$P$2])) + [.$P$5]" office:value-type="float" office:value="1518.77691637707" calcext:value-type="float">
            <text:p>1519</text:p>
          </table:table-cell>
          <table:table-cell office:value-type="float" office:value="1494" calcext:value-type="float">
            <text:p>1494</text:p>
          </table:table-cell>
          <table:table-cell table:formula="of:=[.B468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4:43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898" calcext:value-type="float">
            <text:p>7898</text:p>
          </table:table-cell>
          <table:table-cell table:style-name="ce3" table:formula="of:=[.D469]*[.$P$4]*COS(PI()*([.$P$3] + (1 - [.D469]/[.$P$1])*[.$P$2])) + [.$P$5]" office:value-type="float" office:value="1507.73446164951" calcext:value-type="float">
            <text:p>1508</text:p>
          </table:table-cell>
          <table:table-cell office:value-type="float" office:value="1492" calcext:value-type="float">
            <text:p>1492</text:p>
          </table:table-cell>
          <table:table-cell table:formula="of:=[.B469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16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871" calcext:value-type="float">
            <text:p>7871</text:p>
          </table:table-cell>
          <table:table-cell table:style-name="ce3" table:formula="of:=[.D470]*[.$P$4]*COS(PI()*([.$P$3] + (1 - [.D470]/[.$P$1])*[.$P$2])) + [.$P$5]" office:value-type="float" office:value="1497.4857082981" calcext:value-type="float">
            <text:p>1497</text:p>
          </table:table-cell>
          <table:table-cell office:value-type="float" office:value="1483" calcext:value-type="float">
            <text:p>1483</text:p>
          </table:table-cell>
          <table:table-cell table:formula="of:=[.B470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20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913" calcext:value-type="float">
            <text:p>7913</text:p>
          </table:table-cell>
          <table:table-cell table:style-name="ce3" table:formula="of:=[.D471]*[.$P$4]*COS(PI()*([.$P$3] + (1 - [.D471]/[.$P$1])*[.$P$2])) + [.$P$5]" office:value-type="float" office:value="1513.44162303979" calcext:value-type="float">
            <text:p>1513</text:p>
          </table:table-cell>
          <table:table-cell office:value-type="float" office:value="1502" calcext:value-type="float">
            <text:p>1502</text:p>
          </table:table-cell>
          <table:table-cell table:formula="of:=[.B471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24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887" calcext:value-type="float">
            <text:p>7887</text:p>
          </table:table-cell>
          <table:table-cell table:style-name="ce3" table:formula="of:=[.D472]*[.$P$4]*COS(PI()*([.$P$3] + (1 - [.D472]/[.$P$1])*[.$P$2])) + [.$P$5]" office:value-type="float" office:value="1503.55529096743" calcext:value-type="float">
            <text:p>1504</text:p>
          </table:table-cell>
          <table:table-cell office:value-type="float" office:value="1488" calcext:value-type="float">
            <text:p>1488</text:p>
          </table:table-cell>
          <table:table-cell table:formula="of:=[.B472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28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851" calcext:value-type="float">
            <text:p>7851</text:p>
          </table:table-cell>
          <table:table-cell table:style-name="ce3" table:formula="of:=[.D473]*[.$P$4]*COS(PI()*([.$P$3] + (1 - [.D473]/[.$P$1])*[.$P$2])) + [.$P$5]" office:value-type="float" office:value="1489.91412964175" calcext:value-type="float">
            <text:p>1490</text:p>
          </table:table-cell>
          <table:table-cell office:value-type="float" office:value="1482" calcext:value-type="float">
            <text:p>1482</text:p>
          </table:table-cell>
          <table:table-cell table:formula="of:=[.B473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52</text:p>
          </table:table-cell>
          <table:table-cell office:value-type="float" office:value="1467" calcext:value-type="float">
            <text:p>1467</text:p>
          </table:table-cell>
          <table:table-cell office:value-type="float" office:value="584" calcext:value-type="float">
            <text:p>584</text:p>
          </table:table-cell>
          <table:table-cell office:value-type="float" office:value="7912" calcext:value-type="float">
            <text:p>7912</text:p>
          </table:table-cell>
          <table:table-cell table:style-name="ce3" table:formula="of:=[.D474]*[.$P$4]*COS(PI()*([.$P$3] + (1 - [.D474]/[.$P$1])*[.$P$2])) + [.$P$5]" office:value-type="float" office:value="1513.06084843984" calcext:value-type="float">
            <text:p>1513</text:p>
          </table:table-cell>
          <table:table-cell office:value-type="float" office:value="1493" calcext:value-type="float">
            <text:p>1493</text:p>
          </table:table-cell>
          <table:table-cell table:formula="of:=[.B474]+45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39</text:p>
          </table:table-cell>
          <table:table-cell office:value-type="float" office:value="1464" calcext:value-type="float">
            <text:p>1464</text:p>
          </table:table-cell>
          <table:table-cell office:value-type="float" office:value="583" calcext:value-type="float">
            <text:p>583</text:p>
          </table:table-cell>
          <table:table-cell office:value-type="float" office:value="7879" calcext:value-type="float">
            <text:p>7879</text:p>
          </table:table-cell>
          <table:table-cell table:style-name="ce3" table:formula="of:=[.D475]*[.$P$4]*COS(PI()*([.$P$3] + (1 - [.D475]/[.$P$1])*[.$P$2])) + [.$P$5]" office:value-type="float" office:value="1500.51913330867" calcext:value-type="float">
            <text:p>1501</text:p>
          </table:table-cell>
          <table:table-cell office:value-type="float" office:value="1489" calcext:value-type="float">
            <text:p>1489</text:p>
          </table:table-cell>
          <table:table-cell table:formula="of:=[.B475]+45" office:value-type="float" office:value="1509" calcext:value-type="float">
            <text:p>15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25</text:p>
          </table:table-cell>
          <table:table-cell office:value-type="float" office:value="1454" calcext:value-type="float">
            <text:p>1454</text:p>
          </table:table-cell>
          <table:table-cell office:value-type="float" office:value="580" calcext:value-type="float">
            <text:p>580</text:p>
          </table:table-cell>
          <table:table-cell office:value-type="float" office:value="7837" calcext:value-type="float">
            <text:p>7837</text:p>
          </table:table-cell>
          <table:table-cell table:style-name="ce3" table:formula="of:=[.D476]*[.$P$4]*COS(PI()*([.$P$3] + (1 - [.D476]/[.$P$1])*[.$P$2])) + [.$P$5]" office:value-type="float" office:value="1484.62423911634" calcext:value-type="float">
            <text:p>1485</text:p>
          </table:table-cell>
          <table:table-cell office:value-type="float" office:value="1483" calcext:value-type="float">
            <text:p>1483</text:p>
          </table:table-cell>
          <table:table-cell table:formula="of:=[.B476]+45" office:value-type="float" office:value="1499" calcext:value-type="float">
            <text:p>14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40</text:p>
          </table:table-cell>
          <table:table-cell office:value-type="float" office:value="1454" calcext:value-type="float">
            <text:p>1454</text:p>
          </table:table-cell>
          <table:table-cell office:value-type="float" office:value="580" calcext:value-type="float">
            <text:p>580</text:p>
          </table:table-cell>
          <table:table-cell office:value-type="float" office:value="7889" calcext:value-type="float">
            <text:p>7889</text:p>
          </table:table-cell>
          <table:table-cell table:style-name="ce3" table:formula="of:=[.D477]*[.$P$4]*COS(PI()*([.$P$3] + (1 - [.D477]/[.$P$1])*[.$P$2])) + [.$P$5]" office:value-type="float" office:value="1504.31475684815" calcext:value-type="float">
            <text:p>1504</text:p>
          </table:table-cell>
          <table:table-cell office:value-type="float" office:value="1488" calcext:value-type="float">
            <text:p>1488</text:p>
          </table:table-cell>
          <table:table-cell table:formula="of:=[.B477]+45" office:value-type="float" office:value="1499" calcext:value-type="float">
            <text:p>14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52</text:p>
          </table:table-cell>
          <table:table-cell office:value-type="float" office:value="1453" calcext:value-type="float">
            <text:p>1453</text:p>
          </table:table-cell>
          <table:table-cell office:value-type="float" office:value="580" calcext:value-type="float">
            <text:p>580</text:p>
          </table:table-cell>
          <table:table-cell office:value-type="float" office:value="7896" calcext:value-type="float">
            <text:p>7896</text:p>
          </table:table-cell>
          <table:table-cell table:style-name="ce3" table:formula="of:=[.D478]*[.$P$4]*COS(PI()*([.$P$3] + (1 - [.D478]/[.$P$1])*[.$P$2])) + [.$P$5]" office:value-type="float" office:value="1506.97422927926" calcext:value-type="float">
            <text:p>1507</text:p>
          </table:table-cell>
          <table:table-cell office:value-type="float" office:value="1486" calcext:value-type="float">
            <text:p>1486</text:p>
          </table:table-cell>
          <table:table-cell table:formula="of:=[.B478]+45" office:value-type="float" office:value="1498" calcext:value-type="float">
            <text:p>14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56</text:p>
          </table:table-cell>
          <table:table-cell office:value-type="float" office:value="1453" calcext:value-type="float">
            <text:p>1453</text:p>
          </table:table-cell>
          <table:table-cell office:value-type="float" office:value="580" calcext:value-type="float">
            <text:p>580</text:p>
          </table:table-cell>
          <table:table-cell office:value-type="float" office:value="7891" calcext:value-type="float">
            <text:p>7891</text:p>
          </table:table-cell>
          <table:table-cell table:style-name="ce3" table:formula="of:=[.D479]*[.$P$4]*COS(PI()*([.$P$3] + (1 - [.D479]/[.$P$1])*[.$P$2])) + [.$P$5]" office:value-type="float" office:value="1505.07439317911" calcext:value-type="float">
            <text:p>1505</text:p>
          </table:table-cell>
          <table:table-cell office:value-type="float" office:value="1478" calcext:value-type="float">
            <text:p>1478</text:p>
          </table:table-cell>
          <table:table-cell table:formula="of:=[.B479]+45" office:value-type="float" office:value="1498" calcext:value-type="float">
            <text:p>14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00</text:p>
          </table:table-cell>
          <table:table-cell office:value-type="float" office:value="1453" calcext:value-type="float">
            <text:p>1453</text:p>
          </table:table-cell>
          <table:table-cell office:value-type="float" office:value="580" calcext:value-type="float">
            <text:p>580</text:p>
          </table:table-cell>
          <table:table-cell office:value-type="float" office:value="7825" calcext:value-type="float">
            <text:p>7825</text:p>
          </table:table-cell>
          <table:table-cell table:style-name="ce3" table:formula="of:=[.D480]*[.$P$4]*COS(PI()*([.$P$3] + (1 - [.D480]/[.$P$1])*[.$P$2])) + [.$P$5]" office:value-type="float" office:value="1480.09676271416" calcext:value-type="float">
            <text:p>1480</text:p>
          </table:table-cell>
          <table:table-cell office:value-type="float" office:value="1472" calcext:value-type="float">
            <text:p>1472</text:p>
          </table:table-cell>
          <table:table-cell table:formula="of:=[.B480]+45" office:value-type="float" office:value="1498" calcext:value-type="float">
            <text:p>14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04</text:p>
          </table:table-cell>
          <table:table-cell office:value-type="float" office:value="1453" calcext:value-type="float">
            <text:p>1453</text:p>
          </table:table-cell>
          <table:table-cell office:value-type="float" office:value="580" calcext:value-type="float">
            <text:p>580</text:p>
          </table:table-cell>
          <table:table-cell office:value-type="float" office:value="7858" calcext:value-type="float">
            <text:p>7858</text:p>
          </table:table-cell>
          <table:table-cell table:style-name="ce3" table:formula="of:=[.D481]*[.$P$4]*COS(PI()*([.$P$3] + (1 - [.D481]/[.$P$1])*[.$P$2])) + [.$P$5]" office:value-type="float" office:value="1492.56223209066" calcext:value-type="float">
            <text:p>1493</text:p>
          </table:table-cell>
          <table:table-cell office:value-type="float" office:value="1473" calcext:value-type="float">
            <text:p>1473</text:p>
          </table:table-cell>
          <table:table-cell table:formula="of:=[.B481]+45" office:value-type="float" office:value="1498" calcext:value-type="float">
            <text:p>14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35</text:p>
          </table:table-cell>
          <table:table-cell office:value-type="float" office:value="1446" calcext:value-type="float">
            <text:p>1446</text:p>
          </table:table-cell>
          <table:table-cell office:value-type="float" office:value="578" calcext:value-type="float">
            <text:p>578</text:p>
          </table:table-cell>
          <table:table-cell office:value-type="float" office:value="7839" calcext:value-type="float">
            <text:p>7839</text:p>
          </table:table-cell>
          <table:table-cell table:style-name="ce3" table:formula="of:=[.D482]*[.$P$4]*COS(PI()*([.$P$3] + (1 - [.D482]/[.$P$1])*[.$P$2])) + [.$P$5]" office:value-type="float" office:value="1485.37942166088" calcext:value-type="float">
            <text:p>1485</text:p>
          </table:table-cell>
          <table:table-cell office:value-type="float" office:value="1458" calcext:value-type="float">
            <text:p>1458</text:p>
          </table:table-cell>
          <table:table-cell table:formula="of:=[.B482]+45" office:value-type="float" office:value="1491" calcext:value-type="float">
            <text:p>14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30</text:p>
          </table:table-cell>
          <table:table-cell office:value-type="float" office:value="1446" calcext:value-type="float">
            <text:p>1446</text:p>
          </table:table-cell>
          <table:table-cell office:value-type="float" office:value="578" calcext:value-type="float">
            <text:p>578</text:p>
          </table:table-cell>
          <table:table-cell office:value-type="float" office:value="7818" calcext:value-type="float">
            <text:p>7818</text:p>
          </table:table-cell>
          <table:table-cell table:style-name="ce3" table:formula="of:=[.D483]*[.$P$4]*COS(PI()*([.$P$3] + (1 - [.D483]/[.$P$1])*[.$P$2])) + [.$P$5]" office:value-type="float" office:value="1477.45860367633" calcext:value-type="float">
            <text:p>1477</text:p>
          </table:table-cell>
          <table:table-cell office:value-type="float" office:value="1456" calcext:value-type="float">
            <text:p>1456</text:p>
          </table:table-cell>
          <table:table-cell table:formula="of:=[.B483]+45" office:value-type="float" office:value="1491" calcext:value-type="float">
            <text:p>14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33</text:p>
          </table:table-cell>
          <table:table-cell office:value-type="float" office:value="1445" calcext:value-type="float">
            <text:p>1445</text:p>
          </table:table-cell>
          <table:table-cell office:value-type="float" office:value="578" calcext:value-type="float">
            <text:p>578</text:p>
          </table:table-cell>
          <table:table-cell office:value-type="float" office:value="7805" calcext:value-type="float">
            <text:p>7805</text:p>
          </table:table-cell>
          <table:table-cell table:style-name="ce3" table:formula="of:=[.D484]*[.$P$4]*COS(PI()*([.$P$3] + (1 - [.D484]/[.$P$1])*[.$P$2])) + [.$P$5]" office:value-type="float" office:value="1472.56478545566" calcext:value-type="float">
            <text:p>1473</text:p>
          </table:table-cell>
          <table:table-cell office:value-type="float" office:value="1462" calcext:value-type="float">
            <text:p>1462</text:p>
          </table:table-cell>
          <table:table-cell table:formula="of:=[.B484]+45"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37</text:p>
          </table:table-cell>
          <table:table-cell office:value-type="float" office:value="1440" calcext:value-type="float">
            <text:p>1440</text:p>
          </table:table-cell>
          <table:table-cell office:value-type="float" office:value="576" calcext:value-type="float">
            <text:p>576</text:p>
          </table:table-cell>
          <table:table-cell office:value-type="float" office:value="7805" calcext:value-type="float">
            <text:p>7805</text:p>
          </table:table-cell>
          <table:table-cell table:style-name="ce3" table:formula="of:=[.D485]*[.$P$4]*COS(PI()*([.$P$3] + (1 - [.D485]/[.$P$1])*[.$P$2])) + [.$P$5]" office:value-type="float" office:value="1472.56478545566" calcext:value-type="float">
            <text:p>1473</text:p>
          </table:table-cell>
          <table:table-cell office:value-type="float" office:value="1456" calcext:value-type="float">
            <text:p>1456</text:p>
          </table:table-cell>
          <table:table-cell table:formula="of:=[.B485]+45" office:value-type="float" office:value="1485" calcext:value-type="float">
            <text:p>1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41</text:p>
          </table:table-cell>
          <table:table-cell office:value-type="float" office:value="1440" calcext:value-type="float">
            <text:p>1440</text:p>
          </table:table-cell>
          <table:table-cell office:value-type="float" office:value="576" calcext:value-type="float">
            <text:p>576</text:p>
          </table:table-cell>
          <table:table-cell office:value-type="float" office:value="7818" calcext:value-type="float">
            <text:p>7818</text:p>
          </table:table-cell>
          <table:table-cell table:style-name="ce3" table:formula="of:=[.D486]*[.$P$4]*COS(PI()*([.$P$3] + (1 - [.D486]/[.$P$1])*[.$P$2])) + [.$P$5]" office:value-type="float" office:value="1477.45860367633" calcext:value-type="float">
            <text:p>1477</text:p>
          </table:table-cell>
          <table:table-cell office:value-type="float" office:value="1455" calcext:value-type="float">
            <text:p>1455</text:p>
          </table:table-cell>
          <table:table-cell table:formula="of:=[.B486]+45" office:value-type="float" office:value="1485" calcext:value-type="float">
            <text:p>1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26</text:p>
          </table:table-cell>
          <table:table-cell office:value-type="float" office:value="1440" calcext:value-type="float">
            <text:p>1440</text:p>
          </table:table-cell>
          <table:table-cell office:value-type="float" office:value="576" calcext:value-type="float">
            <text:p>576</text:p>
          </table:table-cell>
          <table:table-cell office:value-type="float" office:value="7832" calcext:value-type="float">
            <text:p>7832</text:p>
          </table:table-cell>
          <table:table-cell table:style-name="ce3" table:formula="of:=[.D487]*[.$P$4]*COS(PI()*([.$P$3] + (1 - [.D487]/[.$P$1])*[.$P$2])) + [.$P$5]" office:value-type="float" office:value="1482.73703634041" calcext:value-type="float">
            <text:p>1483</text:p>
          </table:table-cell>
          <table:table-cell office:value-type="float" office:value="1467" calcext:value-type="float">
            <text:p>1467</text:p>
          </table:table-cell>
          <table:table-cell table:formula="of:=[.B487]+45" office:value-type="float" office:value="1485" calcext:value-type="float">
            <text:p>1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30</text:p>
          </table:table-cell>
          <table:table-cell office:value-type="float" office:value="1440" calcext:value-type="float">
            <text:p>1440</text:p>
          </table:table-cell>
          <table:table-cell office:value-type="float" office:value="576" calcext:value-type="float">
            <text:p>576</text:p>
          </table:table-cell>
          <table:table-cell office:value-type="float" office:value="7795" calcext:value-type="float">
            <text:p>7795</text:p>
          </table:table-cell>
          <table:table-cell table:style-name="ce3" table:formula="of:=[.D488]*[.$P$4]*COS(PI()*([.$P$3] + (1 - [.D488]/[.$P$1])*[.$P$2])) + [.$P$5]" office:value-type="float" office:value="1468.80529111105" calcext:value-type="float">
            <text:p>1469</text:p>
          </table:table-cell>
          <table:table-cell office:value-type="float" office:value="1460" calcext:value-type="float">
            <text:p>1460</text:p>
          </table:table-cell>
          <table:table-cell table:formula="of:=[.B488]+45" office:value-type="float" office:value="1485" calcext:value-type="float">
            <text:p>1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52</text:p>
          </table:table-cell>
          <table:table-cell office:value-type="float" office:value="1439" calcext:value-type="float">
            <text:p>1439</text:p>
          </table:table-cell>
          <table:table-cell office:value-type="float" office:value="576" calcext:value-type="float">
            <text:p>576</text:p>
          </table:table-cell>
          <table:table-cell office:value-type="float" office:value="7838" calcext:value-type="float">
            <text:p>7838</text:p>
          </table:table-cell>
          <table:table-cell table:style-name="ce3" table:formula="of:=[.D489]*[.$P$4]*COS(PI()*([.$P$3] + (1 - [.D489]/[.$P$1])*[.$P$2])) + [.$P$5]" office:value-type="float" office:value="1485.00180886605" calcext:value-type="float">
            <text:p>1485</text:p>
          </table:table-cell>
          <table:table-cell office:value-type="float" office:value="1471" calcext:value-type="float">
            <text:p>1471</text:p>
          </table:table-cell>
          <table:table-cell table:formula="of:=[.B489]+45" office:value-type="float" office:value="1484" calcext:value-type="float">
            <text:p>14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56</text:p>
          </table:table-cell>
          <table:table-cell office:value-type="float" office:value="1439" calcext:value-type="float">
            <text:p>1439</text:p>
          </table:table-cell>
          <table:table-cell office:value-type="float" office:value="576" calcext:value-type="float">
            <text:p>576</text:p>
          </table:table-cell>
          <table:table-cell office:value-type="float" office:value="7827" calcext:value-type="float">
            <text:p>7827</text:p>
          </table:table-cell>
          <table:table-cell table:style-name="ce3" table:formula="of:=[.D490]*[.$P$4]*COS(PI()*([.$P$3] + (1 - [.D490]/[.$P$1])*[.$P$2])) + [.$P$5]" office:value-type="float" office:value="1480.85091095956" calcext:value-type="float">
            <text:p>1481</text:p>
          </table:table-cell>
          <table:table-cell office:value-type="float" office:value="1472" calcext:value-type="float">
            <text:p>1472</text:p>
          </table:table-cell>
          <table:table-cell table:formula="of:=[.B490]+45" office:value-type="float" office:value="1484" calcext:value-type="float">
            <text:p>14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00</text:p>
          </table:table-cell>
          <table:table-cell office:value-type="float" office:value="1439" calcext:value-type="float">
            <text:p>1439</text:p>
          </table:table-cell>
          <table:table-cell office:value-type="float" office:value="576" calcext:value-type="float">
            <text:p>576</text:p>
          </table:table-cell>
          <table:table-cell office:value-type="float" office:value="7836" calcext:value-type="float">
            <text:p>7836</text:p>
          </table:table-cell>
          <table:table-cell table:style-name="ce3" table:formula="of:=[.D491]*[.$P$4]*COS(PI()*([.$P$3] + (1 - [.D491]/[.$P$1])*[.$P$2])) + [.$P$5]" office:value-type="float" office:value="1484.24671242021" calcext:value-type="float">
            <text:p>1484</text:p>
          </table:table-cell>
          <table:table-cell office:value-type="float" office:value="1462" calcext:value-type="float">
            <text:p>1462</text:p>
          </table:table-cell>
          <table:table-cell table:formula="of:=[.B491]+45" office:value-type="float" office:value="1484" calcext:value-type="float">
            <text:p>14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04</text:p>
          </table:table-cell>
          <table:table-cell office:value-type="float" office:value="1435" calcext:value-type="float">
            <text:p>1435</text:p>
          </table:table-cell>
          <table:table-cell office:value-type="float" office:value="575" calcext:value-type="float">
            <text:p>575</text:p>
          </table:table-cell>
          <table:table-cell office:value-type="float" office:value="7803" calcext:value-type="float">
            <text:p>7803</text:p>
          </table:table-cell>
          <table:table-cell table:style-name="ce3" table:formula="of:=[.D492]*[.$P$4]*COS(PI()*([.$P$3] + (1 - [.D492]/[.$P$1])*[.$P$2])) + [.$P$5]" office:value-type="float" office:value="1471.81253973145" calcext:value-type="float">
            <text:p>1472</text:p>
          </table:table-cell>
          <table:table-cell office:value-type="float" office:value="1464" calcext:value-type="float">
            <text:p>1464</text:p>
          </table:table-cell>
          <table:table-cell table:formula="of:=[.B492]+45"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08</text:p>
          </table:table-cell>
          <table:table-cell office:value-type="float" office:value="1435" calcext:value-type="float">
            <text:p>1435</text:p>
          </table:table-cell>
          <table:table-cell office:value-type="float" office:value="575" calcext:value-type="float">
            <text:p>575</text:p>
          </table:table-cell>
          <table:table-cell office:value-type="float" office:value="7861" calcext:value-type="float">
            <text:p>7861</text:p>
          </table:table-cell>
          <table:table-cell table:style-name="ce3" table:formula="of:=[.D493]*[.$P$4]*COS(PI()*([.$P$3] + (1 - [.D493]/[.$P$1])*[.$P$2])) + [.$P$5]" office:value-type="float" office:value="1493.69777644786" calcext:value-type="float">
            <text:p>1494</text:p>
          </table:table-cell>
          <table:table-cell office:value-type="float" office:value="1467" calcext:value-type="float">
            <text:p>1467</text:p>
          </table:table-cell>
          <table:table-cell table:formula="of:=[.B493]+45" office:value-type="float" office:value="1480" calcext:value-type="float">
            <text:p>14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06</text:p>
          </table:table-cell>
          <table:table-cell office:value-type="float" office:value="1430" calcext:value-type="float">
            <text:p>1430</text:p>
          </table:table-cell>
          <table:table-cell office:value-type="float" office:value="574" calcext:value-type="float">
            <text:p>574</text:p>
          </table:table-cell>
          <table:table-cell office:value-type="float" office:value="7725" calcext:value-type="float">
            <text:p>7725</text:p>
          </table:table-cell>
          <table:table-cell table:style-name="ce3" table:formula="of:=[.D494]*[.$P$4]*COS(PI()*([.$P$3] + (1 - [.D494]/[.$P$1])*[.$P$2])) + [.$P$5]" office:value-type="float" office:value="1442.61084007168" calcext:value-type="float">
            <text:p>1443</text:p>
          </table:table-cell>
          <table:table-cell office:value-type="float" office:value="1443" calcext:value-type="float">
            <text:p>1443</text:p>
          </table:table-cell>
          <table:table-cell table:formula="of:=[.B494]+45" office:value-type="float" office:value="1475" calcext:value-type="float">
            <text:p>14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10</text:p>
          </table:table-cell>
          <table:table-cell office:value-type="float" office:value="1430" calcext:value-type="float">
            <text:p>1430</text:p>
          </table:table-cell>
          <table:table-cell office:value-type="float" office:value="574" calcext:value-type="float">
            <text:p>574</text:p>
          </table:table-cell>
          <table:table-cell office:value-type="float" office:value="7746" calcext:value-type="float">
            <text:p>7746</text:p>
          </table:table-cell>
          <table:table-cell table:style-name="ce3" table:formula="of:=[.D495]*[.$P$4]*COS(PI()*([.$P$3] + (1 - [.D495]/[.$P$1])*[.$P$2])) + [.$P$5]" office:value-type="float" office:value="1450.44667155607" calcext:value-type="float">
            <text:p>1450</text:p>
          </table:table-cell>
          <table:table-cell office:value-type="float" office:value="1439" calcext:value-type="float">
            <text:p>1439</text:p>
          </table:table-cell>
          <table:table-cell table:formula="of:=[.B495]+45" office:value-type="float" office:value="1475" calcext:value-type="float">
            <text:p>14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14</text:p>
          </table:table-cell>
          <table:table-cell office:value-type="float" office:value="1430" calcext:value-type="float">
            <text:p>1430</text:p>
          </table:table-cell>
          <table:table-cell office:value-type="float" office:value="574" calcext:value-type="float">
            <text:p>574</text:p>
          </table:table-cell>
          <table:table-cell office:value-type="float" office:value="7777" calcext:value-type="float">
            <text:p>7777</text:p>
          </table:table-cell>
          <table:table-cell table:style-name="ce3" table:formula="of:=[.D496]*[.$P$4]*COS(PI()*([.$P$3] + (1 - [.D496]/[.$P$1])*[.$P$2])) + [.$P$5]" office:value-type="float" office:value="1462.04914556882" calcext:value-type="float">
            <text:p>1462</text:p>
          </table:table-cell>
          <table:table-cell office:value-type="float" office:value="1440" calcext:value-type="float">
            <text:p>1440</text:p>
          </table:table-cell>
          <table:table-cell table:formula="of:=[.B496]+45" office:value-type="float" office:value="1475" calcext:value-type="float">
            <text:p>14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18</text:p>
          </table:table-cell>
          <table:table-cell office:value-type="float" office:value="1430" calcext:value-type="float">
            <text:p>1430</text:p>
          </table:table-cell>
          <table:table-cell office:value-type="float" office:value="574" calcext:value-type="float">
            <text:p>574</text:p>
          </table:table-cell>
          <table:table-cell office:value-type="float" office:value="7762" calcext:value-type="float">
            <text:p>7762</text:p>
          </table:table-cell>
          <table:table-cell table:style-name="ce3" table:formula="of:=[.D497]*[.$P$4]*COS(PI()*([.$P$3] + (1 - [.D497]/[.$P$1])*[.$P$2])) + [.$P$5]" office:value-type="float" office:value="1456.4298028665" calcext:value-type="float">
            <text:p>1456</text:p>
          </table:table-cell>
          <table:table-cell office:value-type="float" office:value="1442" calcext:value-type="float">
            <text:p>1442</text:p>
          </table:table-cell>
          <table:table-cell table:formula="of:=[.B497]+45" office:value-type="float" office:value="1475" calcext:value-type="float">
            <text:p>14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36</text:p>
          </table:table-cell>
          <table:table-cell office:value-type="float" office:value="1428" calcext:value-type="float">
            <text:p>1428</text:p>
          </table:table-cell>
          <table:table-cell office:value-type="float" office:value="573" calcext:value-type="float">
            <text:p>573</text:p>
          </table:table-cell>
          <table:table-cell office:value-type="float" office:value="7745" calcext:value-type="float">
            <text:p>7745</text:p>
          </table:table-cell>
          <table:table-cell table:style-name="ce3" table:formula="of:=[.D498]*[.$P$4]*COS(PI()*([.$P$3] + (1 - [.D498]/[.$P$1])*[.$P$2])) + [.$P$5]" office:value-type="float" office:value="1450.07309794089" calcext:value-type="float">
            <text:p>1450</text:p>
          </table:table-cell>
          <table:table-cell office:value-type="float" office:value="1452" calcext:value-type="float">
            <text:p>1452</text:p>
          </table:table-cell>
          <table:table-cell table:formula="of:=[.B498]+45" office:value-type="float" office:value="1473" calcext:value-type="float">
            <text:p>14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40</text:p>
          </table:table-cell>
          <table:table-cell office:value-type="float" office:value="1428" calcext:value-type="float">
            <text:p>1428</text:p>
          </table:table-cell>
          <table:table-cell office:value-type="float" office:value="573" calcext:value-type="float">
            <text:p>573</text:p>
          </table:table-cell>
          <table:table-cell office:value-type="float" office:value="7754" calcext:value-type="float">
            <text:p>7754</text:p>
          </table:table-cell>
          <table:table-cell table:style-name="ce3" table:formula="of:=[.D499]*[.$P$4]*COS(PI()*([.$P$3] + (1 - [.D499]/[.$P$1])*[.$P$2])) + [.$P$5]" office:value-type="float" office:value="1453.43683719614" calcext:value-type="float">
            <text:p>1453</text:p>
          </table:table-cell>
          <table:table-cell office:value-type="float" office:value="1426" calcext:value-type="float">
            <text:p>1426</text:p>
          </table:table-cell>
          <table:table-cell table:formula="of:=[.B499]+45" office:value-type="float" office:value="1473" calcext:value-type="float">
            <text:p>14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44</text:p>
          </table:table-cell>
          <table:table-cell office:value-type="float" office:value="1428" calcext:value-type="float">
            <text:p>1428</text:p>
          </table:table-cell>
          <table:table-cell office:value-type="float" office:value="573" calcext:value-type="float">
            <text:p>573</text:p>
          </table:table-cell>
          <table:table-cell office:value-type="float" office:value="7790" calcext:value-type="float">
            <text:p>7790</text:p>
          </table:table-cell>
          <table:table-cell table:style-name="ce3" table:formula="of:=[.D500]*[.$P$4]*COS(PI()*([.$P$3] + (1 - [.D500]/[.$P$1])*[.$P$2])) + [.$P$5]" office:value-type="float" office:value="1466.9271711879" calcext:value-type="float">
            <text:p>1467</text:p>
          </table:table-cell>
          <table:table-cell office:value-type="float" office:value="1441" calcext:value-type="float">
            <text:p>1441</text:p>
          </table:table-cell>
          <table:table-cell table:formula="of:=[.B500]+45" office:value-type="float" office:value="1473" calcext:value-type="float">
            <text:p>14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48</text:p>
          </table:table-cell>
          <table:table-cell office:value-type="float" office:value="1428" calcext:value-type="float">
            <text:p>1428</text:p>
          </table:table-cell>
          <table:table-cell office:value-type="float" office:value="573" calcext:value-type="float">
            <text:p>573</text:p>
          </table:table-cell>
          <table:table-cell office:value-type="float" office:value="7755" calcext:value-type="float">
            <text:p>7755</text:p>
          </table:table-cell>
          <table:table-cell table:style-name="ce3" table:formula="of:=[.D501]*[.$P$4]*COS(PI()*([.$P$3] + (1 - [.D501]/[.$P$1])*[.$P$2])) + [.$P$5]" office:value-type="float" office:value="1453.81080486589" calcext:value-type="float">
            <text:p>1454</text:p>
          </table:table-cell>
          <table:table-cell office:value-type="float" office:value="1475" calcext:value-type="float">
            <text:p>1475</text:p>
          </table:table-cell>
          <table:table-cell table:formula="of:=[.B501]+45" office:value-type="float" office:value="1473" calcext:value-type="float">
            <text:p>14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07</text:p>
          </table:table-cell>
          <table:table-cell office:value-type="float" office:value="1426" calcext:value-type="float">
            <text:p>1426</text:p>
          </table:table-cell>
          <table:table-cell office:value-type="float" office:value="573" calcext:value-type="float">
            <text:p>573</text:p>
          </table:table-cell>
          <table:table-cell office:value-type="float" office:value="7748" calcext:value-type="float">
            <text:p>7748</text:p>
          </table:table-cell>
          <table:table-cell table:style-name="ce3" table:formula="of:=[.D502]*[.$P$4]*COS(PI()*([.$P$3] + (1 - [.D502]/[.$P$1])*[.$P$2])) + [.$P$5]" office:value-type="float" office:value="1451.19395022967" calcext:value-type="float">
            <text:p>1451</text:p>
          </table:table-cell>
          <table:table-cell office:value-type="float" office:value="1450" calcext:value-type="float">
            <text:p>1450</text:p>
          </table:table-cell>
          <table:table-cell table:formula="of:=[.B502]+45" office:value-type="float" office:value="1471" calcext:value-type="float">
            <text:p>14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13</text:p>
          </table:table-cell>
          <table:table-cell office:value-type="float" office:value="1425" calcext:value-type="float">
            <text:p>1425</text:p>
          </table:table-cell>
          <table:table-cell office:value-type="float" office:value="572" calcext:value-type="float">
            <text:p>572</text:p>
          </table:table-cell>
          <table:table-cell office:value-type="float" office:value="7732" calcext:value-type="float">
            <text:p>7732</text:p>
          </table:table-cell>
          <table:table-cell table:style-name="ce3" table:formula="of:=[.D503]*[.$P$4]*COS(PI()*([.$P$3] + (1 - [.D503]/[.$P$1])*[.$P$2])) + [.$P$5]" office:value-type="float" office:value="1445.22063209798" calcext:value-type="float">
            <text:p>1445</text:p>
          </table:table-cell>
          <table:table-cell office:value-type="float" office:value="1441" calcext:value-type="float">
            <text:p>1441</text:p>
          </table:table-cell>
          <table:table-cell table:formula="of:=[.B503]+45"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17</text:p>
          </table:table-cell>
          <table:table-cell office:value-type="float" office:value="1425" calcext:value-type="float">
            <text:p>1425</text:p>
          </table:table-cell>
          <table:table-cell office:value-type="float" office:value="572" calcext:value-type="float">
            <text:p>572</text:p>
          </table:table-cell>
          <table:table-cell office:value-type="float" office:value="7765" calcext:value-type="float">
            <text:p>7765</text:p>
          </table:table-cell>
          <table:table-cell table:style-name="ce3" table:formula="of:=[.D504]*[.$P$4]*COS(PI()*([.$P$3] + (1 - [.D504]/[.$P$1])*[.$P$2])) + [.$P$5]" office:value-type="float" office:value="1457.55288600338" calcext:value-type="float">
            <text:p>1458</text:p>
          </table:table-cell>
          <table:table-cell office:value-type="float" office:value="1432" calcext:value-type="float">
            <text:p>1432</text:p>
          </table:table-cell>
          <table:table-cell table:formula="of:=[.B504]+45"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22</text:p>
          </table:table-cell>
          <table:table-cell office:value-type="float" office:value="1425" calcext:value-type="float">
            <text:p>1425</text:p>
          </table:table-cell>
          <table:table-cell office:value-type="float" office:value="572" calcext:value-type="float">
            <text:p>572</text:p>
          </table:table-cell>
          <table:table-cell office:value-type="float" office:value="7746" calcext:value-type="float">
            <text:p>7746</text:p>
          </table:table-cell>
          <table:table-cell table:style-name="ce3" table:formula="of:=[.D505]*[.$P$4]*COS(PI()*([.$P$3] + (1 - [.D505]/[.$P$1])*[.$P$2])) + [.$P$5]" office:value-type="float" office:value="1450.44667155607" calcext:value-type="float">
            <text:p>1450</text:p>
          </table:table-cell>
          <table:table-cell office:value-type="float" office:value="1422" calcext:value-type="float">
            <text:p>1422</text:p>
          </table:table-cell>
          <table:table-cell table:formula="of:=[.B505]+45"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25</text:p>
          </table:table-cell>
          <table:table-cell office:value-type="float" office:value="1425" calcext:value-type="float">
            <text:p>1425</text:p>
          </table:table-cell>
          <table:table-cell office:value-type="float" office:value="572" calcext:value-type="float">
            <text:p>572</text:p>
          </table:table-cell>
          <table:table-cell office:value-type="float" office:value="7733" calcext:value-type="float">
            <text:p>7733</text:p>
          </table:table-cell>
          <table:table-cell table:style-name="ce3" table:formula="of:=[.D506]*[.$P$4]*COS(PI()*([.$P$3] + (1 - [.D506]/[.$P$1])*[.$P$2])) + [.$P$5]" office:value-type="float" office:value="1445.59363533179" calcext:value-type="float">
            <text:p>1446</text:p>
          </table:table-cell>
          <table:table-cell office:value-type="float" office:value="1436" calcext:value-type="float">
            <text:p>1436</text:p>
          </table:table-cell>
          <table:table-cell table:formula="of:=[.B506]+45" office:value-type="float" office:value="1470" calcext:value-type="float">
            <text:p>14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5:56</text:p>
          </table:table-cell>
          <table:table-cell office:value-type="float" office:value="1424" calcext:value-type="float">
            <text:p>1424</text:p>
          </table:table-cell>
          <table:table-cell office:value-type="float" office:value="572" calcext:value-type="float">
            <text:p>572</text:p>
          </table:table-cell>
          <table:table-cell office:value-type="float" office:value="7779" calcext:value-type="float">
            <text:p>7779</text:p>
          </table:table-cell>
          <table:table-cell table:style-name="ce3" table:formula="of:=[.D507]*[.$P$4]*COS(PI()*([.$P$3] + (1 - [.D507]/[.$P$1])*[.$P$2])) + [.$P$5]" office:value-type="float" office:value="1462.79913236888" calcext:value-type="float">
            <text:p>1463</text:p>
          </table:table-cell>
          <table:table-cell office:value-type="float" office:value="1450" calcext:value-type="float">
            <text:p>1450</text:p>
          </table:table-cell>
          <table:table-cell table:formula="of:=[.B507]+45" office:value-type="float" office:value="1469" calcext:value-type="float">
            <text:p>14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00</text:p>
          </table:table-cell>
          <table:table-cell office:value-type="float" office:value="1420" calcext:value-type="float">
            <text:p>1420</text:p>
          </table:table-cell>
          <table:table-cell office:value-type="float" office:value="571" calcext:value-type="float">
            <text:p>571</text:p>
          </table:table-cell>
          <table:table-cell office:value-type="float" office:value="7756" calcext:value-type="float">
            <text:p>7756</text:p>
          </table:table-cell>
          <table:table-cell table:style-name="ce3" table:formula="of:=[.D508]*[.$P$4]*COS(PI()*([.$P$3] + (1 - [.D508]/[.$P$1])*[.$P$2])) + [.$P$5]" office:value-type="float" office:value="1454.18481627778" calcext:value-type="float">
            <text:p>1454</text:p>
          </table:table-cell>
          <table:table-cell office:value-type="float" office:value="1450" calcext:value-type="float">
            <text:p>1450</text:p>
          </table:table-cell>
          <table:table-cell table:formula="of:=[.B508]+45" office:value-type="float" office:value="1465" calcext:value-type="float">
            <text:p>14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45</text:p>
          </table:table-cell>
          <table:table-cell office:value-type="float" office:value="1417" calcext:value-type="float">
            <text:p>1417</text:p>
          </table:table-cell>
          <table:table-cell office:value-type="float" office:value="570" calcext:value-type="float">
            <text:p>570</text:p>
          </table:table-cell>
          <table:table-cell office:value-type="float" office:value="7776" calcext:value-type="float">
            <text:p>7776</text:p>
          </table:table-cell>
          <table:table-cell table:style-name="ce3" table:formula="of:=[.D509]*[.$P$4]*COS(PI()*([.$P$3] + (1 - [.D509]/[.$P$1])*[.$P$2])) + [.$P$5]" office:value-type="float" office:value="1461.67421750196" calcext:value-type="float">
            <text:p>1462</text:p>
          </table:table-cell>
          <table:table-cell office:value-type="float" office:value="1428" calcext:value-type="float">
            <text:p>1428</text:p>
          </table:table-cell>
          <table:table-cell table:formula="of:=[.B509]+45" office:value-type="float" office:value="1462" calcext:value-type="float">
            <text:p>14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49</text:p>
          </table:table-cell>
          <table:table-cell office:value-type="float" office:value="1415" calcext:value-type="float">
            <text:p>1415</text:p>
          </table:table-cell>
          <table:table-cell office:value-type="float" office:value="570" calcext:value-type="float">
            <text:p>570</text:p>
          </table:table-cell>
          <table:table-cell office:value-type="float" office:value="7754" calcext:value-type="float">
            <text:p>7754</text:p>
          </table:table-cell>
          <table:table-cell table:style-name="ce3" table:formula="of:=[.D510]*[.$P$4]*COS(PI()*([.$P$3] + (1 - [.D510]/[.$P$1])*[.$P$2])) + [.$P$5]" office:value-type="float" office:value="1453.43683719614" calcext:value-type="float">
            <text:p>1453</text:p>
          </table:table-cell>
          <table:table-cell office:value-type="float" office:value="1421" calcext:value-type="float">
            <text:p>1421</text:p>
          </table:table-cell>
          <table:table-cell table:formula="of:=[.B510]+45"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53</text:p>
          </table:table-cell>
          <table:table-cell office:value-type="float" office:value="1405" calcext:value-type="float">
            <text:p>1405</text:p>
          </table:table-cell>
          <table:table-cell office:value-type="float" office:value="567" calcext:value-type="float">
            <text:p>567</text:p>
          </table:table-cell>
          <table:table-cell office:value-type="float" office:value="7711" calcext:value-type="float">
            <text:p>7711</text:p>
          </table:table-cell>
          <table:table-cell table:style-name="ce3" table:formula="of:=[.D511]*[.$P$4]*COS(PI()*([.$P$3] + (1 - [.D511]/[.$P$1])*[.$P$2])) + [.$P$5]" office:value-type="float" office:value="1437.39772567919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table:formula="of:=[.B511]+45" office:value-type="float" office:value="1450" calcext:value-type="float">
            <text:p>14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43</text:p>
          </table:table-cell>
          <table:table-cell office:value-type="float" office:value="1403" calcext:value-type="float">
            <text:p>1403</text:p>
          </table:table-cell>
          <table:table-cell office:value-type="float" office:value="567" calcext:value-type="float">
            <text:p>567</text:p>
          </table:table-cell>
          <table:table-cell office:value-type="float" office:value="7729" calcext:value-type="float">
            <text:p>7729</text:p>
          </table:table-cell>
          <table:table-cell table:style-name="ce3" table:formula="of:=[.D512]*[.$P$4]*COS(PI()*([.$P$3] + (1 - [.D512]/[.$P$1])*[.$P$2])) + [.$P$5]" office:value-type="float" office:value="1444.10188603226" calcext:value-type="float">
            <text:p>1444</text:p>
          </table:table-cell>
          <table:table-cell office:value-type="float" office:value="1427" calcext:value-type="float">
            <text:p>1427</text:p>
          </table:table-cell>
          <table:table-cell table:formula="of:=[.B512]+45" office:value-type="float" office:value="1448" calcext:value-type="float">
            <text:p>14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11</text:p>
          </table:table-cell>
          <table:table-cell office:value-type="float" office:value="1399" calcext:value-type="float">
            <text:p>1399</text:p>
          </table:table-cell>
          <table:table-cell office:value-type="float" office:value="566" calcext:value-type="float">
            <text:p>566</text:p>
          </table:table-cell>
          <table:table-cell office:value-type="float" office:value="7736" calcext:value-type="float">
            <text:p>7736</text:p>
          </table:table-cell>
          <table:table-cell table:style-name="ce3" table:formula="of:=[.D513]*[.$P$4]*COS(PI()*([.$P$3] + (1 - [.D513]/[.$P$1])*[.$P$2])) + [.$P$5]" office:value-type="float" office:value="1446.71290855251" calcext:value-type="float">
            <text:p>1447</text:p>
          </table:table-cell>
          <table:table-cell office:value-type="float" office:value="1417" calcext:value-type="float">
            <text:p>1417</text:p>
          </table:table-cell>
          <table:table-cell table:formula="of:=[.B513]+45" office:value-type="float" office:value="1444" calcext:value-type="float">
            <text:p>14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04</text:p>
          </table:table-cell>
          <table:table-cell office:value-type="float" office:value="1395" calcext:value-type="float">
            <text:p>1395</text:p>
          </table:table-cell>
          <table:table-cell office:value-type="float" office:value="565" calcext:value-type="float">
            <text:p>565</text:p>
          </table:table-cell>
          <table:table-cell office:value-type="float" office:value="7689" calcext:value-type="float">
            <text:p>7689</text:p>
          </table:table-cell>
          <table:table-cell table:style-name="ce3" table:formula="of:=[.D514]*[.$P$4]*COS(PI()*([.$P$3] + (1 - [.D514]/[.$P$1])*[.$P$2])) + [.$P$5]" office:value-type="float" office:value="1429.22316432356" calcext:value-type="float">
            <text:p>1429</text:p>
          </table:table-cell>
          <table:table-cell office:value-type="float" office:value="1428" calcext:value-type="float">
            <text:p>1428</text:p>
          </table:table-cell>
          <table:table-cell table:formula="of:=[.B514]+45"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39</text:p>
          </table:table-cell>
          <table:table-cell office:value-type="float" office:value="1394" calcext:value-type="float">
            <text:p>1394</text:p>
          </table:table-cell>
          <table:table-cell office:value-type="float" office:value="564" calcext:value-type="float">
            <text:p>564</text:p>
          </table:table-cell>
          <table:table-cell office:value-type="float" office:value="7698" calcext:value-type="float">
            <text:p>7698</text:p>
          </table:table-cell>
          <table:table-cell table:style-name="ce3" table:formula="of:=[.D515]*[.$P$4]*COS(PI()*([.$P$3] + (1 - [.D515]/[.$P$1])*[.$P$2])) + [.$P$5]" office:value-type="float" office:value="1432.56471708417" calcext:value-type="float">
            <text:p>1433</text:p>
          </table:table-cell>
          <table:table-cell office:value-type="float" office:value="1411" calcext:value-type="float">
            <text:p>1411</text:p>
          </table:table-cell>
          <table:table-cell table:formula="of:=[.B515]+45" office:value-type="float" office:value="1439" calcext:value-type="float">
            <text:p>14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43</text:p>
          </table:table-cell>
          <table:table-cell office:value-type="float" office:value="1394" calcext:value-type="float">
            <text:p>1394</text:p>
          </table:table-cell>
          <table:table-cell office:value-type="float" office:value="564" calcext:value-type="float">
            <text:p>564</text:p>
          </table:table-cell>
          <table:table-cell office:value-type="float" office:value="7706" calcext:value-type="float">
            <text:p>7706</text:p>
          </table:table-cell>
          <table:table-cell table:style-name="ce3" table:formula="of:=[.D516]*[.$P$4]*COS(PI()*([.$P$3] + (1 - [.D516]/[.$P$1])*[.$P$2])) + [.$P$5]" office:value-type="float" office:value="1435.53799306332" calcext:value-type="float">
            <text:p>1436</text:p>
          </table:table-cell>
          <table:table-cell office:value-type="float" office:value="1404" calcext:value-type="float">
            <text:p>1404</text:p>
          </table:table-cell>
          <table:table-cell table:formula="of:=[.B516]+45" office:value-type="float" office:value="1439" calcext:value-type="float">
            <text:p>14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47</text:p>
          </table:table-cell>
          <table:table-cell office:value-type="float" office:value="1394" calcext:value-type="float">
            <text:p>1394</text:p>
          </table:table-cell>
          <table:table-cell office:value-type="float" office:value="564" calcext:value-type="float">
            <text:p>564</text:p>
          </table:table-cell>
          <table:table-cell office:value-type="float" office:value="7620" calcext:value-type="float">
            <text:p>7620</text:p>
          </table:table-cell>
          <table:table-cell table:style-name="ce3" table:formula="of:=[.D517]*[.$P$4]*COS(PI()*([.$P$3] + (1 - [.D517]/[.$P$1])*[.$P$2])) + [.$P$5]" office:value-type="float" office:value="1403.72422141484" calcext:value-type="float">
            <text:p>1404</text:p>
          </table:table-cell>
          <table:table-cell office:value-type="float" office:value="1392" calcext:value-type="float">
            <text:p>1392</text:p>
          </table:table-cell>
          <table:table-cell table:formula="of:=[.B517]+45" office:value-type="float" office:value="1439" calcext:value-type="float">
            <text:p>14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8:51</text:p>
          </table:table-cell>
          <table:table-cell office:value-type="float" office:value="1394" calcext:value-type="float">
            <text:p>1394</text:p>
          </table:table-cell>
          <table:table-cell office:value-type="float" office:value="564" calcext:value-type="float">
            <text:p>564</text:p>
          </table:table-cell>
          <table:table-cell office:value-type="float" office:value="7692" calcext:value-type="float">
            <text:p>7692</text:p>
          </table:table-cell>
          <table:table-cell table:style-name="ce3" table:formula="of:=[.D518]*[.$P$4]*COS(PI()*([.$P$3] + (1 - [.D518]/[.$P$1])*[.$P$2])) + [.$P$5]" office:value-type="float" office:value="1430.33661692981" calcext:value-type="float">
            <text:p>1430</text:p>
          </table:table-cell>
          <table:table-cell office:value-type="float" office:value="1407" calcext:value-type="float">
            <text:p>1407</text:p>
          </table:table-cell>
          <table:table-cell table:formula="of:=[.B518]+45" office:value-type="float" office:value="1439" calcext:value-type="float">
            <text:p>14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22</text:p>
          </table:table-cell>
          <table:table-cell office:value-type="float" office:value="1394" calcext:value-type="float">
            <text:p>1394</text:p>
          </table:table-cell>
          <table:table-cell office:value-type="float" office:value="564" calcext:value-type="float">
            <text:p>564</text:p>
          </table:table-cell>
          <table:table-cell office:value-type="float" office:value="7679" calcext:value-type="float">
            <text:p>7679</text:p>
          </table:table-cell>
          <table:table-cell table:style-name="ce3" table:formula="of:=[.D519]*[.$P$4]*COS(PI()*([.$P$3] + (1 - [.D519]/[.$P$1])*[.$P$2])) + [.$P$5]" office:value-type="float" office:value="1425.51453574916" calcext:value-type="float">
            <text:p>1426</text:p>
          </table:table-cell>
          <table:table-cell office:value-type="float" office:value="1410" calcext:value-type="float">
            <text:p>1410</text:p>
          </table:table-cell>
          <table:table-cell table:formula="of:=[.B519]+45" office:value-type="float" office:value="1439" calcext:value-type="float">
            <text:p>14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12</text:p>
          </table:table-cell>
          <table:table-cell office:value-type="float" office:value="1387" calcext:value-type="float">
            <text:p>1387</text:p>
          </table:table-cell>
          <table:table-cell office:value-type="float" office:value="562" calcext:value-type="float">
            <text:p>562</text:p>
          </table:table-cell>
          <table:table-cell office:value-type="float" office:value="7659" calcext:value-type="float">
            <text:p>7659</text:p>
          </table:table-cell>
          <table:table-cell table:style-name="ce3" table:formula="of:=[.D520]*[.$P$4]*COS(PI()*([.$P$3] + (1 - [.D520]/[.$P$1])*[.$P$2])) + [.$P$5]" office:value-type="float" office:value="1418.11059865407" calcext:value-type="float">
            <text:p>1418</text:p>
          </table:table-cell>
          <table:table-cell office:value-type="float" office:value="1417" calcext:value-type="float">
            <text:p>1417</text:p>
          </table:table-cell>
          <table:table-cell table:formula="of:=[.B520]+45" office:value-type="float" office:value="1432" calcext:value-type="float">
            <text:p>14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16</text:p>
          </table:table-cell>
          <table:table-cell office:value-type="float" office:value="1387" calcext:value-type="float">
            <text:p>1387</text:p>
          </table:table-cell>
          <table:table-cell office:value-type="float" office:value="562" calcext:value-type="float">
            <text:p>562</text:p>
          </table:table-cell>
          <table:table-cell office:value-type="float" office:value="7699" calcext:value-type="float">
            <text:p>7699</text:p>
          </table:table-cell>
          <table:table-cell table:style-name="ce3" table:formula="of:=[.D521]*[.$P$4]*COS(PI()*([.$P$3] + (1 - [.D521]/[.$P$1])*[.$P$2])) + [.$P$5]" office:value-type="float" office:value="1432.9362219133" calcext:value-type="float">
            <text:p>1433</text:p>
          </table:table-cell>
          <table:table-cell office:value-type="float" office:value="1427" calcext:value-type="float">
            <text:p>1427</text:p>
          </table:table-cell>
          <table:table-cell table:formula="of:=[.B521]+45" office:value-type="float" office:value="1432" calcext:value-type="float">
            <text:p>14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34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33" calcext:value-type="float">
            <text:p>7633</text:p>
          </table:table-cell>
          <table:table-cell table:style-name="ce3" table:formula="of:=[.D522]*[.$P$4]*COS(PI()*([.$P$3] + (1 - [.D522]/[.$P$1])*[.$P$2])) + [.$P$5]" office:value-type="float" office:value="1408.5121236156" calcext:value-type="float">
            <text:p>1409</text:p>
          </table:table-cell>
          <table:table-cell office:value-type="float" office:value="1393" calcext:value-type="float">
            <text:p>1393</text:p>
          </table:table-cell>
          <table:table-cell table:formula="of:=[.B522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38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26" calcext:value-type="float">
            <text:p>7626</text:p>
          </table:table-cell>
          <table:table-cell table:style-name="ce3" table:formula="of:=[.D523]*[.$P$4]*COS(PI()*([.$P$3] + (1 - [.D523]/[.$P$1])*[.$P$2])) + [.$P$5]" office:value-type="float" office:value="1405.93308151781" calcext:value-type="float">
            <text:p>1406</text:p>
          </table:table-cell>
          <table:table-cell office:value-type="float" office:value="1395" calcext:value-type="float">
            <text:p>1395</text:p>
          </table:table-cell>
          <table:table-cell table:formula="of:=[.B523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42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67" calcext:value-type="float">
            <text:p>7667</text:p>
          </table:table-cell>
          <table:table-cell table:style-name="ce3" table:formula="of:=[.D524]*[.$P$4]*COS(PI()*([.$P$3] + (1 - [.D524]/[.$P$1])*[.$P$2])) + [.$P$5]" office:value-type="float" office:value="1421.07003938243" calcext:value-type="float">
            <text:p>1421</text:p>
          </table:table-cell>
          <table:table-cell office:value-type="float" office:value="1403" calcext:value-type="float">
            <text:p>1403</text:p>
          </table:table-cell>
          <table:table-cell table:formula="of:=[.B524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46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70" calcext:value-type="float">
            <text:p>7670</text:p>
          </table:table-cell>
          <table:table-cell table:style-name="ce3" table:formula="of:=[.D525]*[.$P$4]*COS(PI()*([.$P$3] + (1 - [.D525]/[.$P$1])*[.$P$2])) + [.$P$5]" office:value-type="float" office:value="1422.18056366343" calcext:value-type="float">
            <text:p>1422</text:p>
          </table:table-cell>
          <table:table-cell office:value-type="float" office:value="1399" calcext:value-type="float">
            <text:p>1399</text:p>
          </table:table-cell>
          <table:table-cell table:formula="of:=[.B525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26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13" calcext:value-type="float">
            <text:p>7613</text:p>
          </table:table-cell>
          <table:table-cell table:style-name="ce3" table:formula="of:=[.D526]*[.$P$4]*COS(PI()*([.$P$3] + (1 - [.D526]/[.$P$1])*[.$P$2])) + [.$P$5]" office:value-type="float" office:value="1401.14925908606" calcext:value-type="float">
            <text:p>1401</text:p>
          </table:table-cell>
          <table:table-cell office:value-type="float" office:value="1386" calcext:value-type="float">
            <text:p>1386</text:p>
          </table:table-cell>
          <table:table-cell table:formula="of:=[.B526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30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20" calcext:value-type="float">
            <text:p>7620</text:p>
          </table:table-cell>
          <table:table-cell table:style-name="ce3" table:formula="of:=[.D527]*[.$P$4]*COS(PI()*([.$P$3] + (1 - [.D527]/[.$P$1])*[.$P$2])) + [.$P$5]" office:value-type="float" office:value="1403.72422141484" calcext:value-type="float">
            <text:p>1404</text:p>
          </table:table-cell>
          <table:table-cell office:value-type="float" office:value="1388" calcext:value-type="float">
            <text:p>1388</text:p>
          </table:table-cell>
          <table:table-cell table:formula="of:=[.B527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34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598" calcext:value-type="float">
            <text:p>7598</text:p>
          </table:table-cell>
          <table:table-cell table:style-name="ce3" table:formula="of:=[.D528]*[.$P$4]*COS(PI()*([.$P$3] + (1 - [.D528]/[.$P$1])*[.$P$2])) + [.$P$5]" office:value-type="float" office:value="1395.63889712323" calcext:value-type="float">
            <text:p>1396</text:p>
          </table:table-cell>
          <table:table-cell office:value-type="float" office:value="1385" calcext:value-type="float">
            <text:p>1385</text:p>
          </table:table-cell>
          <table:table-cell table:formula="of:=[.B528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44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92" calcext:value-type="float">
            <text:p>7692</text:p>
          </table:table-cell>
          <table:table-cell table:style-name="ce3" table:formula="of:=[.D529]*[.$P$4]*COS(PI()*([.$P$3] + (1 - [.D529]/[.$P$1])*[.$P$2])) + [.$P$5]" office:value-type="float" office:value="1430.33661692981" calcext:value-type="float">
            <text:p>1430</text:p>
          </table:table-cell>
          <table:table-cell office:value-type="float" office:value="1411" calcext:value-type="float">
            <text:p>1411</text:p>
          </table:table-cell>
          <table:table-cell table:formula="of:=[.B529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08</text:p>
          </table:table-cell>
          <table:table-cell office:value-type="float" office:value="1380" calcext:value-type="float">
            <text:p>1380</text:p>
          </table:table-cell>
          <table:table-cell office:value-type="float" office:value="561" calcext:value-type="float">
            <text:p>561</text:p>
          </table:table-cell>
          <table:table-cell office:value-type="float" office:value="7662" calcext:value-type="float">
            <text:p>7662</text:p>
          </table:table-cell>
          <table:table-cell table:style-name="ce3" table:formula="of:=[.D530]*[.$P$4]*COS(PI()*([.$P$3] + (1 - [.D530]/[.$P$1])*[.$P$2])) + [.$P$5]" office:value-type="float" office:value="1419.22005512266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table:formula="of:=[.B530]+45"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31</text:p>
          </table:table-cell>
          <table:table-cell office:value-type="float" office:value="1374" calcext:value-type="float">
            <text:p>1374</text:p>
          </table:table-cell>
          <table:table-cell office:value-type="float" office:value="559" calcext:value-type="float">
            <text:p>559</text:p>
          </table:table-cell>
          <table:table-cell office:value-type="float" office:value="7670" calcext:value-type="float">
            <text:p>7670</text:p>
          </table:table-cell>
          <table:table-cell table:style-name="ce3" table:formula="of:=[.D531]*[.$P$4]*COS(PI()*([.$P$3] + (1 - [.D531]/[.$P$1])*[.$P$2])) + [.$P$5]" office:value-type="float" office:value="1422.18056366343" calcext:value-type="float">
            <text:p>1422</text:p>
          </table:table-cell>
          <table:table-cell office:value-type="float" office:value="1399" calcext:value-type="float">
            <text:p>1399</text:p>
          </table:table-cell>
          <table:table-cell table:formula="of:=[.B531]+45" office:value-type="float" office:value="1419" calcext:value-type="float">
            <text:p>14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35</text:p>
          </table:table-cell>
          <table:table-cell office:value-type="float" office:value="1374" calcext:value-type="float">
            <text:p>1374</text:p>
          </table:table-cell>
          <table:table-cell office:value-type="float" office:value="559" calcext:value-type="float">
            <text:p>559</text:p>
          </table:table-cell>
          <table:table-cell office:value-type="float" office:value="7659" calcext:value-type="float">
            <text:p>7659</text:p>
          </table:table-cell>
          <table:table-cell table:style-name="ce3" table:formula="of:=[.D532]*[.$P$4]*COS(PI()*([.$P$3] + (1 - [.D532]/[.$P$1])*[.$P$2])) + [.$P$5]" office:value-type="float" office:value="1418.11059865407" calcext:value-type="float">
            <text:p>1418</text:p>
          </table:table-cell>
          <table:table-cell office:value-type="float" office:value="1402" calcext:value-type="float">
            <text:p>1402</text:p>
          </table:table-cell>
          <table:table-cell table:formula="of:=[.B532]+45" office:value-type="float" office:value="1419" calcext:value-type="float">
            <text:p>14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39</text:p>
          </table:table-cell>
          <table:table-cell office:value-type="float" office:value="1374" calcext:value-type="float">
            <text:p>1374</text:p>
          </table:table-cell>
          <table:table-cell office:value-type="float" office:value="559" calcext:value-type="float">
            <text:p>559</text:p>
          </table:table-cell>
          <table:table-cell office:value-type="float" office:value="7636" calcext:value-type="float">
            <text:p>7636</text:p>
          </table:table-cell>
          <table:table-cell table:style-name="ce3" table:formula="of:=[.D533]*[.$P$4]*COS(PI()*([.$P$3] + (1 - [.D533]/[.$P$1])*[.$P$2])) + [.$P$5]" office:value-type="float" office:value="1409.61809879759" calcext:value-type="float">
            <text:p>1410</text:p>
          </table:table-cell>
          <table:table-cell office:value-type="float" office:value="1408" calcext:value-type="float">
            <text:p>1408</text:p>
          </table:table-cell>
          <table:table-cell table:formula="of:=[.B533]+45" office:value-type="float" office:value="1419" calcext:value-type="float">
            <text:p>14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43</text:p>
          </table:table-cell>
          <table:table-cell office:value-type="float" office:value="1374" calcext:value-type="float">
            <text:p>1374</text:p>
          </table:table-cell>
          <table:table-cell office:value-type="float" office:value="559" calcext:value-type="float">
            <text:p>559</text:p>
          </table:table-cell>
          <table:table-cell office:value-type="float" office:value="7651" calcext:value-type="float">
            <text:p>7651</text:p>
          </table:table-cell>
          <table:table-cell table:style-name="ce3" table:formula="of:=[.D534]*[.$P$4]*COS(PI()*([.$P$3] + (1 - [.D534]/[.$P$1])*[.$P$2])) + [.$P$5]" office:value-type="float" office:value="1415.15400832106" calcext:value-type="float">
            <text:p>1415</text:p>
          </table:table-cell>
          <table:table-cell office:value-type="float" office:value="1396" calcext:value-type="float">
            <text:p>1396</text:p>
          </table:table-cell>
          <table:table-cell table:formula="of:=[.B534]+45" office:value-type="float" office:value="1419" calcext:value-type="float">
            <text:p>14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20</text:p>
          </table:table-cell>
          <table:table-cell office:value-type="float" office:value="1371" calcext:value-type="float">
            <text:p>1371</text:p>
          </table:table-cell>
          <table:table-cell office:value-type="float" office:value="558" calcext:value-type="float">
            <text:p>558</text:p>
          </table:table-cell>
          <table:table-cell office:value-type="float" office:value="7638" calcext:value-type="float">
            <text:p>7638</text:p>
          </table:table-cell>
          <table:table-cell table:style-name="ce3" table:formula="of:=[.D535]*[.$P$4]*COS(PI()*([.$P$3] + (1 - [.D535]/[.$P$1])*[.$P$2])) + [.$P$5]" office:value-type="float" office:value="1410.35563923038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table:formula="of:=[.B535]+45" office:value-type="float" office:value="1416" calcext:value-type="float">
            <text:p>14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50</text:p>
          </table:table-cell>
          <table:table-cell office:value-type="float" office:value="1367" calcext:value-type="float">
            <text:p>1367</text:p>
          </table:table-cell>
          <table:table-cell office:value-type="float" office:value="557" calcext:value-type="float">
            <text:p>557</text:p>
          </table:table-cell>
          <table:table-cell office:value-type="float" office:value="7625" calcext:value-type="float">
            <text:p>7625</text:p>
          </table:table-cell>
          <table:table-cell table:style-name="ce3" table:formula="of:=[.D536]*[.$P$4]*COS(PI()*([.$P$3] + (1 - [.D536]/[.$P$1])*[.$P$2])) + [.$P$5]" office:value-type="float" office:value="1405.56482609935" calcext:value-type="float">
            <text:p>1406</text:p>
          </table:table-cell>
          <table:table-cell office:value-type="float" office:value="1391" calcext:value-type="float">
            <text:p>1391</text:p>
          </table:table-cell>
          <table:table-cell table:formula="of:=[.B536]+45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54</text:p>
          </table:table-cell>
          <table:table-cell office:value-type="float" office:value="1367" calcext:value-type="float">
            <text:p>1367</text:p>
          </table:table-cell>
          <table:table-cell office:value-type="float" office:value="557" calcext:value-type="float">
            <text:p>557</text:p>
          </table:table-cell>
          <table:table-cell office:value-type="float" office:value="7603" calcext:value-type="float">
            <text:p>7603</text:p>
          </table:table-cell>
          <table:table-cell table:style-name="ce3" table:formula="of:=[.D537]*[.$P$4]*COS(PI()*([.$P$3] + (1 - [.D537]/[.$P$1])*[.$P$2])) + [.$P$5]" office:value-type="float" office:value="1397.47455988598" calcext:value-type="float">
            <text:p>1397</text:p>
          </table:table-cell>
          <table:table-cell office:value-type="float" office:value="1383" calcext:value-type="float">
            <text:p>1383</text:p>
          </table:table-cell>
          <table:table-cell table:formula="of:=[.B537]+45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9:58</text:p>
          </table:table-cell>
          <table:table-cell office:value-type="float" office:value="1367" calcext:value-type="float">
            <text:p>1367</text:p>
          </table:table-cell>
          <table:table-cell office:value-type="float" office:value="557" calcext:value-type="float">
            <text:p>557</text:p>
          </table:table-cell>
          <table:table-cell office:value-type="float" office:value="7609" calcext:value-type="float">
            <text:p>7609</text:p>
          </table:table-cell>
          <table:table-cell table:style-name="ce3" table:formula="of:=[.D538]*[.$P$4]*COS(PI()*([.$P$3] + (1 - [.D538]/[.$P$1])*[.$P$2])) + [.$P$5]" office:value-type="float" office:value="1399.67883997691" calcext:value-type="float">
            <text:p>1400</text:p>
          </table:table-cell>
          <table:table-cell office:value-type="float" office:value="1381" calcext:value-type="float">
            <text:p>1381</text:p>
          </table:table-cell>
          <table:table-cell table:formula="of:=[.B538]+45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02</text:p>
          </table:table-cell>
          <table:table-cell office:value-type="float" office:value="1367" calcext:value-type="float">
            <text:p>1367</text:p>
          </table:table-cell>
          <table:table-cell office:value-type="float" office:value="557" calcext:value-type="float">
            <text:p>557</text:p>
          </table:table-cell>
          <table:table-cell office:value-type="float" office:value="7613" calcext:value-type="float">
            <text:p>7613</text:p>
          </table:table-cell>
          <table:table-cell table:style-name="ce3" table:formula="of:=[.D539]*[.$P$4]*COS(PI()*([.$P$3] + (1 - [.D539]/[.$P$1])*[.$P$2])) + [.$P$5]" office:value-type="float" office:value="1401.14925908606" calcext:value-type="float">
            <text:p>1401</text:p>
          </table:table-cell>
          <table:table-cell office:value-type="float" office:value="1378" calcext:value-type="float">
            <text:p>1378</text:p>
          </table:table-cell>
          <table:table-cell table:formula="of:=[.B539]+45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28</text:p>
          </table:table-cell>
          <table:table-cell office:value-type="float" office:value="1362" calcext:value-type="float">
            <text:p>1362</text:p>
          </table:table-cell>
          <table:table-cell office:value-type="float" office:value="556" calcext:value-type="float">
            <text:p>556</text:p>
          </table:table-cell>
          <table:table-cell office:value-type="float" office:value="7601" calcext:value-type="float">
            <text:p>7601</text:p>
          </table:table-cell>
          <table:table-cell table:style-name="ce3" table:formula="of:=[.D540]*[.$P$4]*COS(PI()*([.$P$3] + (1 - [.D540]/[.$P$1])*[.$P$2])) + [.$P$5]" office:value-type="float" office:value="1396.74015973607" calcext:value-type="float">
            <text:p>1397</text:p>
          </table:table-cell>
          <table:table-cell office:value-type="float" office:value="1380" calcext:value-type="float">
            <text:p>1380</text:p>
          </table:table-cell>
          <table:table-cell table:formula="of:=[.B540]+45"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32</text:p>
          </table:table-cell>
          <table:table-cell office:value-type="float" office:value="1362" calcext:value-type="float">
            <text:p>1362</text:p>
          </table:table-cell>
          <table:table-cell office:value-type="float" office:value="556" calcext:value-type="float">
            <text:p>556</text:p>
          </table:table-cell>
          <table:table-cell office:value-type="float" office:value="7577" calcext:value-type="float">
            <text:p>7577</text:p>
          </table:table-cell>
          <table:table-cell table:style-name="ce3" table:formula="of:=[.D541]*[.$P$4]*COS(PI()*([.$P$3] + (1 - [.D541]/[.$P$1])*[.$P$2])) + [.$P$5]" office:value-type="float" office:value="1387.94142037654" calcext:value-type="float">
            <text:p>1388</text:p>
          </table:table-cell>
          <table:table-cell office:value-type="float" office:value="1380" calcext:value-type="float">
            <text:p>1380</text:p>
          </table:table-cell>
          <table:table-cell table:formula="of:=[.B541]+45"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36</text:p>
          </table:table-cell>
          <table:table-cell office:value-type="float" office:value="1362" calcext:value-type="float">
            <text:p>1362</text:p>
          </table:table-cell>
          <table:table-cell office:value-type="float" office:value="556" calcext:value-type="float">
            <text:p>556</text:p>
          </table:table-cell>
          <table:table-cell office:value-type="float" office:value="7602" calcext:value-type="float">
            <text:p>7602</text:p>
          </table:table-cell>
          <table:table-cell table:style-name="ce3" table:formula="of:=[.D542]*[.$P$4]*COS(PI()*([.$P$3] + (1 - [.D542]/[.$P$1])*[.$P$2])) + [.$P$5]" office:value-type="float" office:value="1397.10733730899" calcext:value-type="float">
            <text:p>1397</text:p>
          </table:table-cell>
          <table:table-cell office:value-type="float" office:value="1376" calcext:value-type="float">
            <text:p>1376</text:p>
          </table:table-cell>
          <table:table-cell table:formula="of:=[.B542]+45"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40</text:p>
          </table:table-cell>
          <table:table-cell office:value-type="float" office:value="1362" calcext:value-type="float">
            <text:p>1362</text:p>
          </table:table-cell>
          <table:table-cell office:value-type="float" office:value="556" calcext:value-type="float">
            <text:p>556</text:p>
          </table:table-cell>
          <table:table-cell office:value-type="float" office:value="7594" calcext:value-type="float">
            <text:p>7594</text:p>
          </table:table-cell>
          <table:table-cell table:style-name="ce3" table:formula="of:=[.D543]*[.$P$4]*COS(PI()*([.$P$3] + (1 - [.D543]/[.$P$1])*[.$P$2])) + [.$P$5]" office:value-type="float" office:value="1394.17117752402" calcext:value-type="float">
            <text:p>1394</text:p>
          </table:table-cell>
          <table:table-cell office:value-type="float" office:value="1382" calcext:value-type="float">
            <text:p>1382</text:p>
          </table:table-cell>
          <table:table-cell table:formula="of:=[.B543]+45"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16</text:p>
          </table:table-cell>
          <table:table-cell office:value-type="float" office:value="1362" calcext:value-type="float">
            <text:p>1362</text:p>
          </table:table-cell>
          <table:table-cell office:value-type="float" office:value="556" calcext:value-type="float">
            <text:p>556</text:p>
          </table:table-cell>
          <table:table-cell office:value-type="float" office:value="7641" calcext:value-type="float">
            <text:p>7641</text:p>
          </table:table-cell>
          <table:table-cell table:style-name="ce3" table:formula="of:=[.D544]*[.$P$4]*COS(PI()*([.$P$3] + (1 - [.D544]/[.$P$1])*[.$P$2])) + [.$P$5]" office:value-type="float" office:value="1411.46228518285" calcext:value-type="float">
            <text:p>1411</text:p>
          </table:table-cell>
          <table:table-cell office:value-type="float" office:value="1396" calcext:value-type="float">
            <text:p>1396</text:p>
          </table:table-cell>
          <table:table-cell table:formula="of:=[.B544]+45" office:value-type="float" office:value="1407" calcext:value-type="float">
            <text:p>14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48</text:p>
          </table:table-cell>
          <table:table-cell office:value-type="float" office:value="1356" calcext:value-type="float">
            <text:p>1356</text:p>
          </table:table-cell>
          <table:table-cell office:value-type="float" office:value="554" calcext:value-type="float">
            <text:p>554</text:p>
          </table:table-cell>
          <table:table-cell office:value-type="float" office:value="7659" calcext:value-type="float">
            <text:p>7659</text:p>
          </table:table-cell>
          <table:table-cell table:style-name="ce3" table:formula="of:=[.D545]*[.$P$4]*COS(PI()*([.$P$3] + (1 - [.D545]/[.$P$1])*[.$P$2])) + [.$P$5]" office:value-type="float" office:value="1418.11059865407" calcext:value-type="float">
            <text:p>1418</text:p>
          </table:table-cell>
          <table:table-cell office:value-type="float" office:value="1390" calcext:value-type="float">
            <text:p>1390</text:p>
          </table:table-cell>
          <table:table-cell table:formula="of:=[.B545]+45" office:value-type="float" office:value="1401" calcext:value-type="float">
            <text:p>140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57</text:p>
          </table:table-cell>
          <table:table-cell office:value-type="float" office:value="1355" calcext:value-type="float">
            <text:p>1355</text:p>
          </table:table-cell>
          <table:table-cell office:value-type="float" office:value="554" calcext:value-type="float">
            <text:p>554</text:p>
          </table:table-cell>
          <table:table-cell office:value-type="float" office:value="7579" calcext:value-type="float">
            <text:p>7579</text:p>
          </table:table-cell>
          <table:table-cell table:style-name="ce3" table:formula="of:=[.D546]*[.$P$4]*COS(PI()*([.$P$3] + (1 - [.D546]/[.$P$1])*[.$P$2])) + [.$P$5]" office:value-type="float" office:value="1388.67365564256" calcext:value-type="float">
            <text:p>1389</text:p>
          </table:table-cell>
          <table:table-cell office:value-type="float" office:value="1371" calcext:value-type="float">
            <text:p>1371</text:p>
          </table:table-cell>
          <table:table-cell table:formula="of:=[.B546]+45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01</text:p>
          </table:table-cell>
          <table:table-cell office:value-type="float" office:value="1355" calcext:value-type="float">
            <text:p>1355</text:p>
          </table:table-cell>
          <table:table-cell office:value-type="float" office:value="554" calcext:value-type="float">
            <text:p>554</text:p>
          </table:table-cell>
          <table:table-cell office:value-type="float" office:value="7607" calcext:value-type="float">
            <text:p>7607</text:p>
          </table:table-cell>
          <table:table-cell table:style-name="ce3" table:formula="of:=[.D547]*[.$P$4]*COS(PI()*([.$P$3] + (1 - [.D547]/[.$P$1])*[.$P$2])) + [.$P$5]" office:value-type="float" office:value="1398.94390007163" calcext:value-type="float">
            <text:p>1399</text:p>
          </table:table-cell>
          <table:table-cell office:value-type="float" office:value="1366" calcext:value-type="float">
            <text:p>1366</text:p>
          </table:table-cell>
          <table:table-cell table:formula="of:=[.B547]+45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05</text:p>
          </table:table-cell>
          <table:table-cell office:value-type="float" office:value="1355" calcext:value-type="float">
            <text:p>1355</text:p>
          </table:table-cell>
          <table:table-cell office:value-type="float" office:value="554" calcext:value-type="float">
            <text:p>554</text:p>
          </table:table-cell>
          <table:table-cell office:value-type="float" office:value="7563" calcext:value-type="float">
            <text:p>7563</text:p>
          </table:table-cell>
          <table:table-cell table:style-name="ce3" table:formula="of:=[.D548]*[.$P$4]*COS(PI()*([.$P$3] + (1 - [.D548]/[.$P$1])*[.$P$2])) + [.$P$5]" office:value-type="float" office:value="1382.82084038001" calcext:value-type="float">
            <text:p>1383</text:p>
          </table:table-cell>
          <table:table-cell office:value-type="float" office:value="1372" calcext:value-type="float">
            <text:p>1372</text:p>
          </table:table-cell>
          <table:table-cell table:formula="of:=[.B548]+45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8:09</text:p>
          </table:table-cell>
          <table:table-cell office:value-type="float" office:value="1355" calcext:value-type="float">
            <text:p>1355</text:p>
          </table:table-cell>
          <table:table-cell office:value-type="float" office:value="554" calcext:value-type="float">
            <text:p>554</text:p>
          </table:table-cell>
          <table:table-cell office:value-type="float" office:value="7582" calcext:value-type="float">
            <text:p>7582</text:p>
          </table:table-cell>
          <table:table-cell table:style-name="ce3" table:formula="of:=[.D549]*[.$P$4]*COS(PI()*([.$P$3] + (1 - [.D549]/[.$P$1])*[.$P$2])) + [.$P$5]" office:value-type="float" office:value="1389.77234745514" calcext:value-type="float">
            <text:p>1390</text:p>
          </table:table-cell>
          <table:table-cell office:value-type="float" office:value="1373" calcext:value-type="float">
            <text:p>1373</text:p>
          </table:table-cell>
          <table:table-cell table:formula="of:=[.B549]+45"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12</text:p>
          </table:table-cell>
          <table:table-cell office:value-type="float" office:value="1352" calcext:value-type="float">
            <text:p>1352</text:p>
          </table:table-cell>
          <table:table-cell office:value-type="float" office:value="553" calcext:value-type="float">
            <text:p>553</text:p>
          </table:table-cell>
          <table:table-cell office:value-type="float" office:value="7657" calcext:value-type="float">
            <text:p>7657</text:p>
          </table:table-cell>
          <table:table-cell table:style-name="ce3" table:formula="of:=[.D550]*[.$P$4]*COS(PI()*([.$P$3] + (1 - [.D550]/[.$P$1])*[.$P$2])) + [.$P$5]" office:value-type="float" office:value="1417.3711836818" calcext:value-type="float">
            <text:p>1417</text:p>
          </table:table-cell>
          <table:table-cell office:value-type="float" office:value="1381" calcext:value-type="float">
            <text:p>1381</text:p>
          </table:table-cell>
          <table:table-cell table:formula="of:=[.B550]+45" office:value-type="float" office:value="1397" calcext:value-type="float">
            <text:p>13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16</text:p>
          </table:table-cell>
          <table:table-cell office:value-type="float" office:value="1349" calcext:value-type="float">
            <text:p>1349</text:p>
          </table:table-cell>
          <table:table-cell office:value-type="float" office:value="553" calcext:value-type="float">
            <text:p>553</text:p>
          </table:table-cell>
          <table:table-cell office:value-type="float" office:value="7624" calcext:value-type="float">
            <text:p>7624</text:p>
          </table:table-cell>
          <table:table-cell table:style-name="ce3" table:formula="of:=[.D551]*[.$P$4]*COS(PI()*([.$P$3] + (1 - [.D551]/[.$P$1])*[.$P$2])) + [.$P$5]" office:value-type="float" office:value="1405.19661549718" calcext:value-type="float">
            <text:p>1405</text:p>
          </table:table-cell>
          <table:table-cell office:value-type="float" office:value="1381" calcext:value-type="float">
            <text:p>1381</text:p>
          </table:table-cell>
          <table:table-cell table:formula="of:=[.B551]+45" office:value-type="float" office:value="1394" calcext:value-type="float">
            <text:p>13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38</text:p>
          </table:table-cell>
          <table:table-cell office:value-type="float" office:value="1347" calcext:value-type="float">
            <text:p>1347</text:p>
          </table:table-cell>
          <table:table-cell office:value-type="float" office:value="552" calcext:value-type="float">
            <text:p>552</text:p>
          </table:table-cell>
          <table:table-cell office:value-type="float" office:value="7500" calcext:value-type="float">
            <text:p>7500</text:p>
          </table:table-cell>
          <table:table-cell table:style-name="ce3" table:formula="of:=[.D552]*[.$P$4]*COS(PI()*([.$P$3] + (1 - [.D552]/[.$P$1])*[.$P$2])) + [.$P$5]" office:value-type="float" office:value="1359.8884763576" calcext:value-type="float">
            <text:p>1360</text:p>
          </table:table-cell>
          <table:table-cell office:value-type="float" office:value="1365" calcext:value-type="float">
            <text:p>1365</text:p>
          </table:table-cell>
          <table:table-cell table:formula="of:=[.B552]+45" office:value-type="float" office:value="1392" calcext:value-type="float">
            <text:p>13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42</text:p>
          </table:table-cell>
          <table:table-cell office:value-type="float" office:value="1344" calcext:value-type="float">
            <text:p>1344</text:p>
          </table:table-cell>
          <table:table-cell office:value-type="float" office:value="551" calcext:value-type="float">
            <text:p>551</text:p>
          </table:table-cell>
          <table:table-cell office:value-type="float" office:value="7542" calcext:value-type="float">
            <text:p>7542</text:p>
          </table:table-cell>
          <table:table-cell table:style-name="ce3" table:formula="of:=[.D553]*[.$P$4]*COS(PI()*([.$P$3] + (1 - [.D553]/[.$P$1])*[.$P$2])) + [.$P$5]" office:value-type="float" office:value="1375.15663276276" calcext:value-type="float">
            <text:p>1375</text:p>
          </table:table-cell>
          <table:table-cell office:value-type="float" office:value="1354" calcext:value-type="float">
            <text:p>1354</text:p>
          </table:table-cell>
          <table:table-cell table:formula="of:=[.B553]+45" office:value-type="float" office:value="1389" calcext:value-type="float">
            <text:p>13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46</text:p>
          </table:table-cell>
          <table:table-cell office:value-type="float" office:value="1339" calcext:value-type="float">
            <text:p>1339</text:p>
          </table:table-cell>
          <table:table-cell office:value-type="float" office:value="550" calcext:value-type="float">
            <text:p>550</text:p>
          </table:table-cell>
          <table:table-cell office:value-type="float" office:value="7560" calcext:value-type="float">
            <text:p>7560</text:p>
          </table:table-cell>
          <table:table-cell table:style-name="ce3" table:formula="of:=[.D554]*[.$P$4]*COS(PI()*([.$P$3] + (1 - [.D554]/[.$P$1])*[.$P$2])) + [.$P$5]" office:value-type="float" office:value="1381.72472816411" calcext:value-type="float">
            <text:p>1382</text:p>
          </table:table-cell>
          <table:table-cell office:value-type="float" office:value="1354" calcext:value-type="float">
            <text:p>1354</text:p>
          </table:table-cell>
          <table:table-cell table:formula="of:=[.B554]+45" office:value-type="float" office:value="1384" calcext:value-type="float">
            <text:p>13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40</text:p>
          </table:table-cell>
          <table:table-cell office:value-type="float" office:value="1333" calcext:value-type="float">
            <text:p>1333</text:p>
          </table:table-cell>
          <table:table-cell office:value-type="float" office:value="549" calcext:value-type="float">
            <text:p>549</text:p>
          </table:table-cell>
          <table:table-cell office:value-type="float" office:value="7564" calcext:value-type="float">
            <text:p>7564</text:p>
          </table:table-cell>
          <table:table-cell table:style-name="ce3" table:formula="of:=[.D555]*[.$P$4]*COS(PI()*([.$P$3] + (1 - [.D555]/[.$P$1])*[.$P$2])) + [.$P$5]" office:value-type="float" office:value="1383.18630177132" calcext:value-type="float">
            <text:p>1383</text:p>
          </table:table-cell>
          <table:table-cell office:value-type="float" office:value="1358" calcext:value-type="float">
            <text:p>1358</text:p>
          </table:table-cell>
          <table:table-cell table:formula="of:=[.B555]+45" office:value-type="float" office:value="1378" calcext:value-type="float">
            <text:p>137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16</text:p>
          </table:table-cell>
          <table:table-cell office:value-type="float" office:value="1332" calcext:value-type="float">
            <text:p>1332</text:p>
          </table:table-cell>
          <table:table-cell office:value-type="float" office:value="548" calcext:value-type="float">
            <text:p>548</text:p>
          </table:table-cell>
          <table:table-cell office:value-type="float" office:value="7565" calcext:value-type="float">
            <text:p>7565</text:p>
          </table:table-cell>
          <table:table-cell table:style-name="ce3" table:formula="of:=[.D556]*[.$P$4]*COS(PI()*([.$P$3] + (1 - [.D556]/[.$P$1])*[.$P$2])) + [.$P$5]" office:value-type="float" office:value="1383.55180847547" calcext:value-type="float">
            <text:p>1384</text:p>
          </table:table-cell>
          <table:table-cell office:value-type="float" office:value="1370" calcext:value-type="float">
            <text:p>1370</text:p>
          </table:table-cell>
          <table:table-cell table:formula="of:=[.B556]+45"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20</text:p>
          </table:table-cell>
          <table:table-cell office:value-type="float" office:value="1332" calcext:value-type="float">
            <text:p>1332</text:p>
          </table:table-cell>
          <table:table-cell office:value-type="float" office:value="548" calcext:value-type="float">
            <text:p>548</text:p>
          </table:table-cell>
          <table:table-cell office:value-type="float" office:value="7537" calcext:value-type="float">
            <text:p>7537</text:p>
          </table:table-cell>
          <table:table-cell table:style-name="ce3" table:formula="of:=[.D557]*[.$P$4]*COS(PI()*([.$P$3] + (1 - [.D557]/[.$P$1])*[.$P$2])) + [.$P$5]" office:value-type="float" office:value="1373.33477552296" calcext:value-type="float">
            <text:p>1373</text:p>
          </table:table-cell>
          <table:table-cell office:value-type="float" office:value="1360" calcext:value-type="float">
            <text:p>1360</text:p>
          </table:table-cell>
          <table:table-cell table:formula="of:=[.B557]+45"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24</text:p>
          </table:table-cell>
          <table:table-cell office:value-type="float" office:value="1332" calcext:value-type="float">
            <text:p>1332</text:p>
          </table:table-cell>
          <table:table-cell office:value-type="float" office:value="548" calcext:value-type="float">
            <text:p>548</text:p>
          </table:table-cell>
          <table:table-cell office:value-type="float" office:value="7516" calcext:value-type="float">
            <text:p>7516</text:p>
          </table:table-cell>
          <table:table-cell table:style-name="ce3" table:formula="of:=[.D558]*[.$P$4]*COS(PI()*([.$P$3] + (1 - [.D558]/[.$P$1])*[.$P$2])) + [.$P$5]" office:value-type="float" office:value="1365.69541683784" calcext:value-type="float">
            <text:p>1366</text:p>
          </table:table-cell>
          <table:table-cell office:value-type="float" office:value="1357" calcext:value-type="float">
            <text:p>1357</text:p>
          </table:table-cell>
          <table:table-cell table:formula="of:=[.B558]+45"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28</text:p>
          </table:table-cell>
          <table:table-cell office:value-type="float" office:value="1332" calcext:value-type="float">
            <text:p>1332</text:p>
          </table:table-cell>
          <table:table-cell office:value-type="float" office:value="548" calcext:value-type="float">
            <text:p>548</text:p>
          </table:table-cell>
          <table:table-cell office:value-type="float" office:value="7555" calcext:value-type="float">
            <text:p>7555</text:p>
          </table:table-cell>
          <table:table-cell table:style-name="ce3" table:formula="of:=[.D559]*[.$P$4]*COS(PI()*([.$P$3] + (1 - [.D559]/[.$P$1])*[.$P$2])) + [.$P$5]" office:value-type="float" office:value="1379.89878148354" calcext:value-type="float">
            <text:p>1380</text:p>
          </table:table-cell>
          <table:table-cell office:value-type="float" office:value="1366" calcext:value-type="float">
            <text:p>1366</text:p>
          </table:table-cell>
          <table:table-cell table:formula="of:=[.B559]+45"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47</text:p>
          </table:table-cell>
          <table:table-cell office:value-type="float" office:value="1331" calcext:value-type="float">
            <text:p>1331</text:p>
          </table:table-cell>
          <table:table-cell office:value-type="float" office:value="548" calcext:value-type="float">
            <text:p>548</text:p>
          </table:table-cell>
          <table:table-cell office:value-type="float" office:value="7478" calcext:value-type="float">
            <text:p>7478</text:p>
          </table:table-cell>
          <table:table-cell table:style-name="ce3" table:formula="of:=[.D560]*[.$P$4]*COS(PI()*([.$P$3] + (1 - [.D560]/[.$P$1])*[.$P$2])) + [.$P$5]" office:value-type="float" office:value="1351.92309625652" calcext:value-type="float">
            <text:p>1352</text:p>
          </table:table-cell>
          <table:table-cell office:value-type="float" office:value="1358" calcext:value-type="float">
            <text:p>1358</text:p>
          </table:table-cell>
          <table:table-cell table:formula="of:=[.B560]+45"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51</text:p>
          </table:table-cell>
          <table:table-cell office:value-type="float" office:value="1331" calcext:value-type="float">
            <text:p>1331</text:p>
          </table:table-cell>
          <table:table-cell office:value-type="float" office:value="548" calcext:value-type="float">
            <text:p>548</text:p>
          </table:table-cell>
          <table:table-cell office:value-type="float" office:value="7553" calcext:value-type="float">
            <text:p>7553</text:p>
          </table:table-cell>
          <table:table-cell table:style-name="ce3" table:formula="of:=[.D561]*[.$P$4]*COS(PI()*([.$P$3] + (1 - [.D561]/[.$P$1])*[.$P$2])) + [.$P$5]" office:value-type="float" office:value="1379.16872045454" calcext:value-type="float">
            <text:p>1379</text:p>
          </table:table-cell>
          <table:table-cell office:value-type="float" office:value="1355" calcext:value-type="float">
            <text:p>1355</text:p>
          </table:table-cell>
          <table:table-cell table:formula="of:=[.B561]+45"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6:55</text:p>
          </table:table-cell>
          <table:table-cell office:value-type="float" office:value="1331" calcext:value-type="float">
            <text:p>1331</text:p>
          </table:table-cell>
          <table:table-cell office:value-type="float" office:value="548" calcext:value-type="float">
            <text:p>548</text:p>
          </table:table-cell>
          <table:table-cell office:value-type="float" office:value="7504" calcext:value-type="float">
            <text:p>7504</text:p>
          </table:table-cell>
          <table:table-cell table:style-name="ce3" table:formula="of:=[.D562]*[.$P$4]*COS(PI()*([.$P$3] + (1 - [.D562]/[.$P$1])*[.$P$2])) + [.$P$5]" office:value-type="float" office:value="1361.33911287389" calcext:value-type="float">
            <text:p>1361</text:p>
          </table:table-cell>
          <table:table-cell office:value-type="float" office:value="1357" calcext:value-type="float">
            <text:p>1357</text:p>
          </table:table-cell>
          <table:table-cell table:formula="of:=[.B562]+45"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17:15</text:p>
          </table:table-cell>
          <table:table-cell office:value-type="float" office:value="1331" calcext:value-type="float">
            <text:p>1331</text:p>
          </table:table-cell>
          <table:table-cell office:value-type="float" office:value="548" calcext:value-type="float">
            <text:p>548</text:p>
          </table:table-cell>
          <table:table-cell office:value-type="float" office:value="7572" calcext:value-type="float">
            <text:p>7572</text:p>
          </table:table-cell>
          <table:table-cell table:style-name="ce3" table:formula="of:=[.D563]*[.$P$4]*COS(PI()*([.$P$3] + (1 - [.D563]/[.$P$1])*[.$P$2])) + [.$P$5]" office:value-type="float" office:value="1386.11162348335" calcext:value-type="float">
            <text:p>1386</text:p>
          </table:table-cell>
          <table:table-cell office:value-type="float" office:value="1358" calcext:value-type="float">
            <text:p>1358</text:p>
          </table:table-cell>
          <table:table-cell table:formula="of:=[.B563]+45"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20</text:p>
          </table:table-cell>
          <table:table-cell office:value-type="float" office:value="1311" calcext:value-type="float">
            <text:p>1311</text:p>
          </table:table-cell>
          <table:table-cell office:value-type="float" office:value="543" calcext:value-type="float">
            <text:p>543</text:p>
          </table:table-cell>
          <table:table-cell office:value-type="float" office:value="7497" calcext:value-type="float">
            <text:p>7497</text:p>
          </table:table-cell>
          <table:table-cell table:style-name="ce3" table:formula="of:=[.D564]*[.$P$4]*COS(PI()*([.$P$3] + (1 - [.D564]/[.$P$1])*[.$P$2])) + [.$P$5]" office:value-type="float" office:value="1358.80098014308" calcext:value-type="float">
            <text:p>1359</text:p>
          </table:table-cell>
          <table:table-cell office:value-type="float" office:value="1353" calcext:value-type="float">
            <text:p>1353</text:p>
          </table:table-cell>
          <table:table-cell table:formula="of:=[.B564]+45" office:value-type="float" office:value="1356" calcext:value-type="float">
            <text:p>135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24</text:p>
          </table:table-cell>
          <table:table-cell office:value-type="float" office:value="1311" calcext:value-type="float">
            <text:p>1311</text:p>
          </table:table-cell>
          <table:table-cell office:value-type="float" office:value="543" calcext:value-type="float">
            <text:p>543</text:p>
          </table:table-cell>
          <table:table-cell office:value-type="float" office:value="7496" calcext:value-type="float">
            <text:p>7496</text:p>
          </table:table-cell>
          <table:table-cell table:style-name="ce3" table:formula="of:=[.D565]*[.$P$4]*COS(PI()*([.$P$3] + (1 - [.D565]/[.$P$1])*[.$P$2])) + [.$P$5]" office:value-type="float" office:value="1358.4385730996" calcext:value-type="float">
            <text:p>1358</text:p>
          </table:table-cell>
          <table:table-cell office:value-type="float" office:value="1335" calcext:value-type="float">
            <text:p>1335</text:p>
          </table:table-cell>
          <table:table-cell table:formula="of:=[.B565]+45" office:value-type="float" office:value="1356" calcext:value-type="float">
            <text:p>135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28</text:p>
          </table:table-cell>
          <table:table-cell office:value-type="float" office:value="1311" calcext:value-type="float">
            <text:p>1311</text:p>
          </table:table-cell>
          <table:table-cell office:value-type="float" office:value="543" calcext:value-type="float">
            <text:p>543</text:p>
          </table:table-cell>
          <table:table-cell office:value-type="float" office:value="7487" calcext:value-type="float">
            <text:p>7487</text:p>
          </table:table-cell>
          <table:table-cell table:style-name="ce3" table:formula="of:=[.D566]*[.$P$4]*COS(PI()*([.$P$3] + (1 - [.D566]/[.$P$1])*[.$P$2])) + [.$P$5]" office:value-type="float" office:value="1355.17897440131" calcext:value-type="float">
            <text:p>1355</text:p>
          </table:table-cell>
          <table:table-cell office:value-type="float" office:value="1343" calcext:value-type="float">
            <text:p>1343</text:p>
          </table:table-cell>
          <table:table-cell table:formula="of:=[.B566]+45" office:value-type="float" office:value="1356" calcext:value-type="float">
            <text:p>135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32</text:p>
          </table:table-cell>
          <table:table-cell office:value-type="float" office:value="1311" calcext:value-type="float">
            <text:p>1311</text:p>
          </table:table-cell>
          <table:table-cell office:value-type="float" office:value="543" calcext:value-type="float">
            <text:p>543</text:p>
          </table:table-cell>
          <table:table-cell office:value-type="float" office:value="7505" calcext:value-type="float">
            <text:p>7505</text:p>
          </table:table-cell>
          <table:table-cell table:style-name="ce3" table:formula="of:=[.D567]*[.$P$4]*COS(PI()*([.$P$3] + (1 - [.D567]/[.$P$1])*[.$P$2])) + [.$P$5]" office:value-type="float" office:value="1361.70188651443" calcext:value-type="float">
            <text:p>1362</text:p>
          </table:table-cell>
          <table:table-cell office:value-type="float" office:value="1344" calcext:value-type="float">
            <text:p>1344</text:p>
          </table:table-cell>
          <table:table-cell table:formula="of:=[.B567]+45" office:value-type="float" office:value="1356" calcext:value-type="float">
            <text:p>135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56</text:p>
          </table:table-cell>
          <table:table-cell office:value-type="float" office:value="1306" calcext:value-type="float">
            <text:p>1306</text:p>
          </table:table-cell>
          <table:table-cell office:value-type="float" office:value="542" calcext:value-type="float">
            <text:p>542</text:p>
          </table:table-cell>
          <table:table-cell office:value-type="float" office:value="7482" calcext:value-type="float">
            <text:p>7482</text:p>
          </table:table-cell>
          <table:table-cell table:style-name="ce3" table:formula="of:=[.D568]*[.$P$4]*COS(PI()*([.$P$3] + (1 - [.D568]/[.$P$1])*[.$P$2])) + [.$P$5]" office:value-type="float" office:value="1353.36969350887" calcext:value-type="float">
            <text:p>1353</text:p>
          </table:table-cell>
          <table:table-cell office:value-type="float" office:value="1343" calcext:value-type="float">
            <text:p>1343</text:p>
          </table:table-cell>
          <table:table-cell table:formula="of:=[.B568]+45" office:value-type="float" office:value="1351" calcext:value-type="float">
            <text:p>13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00</text:p>
          </table:table-cell>
          <table:table-cell office:value-type="float" office:value="1304" calcext:value-type="float">
            <text:p>1304</text:p>
          </table:table-cell>
          <table:table-cell office:value-type="float" office:value="541" calcext:value-type="float">
            <text:p>541</text:p>
          </table:table-cell>
          <table:table-cell office:value-type="float" office:value="7481" calcext:value-type="float">
            <text:p>7481</text:p>
          </table:table-cell>
          <table:table-cell table:style-name="ce3" table:formula="of:=[.D569]*[.$P$4]*COS(PI()*([.$P$3] + (1 - [.D569]/[.$P$1])*[.$P$2])) + [.$P$5]" office:value-type="float" office:value="1353.00797521666" calcext:value-type="float">
            <text:p>1353</text:p>
          </table:table-cell>
          <table:table-cell office:value-type="float" office:value="1335" calcext:value-type="float">
            <text:p>1335</text:p>
          </table:table-cell>
          <table:table-cell table:formula="of:=[.B569]+45" office:value-type="float" office:value="1349" calcext:value-type="float">
            <text:p>13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04</text:p>
          </table:table-cell>
          <table:table-cell office:value-type="float" office:value="1304" calcext:value-type="float">
            <text:p>1304</text:p>
          </table:table-cell>
          <table:table-cell office:value-type="float" office:value="541" calcext:value-type="float">
            <text:p>541</text:p>
          </table:table-cell>
          <table:table-cell office:value-type="float" office:value="7504" calcext:value-type="float">
            <text:p>7504</text:p>
          </table:table-cell>
          <table:table-cell table:style-name="ce3" table:formula="of:=[.D570]*[.$P$4]*COS(PI()*([.$P$3] + (1 - [.D570]/[.$P$1])*[.$P$2])) + [.$P$5]" office:value-type="float" office:value="1361.33911287389" calcext:value-type="float">
            <text:p>1361</text:p>
          </table:table-cell>
          <table:table-cell office:value-type="float" office:value="1342" calcext:value-type="float">
            <text:p>1342</text:p>
          </table:table-cell>
          <table:table-cell table:formula="of:=[.B570]+45" office:value-type="float" office:value="1349" calcext:value-type="float">
            <text:p>13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44</text:p>
          </table:table-cell>
          <table:table-cell office:value-type="float" office:value="1301" calcext:value-type="float">
            <text:p>1301</text:p>
          </table:table-cell>
          <table:table-cell office:value-type="float" office:value="540" calcext:value-type="float">
            <text:p>540</text:p>
          </table:table-cell>
          <table:table-cell office:value-type="float" office:value="7373" calcext:value-type="float">
            <text:p>7373</text:p>
          </table:table-cell>
          <table:table-cell table:style-name="ce3" table:formula="of:=[.D571]*[.$P$4]*COS(PI()*([.$P$3] + (1 - [.D571]/[.$P$1])*[.$P$2])) + [.$P$5]" office:value-type="float" office:value="1314.21471295783" calcext:value-type="float">
            <text:p>1314</text:p>
          </table:table-cell>
          <table:table-cell office:value-type="float" office:value="1306" calcext:value-type="float">
            <text:p>1306</text:p>
          </table:table-cell>
          <table:table-cell table:formula="of:=[.B571]+45"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48</text:p>
          </table:table-cell>
          <table:table-cell office:value-type="float" office:value="1301" calcext:value-type="float">
            <text:p>1301</text:p>
          </table:table-cell>
          <table:table-cell office:value-type="float" office:value="540" calcext:value-type="float">
            <text:p>540</text:p>
          </table:table-cell>
          <table:table-cell office:value-type="float" office:value="7382" calcext:value-type="float">
            <text:p>7382</text:p>
          </table:table-cell>
          <table:table-cell table:style-name="ce3" table:formula="of:=[.D572]*[.$P$4]*COS(PI()*([.$P$3] + (1 - [.D572]/[.$P$1])*[.$P$2])) + [.$P$5]" office:value-type="float" office:value="1317.42675624802" calcext:value-type="float">
            <text:p>1317</text:p>
          </table:table-cell>
          <table:table-cell office:value-type="float" office:value="1312" calcext:value-type="float">
            <text:p>1312</text:p>
          </table:table-cell>
          <table:table-cell table:formula="of:=[.B572]+45"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52</text:p>
          </table:table-cell>
          <table:table-cell office:value-type="float" office:value="1301" calcext:value-type="float">
            <text:p>1301</text:p>
          </table:table-cell>
          <table:table-cell office:value-type="float" office:value="540" calcext:value-type="float">
            <text:p>540</text:p>
          </table:table-cell>
          <table:table-cell office:value-type="float" office:value="7425" calcext:value-type="float">
            <text:p>7425</text:p>
          </table:table-cell>
          <table:table-cell table:style-name="ce3" table:formula="of:=[.D573]*[.$P$4]*COS(PI()*([.$P$3] + (1 - [.D573]/[.$P$1])*[.$P$2])) + [.$P$5]" office:value-type="float" office:value="1332.82536947254" calcext:value-type="float">
            <text:p>1333</text:p>
          </table:table-cell>
          <table:table-cell office:value-type="float" office:value="1313" calcext:value-type="float">
            <text:p>1313</text:p>
          </table:table-cell>
          <table:table-cell table:formula="of:=[.B573]+45"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56</text:p>
          </table:table-cell>
          <table:table-cell office:value-type="float" office:value="1301" calcext:value-type="float">
            <text:p>1301</text:p>
          </table:table-cell>
          <table:table-cell office:value-type="float" office:value="540" calcext:value-type="float">
            <text:p>540</text:p>
          </table:table-cell>
          <table:table-cell office:value-type="float" office:value="7409" calcext:value-type="float">
            <text:p>7409</text:p>
          </table:table-cell>
          <table:table-cell table:style-name="ce3" table:formula="of:=[.D574]*[.$P$4]*COS(PI()*([.$P$3] + (1 - [.D574]/[.$P$1])*[.$P$2])) + [.$P$5]" office:value-type="float" office:value="1327.08559126335" calcext:value-type="float">
            <text:p>1327</text:p>
          </table:table-cell>
          <table:table-cell office:value-type="float" office:value="1325" calcext:value-type="float">
            <text:p>1325</text:p>
          </table:table-cell>
          <table:table-cell table:formula="of:=[.B574]+45"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52</text:p>
          </table:table-cell>
          <table:table-cell office:value-type="float" office:value="1301" calcext:value-type="float">
            <text:p>1301</text:p>
          </table:table-cell>
          <table:table-cell office:value-type="float" office:value="540" calcext:value-type="float">
            <text:p>540</text:p>
          </table:table-cell>
          <table:table-cell office:value-type="float" office:value="7524" calcext:value-type="float">
            <text:p>7524</text:p>
          </table:table-cell>
          <table:table-cell table:style-name="ce3" table:formula="of:=[.D575]*[.$P$4]*COS(PI()*([.$P$3] + (1 - [.D575]/[.$P$1])*[.$P$2])) + [.$P$5]" office:value-type="float" office:value="1368.60327635242" calcext:value-type="float">
            <text:p>1369</text:p>
          </table:table-cell>
          <table:table-cell office:value-type="float" office:value="1342" calcext:value-type="float">
            <text:p>1342</text:p>
          </table:table-cell>
          <table:table-cell table:formula="of:=[.B575]+45"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50</text:p>
          </table:table-cell>
          <table:table-cell office:value-type="float" office:value="1300" calcext:value-type="float">
            <text:p>1300</text:p>
          </table:table-cell>
          <table:table-cell office:value-type="float" office:value="540" calcext:value-type="float">
            <text:p>540</text:p>
          </table:table-cell>
          <table:table-cell office:value-type="float" office:value="7420" calcext:value-type="float">
            <text:p>7420</text:p>
          </table:table-cell>
          <table:table-cell table:style-name="ce3" table:formula="of:=[.D576]*[.$P$4]*COS(PI()*([.$P$3] + (1 - [.D576]/[.$P$1])*[.$P$2])) + [.$P$5]" office:value-type="float" office:value="1331.03041053511" calcext:value-type="float">
            <text:p>1331</text:p>
          </table:table-cell>
          <table:table-cell office:value-type="float" office:value="1314" calcext:value-type="float">
            <text:p>1314</text:p>
          </table:table-cell>
          <table:table-cell table:formula="of:=[.B576]+45"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24</text:p>
          </table:table-cell>
          <table:table-cell office:value-type="float" office:value="1299" calcext:value-type="float">
            <text:p>1299</text:p>
          </table:table-cell>
          <table:table-cell office:value-type="float" office:value="540" calcext:value-type="float">
            <text:p>540</text:p>
          </table:table-cell>
          <table:table-cell office:value-type="float" office:value="7429" calcext:value-type="float">
            <text:p>7429</text:p>
          </table:table-cell>
          <table:table-cell table:style-name="ce3" table:formula="of:=[.D577]*[.$P$4]*COS(PI()*([.$P$3] + (1 - [.D577]/[.$P$1])*[.$P$2])) + [.$P$5]" office:value-type="float" office:value="1334.26217234357" calcext:value-type="float">
            <text:p>1334</text:p>
          </table:table-cell>
          <table:table-cell office:value-type="float" office:value="1332" calcext:value-type="float">
            <text:p>1332</text:p>
          </table:table-cell>
          <table:table-cell table:formula="of:=[.B577]+45"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08</text:p>
          </table:table-cell>
          <table:table-cell office:value-type="float" office:value="1295" calcext:value-type="float">
            <text:p>1295</text:p>
          </table:table-cell>
          <table:table-cell office:value-type="float" office:value="539" calcext:value-type="float">
            <text:p>539</text:p>
          </table:table-cell>
          <table:table-cell office:value-type="float" office:value="7445" calcext:value-type="float">
            <text:p>7445</text:p>
          </table:table-cell>
          <table:table-cell table:style-name="ce3" table:formula="of:=[.D578]*[.$P$4]*COS(PI()*([.$P$3] + (1 - [.D578]/[.$P$1])*[.$P$2])) + [.$P$5]" office:value-type="float" office:value="1340.01680189169" calcext:value-type="float">
            <text:p>1340</text:p>
          </table:table-cell>
          <table:table-cell office:value-type="float" office:value="1326" calcext:value-type="float">
            <text:p>1326</text:p>
          </table:table-cell>
          <table:table-cell table:formula="of:=[.B578]+45"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12</text:p>
          </table:table-cell>
          <table:table-cell office:value-type="float" office:value="1295" calcext:value-type="float">
            <text:p>1295</text:p>
          </table:table-cell>
          <table:table-cell office:value-type="float" office:value="539" calcext:value-type="float">
            <text:p>539</text:p>
          </table:table-cell>
          <table:table-cell office:value-type="float" office:value="7461" calcext:value-type="float">
            <text:p>7461</text:p>
          </table:table-cell>
          <table:table-cell table:style-name="ce3" table:formula="of:=[.D579]*[.$P$4]*COS(PI()*([.$P$3] + (1 - [.D579]/[.$P$1])*[.$P$2])) + [.$P$5]" office:value-type="float" office:value="1345.78327595217" calcext:value-type="float">
            <text:p>1346</text:p>
          </table:table-cell>
          <table:table-cell office:value-type="float" office:value="1326" calcext:value-type="float">
            <text:p>1326</text:p>
          </table:table-cell>
          <table:table-cell table:formula="of:=[.B579]+45"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16</text:p>
          </table:table-cell>
          <table:table-cell office:value-type="float" office:value="1295" calcext:value-type="float">
            <text:p>1295</text:p>
          </table:table-cell>
          <table:table-cell office:value-type="float" office:value="539" calcext:value-type="float">
            <text:p>539</text:p>
          </table:table-cell>
          <table:table-cell office:value-type="float" office:value="7435" calcext:value-type="float">
            <text:p>7435</text:p>
          </table:table-cell>
          <table:table-cell table:style-name="ce3" table:formula="of:=[.D580]*[.$P$4]*COS(PI()*([.$P$3] + (1 - [.D580]/[.$P$1])*[.$P$2])) + [.$P$5]" office:value-type="float" office:value="1336.41876833022" calcext:value-type="float">
            <text:p>1336</text:p>
          </table:table-cell>
          <table:table-cell office:value-type="float" office:value="1332" calcext:value-type="float">
            <text:p>1332</text:p>
          </table:table-cell>
          <table:table-cell table:formula="of:=[.B580]+45"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20</text:p>
          </table:table-cell>
          <table:table-cell office:value-type="float" office:value="1295" calcext:value-type="float">
            <text:p>1295</text:p>
          </table:table-cell>
          <table:table-cell office:value-type="float" office:value="539" calcext:value-type="float">
            <text:p>539</text:p>
          </table:table-cell>
          <table:table-cell office:value-type="float" office:value="7444" calcext:value-type="float">
            <text:p>7444</text:p>
          </table:table-cell>
          <table:table-cell table:style-name="ce3" table:formula="of:=[.D581]*[.$P$4]*COS(PI()*([.$P$3] + (1 - [.D581]/[.$P$1])*[.$P$2])) + [.$P$5]" office:value-type="float" office:value="1339.65679020004" calcext:value-type="float">
            <text:p>1340</text:p>
          </table:table-cell>
          <table:table-cell office:value-type="float" office:value="1326" calcext:value-type="float">
            <text:p>1326</text:p>
          </table:table-cell>
          <table:table-cell table:formula="of:=[.B581]+45"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47</text:p>
          </table:table-cell>
          <table:table-cell office:value-type="float" office:value="1291" calcext:value-type="float">
            <text:p>1291</text:p>
          </table:table-cell>
          <table:table-cell office:value-type="float" office:value="538" calcext:value-type="float">
            <text:p>538</text:p>
          </table:table-cell>
          <table:table-cell office:value-type="float" office:value="7390" calcext:value-type="float">
            <text:p>7390</text:p>
          </table:table-cell>
          <table:table-cell table:style-name="ce3" table:formula="of:=[.D582]*[.$P$4]*COS(PI()*([.$P$3] + (1 - [.D582]/[.$P$1])*[.$P$2])) + [.$P$5]" office:value-type="float" office:value="1320.28508608092" calcext:value-type="float">
            <text:p>1320</text:p>
          </table:table-cell>
          <table:table-cell office:value-type="float" office:value="1318" calcext:value-type="float">
            <text:p>1318</text:p>
          </table:table-cell>
          <table:table-cell table:formula="of:=[.B582]+45" office:value-type="float" office:value="1336" calcext:value-type="float">
            <text:p>13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51</text:p>
          </table:table-cell>
          <table:table-cell office:value-type="float" office:value="1291" calcext:value-type="float">
            <text:p>1291</text:p>
          </table:table-cell>
          <table:table-cell office:value-type="float" office:value="538" calcext:value-type="float">
            <text:p>538</text:p>
          </table:table-cell>
          <table:table-cell office:value-type="float" office:value="7466" calcext:value-type="float">
            <text:p>7466</text:p>
          </table:table-cell>
          <table:table-cell table:style-name="ce3" table:formula="of:=[.D583]*[.$P$4]*COS(PI()*([.$P$3] + (1 - [.D583]/[.$P$1])*[.$P$2])) + [.$P$5]" office:value-type="float" office:value="1347.58772299696" calcext:value-type="float">
            <text:p>1348</text:p>
          </table:table-cell>
          <table:table-cell office:value-type="float" office:value="1320" calcext:value-type="float">
            <text:p>1320</text:p>
          </table:table-cell>
          <table:table-cell table:formula="of:=[.B583]+45" office:value-type="float" office:value="1336" calcext:value-type="float">
            <text:p>13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55</text:p>
          </table:table-cell>
          <table:table-cell office:value-type="float" office:value="1291" calcext:value-type="float">
            <text:p>1291</text:p>
          </table:table-cell>
          <table:table-cell office:value-type="float" office:value="538" calcext:value-type="float">
            <text:p>538</text:p>
          </table:table-cell>
          <table:table-cell office:value-type="float" office:value="7418" calcext:value-type="float">
            <text:p>7418</text:p>
          </table:table-cell>
          <table:table-cell table:style-name="ce3" table:formula="of:=[.D584]*[.$P$4]*COS(PI()*([.$P$3] + (1 - [.D584]/[.$P$1])*[.$P$2])) + [.$P$5]" office:value-type="float" office:value="1330.312752166" calcext:value-type="float">
            <text:p>1330</text:p>
          </table:table-cell>
          <table:table-cell office:value-type="float" office:value="1319" calcext:value-type="float">
            <text:p>1319</text:p>
          </table:table-cell>
          <table:table-cell table:formula="of:=[.B584]+45" office:value-type="float" office:value="1336" calcext:value-type="float">
            <text:p>13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59</text:p>
          </table:table-cell>
          <table:table-cell office:value-type="float" office:value="1291" calcext:value-type="float">
            <text:p>1291</text:p>
          </table:table-cell>
          <table:table-cell office:value-type="float" office:value="538" calcext:value-type="float">
            <text:p>538</text:p>
          </table:table-cell>
          <table:table-cell office:value-type="float" office:value="7413" calcext:value-type="float">
            <text:p>7413</text:p>
          </table:table-cell>
          <table:table-cell table:style-name="ce3" table:formula="of:=[.D585]*[.$P$4]*COS(PI()*([.$P$3] + (1 - [.D585]/[.$P$1])*[.$P$2])) + [.$P$5]" office:value-type="float" office:value="1328.51941981169" calcext:value-type="float">
            <text:p>1329</text:p>
          </table:table-cell>
          <table:table-cell office:value-type="float" office:value="1313" calcext:value-type="float">
            <text:p>1313</text:p>
          </table:table-cell>
          <table:table-cell table:formula="of:=[.B585]+45" office:value-type="float" office:value="1336" calcext:value-type="float">
            <text:p>13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10</text:p>
          </table:table-cell>
          <table:table-cell office:value-type="float" office:value="1290" calcext:value-type="float">
            <text:p>1290</text:p>
          </table:table-cell>
          <table:table-cell office:value-type="float" office:value="538" calcext:value-type="float">
            <text:p>538</text:p>
          </table:table-cell>
          <table:table-cell office:value-type="float" office:value="7426" calcext:value-type="float">
            <text:p>7426</text:p>
          </table:table-cell>
          <table:table-cell table:style-name="ce3" table:formula="of:=[.D586]*[.$P$4]*COS(PI()*([.$P$3] + (1 - [.D586]/[.$P$1])*[.$P$2])) + [.$P$5]" office:value-type="float" office:value="1333.18450057063" calcext:value-type="float">
            <text:p>1333</text:p>
          </table:table-cell>
          <table:table-cell office:value-type="float" office:value="1311" calcext:value-type="float">
            <text:p>1311</text:p>
          </table:table-cell>
          <table:table-cell table:formula="of:=[.B586]+45" office:value-type="float" office:value="1335" calcext:value-type="float">
            <text:p>13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32</text:p>
          </table:table-cell>
          <table:table-cell office:value-type="float" office:value="1290" calcext:value-type="float">
            <text:p>1290</text:p>
          </table:table-cell>
          <table:table-cell office:value-type="float" office:value="538" calcext:value-type="float">
            <text:p>538</text:p>
          </table:table-cell>
          <table:table-cell office:value-type="float" office:value="7392" calcext:value-type="float">
            <text:p>7392</text:p>
          </table:table-cell>
          <table:table-cell table:style-name="ce3" table:formula="of:=[.D587]*[.$P$4]*COS(PI()*([.$P$3] + (1 - [.D587]/[.$P$1])*[.$P$2])) + [.$P$5]" office:value-type="float" office:value="1321.00013572355" calcext:value-type="float">
            <text:p>1321</text:p>
          </table:table-cell>
          <table:table-cell office:value-type="float" office:value="1321" calcext:value-type="float">
            <text:p>1321</text:p>
          </table:table-cell>
          <table:table-cell table:formula="of:=[.B587]+45" office:value-type="float" office:value="1335" calcext:value-type="float">
            <text:p>13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00</text:p>
          </table:table-cell>
          <table:table-cell office:value-type="float" office:value="1289" calcext:value-type="float">
            <text:p>1289</text:p>
          </table:table-cell>
          <table:table-cell office:value-type="float" office:value="537" calcext:value-type="float">
            <text:p>537</text:p>
          </table:table-cell>
          <table:table-cell office:value-type="float" office:value="7424" calcext:value-type="float">
            <text:p>7424</text:p>
          </table:table-cell>
          <table:table-cell table:style-name="ce3" table:formula="of:=[.D588]*[.$P$4]*COS(PI()*([.$P$3] + (1 - [.D588]/[.$P$1])*[.$P$2])) + [.$P$5]" office:value-type="float" office:value="1332.46628480076" calcext:value-type="float">
            <text:p>1332</text:p>
          </table:table-cell>
          <table:table-cell office:value-type="float" office:value="1323" calcext:value-type="float">
            <text:p>1323</text:p>
          </table:table-cell>
          <table:table-cell table:formula="of:=[.B588]+45" office:value-type="float" office:value="1334" calcext:value-type="float">
            <text:p>13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04</text:p>
          </table:table-cell>
          <table:table-cell office:value-type="float" office:value="1289" calcext:value-type="float">
            <text:p>1289</text:p>
          </table:table-cell>
          <table:table-cell office:value-type="float" office:value="537" calcext:value-type="float">
            <text:p>537</text:p>
          </table:table-cell>
          <table:table-cell office:value-type="float" office:value="7421" calcext:value-type="float">
            <text:p>7421</text:p>
          </table:table-cell>
          <table:table-cell table:style-name="ce3" table:formula="of:=[.D589]*[.$P$4]*COS(PI()*([.$P$3] + (1 - [.D589]/[.$P$1])*[.$P$2])) + [.$P$5]" office:value-type="float" office:value="1331.38930942247" calcext:value-type="float">
            <text:p>1331</text:p>
          </table:table-cell>
          <table:table-cell office:value-type="float" office:value="1323" calcext:value-type="float">
            <text:p>1323</text:p>
          </table:table-cell>
          <table:table-cell table:formula="of:=[.B589]+45" office:value-type="float" office:value="1334" calcext:value-type="float">
            <text:p>13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08</text:p>
          </table:table-cell>
          <table:table-cell office:value-type="float" office:value="1289" calcext:value-type="float">
            <text:p>1289</text:p>
          </table:table-cell>
          <table:table-cell office:value-type="float" office:value="537" calcext:value-type="float">
            <text:p>537</text:p>
          </table:table-cell>
          <table:table-cell office:value-type="float" office:value="7433" calcext:value-type="float">
            <text:p>7433</text:p>
          </table:table-cell>
          <table:table-cell table:style-name="ce3" table:formula="of:=[.D590]*[.$P$4]*COS(PI()*([.$P$3] + (1 - [.D590]/[.$P$1])*[.$P$2])) + [.$P$5]" office:value-type="float" office:value="1335.69971752854" calcext:value-type="float">
            <text:p>1336</text:p>
          </table:table-cell>
          <table:table-cell office:value-type="float" office:value="1322" calcext:value-type="float">
            <text:p>1322</text:p>
          </table:table-cell>
          <table:table-cell table:formula="of:=[.B590]+45" office:value-type="float" office:value="1334" calcext:value-type="float">
            <text:p>13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4:12</text:p>
          </table:table-cell>
          <table:table-cell office:value-type="float" office:value="1289" calcext:value-type="float">
            <text:p>1289</text:p>
          </table:table-cell>
          <table:table-cell office:value-type="float" office:value="537" calcext:value-type="float">
            <text:p>537</text:p>
          </table:table-cell>
          <table:table-cell office:value-type="float" office:value="7471" calcext:value-type="float">
            <text:p>7471</text:p>
          </table:table-cell>
          <table:table-cell table:style-name="ce3" table:formula="of:=[.D591]*[.$P$4]*COS(PI()*([.$P$3] + (1 - [.D591]/[.$P$1])*[.$P$2])) + [.$P$5]" office:value-type="float" office:value="1349.39332255418" calcext:value-type="float">
            <text:p>1349</text:p>
          </table:table-cell>
          <table:table-cell office:value-type="float" office:value="1338" calcext:value-type="float">
            <text:p>1338</text:p>
          </table:table-cell>
          <table:table-cell table:formula="of:=[.B591]+45" office:value-type="float" office:value="1334" calcext:value-type="float">
            <text:p>13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24</text:p>
          </table:table-cell>
          <table:table-cell office:value-type="float" office:value="1288" calcext:value-type="float">
            <text:p>1288</text:p>
          </table:table-cell>
          <table:table-cell office:value-type="float" office:value="537" calcext:value-type="float">
            <text:p>537</text:p>
          </table:table-cell>
          <table:table-cell office:value-type="float" office:value="7386" calcext:value-type="float">
            <text:p>7386</text:p>
          </table:table-cell>
          <table:table-cell table:style-name="ce3" table:formula="of:=[.D592]*[.$P$4]*COS(PI()*([.$P$3] + (1 - [.D592]/[.$P$1])*[.$P$2])) + [.$P$5]" office:value-type="float" office:value="1318.85554729102" calcext:value-type="float">
            <text:p>1319</text:p>
          </table:table-cell>
          <table:table-cell office:value-type="float" office:value="1314" calcext:value-type="float">
            <text:p>1314</text:p>
          </table:table-cell>
          <table:table-cell table:formula="of:=[.B592]+45"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28</text:p>
          </table:table-cell>
          <table:table-cell office:value-type="float" office:value="1285" calcext:value-type="float">
            <text:p>1285</text:p>
          </table:table-cell>
          <table:table-cell office:value-type="float" office:value="536" calcext:value-type="float">
            <text:p>536</text:p>
          </table:table-cell>
          <table:table-cell office:value-type="float" office:value="7415" calcext:value-type="float">
            <text:p>7415</text:p>
          </table:table-cell>
          <table:table-cell table:style-name="ce3" table:formula="of:=[.D593]*[.$P$4]*COS(PI()*([.$P$3] + (1 - [.D593]/[.$P$1])*[.$P$2])) + [.$P$5]" office:value-type="float" office:value="1329.23661324499" calcext:value-type="float">
            <text:p>1329</text:p>
          </table:table-cell>
          <table:table-cell office:value-type="float" office:value="1313" calcext:value-type="float">
            <text:p>1313</text:p>
          </table:table-cell>
          <table:table-cell table:formula="of:=[.B593]+45"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32</text:p>
          </table:table-cell>
          <table:table-cell office:value-type="float" office:value="1285" calcext:value-type="float">
            <text:p>1285</text:p>
          </table:table-cell>
          <table:table-cell office:value-type="float" office:value="536" calcext:value-type="float">
            <text:p>536</text:p>
          </table:table-cell>
          <table:table-cell office:value-type="float" office:value="7450" calcext:value-type="float">
            <text:p>7450</text:p>
          </table:table-cell>
          <table:table-cell table:style-name="ce3" table:formula="of:=[.D594]*[.$P$4]*COS(PI()*([.$P$3] + (1 - [.D594]/[.$P$1])*[.$P$2])) + [.$P$5]" office:value-type="float" office:value="1341.81755420578" calcext:value-type="float">
            <text:p>1342</text:p>
          </table:table-cell>
          <table:table-cell office:value-type="float" office:value="1317" calcext:value-type="float">
            <text:p>1317</text:p>
          </table:table-cell>
          <table:table-cell table:formula="of:=[.B594]+45"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15</text:p>
          </table:table-cell>
          <table:table-cell office:value-type="float" office:value="1283" calcext:value-type="float">
            <text:p>1283</text:p>
          </table:table-cell>
          <table:table-cell office:value-type="float" office:value="536" calcext:value-type="float">
            <text:p>536</text:p>
          </table:table-cell>
          <table:table-cell office:value-type="float" office:value="7368" calcext:value-type="float">
            <text:p>7368</text:p>
          </table:table-cell>
          <table:table-cell table:style-name="ce3" table:formula="of:=[.D595]*[.$P$4]*COS(PI()*([.$P$3] + (1 - [.D595]/[.$P$1])*[.$P$2])) + [.$P$5]" office:value-type="float" office:value="1312.43188336929" calcext:value-type="float">
            <text:p>1312</text:p>
          </table:table-cell>
          <table:table-cell office:value-type="float" office:value="1306" calcext:value-type="float">
            <text:p>1306</text:p>
          </table:table-cell>
          <table:table-cell table:formula="of:=[.B595]+45" office:value-type="float" office:value="1328" calcext:value-type="float">
            <text:p>13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19</text:p>
          </table:table-cell>
          <table:table-cell office:value-type="float" office:value="1283" calcext:value-type="float">
            <text:p>1283</text:p>
          </table:table-cell>
          <table:table-cell office:value-type="float" office:value="536" calcext:value-type="float">
            <text:p>536</text:p>
          </table:table-cell>
          <table:table-cell office:value-type="float" office:value="7409" calcext:value-type="float">
            <text:p>7409</text:p>
          </table:table-cell>
          <table:table-cell table:style-name="ce3" table:formula="of:=[.D596]*[.$P$4]*COS(PI()*([.$P$3] + (1 - [.D596]/[.$P$1])*[.$P$2])) + [.$P$5]" office:value-type="float" office:value="1327.08559126335" calcext:value-type="float">
            <text:p>1327</text:p>
          </table:table-cell>
          <table:table-cell office:value-type="float" office:value="1312" calcext:value-type="float">
            <text:p>1312</text:p>
          </table:table-cell>
          <table:table-cell table:formula="of:=[.B596]+45" office:value-type="float" office:value="1328" calcext:value-type="float">
            <text:p>13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23</text:p>
          </table:table-cell>
          <table:table-cell office:value-type="float" office:value="1283" calcext:value-type="float">
            <text:p>1283</text:p>
          </table:table-cell>
          <table:table-cell office:value-type="float" office:value="536" calcext:value-type="float">
            <text:p>536</text:p>
          </table:table-cell>
          <table:table-cell office:value-type="float" office:value="7396" calcext:value-type="float">
            <text:p>7396</text:p>
          </table:table-cell>
          <table:table-cell table:style-name="ce3" table:formula="of:=[.D597]*[.$P$4]*COS(PI()*([.$P$3] + (1 - [.D597]/[.$P$1])*[.$P$2])) + [.$P$5]" office:value-type="float" office:value="1322.43079518917" calcext:value-type="float">
            <text:p>1322</text:p>
          </table:table-cell>
          <table:table-cell office:value-type="float" office:value="1306" calcext:value-type="float">
            <text:p>1306</text:p>
          </table:table-cell>
          <table:table-cell table:formula="of:=[.B597]+45" office:value-type="float" office:value="1328" calcext:value-type="float">
            <text:p>13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9:27</text:p>
          </table:table-cell>
          <table:table-cell office:value-type="float" office:value="1283" calcext:value-type="float">
            <text:p>1283</text:p>
          </table:table-cell>
          <table:table-cell office:value-type="float" office:value="536" calcext:value-type="float">
            <text:p>536</text:p>
          </table:table-cell>
          <table:table-cell office:value-type="float" office:value="7407" calcext:value-type="float">
            <text:p>7407</text:p>
          </table:table-cell>
          <table:table-cell table:style-name="ce3" table:formula="of:=[.D598]*[.$P$4]*COS(PI()*([.$P$3] + (1 - [.D598]/[.$P$1])*[.$P$2])) + [.$P$5]" office:value-type="float" office:value="1326.36895627475" calcext:value-type="float">
            <text:p>1326</text:p>
          </table:table-cell>
          <table:table-cell office:value-type="float" office:value="1311" calcext:value-type="float">
            <text:p>1311</text:p>
          </table:table-cell>
          <table:table-cell table:formula="of:=[.B598]+45" office:value-type="float" office:value="1328" calcext:value-type="float">
            <text:p>13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3:56</text:p>
          </table:table-cell>
          <table:table-cell office:value-type="float" office:value="1279" calcext:value-type="float">
            <text:p>1279</text:p>
          </table:table-cell>
          <table:table-cell office:value-type="float" office:value="535" calcext:value-type="float">
            <text:p>535</text:p>
          </table:table-cell>
          <table:table-cell office:value-type="float" office:value="7419" calcext:value-type="float">
            <text:p>7419</text:p>
          </table:table-cell>
          <table:table-cell table:style-name="ce3" table:formula="of:=[.D599]*[.$P$4]*COS(PI()*([.$P$3] + (1 - [.D599]/[.$P$1])*[.$P$2])) + [.$P$5]" office:value-type="float" office:value="1330.67155811365" calcext:value-type="float">
            <text:p>1331</text:p>
          </table:table-cell>
          <table:table-cell office:value-type="float" office:value="1320" calcext:value-type="float">
            <text:p>1320</text:p>
          </table:table-cell>
          <table:table-cell table:formula="of:=[.B599]+45" office:value-type="float" office:value="1324" calcext:value-type="float">
            <text:p>13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00</text:p>
          </table:table-cell>
          <table:table-cell office:value-type="float" office:value="1279" calcext:value-type="float">
            <text:p>1279</text:p>
          </table:table-cell>
          <table:table-cell office:value-type="float" office:value="535" calcext:value-type="float">
            <text:p>535</text:p>
          </table:table-cell>
          <table:table-cell office:value-type="float" office:value="7431" calcext:value-type="float">
            <text:p>7431</text:p>
          </table:table-cell>
          <table:table-cell table:style-name="ce3" table:formula="of:=[.D600]*[.$P$4]*COS(PI()*([.$P$3] + (1 - [.D600]/[.$P$1])*[.$P$2])) + [.$P$5]" office:value-type="float" office:value="1334.98085217852" calcext:value-type="float">
            <text:p>1335</text:p>
          </table:table-cell>
          <table:table-cell office:value-type="float" office:value="1310" calcext:value-type="float">
            <text:p>1310</text:p>
          </table:table-cell>
          <table:table-cell table:formula="of:=[.B600]+45" office:value-type="float" office:value="1324" calcext:value-type="float">
            <text:p>13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04</text:p>
          </table:table-cell>
          <table:table-cell office:value-type="float" office:value="1279" calcext:value-type="float">
            <text:p>1279</text:p>
          </table:table-cell>
          <table:table-cell office:value-type="float" office:value="535" calcext:value-type="float">
            <text:p>535</text:p>
          </table:table-cell>
          <table:table-cell office:value-type="float" office:value="7362" calcext:value-type="float">
            <text:p>7362</text:p>
          </table:table-cell>
          <table:table-cell table:style-name="ce3" table:formula="of:=[.D601]*[.$P$4]*COS(PI()*([.$P$3] + (1 - [.D601]/[.$P$1])*[.$P$2])) + [.$P$5]" office:value-type="float" office:value="1310.29403484406" calcext:value-type="float">
            <text:p>1310</text:p>
          </table:table-cell>
          <table:table-cell office:value-type="float" office:value="1300" calcext:value-type="float">
            <text:p>1300</text:p>
          </table:table-cell>
          <table:table-cell table:formula="of:=[.B601]+45" office:value-type="float" office:value="1324" calcext:value-type="float">
            <text:p>13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08</text:p>
          </table:table-cell>
          <table:table-cell office:value-type="float" office:value="1279" calcext:value-type="float">
            <text:p>1279</text:p>
          </table:table-cell>
          <table:table-cell office:value-type="float" office:value="535" calcext:value-type="float">
            <text:p>535</text:p>
          </table:table-cell>
          <table:table-cell office:value-type="float" office:value="7399" calcext:value-type="float">
            <text:p>7399</text:p>
          </table:table-cell>
          <table:table-cell table:style-name="ce3" table:formula="of:=[.D602]*[.$P$4]*COS(PI()*([.$P$3] + (1 - [.D602]/[.$P$1])*[.$P$2])) + [.$P$5]" office:value-type="float" office:value="1323.50427969799" calcext:value-type="float">
            <text:p>1324</text:p>
          </table:table-cell>
          <table:table-cell office:value-type="float" office:value="1314" calcext:value-type="float">
            <text:p>1314</text:p>
          </table:table-cell>
          <table:table-cell table:formula="of:=[.B602]+45" office:value-type="float" office:value="1324" calcext:value-type="float">
            <text:p>13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12</text:p>
          </table:table-cell>
          <table:table-cell office:value-type="float" office:value="1279" calcext:value-type="float">
            <text:p>1279</text:p>
          </table:table-cell>
          <table:table-cell office:value-type="float" office:value="535" calcext:value-type="float">
            <text:p>535</text:p>
          </table:table-cell>
          <table:table-cell office:value-type="float" office:value="7418" calcext:value-type="float">
            <text:p>7418</text:p>
          </table:table-cell>
          <table:table-cell table:style-name="ce3" table:formula="of:=[.D603]*[.$P$4]*COS(PI()*([.$P$3] + (1 - [.D603]/[.$P$1])*[.$P$2])) + [.$P$5]" office:value-type="float" office:value="1330.312752166" calcext:value-type="float">
            <text:p>1330</text:p>
          </table:table-cell>
          <table:table-cell office:value-type="float" office:value="1309" calcext:value-type="float">
            <text:p>1309</text:p>
          </table:table-cell>
          <table:table-cell table:formula="of:=[.B603]+45" office:value-type="float" office:value="1324" calcext:value-type="float">
            <text:p>13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00</text:p>
          </table:table-cell>
          <table:table-cell office:value-type="float" office:value="1270" calcext:value-type="float">
            <text:p>1270</text:p>
          </table:table-cell>
          <table:table-cell office:value-type="float" office:value="533" calcext:value-type="float">
            <text:p>533</text:p>
          </table:table-cell>
          <table:table-cell office:value-type="float" office:value="7317" calcext:value-type="float">
            <text:p>7317</text:p>
          </table:table-cell>
          <table:table-cell table:style-name="ce3" table:formula="of:=[.D604]*[.$P$4]*COS(PI()*([.$P$3] + (1 - [.D604]/[.$P$1])*[.$P$2])) + [.$P$5]" office:value-type="float" office:value="1294.31413131842" calcext:value-type="float">
            <text:p>1294</text:p>
          </table:table-cell>
          <table:table-cell office:value-type="float" office:value="1284" calcext:value-type="float">
            <text:p>1284</text:p>
          </table:table-cell>
          <table:table-cell table:formula="of:=[.B604]+45" office:value-type="float" office:value="1315" calcext:value-type="float">
            <text:p>13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04</text:p>
          </table:table-cell>
          <table:table-cell office:value-type="float" office:value="1270" calcext:value-type="float">
            <text:p>1270</text:p>
          </table:table-cell>
          <table:table-cell office:value-type="float" office:value="533" calcext:value-type="float">
            <text:p>533</text:p>
          </table:table-cell>
          <table:table-cell office:value-type="float" office:value="7333" calcext:value-type="float">
            <text:p>7333</text:p>
          </table:table-cell>
          <table:table-cell table:style-name="ce3" table:formula="of:=[.D605]*[.$P$4]*COS(PI()*([.$P$3] + (1 - [.D605]/[.$P$1])*[.$P$2])) + [.$P$5]" office:value-type="float" office:value="1299.98494400013" calcext:value-type="float">
            <text:p>1300</text:p>
          </table:table-cell>
          <table:table-cell office:value-type="float" office:value="1287" calcext:value-type="float">
            <text:p>1287</text:p>
          </table:table-cell>
          <table:table-cell table:formula="of:=[.B605]+45" office:value-type="float" office:value="1315" calcext:value-type="float">
            <text:p>13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36</text:p>
          </table:table-cell>
          <table:table-cell office:value-type="float" office:value="1268" calcext:value-type="float">
            <text:p>1268</text:p>
          </table:table-cell>
          <table:table-cell office:value-type="float" office:value="532" calcext:value-type="float">
            <text:p>532</text:p>
          </table:table-cell>
          <table:table-cell office:value-type="float" office:value="7328" calcext:value-type="float">
            <text:p>7328</text:p>
          </table:table-cell>
          <table:table-cell table:style-name="ce3" table:formula="of:=[.D606]*[.$P$4]*COS(PI()*([.$P$3] + (1 - [.D606]/[.$P$1])*[.$P$2])) + [.$P$5]" office:value-type="float" office:value="1298.21151692976" calcext:value-type="float">
            <text:p>1298</text:p>
          </table:table-cell>
          <table:table-cell office:value-type="float" office:value="1303" calcext:value-type="float">
            <text:p>1303</text:p>
          </table:table-cell>
          <table:table-cell table:formula="of:=[.B606]+45"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16</text:p>
          </table:table-cell>
          <table:table-cell office:value-type="float" office:value="1268" calcext:value-type="float">
            <text:p>1268</text:p>
          </table:table-cell>
          <table:table-cell office:value-type="float" office:value="532" calcext:value-type="float">
            <text:p>532</text:p>
          </table:table-cell>
          <table:table-cell office:value-type="float" office:value="7365" calcext:value-type="float">
            <text:p>7365</text:p>
          </table:table-cell>
          <table:table-cell table:style-name="ce3" table:formula="of:=[.D607]*[.$P$4]*COS(PI()*([.$P$3] + (1 - [.D607]/[.$P$1])*[.$P$2])) + [.$P$5]" office:value-type="float" office:value="1311.3627480606" calcext:value-type="float">
            <text:p>1311</text:p>
          </table:table-cell>
          <table:table-cell office:value-type="float" office:value="1293" calcext:value-type="float">
            <text:p>1293</text:p>
          </table:table-cell>
          <table:table-cell table:formula="of:=[.B607]+45"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20</text:p>
          </table:table-cell>
          <table:table-cell office:value-type="float" office:value="1268" calcext:value-type="float">
            <text:p>1268</text:p>
          </table:table-cell>
          <table:table-cell office:value-type="float" office:value="532" calcext:value-type="float">
            <text:p>532</text:p>
          </table:table-cell>
          <table:table-cell office:value-type="float" office:value="7337" calcext:value-type="float">
            <text:p>7337</text:p>
          </table:table-cell>
          <table:table-cell table:style-name="ce3" table:formula="of:=[.D608]*[.$P$4]*COS(PI()*([.$P$3] + (1 - [.D608]/[.$P$1])*[.$P$2])) + [.$P$5]" office:value-type="float" office:value="1301.40453439155" calcext:value-type="float">
            <text:p>1301</text:p>
          </table:table-cell>
          <table:table-cell office:value-type="float" office:value="1295" calcext:value-type="float">
            <text:p>1295</text:p>
          </table:table-cell>
          <table:table-cell table:formula="of:=[.B608]+45"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36</text:p>
          </table:table-cell>
          <table:table-cell office:value-type="float" office:value="1268" calcext:value-type="float">
            <text:p>1268</text:p>
          </table:table-cell>
          <table:table-cell office:value-type="float" office:value="532" calcext:value-type="float">
            <text:p>532</text:p>
          </table:table-cell>
          <table:table-cell office:value-type="float" office:value="7366" calcext:value-type="float">
            <text:p>7366</text:p>
          </table:table-cell>
          <table:table-cell table:style-name="ce3" table:formula="of:=[.D609]*[.$P$4]*COS(PI()*([.$P$3] + (1 - [.D609]/[.$P$1])*[.$P$2])) + [.$P$5]" office:value-type="float" office:value="1311.71907960816" calcext:value-type="float">
            <text:p>1312</text:p>
          </table:table-cell>
          <table:table-cell office:value-type="float" office:value="1299" calcext:value-type="float">
            <text:p>1299</text:p>
          </table:table-cell>
          <table:table-cell table:formula="of:=[.B609]+45"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14</text:p>
          </table:table-cell>
          <table:table-cell office:value-type="float" office:value="1263" calcext:value-type="float">
            <text:p>1263</text:p>
          </table:table-cell>
          <table:table-cell office:value-type="float" office:value="531" calcext:value-type="float">
            <text:p>531</text:p>
          </table:table-cell>
          <table:table-cell office:value-type="float" office:value="7342" calcext:value-type="float">
            <text:p>7342</text:p>
          </table:table-cell>
          <table:table-cell table:style-name="ce3" table:formula="of:=[.D610]*[.$P$4]*COS(PI()*([.$P$3] + (1 - [.D610]/[.$P$1])*[.$P$2])) + [.$P$5]" office:value-type="float" office:value="1303.18008248063" calcext:value-type="float">
            <text:p>1303</text:p>
          </table:table-cell>
          <table:table-cell office:value-type="float" office:value="1294" calcext:value-type="float">
            <text:p>1294</text:p>
          </table:table-cell>
          <table:table-cell table:formula="of:=[.B610]+45" office:value-type="float" office:value="1308" calcext:value-type="float">
            <text:p>13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32</text:p>
          </table:table-cell>
          <table:table-cell office:value-type="float" office:value="1263" calcext:value-type="float">
            <text:p>1263</text:p>
          </table:table-cell>
          <table:table-cell office:value-type="float" office:value="531" calcext:value-type="float">
            <text:p>531</text:p>
          </table:table-cell>
          <table:table-cell office:value-type="float" office:value="7298" calcext:value-type="float">
            <text:p>7298</text:p>
          </table:table-cell>
          <table:table-cell table:style-name="ce3" table:formula="of:=[.D611]*[.$P$4]*COS(PI()*([.$P$3] + (1 - [.D611]/[.$P$1])*[.$P$2])) + [.$P$5]" office:value-type="float" office:value="1287.59576242432" calcext:value-type="float">
            <text:p>1288</text:p>
          </table:table-cell>
          <table:table-cell office:value-type="float" office:value="1290" calcext:value-type="float">
            <text:p>1290</text:p>
          </table:table-cell>
          <table:table-cell table:formula="of:=[.B611]+45" office:value-type="float" office:value="1308" calcext:value-type="float">
            <text:p>13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36</text:p>
          </table:table-cell>
          <table:table-cell office:value-type="float" office:value="1263" calcext:value-type="float">
            <text:p>1263</text:p>
          </table:table-cell>
          <table:table-cell office:value-type="float" office:value="531" calcext:value-type="float">
            <text:p>531</text:p>
          </table:table-cell>
          <table:table-cell office:value-type="float" office:value="7341" calcext:value-type="float">
            <text:p>7341</text:p>
          </table:table-cell>
          <table:table-cell table:style-name="ce3" table:formula="of:=[.D612]*[.$P$4]*COS(PI()*([.$P$3] + (1 - [.D612]/[.$P$1])*[.$P$2])) + [.$P$5]" office:value-type="float" office:value="1302.82487867335" calcext:value-type="float">
            <text:p>1303</text:p>
          </table:table-cell>
          <table:table-cell office:value-type="float" office:value="1290" calcext:value-type="float">
            <text:p>1290</text:p>
          </table:table-cell>
          <table:table-cell table:formula="of:=[.B612]+45" office:value-type="float" office:value="1308" calcext:value-type="float">
            <text:p>13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40</text:p>
          </table:table-cell>
          <table:table-cell office:value-type="float" office:value="1263" calcext:value-type="float">
            <text:p>1263</text:p>
          </table:table-cell>
          <table:table-cell office:value-type="float" office:value="531" calcext:value-type="float">
            <text:p>531</text:p>
          </table:table-cell>
          <table:table-cell office:value-type="float" office:value="7325" calcext:value-type="float">
            <text:p>7325</text:p>
          </table:table-cell>
          <table:table-cell table:style-name="ce3" table:formula="of:=[.D613]*[.$P$4]*COS(PI()*([.$P$3] + (1 - [.D613]/[.$P$1])*[.$P$2])) + [.$P$5]" office:value-type="float" office:value="1297.14802688514" calcext:value-type="float">
            <text:p>1297</text:p>
          </table:table-cell>
          <table:table-cell office:value-type="float" office:value="1281" calcext:value-type="float">
            <text:p>1281</text:p>
          </table:table-cell>
          <table:table-cell table:formula="of:=[.B613]+45" office:value-type="float" office:value="1308" calcext:value-type="float">
            <text:p>13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28</text:p>
          </table:table-cell>
          <table:table-cell office:value-type="float" office:value="1262" calcext:value-type="float">
            <text:p>1262</text:p>
          </table:table-cell>
          <table:table-cell office:value-type="float" office:value="531" calcext:value-type="float">
            <text:p>531</text:p>
          </table:table-cell>
          <table:table-cell office:value-type="float" office:value="7262" calcext:value-type="float">
            <text:p>7262</text:p>
          </table:table-cell>
          <table:table-cell table:style-name="ce3" table:formula="of:=[.D614]*[.$P$4]*COS(PI()*([.$P$3] + (1 - [.D614]/[.$P$1])*[.$P$2])) + [.$P$5]" office:value-type="float" office:value="1274.91321201105" calcext:value-type="float">
            <text:p>1275</text:p>
          </table:table-cell>
          <table:table-cell office:value-type="float" office:value="1269" calcext:value-type="float">
            <text:p>1269</text:p>
          </table:table-cell>
          <table:table-cell table:formula="of:=[.B614]+45"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32</text:p>
          </table:table-cell>
          <table:table-cell office:value-type="float" office:value="1262" calcext:value-type="float">
            <text:p>1262</text:p>
          </table:table-cell>
          <table:table-cell office:value-type="float" office:value="531" calcext:value-type="float">
            <text:p>531</text:p>
          </table:table-cell>
          <table:table-cell office:value-type="float" office:value="7270" calcext:value-type="float">
            <text:p>7270</text:p>
          </table:table-cell>
          <table:table-cell table:style-name="ce3" table:formula="of:=[.D615]*[.$P$4]*COS(PI()*([.$P$3] + (1 - [.D615]/[.$P$1])*[.$P$2])) + [.$P$5]" office:value-type="float" office:value="1277.72622685789" calcext:value-type="float">
            <text:p>1278</text:p>
          </table:table-cell>
          <table:table-cell office:value-type="float" office:value="1276" calcext:value-type="float">
            <text:p>1276</text:p>
          </table:table-cell>
          <table:table-cell table:formula="of:=[.B615]+45"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36</text:p>
          </table:table-cell>
          <table:table-cell office:value-type="float" office:value="1262" calcext:value-type="float">
            <text:p>1262</text:p>
          </table:table-cell>
          <table:table-cell office:value-type="float" office:value="531" calcext:value-type="float">
            <text:p>531</text:p>
          </table:table-cell>
          <table:table-cell office:value-type="float" office:value="7298" calcext:value-type="float">
            <text:p>7298</text:p>
          </table:table-cell>
          <table:table-cell table:style-name="ce3" table:formula="of:=[.D616]*[.$P$4]*COS(PI()*([.$P$3] + (1 - [.D616]/[.$P$1])*[.$P$2])) + [.$P$5]" office:value-type="float" office:value="1287.59576242432" calcext:value-type="float">
            <text:p>1288</text:p>
          </table:table-cell>
          <table:table-cell office:value-type="float" office:value="1267" calcext:value-type="float">
            <text:p>1267</text:p>
          </table:table-cell>
          <table:table-cell table:formula="of:=[.B616]+45"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40</text:p>
          </table:table-cell>
          <table:table-cell office:value-type="float" office:value="1262" calcext:value-type="float">
            <text:p>1262</text:p>
          </table:table-cell>
          <table:table-cell office:value-type="float" office:value="531" calcext:value-type="float">
            <text:p>531</text:p>
          </table:table-cell>
          <table:table-cell office:value-type="float" office:value="7302" calcext:value-type="float">
            <text:p>7302</text:p>
          </table:table-cell>
          <table:table-cell table:style-name="ce3" table:formula="of:=[.D617]*[.$P$4]*COS(PI()*([.$P$3] + (1 - [.D617]/[.$P$1])*[.$P$2])) + [.$P$5]" office:value-type="float" office:value="1289.00873501565" calcext:value-type="float">
            <text:p>1289</text:p>
          </table:table-cell>
          <table:table-cell office:value-type="float" office:value="1272" calcext:value-type="float">
            <text:p>1272</text:p>
          </table:table-cell>
          <table:table-cell table:formula="of:=[.B617]+45"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12</text:p>
          </table:table-cell>
          <table:table-cell office:value-type="float" office:value="1261" calcext:value-type="float">
            <text:p>1261</text:p>
          </table:table-cell>
          <table:table-cell office:value-type="float" office:value="530" calcext:value-type="float">
            <text:p>530</text:p>
          </table:table-cell>
          <table:table-cell office:value-type="float" office:value="7332" calcext:value-type="float">
            <text:p>7332</text:p>
          </table:table-cell>
          <table:table-cell table:style-name="ce3" table:formula="of:=[.D618]*[.$P$4]*COS(PI()*([.$P$3] + (1 - [.D618]/[.$P$1])*[.$P$2])) + [.$P$5]" office:value-type="float" office:value="1299.63016425616" calcext:value-type="float">
            <text:p>1300</text:p>
          </table:table-cell>
          <table:table-cell office:value-type="float" office:value="1289" calcext:value-type="float">
            <text:p>1289</text:p>
          </table:table-cell>
          <table:table-cell table:formula="of:=[.B618]+45" office:value-type="float" office:value="1306" calcext:value-type="float">
            <text:p>13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16</text:p>
          </table:table-cell>
          <table:table-cell office:value-type="float" office:value="1261" calcext:value-type="float">
            <text:p>1261</text:p>
          </table:table-cell>
          <table:table-cell office:value-type="float" office:value="530" calcext:value-type="float">
            <text:p>530</text:p>
          </table:table-cell>
          <table:table-cell office:value-type="float" office:value="7315" calcext:value-type="float">
            <text:p>7315</text:p>
          </table:table-cell>
          <table:table-cell table:style-name="ce3" table:formula="of:=[.D619]*[.$P$4]*COS(PI()*([.$P$3] + (1 - [.D619]/[.$P$1])*[.$P$2])) + [.$P$5]" office:value-type="float" office:value="1293.60613001072" calcext:value-type="float">
            <text:p>1294</text:p>
          </table:table-cell>
          <table:table-cell office:value-type="float" office:value="1275" calcext:value-type="float">
            <text:p>1275</text:p>
          </table:table-cell>
          <table:table-cell table:formula="of:=[.B619]+45" office:value-type="float" office:value="1306" calcext:value-type="float">
            <text:p>13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20</text:p>
          </table:table-cell>
          <table:table-cell office:value-type="float" office:value="1261" calcext:value-type="float">
            <text:p>1261</text:p>
          </table:table-cell>
          <table:table-cell office:value-type="float" office:value="530" calcext:value-type="float">
            <text:p>530</text:p>
          </table:table-cell>
          <table:table-cell office:value-type="float" office:value="7336" calcext:value-type="float">
            <text:p>7336</text:p>
          </table:table-cell>
          <table:table-cell table:style-name="ce3" table:formula="of:=[.D620]*[.$P$4]*COS(PI()*([.$P$3] + (1 - [.D620]/[.$P$1])*[.$P$2])) + [.$P$5]" office:value-type="float" office:value="1301.04956609696" calcext:value-type="float">
            <text:p>1301</text:p>
          </table:table-cell>
          <table:table-cell office:value-type="float" office:value="1290" calcext:value-type="float">
            <text:p>1290</text:p>
          </table:table-cell>
          <table:table-cell table:formula="of:=[.B620]+45" office:value-type="float" office:value="1306" calcext:value-type="float">
            <text:p>13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24</text:p>
          </table:table-cell>
          <table:table-cell office:value-type="float" office:value="1261" calcext:value-type="float">
            <text:p>1261</text:p>
          </table:table-cell>
          <table:table-cell office:value-type="float" office:value="530" calcext:value-type="float">
            <text:p>530</text:p>
          </table:table-cell>
          <table:table-cell office:value-type="float" office:value="7355" calcext:value-type="float">
            <text:p>7355</text:p>
          </table:table-cell>
          <table:table-cell table:style-name="ce3" table:formula="of:=[.D621]*[.$P$4]*COS(PI()*([.$P$3] + (1 - [.D621]/[.$P$1])*[.$P$2])) + [.$P$5]" office:value-type="float" office:value="1307.8020133303" calcext:value-type="float">
            <text:p>1308</text:p>
          </table:table-cell>
          <table:table-cell office:value-type="float" office:value="1283" calcext:value-type="float">
            <text:p>1283</text:p>
          </table:table-cell>
          <table:table-cell table:formula="of:=[.B621]+45" office:value-type="float" office:value="1306" calcext:value-type="float">
            <text:p>13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24</text:p>
          </table:table-cell>
          <table:table-cell office:value-type="float" office:value="1259" calcext:value-type="float">
            <text:p>1259</text:p>
          </table:table-cell>
          <table:table-cell office:value-type="float" office:value="530" calcext:value-type="float">
            <text:p>530</text:p>
          </table:table-cell>
          <table:table-cell office:value-type="float" office:value="7359" calcext:value-type="float">
            <text:p>7359</text:p>
          </table:table-cell>
          <table:table-cell table:style-name="ce3" table:formula="of:=[.D622]*[.$P$4]*COS(PI()*([.$P$3] + (1 - [.D622]/[.$P$1])*[.$P$2])) + [.$P$5]" office:value-type="float" office:value="1309.22574393133" calcext:value-type="float">
            <text:p>1309</text:p>
          </table:table-cell>
          <table:table-cell office:value-type="float" office:value="1292" calcext:value-type="float">
            <text:p>1292</text:p>
          </table:table-cell>
          <table:table-cell table:formula="of:=[.B622]+45" office:value-type="float" office:value="1304" calcext:value-type="float">
            <text:p>13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28</text:p>
          </table:table-cell>
          <table:table-cell office:value-type="float" office:value="1259" calcext:value-type="float">
            <text:p>1259</text:p>
          </table:table-cell>
          <table:table-cell office:value-type="float" office:value="530" calcext:value-type="float">
            <text:p>530</text:p>
          </table:table-cell>
          <table:table-cell office:value-type="float" office:value="7292" calcext:value-type="float">
            <text:p>7292</text:p>
          </table:table-cell>
          <table:table-cell table:style-name="ce3" table:formula="of:=[.D623]*[.$P$4]*COS(PI()*([.$P$3] + (1 - [.D623]/[.$P$1])*[.$P$2])) + [.$P$5]" office:value-type="float" office:value="1285.47772633677" calcext:value-type="float">
            <text:p>1285</text:p>
          </table:table-cell>
          <table:table-cell office:value-type="float" office:value="1282" calcext:value-type="float">
            <text:p>1282</text:p>
          </table:table-cell>
          <table:table-cell table:formula="of:=[.B623]+45" office:value-type="float" office:value="1304" calcext:value-type="float">
            <text:p>13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32</text:p>
          </table:table-cell>
          <table:table-cell office:value-type="float" office:value="1259" calcext:value-type="float">
            <text:p>1259</text:p>
          </table:table-cell>
          <table:table-cell office:value-type="float" office:value="530" calcext:value-type="float">
            <text:p>530</text:p>
          </table:table-cell>
          <table:table-cell office:value-type="float" office:value="7377" calcext:value-type="float">
            <text:p>7377</text:p>
          </table:table-cell>
          <table:table-cell table:style-name="ce3" table:formula="of:=[.D624]*[.$P$4]*COS(PI()*([.$P$3] + (1 - [.D624]/[.$P$1])*[.$P$2])) + [.$P$5]" office:value-type="float" office:value="1315.64181973022" calcext:value-type="float">
            <text:p>1316</text:p>
          </table:table-cell>
          <table:table-cell office:value-type="float" office:value="1302" calcext:value-type="float">
            <text:p>1302</text:p>
          </table:table-cell>
          <table:table-cell table:formula="of:=[.B624]+45" office:value-type="float" office:value="1304" calcext:value-type="float">
            <text:p>13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36</text:p>
          </table:table-cell>
          <table:table-cell office:value-type="float" office:value="1259" calcext:value-type="float">
            <text:p>1259</text:p>
          </table:table-cell>
          <table:table-cell office:value-type="float" office:value="530" calcext:value-type="float">
            <text:p>530</text:p>
          </table:table-cell>
          <table:table-cell office:value-type="float" office:value="7366" calcext:value-type="float">
            <text:p>7366</text:p>
          </table:table-cell>
          <table:table-cell table:style-name="ce3" table:formula="of:=[.D625]*[.$P$4]*COS(PI()*([.$P$3] + (1 - [.D625]/[.$P$1])*[.$P$2])) + [.$P$5]" office:value-type="float" office:value="1311.71907960816" calcext:value-type="float">
            <text:p>1312</text:p>
          </table:table-cell>
          <table:table-cell office:value-type="float" office:value="1297" calcext:value-type="float">
            <text:p>1297</text:p>
          </table:table-cell>
          <table:table-cell table:formula="of:=[.B625]+45" office:value-type="float" office:value="1304" calcext:value-type="float">
            <text:p>13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55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21" calcext:value-type="float">
            <text:p>7321</text:p>
          </table:table-cell>
          <table:table-cell table:style-name="ce3" table:formula="of:=[.D626]*[.$P$4]*COS(PI()*([.$P$3] + (1 - [.D626]/[.$P$1])*[.$P$2])) + [.$P$5]" office:value-type="float" office:value="1295.73070115908" calcext:value-type="float">
            <text:p>1296</text:p>
          </table:table-cell>
          <table:table-cell office:value-type="float" office:value="1282" calcext:value-type="float">
            <text:p>1282</text:p>
          </table:table-cell>
          <table:table-cell table:formula="of:=[.B626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6:59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26" calcext:value-type="float">
            <text:p>7326</text:p>
          </table:table-cell>
          <table:table-cell table:style-name="ce3" table:formula="of:=[.D627]*[.$P$4]*COS(PI()*([.$P$3] + (1 - [.D627]/[.$P$1])*[.$P$2])) + [.$P$5]" office:value-type="float" office:value="1297.50247636537" calcext:value-type="float">
            <text:p>1298</text:p>
          </table:table-cell>
          <table:table-cell office:value-type="float" office:value="1283" calcext:value-type="float">
            <text:p>1283</text:p>
          </table:table-cell>
          <table:table-cell table:formula="of:=[.B627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03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49" calcext:value-type="float">
            <text:p>7349</text:p>
          </table:table-cell>
          <table:table-cell table:style-name="ce3" table:formula="of:=[.D628]*[.$P$4]*COS(PI()*([.$P$3] + (1 - [.D628]/[.$P$1])*[.$P$2])) + [.$P$5]" office:value-type="float" office:value="1305.66782690933" calcext:value-type="float">
            <text:p>1306</text:p>
          </table:table-cell>
          <table:table-cell office:value-type="float" office:value="1277" calcext:value-type="float">
            <text:p>1277</text:p>
          </table:table-cell>
          <table:table-cell table:formula="of:=[.B628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07:07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24" calcext:value-type="float">
            <text:p>7324</text:p>
          </table:table-cell>
          <table:table-cell table:style-name="ce3" table:formula="of:=[.D629]*[.$P$4]*COS(PI()*([.$P$3] + (1 - [.D629]/[.$P$1])*[.$P$2])) + [.$P$5]" office:value-type="float" office:value="1296.79362461661" calcext:value-type="float">
            <text:p>1297</text:p>
          </table:table-cell>
          <table:table-cell office:value-type="float" office:value="1276" calcext:value-type="float">
            <text:p>1276</text:p>
          </table:table-cell>
          <table:table-cell table:formula="of:=[.B629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40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40" calcext:value-type="float">
            <text:p>7340</text:p>
          </table:table-cell>
          <table:table-cell table:style-name="ce3" table:formula="of:=[.D630]*[.$P$4]*COS(PI()*([.$P$3] + (1 - [.D630]/[.$P$1])*[.$P$2])) + [.$P$5]" office:value-type="float" office:value="1302.46972195299" calcext:value-type="float">
            <text:p>1302</text:p>
          </table:table-cell>
          <table:table-cell office:value-type="float" office:value="1285" calcext:value-type="float">
            <text:p>1285</text:p>
          </table:table-cell>
          <table:table-cell table:formula="of:=[.B630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44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00" calcext:value-type="float">
            <text:p>7300</text:p>
          </table:table-cell>
          <table:table-cell table:style-name="ce3" table:formula="of:=[.D631]*[.$P$4]*COS(PI()*([.$P$3] + (1 - [.D631]/[.$P$1])*[.$P$2])) + [.$P$5]" office:value-type="float" office:value="1288.30215390803" calcext:value-type="float">
            <text:p>1288</text:p>
          </table:table-cell>
          <table:table-cell office:value-type="float" office:value="1283" calcext:value-type="float">
            <text:p>1283</text:p>
          </table:table-cell>
          <table:table-cell table:formula="of:=[.B631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48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295" calcext:value-type="float">
            <text:p>7295</text:p>
          </table:table-cell>
          <table:table-cell table:style-name="ce3" table:formula="of:=[.D632]*[.$P$4]*COS(PI()*([.$P$3] + (1 - [.D632]/[.$P$1])*[.$P$2])) + [.$P$5]" office:value-type="float" office:value="1286.53653087926" calcext:value-type="float">
            <text:p>1287</text:p>
          </table:table-cell>
          <table:table-cell office:value-type="float" office:value="1280" calcext:value-type="float">
            <text:p>1280</text:p>
          </table:table-cell>
          <table:table-cell table:formula="of:=[.B632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3:52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10" calcext:value-type="float">
            <text:p>7310</text:p>
          </table:table-cell>
          <table:table-cell table:style-name="ce3" table:formula="of:=[.D633]*[.$P$4]*COS(PI()*([.$P$3] + (1 - [.D633]/[.$P$1])*[.$P$2])) + [.$P$5]" office:value-type="float" office:value="1291.83695444391" calcext:value-type="float">
            <text:p>1292</text:p>
          </table:table-cell>
          <table:table-cell office:value-type="float" office:value="1297" calcext:value-type="float">
            <text:p>1297</text:p>
          </table:table-cell>
          <table:table-cell table:formula="of:=[.B633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28</text:p>
          </table:table-cell>
          <table:table-cell office:value-type="float" office:value="1249" calcext:value-type="float">
            <text:p>1249</text:p>
          </table:table-cell>
          <table:table-cell office:value-type="float" office:value="527" calcext:value-type="float">
            <text:p>527</text:p>
          </table:table-cell>
          <table:table-cell office:value-type="float" office:value="7310" calcext:value-type="float">
            <text:p>7310</text:p>
          </table:table-cell>
          <table:table-cell table:style-name="ce3" table:formula="of:=[.D634]*[.$P$4]*COS(PI()*([.$P$3] + (1 - [.D634]/[.$P$1])*[.$P$2])) + [.$P$5]" office:value-type="float" office:value="1291.83695444391" calcext:value-type="float">
            <text:p>1292</text:p>
          </table:table-cell>
          <table:table-cell office:value-type="float" office:value="1288" calcext:value-type="float">
            <text:p>1288</text:p>
          </table:table-cell>
          <table:table-cell table:formula="of:=[.B634]+45"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44</text:p>
          </table:table-cell>
          <table:table-cell office:value-type="float" office:value="1244" calcext:value-type="float">
            <text:p>1244</text:p>
          </table:table-cell>
          <table:table-cell office:value-type="float" office:value="526" calcext:value-type="float">
            <text:p>526</text:p>
          </table:table-cell>
          <table:table-cell office:value-type="float" office:value="7305" calcext:value-type="float">
            <text:p>7305</text:p>
          </table:table-cell>
          <table:table-cell table:style-name="ce3" table:formula="of:=[.D635]*[.$P$4]*COS(PI()*([.$P$3] + (1 - [.D635]/[.$P$1])*[.$P$2])) + [.$P$5]" office:value-type="float" office:value="1290.06896208616" calcext:value-type="float">
            <text:p>1290</text:p>
          </table:table-cell>
          <table:table-cell office:value-type="float" office:value="1269" calcext:value-type="float">
            <text:p>1269</text:p>
          </table:table-cell>
          <table:table-cell table:formula="of:=[.B635]+45" office:value-type="float" office:value="1289" calcext:value-type="float">
            <text:p>12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48</text:p>
          </table:table-cell>
          <table:table-cell office:value-type="float" office:value="1243" calcext:value-type="float">
            <text:p>1243</text:p>
          </table:table-cell>
          <table:table-cell office:value-type="float" office:value="526" calcext:value-type="float">
            <text:p>526</text:p>
          </table:table-cell>
          <table:table-cell office:value-type="float" office:value="7259" calcext:value-type="float">
            <text:p>7259</text:p>
          </table:table-cell>
          <table:table-cell table:style-name="ce3" table:formula="of:=[.D636]*[.$P$4]*COS(PI()*([.$P$3] + (1 - [.D636]/[.$P$1])*[.$P$2])) + [.$P$5]" office:value-type="float" office:value="1273.85911827636" calcext:value-type="float">
            <text:p>1274</text:p>
          </table:table-cell>
          <table:table-cell office:value-type="float" office:value="1261" calcext:value-type="float">
            <text:p>1261</text:p>
          </table:table-cell>
          <table:table-cell table:formula="of:=[.B636]+45" office:value-type="float" office:value="1288" calcext:value-type="float">
            <text:p>12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52</text:p>
          </table:table-cell>
          <table:table-cell office:value-type="float" office:value="1243" calcext:value-type="float">
            <text:p>1243</text:p>
          </table:table-cell>
          <table:table-cell office:value-type="float" office:value="526" calcext:value-type="float">
            <text:p>526</text:p>
          </table:table-cell>
          <table:table-cell office:value-type="float" office:value="7288" calcext:value-type="float">
            <text:p>7288</text:p>
          </table:table-cell>
          <table:table-cell table:style-name="ce3" table:formula="of:=[.D637]*[.$P$4]*COS(PI()*([.$P$3] + (1 - [.D637]/[.$P$1])*[.$P$2])) + [.$P$5]" office:value-type="float" office:value="1284.0666515345" calcext:value-type="float">
            <text:p>1284</text:p>
          </table:table-cell>
          <table:table-cell office:value-type="float" office:value="1268" calcext:value-type="float">
            <text:p>1268</text:p>
          </table:table-cell>
          <table:table-cell table:formula="of:=[.B637]+45" office:value-type="float" office:value="1288" calcext:value-type="float">
            <text:p>12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56</text:p>
          </table:table-cell>
          <table:table-cell office:value-type="float" office:value="1243" calcext:value-type="float">
            <text:p>1243</text:p>
          </table:table-cell>
          <table:table-cell office:value-type="float" office:value="526" calcext:value-type="float">
            <text:p>526</text:p>
          </table:table-cell>
          <table:table-cell office:value-type="float" office:value="7300" calcext:value-type="float">
            <text:p>7300</text:p>
          </table:table-cell>
          <table:table-cell table:style-name="ce3" table:formula="of:=[.D638]*[.$P$4]*COS(PI()*([.$P$3] + (1 - [.D638]/[.$P$1])*[.$P$2])) + [.$P$5]" office:value-type="float" office:value="1288.30215390803" calcext:value-type="float">
            <text:p>1288</text:p>
          </table:table-cell>
          <table:table-cell office:value-type="float" office:value="1260" calcext:value-type="float">
            <text:p>1260</text:p>
          </table:table-cell>
          <table:table-cell table:formula="of:=[.B638]+45" office:value-type="float" office:value="1288" calcext:value-type="float">
            <text:p>12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40</text:p>
          </table:table-cell>
          <table:table-cell office:value-type="float" office:value="1236" calcext:value-type="float">
            <text:p>1236</text:p>
          </table:table-cell>
          <table:table-cell office:value-type="float" office:value="524" calcext:value-type="float">
            <text:p>524</text:p>
          </table:table-cell>
          <table:table-cell office:value-type="float" office:value="7197" calcext:value-type="float">
            <text:p>7197</text:p>
          </table:table-cell>
          <table:table-cell table:style-name="ce3" table:formula="of:=[.D639]*[.$P$4]*COS(PI()*([.$P$3] + (1 - [.D639]/[.$P$1])*[.$P$2])) + [.$P$5]" office:value-type="float" office:value="1252.17098015741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table:formula="of:=[.B639]+45" office:value-type="float" office:value="1281" calcext:value-type="float">
            <text:p>128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44</text:p>
          </table:table-cell>
          <table:table-cell office:value-type="float" office:value="1236" calcext:value-type="float">
            <text:p>1236</text:p>
          </table:table-cell>
          <table:table-cell office:value-type="float" office:value="524" calcext:value-type="float">
            <text:p>524</text:p>
          </table:table-cell>
          <table:table-cell office:value-type="float" office:value="7259" calcext:value-type="float">
            <text:p>7259</text:p>
          </table:table-cell>
          <table:table-cell table:style-name="ce3" table:formula="of:=[.D640]*[.$P$4]*COS(PI()*([.$P$3] + (1 - [.D640]/[.$P$1])*[.$P$2])) + [.$P$5]" office:value-type="float" office:value="1273.85911827636" calcext:value-type="float">
            <text:p>1274</text:p>
          </table:table-cell>
          <table:table-cell office:value-type="float" office:value="1257" calcext:value-type="float">
            <text:p>1257</text:p>
          </table:table-cell>
          <table:table-cell table:formula="of:=[.B640]+45" office:value-type="float" office:value="1281" calcext:value-type="float">
            <text:p>128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20</text:p>
          </table:table-cell>
          <table:table-cell office:value-type="float" office:value="1232" calcext:value-type="float">
            <text:p>1232</text:p>
          </table:table-cell>
          <table:table-cell office:value-type="float" office:value="523" calcext:value-type="float">
            <text:p>523</text:p>
          </table:table-cell>
          <table:table-cell office:value-type="float" office:value="7273" calcext:value-type="float">
            <text:p>7273</text:p>
          </table:table-cell>
          <table:table-cell table:style-name="ce3" table:formula="of:=[.D641]*[.$P$4]*COS(PI()*([.$P$3] + (1 - [.D641]/[.$P$1])*[.$P$2])) + [.$P$5]" office:value-type="float" office:value="1278.78189366472" calcext:value-type="float">
            <text:p>1279</text:p>
          </table:table-cell>
          <table:table-cell office:value-type="float" office:value="1281" calcext:value-type="float">
            <text:p>1281</text:p>
          </table:table-cell>
          <table:table-cell table:formula="of:=[.B641]+45" office:value-type="float" office:value="1277" calcext:value-type="float">
            <text:p>12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54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250" calcext:value-type="float">
            <text:p>7250</text:p>
          </table:table-cell>
          <table:table-cell table:style-name="ce3" table:formula="of:=[.D642]*[.$P$4]*COS(PI()*([.$P$3] + (1 - [.D642]/[.$P$1])*[.$P$2])) + [.$P$5]" office:value-type="float" office:value="1270.6994149342" calcext:value-type="float">
            <text:p>1271</text:p>
          </table:table-cell>
          <table:table-cell office:value-type="float" office:value="1253" calcext:value-type="float">
            <text:p>1253</text:p>
          </table:table-cell>
          <table:table-cell table:formula="of:=[.B642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0:58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271" calcext:value-type="float">
            <text:p>7271</text:p>
          </table:table-cell>
          <table:table-cell table:style-name="ce3" table:formula="of:=[.D643]*[.$P$4]*COS(PI()*([.$P$3] + (1 - [.D643]/[.$P$1])*[.$P$2])) + [.$P$5]" office:value-type="float" office:value="1278.07806816578" calcext:value-type="float">
            <text:p>1278</text:p>
          </table:table-cell>
          <table:table-cell office:value-type="float" office:value="1255" calcext:value-type="float">
            <text:p>1255</text:p>
          </table:table-cell>
          <table:table-cell table:formula="of:=[.B643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02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286" calcext:value-type="float">
            <text:p>7286</text:p>
          </table:table-cell>
          <table:table-cell table:style-name="ce3" table:formula="of:=[.D644]*[.$P$4]*COS(PI()*([.$P$3] + (1 - [.D644]/[.$P$1])*[.$P$2])) + [.$P$5]" office:value-type="float" office:value="1283.36139909601" calcext:value-type="float">
            <text:p>1283</text:p>
          </table:table-cell>
          <table:table-cell office:value-type="float" office:value="1262" calcext:value-type="float">
            <text:p>1262</text:p>
          </table:table-cell>
          <table:table-cell table:formula="of:=[.B644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1:06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235" calcext:value-type="float">
            <text:p>7235</text:p>
          </table:table-cell>
          <table:table-cell table:style-name="ce3" table:formula="of:=[.D645]*[.$P$4]*COS(PI()*([.$P$3] + (1 - [.D645]/[.$P$1])*[.$P$2])) + [.$P$5]" office:value-type="float" office:value="1265.44184802783" calcext:value-type="float">
            <text:p>1265</text:p>
          </table:table-cell>
          <table:table-cell office:value-type="float" office:value="1250" calcext:value-type="float">
            <text:p>1250</text:p>
          </table:table-cell>
          <table:table-cell table:formula="of:=[.B645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20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264" calcext:value-type="float">
            <text:p>7264</text:p>
          </table:table-cell>
          <table:table-cell table:style-name="ce3" table:formula="of:=[.D646]*[.$P$4]*COS(PI()*([.$P$3] + (1 - [.D646]/[.$P$1])*[.$P$2])) + [.$P$5]" office:value-type="float" office:value="1275.61617967878" calcext:value-type="float">
            <text:p>1276</text:p>
          </table:table-cell>
          <table:table-cell office:value-type="float" office:value="1265" calcext:value-type="float">
            <text:p>1265</text:p>
          </table:table-cell>
          <table:table-cell table:formula="of:=[.B646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24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303" calcext:value-type="float">
            <text:p>7303</text:p>
          </table:table-cell>
          <table:table-cell table:style-name="ce3" table:formula="of:=[.D647]*[.$P$4]*COS(PI()*([.$P$3] + (1 - [.D647]/[.$P$1])*[.$P$2])) + [.$P$5]" office:value-type="float" office:value="1289.36209665903" calcext:value-type="float">
            <text:p>1289</text:p>
          </table:table-cell>
          <table:table-cell office:value-type="float" office:value="1268" calcext:value-type="float">
            <text:p>1268</text:p>
          </table:table-cell>
          <table:table-cell table:formula="of:=[.B647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28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314" calcext:value-type="float">
            <text:p>7314</text:p>
          </table:table-cell>
          <table:table-cell table:style-name="ce3" table:formula="of:=[.D648]*[.$P$4]*COS(PI()*([.$P$3] + (1 - [.D648]/[.$P$1])*[.$P$2])) + [.$P$5]" office:value-type="float" office:value="1293.25220028725" calcext:value-type="float">
            <text:p>1293</text:p>
          </table:table-cell>
          <table:table-cell office:value-type="float" office:value="1269" calcext:value-type="float">
            <text:p>1269</text:p>
          </table:table-cell>
          <table:table-cell table:formula="of:=[.B648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4:32</text:p>
          </table:table-cell>
          <table:table-cell office:value-type="float" office:value="1228" calcext:value-type="float">
            <text:p>1228</text:p>
          </table:table-cell>
          <table:table-cell office:value-type="float" office:value="522" calcext:value-type="float">
            <text:p>522</text:p>
          </table:table-cell>
          <table:table-cell office:value-type="float" office:value="7272" calcext:value-type="float">
            <text:p>7272</text:p>
          </table:table-cell>
          <table:table-cell table:style-name="ce3" table:formula="of:=[.D649]*[.$P$4]*COS(PI()*([.$P$3] + (1 - [.D649]/[.$P$1])*[.$P$2])) + [.$P$5]" office:value-type="float" office:value="1278.42995710396" calcext:value-type="float">
            <text:p>1278</text:p>
          </table:table-cell>
          <table:table-cell office:value-type="float" office:value="1272" calcext:value-type="float">
            <text:p>1272</text:p>
          </table:table-cell>
          <table:table-cell table:formula="of:=[.B649]+45"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08</text:p>
          </table:table-cell>
          <table:table-cell office:value-type="float" office:value="1227" calcext:value-type="float">
            <text:p>1227</text:p>
          </table:table-cell>
          <table:table-cell office:value-type="float" office:value="522" calcext:value-type="float">
            <text:p>522</text:p>
          </table:table-cell>
          <table:table-cell office:value-type="float" office:value="7209" calcext:value-type="float">
            <text:p>7209</text:p>
          </table:table-cell>
          <table:table-cell table:style-name="ce3" table:formula="of:=[.D650]*[.$P$4]*COS(PI()*([.$P$3] + (1 - [.D650]/[.$P$1])*[.$P$2])) + [.$P$5]" office:value-type="float" office:value="1256.35428155013" calcext:value-type="float">
            <text:p>1256</text:p>
          </table:table-cell>
          <table:table-cell office:value-type="float" office:value="1244" calcext:value-type="float">
            <text:p>1244</text:p>
          </table:table-cell>
          <table:table-cell table:formula="of:=[.B650]+45" office:value-type="float" office:value="1272" calcext:value-type="float">
            <text:p>127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00</text:p>
          </table:table-cell>
          <table:table-cell office:value-type="float" office:value="1223" calcext:value-type="float">
            <text:p>1223</text:p>
          </table:table-cell>
          <table:table-cell office:value-type="float" office:value="521" calcext:value-type="float">
            <text:p>521</text:p>
          </table:table-cell>
          <table:table-cell office:value-type="float" office:value="7202" calcext:value-type="float">
            <text:p>7202</text:p>
          </table:table-cell>
          <table:table-cell table:style-name="ce3" table:formula="of:=[.D651]*[.$P$4]*COS(PI()*([.$P$3] + (1 - [.D651]/[.$P$1])*[.$P$2])) + [.$P$5]" office:value-type="float" office:value="1253.91317970205" calcext:value-type="float">
            <text:p>1254</text:p>
          </table:table-cell>
          <table:table-cell office:value-type="float" office:value="1255" calcext:value-type="float">
            <text:p>1255</text:p>
          </table:table-cell>
          <table:table-cell table:formula="of:=[.B651]+45" office:value-type="float" office:value="1268" calcext:value-type="float">
            <text:p>12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44</text:p>
          </table:table-cell>
          <table:table-cell office:value-type="float" office:value="1216" calcext:value-type="float">
            <text:p>1216</text:p>
          </table:table-cell>
          <table:table-cell office:value-type="float" office:value="519" calcext:value-type="float">
            <text:p>519</text:p>
          </table:table-cell>
          <table:table-cell office:value-type="float" office:value="7223" calcext:value-type="float">
            <text:p>7223</text:p>
          </table:table-cell>
          <table:table-cell table:style-name="ce3" table:formula="of:=[.D652]*[.$P$4]*COS(PI()*([.$P$3] + (1 - [.D652]/[.$P$1])*[.$P$2])) + [.$P$5]" office:value-type="float" office:value="1261.24355422382" calcext:value-type="float">
            <text:p>1261</text:p>
          </table:table-cell>
          <table:table-cell office:value-type="float" office:value="1261" calcext:value-type="float">
            <text:p>1261</text:p>
          </table:table-cell>
          <table:table-cell table:formula="of:=[.B652]+45" office:value-type="float" office:value="1261" calcext:value-type="float">
            <text:p>12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48</text:p>
          </table:table-cell>
          <table:table-cell office:value-type="float" office:value="1216" calcext:value-type="float">
            <text:p>1216</text:p>
          </table:table-cell>
          <table:table-cell office:value-type="float" office:value="519" calcext:value-type="float">
            <text:p>519</text:p>
          </table:table-cell>
          <table:table-cell office:value-type="float" office:value="7271" calcext:value-type="float">
            <text:p>7271</text:p>
          </table:table-cell>
          <table:table-cell table:style-name="ce3" table:formula="of:=[.D653]*[.$P$4]*COS(PI()*([.$P$3] + (1 - [.D653]/[.$P$1])*[.$P$2])) + [.$P$5]" office:value-type="float" office:value="1278.07806816578" calcext:value-type="float">
            <text:p>1278</text:p>
          </table:table-cell>
          <table:table-cell office:value-type="float" office:value="1256" calcext:value-type="float">
            <text:p>1256</text:p>
          </table:table-cell>
          <table:table-cell table:formula="of:=[.B653]+45" office:value-type="float" office:value="1261" calcext:value-type="float">
            <text:p>12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52</text:p>
          </table:table-cell>
          <table:table-cell office:value-type="float" office:value="1216" calcext:value-type="float">
            <text:p>1216</text:p>
          </table:table-cell>
          <table:table-cell office:value-type="float" office:value="519" calcext:value-type="float">
            <text:p>519</text:p>
          </table:table-cell>
          <table:table-cell office:value-type="float" office:value="7245" calcext:value-type="float">
            <text:p>7245</text:p>
          </table:table-cell>
          <table:table-cell table:style-name="ce3" table:formula="of:=[.D654]*[.$P$4]*COS(PI()*([.$P$3] + (1 - [.D654]/[.$P$1])*[.$P$2])) + [.$P$5]" office:value-type="float" office:value="1268.9456965508" calcext:value-type="float">
            <text:p>1269</text:p>
          </table:table-cell>
          <table:table-cell office:value-type="float" office:value="1250" calcext:value-type="float">
            <text:p>1250</text:p>
          </table:table-cell>
          <table:table-cell table:formula="of:=[.B654]+45" office:value-type="float" office:value="1261" calcext:value-type="float">
            <text:p>12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56</text:p>
          </table:table-cell>
          <table:table-cell office:value-type="float" office:value="1216" calcext:value-type="float">
            <text:p>1216</text:p>
          </table:table-cell>
          <table:table-cell office:value-type="float" office:value="519" calcext:value-type="float">
            <text:p>519</text:p>
          </table:table-cell>
          <table:table-cell office:value-type="float" office:value="7236" calcext:value-type="float">
            <text:p>7236</text:p>
          </table:table-cell>
          <table:table-cell table:style-name="ce3" table:formula="of:=[.D655]*[.$P$4]*COS(PI()*([.$P$3] + (1 - [.D655]/[.$P$1])*[.$P$2])) + [.$P$5]" office:value-type="float" office:value="1265.79201742429" calcext:value-type="float">
            <text:p>1266</text:p>
          </table:table-cell>
          <table:table-cell office:value-type="float" office:value="1261" calcext:value-type="float">
            <text:p>1261</text:p>
          </table:table-cell>
          <table:table-cell table:formula="of:=[.B655]+45" office:value-type="float" office:value="1261" calcext:value-type="float">
            <text:p>12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48</text:p>
          </table:table-cell>
          <table:table-cell office:value-type="float" office:value="1208" calcext:value-type="float">
            <text:p>1208</text:p>
          </table:table-cell>
          <table:table-cell office:value-type="float" office:value="517" calcext:value-type="float">
            <text:p>517</text:p>
          </table:table-cell>
          <table:table-cell office:value-type="float" office:value="7198" calcext:value-type="float">
            <text:p>7198</text:p>
          </table:table-cell>
          <table:table-cell table:style-name="ce3" table:formula="of:=[.D656]*[.$P$4]*COS(PI()*([.$P$3] + (1 - [.D656]/[.$P$1])*[.$P$2])) + [.$P$5]" office:value-type="float" office:value="1252.5193237016" calcext:value-type="float">
            <text:p>1253</text:p>
          </table:table-cell>
          <table:table-cell office:value-type="float" office:value="1239" calcext:value-type="float">
            <text:p>1239</text:p>
          </table:table-cell>
          <table:table-cell table:formula="of:=[.B656]+45" office:value-type="float" office:value="1253" calcext:value-type="float">
            <text:p>12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44</text:p>
          </table:table-cell>
          <table:table-cell office:value-type="float" office:value="1198" calcext:value-type="float">
            <text:p>1198</text:p>
          </table:table-cell>
          <table:table-cell office:value-type="float" office:value="515" calcext:value-type="float">
            <text:p>515</text:p>
          </table:table-cell>
          <table:table-cell office:value-type="float" office:value="7173" calcext:value-type="float">
            <text:p>7173</text:p>
          </table:table-cell>
          <table:table-cell table:style-name="ce3" table:formula="of:=[.D657]*[.$P$4]*COS(PI()*([.$P$3] + (1 - [.D657]/[.$P$1])*[.$P$2])) + [.$P$5]" office:value-type="float" office:value="1243.8252118785" calcext:value-type="float">
            <text:p>1244</text:p>
          </table:table-cell>
          <table:table-cell office:value-type="float" office:value="1239" calcext:value-type="float">
            <text:p>1239</text:p>
          </table:table-cell>
          <table:table-cell table:formula="of:=[.B657]+45" office:value-type="float" office:value="1243" calcext:value-type="float">
            <text:p>12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48</text:p>
          </table:table-cell>
          <table:table-cell office:value-type="float" office:value="1198" calcext:value-type="float">
            <text:p>1198</text:p>
          </table:table-cell>
          <table:table-cell office:value-type="float" office:value="515" calcext:value-type="float">
            <text:p>515</text:p>
          </table:table-cell>
          <table:table-cell office:value-type="float" office:value="7154" calcext:value-type="float">
            <text:p>7154</text:p>
          </table:table-cell>
          <table:table-cell table:style-name="ce3" table:formula="of:=[.D658]*[.$P$4]*COS(PI()*([.$P$3] + (1 - [.D658]/[.$P$1])*[.$P$2])) + [.$P$5]" office:value-type="float" office:value="1237.23790337638" calcext:value-type="float">
            <text:p>1237</text:p>
          </table:table-cell>
          <table:table-cell office:value-type="float" office:value="1240" calcext:value-type="float">
            <text:p>1240</text:p>
          </table:table-cell>
          <table:table-cell table:formula="of:=[.B658]+45" office:value-type="float" office:value="1243" calcext:value-type="float">
            <text:p>12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52</text:p>
          </table:table-cell>
          <table:table-cell office:value-type="float" office:value="1198" calcext:value-type="float">
            <text:p>1198</text:p>
          </table:table-cell>
          <table:table-cell office:value-type="float" office:value="515" calcext:value-type="float">
            <text:p>515</text:p>
          </table:table-cell>
          <table:table-cell office:value-type="float" office:value="7178" calcext:value-type="float">
            <text:p>7178</text:p>
          </table:table-cell>
          <table:table-cell table:style-name="ce3" table:formula="of:=[.D659]*[.$P$4]*COS(PI()*([.$P$3] + (1 - [.D659]/[.$P$1])*[.$P$2])) + [.$P$5]" office:value-type="float" office:value="1245.56161903871" calcext:value-type="float">
            <text:p>1246</text:p>
          </table:table-cell>
          <table:table-cell office:value-type="float" office:value="1226" calcext:value-type="float">
            <text:p>1226</text:p>
          </table:table-cell>
          <table:table-cell table:formula="of:=[.B659]+45" office:value-type="float" office:value="1243" calcext:value-type="float">
            <text:p>12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56</text:p>
          </table:table-cell>
          <table:table-cell office:value-type="float" office:value="1198" calcext:value-type="float">
            <text:p>1198</text:p>
          </table:table-cell>
          <table:table-cell office:value-type="float" office:value="515" calcext:value-type="float">
            <text:p>515</text:p>
          </table:table-cell>
          <table:table-cell office:value-type="float" office:value="7194" calcext:value-type="float">
            <text:p>7194</text:p>
          </table:table-cell>
          <table:table-cell table:style-name="ce3" table:formula="of:=[.D660]*[.$P$4]*COS(PI()*([.$P$3] + (1 - [.D660]/[.$P$1])*[.$P$2])) + [.$P$5]" office:value-type="float" office:value="1251.12623874095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table:formula="of:=[.B660]+45" office:value-type="float" office:value="1243" calcext:value-type="float">
            <text:p>12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00</text:p>
          </table:table-cell>
          <table:table-cell office:value-type="float" office:value="1197" calcext:value-type="float">
            <text:p>1197</text:p>
          </table:table-cell>
          <table:table-cell office:value-type="float" office:value="514" calcext:value-type="float">
            <text:p>514</text:p>
          </table:table-cell>
          <table:table-cell office:value-type="float" office:value="7168" calcext:value-type="float">
            <text:p>7168</text:p>
          </table:table-cell>
          <table:table-cell table:style-name="ce3" table:formula="of:=[.D661]*[.$P$4]*COS(PI()*([.$P$3] + (1 - [.D661]/[.$P$1])*[.$P$2])) + [.$P$5]" office:value-type="float" office:value="1242.0900142187" calcext:value-type="float">
            <text:p>1242</text:p>
          </table:table-cell>
          <table:table-cell office:value-type="float" office:value="1225" calcext:value-type="float">
            <text:p>1225</text:p>
          </table:table-cell>
          <table:table-cell table:formula="of:=[.B661]+45" office:value-type="float" office:value="1242" calcext:value-type="float">
            <text:p>12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04</text:p>
          </table:table-cell>
          <table:table-cell office:value-type="float" office:value="1197" calcext:value-type="float">
            <text:p>1197</text:p>
          </table:table-cell>
          <table:table-cell office:value-type="float" office:value="514" calcext:value-type="float">
            <text:p>514</text:p>
          </table:table-cell>
          <table:table-cell office:value-type="float" office:value="7181" calcext:value-type="float">
            <text:p>7181</text:p>
          </table:table-cell>
          <table:table-cell table:style-name="ce3" table:formula="of:=[.D662]*[.$P$4]*COS(PI()*([.$P$3] + (1 - [.D662]/[.$P$1])*[.$P$2])) + [.$P$5]" office:value-type="float" office:value="1246.6040435005" calcext:value-type="float">
            <text:p>1247</text:p>
          </table:table-cell>
          <table:table-cell office:value-type="float" office:value="1229" calcext:value-type="float">
            <text:p>1229</text:p>
          </table:table-cell>
          <table:table-cell table:formula="of:=[.B662]+45" office:value-type="float" office:value="1242" calcext:value-type="float">
            <text:p>12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08</text:p>
          </table:table-cell>
          <table:table-cell office:value-type="float" office:value="1197" calcext:value-type="float">
            <text:p>1197</text:p>
          </table:table-cell>
          <table:table-cell office:value-type="float" office:value="514" calcext:value-type="float">
            <text:p>514</text:p>
          </table:table-cell>
          <table:table-cell office:value-type="float" office:value="7204" calcext:value-type="float">
            <text:p>7204</text:p>
          </table:table-cell>
          <table:table-cell table:style-name="ce3" table:formula="of:=[.D663]*[.$P$4]*COS(PI()*([.$P$3] + (1 - [.D663]/[.$P$1])*[.$P$2])) + [.$P$5]" office:value-type="float" office:value="1254.61039668979" calcext:value-type="float">
            <text:p>1255</text:p>
          </table:table-cell>
          <table:table-cell office:value-type="float" office:value="1228" calcext:value-type="float">
            <text:p>1228</text:p>
          </table:table-cell>
          <table:table-cell table:formula="of:=[.B663]+45" office:value-type="float" office:value="1242" calcext:value-type="float">
            <text:p>12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2:12</text:p>
          </table:table-cell>
          <table:table-cell office:value-type="float" office:value="1197" calcext:value-type="float">
            <text:p>1197</text:p>
          </table:table-cell>
          <table:table-cell office:value-type="float" office:value="514" calcext:value-type="float">
            <text:p>514</text:p>
          </table:table-cell>
          <table:table-cell office:value-type="float" office:value="7183" calcext:value-type="float">
            <text:p>7183</text:p>
          </table:table-cell>
          <table:table-cell table:style-name="ce3" table:formula="of:=[.D664]*[.$P$4]*COS(PI()*([.$P$3] + (1 - [.D664]/[.$P$1])*[.$P$2])) + [.$P$5]" office:value-type="float" office:value="1247.29923475085" calcext:value-type="float">
            <text:p>1247</text:p>
          </table:table-cell>
          <table:table-cell office:value-type="float" office:value="1237" calcext:value-type="float">
            <text:p>1237</text:p>
          </table:table-cell>
          <table:table-cell table:formula="of:=[.B664]+45" office:value-type="float" office:value="1242" calcext:value-type="float">
            <text:p>12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52</text:p>
          </table:table-cell>
          <table:table-cell office:value-type="float" office:value="1195" calcext:value-type="float">
            <text:p>1195</text:p>
          </table:table-cell>
          <table:table-cell office:value-type="float" office:value="514" calcext:value-type="float">
            <text:p>514</text:p>
          </table:table-cell>
          <table:table-cell office:value-type="float" office:value="7149" calcext:value-type="float">
            <text:p>7149</text:p>
          </table:table-cell>
          <table:table-cell table:style-name="ce3" table:formula="of:=[.D665]*[.$P$4]*COS(PI()*([.$P$3] + (1 - [.D665]/[.$P$1])*[.$P$2])) + [.$P$5]" office:value-type="float" office:value="1235.5073104533" calcext:value-type="float">
            <text:p>1236</text:p>
          </table:table-cell>
          <table:table-cell office:value-type="float" office:value="1228" calcext:value-type="float">
            <text:p>1228</text:p>
          </table:table-cell>
          <table:table-cell table:formula="of:=[.B665]+45"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04</text:p>
          </table:table-cell>
          <table:table-cell office:value-type="float" office:value="1192" calcext:value-type="float">
            <text:p>1192</text:p>
          </table:table-cell>
          <table:table-cell office:value-type="float" office:value="513" calcext:value-type="float">
            <text:p>513</text:p>
          </table:table-cell>
          <table:table-cell office:value-type="float" office:value="7137" calcext:value-type="float">
            <text:p>7137</text:p>
          </table:table-cell>
          <table:table-cell table:style-name="ce3" table:formula="of:=[.D666]*[.$P$4]*COS(PI()*([.$P$3] + (1 - [.D666]/[.$P$1])*[.$P$2])) + [.$P$5]" office:value-type="float" office:value="1231.35884252289" calcext:value-type="float">
            <text:p>1231</text:p>
          </table:table-cell>
          <table:table-cell office:value-type="float" office:value="1218" calcext:value-type="float">
            <text:p>1218</text:p>
          </table:table-cell>
          <table:table-cell table:formula="of:=[.B666]+45" office:value-type="float" office:value="1237" calcext:value-type="float">
            <text:p>12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32</text:p>
          </table:table-cell>
          <table:table-cell office:value-type="float" office:value="1192" calcext:value-type="float">
            <text:p>1192</text:p>
          </table:table-cell>
          <table:table-cell office:value-type="float" office:value="513" calcext:value-type="float">
            <text:p>513</text:p>
          </table:table-cell>
          <table:table-cell office:value-type="float" office:value="7145" calcext:value-type="float">
            <text:p>7145</text:p>
          </table:table-cell>
          <table:table-cell table:style-name="ce3" table:formula="of:=[.D667]*[.$P$4]*COS(PI()*([.$P$3] + (1 - [.D667]/[.$P$1])*[.$P$2])) + [.$P$5]" office:value-type="float" office:value="1234.12371017928" calcext:value-type="float">
            <text:p>1234</text:p>
          </table:table-cell>
          <table:table-cell office:value-type="float" office:value="1225" calcext:value-type="float">
            <text:p>1225</text:p>
          </table:table-cell>
          <table:table-cell table:formula="of:=[.B667]+45" office:value-type="float" office:value="1237" calcext:value-type="float">
            <text:p>12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12</text:p>
          </table:table-cell>
          <table:table-cell office:value-type="float" office:value="1178" calcext:value-type="float">
            <text:p>1178</text:p>
          </table:table-cell>
          <table:table-cell office:value-type="float" office:value="510" calcext:value-type="float">
            <text:p>510</text:p>
          </table:table-cell>
          <table:table-cell office:value-type="float" office:value="7076" calcext:value-type="float">
            <text:p>7076</text:p>
          </table:table-cell>
          <table:table-cell table:style-name="ce3" table:formula="of:=[.D668]*[.$P$4]*COS(PI()*([.$P$3] + (1 - [.D668]/[.$P$1])*[.$P$2])) + [.$P$5]" office:value-type="float" office:value="1210.37939455255" calcext:value-type="float">
            <text:p>1210</text:p>
          </table:table-cell>
          <table:table-cell office:value-type="float" office:value="1198" calcext:value-type="float">
            <text:p>1198</text:p>
          </table:table-cell>
          <table:table-cell table:formula="of:=[.B668]+45" office:value-type="float" office:value="1223" calcext:value-type="float">
            <text:p>12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24</text:p>
          </table:table-cell>
          <table:table-cell office:value-type="float" office:value="1178" calcext:value-type="float">
            <text:p>1178</text:p>
          </table:table-cell>
          <table:table-cell office:value-type="float" office:value="510" calcext:value-type="float">
            <text:p>510</text:p>
          </table:table-cell>
          <table:table-cell office:value-type="float" office:value="7155" calcext:value-type="float">
            <text:p>7155</text:p>
          </table:table-cell>
          <table:table-cell table:style-name="ce3" table:formula="of:=[.D669]*[.$P$4]*COS(PI()*([.$P$3] + (1 - [.D669]/[.$P$1])*[.$P$2])) + [.$P$5]" office:value-type="float" office:value="1237.58416756286" calcext:value-type="float">
            <text:p>1238</text:p>
          </table:table-cell>
          <table:table-cell office:value-type="float" office:value="1229" calcext:value-type="float">
            <text:p>1229</text:p>
          </table:table-cell>
          <table:table-cell table:formula="of:=[.B669]+45" office:value-type="float" office:value="1223" calcext:value-type="float">
            <text:p>12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36</text:p>
          </table:table-cell>
          <table:table-cell office:value-type="float" office:value="1174" calcext:value-type="float">
            <text:p>1174</text:p>
          </table:table-cell>
          <table:table-cell office:value-type="float" office:value="509" calcext:value-type="float">
            <text:p>509</text:p>
          </table:table-cell>
          <table:table-cell office:value-type="float" office:value="7085" calcext:value-type="float">
            <text:p>7085</text:p>
          </table:table-cell>
          <table:table-cell table:style-name="ce3" table:formula="of:=[.D670]*[.$P$4]*COS(PI()*([.$P$3] + (1 - [.D670]/[.$P$1])*[.$P$2])) + [.$P$5]" office:value-type="float" office:value="1213.46327216442" calcext:value-type="float">
            <text:p>1213</text:p>
          </table:table-cell>
          <table:table-cell office:value-type="float" office:value="1213" calcext:value-type="float">
            <text:p>1213</text:p>
          </table:table-cell>
          <table:table-cell table:formula="of:=[.B670]+45" office:value-type="float" office:value="1219" calcext:value-type="float">
            <text:p>12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40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079" calcext:value-type="float">
            <text:p>7079</text:p>
          </table:table-cell>
          <table:table-cell table:style-name="ce3" table:formula="of:=[.D671]*[.$P$4]*COS(PI()*([.$P$3] + (1 - [.D671]/[.$P$1])*[.$P$2])) + [.$P$5]" office:value-type="float" office:value="1211.40691204087" calcext:value-type="float">
            <text:p>1211</text:p>
          </table:table-cell>
          <table:table-cell office:value-type="float" office:value="1216" calcext:value-type="float">
            <text:p>1216</text:p>
          </table:table-cell>
          <table:table-cell table:formula="of:=[.B671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20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070" calcext:value-type="float">
            <text:p>7070</text:p>
          </table:table-cell>
          <table:table-cell table:style-name="ce3" table:formula="of:=[.D672]*[.$P$4]*COS(PI()*([.$P$3] + (1 - [.D672]/[.$P$1])*[.$P$2])) + [.$P$5]" office:value-type="float" office:value="1208.32568572928" calcext:value-type="float">
            <text:p>1208</text:p>
          </table:table-cell>
          <table:table-cell office:value-type="float" office:value="1204" calcext:value-type="float">
            <text:p>1204</text:p>
          </table:table-cell>
          <table:table-cell table:formula="of:=[.B672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24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085" calcext:value-type="float">
            <text:p>7085</text:p>
          </table:table-cell>
          <table:table-cell table:style-name="ce3" table:formula="of:=[.D673]*[.$P$4]*COS(PI()*([.$P$3] + (1 - [.D673]/[.$P$1])*[.$P$2])) + [.$P$5]" office:value-type="float" office:value="1213.46327216442" calcext:value-type="float">
            <text:p>1213</text:p>
          </table:table-cell>
          <table:table-cell office:value-type="float" office:value="1202" calcext:value-type="float">
            <text:p>1202</text:p>
          </table:table-cell>
          <table:table-cell table:formula="of:=[.B673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28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014" calcext:value-type="float">
            <text:p>7014</text:p>
          </table:table-cell>
          <table:table-cell table:style-name="ce3" table:formula="of:=[.D674]*[.$P$4]*COS(PI()*([.$P$3] + (1 - [.D674]/[.$P$1])*[.$P$2])) + [.$P$5]" office:value-type="float" office:value="1189.24328295936" calcext:value-type="float">
            <text:p>1189</text:p>
          </table:table-cell>
          <table:table-cell office:value-type="float" office:value="1203" calcext:value-type="float">
            <text:p>1203</text:p>
          </table:table-cell>
          <table:table-cell table:formula="of:=[.B674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28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144" calcext:value-type="float">
            <text:p>7144</text:p>
          </table:table-cell>
          <table:table-cell table:style-name="ce3" table:formula="of:=[.D675]*[.$P$4]*COS(PI()*([.$P$3] + (1 - [.D675]/[.$P$1])*[.$P$2])) + [.$P$5]" office:value-type="float" office:value="1233.77793157153" calcext:value-type="float">
            <text:p>1234</text:p>
          </table:table-cell>
          <table:table-cell office:value-type="float" office:value="1217" calcext:value-type="float">
            <text:p>1217</text:p>
          </table:table-cell>
          <table:table-cell table:formula="of:=[.B675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32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087" calcext:value-type="float">
            <text:p>7087</text:p>
          </table:table-cell>
          <table:table-cell table:style-name="ce3" table:formula="of:=[.D676]*[.$P$4]*COS(PI()*([.$P$3] + (1 - [.D676]/[.$P$1])*[.$P$2])) + [.$P$5]" office:value-type="float" office:value="1214.14911795622" calcext:value-type="float">
            <text:p>1214</text:p>
          </table:table-cell>
          <table:table-cell office:value-type="float" office:value="1221" calcext:value-type="float">
            <text:p>1221</text:p>
          </table:table-cell>
          <table:table-cell table:formula="of:=[.B676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36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148" calcext:value-type="float">
            <text:p>7148</text:p>
          </table:table-cell>
          <table:table-cell table:style-name="ce3" table:formula="of:=[.D677]*[.$P$4]*COS(PI()*([.$P$3] + (1 - [.D677]/[.$P$1])*[.$P$2])) + [.$P$5]" office:value-type="float" office:value="1235.16133752343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table:formula="of:=[.B677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40</text:p>
          </table:table-cell>
          <table:table-cell office:value-type="float" office:value="1172" calcext:value-type="float">
            <text:p>1172</text:p>
          </table:table-cell>
          <table:table-cell office:value-type="float" office:value="508" calcext:value-type="float">
            <text:p>508</text:p>
          </table:table-cell>
          <table:table-cell office:value-type="float" office:value="7093" calcext:value-type="float">
            <text:p>7093</text:p>
          </table:table-cell>
          <table:table-cell table:style-name="ce3" table:formula="of:=[.D678]*[.$P$4]*COS(PI()*([.$P$3] + (1 - [.D678]/[.$P$1])*[.$P$2])) + [.$P$5]" office:value-type="float" office:value="1216.20783174718" calcext:value-type="float">
            <text:p>1216</text:p>
          </table:table-cell>
          <table:table-cell office:value-type="float" office:value="1208" calcext:value-type="float">
            <text:p>1208</text:p>
          </table:table-cell>
          <table:table-cell table:formula="of:=[.B678]+45" office:value-type="float" office:value="1217" calcext:value-type="float">
            <text:p>12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00</text:p>
          </table:table-cell>
          <table:table-cell office:value-type="float" office:value="1168" calcext:value-type="float">
            <text:p>1168</text:p>
          </table:table-cell>
          <table:table-cell office:value-type="float" office:value="507" calcext:value-type="float">
            <text:p>507</text:p>
          </table:table-cell>
          <table:table-cell office:value-type="float" office:value="7059" calcext:value-type="float">
            <text:p>7059</text:p>
          </table:table-cell>
          <table:table-cell table:style-name="ce3" table:formula="of:=[.D679]*[.$P$4]*COS(PI()*([.$P$3] + (1 - [.D679]/[.$P$1])*[.$P$2])) + [.$P$5]" office:value-type="float" office:value="1204.565149948" calcext:value-type="float">
            <text:p>1205</text:p>
          </table:table-cell>
          <table:table-cell office:value-type="float" office:value="1205" calcext:value-type="float">
            <text:p>1205</text:p>
          </table:table-cell>
          <table:table-cell table:formula="of:=[.B679]+45" office:value-type="float" office:value="1213" calcext:value-type="float">
            <text:p>12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08</text:p>
          </table:table-cell>
          <table:table-cell office:value-type="float" office:value="1165" calcext:value-type="float">
            <text:p>1165</text:p>
          </table:table-cell>
          <table:table-cell office:value-type="float" office:value="506" calcext:value-type="float">
            <text:p>506</text:p>
          </table:table-cell>
          <table:table-cell office:value-type="float" office:value="7074" calcext:value-type="float">
            <text:p>7074</text:p>
          </table:table-cell>
          <table:table-cell table:style-name="ce3" table:formula="of:=[.D680]*[.$P$4]*COS(PI()*([.$P$3] + (1 - [.D680]/[.$P$1])*[.$P$2])) + [.$P$5]" office:value-type="float" office:value="1209.69462842796" calcext:value-type="float">
            <text:p>1210</text:p>
          </table:table-cell>
          <table:table-cell office:value-type="float" office:value="1187" calcext:value-type="float">
            <text:p>1187</text:p>
          </table:table-cell>
          <table:table-cell table:formula="of:=[.B680]+45" office:value-type="float" office:value="1210" calcext:value-type="float">
            <text:p>12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36</text:p>
          </table:table-cell>
          <table:table-cell office:value-type="float" office:value="1160" calcext:value-type="float">
            <text:p>1160</text:p>
          </table:table-cell>
          <table:table-cell office:value-type="float" office:value="505" calcext:value-type="float">
            <text:p>505</text:p>
          </table:table-cell>
          <table:table-cell office:value-type="float" office:value="7040" calcext:value-type="float">
            <text:p>7040</text:p>
          </table:table-cell>
          <table:table-cell table:style-name="ce3" table:formula="of:=[.D681]*[.$P$4]*COS(PI()*([.$P$3] + (1 - [.D681]/[.$P$1])*[.$P$2])) + [.$P$5]" office:value-type="float" office:value="1198.08371690665" calcext:value-type="float">
            <text:p>1198</text:p>
          </table:table-cell>
          <table:table-cell office:value-type="float" office:value="1198" calcext:value-type="float">
            <text:p>1198</text:p>
          </table:table-cell>
          <table:table-cell table:formula="of:=[.B681]+45" office:value-type="float" office:value="1205" calcext:value-type="float">
            <text:p>12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08</text:p>
          </table:table-cell>
          <table:table-cell office:value-type="float" office:value="1158" calcext:value-type="float">
            <text:p>1158</text:p>
          </table:table-cell>
          <table:table-cell office:value-type="float" office:value="505" calcext:value-type="float">
            <text:p>505</text:p>
          </table:table-cell>
          <table:table-cell office:value-type="float" office:value="7038" calcext:value-type="float">
            <text:p>7038</text:p>
          </table:table-cell>
          <table:table-cell table:style-name="ce3" table:formula="of:=[.D682]*[.$P$4]*COS(PI()*([.$P$3] + (1 - [.D682]/[.$P$1])*[.$P$2])) + [.$P$5]" office:value-type="float" office:value="1197.40249682726" calcext:value-type="float">
            <text:p>1197</text:p>
          </table:table-cell>
          <table:table-cell office:value-type="float" office:value="1182" calcext:value-type="float">
            <text:p>1182</text:p>
          </table:table-cell>
          <table:table-cell table:formula="of:=[.B682]+45" office:value-type="float" office:value="1203" calcext:value-type="float">
            <text:p>12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12</text:p>
          </table:table-cell>
          <table:table-cell office:value-type="float" office:value="1157" calcext:value-type="float">
            <text:p>1157</text:p>
          </table:table-cell>
          <table:table-cell office:value-type="float" office:value="504" calcext:value-type="float">
            <text:p>504</text:p>
          </table:table-cell>
          <table:table-cell office:value-type="float" office:value="7045" calcext:value-type="float">
            <text:p>7045</text:p>
          </table:table-cell>
          <table:table-cell table:style-name="ce3" table:formula="of:=[.D683]*[.$P$4]*COS(PI()*([.$P$3] + (1 - [.D683]/[.$P$1])*[.$P$2])) + [.$P$5]" office:value-type="float" office:value="1199.78763106892" calcext:value-type="float">
            <text:p>1200</text:p>
          </table:table-cell>
          <table:table-cell office:value-type="float" office:value="1182" calcext:value-type="float">
            <text:p>1182</text:p>
          </table:table-cell>
          <table:table-cell table:formula="of:=[.B683]+45" office:value-type="float" office:value="1202" calcext:value-type="float">
            <text:p>12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28</text:p>
          </table:table-cell>
          <table:table-cell office:value-type="float" office:value="1154" calcext:value-type="float">
            <text:p>1154</text:p>
          </table:table-cell>
          <table:table-cell office:value-type="float" office:value="504" calcext:value-type="float">
            <text:p>504</text:p>
          </table:table-cell>
          <table:table-cell office:value-type="float" office:value="7016" calcext:value-type="float">
            <text:p>7016</text:p>
          </table:table-cell>
          <table:table-cell table:style-name="ce3" table:formula="of:=[.D684]*[.$P$4]*COS(PI()*([.$P$3] + (1 - [.D684]/[.$P$1])*[.$P$2])) + [.$P$5]" office:value-type="float" office:value="1189.92212834113" calcext:value-type="float">
            <text:p>1190</text:p>
          </table:table-cell>
          <table:table-cell office:value-type="float" office:value="1185" calcext:value-type="float">
            <text:p>1185</text:p>
          </table:table-cell>
          <table:table-cell table:formula="of:=[.B684]+45" office:value-type="float" office:value="1199" calcext:value-type="float">
            <text:p>11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12</text:p>
          </table:table-cell>
          <table:table-cell office:value-type="float" office:value="1151" calcext:value-type="float">
            <text:p>1151</text:p>
          </table:table-cell>
          <table:table-cell office:value-type="float" office:value="503" calcext:value-type="float">
            <text:p>503</text:p>
          </table:table-cell>
          <table:table-cell office:value-type="float" office:value="6975" calcext:value-type="float">
            <text:p>6975</text:p>
          </table:table-cell>
          <table:table-cell table:style-name="ce3" table:formula="of:=[.D685]*[.$P$4]*COS(PI()*([.$P$3] + (1 - [.D685]/[.$P$1])*[.$P$2])) + [.$P$5]" office:value-type="float" office:value="1176.04550079707" calcext:value-type="float">
            <text:p>1176</text:p>
          </table:table-cell>
          <table:table-cell office:value-type="float" office:value="1168" calcext:value-type="float">
            <text:p>1168</text:p>
          </table:table-cell>
          <table:table-cell table:formula="of:=[.B685]+45"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16</text:p>
          </table:table-cell>
          <table:table-cell office:value-type="float" office:value="1151" calcext:value-type="float">
            <text:p>1151</text:p>
          </table:table-cell>
          <table:table-cell office:value-type="float" office:value="503" calcext:value-type="float">
            <text:p>503</text:p>
          </table:table-cell>
          <table:table-cell office:value-type="float" office:value="6995" calcext:value-type="float">
            <text:p>6995</text:p>
          </table:table-cell>
          <table:table-cell table:style-name="ce3" table:formula="of:=[.D686]*[.$P$4]*COS(PI()*([.$P$3] + (1 - [.D686]/[.$P$1])*[.$P$2])) + [.$P$5]" office:value-type="float" office:value="1182.80414913141" calcext:value-type="float">
            <text:p>1183</text:p>
          </table:table-cell>
          <table:table-cell office:value-type="float" office:value="1169" calcext:value-type="float">
            <text:p>1169</text:p>
          </table:table-cell>
          <table:table-cell table:formula="of:=[.B686]+45"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20</text:p>
          </table:table-cell>
          <table:table-cell office:value-type="float" office:value="1151" calcext:value-type="float">
            <text:p>1151</text:p>
          </table:table-cell>
          <table:table-cell office:value-type="float" office:value="503" calcext:value-type="float">
            <text:p>503</text:p>
          </table:table-cell>
          <table:table-cell office:value-type="float" office:value="6994" calcext:value-type="float">
            <text:p>6994</text:p>
          </table:table-cell>
          <table:table-cell table:style-name="ce3" table:formula="of:=[.D687]*[.$P$4]*COS(PI()*([.$P$3] + (1 - [.D687]/[.$P$1])*[.$P$2])) + [.$P$5]" office:value-type="float" office:value="1182.46574399562" calcext:value-type="float">
            <text:p>1182</text:p>
          </table:table-cell>
          <table:table-cell office:value-type="float" office:value="1166" calcext:value-type="float">
            <text:p>1166</text:p>
          </table:table-cell>
          <table:table-cell table:formula="of:=[.B687]+45"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2:24</text:p>
          </table:table-cell>
          <table:table-cell office:value-type="float" office:value="1151" calcext:value-type="float">
            <text:p>1151</text:p>
          </table:table-cell>
          <table:table-cell office:value-type="float" office:value="503" calcext:value-type="float">
            <text:p>503</text:p>
          </table:table-cell>
          <table:table-cell office:value-type="float" office:value="7002" calcext:value-type="float">
            <text:p>7002</text:p>
          </table:table-cell>
          <table:table-cell table:style-name="ce3" table:formula="of:=[.D688]*[.$P$4]*COS(PI()*([.$P$3] + (1 - [.D688]/[.$P$1])*[.$P$2])) + [.$P$5]" office:value-type="float" office:value="1185.17437651023" calcext:value-type="float">
            <text:p>1185</text:p>
          </table:table-cell>
          <table:table-cell office:value-type="float" office:value="1168" calcext:value-type="float">
            <text:p>1168</text:p>
          </table:table-cell>
          <table:table-cell table:formula="of:=[.B688]+45"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44</text:p>
          </table:table-cell>
          <table:table-cell office:value-type="float" office:value="1151" calcext:value-type="float">
            <text:p>1151</text:p>
          </table:table-cell>
          <table:table-cell office:value-type="float" office:value="503" calcext:value-type="float">
            <text:p>503</text:p>
          </table:table-cell>
          <table:table-cell office:value-type="float" office:value="7046" calcext:value-type="float">
            <text:p>7046</text:p>
          </table:table-cell>
          <table:table-cell table:style-name="ce3" table:formula="of:=[.D689]*[.$P$4]*COS(PI()*([.$P$3] + (1 - [.D689]/[.$P$1])*[.$P$2])) + [.$P$5]" office:value-type="float" office:value="1200.12856195019" calcext:value-type="float">
            <text:p>1200</text:p>
          </table:table-cell>
          <table:table-cell office:value-type="float" office:value="1179" calcext:value-type="float">
            <text:p>1179</text:p>
          </table:table-cell>
          <table:table-cell table:formula="of:=[.B689]+45"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32</text:p>
          </table:table-cell>
          <table:table-cell office:value-type="float" office:value="1151" calcext:value-type="float">
            <text:p>1151</text:p>
          </table:table-cell>
          <table:table-cell office:value-type="float" office:value="503" calcext:value-type="float">
            <text:p>503</text:p>
          </table:table-cell>
          <table:table-cell office:value-type="float" office:value="7049" calcext:value-type="float">
            <text:p>7049</text:p>
          </table:table-cell>
          <table:table-cell table:style-name="ce3" table:formula="of:=[.D690]*[.$P$4]*COS(PI()*([.$P$3] + (1 - [.D690]/[.$P$1])*[.$P$2])) + [.$P$5]" office:value-type="float" office:value="1201.15165055827" calcext:value-type="float">
            <text:p>1201</text:p>
          </table:table-cell>
          <table:table-cell office:value-type="float" office:value="1180" calcext:value-type="float">
            <text:p>1180</text:p>
          </table:table-cell>
          <table:table-cell table:formula="of:=[.B690]+45"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6:56</text:p>
          </table:table-cell>
          <table:table-cell office:value-type="float" office:value="1150" calcext:value-type="float">
            <text:p>1150</text:p>
          </table:table-cell>
          <table:table-cell office:value-type="float" office:value="503" calcext:value-type="float">
            <text:p>503</text:p>
          </table:table-cell>
          <table:table-cell office:value-type="float" office:value="7039" calcext:value-type="float">
            <text:p>7039</text:p>
          </table:table-cell>
          <table:table-cell table:style-name="ce3" table:formula="of:=[.D691]*[.$P$4]*COS(PI()*([.$P$3] + (1 - [.D691]/[.$P$1])*[.$P$2])) + [.$P$5]" office:value-type="float" office:value="1197.74308217487" calcext:value-type="float">
            <text:p>1198</text:p>
          </table:table-cell>
          <table:table-cell office:value-type="float" office:value="1193" calcext:value-type="float">
            <text:p>1193</text:p>
          </table:table-cell>
          <table:table-cell table:formula="of:=[.B691]+45" office:value-type="float" office:value="1195" calcext:value-type="float">
            <text:p>11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56</text:p>
          </table:table-cell>
          <table:table-cell office:value-type="float" office:value="1144" calcext:value-type="float">
            <text:p>1144</text:p>
          </table:table-cell>
          <table:table-cell office:value-type="float" office:value="501" calcext:value-type="float">
            <text:p>501</text:p>
          </table:table-cell>
          <table:table-cell office:value-type="float" office:value="7025" calcext:value-type="float">
            <text:p>7025</text:p>
          </table:table-cell>
          <table:table-cell table:style-name="ce3" table:formula="of:=[.D692]*[.$P$4]*COS(PI()*([.$P$3] + (1 - [.D692]/[.$P$1])*[.$P$2])) + [.$P$5]" office:value-type="float" office:value="1192.97938463357" calcext:value-type="float">
            <text:p>1193</text:p>
          </table:table-cell>
          <table:table-cell office:value-type="float" office:value="1183" calcext:value-type="float">
            <text:p>1183</text:p>
          </table:table-cell>
          <table:table-cell table:formula="of:=[.B692]+45"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00</text:p>
          </table:table-cell>
          <table:table-cell office:value-type="float" office:value="1144" calcext:value-type="float">
            <text:p>1144</text:p>
          </table:table-cell>
          <table:table-cell office:value-type="float" office:value="501" calcext:value-type="float">
            <text:p>501</text:p>
          </table:table-cell>
          <table:table-cell office:value-type="float" office:value="6970" calcext:value-type="float">
            <text:p>6970</text:p>
          </table:table-cell>
          <table:table-cell table:style-name="ce3" table:formula="of:=[.D693]*[.$P$4]*COS(PI()*([.$P$3] + (1 - [.D693]/[.$P$1])*[.$P$2])) + [.$P$5]" office:value-type="float" office:value="1174.35895237068" calcext:value-type="float">
            <text:p>1174</text:p>
          </table:table-cell>
          <table:table-cell office:value-type="float" office:value="1166" calcext:value-type="float">
            <text:p>1166</text:p>
          </table:table-cell>
          <table:table-cell table:formula="of:=[.B693]+45"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04</text:p>
          </table:table-cell>
          <table:table-cell office:value-type="float" office:value="1144" calcext:value-type="float">
            <text:p>1144</text:p>
          </table:table-cell>
          <table:table-cell office:value-type="float" office:value="501" calcext:value-type="float">
            <text:p>501</text:p>
          </table:table-cell>
          <table:table-cell office:value-type="float" office:value="7007" calcext:value-type="float">
            <text:p>7007</text:p>
          </table:table-cell>
          <table:table-cell table:style-name="ce3" table:formula="of:=[.D694]*[.$P$4]*COS(PI()*([.$P$3] + (1 - [.D694]/[.$P$1])*[.$P$2])) + [.$P$5]" office:value-type="float" office:value="1186.86888592719" calcext:value-type="float">
            <text:p>1187</text:p>
          </table:table-cell>
          <table:table-cell office:value-type="float" office:value="1184" calcext:value-type="float">
            <text:p>1184</text:p>
          </table:table-cell>
          <table:table-cell table:formula="of:=[.B694]+45"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7:08</text:p>
          </table:table-cell>
          <table:table-cell office:value-type="float" office:value="1144" calcext:value-type="float">
            <text:p>1144</text:p>
          </table:table-cell>
          <table:table-cell office:value-type="float" office:value="501" calcext:value-type="float">
            <text:p>501</text:p>
          </table:table-cell>
          <table:table-cell office:value-type="float" office:value="7008" calcext:value-type="float">
            <text:p>7008</text:p>
          </table:table-cell>
          <table:table-cell table:style-name="ce3" table:formula="of:=[.D695]*[.$P$4]*COS(PI()*([.$P$3] + (1 - [.D695]/[.$P$1])*[.$P$2])) + [.$P$5]" office:value-type="float" office:value="1187.20793670106" calcext:value-type="float">
            <text:p>1187</text:p>
          </table:table-cell>
          <table:table-cell office:value-type="float" office:value="1174" calcext:value-type="float">
            <text:p>1174</text:p>
          </table:table-cell>
          <table:table-cell table:formula="of:=[.B695]+45"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16</text:p>
          </table:table-cell>
          <table:table-cell office:value-type="float" office:value="1143" calcext:value-type="float">
            <text:p>1143</text:p>
          </table:table-cell>
          <table:table-cell office:value-type="float" office:value="501" calcext:value-type="float">
            <text:p>501</text:p>
          </table:table-cell>
          <table:table-cell office:value-type="float" office:value="6997" calcext:value-type="float">
            <text:p>6997</text:p>
          </table:table-cell>
          <table:table-cell table:style-name="ce3" table:formula="of:=[.D696]*[.$P$4]*COS(PI()*([.$P$3] + (1 - [.D696]/[.$P$1])*[.$P$2])) + [.$P$5]" office:value-type="float" office:value="1183.48110852133" calcext:value-type="float">
            <text:p>1183</text:p>
          </table:table-cell>
          <table:table-cell office:value-type="float" office:value="1182" calcext:value-type="float">
            <text:p>1182</text:p>
          </table:table-cell>
          <table:table-cell table:formula="of:=[.B696]+45" office:value-type="float" office:value="1188" calcext:value-type="float">
            <text:p>11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20</text:p>
          </table:table-cell>
          <table:table-cell office:value-type="float" office:value="1143" calcext:value-type="float">
            <text:p>1143</text:p>
          </table:table-cell>
          <table:table-cell office:value-type="float" office:value="501" calcext:value-type="float">
            <text:p>501</text:p>
          </table:table-cell>
          <table:table-cell office:value-type="float" office:value="7022" calcext:value-type="float">
            <text:p>7022</text:p>
          </table:table-cell>
          <table:table-cell table:style-name="ce3" table:formula="of:=[.D697]*[.$P$4]*COS(PI()*([.$P$3] + (1 - [.D697]/[.$P$1])*[.$P$2])) + [.$P$5]" office:value-type="float" office:value="1191.95985354805" calcext:value-type="float">
            <text:p>1192</text:p>
          </table:table-cell>
          <table:table-cell office:value-type="float" office:value="1166" calcext:value-type="float">
            <text:p>1166</text:p>
          </table:table-cell>
          <table:table-cell table:formula="of:=[.B697]+45" office:value-type="float" office:value="1188" calcext:value-type="float">
            <text:p>11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24</text:p>
          </table:table-cell>
          <table:table-cell office:value-type="float" office:value="1143" calcext:value-type="float">
            <text:p>1143</text:p>
          </table:table-cell>
          <table:table-cell office:value-type="float" office:value="501" calcext:value-type="float">
            <text:p>501</text:p>
          </table:table-cell>
          <table:table-cell office:value-type="float" office:value="6992" calcext:value-type="float">
            <text:p>6992</text:p>
          </table:table-cell>
          <table:table-cell table:style-name="ce3" table:formula="of:=[.D698]*[.$P$4]*COS(PI()*([.$P$3] + (1 - [.D698]/[.$P$1])*[.$P$2])) + [.$P$5]" office:value-type="float" office:value="1181.78908287906" calcext:value-type="float">
            <text:p>1182</text:p>
          </table:table-cell>
          <table:table-cell office:value-type="float" office:value="1179" calcext:value-type="float">
            <text:p>1179</text:p>
          </table:table-cell>
          <table:table-cell table:formula="of:=[.B698]+45" office:value-type="float" office:value="1188" calcext:value-type="float">
            <text:p>11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36</text:p>
          </table:table-cell>
          <table:table-cell office:value-type="float" office:value="1143" calcext:value-type="float">
            <text:p>1143</text:p>
          </table:table-cell>
          <table:table-cell office:value-type="float" office:value="501" calcext:value-type="float">
            <text:p>501</text:p>
          </table:table-cell>
          <table:table-cell office:value-type="float" office:value="6995" calcext:value-type="float">
            <text:p>6995</text:p>
          </table:table-cell>
          <table:table-cell table:style-name="ce3" table:formula="of:=[.D699]*[.$P$4]*COS(PI()*([.$P$3] + (1 - [.D699]/[.$P$1])*[.$P$2])) + [.$P$5]" office:value-type="float" office:value="1182.80414913141" calcext:value-type="float">
            <text:p>1183</text:p>
          </table:table-cell>
          <table:table-cell office:value-type="float" office:value="1173" calcext:value-type="float">
            <text:p>1173</text:p>
          </table:table-cell>
          <table:table-cell table:formula="of:=[.B699]+45" office:value-type="float" office:value="1188" calcext:value-type="float">
            <text:p>11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28</text:p>
          </table:table-cell>
          <table:table-cell office:value-type="float" office:value="1139" calcext:value-type="float">
            <text:p>1139</text:p>
          </table:table-cell>
          <table:table-cell office:value-type="float" office:value="500" calcext:value-type="float">
            <text:p>500</text:p>
          </table:table-cell>
          <table:table-cell office:value-type="float" office:value="7021" calcext:value-type="float">
            <text:p>7021</text:p>
          </table:table-cell>
          <table:table-cell table:style-name="ce3" table:formula="of:=[.D700]*[.$P$4]*COS(PI()*([.$P$3] + (1 - [.D700]/[.$P$1])*[.$P$2])) + [.$P$5]" office:value-type="float" office:value="1191.62010886266" calcext:value-type="float">
            <text:p>1192</text:p>
          </table:table-cell>
          <table:table-cell office:value-type="float" office:value="1166" calcext:value-type="float">
            <text:p>1166</text:p>
          </table:table-cell>
          <table:table-cell table:formula="of:=[.B700]+45" office:value-type="float" office:value="1184" calcext:value-type="float">
            <text:p>11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48</text:p>
          </table:table-cell>
          <table:table-cell office:value-type="float" office:value="1138" calcext:value-type="float">
            <text:p>1138</text:p>
          </table:table-cell>
          <table:table-cell office:value-type="float" office:value="500" calcext:value-type="float">
            <text:p>500</text:p>
          </table:table-cell>
          <table:table-cell office:value-type="float" office:value="6979" calcext:value-type="float">
            <text:p>6979</text:p>
          </table:table-cell>
          <table:table-cell table:style-name="ce3" table:formula="of:=[.D701]*[.$P$4]*COS(PI()*([.$P$3] + (1 - [.D701]/[.$P$1])*[.$P$2])) + [.$P$5]" office:value-type="float" office:value="1177.3956369743" calcext:value-type="float">
            <text:p>1177</text:p>
          </table:table-cell>
          <table:table-cell office:value-type="float" office:value="1160" calcext:value-type="float">
            <text:p>1160</text:p>
          </table:table-cell>
          <table:table-cell table:formula="of:=[.B701]+45" office:value-type="float" office:value="1183" calcext:value-type="float">
            <text:p>11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40</text:p>
          </table:table-cell>
          <table:table-cell office:value-type="float" office:value="1135" calcext:value-type="float">
            <text:p>1135</text:p>
          </table:table-cell>
          <table:table-cell office:value-type="float" office:value="499" calcext:value-type="float">
            <text:p>499</text:p>
          </table:table-cell>
          <table:table-cell office:value-type="float" office:value="6941" calcext:value-type="float">
            <text:p>6941</text:p>
          </table:table-cell>
          <table:table-cell table:style-name="ce3" table:formula="of:=[.D702]*[.$P$4]*COS(PI()*([.$P$3] + (1 - [.D702]/[.$P$1])*[.$P$2])) + [.$P$5]" office:value-type="float" office:value="1164.60159687936" calcext:value-type="float">
            <text:p>1165</text:p>
          </table:table-cell>
          <table:table-cell office:value-type="float" office:value="1158" calcext:value-type="float">
            <text:p>1158</text:p>
          </table:table-cell>
          <table:table-cell table:formula="of:=[.B702]+45"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44</text:p>
          </table:table-cell>
          <table:table-cell office:value-type="float" office:value="1135" calcext:value-type="float">
            <text:p>1135</text:p>
          </table:table-cell>
          <table:table-cell office:value-type="float" office:value="499" calcext:value-type="float">
            <text:p>499</text:p>
          </table:table-cell>
          <table:table-cell office:value-type="float" office:value="6968" calcext:value-type="float">
            <text:p>6968</text:p>
          </table:table-cell>
          <table:table-cell table:style-name="ce3" table:formula="of:=[.D703]*[.$P$4]*COS(PI()*([.$P$3] + (1 - [.D703]/[.$P$1])*[.$P$2])) + [.$P$5]" office:value-type="float" office:value="1173.68468219073" calcext:value-type="float">
            <text:p>1174</text:p>
          </table:table-cell>
          <table:table-cell office:value-type="float" office:value="1158" calcext:value-type="float">
            <text:p>1158</text:p>
          </table:table-cell>
          <table:table-cell table:formula="of:=[.B703]+45"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32</text:p>
          </table:table-cell>
          <table:table-cell office:value-type="float" office:value="1132" calcext:value-type="float">
            <text:p>1132</text:p>
          </table:table-cell>
          <table:table-cell office:value-type="float" office:value="498" calcext:value-type="float">
            <text:p>498</text:p>
          </table:table-cell>
          <table:table-cell office:value-type="float" office:value="7003" calcext:value-type="float">
            <text:p>7003</text:p>
          </table:table-cell>
          <table:table-cell table:style-name="ce3" table:formula="of:=[.D704]*[.$P$4]*COS(PI()*([.$P$3] + (1 - [.D704]/[.$P$1])*[.$P$2])) + [.$P$5]" office:value-type="float" office:value="1185.51317910878" calcext:value-type="float">
            <text:p>1186</text:p>
          </table:table-cell>
          <table:table-cell office:value-type="float" office:value="1173" calcext:value-type="float">
            <text:p>1173</text:p>
          </table:table-cell>
          <table:table-cell table:formula="of:=[.B704]+45" office:value-type="float" office:value="1177" calcext:value-type="float">
            <text:p>11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36</text:p>
          </table:table-cell>
          <table:table-cell office:value-type="float" office:value="1132" calcext:value-type="float">
            <text:p>1132</text:p>
          </table:table-cell>
          <table:table-cell office:value-type="float" office:value="498" calcext:value-type="float">
            <text:p>498</text:p>
          </table:table-cell>
          <table:table-cell office:value-type="float" office:value="6992" calcext:value-type="float">
            <text:p>6992</text:p>
          </table:table-cell>
          <table:table-cell table:style-name="ce3" table:formula="of:=[.D705]*[.$P$4]*COS(PI()*([.$P$3] + (1 - [.D705]/[.$P$1])*[.$P$2])) + [.$P$5]" office:value-type="float" office:value="1181.78908287906" calcext:value-type="float">
            <text:p>1182</text:p>
          </table:table-cell>
          <table:table-cell office:value-type="float" office:value="1167" calcext:value-type="float">
            <text:p>1167</text:p>
          </table:table-cell>
          <table:table-cell table:formula="of:=[.B705]+45" office:value-type="float" office:value="1177" calcext:value-type="float">
            <text:p>11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40</text:p>
          </table:table-cell>
          <table:table-cell office:value-type="float" office:value="1132" calcext:value-type="float">
            <text:p>1132</text:p>
          </table:table-cell>
          <table:table-cell office:value-type="float" office:value="498" calcext:value-type="float">
            <text:p>498</text:p>
          </table:table-cell>
          <table:table-cell office:value-type="float" office:value="7006" calcext:value-type="float">
            <text:p>7006</text:p>
          </table:table-cell>
          <table:table-cell table:style-name="ce3" table:formula="of:=[.D706]*[.$P$4]*COS(PI()*([.$P$3] + (1 - [.D706]/[.$P$1])*[.$P$2])) + [.$P$5]" office:value-type="float" office:value="1186.52988477367" calcext:value-type="float">
            <text:p>1187</text:p>
          </table:table-cell>
          <table:table-cell office:value-type="float" office:value="1168" calcext:value-type="float">
            <text:p>1168</text:p>
          </table:table-cell>
          <table:table-cell table:formula="of:=[.B706]+45" office:value-type="float" office:value="1177" calcext:value-type="float">
            <text:p>11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48</text:p>
          </table:table-cell>
          <table:table-cell office:value-type="float" office:value="1131" calcext:value-type="float">
            <text:p>1131</text:p>
          </table:table-cell>
          <table:table-cell office:value-type="float" office:value="498" calcext:value-type="float">
            <text:p>498</text:p>
          </table:table-cell>
          <table:table-cell office:value-type="float" office:value="6985" calcext:value-type="float">
            <text:p>6985</text:p>
          </table:table-cell>
          <table:table-cell table:style-name="ce3" table:formula="of:=[.D707]*[.$P$4]*COS(PI()*([.$P$3] + (1 - [.D707]/[.$P$1])*[.$P$2])) + [.$P$5]" office:value-type="float" office:value="1179.42233586934" calcext:value-type="float">
            <text:p>1179</text:p>
          </table:table-cell>
          <table:table-cell office:value-type="float" office:value="1160" calcext:value-type="float">
            <text:p>1160</text:p>
          </table:table-cell>
          <table:table-cell table:formula="of:=[.B707]+45" office:value-type="float" office:value="1176" calcext:value-type="float">
            <text:p>11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52</text:p>
          </table:table-cell>
          <table:table-cell office:value-type="float" office:value="1131" calcext:value-type="float">
            <text:p>1131</text:p>
          </table:table-cell>
          <table:table-cell office:value-type="float" office:value="498" calcext:value-type="float">
            <text:p>498</text:p>
          </table:table-cell>
          <table:table-cell office:value-type="float" office:value="6973" calcext:value-type="float">
            <text:p>6973</text:p>
          </table:table-cell>
          <table:table-cell table:style-name="ce3" table:formula="of:=[.D708]*[.$P$4]*COS(PI()*([.$P$3] + (1 - [.D708]/[.$P$1])*[.$P$2])) + [.$P$5]" office:value-type="float" office:value="1175.37073180994" calcext:value-type="float">
            <text:p>1175</text:p>
          </table:table-cell>
          <table:table-cell office:value-type="float" office:value="1177" calcext:value-type="float">
            <text:p>1177</text:p>
          </table:table-cell>
          <table:table-cell table:formula="of:=[.B708]+45" office:value-type="float" office:value="1176" calcext:value-type="float">
            <text:p>11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56</text:p>
          </table:table-cell>
          <table:table-cell office:value-type="float" office:value="1131" calcext:value-type="float">
            <text:p>1131</text:p>
          </table:table-cell>
          <table:table-cell office:value-type="float" office:value="498" calcext:value-type="float">
            <text:p>498</text:p>
          </table:table-cell>
          <table:table-cell office:value-type="float" office:value="6998" calcext:value-type="float">
            <text:p>6998</text:p>
          </table:table-cell>
          <table:table-cell table:style-name="ce3" table:formula="of:=[.D709]*[.$P$4]*COS(PI()*([.$P$3] + (1 - [.D709]/[.$P$1])*[.$P$2])) + [.$P$5]" office:value-type="float" office:value="1183.81966276076" calcext:value-type="float">
            <text:p>1184</text:p>
          </table:table-cell>
          <table:table-cell office:value-type="float" office:value="1161" calcext:value-type="float">
            <text:p>1161</text:p>
          </table:table-cell>
          <table:table-cell table:formula="of:=[.B709]+45" office:value-type="float" office:value="1176" calcext:value-type="float">
            <text:p>11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00</text:p>
          </table:table-cell>
          <table:table-cell office:value-type="float" office:value="1127" calcext:value-type="float">
            <text:p>1127</text:p>
          </table:table-cell>
          <table:table-cell office:value-type="float" office:value="497" calcext:value-type="float">
            <text:p>497</text:p>
          </table:table-cell>
          <table:table-cell office:value-type="float" office:value="6899" calcext:value-type="float">
            <text:p>6899</text:p>
          </table:table-cell>
          <table:table-cell table:style-name="ce3" table:formula="of:=[.D710]*[.$P$4]*COS(PI()*([.$P$3] + (1 - [.D710]/[.$P$1])*[.$P$2])) + [.$P$5]" office:value-type="float" office:value="1150.54500479054" calcext:value-type="float">
            <text:p>1151</text:p>
          </table:table-cell>
          <table:table-cell office:value-type="float" office:value="1158" calcext:value-type="float">
            <text:p>1158</text:p>
          </table:table-cell>
          <table:table-cell table:formula="of:=[.B710]+45" office:value-type="float" office:value="1172" calcext:value-type="float">
            <text:p>117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44</text:p>
          </table:table-cell>
          <table:table-cell office:value-type="float" office:value="1122" calcext:value-type="float">
            <text:p>1122</text:p>
          </table:table-cell>
          <table:table-cell office:value-type="float" office:value="496" calcext:value-type="float">
            <text:p>496</text:p>
          </table:table-cell>
          <table:table-cell office:value-type="float" office:value="6951" calcext:value-type="float">
            <text:p>6951</text:p>
          </table:table-cell>
          <table:table-cell table:style-name="ce3" table:formula="of:=[.D711]*[.$P$4]*COS(PI()*([.$P$3] + (1 - [.D711]/[.$P$1])*[.$P$2])) + [.$P$5]" office:value-type="float" office:value="1167.96145142227" calcext:value-type="float">
            <text:p>1168</text:p>
          </table:table-cell>
          <table:table-cell office:value-type="float" office:value="1156" calcext:value-type="float">
            <text:p>1156</text:p>
          </table:table-cell>
          <table:table-cell table:formula="of:=[.B711]+45" office:value-type="float" office:value="1167" calcext:value-type="float">
            <text:p>11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48</text:p>
          </table:table-cell>
          <table:table-cell office:value-type="float" office:value="1122" calcext:value-type="float">
            <text:p>1122</text:p>
          </table:table-cell>
          <table:table-cell office:value-type="float" office:value="496" calcext:value-type="float">
            <text:p>496</text:p>
          </table:table-cell>
          <table:table-cell office:value-type="float" office:value="6960" calcext:value-type="float">
            <text:p>6960</text:p>
          </table:table-cell>
          <table:table-cell table:style-name="ce3" table:formula="of:=[.D712]*[.$P$4]*COS(PI()*([.$P$3] + (1 - [.D712]/[.$P$1])*[.$P$2])) + [.$P$5]" office:value-type="float" office:value="1170.989598307" calcext:value-type="float">
            <text:p>1171</text:p>
          </table:table-cell>
          <table:table-cell office:value-type="float" office:value="1160" calcext:value-type="float">
            <text:p>1160</text:p>
          </table:table-cell>
          <table:table-cell table:formula="of:=[.B712]+45" office:value-type="float" office:value="1167" calcext:value-type="float">
            <text:p>11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52</text:p>
          </table:table-cell>
          <table:table-cell office:value-type="float" office:value="1122" calcext:value-type="float">
            <text:p>1122</text:p>
          </table:table-cell>
          <table:table-cell office:value-type="float" office:value="496" calcext:value-type="float">
            <text:p>496</text:p>
          </table:table-cell>
          <table:table-cell office:value-type="float" office:value="6988" calcext:value-type="float">
            <text:p>6988</text:p>
          </table:table-cell>
          <table:table-cell table:style-name="ce3" table:formula="of:=[.D713]*[.$P$4]*COS(PI()*([.$P$3] + (1 - [.D713]/[.$P$1])*[.$P$2])) + [.$P$5]" office:value-type="float" office:value="1180.43635747153" calcext:value-type="float">
            <text:p>1180</text:p>
          </table:table-cell>
          <table:table-cell office:value-type="float" office:value="1166" calcext:value-type="float">
            <text:p>1166</text:p>
          </table:table-cell>
          <table:table-cell table:formula="of:=[.B713]+45" office:value-type="float" office:value="1167" calcext:value-type="float">
            <text:p>11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56</text:p>
          </table:table-cell>
          <table:table-cell office:value-type="float" office:value="1122" calcext:value-type="float">
            <text:p>1122</text:p>
          </table:table-cell>
          <table:table-cell office:value-type="float" office:value="496" calcext:value-type="float">
            <text:p>496</text:p>
          </table:table-cell>
          <table:table-cell office:value-type="float" office:value="6958" calcext:value-type="float">
            <text:p>6958</text:p>
          </table:table-cell>
          <table:table-cell table:style-name="ce3" table:formula="of:=[.D714]*[.$P$4]*COS(PI()*([.$P$3] + (1 - [.D714]/[.$P$1])*[.$P$2])) + [.$P$5]" office:value-type="float" office:value="1170.31632683706" calcext:value-type="float">
            <text:p>1170</text:p>
          </table:table-cell>
          <table:table-cell office:value-type="float" office:value="1169" calcext:value-type="float">
            <text:p>1169</text:p>
          </table:table-cell>
          <table:table-cell table:formula="of:=[.B714]+45" office:value-type="float" office:value="1167" calcext:value-type="float">
            <text:p>11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52</text:p>
          </table:table-cell>
          <table:table-cell office:value-type="float" office:value="1120" calcext:value-type="float">
            <text:p>1120</text:p>
          </table:table-cell>
          <table:table-cell office:value-type="float" office:value="495" calcext:value-type="float">
            <text:p>495</text:p>
          </table:table-cell>
          <table:table-cell office:value-type="float" office:value="6905" calcext:value-type="float">
            <text:p>6905</text:p>
          </table:table-cell>
          <table:table-cell table:style-name="ce3" table:formula="of:=[.D715]*[.$P$4]*COS(PI()*([.$P$3] + (1 - [.D715]/[.$P$1])*[.$P$2])) + [.$P$5]" office:value-type="float" office:value="1152.547657895" calcext:value-type="float">
            <text:p>1153</text:p>
          </table:table-cell>
          <table:table-cell office:value-type="float" office:value="1156" calcext:value-type="float">
            <text:p>1156</text:p>
          </table:table-cell>
          <table:table-cell table:formula="of:=[.B715]+45" office:value-type="float" office:value="1165" calcext:value-type="float">
            <text:p>11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56</text:p>
          </table:table-cell>
          <table:table-cell office:value-type="float" office:value="1120" calcext:value-type="float">
            <text:p>1120</text:p>
          </table:table-cell>
          <table:table-cell office:value-type="float" office:value="495" calcext:value-type="float">
            <text:p>495</text:p>
          </table:table-cell>
          <table:table-cell office:value-type="float" office:value="6908" calcext:value-type="float">
            <text:p>6908</text:p>
          </table:table-cell>
          <table:table-cell table:style-name="ce3" table:formula="of:=[.D716]*[.$P$4]*COS(PI()*([.$P$3] + (1 - [.D716]/[.$P$1])*[.$P$2])) + [.$P$5]" office:value-type="float" office:value="1153.54966445579" calcext:value-type="float">
            <text:p>1154</text:p>
          </table:table-cell>
          <table:table-cell office:value-type="float" office:value="1154" calcext:value-type="float">
            <text:p>1154</text:p>
          </table:table-cell>
          <table:table-cell table:formula="of:=[.B716]+45" office:value-type="float" office:value="1165" calcext:value-type="float">
            <text:p>11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00</text:p>
          </table:table-cell>
          <table:table-cell office:value-type="float" office:value="1120" calcext:value-type="float">
            <text:p>1120</text:p>
          </table:table-cell>
          <table:table-cell office:value-type="float" office:value="495" calcext:value-type="float">
            <text:p>495</text:p>
          </table:table-cell>
          <table:table-cell office:value-type="float" office:value="6935" calcext:value-type="float">
            <text:p>6935</text:p>
          </table:table-cell>
          <table:table-cell table:style-name="ce3" table:formula="of:=[.D717]*[.$P$4]*COS(PI()*([.$P$3] + (1 - [.D717]/[.$P$1])*[.$P$2])) + [.$P$5]" office:value-type="float" office:value="1162.58808863375" calcext:value-type="float">
            <text:p>1163</text:p>
          </table:table-cell>
          <table:table-cell office:value-type="float" office:value="1148" calcext:value-type="float">
            <text:p>1148</text:p>
          </table:table-cell>
          <table:table-cell table:formula="of:=[.B717]+45" office:value-type="float" office:value="1165" calcext:value-type="float">
            <text:p>11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40</text:p>
          </table:table-cell>
          <table:table-cell office:value-type="float" office:value="1119" calcext:value-type="float">
            <text:p>1119</text:p>
          </table:table-cell>
          <table:table-cell office:value-type="float" office:value="495" calcext:value-type="float">
            <text:p>495</text:p>
          </table:table-cell>
          <table:table-cell office:value-type="float" office:value="6970" calcext:value-type="float">
            <text:p>6970</text:p>
          </table:table-cell>
          <table:table-cell table:style-name="ce3" table:formula="of:=[.D718]*[.$P$4]*COS(PI()*([.$P$3] + (1 - [.D718]/[.$P$1])*[.$P$2])) + [.$P$5]" office:value-type="float" office:value="1174.35895237068" calcext:value-type="float">
            <text:p>1174</text:p>
          </table:table-cell>
          <table:table-cell office:value-type="float" office:value="1172" calcext:value-type="float">
            <text:p>1172</text:p>
          </table:table-cell>
          <table:table-cell table:formula="of:=[.B718]+45" office:value-type="float" office:value="1164" calcext:value-type="float">
            <text:p>11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00</text:p>
          </table:table-cell>
          <table:table-cell office:value-type="float" office:value="1118" calcext:value-type="float">
            <text:p>1118</text:p>
          </table:table-cell>
          <table:table-cell office:value-type="float" office:value="495" calcext:value-type="float">
            <text:p>495</text:p>
          </table:table-cell>
          <table:table-cell office:value-type="float" office:value="6946" calcext:value-type="float">
            <text:p>6946</text:p>
          </table:table-cell>
          <table:table-cell table:style-name="ce3" table:formula="of:=[.D719]*[.$P$4]*COS(PI()*([.$P$3] + (1 - [.D719]/[.$P$1])*[.$P$2])) + [.$P$5]" office:value-type="float" office:value="1166.28089831737" calcext:value-type="float">
            <text:p>1166</text:p>
          </table:table-cell>
          <table:table-cell office:value-type="float" office:value="1166" calcext:value-type="float">
            <text:p>1166</text:p>
          </table:table-cell>
          <table:table-cell table:formula="of:=[.B719]+45" office:value-type="float" office:value="1163" calcext:value-type="float">
            <text:p>11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20</text:p>
          </table:table-cell>
          <table:table-cell office:value-type="float" office:value="1117" calcext:value-type="float">
            <text:p>1117</text:p>
          </table:table-cell>
          <table:table-cell office:value-type="float" office:value="495" calcext:value-type="float">
            <text:p>495</text:p>
          </table:table-cell>
          <table:table-cell office:value-type="float" office:value="6945" calcext:value-type="float">
            <text:p>6945</text:p>
          </table:table-cell>
          <table:table-cell table:style-name="ce3" table:formula="of:=[.D720]*[.$P$4]*COS(PI()*([.$P$3] + (1 - [.D720]/[.$P$1])*[.$P$2])) + [.$P$5]" office:value-type="float" office:value="1165.94493786732" calcext:value-type="float">
            <text:p>1166</text:p>
          </table:table-cell>
          <table:table-cell office:value-type="float" office:value="1150" calcext:value-type="float">
            <text:p>1150</text:p>
          </table:table-cell>
          <table:table-cell table:formula="of:=[.B720]+45" office:value-type="float" office:value="1162" calcext:value-type="float">
            <text:p>11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04</text:p>
          </table:table-cell>
          <table:table-cell office:value-type="float" office:value="1116" calcext:value-type="float">
            <text:p>1116</text:p>
          </table:table-cell>
          <table:table-cell office:value-type="float" office:value="494" calcext:value-type="float">
            <text:p>494</text:p>
          </table:table-cell>
          <table:table-cell office:value-type="float" office:value="6934" calcext:value-type="float">
            <text:p>6934</text:p>
          </table:table-cell>
          <table:table-cell table:style-name="ce3" table:formula="of:=[.D721]*[.$P$4]*COS(PI()*([.$P$3] + (1 - [.D721]/[.$P$1])*[.$P$2])) + [.$P$5]" office:value-type="float" office:value="1162.25267939695" calcext:value-type="float">
            <text:p>1162</text:p>
          </table:table-cell>
          <table:table-cell office:value-type="float" office:value="1150" calcext:value-type="float">
            <text:p>1150</text:p>
          </table:table-cell>
          <table:table-cell table:formula="of:=[.B721]+45"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08</text:p>
          </table:table-cell>
          <table:table-cell office:value-type="float" office:value="1116" calcext:value-type="float">
            <text:p>1116</text:p>
          </table:table-cell>
          <table:table-cell office:value-type="float" office:value="494" calcext:value-type="float">
            <text:p>494</text:p>
          </table:table-cell>
          <table:table-cell office:value-type="float" office:value="6916" calcext:value-type="float">
            <text:p>6916</text:p>
          </table:table-cell>
          <table:table-cell table:style-name="ce3" table:formula="of:=[.D722]*[.$P$4]*COS(PI()*([.$P$3] + (1 - [.D722]/[.$P$1])*[.$P$2])) + [.$P$5]" office:value-type="float" office:value="1156.22389647503" calcext:value-type="float">
            <text:p>1156</text:p>
          </table:table-cell>
          <table:table-cell office:value-type="float" office:value="1147" calcext:value-type="float">
            <text:p>1147</text:p>
          </table:table-cell>
          <table:table-cell table:formula="of:=[.B722]+45"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12</text:p>
          </table:table-cell>
          <table:table-cell office:value-type="float" office:value="1116" calcext:value-type="float">
            <text:p>1116</text:p>
          </table:table-cell>
          <table:table-cell office:value-type="float" office:value="494" calcext:value-type="float">
            <text:p>494</text:p>
          </table:table-cell>
          <table:table-cell office:value-type="float" office:value="6922" calcext:value-type="float">
            <text:p>6922</text:p>
          </table:table-cell>
          <table:table-cell table:style-name="ce3" table:formula="of:=[.D723]*[.$P$4]*COS(PI()*([.$P$3] + (1 - [.D723]/[.$P$1])*[.$P$2])) + [.$P$5]" office:value-type="float" office:value="1158.23168263255" calcext:value-type="float">
            <text:p>1158</text:p>
          </table:table-cell>
          <table:table-cell office:value-type="float" office:value="1145" calcext:value-type="float">
            <text:p>1145</text:p>
          </table:table-cell>
          <table:table-cell table:formula="of:=[.B723]+45"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3:16</text:p>
          </table:table-cell>
          <table:table-cell office:value-type="float" office:value="1116" calcext:value-type="float">
            <text:p>1116</text:p>
          </table:table-cell>
          <table:table-cell office:value-type="float" office:value="494" calcext:value-type="float">
            <text:p>494</text:p>
          </table:table-cell>
          <table:table-cell office:value-type="float" office:value="6930" calcext:value-type="float">
            <text:p>6930</text:p>
          </table:table-cell>
          <table:table-cell table:style-name="ce3" table:formula="of:=[.D724]*[.$P$4]*COS(PI()*([.$P$3] + (1 - [.D724]/[.$P$1])*[.$P$2])) + [.$P$5]" office:value-type="float" office:value="1160.9115440611" calcext:value-type="float">
            <text:p>1161</text:p>
          </table:table-cell>
          <table:table-cell office:value-type="float" office:value="1151" calcext:value-type="float">
            <text:p>1151</text:p>
          </table:table-cell>
          <table:table-cell table:formula="of:=[.B724]+45"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04</text:p>
          </table:table-cell>
          <table:table-cell office:value-type="float" office:value="1115" calcext:value-type="float">
            <text:p>1115</text:p>
          </table:table-cell>
          <table:table-cell office:value-type="float" office:value="494" calcext:value-type="float">
            <text:p>494</text:p>
          </table:table-cell>
          <table:table-cell office:value-type="float" office:value="6911" calcext:value-type="float">
            <text:p>6911</text:p>
          </table:table-cell>
          <table:table-cell table:style-name="ce3" table:formula="of:=[.D725]*[.$P$4]*COS(PI()*([.$P$3] + (1 - [.D725]/[.$P$1])*[.$P$2])) + [.$P$5]" office:value-type="float" office:value="1154.55212409574" calcext:value-type="float">
            <text:p>1155</text:p>
          </table:table-cell>
          <table:table-cell office:value-type="float" office:value="1139" calcext:value-type="float">
            <text:p>1139</text:p>
          </table:table-cell>
          <table:table-cell table:formula="of:=[.B725]+45"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08</text:p>
          </table:table-cell>
          <table:table-cell office:value-type="float" office:value="1115" calcext:value-type="float">
            <text:p>1115</text:p>
          </table:table-cell>
          <table:table-cell office:value-type="float" office:value="494" calcext:value-type="float">
            <text:p>494</text:p>
          </table:table-cell>
          <table:table-cell office:value-type="float" office:value="6912" calcext:value-type="float">
            <text:p>6912</text:p>
          </table:table-cell>
          <table:table-cell table:style-name="ce3" table:formula="of:=[.D726]*[.$P$4]*COS(PI()*([.$P$3] + (1 - [.D726]/[.$P$1])*[.$P$2])) + [.$P$5]" office:value-type="float" office:value="1154.8863779596" calcext:value-type="float">
            <text:p>1155</text:p>
          </table:table-cell>
          <table:table-cell office:value-type="float" office:value="1154" calcext:value-type="float">
            <text:p>1154</text:p>
          </table:table-cell>
          <table:table-cell table:formula="of:=[.B726]+45"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12</text:p>
          </table:table-cell>
          <table:table-cell office:value-type="float" office:value="1115" calcext:value-type="float">
            <text:p>1115</text:p>
          </table:table-cell>
          <table:table-cell office:value-type="float" office:value="494" calcext:value-type="float">
            <text:p>494</text:p>
          </table:table-cell>
          <table:table-cell office:value-type="float" office:value="6918" calcext:value-type="float">
            <text:p>6918</text:p>
          </table:table-cell>
          <table:table-cell table:style-name="ce3" table:formula="of:=[.D727]*[.$P$4]*COS(PI()*([.$P$3] + (1 - [.D727]/[.$P$1])*[.$P$2])) + [.$P$5]" office:value-type="float" office:value="1156.8929574675" calcext:value-type="float">
            <text:p>1157</text:p>
          </table:table-cell>
          <table:table-cell office:value-type="float" office:value="1145" calcext:value-type="float">
            <text:p>1145</text:p>
          </table:table-cell>
          <table:table-cell table:formula="of:=[.B727]+45"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16</text:p>
          </table:table-cell>
          <table:table-cell office:value-type="float" office:value="1115" calcext:value-type="float">
            <text:p>1115</text:p>
          </table:table-cell>
          <table:table-cell office:value-type="float" office:value="494" calcext:value-type="float">
            <text:p>494</text:p>
          </table:table-cell>
          <table:table-cell office:value-type="float" office:value="6956" calcext:value-type="float">
            <text:p>6956</text:p>
          </table:table-cell>
          <table:table-cell table:style-name="ce3" table:formula="of:=[.D728]*[.$P$4]*COS(PI()*([.$P$3] + (1 - [.D728]/[.$P$1])*[.$P$2])) + [.$P$5]" office:value-type="float" office:value="1169.64325528425" calcext:value-type="float">
            <text:p>1170</text:p>
          </table:table-cell>
          <table:table-cell office:value-type="float" office:value="1144" calcext:value-type="float">
            <text:p>1144</text:p>
          </table:table-cell>
          <table:table-cell table:formula="of:=[.B728]+45"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04</text:p>
          </table:table-cell>
          <table:table-cell office:value-type="float" office:value="1113" calcext:value-type="float">
            <text:p>1113</text:p>
          </table:table-cell>
          <table:table-cell office:value-type="float" office:value="494" calcext:value-type="float">
            <text:p>494</text:p>
          </table:table-cell>
          <table:table-cell office:value-type="float" office:value="6899" calcext:value-type="float">
            <text:p>6899</text:p>
          </table:table-cell>
          <table:table-cell table:style-name="ce3" table:formula="of:=[.D729]*[.$P$4]*COS(PI()*([.$P$3] + (1 - [.D729]/[.$P$1])*[.$P$2])) + [.$P$5]" office:value-type="float" office:value="1150.54500479054" calcext:value-type="float">
            <text:p>1151</text:p>
          </table:table-cell>
          <table:table-cell office:value-type="float" office:value="1138" calcext:value-type="float">
            <text:p>1138</text:p>
          </table:table-cell>
          <table:table-cell table:formula="of:=[.B729]+45" office:value-type="float" office:value="1158" calcext:value-type="float">
            <text:p>11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08</text:p>
          </table:table-cell>
          <table:table-cell office:value-type="float" office:value="1113" calcext:value-type="float">
            <text:p>1113</text:p>
          </table:table-cell>
          <table:table-cell office:value-type="float" office:value="494" calcext:value-type="float">
            <text:p>494</text:p>
          </table:table-cell>
          <table:table-cell office:value-type="float" office:value="6911" calcext:value-type="float">
            <text:p>6911</text:p>
          </table:table-cell>
          <table:table-cell table:style-name="ce3" table:formula="of:=[.D730]*[.$P$4]*COS(PI()*([.$P$3] + (1 - [.D730]/[.$P$1])*[.$P$2])) + [.$P$5]" office:value-type="float" office:value="1154.55212409574" calcext:value-type="float">
            <text:p>1155</text:p>
          </table:table-cell>
          <table:table-cell office:value-type="float" office:value="1131" calcext:value-type="float">
            <text:p>1131</text:p>
          </table:table-cell>
          <table:table-cell table:formula="of:=[.B730]+45" office:value-type="float" office:value="1158" calcext:value-type="float">
            <text:p>11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12</text:p>
          </table:table-cell>
          <table:table-cell office:value-type="float" office:value="1113" calcext:value-type="float">
            <text:p>1113</text:p>
          </table:table-cell>
          <table:table-cell office:value-type="float" office:value="494" calcext:value-type="float">
            <text:p>494</text:p>
          </table:table-cell>
          <table:table-cell office:value-type="float" office:value="6915" calcext:value-type="float">
            <text:p>6915</text:p>
          </table:table-cell>
          <table:table-cell table:style-name="ce3" table:formula="of:=[.D731]*[.$P$4]*COS(PI()*([.$P$3] + (1 - [.D731]/[.$P$1])*[.$P$2])) + [.$P$5]" office:value-type="float" office:value="1155.88944140164" calcext:value-type="float">
            <text:p>1156</text:p>
          </table:table-cell>
          <table:table-cell office:value-type="float" office:value="1138" calcext:value-type="float">
            <text:p>1138</text:p>
          </table:table-cell>
          <table:table-cell table:formula="of:=[.B731]+45" office:value-type="float" office:value="1158" calcext:value-type="float">
            <text:p>11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16</text:p>
          </table:table-cell>
          <table:table-cell office:value-type="float" office:value="1113" calcext:value-type="float">
            <text:p>1113</text:p>
          </table:table-cell>
          <table:table-cell office:value-type="float" office:value="494" calcext:value-type="float">
            <text:p>494</text:p>
          </table:table-cell>
          <table:table-cell office:value-type="float" office:value="6907" calcext:value-type="float">
            <text:p>6907</text:p>
          </table:table-cell>
          <table:table-cell table:style-name="ce3" table:formula="of:=[.D732]*[.$P$4]*COS(PI()*([.$P$3] + (1 - [.D732]/[.$P$1])*[.$P$2])) + [.$P$5]" office:value-type="float" office:value="1153.21561191711" calcext:value-type="float">
            <text:p>1153</text:p>
          </table:table-cell>
          <table:table-cell office:value-type="float" office:value="1137" calcext:value-type="float">
            <text:p>1137</text:p>
          </table:table-cell>
          <table:table-cell table:formula="of:=[.B732]+45" office:value-type="float" office:value="1158" calcext:value-type="float">
            <text:p>11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00</text:p>
          </table:table-cell>
          <table:table-cell office:value-type="float" office:value="1112" calcext:value-type="float">
            <text:p>1112</text:p>
          </table:table-cell>
          <table:table-cell office:value-type="float" office:value="493" calcext:value-type="float">
            <text:p>493</text:p>
          </table:table-cell>
          <table:table-cell office:value-type="float" office:value="6907" calcext:value-type="float">
            <text:p>6907</text:p>
          </table:table-cell>
          <table:table-cell table:style-name="ce3" table:formula="of:=[.D733]*[.$P$4]*COS(PI()*([.$P$3] + (1 - [.D733]/[.$P$1])*[.$P$2])) + [.$P$5]" office:value-type="float" office:value="1153.21561191711" calcext:value-type="float">
            <text:p>1153</text:p>
          </table:table-cell>
          <table:table-cell office:value-type="float" office:value="1137" calcext:value-type="float">
            <text:p>1137</text:p>
          </table:table-cell>
          <table:table-cell table:formula="of:=[.B733]+45" office:value-type="float" office:value="1157" calcext:value-type="float">
            <text:p>11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04</text:p>
          </table:table-cell>
          <table:table-cell office:value-type="float" office:value="1112" calcext:value-type="float">
            <text:p>1112</text:p>
          </table:table-cell>
          <table:table-cell office:value-type="float" office:value="493" calcext:value-type="float">
            <text:p>493</text:p>
          </table:table-cell>
          <table:table-cell office:value-type="float" office:value="6889" calcext:value-type="float">
            <text:p>6889</text:p>
          </table:table-cell>
          <table:table-cell table:style-name="ce3" table:formula="of:=[.D734]*[.$P$4]*COS(PI()*([.$P$3] + (1 - [.D734]/[.$P$1])*[.$P$2])) + [.$P$5]" office:value-type="float" office:value="1147.21128295081" calcext:value-type="float">
            <text:p>1147</text:p>
          </table:table-cell>
          <table:table-cell office:value-type="float" office:value="1141" calcext:value-type="float">
            <text:p>1141</text:p>
          </table:table-cell>
          <table:table-cell table:formula="of:=[.B734]+45" office:value-type="float" office:value="1157" calcext:value-type="float">
            <text:p>11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16</text:p>
          </table:table-cell>
          <table:table-cell office:value-type="float" office:value="1108" calcext:value-type="float">
            <text:p>1108</text:p>
          </table:table-cell>
          <table:table-cell office:value-type="float" office:value="492" calcext:value-type="float">
            <text:p>492</text:p>
          </table:table-cell>
          <table:table-cell office:value-type="float" office:value="6816" calcext:value-type="float">
            <text:p>6816</text:p>
          </table:table-cell>
          <table:table-cell table:style-name="ce3" table:formula="of:=[.D735]*[.$P$4]*COS(PI()*([.$P$3] + (1 - [.D735]/[.$P$1])*[.$P$2])) + [.$P$5]" office:value-type="float" office:value="1123.02849614192" calcext:value-type="float">
            <text:p>1123</text:p>
          </table:table-cell>
          <table:table-cell office:value-type="float" office:value="1133" calcext:value-type="float">
            <text:p>1133</text:p>
          </table:table-cell>
          <table:table-cell table:formula="of:=[.B735]+45" office:value-type="float" office:value="1153" calcext:value-type="float">
            <text:p>11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12</text:p>
          </table:table-cell>
          <table:table-cell office:value-type="float" office:value="1106" calcext:value-type="float">
            <text:p>1106</text:p>
          </table:table-cell>
          <table:table-cell office:value-type="float" office:value="492" calcext:value-type="float">
            <text:p>492</text:p>
          </table:table-cell>
          <table:table-cell office:value-type="float" office:value="6896" calcext:value-type="float">
            <text:p>6896</text:p>
          </table:table-cell>
          <table:table-cell table:style-name="ce3" table:formula="of:=[.D736]*[.$P$4]*COS(PI()*([.$P$3] + (1 - [.D736]/[.$P$1])*[.$P$2])) + [.$P$5]" office:value-type="float" office:value="1149.54435863645" calcext:value-type="float">
            <text:p>1150</text:p>
          </table:table-cell>
          <table:table-cell office:value-type="float" office:value="1146" calcext:value-type="float">
            <text:p>1146</text:p>
          </table:table-cell>
          <table:table-cell table:formula="of:=[.B736]+45" office:value-type="float" office:value="1151" calcext:value-type="float">
            <text:p>11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20</text:p>
          </table:table-cell>
          <table:table-cell office:value-type="float" office:value="1105" calcext:value-type="float">
            <text:p>1105</text:p>
          </table:table-cell>
          <table:table-cell office:value-type="float" office:value="492" calcext:value-type="float">
            <text:p>492</text:p>
          </table:table-cell>
          <table:table-cell office:value-type="float" office:value="6866" calcext:value-type="float">
            <text:p>6866</text:p>
          </table:table-cell>
          <table:table-cell table:style-name="ce3" table:formula="of:=[.D737]*[.$P$4]*COS(PI()*([.$P$3] + (1 - [.D737]/[.$P$1])*[.$P$2])) + [.$P$5]" office:value-type="float" office:value="1139.56289135666" calcext:value-type="float">
            <text:p>1140</text:p>
          </table:table-cell>
          <table:table-cell office:value-type="float" office:value="1126" calcext:value-type="float">
            <text:p>1126</text:p>
          </table:table-cell>
          <table:table-cell table:formula="of:=[.B737]+45" office:value-type="float" office:value="1150" calcext:value-type="float">
            <text:p>11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08</text:p>
          </table:table-cell>
          <table:table-cell office:value-type="float" office:value="1103" calcext:value-type="float">
            <text:p>1103</text:p>
          </table:table-cell>
          <table:table-cell office:value-type="float" office:value="491" calcext:value-type="float">
            <text:p>491</text:p>
          </table:table-cell>
          <table:table-cell office:value-type="float" office:value="6854" calcext:value-type="float">
            <text:p>6854</text:p>
          </table:table-cell>
          <table:table-cell table:style-name="ce3" table:formula="of:=[.D738]*[.$P$4]*COS(PI()*([.$P$3] + (1 - [.D738]/[.$P$1])*[.$P$2])) + [.$P$5]" office:value-type="float" office:value="1135.58305594362" calcext:value-type="float">
            <text:p>1136</text:p>
          </table:table-cell>
          <table:table-cell office:value-type="float" office:value="1118" calcext:value-type="float">
            <text:p>1118</text:p>
          </table:table-cell>
          <table:table-cell table:formula="of:=[.B738]+45" office:value-type="float" office:value="1148" calcext:value-type="float">
            <text:p>11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00</text:p>
          </table:table-cell>
          <table:table-cell office:value-type="float" office:value="1102" calcext:value-type="float">
            <text:p>1102</text:p>
          </table:table-cell>
          <table:table-cell office:value-type="float" office:value="491" calcext:value-type="float">
            <text:p>491</text:p>
          </table:table-cell>
          <table:table-cell office:value-type="float" office:value="6935" calcext:value-type="float">
            <text:p>6935</text:p>
          </table:table-cell>
          <table:table-cell table:style-name="ce3" table:formula="of:=[.D739]*[.$P$4]*COS(PI()*([.$P$3] + (1 - [.D739]/[.$P$1])*[.$P$2])) + [.$P$5]" office:value-type="float" office:value="1162.58808863375" calcext:value-type="float">
            <text:p>1163</text:p>
          </table:table-cell>
          <table:table-cell office:value-type="float" office:value="1137" calcext:value-type="float">
            <text:p>1137</text:p>
          </table:table-cell>
          <table:table-cell table:formula="of:=[.B739]+45" office:value-type="float" office:value="1147" calcext:value-type="float">
            <text:p>11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48</text:p>
          </table:table-cell>
          <table:table-cell office:value-type="float" office:value="1100" calcext:value-type="float">
            <text:p>1100</text:p>
          </table:table-cell>
          <table:table-cell office:value-type="float" office:value="491" calcext:value-type="float">
            <text:p>491</text:p>
          </table:table-cell>
          <table:table-cell office:value-type="float" office:value="6883" calcext:value-type="float">
            <text:p>6883</text:p>
          </table:table-cell>
          <table:table-cell table:style-name="ce3" table:formula="of:=[.D740]*[.$P$4]*COS(PI()*([.$P$3] + (1 - [.D740]/[.$P$1])*[.$P$2])) + [.$P$5]" office:value-type="float" office:value="1145.21347238307" calcext:value-type="float">
            <text:p>1145</text:p>
          </table:table-cell>
          <table:table-cell office:value-type="float" office:value="1127" calcext:value-type="float">
            <text:p>1127</text:p>
          </table:table-cell>
          <table:table-cell table:formula="of:=[.B740]+45" office:value-type="float" office:value="1145" calcext:value-type="float">
            <text:p>11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52</text:p>
          </table:table-cell>
          <table:table-cell office:value-type="float" office:value="1100" calcext:value-type="float">
            <text:p>1100</text:p>
          </table:table-cell>
          <table:table-cell office:value-type="float" office:value="491" calcext:value-type="float">
            <text:p>491</text:p>
          </table:table-cell>
          <table:table-cell office:value-type="float" office:value="6893" calcext:value-type="float">
            <text:p>6893</text:p>
          </table:table-cell>
          <table:table-cell table:style-name="ce3" table:formula="of:=[.D741]*[.$P$4]*COS(PI()*([.$P$3] + (1 - [.D741]/[.$P$1])*[.$P$2])) + [.$P$5]" office:value-type="float" office:value="1148.54416634063" calcext:value-type="float">
            <text:p>1149</text:p>
          </table:table-cell>
          <table:table-cell office:value-type="float" office:value="1142" calcext:value-type="float">
            <text:p>1142</text:p>
          </table:table-cell>
          <table:table-cell table:formula="of:=[.B741]+45" office:value-type="float" office:value="1145" calcext:value-type="float">
            <text:p>11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56</text:p>
          </table:table-cell>
          <table:table-cell office:value-type="float" office:value="1097" calcext:value-type="float">
            <text:p>1097</text:p>
          </table:table-cell>
          <table:table-cell office:value-type="float" office:value="490" calcext:value-type="float">
            <text:p>490</text:p>
          </table:table-cell>
          <table:table-cell office:value-type="float" office:value="6869" calcext:value-type="float">
            <text:p>6869</text:p>
          </table:table-cell>
          <table:table-cell table:style-name="ce3" table:formula="of:=[.D742]*[.$P$4]*COS(PI()*([.$P$3] + (1 - [.D742]/[.$P$1])*[.$P$2])) + [.$P$5]" office:value-type="float" office:value="1140.55899018884" calcext:value-type="float">
            <text:p>1141</text:p>
          </table:table-cell>
          <table:table-cell office:value-type="float" office:value="1140" calcext:value-type="float">
            <text:p>1140</text:p>
          </table:table-cell>
          <table:table-cell table:formula="of:=[.B742]+45" office:value-type="float" office:value="1142" calcext:value-type="float">
            <text:p>11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00</text:p>
          </table:table-cell>
          <table:table-cell office:value-type="float" office:value="1097" calcext:value-type="float">
            <text:p>1097</text:p>
          </table:table-cell>
          <table:table-cell office:value-type="float" office:value="490" calcext:value-type="float">
            <text:p>490</text:p>
          </table:table-cell>
          <table:table-cell office:value-type="float" office:value="6884" calcext:value-type="float">
            <text:p>6884</text:p>
          </table:table-cell>
          <table:table-cell table:style-name="ce3" table:formula="of:=[.D743]*[.$P$4]*COS(PI()*([.$P$3] + (1 - [.D743]/[.$P$1])*[.$P$2])) + [.$P$5]" office:value-type="float" office:value="1145.54631454733" calcext:value-type="float">
            <text:p>1146</text:p>
          </table:table-cell>
          <table:table-cell office:value-type="float" office:value="1129" calcext:value-type="float">
            <text:p>1129</text:p>
          </table:table-cell>
          <table:table-cell table:formula="of:=[.B743]+45" office:value-type="float" office:value="1142" calcext:value-type="float">
            <text:p>11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04</text:p>
          </table:table-cell>
          <table:table-cell office:value-type="float" office:value="1097" calcext:value-type="float">
            <text:p>1097</text:p>
          </table:table-cell>
          <table:table-cell office:value-type="float" office:value="490" calcext:value-type="float">
            <text:p>490</text:p>
          </table:table-cell>
          <table:table-cell office:value-type="float" office:value="6885" calcext:value-type="float">
            <text:p>6885</text:p>
          </table:table-cell>
          <table:table-cell table:style-name="ce3" table:formula="of:=[.D744]*[.$P$4]*COS(PI()*([.$P$3] + (1 - [.D744]/[.$P$1])*[.$P$2])) + [.$P$5]" office:value-type="float" office:value="1145.87920722665" calcext:value-type="float">
            <text:p>1146</text:p>
          </table:table-cell>
          <table:table-cell office:value-type="float" office:value="1139" calcext:value-type="float">
            <text:p>1139</text:p>
          </table:table-cell>
          <table:table-cell table:formula="of:=[.B744]+45" office:value-type="float" office:value="1142" calcext:value-type="float">
            <text:p>11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08</text:p>
          </table:table-cell>
          <table:table-cell office:value-type="float" office:value="1097" calcext:value-type="float">
            <text:p>1097</text:p>
          </table:table-cell>
          <table:table-cell office:value-type="float" office:value="490" calcext:value-type="float">
            <text:p>490</text:p>
          </table:table-cell>
          <table:table-cell office:value-type="float" office:value="6871" calcext:value-type="float">
            <text:p>6871</text:p>
          </table:table-cell>
          <table:table-cell table:style-name="ce3" table:formula="of:=[.D745]*[.$P$4]*COS(PI()*([.$P$3] + (1 - [.D745]/[.$P$1])*[.$P$2])) + [.$P$5]" office:value-type="float" office:value="1141.22330920266" calcext:value-type="float">
            <text:p>1141</text:p>
          </table:table-cell>
          <table:table-cell office:value-type="float" office:value="1129" calcext:value-type="float">
            <text:p>1129</text:p>
          </table:table-cell>
          <table:table-cell table:formula="of:=[.B745]+45" office:value-type="float" office:value="1142" calcext:value-type="float">
            <text:p>11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16</text:p>
          </table:table-cell>
          <table:table-cell office:value-type="float" office:value="1093" calcext:value-type="float">
            <text:p>1093</text:p>
          </table:table-cell>
          <table:table-cell office:value-type="float" office:value="489" calcext:value-type="float">
            <text:p>489</text:p>
          </table:table-cell>
          <table:table-cell office:value-type="float" office:value="6833" calcext:value-type="float">
            <text:p>6833</text:p>
          </table:table-cell>
          <table:table-cell table:style-name="ce3" table:formula="of:=[.D746]*[.$P$4]*COS(PI()*([.$P$3] + (1 - [.D746]/[.$P$1])*[.$P$2])) + [.$P$5]" office:value-type="float" office:value="1128.63592937457" calcext:value-type="float">
            <text:p>1129</text:p>
          </table:table-cell>
          <table:table-cell office:value-type="float" office:value="1134" calcext:value-type="float">
            <text:p>1134</text:p>
          </table:table-cell>
          <table:table-cell table:formula="of:=[.B746]+45" office:value-type="float" office:value="1138" calcext:value-type="float">
            <text:p>113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12</text:p>
          </table:table-cell>
          <table:table-cell office:value-type="float" office:value="1092" calcext:value-type="float">
            <text:p>1092</text:p>
          </table:table-cell>
          <table:table-cell office:value-type="float" office:value="489" calcext:value-type="float">
            <text:p>489</text:p>
          </table:table-cell>
          <table:table-cell office:value-type="float" office:value="6831" calcext:value-type="float">
            <text:p>6831</text:p>
          </table:table-cell>
          <table:table-cell table:style-name="ce3" table:formula="of:=[.D747]*[.$P$4]*COS(PI()*([.$P$3] + (1 - [.D747]/[.$P$1])*[.$P$2])) + [.$P$5]" office:value-type="float" office:value="1127.97546747281" calcext:value-type="float">
            <text:p>1128</text:p>
          </table:table-cell>
          <table:table-cell office:value-type="float" office:value="1121" calcext:value-type="float">
            <text:p>1121</text:p>
          </table:table-cell>
          <table:table-cell table:formula="of:=[.B747]+45" office:value-type="float" office:value="1137" calcext:value-type="float">
            <text:p>11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56</text:p>
          </table:table-cell>
          <table:table-cell office:value-type="float" office:value="1090" calcext:value-type="float">
            <text:p>1090</text:p>
          </table:table-cell>
          <table:table-cell office:value-type="float" office:value="488" calcext:value-type="float">
            <text:p>488</text:p>
          </table:table-cell>
          <table:table-cell office:value-type="float" office:value="6870" calcext:value-type="float">
            <text:p>6870</text:p>
          </table:table-cell>
          <table:table-cell table:style-name="ce3" table:formula="of:=[.D748]*[.$P$4]*COS(PI()*([.$P$3] + (1 - [.D748]/[.$P$1])*[.$P$2])) + [.$P$5]" office:value-type="float" office:value="1140.89112438796" calcext:value-type="float">
            <text:p>1141</text:p>
          </table:table-cell>
          <table:table-cell office:value-type="float" office:value="1136" calcext:value-type="float">
            <text:p>1136</text:p>
          </table:table-cell>
          <table:table-cell table:formula="of:=[.B748]+45" office:value-type="float" office:value="1135" calcext:value-type="float">
            <text:p>11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16</text:p>
          </table:table-cell>
          <table:table-cell office:value-type="float" office:value="1089" calcext:value-type="float">
            <text:p>1089</text:p>
          </table:table-cell>
          <table:table-cell office:value-type="float" office:value="488" calcext:value-type="float">
            <text:p>488</text:p>
          </table:table-cell>
          <table:table-cell office:value-type="float" office:value="6826" calcext:value-type="float">
            <text:p>6826</text:p>
          </table:table-cell>
          <table:table-cell table:style-name="ce3" table:formula="of:=[.D749]*[.$P$4]*COS(PI()*([.$P$3] + (1 - [.D749]/[.$P$1])*[.$P$2])) + [.$P$5]" office:value-type="float" office:value="1126.32520349048" calcext:value-type="float">
            <text:p>1126</text:p>
          </table:table-cell>
          <table:table-cell office:value-type="float" office:value="1124" calcext:value-type="float">
            <text:p>1124</text:p>
          </table:table-cell>
          <table:table-cell table:formula="of:=[.B749]+45" office:value-type="float" office:value="1134" calcext:value-type="float">
            <text:p>11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40</text:p>
          </table:table-cell>
          <table:table-cell office:value-type="float" office:value="1088" calcext:value-type="float">
            <text:p>1088</text:p>
          </table:table-cell>
          <table:table-cell office:value-type="float" office:value="488" calcext:value-type="float">
            <text:p>488</text:p>
          </table:table-cell>
          <table:table-cell office:value-type="float" office:value="6837" calcext:value-type="float">
            <text:p>6837</text:p>
          </table:table-cell>
          <table:table-cell table:style-name="ce3" table:formula="of:=[.D750]*[.$P$4]*COS(PI()*([.$P$3] + (1 - [.D750]/[.$P$1])*[.$P$2])) + [.$P$5]" office:value-type="float" office:value="1129.95746368011" calcext:value-type="float">
            <text:p>1130</text:p>
          </table:table-cell>
          <table:table-cell office:value-type="float" office:value="1117" calcext:value-type="float">
            <text:p>1117</text:p>
          </table:table-cell>
          <table:table-cell table:formula="of:=[.B750]+45" office:value-type="float" office:value="1133" calcext:value-type="float">
            <text:p>11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32</text:p>
          </table:table-cell>
          <table:table-cell office:value-type="float" office:value="1088" calcext:value-type="float">
            <text:p>1088</text:p>
          </table:table-cell>
          <table:table-cell office:value-type="float" office:value="488" calcext:value-type="float">
            <text:p>488</text:p>
          </table:table-cell>
          <table:table-cell office:value-type="float" office:value="6833" calcext:value-type="float">
            <text:p>6833</text:p>
          </table:table-cell>
          <table:table-cell table:style-name="ce3" table:formula="of:=[.D751]*[.$P$4]*COS(PI()*([.$P$3] + (1 - [.D751]/[.$P$1])*[.$P$2])) + [.$P$5]" office:value-type="float" office:value="1128.63592937457" calcext:value-type="float">
            <text:p>1129</text:p>
          </table:table-cell>
          <table:table-cell office:value-type="float" office:value="1119" calcext:value-type="float">
            <text:p>1119</text:p>
          </table:table-cell>
          <table:table-cell table:formula="of:=[.B751]+45" office:value-type="float" office:value="1133" calcext:value-type="float">
            <text:p>11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36</text:p>
          </table:table-cell>
          <table:table-cell office:value-type="float" office:value="1088" calcext:value-type="float">
            <text:p>1088</text:p>
          </table:table-cell>
          <table:table-cell office:value-type="float" office:value="488" calcext:value-type="float">
            <text:p>488</text:p>
          </table:table-cell>
          <table:table-cell office:value-type="float" office:value="6833" calcext:value-type="float">
            <text:p>6833</text:p>
          </table:table-cell>
          <table:table-cell table:style-name="ce3" table:formula="of:=[.D752]*[.$P$4]*COS(PI()*([.$P$3] + (1 - [.D752]/[.$P$1])*[.$P$2])) + [.$P$5]" office:value-type="float" office:value="1128.63592937457" calcext:value-type="float">
            <text:p>1129</text:p>
          </table:table-cell>
          <table:table-cell office:value-type="float" office:value="1119" calcext:value-type="float">
            <text:p>1119</text:p>
          </table:table-cell>
          <table:table-cell table:formula="of:=[.B752]+45" office:value-type="float" office:value="1133" calcext:value-type="float">
            <text:p>11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40</text:p>
          </table:table-cell>
          <table:table-cell office:value-type="float" office:value="1088" calcext:value-type="float">
            <text:p>1088</text:p>
          </table:table-cell>
          <table:table-cell office:value-type="float" office:value="488" calcext:value-type="float">
            <text:p>488</text:p>
          </table:table-cell>
          <table:table-cell office:value-type="float" office:value="6790" calcext:value-type="float">
            <text:p>6790</text:p>
          </table:table-cell>
          <table:table-cell table:style-name="ce3" table:formula="of:=[.D753]*[.$P$4]*COS(PI()*([.$P$3] + (1 - [.D753]/[.$P$1])*[.$P$2])) + [.$P$5]" office:value-type="float" office:value="1114.48094305549" calcext:value-type="float">
            <text:p>1114</text:p>
          </table:table-cell>
          <table:table-cell office:value-type="float" office:value="1115" calcext:value-type="float">
            <text:p>1115</text:p>
          </table:table-cell>
          <table:table-cell table:formula="of:=[.B753]+45" office:value-type="float" office:value="1133" calcext:value-type="float">
            <text:p>11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20</text:p>
          </table:table-cell>
          <table:table-cell office:value-type="float" office:value="1087" calcext:value-type="float">
            <text:p>1087</text:p>
          </table:table-cell>
          <table:table-cell office:value-type="float" office:value="487" calcext:value-type="float">
            <text:p>487</text:p>
          </table:table-cell>
          <table:table-cell office:value-type="float" office:value="6843" calcext:value-type="float">
            <text:p>6843</text:p>
          </table:table-cell>
          <table:table-cell table:style-name="ce3" table:formula="of:=[.D754]*[.$P$4]*COS(PI()*([.$P$3] + (1 - [.D754]/[.$P$1])*[.$P$2])) + [.$P$5]" office:value-type="float" office:value="1131.94129053875" calcext:value-type="float">
            <text:p>1132</text:p>
          </table:table-cell>
          <table:table-cell office:value-type="float" office:value="1127" calcext:value-type="float">
            <text:p>1127</text:p>
          </table:table-cell>
          <table:table-cell table:formula="of:=[.B754]+45" office:value-type="float" office:value="1132" calcext:value-type="float">
            <text:p>113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44</text:p>
          </table:table-cell>
          <table:table-cell office:value-type="float" office:value="1081" calcext:value-type="float">
            <text:p>1081</text:p>
          </table:table-cell>
          <table:table-cell office:value-type="float" office:value="486" calcext:value-type="float">
            <text:p>486</text:p>
          </table:table-cell>
          <table:table-cell office:value-type="float" office:value="6823" calcext:value-type="float">
            <text:p>6823</text:p>
          </table:table-cell>
          <table:table-cell table:style-name="ce3" table:formula="of:=[.D755]*[.$P$4]*COS(PI()*([.$P$3] + (1 - [.D755]/[.$P$1])*[.$P$2])) + [.$P$5]" office:value-type="float" office:value="1125.33565620069" calcext:value-type="float">
            <text:p>1125</text:p>
          </table:table-cell>
          <table:table-cell office:value-type="float" office:value="1110" calcext:value-type="float">
            <text:p>1110</text:p>
          </table:table-cell>
          <table:table-cell table:formula="of:=[.B755]+45"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48</text:p>
          </table:table-cell>
          <table:table-cell office:value-type="float" office:value="1081" calcext:value-type="float">
            <text:p>1081</text:p>
          </table:table-cell>
          <table:table-cell office:value-type="float" office:value="486" calcext:value-type="float">
            <text:p>486</text:p>
          </table:table-cell>
          <table:table-cell office:value-type="float" office:value="6852" calcext:value-type="float">
            <text:p>6852</text:p>
          </table:table-cell>
          <table:table-cell table:style-name="ce3" table:formula="of:=[.D756]*[.$P$4]*COS(PI()*([.$P$3] + (1 - [.D756]/[.$P$1])*[.$P$2])) + [.$P$5]" office:value-type="float" office:value="1134.9204599294" calcext:value-type="float">
            <text:p>1135</text:p>
          </table:table-cell>
          <table:table-cell office:value-type="float" office:value="1120" calcext:value-type="float">
            <text:p>1120</text:p>
          </table:table-cell>
          <table:table-cell table:formula="of:=[.B756]+45"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52</text:p>
          </table:table-cell>
          <table:table-cell office:value-type="float" office:value="1081" calcext:value-type="float">
            <text:p>1081</text:p>
          </table:table-cell>
          <table:table-cell office:value-type="float" office:value="486" calcext:value-type="float">
            <text:p>486</text:p>
          </table:table-cell>
          <table:table-cell office:value-type="float" office:value="6822" calcext:value-type="float">
            <text:p>6822</text:p>
          </table:table-cell>
          <table:table-cell table:style-name="ce3" table:formula="of:=[.D757]*[.$P$4]*COS(PI()*([.$P$3] + (1 - [.D757]/[.$P$1])*[.$P$2])) + [.$P$5]" office:value-type="float" office:value="1125.00590899668" calcext:value-type="float">
            <text:p>1125</text:p>
          </table:table-cell>
          <table:table-cell office:value-type="float" office:value="1122" calcext:value-type="float">
            <text:p>1122</text:p>
          </table:table-cell>
          <table:table-cell table:formula="of:=[.B757]+45"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56</text:p>
          </table:table-cell>
          <table:table-cell office:value-type="float" office:value="1081" calcext:value-type="float">
            <text:p>1081</text:p>
          </table:table-cell>
          <table:table-cell office:value-type="float" office:value="486" calcext:value-type="float">
            <text:p>486</text:p>
          </table:table-cell>
          <table:table-cell office:value-type="float" office:value="6821" calcext:value-type="float">
            <text:p>6821</text:p>
          </table:table-cell>
          <table:table-cell table:style-name="ce3" table:formula="of:=[.D758]*[.$P$4]*COS(PI()*([.$P$3] + (1 - [.D758]/[.$P$1])*[.$P$2])) + [.$P$5]" office:value-type="float" office:value="1124.6762127508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table:formula="of:=[.B758]+45"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40</text:p>
          </table:table-cell>
          <table:table-cell office:value-type="float" office:value="1074" calcext:value-type="float">
            <text:p>1074</text:p>
          </table:table-cell>
          <table:table-cell office:value-type="float" office:value="484" calcext:value-type="float">
            <text:p>484</text:p>
          </table:table-cell>
          <table:table-cell office:value-type="float" office:value="6771" calcext:value-type="float">
            <text:p>6771</text:p>
          </table:table-cell>
          <table:table-cell table:style-name="ce3" table:formula="of:=[.D759]*[.$P$4]*COS(PI()*([.$P$3] + (1 - [.D759]/[.$P$1])*[.$P$2])) + [.$P$5]" office:value-type="float" office:value="1108.25652865971" calcext:value-type="float">
            <text:p>1108</text:p>
          </table:table-cell>
          <table:table-cell office:value-type="float" office:value="1101" calcext:value-type="float">
            <text:p>1101</text:p>
          </table:table-cell>
          <table:table-cell table:formula="of:=[.B759]+45" office:value-type="float" office:value="1119" calcext:value-type="float">
            <text:p>11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44</text:p>
          </table:table-cell>
          <table:table-cell office:value-type="float" office:value="1074" calcext:value-type="float">
            <text:p>1074</text:p>
          </table:table-cell>
          <table:table-cell office:value-type="float" office:value="484" calcext:value-type="float">
            <text:p>484</text:p>
          </table:table-cell>
          <table:table-cell office:value-type="float" office:value="6734" calcext:value-type="float">
            <text:p>6734</text:p>
          </table:table-cell>
          <table:table-cell table:style-name="ce3" table:formula="of:=[.D760]*[.$P$4]*COS(PI()*([.$P$3] + (1 - [.D760]/[.$P$1])*[.$P$2])) + [.$P$5]" office:value-type="float" office:value="1096.18851025224" calcext:value-type="float">
            <text:p>1096</text:p>
          </table:table-cell>
          <table:table-cell office:value-type="float" office:value="1091" calcext:value-type="float">
            <text:p>1091</text:p>
          </table:table-cell>
          <table:table-cell table:formula="of:=[.B760]+45" office:value-type="float" office:value="1119" calcext:value-type="float">
            <text:p>11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48</text:p>
          </table:table-cell>
          <table:table-cell office:value-type="float" office:value="1074" calcext:value-type="float">
            <text:p>1074</text:p>
          </table:table-cell>
          <table:table-cell office:value-type="float" office:value="484" calcext:value-type="float">
            <text:p>484</text:p>
          </table:table-cell>
          <table:table-cell office:value-type="float" office:value="6736" calcext:value-type="float">
            <text:p>6736</text:p>
          </table:table-cell>
          <table:table-cell table:style-name="ce3" table:formula="of:=[.D761]*[.$P$4]*COS(PI()*([.$P$3] + (1 - [.D761]/[.$P$1])*[.$P$2])) + [.$P$5]" office:value-type="float" office:value="1096.83903353071" calcext:value-type="float">
            <text:p>1097</text:p>
          </table:table-cell>
          <table:table-cell office:value-type="float" office:value="1088" calcext:value-type="float">
            <text:p>1088</text:p>
          </table:table-cell>
          <table:table-cell table:formula="of:=[.B761]+45" office:value-type="float" office:value="1119" calcext:value-type="float">
            <text:p>11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52</text:p>
          </table:table-cell>
          <table:table-cell office:value-type="float" office:value="1074" calcext:value-type="float">
            <text:p>1074</text:p>
          </table:table-cell>
          <table:table-cell office:value-type="float" office:value="484" calcext:value-type="float">
            <text:p>484</text:p>
          </table:table-cell>
          <table:table-cell office:value-type="float" office:value="6804" calcext:value-type="float">
            <text:p>6804</text:p>
          </table:table-cell>
          <table:table-cell table:style-name="ce3" table:formula="of:=[.D762]*[.$P$4]*COS(PI()*([.$P$3] + (1 - [.D762]/[.$P$1])*[.$P$2])) + [.$P$5]" office:value-type="float" office:value="1119.07918004185" calcext:value-type="float">
            <text:p>1119</text:p>
          </table:table-cell>
          <table:table-cell office:value-type="float" office:value="1109" calcext:value-type="float">
            <text:p>1109</text:p>
          </table:table-cell>
          <table:table-cell table:formula="of:=[.B762]+45" office:value-type="float" office:value="1119" calcext:value-type="float">
            <text:p>11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28</text:p>
          </table:table-cell>
          <table:table-cell office:value-type="float" office:value="1074" calcext:value-type="float">
            <text:p>1074</text:p>
          </table:table-cell>
          <table:table-cell office:value-type="float" office:value="484" calcext:value-type="float">
            <text:p>484</text:p>
          </table:table-cell>
          <table:table-cell office:value-type="float" office:value="6778" calcext:value-type="float">
            <text:p>6778</text:p>
          </table:table-cell>
          <table:table-cell table:style-name="ce3" table:formula="of:=[.D763]*[.$P$4]*COS(PI()*([.$P$3] + (1 - [.D763]/[.$P$1])*[.$P$2])) + [.$P$5]" office:value-type="float" office:value="1110.54758114562" calcext:value-type="float">
            <text:p>1111</text:p>
          </table:table-cell>
          <table:table-cell office:value-type="float" office:value="1099" calcext:value-type="float">
            <text:p>1099</text:p>
          </table:table-cell>
          <table:table-cell table:formula="of:=[.B763]+45" office:value-type="float" office:value="1119" calcext:value-type="float">
            <text:p>11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16</text:p>
          </table:table-cell>
          <table:table-cell office:value-type="float" office:value="1072" calcext:value-type="float">
            <text:p>1072</text:p>
          </table:table-cell>
          <table:table-cell office:value-type="float" office:value="484" calcext:value-type="float">
            <text:p>484</text:p>
          </table:table-cell>
          <table:table-cell office:value-type="float" office:value="6805" calcext:value-type="float">
            <text:p>6805</text:p>
          </table:table-cell>
          <table:table-cell table:style-name="ce3" table:formula="of:=[.D764]*[.$P$4]*COS(PI()*([.$P$3] + (1 - [.D764]/[.$P$1])*[.$P$2])) + [.$P$5]" office:value-type="float" office:value="1119.40800891396" calcext:value-type="float">
            <text:p>1119</text:p>
          </table:table-cell>
          <table:table-cell office:value-type="float" office:value="1110" calcext:value-type="float">
            <text:p>1110</text:p>
          </table:table-cell>
          <table:table-cell table:formula="of:=[.B764]+45"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24</text:p>
          </table:table-cell>
          <table:table-cell office:value-type="float" office:value="1072" calcext:value-type="float">
            <text:p>1072</text:p>
          </table:table-cell>
          <table:table-cell office:value-type="float" office:value="484" calcext:value-type="float">
            <text:p>484</text:p>
          </table:table-cell>
          <table:table-cell office:value-type="float" office:value="6797" calcext:value-type="float">
            <text:p>6797</text:p>
          </table:table-cell>
          <table:table-cell table:style-name="ce3" table:formula="of:=[.D765]*[.$P$4]*COS(PI()*([.$P$3] + (1 - [.D765]/[.$P$1])*[.$P$2])) + [.$P$5]" office:value-type="float" office:value="1116.77880873463" calcext:value-type="float">
            <text:p>1117</text:p>
          </table:table-cell>
          <table:table-cell office:value-type="float" office:value="1113" calcext:value-type="float">
            <text:p>1113</text:p>
          </table:table-cell>
          <table:table-cell table:formula="of:=[.B765]+45"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28</text:p>
          </table:table-cell>
          <table:table-cell office:value-type="float" office:value="1072" calcext:value-type="float">
            <text:p>1072</text:p>
          </table:table-cell>
          <table:table-cell office:value-type="float" office:value="484" calcext:value-type="float">
            <text:p>484</text:p>
          </table:table-cell>
          <table:table-cell office:value-type="float" office:value="6840" calcext:value-type="float">
            <text:p>6840</text:p>
          </table:table-cell>
          <table:table-cell table:style-name="ce3" table:formula="of:=[.D766]*[.$P$4]*COS(PI()*([.$P$3] + (1 - [.D766]/[.$P$1])*[.$P$2])) + [.$P$5]" office:value-type="float" office:value="1130.9491483742" calcext:value-type="float">
            <text:p>1131</text:p>
          </table:table-cell>
          <table:table-cell office:value-type="float" office:value="1104" calcext:value-type="float">
            <text:p>1104</text:p>
          </table:table-cell>
          <table:table-cell table:formula="of:=[.B766]+45"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32</text:p>
          </table:table-cell>
          <table:table-cell office:value-type="float" office:value="1072" calcext:value-type="float">
            <text:p>1072</text:p>
          </table:table-cell>
          <table:table-cell office:value-type="float" office:value="484" calcext:value-type="float">
            <text:p>484</text:p>
          </table:table-cell>
          <table:table-cell office:value-type="float" office:value="6817" calcext:value-type="float">
            <text:p>6817</text:p>
          </table:table-cell>
          <table:table-cell table:style-name="ce3" table:formula="of:=[.D767]*[.$P$4]*COS(PI()*([.$P$3] + (1 - [.D767]/[.$P$1])*[.$P$2])) + [.$P$5]" office:value-type="float" office:value="1123.35793749063" calcext:value-type="float">
            <text:p>1123</text:p>
          </table:table-cell>
          <table:table-cell office:value-type="float" office:value="1109" calcext:value-type="float">
            <text:p>1109</text:p>
          </table:table-cell>
          <table:table-cell table:formula="of:=[.B767]+45"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36</text:p>
          </table:table-cell>
          <table:table-cell office:value-type="float" office:value="1072" calcext:value-type="float">
            <text:p>1072</text:p>
          </table:table-cell>
          <table:table-cell office:value-type="float" office:value="484" calcext:value-type="float">
            <text:p>484</text:p>
          </table:table-cell>
          <table:table-cell office:value-type="float" office:value="6787" calcext:value-type="float">
            <text:p>6787</text:p>
          </table:table-cell>
          <table:table-cell table:style-name="ce3" table:formula="of:=[.D768]*[.$P$4]*COS(PI()*([.$P$3] + (1 - [.D768]/[.$P$1])*[.$P$2])) + [.$P$5]" office:value-type="float" office:value="1113.49691110822" calcext:value-type="float">
            <text:p>1113</text:p>
          </table:table-cell>
          <table:table-cell office:value-type="float" office:value="1114" calcext:value-type="float">
            <text:p>1114</text:p>
          </table:table-cell>
          <table:table-cell table:formula="of:=[.B768]+45"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24</text:p>
          </table:table-cell>
          <table:table-cell office:value-type="float" office:value="1069" calcext:value-type="float">
            <text:p>1069</text:p>
          </table:table-cell>
          <table:table-cell office:value-type="float" office:value="483" calcext:value-type="float">
            <text:p>483</text:p>
          </table:table-cell>
          <table:table-cell office:value-type="float" office:value="6781" calcext:value-type="float">
            <text:p>6781</text:p>
          </table:table-cell>
          <table:table-cell table:style-name="ce3" table:formula="of:=[.D769]*[.$P$4]*COS(PI()*([.$P$3] + (1 - [.D769]/[.$P$1])*[.$P$2])) + [.$P$5]" office:value-type="float" office:value="1111.53022996293" calcext:value-type="float">
            <text:p>1112</text:p>
          </table:table-cell>
          <table:table-cell office:value-type="float" office:value="1101" calcext:value-type="float">
            <text:p>1101</text:p>
          </table:table-cell>
          <table:table-cell table:formula="of:=[.B769]+45" office:value-type="float" office:value="1114" calcext:value-type="float">
            <text:p>11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20</text:p>
          </table:table-cell>
          <table:table-cell office:value-type="float" office:value="1068" calcext:value-type="float">
            <text:p>1068</text:p>
          </table:table-cell>
          <table:table-cell office:value-type="float" office:value="483" calcext:value-type="float">
            <text:p>483</text:p>
          </table:table-cell>
          <table:table-cell office:value-type="float" office:value="6796" calcext:value-type="float">
            <text:p>6796</text:p>
          </table:table-cell>
          <table:table-cell table:style-name="ce3" table:formula="of:=[.D770]*[.$P$4]*COS(PI()*([.$P$3] + (1 - [.D770]/[.$P$1])*[.$P$2])) + [.$P$5]" office:value-type="float" office:value="1116.4503887467" calcext:value-type="float">
            <text:p>1116</text:p>
          </table:table-cell>
          <table:table-cell office:value-type="float" office:value="1103" calcext:value-type="float">
            <text:p>1103</text:p>
          </table:table-cell>
          <table:table-cell table:formula="of:=[.B770]+45" office:value-type="float" office:value="1113" calcext:value-type="float">
            <text:p>11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24</text:p>
          </table:table-cell>
          <table:table-cell office:value-type="float" office:value="1068" calcext:value-type="float">
            <text:p>1068</text:p>
          </table:table-cell>
          <table:table-cell office:value-type="float" office:value="483" calcext:value-type="float">
            <text:p>483</text:p>
          </table:table-cell>
          <table:table-cell office:value-type="float" office:value="6801" calcext:value-type="float">
            <text:p>6801</text:p>
          </table:table-cell>
          <table:table-cell table:style-name="ce3" table:formula="of:=[.D771]*[.$P$4]*COS(PI()*([.$P$3] + (1 - [.D771]/[.$P$1])*[.$P$2])) + [.$P$5]" office:value-type="float" office:value="1118.0929999684" calcext:value-type="float">
            <text:p>1118</text:p>
          </table:table-cell>
          <table:table-cell office:value-type="float" office:value="1102" calcext:value-type="float">
            <text:p>1102</text:p>
          </table:table-cell>
          <table:table-cell table:formula="of:=[.B771]+45" office:value-type="float" office:value="1113" calcext:value-type="float">
            <text:p>11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44</text:p>
          </table:table-cell>
          <table:table-cell office:value-type="float" office:value="1067" calcext:value-type="float">
            <text:p>1067</text:p>
          </table:table-cell>
          <table:table-cell office:value-type="float" office:value="482" calcext:value-type="float">
            <text:p>482</text:p>
          </table:table-cell>
          <table:table-cell office:value-type="float" office:value="6823" calcext:value-type="float">
            <text:p>6823</text:p>
          </table:table-cell>
          <table:table-cell table:style-name="ce3" table:formula="of:=[.D772]*[.$P$4]*COS(PI()*([.$P$3] + (1 - [.D772]/[.$P$1])*[.$P$2])) + [.$P$5]" office:value-type="float" office:value="1125.33565620069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table:formula="of:=[.B772]+45" office:value-type="float" office:value="1112" calcext:value-type="float">
            <text:p>11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04</text:p>
          </table:table-cell>
          <table:table-cell office:value-type="float" office:value="1065" calcext:value-type="float">
            <text:p>1065</text:p>
          </table:table-cell>
          <table:table-cell office:value-type="float" office:value="482" calcext:value-type="float">
            <text:p>482</text:p>
          </table:table-cell>
          <table:table-cell office:value-type="float" office:value="6817" calcext:value-type="float">
            <text:p>6817</text:p>
          </table:table-cell>
          <table:table-cell table:style-name="ce3" table:formula="of:=[.D773]*[.$P$4]*COS(PI()*([.$P$3] + (1 - [.D773]/[.$P$1])*[.$P$2])) + [.$P$5]" office:value-type="float" office:value="1123.35793749063" calcext:value-type="float">
            <text:p>1123</text:p>
          </table:table-cell>
          <table:table-cell office:value-type="float" office:value="1108" calcext:value-type="float">
            <text:p>1108</text:p>
          </table:table-cell>
          <table:table-cell table:formula="of:=[.B773]+45" office:value-type="float" office:value="1110" calcext:value-type="float">
            <text:p>11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08</text:p>
          </table:table-cell>
          <table:table-cell office:value-type="float" office:value="1065" calcext:value-type="float">
            <text:p>1065</text:p>
          </table:table-cell>
          <table:table-cell office:value-type="float" office:value="482" calcext:value-type="float">
            <text:p>482</text:p>
          </table:table-cell>
          <table:table-cell office:value-type="float" office:value="6821" calcext:value-type="float">
            <text:p>6821</text:p>
          </table:table-cell>
          <table:table-cell table:style-name="ce3" table:formula="of:=[.D774]*[.$P$4]*COS(PI()*([.$P$3] + (1 - [.D774]/[.$P$1])*[.$P$2])) + [.$P$5]" office:value-type="float" office:value="1124.6762127508" calcext:value-type="float">
            <text:p>1125</text:p>
          </table:table-cell>
          <table:table-cell office:value-type="float" office:value="1108" calcext:value-type="float">
            <text:p>1108</text:p>
          </table:table-cell>
          <table:table-cell table:formula="of:=[.B774]+45" office:value-type="float" office:value="1110" calcext:value-type="float">
            <text:p>11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12</text:p>
          </table:table-cell>
          <table:table-cell office:value-type="float" office:value="1065" calcext:value-type="float">
            <text:p>1065</text:p>
          </table:table-cell>
          <table:table-cell office:value-type="float" office:value="482" calcext:value-type="float">
            <text:p>482</text:p>
          </table:table-cell>
          <table:table-cell office:value-type="float" office:value="6807" calcext:value-type="float">
            <text:p>6807</text:p>
          </table:table-cell>
          <table:table-cell table:style-name="ce3" table:formula="of:=[.D775]*[.$P$4]*COS(PI()*([.$P$3] + (1 - [.D775]/[.$P$1])*[.$P$2])) + [.$P$5]" office:value-type="float" office:value="1120.06581988715" calcext:value-type="float">
            <text:p>1120</text:p>
          </table:table-cell>
          <table:table-cell office:value-type="float" office:value="1112" calcext:value-type="float">
            <text:p>1112</text:p>
          </table:table-cell>
          <table:table-cell table:formula="of:=[.B775]+45" office:value-type="float" office:value="1110" calcext:value-type="float">
            <text:p>11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1:16</text:p>
          </table:table-cell>
          <table:table-cell office:value-type="float" office:value="1065" calcext:value-type="float">
            <text:p>1065</text:p>
          </table:table-cell>
          <table:table-cell office:value-type="float" office:value="482" calcext:value-type="float">
            <text:p>482</text:p>
          </table:table-cell>
          <table:table-cell office:value-type="float" office:value="6845" calcext:value-type="float">
            <text:p>6845</text:p>
          </table:table-cell>
          <table:table-cell table:style-name="ce3" table:formula="of:=[.D776]*[.$P$4]*COS(PI()*([.$P$3] + (1 - [.D776]/[.$P$1])*[.$P$2])) + [.$P$5]" office:value-type="float" office:value="1132.60297270363" calcext:value-type="float">
            <text:p>1133</text:p>
          </table:table-cell>
          <table:table-cell office:value-type="float" office:value="1108" calcext:value-type="float">
            <text:p>1108</text:p>
          </table:table-cell>
          <table:table-cell table:formula="of:=[.B776]+45" office:value-type="float" office:value="1110" calcext:value-type="float">
            <text:p>11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00</text:p>
          </table:table-cell>
          <table:table-cell office:value-type="float" office:value="1062" calcext:value-type="float">
            <text:p>1062</text:p>
          </table:table-cell>
          <table:table-cell office:value-type="float" office:value="481" calcext:value-type="float">
            <text:p>481</text:p>
          </table:table-cell>
          <table:table-cell office:value-type="float" office:value="6780" calcext:value-type="float">
            <text:p>6780</text:p>
          </table:table-cell>
          <table:table-cell table:style-name="ce3" table:formula="of:=[.D777]*[.$P$4]*COS(PI()*([.$P$3] + (1 - [.D777]/[.$P$1])*[.$P$2])) + [.$P$5]" office:value-type="float" office:value="1111.20262909958" calcext:value-type="float">
            <text:p>1111</text:p>
          </table:table-cell>
          <table:table-cell office:value-type="float" office:value="1108" calcext:value-type="float">
            <text:p>1108</text:p>
          </table:table-cell>
          <table:table-cell table:formula="of:=[.B777]+45"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04</text:p>
          </table:table-cell>
          <table:table-cell office:value-type="float" office:value="1062" calcext:value-type="float">
            <text:p>1062</text:p>
          </table:table-cell>
          <table:table-cell office:value-type="float" office:value="481" calcext:value-type="float">
            <text:p>481</text:p>
          </table:table-cell>
          <table:table-cell office:value-type="float" office:value="6819" calcext:value-type="float">
            <text:p>6819</text:p>
          </table:table-cell>
          <table:table-cell table:style-name="ce3" table:formula="of:=[.D778]*[.$P$4]*COS(PI()*([.$P$3] + (1 - [.D778]/[.$P$1])*[.$P$2])) + [.$P$5]" office:value-type="float" office:value="1124.01697316184" calcext:value-type="float">
            <text:p>1124</text:p>
          </table:table-cell>
          <table:table-cell office:value-type="float" office:value="1108" calcext:value-type="float">
            <text:p>1108</text:p>
          </table:table-cell>
          <table:table-cell table:formula="of:=[.B778]+45"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08</text:p>
          </table:table-cell>
          <table:table-cell office:value-type="float" office:value="1062" calcext:value-type="float">
            <text:p>1062</text:p>
          </table:table-cell>
          <table:table-cell office:value-type="float" office:value="481" calcext:value-type="float">
            <text:p>481</text:p>
          </table:table-cell>
          <table:table-cell office:value-type="float" office:value="6837" calcext:value-type="float">
            <text:p>6837</text:p>
          </table:table-cell>
          <table:table-cell table:style-name="ce3" table:formula="of:=[.D779]*[.$P$4]*COS(PI()*([.$P$3] + (1 - [.D779]/[.$P$1])*[.$P$2])) + [.$P$5]" office:value-type="float" office:value="1129.95746368011" calcext:value-type="float">
            <text:p>1130</text:p>
          </table:table-cell>
          <table:table-cell office:value-type="float" office:value="1103" calcext:value-type="float">
            <text:p>1103</text:p>
          </table:table-cell>
          <table:table-cell table:formula="of:=[.B779]+45"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12</text:p>
          </table:table-cell>
          <table:table-cell office:value-type="float" office:value="1061" calcext:value-type="float">
            <text:p>1061</text:p>
          </table:table-cell>
          <table:table-cell office:value-type="float" office:value="481" calcext:value-type="float">
            <text:p>481</text:p>
          </table:table-cell>
          <table:table-cell office:value-type="float" office:value="6810" calcext:value-type="float">
            <text:p>6810</text:p>
          </table:table-cell>
          <table:table-cell table:style-name="ce3" table:formula="of:=[.D780]*[.$P$4]*COS(PI()*([.$P$3] + (1 - [.D780]/[.$P$1])*[.$P$2])) + [.$P$5]" office:value-type="float" office:value="1121.05291931313" calcext:value-type="float">
            <text:p>1121</text:p>
          </table:table-cell>
          <table:table-cell office:value-type="float" office:value="1104" calcext:value-type="float">
            <text:p>1104</text:p>
          </table:table-cell>
          <table:table-cell table:formula="of:=[.B780]+45" office:value-type="float" office:value="1106" calcext:value-type="float">
            <text:p>11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04</text:p>
          </table:table-cell>
          <table:table-cell office:value-type="float" office:value="1058" calcext:value-type="float">
            <text:p>1058</text:p>
          </table:table-cell>
          <table:table-cell office:value-type="float" office:value="480" calcext:value-type="float">
            <text:p>480</text:p>
          </table:table-cell>
          <table:table-cell office:value-type="float" office:value="6775" calcext:value-type="float">
            <text:p>6775</text:p>
          </table:table-cell>
          <table:table-cell table:style-name="ce3" table:formula="of:=[.D781]*[.$P$4]*COS(PI()*([.$P$3] + (1 - [.D781]/[.$P$1])*[.$P$2])) + [.$P$5]" office:value-type="float" office:value="1109.56539375213" calcext:value-type="float">
            <text:p>1110</text:p>
          </table:table-cell>
          <table:table-cell office:value-type="float" office:value="1100" calcext:value-type="float">
            <text:p>1100</text:p>
          </table:table-cell>
          <table:table-cell table:formula="of:=[.B781]+45" office:value-type="float" office:value="1103" calcext:value-type="float">
            <text:p>11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40</text:p>
          </table:table-cell>
          <table:table-cell office:value-type="float" office:value="1057" calcext:value-type="float">
            <text:p>1057</text:p>
          </table:table-cell>
          <table:table-cell office:value-type="float" office:value="480" calcext:value-type="float">
            <text:p>480</text:p>
          </table:table-cell>
          <table:table-cell office:value-type="float" office:value="6800" calcext:value-type="float">
            <text:p>6800</text:p>
          </table:table-cell>
          <table:table-cell table:style-name="ce3" table:formula="of:=[.D782]*[.$P$4]*COS(PI()*([.$P$3] + (1 - [.D782]/[.$P$1])*[.$P$2])) + [.$P$5]" office:value-type="float" office:value="1117.76437548179" calcext:value-type="float">
            <text:p>1118</text:p>
          </table:table-cell>
          <table:table-cell office:value-type="float" office:value="1100" calcext:value-type="float">
            <text:p>1100</text:p>
          </table:table-cell>
          <table:table-cell table:formula="of:=[.B782]+45" office:value-type="float" office:value="1102" calcext:value-type="float">
            <text:p>11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44</text:p>
          </table:table-cell>
          <table:table-cell office:value-type="float" office:value="1057" calcext:value-type="float">
            <text:p>1057</text:p>
          </table:table-cell>
          <table:table-cell office:value-type="float" office:value="480" calcext:value-type="float">
            <text:p>480</text:p>
          </table:table-cell>
          <table:table-cell office:value-type="float" office:value="6809" calcext:value-type="float">
            <text:p>6809</text:p>
          </table:table-cell>
          <table:table-cell table:style-name="ce3" table:formula="of:=[.D783]*[.$P$4]*COS(PI()*([.$P$3] + (1 - [.D783]/[.$P$1])*[.$P$2])) + [.$P$5]" office:value-type="float" office:value="1120.72383511842" calcext:value-type="float">
            <text:p>1121</text:p>
          </table:table-cell>
          <table:table-cell office:value-type="float" office:value="1099" calcext:value-type="float">
            <text:p>1099</text:p>
          </table:table-cell>
          <table:table-cell table:formula="of:=[.B783]+45" office:value-type="float" office:value="1102" calcext:value-type="float">
            <text:p>11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48</text:p>
          </table:table-cell>
          <table:table-cell office:value-type="float" office:value="1057" calcext:value-type="float">
            <text:p>1057</text:p>
          </table:table-cell>
          <table:table-cell office:value-type="float" office:value="480" calcext:value-type="float">
            <text:p>480</text:p>
          </table:table-cell>
          <table:table-cell office:value-type="float" office:value="6772" calcext:value-type="float">
            <text:p>6772</text:p>
          </table:table-cell>
          <table:table-cell table:style-name="ce3" table:formula="of:=[.D784]*[.$P$4]*COS(PI()*([.$P$3] + (1 - [.D784]/[.$P$1])*[.$P$2])) + [.$P$5]" office:value-type="float" office:value="1108.58366797254" calcext:value-type="float">
            <text:p>1109</text:p>
          </table:table-cell>
          <table:table-cell office:value-type="float" office:value="1103" calcext:value-type="float">
            <text:p>1103</text:p>
          </table:table-cell>
          <table:table-cell table:formula="of:=[.B784]+45" office:value-type="float" office:value="1102" calcext:value-type="float">
            <text:p>11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52</text:p>
          </table:table-cell>
          <table:table-cell office:value-type="float" office:value="1057" calcext:value-type="float">
            <text:p>1057</text:p>
          </table:table-cell>
          <table:table-cell office:value-type="float" office:value="480" calcext:value-type="float">
            <text:p>480</text:p>
          </table:table-cell>
          <table:table-cell office:value-type="float" office:value="6738" calcext:value-type="float">
            <text:p>6738</text:p>
          </table:table-cell>
          <table:table-cell table:style-name="ce3" table:formula="of:=[.D785]*[.$P$4]*COS(PI()*([.$P$3] + (1 - [.D785]/[.$P$1])*[.$P$2])) + [.$P$5]" office:value-type="float" office:value="1097.4897630645" calcext:value-type="float">
            <text:p>1097</text:p>
          </table:table-cell>
          <table:table-cell office:value-type="float" office:value="1094" calcext:value-type="float">
            <text:p>1094</text:p>
          </table:table-cell>
          <table:table-cell table:formula="of:=[.B785]+45" office:value-type="float" office:value="1102" calcext:value-type="float">
            <text:p>11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24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08" calcext:value-type="float">
            <text:p>6708</text:p>
          </table:table-cell>
          <table:table-cell table:style-name="ce3" table:formula="of:=[.D786]*[.$P$4]*COS(PI()*([.$P$3] + (1 - [.D786]/[.$P$1])*[.$P$2])) + [.$P$5]" office:value-type="float" office:value="1087.75050224606" calcext:value-type="float">
            <text:p>1088</text:p>
          </table:table-cell>
          <table:table-cell office:value-type="float" office:value="1086" calcext:value-type="float">
            <text:p>1086</text:p>
          </table:table-cell>
          <table:table-cell table:formula="of:=[.B786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28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29" calcext:value-type="float">
            <text:p>6729</text:p>
          </table:table-cell>
          <table:table-cell table:style-name="ce3" table:formula="of:=[.D787]*[.$P$4]*COS(PI()*([.$P$3] + (1 - [.D787]/[.$P$1])*[.$P$2])) + [.$P$5]" office:value-type="float" office:value="1094.56310478947" calcext:value-type="float">
            <text:p>1095</text:p>
          </table:table-cell>
          <table:table-cell office:value-type="float" office:value="1077" calcext:value-type="float">
            <text:p>1077</text:p>
          </table:table-cell>
          <table:table-cell table:formula="of:=[.B787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32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25" calcext:value-type="float">
            <text:p>6725</text:p>
          </table:table-cell>
          <table:table-cell table:style-name="ce3" table:formula="of:=[.D788]*[.$P$4]*COS(PI()*([.$P$3] + (1 - [.D788]/[.$P$1])*[.$P$2])) + [.$P$5]" office:value-type="float" office:value="1093.26370940545" calcext:value-type="float">
            <text:p>1093</text:p>
          </table:table-cell>
          <table:table-cell office:value-type="float" office:value="1090" calcext:value-type="float">
            <text:p>1090</text:p>
          </table:table-cell>
          <table:table-cell table:formula="of:=[.B788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36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60" calcext:value-type="float">
            <text:p>6760</text:p>
          </table:table-cell>
          <table:table-cell table:style-name="ce3" table:formula="of:=[.D789]*[.$P$4]*COS(PI()*([.$P$3] + (1 - [.D789]/[.$P$1])*[.$P$2])) + [.$P$5]" office:value-type="float" office:value="1104.66138479051" calcext:value-type="float">
            <text:p>1105</text:p>
          </table:table-cell>
          <table:table-cell office:value-type="float" office:value="1097" calcext:value-type="float">
            <text:p>1097</text:p>
          </table:table-cell>
          <table:table-cell table:formula="of:=[.B789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40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25" calcext:value-type="float">
            <text:p>6725</text:p>
          </table:table-cell>
          <table:table-cell table:style-name="ce3" table:formula="of:=[.D790]*[.$P$4]*COS(PI()*([.$P$3] + (1 - [.D790]/[.$P$1])*[.$P$2])) + [.$P$5]" office:value-type="float" office:value="1093.26370940545" calcext:value-type="float">
            <text:p>1093</text:p>
          </table:table-cell>
          <table:table-cell office:value-type="float" office:value="1083" calcext:value-type="float">
            <text:p>1083</text:p>
          </table:table-cell>
          <table:table-cell table:formula="of:=[.B790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44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26" calcext:value-type="float">
            <text:p>6726</text:p>
          </table:table-cell>
          <table:table-cell table:style-name="ce3" table:formula="of:=[.D791]*[.$P$4]*COS(PI()*([.$P$3] + (1 - [.D791]/[.$P$1])*[.$P$2])) + [.$P$5]" office:value-type="float" office:value="1093.58848080805" calcext:value-type="float">
            <text:p>1094</text:p>
          </table:table-cell>
          <table:table-cell office:value-type="float" office:value="1086" calcext:value-type="float">
            <text:p>1086</text:p>
          </table:table-cell>
          <table:table-cell table:formula="of:=[.B791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48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39" calcext:value-type="float">
            <text:p>6739</text:p>
          </table:table-cell>
          <table:table-cell table:style-name="ce3" table:formula="of:=[.D792]*[.$P$4]*COS(PI()*([.$P$3] + (1 - [.D792]/[.$P$1])*[.$P$2])) + [.$P$5]" office:value-type="float" office:value="1097.81520515967" calcext:value-type="float">
            <text:p>1098</text:p>
          </table:table-cell>
          <table:table-cell office:value-type="float" office:value="1079" calcext:value-type="float">
            <text:p>1079</text:p>
          </table:table-cell>
          <table:table-cell table:formula="of:=[.B792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52</text:p>
          </table:table-cell>
          <table:table-cell office:value-type="float" office:value="1049" calcext:value-type="float">
            <text:p>1049</text:p>
          </table:table-cell>
          <table:table-cell office:value-type="float" office:value="478" calcext:value-type="float">
            <text:p>478</text:p>
          </table:table-cell>
          <table:table-cell office:value-type="float" office:value="6768" calcext:value-type="float">
            <text:p>6768</text:p>
          </table:table-cell>
          <table:table-cell table:style-name="ce3" table:formula="of:=[.D793]*[.$P$4]*COS(PI()*([.$P$3] + (1 - [.D793]/[.$P$1])*[.$P$2])) + [.$P$5]" office:value-type="float" office:value="1107.27541866078" calcext:value-type="float">
            <text:p>1107</text:p>
          </table:table-cell>
          <table:table-cell office:value-type="float" office:value="1076" calcext:value-type="float">
            <text:p>1076</text:p>
          </table:table-cell>
          <table:table-cell table:formula="of:=[.B793]+45"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24</text:p>
          </table:table-cell>
          <table:table-cell office:value-type="float" office:value="1045" calcext:value-type="float">
            <text:p>1045</text:p>
          </table:table-cell>
          <table:table-cell office:value-type="float" office:value="477" calcext:value-type="float">
            <text:p>477</text:p>
          </table:table-cell>
          <table:table-cell office:value-type="float" office:value="6703" calcext:value-type="float">
            <text:p>6703</text:p>
          </table:table-cell>
          <table:table-cell table:style-name="ce3" table:formula="of:=[.D794]*[.$P$4]*COS(PI()*([.$P$3] + (1 - [.D794]/[.$P$1])*[.$P$2])) + [.$P$5]" office:value-type="float" office:value="1086.13181593312" calcext:value-type="float">
            <text:p>1086</text:p>
          </table:table-cell>
          <table:table-cell office:value-type="float" office:value="1084" calcext:value-type="float">
            <text:p>1084</text:p>
          </table:table-cell>
          <table:table-cell table:formula="of:=[.B794]+45" office:value-type="float" office:value="1090" calcext:value-type="float">
            <text:p>10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16</text:p>
          </table:table-cell>
          <table:table-cell office:value-type="float" office:value="1044" calcext:value-type="float">
            <text:p>1044</text:p>
          </table:table-cell>
          <table:table-cell office:value-type="float" office:value="477" calcext:value-type="float">
            <text:p>477</text:p>
          </table:table-cell>
          <table:table-cell office:value-type="float" office:value="6731" calcext:value-type="float">
            <text:p>6731</text:p>
          </table:table-cell>
          <table:table-cell table:style-name="ce3" table:formula="of:=[.D795]*[.$P$4]*COS(PI()*([.$P$3] + (1 - [.D795]/[.$P$1])*[.$P$2])) + [.$P$5]" office:value-type="float" office:value="1095.21311218538" calcext:value-type="float">
            <text:p>1095</text:p>
          </table:table-cell>
          <table:table-cell office:value-type="float" office:value="1084" calcext:value-type="float">
            <text:p>1084</text:p>
          </table:table-cell>
          <table:table-cell table:formula="of:=[.B795]+45" office:value-type="float" office:value="1089" calcext:value-type="float">
            <text:p>10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20</text:p>
          </table:table-cell>
          <table:table-cell office:value-type="float" office:value="1044" calcext:value-type="float">
            <text:p>1044</text:p>
          </table:table-cell>
          <table:table-cell office:value-type="float" office:value="477" calcext:value-type="float">
            <text:p>477</text:p>
          </table:table-cell>
          <table:table-cell office:value-type="float" office:value="6738" calcext:value-type="float">
            <text:p>6738</text:p>
          </table:table-cell>
          <table:table-cell table:style-name="ce3" table:formula="of:=[.D796]*[.$P$4]*COS(PI()*([.$P$3] + (1 - [.D796]/[.$P$1])*[.$P$2])) + [.$P$5]" office:value-type="float" office:value="1097.4897630645" calcext:value-type="float">
            <text:p>1097</text:p>
          </table:table-cell>
          <table:table-cell office:value-type="float" office:value="1085" calcext:value-type="float">
            <text:p>1085</text:p>
          </table:table-cell>
          <table:table-cell table:formula="of:=[.B796]+45" office:value-type="float" office:value="1089" calcext:value-type="float">
            <text:p>10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24</text:p>
          </table:table-cell>
          <table:table-cell office:value-type="float" office:value="1044" calcext:value-type="float">
            <text:p>1044</text:p>
          </table:table-cell>
          <table:table-cell office:value-type="float" office:value="477" calcext:value-type="float">
            <text:p>477</text:p>
          </table:table-cell>
          <table:table-cell office:value-type="float" office:value="6679" calcext:value-type="float">
            <text:p>6679</text:p>
          </table:table-cell>
          <table:table-cell table:style-name="ce3" table:formula="of:=[.D797]*[.$P$4]*COS(PI()*([.$P$3] + (1 - [.D797]/[.$P$1])*[.$P$2])) + [.$P$5]" office:value-type="float" office:value="1078.38016103369" calcext:value-type="float">
            <text:p>1078</text:p>
          </table:table-cell>
          <table:table-cell office:value-type="float" office:value="1077" calcext:value-type="float">
            <text:p>1077</text:p>
          </table:table-cell>
          <table:table-cell table:formula="of:=[.B797]+45" office:value-type="float" office:value="1089" calcext:value-type="float">
            <text:p>10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28</text:p>
          </table:table-cell>
          <table:table-cell office:value-type="float" office:value="1042" calcext:value-type="float">
            <text:p>1042</text:p>
          </table:table-cell>
          <table:table-cell office:value-type="float" office:value="476" calcext:value-type="float">
            <text:p>476</text:p>
          </table:table-cell>
          <table:table-cell office:value-type="float" office:value="6726" calcext:value-type="float">
            <text:p>6726</text:p>
          </table:table-cell>
          <table:table-cell table:style-name="ce3" table:formula="of:=[.D798]*[.$P$4]*COS(PI()*([.$P$3] + (1 - [.D798]/[.$P$1])*[.$P$2])) + [.$P$5]" office:value-type="float" office:value="1093.58848080805" calcext:value-type="float">
            <text:p>1094</text:p>
          </table:table-cell>
          <table:table-cell office:value-type="float" office:value="1070" calcext:value-type="float">
            <text:p>1070</text:p>
          </table:table-cell>
          <table:table-cell table:formula="of:=[.B798]+45" office:value-type="float" office:value="1087" calcext:value-type="float">
            <text:p>108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32</text:p>
          </table:table-cell>
          <table:table-cell office:value-type="float" office:value="1037" calcext:value-type="float">
            <text:p>1037</text:p>
          </table:table-cell>
          <table:table-cell office:value-type="float" office:value="475" calcext:value-type="float">
            <text:p>475</text:p>
          </table:table-cell>
          <table:table-cell office:value-type="float" office:value="6708" calcext:value-type="float">
            <text:p>6708</text:p>
          </table:table-cell>
          <table:table-cell table:style-name="ce3" table:formula="of:=[.D799]*[.$P$4]*COS(PI()*([.$P$3] + (1 - [.D799]/[.$P$1])*[.$P$2])) + [.$P$5]" office:value-type="float" office:value="1087.75050224606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table:formula="of:=[.B799]+45" office:value-type="float" office:value="1082" calcext:value-type="float">
            <text:p>10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36</text:p>
          </table:table-cell>
          <table:table-cell office:value-type="float" office:value="1037" calcext:value-type="float">
            <text:p>1037</text:p>
          </table:table-cell>
          <table:table-cell office:value-type="float" office:value="475" calcext:value-type="float">
            <text:p>475</text:p>
          </table:table-cell>
          <table:table-cell office:value-type="float" office:value="6680" calcext:value-type="float">
            <text:p>6680</text:p>
          </table:table-cell>
          <table:table-cell table:style-name="ce3" table:formula="of:=[.D800]*[.$P$4]*COS(PI()*([.$P$3] + (1 - [.D800]/[.$P$1])*[.$P$2])) + [.$P$5]" office:value-type="float" office:value="1078.7025497819" calcext:value-type="float">
            <text:p>1079</text:p>
          </table:table-cell>
          <table:table-cell office:value-type="float" office:value="1090" calcext:value-type="float">
            <text:p>1090</text:p>
          </table:table-cell>
          <table:table-cell table:formula="of:=[.B800]+45" office:value-type="float" office:value="1082" calcext:value-type="float">
            <text:p>10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40</text:p>
          </table:table-cell>
          <table:table-cell office:value-type="float" office:value="1037" calcext:value-type="float">
            <text:p>1037</text:p>
          </table:table-cell>
          <table:table-cell office:value-type="float" office:value="475" calcext:value-type="float">
            <text:p>475</text:p>
          </table:table-cell>
          <table:table-cell office:value-type="float" office:value="6714" calcext:value-type="float">
            <text:p>6714</text:p>
          </table:table-cell>
          <table:table-cell table:style-name="ce3" table:formula="of:=[.D801]*[.$P$4]*COS(PI()*([.$P$3] + (1 - [.D801]/[.$P$1])*[.$P$2])) + [.$P$5]" office:value-type="float" office:value="1089.69463378521" calcext:value-type="float">
            <text:p>1090</text:p>
          </table:table-cell>
          <table:table-cell office:value-type="float" office:value="1081" calcext:value-type="float">
            <text:p>1081</text:p>
          </table:table-cell>
          <table:table-cell table:formula="of:=[.B801]+45" office:value-type="float" office:value="1082" calcext:value-type="float">
            <text:p>10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44</text:p>
          </table:table-cell>
          <table:table-cell office:value-type="float" office:value="1037" calcext:value-type="float">
            <text:p>1037</text:p>
          </table:table-cell>
          <table:table-cell office:value-type="float" office:value="475" calcext:value-type="float">
            <text:p>475</text:p>
          </table:table-cell>
          <table:table-cell office:value-type="float" office:value="6718" calcext:value-type="float">
            <text:p>6718</text:p>
          </table:table-cell>
          <table:table-cell table:style-name="ce3" table:formula="of:=[.D802]*[.$P$4]*COS(PI()*([.$P$3] + (1 - [.D802]/[.$P$1])*[.$P$2])) + [.$P$5]" office:value-type="float" office:value="1090.99175591274" calcext:value-type="float">
            <text:p>1091</text:p>
          </table:table-cell>
          <table:table-cell office:value-type="float" office:value="1078" calcext:value-type="float">
            <text:p>1078</text:p>
          </table:table-cell>
          <table:table-cell table:formula="of:=[.B802]+45" office:value-type="float" office:value="1082" calcext:value-type="float">
            <text:p>10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28</text:p>
          </table:table-cell>
          <table:table-cell office:value-type="float" office:value="1030" calcext:value-type="float">
            <text:p>1030</text:p>
          </table:table-cell>
          <table:table-cell office:value-type="float" office:value="473" calcext:value-type="float">
            <text:p>473</text:p>
          </table:table-cell>
          <table:table-cell office:value-type="float" office:value="6655" calcext:value-type="float">
            <text:p>6655</text:p>
          </table:table-cell>
          <table:table-cell table:style-name="ce3" table:formula="of:=[.D803]*[.$P$4]*COS(PI()*([.$P$3] + (1 - [.D803]/[.$P$1])*[.$P$2])) + [.$P$5]" office:value-type="float" office:value="1070.65843479934" calcext:value-type="float">
            <text:p>1071</text:p>
          </table:table-cell>
          <table:table-cell office:value-type="float" office:value="1067" calcext:value-type="float">
            <text:p>1067</text:p>
          </table:table-cell>
          <table:table-cell table:formula="of:=[.B803]+45" office:value-type="float" office:value="1075" calcext:value-type="float">
            <text:p>10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44</text:p>
          </table:table-cell>
          <table:table-cell office:value-type="float" office:value="1029" calcext:value-type="float">
            <text:p>1029</text:p>
          </table:table-cell>
          <table:table-cell office:value-type="float" office:value="473" calcext:value-type="float">
            <text:p>473</text:p>
          </table:table-cell>
          <table:table-cell office:value-type="float" office:value="6666" calcext:value-type="float">
            <text:p>6666</text:p>
          </table:table-cell>
          <table:table-cell table:style-name="ce3" table:formula="of:=[.D804]*[.$P$4]*COS(PI()*([.$P$3] + (1 - [.D804]/[.$P$1])*[.$P$2])) + [.$P$5]" office:value-type="float" office:value="1074.19383813726" calcext:value-type="float">
            <text:p>1074</text:p>
          </table:table-cell>
          <table:table-cell office:value-type="float" office:value="1069" calcext:value-type="float">
            <text:p>1069</text:p>
          </table:table-cell>
          <table:table-cell table:formula="of:=[.B804]+45" office:value-type="float" office:value="1074" calcext:value-type="float">
            <text:p>10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32</text:p>
          </table:table-cell>
          <table:table-cell office:value-type="float" office:value="1029" calcext:value-type="float">
            <text:p>1029</text:p>
          </table:table-cell>
          <table:table-cell office:value-type="float" office:value="473" calcext:value-type="float">
            <text:p>473</text:p>
          </table:table-cell>
          <table:table-cell office:value-type="float" office:value="6668" calcext:value-type="float">
            <text:p>6668</text:p>
          </table:table-cell>
          <table:table-cell table:style-name="ce3" table:formula="of:=[.D805]*[.$P$4]*COS(PI()*([.$P$3] + (1 - [.D805]/[.$P$1])*[.$P$2])) + [.$P$5]" office:value-type="float" office:value="1074.83731565167" calcext:value-type="float">
            <text:p>1075</text:p>
          </table:table-cell>
          <table:table-cell office:value-type="float" office:value="1064" calcext:value-type="float">
            <text:p>1064</text:p>
          </table:table-cell>
          <table:table-cell table:formula="of:=[.B805]+45" office:value-type="float" office:value="1074" calcext:value-type="float">
            <text:p>10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36</text:p>
          </table:table-cell>
          <table:table-cell office:value-type="float" office:value="1029" calcext:value-type="float">
            <text:p>1029</text:p>
          </table:table-cell>
          <table:table-cell office:value-type="float" office:value="473" calcext:value-type="float">
            <text:p>473</text:p>
          </table:table-cell>
          <table:table-cell office:value-type="float" office:value="6645" calcext:value-type="float">
            <text:p>6645</text:p>
          </table:table-cell>
          <table:table-cell table:style-name="ce3" table:formula="of:=[.D806]*[.$P$4]*COS(PI()*([.$P$3] + (1 - [.D806]/[.$P$1])*[.$P$2])) + [.$P$5]" office:value-type="float" office:value="1067.4499046279" calcext:value-type="float">
            <text:p>1067</text:p>
          </table:table-cell>
          <table:table-cell office:value-type="float" office:value="1069" calcext:value-type="float">
            <text:p>1069</text:p>
          </table:table-cell>
          <table:table-cell table:formula="of:=[.B806]+45" office:value-type="float" office:value="1074" calcext:value-type="float">
            <text:p>10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40</text:p>
          </table:table-cell>
          <table:table-cell office:value-type="float" office:value="1029" calcext:value-type="float">
            <text:p>1029</text:p>
          </table:table-cell>
          <table:table-cell office:value-type="float" office:value="473" calcext:value-type="float">
            <text:p>473</text:p>
          </table:table-cell>
          <table:table-cell office:value-type="float" office:value="6672" calcext:value-type="float">
            <text:p>6672</text:p>
          </table:table-cell>
          <table:table-cell table:style-name="ce3" table:formula="of:=[.D807]*[.$P$4]*COS(PI()*([.$P$3] + (1 - [.D807]/[.$P$1])*[.$P$2])) + [.$P$5]" office:value-type="float" office:value="1076.12489505013" calcext:value-type="float">
            <text:p>1076</text:p>
          </table:table-cell>
          <table:table-cell office:value-type="float" office:value="1051" calcext:value-type="float">
            <text:p>1051</text:p>
          </table:table-cell>
          <table:table-cell table:formula="of:=[.B807]+45" office:value-type="float" office:value="1074" calcext:value-type="float">
            <text:p>10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32</text:p>
          </table:table-cell>
          <table:table-cell office:value-type="float" office:value="1029" calcext:value-type="float">
            <text:p>1029</text:p>
          </table:table-cell>
          <table:table-cell office:value-type="float" office:value="473" calcext:value-type="float">
            <text:p>473</text:p>
          </table:table-cell>
          <table:table-cell office:value-type="float" office:value="6663" calcext:value-type="float">
            <text:p>6663</text:p>
          </table:table-cell>
          <table:table-cell table:style-name="ce3" table:formula="of:=[.D808]*[.$P$4]*COS(PI()*([.$P$3] + (1 - [.D808]/[.$P$1])*[.$P$2])) + [.$P$5]" office:value-type="float" office:value="1073.22901225162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table:formula="of:=[.B808]+45" office:value-type="float" office:value="1074" calcext:value-type="float">
            <text:p>10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08</text:p>
          </table:table-cell>
          <table:table-cell office:value-type="float" office:value="1026" calcext:value-type="float">
            <text:p>1026</text:p>
          </table:table-cell>
          <table:table-cell office:value-type="float" office:value="472" calcext:value-type="float">
            <text:p>472</text:p>
          </table:table-cell>
          <table:table-cell office:value-type="float" office:value="6625" calcext:value-type="float">
            <text:p>6625</text:p>
          </table:table-cell>
          <table:table-cell table:style-name="ce3" table:formula="of:=[.D809]*[.$P$4]*COS(PI()*([.$P$3] + (1 - [.D809]/[.$P$1])*[.$P$2])) + [.$P$5]" office:value-type="float" office:value="1061.04850915549" calcext:value-type="float">
            <text:p>1061</text:p>
          </table:table-cell>
          <table:table-cell office:value-type="float" office:value="1069" calcext:value-type="float">
            <text:p>1069</text:p>
          </table:table-cell>
          <table:table-cell table:formula="of:=[.B809]+45"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12</text:p>
          </table:table-cell>
          <table:table-cell office:value-type="float" office:value="1026" calcext:value-type="float">
            <text:p>1026</text:p>
          </table:table-cell>
          <table:table-cell office:value-type="float" office:value="472" calcext:value-type="float">
            <text:p>472</text:p>
          </table:table-cell>
          <table:table-cell office:value-type="float" office:value="6668" calcext:value-type="float">
            <text:p>6668</text:p>
          </table:table-cell>
          <table:table-cell table:style-name="ce3" table:formula="of:=[.D810]*[.$P$4]*COS(PI()*([.$P$3] + (1 - [.D810]/[.$P$1])*[.$P$2])) + [.$P$5]" office:value-type="float" office:value="1074.83731565167" calcext:value-type="float">
            <text:p>1075</text:p>
          </table:table-cell>
          <table:table-cell office:value-type="float" office:value="1068" calcext:value-type="float">
            <text:p>1068</text:p>
          </table:table-cell>
          <table:table-cell table:formula="of:=[.B810]+45"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16</text:p>
          </table:table-cell>
          <table:table-cell office:value-type="float" office:value="1026" calcext:value-type="float">
            <text:p>1026</text:p>
          </table:table-cell>
          <table:table-cell office:value-type="float" office:value="472" calcext:value-type="float">
            <text:p>472</text:p>
          </table:table-cell>
          <table:table-cell office:value-type="float" office:value="6631" calcext:value-type="float">
            <text:p>6631</text:p>
          </table:table-cell>
          <table:table-cell table:style-name="ce3" table:formula="of:=[.D811]*[.$P$4]*COS(PI()*([.$P$3] + (1 - [.D811]/[.$P$1])*[.$P$2])) + [.$P$5]" office:value-type="float" office:value="1062.96673241513" calcext:value-type="float">
            <text:p>1063</text:p>
          </table:table-cell>
          <table:table-cell office:value-type="float" office:value="1045" calcext:value-type="float">
            <text:p>1045</text:p>
          </table:table-cell>
          <table:table-cell table:formula="of:=[.B811]+45"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20</text:p>
          </table:table-cell>
          <table:table-cell office:value-type="float" office:value="1026" calcext:value-type="float">
            <text:p>1026</text:p>
          </table:table-cell>
          <table:table-cell office:value-type="float" office:value="472" calcext:value-type="float">
            <text:p>472</text:p>
          </table:table-cell>
          <table:table-cell office:value-type="float" office:value="6629" calcext:value-type="float">
            <text:p>6629</text:p>
          </table:table-cell>
          <table:table-cell table:style-name="ce3" table:formula="of:=[.D812]*[.$P$4]*COS(PI()*([.$P$3] + (1 - [.D812]/[.$P$1])*[.$P$2])) + [.$P$5]" office:value-type="float" office:value="1062.32711543206" calcext:value-type="float">
            <text:p>1062</text:p>
          </table:table-cell>
          <table:table-cell office:value-type="float" office:value="1052" calcext:value-type="float">
            <text:p>1052</text:p>
          </table:table-cell>
          <table:table-cell table:formula="of:=[.B812]+45"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48</text:p>
          </table:table-cell>
          <table:table-cell office:value-type="float" office:value="1024" calcext:value-type="float">
            <text:p>1024</text:p>
          </table:table-cell>
          <table:table-cell office:value-type="float" office:value="472" calcext:value-type="float">
            <text:p>472</text:p>
          </table:table-cell>
          <table:table-cell office:value-type="float" office:value="6651" calcext:value-type="float">
            <text:p>6651</text:p>
          </table:table-cell>
          <table:table-cell table:style-name="ce3" table:formula="of:=[.D813]*[.$P$4]*COS(PI()*([.$P$3] + (1 - [.D813]/[.$P$1])*[.$P$2])) + [.$P$5]" office:value-type="float" office:value="1069.37439684865" calcext:value-type="float">
            <text:p>1069</text:p>
          </table:table-cell>
          <table:table-cell office:value-type="float" office:value="1065" calcext:value-type="float">
            <text:p>1065</text:p>
          </table:table-cell>
          <table:table-cell table:formula="of:=[.B813]+45" office:value-type="float" office:value="1069" calcext:value-type="float">
            <text:p>10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20</text:p>
          </table:table-cell>
          <table:table-cell office:value-type="float" office:value="1023" calcext:value-type="float">
            <text:p>1023</text:p>
          </table:table-cell>
          <table:table-cell office:value-type="float" office:value="472" calcext:value-type="float">
            <text:p>472</text:p>
          </table:table-cell>
          <table:table-cell office:value-type="float" office:value="6660" calcext:value-type="float">
            <text:p>6660</text:p>
          </table:table-cell>
          <table:table-cell table:style-name="ce3" table:formula="of:=[.D814]*[.$P$4]*COS(PI()*([.$P$3] + (1 - [.D814]/[.$P$1])*[.$P$2])) + [.$P$5]" office:value-type="float" office:value="1072.2646549943" calcext:value-type="float">
            <text:p>1072</text:p>
          </table:table-cell>
          <table:table-cell office:value-type="float" office:value="1061" calcext:value-type="float">
            <text:p>1061</text:p>
          </table:table-cell>
          <table:table-cell table:formula="of:=[.B814]+45" office:value-type="float" office:value="1068" calcext:value-type="float">
            <text:p>10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24</text:p>
          </table:table-cell>
          <table:table-cell office:value-type="float" office:value="1023" calcext:value-type="float">
            <text:p>1023</text:p>
          </table:table-cell>
          <table:table-cell office:value-type="float" office:value="472" calcext:value-type="float">
            <text:p>472</text:p>
          </table:table-cell>
          <table:table-cell office:value-type="float" office:value="6591" calcext:value-type="float">
            <text:p>6591</text:p>
          </table:table-cell>
          <table:table-cell table:style-name="ce3" table:formula="of:=[.D815]*[.$P$4]*COS(PI()*([.$P$3] + (1 - [.D815]/[.$P$1])*[.$P$2])) + [.$P$5]" office:value-type="float" office:value="1050.21420514826" calcext:value-type="float">
            <text:p>1050</text:p>
          </table:table-cell>
          <table:table-cell office:value-type="float" office:value="1059" calcext:value-type="float">
            <text:p>1059</text:p>
          </table:table-cell>
          <table:table-cell table:formula="of:=[.B815]+45" office:value-type="float" office:value="1068" calcext:value-type="float">
            <text:p>10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28</text:p>
          </table:table-cell>
          <table:table-cell office:value-type="float" office:value="1023" calcext:value-type="float">
            <text:p>1023</text:p>
          </table:table-cell>
          <table:table-cell office:value-type="float" office:value="472" calcext:value-type="float">
            <text:p>472</text:p>
          </table:table-cell>
          <table:table-cell office:value-type="float" office:value="6617" calcext:value-type="float">
            <text:p>6617</text:p>
          </table:table-cell>
          <table:table-cell table:style-name="ce3" table:formula="of:=[.D816]*[.$P$4]*COS(PI()*([.$P$3] + (1 - [.D816]/[.$P$1])*[.$P$2])) + [.$P$5]" office:value-type="float" office:value="1058.49380888983" calcext:value-type="float">
            <text:p>1058</text:p>
          </table:table-cell>
          <table:table-cell office:value-type="float" office:value="1078" calcext:value-type="float">
            <text:p>1078</text:p>
          </table:table-cell>
          <table:table-cell table:formula="of:=[.B816]+45" office:value-type="float" office:value="1068" calcext:value-type="float">
            <text:p>10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32</text:p>
          </table:table-cell>
          <table:table-cell office:value-type="float" office:value="1023" calcext:value-type="float">
            <text:p>1023</text:p>
          </table:table-cell>
          <table:table-cell office:value-type="float" office:value="472" calcext:value-type="float">
            <text:p>472</text:p>
          </table:table-cell>
          <table:table-cell office:value-type="float" office:value="6645" calcext:value-type="float">
            <text:p>6645</text:p>
          </table:table-cell>
          <table:table-cell table:style-name="ce3" table:formula="of:=[.D817]*[.$P$4]*COS(PI()*([.$P$3] + (1 - [.D817]/[.$P$1])*[.$P$2])) + [.$P$5]" office:value-type="float" office:value="1067.4499046279" calcext:value-type="float">
            <text:p>1067</text:p>
          </table:table-cell>
          <table:table-cell office:value-type="float" office:value="1059" calcext:value-type="float">
            <text:p>1059</text:p>
          </table:table-cell>
          <table:table-cell table:formula="of:=[.B817]+45" office:value-type="float" office:value="1068" calcext:value-type="float">
            <text:p>10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32</text:p>
          </table:table-cell>
          <table:table-cell office:value-type="float" office:value="1021" calcext:value-type="float">
            <text:p>1021</text:p>
          </table:table-cell>
          <table:table-cell office:value-type="float" office:value="471" calcext:value-type="float">
            <text:p>471</text:p>
          </table:table-cell>
          <table:table-cell office:value-type="float" office:value="6643" calcext:value-type="float">
            <text:p>6643</text:p>
          </table:table-cell>
          <table:table-cell table:style-name="ce3" table:formula="of:=[.D818]*[.$P$4]*COS(PI()*([.$P$3] + (1 - [.D818]/[.$P$1])*[.$P$2])) + [.$P$5]" office:value-type="float" office:value="1066.80882469522" calcext:value-type="float">
            <text:p>1067</text:p>
          </table:table-cell>
          <table:table-cell office:value-type="float" office:value="1054" calcext:value-type="float">
            <text:p>1054</text:p>
          </table:table-cell>
          <table:table-cell table:formula="of:=[.B818]+45" office:value-type="float" office:value="1066" calcext:value-type="float">
            <text:p>10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52</text:p>
          </table:table-cell>
          <table:table-cell office:value-type="float" office:value="1021" calcext:value-type="float">
            <text:p>1021</text:p>
          </table:table-cell>
          <table:table-cell office:value-type="float" office:value="471" calcext:value-type="float">
            <text:p>471</text:p>
          </table:table-cell>
          <table:table-cell office:value-type="float" office:value="6675" calcext:value-type="float">
            <text:p>6675</text:p>
          </table:table-cell>
          <table:table-cell table:style-name="ce3" table:formula="of:=[.D819]*[.$P$4]*COS(PI()*([.$P$3] + (1 - [.D819]/[.$P$1])*[.$P$2])) + [.$P$5]" office:value-type="float" office:value="1077.09112570539" calcext:value-type="float">
            <text:p>1077</text:p>
          </table:table-cell>
          <table:table-cell office:value-type="float" office:value="1059" calcext:value-type="float">
            <text:p>1059</text:p>
          </table:table-cell>
          <table:table-cell table:formula="of:=[.B819]+45" office:value-type="float" office:value="1066" calcext:value-type="float">
            <text:p>10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6:56</text:p>
          </table:table-cell>
          <table:table-cell office:value-type="float" office:value="1020" calcext:value-type="float">
            <text:p>1020</text:p>
          </table:table-cell>
          <table:table-cell office:value-type="float" office:value="471" calcext:value-type="float">
            <text:p>471</text:p>
          </table:table-cell>
          <table:table-cell office:value-type="float" office:value="6633" calcext:value-type="float">
            <text:p>6633</text:p>
          </table:table-cell>
          <table:table-cell table:style-name="ce3" table:formula="of:=[.D820]*[.$P$4]*COS(PI()*([.$P$3] + (1 - [.D820]/[.$P$1])*[.$P$2])) + [.$P$5]" office:value-type="float" office:value="1063.60655855517" calcext:value-type="float">
            <text:p>1064</text:p>
          </table:table-cell>
          <table:table-cell office:value-type="float" office:value="1057" calcext:value-type="float">
            <text:p>1057</text:p>
          </table:table-cell>
          <table:table-cell table:formula="of:=[.B820]+45" office:value-type="float" office:value="1065" calcext:value-type="float">
            <text:p>10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12</text:p>
          </table:table-cell>
          <table:table-cell office:value-type="float" office:value="1018" calcext:value-type="float">
            <text:p>1018</text:p>
          </table:table-cell>
          <table:table-cell office:value-type="float" office:value="470" calcext:value-type="float">
            <text:p>470</text:p>
          </table:table-cell>
          <table:table-cell office:value-type="float" office:value="6632" calcext:value-type="float">
            <text:p>6632</text:p>
          </table:table-cell>
          <table:table-cell table:style-name="ce3" table:formula="of:=[.D821]*[.$P$4]*COS(PI()*([.$P$3] + (1 - [.D821]/[.$P$1])*[.$P$2])) + [.$P$5]" office:value-type="float" office:value="1063.28661934395" calcext:value-type="float">
            <text:p>1063</text:p>
          </table:table-cell>
          <table:table-cell office:value-type="float" office:value="1057" calcext:value-type="float">
            <text:p>1057</text:p>
          </table:table-cell>
          <table:table-cell table:formula="of:=[.B821]+45" office:value-type="float" office:value="1063" calcext:value-type="float">
            <text:p>10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16</text:p>
          </table:table-cell>
          <table:table-cell office:value-type="float" office:value="1018" calcext:value-type="float">
            <text:p>1018</text:p>
          </table:table-cell>
          <table:table-cell office:value-type="float" office:value="470" calcext:value-type="float">
            <text:p>470</text:p>
          </table:table-cell>
          <table:table-cell office:value-type="float" office:value="6598" calcext:value-type="float">
            <text:p>6598</text:p>
          </table:table-cell>
          <table:table-cell table:style-name="ce3" table:formula="of:=[.D822]*[.$P$4]*COS(PI()*([.$P$3] + (1 - [.D822]/[.$P$1])*[.$P$2])) + [.$P$5]" office:value-type="float" office:value="1052.43983885839" calcext:value-type="float">
            <text:p>1052</text:p>
          </table:table-cell>
          <table:table-cell office:value-type="float" office:value="1044" calcext:value-type="float">
            <text:p>1044</text:p>
          </table:table-cell>
          <table:table-cell table:formula="of:=[.B822]+45" office:value-type="float" office:value="1063" calcext:value-type="float">
            <text:p>10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20</text:p>
          </table:table-cell>
          <table:table-cell office:value-type="float" office:value="1018" calcext:value-type="float">
            <text:p>1018</text:p>
          </table:table-cell>
          <table:table-cell office:value-type="float" office:value="470" calcext:value-type="float">
            <text:p>470</text:p>
          </table:table-cell>
          <table:table-cell office:value-type="float" office:value="6649" calcext:value-type="float">
            <text:p>6649</text:p>
          </table:table-cell>
          <table:table-cell table:style-name="ce3" table:formula="of:=[.D823]*[.$P$4]*COS(PI()*([.$P$3] + (1 - [.D823]/[.$P$1])*[.$P$2])) + [.$P$5]" office:value-type="float" office:value="1068.73269075947" calcext:value-type="float">
            <text:p>1069</text:p>
          </table:table-cell>
          <table:table-cell office:value-type="float" office:value="1066" calcext:value-type="float">
            <text:p>1066</text:p>
          </table:table-cell>
          <table:table-cell table:formula="of:=[.B823]+45" office:value-type="float" office:value="1063" calcext:value-type="float">
            <text:p>10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24</text:p>
          </table:table-cell>
          <table:table-cell office:value-type="float" office:value="1018" calcext:value-type="float">
            <text:p>1018</text:p>
          </table:table-cell>
          <table:table-cell office:value-type="float" office:value="470" calcext:value-type="float">
            <text:p>470</text:p>
          </table:table-cell>
          <table:table-cell office:value-type="float" office:value="6640" calcext:value-type="float">
            <text:p>6640</text:p>
          </table:table-cell>
          <table:table-cell table:style-name="ce3" table:formula="of:=[.D824]*[.$P$4]*COS(PI()*([.$P$3] + (1 - [.D824]/[.$P$1])*[.$P$2])) + [.$P$5]" office:value-type="float" office:value="1065.84759636679" calcext:value-type="float">
            <text:p>1066</text:p>
          </table:table-cell>
          <table:table-cell office:value-type="float" office:value="1049" calcext:value-type="float">
            <text:p>1049</text:p>
          </table:table-cell>
          <table:table-cell table:formula="of:=[.B824]+45" office:value-type="float" office:value="1063" calcext:value-type="float">
            <text:p>10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00</text:p>
          </table:table-cell>
          <table:table-cell office:value-type="float" office:value="1011" calcext:value-type="float">
            <text:p>1011</text:p>
          </table:table-cell>
          <table:table-cell office:value-type="float" office:value="469" calcext:value-type="float">
            <text:p>469</text:p>
          </table:table-cell>
          <table:table-cell office:value-type="float" office:value="6626" calcext:value-type="float">
            <text:p>6626</text:p>
          </table:table-cell>
          <table:table-cell table:style-name="ce3" table:formula="of:=[.D825]*[.$P$4]*COS(PI()*([.$P$3] + (1 - [.D825]/[.$P$1])*[.$P$2])) + [.$P$5]" office:value-type="float" office:value="1061.36808224636" calcext:value-type="float">
            <text:p>1061</text:p>
          </table:table-cell>
          <table:table-cell office:value-type="float" office:value="1040" calcext:value-type="float">
            <text:p>1040</text:p>
          </table:table-cell>
          <table:table-cell table:formula="of:=[.B825]+45" office:value-type="float" office:value="1056" calcext:value-type="float">
            <text:p>105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48</text:p>
          </table:table-cell>
          <table:table-cell office:value-type="float" office:value="1008" calcext:value-type="float">
            <text:p>1008</text:p>
          </table:table-cell>
          <table:table-cell office:value-type="float" office:value="468" calcext:value-type="float">
            <text:p>468</text:p>
          </table:table-cell>
          <table:table-cell office:value-type="float" office:value="6609" calcext:value-type="float">
            <text:p>6609</text:p>
          </table:table-cell>
          <table:table-cell table:style-name="ce3" table:formula="of:=[.D826]*[.$P$4]*COS(PI()*([.$P$3] + (1 - [.D826]/[.$P$1])*[.$P$2])) + [.$P$5]" office:value-type="float" office:value="1055.94246125023" calcext:value-type="float">
            <text:p>1056</text:p>
          </table:table-cell>
          <table:table-cell office:value-type="float" office:value="1038" calcext:value-type="float">
            <text:p>1038</text:p>
          </table:table-cell>
          <table:table-cell table:formula="of:=[.B826]+45" office:value-type="float" office:value="1053" calcext:value-type="float">
            <text:p>10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52</text:p>
          </table:table-cell>
          <table:table-cell office:value-type="float" office:value="1008" calcext:value-type="float">
            <text:p>1008</text:p>
          </table:table-cell>
          <table:table-cell office:value-type="float" office:value="468" calcext:value-type="float">
            <text:p>468</text:p>
          </table:table-cell>
          <table:table-cell office:value-type="float" office:value="6613" calcext:value-type="float">
            <text:p>6613</text:p>
          </table:table-cell>
          <table:table-cell table:style-name="ce3" table:formula="of:=[.D827]*[.$P$4]*COS(PI()*([.$P$3] + (1 - [.D827]/[.$P$1])*[.$P$2])) + [.$P$5]" office:value-type="float" office:value="1057.21771577375" calcext:value-type="float">
            <text:p>1057</text:p>
          </table:table-cell>
          <table:table-cell office:value-type="float" office:value="1052" calcext:value-type="float">
            <text:p>1052</text:p>
          </table:table-cell>
          <table:table-cell table:formula="of:=[.B827]+45" office:value-type="float" office:value="1053" calcext:value-type="float">
            <text:p>10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36</text:p>
          </table:table-cell>
          <table:table-cell office:value-type="float" office:value="1007" calcext:value-type="float">
            <text:p>1007</text:p>
          </table:table-cell>
          <table:table-cell office:value-type="float" office:value="468" calcext:value-type="float">
            <text:p>468</text:p>
          </table:table-cell>
          <table:table-cell office:value-type="float" office:value="6601" calcext:value-type="float">
            <text:p>6601</text:p>
          </table:table-cell>
          <table:table-cell table:style-name="ce3" table:formula="of:=[.D828]*[.$P$4]*COS(PI()*([.$P$3] + (1 - [.D828]/[.$P$1])*[.$P$2])) + [.$P$5]" office:value-type="float" office:value="1053.3944697229" calcext:value-type="float">
            <text:p>1053</text:p>
          </table:table-cell>
          <table:table-cell office:value-type="float" office:value="1037" calcext:value-type="float">
            <text:p>1037</text:p>
          </table:table-cell>
          <table:table-cell table:formula="of:=[.B828]+45" office:value-type="float" office:value="1052" calcext:value-type="float">
            <text:p>10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32</text:p>
          </table:table-cell>
          <table:table-cell office:value-type="float" office:value="1007" calcext:value-type="float">
            <text:p>1007</text:p>
          </table:table-cell>
          <table:table-cell office:value-type="float" office:value="468" calcext:value-type="float">
            <text:p>468</text:p>
          </table:table-cell>
          <table:table-cell office:value-type="float" office:value="6576" calcext:value-type="float">
            <text:p>6576</text:p>
          </table:table-cell>
          <table:table-cell table:style-name="ce3" table:formula="of:=[.D829]*[.$P$4]*COS(PI()*([.$P$3] + (1 - [.D829]/[.$P$1])*[.$P$2])) + [.$P$5]" office:value-type="float" office:value="1045.45366568019" calcext:value-type="float">
            <text:p>1045</text:p>
          </table:table-cell>
          <table:table-cell office:value-type="float" office:value="1050" calcext:value-type="float">
            <text:p>1050</text:p>
          </table:table-cell>
          <table:table-cell table:formula="of:=[.B829]+45" office:value-type="float" office:value="1052" calcext:value-type="float">
            <text:p>10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04</text:p>
          </table:table-cell>
          <table:table-cell office:value-type="float" office:value="1005" calcext:value-type="float">
            <text:p>1005</text:p>
          </table:table-cell>
          <table:table-cell office:value-type="float" office:value="467" calcext:value-type="float">
            <text:p>467</text:p>
          </table:table-cell>
          <table:table-cell office:value-type="float" office:value="6604" calcext:value-type="float">
            <text:p>6604</text:p>
          </table:table-cell>
          <table:table-cell table:style-name="ce3" table:formula="of:=[.D830]*[.$P$4]*COS(PI()*([.$P$3] + (1 - [.D830]/[.$P$1])*[.$P$2])) + [.$P$5]" office:value-type="float" office:value="1054.34957303019" calcext:value-type="float">
            <text:p>1054</text:p>
          </table:table-cell>
          <table:table-cell office:value-type="float" office:value="1050" calcext:value-type="float">
            <text:p>1050</text:p>
          </table:table-cell>
          <table:table-cell table:formula="of:=[.B830]+45"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08</text:p>
          </table:table-cell>
          <table:table-cell office:value-type="float" office:value="1005" calcext:value-type="float">
            <text:p>1005</text:p>
          </table:table-cell>
          <table:table-cell office:value-type="float" office:value="467" calcext:value-type="float">
            <text:p>467</text:p>
          </table:table-cell>
          <table:table-cell office:value-type="float" office:value="6625" calcext:value-type="float">
            <text:p>6625</text:p>
          </table:table-cell>
          <table:table-cell table:style-name="ce3" table:formula="of:=[.D831]*[.$P$4]*COS(PI()*([.$P$3] + (1 - [.D831]/[.$P$1])*[.$P$2])) + [.$P$5]" office:value-type="float" office:value="1061.04850915549" calcext:value-type="float">
            <text:p>1061</text:p>
          </table:table-cell>
          <table:table-cell office:value-type="float" office:value="1047" calcext:value-type="float">
            <text:p>1047</text:p>
          </table:table-cell>
          <table:table-cell table:formula="of:=[.B831]+45"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5:56</text:p>
          </table:table-cell>
          <table:table-cell office:value-type="float" office:value="1004" calcext:value-type="float">
            <text:p>1004</text:p>
          </table:table-cell>
          <table:table-cell office:value-type="float" office:value="467" calcext:value-type="float">
            <text:p>467</text:p>
          </table:table-cell>
          <table:table-cell office:value-type="float" office:value="6620" calcext:value-type="float">
            <text:p>6620</text:p>
          </table:table-cell>
          <table:table-cell table:style-name="ce3" table:formula="of:=[.D832]*[.$P$4]*COS(PI()*([.$P$3] + (1 - [.D832]/[.$P$1])*[.$P$2])) + [.$P$5]" office:value-type="float" office:value="1059.45142879102" calcext:value-type="float">
            <text:p>1059</text:p>
          </table:table-cell>
          <table:table-cell office:value-type="float" office:value="1040" calcext:value-type="float">
            <text:p>1040</text:p>
          </table:table-cell>
          <table:table-cell table:formula="of:=[.B832]+45" office:value-type="float" office:value="1049" calcext:value-type="float">
            <text:p>10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4:56</text:p>
          </table:table-cell>
          <table:table-cell office:value-type="float" office:value="1001" calcext:value-type="float">
            <text:p>1001</text:p>
          </table:table-cell>
          <table:table-cell office:value-type="float" office:value="466" calcext:value-type="float">
            <text:p>466</text:p>
          </table:table-cell>
          <table:table-cell office:value-type="float" office:value="6575" calcext:value-type="float">
            <text:p>6575</text:p>
          </table:table-cell>
          <table:table-cell table:style-name="ce3" table:formula="of:=[.D833]*[.$P$4]*COS(PI()*([.$P$3] + (1 - [.D833]/[.$P$1])*[.$P$2])) + [.$P$5]" office:value-type="float" office:value="1045.13671743386" calcext:value-type="float">
            <text:p>1045</text:p>
          </table:table-cell>
          <table:table-cell office:value-type="float" office:value="1050" calcext:value-type="float">
            <text:p>1050</text:p>
          </table:table-cell>
          <table:table-cell table:formula="of:=[.B833]+45" office:value-type="float" office:value="1046" calcext:value-type="float">
            <text:p>10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00</text:p>
          </table:table-cell>
          <table:table-cell office:value-type="float" office:value="1001" calcext:value-type="float">
            <text:p>1001</text:p>
          </table:table-cell>
          <table:table-cell office:value-type="float" office:value="466" calcext:value-type="float">
            <text:p>466</text:p>
          </table:table-cell>
          <table:table-cell office:value-type="float" office:value="6589" calcext:value-type="float">
            <text:p>6589</text:p>
          </table:table-cell>
          <table:table-cell table:style-name="ce3" table:formula="of:=[.D834]*[.$P$4]*COS(PI()*([.$P$3] + (1 - [.D834]/[.$P$1])*[.$P$2])) + [.$P$5]" office:value-type="float" office:value="1049.57878275423" calcext:value-type="float">
            <text:p>1050</text:p>
          </table:table-cell>
          <table:table-cell office:value-type="float" office:value="1039" calcext:value-type="float">
            <text:p>1039</text:p>
          </table:table-cell>
          <table:table-cell table:formula="of:=[.B834]+45" office:value-type="float" office:value="1046" calcext:value-type="float">
            <text:p>10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04</text:p>
          </table:table-cell>
          <table:table-cell office:value-type="float" office:value="1001" calcext:value-type="float">
            <text:p>1001</text:p>
          </table:table-cell>
          <table:table-cell office:value-type="float" office:value="466" calcext:value-type="float">
            <text:p>466</text:p>
          </table:table-cell>
          <table:table-cell office:value-type="float" office:value="6523" calcext:value-type="float">
            <text:p>6523</text:p>
          </table:table-cell>
          <table:table-cell table:style-name="ce3" table:formula="of:=[.D835]*[.$P$4]*COS(PI()*([.$P$3] + (1 - [.D835]/[.$P$1])*[.$P$2])) + [.$P$5]" office:value-type="float" office:value="1028.72814535407" calcext:value-type="float">
            <text:p>1029</text:p>
          </table:table-cell>
          <table:table-cell office:value-type="float" office:value="1039" calcext:value-type="float">
            <text:p>1039</text:p>
          </table:table-cell>
          <table:table-cell table:formula="of:=[.B835]+45" office:value-type="float" office:value="1046" calcext:value-type="float">
            <text:p>10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5:08</text:p>
          </table:table-cell>
          <table:table-cell office:value-type="float" office:value="1001" calcext:value-type="float">
            <text:p>1001</text:p>
          </table:table-cell>
          <table:table-cell office:value-type="float" office:value="466" calcext:value-type="float">
            <text:p>466</text:p>
          </table:table-cell>
          <table:table-cell office:value-type="float" office:value="6605" calcext:value-type="float">
            <text:p>6605</text:p>
          </table:table-cell>
          <table:table-cell table:style-name="ce3" table:formula="of:=[.D836]*[.$P$4]*COS(PI()*([.$P$3] + (1 - [.D836]/[.$P$1])*[.$P$2])) + [.$P$5]" office:value-type="float" office:value="1054.66804575487" calcext:value-type="float">
            <text:p>1055</text:p>
          </table:table-cell>
          <table:table-cell office:value-type="float" office:value="1036" calcext:value-type="float">
            <text:p>1036</text:p>
          </table:table-cell>
          <table:table-cell table:formula="of:=[.B836]+45" office:value-type="float" office:value="1046" calcext:value-type="float">
            <text:p>10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44</text:p>
          </table:table-cell>
          <table:table-cell office:value-type="float" office:value="999" calcext:value-type="float">
            <text:p>999</text:p>
          </table:table-cell>
          <table:table-cell office:value-type="float" office:value="466" calcext:value-type="float">
            <text:p>466</text:p>
          </table:table-cell>
          <table:table-cell office:value-type="float" office:value="6612" calcext:value-type="float">
            <text:p>6612</text:p>
          </table:table-cell>
          <table:table-cell table:style-name="ce3" table:formula="of:=[.D837]*[.$P$4]*COS(PI()*([.$P$3] + (1 - [.D837]/[.$P$1])*[.$P$2])) + [.$P$5]" office:value-type="float" office:value="1056.89882350779" calcext:value-type="float">
            <text:p>1057</text:p>
          </table:table-cell>
          <table:table-cell office:value-type="float" office:value="1045" calcext:value-type="float">
            <text:p>1045</text:p>
          </table:table-cell>
          <table:table-cell table:formula="of:=[.B837]+45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20</text:p>
          </table:table-cell>
          <table:table-cell office:value-type="float" office:value="999" calcext:value-type="float">
            <text:p>999</text:p>
          </table:table-cell>
          <table:table-cell office:value-type="float" office:value="466" calcext:value-type="float">
            <text:p>466</text:p>
          </table:table-cell>
          <table:table-cell office:value-type="float" office:value="6609" calcext:value-type="float">
            <text:p>6609</text:p>
          </table:table-cell>
          <table:table-cell table:style-name="ce3" table:formula="of:=[.D838]*[.$P$4]*COS(PI()*([.$P$3] + (1 - [.D838]/[.$P$1])*[.$P$2])) + [.$P$5]" office:value-type="float" office:value="1055.94246125023" calcext:value-type="float">
            <text:p>1056</text:p>
          </table:table-cell>
          <table:table-cell office:value-type="float" office:value="1043" calcext:value-type="float">
            <text:p>1043</text:p>
          </table:table-cell>
          <table:table-cell table:formula="of:=[.B838]+45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24</text:p>
          </table:table-cell>
          <table:table-cell office:value-type="float" office:value="999" calcext:value-type="float">
            <text:p>999</text:p>
          </table:table-cell>
          <table:table-cell office:value-type="float" office:value="466" calcext:value-type="float">
            <text:p>466</text:p>
          </table:table-cell>
          <table:table-cell office:value-type="float" office:value="6580" calcext:value-type="float">
            <text:p>6580</text:p>
          </table:table-cell>
          <table:table-cell table:style-name="ce3" table:formula="of:=[.D839]*[.$P$4]*COS(PI()*([.$P$3] + (1 - [.D839]/[.$P$1])*[.$P$2])) + [.$P$5]" office:value-type="float" office:value="1046.72198522789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table:formula="of:=[.B839]+45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28</text:p>
          </table:table-cell>
          <table:table-cell office:value-type="float" office:value="999" calcext:value-type="float">
            <text:p>999</text:p>
          </table:table-cell>
          <table:table-cell office:value-type="float" office:value="466" calcext:value-type="float">
            <text:p>466</text:p>
          </table:table-cell>
          <table:table-cell office:value-type="float" office:value="6619" calcext:value-type="float">
            <text:p>6619</text:p>
          </table:table-cell>
          <table:table-cell table:style-name="ce3" table:formula="of:=[.D840]*[.$P$4]*COS(PI()*([.$P$3] + (1 - [.D840]/[.$P$1])*[.$P$2])) + [.$P$5]" office:value-type="float" office:value="1059.13216978386" calcext:value-type="float">
            <text:p>1059</text:p>
          </table:table-cell>
          <table:table-cell office:value-type="float" office:value="1044" calcext:value-type="float">
            <text:p>1044</text:p>
          </table:table-cell>
          <table:table-cell table:formula="of:=[.B840]+45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32</text:p>
          </table:table-cell>
          <table:table-cell office:value-type="float" office:value="999" calcext:value-type="float">
            <text:p>999</text:p>
          </table:table-cell>
          <table:table-cell office:value-type="float" office:value="466" calcext:value-type="float">
            <text:p>466</text:p>
          </table:table-cell>
          <table:table-cell office:value-type="float" office:value="6610" calcext:value-type="float">
            <text:p>6610</text:p>
          </table:table-cell>
          <table:table-cell table:style-name="ce3" table:formula="of:=[.D841]*[.$P$4]*COS(PI()*([.$P$3] + (1 - [.D841]/[.$P$1])*[.$P$2])) + [.$P$5]" office:value-type="float" office:value="1056.26119623923" calcext:value-type="float">
            <text:p>1056</text:p>
          </table:table-cell>
          <table:table-cell office:value-type="float" office:value="1050" calcext:value-type="float">
            <text:p>1050</text:p>
          </table:table-cell>
          <table:table-cell table:formula="of:=[.B841]+45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28</text:p>
          </table:table-cell>
          <table:table-cell office:value-type="float" office:value="998" calcext:value-type="float">
            <text:p>998</text:p>
          </table:table-cell>
          <table:table-cell office:value-type="float" office:value="466" calcext:value-type="float">
            <text:p>466</text:p>
          </table:table-cell>
          <table:table-cell office:value-type="float" office:value="6582" calcext:value-type="float">
            <text:p>6582</text:p>
          </table:table-cell>
          <table:table-cell table:style-name="ce3" table:formula="of:=[.D842]*[.$P$4]*COS(PI()*([.$P$3] + (1 - [.D842]/[.$P$1])*[.$P$2])) + [.$P$5]" office:value-type="float" office:value="1047.35646084455" calcext:value-type="float">
            <text:p>1047</text:p>
          </table:table-cell>
          <table:table-cell office:value-type="float" office:value="1022" calcext:value-type="float">
            <text:p>1022</text:p>
          </table:table-cell>
          <table:table-cell table:formula="of:=[.B842]+45"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32</text:p>
          </table:table-cell>
          <table:table-cell office:value-type="float" office:value="998" calcext:value-type="float">
            <text:p>998</text:p>
          </table:table-cell>
          <table:table-cell office:value-type="float" office:value="466" calcext:value-type="float">
            <text:p>466</text:p>
          </table:table-cell>
          <table:table-cell office:value-type="float" office:value="6598" calcext:value-type="float">
            <text:p>6598</text:p>
          </table:table-cell>
          <table:table-cell table:style-name="ce3" table:formula="of:=[.D843]*[.$P$4]*COS(PI()*([.$P$3] + (1 - [.D843]/[.$P$1])*[.$P$2])) + [.$P$5]" office:value-type="float" office:value="1052.43983885839" calcext:value-type="float">
            <text:p>1052</text:p>
          </table:table-cell>
          <table:table-cell office:value-type="float" office:value="1048" calcext:value-type="float">
            <text:p>1048</text:p>
          </table:table-cell>
          <table:table-cell table:formula="of:=[.B843]+45"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12</text:p>
          </table:table-cell>
          <table:table-cell office:value-type="float" office:value="998" calcext:value-type="float">
            <text:p>998</text:p>
          </table:table-cell>
          <table:table-cell office:value-type="float" office:value="466" calcext:value-type="float">
            <text:p>466</text:p>
          </table:table-cell>
          <table:table-cell office:value-type="float" office:value="6536" calcext:value-type="float">
            <text:p>6536</text:p>
          </table:table-cell>
          <table:table-cell table:style-name="ce3" table:formula="of:=[.D844]*[.$P$4]*COS(PI()*([.$P$3] + (1 - [.D844]/[.$P$1])*[.$P$2])) + [.$P$5]" office:value-type="float" office:value="1032.8168848372" calcext:value-type="float">
            <text:p>1033</text:p>
          </table:table-cell>
          <table:table-cell office:value-type="float" office:value="1045" calcext:value-type="float">
            <text:p>1045</text:p>
          </table:table-cell>
          <table:table-cell table:formula="of:=[.B844]+45"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16</text:p>
          </table:table-cell>
          <table:table-cell office:value-type="float" office:value="998" calcext:value-type="float">
            <text:p>998</text:p>
          </table:table-cell>
          <table:table-cell office:value-type="float" office:value="466" calcext:value-type="float">
            <text:p>466</text:p>
          </table:table-cell>
          <table:table-cell office:value-type="float" office:value="6608" calcext:value-type="float">
            <text:p>6608</text:p>
          </table:table-cell>
          <table:table-cell table:style-name="ce3" table:formula="of:=[.D845]*[.$P$4]*COS(PI()*([.$P$3] + (1 - [.D845]/[.$P$1])*[.$P$2])) + [.$P$5]" office:value-type="float" office:value="1055.62377870049" calcext:value-type="float">
            <text:p>1056</text:p>
          </table:table-cell>
          <table:table-cell office:value-type="float" office:value="1047" calcext:value-type="float">
            <text:p>1047</text:p>
          </table:table-cell>
          <table:table-cell table:formula="of:=[.B845]+45"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20</text:p>
          </table:table-cell>
          <table:table-cell office:value-type="float" office:value="998" calcext:value-type="float">
            <text:p>998</text:p>
          </table:table-cell>
          <table:table-cell office:value-type="float" office:value="466" calcext:value-type="float">
            <text:p>466</text:p>
          </table:table-cell>
          <table:table-cell office:value-type="float" office:value="6631" calcext:value-type="float">
            <text:p>6631</text:p>
          </table:table-cell>
          <table:table-cell table:style-name="ce3" table:formula="of:=[.D846]*[.$P$4]*COS(PI()*([.$P$3] + (1 - [.D846]/[.$P$1])*[.$P$2])) + [.$P$5]" office:value-type="float" office:value="1062.96673241513" calcext:value-type="float">
            <text:p>1063</text:p>
          </table:table-cell>
          <table:table-cell office:value-type="float" office:value="1042" calcext:value-type="float">
            <text:p>1042</text:p>
          </table:table-cell>
          <table:table-cell table:formula="of:=[.B846]+45"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20</text:p>
          </table:table-cell>
          <table:table-cell office:value-type="float" office:value="996" calcext:value-type="float">
            <text:p>996</text:p>
          </table:table-cell>
          <table:table-cell office:value-type="float" office:value="465" calcext:value-type="float">
            <text:p>465</text:p>
          </table:table-cell>
          <table:table-cell office:value-type="float" office:value="6574" calcext:value-type="float">
            <text:p>6574</text:p>
          </table:table-cell>
          <table:table-cell table:style-name="ce3" table:formula="of:=[.D847]*[.$P$4]*COS(PI()*([.$P$3] + (1 - [.D847]/[.$P$1])*[.$P$2])) + [.$P$5]" office:value-type="float" office:value="1044.81982185729" calcext:value-type="float">
            <text:p>1045</text:p>
          </table:table-cell>
          <table:table-cell office:value-type="float" office:value="1036" calcext:value-type="float">
            <text:p>1036</text:p>
          </table:table-cell>
          <table:table-cell table:formula="of:=[.B847]+45" office:value-type="float" office:value="1041" calcext:value-type="float">
            <text:p>10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24</text:p>
          </table:table-cell>
          <table:table-cell office:value-type="float" office:value="996" calcext:value-type="float">
            <text:p>996</text:p>
          </table:table-cell>
          <table:table-cell office:value-type="float" office:value="465" calcext:value-type="float">
            <text:p>465</text:p>
          </table:table-cell>
          <table:table-cell office:value-type="float" office:value="6585" calcext:value-type="float">
            <text:p>6585</text:p>
          </table:table-cell>
          <table:table-cell table:style-name="ce3" table:formula="of:=[.D848]*[.$P$4]*COS(PI()*([.$P$3] + (1 - [.D848]/[.$P$1])*[.$P$2])) + [.$P$5]" office:value-type="float" office:value="1048.30856892088" calcext:value-type="float">
            <text:p>1048</text:p>
          </table:table-cell>
          <table:table-cell office:value-type="float" office:value="1040" calcext:value-type="float">
            <text:p>1040</text:p>
          </table:table-cell>
          <table:table-cell table:formula="of:=[.B848]+45" office:value-type="float" office:value="1041" calcext:value-type="float">
            <text:p>10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28</text:p>
          </table:table-cell>
          <table:table-cell office:value-type="float" office:value="996" calcext:value-type="float">
            <text:p>996</text:p>
          </table:table-cell>
          <table:table-cell office:value-type="float" office:value="465" calcext:value-type="float">
            <text:p>465</text:p>
          </table:table-cell>
          <table:table-cell office:value-type="float" office:value="6576" calcext:value-type="float">
            <text:p>6576</text:p>
          </table:table-cell>
          <table:table-cell table:style-name="ce3" table:formula="of:=[.D849]*[.$P$4]*COS(PI()*([.$P$3] + (1 - [.D849]/[.$P$1])*[.$P$2])) + [.$P$5]" office:value-type="float" office:value="1045.45366568019" calcext:value-type="float">
            <text:p>1045</text:p>
          </table:table-cell>
          <table:table-cell office:value-type="float" office:value="1035" calcext:value-type="float">
            <text:p>1035</text:p>
          </table:table-cell>
          <table:table-cell table:formula="of:=[.B849]+45" office:value-type="float" office:value="1041" calcext:value-type="float">
            <text:p>10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32</text:p>
          </table:table-cell>
          <table:table-cell office:value-type="float" office:value="994" calcext:value-type="float">
            <text:p>994</text:p>
          </table:table-cell>
          <table:table-cell office:value-type="float" office:value="465" calcext:value-type="float">
            <text:p>465</text:p>
          </table:table-cell>
          <table:table-cell office:value-type="float" office:value="6574" calcext:value-type="float">
            <text:p>6574</text:p>
          </table:table-cell>
          <table:table-cell table:style-name="ce3" table:formula="of:=[.D850]*[.$P$4]*COS(PI()*([.$P$3] + (1 - [.D850]/[.$P$1])*[.$P$2])) + [.$P$5]" office:value-type="float" office:value="1044.81982185729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table:formula="of:=[.B850]+45" office:value-type="float" office:value="1039" calcext:value-type="float">
            <text:p>10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00</text:p>
          </table:table-cell>
          <table:table-cell office:value-type="float" office:value="981" calcext:value-type="float">
            <text:p>981</text:p>
          </table:table-cell>
          <table:table-cell office:value-type="float" office:value="461" calcext:value-type="float">
            <text:p>461</text:p>
          </table:table-cell>
          <table:table-cell office:value-type="float" office:value="6501" calcext:value-type="float">
            <text:p>6501</text:p>
          </table:table-cell>
          <table:table-cell table:style-name="ce3" table:formula="of:=[.D851]*[.$P$4]*COS(PI()*([.$P$3] + (1 - [.D851]/[.$P$1])*[.$P$2])) + [.$P$5]" office:value-type="float" office:value="1021.82916012223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 table:formula="of:=[.B851]+45"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16</text:p>
          </table:table-cell>
          <table:table-cell office:value-type="float" office:value="977" calcext:value-type="float">
            <text:p>977</text:p>
          </table:table-cell>
          <table:table-cell office:value-type="float" office:value="460" calcext:value-type="float">
            <text:p>460</text:p>
          </table:table-cell>
          <table:table-cell office:value-type="float" office:value="6517" calcext:value-type="float">
            <text:p>6517</text:p>
          </table:table-cell>
          <table:table-cell table:style-name="ce3" table:formula="of:=[.D852]*[.$P$4]*COS(PI()*([.$P$3] + (1 - [.D852]/[.$P$1])*[.$P$2])) + [.$P$5]" office:value-type="float" office:value="1026.84405602186" calcext:value-type="float">
            <text:p>1027</text:p>
          </table:table-cell>
          <table:table-cell office:value-type="float" office:value="1021" calcext:value-type="float">
            <text:p>1021</text:p>
          </table:table-cell>
          <table:table-cell table:formula="of:=[.B852]+45"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20</text:p>
          </table:table-cell>
          <table:table-cell office:value-type="float" office:value="977" calcext:value-type="float">
            <text:p>977</text:p>
          </table:table-cell>
          <table:table-cell office:value-type="float" office:value="460" calcext:value-type="float">
            <text:p>460</text:p>
          </table:table-cell>
          <table:table-cell office:value-type="float" office:value="6532" calcext:value-type="float">
            <text:p>6532</text:p>
          </table:table-cell>
          <table:table-cell table:style-name="ce3" table:formula="of:=[.D853]*[.$P$4]*COS(PI()*([.$P$3] + (1 - [.D853]/[.$P$1])*[.$P$2])) + [.$P$5]" office:value-type="float" office:value="1031.5578576892" calcext:value-type="float">
            <text:p>1032</text:p>
          </table:table-cell>
          <table:table-cell office:value-type="float" office:value="1020" calcext:value-type="float">
            <text:p>1020</text:p>
          </table:table-cell>
          <table:table-cell table:formula="of:=[.B853]+45"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24</text:p>
          </table:table-cell>
          <table:table-cell office:value-type="float" office:value="977" calcext:value-type="float">
            <text:p>977</text:p>
          </table:table-cell>
          <table:table-cell office:value-type="float" office:value="460" calcext:value-type="float">
            <text:p>460</text:p>
          </table:table-cell>
          <table:table-cell office:value-type="float" office:value="6532" calcext:value-type="float">
            <text:p>6532</text:p>
          </table:table-cell>
          <table:table-cell table:style-name="ce3" table:formula="of:=[.D854]*[.$P$4]*COS(PI()*([.$P$3] + (1 - [.D854]/[.$P$1])*[.$P$2])) + [.$P$5]" office:value-type="float" office:value="1031.5578576892" calcext:value-type="float">
            <text:p>1032</text:p>
          </table:table-cell>
          <table:table-cell office:value-type="float" office:value="1023" calcext:value-type="float">
            <text:p>1023</text:p>
          </table:table-cell>
          <table:table-cell table:formula="of:=[.B854]+45"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28</text:p>
          </table:table-cell>
          <table:table-cell office:value-type="float" office:value="977" calcext:value-type="float">
            <text:p>977</text:p>
          </table:table-cell>
          <table:table-cell office:value-type="float" office:value="460" calcext:value-type="float">
            <text:p>460</text:p>
          </table:table-cell>
          <table:table-cell office:value-type="float" office:value="6515" calcext:value-type="float">
            <text:p>6515</text:p>
          </table:table-cell>
          <table:table-cell table:style-name="ce3" table:formula="of:=[.D855]*[.$P$4]*COS(PI()*([.$P$3] + (1 - [.D855]/[.$P$1])*[.$P$2])) + [.$P$5]" office:value-type="float" office:value="1026.21645064641" calcext:value-type="float">
            <text:p>1026</text:p>
          </table:table-cell>
          <table:table-cell office:value-type="float" office:value="1025" calcext:value-type="float">
            <text:p>1025</text:p>
          </table:table-cell>
          <table:table-cell table:formula="of:=[.B855]+45"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04</text:p>
          </table:table-cell>
          <table:table-cell office:value-type="float" office:value="974" calcext:value-type="float">
            <text:p>974</text:p>
          </table:table-cell>
          <table:table-cell office:value-type="float" office:value="460" calcext:value-type="float">
            <text:p>460</text:p>
          </table:table-cell>
          <table:table-cell office:value-type="float" office:value="6478" calcext:value-type="float">
            <text:p>6478</text:p>
          </table:table-cell>
          <table:table-cell table:style-name="ce3" table:formula="of:=[.D856]*[.$P$4]*COS(PI()*([.$P$3] + (1 - [.D856]/[.$P$1])*[.$P$2])) + [.$P$5]" office:value-type="float" office:value="1014.64409902632" calcext:value-type="float">
            <text:p>1015</text:p>
          </table:table-cell>
          <table:table-cell office:value-type="float" office:value="1002" calcext:value-type="float">
            <text:p>1002</text:p>
          </table:table-cell>
          <table:table-cell table:formula="of:=[.B856]+45"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36</text:p>
          </table:table-cell>
          <table:table-cell office:value-type="float" office:value="974" calcext:value-type="float">
            <text:p>974</text:p>
          </table:table-cell>
          <table:table-cell office:value-type="float" office:value="460" calcext:value-type="float">
            <text:p>460</text:p>
          </table:table-cell>
          <table:table-cell office:value-type="float" office:value="6486" calcext:value-type="float">
            <text:p>6486</text:p>
          </table:table-cell>
          <table:table-cell table:style-name="ce3" table:formula="of:=[.D857]*[.$P$4]*COS(PI()*([.$P$3] + (1 - [.D857]/[.$P$1])*[.$P$2])) + [.$P$5]" office:value-type="float" office:value="1017.14005572331" calcext:value-type="float">
            <text:p>1017</text:p>
          </table:table-cell>
          <table:table-cell office:value-type="float" office:value="1004" calcext:value-type="float">
            <text:p>1004</text:p>
          </table:table-cell>
          <table:table-cell table:formula="of:=[.B857]+45"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40</text:p>
          </table:table-cell>
          <table:table-cell office:value-type="float" office:value="974" calcext:value-type="float">
            <text:p>974</text:p>
          </table:table-cell>
          <table:table-cell office:value-type="float" office:value="460" calcext:value-type="float">
            <text:p>460</text:p>
          </table:table-cell>
          <table:table-cell office:value-type="float" office:value="6446" calcext:value-type="float">
            <text:p>6446</text:p>
          </table:table-cell>
          <table:table-cell table:style-name="ce3" table:formula="of:=[.D858]*[.$P$4]*COS(PI()*([.$P$3] + (1 - [.D858]/[.$P$1])*[.$P$2])) + [.$P$5]" office:value-type="float" office:value="1004.6944297431" calcext:value-type="float">
            <text:p>1005</text:p>
          </table:table-cell>
          <table:table-cell office:value-type="float" office:value="1014" calcext:value-type="float">
            <text:p>1014</text:p>
          </table:table-cell>
          <table:table-cell table:formula="of:=[.B858]+45"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44</text:p>
          </table:table-cell>
          <table:table-cell office:value-type="float" office:value="974" calcext:value-type="float">
            <text:p>974</text:p>
          </table:table-cell>
          <table:table-cell office:value-type="float" office:value="460" calcext:value-type="float">
            <text:p>460</text:p>
          </table:table-cell>
          <table:table-cell office:value-type="float" office:value="6464" calcext:value-type="float">
            <text:p>6464</text:p>
          </table:table-cell>
          <table:table-cell table:style-name="ce3" table:formula="of:=[.D859]*[.$P$4]*COS(PI()*([.$P$3] + (1 - [.D859]/[.$P$1])*[.$P$2])) + [.$P$5]" office:value-type="float" office:value="1010.28438785532" calcext:value-type="float">
            <text:p>1010</text:p>
          </table:table-cell>
          <table:table-cell office:value-type="float" office:value="1013" calcext:value-type="float">
            <text:p>1013</text:p>
          </table:table-cell>
          <table:table-cell table:formula="of:=[.B859]+45" office:value-type="float" office:value="1019" calcext:value-type="float">
            <text:p>10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44</text:p>
          </table:table-cell>
          <table:table-cell office:value-type="float" office:value="972" calcext:value-type="float">
            <text:p>972</text:p>
          </table:table-cell>
          <table:table-cell office:value-type="float" office:value="459" calcext:value-type="float">
            <text:p>459</text:p>
          </table:table-cell>
          <table:table-cell office:value-type="float" office:value="6483" calcext:value-type="float">
            <text:p>6483</text:p>
          </table:table-cell>
          <table:table-cell table:style-name="ce3" table:formula="of:=[.D860]*[.$P$4]*COS(PI()*([.$P$3] + (1 - [.D860]/[.$P$1])*[.$P$2])) + [.$P$5]" office:value-type="float" office:value="1016.2036722900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table:formula="of:=[.B860]+45"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48</text:p>
          </table:table-cell>
          <table:table-cell office:value-type="float" office:value="972" calcext:value-type="float">
            <text:p>972</text:p>
          </table:table-cell>
          <table:table-cell office:value-type="float" office:value="459" calcext:value-type="float">
            <text:p>459</text:p>
          </table:table-cell>
          <table:table-cell office:value-type="float" office:value="6486" calcext:value-type="float">
            <text:p>6486</text:p>
          </table:table-cell>
          <table:table-cell table:style-name="ce3" table:formula="of:=[.D861]*[.$P$4]*COS(PI()*([.$P$3] + (1 - [.D861]/[.$P$1])*[.$P$2])) + [.$P$5]" office:value-type="float" office:value="1017.14005572331" calcext:value-type="float">
            <text:p>1017</text:p>
          </table:table-cell>
          <table:table-cell office:value-type="float" office:value="1013" calcext:value-type="float">
            <text:p>1013</text:p>
          </table:table-cell>
          <table:table-cell table:formula="of:=[.B861]+45"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52</text:p>
          </table:table-cell>
          <table:table-cell office:value-type="float" office:value="972" calcext:value-type="float">
            <text:p>972</text:p>
          </table:table-cell>
          <table:table-cell office:value-type="float" office:value="459" calcext:value-type="float">
            <text:p>459</text:p>
          </table:table-cell>
          <table:table-cell office:value-type="float" office:value="6505" calcext:value-type="float">
            <text:p>6505</text:p>
          </table:table-cell>
          <table:table-cell table:style-name="ce3" table:formula="of:=[.D862]*[.$P$4]*COS(PI()*([.$P$3] + (1 - [.D862]/[.$P$1])*[.$P$2])) + [.$P$5]" office:value-type="float" office:value="1023.0816091848" calcext:value-type="float">
            <text:p>1023</text:p>
          </table:table-cell>
          <table:table-cell office:value-type="float" office:value="1014" calcext:value-type="float">
            <text:p>1014</text:p>
          </table:table-cell>
          <table:table-cell table:formula="of:=[.B862]+45"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56</text:p>
          </table:table-cell>
          <table:table-cell office:value-type="float" office:value="972" calcext:value-type="float">
            <text:p>972</text:p>
          </table:table-cell>
          <table:table-cell office:value-type="float" office:value="459" calcext:value-type="float">
            <text:p>459</text:p>
          </table:table-cell>
          <table:table-cell office:value-type="float" office:value="6517" calcext:value-type="float">
            <text:p>6517</text:p>
          </table:table-cell>
          <table:table-cell table:style-name="ce3" table:formula="of:=[.D863]*[.$P$4]*COS(PI()*([.$P$3] + (1 - [.D863]/[.$P$1])*[.$P$2])) + [.$P$5]" office:value-type="float" office:value="1026.84405602186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table:formula="of:=[.B863]+45"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00:15</text:p>
          </table:table-cell>
          <table:table-cell office:value-type="float" office:value="967" calcext:value-type="float">
            <text:p>967</text:p>
          </table:table-cell>
          <table:table-cell office:value-type="float" office:value="458" calcext:value-type="float">
            <text:p>458</text:p>
          </table:table-cell>
          <table:table-cell office:value-type="float" office:value="6421" calcext:value-type="float">
            <text:p>6421</text:p>
          </table:table-cell>
          <table:table-cell table:style-name="ce3" table:formula="of:=[.D864]*[.$P$4]*COS(PI()*([.$P$3] + (1 - [.D864]/[.$P$1])*[.$P$2])) + [.$P$5]" office:value-type="float" office:value="996.959379214999" calcext:value-type="float">
            <text:p>997</text:p>
          </table:table-cell>
          <table:table-cell office:value-type="float" office:value="991" calcext:value-type="float">
            <text:p>991</text:p>
          </table:table-cell>
          <table:table-cell table:formula="of:=[.B864]+45" office:value-type="float" office:value="1012" calcext:value-type="float">
            <text:p>10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00:19</text:p>
          </table:table-cell>
          <table:table-cell office:value-type="float" office:value="964" calcext:value-type="float">
            <text:p>964</text:p>
          </table:table-cell>
          <table:table-cell office:value-type="float" office:value="457" calcext:value-type="float">
            <text:p>457</text:p>
          </table:table-cell>
          <table:table-cell office:value-type="float" office:value="6414" calcext:value-type="float">
            <text:p>6414</text:p>
          </table:table-cell>
          <table:table-cell table:style-name="ce3" table:formula="of:=[.D865]*[.$P$4]*COS(PI()*([.$P$3] + (1 - [.D865]/[.$P$1])*[.$P$2])) + [.$P$5]" office:value-type="float" office:value="994.799574292513" calcext:value-type="float">
            <text:p>995</text:p>
          </table:table-cell>
          <table:table-cell office:value-type="float" office:value="991" calcext:value-type="float">
            <text:p>991</text:p>
          </table:table-cell>
          <table:table-cell table:formula="of:=[.B865]+45" office:value-type="float" office:value="1009" calcext:value-type="float">
            <text:p>10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36</text:p>
          </table:table-cell>
          <table:table-cell office:value-type="float" office:value="964" calcext:value-type="float">
            <text:p>964</text:p>
          </table:table-cell>
          <table:table-cell office:value-type="float" office:value="457" calcext:value-type="float">
            <text:p>457</text:p>
          </table:table-cell>
          <table:table-cell office:value-type="float" office:value="6448" calcext:value-type="float">
            <text:p>6448</text:p>
          </table:table-cell>
          <table:table-cell table:style-name="ce3" table:formula="of:=[.D866]*[.$P$4]*COS(PI()*([.$P$3] + (1 - [.D866]/[.$P$1])*[.$P$2])) + [.$P$5]" office:value-type="float" office:value="1005.31468043345" calcext:value-type="float">
            <text:p>1005</text:p>
          </table:table-cell>
          <table:table-cell office:value-type="float" office:value="993" calcext:value-type="float">
            <text:p>993</text:p>
          </table:table-cell>
          <table:table-cell table:formula="of:=[.B866]+45" office:value-type="float" office:value="1009" calcext:value-type="float">
            <text:p>10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40</text:p>
          </table:table-cell>
          <table:table-cell office:value-type="float" office:value="960" calcext:value-type="float">
            <text:p>960</text:p>
          </table:table-cell>
          <table:table-cell office:value-type="float" office:value="456" calcext:value-type="float">
            <text:p>456</text:p>
          </table:table-cell>
          <table:table-cell office:value-type="float" office:value="6425" calcext:value-type="float">
            <text:p>6425</text:p>
          </table:table-cell>
          <table:table-cell table:style-name="ce3" table:formula="of:=[.D867]*[.$P$4]*COS(PI()*([.$P$3] + (1 - [.D867]/[.$P$1])*[.$P$2])) + [.$P$5]" office:value-type="float" office:value="998.194734847477" calcext:value-type="float">
            <text:p>998</text:p>
          </table:table-cell>
          <table:table-cell office:value-type="float" office:value="1002" calcext:value-type="float">
            <text:p>1002</text:p>
          </table:table-cell>
          <table:table-cell table:formula="of:=[.B867]+45" office:value-type="float" office:value="1005" calcext:value-type="float">
            <text:p>10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44</text:p>
          </table:table-cell>
          <table:table-cell office:value-type="float" office:value="960" calcext:value-type="float">
            <text:p>960</text:p>
          </table:table-cell>
          <table:table-cell office:value-type="float" office:value="456" calcext:value-type="float">
            <text:p>456</text:p>
          </table:table-cell>
          <table:table-cell office:value-type="float" office:value="6447" calcext:value-type="float">
            <text:p>6447</text:p>
          </table:table-cell>
          <table:table-cell table:style-name="ce3" table:formula="of:=[.D868]*[.$P$4]*COS(PI()*([.$P$3] + (1 - [.D868]/[.$P$1])*[.$P$2])) + [.$P$5]" office:value-type="float" office:value="1005.00452832693" calcext:value-type="float">
            <text:p>1005</text:p>
          </table:table-cell>
          <table:table-cell office:value-type="float" office:value="999" calcext:value-type="float">
            <text:p>999</text:p>
          </table:table-cell>
          <table:table-cell table:formula="of:=[.B868]+45" office:value-type="float" office:value="1005" calcext:value-type="float">
            <text:p>10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48</text:p>
          </table:table-cell>
          <table:table-cell office:value-type="float" office:value="960" calcext:value-type="float">
            <text:p>960</text:p>
          </table:table-cell>
          <table:table-cell office:value-type="float" office:value="456" calcext:value-type="float">
            <text:p>456</text:p>
          </table:table-cell>
          <table:table-cell office:value-type="float" office:value="6385" calcext:value-type="float">
            <text:p>6385</text:p>
          </table:table-cell>
          <table:table-cell table:style-name="ce3" table:formula="of:=[.D869]*[.$P$4]*COS(PI()*([.$P$3] + (1 - [.D869]/[.$P$1])*[.$P$2])) + [.$P$5]" office:value-type="float" office:value="985.879887610746" calcext:value-type="float">
            <text:p>986</text:p>
          </table:table-cell>
          <table:table-cell office:value-type="float" office:value="1004" calcext:value-type="float">
            <text:p>1004</text:p>
          </table:table-cell>
          <table:table-cell table:formula="of:=[.B869]+45" office:value-type="float" office:value="1005" calcext:value-type="float">
            <text:p>10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52</text:p>
          </table:table-cell>
          <table:table-cell office:value-type="float" office:value="960" calcext:value-type="float">
            <text:p>960</text:p>
          </table:table-cell>
          <table:table-cell office:value-type="float" office:value="456" calcext:value-type="float">
            <text:p>456</text:p>
          </table:table-cell>
          <table:table-cell office:value-type="float" office:value="6447" calcext:value-type="float">
            <text:p>6447</text:p>
          </table:table-cell>
          <table:table-cell table:style-name="ce3" table:formula="of:=[.D870]*[.$P$4]*COS(PI()*([.$P$3] + (1 - [.D870]/[.$P$1])*[.$P$2])) + [.$P$5]" office:value-type="float" office:value="1005.00452832693" calcext:value-type="float">
            <text:p>1005</text:p>
          </table:table-cell>
          <table:table-cell office:value-type="float" office:value="998" calcext:value-type="float">
            <text:p>998</text:p>
          </table:table-cell>
          <table:table-cell table:formula="of:=[.B870]+45" office:value-type="float" office:value="1005" calcext:value-type="float">
            <text:p>10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3:56</text:p>
          </table:table-cell>
          <table:table-cell office:value-type="float" office:value="958" calcext:value-type="float">
            <text:p>958</text:p>
          </table:table-cell>
          <table:table-cell office:value-type="float" office:value="456" calcext:value-type="float">
            <text:p>456</text:p>
          </table:table-cell>
          <table:table-cell office:value-type="float" office:value="6447" calcext:value-type="float">
            <text:p>6447</text:p>
          </table:table-cell>
          <table:table-cell table:style-name="ce3" table:formula="of:=[.D871]*[.$P$4]*COS(PI()*([.$P$3] + (1 - [.D871]/[.$P$1])*[.$P$2])) + [.$P$5]" office:value-type="float" office:value="1005.00452832693" calcext:value-type="float">
            <text:p>1005</text:p>
          </table:table-cell>
          <table:table-cell office:value-type="float" office:value="992" calcext:value-type="float">
            <text:p>992</text:p>
          </table:table-cell>
          <table:table-cell table:formula="of:=[.B871]+45" office:value-type="float" office:value="1003" calcext:value-type="float">
            <text:p>10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04</text:p>
          </table:table-cell>
          <table:table-cell office:value-type="float" office:value="957" calcext:value-type="float">
            <text:p>957</text:p>
          </table:table-cell>
          <table:table-cell office:value-type="float" office:value="456" calcext:value-type="float">
            <text:p>456</text:p>
          </table:table-cell>
          <table:table-cell office:value-type="float" office:value="6466" calcext:value-type="float">
            <text:p>6466</text:p>
          </table:table-cell>
          <table:table-cell table:style-name="ce3" table:formula="of:=[.D872]*[.$P$4]*COS(PI()*([.$P$3] + (1 - [.D872]/[.$P$1])*[.$P$2])) + [.$P$5]" office:value-type="float" office:value="1010.90656323028" calcext:value-type="float">
            <text:p>1011</text:p>
          </table:table-cell>
          <table:table-cell office:value-type="float" office:value="998" calcext:value-type="float">
            <text:p>998</text:p>
          </table:table-cell>
          <table:table-cell table:formula="of:=[.B872]+45" office:value-type="float" office:value="1002" calcext:value-type="float">
            <text:p>1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04</text:p>
          </table:table-cell>
          <table:table-cell office:value-type="float" office:value="956" calcext:value-type="float">
            <text:p>956</text:p>
          </table:table-cell>
          <table:table-cell office:value-type="float" office:value="455" calcext:value-type="float">
            <text:p>455</text:p>
          </table:table-cell>
          <table:table-cell office:value-type="float" office:value="6421" calcext:value-type="float">
            <text:p>6421</text:p>
          </table:table-cell>
          <table:table-cell table:style-name="ce3" table:formula="of:=[.D873]*[.$P$4]*COS(PI()*([.$P$3] + (1 - [.D873]/[.$P$1])*[.$P$2])) + [.$P$5]" office:value-type="float" office:value="996.959379214999" calcext:value-type="float">
            <text:p>997</text:p>
          </table:table-cell>
          <table:table-cell office:value-type="float" office:value="991" calcext:value-type="float">
            <text:p>991</text:p>
          </table:table-cell>
          <table:table-cell table:formula="of:=[.B873]+45" office:value-type="float" office:value="1001" calcext:value-type="float">
            <text:p>100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24</text:p>
          </table:table-cell>
          <table:table-cell office:value-type="float" office:value="955" calcext:value-type="float">
            <text:p>955</text:p>
          </table:table-cell>
          <table:table-cell office:value-type="float" office:value="455" calcext:value-type="float">
            <text:p>455</text:p>
          </table:table-cell>
          <table:table-cell office:value-type="float" office:value="6456" calcext:value-type="float">
            <text:p>6456</text:p>
          </table:table-cell>
          <table:table-cell table:style-name="ce3" table:formula="of:=[.D874]*[.$P$4]*COS(PI()*([.$P$3] + (1 - [.D874]/[.$P$1])*[.$P$2])) + [.$P$5]" office:value-type="float" office:value="1007.79782331323" calcext:value-type="float">
            <text:p>1008</text:p>
          </table:table-cell>
          <table:table-cell office:value-type="float" office:value="1001" calcext:value-type="float">
            <text:p>1001</text:p>
          </table:table-cell>
          <table:table-cell table:formula="of:=[.B874]+45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28</text:p>
          </table:table-cell>
          <table:table-cell office:value-type="float" office:value="955" calcext:value-type="float">
            <text:p>955</text:p>
          </table:table-cell>
          <table:table-cell office:value-type="float" office:value="455" calcext:value-type="float">
            <text:p>455</text:p>
          </table:table-cell>
          <table:table-cell office:value-type="float" office:value="6503" calcext:value-type="float">
            <text:p>6503</text:p>
          </table:table-cell>
          <table:table-cell table:style-name="ce3" table:formula="of:=[.D875]*[.$P$4]*COS(PI()*([.$P$3] + (1 - [.D875]/[.$P$1])*[.$P$2])) + [.$P$5]" office:value-type="float" office:value="1022.45527834869" calcext:value-type="float">
            <text:p>1022</text:p>
          </table:table-cell>
          <table:table-cell office:value-type="float" office:value="1002" calcext:value-type="float">
            <text:p>1002</text:p>
          </table:table-cell>
          <table:table-cell table:formula="of:=[.B875]+45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32</text:p>
          </table:table-cell>
          <table:table-cell office:value-type="float" office:value="955" calcext:value-type="float">
            <text:p>955</text:p>
          </table:table-cell>
          <table:table-cell office:value-type="float" office:value="455" calcext:value-type="float">
            <text:p>455</text:p>
          </table:table-cell>
          <table:table-cell office:value-type="float" office:value="6404" calcext:value-type="float">
            <text:p>6404</text:p>
          </table:table-cell>
          <table:table-cell table:style-name="ce3" table:formula="of:=[.D876]*[.$P$4]*COS(PI()*([.$P$3] + (1 - [.D876]/[.$P$1])*[.$P$2])) + [.$P$5]" office:value-type="float" office:value="991.718707038021" calcext:value-type="float">
            <text:p>992</text:p>
          </table:table-cell>
          <table:table-cell office:value-type="float" office:value="996" calcext:value-type="float">
            <text:p>996</text:p>
          </table:table-cell>
          <table:table-cell table:formula="of:=[.B876]+45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36</text:p>
          </table:table-cell>
          <table:table-cell office:value-type="float" office:value="955" calcext:value-type="float">
            <text:p>955</text:p>
          </table:table-cell>
          <table:table-cell office:value-type="float" office:value="455" calcext:value-type="float">
            <text:p>455</text:p>
          </table:table-cell>
          <table:table-cell office:value-type="float" office:value="6436" calcext:value-type="float">
            <text:p>6436</text:p>
          </table:table-cell>
          <table:table-cell table:style-name="ce3" table:formula="of:=[.D877]*[.$P$4]*COS(PI()*([.$P$3] + (1 - [.D877]/[.$P$1])*[.$P$2])) + [.$P$5]" office:value-type="float" office:value="1001.5963890974" calcext:value-type="float">
            <text:p>1002</text:p>
          </table:table-cell>
          <table:table-cell office:value-type="float" office:value="991" calcext:value-type="float">
            <text:p>991</text:p>
          </table:table-cell>
          <table:table-cell table:formula="of:=[.B877]+45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40</text:p>
          </table:table-cell>
          <table:table-cell office:value-type="float" office:value="955" calcext:value-type="float">
            <text:p>955</text:p>
          </table:table-cell>
          <table:table-cell office:value-type="float" office:value="455" calcext:value-type="float">
            <text:p>455</text:p>
          </table:table-cell>
          <table:table-cell office:value-type="float" office:value="6447" calcext:value-type="float">
            <text:p>6447</text:p>
          </table:table-cell>
          <table:table-cell table:style-name="ce3" table:formula="of:=[.D878]*[.$P$4]*COS(PI()*([.$P$3] + (1 - [.D878]/[.$P$1])*[.$P$2])) + [.$P$5]" office:value-type="float" office:value="1005.00452832693" calcext:value-type="float">
            <text:p>1005</text:p>
          </table:table-cell>
          <table:table-cell office:value-type="float" office:value="994" calcext:value-type="float">
            <text:p>994</text:p>
          </table:table-cell>
          <table:table-cell table:formula="of:=[.B878]+45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08</text:p>
          </table:table-cell>
          <table:table-cell office:value-type="float" office:value="954" calcext:value-type="float">
            <text:p>954</text:p>
          </table:table-cell>
          <table:table-cell office:value-type="float" office:value="455" calcext:value-type="float">
            <text:p>455</text:p>
          </table:table-cell>
          <table:table-cell office:value-type="float" office:value="6450" calcext:value-type="float">
            <text:p>6450</text:p>
          </table:table-cell>
          <table:table-cell table:style-name="ce3" table:formula="of:=[.D879]*[.$P$4]*COS(PI()*([.$P$3] + (1 - [.D879]/[.$P$1])*[.$P$2])) + [.$P$5]" office:value-type="float" office:value="1005.93514518824" calcext:value-type="float">
            <text:p>1006</text:p>
          </table:table-cell>
          <table:table-cell office:value-type="float" office:value="993" calcext:value-type="float">
            <text:p>993</text:p>
          </table:table-cell>
          <table:table-cell table:formula="of:=[.B879]+45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00</text:p>
          </table:table-cell>
          <table:table-cell office:value-type="float" office:value="954" calcext:value-type="float">
            <text:p>954</text:p>
          </table:table-cell>
          <table:table-cell office:value-type="float" office:value="455" calcext:value-type="float">
            <text:p>455</text:p>
          </table:table-cell>
          <table:table-cell office:value-type="float" office:value="6452" calcext:value-type="float">
            <text:p>6452</text:p>
          </table:table-cell>
          <table:table-cell table:style-name="ce3" table:formula="of:=[.D880]*[.$P$4]*COS(PI()*([.$P$3] + (1 - [.D880]/[.$P$1])*[.$P$2])) + [.$P$5]" office:value-type="float" office:value="1006.55582395488" calcext:value-type="float">
            <text:p>1007</text:p>
          </table:table-cell>
          <table:table-cell office:value-type="float" office:value="997" calcext:value-type="float">
            <text:p>997</text:p>
          </table:table-cell>
          <table:table-cell table:formula="of:=[.B880]+45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08</text:p>
          </table:table-cell>
          <table:table-cell office:value-type="float" office:value="954" calcext:value-type="float">
            <text:p>954</text:p>
          </table:table-cell>
          <table:table-cell office:value-type="float" office:value="455" calcext:value-type="float">
            <text:p>455</text:p>
          </table:table-cell>
          <table:table-cell office:value-type="float" office:value="6433" calcext:value-type="float">
            <text:p>6433</text:p>
          </table:table-cell>
          <table:table-cell table:style-name="ce3" table:formula="of:=[.D881]*[.$P$4]*COS(PI()*([.$P$3] + (1 - [.D881]/[.$P$1])*[.$P$2])) + [.$P$5]" office:value-type="float" office:value="1000.66802170552" calcext:value-type="float">
            <text:p>1001</text:p>
          </table:table-cell>
          <table:table-cell office:value-type="float" office:value="995" calcext:value-type="float">
            <text:p>995</text:p>
          </table:table-cell>
          <table:table-cell table:formula="of:=[.B881]+45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12</text:p>
          </table:table-cell>
          <table:table-cell office:value-type="float" office:value="954" calcext:value-type="float">
            <text:p>954</text:p>
          </table:table-cell>
          <table:table-cell office:value-type="float" office:value="455" calcext:value-type="float">
            <text:p>455</text:p>
          </table:table-cell>
          <table:table-cell office:value-type="float" office:value="6469" calcext:value-type="float">
            <text:p>6469</text:p>
          </table:table-cell>
          <table:table-cell table:style-name="ce3" table:formula="of:=[.D882]*[.$P$4]*COS(PI()*([.$P$3] + (1 - [.D882]/[.$P$1])*[.$P$2])) + [.$P$5]" office:value-type="float" office:value="1011.84022675794" calcext:value-type="float">
            <text:p>1012</text:p>
          </table:table-cell>
          <table:table-cell office:value-type="float" office:value="1004" calcext:value-type="float">
            <text:p>1004</text:p>
          </table:table-cell>
          <table:table-cell table:formula="of:=[.B882]+45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16</text:p>
          </table:table-cell>
          <table:table-cell office:value-type="float" office:value="954" calcext:value-type="float">
            <text:p>954</text:p>
          </table:table-cell>
          <table:table-cell office:value-type="float" office:value="455" calcext:value-type="float">
            <text:p>455</text:p>
          </table:table-cell>
          <table:table-cell office:value-type="float" office:value="6418" calcext:value-type="float">
            <text:p>6418</text:p>
          </table:table-cell>
          <table:table-cell table:style-name="ce3" table:formula="of:=[.D883]*[.$P$4]*COS(PI()*([.$P$3] + (1 - [.D883]/[.$P$1])*[.$P$2])) + [.$P$5]" office:value-type="float" office:value="996.033426244923" calcext:value-type="float">
            <text:p>996</text:p>
          </table:table-cell>
          <table:table-cell office:value-type="float" office:value="1001" calcext:value-type="float">
            <text:p>1001</text:p>
          </table:table-cell>
          <table:table-cell table:formula="of:=[.B883]+45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20</text:p>
          </table:table-cell>
          <table:table-cell office:value-type="float" office:value="954" calcext:value-type="float">
            <text:p>954</text:p>
          </table:table-cell>
          <table:table-cell office:value-type="float" office:value="455" calcext:value-type="float">
            <text:p>455</text:p>
          </table:table-cell>
          <table:table-cell office:value-type="float" office:value="6459" calcext:value-type="float">
            <text:p>6459</text:p>
          </table:table-cell>
          <table:table-cell table:style-name="ce3" table:formula="of:=[.D884]*[.$P$4]*COS(PI()*([.$P$3] + (1 - [.D884]/[.$P$1])*[.$P$2])) + [.$P$5]" office:value-type="float" office:value="1008.72988422157" calcext:value-type="float">
            <text:p>1009</text:p>
          </table:table-cell>
          <table:table-cell office:value-type="float" office:value="984" calcext:value-type="float">
            <text:p>984</text:p>
          </table:table-cell>
          <table:table-cell table:formula="of:=[.B884]+45"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16</text:p>
          </table:table-cell>
          <table:table-cell office:value-type="float" office:value="953" calcext:value-type="float">
            <text:p>953</text:p>
          </table:table-cell>
          <table:table-cell office:value-type="float" office:value="455" calcext:value-type="float">
            <text:p>455</text:p>
          </table:table-cell>
          <table:table-cell office:value-type="float" office:value="6397" calcext:value-type="float">
            <text:p>6397</text:p>
          </table:table-cell>
          <table:table-cell table:style-name="ce3" table:formula="of:=[.D885]*[.$P$4]*COS(PI()*([.$P$3] + (1 - [.D885]/[.$P$1])*[.$P$2])) + [.$P$5]" office:value-type="float" office:value="989.565300906295" calcext:value-type="float">
            <text:p>990</text:p>
          </table:table-cell>
          <table:table-cell office:value-type="float" office:value="992" calcext:value-type="float">
            <text:p>992</text:p>
          </table:table-cell>
          <table:table-cell table:formula="of:=[.B885]+45" office:value-type="float" office:value="998" calcext:value-type="float">
            <text:p>9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00</text:p>
          </table:table-cell>
          <table:table-cell office:value-type="float" office:value="950" calcext:value-type="float">
            <text:p>950</text:p>
          </table:table-cell>
          <table:table-cell office:value-type="float" office:value="454" calcext:value-type="float">
            <text:p>454</text:p>
          </table:table-cell>
          <table:table-cell office:value-type="float" office:value="6388" calcext:value-type="float">
            <text:p>6388</text:p>
          </table:table-cell>
          <table:table-cell table:style-name="ce3" table:formula="of:=[.D886]*[.$P$4]*COS(PI()*([.$P$3] + (1 - [.D886]/[.$P$1])*[.$P$2])) + [.$P$5]" office:value-type="float" office:value="986.800513353101" calcext:value-type="float">
            <text:p>987</text:p>
          </table:table-cell>
          <table:table-cell office:value-type="float" office:value="992" calcext:value-type="float">
            <text:p>992</text:p>
          </table:table-cell>
          <table:table-cell table:formula="of:=[.B886]+45"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04</text:p>
          </table:table-cell>
          <table:table-cell office:value-type="float" office:value="950" calcext:value-type="float">
            <text:p>950</text:p>
          </table:table-cell>
          <table:table-cell office:value-type="float" office:value="454" calcext:value-type="float">
            <text:p>454</text:p>
          </table:table-cell>
          <table:table-cell office:value-type="float" office:value="6459" calcext:value-type="float">
            <text:p>6459</text:p>
          </table:table-cell>
          <table:table-cell table:style-name="ce3" table:formula="of:=[.D887]*[.$P$4]*COS(PI()*([.$P$3] + (1 - [.D887]/[.$P$1])*[.$P$2])) + [.$P$5]" office:value-type="float" office:value="1008.72988422157" calcext:value-type="float">
            <text:p>1009</text:p>
          </table:table-cell>
          <table:table-cell office:value-type="float" office:value="983" calcext:value-type="float">
            <text:p>983</text:p>
          </table:table-cell>
          <table:table-cell table:formula="of:=[.B887]+45"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08</text:p>
          </table:table-cell>
          <table:table-cell office:value-type="float" office:value="950" calcext:value-type="float">
            <text:p>950</text:p>
          </table:table-cell>
          <table:table-cell office:value-type="float" office:value="454" calcext:value-type="float">
            <text:p>454</text:p>
          </table:table-cell>
          <table:table-cell office:value-type="float" office:value="6440" calcext:value-type="float">
            <text:p>6440</text:p>
          </table:table-cell>
          <table:table-cell table:style-name="ce3" table:formula="of:=[.D888]*[.$P$4]*COS(PI()*([.$P$3] + (1 - [.D888]/[.$P$1])*[.$P$2])) + [.$P$5]" office:value-type="float" office:value="1002.83496258439" calcext:value-type="float">
            <text:p>1003</text:p>
          </table:table-cell>
          <table:table-cell office:value-type="float" office:value="992" calcext:value-type="float">
            <text:p>992</text:p>
          </table:table-cell>
          <table:table-cell table:formula="of:=[.B888]+45"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12</text:p>
          </table:table-cell>
          <table:table-cell office:value-type="float" office:value="950" calcext:value-type="float">
            <text:p>950</text:p>
          </table:table-cell>
          <table:table-cell office:value-type="float" office:value="454" calcext:value-type="float">
            <text:p>454</text:p>
          </table:table-cell>
          <table:table-cell office:value-type="float" office:value="6453" calcext:value-type="float">
            <text:p>6453</text:p>
          </table:table-cell>
          <table:table-cell table:style-name="ce3" table:formula="of:=[.D889]*[.$P$4]*COS(PI()*([.$P$3] + (1 - [.D889]/[.$P$1])*[.$P$2])) + [.$P$5]" office:value-type="float" office:value="1006.86624357621" calcext:value-type="float">
            <text:p>1007</text:p>
          </table:table-cell>
          <table:table-cell office:value-type="float" office:value="995" calcext:value-type="float">
            <text:p>995</text:p>
          </table:table-cell>
          <table:table-cell table:formula="of:=[.B889]+45"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20</text:p>
          </table:table-cell>
          <table:table-cell office:value-type="float" office:value="950" calcext:value-type="float">
            <text:p>950</text:p>
          </table:table-cell>
          <table:table-cell office:value-type="float" office:value="454" calcext:value-type="float">
            <text:p>454</text:p>
          </table:table-cell>
          <table:table-cell office:value-type="float" office:value="6445" calcext:value-type="float">
            <text:p>6445</text:p>
          </table:table-cell>
          <table:table-cell table:style-name="ce3" table:formula="of:=[.D890]*[.$P$4]*COS(PI()*([.$P$3] + (1 - [.D890]/[.$P$1])*[.$P$2])) + [.$P$5]" office:value-type="float" office:value="1004.38438468853" calcext:value-type="float">
            <text:p>1004</text:p>
          </table:table-cell>
          <table:table-cell office:value-type="float" office:value="982" calcext:value-type="float">
            <text:p>982</text:p>
          </table:table-cell>
          <table:table-cell table:formula="of:=[.B890]+45" office:value-type="float" office:value="995" calcext:value-type="float">
            <text:p>9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12</text:p>
          </table:table-cell>
          <table:table-cell office:value-type="float" office:value="946" calcext:value-type="float">
            <text:p>946</text:p>
          </table:table-cell>
          <table:table-cell office:value-type="float" office:value="453" calcext:value-type="float">
            <text:p>453</text:p>
          </table:table-cell>
          <table:table-cell office:value-type="float" office:value="6350" calcext:value-type="float">
            <text:p>6350</text:p>
          </table:table-cell>
          <table:table-cell table:style-name="ce3" table:formula="of:=[.D891]*[.$P$4]*COS(PI()*([.$P$3] + (1 - [.D891]/[.$P$1])*[.$P$2])) + [.$P$5]" office:value-type="float" office:value="975.17516153659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table:formula="of:=[.B891]+45"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16</text:p>
          </table:table-cell>
          <table:table-cell office:value-type="float" office:value="946" calcext:value-type="float">
            <text:p>946</text:p>
          </table:table-cell>
          <table:table-cell office:value-type="float" office:value="453" calcext:value-type="float">
            <text:p>453</text:p>
          </table:table-cell>
          <table:table-cell office:value-type="float" office:value="6417" calcext:value-type="float">
            <text:p>6417</text:p>
          </table:table-cell>
          <table:table-cell table:style-name="ce3" table:formula="of:=[.D892]*[.$P$4]*COS(PI()*([.$P$3] + (1 - [.D892]/[.$P$1])*[.$P$2])) + [.$P$5]" office:value-type="float" office:value="995.724882671509" calcext:value-type="float">
            <text:p>996</text:p>
          </table:table-cell>
          <table:table-cell office:value-type="float" office:value="992" calcext:value-type="float">
            <text:p>992</text:p>
          </table:table-cell>
          <table:table-cell table:formula="of:=[.B892]+45"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20</text:p>
          </table:table-cell>
          <table:table-cell office:value-type="float" office:value="946" calcext:value-type="float">
            <text:p>946</text:p>
          </table:table-cell>
          <table:table-cell office:value-type="float" office:value="453" calcext:value-type="float">
            <text:p>453</text:p>
          </table:table-cell>
          <table:table-cell office:value-type="float" office:value="6402" calcext:value-type="float">
            <text:p>6402</text:p>
          </table:table-cell>
          <table:table-cell table:style-name="ce3" table:formula="of:=[.D893]*[.$P$4]*COS(PI()*([.$P$3] + (1 - [.D893]/[.$P$1])*[.$P$2])) + [.$P$5]" office:value-type="float" office:value="991.103179025945" calcext:value-type="float">
            <text:p>991</text:p>
          </table:table-cell>
          <table:table-cell office:value-type="float" office:value="988" calcext:value-type="float">
            <text:p>988</text:p>
          </table:table-cell>
          <table:table-cell table:formula="of:=[.B893]+45"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24</text:p>
          </table:table-cell>
          <table:table-cell office:value-type="float" office:value="946" calcext:value-type="float">
            <text:p>946</text:p>
          </table:table-cell>
          <table:table-cell office:value-type="float" office:value="453" calcext:value-type="float">
            <text:p>453</text:p>
          </table:table-cell>
          <table:table-cell office:value-type="float" office:value="6429" calcext:value-type="float">
            <text:p>6429</text:p>
          </table:table-cell>
          <table:table-cell table:style-name="ce3" table:formula="of:=[.D894]*[.$P$4]*COS(PI()*([.$P$3] + (1 - [.D894]/[.$P$1])*[.$P$2])) + [.$P$5]" office:value-type="float" office:value="999.430949150566" calcext:value-type="float">
            <text:p>999</text:p>
          </table:table-cell>
          <table:table-cell office:value-type="float" office:value="985" calcext:value-type="float">
            <text:p>985</text:p>
          </table:table-cell>
          <table:table-cell table:formula="of:=[.B894]+45"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36</text:p>
          </table:table-cell>
          <table:table-cell office:value-type="float" office:value="944" calcext:value-type="float">
            <text:p>944</text:p>
          </table:table-cell>
          <table:table-cell office:value-type="float" office:value="452" calcext:value-type="float">
            <text:p>452</text:p>
          </table:table-cell>
          <table:table-cell office:value-type="float" office:value="6432" calcext:value-type="float">
            <text:p>6432</text:p>
          </table:table-cell>
          <table:table-cell table:style-name="ce3" table:formula="of:=[.D895]*[.$P$4]*COS(PI()*([.$P$3] + (1 - [.D895]/[.$P$1])*[.$P$2])) + [.$P$5]" office:value-type="float" office:value="1000.35867312858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table:formula="of:=[.B895]+45" office:value-type="float" office:value="989" calcext:value-type="float">
            <text:p>9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44</text:p>
          </table:table-cell>
          <table:table-cell office:value-type="float" office:value="943" calcext:value-type="float">
            <text:p>943</text:p>
          </table:table-cell>
          <table:table-cell office:value-type="float" office:value="452" calcext:value-type="float">
            <text:p>452</text:p>
          </table:table-cell>
          <table:table-cell office:value-type="float" office:value="6402" calcext:value-type="float">
            <text:p>6402</text:p>
          </table:table-cell>
          <table:table-cell table:style-name="ce3" table:formula="of:=[.D896]*[.$P$4]*COS(PI()*([.$P$3] + (1 - [.D896]/[.$P$1])*[.$P$2])) + [.$P$5]" office:value-type="float" office:value="991.103179025945" calcext:value-type="float">
            <text:p>991</text:p>
          </table:table-cell>
          <table:table-cell office:value-type="float" office:value="968" calcext:value-type="float">
            <text:p>968</text:p>
          </table:table-cell>
          <table:table-cell table:formula="of:=[.B896]+45"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48</text:p>
          </table:table-cell>
          <table:table-cell office:value-type="float" office:value="943" calcext:value-type="float">
            <text:p>943</text:p>
          </table:table-cell>
          <table:table-cell office:value-type="float" office:value="452" calcext:value-type="float">
            <text:p>452</text:p>
          </table:table-cell>
          <table:table-cell office:value-type="float" office:value="6395" calcext:value-type="float">
            <text:p>6395</text:p>
          </table:table-cell>
          <table:table-cell table:style-name="ce3" table:formula="of:=[.D897]*[.$P$4]*COS(PI()*([.$P$3] + (1 - [.D897]/[.$P$1])*[.$P$2])) + [.$P$5]" office:value-type="float" office:value="988.950526559218" calcext:value-type="float">
            <text:p>989</text:p>
          </table:table-cell>
          <table:table-cell office:value-type="float" office:value="978" calcext:value-type="float">
            <text:p>978</text:p>
          </table:table-cell>
          <table:table-cell table:formula="of:=[.B897]+45"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52</text:p>
          </table:table-cell>
          <table:table-cell office:value-type="float" office:value="943" calcext:value-type="float">
            <text:p>943</text:p>
          </table:table-cell>
          <table:table-cell office:value-type="float" office:value="452" calcext:value-type="float">
            <text:p>452</text:p>
          </table:table-cell>
          <table:table-cell office:value-type="float" office:value="6373" calcext:value-type="float">
            <text:p>6373</text:p>
          </table:table-cell>
          <table:table-cell table:style-name="ce3" table:formula="of:=[.D898]*[.$P$4]*COS(PI()*([.$P$3] + (1 - [.D898]/[.$P$1])*[.$P$2])) + [.$P$5]" office:value-type="float" office:value="982.202239852907" calcext:value-type="float">
            <text:p>982</text:p>
          </table:table-cell>
          <table:table-cell office:value-type="float" office:value="972" calcext:value-type="float">
            <text:p>972</text:p>
          </table:table-cell>
          <table:table-cell table:formula="of:=[.B898]+45"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56</text:p>
          </table:table-cell>
          <table:table-cell office:value-type="float" office:value="943" calcext:value-type="float">
            <text:p>943</text:p>
          </table:table-cell>
          <table:table-cell office:value-type="float" office:value="452" calcext:value-type="float">
            <text:p>452</text:p>
          </table:table-cell>
          <table:table-cell office:value-type="float" office:value="6408" calcext:value-type="float">
            <text:p>6408</text:p>
          </table:table-cell>
          <table:table-cell table:style-name="ce3" table:formula="of:=[.D899]*[.$P$4]*COS(PI()*([.$P$3] + (1 - [.D899]/[.$P$1])*[.$P$2])) + [.$P$5]" office:value-type="float" office:value="992.950408657332" calcext:value-type="float">
            <text:p>993</text:p>
          </table:table-cell>
          <table:table-cell office:value-type="float" office:value="981" calcext:value-type="float">
            <text:p>981</text:p>
          </table:table-cell>
          <table:table-cell table:formula="of:=[.B899]+45"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20</text:p>
          </table:table-cell>
          <table:table-cell office:value-type="float" office:value="943" calcext:value-type="float">
            <text:p>943</text:p>
          </table:table-cell>
          <table:table-cell office:value-type="float" office:value="452" calcext:value-type="float">
            <text:p>452</text:p>
          </table:table-cell>
          <table:table-cell office:value-type="float" office:value="6410" calcext:value-type="float">
            <text:p>6410</text:p>
          </table:table-cell>
          <table:table-cell table:style-name="ce3" table:formula="of:=[.D900]*[.$P$4]*COS(PI()*([.$P$3] + (1 - [.D900]/[.$P$1])*[.$P$2])) + [.$P$5]" office:value-type="float" office:value="993.566582160366" calcext:value-type="float">
            <text:p>994</text:p>
          </table:table-cell>
          <table:table-cell office:value-type="float" office:value="981" calcext:value-type="float">
            <text:p>981</text:p>
          </table:table-cell>
          <table:table-cell table:formula="of:=[.B900]+45" office:value-type="float" office:value="988" calcext:value-type="float">
            <text:p>9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20</text:p>
          </table:table-cell>
          <table:table-cell office:value-type="float" office:value="940" calcext:value-type="float">
            <text:p>940</text:p>
          </table:table-cell>
          <table:table-cell office:value-type="float" office:value="451" calcext:value-type="float">
            <text:p>451</text:p>
          </table:table-cell>
          <table:table-cell office:value-type="float" office:value="6365" calcext:value-type="float">
            <text:p>6365</text:p>
          </table:table-cell>
          <table:table-cell table:style-name="ce3" table:formula="of:=[.D901]*[.$P$4]*COS(PI()*([.$P$3] + (1 - [.D901]/[.$P$1])*[.$P$2])) + [.$P$5]" office:value-type="float" office:value="979.754794394017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table:formula="of:=[.B901]+45" office:value-type="float" office:value="985" calcext:value-type="float">
            <text:p>9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24</text:p>
          </table:table-cell>
          <table:table-cell office:value-type="float" office:value="940" calcext:value-type="float">
            <text:p>940</text:p>
          </table:table-cell>
          <table:table-cell office:value-type="float" office:value="451" calcext:value-type="float">
            <text:p>451</text:p>
          </table:table-cell>
          <table:table-cell office:value-type="float" office:value="6344" calcext:value-type="float">
            <text:p>6344</text:p>
          </table:table-cell>
          <table:table-cell table:style-name="ce3" table:formula="of:=[.D902]*[.$P$4]*COS(PI()*([.$P$3] + (1 - [.D902]/[.$P$1])*[.$P$2])) + [.$P$5]" office:value-type="float" office:value="973.346718838189" calcext:value-type="float">
            <text:p>973</text:p>
          </table:table-cell>
          <table:table-cell office:value-type="float" office:value="985" calcext:value-type="float">
            <text:p>985</text:p>
          </table:table-cell>
          <table:table-cell table:formula="of:=[.B902]+45" office:value-type="float" office:value="985" calcext:value-type="float">
            <text:p>9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12</text:p>
          </table:table-cell>
          <table:table-cell office:value-type="float" office:value="939" calcext:value-type="float">
            <text:p>939</text:p>
          </table:table-cell>
          <table:table-cell office:value-type="float" office:value="451" calcext:value-type="float">
            <text:p>451</text:p>
          </table:table-cell>
          <table:table-cell office:value-type="float" office:value="6413" calcext:value-type="float">
            <text:p>6413</text:p>
          </table:table-cell>
          <table:table-cell table:style-name="ce3" table:formula="of:=[.D903]*[.$P$4]*COS(PI()*([.$P$3] + (1 - [.D903]/[.$P$1])*[.$P$2])) + [.$P$5]" office:value-type="float" office:value="994.491245635017" calcext:value-type="float">
            <text:p>994</text:p>
          </table:table-cell>
          <table:table-cell office:value-type="float" office:value="977" calcext:value-type="float">
            <text:p>977</text:p>
          </table:table-cell>
          <table:table-cell table:formula="of:=[.B903]+45"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16</text:p>
          </table:table-cell>
          <table:table-cell office:value-type="float" office:value="939" calcext:value-type="float">
            <text:p>939</text:p>
          </table:table-cell>
          <table:table-cell office:value-type="float" office:value="451" calcext:value-type="float">
            <text:p>451</text:p>
          </table:table-cell>
          <table:table-cell office:value-type="float" office:value="6428" calcext:value-type="float">
            <text:p>6428</text:p>
          </table:table-cell>
          <table:table-cell table:style-name="ce3" table:formula="of:=[.D904]*[.$P$4]*COS(PI()*([.$P$3] + (1 - [.D904]/[.$P$1])*[.$P$2])) + [.$P$5]" office:value-type="float" office:value="999.121815097318" calcext:value-type="float">
            <text:p>999</text:p>
          </table:table-cell>
          <table:table-cell office:value-type="float" office:value="984" calcext:value-type="float">
            <text:p>984</text:p>
          </table:table-cell>
          <table:table-cell table:formula="of:=[.B904]+45"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20</text:p>
          </table:table-cell>
          <table:table-cell office:value-type="float" office:value="939" calcext:value-type="float">
            <text:p>939</text:p>
          </table:table-cell>
          <table:table-cell office:value-type="float" office:value="451" calcext:value-type="float">
            <text:p>451</text:p>
          </table:table-cell>
          <table:table-cell office:value-type="float" office:value="6371" calcext:value-type="float">
            <text:p>6371</text:p>
          </table:table-cell>
          <table:table-cell table:style-name="ce3" table:formula="of:=[.D905]*[.$P$4]*COS(PI()*([.$P$3] + (1 - [.D905]/[.$P$1])*[.$P$2])) + [.$P$5]" office:value-type="float" office:value="981.590054328672" calcext:value-type="float">
            <text:p>982</text:p>
          </table:table-cell>
          <table:table-cell office:value-type="float" office:value="978" calcext:value-type="float">
            <text:p>978</text:p>
          </table:table-cell>
          <table:table-cell table:formula="of:=[.B905]+45"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24</text:p>
          </table:table-cell>
          <table:table-cell office:value-type="float" office:value="938" calcext:value-type="float">
            <text:p>938</text:p>
          </table:table-cell>
          <table:table-cell office:value-type="float" office:value="451" calcext:value-type="float">
            <text:p>451</text:p>
          </table:table-cell>
          <table:table-cell office:value-type="float" office:value="6413" calcext:value-type="float">
            <text:p>6413</text:p>
          </table:table-cell>
          <table:table-cell table:style-name="ce3" table:formula="of:=[.D906]*[.$P$4]*COS(PI()*([.$P$3] + (1 - [.D906]/[.$P$1])*[.$P$2])) + [.$P$5]" office:value-type="float" office:value="994.491245635017" calcext:value-type="float">
            <text:p>994</text:p>
          </table:table-cell>
          <table:table-cell office:value-type="float" office:value="974" calcext:value-type="float">
            <text:p>974</text:p>
          </table:table-cell>
          <table:table-cell table:formula="of:=[.B906]+45"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28</text:p>
          </table:table-cell>
          <table:table-cell office:value-type="float" office:value="938" calcext:value-type="float">
            <text:p>938</text:p>
          </table:table-cell>
          <table:table-cell office:value-type="float" office:value="451" calcext:value-type="float">
            <text:p>451</text:p>
          </table:table-cell>
          <table:table-cell office:value-type="float" office:value="6421" calcext:value-type="float">
            <text:p>6421</text:p>
          </table:table-cell>
          <table:table-cell table:style-name="ce3" table:formula="of:=[.D907]*[.$P$4]*COS(PI()*([.$P$3] + (1 - [.D907]/[.$P$1])*[.$P$2])) + [.$P$5]" office:value-type="float" office:value="996.959379214999" calcext:value-type="float">
            <text:p>997</text:p>
          </table:table-cell>
          <table:table-cell office:value-type="float" office:value="978" calcext:value-type="float">
            <text:p>978</text:p>
          </table:table-cell>
          <table:table-cell table:formula="of:=[.B907]+45"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32</text:p>
          </table:table-cell>
          <table:table-cell office:value-type="float" office:value="938" calcext:value-type="float">
            <text:p>938</text:p>
          </table:table-cell>
          <table:table-cell office:value-type="float" office:value="451" calcext:value-type="float">
            <text:p>451</text:p>
          </table:table-cell>
          <table:table-cell office:value-type="float" office:value="6380" calcext:value-type="float">
            <text:p>6380</text:p>
          </table:table-cell>
          <table:table-cell table:style-name="ce3" table:formula="of:=[.D908]*[.$P$4]*COS(PI()*([.$P$3] + (1 - [.D908]/[.$P$1])*[.$P$2])) + [.$P$5]" office:value-type="float" office:value="984.346590007123" calcext:value-type="float">
            <text:p>984</text:p>
          </table:table-cell>
          <table:table-cell office:value-type="float" office:value="990" calcext:value-type="float">
            <text:p>990</text:p>
          </table:table-cell>
          <table:table-cell table:formula="of:=[.B908]+45"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36</text:p>
          </table:table-cell>
          <table:table-cell office:value-type="float" office:value="938" calcext:value-type="float">
            <text:p>938</text:p>
          </table:table-cell>
          <table:table-cell office:value-type="float" office:value="451" calcext:value-type="float">
            <text:p>451</text:p>
          </table:table-cell>
          <table:table-cell office:value-type="float" office:value="6442" calcext:value-type="float">
            <text:p>6442</text:p>
          </table:table-cell>
          <table:table-cell table:style-name="ce3" table:formula="of:=[.D909]*[.$P$4]*COS(PI()*([.$P$3] + (1 - [.D909]/[.$P$1])*[.$P$2])) + [.$P$5]" office:value-type="float" office:value="1003.45457076604" calcext:value-type="float">
            <text:p>1003</text:p>
          </table:table-cell>
          <table:table-cell office:value-type="float" office:value="979" calcext:value-type="float">
            <text:p>979</text:p>
          </table:table-cell>
          <table:table-cell table:formula="of:=[.B909]+45"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24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91" calcext:value-type="float">
            <text:p>6391</text:p>
          </table:table-cell>
          <table:table-cell table:style-name="ce3" table:formula="of:=[.D910]*[.$P$4]*COS(PI()*([.$P$3] + (1 - [.D910]/[.$P$1])*[.$P$2])) + [.$P$5]" office:value-type="float" office:value="987.721624266628" calcext:value-type="float">
            <text:p>988</text:p>
          </table:table-cell>
          <table:table-cell office:value-type="float" office:value="968" calcext:value-type="float">
            <text:p>968</text:p>
          </table:table-cell>
          <table:table-cell table:formula="of:=[.B910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28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88" calcext:value-type="float">
            <text:p>6388</text:p>
          </table:table-cell>
          <table:table-cell table:style-name="ce3" table:formula="of:=[.D911]*[.$P$4]*COS(PI()*([.$P$3] + (1 - [.D911]/[.$P$1])*[.$P$2])) + [.$P$5]" office:value-type="float" office:value="986.800513353101" calcext:value-type="float">
            <text:p>987</text:p>
          </table:table-cell>
          <table:table-cell office:value-type="float" office:value="979" calcext:value-type="float">
            <text:p>979</text:p>
          </table:table-cell>
          <table:table-cell table:formula="of:=[.B911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32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86" calcext:value-type="float">
            <text:p>6386</text:p>
          </table:table-cell>
          <table:table-cell table:style-name="ce3" table:formula="of:=[.D912]*[.$P$4]*COS(PI()*([.$P$3] + (1 - [.D912]/[.$P$1])*[.$P$2])) + [.$P$5]" office:value-type="float" office:value="986.186708939479" calcext:value-type="float">
            <text:p>986</text:p>
          </table:table-cell>
          <table:table-cell office:value-type="float" office:value="971" calcext:value-type="float">
            <text:p>971</text:p>
          </table:table-cell>
          <table:table-cell table:formula="of:=[.B912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36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72" calcext:value-type="float">
            <text:p>6372</text:p>
          </table:table-cell>
          <table:table-cell table:style-name="ce3" table:formula="of:=[.D913]*[.$P$4]*COS(PI()*([.$P$3] + (1 - [.D913]/[.$P$1])*[.$P$2])) + [.$P$5]" office:value-type="float" office:value="981.896120085035" calcext:value-type="float">
            <text:p>982</text:p>
          </table:table-cell>
          <table:table-cell office:value-type="float" office:value="971" calcext:value-type="float">
            <text:p>971</text:p>
          </table:table-cell>
          <table:table-cell table:formula="of:=[.B913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28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420" calcext:value-type="float">
            <text:p>6420</text:p>
          </table:table-cell>
          <table:table-cell table:style-name="ce3" table:formula="of:=[.D914]*[.$P$4]*COS(PI()*([.$P$3] + (1 - [.D914]/[.$P$1])*[.$P$2])) + [.$P$5]" office:value-type="float" office:value="996.650674523199" calcext:value-type="float">
            <text:p>997</text:p>
          </table:table-cell>
          <table:table-cell office:value-type="float" office:value="989" calcext:value-type="float">
            <text:p>989</text:p>
          </table:table-cell>
          <table:table-cell table:formula="of:=[.B914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32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97" calcext:value-type="float">
            <text:p>6397</text:p>
          </table:table-cell>
          <table:table-cell table:style-name="ce3" table:formula="of:=[.D915]*[.$P$4]*COS(PI()*([.$P$3] + (1 - [.D915]/[.$P$1])*[.$P$2])) + [.$P$5]" office:value-type="float" office:value="989.565300906295" calcext:value-type="float">
            <text:p>990</text:p>
          </table:table-cell>
          <table:table-cell office:value-type="float" office:value="979" calcext:value-type="float">
            <text:p>979</text:p>
          </table:table-cell>
          <table:table-cell table:formula="of:=[.B915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36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407" calcext:value-type="float">
            <text:p>6407</text:p>
          </table:table-cell>
          <table:table-cell table:style-name="ce3" table:formula="of:=[.D916]*[.$P$4]*COS(PI()*([.$P$3] + (1 - [.D916]/[.$P$1])*[.$P$2])) + [.$P$5]" office:value-type="float" office:value="992.642402569388" calcext:value-type="float">
            <text:p>993</text:p>
          </table:table-cell>
          <table:table-cell office:value-type="float" office:value="978" calcext:value-type="float">
            <text:p>978</text:p>
          </table:table-cell>
          <table:table-cell table:formula="of:=[.B916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40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98" calcext:value-type="float">
            <text:p>6398</text:p>
          </table:table-cell>
          <table:table-cell table:style-name="ce3" table:formula="of:=[.D917]*[.$P$4]*COS(PI()*([.$P$3] + (1 - [.D917]/[.$P$1])*[.$P$2])) + [.$P$5]" office:value-type="float" office:value="989.872768857289" calcext:value-type="float">
            <text:p>990</text:p>
          </table:table-cell>
          <table:table-cell office:value-type="float" office:value="990" calcext:value-type="float">
            <text:p>990</text:p>
          </table:table-cell>
          <table:table-cell table:formula="of:=[.B917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08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93" calcext:value-type="float">
            <text:p>6393</text:p>
          </table:table-cell>
          <table:table-cell table:style-name="ce3" table:formula="of:=[.D918]*[.$P$4]*COS(PI()*([.$P$3] + (1 - [.D918]/[.$P$1])*[.$P$2])) + [.$P$5]" office:value-type="float" office:value="988.33596766200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table:formula="of:=[.B918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12</text:p>
          </table:table-cell>
          <table:table-cell office:value-type="float" office:value="937" calcext:value-type="float">
            <text:p>937</text:p>
          </table:table-cell>
          <table:table-cell office:value-type="float" office:value="451" calcext:value-type="float">
            <text:p>451</text:p>
          </table:table-cell>
          <table:table-cell office:value-type="float" office:value="6386" calcext:value-type="float">
            <text:p>6386</text:p>
          </table:table-cell>
          <table:table-cell table:style-name="ce3" table:formula="of:=[.D919]*[.$P$4]*COS(PI()*([.$P$3] + (1 - [.D919]/[.$P$1])*[.$P$2])) + [.$P$5]" office:value-type="float" office:value="986.186708939479" calcext:value-type="float">
            <text:p>986</text:p>
          </table:table-cell>
          <table:table-cell office:value-type="float" office:value="977" calcext:value-type="float">
            <text:p>977</text:p>
          </table:table-cell>
          <table:table-cell table:formula="of:=[.B919]+45" office:value-type="float" office:value="982" calcext:value-type="float">
            <text:p>9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00</text:p>
          </table:table-cell>
          <table:table-cell office:value-type="float" office:value="935" calcext:value-type="float">
            <text:p>935</text:p>
          </table:table-cell>
          <table:table-cell office:value-type="float" office:value="450" calcext:value-type="float">
            <text:p>450</text:p>
          </table:table-cell>
          <table:table-cell office:value-type="float" office:value="6337" calcext:value-type="float">
            <text:p>6337</text:p>
          </table:table-cell>
          <table:table-cell table:style-name="ce3" table:formula="of:=[.D920]*[.$P$4]*COS(PI()*([.$P$3] + (1 - [.D920]/[.$P$1])*[.$P$2])) + [.$P$5]" office:value-type="float" office:value="971.216001519582" calcext:value-type="float">
            <text:p>971</text:p>
          </table:table-cell>
          <table:table-cell office:value-type="float" office:value="976" calcext:value-type="float">
            <text:p>976</text:p>
          </table:table-cell>
          <table:table-cell table:formula="of:=[.B920]+45" office:value-type="float" office:value="980" calcext:value-type="float">
            <text:p>9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52</text:p>
          </table:table-cell>
          <table:table-cell office:value-type="float" office:value="932" calcext:value-type="float">
            <text:p>932</text:p>
          </table:table-cell>
          <table:table-cell office:value-type="float" office:value="449" calcext:value-type="float">
            <text:p>449</text:p>
          </table:table-cell>
          <table:table-cell office:value-type="float" office:value="6376" calcext:value-type="float">
            <text:p>6376</text:p>
          </table:table-cell>
          <table:table-cell table:style-name="ce3" table:formula="of:=[.D921]*[.$P$4]*COS(PI()*([.$P$3] + (1 - [.D921]/[.$P$1])*[.$P$2])) + [.$P$5]" office:value-type="float" office:value="983.120923160937" calcext:value-type="float">
            <text:p>983</text:p>
          </table:table-cell>
          <table:table-cell office:value-type="float" office:value="973" calcext:value-type="float">
            <text:p>973</text:p>
          </table:table-cell>
          <table:table-cell table:formula="of:=[.B921]+45"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48</text:p>
          </table:table-cell>
          <table:table-cell office:value-type="float" office:value="931" calcext:value-type="float">
            <text:p>931</text:p>
          </table:table-cell>
          <table:table-cell office:value-type="float" office:value="449" calcext:value-type="float">
            <text:p>449</text:p>
          </table:table-cell>
          <table:table-cell office:value-type="float" office:value="6320" calcext:value-type="float">
            <text:p>6320</text:p>
          </table:table-cell>
          <table:table-cell table:style-name="ce3" table:formula="of:=[.D922]*[.$P$4]*COS(PI()*([.$P$3] + (1 - [.D922]/[.$P$1])*[.$P$2])) + [.$P$5]" office:value-type="float" office:value="966.052470988804" calcext:value-type="float">
            <text:p>966</text:p>
          </table:table-cell>
          <table:table-cell office:value-type="float" office:value="977" calcext:value-type="float">
            <text:p>977</text:p>
          </table:table-cell>
          <table:table-cell table:formula="of:=[.B922]+45" office:value-type="float" office:value="976" calcext:value-type="float">
            <text:p>9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04</text:p>
          </table:table-cell>
          <table:table-cell office:value-type="float" office:value="921" calcext:value-type="float">
            <text:p>921</text:p>
          </table:table-cell>
          <table:table-cell office:value-type="float" office:value="447" calcext:value-type="float">
            <text:p>447</text:p>
          </table:table-cell>
          <table:table-cell office:value-type="float" office:value="6328" calcext:value-type="float">
            <text:p>6328</text:p>
          </table:table-cell>
          <table:table-cell table:style-name="ce3" table:formula="of:=[.D923]*[.$P$4]*COS(PI()*([.$P$3] + (1 - [.D923]/[.$P$1])*[.$P$2])) + [.$P$5]" office:value-type="float" office:value="968.480413184267" calcext:value-type="float">
            <text:p>968</text:p>
          </table:table-cell>
          <table:table-cell office:value-type="float" office:value="971" calcext:value-type="float">
            <text:p>971</text:p>
          </table:table-cell>
          <table:table-cell table:formula="of:=[.B923]+45"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08</text:p>
          </table:table-cell>
          <table:table-cell office:value-type="float" office:value="921" calcext:value-type="float">
            <text:p>921</text:p>
          </table:table-cell>
          <table:table-cell office:value-type="float" office:value="447" calcext:value-type="float">
            <text:p>447</text:p>
          </table:table-cell>
          <table:table-cell office:value-type="float" office:value="6270" calcext:value-type="float">
            <text:p>6270</text:p>
          </table:table-cell>
          <table:table-cell table:style-name="ce3" table:formula="of:=[.D924]*[.$P$4]*COS(PI()*([.$P$3] + (1 - [.D924]/[.$P$1])*[.$P$2])) + [.$P$5]" office:value-type="float" office:value="950.956762758766" calcext:value-type="float">
            <text:p>951</text:p>
          </table:table-cell>
          <table:table-cell office:value-type="float" office:value="956" calcext:value-type="float">
            <text:p>956</text:p>
          </table:table-cell>
          <table:table-cell table:formula="of:=[.B924]+45"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12</text:p>
          </table:table-cell>
          <table:table-cell office:value-type="float" office:value="921" calcext:value-type="float">
            <text:p>921</text:p>
          </table:table-cell>
          <table:table-cell office:value-type="float" office:value="447" calcext:value-type="float">
            <text:p>447</text:p>
          </table:table-cell>
          <table:table-cell office:value-type="float" office:value="6309" calcext:value-type="float">
            <text:p>6309</text:p>
          </table:table-cell>
          <table:table-cell table:style-name="ce3" table:formula="of:=[.D925]*[.$P$4]*COS(PI()*([.$P$3] + (1 - [.D925]/[.$P$1])*[.$P$2])) + [.$P$5]" office:value-type="float" office:value="962.719730256938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table:formula="of:=[.B925]+45"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16</text:p>
          </table:table-cell>
          <table:table-cell office:value-type="float" office:value="921" calcext:value-type="float">
            <text:p>921</text:p>
          </table:table-cell>
          <table:table-cell office:value-type="float" office:value="447" calcext:value-type="float">
            <text:p>447</text:p>
          </table:table-cell>
          <table:table-cell office:value-type="float" office:value="6340" calcext:value-type="float">
            <text:p>6340</text:p>
          </table:table-cell>
          <table:table-cell table:style-name="ce3" table:formula="of:=[.D926]*[.$P$4]*COS(PI()*([.$P$3] + (1 - [.D926]/[.$P$1])*[.$P$2])) + [.$P$5]" office:value-type="float" office:value="972.128840791944" calcext:value-type="float">
            <text:p>972</text:p>
          </table:table-cell>
          <table:table-cell office:value-type="float" office:value="959" calcext:value-type="float">
            <text:p>959</text:p>
          </table:table-cell>
          <table:table-cell table:formula="of:=[.B926]+45"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56</text:p>
          </table:table-cell>
          <table:table-cell office:value-type="float" office:value="921" calcext:value-type="float">
            <text:p>921</text:p>
          </table:table-cell>
          <table:table-cell office:value-type="float" office:value="447" calcext:value-type="float">
            <text:p>447</text:p>
          </table:table-cell>
          <table:table-cell office:value-type="float" office:value="6348" calcext:value-type="float">
            <text:p>6348</text:p>
          </table:table-cell>
          <table:table-cell table:style-name="ce3" table:formula="of:=[.D927]*[.$P$4]*COS(PI()*([.$P$3] + (1 - [.D927]/[.$P$1])*[.$P$2])) + [.$P$5]" office:value-type="float" office:value="974.56546395512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table:formula="of:=[.B927]+45"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00</text:p>
          </table:table-cell>
          <table:table-cell office:value-type="float" office:value="921" calcext:value-type="float">
            <text:p>921</text:p>
          </table:table-cell>
          <table:table-cell office:value-type="float" office:value="447" calcext:value-type="float">
            <text:p>447</text:p>
          </table:table-cell>
          <table:table-cell office:value-type="float" office:value="6351" calcext:value-type="float">
            <text:p>6351</text:p>
          </table:table-cell>
          <table:table-cell table:style-name="ce3" table:formula="of:=[.D928]*[.$P$4]*COS(PI()*([.$P$3] + (1 - [.D928]/[.$P$1])*[.$P$2])) + [.$P$5]" office:value-type="float" office:value="975.480091560575" calcext:value-type="float">
            <text:p>975</text:p>
          </table:table-cell>
          <table:table-cell office:value-type="float" office:value="970" calcext:value-type="float">
            <text:p>970</text:p>
          </table:table-cell>
          <table:table-cell table:formula="of:=[.B928]+45"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28</text:p>
          </table:table-cell>
          <table:table-cell office:value-type="float" office:value="920" calcext:value-type="float">
            <text:p>920</text:p>
          </table:table-cell>
          <table:table-cell office:value-type="float" office:value="447" calcext:value-type="float">
            <text:p>447</text:p>
          </table:table-cell>
          <table:table-cell office:value-type="float" office:value="6307" calcext:value-type="float">
            <text:p>6307</text:p>
          </table:table-cell>
          <table:table-cell table:style-name="ce3" table:formula="of:=[.D929]*[.$P$4]*COS(PI()*([.$P$3] + (1 - [.D929]/[.$P$1])*[.$P$2])) + [.$P$5]" office:value-type="float" office:value="962.114484553742" calcext:value-type="float">
            <text:p>962</text:p>
          </table:table-cell>
          <table:table-cell office:value-type="float" office:value="961" calcext:value-type="float">
            <text:p>961</text:p>
          </table:table-cell>
          <table:table-cell table:formula="of:=[.B929]+45"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48</text:p>
          </table:table-cell>
          <table:table-cell office:value-type="float" office:value="920" calcext:value-type="float">
            <text:p>920</text:p>
          </table:table-cell>
          <table:table-cell office:value-type="float" office:value="447" calcext:value-type="float">
            <text:p>447</text:p>
          </table:table-cell>
          <table:table-cell office:value-type="float" office:value="6351" calcext:value-type="float">
            <text:p>6351</text:p>
          </table:table-cell>
          <table:table-cell table:style-name="ce3" table:formula="of:=[.D930]*[.$P$4]*COS(PI()*([.$P$3] + (1 - [.D930]/[.$P$1])*[.$P$2])) + [.$P$5]" office:value-type="float" office:value="975.480091560575" calcext:value-type="float">
            <text:p>975</text:p>
          </table:table-cell>
          <table:table-cell office:value-type="float" office:value="963" calcext:value-type="float">
            <text:p>963</text:p>
          </table:table-cell>
          <table:table-cell table:formula="of:=[.B930]+45"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52</text:p>
          </table:table-cell>
          <table:table-cell office:value-type="float" office:value="920" calcext:value-type="float">
            <text:p>920</text:p>
          </table:table-cell>
          <table:table-cell office:value-type="float" office:value="447" calcext:value-type="float">
            <text:p>447</text:p>
          </table:table-cell>
          <table:table-cell office:value-type="float" office:value="6348" calcext:value-type="float">
            <text:p>6348</text:p>
          </table:table-cell>
          <table:table-cell table:style-name="ce3" table:formula="of:=[.D931]*[.$P$4]*COS(PI()*([.$P$3] + (1 - [.D931]/[.$P$1])*[.$P$2])) + [.$P$5]" office:value-type="float" office:value="974.56546395512" calcext:value-type="float">
            <text:p>975</text:p>
          </table:table-cell>
          <table:table-cell office:value-type="float" office:value="970" calcext:value-type="float">
            <text:p>970</text:p>
          </table:table-cell>
          <table:table-cell table:formula="of:=[.B931]+45"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56</text:p>
          </table:table-cell>
          <table:table-cell office:value-type="float" office:value="920" calcext:value-type="float">
            <text:p>920</text:p>
          </table:table-cell>
          <table:table-cell office:value-type="float" office:value="447" calcext:value-type="float">
            <text:p>447</text:p>
          </table:table-cell>
          <table:table-cell office:value-type="float" office:value="6378" calcext:value-type="float">
            <text:p>6378</text:p>
          </table:table-cell>
          <table:table-cell table:style-name="ce3" table:formula="of:=[.D932]*[.$P$4]*COS(PI()*([.$P$3] + (1 - [.D932]/[.$P$1])*[.$P$2])) + [.$P$5]" office:value-type="float" office:value="983.733648638625" calcext:value-type="float">
            <text:p>984</text:p>
          </table:table-cell>
          <table:table-cell office:value-type="float" office:value="970" calcext:value-type="float">
            <text:p>970</text:p>
          </table:table-cell>
          <table:table-cell table:formula="of:=[.B932]+45"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00</text:p>
          </table:table-cell>
          <table:table-cell office:value-type="float" office:value="920" calcext:value-type="float">
            <text:p>920</text:p>
          </table:table-cell>
          <table:table-cell office:value-type="float" office:value="447" calcext:value-type="float">
            <text:p>447</text:p>
          </table:table-cell>
          <table:table-cell office:value-type="float" office:value="6366" calcext:value-type="float">
            <text:p>6366</text:p>
          </table:table-cell>
          <table:table-cell table:style-name="ce3" table:formula="of:=[.D933]*[.$P$4]*COS(PI()*([.$P$3] + (1 - [.D933]/[.$P$1])*[.$P$2])) + [.$P$5]" office:value-type="float" office:value="980.060535945653" calcext:value-type="float">
            <text:p>980</text:p>
          </table:table-cell>
          <table:table-cell office:value-type="float" office:value="969" calcext:value-type="float">
            <text:p>969</text:p>
          </table:table-cell>
          <table:table-cell table:formula="of:=[.B933]+45" office:value-type="float" office:value="965" calcext:value-type="float">
            <text:p>9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28</text:p>
          </table:table-cell>
          <table:table-cell office:value-type="float" office:value="919" calcext:value-type="float">
            <text:p>919</text:p>
          </table:table-cell>
          <table:table-cell office:value-type="float" office:value="446" calcext:value-type="float">
            <text:p>446</text:p>
          </table:table-cell>
          <table:table-cell office:value-type="float" office:value="6337" calcext:value-type="float">
            <text:p>6337</text:p>
          </table:table-cell>
          <table:table-cell table:style-name="ce3" table:formula="of:=[.D934]*[.$P$4]*COS(PI()*([.$P$3] + (1 - [.D934]/[.$P$1])*[.$P$2])) + [.$P$5]" office:value-type="float" office:value="971.216001519582" calcext:value-type="float">
            <text:p>971</text:p>
          </table:table-cell>
          <table:table-cell office:value-type="float" office:value="966" calcext:value-type="float">
            <text:p>966</text:p>
          </table:table-cell>
          <table:table-cell table:formula="of:=[.B934]+45"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32</text:p>
          </table:table-cell>
          <table:table-cell office:value-type="float" office:value="919" calcext:value-type="float">
            <text:p>919</text:p>
          </table:table-cell>
          <table:table-cell office:value-type="float" office:value="446" calcext:value-type="float">
            <text:p>446</text:p>
          </table:table-cell>
          <table:table-cell office:value-type="float" office:value="6297" calcext:value-type="float">
            <text:p>6297</text:p>
          </table:table-cell>
          <table:table-cell table:style-name="ce3" table:formula="of:=[.D935]*[.$P$4]*COS(PI()*([.$P$3] + (1 - [.D935]/[.$P$1])*[.$P$2])) + [.$P$5]" office:value-type="float" office:value="959.091522770608" calcext:value-type="float">
            <text:p>959</text:p>
          </table:table-cell>
          <table:table-cell office:value-type="float" office:value="965" calcext:value-type="float">
            <text:p>965</text:p>
          </table:table-cell>
          <table:table-cell table:formula="of:=[.B935]+45"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36</text:p>
          </table:table-cell>
          <table:table-cell office:value-type="float" office:value="919" calcext:value-type="float">
            <text:p>919</text:p>
          </table:table-cell>
          <table:table-cell office:value-type="float" office:value="446" calcext:value-type="float">
            <text:p>446</text:p>
          </table:table-cell>
          <table:table-cell office:value-type="float" office:value="6358" calcext:value-type="float">
            <text:p>6358</text:p>
          </table:table-cell>
          <table:table-cell table:style-name="ce3" table:formula="of:=[.D936]*[.$P$4]*COS(PI()*([.$P$3] + (1 - [.D936]/[.$P$1])*[.$P$2])) + [.$P$5]" office:value-type="float" office:value="977.616117481945" calcext:value-type="float">
            <text:p>978</text:p>
          </table:table-cell>
          <table:table-cell office:value-type="float" office:value="963" calcext:value-type="float">
            <text:p>963</text:p>
          </table:table-cell>
          <table:table-cell table:formula="of:=[.B936]+45"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0:40</text:p>
          </table:table-cell>
          <table:table-cell office:value-type="float" office:value="919" calcext:value-type="float">
            <text:p>919</text:p>
          </table:table-cell>
          <table:table-cell office:value-type="float" office:value="446" calcext:value-type="float">
            <text:p>446</text:p>
          </table:table-cell>
          <table:table-cell office:value-type="float" office:value="6340" calcext:value-type="float">
            <text:p>6340</text:p>
          </table:table-cell>
          <table:table-cell table:style-name="ce3" table:formula="of:=[.D937]*[.$P$4]*COS(PI()*([.$P$3] + (1 - [.D937]/[.$P$1])*[.$P$2])) + [.$P$5]" office:value-type="float" office:value="972.128840791944" calcext:value-type="float">
            <text:p>972</text:p>
          </table:table-cell>
          <table:table-cell office:value-type="float" office:value="960" calcext:value-type="float">
            <text:p>960</text:p>
          </table:table-cell>
          <table:table-cell table:formula="of:=[.B937]+45"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16</text:p>
          </table:table-cell>
          <table:table-cell office:value-type="float" office:value="918" calcext:value-type="float">
            <text:p>918</text:p>
          </table:table-cell>
          <table:table-cell office:value-type="float" office:value="446" calcext:value-type="float">
            <text:p>446</text:p>
          </table:table-cell>
          <table:table-cell office:value-type="float" office:value="6282" calcext:value-type="float">
            <text:p>6282</text:p>
          </table:table-cell>
          <table:table-cell table:style-name="ce3" table:formula="of:=[.D938]*[.$P$4]*COS(PI()*([.$P$3] + (1 - [.D938]/[.$P$1])*[.$P$2])) + [.$P$5]" office:value-type="float" office:value="954.567299363712" calcext:value-type="float">
            <text:p>955</text:p>
          </table:table-cell>
          <table:table-cell office:value-type="float" office:value="953" calcext:value-type="float">
            <text:p>953</text:p>
          </table:table-cell>
          <table:table-cell table:formula="of:=[.B938]+45" office:value-type="float" office:value="963" calcext:value-type="float">
            <text:p>9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00</text:p>
          </table:table-cell>
          <table:table-cell office:value-type="float" office:value="913" calcext:value-type="float">
            <text:p>913</text:p>
          </table:table-cell>
          <table:table-cell office:value-type="float" office:value="445" calcext:value-type="float">
            <text:p>445</text:p>
          </table:table-cell>
          <table:table-cell office:value-type="float" office:value="6310" calcext:value-type="float">
            <text:p>6310</text:p>
          </table:table-cell>
          <table:table-cell table:style-name="ce3" table:formula="of:=[.D939]*[.$P$4]*COS(PI()*([.$P$3] + (1 - [.D939]/[.$P$1])*[.$P$2])) + [.$P$5]" office:value-type="float" office:value="963.022434735469" calcext:value-type="float">
            <text:p>963</text:p>
          </table:table-cell>
          <table:table-cell office:value-type="float" office:value="984" calcext:value-type="float">
            <text:p>984</text:p>
          </table:table-cell>
          <table:table-cell table:formula="of:=[.B939]+45"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04</text:p>
          </table:table-cell>
          <table:table-cell office:value-type="float" office:value="913" calcext:value-type="float">
            <text:p>913</text:p>
          </table:table-cell>
          <table:table-cell office:value-type="float" office:value="445" calcext:value-type="float">
            <text:p>445</text:p>
          </table:table-cell>
          <table:table-cell office:value-type="float" office:value="6302" calcext:value-type="float">
            <text:p>6302</text:p>
          </table:table-cell>
          <table:table-cell table:style-name="ce3" table:formula="of:=[.D940]*[.$P$4]*COS(PI()*([.$P$3] + (1 - [.D940]/[.$P$1])*[.$P$2])) + [.$P$5]" office:value-type="float" office:value="960.602322907204" calcext:value-type="float">
            <text:p>961</text:p>
          </table:table-cell>
          <table:table-cell office:value-type="float" office:value="954" calcext:value-type="float">
            <text:p>954</text:p>
          </table:table-cell>
          <table:table-cell table:formula="of:=[.B940]+45"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08</text:p>
          </table:table-cell>
          <table:table-cell office:value-type="float" office:value="913" calcext:value-type="float">
            <text:p>913</text:p>
          </table:table-cell>
          <table:table-cell office:value-type="float" office:value="445" calcext:value-type="float">
            <text:p>445</text:p>
          </table:table-cell>
          <table:table-cell office:value-type="float" office:value="6292" calcext:value-type="float">
            <text:p>6292</text:p>
          </table:table-cell>
          <table:table-cell table:style-name="ce3" table:formula="of:=[.D941]*[.$P$4]*COS(PI()*([.$P$3] + (1 - [.D941]/[.$P$1])*[.$P$2])) + [.$P$5]" office:value-type="float" office:value="957.582084938733" calcext:value-type="float">
            <text:p>958</text:p>
          </table:table-cell>
          <table:table-cell office:value-type="float" office:value="968" calcext:value-type="float">
            <text:p>968</text:p>
          </table:table-cell>
          <table:table-cell table:formula="of:=[.B941]+45"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0:12</text:p>
          </table:table-cell>
          <table:table-cell office:value-type="float" office:value="913" calcext:value-type="float">
            <text:p>913</text:p>
          </table:table-cell>
          <table:table-cell office:value-type="float" office:value="445" calcext:value-type="float">
            <text:p>445</text:p>
          </table:table-cell>
          <table:table-cell office:value-type="float" office:value="6298" calcext:value-type="float">
            <text:p>6298</text:p>
          </table:table-cell>
          <table:table-cell table:style-name="ce3" table:formula="of:=[.D942]*[.$P$4]*COS(PI()*([.$P$3] + (1 - [.D942]/[.$P$1])*[.$P$2])) + [.$P$5]" office:value-type="float" office:value="959.393573838969" calcext:value-type="float">
            <text:p>959</text:p>
          </table:table-cell>
          <table:table-cell office:value-type="float" office:value="950" calcext:value-type="float">
            <text:p>950</text:p>
          </table:table-cell>
          <table:table-cell table:formula="of:=[.B942]+45"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52</text:p>
          </table:table-cell>
          <table:table-cell office:value-type="float" office:value="912" calcext:value-type="float">
            <text:p>912</text:p>
          </table:table-cell>
          <table:table-cell office:value-type="float" office:value="445" calcext:value-type="float">
            <text:p>445</text:p>
          </table:table-cell>
          <table:table-cell office:value-type="float" office:value="6318" calcext:value-type="float">
            <text:p>6318</text:p>
          </table:table-cell>
          <table:table-cell table:style-name="ce3" table:formula="of:=[.D943]*[.$P$4]*COS(PI()*([.$P$3] + (1 - [.D943]/[.$P$1])*[.$P$2])) + [.$P$5]" office:value-type="float" office:value="965.446028768629" calcext:value-type="float">
            <text:p>965</text:p>
          </table:table-cell>
          <table:table-cell office:value-type="float" office:value="958" calcext:value-type="float">
            <text:p>958</text:p>
          </table:table-cell>
          <table:table-cell table:formula="of:=[.B943]+45" office:value-type="float" office:value="957" calcext:value-type="float">
            <text:p>9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56</text:p>
          </table:table-cell>
          <table:table-cell office:value-type="float" office:value="908" calcext:value-type="float">
            <text:p>908</text:p>
          </table:table-cell>
          <table:table-cell office:value-type="float" office:value="444" calcext:value-type="float">
            <text:p>444</text:p>
          </table:table-cell>
          <table:table-cell office:value-type="float" office:value="6306" calcext:value-type="float">
            <text:p>6306</text:p>
          </table:table-cell>
          <table:table-cell table:style-name="ce3" table:formula="of:=[.D944]*[.$P$4]*COS(PI()*([.$P$3] + (1 - [.D944]/[.$P$1])*[.$P$2])) + [.$P$5]" office:value-type="float" office:value="961.811943341819" calcext:value-type="float">
            <text:p>962</text:p>
          </table:table-cell>
          <table:table-cell office:value-type="float" office:value="966" calcext:value-type="float">
            <text:p>966</text:p>
          </table:table-cell>
          <table:table-cell table:formula="of:=[.B944]+45" office:value-type="float" office:value="953" calcext:value-type="float">
            <text:p>9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44</text:p>
          </table:table-cell>
          <table:table-cell office:value-type="float" office:value="907" calcext:value-type="float">
            <text:p>907</text:p>
          </table:table-cell>
          <table:table-cell office:value-type="float" office:value="443" calcext:value-type="float">
            <text:p>443</text:p>
          </table:table-cell>
          <table:table-cell office:value-type="float" office:value="6267" calcext:value-type="float">
            <text:p>6267</text:p>
          </table:table-cell>
          <table:table-cell table:style-name="ce3" table:formula="of:=[.D945]*[.$P$4]*COS(PI()*([.$P$3] + (1 - [.D945]/[.$P$1])*[.$P$2])) + [.$P$5]" office:value-type="float" office:value="950.055358103712" calcext:value-type="float">
            <text:p>950</text:p>
          </table:table-cell>
          <table:table-cell office:value-type="float" office:value="946" calcext:value-type="float">
            <text:p>946</text:p>
          </table:table-cell>
          <table:table-cell table:formula="of:=[.B945]+45" office:value-type="float" office:value="952" calcext:value-type="float">
            <text:p>9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36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303" calcext:value-type="float">
            <text:p>6303</text:p>
          </table:table-cell>
          <table:table-cell table:style-name="ce3" table:formula="of:=[.D946]*[.$P$4]*COS(PI()*([.$P$3] + (1 - [.D946]/[.$P$1])*[.$P$2])) + [.$P$5]" office:value-type="float" office:value="960.904646341165" calcext:value-type="float">
            <text:p>961</text:p>
          </table:table-cell>
          <table:table-cell office:value-type="float" office:value="943" calcext:value-type="float">
            <text:p>943</text:p>
          </table:table-cell>
          <table:table-cell table:formula="of:=[.B946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40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237" calcext:value-type="float">
            <text:p>6237</text:p>
          </table:table-cell>
          <table:table-cell table:style-name="ce3" table:formula="of:=[.D947]*[.$P$4]*COS(PI()*([.$P$3] + (1 - [.D947]/[.$P$1])*[.$P$2])) + [.$P$5]" office:value-type="float" office:value="941.068407294768" calcext:value-type="float">
            <text:p>941</text:p>
          </table:table-cell>
          <table:table-cell office:value-type="float" office:value="965" calcext:value-type="float">
            <text:p>965</text:p>
          </table:table-cell>
          <table:table-cell table:formula="of:=[.B947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12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246" calcext:value-type="float">
            <text:p>6246</text:p>
          </table:table-cell>
          <table:table-cell table:style-name="ce3" table:formula="of:=[.D948]*[.$P$4]*COS(PI()*([.$P$3] + (1 - [.D948]/[.$P$1])*[.$P$2])) + [.$P$5]" office:value-type="float" office:value="943.759314956296" calcext:value-type="float">
            <text:p>944</text:p>
          </table:table-cell>
          <table:table-cell office:value-type="float" office:value="940" calcext:value-type="float">
            <text:p>940</text:p>
          </table:table-cell>
          <table:table-cell table:formula="of:=[.B948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16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275" calcext:value-type="float">
            <text:p>6275</text:p>
          </table:table-cell>
          <table:table-cell table:style-name="ce3" table:formula="of:=[.D949]*[.$P$4]*COS(PI()*([.$P$3] + (1 - [.D949]/[.$P$1])*[.$P$2])) + [.$P$5]" office:value-type="float" office:value="952.460197030967" calcext:value-type="float">
            <text:p>952</text:p>
          </table:table-cell>
          <table:table-cell office:value-type="float" office:value="951" calcext:value-type="float">
            <text:p>951</text:p>
          </table:table-cell>
          <table:table-cell table:formula="of:=[.B949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20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299" calcext:value-type="float">
            <text:p>6299</text:p>
          </table:table-cell>
          <table:table-cell table:style-name="ce3" table:formula="of:=[.D950]*[.$P$4]*COS(PI()*([.$P$3] + (1 - [.D950]/[.$P$1])*[.$P$2])) + [.$P$5]" office:value-type="float" office:value="959.695679393166" calcext:value-type="float">
            <text:p>960</text:p>
          </table:table-cell>
          <table:table-cell office:value-type="float" office:value="946" calcext:value-type="float">
            <text:p>946</text:p>
          </table:table-cell>
          <table:table-cell table:formula="of:=[.B950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24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255" calcext:value-type="float">
            <text:p>6255</text:p>
          </table:table-cell>
          <table:table-cell table:style-name="ce3" table:formula="of:=[.D951]*[.$P$4]*COS(PI()*([.$P$3] + (1 - [.D951]/[.$P$1])*[.$P$2])) + [.$P$5]" office:value-type="float" office:value="946.454662581794" calcext:value-type="float">
            <text:p>946</text:p>
          </table:table-cell>
          <table:table-cell office:value-type="float" office:value="942" calcext:value-type="float">
            <text:p>942</text:p>
          </table:table-cell>
          <table:table-cell table:formula="of:=[.B951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40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326" calcext:value-type="float">
            <text:p>6326</text:p>
          </table:table-cell>
          <table:table-cell table:style-name="ce3" table:formula="of:=[.D952]*[.$P$4]*COS(PI()*([.$P$3] + (1 - [.D952]/[.$P$1])*[.$P$2])) + [.$P$5]" office:value-type="float" office:value="967.873101740466" calcext:value-type="float">
            <text:p>968</text:p>
          </table:table-cell>
          <table:table-cell office:value-type="float" office:value="941" calcext:value-type="float">
            <text:p>941</text:p>
          </table:table-cell>
          <table:table-cell table:formula="of:=[.B952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44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265" calcext:value-type="float">
            <text:p>6265</text:p>
          </table:table-cell>
          <table:table-cell table:style-name="ce3" table:formula="of:=[.D953]*[.$P$4]*COS(PI()*([.$P$3] + (1 - [.D953]/[.$P$1])*[.$P$2])) + [.$P$5]" office:value-type="float" office:value="949.454695067356" calcext:value-type="float">
            <text:p>949</text:p>
          </table:table-cell>
          <table:table-cell office:value-type="float" office:value="943" calcext:value-type="float">
            <text:p>943</text:p>
          </table:table-cell>
          <table:table-cell table:formula="of:=[.B953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48</text:p>
          </table:table-cell>
          <table:table-cell office:value-type="float" office:value="906" calcext:value-type="float">
            <text:p>906</text:p>
          </table:table-cell>
          <table:table-cell office:value-type="float" office:value="443" calcext:value-type="float">
            <text:p>443</text:p>
          </table:table-cell>
          <table:table-cell office:value-type="float" office:value="6316" calcext:value-type="float">
            <text:p>6316</text:p>
          </table:table-cell>
          <table:table-cell table:style-name="ce3" table:formula="of:=[.D954]*[.$P$4]*COS(PI()*([.$P$3] + (1 - [.D954]/[.$P$1])*[.$P$2])) + [.$P$5]" office:value-type="float" office:value="964.83980398215" calcext:value-type="float">
            <text:p>965</text:p>
          </table:table-cell>
          <table:table-cell office:value-type="float" office:value="962" calcext:value-type="float">
            <text:p>962</text:p>
          </table:table-cell>
          <table:table-cell table:formula="of:=[.B954]+45" office:value-type="float" office:value="951" calcext:value-type="float">
            <text:p>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08</text:p>
          </table:table-cell>
          <table:table-cell office:value-type="float" office:value="904" calcext:value-type="float">
            <text:p>904</text:p>
          </table:table-cell>
          <table:table-cell office:value-type="float" office:value="443" calcext:value-type="float">
            <text:p>443</text:p>
          </table:table-cell>
          <table:table-cell office:value-type="float" office:value="6247" calcext:value-type="float">
            <text:p>6247</text:p>
          </table:table-cell>
          <table:table-cell table:style-name="ce3" table:formula="of:=[.D955]*[.$P$4]*COS(PI()*([.$P$3] + (1 - [.D955]/[.$P$1])*[.$P$2])) + [.$P$5]" office:value-type="float" office:value="944.058578852056" calcext:value-type="float">
            <text:p>944</text:p>
          </table:table-cell>
          <table:table-cell office:value-type="float" office:value="948" calcext:value-type="float">
            <text:p>948</text:p>
          </table:table-cell>
          <table:table-cell table:formula="of:=[.B955]+45" office:value-type="float" office:value="949" calcext:value-type="float">
            <text:p>9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44</text:p>
          </table:table-cell>
          <table:table-cell office:value-type="float" office:value="903" calcext:value-type="float">
            <text:p>903</text:p>
          </table:table-cell>
          <table:table-cell office:value-type="float" office:value="442" calcext:value-type="float">
            <text:p>442</text:p>
          </table:table-cell>
          <table:table-cell office:value-type="float" office:value="6276" calcext:value-type="float">
            <text:p>6276</text:p>
          </table:table-cell>
          <table:table-cell table:style-name="ce3" table:formula="of:=[.D956]*[.$P$4]*COS(PI()*([.$P$3] + (1 - [.D956]/[.$P$1])*[.$P$2])) + [.$P$5]" office:value-type="float" office:value="952.761047805611" calcext:value-type="float">
            <text:p>953</text:p>
          </table:table-cell>
          <table:table-cell office:value-type="float" office:value="943" calcext:value-type="float">
            <text:p>943</text:p>
          </table:table-cell>
          <table:table-cell table:formula="of:=[.B956]+45"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48</text:p>
          </table:table-cell>
          <table:table-cell office:value-type="float" office:value="903" calcext:value-type="float">
            <text:p>903</text:p>
          </table:table-cell>
          <table:table-cell office:value-type="float" office:value="442" calcext:value-type="float">
            <text:p>442</text:p>
          </table:table-cell>
          <table:table-cell office:value-type="float" office:value="6267" calcext:value-type="float">
            <text:p>6267</text:p>
          </table:table-cell>
          <table:table-cell table:style-name="ce3" table:formula="of:=[.D957]*[.$P$4]*COS(PI()*([.$P$3] + (1 - [.D957]/[.$P$1])*[.$P$2])) + [.$P$5]" office:value-type="float" office:value="950.055358103712" calcext:value-type="float">
            <text:p>950</text:p>
          </table:table-cell>
          <table:table-cell office:value-type="float" office:value="950" calcext:value-type="float">
            <text:p>950</text:p>
          </table:table-cell>
          <table:table-cell table:formula="of:=[.B957]+45"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52</text:p>
          </table:table-cell>
          <table:table-cell office:value-type="float" office:value="903" calcext:value-type="float">
            <text:p>903</text:p>
          </table:table-cell>
          <table:table-cell office:value-type="float" office:value="442" calcext:value-type="float">
            <text:p>442</text:p>
          </table:table-cell>
          <table:table-cell office:value-type="float" office:value="6245" calcext:value-type="float">
            <text:p>6245</text:p>
          </table:table-cell>
          <table:table-cell table:style-name="ce3" table:formula="of:=[.D958]*[.$P$4]*COS(PI()*([.$P$3] + (1 - [.D958]/[.$P$1])*[.$P$2])) + [.$P$5]" office:value-type="float" office:value="943.460105874915" calcext:value-type="float">
            <text:p>943</text:p>
          </table:table-cell>
          <table:table-cell office:value-type="float" office:value="946" calcext:value-type="float">
            <text:p>946</text:p>
          </table:table-cell>
          <table:table-cell table:formula="of:=[.B958]+45"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56</text:p>
          </table:table-cell>
          <table:table-cell office:value-type="float" office:value="903" calcext:value-type="float">
            <text:p>903</text:p>
          </table:table-cell>
          <table:table-cell office:value-type="float" office:value="442" calcext:value-type="float">
            <text:p>442</text:p>
          </table:table-cell>
          <table:table-cell office:value-type="float" office:value="6256" calcext:value-type="float">
            <text:p>6256</text:p>
          </table:table-cell>
          <table:table-cell table:style-name="ce3" table:formula="of:=[.D959]*[.$P$4]*COS(PI()*([.$P$3] + (1 - [.D959]/[.$P$1])*[.$P$2])) + [.$P$5]" office:value-type="float" office:value="946.754419524155" calcext:value-type="float">
            <text:p>947</text:p>
          </table:table-cell>
          <table:table-cell office:value-type="float" office:value="940" calcext:value-type="float">
            <text:p>940</text:p>
          </table:table-cell>
          <table:table-cell table:formula="of:=[.B959]+45"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32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32" calcext:value-type="float">
            <text:p>6232</text:p>
          </table:table-cell>
          <table:table-cell table:style-name="ce3" table:formula="of:=[.D960]*[.$P$4]*COS(PI()*([.$P$3] + (1 - [.D960]/[.$P$1])*[.$P$2])) + [.$P$5]" office:value-type="float" office:value="939.575378780679" calcext:value-type="float">
            <text:p>940</text:p>
          </table:table-cell>
          <table:table-cell office:value-type="float" office:value="943" calcext:value-type="float">
            <text:p>943</text:p>
          </table:table-cell>
          <table:table-cell table:formula="of:=[.B960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36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77" calcext:value-type="float">
            <text:p>6277</text:p>
          </table:table-cell>
          <table:table-cell table:style-name="ce3" table:formula="of:=[.D961]*[.$P$4]*COS(PI()*([.$P$3] + (1 - [.D961]/[.$P$1])*[.$P$2])) + [.$P$5]" office:value-type="float" office:value="953.061953205572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table:formula="of:=[.B961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40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303" calcext:value-type="float">
            <text:p>6303</text:p>
          </table:table-cell>
          <table:table-cell table:style-name="ce3" table:formula="of:=[.D962]*[.$P$4]*COS(PI()*([.$P$3] + (1 - [.D962]/[.$P$1])*[.$P$2])) + [.$P$5]" office:value-type="float" office:value="960.904646341165" calcext:value-type="float">
            <text:p>961</text:p>
          </table:table-cell>
          <table:table-cell office:value-type="float" office:value="944" calcext:value-type="float">
            <text:p>944</text:p>
          </table:table-cell>
          <table:table-cell table:formula="of:=[.B962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44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305" calcext:value-type="float">
            <text:p>6305</text:p>
          </table:table-cell>
          <table:table-cell table:style-name="ce3" table:formula="of:=[.D963]*[.$P$4]*COS(PI()*([.$P$3] + (1 - [.D963]/[.$P$1])*[.$P$2])) + [.$P$5]" office:value-type="float" office:value="961.509456564838" calcext:value-type="float">
            <text:p>962</text:p>
          </table:table-cell>
          <table:table-cell office:value-type="float" office:value="942" calcext:value-type="float">
            <text:p>942</text:p>
          </table:table-cell>
          <table:table-cell table:formula="of:=[.B963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04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82" calcext:value-type="float">
            <text:p>6282</text:p>
          </table:table-cell>
          <table:table-cell table:style-name="ce3" table:formula="of:=[.D964]*[.$P$4]*COS(PI()*([.$P$3] + (1 - [.D964]/[.$P$1])*[.$P$2])) + [.$P$5]" office:value-type="float" office:value="954.567299363712" calcext:value-type="float">
            <text:p>955</text:p>
          </table:table-cell>
          <table:table-cell office:value-type="float" office:value="939" calcext:value-type="float">
            <text:p>939</text:p>
          </table:table-cell>
          <table:table-cell table:formula="of:=[.B964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08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73" calcext:value-type="float">
            <text:p>6273</text:p>
          </table:table-cell>
          <table:table-cell table:style-name="ce3" table:formula="of:=[.D965]*[.$P$4]*COS(PI()*([.$P$3] + (1 - [.D965]/[.$P$1])*[.$P$2])) + [.$P$5]" office:value-type="float" office:value="951.858659382923" calcext:value-type="float">
            <text:p>952</text:p>
          </table:table-cell>
          <table:table-cell office:value-type="float" office:value="954" calcext:value-type="float">
            <text:p>954</text:p>
          </table:table-cell>
          <table:table-cell table:formula="of:=[.B965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12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25" calcext:value-type="float">
            <text:p>6225</text:p>
          </table:table-cell>
          <table:table-cell table:style-name="ce3" table:formula="of:=[.D966]*[.$P$4]*COS(PI()*([.$P$3] + (1 - [.D966]/[.$P$1])*[.$P$2])) + [.$P$5]" office:value-type="float" office:value="937.48744492671" calcext:value-type="float">
            <text:p>937</text:p>
          </table:table-cell>
          <table:table-cell office:value-type="float" office:value="932" calcext:value-type="float">
            <text:p>932</text:p>
          </table:table-cell>
          <table:table-cell table:formula="of:=[.B966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16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66" calcext:value-type="float">
            <text:p>6266</text:p>
          </table:table-cell>
          <table:table-cell table:style-name="ce3" table:formula="of:=[.D967]*[.$P$4]*COS(PI()*([.$P$3] + (1 - [.D967]/[.$P$1])*[.$P$2])) + [.$P$5]" office:value-type="float" office:value="949.754999241292" calcext:value-type="float">
            <text:p>950</text:p>
          </table:table-cell>
          <table:table-cell office:value-type="float" office:value="929" calcext:value-type="float">
            <text:p>929</text:p>
          </table:table-cell>
          <table:table-cell table:formula="of:=[.B967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20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27" calcext:value-type="float">
            <text:p>6227</text:p>
          </table:table-cell>
          <table:table-cell table:style-name="ce3" table:formula="of:=[.D968]*[.$P$4]*COS(PI()*([.$P$3] + (1 - [.D968]/[.$P$1])*[.$P$2])) + [.$P$5]" office:value-type="float" office:value="938.083722820492" calcext:value-type="float">
            <text:p>938</text:p>
          </table:table-cell>
          <table:table-cell office:value-type="float" office:value="935" calcext:value-type="float">
            <text:p>935</text:p>
          </table:table-cell>
          <table:table-cell table:formula="of:=[.B968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24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46" calcext:value-type="float">
            <text:p>6246</text:p>
          </table:table-cell>
          <table:table-cell table:style-name="ce3" table:formula="of:=[.D969]*[.$P$4]*COS(PI()*([.$P$3] + (1 - [.D969]/[.$P$1])*[.$P$2])) + [.$P$5]" office:value-type="float" office:value="943.759314956296" calcext:value-type="float">
            <text:p>944</text:p>
          </table:table-cell>
          <table:table-cell office:value-type="float" office:value="941" calcext:value-type="float">
            <text:p>941</text:p>
          </table:table-cell>
          <table:table-cell table:formula="of:=[.B969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28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office:value-type="float" office:value="6281" calcext:value-type="float">
            <text:p>6281</text:p>
          </table:table-cell>
          <table:table-cell table:style-name="ce3" table:formula="of:=[.D970]*[.$P$4]*COS(PI()*([.$P$3] + (1 - [.D970]/[.$P$1])*[.$P$2])) + [.$P$5]" office:value-type="float" office:value="954.266120932067" calcext:value-type="float">
            <text:p>954</text:p>
          </table:table-cell>
          <table:table-cell office:value-type="float" office:value="946" calcext:value-type="float">
            <text:p>946</text:p>
          </table:table-cell>
          <table:table-cell table:formula="of:=[.B970]+45"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20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245" calcext:value-type="float">
            <text:p>6245</text:p>
          </table:table-cell>
          <table:table-cell table:style-name="ce3" table:formula="of:=[.D971]*[.$P$4]*COS(PI()*([.$P$3] + (1 - [.D971]/[.$P$1])*[.$P$2])) + [.$P$5]" office:value-type="float" office:value="943.460105874915" calcext:value-type="float">
            <text:p>943</text:p>
          </table:table-cell>
          <table:table-cell office:value-type="float" office:value="935" calcext:value-type="float">
            <text:p>935</text:p>
          </table:table-cell>
          <table:table-cell table:formula="of:=[.B971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24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257" calcext:value-type="float">
            <text:p>6257</text:p>
          </table:table-cell>
          <table:table-cell table:style-name="ce3" table:formula="of:=[.D972]*[.$P$4]*COS(PI()*([.$P$3] + (1 - [.D972]/[.$P$1])*[.$P$2])) + [.$P$5]" office:value-type="float" office:value="947.054231218022" calcext:value-type="float">
            <text:p>947</text:p>
          </table:table-cell>
          <table:table-cell office:value-type="float" office:value="939" calcext:value-type="float">
            <text:p>939</text:p>
          </table:table-cell>
          <table:table-cell table:formula="of:=[.B972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28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220" calcext:value-type="float">
            <text:p>6220</text:p>
          </table:table-cell>
          <table:table-cell table:style-name="ce3" table:formula="of:=[.D973]*[.$P$4]*COS(PI()*([.$P$3] + (1 - [.D973]/[.$P$1])*[.$P$2])) + [.$P$5]" office:value-type="float" office:value="935.997711855551" calcext:value-type="float">
            <text:p>936</text:p>
          </table:table-cell>
          <table:table-cell office:value-type="float" office:value="934" calcext:value-type="float">
            <text:p>934</text:p>
          </table:table-cell>
          <table:table-cell table:formula="of:=[.B973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32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250" calcext:value-type="float">
            <text:p>6250</text:p>
          </table:table-cell>
          <table:table-cell table:style-name="ce3" table:formula="of:=[.D974]*[.$P$4]*COS(PI()*([.$P$3] + (1 - [.D974]/[.$P$1])*[.$P$2])) + [.$P$5]" office:value-type="float" office:value="944.956699362799" calcext:value-type="float">
            <text:p>945</text:p>
          </table:table-cell>
          <table:table-cell office:value-type="float" office:value="934" calcext:value-type="float">
            <text:p>934</text:p>
          </table:table-cell>
          <table:table-cell table:formula="of:=[.B974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04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275" calcext:value-type="float">
            <text:p>6275</text:p>
          </table:table-cell>
          <table:table-cell table:style-name="ce3" table:formula="of:=[.D975]*[.$P$4]*COS(PI()*([.$P$3] + (1 - [.D975]/[.$P$1])*[.$P$2])) + [.$P$5]" office:value-type="float" office:value="952.460197030967" calcext:value-type="float">
            <text:p>952</text:p>
          </table:table-cell>
          <table:table-cell office:value-type="float" office:value="943" calcext:value-type="float">
            <text:p>943</text:p>
          </table:table-cell>
          <table:table-cell table:formula="of:=[.B975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08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309" calcext:value-type="float">
            <text:p>6309</text:p>
          </table:table-cell>
          <table:table-cell table:style-name="ce3" table:formula="of:=[.D976]*[.$P$4]*COS(PI()*([.$P$3] + (1 - [.D976]/[.$P$1])*[.$P$2])) + [.$P$5]" office:value-type="float" office:value="962.719730256938" calcext:value-type="float">
            <text:p>963</text:p>
          </table:table-cell>
          <table:table-cell office:value-type="float" office:value="950" calcext:value-type="float">
            <text:p>950</text:p>
          </table:table-cell>
          <table:table-cell table:formula="of:=[.B976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12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267" calcext:value-type="float">
            <text:p>6267</text:p>
          </table:table-cell>
          <table:table-cell table:style-name="ce3" table:formula="of:=[.D977]*[.$P$4]*COS(PI()*([.$P$3] + (1 - [.D977]/[.$P$1])*[.$P$2])) + [.$P$5]" office:value-type="float" office:value="950.055358103712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table:formula="of:=[.B977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7:16</text:p>
          </table:table-cell>
          <table:table-cell office:value-type="float" office:value="899" calcext:value-type="float">
            <text:p>899</text:p>
          </table:table-cell>
          <table:table-cell office:value-type="float" office:value="441" calcext:value-type="float">
            <text:p>441</text:p>
          </table:table-cell>
          <table:table-cell office:value-type="float" office:value="6291" calcext:value-type="float">
            <text:p>6291</text:p>
          </table:table-cell>
          <table:table-cell table:style-name="ce3" table:formula="of:=[.D978]*[.$P$4]*COS(PI()*([.$P$3] + (1 - [.D978]/[.$P$1])*[.$P$2])) + [.$P$5]" office:value-type="float" office:value="957.280360918801" calcext:value-type="float">
            <text:p>957</text:p>
          </table:table-cell>
          <table:table-cell office:value-type="float" office:value="950" calcext:value-type="float">
            <text:p>950</text:p>
          </table:table-cell>
          <table:table-cell table:formula="of:=[.B978]+45"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24</text:p>
          </table:table-cell>
          <table:table-cell office:value-type="float" office:value="898" calcext:value-type="float">
            <text:p>898</text:p>
          </table:table-cell>
          <table:table-cell office:value-type="float" office:value="441" calcext:value-type="float">
            <text:p>441</text:p>
          </table:table-cell>
          <table:table-cell office:value-type="float" office:value="6237" calcext:value-type="float">
            <text:p>6237</text:p>
          </table:table-cell>
          <table:table-cell table:style-name="ce3" table:formula="of:=[.D979]*[.$P$4]*COS(PI()*([.$P$3] + (1 - [.D979]/[.$P$1])*[.$P$2])) + [.$P$5]" office:value-type="float" office:value="941.068407294768" calcext:value-type="float">
            <text:p>941</text:p>
          </table:table-cell>
          <table:table-cell office:value-type="float" office:value="934" calcext:value-type="float">
            <text:p>934</text:p>
          </table:table-cell>
          <table:table-cell table:formula="of:=[.B979]+45" office:value-type="float" office:value="943" calcext:value-type="float">
            <text:p>9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24</text:p>
          </table:table-cell>
          <table:table-cell office:value-type="float" office:value="896" calcext:value-type="float">
            <text:p>896</text:p>
          </table:table-cell>
          <table:table-cell office:value-type="float" office:value="441" calcext:value-type="float">
            <text:p>441</text:p>
          </table:table-cell>
          <table:table-cell office:value-type="float" office:value="6275" calcext:value-type="float">
            <text:p>6275</text:p>
          </table:table-cell>
          <table:table-cell table:style-name="ce3" table:formula="of:=[.D980]*[.$P$4]*COS(PI()*([.$P$3] + (1 - [.D980]/[.$P$1])*[.$P$2])) + [.$P$5]" office:value-type="float" office:value="952.460197030967" calcext:value-type="float">
            <text:p>952</text:p>
          </table:table-cell>
          <table:table-cell office:value-type="float" office:value="944" calcext:value-type="float">
            <text:p>944</text:p>
          </table:table-cell>
          <table:table-cell table:formula="of:=[.B980]+45" office:value-type="float" office:value="941" calcext:value-type="float">
            <text:p>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28</text:p>
          </table:table-cell>
          <table:table-cell office:value-type="float" office:value="896" calcext:value-type="float">
            <text:p>896</text:p>
          </table:table-cell>
          <table:table-cell office:value-type="float" office:value="441" calcext:value-type="float">
            <text:p>441</text:p>
          </table:table-cell>
          <table:table-cell office:value-type="float" office:value="6267" calcext:value-type="float">
            <text:p>6267</text:p>
          </table:table-cell>
          <table:table-cell table:style-name="ce3" table:formula="of:=[.D981]*[.$P$4]*COS(PI()*([.$P$3] + (1 - [.D981]/[.$P$1])*[.$P$2])) + [.$P$5]" office:value-type="float" office:value="950.055358103712" calcext:value-type="float">
            <text:p>950</text:p>
          </table:table-cell>
          <table:table-cell office:value-type="float" office:value="944" calcext:value-type="float">
            <text:p>944</text:p>
          </table:table-cell>
          <table:table-cell table:formula="of:=[.B981]+45" office:value-type="float" office:value="941" calcext:value-type="float">
            <text:p>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32</text:p>
          </table:table-cell>
          <table:table-cell office:value-type="float" office:value="896" calcext:value-type="float">
            <text:p>896</text:p>
          </table:table-cell>
          <table:table-cell office:value-type="float" office:value="441" calcext:value-type="float">
            <text:p>441</text:p>
          </table:table-cell>
          <table:table-cell office:value-type="float" office:value="6275" calcext:value-type="float">
            <text:p>6275</text:p>
          </table:table-cell>
          <table:table-cell table:style-name="ce3" table:formula="of:=[.D982]*[.$P$4]*COS(PI()*([.$P$3] + (1 - [.D982]/[.$P$1])*[.$P$2])) + [.$P$5]" office:value-type="float" office:value="952.460197030967" calcext:value-type="float">
            <text:p>952</text:p>
          </table:table-cell>
          <table:table-cell office:value-type="float" office:value="930" calcext:value-type="float">
            <text:p>930</text:p>
          </table:table-cell>
          <table:table-cell table:formula="of:=[.B982]+45" office:value-type="float" office:value="941" calcext:value-type="float">
            <text:p>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36</text:p>
          </table:table-cell>
          <table:table-cell office:value-type="float" office:value="896" calcext:value-type="float">
            <text:p>896</text:p>
          </table:table-cell>
          <table:table-cell office:value-type="float" office:value="441" calcext:value-type="float">
            <text:p>441</text:p>
          </table:table-cell>
          <table:table-cell office:value-type="float" office:value="6276" calcext:value-type="float">
            <text:p>6276</text:p>
          </table:table-cell>
          <table:table-cell table:style-name="ce3" table:formula="of:=[.D983]*[.$P$4]*COS(PI()*([.$P$3] + (1 - [.D983]/[.$P$1])*[.$P$2])) + [.$P$5]" office:value-type="float" office:value="952.761047805611" calcext:value-type="float">
            <text:p>953</text:p>
          </table:table-cell>
          <table:table-cell office:value-type="float" office:value="934" calcext:value-type="float">
            <text:p>934</text:p>
          </table:table-cell>
          <table:table-cell table:formula="of:=[.B983]+45" office:value-type="float" office:value="941" calcext:value-type="float">
            <text:p>9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28</text:p>
          </table:table-cell>
          <table:table-cell office:value-type="float" office:value="892" calcext:value-type="float">
            <text:p>892</text:p>
          </table:table-cell>
          <table:table-cell office:value-type="float" office:value="440" calcext:value-type="float">
            <text:p>440</text:p>
          </table:table-cell>
          <table:table-cell office:value-type="float" office:value="6189" calcext:value-type="float">
            <text:p>6189</text:p>
          </table:table-cell>
          <table:table-cell table:style-name="ce3" table:formula="of:=[.D984]*[.$P$4]*COS(PI()*([.$P$3] + (1 - [.D984]/[.$P$1])*[.$P$2])) + [.$P$5]" office:value-type="float" office:value="926.792074205753" calcext:value-type="float">
            <text:p>927</text:p>
          </table:table-cell>
          <table:table-cell office:value-type="float" office:value="927" calcext:value-type="float">
            <text:p>927</text:p>
          </table:table-cell>
          <table:table-cell table:formula="of:=[.B984]+45" office:value-type="float" office:value="937" calcext:value-type="float">
            <text:p>9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32</text:p>
          </table:table-cell>
          <table:table-cell office:value-type="float" office:value="892" calcext:value-type="float">
            <text:p>892</text:p>
          </table:table-cell>
          <table:table-cell office:value-type="float" office:value="440" calcext:value-type="float">
            <text:p>440</text:p>
          </table:table-cell>
          <table:table-cell office:value-type="float" office:value="6206" calcext:value-type="float">
            <text:p>6206</text:p>
          </table:table-cell>
          <table:table-cell table:style-name="ce3" table:formula="of:=[.D985]*[.$P$4]*COS(PI()*([.$P$3] + (1 - [.D985]/[.$P$1])*[.$P$2])) + [.$P$5]" office:value-type="float" office:value="931.833773708117" calcext:value-type="float">
            <text:p>932</text:p>
          </table:table-cell>
          <table:table-cell office:value-type="float" office:value="922" calcext:value-type="float">
            <text:p>922</text:p>
          </table:table-cell>
          <table:table-cell table:formula="of:=[.B985]+45" office:value-type="float" office:value="937" calcext:value-type="float">
            <text:p>9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12</text:p>
          </table:table-cell>
          <table:table-cell office:value-type="float" office:value="889" calcext:value-type="float">
            <text:p>889</text:p>
          </table:table-cell>
          <table:table-cell office:value-type="float" office:value="439" calcext:value-type="float">
            <text:p>439</text:p>
          </table:table-cell>
          <table:table-cell office:value-type="float" office:value="6241" calcext:value-type="float">
            <text:p>6241</text:p>
          </table:table-cell>
          <table:table-cell table:style-name="ce3" table:formula="of:=[.D986]*[.$P$4]*COS(PI()*([.$P$3] + (1 - [.D986]/[.$P$1])*[.$P$2])) + [.$P$5]" office:value-type="float" office:value="942.263817818757" calcext:value-type="float">
            <text:p>942</text:p>
          </table:table-cell>
          <table:table-cell office:value-type="float" office:value="937" calcext:value-type="float">
            <text:p>937</text:p>
          </table:table-cell>
          <table:table-cell table:formula="of:=[.B986]+45"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16</text:p>
          </table:table-cell>
          <table:table-cell office:value-type="float" office:value="889" calcext:value-type="float">
            <text:p>889</text:p>
          </table:table-cell>
          <table:table-cell office:value-type="float" office:value="439" calcext:value-type="float">
            <text:p>439</text:p>
          </table:table-cell>
          <table:table-cell office:value-type="float" office:value="6260" calcext:value-type="float">
            <text:p>6260</text:p>
          </table:table-cell>
          <table:table-cell table:style-name="ce3" table:formula="of:=[.D987]*[.$P$4]*COS(PI()*([.$P$3] + (1 - [.D987]/[.$P$1])*[.$P$2])) + [.$P$5]" office:value-type="float" office:value="947.953994745687" calcext:value-type="float">
            <text:p>948</text:p>
          </table:table-cell>
          <table:table-cell office:value-type="float" office:value="941" calcext:value-type="float">
            <text:p>941</text:p>
          </table:table-cell>
          <table:table-cell table:formula="of:=[.B987]+45"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00</text:p>
          </table:table-cell>
          <table:table-cell office:value-type="float" office:value="889" calcext:value-type="float">
            <text:p>889</text:p>
          </table:table-cell>
          <table:table-cell office:value-type="float" office:value="439" calcext:value-type="float">
            <text:p>439</text:p>
          </table:table-cell>
          <table:table-cell office:value-type="float" office:value="6230" calcext:value-type="float">
            <text:p>6230</text:p>
          </table:table-cell>
          <table:table-cell table:style-name="ce3" table:formula="of:=[.D988]*[.$P$4]*COS(PI()*([.$P$3] + (1 - [.D988]/[.$P$1])*[.$P$2])) + [.$P$5]" office:value-type="float" office:value="938.978551646323" calcext:value-type="float">
            <text:p>939</text:p>
          </table:table-cell>
          <table:table-cell office:value-type="float" office:value="934" calcext:value-type="float">
            <text:p>934</text:p>
          </table:table-cell>
          <table:table-cell table:formula="of:=[.B988]+45"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04</text:p>
          </table:table-cell>
          <table:table-cell office:value-type="float" office:value="889" calcext:value-type="float">
            <text:p>889</text:p>
          </table:table-cell>
          <table:table-cell office:value-type="float" office:value="439" calcext:value-type="float">
            <text:p>439</text:p>
          </table:table-cell>
          <table:table-cell office:value-type="float" office:value="6264" calcext:value-type="float">
            <text:p>6264</text:p>
          </table:table-cell>
          <table:table-cell table:style-name="ce3" table:formula="of:=[.D989]*[.$P$4]*COS(PI()*([.$P$3] + (1 - [.D989]/[.$P$1])*[.$P$2])) + [.$P$5]" office:value-type="float" office:value="949.154445588213" calcext:value-type="float">
            <text:p>949</text:p>
          </table:table-cell>
          <table:table-cell office:value-type="float" office:value="934" calcext:value-type="float">
            <text:p>934</text:p>
          </table:table-cell>
          <table:table-cell table:formula="of:=[.B989]+45"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04</text:p>
          </table:table-cell>
          <table:table-cell office:value-type="float" office:value="885" calcext:value-type="float">
            <text:p>885</text:p>
          </table:table-cell>
          <table:table-cell office:value-type="float" office:value="438" calcext:value-type="float">
            <text:p>438</text:p>
          </table:table-cell>
          <table:table-cell office:value-type="float" office:value="6182" calcext:value-type="float">
            <text:p>6182</text:p>
          </table:table-cell>
          <table:table-cell table:style-name="ce3" table:formula="of:=[.D990]*[.$P$4]*COS(PI()*([.$P$3] + (1 - [.D990]/[.$P$1])*[.$P$2])) + [.$P$5]" office:value-type="float" office:value="924.720712833372" calcext:value-type="float">
            <text:p>925</text:p>
          </table:table-cell>
          <table:table-cell office:value-type="float" office:value="919" calcext:value-type="float">
            <text:p>919</text:p>
          </table:table-cell>
          <table:table-cell table:formula="of:=[.B990]+45"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08</text:p>
          </table:table-cell>
          <table:table-cell office:value-type="float" office:value="882" calcext:value-type="float">
            <text:p>882</text:p>
          </table:table-cell>
          <table:table-cell office:value-type="float" office:value="437" calcext:value-type="float">
            <text:p>437</text:p>
          </table:table-cell>
          <table:table-cell office:value-type="float" office:value="6239" calcext:value-type="float">
            <text:p>6239</text:p>
          </table:table-cell>
          <table:table-cell table:style-name="ce3" table:formula="of:=[.D991]*[.$P$4]*COS(PI()*([.$P$3] + (1 - [.D991]/[.$P$1])*[.$P$2])) + [.$P$5]" office:value-type="float" office:value="941.666002840153" calcext:value-type="float">
            <text:p>942</text:p>
          </table:table-cell>
          <table:table-cell office:value-type="float" office:value="929" calcext:value-type="float">
            <text:p>929</text:p>
          </table:table-cell>
          <table:table-cell table:formula="of:=[.B991]+45" office:value-type="float" office:value="927" calcext:value-type="float">
            <text:p>9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08</text:p>
          </table:table-cell>
          <table:table-cell office:value-type="float" office:value="880" calcext:value-type="float">
            <text:p>880</text:p>
          </table:table-cell>
          <table:table-cell office:value-type="float" office:value="437" calcext:value-type="float">
            <text:p>437</text:p>
          </table:table-cell>
          <table:table-cell office:value-type="float" office:value="6160" calcext:value-type="float">
            <text:p>6160</text:p>
          </table:table-cell>
          <table:table-cell table:style-name="ce3" table:formula="of:=[.D992]*[.$P$4]*COS(PI()*([.$P$3] + (1 - [.D992]/[.$P$1])*[.$P$2])) + [.$P$5]" office:value-type="float" office:value="918.228342848175" calcext:value-type="float">
            <text:p>918</text:p>
          </table:table-cell>
          <table:table-cell office:value-type="float" office:value="915" calcext:value-type="float">
            <text:p>915</text:p>
          </table:table-cell>
          <table:table-cell table:formula="of:=[.B992]+45" office:value-type="float" office:value="925" calcext:value-type="float">
            <text:p>9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12</text:p>
          </table:table-cell>
          <table:table-cell office:value-type="float" office:value="880" calcext:value-type="float">
            <text:p>880</text:p>
          </table:table-cell>
          <table:table-cell office:value-type="float" office:value="437" calcext:value-type="float">
            <text:p>437</text:p>
          </table:table-cell>
          <table:table-cell office:value-type="float" office:value="6223" calcext:value-type="float">
            <text:p>6223</text:p>
          </table:table-cell>
          <table:table-cell table:style-name="ce3" table:formula="of:=[.D993]*[.$P$4]*COS(PI()*([.$P$3] + (1 - [.D993]/[.$P$1])*[.$P$2])) + [.$P$5]" office:value-type="float" office:value="936.891386816691" calcext:value-type="float">
            <text:p>937</text:p>
          </table:table-cell>
          <table:table-cell office:value-type="float" office:value="918" calcext:value-type="float">
            <text:p>918</text:p>
          </table:table-cell>
          <table:table-cell table:formula="of:=[.B993]+45" office:value-type="float" office:value="925" calcext:value-type="float">
            <text:p>9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16</text:p>
          </table:table-cell>
          <table:table-cell office:value-type="float" office:value="880" calcext:value-type="float">
            <text:p>880</text:p>
          </table:table-cell>
          <table:table-cell office:value-type="float" office:value="437" calcext:value-type="float">
            <text:p>437</text:p>
          </table:table-cell>
          <table:table-cell office:value-type="float" office:value="6224" calcext:value-type="float">
            <text:p>6224</text:p>
          </table:table-cell>
          <table:table-cell table:style-name="ce3" table:formula="of:=[.D994]*[.$P$4]*COS(PI()*([.$P$3] + (1 - [.D994]/[.$P$1])*[.$P$2])) + [.$P$5]" office:value-type="float" office:value="937.189388395605" calcext:value-type="float">
            <text:p>937</text:p>
          </table:table-cell>
          <table:table-cell office:value-type="float" office:value="917" calcext:value-type="float">
            <text:p>917</text:p>
          </table:table-cell>
          <table:table-cell table:formula="of:=[.B994]+45" office:value-type="float" office:value="925" calcext:value-type="float">
            <text:p>9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20</text:p>
          </table:table-cell>
          <table:table-cell office:value-type="float" office:value="880" calcext:value-type="float">
            <text:p>880</text:p>
          </table:table-cell>
          <table:table-cell office:value-type="float" office:value="437" calcext:value-type="float">
            <text:p>437</text:p>
          </table:table-cell>
          <table:table-cell office:value-type="float" office:value="6212" calcext:value-type="float">
            <text:p>6212</text:p>
          </table:table-cell>
          <table:table-cell table:style-name="ce3" table:formula="of:=[.D995]*[.$P$4]*COS(PI()*([.$P$3] + (1 - [.D995]/[.$P$1])*[.$P$2])) + [.$P$5]" office:value-type="float" office:value="933.616998078833" calcext:value-type="float">
            <text:p>934</text:p>
          </table:table-cell>
          <table:table-cell office:value-type="float" office:value="912" calcext:value-type="float">
            <text:p>912</text:p>
          </table:table-cell>
          <table:table-cell table:formula="of:=[.B995]+45" office:value-type="float" office:value="925" calcext:value-type="float">
            <text:p>9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36</text:p>
          </table:table-cell>
          <table:table-cell office:value-type="float" office:value="879" calcext:value-type="float">
            <text:p>879</text:p>
          </table:table-cell>
          <table:table-cell office:value-type="float" office:value="436" calcext:value-type="float">
            <text:p>436</text:p>
          </table:table-cell>
          <table:table-cell office:value-type="float" office:value="6194" calcext:value-type="float">
            <text:p>6194</text:p>
          </table:table-cell>
          <table:table-cell table:style-name="ce3" table:formula="of:=[.D996]*[.$P$4]*COS(PI()*([.$P$3] + (1 - [.D996]/[.$P$1])*[.$P$2])) + [.$P$5]" office:value-type="float" office:value="928.27327326613" calcext:value-type="float">
            <text:p>928</text:p>
          </table:table-cell>
          <table:table-cell office:value-type="float" office:value="927" calcext:value-type="float">
            <text:p>927</text:p>
          </table:table-cell>
          <table:table-cell table:formula="of:=[.B996]+45"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36</text:p>
          </table:table-cell>
          <table:table-cell office:value-type="float" office:value="879" calcext:value-type="float">
            <text:p>879</text:p>
          </table:table-cell>
          <table:table-cell office:value-type="float" office:value="436" calcext:value-type="float">
            <text:p>436</text:p>
          </table:table-cell>
          <table:table-cell office:value-type="float" office:value="6212" calcext:value-type="float">
            <text:p>6212</text:p>
          </table:table-cell>
          <table:table-cell table:style-name="ce3" table:formula="of:=[.D997]*[.$P$4]*COS(PI()*([.$P$3] + (1 - [.D997]/[.$P$1])*[.$P$2])) + [.$P$5]" office:value-type="float" office:value="933.616998078833" calcext:value-type="float">
            <text:p>934</text:p>
          </table:table-cell>
          <table:table-cell office:value-type="float" office:value="926" calcext:value-type="float">
            <text:p>926</text:p>
          </table:table-cell>
          <table:table-cell table:formula="of:=[.B997]+45"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40</text:p>
          </table:table-cell>
          <table:table-cell office:value-type="float" office:value="879" calcext:value-type="float">
            <text:p>879</text:p>
          </table:table-cell>
          <table:table-cell office:value-type="float" office:value="436" calcext:value-type="float">
            <text:p>436</text:p>
          </table:table-cell>
          <table:table-cell office:value-type="float" office:value="6202" calcext:value-type="float">
            <text:p>6202</text:p>
          </table:table-cell>
          <table:table-cell table:style-name="ce3" table:formula="of:=[.D998]*[.$P$4]*COS(PI()*([.$P$3] + (1 - [.D998]/[.$P$1])*[.$P$2])) + [.$P$5]" office:value-type="float" office:value="930.646058666282" calcext:value-type="float">
            <text:p>931</text:p>
          </table:table-cell>
          <table:table-cell office:value-type="float" office:value="930" calcext:value-type="float">
            <text:p>930</text:p>
          </table:table-cell>
          <table:table-cell table:formula="of:=[.B998]+45"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44</text:p>
          </table:table-cell>
          <table:table-cell office:value-type="float" office:value="879" calcext:value-type="float">
            <text:p>879</text:p>
          </table:table-cell>
          <table:table-cell office:value-type="float" office:value="436" calcext:value-type="float">
            <text:p>436</text:p>
          </table:table-cell>
          <table:table-cell office:value-type="float" office:value="6188" calcext:value-type="float">
            <text:p>6188</text:p>
          </table:table-cell>
          <table:table-cell table:style-name="ce3" table:formula="of:=[.D999]*[.$P$4]*COS(PI()*([.$P$3] + (1 - [.D999]/[.$P$1])*[.$P$2])) + [.$P$5]" office:value-type="float" office:value="926.4959998788" calcext:value-type="float">
            <text:p>926</text:p>
          </table:table-cell>
          <table:table-cell office:value-type="float" office:value="924" calcext:value-type="float">
            <text:p>924</text:p>
          </table:table-cell>
          <table:table-cell table:formula="of:=[.B999]+45"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48</text:p>
          </table:table-cell>
          <table:table-cell office:value-type="float" office:value="879" calcext:value-type="float">
            <text:p>879</text:p>
          </table:table-cell>
          <table:table-cell office:value-type="float" office:value="436" calcext:value-type="float">
            <text:p>436</text:p>
          </table:table-cell>
          <table:table-cell office:value-type="float" office:value="6213" calcext:value-type="float">
            <text:p>6213</text:p>
          </table:table-cell>
          <table:table-cell table:style-name="ce3" table:formula="of:=[.D1000]*[.$P$4]*COS(PI()*([.$P$3] + (1 - [.D1000]/[.$P$1])*[.$P$2])) + [.$P$5]" office:value-type="float" office:value="933.914394771661" calcext:value-type="float">
            <text:p>934</text:p>
          </table:table-cell>
          <table:table-cell office:value-type="float" office:value="922" calcext:value-type="float">
            <text:p>922</text:p>
          </table:table-cell>
          <table:table-cell table:formula="of:=[.B1000]+45" office:value-type="float" office:value="924" calcext:value-type="float">
            <text:p>9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48</text:p>
          </table:table-cell>
          <table:table-cell office:value-type="float" office:value="878" calcext:value-type="float">
            <text:p>878</text:p>
          </table:table-cell>
          <table:table-cell office:value-type="float" office:value="436" calcext:value-type="float">
            <text:p>436</text:p>
          </table:table-cell>
          <table:table-cell office:value-type="float" office:value="6164" calcext:value-type="float">
            <text:p>6164</text:p>
          </table:table-cell>
          <table:table-cell table:style-name="ce3" table:formula="of:=[.D1001]*[.$P$4]*COS(PI()*([.$P$3] + (1 - [.D1001]/[.$P$1])*[.$P$2])) + [.$P$5]" office:value-type="float" office:value="919.40678311113" calcext:value-type="float">
            <text:p>919</text:p>
          </table:table-cell>
          <table:table-cell office:value-type="float" office:value="921" calcext:value-type="float">
            <text:p>921</text:p>
          </table:table-cell>
          <table:table-cell table:formula="of:=[.B1001]+45" office:value-type="float" office:value="923" calcext:value-type="float">
            <text:p>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48</text:p>
          </table:table-cell>
          <table:table-cell office:value-type="float" office:value="875" calcext:value-type="float">
            <text:p>875</text:p>
          </table:table-cell>
          <table:table-cell office:value-type="float" office:value="435" calcext:value-type="float">
            <text:p>435</text:p>
          </table:table-cell>
          <table:table-cell office:value-type="float" office:value="6171" calcext:value-type="float">
            <text:p>6171</text:p>
          </table:table-cell>
          <table:table-cell table:style-name="ce3" table:formula="of:=[.D1002]*[.$P$4]*COS(PI()*([.$P$3] + (1 - [.D1002]/[.$P$1])*[.$P$2])) + [.$P$5]" office:value-type="float" office:value="921.471183324544" calcext:value-type="float">
            <text:p>921</text:p>
          </table:table-cell>
          <table:table-cell office:value-type="float" office:value="909" calcext:value-type="float">
            <text:p>909</text:p>
          </table:table-cell>
          <table:table-cell table:formula="of:=[.B1002]+45"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52</text:p>
          </table:table-cell>
          <table:table-cell office:value-type="float" office:value="875" calcext:value-type="float">
            <text:p>875</text:p>
          </table:table-cell>
          <table:table-cell office:value-type="float" office:value="435" calcext:value-type="float">
            <text:p>435</text:p>
          </table:table-cell>
          <table:table-cell office:value-type="float" office:value="6169" calcext:value-type="float">
            <text:p>6169</text:p>
          </table:table-cell>
          <table:table-cell table:style-name="ce3" table:formula="of:=[.D1003]*[.$P$4]*COS(PI()*([.$P$3] + (1 - [.D1003]/[.$P$1])*[.$P$2])) + [.$P$5]" office:value-type="float" office:value="920.881078193253" calcext:value-type="float">
            <text:p>921</text:p>
          </table:table-cell>
          <table:table-cell office:value-type="float" office:value="918" calcext:value-type="float">
            <text:p>918</text:p>
          </table:table-cell>
          <table:table-cell table:formula="of:=[.B1003]+45"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20</text:p>
          </table:table-cell>
          <table:table-cell office:value-type="float" office:value="874" calcext:value-type="float">
            <text:p>874</text:p>
          </table:table-cell>
          <table:table-cell office:value-type="float" office:value="435" calcext:value-type="float">
            <text:p>435</text:p>
          </table:table-cell>
          <table:table-cell office:value-type="float" office:value="6228" calcext:value-type="float">
            <text:p>6228</text:p>
          </table:table-cell>
          <table:table-cell table:style-name="ce3" table:formula="of:=[.D1004]*[.$P$4]*COS(PI()*([.$P$3] + (1 - [.D1004]/[.$P$1])*[.$P$2])) + [.$P$5]" office:value-type="float" office:value="938.381944170667" calcext:value-type="float">
            <text:p>938</text:p>
          </table:table-cell>
          <table:table-cell office:value-type="float" office:value="929" calcext:value-type="float">
            <text:p>929</text:p>
          </table:table-cell>
          <table:table-cell table:formula="of:=[.B1004]+45"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20</text:p>
          </table:table-cell>
          <table:table-cell office:value-type="float" office:value="872" calcext:value-type="float">
            <text:p>872</text:p>
          </table:table-cell>
          <table:table-cell office:value-type="float" office:value="435" calcext:value-type="float">
            <text:p>435</text:p>
          </table:table-cell>
          <table:table-cell office:value-type="float" office:value="6175" calcext:value-type="float">
            <text:p>6175</text:p>
          </table:table-cell>
          <table:table-cell table:style-name="ce3" table:formula="of:=[.D1005]*[.$P$4]*COS(PI()*([.$P$3] + (1 - [.D1005]/[.$P$1])*[.$P$2])) + [.$P$5]" office:value-type="float" office:value="922.652056913043" calcext:value-type="float">
            <text:p>923</text:p>
          </table:table-cell>
          <table:table-cell office:value-type="float" office:value="906" calcext:value-type="float">
            <text:p>906</text:p>
          </table:table-cell>
          <table:table-cell table:formula="of:=[.B1005]+45"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24</text:p>
          </table:table-cell>
          <table:table-cell office:value-type="float" office:value="872" calcext:value-type="float">
            <text:p>872</text:p>
          </table:table-cell>
          <table:table-cell office:value-type="float" office:value="435" calcext:value-type="float">
            <text:p>435</text:p>
          </table:table-cell>
          <table:table-cell office:value-type="float" office:value="6188" calcext:value-type="float">
            <text:p>6188</text:p>
          </table:table-cell>
          <table:table-cell table:style-name="ce3" table:formula="of:=[.D1006]*[.$P$4]*COS(PI()*([.$P$3] + (1 - [.D1006]/[.$P$1])*[.$P$2])) + [.$P$5]" office:value-type="float" office:value="926.4959998788" calcext:value-type="float">
            <text:p>926</text:p>
          </table:table-cell>
          <table:table-cell office:value-type="float" office:value="912" calcext:value-type="float">
            <text:p>912</text:p>
          </table:table-cell>
          <table:table-cell table:formula="of:=[.B1006]+45"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28</text:p>
          </table:table-cell>
          <table:table-cell office:value-type="float" office:value="872" calcext:value-type="float">
            <text:p>872</text:p>
          </table:table-cell>
          <table:table-cell office:value-type="float" office:value="435" calcext:value-type="float">
            <text:p>435</text:p>
          </table:table-cell>
          <table:table-cell office:value-type="float" office:value="6212" calcext:value-type="float">
            <text:p>6212</text:p>
          </table:table-cell>
          <table:table-cell table:style-name="ce3" table:formula="of:=[.D1007]*[.$P$4]*COS(PI()*([.$P$3] + (1 - [.D1007]/[.$P$1])*[.$P$2])) + [.$P$5]" office:value-type="float" office:value="933.616998078833" calcext:value-type="float">
            <text:p>934</text:p>
          </table:table-cell>
          <table:table-cell office:value-type="float" office:value="910" calcext:value-type="float">
            <text:p>910</text:p>
          </table:table-cell>
          <table:table-cell table:formula="of:=[.B1007]+45"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32</text:p>
          </table:table-cell>
          <table:table-cell office:value-type="float" office:value="872" calcext:value-type="float">
            <text:p>872</text:p>
          </table:table-cell>
          <table:table-cell office:value-type="float" office:value="435" calcext:value-type="float">
            <text:p>435</text:p>
          </table:table-cell>
          <table:table-cell office:value-type="float" office:value="6179" calcext:value-type="float">
            <text:p>6179</text:p>
          </table:table-cell>
          <table:table-cell table:style-name="ce3" table:formula="of:=[.D1008]*[.$P$4]*COS(PI()*([.$P$3] + (1 - [.D1008]/[.$P$1])*[.$P$2])) + [.$P$5]" office:value-type="float" office:value="923.833814606825" calcext:value-type="float">
            <text:p>924</text:p>
          </table:table-cell>
          <table:table-cell office:value-type="float" office:value="921" calcext:value-type="float">
            <text:p>921</text:p>
          </table:table-cell>
          <table:table-cell table:formula="of:=[.B1008]+45"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40</text:p>
          </table:table-cell>
          <table:table-cell office:value-type="float" office:value="871" calcext:value-type="float">
            <text:p>871</text:p>
          </table:table-cell>
          <table:table-cell office:value-type="float" office:value="434" calcext:value-type="float">
            <text:p>434</text:p>
          </table:table-cell>
          <table:table-cell office:value-type="float" office:value="6212" calcext:value-type="float">
            <text:p>6212</text:p>
          </table:table-cell>
          <table:table-cell table:style-name="ce3" table:formula="of:=[.D1009]*[.$P$4]*COS(PI()*([.$P$3] + (1 - [.D1009]/[.$P$1])*[.$P$2])) + [.$P$5]" office:value-type="float" office:value="933.616998078833" calcext:value-type="float">
            <text:p>934</text:p>
          </table:table-cell>
          <table:table-cell office:value-type="float" office:value="915" calcext:value-type="float">
            <text:p>915</text:p>
          </table:table-cell>
          <table:table-cell table:formula="of:=[.B1009]+45"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44</text:p>
          </table:table-cell>
          <table:table-cell office:value-type="float" office:value="871" calcext:value-type="float">
            <text:p>871</text:p>
          </table:table-cell>
          <table:table-cell office:value-type="float" office:value="434" calcext:value-type="float">
            <text:p>434</text:p>
          </table:table-cell>
          <table:table-cell office:value-type="float" office:value="6234" calcext:value-type="float">
            <text:p>6234</text:p>
          </table:table-cell>
          <table:table-cell table:style-name="ce3" table:formula="of:=[.D1010]*[.$P$4]*COS(PI()*([.$P$3] + (1 - [.D1010]/[.$P$1])*[.$P$2])) + [.$P$5]" office:value-type="float" office:value="940.172425523669" calcext:value-type="float">
            <text:p>940</text:p>
          </table:table-cell>
          <table:table-cell office:value-type="float" office:value="924" calcext:value-type="float">
            <text:p>924</text:p>
          </table:table-cell>
          <table:table-cell table:formula="of:=[.B1010]+45"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48</text:p>
          </table:table-cell>
          <table:table-cell office:value-type="float" office:value="871" calcext:value-type="float">
            <text:p>871</text:p>
          </table:table-cell>
          <table:table-cell office:value-type="float" office:value="434" calcext:value-type="float">
            <text:p>434</text:p>
          </table:table-cell>
          <table:table-cell office:value-type="float" office:value="6206" calcext:value-type="float">
            <text:p>6206</text:p>
          </table:table-cell>
          <table:table-cell table:style-name="ce3" table:formula="of:=[.D1011]*[.$P$4]*COS(PI()*([.$P$3] + (1 - [.D1011]/[.$P$1])*[.$P$2])) + [.$P$5]" office:value-type="float" office:value="931.833773708117" calcext:value-type="float">
            <text:p>932</text:p>
          </table:table-cell>
          <table:table-cell office:value-type="float" office:value="907" calcext:value-type="float">
            <text:p>907</text:p>
          </table:table-cell>
          <table:table-cell table:formula="of:=[.B1011]+45"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24</text:p>
          </table:table-cell>
          <table:table-cell office:value-type="float" office:value="871" calcext:value-type="float">
            <text:p>871</text:p>
          </table:table-cell>
          <table:table-cell office:value-type="float" office:value="434" calcext:value-type="float">
            <text:p>434</text:p>
          </table:table-cell>
          <table:table-cell office:value-type="float" office:value="6173" calcext:value-type="float">
            <text:p>6173</text:p>
          </table:table-cell>
          <table:table-cell table:style-name="ce3" table:formula="of:=[.D1012]*[.$P$4]*COS(PI()*([.$P$3] + (1 - [.D1012]/[.$P$1])*[.$P$2])) + [.$P$5]" office:value-type="float" office:value="922.061509580932" calcext:value-type="float">
            <text:p>922</text:p>
          </table:table-cell>
          <table:table-cell office:value-type="float" office:value="924" calcext:value-type="float">
            <text:p>924</text:p>
          </table:table-cell>
          <table:table-cell table:formula="of:=[.B1012]+45"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40</text:p>
          </table:table-cell>
          <table:table-cell office:value-type="float" office:value="871" calcext:value-type="float">
            <text:p>871</text:p>
          </table:table-cell>
          <table:table-cell office:value-type="float" office:value="434" calcext:value-type="float">
            <text:p>434</text:p>
          </table:table-cell>
          <table:table-cell office:value-type="float" office:value="6161" calcext:value-type="float">
            <text:p>6161</text:p>
          </table:table-cell>
          <table:table-cell table:style-name="ce3" table:formula="of:=[.D1013]*[.$P$4]*COS(PI()*([.$P$3] + (1 - [.D1013]/[.$P$1])*[.$P$2])) + [.$P$5]" office:value-type="float" office:value="918.522869905715" calcext:value-type="float">
            <text:p>919</text:p>
          </table:table-cell>
          <table:table-cell office:value-type="float" office:value="927" calcext:value-type="float">
            <text:p>927</text:p>
          </table:table-cell>
          <table:table-cell table:formula="of:=[.B1013]+45" office:value-type="float" office:value="916" calcext:value-type="float">
            <text:p>9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44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132" calcext:value-type="float">
            <text:p>6132</text:p>
          </table:table-cell>
          <table:table-cell table:style-name="ce3" table:formula="of:=[.D1014]*[.$P$4]*COS(PI()*([.$P$3] + (1 - [.D1014]/[.$P$1])*[.$P$2])) + [.$P$5]" office:value-type="float" office:value="910.004079404102" calcext:value-type="float">
            <text:p>910</text:p>
          </table:table-cell>
          <table:table-cell office:value-type="float" office:value="901" calcext:value-type="float">
            <text:p>901</text:p>
          </table:table-cell>
          <table:table-cell table:formula="of:=[.B1014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48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147" calcext:value-type="float">
            <text:p>6147</text:p>
          </table:table-cell>
          <table:table-cell table:style-name="ce3" table:formula="of:=[.D1015]*[.$P$4]*COS(PI()*([.$P$3] + (1 - [.D1015]/[.$P$1])*[.$P$2])) + [.$P$5]" office:value-type="float" office:value="914.404530102811" calcext:value-type="float">
            <text:p>914</text:p>
          </table:table-cell>
          <table:table-cell office:value-type="float" office:value="908" calcext:value-type="float">
            <text:p>908</text:p>
          </table:table-cell>
          <table:table-cell table:formula="of:=[.B1015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52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171" calcext:value-type="float">
            <text:p>6171</text:p>
          </table:table-cell>
          <table:table-cell table:style-name="ce3" table:formula="of:=[.D1016]*[.$P$4]*COS(PI()*([.$P$3] + (1 - [.D1016]/[.$P$1])*[.$P$2])) + [.$P$5]" office:value-type="float" office:value="921.471183324544" calcext:value-type="float">
            <text:p>921</text:p>
          </table:table-cell>
          <table:table-cell office:value-type="float" office:value="900" calcext:value-type="float">
            <text:p>900</text:p>
          </table:table-cell>
          <table:table-cell table:formula="of:=[.B1016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56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141" calcext:value-type="float">
            <text:p>6141</text:p>
          </table:table-cell>
          <table:table-cell table:style-name="ce3" table:formula="of:=[.D1017]*[.$P$4]*COS(PI()*([.$P$3] + (1 - [.D1017]/[.$P$1])*[.$P$2])) + [.$P$5]" office:value-type="float" office:value="912.642852083686" calcext:value-type="float">
            <text:p>913</text:p>
          </table:table-cell>
          <table:table-cell office:value-type="float" office:value="908" calcext:value-type="float">
            <text:p>908</text:p>
          </table:table-cell>
          <table:table-cell table:formula="of:=[.B1017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04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234" calcext:value-type="float">
            <text:p>6234</text:p>
          </table:table-cell>
          <table:table-cell table:style-name="ce3" table:formula="of:=[.D1018]*[.$P$4]*COS(PI()*([.$P$3] + (1 - [.D1018]/[.$P$1])*[.$P$2])) + [.$P$5]" office:value-type="float" office:value="940.172425523669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table:formula="of:=[.B1018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08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197" calcext:value-type="float">
            <text:p>6197</text:p>
          </table:table-cell>
          <table:table-cell table:style-name="ce3" table:formula="of:=[.D1019]*[.$P$4]*COS(PI()*([.$P$3] + (1 - [.D1019]/[.$P$1])*[.$P$2])) + [.$P$5]" office:value-type="float" office:value="929.162654419607" calcext:value-type="float">
            <text:p>929</text:p>
          </table:table-cell>
          <table:table-cell office:value-type="float" office:value="917" calcext:value-type="float">
            <text:p>917</text:p>
          </table:table-cell>
          <table:table-cell table:formula="of:=[.B1019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12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237" calcext:value-type="float">
            <text:p>6237</text:p>
          </table:table-cell>
          <table:table-cell table:style-name="ce3" table:formula="of:=[.D1020]*[.$P$4]*COS(PI()*([.$P$3] + (1 - [.D1020]/[.$P$1])*[.$P$2])) + [.$P$5]" office:value-type="float" office:value="941.068407294768" calcext:value-type="float">
            <text:p>941</text:p>
          </table:table-cell>
          <table:table-cell office:value-type="float" office:value="917" calcext:value-type="float">
            <text:p>917</text:p>
          </table:table-cell>
          <table:table-cell table:formula="of:=[.B1020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16</text:p>
          </table:table-cell>
          <table:table-cell office:value-type="float" office:value="868" calcext:value-type="float">
            <text:p>868</text:p>
          </table:table-cell>
          <table:table-cell office:value-type="float" office:value="434" calcext:value-type="float">
            <text:p>434</text:p>
          </table:table-cell>
          <table:table-cell office:value-type="float" office:value="6195" calcext:value-type="float">
            <text:p>6195</text:p>
          </table:table-cell>
          <table:table-cell table:style-name="ce3" table:formula="of:=[.D1021]*[.$P$4]*COS(PI()*([.$P$3] + (1 - [.D1021]/[.$P$1])*[.$P$2])) + [.$P$5]" office:value-type="float" office:value="928.569678519925" calcext:value-type="float">
            <text:p>929</text:p>
          </table:table-cell>
          <table:table-cell office:value-type="float" office:value="919" calcext:value-type="float">
            <text:p>919</text:p>
          </table:table-cell>
          <table:table-cell table:formula="of:=[.B1021]+45"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51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102" calcext:value-type="float">
            <text:p>6102</text:p>
          </table:table-cell>
          <table:table-cell table:style-name="ce3" table:formula="of:=[.D1022]*[.$P$4]*COS(PI()*([.$P$3] + (1 - [.D1022]/[.$P$1])*[.$P$2])) + [.$P$5]" office:value-type="float" office:value="901.240675118445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table:formula="of:=[.B1022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55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127" calcext:value-type="float">
            <text:p>6127</text:p>
          </table:table-cell>
          <table:table-cell table:style-name="ce3" table:formula="of:=[.D1023]*[.$P$4]*COS(PI()*([.$P$3] + (1 - [.D1023]/[.$P$1])*[.$P$2])) + [.$P$5]" office:value-type="float" office:value="908.540037524424" calcext:value-type="float">
            <text:p>909</text:p>
          </table:table-cell>
          <table:table-cell office:value-type="float" office:value="896" calcext:value-type="float">
            <text:p>896</text:p>
          </table:table-cell>
          <table:table-cell table:formula="of:=[.B1023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59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089" calcext:value-type="float">
            <text:p>6089</text:p>
          </table:table-cell>
          <table:table-cell table:style-name="ce3" table:formula="of:=[.D1024]*[.$P$4]*COS(PI()*([.$P$3] + (1 - [.D1024]/[.$P$1])*[.$P$2])) + [.$P$5]" office:value-type="float" office:value="897.458759425967" calcext:value-type="float">
            <text:p>897</text:p>
          </table:table-cell>
          <table:table-cell office:value-type="float" office:value="900" calcext:value-type="float">
            <text:p>900</text:p>
          </table:table-cell>
          <table:table-cell table:formula="of:=[.B1024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52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164" calcext:value-type="float">
            <text:p>6164</text:p>
          </table:table-cell>
          <table:table-cell table:style-name="ce3" table:formula="of:=[.D1025]*[.$P$4]*COS(PI()*([.$P$3] + (1 - [.D1025]/[.$P$1])*[.$P$2])) + [.$P$5]" office:value-type="float" office:value="919.40678311113" calcext:value-type="float">
            <text:p>919</text:p>
          </table:table-cell>
          <table:table-cell office:value-type="float" office:value="905" calcext:value-type="float">
            <text:p>905</text:p>
          </table:table-cell>
          <table:table-cell table:formula="of:=[.B1025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56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208" calcext:value-type="float">
            <text:p>6208</text:p>
          </table:table-cell>
          <table:table-cell table:style-name="ce3" table:formula="of:=[.D1026]*[.$P$4]*COS(PI()*([.$P$3] + (1 - [.D1026]/[.$P$1])*[.$P$2])) + [.$P$5]" office:value-type="float" office:value="932.427961640411" calcext:value-type="float">
            <text:p>932</text:p>
          </table:table-cell>
          <table:table-cell office:value-type="float" office:value="910" calcext:value-type="float">
            <text:p>910</text:p>
          </table:table-cell>
          <table:table-cell table:formula="of:=[.B1026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00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221" calcext:value-type="float">
            <text:p>6221</text:p>
          </table:table-cell>
          <table:table-cell table:style-name="ce3" table:formula="of:=[.D1027]*[.$P$4]*COS(PI()*([.$P$3] + (1 - [.D1027]/[.$P$1])*[.$P$2])) + [.$P$5]" office:value-type="float" office:value="936.295548540419" calcext:value-type="float">
            <text:p>936</text:p>
          </table:table-cell>
          <table:table-cell office:value-type="float" office:value="916" calcext:value-type="float">
            <text:p>916</text:p>
          </table:table-cell>
          <table:table-cell table:formula="of:=[.B1027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40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108" calcext:value-type="float">
            <text:p>6108</text:p>
          </table:table-cell>
          <table:table-cell table:style-name="ce3" table:formula="of:=[.D1028]*[.$P$4]*COS(PI()*([.$P$3] + (1 - [.D1028]/[.$P$1])*[.$P$2])) + [.$P$5]" office:value-type="float" office:value="902.9893505755" calcext:value-type="float">
            <text:p>903</text:p>
          </table:table-cell>
          <table:table-cell office:value-type="float" office:value="906" calcext:value-type="float">
            <text:p>906</text:p>
          </table:table-cell>
          <table:table-cell table:formula="of:=[.B1028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44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097" calcext:value-type="float">
            <text:p>6097</text:p>
          </table:table-cell>
          <table:table-cell table:style-name="ce3" table:formula="of:=[.D1029]*[.$P$4]*COS(PI()*([.$P$3] + (1 - [.D1029]/[.$P$1])*[.$P$2])) + [.$P$5]" office:value-type="float" office:value="899.784977361875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table:formula="of:=[.B1029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48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156" calcext:value-type="float">
            <text:p>6156</text:p>
          </table:table-cell>
          <table:table-cell table:style-name="ce3" table:formula="of:=[.D1030]*[.$P$4]*COS(PI()*([.$P$3] + (1 - [.D1030]/[.$P$1])*[.$P$2])) + [.$P$5]" office:value-type="float" office:value="917.050788170124" calcext:value-type="float">
            <text:p>917</text:p>
          </table:table-cell>
          <table:table-cell office:value-type="float" office:value="905" calcext:value-type="float">
            <text:p>905</text:p>
          </table:table-cell>
          <table:table-cell table:formula="of:=[.B1030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6:52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6189" calcext:value-type="float">
            <text:p>6189</text:p>
          </table:table-cell>
          <table:table-cell table:style-name="ce3" table:formula="of:=[.D1031]*[.$P$4]*COS(PI()*([.$P$3] + (1 - [.D1031]/[.$P$1])*[.$P$2])) + [.$P$5]" office:value-type="float" office:value="926.792074205753" calcext:value-type="float">
            <text:p>927</text:p>
          </table:table-cell>
          <table:table-cell office:value-type="float" office:value="919" calcext:value-type="float">
            <text:p>919</text:p>
          </table:table-cell>
          <table:table-cell table:formula="of:=[.B1031]+45" office:value-type="float" office:value="911" calcext:value-type="float">
            <text:p>9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9:03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6099" calcext:value-type="float">
            <text:p>6099</text:p>
          </table:table-cell>
          <table:table-cell table:style-name="ce3" table:formula="of:=[.D1032]*[.$P$4]*COS(PI()*([.$P$3] + (1 - [.D1032]/[.$P$1])*[.$P$2])) + [.$P$5]" office:value-type="float" office:value="900.367089305422" calcext:value-type="float">
            <text:p>900</text:p>
          </table:table-cell>
          <table:table-cell office:value-type="float" office:value="894" calcext:value-type="float">
            <text:p>894</text:p>
          </table:table-cell>
          <table:table-cell table:formula="of:=[.B1032]+45"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9:07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6073" calcext:value-type="float">
            <text:p>6073</text:p>
          </table:table-cell>
          <table:table-cell table:style-name="ce3" table:formula="of:=[.D1033]*[.$P$4]*COS(PI()*([.$P$3] + (1 - [.D1033]/[.$P$1])*[.$P$2])) + [.$P$5]" office:value-type="float" office:value="892.817036845255" calcext:value-type="float">
            <text:p>893</text:p>
          </table:table-cell>
          <table:table-cell office:value-type="float" office:value="889" calcext:value-type="float">
            <text:p>889</text:p>
          </table:table-cell>
          <table:table-cell table:formula="of:=[.B1033]+45"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9:11</text:p>
          </table:table-cell>
          <table:table-cell office:value-type="float" office:value="865" calcext:value-type="float">
            <text:p>865</text:p>
          </table:table-cell>
          <table:table-cell office:value-type="float" office:value="433" calcext:value-type="float">
            <text:p>433</text:p>
          </table:table-cell>
          <table:table-cell office:value-type="float" office:value="6101" calcext:value-type="float">
            <text:p>6101</text:p>
          </table:table-cell>
          <table:table-cell table:style-name="ce3" table:formula="of:=[.D1034]*[.$P$4]*COS(PI()*([.$P$3] + (1 - [.D1034]/[.$P$1])*[.$P$2])) + [.$P$5]" office:value-type="float" office:value="900.949424135831" calcext:value-type="float">
            <text:p>901</text:p>
          </table:table-cell>
          <table:table-cell office:value-type="float" office:value="906" calcext:value-type="float">
            <text:p>906</text:p>
          </table:table-cell>
          <table:table-cell table:formula="of:=[.B1034]+45" office:value-type="float" office:value="910" calcext:value-type="float">
            <text:p>9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52</text:p>
          </table:table-cell>
          <table:table-cell office:value-type="float" office:value="863" calcext:value-type="float">
            <text:p>863</text:p>
          </table:table-cell>
          <table:table-cell office:value-type="float" office:value="433" calcext:value-type="float">
            <text:p>433</text:p>
          </table:table-cell>
          <table:table-cell office:value-type="float" office:value="6175" calcext:value-type="float">
            <text:p>6175</text:p>
          </table:table-cell>
          <table:table-cell table:style-name="ce3" table:formula="of:=[.D1035]*[.$P$4]*COS(PI()*([.$P$3] + (1 - [.D1035]/[.$P$1])*[.$P$2])) + [.$P$5]" office:value-type="float" office:value="922.652056913043" calcext:value-type="float">
            <text:p>923</text:p>
          </table:table-cell>
          <table:table-cell office:value-type="float" office:value="908" calcext:value-type="float">
            <text:p>908</text:p>
          </table:table-cell>
          <table:table-cell table:formula="of:=[.B1035]+45" office:value-type="float" office:value="908" calcext:value-type="float">
            <text:p>9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12</text:p>
          </table:table-cell>
          <table:table-cell office:value-type="float" office:value="858" calcext:value-type="float">
            <text:p>858</text:p>
          </table:table-cell>
          <table:table-cell office:value-type="float" office:value="431" calcext:value-type="float">
            <text:p>431</text:p>
          </table:table-cell>
          <table:table-cell office:value-type="float" office:value="6137" calcext:value-type="float">
            <text:p>6137</text:p>
          </table:table-cell>
          <table:table-cell table:style-name="ce3" table:formula="of:=[.D1036]*[.$P$4]*COS(PI()*([.$P$3] + (1 - [.D1036]/[.$P$1])*[.$P$2])) + [.$P$5]" office:value-type="float" office:value="911.46950930359" calcext:value-type="float">
            <text:p>911</text:p>
          </table:table-cell>
          <table:table-cell office:value-type="float" office:value="917" calcext:value-type="float">
            <text:p>917</text:p>
          </table:table-cell>
          <table:table-cell table:formula="of:=[.B1036]+45" office:value-type="float" office:value="903" calcext:value-type="float">
            <text:p>9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28</text:p>
          </table:table-cell>
          <table:table-cell office:value-type="float" office:value="854" calcext:value-type="float">
            <text:p>854</text:p>
          </table:table-cell>
          <table:table-cell office:value-type="float" office:value="430" calcext:value-type="float">
            <text:p>430</text:p>
          </table:table-cell>
          <table:table-cell office:value-type="float" office:value="6151" calcext:value-type="float">
            <text:p>6151</text:p>
          </table:table-cell>
          <table:table-cell table:style-name="ce3" table:formula="of:=[.D1037]*[.$P$4]*COS(PI()*([.$P$3] + (1 - [.D1037]/[.$P$1])*[.$P$2])) + [.$P$5]" office:value-type="float" office:value="915.580090776034" calcext:value-type="float">
            <text:p>916</text:p>
          </table:table-cell>
          <table:table-cell office:value-type="float" office:value="908" calcext:value-type="float">
            <text:p>908</text:p>
          </table:table-cell>
          <table:table-cell table:formula="of:=[.B1037]+45"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32</text:p>
          </table:table-cell>
          <table:table-cell office:value-type="float" office:value="854" calcext:value-type="float">
            <text:p>854</text:p>
          </table:table-cell>
          <table:table-cell office:value-type="float" office:value="430" calcext:value-type="float">
            <text:p>430</text:p>
          </table:table-cell>
          <table:table-cell office:value-type="float" office:value="6097" calcext:value-type="float">
            <text:p>6097</text:p>
          </table:table-cell>
          <table:table-cell table:style-name="ce3" table:formula="of:=[.D1038]*[.$P$4]*COS(PI()*([.$P$3] + (1 - [.D1038]/[.$P$1])*[.$P$2])) + [.$P$5]" office:value-type="float" office:value="899.784977361875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table:formula="of:=[.B1038]+45"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52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093" calcext:value-type="float">
            <text:p>6093</text:p>
          </table:table-cell>
          <table:table-cell table:style-name="ce3" table:formula="of:=[.D1039]*[.$P$4]*COS(PI()*([.$P$3] + (1 - [.D1039]/[.$P$1])*[.$P$2])) + [.$P$5]" office:value-type="float" office:value="898.621422329345" calcext:value-type="float">
            <text:p>899</text:p>
          </table:table-cell>
          <table:table-cell office:value-type="float" office:value="894" calcext:value-type="float">
            <text:p>894</text:p>
          </table:table-cell>
          <table:table-cell table:formula="of:=[.B1039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1:56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120" calcext:value-type="float">
            <text:p>6120</text:p>
          </table:table-cell>
          <table:table-cell table:style-name="ce3" table:formula="of:=[.D1040]*[.$P$4]*COS(PI()*([.$P$3] + (1 - [.D1040]/[.$P$1])*[.$P$2])) + [.$P$5]" office:value-type="float" office:value="906.492712219957" calcext:value-type="float">
            <text:p>906</text:p>
          </table:table-cell>
          <table:table-cell office:value-type="float" office:value="898" calcext:value-type="float">
            <text:p>898</text:p>
          </table:table-cell>
          <table:table-cell table:formula="of:=[.B1040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00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120" calcext:value-type="float">
            <text:p>6120</text:p>
          </table:table-cell>
          <table:table-cell table:style-name="ce3" table:formula="of:=[.D1041]*[.$P$4]*COS(PI()*([.$P$3] + (1 - [.D1041]/[.$P$1])*[.$P$2])) + [.$P$5]" office:value-type="float" office:value="906.492712219957" calcext:value-type="float">
            <text:p>906</text:p>
          </table:table-cell>
          <table:table-cell office:value-type="float" office:value="895" calcext:value-type="float">
            <text:p>895</text:p>
          </table:table-cell>
          <table:table-cell table:formula="of:=[.B1041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2:04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097" calcext:value-type="float">
            <text:p>6097</text:p>
          </table:table-cell>
          <table:table-cell table:style-name="ce3" table:formula="of:=[.D1042]*[.$P$4]*COS(PI()*([.$P$3] + (1 - [.D1042]/[.$P$1])*[.$P$2])) + [.$P$5]" office:value-type="float" office:value="899.784977361875" calcext:value-type="float">
            <text:p>900</text:p>
          </table:table-cell>
          <table:table-cell office:value-type="float" office:value="907" calcext:value-type="float">
            <text:p>907</text:p>
          </table:table-cell>
          <table:table-cell table:formula="of:=[.B1042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56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104" calcext:value-type="float">
            <text:p>6104</text:p>
          </table:table-cell>
          <table:table-cell table:style-name="ce3" table:formula="of:=[.D1043]*[.$P$4]*COS(PI()*([.$P$3] + (1 - [.D1043]/[.$P$1])*[.$P$2])) + [.$P$5]" office:value-type="float" office:value="901.823344188154" calcext:value-type="float">
            <text:p>902</text:p>
          </table:table-cell>
          <table:table-cell office:value-type="float" office:value="893" calcext:value-type="float">
            <text:p>893</text:p>
          </table:table-cell>
          <table:table-cell table:formula="of:=[.B1043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00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111" calcext:value-type="float">
            <text:p>6111</text:p>
          </table:table-cell>
          <table:table-cell table:style-name="ce3" table:formula="of:=[.D1044]*[.$P$4]*COS(PI()*([.$P$3] + (1 - [.D1044]/[.$P$1])*[.$P$2])) + [.$P$5]" office:value-type="float" office:value="903.864439891592" calcext:value-type="float">
            <text:p>904</text:p>
          </table:table-cell>
          <table:table-cell office:value-type="float" office:value="890" calcext:value-type="float">
            <text:p>890</text:p>
          </table:table-cell>
          <table:table-cell table:formula="of:=[.B1044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04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070" calcext:value-type="float">
            <text:p>6070</text:p>
          </table:table-cell>
          <table:table-cell table:style-name="ce3" table:formula="of:=[.D1045]*[.$P$4]*COS(PI()*([.$P$3] + (1 - [.D1045]/[.$P$1])*[.$P$2])) + [.$P$5]" office:value-type="float" office:value="891.948305664618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table:formula="of:=[.B1045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08</text:p>
          </table:table-cell>
          <table:table-cell office:value-type="float" office:value="850" calcext:value-type="float">
            <text:p>850</text:p>
          </table:table-cell>
          <table:table-cell office:value-type="float" office:value="429" calcext:value-type="float">
            <text:p>429</text:p>
          </table:table-cell>
          <table:table-cell office:value-type="float" office:value="6080" calcext:value-type="float">
            <text:p>6080</text:p>
          </table:table-cell>
          <table:table-cell table:style-name="ce3" table:formula="of:=[.D1046]*[.$P$4]*COS(PI()*([.$P$3] + (1 - [.D1046]/[.$P$1])*[.$P$2])) + [.$P$5]" office:value-type="float" office:value="894.846031746308" calcext:value-type="float">
            <text:p>895</text:p>
          </table:table-cell>
          <table:table-cell office:value-type="float" office:value="902" calcext:value-type="float">
            <text:p>902</text:p>
          </table:table-cell>
          <table:table-cell table:formula="of:=[.B1046]+45"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24</text:p>
          </table:table-cell>
          <table:table-cell office:value-type="float" office:value="849" calcext:value-type="float">
            <text:p>849</text:p>
          </table:table-cell>
          <table:table-cell office:value-type="float" office:value="429" calcext:value-type="float">
            <text:p>429</text:p>
          </table:table-cell>
          <table:table-cell office:value-type="float" office:value="6089" calcext:value-type="float">
            <text:p>6089</text:p>
          </table:table-cell>
          <table:table-cell table:style-name="ce3" table:formula="of:=[.D1047]*[.$P$4]*COS(PI()*([.$P$3] + (1 - [.D1047]/[.$P$1])*[.$P$2])) + [.$P$5]" office:value-type="float" office:value="897.458759425967" calcext:value-type="float">
            <text:p>897</text:p>
          </table:table-cell>
          <table:table-cell office:value-type="float" office:value="891" calcext:value-type="float">
            <text:p>891</text:p>
          </table:table-cell>
          <table:table-cell table:formula="of:=[.B1047]+45"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48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086" calcext:value-type="float">
            <text:p>6086</text:p>
          </table:table-cell>
          <table:table-cell table:style-name="ce3" table:formula="of:=[.D1048]*[.$P$4]*COS(PI()*([.$P$3] + (1 - [.D1048]/[.$P$1])*[.$P$2])) + [.$P$5]" office:value-type="float" office:value="896.587347941218" calcext:value-type="float">
            <text:p>897</text:p>
          </table:table-cell>
          <table:table-cell office:value-type="float" office:value="895" calcext:value-type="float">
            <text:p>895</text:p>
          </table:table-cell>
          <table:table-cell table:formula="of:=[.B1048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52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110" calcext:value-type="float">
            <text:p>6110</text:p>
          </table:table-cell>
          <table:table-cell table:style-name="ce3" table:formula="of:=[.D1049]*[.$P$4]*COS(PI()*([.$P$3] + (1 - [.D1049]/[.$P$1])*[.$P$2])) + [.$P$5]" office:value-type="float" office:value="903.572687795947" calcext:value-type="float">
            <text:p>904</text:p>
          </table:table-cell>
          <table:table-cell office:value-type="float" office:value="888" calcext:value-type="float">
            <text:p>888</text:p>
          </table:table-cell>
          <table:table-cell table:formula="of:=[.B1049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56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098" calcext:value-type="float">
            <text:p>6098</text:p>
          </table:table-cell>
          <table:table-cell table:style-name="ce3" table:formula="of:=[.D1050]*[.$P$4]*COS(PI()*([.$P$3] + (1 - [.D1050]/[.$P$1])*[.$P$2])) + [.$P$5]" office:value-type="float" office:value="900.076005469759" calcext:value-type="float">
            <text:p>900</text:p>
          </table:table-cell>
          <table:table-cell office:value-type="float" office:value="893" calcext:value-type="float">
            <text:p>893</text:p>
          </table:table-cell>
          <table:table-cell table:formula="of:=[.B1050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2:00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078" calcext:value-type="float">
            <text:p>6078</text:p>
          </table:table-cell>
          <table:table-cell table:style-name="ce3" table:formula="of:=[.D1051]*[.$P$4]*COS(PI()*([.$P$3] + (1 - [.D1051]/[.$P$1])*[.$P$2])) + [.$P$5]" office:value-type="float" office:value="894.266039643599" calcext:value-type="float">
            <text:p>894</text:p>
          </table:table-cell>
          <table:table-cell office:value-type="float" office:value="881" calcext:value-type="float">
            <text:p>881</text:p>
          </table:table-cell>
          <table:table-cell table:formula="of:=[.B1051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56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111" calcext:value-type="float">
            <text:p>6111</text:p>
          </table:table-cell>
          <table:table-cell table:style-name="ce3" table:formula="of:=[.D1052]*[.$P$4]*COS(PI()*([.$P$3] + (1 - [.D1052]/[.$P$1])*[.$P$2])) + [.$P$5]" office:value-type="float" office:value="903.864439891592" calcext:value-type="float">
            <text:p>904</text:p>
          </table:table-cell>
          <table:table-cell office:value-type="float" office:value="898" calcext:value-type="float">
            <text:p>898</text:p>
          </table:table-cell>
          <table:table-cell table:formula="of:=[.B1052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00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104" calcext:value-type="float">
            <text:p>6104</text:p>
          </table:table-cell>
          <table:table-cell table:style-name="ce3" table:formula="of:=[.D1053]*[.$P$4]*COS(PI()*([.$P$3] + (1 - [.D1053]/[.$P$1])*[.$P$2])) + [.$P$5]" office:value-type="float" office:value="901.823344188154" calcext:value-type="float">
            <text:p>902</text:p>
          </table:table-cell>
          <table:table-cell office:value-type="float" office:value="894" calcext:value-type="float">
            <text:p>894</text:p>
          </table:table-cell>
          <table:table-cell table:formula="of:=[.B1053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04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147" calcext:value-type="float">
            <text:p>6147</text:p>
          </table:table-cell>
          <table:table-cell table:style-name="ce3" table:formula="of:=[.D1054]*[.$P$4]*COS(PI()*([.$P$3] + (1 - [.D1054]/[.$P$1])*[.$P$2])) + [.$P$5]" office:value-type="float" office:value="914.404530102811" calcext:value-type="float">
            <text:p>914</text:p>
          </table:table-cell>
          <table:table-cell office:value-type="float" office:value="903" calcext:value-type="float">
            <text:p>903</text:p>
          </table:table-cell>
          <table:table-cell table:formula="of:=[.B1054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9:08</text:p>
          </table:table-cell>
          <table:table-cell office:value-type="float" office:value="848" calcext:value-type="float">
            <text:p>848</text:p>
          </table:table-cell>
          <table:table-cell office:value-type="float" office:value="429" calcext:value-type="float">
            <text:p>429</text:p>
          </table:table-cell>
          <table:table-cell office:value-type="float" office:value="6145" calcext:value-type="float">
            <text:p>6145</text:p>
          </table:table-cell>
          <table:table-cell table:style-name="ce3" table:formula="of:=[.D1055]*[.$P$4]*COS(PI()*([.$P$3] + (1 - [.D1055]/[.$P$1])*[.$P$2])) + [.$P$5]" office:value-type="float" office:value="913.81708231527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B1055]+45"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12</text:p>
          </table:table-cell>
          <table:table-cell office:value-type="float" office:value="846" calcext:value-type="float">
            <text:p>846</text:p>
          </table:table-cell>
          <table:table-cell office:value-type="float" office:value="428" calcext:value-type="float">
            <text:p>428</text:p>
          </table:table-cell>
          <table:table-cell office:value-type="float" office:value="6097" calcext:value-type="float">
            <text:p>6097</text:p>
          </table:table-cell>
          <table:table-cell table:style-name="ce3" table:formula="of:=[.D1056]*[.$P$4]*COS(PI()*([.$P$3] + (1 - [.D1056]/[.$P$1])*[.$P$2])) + [.$P$5]" office:value-type="float" office:value="899.784977361875" calcext:value-type="float">
            <text:p>900</text:p>
          </table:table-cell>
          <table:table-cell office:value-type="float" office:value="894" calcext:value-type="float">
            <text:p>894</text:p>
          </table:table-cell>
          <table:table-cell table:formula="of:=[.B1056]+45"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16</text:p>
          </table:table-cell>
          <table:table-cell office:value-type="float" office:value="846" calcext:value-type="float">
            <text:p>846</text:p>
          </table:table-cell>
          <table:table-cell office:value-type="float" office:value="428" calcext:value-type="float">
            <text:p>428</text:p>
          </table:table-cell>
          <table:table-cell office:value-type="float" office:value="6118" calcext:value-type="float">
            <text:p>6118</text:p>
          </table:table-cell>
          <table:table-cell table:style-name="ce3" table:formula="of:=[.D1057]*[.$P$4]*COS(PI()*([.$P$3] + (1 - [.D1057]/[.$P$1])*[.$P$2])) + [.$P$5]" office:value-type="float" office:value="905.908262387886" calcext:value-type="float">
            <text:p>906</text:p>
          </table:table-cell>
          <table:table-cell office:value-type="float" office:value="895" calcext:value-type="float">
            <text:p>895</text:p>
          </table:table-cell>
          <table:table-cell table:formula="of:=[.B1057]+45"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20</text:p>
          </table:table-cell>
          <table:table-cell office:value-type="float" office:value="846" calcext:value-type="float">
            <text:p>846</text:p>
          </table:table-cell>
          <table:table-cell office:value-type="float" office:value="428" calcext:value-type="float">
            <text:p>428</text:p>
          </table:table-cell>
          <table:table-cell office:value-type="float" office:value="6125" calcext:value-type="float">
            <text:p>6125</text:p>
          </table:table-cell>
          <table:table-cell table:style-name="ce3" table:formula="of:=[.D1058]*[.$P$4]*COS(PI()*([.$P$3] + (1 - [.D1058]/[.$P$1])*[.$P$2])) + [.$P$5]" office:value-type="float" office:value="907.954809589186" calcext:value-type="float">
            <text:p>908</text:p>
          </table:table-cell>
          <table:table-cell office:value-type="float" office:value="902" calcext:value-type="float">
            <text:p>902</text:p>
          </table:table-cell>
          <table:table-cell table:formula="of:=[.B1058]+45"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24</text:p>
          </table:table-cell>
          <table:table-cell office:value-type="float" office:value="846" calcext:value-type="float">
            <text:p>846</text:p>
          </table:table-cell>
          <table:table-cell office:value-type="float" office:value="428" calcext:value-type="float">
            <text:p>428</text:p>
          </table:table-cell>
          <table:table-cell office:value-type="float" office:value="6126" calcext:value-type="float">
            <text:p>6126</text:p>
          </table:table-cell>
          <table:table-cell table:style-name="ce3" table:formula="of:=[.D1059]*[.$P$4]*COS(PI()*([.$P$3] + (1 - [.D1059]/[.$P$1])*[.$P$2])) + [.$P$5]" office:value-type="float" office:value="908.247395778083" calcext:value-type="float">
            <text:p>908</text:p>
          </table:table-cell>
          <table:table-cell office:value-type="float" office:value="895" calcext:value-type="float">
            <text:p>895</text:p>
          </table:table-cell>
          <table:table-cell table:formula="of:=[.B1059]+45"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56</text:p>
          </table:table-cell>
          <table:table-cell office:value-type="float" office:value="846" calcext:value-type="float">
            <text:p>846</text:p>
          </table:table-cell>
          <table:table-cell office:value-type="float" office:value="428" calcext:value-type="float">
            <text:p>428</text:p>
          </table:table-cell>
          <table:table-cell office:value-type="float" office:value="6016" calcext:value-type="float">
            <text:p>6016</text:p>
          </table:table-cell>
          <table:table-cell table:style-name="ce3" table:formula="of:=[.D1060]*[.$P$4]*COS(PI()*([.$P$3] + (1 - [.D1060]/[.$P$1])*[.$P$2])) + [.$P$5]" office:value-type="float" office:value="876.397326833778" calcext:value-type="float">
            <text:p>876</text:p>
          </table:table-cell>
          <table:table-cell office:value-type="float" office:value="892" calcext:value-type="float">
            <text:p>892</text:p>
          </table:table-cell>
          <table:table-cell table:formula="of:=[.B1060]+45"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28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114" calcext:value-type="float">
            <text:p>6114</text:p>
          </table:table-cell>
          <table:table-cell table:style-name="ce3" table:formula="of:=[.D1061]*[.$P$4]*COS(PI()*([.$P$3] + (1 - [.D1061]/[.$P$1])*[.$P$2])) + [.$P$5]" office:value-type="float" office:value="904.740030047231" calcext:value-type="float">
            <text:p>905</text:p>
          </table:table-cell>
          <table:table-cell office:value-type="float" office:value="890" calcext:value-type="float">
            <text:p>890</text:p>
          </table:table-cell>
          <table:table-cell table:formula="of:=[.B1061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32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115" calcext:value-type="float">
            <text:p>6115</text:p>
          </table:table-cell>
          <table:table-cell table:style-name="ce3" table:formula="of:=[.D1062]*[.$P$4]*COS(PI()*([.$P$3] + (1 - [.D1062]/[.$P$1])*[.$P$2])) + [.$P$5]" office:value-type="float" office:value="905.032004701733" calcext:value-type="float">
            <text:p>905</text:p>
          </table:table-cell>
          <table:table-cell office:value-type="float" office:value="888" calcext:value-type="float">
            <text:p>888</text:p>
          </table:table-cell>
          <table:table-cell table:formula="of:=[.B1062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36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052" calcext:value-type="float">
            <text:p>6052</text:p>
          </table:table-cell>
          <table:table-cell table:style-name="ce3" table:formula="of:=[.D1063]*[.$P$4]*COS(PI()*([.$P$3] + (1 - [.D1063]/[.$P$1])*[.$P$2])) + [.$P$5]" office:value-type="float" office:value="886.746488788641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table:formula="of:=[.B1063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40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033" calcext:value-type="float">
            <text:p>6033</text:p>
          </table:table-cell>
          <table:table-cell table:style-name="ce3" table:formula="of:=[.D1064]*[.$P$4]*COS(PI()*([.$P$3] + (1 - [.D1064]/[.$P$1])*[.$P$2])) + [.$P$5]" office:value-type="float" office:value="881.275368565013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table:formula="of:=[.B1064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16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110" calcext:value-type="float">
            <text:p>6110</text:p>
          </table:table-cell>
          <table:table-cell table:style-name="ce3" table:formula="of:=[.D1065]*[.$P$4]*COS(PI()*([.$P$3] + (1 - [.D1065]/[.$P$1])*[.$P$2])) + [.$P$5]" office:value-type="float" office:value="903.572687795947" calcext:value-type="float">
            <text:p>904</text:p>
          </table:table-cell>
          <table:table-cell office:value-type="float" office:value="878" calcext:value-type="float">
            <text:p>878</text:p>
          </table:table-cell>
          <table:table-cell table:formula="of:=[.B1065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20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115" calcext:value-type="float">
            <text:p>6115</text:p>
          </table:table-cell>
          <table:table-cell table:style-name="ce3" table:formula="of:=[.D1066]*[.$P$4]*COS(PI()*([.$P$3] + (1 - [.D1066]/[.$P$1])*[.$P$2])) + [.$P$5]" office:value-type="float" office:value="905.032004701733" calcext:value-type="float">
            <text:p>905</text:p>
          </table:table-cell>
          <table:table-cell office:value-type="float" office:value="901" calcext:value-type="float">
            <text:p>901</text:p>
          </table:table-cell>
          <table:table-cell table:formula="of:=[.B1066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24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113" calcext:value-type="float">
            <text:p>6113</text:p>
          </table:table-cell>
          <table:table-cell table:style-name="ce3" table:formula="of:=[.D1067]*[.$P$4]*COS(PI()*([.$P$3] + (1 - [.D1067]/[.$P$1])*[.$P$2])) + [.$P$5]" office:value-type="float" office:value="904.448111023317" calcext:value-type="float">
            <text:p>904</text:p>
          </table:table-cell>
          <table:table-cell office:value-type="float" office:value="888" calcext:value-type="float">
            <text:p>888</text:p>
          </table:table-cell>
          <table:table-cell table:formula="of:=[.B1067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0:28</text:p>
          </table:table-cell>
          <table:table-cell office:value-type="float" office:value="843" calcext:value-type="float">
            <text:p>843</text:p>
          </table:table-cell>
          <table:table-cell office:value-type="float" office:value="428" calcext:value-type="float">
            <text:p>428</text:p>
          </table:table-cell>
          <table:table-cell office:value-type="float" office:value="6117" calcext:value-type="float">
            <text:p>6117</text:p>
          </table:table-cell>
          <table:table-cell table:style-name="ce3" table:formula="of:=[.D1068]*[.$P$4]*COS(PI()*([.$P$3] + (1 - [.D1068]/[.$P$1])*[.$P$2])) + [.$P$5]" office:value-type="float" office:value="905.616120878149" calcext:value-type="float">
            <text:p>906</text:p>
          </table:table-cell>
          <table:table-cell office:value-type="float" office:value="889" calcext:value-type="float">
            <text:p>889</text:p>
          </table:table-cell>
          <table:table-cell table:formula="of:=[.B1068]+45"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00</text:p>
          </table:table-cell>
          <table:table-cell office:value-type="float" office:value="840" calcext:value-type="float">
            <text:p>840</text:p>
          </table:table-cell>
          <table:table-cell office:value-type="float" office:value="427" calcext:value-type="float">
            <text:p>427</text:p>
          </table:table-cell>
          <table:table-cell office:value-type="float" office:value="6093" calcext:value-type="float">
            <text:p>6093</text:p>
          </table:table-cell>
          <table:table-cell table:style-name="ce3" table:formula="of:=[.D1069]*[.$P$4]*COS(PI()*([.$P$3] + (1 - [.D1069]/[.$P$1])*[.$P$2])) + [.$P$5]" office:value-type="float" office:value="898.621422329345" calcext:value-type="float">
            <text:p>899</text:p>
          </table:table-cell>
          <table:table-cell office:value-type="float" office:value="879" calcext:value-type="float">
            <text:p>879</text:p>
          </table:table-cell>
          <table:table-cell table:formula="of:=[.B1069]+45"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04</text:p>
          </table:table-cell>
          <table:table-cell office:value-type="float" office:value="840" calcext:value-type="float">
            <text:p>840</text:p>
          </table:table-cell>
          <table:table-cell office:value-type="float" office:value="427" calcext:value-type="float">
            <text:p>427</text:p>
          </table:table-cell>
          <table:table-cell office:value-type="float" office:value="6075" calcext:value-type="float">
            <text:p>6075</text:p>
          </table:table-cell>
          <table:table-cell table:style-name="ce3" table:formula="of:=[.D1070]*[.$P$4]*COS(PI()*([.$P$3] + (1 - [.D1070]/[.$P$1])*[.$P$2])) + [.$P$5]" office:value-type="float" office:value="893.396470370136" calcext:value-type="float">
            <text:p>893</text:p>
          </table:table-cell>
          <table:table-cell office:value-type="float" office:value="893" calcext:value-type="float">
            <text:p>893</text:p>
          </table:table-cell>
          <table:table-cell table:formula="of:=[.B1070]+45"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08</text:p>
          </table:table-cell>
          <table:table-cell office:value-type="float" office:value="840" calcext:value-type="float">
            <text:p>840</text:p>
          </table:table-cell>
          <table:table-cell office:value-type="float" office:value="427" calcext:value-type="float">
            <text:p>427</text:p>
          </table:table-cell>
          <table:table-cell office:value-type="float" office:value="6090" calcext:value-type="float">
            <text:p>6090</text:p>
          </table:table-cell>
          <table:table-cell table:style-name="ce3" table:formula="of:=[.D1071]*[.$P$4]*COS(PI()*([.$P$3] + (1 - [.D1071]/[.$P$1])*[.$P$2])) + [.$P$5]" office:value-type="float" office:value="897.749341493514" calcext:value-type="float">
            <text:p>898</text:p>
          </table:table-cell>
          <table:table-cell office:value-type="float" office:value="893" calcext:value-type="float">
            <text:p>893</text:p>
          </table:table-cell>
          <table:table-cell table:formula="of:=[.B1071]+45"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4:12</text:p>
          </table:table-cell>
          <table:table-cell office:value-type="float" office:value="840" calcext:value-type="float">
            <text:p>840</text:p>
          </table:table-cell>
          <table:table-cell office:value-type="float" office:value="427" calcext:value-type="float">
            <text:p>427</text:p>
          </table:table-cell>
          <table:table-cell office:value-type="float" office:value="6079" calcext:value-type="float">
            <text:p>6079</text:p>
          </table:table-cell>
          <table:table-cell table:style-name="ce3" table:formula="of:=[.D1072]*[.$P$4]*COS(PI()*([.$P$3] + (1 - [.D1072]/[.$P$1])*[.$P$2])) + [.$P$5]" office:value-type="float" office:value="894.556007773602" calcext:value-type="float">
            <text:p>895</text:p>
          </table:table-cell>
          <table:table-cell office:value-type="float" office:value="889" calcext:value-type="float">
            <text:p>889</text:p>
          </table:table-cell>
          <table:table-cell table:formula="of:=[.B1072]+45"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16</text:p>
          </table:table-cell>
          <table:table-cell office:value-type="float" office:value="835" calcext:value-type="float">
            <text:p>835</text:p>
          </table:table-cell>
          <table:table-cell office:value-type="float" office:value="426" calcext:value-type="float">
            <text:p>426</text:p>
          </table:table-cell>
          <table:table-cell office:value-type="float" office:value="6041" calcext:value-type="float">
            <text:p>6041</text:p>
          </table:table-cell>
          <table:table-cell table:style-name="ce3" table:formula="of:=[.D1073]*[.$P$4]*COS(PI()*([.$P$3] + (1 - [.D1073]/[.$P$1])*[.$P$2])) + [.$P$5]" office:value-type="float" office:value="883.57653127477" calcext:value-type="float">
            <text:p>884</text:p>
          </table:table-cell>
          <table:table-cell office:value-type="float" office:value="890" calcext:value-type="float">
            <text:p>890</text:p>
          </table:table-cell>
          <table:table-cell table:formula="of:=[.B1073]+45"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20</text:p>
          </table:table-cell>
          <table:table-cell office:value-type="float" office:value="835" calcext:value-type="float">
            <text:p>835</text:p>
          </table:table-cell>
          <table:table-cell office:value-type="float" office:value="426" calcext:value-type="float">
            <text:p>426</text:p>
          </table:table-cell>
          <table:table-cell office:value-type="float" office:value="6064" calcext:value-type="float">
            <text:p>6064</text:p>
          </table:table-cell>
          <table:table-cell table:style-name="ce3" table:formula="of:=[.D1074]*[.$P$4]*COS(PI()*([.$P$3] + (1 - [.D1074]/[.$P$1])*[.$P$2])) + [.$P$5]" office:value-type="float" office:value="890.212352683582" calcext:value-type="float">
            <text:p>890</text:p>
          </table:table-cell>
          <table:table-cell office:value-type="float" office:value="885" calcext:value-type="float">
            <text:p>885</text:p>
          </table:table-cell>
          <table:table-cell table:formula="of:=[.B1074]+45"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52</text:p>
          </table:table-cell>
          <table:table-cell office:value-type="float" office:value="832" calcext:value-type="float">
            <text:p>832</text:p>
          </table:table-cell>
          <table:table-cell office:value-type="float" office:value="425" calcext:value-type="float">
            <text:p>425</text:p>
          </table:table-cell>
          <table:table-cell office:value-type="float" office:value="6033" calcext:value-type="float">
            <text:p>6033</text:p>
          </table:table-cell>
          <table:table-cell table:style-name="ce3" table:formula="of:=[.D1075]*[.$P$4]*COS(PI()*([.$P$3] + (1 - [.D1075]/[.$P$1])*[.$P$2])) + [.$P$5]" office:value-type="float" office:value="881.275368565013" calcext:value-type="float">
            <text:p>881</text:p>
          </table:table-cell>
          <table:table-cell office:value-type="float" office:value="879" calcext:value-type="float">
            <text:p>879</text:p>
          </table:table-cell>
          <table:table-cell table:formula="of:=[.B1075]+45"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56</text:p>
          </table:table-cell>
          <table:table-cell office:value-type="float" office:value="832" calcext:value-type="float">
            <text:p>832</text:p>
          </table:table-cell>
          <table:table-cell office:value-type="float" office:value="425" calcext:value-type="float">
            <text:p>425</text:p>
          </table:table-cell>
          <table:table-cell office:value-type="float" office:value="6034" calcext:value-type="float">
            <text:p>6034</text:p>
          </table:table-cell>
          <table:table-cell table:style-name="ce3" table:formula="of:=[.D1076]*[.$P$4]*COS(PI()*([.$P$3] + (1 - [.D1076]/[.$P$1])*[.$P$2])) + [.$P$5]" office:value-type="float" office:value="881.562817550873" calcext:value-type="float">
            <text:p>882</text:p>
          </table:table-cell>
          <table:table-cell office:value-type="float" office:value="879" calcext:value-type="float">
            <text:p>879</text:p>
          </table:table-cell>
          <table:table-cell table:formula="of:=[.B1076]+45"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00</text:p>
          </table:table-cell>
          <table:table-cell office:value-type="float" office:value="832" calcext:value-type="float">
            <text:p>832</text:p>
          </table:table-cell>
          <table:table-cell office:value-type="float" office:value="425" calcext:value-type="float">
            <text:p>425</text:p>
          </table:table-cell>
          <table:table-cell office:value-type="float" office:value="6068" calcext:value-type="float">
            <text:p>6068</text:p>
          </table:table-cell>
          <table:table-cell table:style-name="ce3" table:formula="of:=[.D1077]*[.$P$4]*COS(PI()*([.$P$3] + (1 - [.D1077]/[.$P$1])*[.$P$2])) + [.$P$5]" office:value-type="float" office:value="891.369431018922" calcext:value-type="float">
            <text:p>891</text:p>
          </table:table-cell>
          <table:table-cell office:value-type="float" office:value="880" calcext:value-type="float">
            <text:p>880</text:p>
          </table:table-cell>
          <table:table-cell table:formula="of:=[.B1077]+45"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1:04</text:p>
          </table:table-cell>
          <table:table-cell office:value-type="float" office:value="832" calcext:value-type="float">
            <text:p>832</text:p>
          </table:table-cell>
          <table:table-cell office:value-type="float" office:value="425" calcext:value-type="float">
            <text:p>425</text:p>
          </table:table-cell>
          <table:table-cell office:value-type="float" office:value="6023" calcext:value-type="float">
            <text:p>6023</text:p>
          </table:table-cell>
          <table:table-cell table:style-name="ce3" table:formula="of:=[.D1078]*[.$P$4]*COS(PI()*([.$P$3] + (1 - [.D1078]/[.$P$1])*[.$P$2])) + [.$P$5]" office:value-type="float" office:value="878.403966220146" calcext:value-type="float">
            <text:p>878</text:p>
          </table:table-cell>
          <table:table-cell office:value-type="float" office:value="881" calcext:value-type="float">
            <text:p>881</text:p>
          </table:table-cell>
          <table:table-cell table:formula="of:=[.B1078]+45"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40</text:p>
          </table:table-cell>
          <table:table-cell office:value-type="float" office:value="828" calcext:value-type="float">
            <text:p>828</text:p>
          </table:table-cell>
          <table:table-cell office:value-type="float" office:value="424" calcext:value-type="float">
            <text:p>424</text:p>
          </table:table-cell>
          <table:table-cell office:value-type="float" office:value="6003" calcext:value-type="float">
            <text:p>6003</text:p>
          </table:table-cell>
          <table:table-cell table:style-name="ce3" table:formula="of:=[.D1079]*[.$P$4]*COS(PI()*([.$P$3] + (1 - [.D1079]/[.$P$1])*[.$P$2])) + [.$P$5]" office:value-type="float" office:value="872.678020965275" calcext:value-type="float">
            <text:p>873</text:p>
          </table:table-cell>
          <table:table-cell office:value-type="float" office:value="871" calcext:value-type="float">
            <text:p>871</text:p>
          </table:table-cell>
          <table:table-cell table:formula="of:=[.B1079]+45"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16</text:p>
          </table:table-cell>
          <table:table-cell office:value-type="float" office:value="826" calcext:value-type="float">
            <text:p>826</text:p>
          </table:table-cell>
          <table:table-cell office:value-type="float" office:value="423" calcext:value-type="float">
            <text:p>423</text:p>
          </table:table-cell>
          <table:table-cell office:value-type="float" office:value="6017" calcext:value-type="float">
            <text:p>6017</text:p>
          </table:table-cell>
          <table:table-cell table:style-name="ce3" table:formula="of:=[.D1080]*[.$P$4]*COS(PI()*([.$P$3] + (1 - [.D1080]/[.$P$1])*[.$P$2])) + [.$P$5]" office:value-type="float" office:value="876.683820990992" calcext:value-type="float">
            <text:p>877</text:p>
          </table:table-cell>
          <table:table-cell office:value-type="float" office:value="874" calcext:value-type="float">
            <text:p>874</text:p>
          </table:table-cell>
          <table:table-cell table:formula="of:=[.B1080]+45" office:value-type="float" office:value="871" calcext:value-type="float">
            <text:p>87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28</text:p>
          </table:table-cell>
          <table:table-cell office:value-type="float" office:value="823" calcext:value-type="float">
            <text:p>823</text:p>
          </table:table-cell>
          <table:table-cell office:value-type="float" office:value="423" calcext:value-type="float">
            <text:p>423</text:p>
          </table:table-cell>
          <table:table-cell office:value-type="float" office:value="5990" calcext:value-type="float">
            <text:p>5990</text:p>
          </table:table-cell>
          <table:table-cell table:style-name="ce3" table:formula="of:=[.D1081]*[.$P$4]*COS(PI()*([.$P$3] + (1 - [.D1081]/[.$P$1])*[.$P$2])) + [.$P$5]" office:value-type="float" office:value="868.968229294396" calcext:value-type="float">
            <text:p>869</text:p>
          </table:table-cell>
          <table:table-cell office:value-type="float" office:value="869" calcext:value-type="float">
            <text:p>869</text:p>
          </table:table-cell>
          <table:table-cell table:formula="of:=[.B1081]+45"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32</text:p>
          </table:table-cell>
          <table:table-cell office:value-type="float" office:value="823" calcext:value-type="float">
            <text:p>823</text:p>
          </table:table-cell>
          <table:table-cell office:value-type="float" office:value="423" calcext:value-type="float">
            <text:p>423</text:p>
          </table:table-cell>
          <table:table-cell office:value-type="float" office:value="5984" calcext:value-type="float">
            <text:p>5984</text:p>
          </table:table-cell>
          <table:table-cell table:style-name="ce3" table:formula="of:=[.D1082]*[.$P$4]*COS(PI()*([.$P$3] + (1 - [.D1082]/[.$P$1])*[.$P$2])) + [.$P$5]" office:value-type="float" office:value="867.259230280707" calcext:value-type="float">
            <text:p>867</text:p>
          </table:table-cell>
          <table:table-cell office:value-type="float" office:value="865" calcext:value-type="float">
            <text:p>865</text:p>
          </table:table-cell>
          <table:table-cell table:formula="of:=[.B1082]+45"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36</text:p>
          </table:table-cell>
          <table:table-cell office:value-type="float" office:value="823" calcext:value-type="float">
            <text:p>823</text:p>
          </table:table-cell>
          <table:table-cell office:value-type="float" office:value="423" calcext:value-type="float">
            <text:p>423</text:p>
          </table:table-cell>
          <table:table-cell office:value-type="float" office:value="6015" calcext:value-type="float">
            <text:p>6015</text:p>
          </table:table-cell>
          <table:table-cell table:style-name="ce3" table:formula="of:=[.D1083]*[.$P$4]*COS(PI()*([.$P$3] + (1 - [.D1083]/[.$P$1])*[.$P$2])) + [.$P$5]" office:value-type="float" office:value="876.110888896504" calcext:value-type="float">
            <text:p>876</text:p>
          </table:table-cell>
          <table:table-cell office:value-type="float" office:value="874" calcext:value-type="float">
            <text:p>874</text:p>
          </table:table-cell>
          <table:table-cell table:formula="of:=[.B1083]+45"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40</text:p>
          </table:table-cell>
          <table:table-cell office:value-type="float" office:value="823" calcext:value-type="float">
            <text:p>823</text:p>
          </table:table-cell>
          <table:table-cell office:value-type="float" office:value="423" calcext:value-type="float">
            <text:p>423</text:p>
          </table:table-cell>
          <table:table-cell office:value-type="float" office:value="6016" calcext:value-type="float">
            <text:p>6016</text:p>
          </table:table-cell>
          <table:table-cell table:style-name="ce3" table:formula="of:=[.D1084]*[.$P$4]*COS(PI()*([.$P$3] + (1 - [.D1084]/[.$P$1])*[.$P$2])) + [.$P$5]" office:value-type="float" office:value="876.397326833778" calcext:value-type="float">
            <text:p>876</text:p>
          </table:table-cell>
          <table:table-cell office:value-type="float" office:value="871" calcext:value-type="float">
            <text:p>871</text:p>
          </table:table-cell>
          <table:table-cell table:formula="of:=[.B1084]+45"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31</text:p>
          </table:table-cell>
          <table:table-cell office:value-type="float" office:value="822" calcext:value-type="float">
            <text:p>822</text:p>
          </table:table-cell>
          <table:table-cell office:value-type="float" office:value="422" calcext:value-type="float">
            <text:p>422</text:p>
          </table:table-cell>
          <table:table-cell office:value-type="float" office:value="5960" calcext:value-type="float">
            <text:p>5960</text:p>
          </table:table-cell>
          <table:table-cell table:style-name="ce3" table:formula="of:=[.D1085]*[.$P$4]*COS(PI()*([.$P$3] + (1 - [.D1085]/[.$P$1])*[.$P$2])) + [.$P$5]" office:value-type="float" office:value="860.443554280826" calcext:value-type="float">
            <text:p>860</text:p>
          </table:table-cell>
          <table:table-cell office:value-type="float" office:value="866" calcext:value-type="float">
            <text:p>866</text:p>
          </table:table-cell>
          <table:table-cell table:formula="of:=[.B1085]+45"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44</text:p>
          </table:table-cell>
          <table:table-cell office:value-type="float" office:value="822" calcext:value-type="float">
            <text:p>822</text:p>
          </table:table-cell>
          <table:table-cell office:value-type="float" office:value="422" calcext:value-type="float">
            <text:p>422</text:p>
          </table:table-cell>
          <table:table-cell office:value-type="float" office:value="5988" calcext:value-type="float">
            <text:p>5988</text:p>
          </table:table-cell>
          <table:table-cell table:style-name="ce3" table:formula="of:=[.D1086]*[.$P$4]*COS(PI()*([.$P$3] + (1 - [.D1086]/[.$P$1])*[.$P$2])) + [.$P$5]" office:value-type="float" office:value="868.398337397942" calcext:value-type="float">
            <text:p>868</text:p>
          </table:table-cell>
          <table:table-cell office:value-type="float" office:value="862" calcext:value-type="float">
            <text:p>862</text:p>
          </table:table-cell>
          <table:table-cell table:formula="of:=[.B1086]+45"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36</text:p>
          </table:table-cell>
          <table:table-cell office:value-type="float" office:value="822" calcext:value-type="float">
            <text:p>822</text:p>
          </table:table-cell>
          <table:table-cell office:value-type="float" office:value="422" calcext:value-type="float">
            <text:p>422</text:p>
          </table:table-cell>
          <table:table-cell office:value-type="float" office:value="6033" calcext:value-type="float">
            <text:p>6033</text:p>
          </table:table-cell>
          <table:table-cell table:style-name="ce3" table:formula="of:=[.D1087]*[.$P$4]*COS(PI()*([.$P$3] + (1 - [.D1087]/[.$P$1])*[.$P$2])) + [.$P$5]" office:value-type="float" office:value="881.275368565013" calcext:value-type="float">
            <text:p>881</text:p>
          </table:table-cell>
          <table:table-cell office:value-type="float" office:value="862" calcext:value-type="float">
            <text:p>862</text:p>
          </table:table-cell>
          <table:table-cell table:formula="of:=[.B1087]+45"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28</text:p>
          </table:table-cell>
          <table:table-cell office:value-type="float" office:value="821" calcext:value-type="float">
            <text:p>821</text:p>
          </table:table-cell>
          <table:table-cell office:value-type="float" office:value="422" calcext:value-type="float">
            <text:p>422</text:p>
          </table:table-cell>
          <table:table-cell office:value-type="float" office:value="5985" calcext:value-type="float">
            <text:p>5985</text:p>
          </table:table-cell>
          <table:table-cell table:style-name="ce3" table:formula="of:=[.D1088]*[.$P$4]*COS(PI()*([.$P$3] + (1 - [.D1088]/[.$P$1])*[.$P$2])) + [.$P$5]" office:value-type="float" office:value="867.543922460813" calcext:value-type="float">
            <text:p>868</text:p>
          </table:table-cell>
          <table:table-cell office:value-type="float" office:value="873" calcext:value-type="float">
            <text:p>873</text:p>
          </table:table-cell>
          <table:table-cell table:formula="of:=[.B1088]+45" office:value-type="float" office:value="866" calcext:value-type="float">
            <text:p>8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32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6012" calcext:value-type="float">
            <text:p>6012</text:p>
          </table:table-cell>
          <table:table-cell table:style-name="ce3" table:formula="of:=[.D1089]*[.$P$4]*COS(PI()*([.$P$3] + (1 - [.D1089]/[.$P$1])*[.$P$2])) + [.$P$5]" office:value-type="float" office:value="875.251912463712" calcext:value-type="float">
            <text:p>875</text:p>
          </table:table-cell>
          <table:table-cell office:value-type="float" office:value="862" calcext:value-type="float">
            <text:p>862</text:p>
          </table:table-cell>
          <table:table-cell table:formula="of:=[.B1089]+45"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36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6004" calcext:value-type="float">
            <text:p>6004</text:p>
          </table:table-cell>
          <table:table-cell table:style-name="ce3" table:formula="of:=[.D1090]*[.$P$4]*COS(PI()*([.$P$3] + (1 - [.D1090]/[.$P$1])*[.$P$2])) + [.$P$5]" office:value-type="float" office:value="872.963783800355" calcext:value-type="float">
            <text:p>873</text:p>
          </table:table-cell>
          <table:table-cell office:value-type="float" office:value="863" calcext:value-type="float">
            <text:p>863</text:p>
          </table:table-cell>
          <table:table-cell table:formula="of:=[.B1090]+45"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40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5986" calcext:value-type="float">
            <text:p>5986</text:p>
          </table:table-cell>
          <table:table-cell table:style-name="ce3" table:formula="of:=[.D1091]*[.$P$4]*COS(PI()*([.$P$3] + (1 - [.D1091]/[.$P$1])*[.$P$2])) + [.$P$5]" office:value-type="float" office:value="867.828671044318" calcext:value-type="float">
            <text:p>868</text:p>
          </table:table-cell>
          <table:table-cell office:value-type="float" office:value="863" calcext:value-type="float">
            <text:p>863</text:p>
          </table:table-cell>
          <table:table-cell table:formula="of:=[.B1091]+45"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3:44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5945" calcext:value-type="float">
            <text:p>5945</text:p>
          </table:table-cell>
          <table:table-cell table:style-name="ce3" table:formula="of:=[.D1092]*[.$P$4]*COS(PI()*([.$P$3] + (1 - [.D1092]/[.$P$1])*[.$P$2])) + [.$P$5]" office:value-type="float" office:value="856.2002925901" calcext:value-type="float">
            <text:p>856</text:p>
          </table:table-cell>
          <table:table-cell office:value-type="float" office:value="865" calcext:value-type="float">
            <text:p>865</text:p>
          </table:table-cell>
          <table:table-cell table:formula="of:=[.B1092]+45"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48</text:p>
          </table:table-cell>
          <table:table-cell office:value-type="float" office:value="815" calcext:value-type="float">
            <text:p>815</text:p>
          </table:table-cell>
          <table:table-cell office:value-type="float" office:value="421" calcext:value-type="float">
            <text:p>421</text:p>
          </table:table-cell>
          <table:table-cell office:value-type="float" office:value="5973" calcext:value-type="float">
            <text:p>5973</text:p>
          </table:table-cell>
          <table:table-cell table:style-name="ce3" table:formula="of:=[.D1093]*[.$P$4]*COS(PI()*([.$P$3] + (1 - [.D1093]/[.$P$1])*[.$P$2])) + [.$P$5]" office:value-type="float" office:value="864.131340608606" calcext:value-type="float">
            <text:p>864</text:p>
          </table:table-cell>
          <table:table-cell office:value-type="float" office:value="861" calcext:value-type="float">
            <text:p>861</text:p>
          </table:table-cell>
          <table:table-cell table:formula="of:=[.B1093]+45"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52</text:p>
          </table:table-cell>
          <table:table-cell office:value-type="float" office:value="815" calcext:value-type="float">
            <text:p>815</text:p>
          </table:table-cell>
          <table:table-cell office:value-type="float" office:value="421" calcext:value-type="float">
            <text:p>421</text:p>
          </table:table-cell>
          <table:table-cell office:value-type="float" office:value="5949" calcext:value-type="float">
            <text:p>5949</text:p>
          </table:table-cell>
          <table:table-cell table:style-name="ce3" table:formula="of:=[.D1094]*[.$P$4]*COS(PI()*([.$P$3] + (1 - [.D1094]/[.$P$1])*[.$P$2])) + [.$P$5]" office:value-type="float" office:value="857.330583818684" calcext:value-type="float">
            <text:p>857</text:p>
          </table:table-cell>
          <table:table-cell office:value-type="float" office:value="862" calcext:value-type="float">
            <text:p>862</text:p>
          </table:table-cell>
          <table:table-cell table:formula="of:=[.B1094]+45"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7:56</text:p>
          </table:table-cell>
          <table:table-cell office:value-type="float" office:value="815" calcext:value-type="float">
            <text:p>815</text:p>
          </table:table-cell>
          <table:table-cell office:value-type="float" office:value="421" calcext:value-type="float">
            <text:p>421</text:p>
          </table:table-cell>
          <table:table-cell office:value-type="float" office:value="5986" calcext:value-type="float">
            <text:p>5986</text:p>
          </table:table-cell>
          <table:table-cell table:style-name="ce3" table:formula="of:=[.D1095]*[.$P$4]*COS(PI()*([.$P$3] + (1 - [.D1095]/[.$P$1])*[.$P$2])) + [.$P$5]" office:value-type="float" office:value="867.828671044318" calcext:value-type="float">
            <text:p>868</text:p>
          </table:table-cell>
          <table:table-cell office:value-type="float" office:value="854" calcext:value-type="float">
            <text:p>854</text:p>
          </table:table-cell>
          <table:table-cell table:formula="of:=[.B1095]+45"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8:00</text:p>
          </table:table-cell>
          <table:table-cell office:value-type="float" office:value="815" calcext:value-type="float">
            <text:p>815</text:p>
          </table:table-cell>
          <table:table-cell office:value-type="float" office:value="421" calcext:value-type="float">
            <text:p>421</text:p>
          </table:table-cell>
          <table:table-cell office:value-type="float" office:value="6002" calcext:value-type="float">
            <text:p>6002</text:p>
          </table:table-cell>
          <table:table-cell table:style-name="ce3" table:formula="of:=[.D1096]*[.$P$4]*COS(PI()*([.$P$3] + (1 - [.D1096]/[.$P$1])*[.$P$2])) + [.$P$5]" office:value-type="float" office:value="872.392314427243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table:formula="of:=[.B1096]+45"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00</text:p>
          </table:table-cell>
          <table:table-cell office:value-type="float" office:value="814" calcext:value-type="float">
            <text:p>814</text:p>
          </table:table-cell>
          <table:table-cell office:value-type="float" office:value="420" calcext:value-type="float">
            <text:p>420</text:p>
          </table:table-cell>
          <table:table-cell office:value-type="float" office:value="6019" calcext:value-type="float">
            <text:p>6019</text:p>
          </table:table-cell>
          <table:table-cell table:style-name="ce3" table:formula="of:=[.D1097]*[.$P$4]*COS(PI()*([.$P$3] + (1 - [.D1097]/[.$P$1])*[.$P$2])) + [.$P$5]" office:value-type="float" office:value="877.256977941467" calcext:value-type="float">
            <text:p>877</text:p>
          </table:table-cell>
          <table:table-cell office:value-type="float" office:value="857" calcext:value-type="float">
            <text:p>857</text:p>
          </table:table-cell>
          <table:table-cell table:formula="of:=[.B1097]+45"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04</text:p>
          </table:table-cell>
          <table:table-cell office:value-type="float" office:value="814" calcext:value-type="float">
            <text:p>814</text:p>
          </table:table-cell>
          <table:table-cell office:value-type="float" office:value="420" calcext:value-type="float">
            <text:p>420</text:p>
          </table:table-cell>
          <table:table-cell office:value-type="float" office:value="6022" calcext:value-type="float">
            <text:p>6022</text:p>
          </table:table-cell>
          <table:table-cell table:style-name="ce3" table:formula="of:=[.D1098]*[.$P$4]*COS(PI()*([.$P$3] + (1 - [.D1098]/[.$P$1])*[.$P$2])) + [.$P$5]" office:value-type="float" office:value="878.117134868129" calcext:value-type="float">
            <text:p>878</text:p>
          </table:table-cell>
          <table:table-cell office:value-type="float" office:value="873" calcext:value-type="float">
            <text:p>873</text:p>
          </table:table-cell>
          <table:table-cell table:formula="of:=[.B1098]+45"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08</text:p>
          </table:table-cell>
          <table:table-cell office:value-type="float" office:value="814" calcext:value-type="float">
            <text:p>814</text:p>
          </table:table-cell>
          <table:table-cell office:value-type="float" office:value="420" calcext:value-type="float">
            <text:p>420</text:p>
          </table:table-cell>
          <table:table-cell office:value-type="float" office:value="6032" calcext:value-type="float">
            <text:p>6032</text:p>
          </table:table-cell>
          <table:table-cell table:style-name="ce3" table:formula="of:=[.D1099]*[.$P$4]*COS(PI()*([.$P$3] + (1 - [.D1099]/[.$P$1])*[.$P$2])) + [.$P$5]" office:value-type="float" office:value="880.987975697879" calcext:value-type="float">
            <text:p>881</text:p>
          </table:table-cell>
          <table:table-cell office:value-type="float" office:value="861" calcext:value-type="float">
            <text:p>861</text:p>
          </table:table-cell>
          <table:table-cell table:formula="of:=[.B1099]+45"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36</text:p>
          </table:table-cell>
          <table:table-cell office:value-type="float" office:value="810" calcext:value-type="float">
            <text:p>810</text:p>
          </table:table-cell>
          <table:table-cell office:value-type="float" office:value="419" calcext:value-type="float">
            <text:p>419</text:p>
          </table:table-cell>
          <table:table-cell office:value-type="float" office:value="5992" calcext:value-type="float">
            <text:p>5992</text:p>
          </table:table-cell>
          <table:table-cell table:style-name="ce3" table:formula="of:=[.D1100]*[.$P$4]*COS(PI()*([.$P$3] + (1 - [.D1100]/[.$P$1])*[.$P$2])) + [.$P$5]" office:value-type="float" office:value="869.538346686472" calcext:value-type="float">
            <text:p>870</text:p>
          </table:table-cell>
          <table:table-cell office:value-type="float" office:value="856" calcext:value-type="float">
            <text:p>856</text:p>
          </table:table-cell>
          <table:table-cell table:formula="of:=[.B1100]+45"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40</text:p>
          </table:table-cell>
          <table:table-cell office:value-type="float" office:value="810" calcext:value-type="float">
            <text:p>810</text:p>
          </table:table-cell>
          <table:table-cell office:value-type="float" office:value="419" calcext:value-type="float">
            <text:p>419</text:p>
          </table:table-cell>
          <table:table-cell office:value-type="float" office:value="5981" calcext:value-type="float">
            <text:p>5981</text:p>
          </table:table-cell>
          <table:table-cell table:style-name="ce3" table:formula="of:=[.D1101]*[.$P$4]*COS(PI()*([.$P$3] + (1 - [.D1101]/[.$P$1])*[.$P$2])) + [.$P$5]" office:value-type="float" office:value="866.405492219722" calcext:value-type="float">
            <text:p>866</text:p>
          </table:table-cell>
          <table:table-cell office:value-type="float" office:value="868" calcext:value-type="float">
            <text:p>868</text:p>
          </table:table-cell>
          <table:table-cell table:formula="of:=[.B1101]+45"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44</text:p>
          </table:table-cell>
          <table:table-cell office:value-type="float" office:value="810" calcext:value-type="float">
            <text:p>810</text:p>
          </table:table-cell>
          <table:table-cell office:value-type="float" office:value="419" calcext:value-type="float">
            <text:p>419</text:p>
          </table:table-cell>
          <table:table-cell office:value-type="float" office:value="6008" calcext:value-type="float">
            <text:p>6008</text:p>
          </table:table-cell>
          <table:table-cell table:style-name="ce3" table:formula="of:=[.D1102]*[.$P$4]*COS(PI()*([.$P$3] + (1 - [.D1102]/[.$P$1])*[.$P$2])) + [.$P$5]" office:value-type="float" office:value="874.107397992684" calcext:value-type="float">
            <text:p>874</text:p>
          </table:table-cell>
          <table:table-cell office:value-type="float" office:value="872" calcext:value-type="float">
            <text:p>872</text:p>
          </table:table-cell>
          <table:table-cell table:formula="of:=[.B1102]+45"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7:48</text:p>
          </table:table-cell>
          <table:table-cell office:value-type="float" office:value="810" calcext:value-type="float">
            <text:p>810</text:p>
          </table:table-cell>
          <table:table-cell office:value-type="float" office:value="419" calcext:value-type="float">
            <text:p>419</text:p>
          </table:table-cell>
          <table:table-cell office:value-type="float" office:value="5990" calcext:value-type="float">
            <text:p>5990</text:p>
          </table:table-cell>
          <table:table-cell table:style-name="ce3" table:formula="of:=[.D1103]*[.$P$4]*COS(PI()*([.$P$3] + (1 - [.D1103]/[.$P$1])*[.$P$2])) + [.$P$5]" office:value-type="float" office:value="868.968229294396" calcext:value-type="float">
            <text:p>869</text:p>
          </table:table-cell>
          <table:table-cell office:value-type="float" office:value="861" calcext:value-type="float">
            <text:p>861</text:p>
          </table:table-cell>
          <table:table-cell table:formula="of:=[.B1103]+45"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40</text:p>
          </table:table-cell>
          <table:table-cell office:value-type="float" office:value="801" calcext:value-type="float">
            <text:p>801</text:p>
          </table:table-cell>
          <table:table-cell office:value-type="float" office:value="417" calcext:value-type="float">
            <text:p>417</text:p>
          </table:table-cell>
          <table:table-cell office:value-type="float" office:value="5926" calcext:value-type="float">
            <text:p>5926</text:p>
          </table:table-cell>
          <table:table-cell table:style-name="ce3" table:formula="of:=[.D1104]*[.$P$4]*COS(PI()*([.$P$3] + (1 - [.D1104]/[.$P$1])*[.$P$2])) + [.$P$5]" office:value-type="float" office:value="850.843791025829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 table:formula="of:=[.B1104]+45"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44</text:p>
          </table:table-cell>
          <table:table-cell office:value-type="float" office:value="801" calcext:value-type="float">
            <text:p>801</text:p>
          </table:table-cell>
          <table:table-cell office:value-type="float" office:value="417" calcext:value-type="float">
            <text:p>417</text:p>
          </table:table-cell>
          <table:table-cell office:value-type="float" office:value="5956" calcext:value-type="float">
            <text:p>5956</text:p>
          </table:table-cell>
          <table:table-cell table:style-name="ce3" table:formula="of:=[.D1105]*[.$P$4]*COS(PI()*([.$P$3] + (1 - [.D1105]/[.$P$1])*[.$P$2])) + [.$P$5]" office:value-type="float" office:value="859.310772907812" calcext:value-type="float">
            <text:p>859</text:p>
          </table:table-cell>
          <table:table-cell office:value-type="float" office:value="861" calcext:value-type="float">
            <text:p>861</text:p>
          </table:table-cell>
          <table:table-cell table:formula="of:=[.B1105]+45"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48</text:p>
          </table:table-cell>
          <table:table-cell office:value-type="float" office:value="794" calcext:value-type="float">
            <text:p>794</text:p>
          </table:table-cell>
          <table:table-cell office:value-type="float" office:value="415" calcext:value-type="float">
            <text:p>415</text:p>
          </table:table-cell>
          <table:table-cell office:value-type="float" office:value="5817" calcext:value-type="float">
            <text:p>5817</text:p>
          </table:table-cell>
          <table:table-cell table:style-name="ce3" table:formula="of:=[.D1106]*[.$P$4]*COS(PI()*([.$P$3] + (1 - [.D1106]/[.$P$1])*[.$P$2])) + [.$P$5]" office:value-type="float" office:value="820.511472035034" calcext:value-type="float">
            <text:p>821</text:p>
          </table:table-cell>
          <table:table-cell office:value-type="float" office:value="842" calcext:value-type="float">
            <text:p>842</text:p>
          </table:table-cell>
          <table:table-cell table:formula="of:=[.B1106]+45"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35</text:p>
          </table:table-cell>
          <table:table-cell office:value-type="float" office:value="792" calcext:value-type="float">
            <text:p>792</text:p>
          </table:table-cell>
          <table:table-cell office:value-type="float" office:value="415" calcext:value-type="float">
            <text:p>415</text:p>
          </table:table-cell>
          <table:table-cell office:value-type="float" office:value="5862" calcext:value-type="float">
            <text:p>5862</text:p>
          </table:table-cell>
          <table:table-cell table:style-name="ce3" table:formula="of:=[.D1107]*[.$P$4]*COS(PI()*([.$P$3] + (1 - [.D1107]/[.$P$1])*[.$P$2])) + [.$P$5]" office:value-type="float" office:value="832.951792969177" calcext:value-type="float">
            <text:p>833</text:p>
          </table:table-cell>
          <table:table-cell office:value-type="float" office:value="843" calcext:value-type="float">
            <text:p>843</text:p>
          </table:table-cell>
          <table:table-cell table:formula="of:=[.B1107]+45"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39</text:p>
          </table:table-cell>
          <table:table-cell office:value-type="float" office:value="792" calcext:value-type="float">
            <text:p>792</text:p>
          </table:table-cell>
          <table:table-cell office:value-type="float" office:value="415" calcext:value-type="float">
            <text:p>415</text:p>
          </table:table-cell>
          <table:table-cell office:value-type="float" office:value="5833" calcext:value-type="float">
            <text:p>5833</text:p>
          </table:table-cell>
          <table:table-cell table:style-name="ce3" table:formula="of:=[.D1108]*[.$P$4]*COS(PI()*([.$P$3] + (1 - [.D1108]/[.$P$1])*[.$P$2])) + [.$P$5]" office:value-type="float" office:value="824.921413507596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table:formula="of:=[.B1108]+45"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43</text:p>
          </table:table-cell>
          <table:table-cell office:value-type="float" office:value="792" calcext:value-type="float">
            <text:p>792</text:p>
          </table:table-cell>
          <table:table-cell office:value-type="float" office:value="415" calcext:value-type="float">
            <text:p>415</text:p>
          </table:table-cell>
          <table:table-cell office:value-type="float" office:value="5794" calcext:value-type="float">
            <text:p>5794</text:p>
          </table:table-cell>
          <table:table-cell table:style-name="ce3" table:formula="of:=[.D1109]*[.$P$4]*COS(PI()*([.$P$3] + (1 - [.D1109]/[.$P$1])*[.$P$2])) + [.$P$5]" office:value-type="float" office:value="814.197918689" calcext:value-type="float">
            <text:p>814</text:p>
          </table:table-cell>
          <table:table-cell office:value-type="float" office:value="830" calcext:value-type="float">
            <text:p>830</text:p>
          </table:table-cell>
          <table:table-cell table:formula="of:=[.B1109]+45"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0:58:47</text:p>
          </table:table-cell>
          <table:table-cell office:value-type="float" office:value="792" calcext:value-type="float">
            <text:p>792</text:p>
          </table:table-cell>
          <table:table-cell office:value-type="float" office:value="415" calcext:value-type="float">
            <text:p>415</text:p>
          </table:table-cell>
          <table:table-cell office:value-type="float" office:value="5840" calcext:value-type="float">
            <text:p>5840</text:p>
          </table:table-cell>
          <table:table-cell table:style-name="ce3" table:formula="of:=[.D1110]*[.$P$4]*COS(PI()*([.$P$3] + (1 - [.D1110]/[.$P$1])*[.$P$2])) + [.$P$5]" office:value-type="float" office:value="826.855375483645" calcext:value-type="float">
            <text:p>827</text:p>
          </table:table-cell>
          <table:table-cell office:value-type="float" office:value="822" calcext:value-type="float">
            <text:p>822</text:p>
          </table:table-cell>
          <table:table-cell table:formula="of:=[.B1110]+45"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04</text:p>
          </table:table-cell>
          <table:table-cell office:value-type="float" office:value="789" calcext:value-type="float">
            <text:p>789</text:p>
          </table:table-cell>
          <table:table-cell office:value-type="float" office:value="414" calcext:value-type="float">
            <text:p>414</text:p>
          </table:table-cell>
          <table:table-cell office:value-type="float" office:value="5936" calcext:value-type="float">
            <text:p>5936</text:p>
          </table:table-cell>
          <table:table-cell table:style-name="ce3" table:formula="of:=[.D1111]*[.$P$4]*COS(PI()*([.$P$3] + (1 - [.D1111]/[.$P$1])*[.$P$2])) + [.$P$5]" office:value-type="float" office:value="853.66045121771" calcext:value-type="float">
            <text:p>854</text:p>
          </table:table-cell>
          <table:table-cell office:value-type="float" office:value="843" calcext:value-type="float">
            <text:p>843</text:p>
          </table:table-cell>
          <table:table-cell table:formula="of:=[.B1111]+45"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08</text:p>
          </table:table-cell>
          <table:table-cell office:value-type="float" office:value="789" calcext:value-type="float">
            <text:p>789</text:p>
          </table:table-cell>
          <table:table-cell office:value-type="float" office:value="414" calcext:value-type="float">
            <text:p>414</text:p>
          </table:table-cell>
          <table:table-cell office:value-type="float" office:value="5909" calcext:value-type="float">
            <text:p>5909</text:p>
          </table:table-cell>
          <table:table-cell table:style-name="ce3" table:formula="of:=[.D1112]*[.$P$4]*COS(PI()*([.$P$3] + (1 - [.D1112]/[.$P$1])*[.$P$2])) + [.$P$5]" office:value-type="float" office:value="846.068495608768" calcext:value-type="float">
            <text:p>846</text:p>
          </table:table-cell>
          <table:table-cell office:value-type="float" office:value="835" calcext:value-type="float">
            <text:p>835</text:p>
          </table:table-cell>
          <table:table-cell table:formula="of:=[.B1112]+45"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12</text:p>
          </table:table-cell>
          <table:table-cell office:value-type="float" office:value="789" calcext:value-type="float">
            <text:p>789</text:p>
          </table:table-cell>
          <table:table-cell office:value-type="float" office:value="414" calcext:value-type="float">
            <text:p>414</text:p>
          </table:table-cell>
          <table:table-cell office:value-type="float" office:value="5907" calcext:value-type="float">
            <text:p>5907</text:p>
          </table:table-cell>
          <table:table-cell table:style-name="ce3" table:formula="of:=[.D1113]*[.$P$4]*COS(PI()*([.$P$3] + (1 - [.D1113]/[.$P$1])*[.$P$2])) + [.$P$5]" office:value-type="float" office:value="845.507775693189" calcext:value-type="float">
            <text:p>846</text:p>
          </table:table-cell>
          <table:table-cell office:value-type="float" office:value="840" calcext:value-type="float">
            <text:p>840</text:p>
          </table:table-cell>
          <table:table-cell table:formula="of:=[.B1113]+45"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16</text:p>
          </table:table-cell>
          <table:table-cell office:value-type="float" office:value="789" calcext:value-type="float">
            <text:p>789</text:p>
          </table:table-cell>
          <table:table-cell office:value-type="float" office:value="414" calcext:value-type="float">
            <text:p>414</text:p>
          </table:table-cell>
          <table:table-cell office:value-type="float" office:value="5895" calcext:value-type="float">
            <text:p>5895</text:p>
          </table:table-cell>
          <table:table-cell table:style-name="ce3" table:formula="of:=[.D1114]*[.$P$4]*COS(PI()*([.$P$3] + (1 - [.D1114]/[.$P$1])*[.$P$2])) + [.$P$5]" office:value-type="float" office:value="842.148233944773" calcext:value-type="float">
            <text:p>842</text:p>
          </table:table-cell>
          <table:table-cell office:value-type="float" office:value="826" calcext:value-type="float">
            <text:p>826</text:p>
          </table:table-cell>
          <table:table-cell table:formula="of:=[.B1114]+45"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20</text:p>
          </table:table-cell>
          <table:table-cell office:value-type="float" office:value="784" calcext:value-type="float">
            <text:p>784</text:p>
          </table:table-cell>
          <table:table-cell office:value-type="float" office:value="413" calcext:value-type="float">
            <text:p>413</text:p>
          </table:table-cell>
          <table:table-cell office:value-type="float" office:value="5863" calcext:value-type="float">
            <text:p>5863</text:p>
          </table:table-cell>
          <table:table-cell table:style-name="ce3" table:formula="of:=[.D1115]*[.$P$4]*COS(PI()*([.$P$3] + (1 - [.D1115]/[.$P$1])*[.$P$2])) + [.$P$5]" office:value-type="float" office:value="833.229560161601" calcext:value-type="float">
            <text:p>833</text:p>
          </table:table-cell>
          <table:table-cell office:value-type="float" office:value="832" calcext:value-type="float">
            <text:p>832</text:p>
          </table:table-cell>
          <table:table-cell table:formula="of:=[.B1115]+45"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24</text:p>
          </table:table-cell>
          <table:table-cell office:value-type="float" office:value="784" calcext:value-type="float">
            <text:p>784</text:p>
          </table:table-cell>
          <table:table-cell office:value-type="float" office:value="413" calcext:value-type="float">
            <text:p>413</text:p>
          </table:table-cell>
          <table:table-cell office:value-type="float" office:value="5872" calcext:value-type="float">
            <text:p>5872</text:p>
          </table:table-cell>
          <table:table-cell table:style-name="ce3" table:formula="of:=[.D1116]*[.$P$4]*COS(PI()*([.$P$3] + (1 - [.D1116]/[.$P$1])*[.$P$2])) + [.$P$5]" office:value-type="float" office:value="835.73203422388" calcext:value-type="float">
            <text:p>836</text:p>
          </table:table-cell>
          <table:table-cell office:value-type="float" office:value="819" calcext:value-type="float">
            <text:p>819</text:p>
          </table:table-cell>
          <table:table-cell table:formula="of:=[.B1116]+45"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28</text:p>
          </table:table-cell>
          <table:table-cell office:value-type="float" office:value="784" calcext:value-type="float">
            <text:p>784</text:p>
          </table:table-cell>
          <table:table-cell office:value-type="float" office:value="413" calcext:value-type="float">
            <text:p>413</text:p>
          </table:table-cell>
          <table:table-cell office:value-type="float" office:value="5829" calcext:value-type="float">
            <text:p>5829</text:p>
          </table:table-cell>
          <table:table-cell table:style-name="ce3" table:formula="of:=[.D1117]*[.$P$4]*COS(PI()*([.$P$3] + (1 - [.D1117]/[.$P$1])*[.$P$2])) + [.$P$5]" office:value-type="float" office:value="823.817552461483" calcext:value-type="float">
            <text:p>824</text:p>
          </table:table-cell>
          <table:table-cell office:value-type="float" office:value="829" calcext:value-type="float">
            <text:p>829</text:p>
          </table:table-cell>
          <table:table-cell table:formula="of:=[.B1117]+45"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44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78" calcext:value-type="float">
            <text:p>5878</text:p>
          </table:table-cell>
          <table:table-cell table:style-name="ce3" table:formula="of:=[.D1118]*[.$P$4]*COS(PI()*([.$P$3] + (1 - [.D1118]/[.$P$1])*[.$P$2])) + [.$P$5]" office:value-type="float" office:value="837.402918222775" calcext:value-type="float">
            <text:p>837</text:p>
          </table:table-cell>
          <table:table-cell office:value-type="float" office:value="820" calcext:value-type="float">
            <text:p>820</text:p>
          </table:table-cell>
          <table:table-cell table:formula="of:=[.B1118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48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83" calcext:value-type="float">
            <text:p>5883</text:p>
          </table:table-cell>
          <table:table-cell table:style-name="ce3" table:formula="of:=[.D1119]*[.$P$4]*COS(PI()*([.$P$3] + (1 - [.D1119]/[.$P$1])*[.$P$2])) + [.$P$5]" office:value-type="float" office:value="838.796889812148" calcext:value-type="float">
            <text:p>839</text:p>
          </table:table-cell>
          <table:table-cell office:value-type="float" office:value="827" calcext:value-type="float">
            <text:p>827</text:p>
          </table:table-cell>
          <table:table-cell table:formula="of:=[.B1119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52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79" calcext:value-type="float">
            <text:p>5879</text:p>
          </table:table-cell>
          <table:table-cell table:style-name="ce3" table:formula="of:=[.D1120]*[.$P$4]*COS(PI()*([.$P$3] + (1 - [.D1120]/[.$P$1])*[.$P$2])) + [.$P$5]" office:value-type="float" office:value="837.681598512362" calcext:value-type="float">
            <text:p>838</text:p>
          </table:table-cell>
          <table:table-cell office:value-type="float" office:value="827" calcext:value-type="float">
            <text:p>827</text:p>
          </table:table-cell>
          <table:table-cell table:formula="of:=[.B1120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49:56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68" calcext:value-type="float">
            <text:p>5868</text:p>
          </table:table-cell>
          <table:table-cell table:style-name="ce3" table:formula="of:=[.D1121]*[.$P$4]*COS(PI()*([.$P$3] + (1 - [.D1121]/[.$P$1])*[.$P$2])) + [.$P$5]" office:value-type="float" office:value="834.619252681559" calcext:value-type="float">
            <text:p>835</text:p>
          </table:table-cell>
          <table:table-cell office:value-type="float" office:value="834" calcext:value-type="float">
            <text:p>834</text:p>
          </table:table-cell>
          <table:table-cell table:formula="of:=[.B1121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48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20" calcext:value-type="float">
            <text:p>5820</text:p>
          </table:table-cell>
          <table:table-cell table:style-name="ce3" table:formula="of:=[.D1122]*[.$P$4]*COS(PI()*([.$P$3] + (1 - [.D1122]/[.$P$1])*[.$P$2])) + [.$P$5]" office:value-type="float" office:value="821.337217991968" calcext:value-type="float">
            <text:p>821</text:p>
          </table:table-cell>
          <table:table-cell office:value-type="float" office:value="837" calcext:value-type="float">
            <text:p>837</text:p>
          </table:table-cell>
          <table:table-cell table:formula="of:=[.B1122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52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78" calcext:value-type="float">
            <text:p>5878</text:p>
          </table:table-cell>
          <table:table-cell table:style-name="ce3" table:formula="of:=[.D1123]*[.$P$4]*COS(PI()*([.$P$3] + (1 - [.D1123]/[.$P$1])*[.$P$2])) + [.$P$5]" office:value-type="float" office:value="837.402918222775" calcext:value-type="float">
            <text:p>837</text:p>
          </table:table-cell>
          <table:table-cell office:value-type="float" office:value="833" calcext:value-type="float">
            <text:p>833</text:p>
          </table:table-cell>
          <table:table-cell table:formula="of:=[.B1123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8:56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78" calcext:value-type="float">
            <text:p>5878</text:p>
          </table:table-cell>
          <table:table-cell table:style-name="ce3" table:formula="of:=[.D1124]*[.$P$4]*COS(PI()*([.$P$3] + (1 - [.D1124]/[.$P$1])*[.$P$2])) + [.$P$5]" office:value-type="float" office:value="837.402918222775" calcext:value-type="float">
            <text:p>837</text:p>
          </table:table-cell>
          <table:table-cell office:value-type="float" office:value="826" calcext:value-type="float">
            <text:p>826</text:p>
          </table:table-cell>
          <table:table-cell table:formula="of:=[.B1124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19:00</text:p>
          </table:table-cell>
          <table:table-cell office:value-type="float" office:value="782" calcext:value-type="float">
            <text:p>782</text:p>
          </table:table-cell>
          <table:table-cell office:value-type="float" office:value="412" calcext:value-type="float">
            <text:p>412</text:p>
          </table:table-cell>
          <table:table-cell office:value-type="float" office:value="5850" calcext:value-type="float">
            <text:p>5850</text:p>
          </table:table-cell>
          <table:table-cell table:style-name="ce3" table:formula="of:=[.D1125]*[.$P$4]*COS(PI()*([.$P$3] + (1 - [.D1125]/[.$P$1])*[.$P$2])) + [.$P$5]" office:value-type="float" office:value="829.6230434327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table:formula="of:=[.B1125]+45"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24</text:p>
          </table:table-cell>
          <table:table-cell office:value-type="float" office:value="780" calcext:value-type="float">
            <text:p>780</text:p>
          </table:table-cell>
          <table:table-cell office:value-type="float" office:value="412" calcext:value-type="float">
            <text:p>412</text:p>
          </table:table-cell>
          <table:table-cell office:value-type="float" office:value="5870" calcext:value-type="float">
            <text:p>5870</text:p>
          </table:table-cell>
          <table:table-cell table:style-name="ce3" table:formula="of:=[.D1126]*[.$P$4]*COS(PI()*([.$P$3] + (1 - [.D1126]/[.$P$1])*[.$P$2])) + [.$P$5]" office:value-type="float" office:value="835.175529309819" calcext:value-type="float">
            <text:p>835</text:p>
          </table:table-cell>
          <table:table-cell office:value-type="float" office:value="843" calcext:value-type="float">
            <text:p>843</text:p>
          </table:table-cell>
          <table:table-cell table:formula="of:=[.B1126]+45"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28</text:p>
          </table:table-cell>
          <table:table-cell office:value-type="float" office:value="780" calcext:value-type="float">
            <text:p>780</text:p>
          </table:table-cell>
          <table:table-cell office:value-type="float" office:value="412" calcext:value-type="float">
            <text:p>412</text:p>
          </table:table-cell>
          <table:table-cell office:value-type="float" office:value="5886" calcext:value-type="float">
            <text:p>5886</text:p>
          </table:table-cell>
          <table:table-cell table:style-name="ce3" table:formula="of:=[.D1127]*[.$P$4]*COS(PI()*([.$P$3] + (1 - [.D1127]/[.$P$1])*[.$P$2])) + [.$P$5]" office:value-type="float" office:value="839.633956774771" calcext:value-type="float">
            <text:p>840</text:p>
          </table:table-cell>
          <table:table-cell office:value-type="float" office:value="834" calcext:value-type="float">
            <text:p>834</text:p>
          </table:table-cell>
          <table:table-cell table:formula="of:=[.B1127]+45"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32</text:p>
          </table:table-cell>
          <table:table-cell office:value-type="float" office:value="780" calcext:value-type="float">
            <text:p>780</text:p>
          </table:table-cell>
          <table:table-cell office:value-type="float" office:value="412" calcext:value-type="float">
            <text:p>412</text:p>
          </table:table-cell>
          <table:table-cell office:value-type="float" office:value="5871" calcext:value-type="float">
            <text:p>5871</text:p>
          </table:table-cell>
          <table:table-cell table:style-name="ce3" table:formula="of:=[.D1128]*[.$P$4]*COS(PI()*([.$P$3] + (1 - [.D1128]/[.$P$1])*[.$P$2])) + [.$P$5]" office:value-type="float" office:value="835.453753233987" calcext:value-type="float">
            <text:p>835</text:p>
          </table:table-cell>
          <table:table-cell office:value-type="float" office:value="830" calcext:value-type="float">
            <text:p>830</text:p>
          </table:table-cell>
          <table:table-cell table:formula="of:=[.B1128]+45"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36</text:p>
          </table:table-cell>
          <table:table-cell office:value-type="float" office:value="780" calcext:value-type="float">
            <text:p>780</text:p>
          </table:table-cell>
          <table:table-cell office:value-type="float" office:value="412" calcext:value-type="float">
            <text:p>412</text:p>
          </table:table-cell>
          <table:table-cell office:value-type="float" office:value="5833" calcext:value-type="float">
            <text:p>5833</text:p>
          </table:table-cell>
          <table:table-cell table:style-name="ce3" table:formula="of:=[.D1129]*[.$P$4]*COS(PI()*([.$P$3] + (1 - [.D1129]/[.$P$1])*[.$P$2])) + [.$P$5]" office:value-type="float" office:value="824.921413507596" calcext:value-type="float">
            <text:p>825</text:p>
          </table:table-cell>
          <table:table-cell office:value-type="float" office:value="830" calcext:value-type="float">
            <text:p>830</text:p>
          </table:table-cell>
          <table:table-cell table:formula="of:=[.B1129]+45"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48</text:p>
          </table:table-cell>
          <table:table-cell office:value-type="float" office:value="777" calcext:value-type="float">
            <text:p>777</text:p>
          </table:table-cell>
          <table:table-cell office:value-type="float" office:value="411" calcext:value-type="float">
            <text:p>411</text:p>
          </table:table-cell>
          <table:table-cell office:value-type="float" office:value="5848" calcext:value-type="float">
            <text:p>5848</text:p>
          </table:table-cell>
          <table:table-cell table:style-name="ce3" table:formula="of:=[.D1130]*[.$P$4]*COS(PI()*([.$P$3] + (1 - [.D1130]/[.$P$1])*[.$P$2])) + [.$P$5]" office:value-type="float" office:value="829.06905217595" calcext:value-type="float">
            <text:p>829</text:p>
          </table:table-cell>
          <table:table-cell office:value-type="float" office:value="816" calcext:value-type="float">
            <text:p>816</text:p>
          </table:table-cell>
          <table:table-cell table:formula="of:=[.B1130]+45"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56</text:p>
          </table:table-cell>
          <table:table-cell office:value-type="float" office:value="776" calcext:value-type="float">
            <text:p>776</text:p>
          </table:table-cell>
          <table:table-cell office:value-type="float" office:value="411" calcext:value-type="float">
            <text:p>411</text:p>
          </table:table-cell>
          <table:table-cell office:value-type="float" office:value="5851" calcext:value-type="float">
            <text:p>5851</text:p>
          </table:table-cell>
          <table:table-cell table:style-name="ce3" table:formula="of:=[.D1131]*[.$P$4]*COS(PI()*([.$P$3] + (1 - [.D1131]/[.$P$1])*[.$P$2])) + [.$P$5]" office:value-type="float" office:value="829.900124842338" calcext:value-type="float">
            <text:p>830</text:p>
          </table:table-cell>
          <table:table-cell office:value-type="float" office:value="830" calcext:value-type="float">
            <text:p>830</text:p>
          </table:table-cell>
          <table:table-cell table:formula="of:=[.B1131]+45"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00</text:p>
          </table:table-cell>
          <table:table-cell office:value-type="float" office:value="776" calcext:value-type="float">
            <text:p>776</text:p>
          </table:table-cell>
          <table:table-cell office:value-type="float" office:value="411" calcext:value-type="float">
            <text:p>411</text:p>
          </table:table-cell>
          <table:table-cell office:value-type="float" office:value="5839" calcext:value-type="float">
            <text:p>5839</text:p>
          </table:table-cell>
          <table:table-cell table:style-name="ce3" table:formula="of:=[.D1132]*[.$P$4]*COS(PI()*([.$P$3] + (1 - [.D1132]/[.$P$1])*[.$P$2])) + [.$P$5]" office:value-type="float" office:value="826.578923428553" calcext:value-type="float">
            <text:p>827</text:p>
          </table:table-cell>
          <table:table-cell office:value-type="float" office:value="821" calcext:value-type="float">
            <text:p>821</text:p>
          </table:table-cell>
          <table:table-cell table:formula="of:=[.B1132]+45"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04</text:p>
          </table:table-cell>
          <table:table-cell office:value-type="float" office:value="776" calcext:value-type="float">
            <text:p>776</text:p>
          </table:table-cell>
          <table:table-cell office:value-type="float" office:value="411" calcext:value-type="float">
            <text:p>411</text:p>
          </table:table-cell>
          <table:table-cell office:value-type="float" office:value="5826" calcext:value-type="float">
            <text:p>5826</text:p>
          </table:table-cell>
          <table:table-cell table:style-name="ce3" table:formula="of:=[.D1133]*[.$P$4]*COS(PI()*([.$P$3] + (1 - [.D1133]/[.$P$1])*[.$P$2])) + [.$P$5]" office:value-type="float" office:value="822.990258357807" calcext:value-type="float">
            <text:p>823</text:p>
          </table:table-cell>
          <table:table-cell office:value-type="float" office:value="820" calcext:value-type="float">
            <text:p>820</text:p>
          </table:table-cell>
          <table:table-cell table:formula="of:=[.B1133]+45"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6:08</text:p>
          </table:table-cell>
          <table:table-cell office:value-type="float" office:value="776" calcext:value-type="float">
            <text:p>776</text:p>
          </table:table-cell>
          <table:table-cell office:value-type="float" office:value="411" calcext:value-type="float">
            <text:p>411</text:p>
          </table:table-cell>
          <table:table-cell office:value-type="float" office:value="5833" calcext:value-type="float">
            <text:p>5833</text:p>
          </table:table-cell>
          <table:table-cell table:style-name="ce3" table:formula="of:=[.D1134]*[.$P$4]*COS(PI()*([.$P$3] + (1 - [.D1134]/[.$P$1])*[.$P$2])) + [.$P$5]" office:value-type="float" office:value="824.921413507596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table:formula="of:=[.B1134]+45"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32</text:p>
          </table:table-cell>
          <table:table-cell office:value-type="float" office:value="776" calcext:value-type="float">
            <text:p>776</text:p>
          </table:table-cell>
          <table:table-cell office:value-type="float" office:value="411" calcext:value-type="float">
            <text:p>411</text:p>
          </table:table-cell>
          <table:table-cell office:value-type="float" office:value="5851" calcext:value-type="float">
            <text:p>5851</text:p>
          </table:table-cell>
          <table:table-cell table:style-name="ce3" table:formula="of:=[.D1135]*[.$P$4]*COS(PI()*([.$P$3] + (1 - [.D1135]/[.$P$1])*[.$P$2])) + [.$P$5]" office:value-type="float" office:value="829.900124842338" calcext:value-type="float">
            <text:p>830</text:p>
          </table:table-cell>
          <table:table-cell office:value-type="float" office:value="835" calcext:value-type="float">
            <text:p>835</text:p>
          </table:table-cell>
          <table:table-cell table:formula="of:=[.B1135]+45"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36</text:p>
          </table:table-cell>
          <table:table-cell office:value-type="float" office:value="772" calcext:value-type="float">
            <text:p>772</text:p>
          </table:table-cell>
          <table:table-cell office:value-type="float" office:value="410" calcext:value-type="float">
            <text:p>410</text:p>
          </table:table-cell>
          <table:table-cell office:value-type="float" office:value="5876" calcext:value-type="float">
            <text:p>5876</text:p>
          </table:table-cell>
          <table:table-cell table:style-name="ce3" table:formula="of:=[.D1136]*[.$P$4]*COS(PI()*([.$P$3] + (1 - [.D1136]/[.$P$1])*[.$P$2])) + [.$P$5]" office:value-type="float" office:value="836.84572872619" calcext:value-type="float">
            <text:p>837</text:p>
          </table:table-cell>
          <table:table-cell office:value-type="float" office:value="823" calcext:value-type="float">
            <text:p>823</text:p>
          </table:table-cell>
          <table:table-cell table:formula="of:=[.B1136]+45"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40</text:p>
          </table:table-cell>
          <table:table-cell office:value-type="float" office:value="772" calcext:value-type="float">
            <text:p>772</text:p>
          </table:table-cell>
          <table:table-cell office:value-type="float" office:value="410" calcext:value-type="float">
            <text:p>410</text:p>
          </table:table-cell>
          <table:table-cell office:value-type="float" office:value="5843" calcext:value-type="float">
            <text:p>5843</text:p>
          </table:table-cell>
          <table:table-cell table:style-name="ce3" table:formula="of:=[.D1137]*[.$P$4]*COS(PI()*([.$P$3] + (1 - [.D1137]/[.$P$1])*[.$P$2])) + [.$P$5]" office:value-type="float" office:value="827.685075081002" calcext:value-type="float">
            <text:p>828</text:p>
          </table:table-cell>
          <table:table-cell office:value-type="float" office:value="812" calcext:value-type="float">
            <text:p>812</text:p>
          </table:table-cell>
          <table:table-cell table:formula="of:=[.B1137]+45"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44</text:p>
          </table:table-cell>
          <table:table-cell office:value-type="float" office:value="772" calcext:value-type="float">
            <text:p>772</text:p>
          </table:table-cell>
          <table:table-cell office:value-type="float" office:value="410" calcext:value-type="float">
            <text:p>410</text:p>
          </table:table-cell>
          <table:table-cell office:value-type="float" office:value="5830" calcext:value-type="float">
            <text:p>5830</text:p>
          </table:table-cell>
          <table:table-cell table:style-name="ce3" table:formula="of:=[.D1138]*[.$P$4]*COS(PI()*([.$P$3] + (1 - [.D1138]/[.$P$1])*[.$P$2])) + [.$P$5]" office:value-type="float" office:value="824.09343177992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table:formula="of:=[.B1138]+45"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52</text:p>
          </table:table-cell>
          <table:table-cell office:value-type="float" office:value="772" calcext:value-type="float">
            <text:p>772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table:style-name="ce3" table:formula="of:=[.D1139]*[.$P$4]*COS(PI()*([.$P$3] + (1 - [.D1139]/[.$P$1])*[.$P$2])) + [.$P$5]" office:value-type="float" office:value="821.612581363257" calcext:value-type="float">
            <text:p>822</text:p>
          </table:table-cell>
          <table:table-cell office:value-type="float" office:value="817" calcext:value-type="float">
            <text:p>817</text:p>
          </table:table-cell>
          <table:table-cell table:formula="of:=[.B1139]+45"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48</text:p>
          </table:table-cell>
          <table:table-cell office:value-type="float" office:value="770" calcext:value-type="float">
            <text:p>770</text:p>
          </table:table-cell>
          <table:table-cell office:value-type="float" office:value="409" calcext:value-type="float">
            <text:p>409</text:p>
          </table:table-cell>
          <table:table-cell office:value-type="float" office:value="5843" calcext:value-type="float">
            <text:p>5843</text:p>
          </table:table-cell>
          <table:table-cell table:style-name="ce3" table:formula="of:=[.D1140]*[.$P$4]*COS(PI()*([.$P$3] + (1 - [.D1140]/[.$P$1])*[.$P$2])) + [.$P$5]" office:value-type="float" office:value="827.685075081002" calcext:value-type="float">
            <text:p>828</text:p>
          </table:table-cell>
          <table:table-cell office:value-type="float" office:value="824" calcext:value-type="float">
            <text:p>824</text:p>
          </table:table-cell>
          <table:table-cell table:formula="of:=[.B1140]+45"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52</text:p>
          </table:table-cell>
          <table:table-cell office:value-type="float" office:value="764" calcext:value-type="float">
            <text:p>764</text:p>
          </table:table-cell>
          <table:table-cell office:value-type="float" office:value="408" calcext:value-type="float">
            <text:p>408</text:p>
          </table:table-cell>
          <table:table-cell office:value-type="float" office:value="5780" calcext:value-type="float">
            <text:p>5780</text:p>
          </table:table-cell>
          <table:table-cell table:style-name="ce3" table:formula="of:=[.D1141]*[.$P$4]*COS(PI()*([.$P$3] + (1 - [.D1141]/[.$P$1])*[.$P$2])) + [.$P$5]" office:value-type="float" office:value="810.369774879845" calcext:value-type="float">
            <text:p>810</text:p>
          </table:table-cell>
          <table:table-cell office:value-type="float" office:value="798" calcext:value-type="float">
            <text:p>798</text:p>
          </table:table-cell>
          <table:table-cell table:formula="of:=[.B1141]+45"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12</text:p>
          </table:table-cell>
          <table:table-cell office:value-type="float" office:value="764" calcext:value-type="float">
            <text:p>764</text:p>
          </table:table-cell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 table:style-name="ce3" table:formula="of:=[.D1142]*[.$P$4]*COS(PI()*([.$P$3] + (1 - [.D1142]/[.$P$1])*[.$P$2])) + [.$P$5]" office:value-type="float" office:value="807.642295200343" calcext:value-type="float">
            <text:p>808</text:p>
          </table:table-cell>
          <table:table-cell office:value-type="float" office:value="815" calcext:value-type="float">
            <text:p>815</text:p>
          </table:table-cell>
          <table:table-cell table:formula="of:=[.B1142]+45"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52</text:p>
          </table:table-cell>
          <table:table-cell office:value-type="float" office:value="764" calcext:value-type="float">
            <text:p>764</text:p>
          </table:table-cell>
          <table:table-cell office:value-type="float" office:value="408" calcext:value-type="float">
            <text:p>408</text:p>
          </table:table-cell>
          <table:table-cell office:value-type="float" office:value="5821" calcext:value-type="float">
            <text:p>5821</text:p>
          </table:table-cell>
          <table:table-cell table:style-name="ce3" table:formula="of:=[.D1143]*[.$P$4]*COS(PI()*([.$P$3] + (1 - [.D1143]/[.$P$1])*[.$P$2])) + [.$P$5]" office:value-type="float" office:value="821.612581363257" calcext:value-type="float">
            <text:p>822</text:p>
          </table:table-cell>
          <table:table-cell office:value-type="float" office:value="816" calcext:value-type="float">
            <text:p>816</text:p>
          </table:table-cell>
          <table:table-cell table:formula="of:=[.B1143]+45"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56</text:p>
          </table:table-cell>
          <table:table-cell office:value-type="float" office:value="764" calcext:value-type="float">
            <text:p>764</text:p>
          </table:table-cell>
          <table:table-cell office:value-type="float" office:value="408" calcext:value-type="float">
            <text:p>408</text:p>
          </table:table-cell>
          <table:table-cell office:value-type="float" office:value="5819" calcext:value-type="float">
            <text:p>5819</text:p>
          </table:table-cell>
          <table:table-cell table:style-name="ce3" table:formula="of:=[.D1144]*[.$P$4]*COS(PI()*([.$P$3] + (1 - [.D1144]/[.$P$1])*[.$P$2])) + [.$P$5]" office:value-type="float" office:value="821.061911976404" calcext:value-type="float">
            <text:p>821</text:p>
          </table:table-cell>
          <table:table-cell office:value-type="float" office:value="815" calcext:value-type="float">
            <text:p>815</text:p>
          </table:table-cell>
          <table:table-cell table:formula="of:=[.B1144]+45"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00</text:p>
          </table:table-cell>
          <table:table-cell office:value-type="float" office:value="764" calcext:value-type="float">
            <text:p>764</text:p>
          </table:table-cell>
          <table:table-cell office:value-type="float" office:value="408" calcext:value-type="float">
            <text:p>408</text:p>
          </table:table-cell>
          <table:table-cell office:value-type="float" office:value="5814" calcext:value-type="float">
            <text:p>5814</text:p>
          </table:table-cell>
          <table:table-cell table:style-name="ce3" table:formula="of:=[.D1145]*[.$P$4]*COS(PI()*([.$P$3] + (1 - [.D1145]/[.$P$1])*[.$P$2])) + [.$P$5]" office:value-type="float" office:value="819.686242432039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table:formula="of:=[.B1145]+45"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20</text:p>
          </table:table-cell>
          <table:table-cell office:value-type="float" office:value="762" calcext:value-type="float">
            <text:p>762</text:p>
          </table:table-cell>
          <table:table-cell office:value-type="float" office:value="407" calcext:value-type="float">
            <text:p>407</text:p>
          </table:table-cell>
          <table:table-cell office:value-type="float" office:value="5853" calcext:value-type="float">
            <text:p>5853</text:p>
          </table:table-cell>
          <table:table-cell table:style-name="ce3" table:formula="of:=[.D1146]*[.$P$4]*COS(PI()*([.$P$3] + (1 - [.D1146]/[.$P$1])*[.$P$2])) + [.$P$5]" office:value-type="float" office:value="830.454459195669" calcext:value-type="float">
            <text:p>830</text:p>
          </table:table-cell>
          <table:table-cell office:value-type="float" office:value="805" calcext:value-type="float">
            <text:p>805</text:p>
          </table:table-cell>
          <table:table-cell table:formula="of:=[.B1146]+45"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24</text:p>
          </table:table-cell>
          <table:table-cell office:value-type="float" office:value="762" calcext:value-type="float">
            <text:p>762</text:p>
          </table:table-cell>
          <table:table-cell office:value-type="float" office:value="407" calcext:value-type="float">
            <text:p>407</text:p>
          </table:table-cell>
          <table:table-cell office:value-type="float" office:value="5835" calcext:value-type="float">
            <text:p>5835</text:p>
          </table:table-cell>
          <table:table-cell table:style-name="ce3" table:formula="of:=[.D1147]*[.$P$4]*COS(PI()*([.$P$3] + (1 - [.D1147]/[.$P$1])*[.$P$2])) + [.$P$5]" office:value-type="float" office:value="825.473687746361" calcext:value-type="float">
            <text:p>825</text:p>
          </table:table-cell>
          <table:table-cell office:value-type="float" office:value="803" calcext:value-type="float">
            <text:p>803</text:p>
          </table:table-cell>
          <table:table-cell table:formula="of:=[.B1147]+45"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28</text:p>
          </table:table-cell>
          <table:table-cell office:value-type="float" office:value="762" calcext:value-type="float">
            <text:p>762</text:p>
          </table:table-cell>
          <table:table-cell office:value-type="float" office:value="407" calcext:value-type="float">
            <text:p>407</text:p>
          </table:table-cell>
          <table:table-cell office:value-type="float" office:value="5804" calcext:value-type="float">
            <text:p>5804</text:p>
          </table:table-cell>
          <table:table-cell table:style-name="ce3" table:formula="of:=[.D1148]*[.$P$4]*COS(PI()*([.$P$3] + (1 - [.D1148]/[.$P$1])*[.$P$2])) + [.$P$5]" office:value-type="float" office:value="816.939208266284" calcext:value-type="float">
            <text:p>817</text:p>
          </table:table-cell>
          <table:table-cell office:value-type="float" office:value="811" calcext:value-type="float">
            <text:p>811</text:p>
          </table:table-cell>
          <table:table-cell table:formula="of:=[.B1148]+45"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32</text:p>
          </table:table-cell>
          <table:table-cell office:value-type="float" office:value="759" calcext:value-type="float">
            <text:p>759</text:p>
          </table:table-cell>
          <table:table-cell office:value-type="float" office:value="407" calcext:value-type="float">
            <text:p>407</text:p>
          </table:table-cell>
          <table:table-cell office:value-type="float" office:value="5751" calcext:value-type="float">
            <text:p>5751</text:p>
          </table:table-cell>
          <table:table-cell table:style-name="ce3" table:formula="of:=[.D1149]*[.$P$4]*COS(PI()*([.$P$3] + (1 - [.D1149]/[.$P$1])*[.$P$2])) + [.$P$5]" office:value-type="float" office:value="802.475967187726" calcext:value-type="float">
            <text:p>802</text:p>
          </table:table-cell>
          <table:table-cell office:value-type="float" office:value="802" calcext:value-type="float">
            <text:p>802</text:p>
          </table:table-cell>
          <table:table-cell table:formula="of:=[.B1149]+45"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36</text:p>
          </table:table-cell>
          <table:table-cell office:value-type="float" office:value="759" calcext:value-type="float">
            <text:p>759</text:p>
          </table:table-cell>
          <table:table-cell office:value-type="float" office:value="407" calcext:value-type="float">
            <text:p>407</text:p>
          </table:table-cell>
          <table:table-cell office:value-type="float" office:value="5752" calcext:value-type="float">
            <text:p>5752</text:p>
          </table:table-cell>
          <table:table-cell table:style-name="ce3" table:formula="of:=[.D1150]*[.$P$4]*COS(PI()*([.$P$3] + (1 - [.D1150]/[.$P$1])*[.$P$2])) + [.$P$5]" office:value-type="float" office:value="802.747359844915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formula="of:=[.B1150]+45"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40</text:p>
          </table:table-cell>
          <table:table-cell office:value-type="float" office:value="759" calcext:value-type="float">
            <text:p>759</text:p>
          </table:table-cell>
          <table:table-cell office:value-type="float" office:value="407" calcext:value-type="float">
            <text:p>407</text:p>
          </table:table-cell>
          <table:table-cell office:value-type="float" office:value="5747" calcext:value-type="float">
            <text:p>5747</text:p>
          </table:table-cell>
          <table:table-cell table:style-name="ce3" table:formula="of:=[.D1151]*[.$P$4]*COS(PI()*([.$P$3] + (1 - [.D1151]/[.$P$1])*[.$P$2])) + [.$P$5]" office:value-type="float" office:value="801.390974032758" calcext:value-type="float">
            <text:p>801</text:p>
          </table:table-cell>
          <table:table-cell office:value-type="float" office:value="804" calcext:value-type="float">
            <text:p>804</text:p>
          </table:table-cell>
          <table:table-cell table:formula="of:=[.B1151]+45"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44</text:p>
          </table:table-cell>
          <table:table-cell office:value-type="float" office:value="759" calcext:value-type="float">
            <text:p>759</text:p>
          </table:table-cell>
          <table:table-cell office:value-type="float" office:value="407" calcext:value-type="float">
            <text:p>407</text:p>
          </table:table-cell>
          <table:table-cell office:value-type="float" office:value="5771" calcext:value-type="float">
            <text:p>5771</text:p>
          </table:table-cell>
          <table:table-cell table:style-name="ce3" table:formula="of:=[.D1152]*[.$P$4]*COS(PI()*([.$P$3] + (1 - [.D1152]/[.$P$1])*[.$P$2])) + [.$P$5]" office:value-type="float" office:value="807.914783897253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table:formula="of:=[.B1152]+45"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16</text:p>
          </table:table-cell>
          <table:table-cell office:value-type="float" office:value="758" calcext:value-type="float">
            <text:p>758</text:p>
          </table:table-cell>
          <table:table-cell office:value-type="float" office:value="406" calcext:value-type="float">
            <text:p>406</text:p>
          </table:table-cell>
          <table:table-cell office:value-type="float" office:value="5783" calcext:value-type="float">
            <text:p>5783</text:p>
          </table:table-cell>
          <table:table-cell table:style-name="ce3" table:formula="of:=[.D1153]*[.$P$4]*COS(PI()*([.$P$3] + (1 - [.D1153]/[.$P$1])*[.$P$2])) + [.$P$5]" office:value-type="float" office:value="811.189141856181" calcext:value-type="float">
            <text:p>811</text:p>
          </table:table-cell>
          <table:table-cell office:value-type="float" office:value="816" calcext:value-type="float">
            <text:p>816</text:p>
          </table:table-cell>
          <table:table-cell table:formula="of:=[.B1153]+45"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20</text:p>
          </table:table-cell>
          <table:table-cell office:value-type="float" office:value="758" calcext:value-type="float">
            <text:p>758</text:p>
          </table:table-cell>
          <table:table-cell office:value-type="float" office:value="406" calcext:value-type="float">
            <text:p>406</text:p>
          </table:table-cell>
          <table:table-cell office:value-type="float" office:value="5813" calcext:value-type="float">
            <text:p>5813</text:p>
          </table:table-cell>
          <table:table-cell table:style-name="ce3" table:formula="of:=[.D1154]*[.$P$4]*COS(PI()*([.$P$3] + (1 - [.D1154]/[.$P$1])*[.$P$2])) + [.$P$5]" office:value-type="float" office:value="819.411280669356" calcext:value-type="float">
            <text:p>819</text:p>
          </table:table-cell>
          <table:table-cell office:value-type="float" office:value="806" calcext:value-type="float">
            <text:p>806</text:p>
          </table:table-cell>
          <table:table-cell table:formula="of:=[.B1154]+45"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24</text:p>
          </table:table-cell>
          <table:table-cell office:value-type="float" office:value="758" calcext:value-type="float">
            <text:p>758</text:p>
          </table:table-cell>
          <table:table-cell office:value-type="float" office:value="406" calcext:value-type="float">
            <text:p>406</text:p>
          </table:table-cell>
          <table:table-cell office:value-type="float" office:value="5794" calcext:value-type="float">
            <text:p>5794</text:p>
          </table:table-cell>
          <table:table-cell table:style-name="ce3" table:formula="of:=[.D1155]*[.$P$4]*COS(PI()*([.$P$3] + (1 - [.D1155]/[.$P$1])*[.$P$2])) + [.$P$5]" office:value-type="float" office:value="814.197918689" calcext:value-type="float">
            <text:p>814</text:p>
          </table:table-cell>
          <table:table-cell office:value-type="float" office:value="814" calcext:value-type="float">
            <text:p>814</text:p>
          </table:table-cell>
          <table:table-cell table:formula="of:=[.B1155]+45"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0:28</text:p>
          </table:table-cell>
          <table:table-cell office:value-type="float" office:value="758" calcext:value-type="float">
            <text:p>758</text:p>
          </table:table-cell>
          <table:table-cell office:value-type="float" office:value="406" calcext:value-type="float">
            <text:p>406</text:p>
          </table:table-cell>
          <table:table-cell office:value-type="float" office:value="5817" calcext:value-type="float">
            <text:p>5817</text:p>
          </table:table-cell>
          <table:table-cell table:style-name="ce3" table:formula="of:=[.D1156]*[.$P$4]*COS(PI()*([.$P$3] + (1 - [.D1156]/[.$P$1])*[.$P$2])) + [.$P$5]" office:value-type="float" office:value="820.511472035034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table:formula="of:=[.B1156]+45"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12</text:p>
          </table:table-cell>
          <table:table-cell office:value-type="float" office:value="758" calcext:value-type="float">
            <text:p>758</text:p>
          </table:table-cell>
          <table:table-cell office:value-type="float" office:value="406" calcext:value-type="float">
            <text:p>406</text:p>
          </table:table-cell>
          <table:table-cell office:value-type="float" office:value="5737" calcext:value-type="float">
            <text:p>5737</text:p>
          </table:table-cell>
          <table:table-cell table:style-name="ce3" table:formula="of:=[.D1157]*[.$P$4]*COS(PI()*([.$P$3] + (1 - [.D1157]/[.$P$1])*[.$P$2])) + [.$P$5]" office:value-type="float" office:value="798.682535399906" calcext:value-type="float">
            <text:p>799</text:p>
          </table:table-cell>
          <table:table-cell office:value-type="float" office:value="803" calcext:value-type="float">
            <text:p>803</text:p>
          </table:table-cell>
          <table:table-cell table:formula="of:=[.B1157]+45"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20</text:p>
          </table:table-cell>
          <table:table-cell office:value-type="float" office:value="748" calcext:value-type="float">
            <text:p>748</text:p>
          </table:table-cell>
          <table:table-cell office:value-type="float" office:value="404" calcext:value-type="float">
            <text:p>404</text:p>
          </table:table-cell>
          <table:table-cell office:value-type="float" office:value="5766" calcext:value-type="float">
            <text:p>5766</text:p>
          </table:table-cell>
          <table:table-cell table:style-name="ce3" table:formula="of:=[.D1158]*[.$P$4]*COS(PI()*([.$P$3] + (1 - [.D1158]/[.$P$1])*[.$P$2])) + [.$P$5]" office:value-type="float" office:value="806.552916830744" calcext:value-type="float">
            <text:p>807</text:p>
          </table:table-cell>
          <table:table-cell office:value-type="float" office:value="794" calcext:value-type="float">
            <text:p>794</text:p>
          </table:table-cell>
          <table:table-cell table:formula="of:=[.B1158]+45"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24</text:p>
          </table:table-cell>
          <table:table-cell office:value-type="float" office:value="748" calcext:value-type="float">
            <text:p>748</text:p>
          </table:table-cell>
          <table:table-cell office:value-type="float" office:value="404" calcext:value-type="float">
            <text:p>404</text:p>
          </table:table-cell>
          <table:table-cell office:value-type="float" office:value="5748" calcext:value-type="float">
            <text:p>5748</text:p>
          </table:table-cell>
          <table:table-cell table:style-name="ce3" table:formula="of:=[.D1159]*[.$P$4]*COS(PI()*([.$P$3] + (1 - [.D1159]/[.$P$1])*[.$P$2])) + [.$P$5]" office:value-type="float" office:value="801.662135689349" calcext:value-type="float">
            <text:p>802</text:p>
          </table:table-cell>
          <table:table-cell office:value-type="float" office:value="793" calcext:value-type="float">
            <text:p>793</text:p>
          </table:table-cell>
          <table:table-cell table:formula="of:=[.B1159]+45"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32</text:p>
          </table:table-cell>
          <table:table-cell office:value-type="float" office:value="746" calcext:value-type="float">
            <text:p>746</text:p>
          </table:table-cell>
          <table:table-cell office:value-type="float" office:value="403" calcext:value-type="float">
            <text:p>403</text:p>
          </table:table-cell>
          <table:table-cell office:value-type="float" office:value="5690" calcext:value-type="float">
            <text:p>5690</text:p>
          </table:table-cell>
          <table:table-cell table:style-name="ce3" table:formula="of:=[.D1160]*[.$P$4]*COS(PI()*([.$P$3] + (1 - [.D1160]/[.$P$1])*[.$P$2])) + [.$P$5]" office:value-type="float" office:value="786.030413702601" calcext:value-type="float">
            <text:p>786</text:p>
          </table:table-cell>
          <table:table-cell office:value-type="float" office:value="798" calcext:value-type="float">
            <text:p>798</text:p>
          </table:table-cell>
          <table:table-cell table:formula="of:=[.B1160]+45"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36</text:p>
          </table:table-cell>
          <table:table-cell office:value-type="float" office:value="746" calcext:value-type="float">
            <text:p>746</text:p>
          </table:table-cell>
          <table:table-cell office:value-type="float" office:value="403" calcext:value-type="float">
            <text:p>403</text:p>
          </table:table-cell>
          <table:table-cell office:value-type="float" office:value="5767" calcext:value-type="float">
            <text:p>5767</text:p>
          </table:table-cell>
          <table:table-cell table:style-name="ce3" table:formula="of:=[.D1161]*[.$P$4]*COS(PI()*([.$P$3] + (1 - [.D1161]/[.$P$1])*[.$P$2])) + [.$P$5]" office:value-type="float" office:value="806.825174949298" calcext:value-type="float">
            <text:p>807</text:p>
          </table:table-cell>
          <table:table-cell office:value-type="float" office:value="793" calcext:value-type="float">
            <text:p>793</text:p>
          </table:table-cell>
          <table:table-cell table:formula="of:=[.B1161]+45"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40</text:p>
          </table:table-cell>
          <table:table-cell office:value-type="float" office:value="746" calcext:value-type="float">
            <text:p>746</text:p>
          </table:table-cell>
          <table:table-cell office:value-type="float" office:value="403" calcext:value-type="float">
            <text:p>403</text:p>
          </table:table-cell>
          <table:table-cell office:value-type="float" office:value="5712" calcext:value-type="float">
            <text:p>5712</text:p>
          </table:table-cell>
          <table:table-cell table:style-name="ce3" table:formula="of:=[.D1162]*[.$P$4]*COS(PI()*([.$P$3] + (1 - [.D1162]/[.$P$1])*[.$P$2])) + [.$P$5]" office:value-type="float" office:value="791.936746816071" calcext:value-type="float">
            <text:p>792</text:p>
          </table:table-cell>
          <table:table-cell office:value-type="float" office:value="791" calcext:value-type="float">
            <text:p>791</text:p>
          </table:table-cell>
          <table:table-cell table:formula="of:=[.B1162]+45"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44</text:p>
          </table:table-cell>
          <table:table-cell office:value-type="float" office:value="746" calcext:value-type="float">
            <text:p>746</text:p>
          </table:table-cell>
          <table:table-cell office:value-type="float" office:value="403" calcext:value-type="float">
            <text:p>403</text:p>
          </table:table-cell>
          <table:table-cell office:value-type="float" office:value="5739" calcext:value-type="float">
            <text:p>5739</text:p>
          </table:table-cell>
          <table:table-cell table:style-name="ce3" table:formula="of:=[.D1163]*[.$P$4]*COS(PI()*([.$P$3] + (1 - [.D1163]/[.$P$1])*[.$P$2])) + [.$P$5]" office:value-type="float" office:value="799.223760748918" calcext:value-type="float">
            <text:p>799</text:p>
          </table:table-cell>
          <table:table-cell office:value-type="float" office:value="796" calcext:value-type="float">
            <text:p>796</text:p>
          </table:table-cell>
          <table:table-cell table:formula="of:=[.B1163]+45"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52</text:p>
          </table:table-cell>
          <table:table-cell office:value-type="float" office:value="739" calcext:value-type="float">
            <text:p>739</text:p>
          </table:table-cell>
          <table:table-cell office:value-type="float" office:value="402" calcext:value-type="float">
            <text:p>402</text:p>
          </table:table-cell>
          <table:table-cell office:value-type="float" office:value="5724" calcext:value-type="float">
            <text:p>5724</text:p>
          </table:table-cell>
          <table:table-cell table:style-name="ce3" table:formula="of:=[.D1164]*[.$P$4]*COS(PI()*([.$P$3] + (1 - [.D1164]/[.$P$1])*[.$P$2])) + [.$P$5]" office:value-type="float" office:value="795.170209985623" calcext:value-type="float">
            <text:p>795</text:p>
          </table:table-cell>
          <table:table-cell office:value-type="float" office:value="787" calcext:value-type="float">
            <text:p>787</text:p>
          </table:table-cell>
          <table:table-cell table:formula="of:=[.B1164]+45"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4:56</text:p>
          </table:table-cell>
          <table:table-cell office:value-type="float" office:value="737" calcext:value-type="float">
            <text:p>737</text:p>
          </table:table-cell>
          <table:table-cell office:value-type="float" office:value="401" calcext:value-type="float">
            <text:p>401</text:p>
          </table:table-cell>
          <table:table-cell office:value-type="float" office:value="5735" calcext:value-type="float">
            <text:p>5735</text:p>
          </table:table-cell>
          <table:table-cell table:style-name="ce3" table:formula="of:=[.D1165]*[.$P$4]*COS(PI()*([.$P$3] + (1 - [.D1165]/[.$P$1])*[.$P$2])) + [.$P$5]" office:value-type="float" office:value="798.141541328093" calcext:value-type="float">
            <text:p>798</text:p>
          </table:table-cell>
          <table:table-cell office:value-type="float" office:value="777" calcext:value-type="float">
            <text:p>777</text:p>
          </table:table-cell>
          <table:table-cell table:formula="of:=[.B1165]+45"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00</text:p>
          </table:table-cell>
          <table:table-cell office:value-type="float" office:value="737" calcext:value-type="float">
            <text:p>737</text:p>
          </table:table-cell>
          <table:table-cell office:value-type="float" office:value="401" calcext:value-type="float">
            <text:p>401</text:p>
          </table:table-cell>
          <table:table-cell office:value-type="float" office:value="5725" calcext:value-type="float">
            <text:p>5725</text:p>
          </table:table-cell>
          <table:table-cell table:style-name="ce3" table:formula="of:=[.D1166]*[.$P$4]*COS(PI()*([.$P$3] + (1 - [.D1166]/[.$P$1])*[.$P$2])) + [.$P$5]" office:value-type="float" office:value="795.44004167207" calcext:value-type="float">
            <text:p>795</text:p>
          </table:table-cell>
          <table:table-cell office:value-type="float" office:value="783" calcext:value-type="float">
            <text:p>783</text:p>
          </table:table-cell>
          <table:table-cell table:formula="of:=[.B1166]+45"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04</text:p>
          </table:table-cell>
          <table:table-cell office:value-type="float" office:value="737" calcext:value-type="float">
            <text:p>737</text:p>
          </table:table-cell>
          <table:table-cell office:value-type="float" office:value="401" calcext:value-type="float">
            <text:p>401</text:p>
          </table:table-cell>
          <table:table-cell office:value-type="float" office:value="5723" calcext:value-type="float">
            <text:p>5723</text:p>
          </table:table-cell>
          <table:table-cell table:style-name="ce3" table:formula="of:=[.D1167]*[.$P$4]*COS(PI()*([.$P$3] + (1 - [.D1167]/[.$P$1])*[.$P$2])) + [.$P$5]" office:value-type="float" office:value="794.900436190142" calcext:value-type="float">
            <text:p>795</text:p>
          </table:table-cell>
          <table:table-cell office:value-type="float" office:value="775" calcext:value-type="float">
            <text:p>775</text:p>
          </table:table-cell>
          <table:table-cell table:formula="of:=[.B1167]+45"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40</text:p>
          </table:table-cell>
          <table:table-cell office:value-type="float" office:value="730" calcext:value-type="float">
            <text:p>730</text:p>
          </table:table-cell>
          <table:table-cell office:value-type="float" office:value="399" calcext:value-type="float">
            <text:p>399</text:p>
          </table:table-cell>
          <table:table-cell office:value-type="float" office:value="5672" calcext:value-type="float">
            <text:p>5672</text:p>
          </table:table-cell>
          <table:table-cell table:style-name="ce3" table:formula="of:=[.D1168]*[.$P$4]*COS(PI()*([.$P$3] + (1 - [.D1168]/[.$P$1])*[.$P$2])) + [.$P$5]" office:value-type="float" office:value="781.218864488524" calcext:value-type="float">
            <text:p>781</text:p>
          </table:table-cell>
          <table:table-cell office:value-type="float" office:value="778" calcext:value-type="float">
            <text:p>778</text:p>
          </table:table-cell>
          <table:table-cell table:formula="of:=[.B1168]+45"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44</text:p>
          </table:table-cell>
          <table:table-cell office:value-type="float" office:value="730" calcext:value-type="float">
            <text:p>730</text:p>
          </table:table-cell>
          <table:table-cell office:value-type="float" office:value="399" calcext:value-type="float">
            <text:p>399</text:p>
          </table:table-cell>
          <table:table-cell office:value-type="float" office:value="5693" calcext:value-type="float">
            <text:p>5693</text:p>
          </table:table-cell>
          <table:table-cell table:style-name="ce3" table:formula="of:=[.D1169]*[.$P$4]*COS(PI()*([.$P$3] + (1 - [.D1169]/[.$P$1])*[.$P$2])) + [.$P$5]" office:value-type="float" office:value="786.834168860427" calcext:value-type="float">
            <text:p>787</text:p>
          </table:table-cell>
          <table:table-cell office:value-type="float" office:value="797" calcext:value-type="float">
            <text:p>797</text:p>
          </table:table-cell>
          <table:table-cell table:formula="of:=[.B1169]+45"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32</text:p>
          </table:table-cell>
          <table:table-cell office:value-type="float" office:value="729" calcext:value-type="float">
            <text:p>729</text:p>
          </table:table-cell>
          <table:table-cell office:value-type="float" office:value="399" calcext:value-type="float">
            <text:p>399</text:p>
          </table:table-cell>
          <table:table-cell office:value-type="float" office:value="5700" calcext:value-type="float">
            <text:p>5700</text:p>
          </table:table-cell>
          <table:table-cell table:style-name="ce3" table:formula="of:=[.D1170]*[.$P$4]*COS(PI()*([.$P$3] + (1 - [.D1170]/[.$P$1])*[.$P$2])) + [.$P$5]" office:value-type="float" office:value="788.711629436131" calcext:value-type="float">
            <text:p>789</text:p>
          </table:table-cell>
          <table:table-cell office:value-type="float" office:value="782" calcext:value-type="float">
            <text:p>782</text:p>
          </table:table-cell>
          <table:table-cell table:formula="of:=[.B1170]+45"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56</text:p>
          </table:table-cell>
          <table:table-cell office:value-type="float" office:value="724" calcext:value-type="float">
            <text:p>724</text:p>
          </table:table-cell>
          <table:table-cell office:value-type="float" office:value="398" calcext:value-type="float">
            <text:p>398</text:p>
          </table:table-cell>
          <table:table-cell office:value-type="float" office:value="5669" calcext:value-type="float">
            <text:p>5669</text:p>
          </table:table-cell>
          <table:table-cell table:style-name="ce3" table:formula="of:=[.D1171]*[.$P$4]*COS(PI()*([.$P$3] + (1 - [.D1171]/[.$P$1])*[.$P$2])) + [.$P$5]" office:value-type="float" office:value="780.418771278599" calcext:value-type="float">
            <text:p>780</text:p>
          </table:table-cell>
          <table:table-cell office:value-type="float" office:value="778" calcext:value-type="float">
            <text:p>778</text:p>
          </table:table-cell>
          <table:table-cell table:formula="of:=[.B1171]+45"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48</text:p>
          </table:table-cell>
          <table:table-cell office:value-type="float" office:value="724" calcext:value-type="float">
            <text:p>724</text:p>
          </table:table-cell>
          <table:table-cell office:value-type="float" office:value="398" calcext:value-type="float">
            <text:p>398</text:p>
          </table:table-cell>
          <table:table-cell office:value-type="float" office:value="5649" calcext:value-type="float">
            <text:p>5649</text:p>
          </table:table-cell>
          <table:table-cell table:style-name="ce3" table:formula="of:=[.D1172]*[.$P$4]*COS(PI()*([.$P$3] + (1 - [.D1172]/[.$P$1])*[.$P$2])) + [.$P$5]" office:value-type="float" office:value="775.098207604136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formula="of:=[.B1172]+45"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00</text:p>
          </table:table-cell>
          <table:table-cell office:value-type="float" office:value="721" calcext:value-type="float">
            <text:p>721</text:p>
          </table:table-cell>
          <table:table-cell office:value-type="float" office:value="397" calcext:value-type="float">
            <text:p>397</text:p>
          </table:table-cell>
          <table:table-cell office:value-type="float" office:value="5637" calcext:value-type="float">
            <text:p>5637</text:p>
          </table:table-cell>
          <table:table-cell table:style-name="ce3" table:formula="of:=[.D1173]*[.$P$4]*COS(PI()*([.$P$3] + (1 - [.D1173]/[.$P$1])*[.$P$2])) + [.$P$5]" office:value-type="float" office:value="771.917060119722" calcext:value-type="float">
            <text:p>772</text:p>
          </table:table-cell>
          <table:table-cell office:value-type="float" office:value="771" calcext:value-type="float">
            <text:p>771</text:p>
          </table:table-cell>
          <table:table-cell table:formula="of:=[.B1173]+45"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32</text:p>
          </table:table-cell>
          <table:table-cell office:value-type="float" office:value="721" calcext:value-type="float">
            <text:p>721</text:p>
          </table:table-cell>
          <table:table-cell office:value-type="float" office:value="397" calcext:value-type="float">
            <text:p>397</text:p>
          </table:table-cell>
          <table:table-cell office:value-type="float" office:value="5668" calcext:value-type="float">
            <text:p>5668</text:p>
          </table:table-cell>
          <table:table-cell table:style-name="ce3" table:formula="of:=[.D1174]*[.$P$4]*COS(PI()*([.$P$3] + (1 - [.D1174]/[.$P$1])*[.$P$2])) + [.$P$5]" office:value-type="float" office:value="780.152189917385" calcext:value-type="float">
            <text:p>780</text:p>
          </table:table-cell>
          <table:table-cell office:value-type="float" office:value="767" calcext:value-type="float">
            <text:p>767</text:p>
          </table:table-cell>
          <table:table-cell table:formula="of:=[.B1174]+45"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36</text:p>
          </table:table-cell>
          <table:table-cell office:value-type="float" office:value="721" calcext:value-type="float">
            <text:p>721</text:p>
          </table:table-cell>
          <table:table-cell office:value-type="float" office:value="397" calcext:value-type="float">
            <text:p>397</text:p>
          </table:table-cell>
          <table:table-cell office:value-type="float" office:value="5661" calcext:value-type="float">
            <text:p>5661</text:p>
          </table:table-cell>
          <table:table-cell table:style-name="ce3" table:formula="of:=[.D1175]*[.$P$4]*COS(PI()*([.$P$3] + (1 - [.D1175]/[.$P$1])*[.$P$2])) + [.$P$5]" office:value-type="float" office:value="778.28775020102" calcext:value-type="float">
            <text:p>778</text:p>
          </table:table-cell>
          <table:table-cell office:value-type="float" office:value="770" calcext:value-type="float">
            <text:p>770</text:p>
          </table:table-cell>
          <table:table-cell table:formula="of:=[.B1175]+45"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40</text:p>
          </table:table-cell>
          <table:table-cell office:value-type="float" office:value="721" calcext:value-type="float">
            <text:p>721</text:p>
          </table:table-cell>
          <table:table-cell office:value-type="float" office:value="397" calcext:value-type="float">
            <text:p>397</text:p>
          </table:table-cell>
          <table:table-cell office:value-type="float" office:value="5668" calcext:value-type="float">
            <text:p>5668</text:p>
          </table:table-cell>
          <table:table-cell table:style-name="ce3" table:formula="of:=[.D1176]*[.$P$4]*COS(PI()*([.$P$3] + (1 - [.D1176]/[.$P$1])*[.$P$2])) + [.$P$5]" office:value-type="float" office:value="780.152189917385" calcext:value-type="float">
            <text:p>780</text:p>
          </table:table-cell>
          <table:table-cell office:value-type="float" office:value="773" calcext:value-type="float">
            <text:p>773</text:p>
          </table:table-cell>
          <table:table-cell table:formula="of:=[.B1176]+45"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00</text:p>
          </table:table-cell>
          <table:table-cell office:value-type="float" office:value="720" calcext:value-type="float">
            <text:p>720</text:p>
          </table:table-cell>
          <table:table-cell office:value-type="float" office:value="397" calcext:value-type="float">
            <text:p>397</text:p>
          </table:table-cell>
          <table:table-cell office:value-type="float" office:value="5619" calcext:value-type="float">
            <text:p>5619</text:p>
          </table:table-cell>
          <table:table-cell table:style-name="ce3" table:formula="of:=[.D1177]*[.$P$4]*COS(PI()*([.$P$3] + (1 - [.D1177]/[.$P$1])*[.$P$2])) + [.$P$5]" office:value-type="float" office:value="767.161100055972" calcext:value-type="float">
            <text:p>767</text:p>
          </table:table-cell>
          <table:table-cell office:value-type="float" office:value="760" calcext:value-type="float">
            <text:p>760</text:p>
          </table:table-cell>
          <table:table-cell table:formula="of:=[.B1177]+45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04</text:p>
          </table:table-cell>
          <table:table-cell office:value-type="float" office:value="720" calcext:value-type="float">
            <text:p>720</text:p>
          </table:table-cell>
          <table:table-cell office:value-type="float" office:value="397" calcext:value-type="float">
            <text:p>397</text:p>
          </table:table-cell>
          <table:table-cell office:value-type="float" office:value="5664" calcext:value-type="float">
            <text:p>5664</text:p>
          </table:table-cell>
          <table:table-cell table:style-name="ce3" table:formula="of:=[.D1178]*[.$P$4]*COS(PI()*([.$P$3] + (1 - [.D1178]/[.$P$1])*[.$P$2])) + [.$P$5]" office:value-type="float" office:value="779.08644649415" calcext:value-type="float">
            <text:p>779</text:p>
          </table:table-cell>
          <table:table-cell office:value-type="float" office:value="768" calcext:value-type="float">
            <text:p>768</text:p>
          </table:table-cell>
          <table:table-cell table:formula="of:=[.B1178]+45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08</text:p>
          </table:table-cell>
          <table:table-cell office:value-type="float" office:value="720" calcext:value-type="float">
            <text:p>720</text:p>
          </table:table-cell>
          <table:table-cell office:value-type="float" office:value="397" calcext:value-type="float">
            <text:p>397</text:p>
          </table:table-cell>
          <table:table-cell office:value-type="float" office:value="5647" calcext:value-type="float">
            <text:p>5647</text:p>
          </table:table-cell>
          <table:table-cell table:style-name="ce3" table:formula="of:=[.D1179]*[.$P$4]*COS(PI()*([.$P$3] + (1 - [.D1179]/[.$P$1])*[.$P$2])) + [.$P$5]" office:value-type="float" office:value="774.567433111364" calcext:value-type="float">
            <text:p>775</text:p>
          </table:table-cell>
          <table:table-cell office:value-type="float" office:value="764" calcext:value-type="float">
            <text:p>764</text:p>
          </table:table-cell>
          <table:table-cell table:formula="of:=[.B1179]+45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9:12</text:p>
          </table:table-cell>
          <table:table-cell office:value-type="float" office:value="720" calcext:value-type="float">
            <text:p>720</text:p>
          </table:table-cell>
          <table:table-cell office:value-type="float" office:value="397" calcext:value-type="float">
            <text:p>397</text:p>
          </table:table-cell>
          <table:table-cell office:value-type="float" office:value="5643" calcext:value-type="float">
            <text:p>5643</text:p>
          </table:table-cell>
          <table:table-cell table:style-name="ce3" table:formula="of:=[.D1180]*[.$P$4]*COS(PI()*([.$P$3] + (1 - [.D1180]/[.$P$1])*[.$P$2])) + [.$P$5]" office:value-type="float" office:value="773.506583891112" calcext:value-type="float">
            <text:p>774</text:p>
          </table:table-cell>
          <table:table-cell office:value-type="float" office:value="769" calcext:value-type="float">
            <text:p>769</text:p>
          </table:table-cell>
          <table:table-cell table:formula="of:=[.B1180]+45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24</text:p>
          </table:table-cell>
          <table:table-cell office:value-type="float" office:value="716" calcext:value-type="float">
            <text:p>716</text:p>
          </table:table-cell>
          <table:table-cell office:value-type="float" office:value="396" calcext:value-type="float">
            <text:p>396</text:p>
          </table:table-cell>
          <table:table-cell office:value-type="float" office:value="5610" calcext:value-type="float">
            <text:p>5610</text:p>
          </table:table-cell>
          <table:table-cell table:style-name="ce3" table:formula="of:=[.D1181]*[.$P$4]*COS(PI()*([.$P$3] + (1 - [.D1181]/[.$P$1])*[.$P$2])) + [.$P$5]" office:value-type="float" office:value="764.790221010484" calcext:value-type="float">
            <text:p>765</text:p>
          </table:table-cell>
          <table:table-cell office:value-type="float" office:value="754" calcext:value-type="float">
            <text:p>754</text:p>
          </table:table-cell>
          <table:table-cell table:formula="of:=[.B1181]+45"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08</text:p>
          </table:table-cell>
          <table:table-cell office:value-type="float" office:value="714" calcext:value-type="float">
            <text:p>714</text:p>
          </table:table-cell>
          <table:table-cell office:value-type="float" office:value="395" calcext:value-type="float">
            <text:p>395</text:p>
          </table:table-cell>
          <table:table-cell office:value-type="float" office:value="5638" calcext:value-type="float">
            <text:p>5638</text:p>
          </table:table-cell>
          <table:table-cell table:style-name="ce3" table:formula="of:=[.D1182]*[.$P$4]*COS(PI()*([.$P$3] + (1 - [.D1182]/[.$P$1])*[.$P$2])) + [.$P$5]" office:value-type="float" office:value="772.18183486971" calcext:value-type="float">
            <text:p>772</text:p>
          </table:table-cell>
          <table:table-cell office:value-type="float" office:value="769" calcext:value-type="float">
            <text:p>769</text:p>
          </table:table-cell>
          <table:table-cell table:formula="of:=[.B1182]+45"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28</text:p>
          </table:table-cell>
          <table:table-cell office:value-type="float" office:value="713" calcext:value-type="float">
            <text:p>713</text:p>
          </table:table-cell>
          <table:table-cell office:value-type="float" office:value="395" calcext:value-type="float">
            <text:p>395</text:p>
          </table:table-cell>
          <table:table-cell office:value-type="float" office:value="5590" calcext:value-type="float">
            <text:p>5590</text:p>
          </table:table-cell>
          <table:table-cell table:style-name="ce3" table:formula="of:=[.D1183]*[.$P$4]*COS(PI()*([.$P$3] + (1 - [.D1183]/[.$P$1])*[.$P$2])) + [.$P$5]" office:value-type="float" office:value="759.538574007166" calcext:value-type="float">
            <text:p>760</text:p>
          </table:table-cell>
          <table:table-cell office:value-type="float" office:value="759" calcext:value-type="float">
            <text:p>759</text:p>
          </table:table-cell>
          <table:table-cell table:formula="of:=[.B1183]+45"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00</text:p>
          </table:table-cell>
          <table:table-cell office:value-type="float" office:value="712" calcext:value-type="float">
            <text:p>712</text:p>
          </table:table-cell>
          <table:table-cell office:value-type="float" office:value="395" calcext:value-type="float">
            <text:p>395</text:p>
          </table:table-cell>
          <table:table-cell office:value-type="float" office:value="5629" calcext:value-type="float">
            <text:p>5629</text:p>
          </table:table-cell>
          <table:table-cell table:style-name="ce3" table:formula="of:=[.D1184]*[.$P$4]*COS(PI()*([.$P$3] + (1 - [.D1184]/[.$P$1])*[.$P$2])) + [.$P$5]" office:value-type="float" office:value="769.800963673544" calcext:value-type="float">
            <text:p>770</text:p>
          </table:table-cell>
          <table:table-cell office:value-type="float" office:value="757" calcext:value-type="float">
            <text:p>757</text:p>
          </table:table-cell>
          <table:table-cell table:formula="of:=[.B1184]+45"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04</text:p>
          </table:table-cell>
          <table:table-cell office:value-type="float" office:value="712" calcext:value-type="float">
            <text:p>712</text:p>
          </table:table-cell>
          <table:table-cell office:value-type="float" office:value="395" calcext:value-type="float">
            <text:p>395</text:p>
          </table:table-cell>
          <table:table-cell office:value-type="float" office:value="5647" calcext:value-type="float">
            <text:p>5647</text:p>
          </table:table-cell>
          <table:table-cell table:style-name="ce3" table:formula="of:=[.D1185]*[.$P$4]*COS(PI()*([.$P$3] + (1 - [.D1185]/[.$P$1])*[.$P$2])) + [.$P$5]" office:value-type="float" office:value="774.567433111364" calcext:value-type="float">
            <text:p>775</text:p>
          </table:table-cell>
          <table:table-cell office:value-type="float" office:value="772" calcext:value-type="float">
            <text:p>772</text:p>
          </table:table-cell>
          <table:table-cell table:formula="of:=[.B1185]+45"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08</text:p>
          </table:table-cell>
          <table:table-cell office:value-type="float" office:value="712" calcext:value-type="float">
            <text:p>712</text:p>
          </table:table-cell>
          <table:table-cell office:value-type="float" office:value="395" calcext:value-type="float">
            <text:p>395</text:p>
          </table:table-cell>
          <table:table-cell office:value-type="float" office:value="5648" calcext:value-type="float">
            <text:p>5648</text:p>
          </table:table-cell>
          <table:table-cell table:style-name="ce3" table:formula="of:=[.D1186]*[.$P$4]*COS(PI()*([.$P$3] + (1 - [.D1186]/[.$P$1])*[.$P$2])) + [.$P$5]" office:value-type="float" office:value="774.832791205351" calcext:value-type="float">
            <text:p>775</text:p>
          </table:table-cell>
          <table:table-cell office:value-type="float" office:value="762" calcext:value-type="float">
            <text:p>762</text:p>
          </table:table-cell>
          <table:table-cell table:formula="of:=[.B1186]+45"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0:12</text:p>
          </table:table-cell>
          <table:table-cell office:value-type="float" office:value="712" calcext:value-type="float">
            <text:p>712</text:p>
          </table:table-cell>
          <table:table-cell office:value-type="float" office:value="395" calcext:value-type="float">
            <text:p>395</text:p>
          </table:table-cell>
          <table:table-cell office:value-type="float" office:value="5639" calcext:value-type="float">
            <text:p>5639</text:p>
          </table:table-cell>
          <table:table-cell table:style-name="ce3" table:formula="of:=[.D1187]*[.$P$4]*COS(PI()*([.$P$3] + (1 - [.D1187]/[.$P$1])*[.$P$2])) + [.$P$5]" office:value-type="float" office:value="772.446667978294" calcext:value-type="float">
            <text:p>772</text:p>
          </table:table-cell>
          <table:table-cell office:value-type="float" office:value="768" calcext:value-type="float">
            <text:p>768</text:p>
          </table:table-cell>
          <table:table-cell table:formula="of:=[.B1187]+45"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04</text:p>
          </table:table-cell>
          <table:table-cell office:value-type="float" office:value="711" calcext:value-type="float">
            <text:p>711</text:p>
          </table:table-cell>
          <table:table-cell office:value-type="float" office:value="394" calcext:value-type="float">
            <text:p>394</text:p>
          </table:table-cell>
          <table:table-cell office:value-type="float" office:value="5626" calcext:value-type="float">
            <text:p>5626</text:p>
          </table:table-cell>
          <table:table-cell table:style-name="ce3" table:formula="of:=[.D1188]*[.$P$4]*COS(PI()*([.$P$3] + (1 - [.D1188]/[.$P$1])*[.$P$2])) + [.$P$5]" office:value-type="float" office:value="769.00839107236" calcext:value-type="float">
            <text:p>769</text:p>
          </table:table-cell>
          <table:table-cell office:value-type="float" office:value="769" calcext:value-type="float">
            <text:p>769</text:p>
          </table:table-cell>
          <table:table-cell table:formula="of:=[.B1188]+45" office:value-type="float" office:value="756" calcext:value-type="float">
            <text:p>75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12</text:p>
          </table:table-cell>
          <table:table-cell office:value-type="float" office:value="704" calcext:value-type="float">
            <text:p>704</text:p>
          </table:table-cell>
          <table:table-cell office:value-type="float" office:value="393" calcext:value-type="float">
            <text:p>393</text:p>
          </table:table-cell>
          <table:table-cell office:value-type="float" office:value="5588" calcext:value-type="float">
            <text:p>5588</text:p>
          </table:table-cell>
          <table:table-cell table:style-name="ce3" table:formula="of:=[.D1189]*[.$P$4]*COS(PI()*([.$P$3] + (1 - [.D1189]/[.$P$1])*[.$P$2])) + [.$P$5]" office:value-type="float" office:value="759.014698129856" calcext:value-type="float">
            <text:p>759</text:p>
          </table:table-cell>
          <table:table-cell office:value-type="float" office:value="743" calcext:value-type="float">
            <text:p>743</text:p>
          </table:table-cell>
          <table:table-cell table:formula="of:=[.B1189]+45"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16</text:p>
          </table:table-cell>
          <table:table-cell office:value-type="float" office:value="704" calcext:value-type="float">
            <text:p>704</text:p>
          </table:table-cell>
          <table:table-cell office:value-type="float" office:value="393" calcext:value-type="float">
            <text:p>393</text:p>
          </table:table-cell>
          <table:table-cell office:value-type="float" office:value="5558" calcext:value-type="float">
            <text:p>5558</text:p>
          </table:table-cell>
          <table:table-cell table:style-name="ce3" table:formula="of:=[.D1190]*[.$P$4]*COS(PI()*([.$P$3] + (1 - [.D1190]/[.$P$1])*[.$P$2])) + [.$P$5]" office:value-type="float" office:value="751.184723788" calcext:value-type="float">
            <text:p>751</text:p>
          </table:table-cell>
          <table:table-cell office:value-type="float" office:value="761" calcext:value-type="float">
            <text:p>761</text:p>
          </table:table-cell>
          <table:table-cell table:formula="of:=[.B1190]+45"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36</text:p>
          </table:table-cell>
          <table:table-cell office:value-type="float" office:value="702" calcext:value-type="float">
            <text:p>702</text:p>
          </table:table-cell>
          <table:table-cell office:value-type="float" office:value="392" calcext:value-type="float">
            <text:p>392</text:p>
          </table:table-cell>
          <table:table-cell office:value-type="float" office:value="5574" calcext:value-type="float">
            <text:p>5574</text:p>
          </table:table-cell>
          <table:table-cell table:style-name="ce3" table:formula="of:=[.D1191]*[.$P$4]*COS(PI()*([.$P$3] + (1 - [.D1191]/[.$P$1])*[.$P$2])) + [.$P$5]" office:value-type="float" office:value="755.35413539234" calcext:value-type="float">
            <text:p>755</text:p>
          </table:table-cell>
          <table:table-cell office:value-type="float" office:value="751" calcext:value-type="float">
            <text:p>751</text:p>
          </table:table-cell>
          <table:table-cell table:formula="of:=[.B1191]+45"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40</text:p>
          </table:table-cell>
          <table:table-cell office:value-type="float" office:value="702" calcext:value-type="float">
            <text:p>702</text:p>
          </table:table-cell>
          <table:table-cell office:value-type="float" office:value="392" calcext:value-type="float">
            <text:p>392</text:p>
          </table:table-cell>
          <table:table-cell office:value-type="float" office:value="5579" calcext:value-type="float">
            <text:p>5579</text:p>
          </table:table-cell>
          <table:table-cell table:style-name="ce3" table:formula="of:=[.D1192]*[.$P$4]*COS(PI()*([.$P$3] + (1 - [.D1192]/[.$P$1])*[.$P$2])) + [.$P$5]" office:value-type="float" office:value="756.66015924554" calcext:value-type="float">
            <text:p>757</text:p>
          </table:table-cell>
          <table:table-cell office:value-type="float" office:value="752" calcext:value-type="float">
            <text:p>752</text:p>
          </table:table-cell>
          <table:table-cell table:formula="of:=[.B1192]+45"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16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office:value-type="float" office:value="5542" calcext:value-type="float">
            <text:p>5542</text:p>
          </table:table-cell>
          <table:table-cell table:style-name="ce3" table:formula="of:=[.D1193]*[.$P$4]*COS(PI()*([.$P$3] + (1 - [.D1193]/[.$P$1])*[.$P$2])) + [.$P$5]" office:value-type="float" office:value="747.03036074836" calcext:value-type="float">
            <text:p>747</text:p>
          </table:table-cell>
          <table:table-cell office:value-type="float" office:value="753" calcext:value-type="float">
            <text:p>753</text:p>
          </table:table-cell>
          <table:table-cell table:formula="of:=[.B1193]+45"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20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office:value-type="float" office:value="5589" calcext:value-type="float">
            <text:p>5589</text:p>
          </table:table-cell>
          <table:table-cell table:style-name="ce3" table:formula="of:=[.D1194]*[.$P$4]*COS(PI()*([.$P$3] + (1 - [.D1194]/[.$P$1])*[.$P$2])) + [.$P$5]" office:value-type="float" office:value="759.276606758509" calcext:value-type="float">
            <text:p>759</text:p>
          </table:table-cell>
          <table:table-cell office:value-type="float" office:value="748" calcext:value-type="float">
            <text:p>748</text:p>
          </table:table-cell>
          <table:table-cell table:formula="of:=[.B1194]+45"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24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office:value-type="float" office:value="5540" calcext:value-type="float">
            <text:p>5540</text:p>
          </table:table-cell>
          <table:table-cell table:style-name="ce3" table:formula="of:=[.D1195]*[.$P$4]*COS(PI()*([.$P$3] + (1 - [.D1195]/[.$P$1])*[.$P$2])) + [.$P$5]" office:value-type="float" office:value="746.512124540209" calcext:value-type="float">
            <text:p>747</text:p>
          </table:table-cell>
          <table:table-cell office:value-type="float" office:value="747" calcext:value-type="float">
            <text:p>747</text:p>
          </table:table-cell>
          <table:table-cell table:formula="of:=[.B1195]+45"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28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office:value-type="float" office:value="5592" calcext:value-type="float">
            <text:p>5592</text:p>
          </table:table-cell>
          <table:table-cell table:style-name="ce3" table:formula="of:=[.D1196]*[.$P$4]*COS(PI()*([.$P$3] + (1 - [.D1196]/[.$P$1])*[.$P$2])) + [.$P$5]" office:value-type="float" office:value="760.062684343293" calcext:value-type="float">
            <text:p>760</text:p>
          </table:table-cell>
          <table:table-cell office:value-type="float" office:value="754" calcext:value-type="float">
            <text:p>754</text:p>
          </table:table-cell>
          <table:table-cell table:formula="of:=[.B1196]+45"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40</text:p>
          </table:table-cell>
          <table:table-cell office:value-type="float" office:value="698" calcext:value-type="float">
            <text:p>698</text:p>
          </table:table-cell>
          <table:table-cell office:value-type="float" office:value="391" calcext:value-type="float">
            <text:p>391</text:p>
          </table:table-cell>
          <table:table-cell office:value-type="float" office:value="5563" calcext:value-type="float">
            <text:p>5563</text:p>
          </table:table-cell>
          <table:table-cell table:style-name="ce3" table:formula="of:=[.D1197]*[.$P$4]*COS(PI()*([.$P$3] + (1 - [.D1197]/[.$P$1])*[.$P$2])) + [.$P$5]" office:value-type="float" office:value="752.486049380317" calcext:value-type="float">
            <text:p>752</text:p>
          </table:table-cell>
          <table:table-cell office:value-type="float" office:value="743" calcext:value-type="float">
            <text:p>743</text:p>
          </table:table-cell>
          <table:table-cell table:formula="of:=[.B1197]+45"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44</text:p>
          </table:table-cell>
          <table:table-cell office:value-type="float" office:value="698" calcext:value-type="float">
            <text:p>698</text:p>
          </table:table-cell>
          <table:table-cell office:value-type="float" office:value="391" calcext:value-type="float">
            <text:p>391</text:p>
          </table:table-cell>
          <table:table-cell office:value-type="float" office:value="5575" calcext:value-type="float">
            <text:p>5575</text:p>
          </table:table-cell>
          <table:table-cell table:style-name="ce3" table:formula="of:=[.D1198]*[.$P$4]*COS(PI()*([.$P$3] + (1 - [.D1198]/[.$P$1])*[.$P$2])) + [.$P$5]" office:value-type="float" office:value="755.615222785501" calcext:value-type="float">
            <text:p>756</text:p>
          </table:table-cell>
          <table:table-cell office:value-type="float" office:value="748" calcext:value-type="float">
            <text:p>748</text:p>
          </table:table-cell>
          <table:table-cell table:formula="of:=[.B1198]+45"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48</text:p>
          </table:table-cell>
          <table:table-cell office:value-type="float" office:value="698" calcext:value-type="float">
            <text:p>698</text:p>
          </table:table-cell>
          <table:table-cell office:value-type="float" office:value="391" calcext:value-type="float">
            <text:p>391</text:p>
          </table:table-cell>
          <table:table-cell office:value-type="float" office:value="5514" calcext:value-type="float">
            <text:p>5514</text:p>
          </table:table-cell>
          <table:table-cell table:style-name="ce3" table:formula="of:=[.D1199]*[.$P$4]*COS(PI()*([.$P$3] + (1 - [.D1199]/[.$P$1])*[.$P$2])) + [.$P$5]" office:value-type="float" office:value="739.796500510485" calcext:value-type="float">
            <text:p>740</text:p>
          </table:table-cell>
          <table:table-cell office:value-type="float" office:value="751" calcext:value-type="float">
            <text:p>751</text:p>
          </table:table-cell>
          <table:table-cell table:formula="of:=[.B1199]+45"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52</text:p>
          </table:table-cell>
          <table:table-cell office:value-type="float" office:value="698" calcext:value-type="float">
            <text:p>698</text:p>
          </table:table-cell>
          <table:table-cell office:value-type="float" office:value="391" calcext:value-type="float">
            <text:p>391</text:p>
          </table:table-cell>
          <table:table-cell office:value-type="float" office:value="5538" calcext:value-type="float">
            <text:p>5538</text:p>
          </table:table-cell>
          <table:table-cell table:style-name="ce3" table:formula="of:=[.D1200]*[.$P$4]*COS(PI()*([.$P$3] + (1 - [.D1200]/[.$P$1])*[.$P$2])) + [.$P$5]" office:value-type="float" office:value="745.994123843019" calcext:value-type="float">
            <text:p>746</text:p>
          </table:table-cell>
          <table:table-cell office:value-type="float" office:value="756" calcext:value-type="float">
            <text:p>756</text:p>
          </table:table-cell>
          <table:table-cell table:formula="of:=[.B1200]+45"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35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5525" calcext:value-type="float">
            <text:p>5525</text:p>
          </table:table-cell>
          <table:table-cell table:style-name="ce3" table:formula="of:=[.D1201]*[.$P$4]*COS(PI()*([.$P$3] + (1 - [.D1201]/[.$P$1])*[.$P$2])) + [.$P$5]" office:value-type="float" office:value="742.632862773194" calcext:value-type="float">
            <text:p>743</text:p>
          </table:table-cell>
          <table:table-cell office:value-type="float" office:value="743" calcext:value-type="float">
            <text:p>743</text:p>
          </table:table-cell>
          <table:table-cell table:formula="of:=[.B1201]+45"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39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5522" calcext:value-type="float">
            <text:p>5522</text:p>
          </table:table-cell>
          <table:table-cell table:style-name="ce3" table:formula="of:=[.D1202]*[.$P$4]*COS(PI()*([.$P$3] + (1 - [.D1202]/[.$P$1])*[.$P$2])) + [.$P$5]" office:value-type="float" office:value="741.858601667037" calcext:value-type="float">
            <text:p>742</text:p>
          </table:table-cell>
          <table:table-cell office:value-type="float" office:value="742" calcext:value-type="float">
            <text:p>742</text:p>
          </table:table-cell>
          <table:table-cell table:formula="of:=[.B1202]+45"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43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5508" calcext:value-type="float">
            <text:p>5508</text:p>
          </table:table-cell>
          <table:table-cell table:style-name="ce3" table:formula="of:=[.D1203]*[.$P$4]*COS(PI()*([.$P$3] + (1 - [.D1203]/[.$P$1])*[.$P$2])) + [.$P$5]" office:value-type="float" office:value="738.25240304395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table:formula="of:=[.B1203]+45"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47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5504" calcext:value-type="float">
            <text:p>5504</text:p>
          </table:table-cell>
          <table:table-cell table:style-name="ce3" table:formula="of:=[.D1204]*[.$P$4]*COS(PI()*([.$P$3] + (1 - [.D1204]/[.$P$1])*[.$P$2])) + [.$P$5]" office:value-type="float" office:value="737.224185545362" calcext:value-type="float">
            <text:p>737</text:p>
          </table:table-cell>
          <table:table-cell office:value-type="float" office:value="743" calcext:value-type="float">
            <text:p>743</text:p>
          </table:table-cell>
          <table:table-cell table:formula="of:=[.B1204]+45"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20</text:p>
          </table:table-cell>
          <table:table-cell office:value-type="float" office:value="690" calcext:value-type="float">
            <text:p>690</text:p>
          </table:table-cell>
          <table:table-cell office:value-type="float" office:value="389" calcext:value-type="float">
            <text:p>389</text:p>
          </table:table-cell>
          <table:table-cell office:value-type="float" office:value="5557" calcext:value-type="float">
            <text:p>5557</text:p>
          </table:table-cell>
          <table:table-cell table:style-name="ce3" table:formula="of:=[.D1205]*[.$P$4]*COS(PI()*([.$P$3] + (1 - [.D1205]/[.$P$1])*[.$P$2])) + [.$P$5]" office:value-type="float" office:value="750.924634998994" calcext:value-type="float">
            <text:p>751</text:p>
          </table:table-cell>
          <table:table-cell office:value-type="float" office:value="737" calcext:value-type="float">
            <text:p>737</text:p>
          </table:table-cell>
          <table:table-cell table:formula="of:=[.B1205]+45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00</text:p>
          </table:table-cell>
          <table:table-cell office:value-type="float" office:value="690" calcext:value-type="float">
            <text:p>690</text:p>
          </table:table-cell>
          <table:table-cell office:value-type="float" office:value="389" calcext:value-type="float">
            <text:p>389</text:p>
          </table:table-cell>
          <table:table-cell office:value-type="float" office:value="5550" calcext:value-type="float">
            <text:p>5550</text:p>
          </table:table-cell>
          <table:table-cell table:style-name="ce3" table:formula="of:=[.D1206]*[.$P$4]*COS(PI()*([.$P$3] + (1 - [.D1206]/[.$P$1])*[.$P$2])) + [.$P$5]" office:value-type="float" office:value="749.105659854372" calcext:value-type="float">
            <text:p>749</text:p>
          </table:table-cell>
          <table:table-cell office:value-type="float" office:value="731" calcext:value-type="float">
            <text:p>731</text:p>
          </table:table-cell>
          <table:table-cell table:formula="of:=[.B1206]+45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20</text:p>
          </table:table-cell>
          <table:table-cell office:value-type="float" office:value="690" calcext:value-type="float">
            <text:p>690</text:p>
          </table:table-cell>
          <table:table-cell office:value-type="float" office:value="389" calcext:value-type="float">
            <text:p>389</text:p>
          </table:table-cell>
          <table:table-cell office:value-type="float" office:value="5524" calcext:value-type="float">
            <text:p>5524</text:p>
          </table:table-cell>
          <table:table-cell table:style-name="ce3" table:formula="of:=[.D1207]*[.$P$4]*COS(PI()*([.$P$3] + (1 - [.D1207]/[.$P$1])*[.$P$2])) + [.$P$5]" office:value-type="float" office:value="742.374716774972" calcext:value-type="float">
            <text:p>742</text:p>
          </table:table-cell>
          <table:table-cell office:value-type="float" office:value="735" calcext:value-type="float">
            <text:p>735</text:p>
          </table:table-cell>
          <table:table-cell table:formula="of:=[.B1207]+45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24</text:p>
          </table:table-cell>
          <table:table-cell office:value-type="float" office:value="690" calcext:value-type="float">
            <text:p>690</text:p>
          </table:table-cell>
          <table:table-cell office:value-type="float" office:value="389" calcext:value-type="float">
            <text:p>389</text:p>
          </table:table-cell>
          <table:table-cell office:value-type="float" office:value="5530" calcext:value-type="float">
            <text:p>5530</text:p>
          </table:table-cell>
          <table:table-cell table:style-name="ce3" table:formula="of:=[.D1208]*[.$P$4]*COS(PI()*([.$P$3] + (1 - [.D1208]/[.$P$1])*[.$P$2])) + [.$P$5]" office:value-type="float" office:value="743.92447699885" calcext:value-type="float">
            <text:p>744</text:p>
          </table:table-cell>
          <table:table-cell office:value-type="float" office:value="733" calcext:value-type="float">
            <text:p>733</text:p>
          </table:table-cell>
          <table:table-cell table:formula="of:=[.B1208]+45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28</text:p>
          </table:table-cell>
          <table:table-cell office:value-type="float" office:value="688" calcext:value-type="float">
            <text:p>688</text:p>
          </table:table-cell>
          <table:table-cell office:value-type="float" office:value="388" calcext:value-type="float">
            <text:p>388</text:p>
          </table:table-cell>
          <table:table-cell office:value-type="float" office:value="5489" calcext:value-type="float">
            <text:p>5489</text:p>
          </table:table-cell>
          <table:table-cell table:style-name="ce3" table:formula="of:=[.D1209]*[.$P$4]*COS(PI()*([.$P$3] + (1 - [.D1209]/[.$P$1])*[.$P$2])) + [.$P$5]" office:value-type="float" office:value="733.376789349897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table:formula="of:=[.B1209]+45"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00</text:p>
          </table:table-cell>
          <table:table-cell office:value-type="float" office:value="686" calcext:value-type="float">
            <text:p>686</text:p>
          </table:table-cell>
          <table:table-cell office:value-type="float" office:value="388" calcext:value-type="float">
            <text:p>388</text:p>
          </table:table-cell>
          <table:table-cell office:value-type="float" office:value="5489" calcext:value-type="float">
            <text:p>5489</text:p>
          </table:table-cell>
          <table:table-cell table:style-name="ce3" table:formula="of:=[.D1210]*[.$P$4]*COS(PI()*([.$P$3] + (1 - [.D1210]/[.$P$1])*[.$P$2])) + [.$P$5]" office:value-type="float" office:value="733.376789349897" calcext:value-type="float">
            <text:p>733</text:p>
          </table:table-cell>
          <table:table-cell office:value-type="float" office:value="738" calcext:value-type="float">
            <text:p>738</text:p>
          </table:table-cell>
          <table:table-cell table:formula="of:=[.B1210]+45"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28</text:p>
          </table:table-cell>
          <table:table-cell office:value-type="float" office:value="683" calcext:value-type="float">
            <text:p>683</text:p>
          </table:table-cell>
          <table:table-cell office:value-type="float" office:value="387" calcext:value-type="float">
            <text:p>387</text:p>
          </table:table-cell>
          <table:table-cell office:value-type="float" office:value="5490" calcext:value-type="float">
            <text:p>5490</text:p>
          </table:table-cell>
          <table:table-cell table:style-name="ce3" table:formula="of:=[.D1211]*[.$P$4]*COS(PI()*([.$P$3] + (1 - [.D1211]/[.$P$1])*[.$P$2])) + [.$P$5]" office:value-type="float" office:value="733.632868627222" calcext:value-type="float">
            <text:p>734</text:p>
          </table:table-cell>
          <table:table-cell office:value-type="float" office:value="739" calcext:value-type="float">
            <text:p>739</text:p>
          </table:table-cell>
          <table:table-cell table:formula="of:=[.B1211]+45"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28</text:p>
          </table:table-cell>
          <table:table-cell office:value-type="float" office:value="681" calcext:value-type="float">
            <text:p>681</text:p>
          </table:table-cell>
          <table:table-cell office:value-type="float" office:value="387" calcext:value-type="float">
            <text:p>387</text:p>
          </table:table-cell>
          <table:table-cell office:value-type="float" office:value="5537" calcext:value-type="float">
            <text:p>5537</text:p>
          </table:table-cell>
          <table:table-cell table:style-name="ce3" table:formula="of:=[.D1212]*[.$P$4]*COS(PI()*([.$P$3] + (1 - [.D1212]/[.$P$1])*[.$P$2])) + [.$P$5]" office:value-type="float" office:value="745.735211824087" calcext:value-type="float">
            <text:p>746</text:p>
          </table:table-cell>
          <table:table-cell office:value-type="float" office:value="734" calcext:value-type="float">
            <text:p>734</text:p>
          </table:table-cell>
          <table:table-cell table:formula="of:=[.B1212]+45" office:value-type="float" office:value="726" calcext:value-type="float">
            <text:p>7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44</text:p>
          </table:table-cell>
          <table:table-cell office:value-type="float" office:value="679" calcext:value-type="float">
            <text:p>679</text:p>
          </table:table-cell>
          <table:table-cell office:value-type="float" office:value="386" calcext:value-type="float">
            <text:p>386</text:p>
          </table:table-cell>
          <table:table-cell office:value-type="float" office:value="5487" calcext:value-type="float">
            <text:p>5487</text:p>
          </table:table-cell>
          <table:table-cell table:style-name="ce3" table:formula="of:=[.D1213]*[.$P$4]*COS(PI()*([.$P$3] + (1 - [.D1213]/[.$P$1])*[.$P$2])) + [.$P$5]" office:value-type="float" office:value="732.864808226664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table:formula="of:=[.B1213]+45"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48</text:p>
          </table:table-cell>
          <table:table-cell office:value-type="float" office:value="679" calcext:value-type="float">
            <text:p>679</text:p>
          </table:table-cell>
          <table:table-cell office:value-type="float" office:value="386" calcext:value-type="float">
            <text:p>386</text:p>
          </table:table-cell>
          <table:table-cell office:value-type="float" office:value="5449" calcext:value-type="float">
            <text:p>5449</text:p>
          </table:table-cell>
          <table:table-cell table:style-name="ce3" table:formula="of:=[.D1214]*[.$P$4]*COS(PI()*([.$P$3] + (1 - [.D1214]/[.$P$1])*[.$P$2])) + [.$P$5]" office:value-type="float" office:value="723.182169444757" calcext:value-type="float">
            <text:p>723</text:p>
          </table:table-cell>
          <table:table-cell office:value-type="float" office:value="731" calcext:value-type="float">
            <text:p>731</text:p>
          </table:table-cell>
          <table:table-cell table:formula="of:=[.B1214]+45"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52</text:p>
          </table:table-cell>
          <table:table-cell office:value-type="float" office:value="679" calcext:value-type="float">
            <text:p>679</text:p>
          </table:table-cell>
          <table:table-cell office:value-type="float" office:value="386" calcext:value-type="float">
            <text:p>386</text:p>
          </table:table-cell>
          <table:table-cell office:value-type="float" office:value="5495" calcext:value-type="float">
            <text:p>5495</text:p>
          </table:table-cell>
          <table:table-cell table:style-name="ce3" table:formula="of:=[.D1215]*[.$P$4]*COS(PI()*([.$P$3] + (1 - [.D1215]/[.$P$1])*[.$P$2])) + [.$P$5]" office:value-type="float" office:value="734.914151965086" calcext:value-type="float">
            <text:p>735</text:p>
          </table:table-cell>
          <table:table-cell office:value-type="float" office:value="730" calcext:value-type="float">
            <text:p>730</text:p>
          </table:table-cell>
          <table:table-cell table:formula="of:=[.B1215]+45"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56</text:p>
          </table:table-cell>
          <table:table-cell office:value-type="float" office:value="679" calcext:value-type="float">
            <text:p>679</text:p>
          </table:table-cell>
          <table:table-cell office:value-type="float" office:value="386" calcext:value-type="float">
            <text:p>386</text:p>
          </table:table-cell>
          <table:table-cell office:value-type="float" office:value="5494" calcext:value-type="float">
            <text:p>5494</text:p>
          </table:table-cell>
          <table:table-cell table:style-name="ce3" table:formula="of:=[.D1216]*[.$P$4]*COS(PI()*([.$P$3] + (1 - [.D1216]/[.$P$1])*[.$P$2])) + [.$P$5]" office:value-type="float" office:value="734.65777705451" calcext:value-type="float">
            <text:p>735</text:p>
          </table:table-cell>
          <table:table-cell office:value-type="float" office:value="726" calcext:value-type="float">
            <text:p>726</text:p>
          </table:table-cell>
          <table:table-cell table:formula="of:=[.B1216]+45"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52</text:p>
          </table:table-cell>
          <table:table-cell office:value-type="float" office:value="679" calcext:value-type="float">
            <text:p>679</text:p>
          </table:table-cell>
          <table:table-cell office:value-type="float" office:value="386" calcext:value-type="float">
            <text:p>386</text:p>
          </table:table-cell>
          <table:table-cell office:value-type="float" office:value="5475" calcext:value-type="float">
            <text:p>5475</text:p>
          </table:table-cell>
          <table:table-cell table:style-name="ce3" table:formula="of:=[.D1217]*[.$P$4]*COS(PI()*([.$P$3] + (1 - [.D1217]/[.$P$1])*[.$P$2])) + [.$P$5]" office:value-type="float" office:value="729.79789172507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table:formula="of:=[.B1217]+45"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44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493" calcext:value-type="float">
            <text:p>5493</text:p>
          </table:table-cell>
          <table:table-cell table:style-name="ce3" table:formula="of:=[.D1218]*[.$P$4]*COS(PI()*([.$P$3] + (1 - [.D1218]/[.$P$1])*[.$P$2])) + [.$P$5]" office:value-type="float" office:value="734.401461260286" calcext:value-type="float">
            <text:p>734</text:p>
          </table:table-cell>
          <table:table-cell office:value-type="float" office:value="741" calcext:value-type="float">
            <text:p>741</text:p>
          </table:table-cell>
          <table:table-cell table:formula="of:=[.B1218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48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507" calcext:value-type="float">
            <text:p>5507</text:p>
          </table:table-cell>
          <table:table-cell table:style-name="ce3" table:formula="of:=[.D1219]*[.$P$4]*COS(PI()*([.$P$3] + (1 - [.D1219]/[.$P$1])*[.$P$2])) + [.$P$5]" office:value-type="float" office:value="737.995260090262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table:formula="of:=[.B1219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52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473" calcext:value-type="float">
            <text:p>5473</text:p>
          </table:table-cell>
          <table:table-cell table:style-name="ce3" table:formula="of:=[.D1220]*[.$P$4]*COS(PI()*([.$P$3] + (1 - [.D1220]/[.$P$1])*[.$P$2])) + [.$P$5]" office:value-type="float" office:value="729.287567730953" calcext:value-type="float">
            <text:p>729</text:p>
          </table:table-cell>
          <table:table-cell office:value-type="float" office:value="737" calcext:value-type="float">
            <text:p>737</text:p>
          </table:table-cell>
          <table:table-cell table:formula="of:=[.B1220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8:56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477" calcext:value-type="float">
            <text:p>5477</text:p>
          </table:table-cell>
          <table:table-cell table:style-name="ce3" table:formula="of:=[.D1221]*[.$P$4]*COS(PI()*([.$P$3] + (1 - [.D1221]/[.$P$1])*[.$P$2])) + [.$P$5]" office:value-type="float" office:value="730.308452575021" calcext:value-type="float">
            <text:p>730</text:p>
          </table:table-cell>
          <table:table-cell office:value-type="float" office:value="720" calcext:value-type="float">
            <text:p>720</text:p>
          </table:table-cell>
          <table:table-cell table:formula="of:=[.B1221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04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493" calcext:value-type="float">
            <text:p>5493</text:p>
          </table:table-cell>
          <table:table-cell table:style-name="ce3" table:formula="of:=[.D1222]*[.$P$4]*COS(PI()*([.$P$3] + (1 - [.D1222]/[.$P$1])*[.$P$2])) + [.$P$5]" office:value-type="float" office:value="734.401461260286" calcext:value-type="float">
            <text:p>734</text:p>
          </table:table-cell>
          <table:table-cell office:value-type="float" office:value="718" calcext:value-type="float">
            <text:p>718</text:p>
          </table:table-cell>
          <table:table-cell table:formula="of:=[.B1222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08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456" calcext:value-type="float">
            <text:p>5456</text:p>
          </table:table-cell>
          <table:table-cell table:style-name="ce3" table:formula="of:=[.D1223]*[.$P$4]*COS(PI()*([.$P$3] + (1 - [.D1223]/[.$P$1])*[.$P$2])) + [.$P$5]" office:value-type="float" office:value="724.959382618209" calcext:value-type="float">
            <text:p>725</text:p>
          </table:table-cell>
          <table:table-cell office:value-type="float" office:value="724" calcext:value-type="float">
            <text:p>724</text:p>
          </table:table-cell>
          <table:table-cell table:formula="of:=[.B1223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12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495" calcext:value-type="float">
            <text:p>5495</text:p>
          </table:table-cell>
          <table:table-cell table:style-name="ce3" table:formula="of:=[.D1224]*[.$P$4]*COS(PI()*([.$P$3] + (1 - [.D1224]/[.$P$1])*[.$P$2])) + [.$P$5]" office:value-type="float" office:value="734.914151965086" calcext:value-type="float">
            <text:p>735</text:p>
          </table:table-cell>
          <table:table-cell office:value-type="float" office:value="720" calcext:value-type="float">
            <text:p>720</text:p>
          </table:table-cell>
          <table:table-cell table:formula="of:=[.B1224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39:16</text:p>
          </table:table-cell>
          <table:table-cell office:value-type="float" office:value="678" calcext:value-type="float">
            <text:p>678</text:p>
          </table:table-cell>
          <table:table-cell office:value-type="float" office:value="386" calcext:value-type="float">
            <text:p>386</text:p>
          </table:table-cell>
          <table:table-cell office:value-type="float" office:value="5496" calcext:value-type="float">
            <text:p>5496</text:p>
          </table:table-cell>
          <table:table-cell table:style-name="ce3" table:formula="of:=[.D1225]*[.$P$4]*COS(PI()*([.$P$3] + (1 - [.D1225]/[.$P$1])*[.$P$2])) + [.$P$5]" office:value-type="float" office:value="735.170585986859" calcext:value-type="float">
            <text:p>735</text:p>
          </table:table-cell>
          <table:table-cell office:value-type="float" office:value="724" calcext:value-type="float">
            <text:p>724</text:p>
          </table:table-cell>
          <table:table-cell table:formula="of:=[.B1225]+45"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08</text:p>
          </table:table-cell>
          <table:table-cell office:value-type="float" office:value="677" calcext:value-type="float">
            <text:p>677</text:p>
          </table:table-cell>
          <table:table-cell office:value-type="float" office:value="386" calcext:value-type="float">
            <text:p>386</text:p>
          </table:table-cell>
          <table:table-cell office:value-type="float" office:value="5517" calcext:value-type="float">
            <text:p>5517</text:p>
          </table:table-cell>
          <table:table-cell table:style-name="ce3" table:formula="of:=[.D1226]*[.$P$4]*COS(PI()*([.$P$3] + (1 - [.D1226]/[.$P$1])*[.$P$2])) + [.$P$5]" office:value-type="float" office:value="740.569345989258" calcext:value-type="float">
            <text:p>741</text:p>
          </table:table-cell>
          <table:table-cell office:value-type="float" office:value="734" calcext:value-type="float">
            <text:p>734</text:p>
          </table:table-cell>
          <table:table-cell table:formula="of:=[.B1226]+45"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12</text:p>
          </table:table-cell>
          <table:table-cell office:value-type="float" office:value="677" calcext:value-type="float">
            <text:p>677</text:p>
          </table:table-cell>
          <table:table-cell office:value-type="float" office:value="386" calcext:value-type="float">
            <text:p>386</text:p>
          </table:table-cell>
          <table:table-cell office:value-type="float" office:value="5464" calcext:value-type="float">
            <text:p>5464</text:p>
          </table:table-cell>
          <table:table-cell table:style-name="ce3" table:formula="of:=[.D1227]*[.$P$4]*COS(PI()*([.$P$3] + (1 - [.D1227]/[.$P$1])*[.$P$2])) + [.$P$5]" office:value-type="float" office:value="726.99404194629" calcext:value-type="float">
            <text:p>727</text:p>
          </table:table-cell>
          <table:table-cell office:value-type="float" office:value="734" calcext:value-type="float">
            <text:p>734</text:p>
          </table:table-cell>
          <table:table-cell table:formula="of:=[.B1227]+45"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16</text:p>
          </table:table-cell>
          <table:table-cell office:value-type="float" office:value="677" calcext:value-type="float">
            <text:p>677</text:p>
          </table:table-cell>
          <table:table-cell office:value-type="float" office:value="386" calcext:value-type="float">
            <text:p>386</text:p>
          </table:table-cell>
          <table:table-cell office:value-type="float" office:value="5425" calcext:value-type="float">
            <text:p>5425</text:p>
          </table:table-cell>
          <table:table-cell table:style-name="ce3" table:formula="of:=[.D1228]*[.$P$4]*COS(PI()*([.$P$3] + (1 - [.D1228]/[.$P$1])*[.$P$2])) + [.$P$5]" office:value-type="float" office:value="717.110954773952" calcext:value-type="float">
            <text:p>717</text:p>
          </table:table-cell>
          <table:table-cell office:value-type="float" office:value="717" calcext:value-type="float">
            <text:p>717</text:p>
          </table:table-cell>
          <table:table-cell table:formula="of:=[.B1228]+45"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20</text:p>
          </table:table-cell>
          <table:table-cell office:value-type="float" office:value="677" calcext:value-type="float">
            <text:p>677</text:p>
          </table:table-cell>
          <table:table-cell office:value-type="float" office:value="386" calcext:value-type="float">
            <text:p>386</text:p>
          </table:table-cell>
          <table:table-cell office:value-type="float" office:value="5467" calcext:value-type="float">
            <text:p>5467</text:p>
          </table:table-cell>
          <table:table-cell table:style-name="ce3" table:formula="of:=[.D1229]*[.$P$4]*COS(PI()*([.$P$3] + (1 - [.D1229]/[.$P$1])*[.$P$2])) + [.$P$5]" office:value-type="float" office:value="727.75801729318" calcext:value-type="float">
            <text:p>728</text:p>
          </table:table-cell>
          <table:table-cell office:value-type="float" office:value="708" calcext:value-type="float">
            <text:p>708</text:p>
          </table:table-cell>
          <table:table-cell table:formula="of:=[.B1229]+45"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56</text:p>
          </table:table-cell>
          <table:table-cell office:value-type="float" office:value="677" calcext:value-type="float">
            <text:p>677</text:p>
          </table:table-cell>
          <table:table-cell office:value-type="float" office:value="386" calcext:value-type="float">
            <text:p>386</text:p>
          </table:table-cell>
          <table:table-cell office:value-type="float" office:value="5522" calcext:value-type="float">
            <text:p>5522</text:p>
          </table:table-cell>
          <table:table-cell table:style-name="ce3" table:formula="of:=[.D1230]*[.$P$4]*COS(PI()*([.$P$3] + (1 - [.D1230]/[.$P$1])*[.$P$2])) + [.$P$5]" office:value-type="float" office:value="741.858601667037" calcext:value-type="float">
            <text:p>742</text:p>
          </table:table-cell>
          <table:table-cell office:value-type="float" office:value="735" calcext:value-type="float">
            <text:p>735</text:p>
          </table:table-cell>
          <table:table-cell table:formula="of:=[.B1230]+45"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00</text:p>
          </table:table-cell>
          <table:table-cell office:value-type="float" office:value="675" calcext:value-type="float">
            <text:p>675</text:p>
          </table:table-cell>
          <table:table-cell office:value-type="float" office:value="385" calcext:value-type="float">
            <text:p>385</text:p>
          </table:table-cell>
          <table:table-cell office:value-type="float" office:value="5514" calcext:value-type="float">
            <text:p>5514</text:p>
          </table:table-cell>
          <table:table-cell table:style-name="ce3" table:formula="of:=[.D1231]*[.$P$4]*COS(PI()*([.$P$3] + (1 - [.D1231]/[.$P$1])*[.$P$2])) + [.$P$5]" office:value-type="float" office:value="739.796500510485" calcext:value-type="float">
            <text:p>740</text:p>
          </table:table-cell>
          <table:table-cell office:value-type="float" office:value="736" calcext:value-type="float">
            <text:p>736</text:p>
          </table:table-cell>
          <table:table-cell table:formula="of:=[.B1231]+45"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04</text:p>
          </table:table-cell>
          <table:table-cell office:value-type="float" office:value="671" calcext:value-type="float">
            <text:p>671</text:p>
          </table:table-cell>
          <table:table-cell office:value-type="float" office:value="384" calcext:value-type="float">
            <text:p>384</text:p>
          </table:table-cell>
          <table:table-cell office:value-type="float" office:value="5419" calcext:value-type="float">
            <text:p>5419</text:p>
          </table:table-cell>
          <table:table-cell table:style-name="ce3" table:formula="of:=[.D1232]*[.$P$4]*COS(PI()*([.$P$3] + (1 - [.D1232]/[.$P$1])*[.$P$2])) + [.$P$5]" office:value-type="float" office:value="715.598500511318" calcext:value-type="float">
            <text:p>716</text:p>
          </table:table-cell>
          <table:table-cell office:value-type="float" office:value="732" calcext:value-type="float">
            <text:p>732</text:p>
          </table:table-cell>
          <table:table-cell table:formula="of:=[.B1232]+45"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08</text:p>
          </table:table-cell>
          <table:table-cell office:value-type="float" office:value="671" calcext:value-type="float">
            <text:p>671</text:p>
          </table:table-cell>
          <table:table-cell office:value-type="float" office:value="384" calcext:value-type="float">
            <text:p>384</text:p>
          </table:table-cell>
          <table:table-cell office:value-type="float" office:value="5468" calcext:value-type="float">
            <text:p>5468</text:p>
          </table:table-cell>
          <table:table-cell table:style-name="ce3" table:formula="of:=[.D1233]*[.$P$4]*COS(PI()*([.$P$3] + (1 - [.D1233]/[.$P$1])*[.$P$2])) + [.$P$5]" office:value-type="float" office:value="728.012794258739" calcext:value-type="float">
            <text:p>728</text:p>
          </table:table-cell>
          <table:table-cell office:value-type="float" office:value="727" calcext:value-type="float">
            <text:p>727</text:p>
          </table:table-cell>
          <table:table-cell table:formula="of:=[.B1233]+45"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12</text:p>
          </table:table-cell>
          <table:table-cell office:value-type="float" office:value="671" calcext:value-type="float">
            <text:p>671</text:p>
          </table:table-cell>
          <table:table-cell office:value-type="float" office:value="384" calcext:value-type="float">
            <text:p>384</text:p>
          </table:table-cell>
          <table:table-cell office:value-type="float" office:value="5478" calcext:value-type="float">
            <text:p>5478</text:p>
          </table:table-cell>
          <table:table-cell table:style-name="ce3" table:formula="of:=[.D1234]*[.$P$4]*COS(PI()*([.$P$3] + (1 - [.D1234]/[.$P$1])*[.$P$2])) + [.$P$5]" office:value-type="float" office:value="730.563821808126" calcext:value-type="float">
            <text:p>731</text:p>
          </table:table-cell>
          <table:table-cell office:value-type="float" office:value="727" calcext:value-type="float">
            <text:p>727</text:p>
          </table:table-cell>
          <table:table-cell table:formula="of:=[.B1234]+45"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16</text:p>
          </table:table-cell>
          <table:table-cell office:value-type="float" office:value="671" calcext:value-type="float">
            <text:p>671</text:p>
          </table:table-cell>
          <table:table-cell office:value-type="float" office:value="384" calcext:value-type="float">
            <text:p>384</text:p>
          </table:table-cell>
          <table:table-cell office:value-type="float" office:value="5485" calcext:value-type="float">
            <text:p>5485</text:p>
          </table:table-cell>
          <table:table-cell table:style-name="ce3" table:formula="of:=[.D1235]*[.$P$4]*COS(PI()*([.$P$3] + (1 - [.D1235]/[.$P$1])*[.$P$2])) + [.$P$5]" office:value-type="float" office:value="732.353063712934" calcext:value-type="float">
            <text:p>732</text:p>
          </table:table-cell>
          <table:table-cell office:value-type="float" office:value="726" calcext:value-type="float">
            <text:p>726</text:p>
          </table:table-cell>
          <table:table-cell table:formula="of:=[.B1235]+45"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32</text:p>
          </table:table-cell>
          <table:table-cell office:value-type="float" office:value="668" calcext:value-type="float">
            <text:p>668</text:p>
          </table:table-cell>
          <table:table-cell office:value-type="float" office:value="383" calcext:value-type="float">
            <text:p>383</text:p>
          </table:table-cell>
          <table:table-cell office:value-type="float" office:value="5458" calcext:value-type="float">
            <text:p>5458</text:p>
          </table:table-cell>
          <table:table-cell table:style-name="ce3" table:formula="of:=[.D1236]*[.$P$4]*COS(PI()*([.$P$3] + (1 - [.D1236]/[.$P$1])*[.$P$2])) + [.$P$5]" office:value-type="float" office:value="725.467691686089" calcext:value-type="float">
            <text:p>725</text:p>
          </table:table-cell>
          <table:table-cell office:value-type="float" office:value="719" calcext:value-type="float">
            <text:p>719</text:p>
          </table:table-cell>
          <table:table-cell table:formula="of:=[.B1236]+45"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56</text:p>
          </table:table-cell>
          <table:table-cell office:value-type="float" office:value="667" calcext:value-type="float">
            <text:p>667</text:p>
          </table:table-cell>
          <table:table-cell office:value-type="float" office:value="383" calcext:value-type="float">
            <text:p>383</text:p>
          </table:table-cell>
          <table:table-cell office:value-type="float" office:value="5434" calcext:value-type="float">
            <text:p>5434</text:p>
          </table:table-cell>
          <table:table-cell table:style-name="ce3" table:formula="of:=[.D1237]*[.$P$4]*COS(PI()*([.$P$3] + (1 - [.D1237]/[.$P$1])*[.$P$2])) + [.$P$5]" office:value-type="float" office:value="719.383649928124" calcext:value-type="float">
            <text:p>719</text:p>
          </table:table-cell>
          <table:table-cell office:value-type="float" office:value="717" calcext:value-type="float">
            <text:p>717</text:p>
          </table:table-cell>
          <table:table-cell table:formula="of:=[.B1237]+45"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00</text:p>
          </table:table-cell>
          <table:table-cell office:value-type="float" office:value="667" calcext:value-type="float">
            <text:p>667</text:p>
          </table:table-cell>
          <table:table-cell office:value-type="float" office:value="383" calcext:value-type="float">
            <text:p>383</text:p>
          </table:table-cell>
          <table:table-cell office:value-type="float" office:value="5432" calcext:value-type="float">
            <text:p>5432</text:p>
          </table:table-cell>
          <table:table-cell table:style-name="ce3" table:formula="of:=[.D1238]*[.$P$4]*COS(PI()*([.$P$3] + (1 - [.D1238]/[.$P$1])*[.$P$2])) + [.$P$5]" office:value-type="float" office:value="718.878190471898" calcext:value-type="float">
            <text:p>719</text:p>
          </table:table-cell>
          <table:table-cell office:value-type="float" office:value="726" calcext:value-type="float">
            <text:p>726</text:p>
          </table:table-cell>
          <table:table-cell table:formula="of:=[.B1238]+45"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04</text:p>
          </table:table-cell>
          <table:table-cell office:value-type="float" office:value="667" calcext:value-type="float">
            <text:p>667</text:p>
          </table:table-cell>
          <table:table-cell office:value-type="float" office:value="383" calcext:value-type="float">
            <text:p>383</text:p>
          </table:table-cell>
          <table:table-cell office:value-type="float" office:value="5454" calcext:value-type="float">
            <text:p>5454</text:p>
          </table:table-cell>
          <table:table-cell table:style-name="ce3" table:formula="of:=[.D1239]*[.$P$4]*COS(PI()*([.$P$3] + (1 - [.D1239]/[.$P$1])*[.$P$2])) + [.$P$5]" office:value-type="float" office:value="724.451310794375" calcext:value-type="float">
            <text:p>724</text:p>
          </table:table-cell>
          <table:table-cell office:value-type="float" office:value="713" calcext:value-type="float">
            <text:p>713</text:p>
          </table:table-cell>
          <table:table-cell table:formula="of:=[.B1239]+45"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8:08</text:p>
          </table:table-cell>
          <table:table-cell office:value-type="float" office:value="667" calcext:value-type="float">
            <text:p>667</text:p>
          </table:table-cell>
          <table:table-cell office:value-type="float" office:value="383" calcext:value-type="float">
            <text:p>383</text:p>
          </table:table-cell>
          <table:table-cell office:value-type="float" office:value="5456" calcext:value-type="float">
            <text:p>5456</text:p>
          </table:table-cell>
          <table:table-cell table:style-name="ce3" table:formula="of:=[.D1240]*[.$P$4]*COS(PI()*([.$P$3] + (1 - [.D1240]/[.$P$1])*[.$P$2])) + [.$P$5]" office:value-type="float" office:value="724.959382618209" calcext:value-type="float">
            <text:p>725</text:p>
          </table:table-cell>
          <table:table-cell office:value-type="float" office:value="720" calcext:value-type="float">
            <text:p>720</text:p>
          </table:table-cell>
          <table:table-cell table:formula="of:=[.B1240]+45"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19</text:p>
          </table:table-cell>
          <table:table-cell office:value-type="float" office:value="666" calcext:value-type="float">
            <text:p>666</text:p>
          </table:table-cell>
          <table:table-cell office:value-type="float" office:value="383" calcext:value-type="float">
            <text:p>383</text:p>
          </table:table-cell>
          <table:table-cell office:value-type="float" office:value="5418" calcext:value-type="float">
            <text:p>5418</text:p>
          </table:table-cell>
          <table:table-cell table:style-name="ce3" table:formula="of:=[.D1241]*[.$P$4]*COS(PI()*([.$P$3] + (1 - [.D1241]/[.$P$1])*[.$P$2])) + [.$P$5]" office:value-type="float" office:value="715.346633015936" calcext:value-type="float">
            <text:p>715</text:p>
          </table:table-cell>
          <table:table-cell office:value-type="float" office:value="703" calcext:value-type="float">
            <text:p>703</text:p>
          </table:table-cell>
          <table:table-cell table:formula="of:=[.B1241]+45"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23</text:p>
          </table:table-cell>
          <table:table-cell office:value-type="float" office:value="666" calcext:value-type="float">
            <text:p>666</text:p>
          </table:table-cell>
          <table:table-cell office:value-type="float" office:value="383" calcext:value-type="float">
            <text:p>383</text:p>
          </table:table-cell>
          <table:table-cell office:value-type="float" office:value="5396" calcext:value-type="float">
            <text:p>5396</text:p>
          </table:table-cell>
          <table:table-cell table:style-name="ce3" table:formula="of:=[.D1242]*[.$P$4]*COS(PI()*([.$P$3] + (1 - [.D1242]/[.$P$1])*[.$P$2])) + [.$P$5]" office:value-type="float" office:value="709.82061139203" calcext:value-type="float">
            <text:p>710</text:p>
          </table:table-cell>
          <table:table-cell office:value-type="float" office:value="709" calcext:value-type="float">
            <text:p>709</text:p>
          </table:table-cell>
          <table:table-cell table:formula="of:=[.B1242]+45"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27</text:p>
          </table:table-cell>
          <table:table-cell office:value-type="float" office:value="666" calcext:value-type="float">
            <text:p>666</text:p>
          </table:table-cell>
          <table:table-cell office:value-type="float" office:value="383" calcext:value-type="float">
            <text:p>383</text:p>
          </table:table-cell>
          <table:table-cell office:value-type="float" office:value="5376" calcext:value-type="float">
            <text:p>5376</text:p>
          </table:table-cell>
          <table:table-cell table:style-name="ce3" table:formula="of:=[.D1243]*[.$P$4]*COS(PI()*([.$P$3] + (1 - [.D1243]/[.$P$1])*[.$P$2])) + [.$P$5]" office:value-type="float" office:value="704.821991760175" calcext:value-type="float">
            <text:p>705</text:p>
          </table:table-cell>
          <table:table-cell office:value-type="float" office:value="711" calcext:value-type="float">
            <text:p>711</text:p>
          </table:table-cell>
          <table:table-cell table:formula="of:=[.B1243]+45"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1:03:31</text:p>
          </table:table-cell>
          <table:table-cell office:value-type="float" office:value="666" calcext:value-type="float">
            <text:p>666</text:p>
          </table:table-cell>
          <table:table-cell office:value-type="float" office:value="383" calcext:value-type="float">
            <text:p>383</text:p>
          </table:table-cell>
          <table:table-cell office:value-type="float" office:value="5423" calcext:value-type="float">
            <text:p>5423</text:p>
          </table:table-cell>
          <table:table-cell table:style-name="ce3" table:formula="of:=[.D1244]*[.$P$4]*COS(PI()*([.$P$3] + (1 - [.D1244]/[.$P$1])*[.$P$2])) + [.$P$5]" office:value-type="float" office:value="716.606565426608" calcext:value-type="float">
            <text:p>717</text:p>
          </table:table-cell>
          <table:table-cell office:value-type="float" office:value="713" calcext:value-type="float">
            <text:p>713</text:p>
          </table:table-cell>
          <table:table-cell table:formula="of:=[.B1244]+45"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04</text:p>
          </table:table-cell>
          <table:table-cell office:value-type="float" office:value="664" calcext:value-type="float">
            <text:p>664</text:p>
          </table:table-cell>
          <table:table-cell office:value-type="float" office:value="382" calcext:value-type="float">
            <text:p>382</text:p>
          </table:table-cell>
          <table:table-cell office:value-type="float" office:value="5469" calcext:value-type="float">
            <text:p>5469</text:p>
          </table:table-cell>
          <table:table-cell table:style-name="ce3" table:formula="of:=[.D1245]*[.$P$4]*COS(PI()*([.$P$3] + (1 - [.D1245]/[.$P$1])*[.$P$2])) + [.$P$5]" office:value-type="float" office:value="728.267630474076" calcext:value-type="float">
            <text:p>728</text:p>
          </table:table-cell>
          <table:table-cell office:value-type="float" office:value="709" calcext:value-type="float">
            <text:p>709</text:p>
          </table:table-cell>
          <table:table-cell table:formula="of:=[.B1245]+45"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08</text:p>
          </table:table-cell>
          <table:table-cell office:value-type="float" office:value="664" calcext:value-type="float">
            <text:p>664</text:p>
          </table:table-cell>
          <table:table-cell office:value-type="float" office:value="382" calcext:value-type="float">
            <text:p>382</text:p>
          </table:table-cell>
          <table:table-cell office:value-type="float" office:value="5436" calcext:value-type="float">
            <text:p>5436</text:p>
          </table:table-cell>
          <table:table-cell table:style-name="ce3" table:formula="of:=[.D1246]*[.$P$4]*COS(PI()*([.$P$3] + (1 - [.D1246]/[.$P$1])*[.$P$2])) + [.$P$5]" office:value-type="float" office:value="719.889347075128" calcext:value-type="float">
            <text:p>720</text:p>
          </table:table-cell>
          <table:table-cell office:value-type="float" office:value="717" calcext:value-type="float">
            <text:p>717</text:p>
          </table:table-cell>
          <table:table-cell table:formula="of:=[.B1246]+45"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16</text:p>
          </table:table-cell>
          <table:table-cell office:value-type="float" office:value="662" calcext:value-type="float">
            <text:p>662</text:p>
          </table:table-cell>
          <table:table-cell office:value-type="float" office:value="382" calcext:value-type="float">
            <text:p>382</text:p>
          </table:table-cell>
          <table:table-cell office:value-type="float" office:value="5417" calcext:value-type="float">
            <text:p>5417</text:p>
          </table:table-cell>
          <table:table-cell table:style-name="ce3" table:formula="of:=[.D1247]*[.$P$4]*COS(PI()*([.$P$3] + (1 - [.D1247]/[.$P$1])*[.$P$2])) + [.$P$5]" office:value-type="float" office:value="715.094825024004" calcext:value-type="float">
            <text:p>715</text:p>
          </table:table-cell>
          <table:table-cell office:value-type="float" office:value="711" calcext:value-type="float">
            <text:p>711</text:p>
          </table:table-cell>
          <table:table-cell table:formula="of:=[.B1247]+45"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20</text:p>
          </table:table-cell>
          <table:table-cell office:value-type="float" office:value="662" calcext:value-type="float">
            <text:p>662</text:p>
          </table:table-cell>
          <table:table-cell office:value-type="float" office:value="382" calcext:value-type="float">
            <text:p>382</text:p>
          </table:table-cell>
          <table:table-cell office:value-type="float" office:value="5389" calcext:value-type="float">
            <text:p>5389</text:p>
          </table:table-cell>
          <table:table-cell table:style-name="ce3" table:formula="of:=[.D1248]*[.$P$4]*COS(PI()*([.$P$3] + (1 - [.D1248]/[.$P$1])*[.$P$2])) + [.$P$5]" office:value-type="float" office:value="708.068380046604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table:formula="of:=[.B1248]+45"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24</text:p>
          </table:table-cell>
          <table:table-cell office:value-type="float" office:value="662" calcext:value-type="float">
            <text:p>662</text:p>
          </table:table-cell>
          <table:table-cell office:value-type="float" office:value="382" calcext:value-type="float">
            <text:p>382</text:p>
          </table:table-cell>
          <table:table-cell office:value-type="float" office:value="5428" calcext:value-type="float">
            <text:p>5428</text:p>
          </table:table-cell>
          <table:table-cell table:style-name="ce3" table:formula="of:=[.D1249]*[.$P$4]*COS(PI()*([.$P$3] + (1 - [.D1249]/[.$P$1])*[.$P$2])) + [.$P$5]" office:value-type="float" office:value="717.867984793608" calcext:value-type="float">
            <text:p>718</text:p>
          </table:table-cell>
          <table:table-cell office:value-type="float" office:value="715" calcext:value-type="float">
            <text:p>715</text:p>
          </table:table-cell>
          <table:table-cell table:formula="of:=[.B1249]+45"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28</text:p>
          </table:table-cell>
          <table:table-cell office:value-type="float" office:value="662" calcext:value-type="float">
            <text:p>662</text:p>
          </table:table-cell>
          <table:table-cell office:value-type="float" office:value="382" calcext:value-type="float">
            <text:p>382</text:p>
          </table:table-cell>
          <table:table-cell office:value-type="float" office:value="5416" calcext:value-type="float">
            <text:p>5416</text:p>
          </table:table-cell>
          <table:table-cell table:style-name="ce3" table:formula="of:=[.D1250]*[.$P$4]*COS(PI()*([.$P$3] + (1 - [.D1250]/[.$P$1])*[.$P$2])) + [.$P$5]" office:value-type="float" office:value="714.843076540557" calcext:value-type="float">
            <text:p>715</text:p>
          </table:table-cell>
          <table:table-cell office:value-type="float" office:value="717" calcext:value-type="float">
            <text:p>717</text:p>
          </table:table-cell>
          <table:table-cell table:formula="of:=[.B1250]+45"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32</text:p>
          </table:table-cell>
          <table:table-cell office:value-type="float" office:value="660" calcext:value-type="float">
            <text:p>660</text:p>
          </table:table-cell>
          <table:table-cell office:value-type="float" office:value="381" calcext:value-type="float">
            <text:p>381</text:p>
          </table:table-cell>
          <table:table-cell office:value-type="float" office:value="5407" calcext:value-type="float">
            <text:p>5407</text:p>
          </table:table-cell>
          <table:table-cell table:style-name="ce3" table:formula="of:=[.D1251]*[.$P$4]*COS(PI()*([.$P$3] + (1 - [.D1251]/[.$P$1])*[.$P$2])) + [.$P$5]" office:value-type="float" office:value="712.580018901157" calcext:value-type="float">
            <text:p>713</text:p>
          </table:table-cell>
          <table:table-cell office:value-type="float" office:value="717" calcext:value-type="float">
            <text:p>717</text:p>
          </table:table-cell>
          <table:table-cell table:formula="of:=[.B1251]+45"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00</text:p>
          </table:table-cell>
          <table:table-cell office:value-type="float" office:value="658" calcext:value-type="float">
            <text:p>658</text:p>
          </table:table-cell>
          <table:table-cell office:value-type="float" office:value="381" calcext:value-type="float">
            <text:p>381</text:p>
          </table:table-cell>
          <table:table-cell office:value-type="float" office:value="5408" calcext:value-type="float">
            <text:p>5408</text:p>
          </table:table-cell>
          <table:table-cell table:style-name="ce3" table:formula="of:=[.D1252]*[.$P$4]*COS(PI()*([.$P$3] + (1 - [.D1252]/[.$P$1])*[.$P$2])) + [.$P$5]" office:value-type="float" office:value="712.831231581971" calcext:value-type="float">
            <text:p>713</text:p>
          </table:table-cell>
          <table:table-cell office:value-type="float" office:value="721" calcext:value-type="float">
            <text:p>721</text:p>
          </table:table-cell>
          <table:table-cell table:formula="of:=[.B1252]+45" office:value-type="float" office:value="703" calcext:value-type="float">
            <text:p>7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36</text:p>
          </table:table-cell>
          <table:table-cell office:value-type="float" office:value="654" calcext:value-type="float">
            <text:p>654</text:p>
          </table:table-cell>
          <table:table-cell office:value-type="float" office:value="380" calcext:value-type="float">
            <text:p>380</text:p>
          </table:table-cell>
          <table:table-cell office:value-type="float" office:value="5403" calcext:value-type="float">
            <text:p>5403</text:p>
          </table:table-cell>
          <table:table-cell table:style-name="ce3" table:formula="of:=[.D1253]*[.$P$4]*COS(PI()*([.$P$3] + (1 - [.D1253]/[.$P$1])*[.$P$2])) + [.$P$5]" office:value-type="float" office:value="711.575763815463" calcext:value-type="float">
            <text:p>712</text:p>
          </table:table-cell>
          <table:table-cell office:value-type="float" office:value="712" calcext:value-type="float">
            <text:p>712</text:p>
          </table:table-cell>
          <table:table-cell table:formula="of:=[.B1253]+45"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40</text:p>
          </table:table-cell>
          <table:table-cell office:value-type="float" office:value="654" calcext:value-type="float">
            <text:p>654</text:p>
          </table:table-cell>
          <table:table-cell office:value-type="float" office:value="380" calcext:value-type="float">
            <text:p>380</text:p>
          </table:table-cell>
          <table:table-cell office:value-type="float" office:value="5398" calcext:value-type="float">
            <text:p>5398</text:p>
          </table:table-cell>
          <table:table-cell table:style-name="ce3" table:formula="of:=[.D1254]*[.$P$4]*COS(PI()*([.$P$3] + (1 - [.D1254]/[.$P$1])*[.$P$2])) + [.$P$5]" office:value-type="float" office:value="710.321785518851" calcext:value-type="float">
            <text:p>710</text:p>
          </table:table-cell>
          <table:table-cell office:value-type="float" office:value="710" calcext:value-type="float">
            <text:p>710</text:p>
          </table:table-cell>
          <table:table-cell table:formula="of:=[.B1254]+45"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48</text:p>
          </table:table-cell>
          <table:table-cell office:value-type="float" office:value="653" calcext:value-type="float">
            <text:p>653</text:p>
          </table:table-cell>
          <table:table-cell office:value-type="float" office:value="379" calcext:value-type="float">
            <text:p>379</text:p>
          </table:table-cell>
          <table:table-cell office:value-type="float" office:value="5422" calcext:value-type="float">
            <text:p>5422</text:p>
          </table:table-cell>
          <table:table-cell table:style-name="ce3" table:formula="of:=[.D1255]*[.$P$4]*COS(PI()*([.$P$3] + (1 - [.D1255]/[.$P$1])*[.$P$2])) + [.$P$5]" office:value-type="float" office:value="716.354459967798" calcext:value-type="float">
            <text:p>716</text:p>
          </table:table-cell>
          <table:table-cell office:value-type="float" office:value="706" calcext:value-type="float">
            <text:p>706</text:p>
          </table:table-cell>
          <table:table-cell table:formula="of:=[.B1255]+45"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52</text:p>
          </table:table-cell>
          <table:table-cell office:value-type="float" office:value="653" calcext:value-type="float">
            <text:p>653</text:p>
          </table:table-cell>
          <table:table-cell office:value-type="float" office:value="379" calcext:value-type="float">
            <text:p>379</text:p>
          </table:table-cell>
          <table:table-cell office:value-type="float" office:value="5381" calcext:value-type="float">
            <text:p>5381</text:p>
          </table:table-cell>
          <table:table-cell table:style-name="ce3" table:formula="of:=[.D1256]*[.$P$4]*COS(PI()*([.$P$3] + (1 - [.D1256]/[.$P$1])*[.$P$2])) + [.$P$5]" office:value-type="float" office:value="706.069408965598" calcext:value-type="float">
            <text:p>706</text:p>
          </table:table-cell>
          <table:table-cell office:value-type="float" office:value="698" calcext:value-type="float">
            <text:p>698</text:p>
          </table:table-cell>
          <table:table-cell table:formula="of:=[.B1256]+45"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56</text:p>
          </table:table-cell>
          <table:table-cell office:value-type="float" office:value="653" calcext:value-type="float">
            <text:p>653</text:p>
          </table:table-cell>
          <table:table-cell office:value-type="float" office:value="379" calcext:value-type="float">
            <text:p>379</text:p>
          </table:table-cell>
          <table:table-cell office:value-type="float" office:value="5354" calcext:value-type="float">
            <text:p>5354</text:p>
          </table:table-cell>
          <table:table-cell table:style-name="ce3" table:formula="of:=[.D1257]*[.$P$4]*COS(PI()*([.$P$3] + (1 - [.D1257]/[.$P$1])*[.$P$2])) + [.$P$5]" office:value-type="float" office:value="699.351099330391" calcext:value-type="float">
            <text:p>699</text:p>
          </table:table-cell>
          <table:table-cell office:value-type="float" office:value="704" calcext:value-type="float">
            <text:p>704</text:p>
          </table:table-cell>
          <table:table-cell table:formula="of:=[.B1257]+45"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32</text:p>
          </table:table-cell>
          <table:table-cell office:value-type="float" office:value="651" calcext:value-type="float">
            <text:p>651</text:p>
          </table:table-cell>
          <table:table-cell office:value-type="float" office:value="379" calcext:value-type="float">
            <text:p>379</text:p>
          </table:table-cell>
          <table:table-cell office:value-type="float" office:value="5411" calcext:value-type="float">
            <text:p>5411</text:p>
          </table:table-cell>
          <table:table-cell table:style-name="ce3" table:formula="of:=[.D1258]*[.$P$4]*COS(PI()*([.$P$3] + (1 - [.D1258]/[.$P$1])*[.$P$2])) + [.$P$5]" office:value-type="float" office:value="713.585226926658" calcext:value-type="float">
            <text:p>714</text:p>
          </table:table-cell>
          <table:table-cell office:value-type="float" office:value="708" calcext:value-type="float">
            <text:p>708</text:p>
          </table:table-cell>
          <table:table-cell table:formula="of:=[.B1258]+45" office:value-type="float" office:value="696" calcext:value-type="float">
            <text:p>69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20</text:p>
          </table:table-cell>
          <table:table-cell office:value-type="float" office:value="650" calcext:value-type="float">
            <text:p>650</text:p>
          </table:table-cell>
          <table:table-cell office:value-type="float" office:value="379" calcext:value-type="float">
            <text:p>379</text:p>
          </table:table-cell>
          <table:table-cell office:value-type="float" office:value="5377" calcext:value-type="float">
            <text:p>5377</text:p>
          </table:table-cell>
          <table:table-cell table:style-name="ce3" table:formula="of:=[.D1259]*[.$P$4]*COS(PI()*([.$P$3] + (1 - [.D1259]/[.$P$1])*[.$P$2])) + [.$P$5]" office:value-type="float" office:value="705.071355794044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table:formula="of:=[.B1259]+45"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24</text:p>
          </table:table-cell>
          <table:table-cell office:value-type="float" office:value="650" calcext:value-type="float">
            <text:p>650</text:p>
          </table:table-cell>
          <table:table-cell office:value-type="float" office:value="379" calcext:value-type="float">
            <text:p>379</text:p>
          </table:table-cell>
          <table:table-cell office:value-type="float" office:value="5382" calcext:value-type="float">
            <text:p>5382</text:p>
          </table:table-cell>
          <table:table-cell table:style-name="ce3" table:formula="of:=[.D1260]*[.$P$4]*COS(PI()*([.$P$3] + (1 - [.D1260]/[.$P$1])*[.$P$2])) + [.$P$5]" office:value-type="float" office:value="706.319071492633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table:formula="of:=[.B1260]+45"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52</text:p>
          </table:table-cell>
          <table:table-cell office:value-type="float" office:value="648" calcext:value-type="float">
            <text:p>648</text:p>
          </table:table-cell>
          <table:table-cell office:value-type="float" office:value="378" calcext:value-type="float">
            <text:p>378</text:p>
          </table:table-cell>
          <table:table-cell office:value-type="float" office:value="5347" calcext:value-type="float">
            <text:p>5347</text:p>
          </table:table-cell>
          <table:table-cell table:style-name="ce3" table:formula="of:=[.D1261]*[.$P$4]*COS(PI()*([.$P$3] + (1 - [.D1261]/[.$P$1])*[.$P$2])) + [.$P$5]" office:value-type="float" office:value="697.616430305514" calcext:value-type="float">
            <text:p>698</text:p>
          </table:table-cell>
          <table:table-cell office:value-type="float" office:value="691" calcext:value-type="float">
            <text:p>691</text:p>
          </table:table-cell>
          <table:table-cell table:formula="of:=[.B1261]+45"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28</text:p>
          </table:table-cell>
          <table:table-cell office:value-type="float" office:value="648" calcext:value-type="float">
            <text:p>648</text:p>
          </table:table-cell>
          <table:table-cell office:value-type="float" office:value="378" calcext:value-type="float">
            <text:p>378</text:p>
          </table:table-cell>
          <table:table-cell office:value-type="float" office:value="5355" calcext:value-type="float">
            <text:p>5355</text:p>
          </table:table-cell>
          <table:table-cell table:style-name="ce3" table:formula="of:=[.D1262]*[.$P$4]*COS(PI()*([.$P$3] + (1 - [.D1262]/[.$P$1])*[.$P$2])) + [.$P$5]" office:value-type="float" office:value="699.59914852062" calcext:value-type="float">
            <text:p>700</text:p>
          </table:table-cell>
          <table:table-cell office:value-type="float" office:value="702" calcext:value-type="float">
            <text:p>702</text:p>
          </table:table-cell>
          <table:table-cell table:formula="of:=[.B1262]+45"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32</text:p>
          </table:table-cell>
          <table:table-cell office:value-type="float" office:value="647" calcext:value-type="float">
            <text:p>647</text:p>
          </table:table-cell>
          <table:table-cell office:value-type="float" office:value="378" calcext:value-type="float">
            <text:p>378</text:p>
          </table:table-cell>
          <table:table-cell office:value-type="float" office:value="5379" calcext:value-type="float">
            <text:p>5379</text:p>
          </table:table-cell>
          <table:table-cell table:style-name="ce3" table:formula="of:=[.D1263]*[.$P$4]*COS(PI()*([.$P$3] + (1 - [.D1263]/[.$P$1])*[.$P$2])) + [.$P$5]" office:value-type="float" office:value="705.570262982552" calcext:value-type="float">
            <text:p>706</text:p>
          </table:table-cell>
          <table:table-cell office:value-type="float" office:value="699" calcext:value-type="float">
            <text:p>699</text:p>
          </table:table-cell>
          <table:table-cell table:formula="of:=[.B1263]+45"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40</text:p>
          </table:table-cell>
          <table:table-cell office:value-type="float" office:value="647" calcext:value-type="float">
            <text:p>647</text:p>
          </table:table-cell>
          <table:table-cell office:value-type="float" office:value="378" calcext:value-type="float">
            <text:p>378</text:p>
          </table:table-cell>
          <table:table-cell office:value-type="float" office:value="5363" calcext:value-type="float">
            <text:p>5363</text:p>
          </table:table-cell>
          <table:table-cell table:style-name="ce3" table:formula="of:=[.D1264]*[.$P$4]*COS(PI()*([.$P$3] + (1 - [.D1264]/[.$P$1])*[.$P$2])) + [.$P$5]" office:value-type="float" office:value="701.585695060323" calcext:value-type="float">
            <text:p>702</text:p>
          </table:table-cell>
          <table:table-cell office:value-type="float" office:value="701" calcext:value-type="float">
            <text:p>701</text:p>
          </table:table-cell>
          <table:table-cell table:formula="of:=[.B1264]+45"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48</text:p>
          </table:table-cell>
          <table:table-cell office:value-type="float" office:value="646" calcext:value-type="float">
            <text:p>646</text:p>
          </table:table-cell>
          <table:table-cell office:value-type="float" office:value="378" calcext:value-type="float">
            <text:p>378</text:p>
          </table:table-cell>
          <table:table-cell office:value-type="float" office:value="5406" calcext:value-type="float">
            <text:p>5406</text:p>
          </table:table-cell>
          <table:table-cell table:style-name="ce3" table:formula="of:=[.D1265]*[.$P$4]*COS(PI()*([.$P$3] + (1 - [.D1265]/[.$P$1])*[.$P$2])) + [.$P$5]" office:value-type="float" office:value="712.328865779083" calcext:value-type="float">
            <text:p>712</text:p>
          </table:table-cell>
          <table:table-cell office:value-type="float" office:value="710" calcext:value-type="float">
            <text:p>710</text:p>
          </table:table-cell>
          <table:table-cell table:formula="of:=[.B1265]+45"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08</text:p>
          </table:table-cell>
          <table:table-cell office:value-type="float" office:value="644" calcext:value-type="float">
            <text:p>644</text:p>
          </table:table-cell>
          <table:table-cell office:value-type="float" office:value="377" calcext:value-type="float">
            <text:p>377</text:p>
          </table:table-cell>
          <table:table-cell office:value-type="float" office:value="5383" calcext:value-type="float">
            <text:p>5383</text:p>
          </table:table-cell>
          <table:table-cell table:style-name="ce3" table:formula="of:=[.D1266]*[.$P$4]*COS(PI()*([.$P$3] + (1 - [.D1266]/[.$P$1])*[.$P$2])) + [.$P$5]" office:value-type="float" office:value="706.568793703373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formula="of:=[.B1266]+45"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12</text:p>
          </table:table-cell>
          <table:table-cell office:value-type="float" office:value="644" calcext:value-type="float">
            <text:p>644</text:p>
          </table:table-cell>
          <table:table-cell office:value-type="float" office:value="377" calcext:value-type="float">
            <text:p>377</text:p>
          </table:table-cell>
          <table:table-cell office:value-type="float" office:value="5385" calcext:value-type="float">
            <text:p>5385</text:p>
          </table:table-cell>
          <table:table-cell table:style-name="ce3" table:formula="of:=[.D1267]*[.$P$4]*COS(PI()*([.$P$3] + (1 - [.D1267]/[.$P$1])*[.$P$2])) + [.$P$5]" office:value-type="float" office:value="707.068417156042" calcext:value-type="float">
            <text:p>707</text:p>
          </table:table-cell>
          <table:table-cell office:value-type="float" office:value="703" calcext:value-type="float">
            <text:p>703</text:p>
          </table:table-cell>
          <table:table-cell table:formula="of:=[.B1267]+45"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16</text:p>
          </table:table-cell>
          <table:table-cell office:value-type="float" office:value="644" calcext:value-type="float">
            <text:p>644</text:p>
          </table:table-cell>
          <table:table-cell office:value-type="float" office:value="377" calcext:value-type="float">
            <text:p>377</text:p>
          </table:table-cell>
          <table:table-cell office:value-type="float" office:value="5394" calcext:value-type="float">
            <text:p>5394</text:p>
          </table:table-cell>
          <table:table-cell table:style-name="ce3" table:formula="of:=[.D1268]*[.$P$4]*COS(PI()*([.$P$3] + (1 - [.D1268]/[.$P$1])*[.$P$2])) + [.$P$5]" office:value-type="float" office:value="709.31967572057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table:formula="of:=[.B1268]+45"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20</text:p>
          </table:table-cell>
          <table:table-cell office:value-type="float" office:value="644" calcext:value-type="float">
            <text:p>644</text:p>
          </table:table-cell>
          <table:table-cell office:value-type="float" office:value="377" calcext:value-type="float">
            <text:p>377</text:p>
          </table:table-cell>
          <table:table-cell office:value-type="float" office:value="5380" calcext:value-type="float">
            <text:p>5380</text:p>
          </table:table-cell>
          <table:table-cell table:style-name="ce3" table:formula="of:=[.D1269]*[.$P$4]*COS(PI()*([.$P$3] + (1 - [.D1269]/[.$P$1])*[.$P$2])) + [.$P$5]" office:value-type="float" office:value="705.819806127245" calcext:value-type="float">
            <text:p>706</text:p>
          </table:table-cell>
          <table:table-cell office:value-type="float" office:value="700" calcext:value-type="float">
            <text:p>700</text:p>
          </table:table-cell>
          <table:table-cell table:formula="of:=[.B1269]+45"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32</text:p>
          </table:table-cell>
          <table:table-cell office:value-type="float" office:value="643" calcext:value-type="float">
            <text:p>643</text:p>
          </table:table-cell>
          <table:table-cell office:value-type="float" office:value="377" calcext:value-type="float">
            <text:p>377</text:p>
          </table:table-cell>
          <table:table-cell office:value-type="float" office:value="5372" calcext:value-type="float">
            <text:p>5372</text:p>
          </table:table-cell>
          <table:table-cell table:style-name="ce3" table:formula="of:=[.D1270]*[.$P$4]*COS(PI()*([.$P$3] + (1 - [.D1270]/[.$P$1])*[.$P$2])) + [.$P$5]" office:value-type="float" office:value="703.8251328099" calcext:value-type="float">
            <text:p>704</text:p>
          </table:table-cell>
          <table:table-cell office:value-type="float" office:value="698" calcext:value-type="float">
            <text:p>698</text:p>
          </table:table-cell>
          <table:table-cell table:formula="of:=[.B1270]+45"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36</text:p>
          </table:table-cell>
          <table:table-cell office:value-type="float" office:value="643" calcext:value-type="float">
            <text:p>643</text:p>
          </table:table-cell>
          <table:table-cell office:value-type="float" office:value="377" calcext:value-type="float">
            <text:p>377</text:p>
          </table:table-cell>
          <table:table-cell office:value-type="float" office:value="5321" calcext:value-type="float">
            <text:p>5321</text:p>
          </table:table-cell>
          <table:table-cell table:style-name="ce3" table:formula="of:=[.D1271]*[.$P$4]*COS(PI()*([.$P$3] + (1 - [.D1271]/[.$P$1])*[.$P$2])) + [.$P$5]" office:value-type="float" office:value="691.199065944783" calcext:value-type="float">
            <text:p>691</text:p>
          </table:table-cell>
          <table:table-cell office:value-type="float" office:value="690" calcext:value-type="float">
            <text:p>690</text:p>
          </table:table-cell>
          <table:table-cell table:formula="of:=[.B1271]+45"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40</text:p>
          </table:table-cell>
          <table:table-cell office:value-type="float" office:value="643" calcext:value-type="float">
            <text:p>643</text:p>
          </table:table-cell>
          <table:table-cell office:value-type="float" office:value="377" calcext:value-type="float">
            <text:p>377</text:p>
          </table:table-cell>
          <table:table-cell office:value-type="float" office:value="5334" calcext:value-type="float">
            <text:p>5334</text:p>
          </table:table-cell>
          <table:table-cell table:style-name="ce3" table:formula="of:=[.D1272]*[.$P$4]*COS(PI()*([.$P$3] + (1 - [.D1272]/[.$P$1])*[.$P$2])) + [.$P$5]" office:value-type="float" office:value="694.402684808789" calcext:value-type="float">
            <text:p>694</text:p>
          </table:table-cell>
          <table:table-cell office:value-type="float" office:value="688" calcext:value-type="float">
            <text:p>688</text:p>
          </table:table-cell>
          <table:table-cell table:formula="of:=[.B1272]+45"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04</text:p>
          </table:table-cell>
          <table:table-cell office:value-type="float" office:value="642" calcext:value-type="float">
            <text:p>642</text:p>
          </table:table-cell>
          <table:table-cell office:value-type="float" office:value="376" calcext:value-type="float">
            <text:p>376</text:p>
          </table:table-cell>
          <table:table-cell office:value-type="float" office:value="5351" calcext:value-type="float">
            <text:p>5351</text:p>
          </table:table-cell>
          <table:table-cell table:style-name="ce3" table:formula="of:=[.D1273]*[.$P$4]*COS(PI()*([.$P$3] + (1 - [.D1273]/[.$P$1])*[.$P$2])) + [.$P$5]" office:value-type="float" office:value="698.607310714542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table:formula="of:=[.B1273]+45"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04</text:p>
          </table:table-cell>
          <table:table-cell office:value-type="float" office:value="640" calcext:value-type="float">
            <text:p>640</text:p>
          </table:table-cell>
          <table:table-cell office:value-type="float" office:value="376" calcext:value-type="float">
            <text:p>376</text:p>
          </table:table-cell>
          <table:table-cell office:value-type="float" office:value="5286" calcext:value-type="float">
            <text:p>5286</text:p>
          </table:table-cell>
          <table:table-cell table:style-name="ce3" table:formula="of:=[.D1274]*[.$P$4]*COS(PI()*([.$P$3] + (1 - [.D1274]/[.$P$1])*[.$P$2])) + [.$P$5]" office:value-type="float" office:value="682.624355251546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table:formula="of:=[.B1274]+45"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08</text:p>
          </table:table-cell>
          <table:table-cell office:value-type="float" office:value="640" calcext:value-type="float">
            <text:p>640</text:p>
          </table:table-cell>
          <table:table-cell office:value-type="float" office:value="376" calcext:value-type="float">
            <text:p>376</text:p>
          </table:table-cell>
          <table:table-cell office:value-type="float" office:value="5307" calcext:value-type="float">
            <text:p>5307</text:p>
          </table:table-cell>
          <table:table-cell table:style-name="ce3" table:formula="of:=[.D1275]*[.$P$4]*COS(PI()*([.$P$3] + (1 - [.D1275]/[.$P$1])*[.$P$2])) + [.$P$5]" office:value-type="float" office:value="687.760352245331" calcext:value-type="float">
            <text:p>688</text:p>
          </table:table-cell>
          <table:table-cell office:value-type="float" office:value="686" calcext:value-type="float">
            <text:p>686</text:p>
          </table:table-cell>
          <table:table-cell table:formula="of:=[.B1275]+45"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12</text:p>
          </table:table-cell>
          <table:table-cell office:value-type="float" office:value="640" calcext:value-type="float">
            <text:p>640</text:p>
          </table:table-cell>
          <table:table-cell office:value-type="float" office:value="376" calcext:value-type="float">
            <text:p>376</text:p>
          </table:table-cell>
          <table:table-cell office:value-type="float" office:value="5320" calcext:value-type="float">
            <text:p>5320</text:p>
          </table:table-cell>
          <table:table-cell table:style-name="ce3" table:formula="of:=[.D1276]*[.$P$4]*COS(PI()*([.$P$3] + (1 - [.D1276]/[.$P$1])*[.$P$2])) + [.$P$5]" office:value-type="float" office:value="690.95305347947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table:formula="of:=[.B1276]+45"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16</text:p>
          </table:table-cell>
          <table:table-cell office:value-type="float" office:value="640" calcext:value-type="float">
            <text:p>640</text:p>
          </table:table-cell>
          <table:table-cell office:value-type="float" office:value="376" calcext:value-type="float">
            <text:p>376</text:p>
          </table:table-cell>
          <table:table-cell office:value-type="float" office:value="5314" calcext:value-type="float">
            <text:p>5314</text:p>
          </table:table-cell>
          <table:table-cell table:style-name="ce3" table:formula="of:=[.D1277]*[.$P$4]*COS(PI()*([.$P$3] + (1 - [.D1277]/[.$P$1])*[.$P$2])) + [.$P$5]" office:value-type="float" office:value="689.478238636716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table:formula="of:=[.B1277]+45"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36</text:p>
          </table:table-cell>
          <table:table-cell office:value-type="float" office:value="636" calcext:value-type="float">
            <text:p>636</text:p>
          </table:table-cell>
          <table:table-cell office:value-type="float" office:value="375" calcext:value-type="float">
            <text:p>375</text:p>
          </table:table-cell>
          <table:table-cell office:value-type="float" office:value="5310" calcext:value-type="float">
            <text:p>5310</text:p>
          </table:table-cell>
          <table:table-cell table:style-name="ce3" table:formula="of:=[.D1278]*[.$P$4]*COS(PI()*([.$P$3] + (1 - [.D1278]/[.$P$1])*[.$P$2])) + [.$P$5]" office:value-type="float" office:value="688.496229050772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table:formula="of:=[.B1278]+45"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36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 office:value-type="float" office:value="5322" calcext:value-type="float">
            <text:p>5322</text:p>
          </table:table-cell>
          <table:table-cell table:style-name="ce3" table:formula="of:=[.D1279]*[.$P$4]*COS(PI()*([.$P$3] + (1 - [.D1279]/[.$P$1])*[.$P$2])) + [.$P$5]" office:value-type="float" office:value="691.445138394654" calcext:value-type="float">
            <text:p>691</text:p>
          </table:table-cell>
          <table:table-cell office:value-type="float" office:value="685" calcext:value-type="float">
            <text:p>685</text:p>
          </table:table-cell>
          <table:table-cell table:formula="of:=[.B1279]+4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40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 office:value-type="float" office:value="5304" calcext:value-type="float">
            <text:p>5304</text:p>
          </table:table-cell>
          <table:table-cell table:style-name="ce3" table:formula="of:=[.D1280]*[.$P$4]*COS(PI()*([.$P$3] + (1 - [.D1280]/[.$P$1])*[.$P$2])) + [.$P$5]" office:value-type="float" office:value="687.025015915023" calcext:value-type="float">
            <text:p>687</text:p>
          </table:table-cell>
          <table:table-cell office:value-type="float" office:value="683" calcext:value-type="float">
            <text:p>683</text:p>
          </table:table-cell>
          <table:table-cell table:formula="of:=[.B1280]+4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44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 office:value-type="float" office:value="5317" calcext:value-type="float">
            <text:p>5317</text:p>
          </table:table-cell>
          <table:table-cell table:style-name="ce3" table:formula="of:=[.D1281]*[.$P$4]*COS(PI()*([.$P$3] + (1 - [.D1281]/[.$P$1])*[.$P$2])) + [.$P$5]" office:value-type="float" office:value="690.215376039714" calcext:value-type="float">
            <text:p>690</text:p>
          </table:table-cell>
          <table:table-cell office:value-type="float" office:value="685" calcext:value-type="float">
            <text:p>685</text:p>
          </table:table-cell>
          <table:table-cell table:formula="of:=[.B1281]+4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48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 office:value-type="float" office:value="5313" calcext:value-type="float">
            <text:p>5313</text:p>
          </table:table-cell>
          <table:table-cell table:style-name="ce3" table:formula="of:=[.D1282]*[.$P$4]*COS(PI()*([.$P$3] + (1 - [.D1282]/[.$P$1])*[.$P$2])) + [.$P$5]" office:value-type="float" office:value="689.232646199978" calcext:value-type="float">
            <text:p>689</text:p>
          </table:table-cell>
          <table:table-cell office:value-type="float" office:value="688" calcext:value-type="float">
            <text:p>688</text:p>
          </table:table-cell>
          <table:table-cell table:formula="of:=[.B1282]+4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56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 office:value-type="float" office:value="5355" calcext:value-type="float">
            <text:p>5355</text:p>
          </table:table-cell>
          <table:table-cell table:style-name="ce3" table:formula="of:=[.D1283]*[.$P$4]*COS(PI()*([.$P$3] + (1 - [.D1283]/[.$P$1])*[.$P$2])) + [.$P$5]" office:value-type="float" office:value="699.59914852062" calcext:value-type="float">
            <text:p>700</text:p>
          </table:table-cell>
          <table:table-cell office:value-type="float" office:value="693" calcext:value-type="float">
            <text:p>693</text:p>
          </table:table-cell>
          <table:table-cell table:formula="of:=[.B1283]+4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00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 office:value-type="float" office:value="5337" calcext:value-type="float">
            <text:p>5337</text:p>
          </table:table-cell>
          <table:table-cell table:style-name="ce3" table:formula="of:=[.D1284]*[.$P$4]*COS(PI()*([.$P$3] + (1 - [.D1284]/[.$P$1])*[.$P$2])) + [.$P$5]" office:value-type="float" office:value="695.143419963889" calcext:value-type="float">
            <text:p>695</text:p>
          </table:table-cell>
          <table:table-cell office:value-type="float" office:value="692" calcext:value-type="float">
            <text:p>692</text:p>
          </table:table-cell>
          <table:table-cell table:formula="of:=[.B1284]+4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04</text:p>
          </table:table-cell>
          <table:table-cell office:value-type="float" office:value="635" calcext:value-type="float">
            <text:p>635</text:p>
          </table:table-cell>
          <table:table-cell office:value-type="float" office:value="375" calcext:value-type="float">
            <text:p>375</text:p>
          </table:table-cell>
          <table:table-cell office:value-type="float" office:value="5345" calcext:value-type="float">
            <text:p>5345</text:p>
          </table:table-cell>
          <table:table-cell table:style-name="ce3" table:formula="of:=[.D1285]*[.$P$4]*COS(PI()*([.$P$3] + (1 - [.D1285]/[.$P$1])*[.$P$2])) + [.$P$5]" office:value-type="float" office:value="697.121349223472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table:formula="of:=[.B1285]+45"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44</text:p>
          </table:table-cell>
          <table:table-cell office:value-type="float" office:value="634" calcext:value-type="float">
            <text:p>634</text:p>
          </table:table-cell>
          <table:table-cell office:value-type="float" office:value="374" calcext:value-type="float">
            <text:p>374</text:p>
          </table:table-cell>
          <table:table-cell office:value-type="float" office:value="5381" calcext:value-type="float">
            <text:p>5381</text:p>
          </table:table-cell>
          <table:table-cell table:style-name="ce3" table:formula="of:=[.D1286]*[.$P$4]*COS(PI()*([.$P$3] + (1 - [.D1286]/[.$P$1])*[.$P$2])) + [.$P$5]" office:value-type="float" office:value="706.069408965598" calcext:value-type="float">
            <text:p>706</text:p>
          </table:table-cell>
          <table:table-cell office:value-type="float" office:value="692" calcext:value-type="float">
            <text:p>692</text:p>
          </table:table-cell>
          <table:table-cell table:formula="of:=[.B1286]+45"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04</text:p>
          </table:table-cell>
          <table:table-cell office:value-type="float" office:value="633" calcext:value-type="float">
            <text:p>633</text:p>
          </table:table-cell>
          <table:table-cell office:value-type="float" office:value="374" calcext:value-type="float">
            <text:p>374</text:p>
          </table:table-cell>
          <table:table-cell office:value-type="float" office:value="5293" calcext:value-type="float">
            <text:p>5293</text:p>
          </table:table-cell>
          <table:table-cell table:style-name="ce3" table:formula="of:=[.D1287]*[.$P$4]*COS(PI()*([.$P$3] + (1 - [.D1287]/[.$P$1])*[.$P$2])) + [.$P$5]" office:value-type="float" office:value="684.333408888447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table:formula="of:=[.B1287]+45"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08</text:p>
          </table:table-cell>
          <table:table-cell office:value-type="float" office:value="633" calcext:value-type="float">
            <text:p>633</text:p>
          </table:table-cell>
          <table:table-cell office:value-type="float" office:value="374" calcext:value-type="float">
            <text:p>374</text:p>
          </table:table-cell>
          <table:table-cell office:value-type="float" office:value="5286" calcext:value-type="float">
            <text:p>5286</text:p>
          </table:table-cell>
          <table:table-cell table:style-name="ce3" table:formula="of:=[.D1288]*[.$P$4]*COS(PI()*([.$P$3] + (1 - [.D1288]/[.$P$1])*[.$P$2])) + [.$P$5]" office:value-type="float" office:value="682.624355251546" calcext:value-type="float">
            <text:p>683</text:p>
          </table:table-cell>
          <table:table-cell office:value-type="float" office:value="669" calcext:value-type="float">
            <text:p>669</text:p>
          </table:table-cell>
          <table:table-cell table:formula="of:=[.B1288]+45"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12</text:p>
          </table:table-cell>
          <table:table-cell office:value-type="float" office:value="633" calcext:value-type="float">
            <text:p>633</text:p>
          </table:table-cell>
          <table:table-cell office:value-type="float" office:value="374" calcext:value-type="float">
            <text:p>374</text:p>
          </table:table-cell>
          <table:table-cell office:value-type="float" office:value="5287" calcext:value-type="float">
            <text:p>5287</text:p>
          </table:table-cell>
          <table:table-cell table:style-name="ce3" table:formula="of:=[.D1289]*[.$P$4]*COS(PI()*([.$P$3] + (1 - [.D1289]/[.$P$1])*[.$P$2])) + [.$P$5]" office:value-type="float" office:value="682.86832534604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table:formula="of:=[.B1289]+45"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16</text:p>
          </table:table-cell>
          <table:table-cell office:value-type="float" office:value="633" calcext:value-type="float">
            <text:p>633</text:p>
          </table:table-cell>
          <table:table-cell office:value-type="float" office:value="374" calcext:value-type="float">
            <text:p>374</text:p>
          </table:table-cell>
          <table:table-cell office:value-type="float" office:value="5314" calcext:value-type="float">
            <text:p>5314</text:p>
          </table:table-cell>
          <table:table-cell table:style-name="ce3" table:formula="of:=[.D1290]*[.$P$4]*COS(PI()*([.$P$3] + (1 - [.D1290]/[.$P$1])*[.$P$2])) + [.$P$5]" office:value-type="float" office:value="689.478238636716" calcext:value-type="float">
            <text:p>689</text:p>
          </table:table-cell>
          <table:table-cell office:value-type="float" office:value="680" calcext:value-type="float">
            <text:p>680</text:p>
          </table:table-cell>
          <table:table-cell table:formula="of:=[.B1290]+45"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48</text:p>
          </table:table-cell>
          <table:table-cell office:value-type="float" office:value="627" calcext:value-type="float">
            <text:p>627</text:p>
          </table:table-cell>
          <table:table-cell office:value-type="float" office:value="373" calcext:value-type="float">
            <text:p>373</text:p>
          </table:table-cell>
          <table:table-cell office:value-type="float" office:value="5340" calcext:value-type="float">
            <text:p>5340</text:p>
          </table:table-cell>
          <table:table-cell table:style-name="ce3" table:formula="of:=[.D1291]*[.$P$4]*COS(PI()*([.$P$3] + (1 - [.D1291]/[.$P$1])*[.$P$2])) + [.$P$5]" office:value-type="float" office:value="695.884694274812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table:formula="of:=[.B1291]+45"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00:23</text:p>
          </table:table-cell>
          <table:table-cell office:value-type="float" office:value="625" calcext:value-type="float">
            <text:p>625</text:p>
          </table:table-cell>
          <table:table-cell office:value-type="float" office:value="372" calcext:value-type="float">
            <text:p>372</text:p>
          </table:table-cell>
          <table:table-cell office:value-type="float" office:value="5230" calcext:value-type="float">
            <text:p>5230</text:p>
          </table:table-cell>
          <table:table-cell table:style-name="ce3" table:formula="of:=[.D1292]*[.$P$4]*COS(PI()*([.$P$3] + (1 - [.D1292]/[.$P$1])*[.$P$2])) + [.$P$5]" office:value-type="float" office:value="669.058177363149" calcext:value-type="float">
            <text:p>669</text:p>
          </table:table-cell>
          <table:table-cell office:value-type="float" office:value="649" calcext:value-type="float">
            <text:p>649</text:p>
          </table:table-cell>
          <table:table-cell table:formula="of:=[.B1292]+45"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52</text:p>
          </table:table-cell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office:value-type="float" office:value="5307" calcext:value-type="float">
            <text:p>5307</text:p>
          </table:table-cell>
          <table:table-cell table:style-name="ce3" table:formula="of:=[.D1293]*[.$P$4]*COS(PI()*([.$P$3] + (1 - [.D1293]/[.$P$1])*[.$P$2])) + [.$P$5]" office:value-type="float" office:value="687.760352245331" calcext:value-type="float">
            <text:p>688</text:p>
          </table:table-cell>
          <table:table-cell office:value-type="float" office:value="677" calcext:value-type="float">
            <text:p>677</text:p>
          </table:table-cell>
          <table:table-cell table:formula="of:=[.B1293]+45"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56</text:p>
          </table:table-cell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office:value-type="float" office:value="5295" calcext:value-type="float">
            <text:p>5295</text:p>
          </table:table-cell>
          <table:table-cell table:style-name="ce3" table:formula="of:=[.D1294]*[.$P$4]*COS(PI()*([.$P$3] + (1 - [.D1294]/[.$P$1])*[.$P$2])) + [.$P$5]" office:value-type="float" office:value="684.822251086653" calcext:value-type="float">
            <text:p>685</text:p>
          </table:table-cell>
          <table:table-cell office:value-type="float" office:value="679" calcext:value-type="float">
            <text:p>679</text:p>
          </table:table-cell>
          <table:table-cell table:formula="of:=[.B1294]+45"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00</text:p>
          </table:table-cell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office:value-type="float" office:value="5320" calcext:value-type="float">
            <text:p>5320</text:p>
          </table:table-cell>
          <table:table-cell table:style-name="ce3" table:formula="of:=[.D1295]*[.$P$4]*COS(PI()*([.$P$3] + (1 - [.D1295]/[.$P$1])*[.$P$2])) + [.$P$5]" office:value-type="float" office:value="690.95305347947" calcext:value-type="float">
            <text:p>691</text:p>
          </table:table-cell>
          <table:table-cell office:value-type="float" office:value="686" calcext:value-type="float">
            <text:p>686</text:p>
          </table:table-cell>
          <table:table-cell table:formula="of:=[.B1295]+45"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04</text:p>
          </table:table-cell>
          <table:table-cell office:value-type="float" office:value="624" calcext:value-type="float">
            <text:p>624</text:p>
          </table:table-cell>
          <table:table-cell office:value-type="float" office:value="372" calcext:value-type="float">
            <text:p>372</text:p>
          </table:table-cell>
          <table:table-cell office:value-type="float" office:value="5273" calcext:value-type="float">
            <text:p>5273</text:p>
          </table:table-cell>
          <table:table-cell table:style-name="ce3" table:formula="of:=[.D1296]*[.$P$4]*COS(PI()*([.$P$3] + (1 - [.D1296]/[.$P$1])*[.$P$2])) + [.$P$5]" office:value-type="float" office:value="679.45821984586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formula="of:=[.B1296]+45"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28</text:p>
          </table:table-cell>
          <table:table-cell office:value-type="float" office:value="622" calcext:value-type="float">
            <text:p>622</text:p>
          </table:table-cell>
          <table:table-cell office:value-type="float" office:value="371" calcext:value-type="float">
            <text:p>371</text:p>
          </table:table-cell>
          <table:table-cell office:value-type="float" office:value="5290" calcext:value-type="float">
            <text:p>5290</text:p>
          </table:table-cell>
          <table:table-cell table:style-name="ce3" table:formula="of:=[.D1297]*[.$P$4]*COS(PI()*([.$P$3] + (1 - [.D1297]/[.$P$1])*[.$P$2])) + [.$P$5]" office:value-type="float" office:value="683.600596508666" calcext:value-type="float">
            <text:p>684</text:p>
          </table:table-cell>
          <table:table-cell office:value-type="float" office:value="679" calcext:value-type="float">
            <text:p>679</text:p>
          </table:table-cell>
          <table:table-cell table:formula="of:=[.B1297]+45"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32</text:p>
          </table:table-cell>
          <table:table-cell office:value-type="float" office:value="622" calcext:value-type="float">
            <text:p>622</text:p>
          </table:table-cell>
          <table:table-cell office:value-type="float" office:value="371" calcext:value-type="float">
            <text:p>371</text:p>
          </table:table-cell>
          <table:table-cell office:value-type="float" office:value="5316" calcext:value-type="float">
            <text:p>5316</text:p>
          </table:table-cell>
          <table:table-cell table:style-name="ce3" table:formula="of:=[.D1298]*[.$P$4]*COS(PI()*([.$P$3] + (1 - [.D1298]/[.$P$1])*[.$P$2])) + [.$P$5]" office:value-type="float" office:value="689.969603561459" calcext:value-type="float">
            <text:p>690</text:p>
          </table:table-cell>
          <table:table-cell office:value-type="float" office:value="677" calcext:value-type="float">
            <text:p>677</text:p>
          </table:table-cell>
          <table:table-cell table:formula="of:=[.B1298]+45"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36</text:p>
          </table:table-cell>
          <table:table-cell office:value-type="float" office:value="622" calcext:value-type="float">
            <text:p>622</text:p>
          </table:table-cell>
          <table:table-cell office:value-type="float" office:value="371" calcext:value-type="float">
            <text:p>371</text:p>
          </table:table-cell>
          <table:table-cell office:value-type="float" office:value="5295" calcext:value-type="float">
            <text:p>5295</text:p>
          </table:table-cell>
          <table:table-cell table:style-name="ce3" table:formula="of:=[.D1299]*[.$P$4]*COS(PI()*([.$P$3] + (1 - [.D1299]/[.$P$1])*[.$P$2])) + [.$P$5]" office:value-type="float" office:value="684.822251086653" calcext:value-type="float">
            <text:p>685</text:p>
          </table:table-cell>
          <table:table-cell office:value-type="float" office:value="683" calcext:value-type="float">
            <text:p>683</text:p>
          </table:table-cell>
          <table:table-cell table:formula="of:=[.B1299]+45"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52</text:p>
          </table:table-cell>
          <table:table-cell office:value-type="float" office:value="621" calcext:value-type="float">
            <text:p>621</text:p>
          </table:table-cell>
          <table:table-cell office:value-type="float" office:value="371" calcext:value-type="float">
            <text:p>371</text:p>
          </table:table-cell>
          <table:table-cell office:value-type="float" office:value="5266" calcext:value-type="float">
            <text:p>5266</text:p>
          </table:table-cell>
          <table:table-cell table:style-name="ce3" table:formula="of:=[.D1300]*[.$P$4]*COS(PI()*([.$P$3] + (1 - [.D1300]/[.$P$1])*[.$P$2])) + [.$P$5]" office:value-type="float" office:value="677.757592236524" calcext:value-type="float">
            <text:p>678</text:p>
          </table:table-cell>
          <table:table-cell office:value-type="float" office:value="676" calcext:value-type="float">
            <text:p>676</text:p>
          </table:table-cell>
          <table:table-cell table:formula="of:=[.B1300]+45"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28</text:p>
          </table:table-cell>
          <table:table-cell office:value-type="float" office:value="620" calcext:value-type="float">
            <text:p>620</text:p>
          </table:table-cell>
          <table:table-cell office:value-type="float" office:value="371" calcext:value-type="float">
            <text:p>371</text:p>
          </table:table-cell>
          <table:table-cell office:value-type="float" office:value="5243" calcext:value-type="float">
            <text:p>5243</text:p>
          </table:table-cell>
          <table:table-cell table:style-name="ce3" table:formula="of:=[.D1301]*[.$P$4]*COS(PI()*([.$P$3] + (1 - [.D1301]/[.$P$1])*[.$P$2])) + [.$P$5]" office:value-type="float" office:value="672.190611169167" calcext:value-type="float">
            <text:p>672</text:p>
          </table:table-cell>
          <table:table-cell office:value-type="float" office:value="665" calcext:value-type="float">
            <text:p>665</text:p>
          </table:table-cell>
          <table:table-cell table:formula="of:=[.B1301]+45" office:value-type="float" office:value="665" calcext:value-type="float">
            <text:p>66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1:56</text:p>
          </table:table-cell>
          <table:table-cell office:value-type="float" office:value="616" calcext:value-type="float">
            <text:p>616</text:p>
          </table:table-cell>
          <table:table-cell office:value-type="float" office:value="370" calcext:value-type="float">
            <text:p>370</text:p>
          </table:table-cell>
          <table:table-cell office:value-type="float" office:value="5264" calcext:value-type="float">
            <text:p>5264</text:p>
          </table:table-cell>
          <table:table-cell table:style-name="ce3" table:formula="of:=[.D1302]*[.$P$4]*COS(PI()*([.$P$3] + (1 - [.D1302]/[.$P$1])*[.$P$2])) + [.$P$5]" office:value-type="float" office:value="677.272240819678" calcext:value-type="float">
            <text:p>677</text:p>
          </table:table-cell>
          <table:table-cell office:value-type="float" office:value="663" calcext:value-type="float">
            <text:p>663</text:p>
          </table:table-cell>
          <table:table-cell table:formula="of:=[.B1302]+45"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00</text:p>
          </table:table-cell>
          <table:table-cell office:value-type="float" office:value="616" calcext:value-type="float">
            <text:p>616</text:p>
          </table:table-cell>
          <table:table-cell office:value-type="float" office:value="370" calcext:value-type="float">
            <text:p>370</text:p>
          </table:table-cell>
          <table:table-cell office:value-type="float" office:value="5223" calcext:value-type="float">
            <text:p>5223</text:p>
          </table:table-cell>
          <table:table-cell table:style-name="ce3" table:formula="of:=[.D1303]*[.$P$4]*COS(PI()*([.$P$3] + (1 - [.D1303]/[.$P$1])*[.$P$2])) + [.$P$5]" office:value-type="float" office:value="667.375711156443" calcext:value-type="float">
            <text:p>667</text:p>
          </table:table-cell>
          <table:table-cell office:value-type="float" office:value="665" calcext:value-type="float">
            <text:p>665</text:p>
          </table:table-cell>
          <table:table-cell table:formula="of:=[.B1303]+45"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04</text:p>
          </table:table-cell>
          <table:table-cell office:value-type="float" office:value="616" calcext:value-type="float">
            <text:p>616</text:p>
          </table:table-cell>
          <table:table-cell office:value-type="float" office:value="370" calcext:value-type="float">
            <text:p>370</text:p>
          </table:table-cell>
          <table:table-cell office:value-type="float" office:value="5255" calcext:value-type="float">
            <text:p>5255</text:p>
          </table:table-cell>
          <table:table-cell table:style-name="ce3" table:formula="of:=[.D1304]*[.$P$4]*COS(PI()*([.$P$3] + (1 - [.D1304]/[.$P$1])*[.$P$2])) + [.$P$5]" office:value-type="float" office:value="675.091142890601" calcext:value-type="float">
            <text:p>675</text:p>
          </table:table-cell>
          <table:table-cell office:value-type="float" office:value="662" calcext:value-type="float">
            <text:p>662</text:p>
          </table:table-cell>
          <table:table-cell table:formula="of:=[.B1304]+45"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08</text:p>
          </table:table-cell>
          <table:table-cell office:value-type="float" office:value="616" calcext:value-type="float">
            <text:p>616</text:p>
          </table:table-cell>
          <table:table-cell office:value-type="float" office:value="370" calcext:value-type="float">
            <text:p>370</text:p>
          </table:table-cell>
          <table:table-cell office:value-type="float" office:value="5274" calcext:value-type="float">
            <text:p>5274</text:p>
          </table:table-cell>
          <table:table-cell table:style-name="ce3" table:formula="of:=[.D1305]*[.$P$4]*COS(PI()*([.$P$3] + (1 - [.D1305]/[.$P$1])*[.$P$2])) + [.$P$5]" office:value-type="float" office:value="679.701407554612" calcext:value-type="float">
            <text:p>680</text:p>
          </table:table-cell>
          <table:table-cell office:value-type="float" office:value="672" calcext:value-type="float">
            <text:p>672</text:p>
          </table:table-cell>
          <table:table-cell table:formula="of:=[.B1305]+45"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44</text:p>
          </table:table-cell>
          <table:table-cell office:value-type="float" office:value="615" calcext:value-type="float">
            <text:p>615</text:p>
          </table:table-cell>
          <table:table-cell office:value-type="float" office:value="369" calcext:value-type="float">
            <text:p>369</text:p>
          </table:table-cell>
          <table:table-cell office:value-type="float" office:value="5249" calcext:value-type="float">
            <text:p>5249</text:p>
          </table:table-cell>
          <table:table-cell table:style-name="ce3" table:formula="of:=[.D1306]*[.$P$4]*COS(PI()*([.$P$3] + (1 - [.D1306]/[.$P$1])*[.$P$2])) + [.$P$5]" office:value-type="float" office:value="673.639791049705" calcext:value-type="float">
            <text:p>674</text:p>
          </table:table-cell>
          <table:table-cell office:value-type="float" office:value="672" calcext:value-type="float">
            <text:p>672</text:p>
          </table:table-cell>
          <table:table-cell table:formula="of:=[.B1306]+45"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40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69" calcext:value-type="float">
            <text:p>5269</text:p>
          </table:table-cell>
          <table:table-cell table:style-name="ce3" table:formula="of:=[.D1307]*[.$P$4]*COS(PI()*([.$P$3] + (1 - [.D1307]/[.$P$1])*[.$P$2])) + [.$P$5]" office:value-type="float" office:value="678.486071231335" calcext:value-type="float">
            <text:p>678</text:p>
          </table:table-cell>
          <table:table-cell office:value-type="float" office:value="666" calcext:value-type="float">
            <text:p>666</text:p>
          </table:table-cell>
          <table:table-cell table:formula="of:=[.B1307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44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26" calcext:value-type="float">
            <text:p>5226</text:p>
          </table:table-cell>
          <table:table-cell table:style-name="ce3" table:formula="of:=[.D1308]*[.$P$4]*COS(PI()*([.$P$3] + (1 - [.D1308]/[.$P$1])*[.$P$2])) + [.$P$5]" office:value-type="float" office:value="668.096405462053" calcext:value-type="float">
            <text:p>668</text:p>
          </table:table-cell>
          <table:table-cell office:value-type="float" office:value="675" calcext:value-type="float">
            <text:p>675</text:p>
          </table:table-cell>
          <table:table-cell table:formula="of:=[.B1308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48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315" calcext:value-type="float">
            <text:p>5315</text:p>
          </table:table-cell>
          <table:table-cell table:style-name="ce3" table:formula="of:=[.D1309]*[.$P$4]*COS(PI()*([.$P$3] + (1 - [.D1309]/[.$P$1])*[.$P$2])) + [.$P$5]" office:value-type="float" office:value="689.723891092168" calcext:value-type="float">
            <text:p>690</text:p>
          </table:table-cell>
          <table:table-cell office:value-type="float" office:value="663" calcext:value-type="float">
            <text:p>663</text:p>
          </table:table-cell>
          <table:table-cell table:formula="of:=[.B1309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52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29" calcext:value-type="float">
            <text:p>5229</text:p>
          </table:table-cell>
          <table:table-cell table:style-name="ce3" table:formula="of:=[.D1310]*[.$P$4]*COS(PI()*([.$P$3] + (1 - [.D1310]/[.$P$1])*[.$P$2])) + [.$P$5]" office:value-type="float" office:value="668.81764374206" calcext:value-type="float">
            <text:p>669</text:p>
          </table:table-cell>
          <table:table-cell office:value-type="float" office:value="674" calcext:value-type="float">
            <text:p>674</text:p>
          </table:table-cell>
          <table:table-cell table:formula="of:=[.B1310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48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44" calcext:value-type="float">
            <text:p>5244</text:p>
          </table:table-cell>
          <table:table-cell table:style-name="ce3" table:formula="of:=[.D1311]*[.$P$4]*COS(PI()*([.$P$3] + (1 - [.D1311]/[.$P$1])*[.$P$2])) + [.$P$5]" office:value-type="float" office:value="672.431990274943" calcext:value-type="float">
            <text:p>672</text:p>
          </table:table-cell>
          <table:table-cell office:value-type="float" office:value="671" calcext:value-type="float">
            <text:p>671</text:p>
          </table:table-cell>
          <table:table-cell table:formula="of:=[.B1311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52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54" calcext:value-type="float">
            <text:p>5254</text:p>
          </table:table-cell>
          <table:table-cell table:style-name="ce3" table:formula="of:=[.D1312]*[.$P$4]*COS(PI()*([.$P$3] + (1 - [.D1312]/[.$P$1])*[.$P$2])) + [.$P$5]" office:value-type="float" office:value="674.849100130307" calcext:value-type="float">
            <text:p>675</text:p>
          </table:table-cell>
          <table:table-cell office:value-type="float" office:value="673" calcext:value-type="float">
            <text:p>673</text:p>
          </table:table-cell>
          <table:table-cell table:formula="of:=[.B1312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56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34" calcext:value-type="float">
            <text:p>5234</text:p>
          </table:table-cell>
          <table:table-cell table:style-name="ce3" table:formula="of:=[.D1313]*[.$P$4]*COS(PI()*([.$P$3] + (1 - [.D1313]/[.$P$1])*[.$P$2])) + [.$P$5]" office:value-type="float" office:value="670.020916026458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formula="of:=[.B1313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32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10" calcext:value-type="float">
            <text:p>5210</text:p>
          </table:table-cell>
          <table:table-cell table:style-name="ce3" table:formula="of:=[.D1314]*[.$P$4]*COS(PI()*([.$P$3] + (1 - [.D1314]/[.$P$1])*[.$P$2])) + [.$P$5]" office:value-type="float" office:value="664.258991541204" calcext:value-type="float">
            <text:p>664</text:p>
          </table:table-cell>
          <table:table-cell office:value-type="float" office:value="664" calcext:value-type="float">
            <text:p>664</text:p>
          </table:table-cell>
          <table:table-cell table:formula="of:=[.B1314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36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51" calcext:value-type="float">
            <text:p>5251</text:p>
          </table:table-cell>
          <table:table-cell table:style-name="ce3" table:formula="of:=[.D1315]*[.$P$4]*COS(PI()*([.$P$3] + (1 - [.D1315]/[.$P$1])*[.$P$2])) + [.$P$5]" office:value-type="float" office:value="674.12333371866" calcext:value-type="float">
            <text:p>674</text:p>
          </table:table-cell>
          <table:table-cell office:value-type="float" office:value="666" calcext:value-type="float">
            <text:p>666</text:p>
          </table:table-cell>
          <table:table-cell table:formula="of:=[.B1315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40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57" calcext:value-type="float">
            <text:p>5257</text:p>
          </table:table-cell>
          <table:table-cell table:style-name="ce3" table:formula="of:=[.D1316]*[.$P$4]*COS(PI()*([.$P$3] + (1 - [.D1316]/[.$P$1])*[.$P$2])) + [.$P$5]" office:value-type="float" office:value="675.575409317121" calcext:value-type="float">
            <text:p>676</text:p>
          </table:table-cell>
          <table:table-cell office:value-type="float" office:value="665" calcext:value-type="float">
            <text:p>665</text:p>
          </table:table-cell>
          <table:table-cell table:formula="of:=[.B1316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44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40" calcext:value-type="float">
            <text:p>5240</text:p>
          </table:table-cell>
          <table:table-cell table:style-name="ce3" table:formula="of:=[.D1317]*[.$P$4]*COS(PI()*([.$P$3] + (1 - [.D1317]/[.$P$1])*[.$P$2])) + [.$P$5]" office:value-type="float" office:value="671.466836035965" calcext:value-type="float">
            <text:p>671</text:p>
          </table:table-cell>
          <table:table-cell office:value-type="float" office:value="658" calcext:value-type="float">
            <text:p>658</text:p>
          </table:table-cell>
          <table:table-cell table:formula="of:=[.B1317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24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12" calcext:value-type="float">
            <text:p>5212</text:p>
          </table:table-cell>
          <table:table-cell table:style-name="ce3" table:formula="of:=[.D1318]*[.$P$4]*COS(PI()*([.$P$3] + (1 - [.D1318]/[.$P$1])*[.$P$2])) + [.$P$5]" office:value-type="float" office:value="664.737821436941" calcext:value-type="float">
            <text:p>665</text:p>
          </table:table-cell>
          <table:table-cell office:value-type="float" office:value="668" calcext:value-type="float">
            <text:p>668</text:p>
          </table:table-cell>
          <table:table-cell table:formula="of:=[.B1318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28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60" calcext:value-type="float">
            <text:p>5260</text:p>
          </table:table-cell>
          <table:table-cell table:style-name="ce3" table:formula="of:=[.D1319]*[.$P$4]*COS(PI()*([.$P$3] + (1 - [.D1319]/[.$P$1])*[.$P$2])) + [.$P$5]" office:value-type="float" office:value="676.302261149961" calcext:value-type="float">
            <text:p>676</text:p>
          </table:table-cell>
          <table:table-cell office:value-type="float" office:value="672" calcext:value-type="float">
            <text:p>672</text:p>
          </table:table-cell>
          <table:table-cell table:formula="of:=[.B1319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32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25" calcext:value-type="float">
            <text:p>5225</text:p>
          </table:table-cell>
          <table:table-cell table:style-name="ce3" table:formula="of:=[.D1320]*[.$P$4]*COS(PI()*([.$P$3] + (1 - [.D1320]/[.$P$1])*[.$P$2])) + [.$P$5]" office:value-type="float" office:value="667.856113578934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table:formula="of:=[.B1320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7:36</text:p>
          </table:table-cell>
          <table:table-cell office:value-type="float" office:value="614" calcext:value-type="float">
            <text:p>614</text:p>
          </table:table-cell>
          <table:table-cell office:value-type="float" office:value="369" calcext:value-type="float">
            <text:p>369</text:p>
          </table:table-cell>
          <table:table-cell office:value-type="float" office:value="5229" calcext:value-type="float">
            <text:p>5229</text:p>
          </table:table-cell>
          <table:table-cell table:style-name="ce3" table:formula="of:=[.D1321]*[.$P$4]*COS(PI()*([.$P$3] + (1 - [.D1321]/[.$P$1])*[.$P$2])) + [.$P$5]" office:value-type="float" office:value="668.81764374206" calcext:value-type="float">
            <text:p>669</text:p>
          </table:table-cell>
          <table:table-cell office:value-type="float" office:value="662" calcext:value-type="float">
            <text:p>662</text:p>
          </table:table-cell>
          <table:table-cell table:formula="of:=[.B1321]+45"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12</text:p>
          </table:table-cell>
          <table:table-cell office:value-type="float" office:value="613" calcext:value-type="float">
            <text:p>613</text:p>
          </table:table-cell>
          <table:table-cell office:value-type="float" office:value="369" calcext:value-type="float">
            <text:p>369</text:p>
          </table:table-cell>
          <table:table-cell office:value-type="float" office:value="5246" calcext:value-type="float">
            <text:p>5246</text:p>
          </table:table-cell>
          <table:table-cell table:style-name="ce3" table:formula="of:=[.D1322]*[.$P$4]*COS(PI()*([.$P$3] + (1 - [.D1322]/[.$P$1])*[.$P$2])) + [.$P$5]" office:value-type="float" office:value="672.914929549973" calcext:value-type="float">
            <text:p>673</text:p>
          </table:table-cell>
          <table:table-cell office:value-type="float" office:value="671" calcext:value-type="float">
            <text:p>671</text:p>
          </table:table-cell>
          <table:table-cell table:formula="of:=[.B1322]+45"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16</text:p>
          </table:table-cell>
          <table:table-cell office:value-type="float" office:value="613" calcext:value-type="float">
            <text:p>613</text:p>
          </table:table-cell>
          <table:table-cell office:value-type="float" office:value="369" calcext:value-type="float">
            <text:p>369</text:p>
          </table:table-cell>
          <table:table-cell office:value-type="float" office:value="5228" calcext:value-type="float">
            <text:p>5228</text:p>
          </table:table-cell>
          <table:table-cell table:style-name="ce3" table:formula="of:=[.D1323]*[.$P$4]*COS(PI()*([.$P$3] + (1 - [.D1323]/[.$P$1])*[.$P$2])) + [.$P$5]" office:value-type="float" office:value="668.577170548354" calcext:value-type="float">
            <text:p>669</text:p>
          </table:table-cell>
          <table:table-cell office:value-type="float" office:value="674" calcext:value-type="float">
            <text:p>674</text:p>
          </table:table-cell>
          <table:table-cell table:formula="of:=[.B1323]+45"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20</text:p>
          </table:table-cell>
          <table:table-cell office:value-type="float" office:value="613" calcext:value-type="float">
            <text:p>613</text:p>
          </table:table-cell>
          <table:table-cell office:value-type="float" office:value="369" calcext:value-type="float">
            <text:p>369</text:p>
          </table:table-cell>
          <table:table-cell office:value-type="float" office:value="5249" calcext:value-type="float">
            <text:p>5249</text:p>
          </table:table-cell>
          <table:table-cell table:style-name="ce3" table:formula="of:=[.D1324]*[.$P$4]*COS(PI()*([.$P$3] + (1 - [.D1324]/[.$P$1])*[.$P$2])) + [.$P$5]" office:value-type="float" office:value="673.639791049705" calcext:value-type="float">
            <text:p>674</text:p>
          </table:table-cell>
          <table:table-cell office:value-type="float" office:value="668" calcext:value-type="float">
            <text:p>668</text:p>
          </table:table-cell>
          <table:table-cell table:formula="of:=[.B1324]+45"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2:24</text:p>
          </table:table-cell>
          <table:table-cell office:value-type="float" office:value="613" calcext:value-type="float">
            <text:p>613</text:p>
          </table:table-cell>
          <table:table-cell office:value-type="float" office:value="369" calcext:value-type="float">
            <text:p>369</text:p>
          </table:table-cell>
          <table:table-cell office:value-type="float" office:value="5267" calcext:value-type="float">
            <text:p>5267</text:p>
          </table:table-cell>
          <table:table-cell table:style-name="ce3" table:formula="of:=[.D1325]*[.$P$4]*COS(PI()*([.$P$3] + (1 - [.D1325]/[.$P$1])*[.$P$2])) + [.$P$5]" office:value-type="float" office:value="678.000358323655" calcext:value-type="float">
            <text:p>678</text:p>
          </table:table-cell>
          <table:table-cell office:value-type="float" office:value="665" calcext:value-type="float">
            <text:p>665</text:p>
          </table:table-cell>
          <table:table-cell table:formula="of:=[.B1325]+45"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28</text:p>
          </table:table-cell>
          <table:table-cell office:value-type="float" office:value="612" calcext:value-type="float">
            <text:p>612</text:p>
          </table:table-cell>
          <table:table-cell office:value-type="float" office:value="369" calcext:value-type="float">
            <text:p>369</text:p>
          </table:table-cell>
          <table:table-cell office:value-type="float" office:value="5243" calcext:value-type="float">
            <text:p>5243</text:p>
          </table:table-cell>
          <table:table-cell table:style-name="ce3" table:formula="of:=[.D1326]*[.$P$4]*COS(PI()*([.$P$3] + (1 - [.D1326]/[.$P$1])*[.$P$2])) + [.$P$5]" office:value-type="float" office:value="672.190611169167" calcext:value-type="float">
            <text:p>672</text:p>
          </table:table-cell>
          <table:table-cell office:value-type="float" office:value="663" calcext:value-type="float">
            <text:p>663</text:p>
          </table:table-cell>
          <table:table-cell table:formula="of:=[.B1326]+45"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20</text:p>
          </table:table-cell>
          <table:table-cell office:value-type="float" office:value="610" calcext:value-type="float">
            <text:p>610</text:p>
          </table:table-cell>
          <table:table-cell office:value-type="float" office:value="368" calcext:value-type="float">
            <text:p>368</text:p>
          </table:table-cell>
          <table:table-cell office:value-type="float" office:value="5223" calcext:value-type="float">
            <text:p>5223</text:p>
          </table:table-cell>
          <table:table-cell table:style-name="ce3" table:formula="of:=[.D1327]*[.$P$4]*COS(PI()*([.$P$3] + (1 - [.D1327]/[.$P$1])*[.$P$2])) + [.$P$5]" office:value-type="float" office:value="667.375711156443" calcext:value-type="float">
            <text:p>667</text:p>
          </table:table-cell>
          <table:table-cell office:value-type="float" office:value="660" calcext:value-type="float">
            <text:p>660</text:p>
          </table:table-cell>
          <table:table-cell table:formula="of:=[.B1327]+45"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24</text:p>
          </table:table-cell>
          <table:table-cell office:value-type="float" office:value="607" calcext:value-type="float">
            <text:p>607</text:p>
          </table:table-cell>
          <table:table-cell office:value-type="float" office:value="367" calcext:value-type="float">
            <text:p>367</text:p>
          </table:table-cell>
          <table:table-cell office:value-type="float" office:value="5229" calcext:value-type="float">
            <text:p>5229</text:p>
          </table:table-cell>
          <table:table-cell table:style-name="ce3" table:formula="of:=[.D1328]*[.$P$4]*COS(PI()*([.$P$3] + (1 - [.D1328]/[.$P$1])*[.$P$2])) + [.$P$5]" office:value-type="float" office:value="668.81764374206" calcext:value-type="float">
            <text:p>669</text:p>
          </table:table-cell>
          <table:table-cell office:value-type="float" office:value="663" calcext:value-type="float">
            <text:p>663</text:p>
          </table:table-cell>
          <table:table-cell table:formula="of:=[.B1328]+45"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28</text:p>
          </table:table-cell>
          <table:table-cell office:value-type="float" office:value="607" calcext:value-type="float">
            <text:p>607</text:p>
          </table:table-cell>
          <table:table-cell office:value-type="float" office:value="367" calcext:value-type="float">
            <text:p>367</text:p>
          </table:table-cell>
          <table:table-cell office:value-type="float" office:value="5222" calcext:value-type="float">
            <text:p>5222</text:p>
          </table:table-cell>
          <table:table-cell table:style-name="ce3" table:formula="of:=[.D1329]*[.$P$4]*COS(PI()*([.$P$3] + (1 - [.D1329]/[.$P$1])*[.$P$2])) + [.$P$5]" office:value-type="float" office:value="667.135600626539" calcext:value-type="float">
            <text:p>667</text:p>
          </table:table-cell>
          <table:table-cell office:value-type="float" office:value="663" calcext:value-type="float">
            <text:p>663</text:p>
          </table:table-cell>
          <table:table-cell table:formula="of:=[.B1329]+45"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32</text:p>
          </table:table-cell>
          <table:table-cell office:value-type="float" office:value="607" calcext:value-type="float">
            <text:p>607</text:p>
          </table:table-cell>
          <table:table-cell office:value-type="float" office:value="367" calcext:value-type="float">
            <text:p>367</text:p>
          </table:table-cell>
          <table:table-cell office:value-type="float" office:value="5210" calcext:value-type="float">
            <text:p>5210</text:p>
          </table:table-cell>
          <table:table-cell table:style-name="ce3" table:formula="of:=[.D1330]*[.$P$4]*COS(PI()*([.$P$3] + (1 - [.D1330]/[.$P$1])*[.$P$2])) + [.$P$5]" office:value-type="float" office:value="664.258991541204" calcext:value-type="float">
            <text:p>664</text:p>
          </table:table-cell>
          <table:table-cell office:value-type="float" office:value="664" calcext:value-type="float">
            <text:p>664</text:p>
          </table:table-cell>
          <table:table-cell table:formula="of:=[.B1330]+45"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25:36</text:p>
          </table:table-cell>
          <table:table-cell office:value-type="float" office:value="607" calcext:value-type="float">
            <text:p>607</text:p>
          </table:table-cell>
          <table:table-cell office:value-type="float" office:value="367" calcext:value-type="float">
            <text:p>367</text:p>
          </table:table-cell>
          <table:table-cell office:value-type="float" office:value="5220" calcext:value-type="float">
            <text:p>5220</text:p>
          </table:table-cell>
          <table:table-cell table:style-name="ce3" table:formula="of:=[.D1331]*[.$P$4]*COS(PI()*([.$P$3] + (1 - [.D1331]/[.$P$1])*[.$P$2])) + [.$P$5]" office:value-type="float" office:value="666.655560953069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table:formula="of:=[.B1331]+45"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32</text:p>
          </table:table-cell>
          <table:table-cell office:value-type="float" office:value="607" calcext:value-type="float">
            <text:p>607</text:p>
          </table:table-cell>
          <table:table-cell office:value-type="float" office:value="367" calcext:value-type="float">
            <text:p>367</text:p>
          </table:table-cell>
          <table:table-cell office:value-type="float" office:value="5187" calcext:value-type="float">
            <text:p>5187</text:p>
          </table:table-cell>
          <table:table-cell table:style-name="ce3" table:formula="of:=[.D1332]*[.$P$4]*COS(PI()*([.$P$3] + (1 - [.D1332]/[.$P$1])*[.$P$2])) + [.$P$5]" office:value-type="float" office:value="658.769855898363" calcext:value-type="float">
            <text:p>659</text:p>
          </table:table-cell>
          <table:table-cell office:value-type="float" office:value="652" calcext:value-type="float">
            <text:p>652</text:p>
          </table:table-cell>
          <table:table-cell table:formula="of:=[.B1332]+45"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00</text:p>
          </table:table-cell>
          <table:table-cell office:value-type="float" office:value="606" calcext:value-type="float">
            <text:p>606</text:p>
          </table:table-cell>
          <table:table-cell office:value-type="float" office:value="367" calcext:value-type="float">
            <text:p>367</text:p>
          </table:table-cell>
          <table:table-cell office:value-type="float" office:value="5201" calcext:value-type="float">
            <text:p>5201</text:p>
          </table:table-cell>
          <table:table-cell table:style-name="ce3" table:formula="of:=[.D1333]*[.$P$4]*COS(PI()*([.$P$3] + (1 - [.D1333]/[.$P$1])*[.$P$2])) + [.$P$5]" office:value-type="float" office:value="662.107253155306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table:formula="of:=[.B1333]+45"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12</text:p>
          </table:table-cell>
          <table:table-cell office:value-type="float" office:value="604" calcext:value-type="float">
            <text:p>604</text:p>
          </table:table-cell>
          <table:table-cell office:value-type="float" office:value="366" calcext:value-type="float">
            <text:p>366</text:p>
          </table:table-cell>
          <table:table-cell office:value-type="float" office:value="5192" calcext:value-type="float">
            <text:p>5192</text:p>
          </table:table-cell>
          <table:table-cell table:style-name="ce3" table:formula="of:=[.D1334]*[.$P$4]*COS(PI()*([.$P$3] + (1 - [.D1334]/[.$P$1])*[.$P$2])) + [.$P$5]" office:value-type="float" office:value="659.960420091256" calcext:value-type="float">
            <text:p>660</text:p>
          </table:table-cell>
          <table:table-cell office:value-type="float" office:value="654" calcext:value-type="float">
            <text:p>654</text:p>
          </table:table-cell>
          <table:table-cell table:formula="of:=[.B1334]+45"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16</text:p>
          </table:table-cell>
          <table:table-cell office:value-type="float" office:value="604" calcext:value-type="float">
            <text:p>604</text:p>
          </table:table-cell>
          <table:table-cell office:value-type="float" office:value="366" calcext:value-type="float">
            <text:p>366</text:p>
          </table:table-cell>
          <table:table-cell office:value-type="float" office:value="5186" calcext:value-type="float">
            <text:p>5186</text:p>
          </table:table-cell>
          <table:table-cell table:style-name="ce3" table:formula="of:=[.D1335]*[.$P$4]*COS(PI()*([.$P$3] + (1 - [.D1335]/[.$P$1])*[.$P$2])) + [.$P$5]" office:value-type="float" office:value="658.531924916548" calcext:value-type="float">
            <text:p>659</text:p>
          </table:table-cell>
          <table:table-cell office:value-type="float" office:value="654" calcext:value-type="float">
            <text:p>654</text:p>
          </table:table-cell>
          <table:table-cell table:formula="of:=[.B1335]+45"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20</text:p>
          </table:table-cell>
          <table:table-cell office:value-type="float" office:value="604" calcext:value-type="float">
            <text:p>604</text:p>
          </table:table-cell>
          <table:table-cell office:value-type="float" office:value="366" calcext:value-type="float">
            <text:p>366</text:p>
          </table:table-cell>
          <table:table-cell office:value-type="float" office:value="5172" calcext:value-type="float">
            <text:p>5172</text:p>
          </table:table-cell>
          <table:table-cell table:style-name="ce3" table:formula="of:=[.D1336]*[.$P$4]*COS(PI()*([.$P$3] + (1 - [.D1336]/[.$P$1])*[.$P$2])) + [.$P$5]" office:value-type="float" office:value="655.20725942821" calcext:value-type="float">
            <text:p>655</text:p>
          </table:table-cell>
          <table:table-cell office:value-type="float" office:value="649" calcext:value-type="float">
            <text:p>649</text:p>
          </table:table-cell>
          <table:table-cell table:formula="of:=[.B1336]+45"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24</text:p>
          </table:table-cell>
          <table:table-cell office:value-type="float" office:value="604" calcext:value-type="float">
            <text:p>604</text:p>
          </table:table-cell>
          <table:table-cell office:value-type="float" office:value="366" calcext:value-type="float">
            <text:p>366</text:p>
          </table:table-cell>
          <table:table-cell office:value-type="float" office:value="5162" calcext:value-type="float">
            <text:p>5162</text:p>
          </table:table-cell>
          <table:table-cell table:style-name="ce3" table:formula="of:=[.D1337]*[.$P$4]*COS(PI()*([.$P$3] + (1 - [.D1337]/[.$P$1])*[.$P$2])) + [.$P$5]" office:value-type="float" office:value="652.839781033343" calcext:value-type="float">
            <text:p>653</text:p>
          </table:table-cell>
          <table:table-cell office:value-type="float" office:value="659" calcext:value-type="float">
            <text:p>659</text:p>
          </table:table-cell>
          <table:table-cell table:formula="of:=[.B1337]+45"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04</text:p>
          </table:table-cell>
          <table:table-cell office:value-type="float" office:value="604" calcext:value-type="float">
            <text:p>604</text:p>
          </table:table-cell>
          <table:table-cell office:value-type="float" office:value="366" calcext:value-type="float">
            <text:p>366</text:p>
          </table:table-cell>
          <table:table-cell office:value-type="float" office:value="5205" calcext:value-type="float">
            <text:p>5205</text:p>
          </table:table-cell>
          <table:table-cell table:style-name="ce3" table:formula="of:=[.D1338]*[.$P$4]*COS(PI()*([.$P$3] + (1 - [.D1338]/[.$P$1])*[.$P$2])) + [.$P$5]" office:value-type="float" office:value="663.062975935175" calcext:value-type="float">
            <text:p>663</text:p>
          </table:table-cell>
          <table:table-cell office:value-type="float" office:value="665" calcext:value-type="float">
            <text:p>665</text:p>
          </table:table-cell>
          <table:table-cell table:formula="of:=[.B1338]+45"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08</text:p>
          </table:table-cell>
          <table:table-cell office:value-type="float" office:value="603" calcext:value-type="float">
            <text:p>603</text:p>
          </table:table-cell>
          <table:table-cell office:value-type="float" office:value="366" calcext:value-type="float">
            <text:p>366</text:p>
          </table:table-cell>
          <table:table-cell office:value-type="float" office:value="5190" calcext:value-type="float">
            <text:p>5190</text:p>
          </table:table-cell>
          <table:table-cell table:style-name="ce3" table:formula="of:=[.D1339]*[.$P$4]*COS(PI()*([.$P$3] + (1 - [.D1339]/[.$P$1])*[.$P$2])) + [.$P$5]" office:value-type="float" office:value="659.48401257605" calcext:value-type="float">
            <text:p>659</text:p>
          </table:table-cell>
          <table:table-cell office:value-type="float" office:value="653" calcext:value-type="float">
            <text:p>653</text:p>
          </table:table-cell>
          <table:table-cell table:formula="of:=[.B1339]+45"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12</text:p>
          </table:table-cell>
          <table:table-cell office:value-type="float" office:value="603" calcext:value-type="float">
            <text:p>603</text:p>
          </table:table-cell>
          <table:table-cell office:value-type="float" office:value="366" calcext:value-type="float">
            <text:p>366</text:p>
          </table:table-cell>
          <table:table-cell office:value-type="float" office:value="5183" calcext:value-type="float">
            <text:p>5183</text:p>
          </table:table-cell>
          <table:table-cell table:style-name="ce3" table:formula="of:=[.D1340]*[.$P$4]*COS(PI()*([.$P$3] + (1 - [.D1340]/[.$P$1])*[.$P$2])) + [.$P$5]" office:value-type="float" office:value="657.818495768805" calcext:value-type="float">
            <text:p>658</text:p>
          </table:table-cell>
          <table:table-cell office:value-type="float" office:value="654" calcext:value-type="float">
            <text:p>654</text:p>
          </table:table-cell>
          <table:table-cell table:formula="of:=[.B1340]+45"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36</text:p>
          </table:table-cell>
          <table:table-cell office:value-type="float" office:value="602" calcext:value-type="float">
            <text:p>602</text:p>
          </table:table-cell>
          <table:table-cell office:value-type="float" office:value="366" calcext:value-type="float">
            <text:p>366</text:p>
          </table:table-cell>
          <table:table-cell office:value-type="float" office:value="5189" calcext:value-type="float">
            <text:p>5189</text:p>
          </table:table-cell>
          <table:table-cell table:style-name="ce3" table:formula="of:=[.D1341]*[.$P$4]*COS(PI()*([.$P$3] + (1 - [.D1341]/[.$P$1])*[.$P$2])) + [.$P$5]" office:value-type="float" office:value="659.245899732791" calcext:value-type="float">
            <text:p>659</text:p>
          </table:table-cell>
          <table:table-cell office:value-type="float" office:value="653" calcext:value-type="float">
            <text:p>653</text:p>
          </table:table-cell>
          <table:table-cell table:formula="of:=[.B1341]+45"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40</text:p>
          </table:table-cell>
          <table:table-cell office:value-type="float" office:value="602" calcext:value-type="float">
            <text:p>602</text:p>
          </table:table-cell>
          <table:table-cell office:value-type="float" office:value="366" calcext:value-type="float">
            <text:p>366</text:p>
          </table:table-cell>
          <table:table-cell office:value-type="float" office:value="5166" calcext:value-type="float">
            <text:p>5166</text:p>
          </table:table-cell>
          <table:table-cell table:style-name="ce3" table:formula="of:=[.D1342]*[.$P$4]*COS(PI()*([.$P$3] + (1 - [.D1342]/[.$P$1])*[.$P$2])) + [.$P$5]" office:value-type="float" office:value="653.78604375231" calcext:value-type="float">
            <text:p>654</text:p>
          </table:table-cell>
          <table:table-cell office:value-type="float" office:value="656" calcext:value-type="float">
            <text:p>656</text:p>
          </table:table-cell>
          <table:table-cell table:formula="of:=[.B1342]+45"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16</text:p>
          </table:table-cell>
          <table:table-cell office:value-type="float" office:value="602" calcext:value-type="float">
            <text:p>602</text:p>
          </table:table-cell>
          <table:table-cell office:value-type="float" office:value="366" calcext:value-type="float">
            <text:p>366</text:p>
          </table:table-cell>
          <table:table-cell office:value-type="float" office:value="5200" calcext:value-type="float">
            <text:p>5200</text:p>
          </table:table-cell>
          <table:table-cell table:style-name="ce3" table:formula="of:=[.D1343]*[.$P$4]*COS(PI()*([.$P$3] + (1 - [.D1343]/[.$P$1])*[.$P$2])) + [.$P$5]" office:value-type="float" office:value="661.868473847437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table:formula="of:=[.B1343]+45"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20</text:p>
          </table:table-cell>
          <table:table-cell office:value-type="float" office:value="602" calcext:value-type="float">
            <text:p>602</text:p>
          </table:table-cell>
          <table:table-cell office:value-type="float" office:value="366" calcext:value-type="float">
            <text:p>366</text:p>
          </table:table-cell>
          <table:table-cell office:value-type="float" office:value="5167" calcext:value-type="float">
            <text:p>5167</text:p>
          </table:table-cell>
          <table:table-cell table:style-name="ce3" table:formula="of:=[.D1344]*[.$P$4]*COS(PI()*([.$P$3] + (1 - [.D1344]/[.$P$1])*[.$P$2])) + [.$P$5]" office:value-type="float" office:value="654.022761251192" calcext:value-type="float">
            <text:p>654</text:p>
          </table:table-cell>
          <table:table-cell office:value-type="float" office:value="653" calcext:value-type="float">
            <text:p>653</text:p>
          </table:table-cell>
          <table:table-cell table:formula="of:=[.B1344]+45"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24</text:p>
          </table:table-cell>
          <table:table-cell office:value-type="float" office:value="602" calcext:value-type="float">
            <text:p>602</text:p>
          </table:table-cell>
          <table:table-cell office:value-type="float" office:value="366" calcext:value-type="float">
            <text:p>366</text:p>
          </table:table-cell>
          <table:table-cell office:value-type="float" office:value="5183" calcext:value-type="float">
            <text:p>5183</text:p>
          </table:table-cell>
          <table:table-cell table:style-name="ce3" table:formula="of:=[.D1345]*[.$P$4]*COS(PI()*([.$P$3] + (1 - [.D1345]/[.$P$1])*[.$P$2])) + [.$P$5]" office:value-type="float" office:value="657.818495768805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formula="of:=[.B1345]+45"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28</text:p>
          </table:table-cell>
          <table:table-cell office:value-type="float" office:value="602" calcext:value-type="float">
            <text:p>602</text:p>
          </table:table-cell>
          <table:table-cell office:value-type="float" office:value="366" calcext:value-type="float">
            <text:p>366</text:p>
          </table:table-cell>
          <table:table-cell office:value-type="float" office:value="5196" calcext:value-type="float">
            <text:p>5196</text:p>
          </table:table-cell>
          <table:table-cell table:style-name="ce3" table:formula="of:=[.D1346]*[.$P$4]*COS(PI()*([.$P$3] + (1 - [.D1346]/[.$P$1])*[.$P$2])) + [.$P$5]" office:value-type="float" office:value="660.913962305282" calcext:value-type="float">
            <text:p>661</text:p>
          </table:table-cell>
          <table:table-cell office:value-type="float" office:value="657" calcext:value-type="float">
            <text:p>657</text:p>
          </table:table-cell>
          <table:table-cell table:formula="of:=[.B1346]+45"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44</text:p>
          </table:table-cell>
          <table:table-cell office:value-type="float" office:value="591" calcext:value-type="float">
            <text:p>591</text:p>
          </table:table-cell>
          <table:table-cell office:value-type="float" office:value="363" calcext:value-type="float">
            <text:p>363</text:p>
          </table:table-cell>
          <table:table-cell office:value-type="float" office:value="5110" calcext:value-type="float">
            <text:p>5110</text:p>
          </table:table-cell>
          <table:table-cell table:style-name="ce3" table:formula="of:=[.D1347]*[.$P$4]*COS(PI()*([.$P$3] + (1 - [.D1347]/[.$P$1])*[.$P$2])) + [.$P$5]" office:value-type="float" office:value="640.626912968869" calcext:value-type="float">
            <text:p>641</text:p>
          </table:table-cell>
          <table:table-cell office:value-type="float" office:value="645" calcext:value-type="float">
            <text:p>645</text:p>
          </table:table-cell>
          <table:table-cell table:formula="of:=[.B1347]+45"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48</text:p>
          </table:table-cell>
          <table:table-cell office:value-type="float" office:value="591" calcext:value-type="float">
            <text:p>591</text:p>
          </table:table-cell>
          <table:table-cell office:value-type="float" office:value="363" calcext:value-type="float">
            <text:p>363</text:p>
          </table:table-cell>
          <table:table-cell office:value-type="float" office:value="5106" calcext:value-type="float">
            <text:p>5106</text:p>
          </table:table-cell>
          <table:table-cell table:style-name="ce3" table:formula="of:=[.D1348]*[.$P$4]*COS(PI()*([.$P$3] + (1 - [.D1348]/[.$P$1])*[.$P$2])) + [.$P$5]" office:value-type="float" office:value="639.694283204614" calcext:value-type="float">
            <text:p>640</text:p>
          </table:table-cell>
          <table:table-cell office:value-type="float" office:value="639" calcext:value-type="float">
            <text:p>639</text:p>
          </table:table-cell>
          <table:table-cell table:formula="of:=[.B1348]+45"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52</text:p>
          </table:table-cell>
          <table:table-cell office:value-type="float" office:value="591" calcext:value-type="float">
            <text:p>591</text:p>
          </table:table-cell>
          <table:table-cell office:value-type="float" office:value="363" calcext:value-type="float">
            <text:p>363</text:p>
          </table:table-cell>
          <table:table-cell office:value-type="float" office:value="5108" calcext:value-type="float">
            <text:p>5108</text:p>
          </table:table-cell>
          <table:table-cell table:style-name="ce3" table:formula="of:=[.D1349]*[.$P$4]*COS(PI()*([.$P$3] + (1 - [.D1349]/[.$P$1])*[.$P$2])) + [.$P$5]" office:value-type="float" office:value="640.160476107351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table:formula="of:=[.B1349]+45"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3:56</text:p>
          </table:table-cell>
          <table:table-cell office:value-type="float" office:value="591" calcext:value-type="float">
            <text:p>591</text:p>
          </table:table-cell>
          <table:table-cell office:value-type="float" office:value="363" calcext:value-type="float">
            <text:p>363</text:p>
          </table:table-cell>
          <table:table-cell office:value-type="float" office:value="5147" calcext:value-type="float">
            <text:p>5147</text:p>
          </table:table-cell>
          <table:table-cell table:style-name="ce3" table:formula="of:=[.D1350]*[.$P$4]*COS(PI()*([.$P$3] + (1 - [.D1350]/[.$P$1])*[.$P$2])) + [.$P$5]" office:value-type="float" office:value="649.299953931182" calcext:value-type="float">
            <text:p>649</text:p>
          </table:table-cell>
          <table:table-cell office:value-type="float" office:value="643" calcext:value-type="float">
            <text:p>643</text:p>
          </table:table-cell>
          <table:table-cell table:formula="of:=[.B1350]+45"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56</text:p>
          </table:table-cell>
          <table:table-cell office:value-type="float" office:value="590" calcext:value-type="float">
            <text:p>590</text:p>
          </table:table-cell>
          <table:table-cell office:value-type="float" office:value="363" calcext:value-type="float">
            <text:p>363</text:p>
          </table:table-cell>
          <table:table-cell office:value-type="float" office:value="5135" calcext:value-type="float">
            <text:p>5135</text:p>
          </table:table-cell>
          <table:table-cell table:style-name="ce3" table:formula="of:=[.D1351]*[.$P$4]*COS(PI()*([.$P$3] + (1 - [.D1351]/[.$P$1])*[.$P$2])) + [.$P$5]" office:value-type="float" office:value="646.477942872841" calcext:value-type="float">
            <text:p>646</text:p>
          </table:table-cell>
          <table:table-cell office:value-type="float" office:value="652" calcext:value-type="float">
            <text:p>652</text:p>
          </table:table-cell>
          <table:table-cell table:formula="of:=[.B1351]+45"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08</text:p>
          </table:table-cell>
          <table:table-cell office:value-type="float" office:value="589" calcext:value-type="float">
            <text:p>589</text:p>
          </table:table-cell>
          <table:table-cell office:value-type="float" office:value="362" calcext:value-type="float">
            <text:p>362</text:p>
          </table:table-cell>
          <table:table-cell office:value-type="float" office:value="5134" calcext:value-type="float">
            <text:p>5134</text:p>
          </table:table-cell>
          <table:table-cell table:style-name="ce3" table:formula="of:=[.D1352]*[.$P$4]*COS(PI()*([.$P$3] + (1 - [.D1352]/[.$P$1])*[.$P$2])) + [.$P$5]" office:value-type="float" office:value="646.243170805364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table:formula="of:=[.B1352]+45" office:value-type="float" office:value="634" calcext:value-type="float">
            <text:p>63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40</text:p>
          </table:table-cell>
          <table:table-cell office:value-type="float" office:value="584" calcext:value-type="float">
            <text:p>584</text:p>
          </table:table-cell>
          <table:table-cell office:value-type="float" office:value="361" calcext:value-type="float">
            <text:p>361</text:p>
          </table:table-cell>
          <table:table-cell office:value-type="float" office:value="5083" calcext:value-type="float">
            <text:p>5083</text:p>
          </table:table-cell>
          <table:table-cell table:style-name="ce3" table:formula="of:=[.D1353]*[.$P$4]*COS(PI()*([.$P$3] + (1 - [.D1353]/[.$P$1])*[.$P$2])) + [.$P$5]" office:value-type="float" office:value="634.350611114772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table:formula="of:=[.B1353]+45"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44</text:p>
          </table:table-cell>
          <table:table-cell office:value-type="float" office:value="584" calcext:value-type="float">
            <text:p>584</text:p>
          </table:table-cell>
          <table:table-cell office:value-type="float" office:value="361" calcext:value-type="float">
            <text:p>361</text:p>
          </table:table-cell>
          <table:table-cell office:value-type="float" office:value="5042" calcext:value-type="float">
            <text:p>5042</text:p>
          </table:table-cell>
          <table:table-cell table:style-name="ce3" table:formula="of:=[.D1354]*[.$P$4]*COS(PI()*([.$P$3] + (1 - [.D1354]/[.$P$1])*[.$P$2])) + [.$P$5]" office:value-type="float" office:value="624.905137251782" calcext:value-type="float">
            <text:p>625</text:p>
          </table:table-cell>
          <table:table-cell office:value-type="float" office:value="633" calcext:value-type="float">
            <text:p>633</text:p>
          </table:table-cell>
          <table:table-cell table:formula="of:=[.B1354]+45"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48</text:p>
          </table:table-cell>
          <table:table-cell office:value-type="float" office:value="584" calcext:value-type="float">
            <text:p>584</text:p>
          </table:table-cell>
          <table:table-cell office:value-type="float" office:value="361" calcext:value-type="float">
            <text:p>361</text:p>
          </table:table-cell>
          <table:table-cell office:value-type="float" office:value="5136" calcext:value-type="float">
            <text:p>5136</text:p>
          </table:table-cell>
          <table:table-cell table:style-name="ce3" table:formula="of:=[.D1355]*[.$P$4]*COS(PI()*([.$P$3] + (1 - [.D1355]/[.$P$1])*[.$P$2])) + [.$P$5]" office:value-type="float" office:value="646.712775806525" calcext:value-type="float">
            <text:p>647</text:p>
          </table:table-cell>
          <table:table-cell office:value-type="float" office:value="630" calcext:value-type="float">
            <text:p>630</text:p>
          </table:table-cell>
          <table:table-cell table:formula="of:=[.B1355]+45"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52</text:p>
          </table:table-cell>
          <table:table-cell office:value-type="float" office:value="583" calcext:value-type="float">
            <text:p>583</text:p>
          </table:table-cell>
          <table:table-cell office:value-type="float" office:value="361" calcext:value-type="float">
            <text:p>361</text:p>
          </table:table-cell>
          <table:table-cell office:value-type="float" office:value="5112" calcext:value-type="float">
            <text:p>5112</text:p>
          </table:table-cell>
          <table:table-cell table:style-name="ce3" table:formula="of:=[.D1356]*[.$P$4]*COS(PI()*([.$P$3] + (1 - [.D1356]/[.$P$1])*[.$P$2])) + [.$P$5]" office:value-type="float" office:value="641.093593752735" calcext:value-type="float">
            <text:p>641</text:p>
          </table:table-cell>
          <table:table-cell office:value-type="float" office:value="628" calcext:value-type="float">
            <text:p>628</text:p>
          </table:table-cell>
          <table:table-cell table:formula="of:=[.B1356]+45"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5:56</text:p>
          </table:table-cell>
          <table:table-cell office:value-type="float" office:value="583" calcext:value-type="float">
            <text:p>583</text:p>
          </table:table-cell>
          <table:table-cell office:value-type="float" office:value="361" calcext:value-type="float">
            <text:p>361</text:p>
          </table:table-cell>
          <table:table-cell office:value-type="float" office:value="5112" calcext:value-type="float">
            <text:p>5112</text:p>
          </table:table-cell>
          <table:table-cell table:style-name="ce3" table:formula="of:=[.D1357]*[.$P$4]*COS(PI()*([.$P$3] + (1 - [.D1357]/[.$P$1])*[.$P$2])) + [.$P$5]" office:value-type="float" office:value="641.093593752735" calcext:value-type="float">
            <text:p>641</text:p>
          </table:table-cell>
          <table:table-cell office:value-type="float" office:value="637" calcext:value-type="float">
            <text:p>637</text:p>
          </table:table-cell>
          <table:table-cell table:formula="of:=[.B1357]+45"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00</text:p>
          </table:table-cell>
          <table:table-cell office:value-type="float" office:value="583" calcext:value-type="float">
            <text:p>583</text:p>
          </table:table-cell>
          <table:table-cell office:value-type="float" office:value="361" calcext:value-type="float">
            <text:p>361</text:p>
          </table:table-cell>
          <table:table-cell office:value-type="float" office:value="5103" calcext:value-type="float">
            <text:p>5103</text:p>
          </table:table-cell>
          <table:table-cell table:style-name="ce3" table:formula="of:=[.D1358]*[.$P$4]*COS(PI()*([.$P$3] + (1 - [.D1358]/[.$P$1])*[.$P$2])) + [.$P$5]" office:value-type="float" office:value="638.995451352857" calcext:value-type="float">
            <text:p>639</text:p>
          </table:table-cell>
          <table:table-cell office:value-type="float" office:value="629" calcext:value-type="float">
            <text:p>629</text:p>
          </table:table-cell>
          <table:table-cell table:formula="of:=[.B1358]+45"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32</text:p>
          </table:table-cell>
          <table:table-cell office:value-type="float" office:value="580" calcext:value-type="float">
            <text:p>580</text:p>
          </table:table-cell>
          <table:table-cell office:value-type="float" office:value="360" calcext:value-type="float">
            <text:p>360</text:p>
          </table:table-cell>
          <table:table-cell office:value-type="float" office:value="5090" calcext:value-type="float">
            <text:p>5090</text:p>
          </table:table-cell>
          <table:table-cell table:style-name="ce3" table:formula="of:=[.D1359]*[.$P$4]*COS(PI()*([.$P$3] + (1 - [.D1359]/[.$P$1])*[.$P$2])) + [.$P$5]" office:value-type="float" office:value="635.973526862463" calcext:value-type="float">
            <text:p>636</text:p>
          </table:table-cell>
          <table:table-cell office:value-type="float" office:value="636" calcext:value-type="float">
            <text:p>636</text:p>
          </table:table-cell>
          <table:table-cell table:formula="of:=[.B1359]+45"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36</text:p>
          </table:table-cell>
          <table:table-cell office:value-type="float" office:value="580" calcext:value-type="float">
            <text:p>580</text:p>
          </table:table-cell>
          <table:table-cell office:value-type="float" office:value="360" calcext:value-type="float">
            <text:p>360</text:p>
          </table:table-cell>
          <table:table-cell office:value-type="float" office:value="5138" calcext:value-type="float">
            <text:p>5138</text:p>
          </table:table-cell>
          <table:table-cell table:style-name="ce3" table:formula="of:=[.D1360]*[.$P$4]*COS(PI()*([.$P$3] + (1 - [.D1360]/[.$P$1])*[.$P$2])) + [.$P$5]" office:value-type="float" office:value="647.182624254126" calcext:value-type="float">
            <text:p>647</text:p>
          </table:table-cell>
          <table:table-cell office:value-type="float" office:value="643" calcext:value-type="float">
            <text:p>643</text:p>
          </table:table-cell>
          <table:table-cell table:formula="of:=[.B1360]+45"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40</text:p>
          </table:table-cell>
          <table:table-cell office:value-type="float" office:value="580" calcext:value-type="float">
            <text:p>580</text:p>
          </table:table-cell>
          <table:table-cell office:value-type="float" office:value="360" calcext:value-type="float">
            <text:p>360</text:p>
          </table:table-cell>
          <table:table-cell office:value-type="float" office:value="5110" calcext:value-type="float">
            <text:p>5110</text:p>
          </table:table-cell>
          <table:table-cell table:style-name="ce3" table:formula="of:=[.D1361]*[.$P$4]*COS(PI()*([.$P$3] + (1 - [.D1361]/[.$P$1])*[.$P$2])) + [.$P$5]" office:value-type="float" office:value="640.626912968869" calcext:value-type="float">
            <text:p>641</text:p>
          </table:table-cell>
          <table:table-cell office:value-type="float" office:value="629" calcext:value-type="float">
            <text:p>629</text:p>
          </table:table-cell>
          <table:table-cell table:formula="of:=[.B1361]+45"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6:44</text:p>
          </table:table-cell>
          <table:table-cell office:value-type="float" office:value="580" calcext:value-type="float">
            <text:p>580</text:p>
          </table:table-cell>
          <table:table-cell office:value-type="float" office:value="360" calcext:value-type="float">
            <text:p>360</text:p>
          </table:table-cell>
          <table:table-cell office:value-type="float" office:value="5105" calcext:value-type="float">
            <text:p>5105</text:p>
          </table:table-cell>
          <table:table-cell table:style-name="ce3" table:formula="of:=[.D1362]*[.$P$4]*COS(PI()*([.$P$3] + (1 - [.D1362]/[.$P$1])*[.$P$2])) + [.$P$5]" office:value-type="float" office:value="639.461278249167" calcext:value-type="float">
            <text:p>639</text:p>
          </table:table-cell>
          <table:table-cell office:value-type="float" office:value="637" calcext:value-type="float">
            <text:p>637</text:p>
          </table:table-cell>
          <table:table-cell table:formula="of:=[.B1362]+45"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44</text:p>
          </table:table-cell>
          <table:table-cell office:value-type="float" office:value="576" calcext:value-type="float">
            <text:p>576</text:p>
          </table:table-cell>
          <table:table-cell office:value-type="float" office:value="359" calcext:value-type="float">
            <text:p>359</text:p>
          </table:table-cell>
          <table:table-cell office:value-type="float" office:value="5038" calcext:value-type="float">
            <text:p>5038</text:p>
          </table:table-cell>
          <table:table-cell table:style-name="ce3" table:formula="of:=[.D1363]*[.$P$4]*COS(PI()*([.$P$3] + (1 - [.D1363]/[.$P$1])*[.$P$2])) + [.$P$5]" office:value-type="float" office:value="623.989138457131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table:formula="of:=[.B1363]+45"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48</text:p>
          </table:table-cell>
          <table:table-cell office:value-type="float" office:value="576" calcext:value-type="float">
            <text:p>576</text:p>
          </table:table-cell>
          <table:table-cell office:value-type="float" office:value="359" calcext:value-type="float">
            <text:p>359</text:p>
          </table:table-cell>
          <table:table-cell office:value-type="float" office:value="5062" calcext:value-type="float">
            <text:p>5062</text:p>
          </table:table-cell>
          <table:table-cell table:style-name="ce3" table:formula="of:=[.D1364]*[.$P$4]*COS(PI()*([.$P$3] + (1 - [.D1364]/[.$P$1])*[.$P$2])) + [.$P$5]" office:value-type="float" office:value="629.499834338123" calcext:value-type="float">
            <text:p>629</text:p>
          </table:table-cell>
          <table:table-cell office:value-type="float" office:value="622" calcext:value-type="float">
            <text:p>622</text:p>
          </table:table-cell>
          <table:table-cell table:formula="of:=[.B1364]+45"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52</text:p>
          </table:table-cell>
          <table:table-cell office:value-type="float" office:value="576" calcext:value-type="float">
            <text:p>576</text:p>
          </table:table-cell>
          <table:table-cell office:value-type="float" office:value="359" calcext:value-type="float">
            <text:p>359</text:p>
          </table:table-cell>
          <table:table-cell office:value-type="float" office:value="5061" calcext:value-type="float">
            <text:p>5061</text:p>
          </table:table-cell>
          <table:table-cell table:style-name="ce3" table:formula="of:=[.D1365]*[.$P$4]*COS(PI()*([.$P$3] + (1 - [.D1365]/[.$P$1])*[.$P$2])) + [.$P$5]" office:value-type="float" office:value="629.269517810606" calcext:value-type="float">
            <text:p>629</text:p>
          </table:table-cell>
          <table:table-cell office:value-type="float" office:value="615" calcext:value-type="float">
            <text:p>615</text:p>
          </table:table-cell>
          <table:table-cell table:formula="of:=[.B1365]+45"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4:56</text:p>
          </table:table-cell>
          <table:table-cell office:value-type="float" office:value="576" calcext:value-type="float">
            <text:p>576</text:p>
          </table:table-cell>
          <table:table-cell office:value-type="float" office:value="359" calcext:value-type="float">
            <text:p>359</text:p>
          </table:table-cell>
          <table:table-cell office:value-type="float" office:value="5059" calcext:value-type="float">
            <text:p>5059</text:p>
          </table:table-cell>
          <table:table-cell table:style-name="ce3" table:formula="of:=[.D1366]*[.$P$4]*COS(PI()*([.$P$3] + (1 - [.D1366]/[.$P$1])*[.$P$2])) + [.$P$5]" office:value-type="float" office:value="628.809068365841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table:formula="of:=[.B1366]+45"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04</text:p>
          </table:table-cell>
          <table:table-cell office:value-type="float" office:value="574" calcext:value-type="float">
            <text:p>574</text:p>
          </table:table-cell>
          <table:table-cell office:value-type="float" office:value="358" calcext:value-type="float">
            <text:p>358</text:p>
          </table:table-cell>
          <table:table-cell office:value-type="float" office:value="5053" calcext:value-type="float">
            <text:p>5053</text:p>
          </table:table-cell>
          <table:table-cell table:style-name="ce3" table:formula="of:=[.D1367]*[.$P$4]*COS(PI()*([.$P$3] + (1 - [.D1367]/[.$P$1])*[.$P$2])) + [.$P$5]" office:value-type="float" office:value="627.429189235912" calcext:value-type="float">
            <text:p>627</text:p>
          </table:table-cell>
          <table:table-cell office:value-type="float" office:value="618" calcext:value-type="float">
            <text:p>618</text:p>
          </table:table-cell>
          <table:table-cell table:formula="of:=[.B1367]+45"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08</text:p>
          </table:table-cell>
          <table:table-cell office:value-type="float" office:value="574" calcext:value-type="float">
            <text:p>574</text:p>
          </table:table-cell>
          <table:table-cell office:value-type="float" office:value="358" calcext:value-type="float">
            <text:p>358</text:p>
          </table:table-cell>
          <table:table-cell office:value-type="float" office:value="5061" calcext:value-type="float">
            <text:p>5061</text:p>
          </table:table-cell>
          <table:table-cell table:style-name="ce3" table:formula="of:=[.D1368]*[.$P$4]*COS(PI()*([.$P$3] + (1 - [.D1368]/[.$P$1])*[.$P$2])) + [.$P$5]" office:value-type="float" office:value="629.269517810606" calcext:value-type="float">
            <text:p>629</text:p>
          </table:table-cell>
          <table:table-cell office:value-type="float" office:value="628" calcext:value-type="float">
            <text:p>628</text:p>
          </table:table-cell>
          <table:table-cell table:formula="of:=[.B1368]+45"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12</text:p>
          </table:table-cell>
          <table:table-cell office:value-type="float" office:value="574" calcext:value-type="float">
            <text:p>574</text:p>
          </table:table-cell>
          <table:table-cell office:value-type="float" office:value="358" calcext:value-type="float">
            <text:p>358</text:p>
          </table:table-cell>
          <table:table-cell office:value-type="float" office:value="5066" calcext:value-type="float">
            <text:p>5066</text:p>
          </table:table-cell>
          <table:table-cell table:style-name="ce3" table:formula="of:=[.D1369]*[.$P$4]*COS(PI()*([.$P$3] + (1 - [.D1369]/[.$P$1])*[.$P$2])) + [.$P$5]" office:value-type="float" office:value="630.421712377881" calcext:value-type="float">
            <text:p>630</text:p>
          </table:table-cell>
          <table:table-cell office:value-type="float" office:value="622" calcext:value-type="float">
            <text:p>622</text:p>
          </table:table-cell>
          <table:table-cell table:formula="of:=[.B1369]+45"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16</text:p>
          </table:table-cell>
          <table:table-cell office:value-type="float" office:value="574" calcext:value-type="float">
            <text:p>574</text:p>
          </table:table-cell>
          <table:table-cell office:value-type="float" office:value="358" calcext:value-type="float">
            <text:p>358</text:p>
          </table:table-cell>
          <table:table-cell office:value-type="float" office:value="5041" calcext:value-type="float">
            <text:p>5041</text:p>
          </table:table-cell>
          <table:table-cell table:style-name="ce3" table:formula="of:=[.D1370]*[.$P$4]*COS(PI()*([.$P$3] + (1 - [.D1370]/[.$P$1])*[.$P$2])) + [.$P$5]" office:value-type="float" office:value="624.676045611888" calcext:value-type="float">
            <text:p>625</text:p>
          </table:table-cell>
          <table:table-cell office:value-type="float" office:value="615" calcext:value-type="float">
            <text:p>615</text:p>
          </table:table-cell>
          <table:table-cell table:formula="of:=[.B1370]+45"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12</text:p>
          </table:table-cell>
          <table:table-cell office:value-type="float" office:value="572" calcext:value-type="float">
            <text:p>572</text:p>
          </table:table-cell>
          <table:table-cell office:value-type="float" office:value="358" calcext:value-type="float">
            <text:p>358</text:p>
          </table:table-cell>
          <table:table-cell office:value-type="float" office:value="5030" calcext:value-type="float">
            <text:p>5030</text:p>
          </table:table-cell>
          <table:table-cell table:style-name="ce3" table:formula="of:=[.D1371]*[.$P$4]*COS(PI()*([.$P$3] + (1 - [.D1371]/[.$P$1])*[.$P$2])) + [.$P$5]" office:value-type="float" office:value="622.160083769058" calcext:value-type="float">
            <text:p>622</text:p>
          </table:table-cell>
          <table:table-cell office:value-type="float" office:value="618" calcext:value-type="float">
            <text:p>618</text:p>
          </table:table-cell>
          <table:table-cell table:formula="of:=[.B1371]+45"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16</text:p>
          </table:table-cell>
          <table:table-cell office:value-type="float" office:value="572" calcext:value-type="float">
            <text:p>572</text:p>
          </table:table-cell>
          <table:table-cell office:value-type="float" office:value="358" calcext:value-type="float">
            <text:p>358</text:p>
          </table:table-cell>
          <table:table-cell office:value-type="float" office:value="5061" calcext:value-type="float">
            <text:p>5061</text:p>
          </table:table-cell>
          <table:table-cell table:style-name="ce3" table:formula="of:=[.D1372]*[.$P$4]*COS(PI()*([.$P$3] + (1 - [.D1372]/[.$P$1])*[.$P$2])) + [.$P$5]" office:value-type="float" office:value="629.269517810606" calcext:value-type="float">
            <text:p>629</text:p>
          </table:table-cell>
          <table:table-cell office:value-type="float" office:value="614" calcext:value-type="float">
            <text:p>614</text:p>
          </table:table-cell>
          <table:table-cell table:formula="of:=[.B1372]+45"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20</text:p>
          </table:table-cell>
          <table:table-cell office:value-type="float" office:value="572" calcext:value-type="float">
            <text:p>572</text:p>
          </table:table-cell>
          <table:table-cell office:value-type="float" office:value="358" calcext:value-type="float">
            <text:p>358</text:p>
          </table:table-cell>
          <table:table-cell office:value-type="float" office:value="5074" calcext:value-type="float">
            <text:p>5074</text:p>
          </table:table-cell>
          <table:table-cell table:style-name="ce3" table:formula="of:=[.D1373]*[.$P$4]*COS(PI()*([.$P$3] + (1 - [.D1373]/[.$P$1])*[.$P$2])) + [.$P$5]" office:value-type="float" office:value="632.268404786782" calcext:value-type="float">
            <text:p>632</text:p>
          </table:table-cell>
          <table:table-cell office:value-type="float" office:value="622" calcext:value-type="float">
            <text:p>622</text:p>
          </table:table-cell>
          <table:table-cell table:formula="of:=[.B1373]+45"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7:24</text:p>
          </table:table-cell>
          <table:table-cell office:value-type="float" office:value="572" calcext:value-type="float">
            <text:p>572</text:p>
          </table:table-cell>
          <table:table-cell office:value-type="float" office:value="358" calcext:value-type="float">
            <text:p>358</text:p>
          </table:table-cell>
          <table:table-cell office:value-type="float" office:value="5047" calcext:value-type="float">
            <text:p>5047</text:p>
          </table:table-cell>
          <table:table-cell table:style-name="ce3" table:formula="of:=[.D1374]*[.$P$4]*COS(PI()*([.$P$3] + (1 - [.D1374]/[.$P$1])*[.$P$2])) + [.$P$5]" office:value-type="float" office:value="626.051514663372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table:formula="of:=[.B1374]+45"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08</text:p>
          </table:table-cell>
          <table:table-cell office:value-type="float" office:value="569" calcext:value-type="float">
            <text:p>569</text:p>
          </table:table-cell>
          <table:table-cell office:value-type="float" office:value="357" calcext:value-type="float">
            <text:p>357</text:p>
          </table:table-cell>
          <table:table-cell office:value-type="float" office:value="5022" calcext:value-type="float">
            <text:p>5022</text:p>
          </table:table-cell>
          <table:table-cell table:style-name="ce3" table:formula="of:=[.D1375]*[.$P$4]*COS(PI()*([.$P$3] + (1 - [.D1375]/[.$P$1])*[.$P$2])) + [.$P$5]" office:value-type="float" office:value="620.334954841419" calcext:value-type="float">
            <text:p>620</text:p>
          </table:table-cell>
          <table:table-cell office:value-type="float" office:value="622" calcext:value-type="float">
            <text:p>622</text:p>
          </table:table-cell>
          <table:table-cell table:formula="of:=[.B1375]+45"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24</text:p>
          </table:table-cell>
          <table:table-cell office:value-type="float" office:value="562" calcext:value-type="float">
            <text:p>562</text:p>
          </table:table-cell>
          <table:table-cell office:value-type="float" office:value="355" calcext:value-type="float">
            <text:p>355</text:p>
          </table:table-cell>
          <table:table-cell office:value-type="float" office:value="5024" calcext:value-type="float">
            <text:p>5024</text:p>
          </table:table-cell>
          <table:table-cell table:style-name="ce3" table:formula="of:=[.D1376]*[.$P$4]*COS(PI()*([.$P$3] + (1 - [.D1376]/[.$P$1])*[.$P$2])) + [.$P$5]" office:value-type="float" office:value="620.790868909316" calcext:value-type="float">
            <text:p>621</text:p>
          </table:table-cell>
          <table:table-cell office:value-type="float" office:value="620" calcext:value-type="float">
            <text:p>620</text:p>
          </table:table-cell>
          <table:table-cell table:formula="of:=[.B1376]+45"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28</text:p>
          </table:table-cell>
          <table:table-cell office:value-type="float" office:value="562" calcext:value-type="float">
            <text:p>562</text:p>
          </table:table-cell>
          <table:table-cell office:value-type="float" office:value="355" calcext:value-type="float">
            <text:p>355</text:p>
          </table:table-cell>
          <table:table-cell office:value-type="float" office:value="5051" calcext:value-type="float">
            <text:p>5051</text:p>
          </table:table-cell>
          <table:table-cell table:style-name="ce3" table:formula="of:=[.D1377]*[.$P$4]*COS(PI()*([.$P$3] + (1 - [.D1377]/[.$P$1])*[.$P$2])) + [.$P$5]" office:value-type="float" office:value="626.969719379947" calcext:value-type="float">
            <text:p>627</text:p>
          </table:table-cell>
          <table:table-cell office:value-type="float" office:value="618" calcext:value-type="float">
            <text:p>618</text:p>
          </table:table-cell>
          <table:table-cell table:formula="of:=[.B1377]+45"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32</text:p>
          </table:table-cell>
          <table:table-cell office:value-type="float" office:value="562" calcext:value-type="float">
            <text:p>562</text:p>
          </table:table-cell>
          <table:table-cell office:value-type="float" office:value="355" calcext:value-type="float">
            <text:p>355</text:p>
          </table:table-cell>
          <table:table-cell office:value-type="float" office:value="5042" calcext:value-type="float">
            <text:p>5042</text:p>
          </table:table-cell>
          <table:table-cell table:style-name="ce3" table:formula="of:=[.D1378]*[.$P$4]*COS(PI()*([.$P$3] + (1 - [.D1378]/[.$P$1])*[.$P$2])) + [.$P$5]" office:value-type="float" office:value="624.905137251782" calcext:value-type="float">
            <text:p>625</text:p>
          </table:table-cell>
          <table:table-cell office:value-type="float" office:value="623" calcext:value-type="float">
            <text:p>623</text:p>
          </table:table-cell>
          <table:table-cell table:formula="of:=[.B1378]+45"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6:36</text:p>
          </table:table-cell>
          <table:table-cell office:value-type="float" office:value="562" calcext:value-type="float">
            <text:p>562</text:p>
          </table:table-cell>
          <table:table-cell office:value-type="float" office:value="355" calcext:value-type="float">
            <text:p>355</text:p>
          </table:table-cell>
          <table:table-cell office:value-type="float" office:value="5026" calcext:value-type="float">
            <text:p>5026</text:p>
          </table:table-cell>
          <table:table-cell table:style-name="ce3" table:formula="of:=[.D1379]*[.$P$4]*COS(PI()*([.$P$3] + (1 - [.D1379]/[.$P$1])*[.$P$2])) + [.$P$5]" office:value-type="float" office:value="621.247028443476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table:formula="of:=[.B1379]+45"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36</text:p>
          </table:table-cell>
          <table:table-cell office:value-type="float" office:value="559" calcext:value-type="float">
            <text:p>559</text:p>
          </table:table-cell>
          <table:table-cell office:value-type="float" office:value="354" calcext:value-type="float">
            <text:p>354</text:p>
          </table:table-cell>
          <table:table-cell office:value-type="float" office:value="4972" calcext:value-type="float">
            <text:p>4972</text:p>
          </table:table-cell>
          <table:table-cell table:style-name="ce3" table:formula="of:=[.D1380]*[.$P$4]*COS(PI()*([.$P$3] + (1 - [.D1380]/[.$P$1])*[.$P$2])) + [.$P$5]" office:value-type="float" office:value="609.016982640481" calcext:value-type="float">
            <text:p>609</text:p>
          </table:table-cell>
          <table:table-cell office:value-type="float" office:value="617" calcext:value-type="float">
            <text:p>617</text:p>
          </table:table-cell>
          <table:table-cell table:formula="of:=[.B1380]+45"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40</text:p>
          </table:table-cell>
          <table:table-cell office:value-type="float" office:value="559" calcext:value-type="float">
            <text:p>559</text:p>
          </table:table-cell>
          <table:table-cell office:value-type="float" office:value="354" calcext:value-type="float">
            <text:p>354</text:p>
          </table:table-cell>
          <table:table-cell office:value-type="float" office:value="4990" calcext:value-type="float">
            <text:p>4990</text:p>
          </table:table-cell>
          <table:table-cell table:style-name="ce3" table:formula="of:=[.D1381]*[.$P$4]*COS(PI()*([.$P$3] + (1 - [.D1381]/[.$P$1])*[.$P$2])) + [.$P$5]" office:value-type="float" office:value="613.073741936672" calcext:value-type="float">
            <text:p>613</text:p>
          </table:table-cell>
          <table:table-cell office:value-type="float" office:value="616" calcext:value-type="float">
            <text:p>616</text:p>
          </table:table-cell>
          <table:table-cell table:formula="of:=[.B1381]+45"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44</text:p>
          </table:table-cell>
          <table:table-cell office:value-type="float" office:value="559" calcext:value-type="float">
            <text:p>559</text:p>
          </table:table-cell>
          <table:table-cell office:value-type="float" office:value="354" calcext:value-type="float">
            <text:p>354</text:p>
          </table:table-cell>
          <table:table-cell office:value-type="float" office:value="5019" calcext:value-type="float">
            <text:p>5019</text:p>
          </table:table-cell>
          <table:table-cell table:style-name="ce3" table:formula="of:=[.D1382]*[.$P$4]*COS(PI()*([.$P$3] + (1 - [.D1382]/[.$P$1])*[.$P$2])) + [.$P$5]" office:value-type="float" office:value="619.651544066144" calcext:value-type="float">
            <text:p>620</text:p>
          </table:table-cell>
          <table:table-cell office:value-type="float" office:value="612" calcext:value-type="float">
            <text:p>612</text:p>
          </table:table-cell>
          <table:table-cell table:formula="of:=[.B1382]+45"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2:48</text:p>
          </table:table-cell>
          <table:table-cell office:value-type="float" office:value="559" calcext:value-type="float">
            <text:p>559</text:p>
          </table:table-cell>
          <table:table-cell office:value-type="float" office:value="354" calcext:value-type="float">
            <text:p>354</text:p>
          </table:table-cell>
          <table:table-cell office:value-type="float" office:value="5018" calcext:value-type="float">
            <text:p>5018</text:p>
          </table:table-cell>
          <table:table-cell table:style-name="ce3" table:formula="of:=[.D1383]*[.$P$4]*COS(PI()*([.$P$3] + (1 - [.D1383]/[.$P$1])*[.$P$2])) + [.$P$5]" office:value-type="float" office:value="619.4238632458" calcext:value-type="float">
            <text:p>619</text:p>
          </table:table-cell>
          <table:table-cell office:value-type="float" office:value="614" calcext:value-type="float">
            <text:p>614</text:p>
          </table:table-cell>
          <table:table-cell table:formula="of:=[.B1383]+45"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1:36</text:p>
          </table:table-cell>
          <table:table-cell office:value-type="float" office:value="552" calcext:value-type="float">
            <text:p>552</text:p>
          </table:table-cell>
          <table:table-cell office:value-type="float" office:value="352" calcext:value-type="float">
            <text:p>352</text:p>
          </table:table-cell>
          <table:table-cell office:value-type="float" office:value="4958" calcext:value-type="float">
            <text:p>4958</text:p>
          </table:table-cell>
          <table:table-cell table:style-name="ce3" table:formula="of:=[.D1384]*[.$P$4]*COS(PI()*([.$P$3] + (1 - [.D1384]/[.$P$1])*[.$P$2])) + [.$P$5]" office:value-type="float" office:value="605.875521230136" calcext:value-type="float">
            <text:p>606</text:p>
          </table:table-cell>
          <table:table-cell office:value-type="float" office:value="605" calcext:value-type="float">
            <text:p>605</text:p>
          </table:table-cell>
          <table:table-cell table:formula="of:=[.B1384]+45"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12</text:p>
          </table:table-cell>
          <table:table-cell office:value-type="float" office:value="547" calcext:value-type="float">
            <text:p>547</text:p>
          </table:table-cell>
          <table:table-cell office:value-type="float" office:value="351" calcext:value-type="float">
            <text:p>351</text:p>
          </table:table-cell>
          <table:table-cell office:value-type="float" office:value="4981" calcext:value-type="float">
            <text:p>4981</text:p>
          </table:table-cell>
          <table:table-cell table:style-name="ce3" table:formula="of:=[.D1385]*[.$P$4]*COS(PI()*([.$P$3] + (1 - [.D1385]/[.$P$1])*[.$P$2])) + [.$P$5]" office:value-type="float" office:value="611.042869303749" calcext:value-type="float">
            <text:p>611</text:p>
          </table:table-cell>
          <table:table-cell office:value-type="float" office:value="605" calcext:value-type="float">
            <text:p>605</text:p>
          </table:table-cell>
          <table:table-cell table:formula="of:=[.B1385]+45"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16</text:p>
          </table:table-cell>
          <table:table-cell office:value-type="float" office:value="547" calcext:value-type="float">
            <text:p>547</text:p>
          </table:table-cell>
          <table:table-cell office:value-type="float" office:value="351" calcext:value-type="float">
            <text:p>351</text:p>
          </table:table-cell>
          <table:table-cell office:value-type="float" office:value="4985" calcext:value-type="float">
            <text:p>4985</text:p>
          </table:table-cell>
          <table:table-cell table:style-name="ce3" table:formula="of:=[.D1386]*[.$P$4]*COS(PI()*([.$P$3] + (1 - [.D1386]/[.$P$1])*[.$P$2])) + [.$P$5]" office:value-type="float" office:value="611.944863999703" calcext:value-type="float">
            <text:p>612</text:p>
          </table:table-cell>
          <table:table-cell office:value-type="float" office:value="612" calcext:value-type="float">
            <text:p>612</text:p>
          </table:table-cell>
          <table:table-cell table:formula="of:=[.B1386]+45"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20</text:p>
          </table:table-cell>
          <table:table-cell office:value-type="float" office:value="547" calcext:value-type="float">
            <text:p>547</text:p>
          </table:table-cell>
          <table:table-cell office:value-type="float" office:value="351" calcext:value-type="float">
            <text:p>351</text:p>
          </table:table-cell>
          <table:table-cell office:value-type="float" office:value="4997" calcext:value-type="float">
            <text:p>4997</text:p>
          </table:table-cell>
          <table:table-cell table:style-name="ce3" table:formula="of:=[.D1387]*[.$P$4]*COS(PI()*([.$P$3] + (1 - [.D1387]/[.$P$1])*[.$P$2])) + [.$P$5]" office:value-type="float" office:value="614.656754595972" calcext:value-type="float">
            <text:p>615</text:p>
          </table:table-cell>
          <table:table-cell office:value-type="float" office:value="605" calcext:value-type="float">
            <text:p>605</text:p>
          </table:table-cell>
          <table:table-cell table:formula="of:=[.B1387]+45"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3:24</text:p>
          </table:table-cell>
          <table:table-cell office:value-type="float" office:value="547" calcext:value-type="float">
            <text:p>547</text:p>
          </table:table-cell>
          <table:table-cell office:value-type="float" office:value="351" calcext:value-type="float">
            <text:p>351</text:p>
          </table:table-cell>
          <table:table-cell office:value-type="float" office:value="4929" calcext:value-type="float">
            <text:p>4929</text:p>
          </table:table-cell>
          <table:table-cell table:style-name="ce3" table:formula="of:=[.D1388]*[.$P$4]*COS(PI()*([.$P$3] + (1 - [.D1388]/[.$P$1])*[.$P$2])) + [.$P$5]" office:value-type="float" office:value="599.406663535241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table:formula="of:=[.B1388]+45"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00</text:p>
          </table:table-cell>
          <table:table-cell office:value-type="float" office:value="547" calcext:value-type="float">
            <text:p>547</text:p>
          </table:table-cell>
          <table:table-cell office:value-type="float" office:value="351" calcext:value-type="float">
            <text:p>351</text:p>
          </table:table-cell>
          <table:table-cell office:value-type="float" office:value="4966" calcext:value-type="float">
            <text:p>4966</text:p>
          </table:table-cell>
          <table:table-cell table:style-name="ce3" table:formula="of:=[.D1389]*[.$P$4]*COS(PI()*([.$P$3] + (1 - [.D1389]/[.$P$1])*[.$P$2])) + [.$P$5]" office:value-type="float" office:value="607.669163079629" calcext:value-type="float">
            <text:p>608</text:p>
          </table:table-cell>
          <table:table-cell office:value-type="float" office:value="602" calcext:value-type="float">
            <text:p>602</text:p>
          </table:table-cell>
          <table:table-cell table:formula="of:=[.B1389]+45"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04</text:p>
          </table:table-cell>
          <table:table-cell office:value-type="float" office:value="516" calcext:value-type="float">
            <text:p>516</text:p>
          </table:table-cell>
          <table:table-cell office:value-type="float" office:value="342" calcext:value-type="float">
            <text:p>342</text:p>
          </table:table-cell>
          <table:table-cell office:value-type="float" office:value="4779" calcext:value-type="float">
            <text:p>4779</text:p>
          </table:table-cell>
          <table:table-cell table:style-name="ce3" table:formula="of:=[.D1390]*[.$P$4]*COS(PI()*([.$P$3] + (1 - [.D1390]/[.$P$1])*[.$P$2])) + [.$P$5]" office:value-type="float" office:value="566.778721951293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table:formula="of:=[.B1390]+45"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08</text:p>
          </table:table-cell>
          <table:table-cell office:value-type="float" office:value="508" calcext:value-type="float">
            <text:p>508</text:p>
          </table:table-cell>
          <table:table-cell office:value-type="float" office:value="340" calcext:value-type="float">
            <text:p>340</text:p>
          </table:table-cell>
          <table:table-cell office:value-type="float" office:value="4786" calcext:value-type="float">
            <text:p>4786</text:p>
          </table:table-cell>
          <table:table-cell table:style-name="ce3" table:formula="of:=[.D1391]*[.$P$4]*COS(PI()*([.$P$3] + (1 - [.D1391]/[.$P$1])*[.$P$2])) + [.$P$5]" office:value-type="float" office:value="568.270234137154" calcext:value-type="float">
            <text:p>568</text:p>
          </table:table-cell>
          <table:table-cell office:value-type="float" office:value="557" calcext:value-type="float">
            <text:p>557</text:p>
          </table:table-cell>
          <table:table-cell table:formula="of:=[.B1391]+45"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12</text:p>
          </table:table-cell>
          <table:table-cell office:value-type="float" office:value="502" calcext:value-type="float">
            <text:p>502</text:p>
          </table:table-cell>
          <table:table-cell office:value-type="float" office:value="338" calcext:value-type="float">
            <text:p>338</text:p>
          </table:table-cell>
          <table:table-cell office:value-type="float" office:value="4773" calcext:value-type="float">
            <text:p>4773</text:p>
          </table:table-cell>
          <table:table-cell table:style-name="ce3" table:formula="of:=[.D1392]*[.$P$4]*COS(PI()*([.$P$3] + (1 - [.D1392]/[.$P$1])*[.$P$2])) + [.$P$5]" office:value-type="float" office:value="565.502716566084" calcext:value-type="float">
            <text:p>566</text:p>
          </table:table-cell>
          <table:table-cell office:value-type="float" office:value="566" calcext:value-type="float">
            <text:p>566</text:p>
          </table:table-cell>
          <table:table-cell table:formula="of:=[.B1392]+45"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16</text:p>
          </table:table-cell>
          <table:table-cell office:value-type="float" office:value="481" calcext:value-type="float">
            <text:p>481</text:p>
          </table:table-cell>
          <table:table-cell office:value-type="float" office:value="332" calcext:value-type="float">
            <text:p>332</text:p>
          </table:table-cell>
          <table:table-cell office:value-type="float" office:value="4684" calcext:value-type="float">
            <text:p>4684</text:p>
          </table:table-cell>
          <table:table-cell table:style-name="ce3" table:formula="of:=[.D1393]*[.$P$4]*COS(PI()*([.$P$3] + (1 - [.D1393]/[.$P$1])*[.$P$2])) + [.$P$5]" office:value-type="float" office:value="546.839676972719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table:formula="of:=[.B1393]+45" office:value-type="float" office:value="526" calcext:value-type="float">
            <text:p>5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20</text:p>
          </table:table-cell>
          <table:table-cell office:value-type="float" office:value="477" calcext:value-type="float">
            <text:p>477</text:p>
          </table:table-cell>
          <table:table-cell office:value-type="float" office:value="331" calcext:value-type="float">
            <text:p>331</text:p>
          </table:table-cell>
          <table:table-cell office:value-type="float" office:value="4630" calcext:value-type="float">
            <text:p>4630</text:p>
          </table:table-cell>
          <table:table-cell table:style-name="ce3" table:formula="of:=[.D1394]*[.$P$4]*COS(PI()*([.$P$3] + (1 - [.D1394]/[.$P$1])*[.$P$2])) + [.$P$5]" office:value-type="float" office:value="535.758243095071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table:formula="of:=[.B1394]+45" office:value-type="float" office:value="522" calcext:value-type="float">
            <text:p>52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44</text:p>
          </table:table-cell>
          <table:table-cell office:value-type="float" office:value="460" calcext:value-type="float">
            <text:p>460</text:p>
          </table:table-cell>
          <table:table-cell office:value-type="float" office:value="326" calcext:value-type="float">
            <text:p>326</text:p>
          </table:table-cell>
          <table:table-cell office:value-type="float" office:value="4573" calcext:value-type="float">
            <text:p>4573</text:p>
          </table:table-cell>
          <table:table-cell table:style-name="ce3" table:formula="of:=[.D1395]*[.$P$4]*COS(PI()*([.$P$3] + (1 - [.D1395]/[.$P$1])*[.$P$2])) + [.$P$5]" office:value-type="float" office:value="524.260438662288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table:formula="of:=[.B1395]+45"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24</text:p>
          </table:table-cell>
          <table:table-cell office:value-type="float" office:value="452" calcext:value-type="float">
            <text:p>452</text:p>
          </table:table-cell>
          <table:table-cell office:value-type="float" office:value="324" calcext:value-type="float">
            <text:p>324</text:p>
          </table:table-cell>
          <table:table-cell office:value-type="float" office:value="4520" calcext:value-type="float">
            <text:p>4520</text:p>
          </table:table-cell>
          <table:table-cell table:style-name="ce3" table:formula="of:=[.D1396]*[.$P$4]*COS(PI()*([.$P$3] + (1 - [.D1396]/[.$P$1])*[.$P$2])) + [.$P$5]" office:value-type="float" office:value="513.753707133426" calcext:value-type="float">
            <text:p>514</text:p>
          </table:table-cell>
          <table:table-cell office:value-type="float" office:value="508" calcext:value-type="float">
            <text:p>508</text:p>
          </table:table-cell>
          <table:table-cell table:formula="of:=[.B1396]+45"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00</text:p>
          </table:table-cell>
          <table:table-cell office:value-type="float" office:value="445" calcext:value-type="float">
            <text:p>445</text:p>
          </table:table-cell>
          <table:table-cell office:value-type="float" office:value="322" calcext:value-type="float">
            <text:p>322</text:p>
          </table:table-cell>
          <table:table-cell office:value-type="float" office:value="4475" calcext:value-type="float">
            <text:p>4475</text:p>
          </table:table-cell>
          <table:table-cell table:style-name="ce3" table:formula="of:=[.D1397]*[.$P$4]*COS(PI()*([.$P$3] + (1 - [.D1397]/[.$P$1])*[.$P$2])) + [.$P$5]" office:value-type="float" office:value="504.972656882931" calcext:value-type="float">
            <text:p>505</text:p>
          </table:table-cell>
          <table:table-cell office:value-type="float" office:value="493" calcext:value-type="float">
            <text:p>493</text:p>
          </table:table-cell>
          <table:table-cell table:formula="of:=[.B1397]+45"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04</text:p>
          </table:table-cell>
          <table:table-cell office:value-type="float" office:value="445" calcext:value-type="float">
            <text:p>445</text:p>
          </table:table-cell>
          <table:table-cell office:value-type="float" office:value="322" calcext:value-type="float">
            <text:p>322</text:p>
          </table:table-cell>
          <table:table-cell office:value-type="float" office:value="4516" calcext:value-type="float">
            <text:p>4516</text:p>
          </table:table-cell>
          <table:table-cell table:style-name="ce3" table:formula="of:=[.D1398]*[.$P$4]*COS(PI()*([.$P$3] + (1 - [.D1398]/[.$P$1])*[.$P$2])) + [.$P$5]" office:value-type="float" office:value="512.967966287182" calcext:value-type="float">
            <text:p>513</text:p>
          </table:table-cell>
          <table:table-cell office:value-type="float" office:value="493" calcext:value-type="float">
            <text:p>493</text:p>
          </table:table-cell>
          <table:table-cell table:formula="of:=[.B1398]+45"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08</text:p>
          </table:table-cell>
          <table:table-cell office:value-type="float" office:value="445" calcext:value-type="float">
            <text:p>445</text:p>
          </table:table-cell>
          <table:table-cell office:value-type="float" office:value="322" calcext:value-type="float">
            <text:p>322</text:p>
          </table:table-cell>
          <table:table-cell office:value-type="float" office:value="4526" calcext:value-type="float">
            <text:p>4526</text:p>
          </table:table-cell>
          <table:table-cell table:style-name="ce3" table:formula="of:=[.D1399]*[.$P$4]*COS(PI()*([.$P$3] + (1 - [.D1399]/[.$P$1])*[.$P$2])) + [.$P$5]" office:value-type="float" office:value="514.934220119922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table:formula="of:=[.B1399]+45"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4:58:12</text:p>
          </table:table-cell>
          <table:table-cell office:value-type="float" office:value="445" calcext:value-type="float">
            <text:p>445</text:p>
          </table:table-cell>
          <table:table-cell office:value-type="float" office:value="322" calcext:value-type="float">
            <text:p>322</text:p>
          </table:table-cell>
          <table:table-cell office:value-type="float" office:value="4475" calcext:value-type="float">
            <text:p>4475</text:p>
          </table:table-cell>
          <table:table-cell table:style-name="ce3" table:formula="of:=[.D1400]*[.$P$4]*COS(PI()*([.$P$3] + (1 - [.D1400]/[.$P$1])*[.$P$2])) + [.$P$5]" office:value-type="float" office:value="504.972656882931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table:formula="of:=[.B1400]+45"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48</text:p>
          </table:table-cell>
          <table:table-cell office:value-type="float" office:value="439" calcext:value-type="float">
            <text:p>439</text:p>
          </table:table-cell>
          <table:table-cell office:value-type="float" office:value="320" calcext:value-type="float">
            <text:p>320</text:p>
          </table:table-cell>
          <table:table-cell office:value-type="float" office:value="4431" calcext:value-type="float">
            <text:p>4431</text:p>
          </table:table-cell>
          <table:table-cell table:style-name="ce3" table:formula="of:=[.D1401]*[.$P$4]*COS(PI()*([.$P$3] + (1 - [.D1401]/[.$P$1])*[.$P$2])) + [.$P$5]" office:value-type="float" office:value="496.51117730689" calcext:value-type="float">
            <text:p>497</text:p>
          </table:table-cell>
          <table:table-cell office:value-type="float" office:value="481" calcext:value-type="float">
            <text:p>481</text:p>
          </table:table-cell>
          <table:table-cell table:formula="of:=[.B1401]+45"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52</text:p>
          </table:table-cell>
          <table:table-cell office:value-type="float" office:value="434" calcext:value-type="float">
            <text:p>434</text:p>
          </table:table-cell>
          <table:table-cell office:value-type="float" office:value="319" calcext:value-type="float">
            <text:p>319</text:p>
          </table:table-cell>
          <table:table-cell office:value-type="float" office:value="4448" calcext:value-type="float">
            <text:p>4448</text:p>
          </table:table-cell>
          <table:table-cell table:style-name="ce3" table:formula="of:=[.D1402]*[.$P$4]*COS(PI()*([.$P$3] + (1 - [.D1402]/[.$P$1])*[.$P$2])) + [.$P$5]" office:value-type="float" office:value="499.765780504634" calcext:value-type="float">
            <text:p>500</text:p>
          </table:table-cell>
          <table:table-cell office:value-type="float" office:value="489" calcext:value-type="float">
            <text:p>489</text:p>
          </table:table-cell>
          <table:table-cell table:formula="of:=[.B1402]+45"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56</text:p>
          </table:table-cell>
          <table:table-cell office:value-type="float" office:value="434" calcext:value-type="float">
            <text:p>434</text:p>
          </table:table-cell>
          <table:table-cell office:value-type="float" office:value="319" calcext:value-type="float">
            <text:p>319</text:p>
          </table:table-cell>
          <table:table-cell office:value-type="float" office:value="4414" calcext:value-type="float">
            <text:p>4414</text:p>
          </table:table-cell>
          <table:table-cell table:style-name="ce3" table:formula="of:=[.D1403]*[.$P$4]*COS(PI()*([.$P$3] + (1 - [.D1403]/[.$P$1])*[.$P$2])) + [.$P$5]" office:value-type="float" office:value="493.274985886518" calcext:value-type="float">
            <text:p>493</text:p>
          </table:table-cell>
          <table:table-cell office:value-type="float" office:value="481" calcext:value-type="float">
            <text:p>481</text:p>
          </table:table-cell>
          <table:table-cell table:formula="of:=[.B1403]+45"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00</text:p>
          </table:table-cell>
          <table:table-cell office:value-type="float" office:value="434" calcext:value-type="float">
            <text:p>434</text:p>
          </table:table-cell>
          <table:table-cell office:value-type="float" office:value="319" calcext:value-type="float">
            <text:p>319</text:p>
          </table:table-cell>
          <table:table-cell office:value-type="float" office:value="4464" calcext:value-type="float">
            <text:p>4464</text:p>
          </table:table-cell>
          <table:table-cell table:style-name="ce3" table:formula="of:=[.D1404]*[.$P$4]*COS(PI()*([.$P$3] + (1 - [.D1404]/[.$P$1])*[.$P$2])) + [.$P$5]" office:value-type="float" office:value="502.845740171692" calcext:value-type="float">
            <text:p>503</text:p>
          </table:table-cell>
          <table:table-cell office:value-type="float" office:value="475" calcext:value-type="float">
            <text:p>475</text:p>
          </table:table-cell>
          <table:table-cell table:formula="of:=[.B1404]+45"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04</text:p>
          </table:table-cell>
          <table:table-cell office:value-type="float" office:value="434" calcext:value-type="float">
            <text:p>434</text:p>
          </table:table-cell>
          <table:table-cell office:value-type="float" office:value="319" calcext:value-type="float">
            <text:p>319</text:p>
          </table:table-cell>
          <table:table-cell office:value-type="float" office:value="4441" calcext:value-type="float">
            <text:p>4441</text:p>
          </table:table-cell>
          <table:table-cell table:style-name="ce3" table:formula="of:=[.D1405]*[.$P$4]*COS(PI()*([.$P$3] + (1 - [.D1405]/[.$P$1])*[.$P$2])) + [.$P$5]" office:value-type="float" office:value="498.423421071895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table:formula="of:=[.B1405]+45"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08</text:p>
          </table:table-cell>
          <table:table-cell office:value-type="float" office:value="429" calcext:value-type="float">
            <text:p>429</text:p>
          </table:table-cell>
          <table:table-cell office:value-type="float" office:value="317" calcext:value-type="float">
            <text:p>317</text:p>
          </table:table-cell>
          <table:table-cell office:value-type="float" office:value="4417" calcext:value-type="float">
            <text:p>4417</text:p>
          </table:table-cell>
          <table:table-cell table:style-name="ce3" table:formula="of:=[.D1406]*[.$P$4]*COS(PI()*([.$P$3] + (1 - [.D1406]/[.$P$1])*[.$P$2])) + [.$P$5]" office:value-type="float" office:value="493.844739857333" calcext:value-type="float">
            <text:p>494</text:p>
          </table:table-cell>
          <table:table-cell office:value-type="float" office:value="484" calcext:value-type="float">
            <text:p>484</text:p>
          </table:table-cell>
          <table:table-cell table:formula="of:=[.B1406]+45"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12</text:p>
          </table:table-cell>
          <table:table-cell office:value-type="float" office:value="429" calcext:value-type="float">
            <text:p>429</text:p>
          </table:table-cell>
          <table:table-cell office:value-type="float" office:value="317" calcext:value-type="float">
            <text:p>317</text:p>
          </table:table-cell>
          <table:table-cell office:value-type="float" office:value="4410" calcext:value-type="float">
            <text:p>4410</text:p>
          </table:table-cell>
          <table:table-cell table:style-name="ce3" table:formula="of:=[.D1407]*[.$P$4]*COS(PI()*([.$P$3] + (1 - [.D1407]/[.$P$1])*[.$P$2])) + [.$P$5]" office:value-type="float" office:value="492.516206685739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table:formula="of:=[.B1407]+45"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16</text:p>
          </table:table-cell>
          <table:table-cell office:value-type="float" office:value="421" calcext:value-type="float">
            <text:p>421</text:p>
          </table:table-cell>
          <table:table-cell office:value-type="float" office:value="315" calcext:value-type="float">
            <text:p>315</text:p>
          </table:table-cell>
          <table:table-cell office:value-type="float" office:value="4406" calcext:value-type="float">
            <text:p>4406</text:p>
          </table:table-cell>
          <table:table-cell table:style-name="ce3" table:formula="of:=[.D1408]*[.$P$4]*COS(PI()*([.$P$3] + (1 - [.D1408]/[.$P$1])*[.$P$2])) + [.$P$5]" office:value-type="float" office:value="491.758447984476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 table:formula="of:=[.B1408]+45"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20</text:p>
          </table:table-cell>
          <table:table-cell office:value-type="float" office:value="410" calcext:value-type="float">
            <text:p>410</text:p>
          </table:table-cell>
          <table:table-cell office:value-type="float" office:value="311" calcext:value-type="float">
            <text:p>311</text:p>
          </table:table-cell>
          <table:table-cell office:value-type="float" office:value="4313" calcext:value-type="float">
            <text:p>4313</text:p>
          </table:table-cell>
          <table:table-cell table:style-name="ce3" table:formula="of:=[.D1409]*[.$P$4]*COS(PI()*([.$P$3] + (1 - [.D1409]/[.$P$1])*[.$P$2])) + [.$P$5]" office:value-type="float" office:value="474.428759903733" calcext:value-type="float">
            <text:p>474</text:p>
          </table:table-cell>
          <table:table-cell office:value-type="float" office:value="462" calcext:value-type="float">
            <text:p>462</text:p>
          </table:table-cell>
          <table:table-cell table:formula="of:=[.B1409]+45"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16</text:p>
          </table:table-cell>
          <table:table-cell office:value-type="float" office:value="407" calcext:value-type="float">
            <text:p>407</text:p>
          </table:table-cell>
          <table:table-cell office:value-type="float" office:value="310" calcext:value-type="float">
            <text:p>310</text:p>
          </table:table-cell>
          <table:table-cell office:value-type="float" office:value="4296" calcext:value-type="float">
            <text:p>4296</text:p>
          </table:table-cell>
          <table:table-cell table:style-name="ce3" table:formula="of:=[.D1410]*[.$P$4]*COS(PI()*([.$P$3] + (1 - [.D1410]/[.$P$1])*[.$P$2])) + [.$P$5]" office:value-type="float" office:value="471.32082913409" calcext:value-type="float">
            <text:p>471</text:p>
          </table:table-cell>
          <table:table-cell office:value-type="float" office:value="455" calcext:value-type="float">
            <text:p>455</text:p>
          </table:table-cell>
          <table:table-cell table:formula="of:=[.B1410]+45"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44</text:p>
          </table:table-cell>
          <table:table-cell office:value-type="float" office:value="406" calcext:value-type="float">
            <text:p>406</text:p>
          </table:table-cell>
          <table:table-cell office:value-type="float" office:value="310" calcext:value-type="float">
            <text:p>310</text:p>
          </table:table-cell>
          <table:table-cell office:value-type="float" office:value="4257" calcext:value-type="float">
            <text:p>4257</text:p>
          </table:table-cell>
          <table:table-cell table:style-name="ce3" table:formula="of:=[.D1411]*[.$P$4]*COS(PI()*([.$P$3] + (1 - [.D1411]/[.$P$1])*[.$P$2])) + [.$P$5]" office:value-type="float" office:value="464.260962162841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table:formula="of:=[.B1411]+45"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48</text:p>
          </table:table-cell>
          <table:table-cell office:value-type="float" office:value="406" calcext:value-type="float">
            <text:p>406</text:p>
          </table:table-cell>
          <table:table-cell office:value-type="float" office:value="310" calcext:value-type="float">
            <text:p>310</text:p>
          </table:table-cell>
          <table:table-cell office:value-type="float" office:value="4301" calcext:value-type="float">
            <text:p>4301</text:p>
          </table:table-cell>
          <table:table-cell table:style-name="ce3" table:formula="of:=[.D1412]*[.$P$4]*COS(PI()*([.$P$3] + (1 - [.D1412]/[.$P$1])*[.$P$2])) + [.$P$5]" office:value-type="float" office:value="472.23300224863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table:formula="of:=[.B1412]+45"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52</text:p>
          </table:table-cell>
          <table:table-cell office:value-type="float" office:value="406" calcext:value-type="float">
            <text:p>406</text:p>
          </table:table-cell>
          <table:table-cell office:value-type="float" office:value="310" calcext:value-type="float">
            <text:p>310</text:p>
          </table:table-cell>
          <table:table-cell office:value-type="float" office:value="4289" calcext:value-type="float">
            <text:p>4289</text:p>
          </table:table-cell>
          <table:table-cell table:style-name="ce3" table:formula="of:=[.D1413]*[.$P$4]*COS(PI()*([.$P$3] + (1 - [.D1413]/[.$P$1])*[.$P$2])) + [.$P$5]" office:value-type="float" office:value="470.046481708782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table:formula="of:=[.B1413]+45"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05:56</text:p>
          </table:table-cell>
          <table:table-cell office:value-type="float" office:value="406" calcext:value-type="float">
            <text:p>406</text:p>
          </table:table-cell>
          <table:table-cell office:value-type="float" office:value="310" calcext:value-type="float">
            <text:p>310</text:p>
          </table:table-cell>
          <table:table-cell office:value-type="float" office:value="4324" calcext:value-type="float">
            <text:p>4324</text:p>
          </table:table-cell>
          <table:table-cell table:style-name="ce3" table:formula="of:=[.D1414]*[.$P$4]*COS(PI()*([.$P$3] + (1 - [.D1414]/[.$P$1])*[.$P$2])) + [.$P$5]" office:value-type="float" office:value="476.449647472022" calcext:value-type="float">
            <text:p>476</text:p>
          </table:table-cell>
          <table:table-cell office:value-type="float" office:value="455" calcext:value-type="float">
            <text:p>455</text:p>
          </table:table-cell>
          <table:table-cell table:formula="of:=[.B1414]+45"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28</text:p>
          </table:table-cell>
          <table:table-cell office:value-type="float" office:value="403" calcext:value-type="float">
            <text:p>403</text:p>
          </table:table-cell>
          <table:table-cell office:value-type="float" office:value="309" calcext:value-type="float">
            <text:p>309</text:p>
          </table:table-cell>
          <table:table-cell office:value-type="float" office:value="4298" calcext:value-type="float">
            <text:p>4298</text:p>
          </table:table-cell>
          <table:table-cell table:style-name="ce3" table:formula="of:=[.D1415]*[.$P$4]*COS(PI()*([.$P$3] + (1 - [.D1415]/[.$P$1])*[.$P$2])) + [.$P$5]" office:value-type="float" office:value="471.68550591385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table:formula="of:=[.B1415]+45"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32</text:p>
          </table:table-cell>
          <table:table-cell office:value-type="float" office:value="403" calcext:value-type="float">
            <text:p>403</text:p>
          </table:table-cell>
          <table:table-cell office:value-type="float" office:value="309" calcext:value-type="float">
            <text:p>309</text:p>
          </table:table-cell>
          <table:table-cell office:value-type="float" office:value="4278" calcext:value-type="float">
            <text:p>4278</text:p>
          </table:table-cell>
          <table:table-cell table:style-name="ce3" table:formula="of:=[.D1416]*[.$P$4]*COS(PI()*([.$P$3] + (1 - [.D1416]/[.$P$1])*[.$P$2])) + [.$P$5]" office:value-type="float" office:value="468.050290566963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table:formula="of:=[.B1416]+45"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36</text:p>
          </table:table-cell>
          <table:table-cell office:value-type="float" office:value="403" calcext:value-type="float">
            <text:p>403</text:p>
          </table:table-cell>
          <table:table-cell office:value-type="float" office:value="309" calcext:value-type="float">
            <text:p>309</text:p>
          </table:table-cell>
          <table:table-cell office:value-type="float" office:value="4271" calcext:value-type="float">
            <text:p>4271</text:p>
          </table:table-cell>
          <table:table-cell table:style-name="ce3" table:formula="of:=[.D1417]*[.$P$4]*COS(PI()*([.$P$3] + (1 - [.D1417]/[.$P$1])*[.$P$2])) + [.$P$5]" office:value-type="float" office:value="466.784032783388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table:formula="of:=[.B1417]+45"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4:40</text:p>
          </table:table-cell>
          <table:table-cell office:value-type="float" office:value="403" calcext:value-type="float">
            <text:p>403</text:p>
          </table:table-cell>
          <table:table-cell office:value-type="float" office:value="309" calcext:value-type="float">
            <text:p>309</text:p>
          </table:table-cell>
          <table:table-cell office:value-type="float" office:value="4277" calcext:value-type="float">
            <text:p>4277</text:p>
          </table:table-cell>
          <table:table-cell table:style-name="ce3" table:formula="of:=[.D1418]*[.$P$4]*COS(PI()*([.$P$3] + (1 - [.D1418]/[.$P$1])*[.$P$2])) + [.$P$5]" office:value-type="float" office:value="467.869203908175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formula="of:=[.B1418]+45"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56</text:p>
          </table:table-cell>
          <table:table-cell office:value-type="float" office:value="399" calcext:value-type="float">
            <text:p>399</text:p>
          </table:table-cell>
          <table:table-cell office:value-type="float" office:value="308" calcext:value-type="float">
            <text:p>308</text:p>
          </table:table-cell>
          <table:table-cell office:value-type="float" office:value="4257" calcext:value-type="float">
            <text:p>4257</text:p>
          </table:table-cell>
          <table:table-cell table:style-name="ce3" table:formula="of:=[.D1419]*[.$P$4]*COS(PI()*([.$P$3] + (1 - [.D1419]/[.$P$1])*[.$P$2])) + [.$P$5]" office:value-type="float" office:value="464.260962162841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table:formula="of:=[.B1419]+45"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20</text:p>
          </table:table-cell>
          <table:table-cell office:value-type="float" office:value="396" calcext:value-type="float">
            <text:p>396</text:p>
          </table:table-cell>
          <table:table-cell office:value-type="float" office:value="307" calcext:value-type="float">
            <text:p>307</text:p>
          </table:table-cell>
          <table:table-cell office:value-type="float" office:value="4215" calcext:value-type="float">
            <text:p>4215</text:p>
          </table:table-cell>
          <table:table-cell table:style-name="ce3" table:formula="of:=[.D1420]*[.$P$4]*COS(PI()*([.$P$3] + (1 - [.D1420]/[.$P$1])*[.$P$2])) + [.$P$5]" office:value-type="float" office:value="456.767388657596" calcext:value-type="float">
            <text:p>457</text:p>
          </table:table-cell>
          <table:table-cell office:value-type="float" office:value="454" calcext:value-type="float">
            <text:p>454</text:p>
          </table:table-cell>
          <table:table-cell table:formula="of:=[.B1420]+45"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24</text:p>
          </table:table-cell>
          <table:table-cell office:value-type="float" office:value="393" calcext:value-type="float">
            <text:p>393</text:p>
          </table:table-cell>
          <table:table-cell office:value-type="float" office:value="306" calcext:value-type="float">
            <text:p>306</text:p>
          </table:table-cell>
          <table:table-cell office:value-type="float" office:value="4253" calcext:value-type="float">
            <text:p>4253</text:p>
          </table:table-cell>
          <table:table-cell table:style-name="ce3" table:formula="of:=[.D1421]*[.$P$4]*COS(PI()*([.$P$3] + (1 - [.D1421]/[.$P$1])*[.$P$2])) + [.$P$5]" office:value-type="float" office:value="463.542398852498" calcext:value-type="float">
            <text:p>464</text:p>
          </table:table-cell>
          <table:table-cell office:value-type="float" office:value="451" calcext:value-type="float">
            <text:p>451</text:p>
          </table:table-cell>
          <table:table-cell table:formula="of:=[.B1421]+45"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28</text:p>
          </table:table-cell>
          <table:table-cell office:value-type="float" office:value="393" calcext:value-type="float">
            <text:p>393</text:p>
          </table:table-cell>
          <table:table-cell office:value-type="float" office:value="306" calcext:value-type="float">
            <text:p>306</text:p>
          </table:table-cell>
          <table:table-cell office:value-type="float" office:value="4227" calcext:value-type="float">
            <text:p>4227</text:p>
          </table:table-cell>
          <table:table-cell table:style-name="ce3" table:formula="of:=[.D1422]*[.$P$4]*COS(PI()*([.$P$3] + (1 - [.D1422]/[.$P$1])*[.$P$2])) + [.$P$5]" office:value-type="float" office:value="458.896823992337" calcext:value-type="float">
            <text:p>459</text:p>
          </table:table-cell>
          <table:table-cell office:value-type="float" office:value="439" calcext:value-type="float">
            <text:p>439</text:p>
          </table:table-cell>
          <table:table-cell table:formula="of:=[.B1422]+45"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24</text:p>
          </table:table-cell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  <table:table-cell office:value-type="float" office:value="4207" calcext:value-type="float">
            <text:p>4207</text:p>
          </table:table-cell>
          <table:table-cell table:style-name="ce3" table:formula="of:=[.D1423]*[.$P$4]*COS(PI()*([.$P$3] + (1 - [.D1423]/[.$P$1])*[.$P$2])) + [.$P$5]" office:value-type="float" office:value="455.352918477591" calcext:value-type="float">
            <text:p>455</text:p>
          </table:table-cell>
          <table:table-cell office:value-type="float" office:value="442" calcext:value-type="float">
            <text:p>442</text:p>
          </table:table-cell>
          <table:table-cell table:formula="of:=[.B1423]+45"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00</text:p>
          </table:table-cell>
          <table:table-cell office:value-type="float" office:value="383" calcext:value-type="float">
            <text:p>383</text:p>
          </table:table-cell>
          <table:table-cell office:value-type="float" office:value="303" calcext:value-type="float">
            <text:p>303</text:p>
          </table:table-cell>
          <table:table-cell office:value-type="float" office:value="4164" calcext:value-type="float">
            <text:p>4164</text:p>
          </table:table-cell>
          <table:table-cell table:style-name="ce3" table:formula="of:=[.D1424]*[.$P$4]*COS(PI()*([.$P$3] + (1 - [.D1424]/[.$P$1])*[.$P$2])) + [.$P$5]" office:value-type="float" office:value="447.820846238963" calcext:value-type="float">
            <text:p>448</text:p>
          </table:table-cell>
          <table:table-cell office:value-type="float" office:value="436" calcext:value-type="float">
            <text:p>436</text:p>
          </table:table-cell>
          <table:table-cell table:formula="of:=[.B1424]+45"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04</text:p>
          </table:table-cell>
          <table:table-cell office:value-type="float" office:value="383" calcext:value-type="float">
            <text:p>383</text:p>
          </table:table-cell>
          <table:table-cell office:value-type="float" office:value="303" calcext:value-type="float">
            <text:p>303</text:p>
          </table:table-cell>
          <table:table-cell office:value-type="float" office:value="4179" calcext:value-type="float">
            <text:p>4179</text:p>
          </table:table-cell>
          <table:table-cell table:style-name="ce3" table:formula="of:=[.D1425]*[.$P$4]*COS(PI()*([.$P$3] + (1 - [.D1425]/[.$P$1])*[.$P$2])) + [.$P$5]" office:value-type="float" office:value="450.43476421264" calcext:value-type="float">
            <text:p>450</text:p>
          </table:table-cell>
          <table:table-cell office:value-type="float" office:value="442" calcext:value-type="float">
            <text:p>442</text:p>
          </table:table-cell>
          <table:table-cell table:formula="of:=[.B1425]+45"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08</text:p>
          </table:table-cell>
          <table:table-cell office:value-type="float" office:value="383" calcext:value-type="float">
            <text:p>383</text:p>
          </table:table-cell>
          <table:table-cell office:value-type="float" office:value="303" calcext:value-type="float">
            <text:p>303</text:p>
          </table:table-cell>
          <table:table-cell office:value-type="float" office:value="4181" calcext:value-type="float">
            <text:p>4181</text:p>
          </table:table-cell>
          <table:table-cell table:style-name="ce3" table:formula="of:=[.D1426]*[.$P$4]*COS(PI()*([.$P$3] + (1 - [.D1426]/[.$P$1])*[.$P$2])) + [.$P$5]" office:value-type="float" office:value="450.784383892582" calcext:value-type="float">
            <text:p>451</text:p>
          </table:table-cell>
          <table:table-cell office:value-type="float" office:value="442" calcext:value-type="float">
            <text:p>442</text:p>
          </table:table-cell>
          <table:table-cell table:formula="of:=[.B1426]+45"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12</text:p>
          </table:table-cell>
          <table:table-cell office:value-type="float" office:value="383" calcext:value-type="float">
            <text:p>383</text:p>
          </table:table-cell>
          <table:table-cell office:value-type="float" office:value="303" calcext:value-type="float">
            <text:p>303</text:p>
          </table:table-cell>
          <table:table-cell office:value-type="float" office:value="4177" calcext:value-type="float">
            <text:p>4177</text:p>
          </table:table-cell>
          <table:table-cell table:style-name="ce3" table:formula="of:=[.D1427]*[.$P$4]*COS(PI()*([.$P$3] + (1 - [.D1427]/[.$P$1])*[.$P$2])) + [.$P$5]" office:value-type="float" office:value="450.085402663999" calcext:value-type="float">
            <text:p>450</text:p>
          </table:table-cell>
          <table:table-cell office:value-type="float" office:value="444" calcext:value-type="float">
            <text:p>444</text:p>
          </table:table-cell>
          <table:table-cell table:formula="of:=[.B1427]+45"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32</text:p>
          </table:table-cell>
          <table:table-cell office:value-type="float" office:value="373" calcext:value-type="float">
            <text:p>373</text:p>
          </table:table-cell>
          <table:table-cell office:value-type="float" office:value="300" calcext:value-type="float">
            <text:p>300</text:p>
          </table:table-cell>
          <table:table-cell office:value-type="float" office:value="4102" calcext:value-type="float">
            <text:p>4102</text:p>
          </table:table-cell>
          <table:table-cell table:style-name="ce3" table:formula="of:=[.D1428]*[.$P$4]*COS(PI()*([.$P$3] + (1 - [.D1428]/[.$P$1])*[.$P$2])) + [.$P$5]" office:value-type="float" office:value="437.170913886433" calcext:value-type="float">
            <text:p>437</text:p>
          </table:table-cell>
          <table:table-cell office:value-type="float" office:value="425" calcext:value-type="float">
            <text:p>425</text:p>
          </table:table-cell>
          <table:table-cell table:formula="of:=[.B1428]+45"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36</text:p>
          </table:table-cell>
          <table:table-cell office:value-type="float" office:value="373" calcext:value-type="float">
            <text:p>373</text:p>
          </table:table-cell>
          <table:table-cell office:value-type="float" office:value="300" calcext:value-type="float">
            <text:p>300</text:p>
          </table:table-cell>
          <table:table-cell office:value-type="float" office:value="4114" calcext:value-type="float">
            <text:p>4114</text:p>
          </table:table-cell>
          <table:table-cell table:style-name="ce3" table:formula="of:=[.D1429]*[.$P$4]*COS(PI()*([.$P$3] + (1 - [.D1429]/[.$P$1])*[.$P$2])) + [.$P$5]" office:value-type="float" office:value="439.212783841577" calcext:value-type="float">
            <text:p>439</text:p>
          </table:table-cell>
          <table:table-cell office:value-type="float" office:value="421" calcext:value-type="float">
            <text:p>421</text:p>
          </table:table-cell>
          <table:table-cell table:formula="of:=[.B1429]+45"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40</text:p>
          </table:table-cell>
          <table:table-cell office:value-type="float" office:value="372" calcext:value-type="float">
            <text:p>372</text:p>
          </table:table-cell>
          <table:table-cell office:value-type="float" office:value="300" calcext:value-type="float">
            <text:p>300</text:p>
          </table:table-cell>
          <table:table-cell office:value-type="float" office:value="4126" calcext:value-type="float">
            <text:p>4126</text:p>
          </table:table-cell>
          <table:table-cell table:style-name="ce3" table:formula="of:=[.D1430]*[.$P$4]*COS(PI()*([.$P$3] + (1 - [.D1430]/[.$P$1])*[.$P$2])) + [.$P$5]" office:value-type="float" office:value="441.263974725262" calcext:value-type="float">
            <text:p>441</text:p>
          </table:table-cell>
          <table:table-cell office:value-type="float" office:value="421" calcext:value-type="float">
            <text:p>421</text:p>
          </table:table-cell>
          <table:table-cell table:formula="of:=[.B1430]+45"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44</text:p>
          </table:table-cell>
          <table:table-cell office:value-type="float" office:value="365" calcext:value-type="float">
            <text:p>365</text:p>
          </table:table-cell>
          <table:table-cell office:value-type="float" office:value="297" calcext:value-type="float">
            <text:p>297</text:p>
          </table:table-cell>
          <table:table-cell office:value-type="float" office:value="4039" calcext:value-type="float">
            <text:p>4039</text:p>
          </table:table-cell>
          <table:table-cell table:style-name="ce3" table:formula="of:=[.D1431]*[.$P$4]*COS(PI()*([.$P$3] + (1 - [.D1431]/[.$P$1])*[.$P$2])) + [.$P$5]" office:value-type="float" office:value="426.604218831756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table:formula="of:=[.B1431]+45"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48</text:p>
          </table:table-cell>
          <table:table-cell office:value-type="float" office:value="365" calcext:value-type="float">
            <text:p>365</text:p>
          </table:table-cell>
          <table:table-cell office:value-type="float" office:value="297" calcext:value-type="float">
            <text:p>297</text:p>
          </table:table-cell>
          <table:table-cell office:value-type="float" office:value="4037" calcext:value-type="float">
            <text:p>4037</text:p>
          </table:table-cell>
          <table:table-cell table:style-name="ce3" table:formula="of:=[.D1432]*[.$P$4]*COS(PI()*([.$P$3] + (1 - [.D1432]/[.$P$1])*[.$P$2])) + [.$P$5]" office:value-type="float" office:value="426.272985908563" calcext:value-type="float">
            <text:p>426</text:p>
          </table:table-cell>
          <table:table-cell office:value-type="float" office:value="422" calcext:value-type="float">
            <text:p>422</text:p>
          </table:table-cell>
          <table:table-cell table:formula="of:=[.B1432]+45"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52</text:p>
          </table:table-cell>
          <table:table-cell office:value-type="float" office:value="365" calcext:value-type="float">
            <text:p>365</text:p>
          </table:table-cell>
          <table:table-cell office:value-type="float" office:value="297" calcext:value-type="float">
            <text:p>297</text:p>
          </table:table-cell>
          <table:table-cell office:value-type="float" office:value="4079" calcext:value-type="float">
            <text:p>4079</text:p>
          </table:table-cell>
          <table:table-cell table:style-name="ce3" table:formula="of:=[.D1433]*[.$P$4]*COS(PI()*([.$P$3] + (1 - [.D1433]/[.$P$1])*[.$P$2])) + [.$P$5]" office:value-type="float" office:value="433.283401673101" calcext:value-type="float">
            <text:p>433</text:p>
          </table:table-cell>
          <table:table-cell office:value-type="float" office:value="423" calcext:value-type="float">
            <text:p>423</text:p>
          </table:table-cell>
          <table:table-cell table:formula="of:=[.B1433]+45"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7:56</text:p>
          </table:table-cell>
          <table:table-cell office:value-type="float" office:value="365" calcext:value-type="float">
            <text:p>365</text:p>
          </table:table-cell>
          <table:table-cell office:value-type="float" office:value="297" calcext:value-type="float">
            <text:p>297</text:p>
          </table:table-cell>
          <table:table-cell office:value-type="float" office:value="4123" calcext:value-type="float">
            <text:p>4123</text:p>
          </table:table-cell>
          <table:table-cell table:style-name="ce3" table:formula="of:=[.D1434]*[.$P$4]*COS(PI()*([.$P$3] + (1 - [.D1434]/[.$P$1])*[.$P$2])) + [.$P$5]" office:value-type="float" office:value="440.75030344739" calcext:value-type="float">
            <text:p>441</text:p>
          </table:table-cell>
          <table:table-cell office:value-type="float" office:value="416" calcext:value-type="float">
            <text:p>416</text:p>
          </table:table-cell>
          <table:table-cell table:formula="of:=[.B1434]+45"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40</text:p>
          </table:table-cell>
          <table:table-cell office:value-type="float" office:value="364" calcext:value-type="float">
            <text:p>364</text:p>
          </table:table-cell>
          <table:table-cell office:value-type="float" office:value="297" calcext:value-type="float">
            <text:p>297</text:p>
          </table:table-cell>
          <table:table-cell office:value-type="float" office:value="4076" calcext:value-type="float">
            <text:p>4076</text:p>
          </table:table-cell>
          <table:table-cell table:style-name="ce3" table:formula="of:=[.D1435]*[.$P$4]*COS(PI()*([.$P$3] + (1 - [.D1435]/[.$P$1])*[.$P$2])) + [.$P$5]" office:value-type="float" office:value="432.778862526165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table:formula="of:=[.B1435]+45"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44</text:p>
          </table:table-cell>
          <table:table-cell office:value-type="float" office:value="364" calcext:value-type="float">
            <text:p>364</text:p>
          </table:table-cell>
          <table:table-cell office:value-type="float" office:value="297" calcext:value-type="float">
            <text:p>297</text:p>
          </table:table-cell>
          <table:table-cell office:value-type="float" office:value="4041" calcext:value-type="float">
            <text:p>4041</text:p>
          </table:table-cell>
          <table:table-cell table:style-name="ce3" table:formula="of:=[.D1436]*[.$P$4]*COS(PI()*([.$P$3] + (1 - [.D1436]/[.$P$1])*[.$P$2])) + [.$P$5]" office:value-type="float" office:value="426.93571153946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formula="of:=[.B1436]+45"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48</text:p>
          </table:table-cell>
          <table:table-cell office:value-type="float" office:value="364" calcext:value-type="float">
            <text:p>364</text:p>
          </table:table-cell>
          <table:table-cell office:value-type="float" office:value="297" calcext:value-type="float">
            <text:p>297</text:p>
          </table:table-cell>
          <table:table-cell office:value-type="float" office:value="4087" calcext:value-type="float">
            <text:p>4087</text:p>
          </table:table-cell>
          <table:table-cell table:style-name="ce3" table:formula="of:=[.D1437]*[.$P$4]*COS(PI()*([.$P$3] + (1 - [.D1437]/[.$P$1])*[.$P$2])) + [.$P$5]" office:value-type="float" office:value="434.631691762417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table:formula="of:=[.B1437]+45"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52</text:p>
          </table:table-cell>
          <table:table-cell office:value-type="float" office:value="364" calcext:value-type="float">
            <text:p>364</text:p>
          </table:table-cell>
          <table:table-cell office:value-type="float" office:value="297" calcext:value-type="float">
            <text:p>297</text:p>
          </table:table-cell>
          <table:table-cell office:value-type="float" office:value="4103" calcext:value-type="float">
            <text:p>4103</text:p>
          </table:table-cell>
          <table:table-cell table:style-name="ce3" table:formula="of:=[.D1438]*[.$P$4]*COS(PI()*([.$P$3] + (1 - [.D1438]/[.$P$1])*[.$P$2])) + [.$P$5]" office:value-type="float" office:value="437.340713583702" calcext:value-type="float">
            <text:p>437</text:p>
          </table:table-cell>
          <table:table-cell office:value-type="float" office:value="416" calcext:value-type="float">
            <text:p>416</text:p>
          </table:table-cell>
          <table:table-cell table:formula="of:=[.B1438]+45"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28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office:value-type="float" office:value="4042" calcext:value-type="float">
            <text:p>4042</text:p>
          </table:table-cell>
          <table:table-cell table:style-name="ce3" table:formula="of:=[.D1439]*[.$P$4]*COS(PI()*([.$P$3] + (1 - [.D1439]/[.$P$1])*[.$P$2])) + [.$P$5]" office:value-type="float" office:value="427.101555305404" calcext:value-type="float">
            <text:p>427</text:p>
          </table:table-cell>
          <table:table-cell office:value-type="float" office:value="410" calcext:value-type="float">
            <text:p>410</text:p>
          </table:table-cell>
          <table:table-cell table:formula="of:=[.B1439]+45"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32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office:value-type="float" office:value="4045" calcext:value-type="float">
            <text:p>4045</text:p>
          </table:table-cell>
          <table:table-cell table:style-name="ce3" table:formula="of:=[.D1440]*[.$P$4]*COS(PI()*([.$P$3] + (1 - [.D1440]/[.$P$1])*[.$P$2])) + [.$P$5]" office:value-type="float" office:value="427.599476217503" calcext:value-type="float">
            <text:p>428</text:p>
          </table:table-cell>
          <table:table-cell office:value-type="float" office:value="413" calcext:value-type="float">
            <text:p>413</text:p>
          </table:table-cell>
          <table:table-cell table:formula="of:=[.B1440]+45"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00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office:value-type="float" office:value="4016" calcext:value-type="float">
            <text:p>4016</text:p>
          </table:table-cell>
          <table:table-cell table:style-name="ce3" table:formula="of:=[.D1441]*[.$P$4]*COS(PI()*([.$P$3] + (1 - [.D1441]/[.$P$1])*[.$P$2])) + [.$P$5]" office:value-type="float" office:value="422.810730397291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table:formula="of:=[.B1441]+45"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04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office:value-type="float" office:value="4040" calcext:value-type="float">
            <text:p>4040</text:p>
          </table:table-cell>
          <table:table-cell table:style-name="ce3" table:formula="of:=[.D1442]*[.$P$4]*COS(PI()*([.$P$3] + (1 - [.D1442]/[.$P$1])*[.$P$2])) + [.$P$5]" office:value-type="float" office:value="426.769932713963" calcext:value-type="float">
            <text:p>427</text:p>
          </table:table-cell>
          <table:table-cell office:value-type="float" office:value="414" calcext:value-type="float">
            <text:p>414</text:p>
          </table:table-cell>
          <table:table-cell table:formula="of:=[.B1442]+45"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08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office:value-type="float" office:value="4028" calcext:value-type="float">
            <text:p>4028</text:p>
          </table:table-cell>
          <table:table-cell table:style-name="ce3" table:formula="of:=[.D1443]*[.$P$4]*COS(PI()*([.$P$3] + (1 - [.D1443]/[.$P$1])*[.$P$2])) + [.$P$5]" office:value-type="float" office:value="424.78565319528" calcext:value-type="float">
            <text:p>425</text:p>
          </table:table-cell>
          <table:table-cell office:value-type="float" office:value="406" calcext:value-type="float">
            <text:p>406</text:p>
          </table:table-cell>
          <table:table-cell table:formula="of:=[.B1443]+45"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36</text:p>
          </table:table-cell>
          <table:table-cell office:value-type="float" office:value="357" calcext:value-type="float">
            <text:p>357</text:p>
          </table:table-cell>
          <table:table-cell office:value-type="float" office:value="295" calcext:value-type="float">
            <text:p>295</text:p>
          </table:table-cell>
          <table:table-cell office:value-type="float" office:value="4019" calcext:value-type="float">
            <text:p>4019</text:p>
          </table:table-cell>
          <table:table-cell table:style-name="ce3" table:formula="of:=[.D1444]*[.$P$4]*COS(PI()*([.$P$3] + (1 - [.D1444]/[.$P$1])*[.$P$2])) + [.$P$5]" office:value-type="float" office:value="423.303583638083" calcext:value-type="float">
            <text:p>423</text:p>
          </table:table-cell>
          <table:table-cell office:value-type="float" office:value="418" calcext:value-type="float">
            <text:p>418</text:p>
          </table:table-cell>
          <table:table-cell table:formula="of:=[.B1444]+45"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40</text:p>
          </table:table-cell>
          <table:table-cell office:value-type="float" office:value="357" calcext:value-type="float">
            <text:p>357</text:p>
          </table:table-cell>
          <table:table-cell office:value-type="float" office:value="295" calcext:value-type="float">
            <text:p>295</text:p>
          </table:table-cell>
          <table:table-cell office:value-type="float" office:value="3990" calcext:value-type="float">
            <text:p>3990</text:p>
          </table:table-cell>
          <table:table-cell table:style-name="ce3" table:formula="of:=[.D1445]*[.$P$4]*COS(PI()*([.$P$3] + (1 - [.D1445]/[.$P$1])*[.$P$2])) + [.$P$5]" office:value-type="float" office:value="418.563852841782" calcext:value-type="float">
            <text:p>419</text:p>
          </table:table-cell>
          <table:table-cell office:value-type="float" office:value="406" calcext:value-type="float">
            <text:p>406</text:p>
          </table:table-cell>
          <table:table-cell table:formula="of:=[.B1445]+45"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44</text:p>
          </table:table-cell>
          <table:table-cell office:value-type="float" office:value="349" calcext:value-type="float">
            <text:p>349</text:p>
          </table:table-cell>
          <table:table-cell office:value-type="float" office:value="292" calcext:value-type="float">
            <text:p>292</text:p>
          </table:table-cell>
          <table:table-cell office:value-type="float" office:value="3987" calcext:value-type="float">
            <text:p>3987</text:p>
          </table:table-cell>
          <table:table-cell table:style-name="ce3" table:formula="of:=[.D1446]*[.$P$4]*COS(PI()*([.$P$3] + (1 - [.D1446]/[.$P$1])*[.$P$2])) + [.$P$5]" office:value-type="float" office:value="418.076658705424" calcext:value-type="float">
            <text:p>418</text:p>
          </table:table-cell>
          <table:table-cell office:value-type="float" office:value="405" calcext:value-type="float">
            <text:p>405</text:p>
          </table:table-cell>
          <table:table-cell table:formula="of:=[.B1446]+45"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48</text:p>
          </table:table-cell>
          <table:table-cell office:value-type="float" office:value="343" calcext:value-type="float">
            <text:p>343</text:p>
          </table:table-cell>
          <table:table-cell office:value-type="float" office:value="290" calcext:value-type="float">
            <text:p>290</text:p>
          </table:table-cell>
          <table:table-cell office:value-type="float" office:value="3983" calcext:value-type="float">
            <text:p>3983</text:p>
          </table:table-cell>
          <table:table-cell table:style-name="ce3" table:formula="of:=[.D1447]*[.$P$4]*COS(PI()*([.$P$3] + (1 - [.D1447]/[.$P$1])*[.$P$2])) + [.$P$5]" office:value-type="float" office:value="417.427977817321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table:formula="of:=[.B1447]+45"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24</text:p>
          </table:table-cell>
          <table:table-cell office:value-type="float" office:value="340" calcext:value-type="float">
            <text:p>340</text:p>
          </table:table-cell>
          <table:table-cell office:value-type="float" office:value="289" calcext:value-type="float">
            <text:p>289</text:p>
          </table:table-cell>
          <table:table-cell office:value-type="float" office:value="3904" calcext:value-type="float">
            <text:p>3904</text:p>
          </table:table-cell>
          <table:table-cell table:style-name="ce3" table:formula="of:=[.D1448]*[.$P$4]*COS(PI()*([.$P$3] + (1 - [.D1448]/[.$P$1])*[.$P$2])) + [.$P$5]" office:value-type="float" office:value="404.830191236696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table:formula="of:=[.B1448]+45"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28</text:p>
          </table:table-cell>
          <table:table-cell office:value-type="float" office:value="340" calcext:value-type="float">
            <text:p>340</text:p>
          </table:table-cell>
          <table:table-cell office:value-type="float" office:value="289" calcext:value-type="float">
            <text:p>289</text:p>
          </table:table-cell>
          <table:table-cell office:value-type="float" office:value="3977" calcext:value-type="float">
            <text:p>3977</text:p>
          </table:table-cell>
          <table:table-cell table:style-name="ce3" table:formula="of:=[.D1449]*[.$P$4]*COS(PI()*([.$P$3] + (1 - [.D1449]/[.$P$1])*[.$P$2])) + [.$P$5]" office:value-type="float" office:value="416.456909614691" calcext:value-type="float">
            <text:p>416</text:p>
          </table:table-cell>
          <table:table-cell office:value-type="float" office:value="403" calcext:value-type="float">
            <text:p>403</text:p>
          </table:table-cell>
          <table:table-cell table:formula="of:=[.B1449]+45"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32</text:p>
          </table:table-cell>
          <table:table-cell office:value-type="float" office:value="340" calcext:value-type="float">
            <text:p>340</text:p>
          </table:table-cell>
          <table:table-cell office:value-type="float" office:value="289" calcext:value-type="float">
            <text:p>289</text:p>
          </table:table-cell>
          <table:table-cell office:value-type="float" office:value="3949" calcext:value-type="float">
            <text:p>3949</text:p>
          </table:table-cell>
          <table:table-cell table:style-name="ce3" table:formula="of:=[.D1450]*[.$P$4]*COS(PI()*([.$P$3] + (1 - [.D1450]/[.$P$1])*[.$P$2])) + [.$P$5]" office:value-type="float" office:value="411.956264127693" calcext:value-type="float">
            <text:p>412</text:p>
          </table:table-cell>
          <table:table-cell office:value-type="float" office:value="400" calcext:value-type="float">
            <text:p>400</text:p>
          </table:table-cell>
          <table:table-cell table:formula="of:=[.B1450]+45"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36</text:p>
          </table:table-cell>
          <table:table-cell office:value-type="float" office:value="340" calcext:value-type="float">
            <text:p>340</text:p>
          </table:table-cell>
          <table:table-cell office:value-type="float" office:value="289" calcext:value-type="float">
            <text:p>289</text:p>
          </table:table-cell>
          <table:table-cell office:value-type="float" office:value="3949" calcext:value-type="float">
            <text:p>3949</text:p>
          </table:table-cell>
          <table:table-cell table:style-name="ce3" table:formula="of:=[.D1451]*[.$P$4]*COS(PI()*([.$P$3] + (1 - [.D1451]/[.$P$1])*[.$P$2])) + [.$P$5]" office:value-type="float" office:value="411.956264127693" calcext:value-type="float">
            <text:p>412</text:p>
          </table:table-cell>
          <table:table-cell office:value-type="float" office:value="395" calcext:value-type="float">
            <text:p>395</text:p>
          </table:table-cell>
          <table:table-cell table:formula="of:=[.B1451]+45"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52</text:p>
          </table:table-cell>
          <table:table-cell office:value-type="float" office:value="339" calcext:value-type="float">
            <text:p>339</text:p>
          </table:table-cell>
          <table:table-cell office:value-type="float" office:value="289" calcext:value-type="float">
            <text:p>289</text:p>
          </table:table-cell>
          <table:table-cell office:value-type="float" office:value="3938" calcext:value-type="float">
            <text:p>3938</text:p>
          </table:table-cell>
          <table:table-cell table:style-name="ce3" table:formula="of:=[.D1452]*[.$P$4]*COS(PI()*([.$P$3] + (1 - [.D1452]/[.$P$1])*[.$P$2])) + [.$P$5]" office:value-type="float" office:value="410.202134423328" calcext:value-type="float">
            <text:p>410</text:p>
          </table:table-cell>
          <table:table-cell office:value-type="float" office:value="397" calcext:value-type="float">
            <text:p>397</text:p>
          </table:table-cell>
          <table:table-cell table:formula="of:=[.B1452]+45"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5:56</text:p>
          </table:table-cell>
          <table:table-cell office:value-type="float" office:value="339" calcext:value-type="float">
            <text:p>339</text:p>
          </table:table-cell>
          <table:table-cell office:value-type="float" office:value="289" calcext:value-type="float">
            <text:p>289</text:p>
          </table:table-cell>
          <table:table-cell office:value-type="float" office:value="3934" calcext:value-type="float">
            <text:p>3934</text:p>
          </table:table-cell>
          <table:table-cell table:style-name="ce3" table:formula="of:=[.D1453]*[.$P$4]*COS(PI()*([.$P$3] + (1 - [.D1453]/[.$P$1])*[.$P$2])) + [.$P$5]" office:value-type="float" office:value="409.566225621443" calcext:value-type="float">
            <text:p>410</text:p>
          </table:table-cell>
          <table:table-cell office:value-type="float" office:value="398" calcext:value-type="float">
            <text:p>398</text:p>
          </table:table-cell>
          <table:table-cell table:formula="of:=[.B1453]+45"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00</text:p>
          </table:table-cell>
          <table:table-cell office:value-type="float" office:value="339" calcext:value-type="float">
            <text:p>339</text:p>
          </table:table-cell>
          <table:table-cell office:value-type="float" office:value="289" calcext:value-type="float">
            <text:p>289</text:p>
          </table:table-cell>
          <table:table-cell office:value-type="float" office:value="3898" calcext:value-type="float">
            <text:p>3898</text:p>
          </table:table-cell>
          <table:table-cell table:style-name="ce3" table:formula="of:=[.D1454]*[.$P$4]*COS(PI()*([.$P$3] + (1 - [.D1454]/[.$P$1])*[.$P$2])) + [.$P$5]" office:value-type="float" office:value="403.890036036918" calcext:value-type="float">
            <text:p>404</text:p>
          </table:table-cell>
          <table:table-cell office:value-type="float" office:value="385" calcext:value-type="float">
            <text:p>385</text:p>
          </table:table-cell>
          <table:table-cell table:formula="of:=[.B1454]+45"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12</text:p>
          </table:table-cell>
          <table:table-cell office:value-type="float" office:value="338" calcext:value-type="float">
            <text:p>338</text:p>
          </table:table-cell>
          <table:table-cell office:value-type="float" office:value="289" calcext:value-type="float">
            <text:p>289</text:p>
          </table:table-cell>
          <table:table-cell office:value-type="float" office:value="3909" calcext:value-type="float">
            <text:p>3909</text:p>
          </table:table-cell>
          <table:table-cell table:style-name="ce3" table:formula="of:=[.D1455]*[.$P$4]*COS(PI()*([.$P$3] + (1 - [.D1455]/[.$P$1])*[.$P$2])) + [.$P$5]" office:value-type="float" office:value="405.615450071578" calcext:value-type="float">
            <text:p>406</text:p>
          </table:table-cell>
          <table:table-cell office:value-type="float" office:value="391" calcext:value-type="float">
            <text:p>391</text:p>
          </table:table-cell>
          <table:table-cell table:formula="of:=[.B1455]+45"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04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3941" calcext:value-type="float">
            <text:p>3941</text:p>
          </table:table-cell>
          <table:table-cell table:style-name="ce3" table:formula="of:=[.D1456]*[.$P$4]*COS(PI()*([.$P$3] + (1 - [.D1456]/[.$P$1])*[.$P$2])) + [.$P$5]" office:value-type="float" office:value="410.679750890498" calcext:value-type="float">
            <text:p>411</text:p>
          </table:table-cell>
          <table:table-cell office:value-type="float" office:value="391" calcext:value-type="float">
            <text:p>391</text:p>
          </table:table-cell>
          <table:table-cell table:formula="of:=[.B1456]+45"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16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3889" calcext:value-type="float">
            <text:p>3889</text:p>
          </table:table-cell>
          <table:table-cell table:style-name="ce3" table:formula="of:=[.D1457]*[.$P$4]*COS(PI()*([.$P$3] + (1 - [.D1457]/[.$P$1])*[.$P$2])) + [.$P$5]" office:value-type="float" office:value="402.484213188936" calcext:value-type="float">
            <text:p>402</text:p>
          </table:table-cell>
          <table:table-cell office:value-type="float" office:value="393" calcext:value-type="float">
            <text:p>393</text:p>
          </table:table-cell>
          <table:table-cell table:formula="of:=[.B1457]+45"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08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office:value-type="float" office:value="3906" calcext:value-type="float">
            <text:p>3906</text:p>
          </table:table-cell>
          <table:table-cell table:style-name="ce3" table:formula="of:=[.D1458]*[.$P$4]*COS(PI()*([.$P$3] + (1 - [.D1458]/[.$P$1])*[.$P$2])) + [.$P$5]" office:value-type="float" office:value="405.144098845944" calcext:value-type="float">
            <text:p>405</text:p>
          </table:table-cell>
          <table:table-cell office:value-type="float" office:value="390" calcext:value-type="float">
            <text:p>390</text:p>
          </table:table-cell>
          <table:table-cell table:formula="of:=[.B1458]+45"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12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office:value-type="float" office:value="3911" calcext:value-type="float">
            <text:p>3911</text:p>
          </table:table-cell>
          <table:table-cell table:style-name="ce3" table:formula="of:=[.D1459]*[.$P$4]*COS(PI()*([.$P$3] + (1 - [.D1459]/[.$P$1])*[.$P$2])) + [.$P$5]" office:value-type="float" office:value="405.930010732575" calcext:value-type="float">
            <text:p>406</text:p>
          </table:table-cell>
          <table:table-cell office:value-type="float" office:value="384" calcext:value-type="float">
            <text:p>384</text:p>
          </table:table-cell>
          <table:table-cell table:formula="of:=[.B1459]+45"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16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office:value-type="float" office:value="3831" calcext:value-type="float">
            <text:p>3831</text:p>
          </table:table-cell>
          <table:table-cell table:style-name="ce3" table:formula="of:=[.D1460]*[.$P$4]*COS(PI()*([.$P$3] + (1 - [.D1460]/[.$P$1])*[.$P$2])) + [.$P$5]" office:value-type="float" office:value="393.551529131113" calcext:value-type="float">
            <text:p>394</text:p>
          </table:table-cell>
          <table:table-cell office:value-type="float" office:value="377" calcext:value-type="float">
            <text:p>377</text:p>
          </table:table-cell>
          <table:table-cell table:formula="of:=[.B1460]+45"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6:20</text:p>
          </table:table-cell>
          <table:table-cell office:value-type="float" office:value="331" calcext:value-type="float">
            <text:p>331</text:p>
          </table:table-cell>
          <table:table-cell office:value-type="float" office:value="286" calcext:value-type="float">
            <text:p>286</text:p>
          </table:table-cell>
          <table:table-cell office:value-type="float" office:value="3878" calcext:value-type="float">
            <text:p>3878</text:p>
          </table:table-cell>
          <table:table-cell table:style-name="ce3" table:formula="of:=[.D1461]*[.$P$4]*COS(PI()*([.$P$3] + (1 - [.D1461]/[.$P$1])*[.$P$2])) + [.$P$5]" office:value-type="float" office:value="400.773174328064" calcext:value-type="float">
            <text:p>401</text:p>
          </table:table-cell>
          <table:table-cell office:value-type="float" office:value="387" calcext:value-type="float">
            <text:p>387</text:p>
          </table:table-cell>
          <table:table-cell table:formula="of:=[.B1461]+45"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20</text:p>
          </table:table-cell>
          <table:table-cell office:value-type="float" office:value="328" calcext:value-type="float">
            <text:p>328</text:p>
          </table:table-cell>
          <table:table-cell office:value-type="float" office:value="285" calcext:value-type="float">
            <text:p>285</text:p>
          </table:table-cell>
          <table:table-cell office:value-type="float" office:value="3895" calcext:value-type="float">
            <text:p>3895</text:p>
          </table:table-cell>
          <table:table-cell table:style-name="ce3" table:formula="of:=[.D1462]*[.$P$4]*COS(PI()*([.$P$3] + (1 - [.D1462]/[.$P$1])*[.$P$2])) + [.$P$5]" office:value-type="float" office:value="403.420840357039" calcext:value-type="float">
            <text:p>403</text:p>
          </table:table-cell>
          <table:table-cell office:value-type="float" office:value="385" calcext:value-type="float">
            <text:p>385</text:p>
          </table:table-cell>
          <table:table-cell table:formula="of:=[.B1462]+45"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24</text:p>
          </table:table-cell>
          <table:table-cell office:value-type="float" office:value="325" calcext:value-type="float">
            <text:p>325</text:p>
          </table:table-cell>
          <table:table-cell office:value-type="float" office:value="284" calcext:value-type="float">
            <text:p>284</text:p>
          </table:table-cell>
          <table:table-cell office:value-type="float" office:value="3848" calcext:value-type="float">
            <text:p>3848</text:p>
          </table:table-cell>
          <table:table-cell table:style-name="ce3" table:formula="of:=[.D1463]*[.$P$4]*COS(PI()*([.$P$3] + (1 - [.D1463]/[.$P$1])*[.$P$2])) + [.$P$5]" office:value-type="float" office:value="396.146924504661" calcext:value-type="float">
            <text:p>396</text:p>
          </table:table-cell>
          <table:table-cell office:value-type="float" office:value="384" calcext:value-type="float">
            <text:p>384</text:p>
          </table:table-cell>
          <table:table-cell table:formula="of:=[.B1463]+45"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28</text:p>
          </table:table-cell>
          <table:table-cell office:value-type="float" office:value="323" calcext:value-type="float">
            <text:p>323</text:p>
          </table:table-cell>
          <table:table-cell office:value-type="float" office:value="284" calcext:value-type="float">
            <text:p>284</text:p>
          </table:table-cell>
          <table:table-cell office:value-type="float" office:value="3853" calcext:value-type="float">
            <text:p>3853</text:p>
          </table:table-cell>
          <table:table-cell table:style-name="ce3" table:formula="of:=[.D1464]*[.$P$4]*COS(PI()*([.$P$3] + (1 - [.D1464]/[.$P$1])*[.$P$2])) + [.$P$5]" office:value-type="float" office:value="396.913876846899" calcext:value-type="float">
            <text:p>397</text:p>
          </table:table-cell>
          <table:table-cell office:value-type="float" office:value="382" calcext:value-type="float">
            <text:p>382</text:p>
          </table:table-cell>
          <table:table-cell table:formula="of:=[.B1464]+45"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00:27</text:p>
          </table:table-cell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3767" calcext:value-type="float">
            <text:p>3767</text:p>
          </table:table-cell>
          <table:table-cell table:style-name="ce3" table:formula="of:=[.D1465]*[.$P$4]*COS(PI()*([.$P$3] + (1 - [.D1465]/[.$P$1])*[.$P$2])) + [.$P$5]" office:value-type="float" office:value="383.950507773787" calcext:value-type="float">
            <text:p>384</text:p>
          </table:table-cell>
          <table:table-cell office:value-type="float" office:value="358" calcext:value-type="float">
            <text:p>358</text:p>
          </table:table-cell>
          <table:table-cell table:formula="of:=[.B1465]+45"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00:31</text:p>
          </table:table-cell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3741" calcext:value-type="float">
            <text:p>3741</text:p>
          </table:table-cell>
          <table:table-cell table:style-name="ce3" table:formula="of:=[.D1466]*[.$P$4]*COS(PI()*([.$P$3] + (1 - [.D1466]/[.$P$1])*[.$P$2])) + [.$P$5]" office:value-type="float" office:value="380.126876143043" calcext:value-type="float">
            <text:p>380</text:p>
          </table:table-cell>
          <table:table-cell office:value-type="float" office:value="363" calcext:value-type="float">
            <text:p>363</text:p>
          </table:table-cell>
          <table:table-cell table:formula="of:=[.B1466]+45"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00:35</text:p>
          </table:table-cell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3741" calcext:value-type="float">
            <text:p>3741</text:p>
          </table:table-cell>
          <table:table-cell table:style-name="ce3" table:formula="of:=[.D1467]*[.$P$4]*COS(PI()*([.$P$3] + (1 - [.D1467]/[.$P$1])*[.$P$2])) + [.$P$5]" office:value-type="float" office:value="380.126876143043" calcext:value-type="float">
            <text:p>380</text:p>
          </table:table-cell>
          <table:table-cell office:value-type="float" office:value="362" calcext:value-type="float">
            <text:p>362</text:p>
          </table:table-cell>
          <table:table-cell table:formula="of:=[.B1467]+45"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3:00:39</text:p>
          </table:table-cell>
          <table:table-cell office:value-type="float" office:value="317" calcext:value-type="float">
            <text:p>317</text:p>
          </table:table-cell>
          <table:table-cell office:value-type="float" office:value="282" calcext:value-type="float">
            <text:p>282</text:p>
          </table:table-cell>
          <table:table-cell office:value-type="float" office:value="3769" calcext:value-type="float">
            <text:p>3769</text:p>
          </table:table-cell>
          <table:table-cell table:style-name="ce3" table:formula="of:=[.D1468]*[.$P$4]*COS(PI()*([.$P$3] + (1 - [.D1468]/[.$P$1])*[.$P$2])) + [.$P$5]" office:value-type="float" office:value="384.246472226499" calcext:value-type="float">
            <text:p>384</text:p>
          </table:table-cell>
          <table:table-cell office:value-type="float" office:value="368" calcext:value-type="float">
            <text:p>368</text:p>
          </table:table-cell>
          <table:table-cell table:formula="of:=[.B1468]+45"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32</text:p>
          </table:table-cell>
          <table:table-cell office:value-type="float" office:value="313" calcext:value-type="float">
            <text:p>313</text:p>
          </table:table-cell>
          <table:table-cell office:value-type="float" office:value="280" calcext:value-type="float">
            <text:p>280</text:p>
          </table:table-cell>
          <table:table-cell office:value-type="float" office:value="3824" calcext:value-type="float">
            <text:p>3824</text:p>
          </table:table-cell>
          <table:table-cell table:style-name="ce3" table:formula="of:=[.D1469]*[.$P$4]*COS(PI()*([.$P$3] + (1 - [.D1469]/[.$P$1])*[.$P$2])) + [.$P$5]" office:value-type="float" office:value="392.488338302149" calcext:value-type="float">
            <text:p>392</text:p>
          </table:table-cell>
          <table:table-cell office:value-type="float" office:value="375" calcext:value-type="float">
            <text:p>375</text:p>
          </table:table-cell>
          <table:table-cell table:formula="of:=[.B1469]+45"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36</text:p>
          </table:table-cell>
          <table:table-cell office:value-type="float" office:value="313" calcext:value-type="float">
            <text:p>313</text:p>
          </table:table-cell>
          <table:table-cell office:value-type="float" office:value="280" calcext:value-type="float">
            <text:p>280</text:p>
          </table:table-cell>
          <table:table-cell office:value-type="float" office:value="3821" calcext:value-type="float">
            <text:p>3821</text:p>
          </table:table-cell>
          <table:table-cell table:style-name="ce3" table:formula="of:=[.D1470]*[.$P$4]*COS(PI()*([.$P$3] + (1 - [.D1470]/[.$P$1])*[.$P$2])) + [.$P$5]" office:value-type="float" office:value="392.033667816801" calcext:value-type="float">
            <text:p>392</text:p>
          </table:table-cell>
          <table:table-cell office:value-type="float" office:value="367" calcext:value-type="float">
            <text:p>367</text:p>
          </table:table-cell>
          <table:table-cell table:formula="of:=[.B1470]+45"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40</text:p>
          </table:table-cell>
          <table:table-cell office:value-type="float" office:value="308" calcext:value-type="float">
            <text:p>308</text:p>
          </table:table-cell>
          <table:table-cell office:value-type="float" office:value="279" calcext:value-type="float">
            <text:p>279</text:p>
          </table:table-cell>
          <table:table-cell office:value-type="float" office:value="3766" calcext:value-type="float">
            <text:p>3766</text:p>
          </table:table-cell>
          <table:table-cell table:style-name="ce3" table:formula="of:=[.D1471]*[.$P$4]*COS(PI()*([.$P$3] + (1 - [.D1471]/[.$P$1])*[.$P$2])) + [.$P$5]" office:value-type="float" office:value="383.802624032444" calcext:value-type="float">
            <text:p>384</text:p>
          </table:table-cell>
          <table:table-cell office:value-type="float" office:value="369" calcext:value-type="float">
            <text:p>369</text:p>
          </table:table-cell>
          <table:table-cell table:formula="of:=[.B1471]+45"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15:28:44</text:p>
          </table:table-cell>
          <table:table-cell office:value-type="float" office:value="308" calcext:value-type="float">
            <text:p>308</text:p>
          </table:table-cell>
          <table:table-cell office:value-type="float" office:value="279" calcext:value-type="float">
            <text:p>279</text:p>
          </table:table-cell>
          <table:table-cell office:value-type="float" office:value="3780" calcext:value-type="float">
            <text:p>3780</text:p>
          </table:table-cell>
          <table:table-cell table:style-name="ce3" table:formula="of:=[.D1472]*[.$P$4]*COS(PI()*([.$P$3] + (1 - [.D1472]/[.$P$1])*[.$P$2])) + [.$P$5]" office:value-type="float" office:value="385.878970368663" calcext:value-type="float">
            <text:p>386</text:p>
          </table:table-cell>
          <table:table-cell office:value-type="float" office:value="368" calcext:value-type="float">
            <text:p>368</text:p>
          </table:table-cell>
          <table:table-cell table:formula="of:=[.B1472]+45" office:value-type="float" office:value="353" calcext:value-type="float">
            <text:p>353</text:p>
          </table:table-cell>
          <table:table-cell table:number-columns-repeated="10"/>
        </table:table-row>
        <table:table-row table:style-name="ro1" table:number-rows-repeated="104710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'19-09-24'.A1:'19-09-24'.G147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 style:data-style-name="N2" text:time-value="15:30:17.994925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9T16:31:14.622889429</dc:date>
    <meta:editing-duration>PT27M26S</meta:editing-duration>
    <meta:editing-cycles>5</meta:editing-cycles>
    <meta:generator>LibreOffice/5.1.6.2$Linux_X86_64 LibreOffice_project/10m0$Build-2</meta:generator>
    <meta:document-statistic meta:table-count="1" meta:cell-count="10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2cm" svg:height="11.237cm" xlink:href=".." xlink:type="simple" chart:class="chart:line" chart:style-name="ch1">
        <chart:legend chart:legend-position="end" svg:x="27.006cm" svg:y="4.821cm" style:legend-expansion="high" chart:style-name="ch2"/>
        <chart:plot-area chart:style-name="ch3" table:cell-range-address="'19-09-24'.A2:'19-09-24'.A1472 '19-09-24'.E1:'19-09-24'.G1472" chart:data-source-has-labels="both" svg:x="0.61cm" svg:y="0.224cm" svg:width="25.786cm" svg:height="10.789cm">
          <chartooo:coordinate-region svg:x="1.655cm" svg:y="0.224cm" svg:width="24.741cm" svg:height="9.124cm"/>
          <chart:axis chart:dimension="x" chart:name="primary-x" chart:style-name="ch4" chartooo:axis-type="auto">
            <chartooo:date-scale/>
            <chart:categories table:cell-range-address="'19-09-24'.A2:'19-09-24'.A14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9-09-24'.E2:'19-09-24'.E1472" chart:label-cell-address="'19-09-24'.E1:'19-09-24'.E1" chart:class="chart:line">
            <chart:data-point chart:repeated="1471"/>
          </chart:series>
          <chart:series chart:style-name="ch8" chart:values-cell-range-address="'19-09-24'.F2:'19-09-24'.F1472" chart:label-cell-address="'19-09-24'.F1:'19-09-24'.F1" chart:class="chart:line">
            <chart:data-point chart:repeated="1471"/>
          </chart:series>
          <chart:series chart:style-name="ch9" chart:values-cell-range-address="'19-09-24'.G2:'19-09-24'.G1472" chart:label-cell-address="'19-09-24'.G1:'19-09-24'.G1" chart:class="chart:line">
            <chart:data-point chart:repeated="14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c</text:p>
                <draw:g>
                  <svg:desc>'19-09-24'.E1:'19-09-24'.E1</svg:desc>
                </draw:g>
              </table:table-cell>
              <table:table-cell office:value-type="string">
                <text:p>meter</text:p>
                <draw:g>
                  <svg:desc>'19-09-24'.F1:'19-09-24'.F1</svg:desc>
                </draw:g>
              </table:table-cell>
              <table:table-cell office:value-type="string">
                <text:p>heating+pump</text:p>
                <draw:g>
                  <svg:desc>'19-09-24'.G1:'19-09-24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30:51</text:p>
                <draw:g>
                  <svg:desc>'19-09-24'.A2:'19-09-24'.A1472</svg:desc>
                </draw:g>
              </table:table-cell>
              <table:table-cell office:value-type="float" office:value="2079.27473112248">
                <text:p>2079.27473112248</text:p>
                <draw:g>
                  <svg:desc>'19-09-24'.E2:'19-09-24'.E1472</svg:desc>
                </draw:g>
              </table:table-cell>
              <table:table-cell office:value-type="float" office:value="2110">
                <text:p>2110</text:p>
                <draw:g>
                  <svg:desc>'19-09-24'.F2:'19-09-24'.F1472</svg:desc>
                </draw:g>
              </table:table-cell>
              <table:table-cell office:value-type="float" office:value="2095">
                <text:p>2095</text:p>
                <draw:g>
                  <svg:desc>'19-09-24'.G2:'19-09-24'.G1472</svg:desc>
                </draw:g>
              </table:table-cell>
            </table:table-row>
            <table:table-row>
              <table:table-cell office:value-type="string">
                <text:p>13:30:55</text:p>
              </table:table-cell>
              <table:table-cell office:value-type="float" office:value="2084.87929375712">
                <text:p>2084.87929375712</text:p>
              </table:table-cell>
              <table:table-cell office:value-type="float" office:value="2105">
                <text:p>2105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0:59</text:p>
              </table:table-cell>
              <table:table-cell office:value-type="float" office:value="2084.87929375712">
                <text:p>2084.87929375712</text:p>
              </table:table-cell>
              <table:table-cell office:value-type="float" office:value="2104">
                <text:p>210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1:03</text:p>
              </table:table-cell>
              <table:table-cell office:value-type="float" office:value="2089.62548241048">
                <text:p>2089.62548241048</text:p>
              </table:table-cell>
              <table:table-cell office:value-type="float" office:value="2103">
                <text:p>210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1:07</text:p>
              </table:table-cell>
              <table:table-cell office:value-type="float" office:value="2082.72310584246">
                <text:p>2082.72310584246</text:p>
              </table:table-cell>
              <table:table-cell office:value-type="float" office:value="2110">
                <text:p>21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1:11</text:p>
              </table:table-cell>
              <table:table-cell office:value-type="float" office:value="2085.74197398432">
                <text:p>2085.74197398432</text:p>
              </table:table-cell>
              <table:table-cell office:value-type="float" office:value="2105">
                <text:p>2105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1:15</text:p>
              </table:table-cell>
              <table:table-cell office:value-type="float" office:value="2085.3106192336">
                <text:p>2085.3106192336</text:p>
              </table:table-cell>
              <table:table-cell office:value-type="float" office:value="2119">
                <text:p>211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1:19</text:p>
              </table:table-cell>
              <table:table-cell office:value-type="float" office:value="2104.31777788521">
                <text:p>2104.31777788521</text:p>
              </table:table-cell>
              <table:table-cell office:value-type="float" office:value="2113">
                <text:p>211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4:39</text:p>
              </table:table-cell>
              <table:table-cell office:value-type="float" office:value="2083.15428479596">
                <text:p>2083.15428479596</text:p>
              </table:table-cell>
              <table:table-cell office:value-type="float" office:value="2097">
                <text:p>2097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34:43</text:p>
              </table:table-cell>
              <table:table-cell office:value-type="float" office:value="2086.17335799914">
                <text:p>2086.17335799914</text:p>
              </table:table-cell>
              <table:table-cell office:value-type="float" office:value="2109">
                <text:p>210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49:11</text:p>
              </table:table-cell>
              <table:table-cell office:value-type="float" office:value="2117.30925567291">
                <text:p>2117.30925567291</text:p>
              </table:table-cell>
              <table:table-cell office:value-type="float" office:value="2128">
                <text:p>212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49:15</text:p>
              </table:table-cell>
              <table:table-cell office:value-type="float" office:value="2112.97589725341">
                <text:p>2112.97589725341</text:p>
              </table:table-cell>
              <table:table-cell office:value-type="float" office:value="2133">
                <text:p>213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49:19</text:p>
              </table:table-cell>
              <table:table-cell office:value-type="float" office:value="2115.57556946562">
                <text:p>2115.57556946562</text:p>
              </table:table-cell>
              <table:table-cell office:value-type="float" office:value="2133">
                <text:p>213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49:23</text:p>
              </table:table-cell>
              <table:table-cell office:value-type="float" office:value="2102.15504660458">
                <text:p>2102.15504660458</text:p>
              </table:table-cell>
              <table:table-cell office:value-type="float" office:value="2139">
                <text:p>213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2:11</text:p>
              </table:table-cell>
              <table:table-cell office:value-type="float" office:value="2103.45259881826">
                <text:p>2103.45259881826</text:p>
              </table:table-cell>
              <table:table-cell office:value-type="float" office:value="2118">
                <text:p>211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2:47</text:p>
              </table:table-cell>
              <table:table-cell office:value-type="float" office:value="2081.86083595045">
                <text:p>2081.86083595045</text:p>
              </table:table-cell>
              <table:table-cell office:value-type="float" office:value="2119">
                <text:p>211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2:51</text:p>
              </table:table-cell>
              <table:table-cell office:value-type="float" office:value="2102.58753514403">
                <text:p>2102.58753514403</text:p>
              </table:table-cell>
              <table:table-cell office:value-type="float" office:value="2110">
                <text:p>211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2:55</text:p>
              </table:table-cell>
              <table:table-cell office:value-type="float" office:value="2111.24335479548">
                <text:p>2111.24335479548</text:p>
              </table:table-cell>
              <table:table-cell office:value-type="float" office:value="2126">
                <text:p>212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2:59</text:p>
              </table:table-cell>
              <table:table-cell office:value-type="float" office:value="2099.56072217559">
                <text:p>2099.56072217559</text:p>
              </table:table-cell>
              <table:table-cell office:value-type="float" office:value="2118">
                <text:p>211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3:03</text:p>
              </table:table-cell>
              <table:table-cell office:value-type="float" office:value="2108.64540126351">
                <text:p>2108.64540126351</text:p>
              </table:table-cell>
              <table:table-cell office:value-type="float" office:value="2130">
                <text:p>213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3:07</text:p>
              </table:table-cell>
              <table:table-cell office:value-type="float" office:value="2094.80716815919">
                <text:p>2094.80716815919</text:p>
              </table:table-cell>
              <table:table-cell office:value-type="float" office:value="2128">
                <text:p>212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3:11</text:p>
              </table:table-cell>
              <table:table-cell office:value-type="float" office:value="2097.39958089791">
                <text:p>2097.39958089791</text:p>
              </table:table-cell>
              <table:table-cell office:value-type="float" office:value="2125">
                <text:p>2125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3:15</text:p>
              </table:table-cell>
              <table:table-cell office:value-type="float" office:value="2102.15504660458">
                <text:p>2102.15504660458</text:p>
              </table:table-cell>
              <table:table-cell office:value-type="float" office:value="2123">
                <text:p>212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11</text:p>
              </table:table-cell>
              <table:table-cell office:value-type="float" office:value="2123.81463806004">
                <text:p>2123.81463806004</text:p>
              </table:table-cell>
              <table:table-cell office:value-type="float" office:value="2131">
                <text:p>2131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15</text:p>
              </table:table-cell>
              <table:table-cell office:value-type="float" office:value="2110.81029081815">
                <text:p>2110.81029081815</text:p>
              </table:table-cell>
              <table:table-cell office:value-type="float" office:value="2132">
                <text:p>213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19</text:p>
              </table:table-cell>
              <table:table-cell office:value-type="float" office:value="2115.57556946562">
                <text:p>2115.57556946562</text:p>
              </table:table-cell>
              <table:table-cell office:value-type="float" office:value="2136">
                <text:p>213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23</text:p>
              </table:table-cell>
              <table:table-cell office:value-type="float" office:value="2112.1095687351">
                <text:p>2112.1095687351</text:p>
              </table:table-cell>
              <table:table-cell office:value-type="float" office:value="2137">
                <text:p>2137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27</text:p>
              </table:table-cell>
              <table:table-cell office:value-type="float" office:value="2118.17626995164">
                <text:p>2118.17626995164</text:p>
              </table:table-cell>
              <table:table-cell office:value-type="float" office:value="2140">
                <text:p>214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31</text:p>
              </table:table-cell>
              <table:table-cell office:value-type="float" office:value="2109.51127097824">
                <text:p>2109.51127097824</text:p>
              </table:table-cell>
              <table:table-cell office:value-type="float" office:value="2143">
                <text:p>214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35</text:p>
              </table:table-cell>
              <table:table-cell office:value-type="float" office:value="2115.14221929622">
                <text:p>2115.14221929622</text:p>
              </table:table-cell>
              <table:table-cell office:value-type="float" office:value="2137">
                <text:p>2137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39</text:p>
              </table:table-cell>
              <table:table-cell office:value-type="float" office:value="2113.40910445412">
                <text:p>2113.40910445412</text:p>
              </table:table-cell>
              <table:table-cell office:value-type="float" office:value="2143">
                <text:p>214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43</text:p>
              </table:table-cell>
              <table:table-cell office:value-type="float" office:value="2106.91400662893">
                <text:p>2106.91400662893</text:p>
              </table:table-cell>
              <table:table-cell office:value-type="float" office:value="2143">
                <text:p>2143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5:47</text:p>
              </table:table-cell>
              <table:table-cell office:value-type="float" office:value="2108.21250949024">
                <text:p>2108.21250949024</text:p>
              </table:table-cell>
              <table:table-cell office:value-type="float" office:value="2124">
                <text:p>212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6:11</text:p>
              </table:table-cell>
              <table:table-cell office:value-type="float" office:value="2084.447997565">
                <text:p>2084.447997565</text:p>
              </table:table-cell>
              <table:table-cell office:value-type="float" office:value="2114">
                <text:p>211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9:23</text:p>
              </table:table-cell>
              <table:table-cell office:value-type="float" office:value="2098.26395050887">
                <text:p>2098.26395050887</text:p>
              </table:table-cell>
              <table:table-cell office:value-type="float" office:value="2126">
                <text:p>212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9:27</text:p>
              </table:table-cell>
              <table:table-cell office:value-type="float" office:value="2094.3752009897">
                <text:p>2094.3752009897</text:p>
              </table:table-cell>
              <table:table-cell office:value-type="float" office:value="2120">
                <text:p>212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9:31</text:p>
              </table:table-cell>
              <table:table-cell office:value-type="float" office:value="2096.5353272485">
                <text:p>2096.5353272485</text:p>
              </table:table-cell>
              <table:table-cell office:value-type="float" office:value="2116">
                <text:p>211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3:59:35</text:p>
              </table:table-cell>
              <table:table-cell office:value-type="float" office:value="2088.33071668049">
                <text:p>2088.33071668049</text:p>
              </table:table-cell>
              <table:table-cell office:value-type="float" office:value="2117">
                <text:p>2117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4:10:59</text:p>
              </table:table-cell>
              <table:table-cell office:value-type="float" office:value="2065.50011010591">
                <text:p>2065.50011010591</text:p>
              </table:table-cell>
              <table:table-cell office:value-type="float" office:value="2088">
                <text:p>20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4:11:19</text:p>
              </table:table-cell>
              <table:table-cell office:value-type="float" office:value="2069.37115856334">
                <text:p>2069.37115856334</text:p>
              </table:table-cell>
              <table:table-cell office:value-type="float" office:value="2088">
                <text:p>2088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4:12:47</text:p>
              </table:table-cell>
              <table:table-cell office:value-type="float" office:value="2077.12045260922">
                <text:p>2077.12045260922</text:p>
              </table:table-cell>
              <table:table-cell office:value-type="float" office:value="2097">
                <text:p>2097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4:12:51</text:p>
              </table:table-cell>
              <table:table-cell office:value-type="float" office:value="2071.09239583197">
                <text:p>2071.09239583197</text:p>
              </table:table-cell>
              <table:table-cell office:value-type="float" office:value="2106">
                <text:p>2106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4:12:55</text:p>
              </table:table-cell>
              <table:table-cell office:value-type="float" office:value="2076.68968526532">
                <text:p>2076.68968526532</text:p>
              </table:table-cell>
              <table:table-cell office:value-type="float" office:value="2100">
                <text:p>210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4:12:59</text:p>
              </table:table-cell>
              <table:table-cell office:value-type="float" office:value="2066.36013518332">
                <text:p>2066.36013518332</text:p>
              </table:table-cell>
              <table:table-cell office:value-type="float" office:value="2100">
                <text:p>210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4:00:07</text:p>
              </table:table-cell>
              <table:table-cell office:value-type="float" office:value="2099.56072217559">
                <text:p>2099.56072217559</text:p>
              </table:table-cell>
              <table:table-cell office:value-type="float" office:value="2109">
                <text:p>210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4:11:39</text:p>
              </table:table-cell>
              <table:table-cell office:value-type="float" office:value="2071.09239583197">
                <text:p>2071.09239583197</text:p>
              </table:table-cell>
              <table:table-cell office:value-type="float" office:value="2086">
                <text:p>2086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4:11:43</text:p>
              </table:table-cell>
              <table:table-cell office:value-type="float" office:value="2062.49095963719">
                <text:p>2062.49095963719</text:p>
              </table:table-cell>
              <table:table-cell office:value-type="float" office:value="2086">
                <text:p>2086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4:11:47</text:p>
              </table:table-cell>
              <table:table-cell office:value-type="float" office:value="2058.1947079031">
                <text:p>2058.1947079031</text:p>
              </table:table-cell>
              <table:table-cell office:value-type="float" office:value="2086">
                <text:p>2086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3:52:31</text:p>
              </table:table-cell>
              <table:table-cell office:value-type="float" office:value="2068.08054188162">
                <text:p>2068.08054188162</text:p>
              </table:table-cell>
              <table:table-cell office:value-type="float" office:value="2085">
                <text:p>208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52:35</text:p>
              </table:table-cell>
              <table:table-cell office:value-type="float" office:value="2068.08054188162">
                <text:p>2068.08054188162</text:p>
              </table:table-cell>
              <table:table-cell office:value-type="float" office:value="2085">
                <text:p>2085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52:39</text:p>
              </table:table-cell>
              <table:table-cell office:value-type="float" office:value="2065.07014217042">
                <text:p>2065.07014217042</text:p>
              </table:table-cell>
              <table:table-cell office:value-type="float" office:value="2094">
                <text:p>2094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52:43</text:p>
              </table:table-cell>
              <table:table-cell office:value-type="float" office:value="2074.10570056186">
                <text:p>2074.10570056186</text:p>
              </table:table-cell>
              <table:table-cell office:value-type="float" office:value="2088">
                <text:p>208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54:55</text:p>
              </table:table-cell>
              <table:table-cell office:value-type="float" office:value="2076.68968526532">
                <text:p>2076.68968526532</text:p>
              </table:table-cell>
              <table:table-cell office:value-type="float" office:value="2094">
                <text:p>2094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54:59</text:p>
              </table:table-cell>
              <table:table-cell office:value-type="float" office:value="2081.86083595045">
                <text:p>2081.86083595045</text:p>
              </table:table-cell>
              <table:table-cell office:value-type="float" office:value="2104">
                <text:p>2104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55:03</text:p>
              </table:table-cell>
              <table:table-cell office:value-type="float" office:value="2087.89918649701">
                <text:p>2087.89918649701</text:p>
              </table:table-cell>
              <table:table-cell office:value-type="float" office:value="2098">
                <text:p>209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55:07</text:p>
              </table:table-cell>
              <table:table-cell office:value-type="float" office:value="2074.53629089527">
                <text:p>2074.53629089527</text:p>
              </table:table-cell>
              <table:table-cell office:value-type="float" office:value="2099">
                <text:p>209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:34:47</text:p>
              </table:table-cell>
              <table:table-cell office:value-type="float" office:value="2073.24460851642">
                <text:p>2073.24460851642</text:p>
              </table:table-cell>
              <table:table-cell office:value-type="float" office:value="2082">
                <text:p>208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:34:51</text:p>
              </table:table-cell>
              <table:table-cell office:value-type="float" office:value="2071.09239583197">
                <text:p>2071.09239583197</text:p>
              </table:table-cell>
              <table:table-cell office:value-type="float" office:value="2080">
                <text:p>208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:34:55</text:p>
              </table:table-cell>
              <table:table-cell office:value-type="float" office:value="2055.18911073489">
                <text:p>2055.18911073489</text:p>
              </table:table-cell>
              <table:table-cell office:value-type="float" office:value="2081">
                <text:p>2081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:34:59</text:p>
              </table:table-cell>
              <table:table-cell office:value-type="float" office:value="2070.2317179418">
                <text:p>2070.2317179418</text:p>
              </table:table-cell>
              <table:table-cell office:value-type="float" office:value="2080">
                <text:p>208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:48:39</text:p>
              </table:table-cell>
              <table:table-cell office:value-type="float" office:value="2070.2317179418">
                <text:p>2070.2317179418</text:p>
              </table:table-cell>
              <table:table-cell office:value-type="float" office:value="2078">
                <text:p>207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14:14:15</text:p>
              </table:table-cell>
              <table:table-cell office:value-type="float" office:value="2031.19750800256">
                <text:p>2031.19750800256</text:p>
              </table:table-cell>
              <table:table-cell office:value-type="float" office:value="2057">
                <text:p>205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4:11:51</text:p>
              </table:table-cell>
              <table:table-cell office:value-type="float" office:value="2040.61145524836">
                <text:p>2040.61145524836</text:p>
              </table:table-cell>
              <table:table-cell office:value-type="float" office:value="2060">
                <text:p>206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4:11:55</text:p>
              </table:table-cell>
              <table:table-cell office:value-type="float" office:value="2040.18322937279">
                <text:p>2040.18322937279</text:p>
              </table:table-cell>
              <table:table-cell office:value-type="float" office:value="2064">
                <text:p>206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4:11:59</text:p>
              </table:table-cell>
              <table:table-cell office:value-type="float" office:value="2048.75349655871">
                <text:p>2048.75349655871</text:p>
              </table:table-cell>
              <table:table-cell office:value-type="float" office:value="2065">
                <text:p>2065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4:12:03</text:p>
              </table:table-cell>
              <table:table-cell office:value-type="float" office:value="2053.90144716747">
                <text:p>2053.90144716747</text:p>
              </table:table-cell>
              <table:table-cell office:value-type="float" office:value="2060">
                <text:p>2060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3:52:15</text:p>
              </table:table-cell>
              <table:table-cell office:value-type="float" office:value="2064.21029555625">
                <text:p>2064.21029555625</text:p>
              </table:table-cell>
              <table:table-cell office:value-type="float" office:value="2064">
                <text:p>206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3:52:19</text:p>
              </table:table-cell>
              <table:table-cell office:value-type="float" office:value="2051.32693058845">
                <text:p>2051.32693058845</text:p>
              </table:table-cell>
              <table:table-cell office:value-type="float" office:value="2068">
                <text:p>206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3:52:23</text:p>
              </table:table-cell>
              <table:table-cell office:value-type="float" office:value="2049.18232696125">
                <text:p>2049.18232696125</text:p>
              </table:table-cell>
              <table:table-cell office:value-type="float" office:value="2070">
                <text:p>2070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3:52:27</text:p>
              </table:table-cell>
              <table:table-cell office:value-type="float" office:value="2060.77210066765">
                <text:p>2060.77210066765</text:p>
              </table:table-cell>
              <table:table-cell office:value-type="float" office:value="2077">
                <text:p>207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4:11:03</text:p>
              </table:table-cell>
              <table:table-cell office:value-type="float" office:value="2029.48746627995">
                <text:p>2029.48746627995</text:p>
              </table:table-cell>
              <table:table-cell office:value-type="float" office:value="2031">
                <text:p>203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4:11:07</text:p>
              </table:table-cell>
              <table:table-cell office:value-type="float" office:value="2029.06003227856">
                <text:p>2029.06003227856</text:p>
              </table:table-cell>
              <table:table-cell office:value-type="float" office:value="2039">
                <text:p>203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4:11:11</text:p>
              </table:table-cell>
              <table:table-cell office:value-type="float" office:value="2024.78737645549">
                <text:p>2024.78737645549</text:p>
              </table:table-cell>
              <table:table-cell office:value-type="float" office:value="2034">
                <text:p>203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4:11:15</text:p>
              </table:table-cell>
              <table:table-cell office:value-type="float" office:value="2027.77791386448">
                <text:p>2027.77791386448</text:p>
              </table:table-cell>
              <table:table-cell office:value-type="float" office:value="2037">
                <text:p>203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3:58:27</text:p>
              </table:table-cell>
              <table:table-cell office:value-type="float" office:value="2053.47228598601">
                <text:p>2053.47228598601</text:p>
              </table:table-cell>
              <table:table-cell office:value-type="float" office:value="2066">
                <text:p>206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4:00:11</text:p>
              </table:table-cell>
              <table:table-cell office:value-type="float" office:value="2040.61145524836">
                <text:p>2040.61145524836</text:p>
              </table:table-cell>
              <table:table-cell office:value-type="float" office:value="2064">
                <text:p>206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4:00:15</text:p>
              </table:table-cell>
              <table:table-cell office:value-type="float" office:value="2060.77210066765">
                <text:p>2060.77210066765</text:p>
              </table:table-cell>
              <table:table-cell office:value-type="float" office:value="2063">
                <text:p>206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4:00:19</text:p>
              </table:table-cell>
              <table:table-cell office:value-type="float" office:value="2054.75985955196">
                <text:p>2054.75985955196</text:p>
              </table:table-cell>
              <table:table-cell office:value-type="float" office:value="2062">
                <text:p>206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4:00:23</text:p>
              </table:table-cell>
              <table:table-cell office:value-type="float" office:value="2052.6140536949">
                <text:p>2052.6140536949</text:p>
              </table:table-cell>
              <table:table-cell office:value-type="float" office:value="2070">
                <text:p>207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13:35:31</text:p>
              </table:table-cell>
              <table:table-cell office:value-type="float" office:value="2026.06885139547">
                <text:p>2026.06885139547</text:p>
              </table:table-cell>
              <table:table-cell office:value-type="float" office:value="2048">
                <text:p>204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:35:35</text:p>
              </table:table-cell>
              <table:table-cell office:value-type="float" office:value="2032.0527121542">
                <text:p>2032.0527121542</text:p>
              </table:table-cell>
              <table:table-cell office:value-type="float" office:value="2040">
                <text:p>204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:35:39</text:p>
              </table:table-cell>
              <table:table-cell office:value-type="float" office:value="2030.76995173434">
                <text:p>2030.76995173434</text:p>
              </table:table-cell>
              <table:table-cell office:value-type="float" office:value="2039">
                <text:p>203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:35:43</text:p>
              </table:table-cell>
              <table:table-cell office:value-type="float" office:value="2029.48746627995">
                <text:p>2029.48746627995</text:p>
              </table:table-cell>
              <table:table-cell office:value-type="float" office:value="2043">
                <text:p>2043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:55:51</text:p>
              </table:table-cell>
              <table:table-cell office:value-type="float" office:value="2035.04688759452">
                <text:p>2035.04688759452</text:p>
              </table:table-cell>
              <table:table-cell office:value-type="float" office:value="2050">
                <text:p>2050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4:14:35</text:p>
              </table:table-cell>
              <table:table-cell office:value-type="float" office:value="2016.25128224316">
                <text:p>2016.25128224316</text:p>
              </table:table-cell>
              <table:table-cell office:value-type="float" office:value="2028">
                <text:p>2028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13:58:31</text:p>
              </table:table-cell>
              <table:table-cell office:value-type="float" office:value="2028.63262886886">
                <text:p>2028.63262886886</text:p>
              </table:table-cell>
              <table:table-cell office:value-type="float" office:value="2047">
                <text:p>204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:58:35</text:p>
              </table:table-cell>
              <table:table-cell office:value-type="float" office:value="2039.32686862646">
                <text:p>2039.32686862646</text:p>
              </table:table-cell>
              <table:table-cell office:value-type="float" office:value="2040">
                <text:p>204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:58:39</text:p>
              </table:table-cell>
              <table:table-cell office:value-type="float" office:value="2024.78737645549">
                <text:p>2024.78737645549</text:p>
              </table:table-cell>
              <table:table-cell office:value-type="float" office:value="2044">
                <text:p>2044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:58:43</text:p>
              </table:table-cell>
              <table:table-cell office:value-type="float" office:value="2035.90264050733">
                <text:p>2035.90264050733</text:p>
              </table:table-cell>
              <table:table-cell office:value-type="float" office:value="2040">
                <text:p>204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:58:47</text:p>
              </table:table-cell>
              <table:table-cell office:value-type="float" office:value="2023.93321326991">
                <text:p>2023.93321326991</text:p>
              </table:table-cell>
              <table:table-cell office:value-type="float" office:value="2036">
                <text:p>203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:00:27</text:p>
              </table:table-cell>
              <table:table-cell office:value-type="float" office:value="2034.19125648862">
                <text:p>2034.19125648862</text:p>
              </table:table-cell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:11:23</text:p>
              </table:table-cell>
              <table:table-cell office:value-type="float" office:value="2010.70944211934">
                <text:p>2010.70944211934</text:p>
              </table:table-cell>
              <table:table-cell office:value-type="float" office:value="2031">
                <text:p>203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:11:27</text:p>
              </table:table-cell>
              <table:table-cell office:value-type="float" office:value="2007.30168327916">
                <text:p>2007.30168327916</text:p>
              </table:table-cell>
              <table:table-cell office:value-type="float" office:value="2019">
                <text:p>201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:11:31</text:p>
              </table:table-cell>
              <table:table-cell office:value-type="float" office:value="2010.28336358881">
                <text:p>2010.28336358881</text:p>
              </table:table-cell>
              <table:table-cell office:value-type="float" office:value="2025">
                <text:p>202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4:11:35</text:p>
              </table:table-cell>
              <table:table-cell office:value-type="float" office:value="2012.4140663451">
                <text:p>2012.4140663451</text:p>
              </table:table-cell>
              <table:table-cell office:value-type="float" office:value="2033">
                <text:p>203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:56:15</text:p>
              </table:table-cell>
              <table:table-cell office:value-type="float" office:value="2018.38415050032">
                <text:p>2018.38415050032</text:p>
              </table:table-cell>
              <table:table-cell office:value-type="float" office:value="2030">
                <text:p>203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:56:19</text:p>
              </table:table-cell>
              <table:table-cell office:value-type="float" office:value="2031.62509481252">
                <text:p>2031.62509481252</text:p>
              </table:table-cell>
              <table:table-cell office:value-type="float" office:value="2029">
                <text:p>20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:56:23</text:p>
              </table:table-cell>
              <table:table-cell office:value-type="float" office:value="2020.51778978546">
                <text:p>2020.51778978546</text:p>
              </table:table-cell>
              <table:table-cell office:value-type="float" office:value="2029">
                <text:p>20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3:56:27</text:p>
              </table:table-cell>
              <table:table-cell office:value-type="float" office:value="2017.53091060435">
                <text:p>2017.53091060435</text:p>
              </table:table-cell>
              <table:table-cell office:value-type="float" office:value="2029">
                <text:p>202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:13:03</text:p>
              </table:table-cell>
              <table:table-cell office:value-type="float" office:value="2014.54554361438">
                <text:p>2014.54554361438</text:p>
              </table:table-cell>
              <table:table-cell office:value-type="float" office:value="2025">
                <text:p>202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:13:07</text:p>
              </table:table-cell>
              <table:table-cell office:value-type="float" office:value="1999.64151099911">
                <text:p>1999.64151099911</text:p>
              </table:table-cell>
              <table:table-cell office:value-type="float" office:value="2023">
                <text:p>202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:13:11</text:p>
              </table:table-cell>
              <table:table-cell office:value-type="float" office:value="2015.82480122467">
                <text:p>2015.82480122467</text:p>
              </table:table-cell>
              <table:table-cell office:value-type="float" office:value="2017">
                <text:p>2017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:13:15</text:p>
              </table:table-cell>
              <table:table-cell office:value-type="float" office:value="2013.69285984472">
                <text:p>2013.69285984472</text:p>
              </table:table-cell>
              <table:table-cell office:value-type="float" office:value="2025">
                <text:p>2025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4:12:31</text:p>
              </table:table-cell>
              <table:table-cell office:value-type="float" office:value="2005.59854993728">
                <text:p>2005.59854993728</text:p>
              </table:table-cell>
              <table:table-cell office:value-type="float" office:value="2022">
                <text:p>202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:12:35</text:p>
              </table:table-cell>
              <table:table-cell office:value-type="float" office:value="2025.21450409059">
                <text:p>2025.21450409059</text:p>
              </table:table-cell>
              <table:table-cell office:value-type="float" office:value="2022">
                <text:p>202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:12:39</text:p>
              </table:table-cell>
              <table:table-cell office:value-type="float" office:value="2008.15343658892">
                <text:p>2008.15343658892</text:p>
              </table:table-cell>
              <table:table-cell office:value-type="float" office:value="2027">
                <text:p>2027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4:12:43</text:p>
              </table:table-cell>
              <table:table-cell office:value-type="float" office:value="2011.56169223138">
                <text:p>2011.56169223138</text:p>
              </table:table-cell>
              <table:table-cell office:value-type="float" office:value="2030">
                <text:p>203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13:34:23</text:p>
              </table:table-cell>
              <table:table-cell office:value-type="float" office:value="1999.21624248448">
                <text:p>1999.21624248448</text:p>
              </table:table-cell>
              <table:table-cell office:value-type="float" office:value="2019">
                <text:p>2019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:34:27</text:p>
              </table:table-cell>
              <table:table-cell office:value-type="float" office:value="2004.32152686176">
                <text:p>2004.32152686176</text:p>
              </table:table-cell>
              <table:table-cell office:value-type="float" office:value="2010">
                <text:p>201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:34:31</text:p>
              </table:table-cell>
              <table:table-cell office:value-type="float" office:value="2000.91750417463">
                <text:p>2000.91750417463</text:p>
              </table:table-cell>
              <table:table-cell office:value-type="float" office:value="2015">
                <text:p>2015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:34:35</text:p>
              </table:table-cell>
              <table:table-cell office:value-type="float" office:value="2007.30168327916">
                <text:p>2007.30168327916</text:p>
              </table:table-cell>
              <table:table-cell office:value-type="float" office:value="2010">
                <text:p>2010</text:p>
              </table:table-cell>
              <table:table-cell office:value-type="float" office:value="2043">
                <text:p>2043</text:p>
              </table:table-cell>
            </table:table-row>
            <table:table-row>
              <table:table-cell office:value-type="string">
                <text:p>13:30:31</text:p>
              </table:table-cell>
              <table:table-cell office:value-type="float" office:value="2006.87585326908">
                <text:p>2006.87585326908</text:p>
              </table:table-cell>
              <table:table-cell office:value-type="float" office:value="1998">
                <text:p>1998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13:56:31</text:p>
              </table:table-cell>
              <table:table-cell office:value-type="float" office:value="2006.87585326908">
                <text:p>2006.87585326908</text:p>
              </table:table-cell>
              <table:table-cell office:value-type="float" office:value="2021">
                <text:p>2021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3:55:55</text:p>
              </table:table-cell>
              <table:table-cell office:value-type="float" office:value="2029.91493086304">
                <text:p>2029.91493086304</text:p>
              </table:table-cell>
              <table:table-cell office:value-type="float" office:value="2027">
                <text:p>202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3:55:59</text:p>
              </table:table-cell>
              <table:table-cell office:value-type="float" office:value="2020.51778978546">
                <text:p>2020.51778978546</text:p>
              </table:table-cell>
              <table:table-cell office:value-type="float" office:value="2036">
                <text:p>203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3:56:03</text:p>
              </table:table-cell>
              <table:table-cell office:value-type="float" office:value="2024.78737645549">
                <text:p>2024.78737645549</text:p>
              </table:table-cell>
              <table:table-cell office:value-type="float" office:value="2030">
                <text:p>203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3:56:07</text:p>
              </table:table-cell>
              <table:table-cell office:value-type="float" office:value="2015.39835110708">
                <text:p>2015.39835110708</text:p>
              </table:table-cell>
              <table:table-cell office:value-type="float" office:value="2024">
                <text:p>202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3:57:31</text:p>
              </table:table-cell>
              <table:table-cell office:value-type="float" office:value="2027.35060228978">
                <text:p>2027.35060228978</text:p>
              </table:table-cell>
              <table:table-cell office:value-type="float" office:value="2035">
                <text:p>203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3:57:35</text:p>
              </table:table-cell>
              <table:table-cell office:value-type="float" office:value="2029.06003227856">
                <text:p>2029.06003227856</text:p>
              </table:table-cell>
              <table:table-cell office:value-type="float" office:value="2034">
                <text:p>2034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3:57:39</text:p>
              </table:table-cell>
              <table:table-cell office:value-type="float" office:value="2027.77791386448">
                <text:p>2027.77791386448</text:p>
              </table:table-cell>
              <table:table-cell office:value-type="float" office:value="2035">
                <text:p>2035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3:57:43</text:p>
              </table:table-cell>
              <table:table-cell office:value-type="float" office:value="2044.46685139722">
                <text:p>2044.46685139722</text:p>
              </table:table-cell>
              <table:table-cell office:value-type="float" office:value="2037">
                <text:p>203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4:13:47</text:p>
              </table:table-cell>
              <table:table-cell office:value-type="float" office:value="1997.09036943675">
                <text:p>1997.09036943675</text:p>
              </table:table-cell>
              <table:table-cell office:value-type="float" office:value="2000">
                <text:p>200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4:13:51</text:p>
              </table:table-cell>
              <table:table-cell office:value-type="float" office:value="1996.66528880169">
                <text:p>1996.66528880169</text:p>
              </table:table-cell>
              <table:table-cell office:value-type="float" office:value="2004">
                <text:p>200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4:00:31</text:p>
              </table:table-cell>
              <table:table-cell office:value-type="float" office:value="2010.70944211934">
                <text:p>2010.70944211934</text:p>
              </table:table-cell>
              <table:table-cell office:value-type="float" office:value="2024">
                <text:p>2024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3:56:35</text:p>
              </table:table-cell>
              <table:table-cell office:value-type="float" office:value="2006.0242865882">
                <text:p>2006.0242865882</text:p>
              </table:table-cell>
              <table:table-cell office:value-type="float" office:value="2012">
                <text:p>2012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3:56:39</text:p>
              </table:table-cell>
              <table:table-cell office:value-type="float" office:value="1982.2312640588">
                <text:p>1982.2312640588</text:p>
              </table:table-cell>
              <table:table-cell office:value-type="float" office:value="2000">
                <text:p>2000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4:13:19</text:p>
              </table:table-cell>
              <table:table-cell office:value-type="float" office:value="1990.71745595473">
                <text:p>1990.71745595473</text:p>
              </table:table-cell>
              <table:table-cell office:value-type="float" office:value="1999">
                <text:p>1999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4:29:48</text:p>
              </table:table-cell>
              <table:table-cell office:value-type="float" office:value="2000.91750417463">
                <text:p>2000.91750417463</text:p>
              </table:table-cell>
              <table:table-cell office:value-type="float" office:value="2001">
                <text:p>200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4:29:52</text:p>
              </table:table-cell>
              <table:table-cell office:value-type="float" office:value="1994.54035604399">
                <text:p>1994.54035604399</text:p>
              </table:table-cell>
              <table:table-cell office:value-type="float" office:value="2011">
                <text:p>201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4:29:56</text:p>
              </table:table-cell>
              <table:table-cell office:value-type="float" office:value="2001.34289774395">
                <text:p>2001.34289774395</text:p>
              </table:table-cell>
              <table:table-cell office:value-type="float" office:value="2011">
                <text:p>2011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4:30:00</text:p>
              </table:table-cell>
              <table:table-cell office:value-type="float" office:value="1996.24023951459">
                <text:p>1996.24023951459</text:p>
              </table:table-cell>
              <table:table-cell office:value-type="float" office:value="2013">
                <text:p>201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14:00:35</text:p>
              </table:table-cell>
              <table:table-cell office:value-type="float" office:value="2011.13555167018">
                <text:p>2011.13555167018</text:p>
              </table:table-cell>
              <table:table-cell office:value-type="float" office:value="2013">
                <text:p>2013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14:30:24</text:p>
              </table:table-cell>
              <table:table-cell office:value-type="float" office:value="1995.39023502391">
                <text:p>1995.39023502391</text:p>
              </table:table-cell>
              <table:table-cell office:value-type="float" office:value="2000">
                <text:p>200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4:30:28</text:p>
              </table:table-cell>
              <table:table-cell office:value-type="float" office:value="1976.72203067066">
                <text:p>1976.72203067066</text:p>
              </table:table-cell>
              <table:table-cell office:value-type="float" office:value="1991">
                <text:p>1991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4:14:39</text:p>
              </table:table-cell>
              <table:table-cell office:value-type="float" office:value="1988.17027234748">
                <text:p>1988.17027234748</text:p>
              </table:table-cell>
              <table:table-cell office:value-type="float" office:value="1991">
                <text:p>1991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13:48:43</text:p>
              </table:table-cell>
              <table:table-cell office:value-type="float" office:value="1991.99147296129">
                <text:p>1991.99147296129</text:p>
              </table:table-cell>
              <table:table-cell office:value-type="float" office:value="2001">
                <text:p>2001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13:59:39</text:p>
              </table:table-cell>
              <table:table-cell office:value-type="float" office:value="2000.4921418541">
                <text:p>2000.4921418541</text:p>
              </table:table-cell>
              <table:table-cell office:value-type="float" office:value="2000">
                <text:p>200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:59:43</text:p>
              </table:table-cell>
              <table:table-cell office:value-type="float" office:value="2003.89591482878">
                <text:p>2003.89591482878</text:p>
              </table:table-cell>
              <table:table-cell office:value-type="float" office:value="2014">
                <text:p>2014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:59:47</text:p>
              </table:table-cell>
              <table:table-cell office:value-type="float" office:value="2010.28336358881">
                <text:p>2010.28336358881</text:p>
              </table:table-cell>
              <table:table-cell office:value-type="float" office:value="2007">
                <text:p>2007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:59:51</text:p>
              </table:table-cell>
              <table:table-cell office:value-type="float" office:value="1999.21624248448">
                <text:p>1999.21624248448</text:p>
              </table:table-cell>
              <table:table-cell office:value-type="float" office:value="2015">
                <text:p>2015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4:13:23</text:p>
              </table:table-cell>
              <table:table-cell office:value-type="float" office:value="1967.41097187795">
                <text:p>1967.41097187795</text:p>
              </table:table-cell>
              <table:table-cell office:value-type="float" office:value="1982">
                <text:p>1982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4:13:27</text:p>
              </table:table-cell>
              <table:table-cell office:value-type="float" office:value="1977.56925564154">
                <text:p>1977.56925564154</text:p>
              </table:table-cell>
              <table:table-cell office:value-type="float" office:value="1986">
                <text:p>198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:58:51</text:p>
              </table:table-cell>
              <table:table-cell office:value-type="float" office:value="1990.29284657925">
                <text:p>1990.29284657925</text:p>
              </table:table-cell>
              <table:table-cell office:value-type="float" office:value="2005">
                <text:p>2005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3:58:55</text:p>
              </table:table-cell>
              <table:table-cell office:value-type="float" office:value="1990.29284657925">
                <text:p>1990.29284657925</text:p>
              </table:table-cell>
              <table:table-cell office:value-type="float" office:value="1997">
                <text:p>1997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3:58:59</text:p>
              </table:table-cell>
              <table:table-cell office:value-type="float" office:value="1983.50338682409">
                <text:p>1983.50338682409</text:p>
              </table:table-cell>
              <table:table-cell office:value-type="float" office:value="1996">
                <text:p>1996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3:57:15</text:p>
              </table:table-cell>
              <table:table-cell office:value-type="float" office:value="2011.56169223138">
                <text:p>2011.56169223138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3:57:19</text:p>
              </table:table-cell>
              <table:table-cell office:value-type="float" office:value="2005.17284442594">
                <text:p>2005.17284442594</text:p>
              </table:table-cell>
              <table:table-cell office:value-type="float" office:value="1999">
                <text:p>199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3:57:23</text:p>
              </table:table-cell>
              <table:table-cell office:value-type="float" office:value="2011.56169223138">
                <text:p>2011.56169223138</text:p>
              </table:table-cell>
              <table:table-cell office:value-type="float" office:value="2008">
                <text:p>2008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3:57:27</text:p>
              </table:table-cell>
              <table:table-cell office:value-type="float" office:value="1998.79100525832">
                <text:p>1998.79100525832</text:p>
              </table:table-cell>
              <table:table-cell office:value-type="float" office:value="2009">
                <text:p>2009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4:00:39</text:p>
              </table:table-cell>
              <table:table-cell office:value-type="float" office:value="1984.77579448182">
                <text:p>1984.77579448182</text:p>
              </table:table-cell>
              <table:table-cell office:value-type="float" office:value="1989">
                <text:p>1989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3:56:59</text:p>
              </table:table-cell>
              <table:table-cell office:value-type="float" office:value="1995.81522158536">
                <text:p>1995.81522158536</text:p>
              </table:table-cell>
              <table:table-cell office:value-type="float" office:value="1993">
                <text:p>1993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3:57:03</text:p>
              </table:table-cell>
              <table:table-cell office:value-type="float" office:value="1988.17027234748">
                <text:p>1988.17027234748</text:p>
              </table:table-cell>
              <table:table-cell office:value-type="float" office:value="1996">
                <text:p>1996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3:57:07</text:p>
              </table:table-cell>
              <table:table-cell office:value-type="float" office:value="1983.50338682409">
                <text:p>1983.50338682409</text:p>
              </table:table-cell>
              <table:table-cell office:value-type="float" office:value="2000">
                <text:p>200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3:57:11</text:p>
              </table:table-cell>
              <table:table-cell office:value-type="float" office:value="2002.19377858928">
                <text:p>2002.19377858928</text:p>
              </table:table-cell>
              <table:table-cell office:value-type="float" office:value="1998">
                <text:p>199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4:14:19</text:p>
              </table:table-cell>
              <table:table-cell office:value-type="float" office:value="1971.64135586846">
                <text:p>1971.64135586846</text:p>
              </table:table-cell>
              <table:table-cell office:value-type="float" office:value="1975">
                <text:p>1975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4:14:23</text:p>
              </table:table-cell>
              <table:table-cell office:value-type="float" office:value="1974.60452513737">
                <text:p>1974.60452513737</text:p>
              </table:table-cell>
              <table:table-cell office:value-type="float" office:value="1973">
                <text:p>1973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4:14:27</text:p>
              </table:table-cell>
              <table:table-cell office:value-type="float" office:value="1970.37190494858">
                <text:p>1970.37190494858</text:p>
              </table:table-cell>
              <table:table-cell office:value-type="float" office:value="1979">
                <text:p>1979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4:14:31</text:p>
              </table:table-cell>
              <table:table-cell office:value-type="float" office:value="1984.77579448182">
                <text:p>1984.77579448182</text:p>
              </table:table-cell>
              <table:table-cell office:value-type="float" office:value="1980">
                <text:p>1980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string">
                <text:p>14:00:43</text:p>
              </table:table-cell>
              <table:table-cell office:value-type="float" office:value="1966.98810947803">
                <text:p>1966.98810947803</text:p>
              </table:table-cell>
              <table:table-cell office:value-type="float" office:value="1966">
                <text:p>1966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4:13:55</text:p>
              </table:table-cell>
              <table:table-cell office:value-type="float" office:value="1953.47348301326">
                <text:p>1953.47348301326</text:p>
              </table:table-cell>
              <table:table-cell office:value-type="float" office:value="1948">
                <text:p>194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14:06:19</text:p>
              </table:table-cell>
              <table:table-cell office:value-type="float" office:value="1942.93821659589">
                <text:p>1942.93821659589</text:p>
              </table:table-cell>
              <table:table-cell office:value-type="float" office:value="1942">
                <text:p>194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4:10:39</text:p>
              </table:table-cell>
              <table:table-cell office:value-type="float" office:value="1943.7802901745">
                <text:p>1943.7802901745</text:p>
              </table:table-cell>
              <table:table-cell office:value-type="float" office:value="1949">
                <text:p>1949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4:31:48</text:p>
              </table:table-cell>
              <table:table-cell office:value-type="float" office:value="1950.5215635627">
                <text:p>1950.5215635627</text:p>
              </table:table-cell>
              <table:table-cell office:value-type="float" office:value="1954">
                <text:p>1954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4:01:07</text:p>
              </table:table-cell>
              <table:table-cell office:value-type="float" office:value="1966.98810947803">
                <text:p>1966.98810947803</text:p>
              </table:table-cell>
              <table:table-cell office:value-type="float" office:value="1961">
                <text:p>1961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4:01:11</text:p>
              </table:table-cell>
              <table:table-cell office:value-type="float" office:value="1955.16100612026">
                <text:p>1955.16100612026</text:p>
              </table:table-cell>
              <table:table-cell office:value-type="float" office:value="1956">
                <text:p>1956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4:05:39</text:p>
              </table:table-cell>
              <table:table-cell office:value-type="float" office:value="1958.11541527891">
                <text:p>1958.11541527891</text:p>
              </table:table-cell>
              <table:table-cell office:value-type="float" office:value="1950">
                <text:p>195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14:00:47</text:p>
              </table:table-cell>
              <table:table-cell office:value-type="float" office:value="1958.95982253879">
                <text:p>1958.95982253879</text:p>
              </table:table-cell>
              <table:table-cell office:value-type="float" office:value="1952">
                <text:p>1952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4:13:31</text:p>
              </table:table-cell>
              <table:table-cell office:value-type="float" office:value="1945.88604407729">
                <text:p>1945.88604407729</text:p>
              </table:table-cell>
              <table:table-cell office:value-type="float" office:value="1945">
                <text:p>194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4:13:35</text:p>
              </table:table-cell>
              <table:table-cell office:value-type="float" office:value="1942.93821659589">
                <text:p>1942.93821659589</text:p>
              </table:table-cell>
              <table:table-cell office:value-type="float" office:value="1945">
                <text:p>194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4:13:39</text:p>
              </table:table-cell>
              <table:table-cell office:value-type="float" office:value="1939.15050023547">
                <text:p>1939.15050023547</text:p>
              </table:table-cell>
              <table:table-cell office:value-type="float" office:value="1947">
                <text:p>1947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4:13:43</text:p>
              </table:table-cell>
              <table:table-cell office:value-type="float" office:value="1947.1498868548">
                <text:p>1947.1498868548</text:p>
              </table:table-cell>
              <table:table-cell office:value-type="float" office:value="1943">
                <text:p>1943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4:14:43</text:p>
              </table:table-cell>
              <table:table-cell office:value-type="float" office:value="1943.35923709095">
                <text:p>1943.35923709095</text:p>
              </table:table-cell>
              <table:table-cell office:value-type="float" office:value="1944">
                <text:p>1944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3:53:19</text:p>
              </table:table-cell>
              <table:table-cell office:value-type="float" office:value="1969.1027416729">
                <text:p>1969.1027416729</text:p>
              </table:table-cell>
              <table:table-cell office:value-type="float" office:value="1967">
                <text:p>1967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3:53:23</text:p>
              </table:table-cell>
              <table:table-cell office:value-type="float" office:value="1955.58296770719">
                <text:p>1955.58296770719</text:p>
              </table:table-cell>
              <table:table-cell office:value-type="float" office:value="1964">
                <text:p>1964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3:53:27</text:p>
              </table:table-cell>
              <table:table-cell office:value-type="float" office:value="1965.29698036881">
                <text:p>1965.29698036881</text:p>
              </table:table-cell>
              <table:table-cell office:value-type="float" office:value="1967">
                <text:p>1967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3:53:31</text:p>
              </table:table-cell>
              <table:table-cell office:value-type="float" office:value="1957.27113700134">
                <text:p>1957.27113700134</text:p>
              </table:table-cell>
              <table:table-cell office:value-type="float" office:value="1966">
                <text:p>1966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3:53:35</text:p>
              </table:table-cell>
              <table:table-cell office:value-type="float" office:value="1976.29846589926">
                <text:p>1976.29846589926</text:p>
              </table:table-cell>
              <table:table-cell office:value-type="float" office:value="1968">
                <text:p>1968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4:32:08</text:p>
              </table:table-cell>
              <table:table-cell office:value-type="float" office:value="1935.78586368996">
                <text:p>1935.78586368996</text:p>
              </table:table-cell>
              <table:table-cell office:value-type="float" office:value="1941">
                <text:p>1941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14:10:43</text:p>
              </table:table-cell>
              <table:table-cell office:value-type="float" office:value="1932.84352666936">
                <text:p>1932.84352666936</text:p>
              </table:table-cell>
              <table:table-cell office:value-type="float" office:value="1925">
                <text:p>192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10:47</text:p>
              </table:table-cell>
              <table:table-cell office:value-type="float" office:value="1942.09627341034">
                <text:p>1942.09627341034</text:p>
              </table:table-cell>
              <table:table-cell office:value-type="float" office:value="1935">
                <text:p>193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10:51</text:p>
              </table:table-cell>
              <table:table-cell office:value-type="float" office:value="1928.22310592535">
                <text:p>1928.22310592535</text:p>
              </table:table-cell>
              <table:table-cell office:value-type="float" office:value="1927">
                <text:p>1927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10:55</text:p>
              </table:table-cell>
              <table:table-cell office:value-type="float" office:value="1937.88851611564">
                <text:p>1937.88851611564</text:p>
              </table:table-cell>
              <table:table-cell office:value-type="float" office:value="1932">
                <text:p>1932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13:59</text:p>
              </table:table-cell>
              <table:table-cell office:value-type="float" office:value="1929.48282594127">
                <text:p>1929.48282594127</text:p>
              </table:table-cell>
              <table:table-cell office:value-type="float" office:value="1935">
                <text:p>1935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14:03</text:p>
              </table:table-cell>
              <table:table-cell office:value-type="float" office:value="1928.22310592535">
                <text:p>1928.22310592535</text:p>
              </table:table-cell>
              <table:table-cell office:value-type="float" office:value="1926">
                <text:p>1926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14:07</text:p>
              </table:table-cell>
              <table:table-cell office:value-type="float" office:value="1938.30914478641">
                <text:p>1938.30914478641</text:p>
              </table:table-cell>
              <table:table-cell office:value-type="float" office:value="1929">
                <text:p>1929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14:11</text:p>
              </table:table-cell>
              <table:table-cell office:value-type="float" office:value="1946.30729248638">
                <text:p>1946.30729248638</text:p>
              </table:table-cell>
              <table:table-cell office:value-type="float" office:value="1944">
                <text:p>1944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14:30:32</text:p>
              </table:table-cell>
              <table:table-cell office:value-type="float" office:value="1931.16291333227">
                <text:p>1931.16291333227</text:p>
              </table:table-cell>
              <table:table-cell office:value-type="float" office:value="1933">
                <text:p>1933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4:30:36</text:p>
              </table:table-cell>
              <table:table-cell office:value-type="float" office:value="1937.04735693045">
                <text:p>1937.04735693045</text:p>
              </table:table-cell>
              <table:table-cell office:value-type="float" office:value="1936">
                <text:p>1936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4:30:40</text:p>
              </table:table-cell>
              <table:table-cell office:value-type="float" office:value="1936.62682643555">
                <text:p>1936.62682643555</text:p>
              </table:table-cell>
              <table:table-cell office:value-type="float" office:value="1937">
                <text:p>1937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4:30:44</text:p>
              </table:table-cell>
              <table:table-cell office:value-type="float" office:value="1939.15050023547">
                <text:p>1939.15050023547</text:p>
              </table:table-cell>
              <table:table-cell office:value-type="float" office:value="1938">
                <text:p>1938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3:59:03</text:p>
              </table:table-cell>
              <table:table-cell office:value-type="float" office:value="1962.76124925811">
                <text:p>1962.76124925811</text:p>
              </table:table-cell>
              <table:table-cell office:value-type="float" office:value="1945">
                <text:p>1945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14:29:32</text:p>
              </table:table-cell>
              <table:table-cell office:value-type="float" office:value="1940.41277853132">
                <text:p>1940.41277853132</text:p>
              </table:table-cell>
              <table:table-cell office:value-type="float" office:value="1935">
                <text:p>193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4:29:36</text:p>
              </table:table-cell>
              <table:table-cell office:value-type="float" office:value="1941.67535073942">
                <text:p>1941.67535073942</text:p>
              </table:table-cell>
              <table:table-cell office:value-type="float" office:value="1938">
                <text:p>1938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4:29:40</text:p>
              </table:table-cell>
              <table:table-cell office:value-type="float" office:value="1932.00315429655">
                <text:p>1932.00315429655</text:p>
              </table:table-cell>
              <table:table-cell office:value-type="float" office:value="1934">
                <text:p>1934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4:29:44</text:p>
              </table:table-cell>
              <table:table-cell office:value-type="float" office:value="1934.94503200173">
                <text:p>1934.94503200173</text:p>
              </table:table-cell>
              <table:table-cell office:value-type="float" office:value="1942">
                <text:p>1942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4:30:48</text:p>
              </table:table-cell>
              <table:table-cell office:value-type="float" office:value="1924.44572568071">
                <text:p>1924.44572568071</text:p>
              </table:table-cell>
              <table:table-cell office:value-type="float" office:value="1925">
                <text:p>1925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13:59:07</text:p>
              </table:table-cell>
              <table:table-cell office:value-type="float" office:value="1942.09627341034">
                <text:p>1942.09627341034</text:p>
              </table:table-cell>
              <table:table-cell office:value-type="float" office:value="1945">
                <text:p>1945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3:59:11</text:p>
              </table:table-cell>
              <table:table-cell office:value-type="float" office:value="1944.20137583676">
                <text:p>1944.20137583676</text:p>
              </table:table-cell>
              <table:table-cell office:value-type="float" office:value="1941">
                <text:p>1941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3:59:15</text:p>
              </table:table-cell>
              <table:table-cell office:value-type="float" office:value="1938.72980616294">
                <text:p>1938.72980616294</text:p>
              </table:table-cell>
              <table:table-cell office:value-type="float" office:value="1947">
                <text:p>1947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3:59:19</text:p>
              </table:table-cell>
              <table:table-cell office:value-type="float" office:value="1956.84904625546">
                <text:p>1956.84904625546</text:p>
              </table:table-cell>
              <table:table-cell office:value-type="float" office:value="1942">
                <text:p>1942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4:29:12</text:p>
              </table:table-cell>
              <table:table-cell office:value-type="float" office:value="1916.89899795339">
                <text:p>1916.89899795339</text:p>
              </table:table-cell>
              <table:table-cell office:value-type="float" office:value="1913">
                <text:p>1913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14:01:15</text:p>
              </table:table-cell>
              <table:table-cell office:value-type="float" office:value="1932.00315429655">
                <text:p>1932.00315429655</text:p>
              </table:table-cell>
              <table:table-cell office:value-type="float" office:value="1925">
                <text:p>1925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4:01:19</text:p>
              </table:table-cell>
              <table:table-cell office:value-type="float" office:value="1934.10433144892">
                <text:p>1934.10433144892</text:p>
              </table:table-cell>
              <table:table-cell office:value-type="float" office:value="1923">
                <text:p>192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4:01:23</text:p>
              </table:table-cell>
              <table:table-cell office:value-type="float" office:value="1929.48282594127">
                <text:p>1929.48282594127</text:p>
              </table:table-cell>
              <table:table-cell office:value-type="float" office:value="1927">
                <text:p>1927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4:02:15</text:p>
              </table:table-cell>
              <table:table-cell office:value-type="float" office:value="1925.28491257043">
                <text:p>1925.28491257043</text:p>
              </table:table-cell>
              <table:table-cell office:value-type="float" office:value="1934">
                <text:p>1934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4:30:52</text:p>
              </table:table-cell>
              <table:table-cell office:value-type="float" office:value="1906.01717559853">
                <text:p>1906.01717559853</text:p>
              </table:table-cell>
              <table:table-cell office:value-type="float" office:value="1916">
                <text:p>1916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3:48:47</text:p>
              </table:table-cell>
              <table:table-cell office:value-type="float" office:value="1930.74284215271">
                <text:p>1930.74284215271</text:p>
              </table:table-cell>
              <table:table-cell office:value-type="float" office:value="1928">
                <text:p>1928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14:28:36</text:p>
              </table:table-cell>
              <table:table-cell office:value-type="float" office:value="1919.41338137292">
                <text:p>1919.41338137292</text:p>
              </table:table-cell>
              <table:table-cell office:value-type="float" office:value="1922">
                <text:p>1922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14:28:56</text:p>
              </table:table-cell>
              <table:table-cell office:value-type="float" office:value="1923.60667090083">
                <text:p>1923.60667090083</text:p>
              </table:table-cell>
              <table:table-cell office:value-type="float" office:value="1912">
                <text:p>1912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4:29:00</text:p>
              </table:table-cell>
              <table:table-cell office:value-type="float" office:value="1905.59909451617">
                <text:p>1905.59909451617</text:p>
              </table:table-cell>
              <table:table-cell office:value-type="float" office:value="1910">
                <text:p>1910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4:29:04</text:p>
              </table:table-cell>
              <table:table-cell office:value-type="float" office:value="1903.09131111035">
                <text:p>1903.09131111035</text:p>
              </table:table-cell>
              <table:table-cell office:value-type="float" office:value="1905">
                <text:p>190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4:29:08</text:p>
              </table:table-cell>
              <table:table-cell office:value-type="float" office:value="1918.57512088614">
                <text:p>1918.57512088614</text:p>
              </table:table-cell>
              <table:table-cell office:value-type="float" office:value="1905">
                <text:p>1905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14:01:27</text:p>
              </table:table-cell>
              <table:table-cell office:value-type="float" office:value="1931.58301738347">
                <text:p>1931.58301738347</text:p>
              </table:table-cell>
              <table:table-cell office:value-type="float" office:value="1917">
                <text:p>191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4:31:52</text:p>
              </table:table-cell>
              <table:table-cell office:value-type="float" office:value="1911.03675527391">
                <text:p>1911.03675527391</text:p>
              </table:table-cell>
              <table:table-cell office:value-type="float" office:value="1915">
                <text:p>1915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4:31:56</text:p>
              </table:table-cell>
              <table:table-cell office:value-type="float" office:value="1933.26376210959">
                <text:p>1933.26376210959</text:p>
              </table:table-cell>
              <table:table-cell office:value-type="float" office:value="1919">
                <text:p>1919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4:32:00</text:p>
              </table:table-cell>
              <table:table-cell office:value-type="float" office:value="1920.67102065995">
                <text:p>1920.67102065995</text:p>
              </table:table-cell>
              <table:table-cell office:value-type="float" office:value="1916">
                <text:p>1916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4:32:04</text:p>
              </table:table-cell>
              <table:table-cell office:value-type="float" office:value="1908.1080826354">
                <text:p>1908.1080826354</text:p>
              </table:table-cell>
              <table:table-cell office:value-type="float" office:value="1922">
                <text:p>1922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14:14:47</text:p>
              </table:table-cell>
              <table:table-cell office:value-type="float" office:value="1920.67102065995">
                <text:p>1920.67102065995</text:p>
              </table:table-cell>
              <table:table-cell office:value-type="float" office:value="1904">
                <text:p>1904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14:30:56</text:p>
              </table:table-cell>
              <table:table-cell office:value-type="float" office:value="1907.27161953439">
                <text:p>1907.27161953439</text:p>
              </table:table-cell>
              <table:table-cell office:value-type="float" office:value="1902">
                <text:p>1902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14:00:51</text:p>
              </table:table-cell>
              <table:table-cell office:value-type="float" office:value="1930.74284215271">
                <text:p>1930.74284215271</text:p>
              </table:table-cell>
              <table:table-cell office:value-type="float" office:value="1917">
                <text:p>1917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:00:55</text:p>
              </table:table-cell>
              <table:table-cell office:value-type="float" office:value="1919.41338137292">
                <text:p>1919.41338137292</text:p>
              </table:table-cell>
              <table:table-cell office:value-type="float" office:value="1920">
                <text:p>192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:00:59</text:p>
              </table:table-cell>
              <table:table-cell office:value-type="float" office:value="1924.44572568071">
                <text:p>1924.44572568071</text:p>
              </table:table-cell>
              <table:table-cell office:value-type="float" office:value="1924">
                <text:p>1924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:01:03</text:p>
              </table:table-cell>
              <table:table-cell office:value-type="float" office:value="1929.48282594127">
                <text:p>1929.48282594127</text:p>
              </table:table-cell>
              <table:table-cell office:value-type="float" office:value="1920">
                <text:p>1920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14:29:16</text:p>
              </table:table-cell>
              <table:table-cell office:value-type="float" office:value="1892.6552272217">
                <text:p>1892.6552272217</text:p>
              </table:table-cell>
              <table:table-cell office:value-type="float" office:value="1896">
                <text:p>1896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4:29:20</text:p>
              </table:table-cell>
              <table:table-cell office:value-type="float" office:value="1889.7368988008">
                <text:p>1889.7368988008</text:p>
              </table:table-cell>
              <table:table-cell office:value-type="float" office:value="1893">
                <text:p>1893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4:29:24</text:p>
              </table:table-cell>
              <table:table-cell office:value-type="float" office:value="1885.57073468897">
                <text:p>1885.57073468897</text:p>
              </table:table-cell>
              <table:table-cell office:value-type="float" office:value="1886">
                <text:p>1886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4:29:28</text:p>
              </table:table-cell>
              <table:table-cell office:value-type="float" office:value="1889.7368988008">
                <text:p>1889.7368988008</text:p>
              </table:table-cell>
              <table:table-cell office:value-type="float" office:value="1891">
                <text:p>1891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4:30:04</text:p>
              </table:table-cell>
              <table:table-cell office:value-type="float" office:value="1908.52636429998">
                <text:p>1908.52636429998</text:p>
              </table:table-cell>
              <table:table-cell office:value-type="float" office:value="1906">
                <text:p>1906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4:31:00</text:p>
              </table:table-cell>
              <table:table-cell office:value-type="float" office:value="1880.15979498414">
                <text:p>1880.15979498414</text:p>
              </table:table-cell>
              <table:table-cell office:value-type="float" office:value="1893">
                <text:p>1893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4:32:12</text:p>
              </table:table-cell>
              <table:table-cell office:value-type="float" office:value="1886.82022811918">
                <text:p>1886.82022811918</text:p>
              </table:table-cell>
              <table:table-cell office:value-type="float" office:value="1894">
                <text:p>1894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4:14:51</text:p>
              </table:table-cell>
              <table:table-cell office:value-type="float" office:value="1904.76303275391">
                <text:p>1904.76303275391</text:p>
              </table:table-cell>
              <table:table-cell office:value-type="float" office:value="1896">
                <text:p>1896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14:01:31</text:p>
              </table:table-cell>
              <table:table-cell office:value-type="float" office:value="1904.34505209338">
                <text:p>1904.34505209338</text:p>
              </table:table-cell>
              <table:table-cell office:value-type="float" office:value="1897">
                <text:p>1897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4:05:43</text:p>
              </table:table-cell>
              <table:table-cell office:value-type="float" office:value="1874.75461021363">
                <text:p>1874.75461021363</text:p>
              </table:table-cell>
              <table:table-cell office:value-type="float" office:value="1888">
                <text:p>188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4:14:55</text:p>
              </table:table-cell>
              <table:table-cell office:value-type="float" office:value="1895.15796849994">
                <text:p>1895.15796849994</text:p>
              </table:table-cell>
              <table:table-cell office:value-type="float" office:value="1885">
                <text:p>1885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string">
                <text:p>14:02:35</text:p>
              </table:table-cell>
              <table:table-cell office:value-type="float" office:value="1895.15796849994">
                <text:p>1895.15796849994</text:p>
              </table:table-cell>
              <table:table-cell office:value-type="float" office:value="1891">
                <text:p>189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4:02:39</text:p>
              </table:table-cell>
              <table:table-cell office:value-type="float" office:value="1907.27161953439">
                <text:p>1907.27161953439</text:p>
              </table:table-cell>
              <table:table-cell office:value-type="float" office:value="1894">
                <text:p>1894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4:01:35</text:p>
              </table:table-cell>
              <table:table-cell office:value-type="float" office:value="1898.49684404559">
                <text:p>1898.49684404559</text:p>
              </table:table-cell>
              <table:table-cell office:value-type="float" office:value="1879">
                <text:p>1879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:01:39</text:p>
              </table:table-cell>
              <table:table-cell office:value-type="float" office:value="1910.61827337594">
                <text:p>1910.61827337594</text:p>
              </table:table-cell>
              <table:table-cell office:value-type="float" office:value="1891">
                <text:p>189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:28:40</text:p>
              </table:table-cell>
              <table:table-cell office:value-type="float" office:value="1891.40431226496">
                <text:p>1891.40431226496</text:p>
              </table:table-cell>
              <table:table-cell office:value-type="float" office:value="1882">
                <text:p>1882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:28:44</text:p>
              </table:table-cell>
              <table:table-cell office:value-type="float" office:value="1870.60070511616">
                <text:p>1870.60070511616</text:p>
              </table:table-cell>
              <table:table-cell office:value-type="float" office:value="1885">
                <text:p>188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:28:48</text:p>
              </table:table-cell>
              <table:table-cell office:value-type="float" office:value="1886.40369639738">
                <text:p>1886.40369639738</text:p>
              </table:table-cell>
              <table:table-cell office:value-type="float" office:value="1875">
                <text:p>187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:28:52</text:p>
              </table:table-cell>
              <table:table-cell office:value-type="float" office:value="1876.83284502977">
                <text:p>1876.83284502977</text:p>
              </table:table-cell>
              <table:table-cell office:value-type="float" office:value="1885">
                <text:p>188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:01:43</text:p>
              </table:table-cell>
              <table:table-cell office:value-type="float" office:value="1908.94467936101">
                <text:p>1908.94467936101</text:p>
              </table:table-cell>
              <table:table-cell office:value-type="float" office:value="1894">
                <text:p>1894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14:02:43</text:p>
              </table:table-cell>
              <table:table-cell office:value-type="float" office:value="1891.40431226496">
                <text:p>1891.40431226496</text:p>
              </table:table-cell>
              <table:table-cell office:value-type="float" office:value="1887">
                <text:p>1887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3:48:51</text:p>
              </table:table-cell>
              <table:table-cell office:value-type="float" office:value="1884.32154660875">
                <text:p>1884.32154660875</text:p>
              </table:table-cell>
              <table:table-cell office:value-type="float" office:value="1879">
                <text:p>1879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4:05:47</text:p>
              </table:table-cell>
              <table:table-cell office:value-type="float" office:value="1872.26185640722">
                <text:p>1872.26185640722</text:p>
              </table:table-cell>
              <table:table-cell office:value-type="float" office:value="1864">
                <text:p>1864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4:05:51</text:p>
              </table:table-cell>
              <table:table-cell office:value-type="float" office:value="1871.01594155225">
                <text:p>1871.01594155225</text:p>
              </table:table-cell>
              <table:table-cell office:value-type="float" office:value="1868">
                <text:p>1868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4:05:55</text:p>
              </table:table-cell>
              <table:table-cell office:value-type="float" office:value="1872.67722984245">
                <text:p>1872.67722984245</text:p>
              </table:table-cell>
              <table:table-cell office:value-type="float" office:value="1866">
                <text:p>1866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14:05:59</text:p>
              </table:table-cell>
              <table:table-cell office:value-type="float" office:value="1874.33906574539">
                <text:p>1874.33906574539</text:p>
              </table:table-cell>
              <table:table-cell office:value-type="float" office:value="1866">
                <text:p>1866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14:01:47</text:p>
              </table:table-cell>
              <table:table-cell office:value-type="float" office:value="1890.57053790861">
                <text:p>1890.57053790861</text:p>
              </table:table-cell>
              <table:table-cell office:value-type="float" office:value="1887">
                <text:p>1887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4:06:23</text:p>
              </table:table-cell>
              <table:table-cell office:value-type="float" office:value="1874.33906574539">
                <text:p>1874.33906574539</text:p>
              </table:table-cell>
              <table:table-cell office:value-type="float" office:value="1855">
                <text:p>185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4:30:08</text:p>
              </table:table-cell>
              <table:table-cell office:value-type="float" office:value="1876.83284502977">
                <text:p>1876.83284502977</text:p>
              </table:table-cell>
              <table:table-cell office:value-type="float" office:value="1857">
                <text:p>1857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4:30:12</text:p>
              </table:table-cell>
              <table:table-cell office:value-type="float" office:value="1851.95068424772">
                <text:p>1851.95068424772</text:p>
              </table:table-cell>
              <table:table-cell office:value-type="float" office:value="1859">
                <text:p>1859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4:30:16</text:p>
              </table:table-cell>
              <table:table-cell office:value-type="float" office:value="1846.98917825898">
                <text:p>1846.98917825898</text:p>
              </table:table-cell>
              <table:table-cell office:value-type="float" office:value="1853">
                <text:p>185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4:30:20</text:p>
              </table:table-cell>
              <table:table-cell office:value-type="float" office:value="1861.0597460455">
                <text:p>1861.0597460455</text:p>
              </table:table-cell>
              <table:table-cell office:value-type="float" office:value="1852">
                <text:p>1852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4:32:16</text:p>
              </table:table-cell>
              <table:table-cell office:value-type="float" office:value="1830.89899614901">
                <text:p>1830.89899614901</text:p>
              </table:table-cell>
              <table:table-cell office:value-type="float" office:value="1840">
                <text:p>184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4:07:11</text:p>
              </table:table-cell>
              <table:table-cell office:value-type="float" office:value="1860.23095810736">
                <text:p>1860.23095810736</text:p>
              </table:table-cell>
              <table:table-cell office:value-type="float" office:value="1856">
                <text:p>1856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4:14:59</text:p>
              </table:table-cell>
              <table:table-cell office:value-type="float" office:value="1871.01594155225">
                <text:p>1871.01594155225</text:p>
              </table:table-cell>
              <table:table-cell office:value-type="float" office:value="1857">
                <text:p>185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4:15:03</text:p>
              </table:table-cell>
              <table:table-cell office:value-type="float" office:value="1856.08909073867">
                <text:p>1856.08909073867</text:p>
              </table:table-cell>
              <table:table-cell office:value-type="float" office:value="1848">
                <text:p>1848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4:15:07</text:p>
              </table:table-cell>
              <table:table-cell office:value-type="float" office:value="1859.40230822204">
                <text:p>1859.40230822204</text:p>
              </table:table-cell>
              <table:table-cell office:value-type="float" office:value="1846">
                <text:p>1846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4:15:11</text:p>
              </table:table-cell>
              <table:table-cell office:value-type="float" office:value="1865.20575384963">
                <text:p>1865.20575384963</text:p>
              </table:table-cell>
              <table:table-cell office:value-type="float" office:value="1848">
                <text:p>1848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4:01:51</text:p>
              </table:table-cell>
              <table:table-cell office:value-type="float" office:value="1873.09263750348">
                <text:p>1873.09263750348</text:p>
              </table:table-cell>
              <table:table-cell office:value-type="float" office:value="1866">
                <text:p>1866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14:01:55</text:p>
              </table:table-cell>
              <table:table-cell office:value-type="float" office:value="1858.98803507309">
                <text:p>1858.98803507309</text:p>
              </table:table-cell>
              <table:table-cell office:value-type="float" office:value="1864">
                <text:p>1864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4:02:47</text:p>
              </table:table-cell>
              <table:table-cell office:value-type="float" office:value="1868.52503723399">
                <text:p>1868.52503723399</text:p>
              </table:table-cell>
              <table:table-cell office:value-type="float" office:value="1858">
                <text:p>1858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4:06:27</text:p>
              </table:table-cell>
              <table:table-cell office:value-type="float" office:value="1856.50312189366">
                <text:p>1856.50312189366</text:p>
              </table:table-cell>
              <table:table-cell office:value-type="float" office:value="1835">
                <text:p>1835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4:02:51</text:p>
              </table:table-cell>
              <table:table-cell office:value-type="float" office:value="1874.33906574539">
                <text:p>1874.33906574539</text:p>
              </table:table-cell>
              <table:table-cell office:value-type="float" office:value="1858">
                <text:p>1858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4:31:04</text:p>
              </table:table-cell>
              <table:table-cell office:value-type="float" office:value="1846.98917825898">
                <text:p>1846.98917825898</text:p>
              </table:table-cell>
              <table:table-cell office:value-type="float" office:value="1830">
                <text:p>1830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4:06:31</text:p>
              </table:table-cell>
              <table:table-cell office:value-type="float" office:value="1842.44553526244">
                <text:p>1842.44553526244</text:p>
              </table:table-cell>
              <table:table-cell office:value-type="float" office:value="1840">
                <text:p>1840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4:06:35</text:p>
              </table:table-cell>
              <table:table-cell office:value-type="float" office:value="1843.27133823132">
                <text:p>1843.27133823132</text:p>
              </table:table-cell>
              <table:table-cell office:value-type="float" office:value="1831">
                <text:p>1831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4:31:08</text:p>
              </table:table-cell>
              <table:table-cell office:value-type="float" office:value="1821.02391290934">
                <text:p>1821.02391290934</text:p>
              </table:table-cell>
              <table:table-cell office:value-type="float" office:value="1821">
                <text:p>1821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4:31:12</text:p>
              </table:table-cell>
              <table:table-cell office:value-type="float" office:value="1833.78305264335">
                <text:p>1833.78305264335</text:p>
              </table:table-cell>
              <table:table-cell office:value-type="float" office:value="1832">
                <text:p>1832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4:31:16</text:p>
              </table:table-cell>
              <table:table-cell office:value-type="float" office:value="1846.98917825898">
                <text:p>1846.98917825898</text:p>
              </table:table-cell>
              <table:table-cell office:value-type="float" office:value="1833">
                <text:p>183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4:15:15</text:p>
              </table:table-cell>
              <table:table-cell office:value-type="float" office:value="1854.8472049646">
                <text:p>1854.8472049646</text:p>
              </table:table-cell>
              <table:table-cell office:value-type="float" office:value="1844">
                <text:p>1844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14:06:39</text:p>
              </table:table-cell>
              <table:table-cell office:value-type="float" office:value="1840.79434848195">
                <text:p>1840.79434848195</text:p>
              </table:table-cell>
              <table:table-cell office:value-type="float" office:value="1830">
                <text:p>183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4:06:43</text:p>
              </table:table-cell>
              <table:table-cell office:value-type="float" office:value="1845.7495845387">
                <text:p>1845.7495845387</text:p>
              </table:table-cell>
              <table:table-cell office:value-type="float" office:value="1831">
                <text:p>1831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4:06:47</text:p>
              </table:table-cell>
              <table:table-cell office:value-type="float" office:value="1851.53703431457">
                <text:p>1851.53703431457</text:p>
              </table:table-cell>
              <table:table-cell office:value-type="float" office:value="1833">
                <text:p>183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4:06:51</text:p>
              </table:table-cell>
              <table:table-cell office:value-type="float" office:value="1849.46930554659">
                <text:p>1849.46930554659</text:p>
              </table:table-cell>
              <table:table-cell office:value-type="float" office:value="1840">
                <text:p>1840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4:07:15</text:p>
              </table:table-cell>
              <table:table-cell office:value-type="float" office:value="1827.60504314053">
                <text:p>1827.60504314053</text:p>
              </table:table-cell>
              <table:table-cell office:value-type="float" office:value="1824">
                <text:p>1824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4:06:03</text:p>
              </table:table-cell>
              <table:table-cell office:value-type="float" office:value="1816.50464292322">
                <text:p>1816.50464292322</text:p>
              </table:table-cell>
              <table:table-cell office:value-type="float" office:value="1814">
                <text:p>1814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:06:07</text:p>
              </table:table-cell>
              <table:table-cell office:value-type="float" office:value="1832.13480941391">
                <text:p>1832.13480941391</text:p>
              </table:table-cell>
              <table:table-cell office:value-type="float" office:value="1815">
                <text:p>1815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:06:11</text:p>
              </table:table-cell>
              <table:table-cell office:value-type="float" office:value="1823.90204404243">
                <text:p>1823.90204404243</text:p>
              </table:table-cell>
              <table:table-cell office:value-type="float" office:value="1808">
                <text:p>180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:06:15</text:p>
              </table:table-cell>
              <table:table-cell office:value-type="float" office:value="1807.47900954607">
                <text:p>1807.47900954607</text:p>
              </table:table-cell>
              <table:table-cell office:value-type="float" office:value="1822">
                <text:p>182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:01:59</text:p>
              </table:table-cell>
              <table:table-cell office:value-type="float" office:value="1831.31089872718">
                <text:p>1831.31089872718</text:p>
              </table:table-cell>
              <table:table-cell office:value-type="float" office:value="1826">
                <text:p>1826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4:02:03</text:p>
              </table:table-cell>
              <table:table-cell office:value-type="float" office:value="1837.49365368075">
                <text:p>1837.49365368075</text:p>
              </table:table-cell>
              <table:table-cell office:value-type="float" office:value="1818">
                <text:p>181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4:02:07</text:p>
              </table:table-cell>
              <table:table-cell office:value-type="float" office:value="1842.85841928992">
                <text:p>1842.85841928992</text:p>
              </table:table-cell>
              <table:table-cell office:value-type="float" office:value="1822">
                <text:p>1822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4:02:11</text:p>
              </table:table-cell>
              <table:table-cell office:value-type="float" office:value="1836.25647098837">
                <text:p>1836.25647098837</text:p>
              </table:table-cell>
              <table:table-cell office:value-type="float" office:value="1810">
                <text:p>1810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4:02:19</text:p>
              </table:table-cell>
              <table:table-cell office:value-type="float" office:value="1837.08122439974">
                <text:p>1837.08122439974</text:p>
              </table:table-cell>
              <table:table-cell office:value-type="float" office:value="1812">
                <text:p>181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:02:23</text:p>
              </table:table-cell>
              <table:table-cell office:value-type="float" office:value="1837.49365368075">
                <text:p>1837.49365368075</text:p>
              </table:table-cell>
              <table:table-cell office:value-type="float" office:value="1816">
                <text:p>181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:02:27</text:p>
              </table:table-cell>
              <table:table-cell office:value-type="float" office:value="1837.08122439974">
                <text:p>1837.08122439974</text:p>
              </table:table-cell>
              <table:table-cell office:value-type="float" office:value="1813">
                <text:p>181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4:02:31</text:p>
              </table:table-cell>
              <table:table-cell office:value-type="float" office:value="1830.07529657052">
                <text:p>1830.07529657052</text:p>
              </table:table-cell>
              <table:table-cell office:value-type="float" office:value="1832">
                <text:p>1832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:48:55</text:p>
              </table:table-cell>
              <table:table-cell office:value-type="float" office:value="1818.9691672712">
                <text:p>1818.9691672712</text:p>
              </table:table-cell>
              <table:table-cell office:value-type="float" office:value="1803">
                <text:p>180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:48:59</text:p>
              </table:table-cell>
              <table:table-cell office:value-type="float" office:value="1824.31334711075">
                <text:p>1824.31334711075</text:p>
              </table:table-cell>
              <table:table-cell office:value-type="float" office:value="1813">
                <text:p>181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:49:03</text:p>
              </table:table-cell>
              <table:table-cell office:value-type="float" office:value="1836.25647098837">
                <text:p>1836.25647098837</text:p>
              </table:table-cell>
              <table:table-cell office:value-type="float" office:value="1820">
                <text:p>182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:49:07</text:p>
              </table:table-cell>
              <table:table-cell office:value-type="float" office:value="1833.37093912772">
                <text:p>1833.37093912772</text:p>
              </table:table-cell>
              <table:table-cell office:value-type="float" office:value="1818">
                <text:p>1818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:51:43</text:p>
              </table:table-cell>
              <table:table-cell office:value-type="float" office:value="1819.79095920046">
                <text:p>1819.79095920046</text:p>
              </table:table-cell>
              <table:table-cell office:value-type="float" office:value="1798">
                <text:p>1798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3:51:47</text:p>
              </table:table-cell>
              <table:table-cell office:value-type="float" office:value="1837.08122439974">
                <text:p>1837.08122439974</text:p>
              </table:table-cell>
              <table:table-cell office:value-type="float" office:value="1820">
                <text:p>182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:15:19</text:p>
              </table:table-cell>
              <table:table-cell office:value-type="float" office:value="1829.25173782571">
                <text:p>1829.25173782571</text:p>
              </table:table-cell>
              <table:table-cell office:value-type="float" office:value="1807">
                <text:p>180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:28:16</text:p>
              </table:table-cell>
              <table:table-cell office:value-type="float" office:value="1818.14751719816">
                <text:p>1818.14751719816</text:p>
              </table:table-cell>
              <table:table-cell office:value-type="float" office:value="1802">
                <text:p>180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:28:20</text:p>
              </table:table-cell>
              <table:table-cell office:value-type="float" office:value="1814.04139732233">
                <text:p>1814.04139732233</text:p>
              </table:table-cell>
              <table:table-cell office:value-type="float" office:value="1799">
                <text:p>1799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:28:24</text:p>
              </table:table-cell>
              <table:table-cell office:value-type="float" office:value="1812.81025468949">
                <text:p>1812.81025468949</text:p>
              </table:table-cell>
              <table:table-cell office:value-type="float" office:value="1783">
                <text:p>178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:28:28</text:p>
              </table:table-cell>
              <table:table-cell office:value-type="float" office:value="1808.29880861365">
                <text:p>1808.29880861365</text:p>
              </table:table-cell>
              <table:table-cell office:value-type="float" office:value="1795">
                <text:p>1795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:28:32</text:p>
              </table:table-cell>
              <table:table-cell office:value-type="float" office:value="1799.69805684586">
                <text:p>1799.69805684586</text:p>
              </table:table-cell>
              <table:table-cell office:value-type="float" office:value="1794">
                <text:p>179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:15:59</text:p>
              </table:table-cell>
              <table:table-cell office:value-type="float" office:value="1799.28889152633">
                <text:p>1799.28889152633</text:p>
              </table:table-cell>
              <table:table-cell office:value-type="float" office:value="1780">
                <text:p>1780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4:02:55</text:p>
              </table:table-cell>
              <table:table-cell office:value-type="float" office:value="1816.91530823444">
                <text:p>1816.91530823444</text:p>
              </table:table-cell>
              <table:table-cell office:value-type="float" office:value="1804">
                <text:p>180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4:32:20</text:p>
              </table:table-cell>
              <table:table-cell office:value-type="float" office:value="1792.33858398683">
                <text:p>1792.33858398683</text:p>
              </table:table-cell>
              <table:table-cell office:value-type="float" office:value="1779">
                <text:p>1779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4:32:24</text:p>
              </table:table-cell>
              <table:table-cell office:value-type="float" office:value="1801.33507710111">
                <text:p>1801.33507710111</text:p>
              </table:table-cell>
              <table:table-cell office:value-type="float" office:value="1791">
                <text:p>179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3:51:51</text:p>
              </table:table-cell>
              <table:table-cell office:value-type="float" office:value="1824.31334711075">
                <text:p>1824.31334711075</text:p>
              </table:table-cell>
              <table:table-cell office:value-type="float" office:value="1800">
                <text:p>1800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4:07:19</text:p>
              </table:table-cell>
              <table:table-cell office:value-type="float" office:value="1800.92576820953">
                <text:p>1800.92576820953</text:p>
              </table:table-cell>
              <table:table-cell office:value-type="float" office:value="1788">
                <text:p>178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13:56:43</text:p>
              </table:table-cell>
              <table:table-cell office:value-type="float" office:value="1813.63098085472">
                <text:p>1813.63098085472</text:p>
              </table:table-cell>
              <table:table-cell office:value-type="float" office:value="1786">
                <text:p>1786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:56:47</text:p>
              </table:table-cell>
              <table:table-cell office:value-type="float" office:value="1798.47066864621">
                <text:p>1798.47066864621</text:p>
              </table:table-cell>
              <table:table-cell office:value-type="float" office:value="1794">
                <text:p>179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:56:51</text:p>
              </table:table-cell>
              <table:table-cell office:value-type="float" office:value="1816.91530823444">
                <text:p>1816.91530823444</text:p>
              </table:table-cell>
              <table:table-cell office:value-type="float" office:value="1798">
                <text:p>179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:56:55</text:p>
              </table:table-cell>
              <table:table-cell office:value-type="float" office:value="1813.63098085472">
                <text:p>1813.63098085472</text:p>
              </table:table-cell>
              <table:table-cell office:value-type="float" office:value="1794">
                <text:p>1794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4:05:11</text:p>
              </table:table-cell>
              <table:table-cell office:value-type="float" office:value="1804.61083874564">
                <text:p>1804.61083874564</text:p>
              </table:table-cell>
              <table:table-cell office:value-type="float" office:value="1790">
                <text:p>179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14:15:39</text:p>
              </table:table-cell>
              <table:table-cell office:value-type="float" office:value="1787.43875907133">
                <text:p>1787.43875907133</text:p>
              </table:table-cell>
              <table:table-cell office:value-type="float" office:value="1775">
                <text:p>1775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14:15:43</text:p>
              </table:table-cell>
              <table:table-cell office:value-type="float" office:value="1759.77199215289">
                <text:p>1759.77199215289</text:p>
              </table:table-cell>
              <table:table-cell office:value-type="float" office:value="1752">
                <text:p>1752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:15:47</text:p>
              </table:table-cell>
              <table:table-cell office:value-type="float" office:value="1777.65475889159">
                <text:p>1777.65475889159</text:p>
              </table:table-cell>
              <table:table-cell office:value-type="float" office:value="1750">
                <text:p>175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:15:51</text:p>
              </table:table-cell>
              <table:table-cell office:value-type="float" office:value="1760.9890160557">
                <text:p>1760.9890160557</text:p>
              </table:table-cell>
              <table:table-cell office:value-type="float" office:value="1760">
                <text:p>176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:15:55</text:p>
              </table:table-cell>
              <table:table-cell office:value-type="float" office:value="1767.89173262117">
                <text:p>1767.89173262117</text:p>
              </table:table-cell>
              <table:table-cell office:value-type="float" office:value="1750">
                <text:p>1750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4:07:23</text:p>
              </table:table-cell>
              <table:table-cell office:value-type="float" office:value="1774.80503724604">
                <text:p>1774.80503724604</text:p>
              </table:table-cell>
              <table:table-cell office:value-type="float" office:value="1758">
                <text:p>1758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4:05:15</text:p>
              </table:table-cell>
              <table:table-cell office:value-type="float" office:value="1777.65475889159">
                <text:p>1777.65475889159</text:p>
              </table:table-cell>
              <table:table-cell office:value-type="float" office:value="1769">
                <text:p>1769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05:19</text:p>
              </table:table-cell>
              <table:table-cell office:value-type="float" office:value="1790.29635800979">
                <text:p>1790.29635800979</text:p>
              </table:table-cell>
              <table:table-cell office:value-type="float" office:value="1772">
                <text:p>1772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31:20</text:p>
              </table:table-cell>
              <table:table-cell office:value-type="float" office:value="1771.95710304381">
                <text:p>1771.95710304381</text:p>
              </table:table-cell>
              <table:table-cell office:value-type="float" office:value="1767">
                <text:p>176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31:24</text:p>
              </table:table-cell>
              <table:table-cell office:value-type="float" office:value="1770.33051582802">
                <text:p>1770.33051582802</text:p>
              </table:table-cell>
              <table:table-cell office:value-type="float" office:value="1767">
                <text:p>176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31:28</text:p>
              </table:table-cell>
              <table:table-cell office:value-type="float" office:value="1773.99115922755">
                <text:p>1773.99115922755</text:p>
              </table:table-cell>
              <table:table-cell office:value-type="float" office:value="1755">
                <text:p>175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31:32</text:p>
              </table:table-cell>
              <table:table-cell office:value-type="float" office:value="1771.55040140096">
                <text:p>1771.55040140096</text:p>
              </table:table-cell>
              <table:table-cell office:value-type="float" office:value="1768">
                <text:p>1768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31:36</text:p>
              </table:table-cell>
              <table:table-cell office:value-type="float" office:value="1759.77199215289">
                <text:p>1759.77199215289</text:p>
              </table:table-cell>
              <table:table-cell office:value-type="float" office:value="1758">
                <text:p>1758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31:40</text:p>
              </table:table-cell>
              <table:table-cell office:value-type="float" office:value="1768.29810495103">
                <text:p>1768.29810495103</text:p>
              </table:table-cell>
              <table:table-cell office:value-type="float" office:value="1755">
                <text:p>175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4:31:44</text:p>
              </table:table-cell>
              <table:table-cell office:value-type="float" office:value="1765.86042071174">
                <text:p>1765.86042071174</text:p>
              </table:table-cell>
              <table:table-cell office:value-type="float" office:value="1758">
                <text:p>1758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3:51:55</text:p>
              </table:table-cell>
              <table:table-cell office:value-type="float" office:value="1771.14373631116">
                <text:p>1771.14373631116</text:p>
              </table:table-cell>
              <table:table-cell office:value-type="float" office:value="1763">
                <text:p>176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:51:59</text:p>
              </table:table-cell>
              <table:table-cell office:value-type="float" office:value="1775.61906117829">
                <text:p>1775.61906117829</text:p>
              </table:table-cell>
              <table:table-cell office:value-type="float" office:value="1765">
                <text:p>1765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:52:03</text:p>
              </table:table-cell>
              <table:table-cell office:value-type="float" office:value="1782.95183036254">
                <text:p>1782.95183036254</text:p>
              </table:table-cell>
              <table:table-cell office:value-type="float" office:value="1774">
                <text:p>177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:52:07</text:p>
              </table:table-cell>
              <table:table-cell office:value-type="float" office:value="1770.73710778374">
                <text:p>1770.73710778374</text:p>
              </table:table-cell>
              <table:table-cell office:value-type="float" office:value="1763">
                <text:p>176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4:32:28</text:p>
              </table:table-cell>
              <table:table-cell office:value-type="float" office:value="1747.62002181954">
                <text:p>1747.62002181954</text:p>
              </table:table-cell>
              <table:table-cell office:value-type="float" office:value="1744">
                <text:p>1744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4:03:55</text:p>
              </table:table-cell>
              <table:table-cell office:value-type="float" office:value="1774.39807999291">
                <text:p>1774.39807999291</text:p>
              </table:table-cell>
              <table:table-cell office:value-type="float" office:value="1753">
                <text:p>1753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4:15:23</text:p>
              </table:table-cell>
              <table:table-cell office:value-type="float" office:value="1750.04775261141">
                <text:p>1750.04775261141</text:p>
              </table:table-cell>
              <table:table-cell office:value-type="float" office:value="1748">
                <text:p>1748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4:15:27</text:p>
              </table:table-cell>
              <table:table-cell office:value-type="float" office:value="1750.04775261141">
                <text:p>1750.04775261141</text:p>
              </table:table-cell>
              <table:table-cell office:value-type="float" office:value="1742">
                <text:p>1742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4:15:31</text:p>
              </table:table-cell>
              <table:table-cell office:value-type="float" office:value="1767.48539692822">
                <text:p>1767.48539692822</text:p>
              </table:table-cell>
              <table:table-cell office:value-type="float" office:value="1746">
                <text:p>174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4:15:35</text:p>
              </table:table-cell>
              <table:table-cell office:value-type="float" office:value="1750.85729267183">
                <text:p>1750.85729267183</text:p>
              </table:table-cell>
              <table:table-cell office:value-type="float" office:value="1744">
                <text:p>1744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4:05:23</text:p>
              </table:table-cell>
              <table:table-cell office:value-type="float" office:value="1763.8300258887">
                <text:p>1763.8300258887</text:p>
              </table:table-cell>
              <table:table-cell office:value-type="float" office:value="1755">
                <text:p>1755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4:05:27</text:p>
              </table:table-cell>
              <table:table-cell office:value-type="float" office:value="1746.81107493227">
                <text:p>1746.81107493227</text:p>
              </table:table-cell>
              <table:table-cell office:value-type="float" office:value="1738">
                <text:p>1738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4:05:31</text:p>
              </table:table-cell>
              <table:table-cell office:value-type="float" office:value="1741.5565426329">
                <text:p>1741.5565426329</text:p>
              </table:table-cell>
              <table:table-cell office:value-type="float" office:value="1751">
                <text:p>1751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4:05:35</text:p>
              </table:table-cell>
              <table:table-cell office:value-type="float" office:value="1743.57677290738">
                <text:p>1743.57677290738</text:p>
              </table:table-cell>
              <table:table-cell office:value-type="float" office:value="1736">
                <text:p>173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14:03:59</text:p>
              </table:table-cell>
              <table:table-cell office:value-type="float" office:value="1759.77199215289">
                <text:p>1759.77199215289</text:p>
              </table:table-cell>
              <table:table-cell office:value-type="float" office:value="1757">
                <text:p>175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4:32:32</text:p>
              </table:table-cell>
              <table:table-cell office:value-type="float" office:value="1743.57677290738">
                <text:p>1743.57677290738</text:p>
              </table:table-cell>
              <table:table-cell office:value-type="float" office:value="1732">
                <text:p>173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4:07:27</text:p>
              </table:table-cell>
              <table:table-cell office:value-type="float" office:value="1739.13349531824">
                <text:p>1739.13349531824</text:p>
              </table:table-cell>
              <table:table-cell office:value-type="float" office:value="1730">
                <text:p>1730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4:28:00</text:p>
              </table:table-cell>
              <table:table-cell office:value-type="float" office:value="1744.78935746906">
                <text:p>1744.78935746906</text:p>
              </table:table-cell>
              <table:table-cell office:value-type="float" office:value="1727">
                <text:p>1727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4:28:04</text:p>
              </table:table-cell>
              <table:table-cell office:value-type="float" office:value="1727.03843799197">
                <text:p>1727.03843799197</text:p>
              </table:table-cell>
              <table:table-cell office:value-type="float" office:value="1728">
                <text:p>172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4:28:08</text:p>
              </table:table-cell>
              <table:table-cell office:value-type="float" office:value="1752.47681704275">
                <text:p>1752.47681704275</text:p>
              </table:table-cell>
              <table:table-cell office:value-type="float" office:value="1735">
                <text:p>1735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4:28:12</text:p>
              </table:table-cell>
              <table:table-cell office:value-type="float" office:value="1746.81107493227">
                <text:p>1746.81107493227</text:p>
              </table:table-cell>
              <table:table-cell office:value-type="float" office:value="1731">
                <text:p>1731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4:16:03</text:p>
              </table:table-cell>
              <table:table-cell office:value-type="float" office:value="1735.50144239495">
                <text:p>1735.50144239495</text:p>
              </table:table-cell>
              <table:table-cell office:value-type="float" office:value="1711">
                <text:p>1711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4:16:07</text:p>
              </table:table-cell>
              <table:table-cell office:value-type="float" office:value="1733.08175538471">
                <text:p>1733.08175538471</text:p>
              </table:table-cell>
              <table:table-cell office:value-type="float" office:value="1709">
                <text:p>170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4:16:11</text:p>
              </table:table-cell>
              <table:table-cell office:value-type="float" office:value="1718.19020618124">
                <text:p>1718.19020618124</text:p>
              </table:table-cell>
              <table:table-cell office:value-type="float" office:value="1707">
                <text:p>1707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4:16:15</text:p>
              </table:table-cell>
              <table:table-cell office:value-type="float" office:value="1726.23330037923">
                <text:p>1726.23330037923</text:p>
              </table:table-cell>
              <table:table-cell office:value-type="float" office:value="1705">
                <text:p>1705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4:33:04</text:p>
              </table:table-cell>
              <table:table-cell office:value-type="float" office:value="1717.38672657052">
                <text:p>1717.38672657052</text:p>
              </table:table-cell>
              <table:table-cell office:value-type="float" office:value="1699">
                <text:p>1699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4:33:24</text:p>
              </table:table-cell>
              <table:table-cell office:value-type="float" office:value="1695.75015846158">
                <text:p>1695.75015846158</text:p>
              </table:table-cell>
              <table:table-cell office:value-type="float" office:value="1684">
                <text:p>1684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4:03:31</text:p>
              </table:table-cell>
              <table:table-cell office:value-type="float" office:value="1727.03843799197">
                <text:p>1727.03843799197</text:p>
              </table:table-cell>
              <table:table-cell office:value-type="float" office:value="1712">
                <text:p>1712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4:16:19</text:p>
              </table:table-cell>
              <table:table-cell office:value-type="float" office:value="1714.57573886211">
                <text:p>1714.57573886211</text:p>
              </table:table-cell>
              <table:table-cell office:value-type="float" office:value="1693">
                <text:p>1693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4:32:36</text:p>
              </table:table-cell>
              <table:table-cell office:value-type="float" office:value="1704.15119252825">
                <text:p>1704.15119252825</text:p>
              </table:table-cell>
              <table:table-cell office:value-type="float" office:value="1693">
                <text:p>1693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14:02:59</text:p>
              </table:table-cell>
              <table:table-cell office:value-type="float" office:value="1718.59200265167">
                <text:p>1718.59200265167</text:p>
              </table:table-cell>
              <table:table-cell office:value-type="float" office:value="1713">
                <text:p>171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4:03:03</text:p>
              </table:table-cell>
              <table:table-cell office:value-type="float" office:value="1718.99383688658">
                <text:p>1718.99383688658</text:p>
              </table:table-cell>
              <table:table-cell office:value-type="float" office:value="1701">
                <text:p>1701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4:03:07</text:p>
              </table:table-cell>
              <table:table-cell office:value-type="float" office:value="1715.78022092637">
                <text:p>1715.78022092637</text:p>
              </table:table-cell>
              <table:table-cell office:value-type="float" office:value="1698">
                <text:p>1698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4:03:11</text:p>
              </table:table-cell>
              <table:table-cell office:value-type="float" office:value="1704.15119252825">
                <text:p>1704.15119252825</text:p>
              </table:table-cell>
              <table:table-cell office:value-type="float" office:value="1688">
                <text:p>1688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4:03:15</text:p>
              </table:table-cell>
              <table:table-cell office:value-type="float" office:value="1723.01425426375">
                <text:p>1723.01425426375</text:p>
              </table:table-cell>
              <table:table-cell office:value-type="float" office:value="1693">
                <text:p>169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4:03:19</text:p>
              </table:table-cell>
              <table:table-cell office:value-type="float" office:value="1712.56902600009">
                <text:p>1712.56902600009</text:p>
              </table:table-cell>
              <table:table-cell office:value-type="float" office:value="1688">
                <text:p>168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4:03:23</text:p>
              </table:table-cell>
              <table:table-cell office:value-type="float" office:value="1718.99383688658">
                <text:p>1718.99383688658</text:p>
              </table:table-cell>
              <table:table-cell office:value-type="float" office:value="1684">
                <text:p>168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4:03:27</text:p>
              </table:table-cell>
              <table:table-cell office:value-type="float" office:value="1708.95933143911">
                <text:p>1708.95933143911</text:p>
              </table:table-cell>
              <table:table-cell office:value-type="float" office:value="1690">
                <text:p>169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4:07:31</text:p>
              </table:table-cell>
              <table:table-cell office:value-type="float" office:value="1714.9771950396">
                <text:p>1714.9771950396</text:p>
              </table:table-cell>
              <table:table-cell office:value-type="float" office:value="1702">
                <text:p>170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4:16:23</text:p>
              </table:table-cell>
              <table:table-cell office:value-type="float" office:value="1708.15759468456">
                <text:p>1708.15759468456</text:p>
              </table:table-cell>
              <table:table-cell office:value-type="float" office:value="1670">
                <text:p>167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4:04:03</text:p>
              </table:table-cell>
              <table:table-cell office:value-type="float" office:value="1708.15759468456">
                <text:p>1708.15759468456</text:p>
              </table:table-cell>
              <table:table-cell office:value-type="float" office:value="1698">
                <text:p>1698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4:32:40</text:p>
              </table:table-cell>
              <table:table-cell office:value-type="float" office:value="1695.75015846158">
                <text:p>1695.75015846158</text:p>
              </table:table-cell>
              <table:table-cell office:value-type="float" office:value="1673">
                <text:p>1673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4:03:35</text:p>
              </table:table-cell>
              <table:table-cell office:value-type="float" office:value="1714.9771950396">
                <text:p>1714.9771950396</text:p>
              </table:table-cell>
              <table:table-cell office:value-type="float" office:value="1679">
                <text:p>167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:16:27</text:p>
              </table:table-cell>
              <table:table-cell office:value-type="float" office:value="1685.37227981541">
                <text:p>1685.37227981541</text:p>
              </table:table-cell>
              <table:table-cell office:value-type="float" office:value="1667">
                <text:p>1667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3:30:35</text:p>
              </table:table-cell>
              <table:table-cell office:value-type="float" office:value="1671.44320951531">
                <text:p>1671.44320951531</text:p>
              </table:table-cell>
              <table:table-cell office:value-type="float" office:value="1653">
                <text:p>1653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13:30:39</text:p>
              </table:table-cell>
              <table:table-cell office:value-type="float" office:value="1688.96168361535">
                <text:p>1688.96168361535</text:p>
              </table:table-cell>
              <table:table-cell office:value-type="float" office:value="1650">
                <text:p>165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13:30:43</text:p>
              </table:table-cell>
              <table:table-cell office:value-type="float" office:value="1674.62281643492">
                <text:p>1674.62281643492</text:p>
              </table:table-cell>
              <table:table-cell office:value-type="float" office:value="1659">
                <text:p>165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13:30:47</text:p>
              </table:table-cell>
              <table:table-cell office:value-type="float" office:value="1682.18431793432">
                <text:p>1682.18431793432</text:p>
              </table:table-cell>
              <table:table-cell office:value-type="float" office:value="1664">
                <text:p>1664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14:32:44</text:p>
              </table:table-cell>
              <table:table-cell office:value-type="float" office:value="1673.82768192587">
                <text:p>1673.82768192587</text:p>
              </table:table-cell>
              <table:table-cell office:value-type="float" office:value="1659">
                <text:p>1659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4:04:47</text:p>
              </table:table-cell>
              <table:table-cell office:value-type="float" office:value="1692.95356157554">
                <text:p>1692.95356157554</text:p>
              </table:table-cell>
              <table:table-cell office:value-type="float" office:value="1670">
                <text:p>167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4:04:51</text:p>
              </table:table-cell>
              <table:table-cell office:value-type="float" office:value="1680.59126296771">
                <text:p>1680.59126296771</text:p>
              </table:table-cell>
              <table:table-cell office:value-type="float" office:value="1672">
                <text:p>1672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4:10:23</text:p>
              </table:table-cell>
              <table:table-cell office:value-type="float" office:value="1685.7709484938">
                <text:p>1685.7709484938</text:p>
              </table:table-cell>
              <table:table-cell office:value-type="float" office:value="1670">
                <text:p>167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4:10:27</text:p>
              </table:table-cell>
              <table:table-cell office:value-type="float" office:value="1674.22522979268">
                <text:p>1674.22522979268</text:p>
              </table:table-cell>
              <table:table-cell office:value-type="float" office:value="1680">
                <text:p>168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4:10:31</text:p>
              </table:table-cell>
              <table:table-cell office:value-type="float" office:value="1686.56840137958">
                <text:p>1686.56840137958</text:p>
              </table:table-cell>
              <table:table-cell office:value-type="float" office:value="1679">
                <text:p>16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4:10:35</text:p>
              </table:table-cell>
              <table:table-cell office:value-type="float" office:value="1675.81580892376">
                <text:p>1675.81580892376</text:p>
              </table:table-cell>
              <table:table-cell office:value-type="float" office:value="1658">
                <text:p>1658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4:32:48</text:p>
              </table:table-cell>
              <table:table-cell office:value-type="float" office:value="1673.43017284353">
                <text:p>1673.43017284353</text:p>
              </table:table-cell>
              <table:table-cell office:value-type="float" office:value="1638">
                <text:p>1638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4:32:52</text:p>
              </table:table-cell>
              <table:table-cell office:value-type="float" office:value="1671.04593332961">
                <text:p>1671.04593332961</text:p>
              </table:table-cell>
              <table:table-cell office:value-type="float" office:value="1646">
                <text:p>164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4:32:56</text:p>
              </table:table-cell>
              <table:table-cell office:value-type="float" office:value="1652.02252751836">
                <text:p>1652.02252751836</text:p>
              </table:table-cell>
              <table:table-cell office:value-type="float" office:value="1655">
                <text:p>1655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4:33:00</text:p>
              </table:table-cell>
              <table:table-cell office:value-type="float" office:value="1667.47219689002">
                <text:p>1667.47219689002</text:p>
              </table:table-cell>
              <table:table-cell office:value-type="float" office:value="1655">
                <text:p>1655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4:33:08</text:p>
              </table:table-cell>
              <table:table-cell office:value-type="float" office:value="1643.33365206364">
                <text:p>1643.33365206364</text:p>
              </table:table-cell>
              <table:table-cell office:value-type="float" office:value="1626">
                <text:p>1626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4:33:12</text:p>
              </table:table-cell>
              <table:table-cell office:value-type="float" office:value="1652.81336944146">
                <text:p>1652.81336944146</text:p>
              </table:table-cell>
              <table:table-cell office:value-type="float" office:value="1622">
                <text:p>1622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4:33:16</text:p>
              </table:table-cell>
              <table:table-cell office:value-type="float" office:value="1645.70145447831">
                <text:p>1645.70145447831</text:p>
              </table:table-cell>
              <table:table-cell office:value-type="float" office:value="1628">
                <text:p>162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4:33:20</text:p>
              </table:table-cell>
              <table:table-cell office:value-type="float" office:value="1633.48312801816">
                <text:p>1633.48312801816</text:p>
              </table:table-cell>
              <table:table-cell office:value-type="float" office:value="1632">
                <text:p>1632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4:04:07</text:p>
              </table:table-cell>
              <table:table-cell office:value-type="float" office:value="1671.8405245397">
                <text:p>1671.8405245397</text:p>
              </table:table-cell>
              <table:table-cell office:value-type="float" office:value="1647">
                <text:p>164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4:03:39</text:p>
              </table:table-cell>
              <table:table-cell office:value-type="float" office:value="1654.39552436">
                <text:p>1654.39552436</text:p>
              </table:table-cell>
              <table:table-cell office:value-type="float" office:value="1647">
                <text:p>1647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4:03:43</text:p>
              </table:table-cell>
              <table:table-cell office:value-type="float" office:value="1668.66309233394">
                <text:p>1668.66309233394</text:p>
              </table:table-cell>
              <table:table-cell office:value-type="float" office:value="1641">
                <text:p>1641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4:03:47</text:p>
              </table:table-cell>
              <table:table-cell office:value-type="float" office:value="1659.14575251936">
                <text:p>1659.14575251936</text:p>
              </table:table-cell>
              <table:table-cell office:value-type="float" office:value="1639">
                <text:p>1639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4:03:51</text:p>
              </table:table-cell>
              <table:table-cell office:value-type="float" office:value="1654.39552436">
                <text:p>1654.39552436</text:p>
              </table:table-cell>
              <table:table-cell office:value-type="float" office:value="1650">
                <text:p>1650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4:33:28</text:p>
              </table:table-cell>
              <table:table-cell office:value-type="float" office:value="1649.25581857772">
                <text:p>1649.25581857772</text:p>
              </table:table-cell>
              <table:table-cell office:value-type="float" office:value="1623">
                <text:p>162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4:04:55</text:p>
              </table:table-cell>
              <table:table-cell office:value-type="float" office:value="1659.54185934864">
                <text:p>1659.54185934864</text:p>
              </table:table-cell>
              <table:table-cell office:value-type="float" office:value="1630">
                <text:p>163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:04:59</text:p>
              </table:table-cell>
              <table:table-cell office:value-type="float" office:value="1653.20884930052">
                <text:p>1653.20884930052</text:p>
              </table:table-cell>
              <table:table-cell office:value-type="float" office:value="1630">
                <text:p>163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:05:03</text:p>
              </table:table-cell>
              <table:table-cell office:value-type="float" office:value="1646.88588802303">
                <text:p>1646.88588802303</text:p>
              </table:table-cell>
              <table:table-cell office:value-type="float" office:value="1637">
                <text:p>163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:05:07</text:p>
              </table:table-cell>
              <table:table-cell office:value-type="float" office:value="1657.95766677671">
                <text:p>1657.95766677671</text:p>
              </table:table-cell>
              <table:table-cell office:value-type="float" office:value="1642">
                <text:p>164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4:04:11</text:p>
              </table:table-cell>
              <table:table-cell office:value-type="float" office:value="1638.20829150647">
                <text:p>1638.20829150647</text:p>
              </table:table-cell>
              <table:table-cell office:value-type="float" office:value="1620">
                <text:p>1620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4:04:15</text:p>
              </table:table-cell>
              <table:table-cell office:value-type="float" office:value="1637.81430990575">
                <text:p>1637.81430990575</text:p>
              </table:table-cell>
              <table:table-cell office:value-type="float" office:value="1624">
                <text:p>1624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4:04:19</text:p>
              </table:table-cell>
              <table:table-cell office:value-type="float" office:value="1639.39047383343">
                <text:p>1639.39047383343</text:p>
              </table:table-cell>
              <table:table-cell office:value-type="float" office:value="1626">
                <text:p>1626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4:16:31</text:p>
              </table:table-cell>
              <table:table-cell office:value-type="float" office:value="1631.12268914012">
                <text:p>1631.12268914012</text:p>
              </table:table-cell>
              <table:table-cell office:value-type="float" office:value="1602">
                <text:p>1602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4:19:02</text:p>
              </table:table-cell>
              <table:table-cell office:value-type="float" office:value="1628.76368140813">
                <text:p>1628.76368140813</text:p>
              </table:table-cell>
              <table:table-cell office:value-type="float" office:value="1604">
                <text:p>1604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4:19:06</text:p>
              </table:table-cell>
              <table:table-cell office:value-type="float" office:value="1614.63979674972">
                <text:p>1614.63979674972</text:p>
              </table:table-cell>
              <table:table-cell office:value-type="float" office:value="1600">
                <text:p>1600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4:07:35</text:p>
              </table:table-cell>
              <table:table-cell office:value-type="float" office:value="1638.20829150647">
                <text:p>1638.20829150647</text:p>
              </table:table-cell>
              <table:table-cell office:value-type="float" office:value="1614">
                <text:p>161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4:33:32</text:p>
              </table:table-cell>
              <table:table-cell office:value-type="float" office:value="1607.59733043206">
                <text:p>1607.59733043206</text:p>
              </table:table-cell>
              <table:table-cell office:value-type="float" office:value="1584">
                <text:p>1584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14:07:39</text:p>
              </table:table-cell>
              <table:table-cell office:value-type="float" office:value="1632.30272980622">
                <text:p>1632.30272980622</text:p>
              </table:table-cell>
              <table:table-cell office:value-type="float" office:value="1611">
                <text:p>1611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4:18:46</text:p>
              </table:table-cell>
              <table:table-cell office:value-type="float" office:value="1602.51921955749">
                <text:p>1602.51921955749</text:p>
              </table:table-cell>
              <table:table-cell office:value-type="float" office:value="1569">
                <text:p>1569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4:18:50</text:p>
              </table:table-cell>
              <table:table-cell office:value-type="float" office:value="1612.68224975925">
                <text:p>1612.68224975925</text:p>
              </table:table-cell>
              <table:table-cell office:value-type="float" office:value="1585">
                <text:p>158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4:18:54</text:p>
              </table:table-cell>
              <table:table-cell office:value-type="float" office:value="1613.85665750938">
                <text:p>1613.85665750938</text:p>
              </table:table-cell>
              <table:table-cell office:value-type="float" office:value="1592">
                <text:p>1592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4:18:58</text:p>
              </table:table-cell>
              <table:table-cell office:value-type="float" office:value="1598.61762558581">
                <text:p>1598.61762558581</text:p>
              </table:table-cell>
              <table:table-cell office:value-type="float" office:value="1591">
                <text:p>1591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4:19:10</text:p>
              </table:table-cell>
              <table:table-cell office:value-type="float" office:value="1586.15977737434">
                <text:p>1586.15977737434</text:p>
              </table:table-cell>
              <table:table-cell office:value-type="float" office:value="1568">
                <text:p>156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4:19:14</text:p>
              </table:table-cell>
              <table:table-cell office:value-type="float" office:value="1593.55160795702">
                <text:p>1593.55160795702</text:p>
              </table:table-cell>
              <table:table-cell office:value-type="float" office:value="1554">
                <text:p>1554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4:19:18</text:p>
              </table:table-cell>
              <table:table-cell office:value-type="float" office:value="1587.71473111799">
                <text:p>1587.71473111799</text:p>
              </table:table-cell>
              <table:table-cell office:value-type="float" office:value="1566">
                <text:p>1566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4:16:35</text:p>
              </table:table-cell>
              <table:table-cell office:value-type="float" office:value="1596.66834641474">
                <text:p>1596.66834641474</text:p>
              </table:table-cell>
              <table:table-cell office:value-type="float" office:value="1568">
                <text:p>1568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4:08:55</text:p>
              </table:table-cell>
              <table:table-cell office:value-type="float" office:value="1579.55850840363">
                <text:p>1579.55850840363</text:p>
              </table:table-cell>
              <table:table-cell office:value-type="float" office:value="1561">
                <text:p>1561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15:14:36</text:p>
              </table:table-cell>
              <table:table-cell office:value-type="float" office:value="1589.2703366388">
                <text:p>1589.2703366388</text:p>
              </table:table-cell>
              <table:table-cell office:value-type="float" office:value="1582">
                <text:p>158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4:17:18</text:p>
              </table:table-cell>
              <table:table-cell office:value-type="float" office:value="1567.93808564935">
                <text:p>1567.93808564935</text:p>
              </table:table-cell>
              <table:table-cell office:value-type="float" office:value="1552">
                <text:p>155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4:27:44</text:p>
              </table:table-cell>
              <table:table-cell office:value-type="float" office:value="1563.30028128257">
                <text:p>1563.30028128257</text:p>
              </table:table-cell>
              <table:table-cell office:value-type="float" office:value="1567">
                <text:p>1567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4:27:48</text:p>
              </table:table-cell>
              <table:table-cell office:value-type="float" office:value="1586.54845467542">
                <text:p>1586.54845467542</text:p>
              </table:table-cell>
              <table:table-cell office:value-type="float" office:value="1547">
                <text:p>1547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4:27:52</text:p>
              </table:table-cell>
              <table:table-cell office:value-type="float" office:value="1579.55850840363">
                <text:p>1579.55850840363</text:p>
              </table:table-cell>
              <table:table-cell office:value-type="float" office:value="1554">
                <text:p>155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4:27:56</text:p>
              </table:table-cell>
              <table:table-cell office:value-type="float" office:value="1571.42033147248">
                <text:p>1571.42033147248</text:p>
              </table:table-cell>
              <table:table-cell office:value-type="float" office:value="1560">
                <text:p>1560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4:08:03</text:p>
              </table:table-cell>
              <table:table-cell office:value-type="float" office:value="1549.03787662471">
                <text:p>1549.03787662471</text:p>
              </table:table-cell>
              <table:table-cell office:value-type="float" office:value="1552">
                <text:p>155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4:08:07</text:p>
              </table:table-cell>
              <table:table-cell office:value-type="float" office:value="1571.80745331024">
                <text:p>1571.80745331024</text:p>
              </table:table-cell>
              <table:table-cell office:value-type="float" office:value="1550">
                <text:p>155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4:08:11</text:p>
              </table:table-cell>
              <table:table-cell office:value-type="float" office:value="1567.55137524189">
                <text:p>1567.55137524189</text:p>
              </table:table-cell>
              <table:table-cell office:value-type="float" office:value="1551">
                <text:p>1551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4:10:03</text:p>
              </table:table-cell>
              <table:table-cell office:value-type="float" office:value="1568.71163000238">
                <text:p>1568.71163000238</text:p>
              </table:table-cell>
              <table:table-cell office:value-type="float" office:value="1541">
                <text:p>154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4:35:08</text:p>
              </table:table-cell>
              <table:table-cell office:value-type="float" office:value="1546.34597813147">
                <text:p>1546.34597813147</text:p>
              </table:table-cell>
              <table:table-cell office:value-type="float" office:value="1531">
                <text:p>15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4:04:23</text:p>
              </table:table-cell>
              <table:table-cell office:value-type="float" office:value="1573.74367874991">
                <text:p>1573.74367874991</text:p>
              </table:table-cell>
              <table:table-cell office:value-type="float" office:value="1547">
                <text:p>154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4:33:36</text:p>
              </table:table-cell>
              <table:table-cell office:value-type="float" office:value="1560.59764000929">
                <text:p>1560.59764000929</text:p>
              </table:table-cell>
              <table:table-cell office:value-type="float" office:value="1541">
                <text:p>154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4:07:43</text:p>
              </table:table-cell>
              <table:table-cell office:value-type="float" office:value="1557.51138816121">
                <text:p>1557.51138816121</text:p>
              </table:table-cell>
              <table:table-cell office:value-type="float" office:value="1554">
                <text:p>1554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14:08:31</text:p>
              </table:table-cell>
              <table:table-cell office:value-type="float" office:value="1553.27212087633">
                <text:p>1553.27212087633</text:p>
              </table:table-cell>
              <table:table-cell office:value-type="float" office:value="1525">
                <text:p>1525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14:04:27</text:p>
              </table:table-cell>
              <table:table-cell office:value-type="float" office:value="1540.96830939006">
                <text:p>1540.96830939006</text:p>
              </table:table-cell>
              <table:table-cell office:value-type="float" office:value="1540">
                <text:p>1540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4:35:32</text:p>
              </table:table-cell>
              <table:table-cell office:value-type="float" office:value="1542.1199782575">
                <text:p>1542.1199782575</text:p>
              </table:table-cell>
              <table:table-cell office:value-type="float" office:value="1506">
                <text:p>1506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4:07:47</text:p>
              </table:table-cell>
              <table:table-cell office:value-type="float" office:value="1542.50395141879">
                <text:p>1542.50395141879</text:p>
              </table:table-cell>
              <table:table-cell office:value-type="float" office:value="1520">
                <text:p>152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4:07:51</text:p>
              </table:table-cell>
              <table:table-cell office:value-type="float" office:value="1544.80866693932">
                <text:p>1544.80866693932</text:p>
              </table:table-cell>
              <table:table-cell office:value-type="float" office:value="1522">
                <text:p>152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4:07:55</text:p>
              </table:table-cell>
              <table:table-cell office:value-type="float" office:value="1549.80736508174">
                <text:p>1549.80736508174</text:p>
              </table:table-cell>
              <table:table-cell office:value-type="float" office:value="1531">
                <text:p>1531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4:07:59</text:p>
              </table:table-cell>
              <table:table-cell office:value-type="float" office:value="1552.88698184394">
                <text:p>1552.88698184394</text:p>
              </table:table-cell>
              <table:table-cell office:value-type="float" office:value="1520">
                <text:p>152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5:14:40</text:p>
              </table:table-cell>
              <table:table-cell office:value-type="float" office:value="1542.50395141879">
                <text:p>1542.50395141879</text:p>
              </table:table-cell>
              <table:table-cell office:value-type="float" office:value="1535">
                <text:p>1535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4:35:36</text:p>
              </table:table-cell>
              <table:table-cell office:value-type="float" office:value="1542.88796633508">
                <text:p>1542.88796633508</text:p>
              </table:table-cell>
              <table:table-cell office:value-type="float" office:value="1514">
                <text:p>1514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4:35:40</text:p>
              </table:table-cell>
              <table:table-cell office:value-type="float" office:value="1555.96925597245">
                <text:p>1555.96925597245</text:p>
              </table:table-cell>
              <table:table-cell office:value-type="float" office:value="1520">
                <text:p>152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4:35:44</text:p>
              </table:table-cell>
              <table:table-cell office:value-type="float" office:value="1545.19293220423">
                <text:p>1545.19293220423</text:p>
              </table:table-cell>
              <table:table-cell office:value-type="float" office:value="1516">
                <text:p>151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4:35:48</text:p>
              </table:table-cell>
              <table:table-cell office:value-type="float" office:value="1518.39554884478">
                <text:p>1518.39554884478</text:p>
              </table:table-cell>
              <table:table-cell office:value-type="float" office:value="1526">
                <text:p>152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4:08:15</text:p>
              </table:table-cell>
              <table:table-cell office:value-type="float" office:value="1539.04969718367">
                <text:p>1539.04969718367</text:p>
              </table:table-cell>
              <table:table-cell office:value-type="float" office:value="1511">
                <text:p>151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4:08:19</text:p>
              </table:table-cell>
              <table:table-cell office:value-type="float" office:value="1524.88454225742">
                <text:p>1524.88454225742</text:p>
              </table:table-cell>
              <table:table-cell office:value-type="float" office:value="1508">
                <text:p>150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4:08:23</text:p>
              </table:table-cell>
              <table:table-cell office:value-type="float" office:value="1539.43333599407">
                <text:p>1539.43333599407</text:p>
              </table:table-cell>
              <table:table-cell office:value-type="float" office:value="1505">
                <text:p>1505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4:08:27</text:p>
              </table:table-cell>
              <table:table-cell office:value-type="float" office:value="1527.17768581624">
                <text:p>1527.17768581624</text:p>
              </table:table-cell>
              <table:table-cell office:value-type="float" office:value="1509">
                <text:p>150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5:14:44</text:p>
              </table:table-cell>
              <table:table-cell office:value-type="float" office:value="1541.3521572345">
                <text:p>1541.3521572345</text:p>
              </table:table-cell>
              <table:table-cell office:value-type="float" office:value="1521">
                <text:p>152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4:10:07</text:p>
              </table:table-cell>
              <table:table-cell office:value-type="float" office:value="1526.41313614033">
                <text:p>1526.41313614033</text:p>
              </table:table-cell>
              <table:table-cell office:value-type="float" office:value="1507">
                <text:p>150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:10:11</text:p>
              </table:table-cell>
              <table:table-cell office:value-type="float" office:value="1531.00295879205">
                <text:p>1531.00295879205</text:p>
              </table:table-cell>
              <table:table-cell office:value-type="float" office:value="1511">
                <text:p>151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:10:15</text:p>
              </table:table-cell>
              <table:table-cell office:value-type="float" office:value="1536.74874310971">
                <text:p>1536.74874310971</text:p>
              </table:table-cell>
              <table:table-cell office:value-type="float" office:value="1524">
                <text:p>1524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:10:19</text:p>
              </table:table-cell>
              <table:table-cell office:value-type="float" office:value="1536.74874310971">
                <text:p>1536.74874310971</text:p>
              </table:table-cell>
              <table:table-cell office:value-type="float" office:value="1513">
                <text:p>151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4:35:12</text:p>
              </table:table-cell>
              <table:table-cell office:value-type="float" office:value="1529.47234495743">
                <text:p>1529.47234495743</text:p>
              </table:table-cell>
              <table:table-cell office:value-type="float" office:value="1506">
                <text:p>1506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5:14:48</text:p>
              </table:table-cell>
              <table:table-cell office:value-type="float" office:value="1531.7685178252">
                <text:p>1531.7685178252</text:p>
              </table:table-cell>
              <table:table-cell office:value-type="float" office:value="1524">
                <text:p>1524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4:18:30</text:p>
              </table:table-cell>
              <table:table-cell office:value-type="float" office:value="1512.29942649775">
                <text:p>1512.29942649775</text:p>
              </table:table-cell>
              <table:table-cell office:value-type="float" office:value="1493">
                <text:p>1493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4:18:34</text:p>
              </table:table-cell>
              <table:table-cell office:value-type="float" office:value="1491.80541688447">
                <text:p>1491.80541688447</text:p>
              </table:table-cell>
              <table:table-cell office:value-type="float" office:value="1493">
                <text:p>1493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4:18:38</text:p>
              </table:table-cell>
              <table:table-cell office:value-type="float" office:value="1513.06084843984">
                <text:p>1513.06084843984</text:p>
              </table:table-cell>
              <table:table-cell office:value-type="float" office:value="1487">
                <text:p>148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4:18:42</text:p>
              </table:table-cell>
              <table:table-cell office:value-type="float" office:value="1503.17562196719">
                <text:p>1503.17562196719</text:p>
              </table:table-cell>
              <table:table-cell office:value-type="float" office:value="1498">
                <text:p>149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14:19:22</text:p>
              </table:table-cell>
              <table:table-cell office:value-type="float" office:value="1521.06600932227">
                <text:p>1521.06600932227</text:p>
              </table:table-cell>
              <table:table-cell office:value-type="float" office:value="1503">
                <text:p>150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4:17:21</text:p>
              </table:table-cell>
              <table:table-cell office:value-type="float" office:value="1519.15832619751">
                <text:p>1519.15832619751</text:p>
              </table:table-cell>
              <table:table-cell office:value-type="float" office:value="1500">
                <text:p>1500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4:08:59</text:p>
              </table:table-cell>
              <table:table-cell office:value-type="float" office:value="1484.62423911634">
                <text:p>1484.62423911634</text:p>
              </table:table-cell>
              <table:table-cell office:value-type="float" office:value="1481">
                <text:p>148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4:09:03</text:p>
              </table:table-cell>
              <table:table-cell office:value-type="float" office:value="1492.56223209066">
                <text:p>1492.56223209066</text:p>
              </table:table-cell>
              <table:table-cell office:value-type="float" office:value="1489">
                <text:p>1489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4:04:31</text:p>
              </table:table-cell>
              <table:table-cell office:value-type="float" office:value="1524.88454225742">
                <text:p>1524.88454225742</text:p>
              </table:table-cell>
              <table:table-cell office:value-type="float" office:value="1486">
                <text:p>148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04:35</text:p>
              </table:table-cell>
              <table:table-cell office:value-type="float" office:value="1518.0142236092">
                <text:p>1518.0142236092</text:p>
              </table:table-cell>
              <table:table-cell office:value-type="float" office:value="1489">
                <text:p>148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04:39</text:p>
              </table:table-cell>
              <table:table-cell office:value-type="float" office:value="1518.77691637707">
                <text:p>1518.77691637707</text:p>
              </table:table-cell>
              <table:table-cell office:value-type="float" office:value="1494">
                <text:p>149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04:43</text:p>
              </table:table-cell>
              <table:table-cell office:value-type="float" office:value="1507.73446164951">
                <text:p>1507.73446164951</text:p>
              </table:table-cell>
              <table:table-cell office:value-type="float" office:value="1492">
                <text:p>1492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35:16</text:p>
              </table:table-cell>
              <table:table-cell office:value-type="float" office:value="1497.4857082981">
                <text:p>1497.4857082981</text:p>
              </table:table-cell>
              <table:table-cell office:value-type="float" office:value="1483">
                <text:p>148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35:20</text:p>
              </table:table-cell>
              <table:table-cell office:value-type="float" office:value="1513.44162303979">
                <text:p>1513.44162303979</text:p>
              </table:table-cell>
              <table:table-cell office:value-type="float" office:value="1502">
                <text:p>1502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35:24</text:p>
              </table:table-cell>
              <table:table-cell office:value-type="float" office:value="1503.55529096743">
                <text:p>1503.55529096743</text:p>
              </table:table-cell>
              <table:table-cell office:value-type="float" office:value="1488">
                <text:p>148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35:28</text:p>
              </table:table-cell>
              <table:table-cell office:value-type="float" office:value="1489.91412964175">
                <text:p>1489.91412964175</text:p>
              </table:table-cell>
              <table:table-cell office:value-type="float" office:value="1482">
                <text:p>1482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35:52</text:p>
              </table:table-cell>
              <table:table-cell office:value-type="float" office:value="1513.06084843984">
                <text:p>1513.06084843984</text:p>
              </table:table-cell>
              <table:table-cell office:value-type="float" office:value="1493">
                <text:p>149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4:16:39</text:p>
              </table:table-cell>
              <table:table-cell office:value-type="float" office:value="1500.51913330867">
                <text:p>1500.51913330867</text:p>
              </table:table-cell>
              <table:table-cell office:value-type="float" office:value="1489">
                <text:p>1489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4:17:25</text:p>
              </table:table-cell>
              <table:table-cell office:value-type="float" office:value="1484.62423911634">
                <text:p>1484.62423911634</text:p>
              </table:table-cell>
              <table:table-cell office:value-type="float" office:value="1483">
                <text:p>1483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4:33:40</text:p>
              </table:table-cell>
              <table:table-cell office:value-type="float" office:value="1504.31475684815">
                <text:p>1504.31475684815</text:p>
              </table:table-cell>
              <table:table-cell office:value-type="float" office:value="1488">
                <text:p>148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4:34:52</text:p>
              </table:table-cell>
              <table:table-cell office:value-type="float" office:value="1506.97422927926">
                <text:p>1506.97422927926</text:p>
              </table:table-cell>
              <table:table-cell office:value-type="float" office:value="1486">
                <text:p>1486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:34:56</text:p>
              </table:table-cell>
              <table:table-cell office:value-type="float" office:value="1505.07439317911">
                <text:p>1505.07439317911</text:p>
              </table:table-cell>
              <table:table-cell office:value-type="float" office:value="1478">
                <text:p>147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:35:00</text:p>
              </table:table-cell>
              <table:table-cell office:value-type="float" office:value="1480.09676271416">
                <text:p>1480.09676271416</text:p>
              </table:table-cell>
              <table:table-cell office:value-type="float" office:value="1472">
                <text:p>1472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:35:04</text:p>
              </table:table-cell>
              <table:table-cell office:value-type="float" office:value="1492.56223209066">
                <text:p>1492.56223209066</text:p>
              </table:table-cell>
              <table:table-cell office:value-type="float" office:value="1473">
                <text:p>1473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:08:35</text:p>
              </table:table-cell>
              <table:table-cell office:value-type="float" office:value="1485.37942166088">
                <text:p>1485.37942166088</text:p>
              </table:table-cell>
              <table:table-cell office:value-type="float" office:value="1458">
                <text:p>145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4:17:30</text:p>
              </table:table-cell>
              <table:table-cell office:value-type="float" office:value="1477.45860367633">
                <text:p>1477.45860367633</text:p>
              </table:table-cell>
              <table:table-cell office:value-type="float" office:value="1456">
                <text:p>1456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4:17:33</text:p>
              </table:table-cell>
              <table:table-cell office:value-type="float" office:value="1472.56478545566">
                <text:p>1472.56478545566</text:p>
              </table:table-cell>
              <table:table-cell office:value-type="float" office:value="1462">
                <text:p>1462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4:17:37</text:p>
              </table:table-cell>
              <table:table-cell office:value-type="float" office:value="1472.56478545566">
                <text:p>1472.56478545566</text:p>
              </table:table-cell>
              <table:table-cell office:value-type="float" office:value="1456">
                <text:p>1456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4:17:41</text:p>
              </table:table-cell>
              <table:table-cell office:value-type="float" office:value="1477.45860367633">
                <text:p>1477.45860367633</text:p>
              </table:table-cell>
              <table:table-cell office:value-type="float" office:value="1455">
                <text:p>1455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4:19:26</text:p>
              </table:table-cell>
              <table:table-cell office:value-type="float" office:value="1482.73703634041">
                <text:p>1482.73703634041</text:p>
              </table:table-cell>
              <table:table-cell office:value-type="float" office:value="1467">
                <text:p>1467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4:19:30</text:p>
              </table:table-cell>
              <table:table-cell office:value-type="float" office:value="1468.80529111105">
                <text:p>1468.80529111105</text:p>
              </table:table-cell>
              <table:table-cell office:value-type="float" office:value="1460">
                <text:p>1460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5:14:52</text:p>
              </table:table-cell>
              <table:table-cell office:value-type="float" office:value="1485.00180886605">
                <text:p>1485.00180886605</text:p>
              </table:table-cell>
              <table:table-cell office:value-type="float" office:value="1471">
                <text:p>1471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5:14:56</text:p>
              </table:table-cell>
              <table:table-cell office:value-type="float" office:value="1480.85091095956">
                <text:p>1480.85091095956</text:p>
              </table:table-cell>
              <table:table-cell office:value-type="float" office:value="1472">
                <text:p>147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5:15:00</text:p>
              </table:table-cell>
              <table:table-cell office:value-type="float" office:value="1484.24671242021">
                <text:p>1484.24671242021</text:p>
              </table:table-cell>
              <table:table-cell office:value-type="float" office:value="1462">
                <text:p>1462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5:15:04</text:p>
              </table:table-cell>
              <table:table-cell office:value-type="float" office:value="1471.81253973145">
                <text:p>1471.81253973145</text:p>
              </table:table-cell>
              <table:table-cell office:value-type="float" office:value="1464">
                <text:p>146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5:15:08</text:p>
              </table:table-cell>
              <table:table-cell office:value-type="float" office:value="1493.69777644786">
                <text:p>1493.69777644786</text:p>
              </table:table-cell>
              <table:table-cell office:value-type="float" office:value="1467">
                <text:p>1467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4:20:06</text:p>
              </table:table-cell>
              <table:table-cell office:value-type="float" office:value="1442.61084007168">
                <text:p>1442.61084007168</text:p>
              </table:table-cell>
              <table:table-cell office:value-type="float" office:value="1443">
                <text:p>14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4:20:10</text:p>
              </table:table-cell>
              <table:table-cell office:value-type="float" office:value="1450.44667155607">
                <text:p>1450.44667155607</text:p>
              </table:table-cell>
              <table:table-cell office:value-type="float" office:value="1439">
                <text:p>143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4:20:14</text:p>
              </table:table-cell>
              <table:table-cell office:value-type="float" office:value="1462.04914556882">
                <text:p>1462.04914556882</text:p>
              </table:table-cell>
              <table:table-cell office:value-type="float" office:value="1440">
                <text:p>1440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4:20:18</text:p>
              </table:table-cell>
              <table:table-cell office:value-type="float" office:value="1456.4298028665">
                <text:p>1456.4298028665</text:p>
              </table:table-cell>
              <table:table-cell office:value-type="float" office:value="1442">
                <text:p>1442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4:34:36</text:p>
              </table:table-cell>
              <table:table-cell office:value-type="float" office:value="1450.07309794089">
                <text:p>1450.07309794089</text:p>
              </table:table-cell>
              <table:table-cell office:value-type="float" office:value="1452">
                <text:p>1452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4:34:40</text:p>
              </table:table-cell>
              <table:table-cell office:value-type="float" office:value="1453.43683719614">
                <text:p>1453.43683719614</text:p>
              </table:table-cell>
              <table:table-cell office:value-type="float" office:value="1426">
                <text:p>1426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4:34:44</text:p>
              </table:table-cell>
              <table:table-cell office:value-type="float" office:value="1466.9271711879">
                <text:p>1466.9271711879</text:p>
              </table:table-cell>
              <table:table-cell office:value-type="float" office:value="1441">
                <text:p>1441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4:34:48</text:p>
              </table:table-cell>
              <table:table-cell office:value-type="float" office:value="1453.81080486589">
                <text:p>1453.81080486589</text:p>
              </table:table-cell>
              <table:table-cell office:value-type="float" office:value="1475">
                <text:p>147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4:09:07</text:p>
              </table:table-cell>
              <table:table-cell office:value-type="float" office:value="1451.19395022967">
                <text:p>1451.19395022967</text:p>
              </table:table-cell>
              <table:table-cell office:value-type="float" office:value="1450">
                <text:p>145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4:18:13</text:p>
              </table:table-cell>
              <table:table-cell office:value-type="float" office:value="1445.22063209798">
                <text:p>1445.22063209798</text:p>
              </table:table-cell>
              <table:table-cell office:value-type="float" office:value="1441">
                <text:p>144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4:18:17</text:p>
              </table:table-cell>
              <table:table-cell office:value-type="float" office:value="1457.55288600338">
                <text:p>1457.55288600338</text:p>
              </table:table-cell>
              <table:table-cell office:value-type="float" office:value="1432">
                <text:p>143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4:18:22</text:p>
              </table:table-cell>
              <table:table-cell office:value-type="float" office:value="1450.44667155607">
                <text:p>1450.44667155607</text:p>
              </table:table-cell>
              <table:table-cell office:value-type="float" office:value="1422">
                <text:p>142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4:18:25</text:p>
              </table:table-cell>
              <table:table-cell office:value-type="float" office:value="1445.59363533179">
                <text:p>1445.59363533179</text:p>
              </table:table-cell>
              <table:table-cell office:value-type="float" office:value="1436">
                <text:p>1436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4:35:56</text:p>
              </table:table-cell>
              <table:table-cell office:value-type="float" office:value="1462.79913236888">
                <text:p>1462.79913236888</text:p>
              </table:table-cell>
              <table:table-cell office:value-type="float" office:value="1450">
                <text:p>1450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4:36:00</text:p>
              </table:table-cell>
              <table:table-cell office:value-type="float" office:value="1454.18481627778">
                <text:p>1454.18481627778</text:p>
              </table:table-cell>
              <table:table-cell office:value-type="float" office:value="1450">
                <text:p>1450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4:17:45</text:p>
              </table:table-cell>
              <table:table-cell office:value-type="float" office:value="1461.67421750196">
                <text:p>1461.67421750196</text:p>
              </table:table-cell>
              <table:table-cell office:value-type="float" office:value="1428">
                <text:p>1428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4:17:49</text:p>
              </table:table-cell>
              <table:table-cell office:value-type="float" office:value="1453.43683719614">
                <text:p>1453.43683719614</text:p>
              </table:table-cell>
              <table:table-cell office:value-type="float" office:value="1421">
                <text:p>1421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4:17:53</text:p>
              </table:table-cell>
              <table:table-cell office:value-type="float" office:value="1437.39772567919">
                <text:p>1437.39772567919</text:p>
              </table:table-cell>
              <table:table-cell office:value-type="float" office:value="1425">
                <text:p>142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4:16:43</text:p>
              </table:table-cell>
              <table:table-cell office:value-type="float" office:value="1444.10188603226">
                <text:p>1444.10188603226</text:p>
              </table:table-cell>
              <table:table-cell office:value-type="float" office:value="1427">
                <text:p>142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4:09:11</text:p>
              </table:table-cell>
              <table:table-cell office:value-type="float" office:value="1446.71290855251">
                <text:p>1446.71290855251</text:p>
              </table:table-cell>
              <table:table-cell office:value-type="float" office:value="1417">
                <text:p>141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4:36:04</text:p>
              </table:table-cell>
              <table:table-cell office:value-type="float" office:value="1429.22316432356">
                <text:p>1429.22316432356</text:p>
              </table:table-cell>
              <table:table-cell office:value-type="float" office:value="1428">
                <text:p>1428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4:08:39</text:p>
              </table:table-cell>
              <table:table-cell office:value-type="float" office:value="1432.56471708417">
                <text:p>1432.56471708417</text:p>
              </table:table-cell>
              <table:table-cell office:value-type="float" office:value="1411">
                <text:p>141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4:08:43</text:p>
              </table:table-cell>
              <table:table-cell office:value-type="float" office:value="1435.53799306332">
                <text:p>1435.53799306332</text:p>
              </table:table-cell>
              <table:table-cell office:value-type="float" office:value="1404">
                <text:p>140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4:08:47</text:p>
              </table:table-cell>
              <table:table-cell office:value-type="float" office:value="1403.72422141484">
                <text:p>1403.72422141484</text:p>
              </table:table-cell>
              <table:table-cell office:value-type="float" office:value="1392">
                <text:p>139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4:08:51</text:p>
              </table:table-cell>
              <table:table-cell office:value-type="float" office:value="1430.33661692981">
                <text:p>1430.33661692981</text:p>
              </table:table-cell>
              <table:table-cell office:value-type="float" office:value="1407">
                <text:p>140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4:20:22</text:p>
              </table:table-cell>
              <table:table-cell office:value-type="float" office:value="1425.51453574916">
                <text:p>1425.51453574916</text:p>
              </table:table-cell>
              <table:table-cell office:value-type="float" office:value="1410">
                <text:p>141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5:15:12</text:p>
              </table:table-cell>
              <table:table-cell office:value-type="float" office:value="1418.11059865407">
                <text:p>1418.11059865407</text:p>
              </table:table-cell>
              <table:table-cell office:value-type="float" office:value="1417">
                <text:p>141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5:15:16</text:p>
              </table:table-cell>
              <table:table-cell office:value-type="float" office:value="1432.9362219133">
                <text:p>1432.9362219133</text:p>
              </table:table-cell>
              <table:table-cell office:value-type="float" office:value="1427">
                <text:p>142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4:19:34</text:p>
              </table:table-cell>
              <table:table-cell office:value-type="float" office:value="1408.5121236156">
                <text:p>1408.5121236156</text:p>
              </table:table-cell>
              <table:table-cell office:value-type="float" office:value="1393">
                <text:p>139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19:38</text:p>
              </table:table-cell>
              <table:table-cell office:value-type="float" office:value="1405.93308151781">
                <text:p>1405.93308151781</text:p>
              </table:table-cell>
              <table:table-cell office:value-type="float" office:value="1395">
                <text:p>139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19:42</text:p>
              </table:table-cell>
              <table:table-cell office:value-type="float" office:value="1421.07003938243">
                <text:p>1421.07003938243</text:p>
              </table:table-cell>
              <table:table-cell office:value-type="float" office:value="1403">
                <text:p>140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19:46</text:p>
              </table:table-cell>
              <table:table-cell office:value-type="float" office:value="1422.18056366343">
                <text:p>1422.18056366343</text:p>
              </table:table-cell>
              <table:table-cell office:value-type="float" office:value="1399">
                <text:p>1399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20:26</text:p>
              </table:table-cell>
              <table:table-cell office:value-type="float" office:value="1401.14925908606">
                <text:p>1401.14925908606</text:p>
              </table:table-cell>
              <table:table-cell office:value-type="float" office:value="1386">
                <text:p>1386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20:30</text:p>
              </table:table-cell>
              <table:table-cell office:value-type="float" office:value="1403.72422141484">
                <text:p>1403.72422141484</text:p>
              </table:table-cell>
              <table:table-cell office:value-type="float" office:value="1388">
                <text:p>138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20:34</text:p>
              </table:table-cell>
              <table:table-cell office:value-type="float" office:value="1395.63889712323">
                <text:p>1395.63889712323</text:p>
              </table:table-cell>
              <table:table-cell office:value-type="float" office:value="1385">
                <text:p>138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33:44</text:p>
              </table:table-cell>
              <table:table-cell office:value-type="float" office:value="1430.33661692981">
                <text:p>1430.33661692981</text:p>
              </table:table-cell>
              <table:table-cell office:value-type="float" office:value="1411">
                <text:p>141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36:08</text:p>
              </table:table-cell>
              <table:table-cell office:value-type="float" office:value="1419.22005512266">
                <text:p>1419.22005512266</text:p>
              </table:table-cell>
              <table:table-cell office:value-type="float" office:value="1411">
                <text:p>141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4:09:31</text:p>
              </table:table-cell>
              <table:table-cell office:value-type="float" office:value="1422.18056366343">
                <text:p>1422.18056366343</text:p>
              </table:table-cell>
              <table:table-cell office:value-type="float" office:value="1399">
                <text:p>1399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4:09:35</text:p>
              </table:table-cell>
              <table:table-cell office:value-type="float" office:value="1418.11059865407">
                <text:p>1418.11059865407</text:p>
              </table:table-cell>
              <table:table-cell office:value-type="float" office:value="1402">
                <text:p>1402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4:09:39</text:p>
              </table:table-cell>
              <table:table-cell office:value-type="float" office:value="1409.61809879759">
                <text:p>1409.61809879759</text:p>
              </table:table-cell>
              <table:table-cell office:value-type="float" office:value="1408">
                <text:p>1408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4:09:43</text:p>
              </table:table-cell>
              <table:table-cell office:value-type="float" office:value="1415.15400832106">
                <text:p>1415.15400832106</text:p>
              </table:table-cell>
              <table:table-cell office:value-type="float" office:value="1396">
                <text:p>1396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5:15:20</text:p>
              </table:table-cell>
              <table:table-cell office:value-type="float" office:value="1410.35563923038">
                <text:p>1410.35563923038</text:p>
              </table:table-cell>
              <table:table-cell office:value-type="float" office:value="1411">
                <text:p>1411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4:19:50</text:p>
              </table:table-cell>
              <table:table-cell office:value-type="float" office:value="1405.56482609935">
                <text:p>1405.56482609935</text:p>
              </table:table-cell>
              <table:table-cell office:value-type="float" office:value="1391">
                <text:p>1391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4:19:54</text:p>
              </table:table-cell>
              <table:table-cell office:value-type="float" office:value="1397.47455988598">
                <text:p>1397.47455988598</text:p>
              </table:table-cell>
              <table:table-cell office:value-type="float" office:value="1383">
                <text:p>1383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4:19:58</text:p>
              </table:table-cell>
              <table:table-cell office:value-type="float" office:value="1399.67883997691">
                <text:p>1399.67883997691</text:p>
              </table:table-cell>
              <table:table-cell office:value-type="float" office:value="1381">
                <text:p>1381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4:20:02</text:p>
              </table:table-cell>
              <table:table-cell office:value-type="float" office:value="1401.14925908606">
                <text:p>1401.14925908606</text:p>
              </table:table-cell>
              <table:table-cell office:value-type="float" office:value="1378">
                <text:p>1378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4:27:28</text:p>
              </table:table-cell>
              <table:table-cell office:value-type="float" office:value="1396.74015973607">
                <text:p>1396.74015973607</text:p>
              </table:table-cell>
              <table:table-cell office:value-type="float" office:value="1380">
                <text:p>138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4:27:32</text:p>
              </table:table-cell>
              <table:table-cell office:value-type="float" office:value="1387.94142037654">
                <text:p>1387.94142037654</text:p>
              </table:table-cell>
              <table:table-cell office:value-type="float" office:value="1380">
                <text:p>138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4:27:36</text:p>
              </table:table-cell>
              <table:table-cell office:value-type="float" office:value="1397.10733730899">
                <text:p>1397.10733730899</text:p>
              </table:table-cell>
              <table:table-cell office:value-type="float" office:value="1376">
                <text:p>1376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4:27:40</text:p>
              </table:table-cell>
              <table:table-cell office:value-type="float" office:value="1394.17117752402">
                <text:p>1394.17117752402</text:p>
              </table:table-cell>
              <table:table-cell office:value-type="float" office:value="1382">
                <text:p>1382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4:34:16</text:p>
              </table:table-cell>
              <table:table-cell office:value-type="float" office:value="1411.46228518285">
                <text:p>1411.46228518285</text:p>
              </table:table-cell>
              <table:table-cell office:value-type="float" office:value="1396">
                <text:p>1396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4:33:48</text:p>
              </table:table-cell>
              <table:table-cell office:value-type="float" office:value="1418.11059865407">
                <text:p>1418.11059865407</text:p>
              </table:table-cell>
              <table:table-cell office:value-type="float" office:value="1390">
                <text:p>1390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4:17:57</text:p>
              </table:table-cell>
              <table:table-cell office:value-type="float" office:value="1388.67365564256">
                <text:p>1388.67365564256</text:p>
              </table:table-cell>
              <table:table-cell office:value-type="float" office:value="1371">
                <text:p>13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:18:01</text:p>
              </table:table-cell>
              <table:table-cell office:value-type="float" office:value="1398.94390007163">
                <text:p>1398.94390007163</text:p>
              </table:table-cell>
              <table:table-cell office:value-type="float" office:value="1366">
                <text:p>13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:18:05</text:p>
              </table:table-cell>
              <table:table-cell office:value-type="float" office:value="1382.82084038001">
                <text:p>1382.82084038001</text:p>
              </table:table-cell>
              <table:table-cell office:value-type="float" office:value="1372">
                <text:p>13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:18:09</text:p>
              </table:table-cell>
              <table:table-cell office:value-type="float" office:value="1389.77234745514">
                <text:p>1389.77234745514</text:p>
              </table:table-cell>
              <table:table-cell office:value-type="float" office:value="1373">
                <text:p>13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:36:12</text:p>
              </table:table-cell>
              <table:table-cell office:value-type="float" office:value="1417.3711836818">
                <text:p>1417.3711836818</text:p>
              </table:table-cell>
              <table:table-cell office:value-type="float" office:value="1381">
                <text:p>138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5:14:16</text:p>
              </table:table-cell>
              <table:table-cell office:value-type="float" office:value="1405.19661549718">
                <text:p>1405.19661549718</text:p>
              </table:table-cell>
              <table:table-cell office:value-type="float" office:value="1381">
                <text:p>1381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4:20:38</text:p>
              </table:table-cell>
              <table:table-cell office:value-type="float" office:value="1359.8884763576">
                <text:p>1359.8884763576</text:p>
              </table:table-cell>
              <table:table-cell office:value-type="float" office:value="1365">
                <text:p>1365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4:20:42</text:p>
              </table:table-cell>
              <table:table-cell office:value-type="float" office:value="1375.15663276276">
                <text:p>1375.15663276276</text:p>
              </table:table-cell>
              <table:table-cell office:value-type="float" office:value="1354">
                <text:p>1354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4:20:46</text:p>
              </table:table-cell>
              <table:table-cell office:value-type="float" office:value="1381.72472816411">
                <text:p>1381.72472816411</text:p>
              </table:table-cell>
              <table:table-cell office:value-type="float" office:value="1354">
                <text:p>135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5:12:40</text:p>
              </table:table-cell>
              <table:table-cell office:value-type="float" office:value="1383.18630177132">
                <text:p>1383.18630177132</text:p>
              </table:table-cell>
              <table:table-cell office:value-type="float" office:value="1358">
                <text:p>135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4:36:16</text:p>
              </table:table-cell>
              <table:table-cell office:value-type="float" office:value="1383.55180847547">
                <text:p>1383.55180847547</text:p>
              </table:table-cell>
              <table:table-cell office:value-type="float" office:value="1370">
                <text:p>137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4:36:20</text:p>
              </table:table-cell>
              <table:table-cell office:value-type="float" office:value="1373.33477552296">
                <text:p>1373.33477552296</text:p>
              </table:table-cell>
              <table:table-cell office:value-type="float" office:value="1360">
                <text:p>1360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4:36:24</text:p>
              </table:table-cell>
              <table:table-cell office:value-type="float" office:value="1365.69541683784">
                <text:p>1365.69541683784</text:p>
              </table:table-cell>
              <table:table-cell office:value-type="float" office:value="1357">
                <text:p>1357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4:36:28</text:p>
              </table:table-cell>
              <table:table-cell office:value-type="float" office:value="1379.89878148354">
                <text:p>1379.89878148354</text:p>
              </table:table-cell>
              <table:table-cell office:value-type="float" office:value="1366">
                <text:p>136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4:16:47</text:p>
              </table:table-cell>
              <table:table-cell office:value-type="float" office:value="1351.92309625652">
                <text:p>1351.92309625652</text:p>
              </table:table-cell>
              <table:table-cell office:value-type="float" office:value="1358">
                <text:p>135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4:16:51</text:p>
              </table:table-cell>
              <table:table-cell office:value-type="float" office:value="1379.16872045454">
                <text:p>1379.16872045454</text:p>
              </table:table-cell>
              <table:table-cell office:value-type="float" office:value="1355">
                <text:p>1355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4:16:55</text:p>
              </table:table-cell>
              <table:table-cell office:value-type="float" office:value="1361.33911287389">
                <text:p>1361.33911287389</text:p>
              </table:table-cell>
              <table:table-cell office:value-type="float" office:value="1357">
                <text:p>1357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4:17:15</text:p>
              </table:table-cell>
              <table:table-cell office:value-type="float" office:value="1386.11162348335">
                <text:p>1386.11162348335</text:p>
              </table:table-cell>
              <table:table-cell office:value-type="float" office:value="1358">
                <text:p>135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5:14:20</text:p>
              </table:table-cell>
              <table:table-cell office:value-type="float" office:value="1358.80098014308">
                <text:p>1358.80098014308</text:p>
              </table:table-cell>
              <table:table-cell office:value-type="float" office:value="1353">
                <text:p>1353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5:14:24</text:p>
              </table:table-cell>
              <table:table-cell office:value-type="float" office:value="1358.4385730996">
                <text:p>1358.4385730996</text:p>
              </table:table-cell>
              <table:table-cell office:value-type="float" office:value="1335">
                <text:p>1335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5:14:28</text:p>
              </table:table-cell>
              <table:table-cell office:value-type="float" office:value="1355.17897440131">
                <text:p>1355.17897440131</text:p>
              </table:table-cell>
              <table:table-cell office:value-type="float" office:value="1343">
                <text:p>1343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5:14:32</text:p>
              </table:table-cell>
              <table:table-cell office:value-type="float" office:value="1361.70188651443">
                <text:p>1361.70188651443</text:p>
              </table:table-cell>
              <table:table-cell office:value-type="float" office:value="1344">
                <text:p>134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5:13:56</text:p>
              </table:table-cell>
              <table:table-cell office:value-type="float" office:value="1353.36969350887">
                <text:p>1353.36969350887</text:p>
              </table:table-cell>
              <table:table-cell office:value-type="float" office:value="1343">
                <text:p>1343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5:13:00</text:p>
              </table:table-cell>
              <table:table-cell office:value-type="float" office:value="1353.00797521666">
                <text:p>1353.00797521666</text:p>
              </table:table-cell>
              <table:table-cell office:value-type="float" office:value="1335">
                <text:p>1335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5:13:04</text:p>
              </table:table-cell>
              <table:table-cell office:value-type="float" office:value="1361.33911287389">
                <text:p>1361.33911287389</text:p>
              </table:table-cell>
              <table:table-cell office:value-type="float" office:value="1342">
                <text:p>1342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4:22:44</text:p>
              </table:table-cell>
              <table:table-cell office:value-type="float" office:value="1314.21471295783">
                <text:p>1314.21471295783</text:p>
              </table:table-cell>
              <table:table-cell office:value-type="float" office:value="1306">
                <text:p>1306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4:22:48</text:p>
              </table:table-cell>
              <table:table-cell office:value-type="float" office:value="1317.42675624802">
                <text:p>1317.42675624802</text:p>
              </table:table-cell>
              <table:table-cell office:value-type="float" office:value="1312">
                <text:p>131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4:22:52</text:p>
              </table:table-cell>
              <table:table-cell office:value-type="float" office:value="1332.82536947254">
                <text:p>1332.82536947254</text:p>
              </table:table-cell>
              <table:table-cell office:value-type="float" office:value="1313">
                <text:p>1313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4:22:56</text:p>
              </table:table-cell>
              <table:table-cell office:value-type="float" office:value="1327.08559126335">
                <text:p>1327.08559126335</text:p>
              </table:table-cell>
              <table:table-cell office:value-type="float" office:value="1325">
                <text:p>132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4:33:52</text:p>
              </table:table-cell>
              <table:table-cell office:value-type="float" office:value="1368.60327635242">
                <text:p>1368.60327635242</text:p>
              </table:table-cell>
              <table:table-cell office:value-type="float" office:value="1342">
                <text:p>134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4:20:50</text:p>
              </table:table-cell>
              <table:table-cell office:value-type="float" office:value="1331.03041053511">
                <text:p>1331.03041053511</text:p>
              </table:table-cell>
              <table:table-cell office:value-type="float" office:value="1314">
                <text:p>1314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5:15:24</text:p>
              </table:table-cell>
              <table:table-cell office:value-type="float" office:value="1334.26217234357">
                <text:p>1334.26217234357</text:p>
              </table:table-cell>
              <table:table-cell office:value-type="float" office:value="1332">
                <text:p>1332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5:13:08</text:p>
              </table:table-cell>
              <table:table-cell office:value-type="float" office:value="1340.01680189169">
                <text:p>1340.01680189169</text:p>
              </table:table-cell>
              <table:table-cell office:value-type="float" office:value="1326">
                <text:p>132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5:13:12</text:p>
              </table:table-cell>
              <table:table-cell office:value-type="float" office:value="1345.78327595217">
                <text:p>1345.78327595217</text:p>
              </table:table-cell>
              <table:table-cell office:value-type="float" office:value="1326">
                <text:p>132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5:13:16</text:p>
              </table:table-cell>
              <table:table-cell office:value-type="float" office:value="1336.41876833022">
                <text:p>1336.41876833022</text:p>
              </table:table-cell>
              <table:table-cell office:value-type="float" office:value="1332">
                <text:p>1332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5:13:20</text:p>
              </table:table-cell>
              <table:table-cell office:value-type="float" office:value="1339.65679020004">
                <text:p>1339.65679020004</text:p>
              </table:table-cell>
              <table:table-cell office:value-type="float" office:value="1326">
                <text:p>132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4:09:47</text:p>
              </table:table-cell>
              <table:table-cell office:value-type="float" office:value="1320.28508608092">
                <text:p>1320.28508608092</text:p>
              </table:table-cell>
              <table:table-cell office:value-type="float" office:value="1318">
                <text:p>1318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:09:51</text:p>
              </table:table-cell>
              <table:table-cell office:value-type="float" office:value="1347.58772299696">
                <text:p>1347.58772299696</text:p>
              </table:table-cell>
              <table:table-cell office:value-type="float" office:value="1320">
                <text:p>132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:09:55</text:p>
              </table:table-cell>
              <table:table-cell office:value-type="float" office:value="1330.312752166">
                <text:p>1330.312752166</text:p>
              </table:table-cell>
              <table:table-cell office:value-type="float" office:value="1319">
                <text:p>131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:09:59</text:p>
              </table:table-cell>
              <table:table-cell office:value-type="float" office:value="1328.51941981169">
                <text:p>1328.51941981169</text:p>
              </table:table-cell>
              <table:table-cell office:value-type="float" office:value="1313">
                <text:p>1313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:21:10</text:p>
              </table:table-cell>
              <table:table-cell office:value-type="float" office:value="1333.18450057063">
                <text:p>1333.18450057063</text:p>
              </table:table-cell>
              <table:table-cell office:value-type="float" office:value="1311">
                <text:p>1311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4:36:32</text:p>
              </table:table-cell>
              <table:table-cell office:value-type="float" office:value="1321.00013572355">
                <text:p>1321.00013572355</text:p>
              </table:table-cell>
              <table:table-cell office:value-type="float" office:value="1321">
                <text:p>1321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5:14:00</text:p>
              </table:table-cell>
              <table:table-cell office:value-type="float" office:value="1332.46628480076">
                <text:p>1332.46628480076</text:p>
              </table:table-cell>
              <table:table-cell office:value-type="float" office:value="1323">
                <text:p>132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5:14:04</text:p>
              </table:table-cell>
              <table:table-cell office:value-type="float" office:value="1331.38930942247">
                <text:p>1331.38930942247</text:p>
              </table:table-cell>
              <table:table-cell office:value-type="float" office:value="1323">
                <text:p>132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5:14:08</text:p>
              </table:table-cell>
              <table:table-cell office:value-type="float" office:value="1335.69971752854">
                <text:p>1335.69971752854</text:p>
              </table:table-cell>
              <table:table-cell office:value-type="float" office:value="1322">
                <text:p>1322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5:14:12</text:p>
              </table:table-cell>
              <table:table-cell office:value-type="float" office:value="1349.39332255418">
                <text:p>1349.39332255418</text:p>
              </table:table-cell>
              <table:table-cell office:value-type="float" office:value="1338">
                <text:p>1338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5:13:24</text:p>
              </table:table-cell>
              <table:table-cell office:value-type="float" office:value="1318.85554729102">
                <text:p>1318.85554729102</text:p>
              </table:table-cell>
              <table:table-cell office:value-type="float" office:value="1314">
                <text:p>131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5:13:28</text:p>
              </table:table-cell>
              <table:table-cell office:value-type="float" office:value="1329.23661324499">
                <text:p>1329.23661324499</text:p>
              </table:table-cell>
              <table:table-cell office:value-type="float" office:value="1313">
                <text:p>131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5:13:32</text:p>
              </table:table-cell>
              <table:table-cell office:value-type="float" office:value="1341.81755420578">
                <text:p>1341.81755420578</text:p>
              </table:table-cell>
              <table:table-cell office:value-type="float" office:value="1317">
                <text:p>1317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4:09:15</text:p>
              </table:table-cell>
              <table:table-cell office:value-type="float" office:value="1312.43188336929">
                <text:p>1312.43188336929</text:p>
              </table:table-cell>
              <table:table-cell office:value-type="float" office:value="1306">
                <text:p>130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:09:19</text:p>
              </table:table-cell>
              <table:table-cell office:value-type="float" office:value="1327.08559126335">
                <text:p>1327.08559126335</text:p>
              </table:table-cell>
              <table:table-cell office:value-type="float" office:value="1312">
                <text:p>1312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:09:23</text:p>
              </table:table-cell>
              <table:table-cell office:value-type="float" office:value="1322.43079518917">
                <text:p>1322.43079518917</text:p>
              </table:table-cell>
              <table:table-cell office:value-type="float" office:value="1306">
                <text:p>1306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:09:27</text:p>
              </table:table-cell>
              <table:table-cell office:value-type="float" office:value="1326.36895627475">
                <text:p>1326.36895627475</text:p>
              </table:table-cell>
              <table:table-cell office:value-type="float" office:value="1311">
                <text:p>1311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4:33:56</text:p>
              </table:table-cell>
              <table:table-cell office:value-type="float" office:value="1330.67155811365">
                <text:p>1330.67155811365</text:p>
              </table:table-cell>
              <table:table-cell office:value-type="float" office:value="1320">
                <text:p>132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4:34:00</text:p>
              </table:table-cell>
              <table:table-cell office:value-type="float" office:value="1334.98085217852">
                <text:p>1334.98085217852</text:p>
              </table:table-cell>
              <table:table-cell office:value-type="float" office:value="1310">
                <text:p>131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4:34:04</text:p>
              </table:table-cell>
              <table:table-cell office:value-type="float" office:value="1310.29403484406">
                <text:p>1310.29403484406</text:p>
              </table:table-cell>
              <table:table-cell office:value-type="float" office:value="1300">
                <text:p>130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4:34:08</text:p>
              </table:table-cell>
              <table:table-cell office:value-type="float" office:value="1323.50427969799">
                <text:p>1323.50427969799</text:p>
              </table:table-cell>
              <table:table-cell office:value-type="float" office:value="1314">
                <text:p>131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4:34:12</text:p>
              </table:table-cell>
              <table:table-cell office:value-type="float" office:value="1330.312752166">
                <text:p>1330.312752166</text:p>
              </table:table-cell>
              <table:table-cell office:value-type="float" office:value="1309">
                <text:p>130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4:23:00</text:p>
              </table:table-cell>
              <table:table-cell office:value-type="float" office:value="1294.31413131842">
                <text:p>1294.31413131842</text:p>
              </table:table-cell>
              <table:table-cell office:value-type="float" office:value="1284">
                <text:p>1284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4:23:04</text:p>
              </table:table-cell>
              <table:table-cell office:value-type="float" office:value="1299.98494400013">
                <text:p>1299.98494400013</text:p>
              </table:table-cell>
              <table:table-cell office:value-type="float" office:value="1287">
                <text:p>128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4:36:36</text:p>
              </table:table-cell>
              <table:table-cell office:value-type="float" office:value="1298.21151692976">
                <text:p>1298.21151692976</text:p>
              </table:table-cell>
              <table:table-cell office:value-type="float" office:value="1303">
                <text:p>130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5:12:16</text:p>
              </table:table-cell>
              <table:table-cell office:value-type="float" office:value="1311.3627480606">
                <text:p>1311.3627480606</text:p>
              </table:table-cell>
              <table:table-cell office:value-type="float" office:value="1293">
                <text:p>129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5:12:20</text:p>
              </table:table-cell>
              <table:table-cell office:value-type="float" office:value="1301.40453439155">
                <text:p>1301.40453439155</text:p>
              </table:table-cell>
              <table:table-cell office:value-type="float" office:value="1295">
                <text:p>1295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5:13:36</text:p>
              </table:table-cell>
              <table:table-cell office:value-type="float" office:value="1311.71907960816">
                <text:p>1311.71907960816</text:p>
              </table:table-cell>
              <table:table-cell office:value-type="float" office:value="1299">
                <text:p>129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4:21:14</text:p>
              </table:table-cell>
              <table:table-cell office:value-type="float" office:value="1303.18008248063">
                <text:p>1303.18008248063</text:p>
              </table:table-cell>
              <table:table-cell office:value-type="float" office:value="1294">
                <text:p>1294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4:21:32</text:p>
              </table:table-cell>
              <table:table-cell office:value-type="float" office:value="1287.59576242432">
                <text:p>1287.59576242432</text:p>
              </table:table-cell>
              <table:table-cell office:value-type="float" office:value="1290">
                <text:p>129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4:21:36</text:p>
              </table:table-cell>
              <table:table-cell office:value-type="float" office:value="1302.82487867335">
                <text:p>1302.82487867335</text:p>
              </table:table-cell>
              <table:table-cell office:value-type="float" office:value="1290">
                <text:p>129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4:21:40</text:p>
              </table:table-cell>
              <table:table-cell office:value-type="float" office:value="1297.14802688514">
                <text:p>1297.14802688514</text:p>
              </table:table-cell>
              <table:table-cell office:value-type="float" office:value="1281">
                <text:p>128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4:22:28</text:p>
              </table:table-cell>
              <table:table-cell office:value-type="float" office:value="1274.91321201105">
                <text:p>1274.91321201105</text:p>
              </table:table-cell>
              <table:table-cell office:value-type="float" office:value="1269">
                <text:p>1269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4:22:32</text:p>
              </table:table-cell>
              <table:table-cell office:value-type="float" office:value="1277.72622685789">
                <text:p>1277.72622685789</text:p>
              </table:table-cell>
              <table:table-cell office:value-type="float" office:value="1276">
                <text:p>1276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4:22:36</text:p>
              </table:table-cell>
              <table:table-cell office:value-type="float" office:value="1287.59576242432">
                <text:p>1287.59576242432</text:p>
              </table:table-cell>
              <table:table-cell office:value-type="float" office:value="1267">
                <text:p>126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4:22:40</text:p>
              </table:table-cell>
              <table:table-cell office:value-type="float" office:value="1289.00873501565">
                <text:p>1289.00873501565</text:p>
              </table:table-cell>
              <table:table-cell office:value-type="float" office:value="1272">
                <text:p>1272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4:27:12</text:p>
              </table:table-cell>
              <table:table-cell office:value-type="float" office:value="1299.63016425616">
                <text:p>1299.63016425616</text:p>
              </table:table-cell>
              <table:table-cell office:value-type="float" office:value="1289">
                <text:p>1289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4:27:16</text:p>
              </table:table-cell>
              <table:table-cell office:value-type="float" office:value="1293.60613001072">
                <text:p>1293.60613001072</text:p>
              </table:table-cell>
              <table:table-cell office:value-type="float" office:value="1275">
                <text:p>1275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4:27:20</text:p>
              </table:table-cell>
              <table:table-cell office:value-type="float" office:value="1301.04956609696">
                <text:p>1301.04956609696</text:p>
              </table:table-cell>
              <table:table-cell office:value-type="float" office:value="1290">
                <text:p>1290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4:27:24</text:p>
              </table:table-cell>
              <table:table-cell office:value-type="float" office:value="1307.8020133303">
                <text:p>1307.8020133303</text:p>
              </table:table-cell>
              <table:table-cell office:value-type="float" office:value="1283">
                <text:p>1283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5:12:24</text:p>
              </table:table-cell>
              <table:table-cell office:value-type="float" office:value="1309.22574393133">
                <text:p>1309.22574393133</text:p>
              </table:table-cell>
              <table:table-cell office:value-type="float" office:value="1292">
                <text:p>129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5:12:28</text:p>
              </table:table-cell>
              <table:table-cell office:value-type="float" office:value="1285.47772633677">
                <text:p>1285.47772633677</text:p>
              </table:table-cell>
              <table:table-cell office:value-type="float" office:value="1282">
                <text:p>128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5:12:32</text:p>
              </table:table-cell>
              <table:table-cell office:value-type="float" office:value="1315.64181973022">
                <text:p>1315.64181973022</text:p>
              </table:table-cell>
              <table:table-cell office:value-type="float" office:value="1302">
                <text:p>130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5:12:36</text:p>
              </table:table-cell>
              <table:table-cell office:value-type="float" office:value="1311.71907960816">
                <text:p>1311.71907960816</text:p>
              </table:table-cell>
              <table:table-cell office:value-type="float" office:value="1297">
                <text:p>1297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4:06:55</text:p>
              </table:table-cell>
              <table:table-cell office:value-type="float" office:value="1295.73070115908">
                <text:p>1295.73070115908</text:p>
              </table:table-cell>
              <table:table-cell office:value-type="float" office:value="1282">
                <text:p>128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:06:59</text:p>
              </table:table-cell>
              <table:table-cell office:value-type="float" office:value="1297.50247636537">
                <text:p>1297.50247636537</text:p>
              </table:table-cell>
              <table:table-cell office:value-type="float" office:value="1283">
                <text:p>128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:07:03</text:p>
              </table:table-cell>
              <table:table-cell office:value-type="float" office:value="1305.66782690933">
                <text:p>1305.66782690933</text:p>
              </table:table-cell>
              <table:table-cell office:value-type="float" office:value="1277">
                <text:p>127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:07:07</text:p>
              </table:table-cell>
              <table:table-cell office:value-type="float" office:value="1296.79362461661">
                <text:p>1296.79362461661</text:p>
              </table:table-cell>
              <table:table-cell office:value-type="float" office:value="1276">
                <text:p>1276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5:13:40</text:p>
              </table:table-cell>
              <table:table-cell office:value-type="float" office:value="1302.46972195299">
                <text:p>1302.46972195299</text:p>
              </table:table-cell>
              <table:table-cell office:value-type="float" office:value="1285">
                <text:p>1285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5:13:44</text:p>
              </table:table-cell>
              <table:table-cell office:value-type="float" office:value="1288.30215390803">
                <text:p>1288.30215390803</text:p>
              </table:table-cell>
              <table:table-cell office:value-type="float" office:value="1283">
                <text:p>128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5:13:48</text:p>
              </table:table-cell>
              <table:table-cell office:value-type="float" office:value="1286.53653087926">
                <text:p>1286.53653087926</text:p>
              </table:table-cell>
              <table:table-cell office:value-type="float" office:value="1280">
                <text:p>128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5:13:52</text:p>
              </table:table-cell>
              <table:table-cell office:value-type="float" office:value="1291.83695444391">
                <text:p>1291.83695444391</text:p>
              </table:table-cell>
              <table:table-cell office:value-type="float" office:value="1297">
                <text:p>1297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5:15:28</text:p>
              </table:table-cell>
              <table:table-cell office:value-type="float" office:value="1291.83695444391">
                <text:p>1291.83695444391</text:p>
              </table:table-cell>
              <table:table-cell office:value-type="float" office:value="1288">
                <text:p>1288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:21:44</text:p>
              </table:table-cell>
              <table:table-cell office:value-type="float" office:value="1290.06896208616">
                <text:p>1290.06896208616</text:p>
              </table:table-cell>
              <table:table-cell office:value-type="float" office:value="1269">
                <text:p>126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4:21:48</text:p>
              </table:table-cell>
              <table:table-cell office:value-type="float" office:value="1273.85911827636">
                <text:p>1273.85911827636</text:p>
              </table:table-cell>
              <table:table-cell office:value-type="float" office:value="1261">
                <text:p>126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4:21:52</text:p>
              </table:table-cell>
              <table:table-cell office:value-type="float" office:value="1284.0666515345">
                <text:p>1284.0666515345</text:p>
              </table:table-cell>
              <table:table-cell office:value-type="float" office:value="1268">
                <text:p>126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4:21:56</text:p>
              </table:table-cell>
              <table:table-cell office:value-type="float" office:value="1288.30215390803">
                <text:p>1288.30215390803</text:p>
              </table:table-cell>
              <table:table-cell office:value-type="float" office:value="1260">
                <text:p>1260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4:36:40</text:p>
              </table:table-cell>
              <table:table-cell office:value-type="float" office:value="1252.17098015741">
                <text:p>1252.17098015741</text:p>
              </table:table-cell>
              <table:table-cell office:value-type="float" office:value="1251">
                <text:p>125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4:36:44</text:p>
              </table:table-cell>
              <table:table-cell office:value-type="float" office:value="1273.85911827636">
                <text:p>1273.85911827636</text:p>
              </table:table-cell>
              <table:table-cell office:value-type="float" office:value="1257">
                <text:p>125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5:11:20</text:p>
              </table:table-cell>
              <table:table-cell office:value-type="float" office:value="1278.78189366472">
                <text:p>1278.78189366472</text:p>
              </table:table-cell>
              <table:table-cell office:value-type="float" office:value="1281">
                <text:p>128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4:20:54</text:p>
              </table:table-cell>
              <table:table-cell office:value-type="float" office:value="1270.6994149342">
                <text:p>1270.6994149342</text:p>
              </table:table-cell>
              <table:table-cell office:value-type="float" office:value="1253">
                <text:p>125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20:58</text:p>
              </table:table-cell>
              <table:table-cell office:value-type="float" office:value="1278.07806816578">
                <text:p>1278.07806816578</text:p>
              </table:table-cell>
              <table:table-cell office:value-type="float" office:value="1255">
                <text:p>125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21:02</text:p>
              </table:table-cell>
              <table:table-cell office:value-type="float" office:value="1283.36139909601">
                <text:p>1283.36139909601</text:p>
              </table:table-cell>
              <table:table-cell office:value-type="float" office:value="1262">
                <text:p>126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21:06</text:p>
              </table:table-cell>
              <table:table-cell office:value-type="float" office:value="1265.44184802783">
                <text:p>1265.44184802783</text:p>
              </table:table-cell>
              <table:table-cell office:value-type="float" office:value="1250">
                <text:p>125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34:20</text:p>
              </table:table-cell>
              <table:table-cell office:value-type="float" office:value="1275.61617967878">
                <text:p>1275.61617967878</text:p>
              </table:table-cell>
              <table:table-cell office:value-type="float" office:value="1265">
                <text:p>126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34:24</text:p>
              </table:table-cell>
              <table:table-cell office:value-type="float" office:value="1289.36209665903">
                <text:p>1289.36209665903</text:p>
              </table:table-cell>
              <table:table-cell office:value-type="float" office:value="1268">
                <text:p>126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34:28</text:p>
              </table:table-cell>
              <table:table-cell office:value-type="float" office:value="1293.25220028725">
                <text:p>1293.25220028725</text:p>
              </table:table-cell>
              <table:table-cell office:value-type="float" office:value="1269">
                <text:p>126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34:32</text:p>
              </table:table-cell>
              <table:table-cell office:value-type="float" office:value="1278.42995710396">
                <text:p>1278.42995710396</text:p>
              </table:table-cell>
              <table:table-cell office:value-type="float" office:value="1272">
                <text:p>127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14:23:08</text:p>
              </table:table-cell>
              <table:table-cell office:value-type="float" office:value="1256.35428155013">
                <text:p>1256.35428155013</text:p>
              </table:table-cell>
              <table:table-cell office:value-type="float" office:value="1244">
                <text:p>124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4:22:00</text:p>
              </table:table-cell>
              <table:table-cell office:value-type="float" office:value="1253.91317970205">
                <text:p>1253.91317970205</text:p>
              </table:table-cell>
              <table:table-cell office:value-type="float" office:value="1255">
                <text:p>1255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5:12:44</text:p>
              </table:table-cell>
              <table:table-cell office:value-type="float" office:value="1261.24355422382">
                <text:p>1261.24355422382</text:p>
              </table:table-cell>
              <table:table-cell office:value-type="float" office:value="1261">
                <text:p>1261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5:12:48</text:p>
              </table:table-cell>
              <table:table-cell office:value-type="float" office:value="1278.07806816578">
                <text:p>1278.07806816578</text:p>
              </table:table-cell>
              <table:table-cell office:value-type="float" office:value="1256">
                <text:p>125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5:12:52</text:p>
              </table:table-cell>
              <table:table-cell office:value-type="float" office:value="1268.9456965508">
                <text:p>1268.9456965508</text:p>
              </table:table-cell>
              <table:table-cell office:value-type="float" office:value="1250">
                <text:p>125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5:12:56</text:p>
              </table:table-cell>
              <table:table-cell office:value-type="float" office:value="1265.79201742429">
                <text:p>1265.79201742429</text:p>
              </table:table-cell>
              <table:table-cell office:value-type="float" office:value="1261">
                <text:p>1261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14:36:48</text:p>
              </table:table-cell>
              <table:table-cell office:value-type="float" office:value="1252.5193237016">
                <text:p>1252.5193237016</text:p>
              </table:table-cell>
              <table:table-cell office:value-type="float" office:value="1239">
                <text:p>123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5:11:44</text:p>
              </table:table-cell>
              <table:table-cell office:value-type="float" office:value="1243.8252118785">
                <text:p>1243.8252118785</text:p>
              </table:table-cell>
              <table:table-cell office:value-type="float" office:value="1239">
                <text:p>123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5:11:48</text:p>
              </table:table-cell>
              <table:table-cell office:value-type="float" office:value="1237.23790337638">
                <text:p>1237.23790337638</text:p>
              </table:table-cell>
              <table:table-cell office:value-type="float" office:value="1240">
                <text:p>124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5:11:52</text:p>
              </table:table-cell>
              <table:table-cell office:value-type="float" office:value="1245.56161903871">
                <text:p>1245.56161903871</text:p>
              </table:table-cell>
              <table:table-cell office:value-type="float" office:value="1226">
                <text:p>1226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5:11:56</text:p>
              </table:table-cell>
              <table:table-cell office:value-type="float" office:value="1251.12623874095">
                <text:p>1251.12623874095</text:p>
              </table:table-cell>
              <table:table-cell office:value-type="float" office:value="1232">
                <text:p>123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5:12:00</text:p>
              </table:table-cell>
              <table:table-cell office:value-type="float" office:value="1242.0900142187">
                <text:p>1242.0900142187</text:p>
              </table:table-cell>
              <table:table-cell office:value-type="float" office:value="1225">
                <text:p>122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5:12:04</text:p>
              </table:table-cell>
              <table:table-cell office:value-type="float" office:value="1246.6040435005">
                <text:p>1246.6040435005</text:p>
              </table:table-cell>
              <table:table-cell office:value-type="float" office:value="1229">
                <text:p>1229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5:12:08</text:p>
              </table:table-cell>
              <table:table-cell office:value-type="float" office:value="1254.61039668979">
                <text:p>1254.61039668979</text:p>
              </table:table-cell>
              <table:table-cell office:value-type="float" office:value="1228">
                <text:p>1228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5:12:12</text:p>
              </table:table-cell>
              <table:table-cell office:value-type="float" office:value="1247.29923475085">
                <text:p>1247.29923475085</text:p>
              </table:table-cell>
              <table:table-cell office:value-type="float" office:value="1237">
                <text:p>123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4:36:52</text:p>
              </table:table-cell>
              <table:table-cell office:value-type="float" office:value="1235.5073104533">
                <text:p>1235.5073104533</text:p>
              </table:table-cell>
              <table:table-cell office:value-type="float" office:value="1228">
                <text:p>1228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4:22:04</text:p>
              </table:table-cell>
              <table:table-cell office:value-type="float" office:value="1231.35884252289">
                <text:p>1231.35884252289</text:p>
              </table:table-cell>
              <table:table-cell office:value-type="float" office:value="1218">
                <text:p>121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5:15:32</text:p>
              </table:table-cell>
              <table:table-cell office:value-type="float" office:value="1234.12371017928">
                <text:p>1234.12371017928</text:p>
              </table:table-cell>
              <table:table-cell office:value-type="float" office:value="1225">
                <text:p>122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4:23:12</text:p>
              </table:table-cell>
              <table:table-cell office:value-type="float" office:value="1210.37939455255">
                <text:p>1210.37939455255</text:p>
              </table:table-cell>
              <table:table-cell office:value-type="float" office:value="1198">
                <text:p>1198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5:11:24</text:p>
              </table:table-cell>
              <table:table-cell office:value-type="float" office:value="1237.58416756286">
                <text:p>1237.58416756286</text:p>
              </table:table-cell>
              <table:table-cell office:value-type="float" office:value="1229">
                <text:p>1229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4:40:36</text:p>
              </table:table-cell>
              <table:table-cell office:value-type="float" office:value="1213.46327216442">
                <text:p>1213.46327216442</text:p>
              </table:table-cell>
              <table:table-cell office:value-type="float" office:value="1213">
                <text:p>1213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4:40:40</text:p>
              </table:table-cell>
              <table:table-cell office:value-type="float" office:value="1211.40691204087">
                <text:p>1211.40691204087</text:p>
              </table:table-cell>
              <table:table-cell office:value-type="float" office:value="1216">
                <text:p>121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4:43:20</text:p>
              </table:table-cell>
              <table:table-cell office:value-type="float" office:value="1208.32568572928">
                <text:p>1208.32568572928</text:p>
              </table:table-cell>
              <table:table-cell office:value-type="float" office:value="1204">
                <text:p>120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4:43:24</text:p>
              </table:table-cell>
              <table:table-cell office:value-type="float" office:value="1213.46327216442">
                <text:p>1213.46327216442</text:p>
              </table:table-cell>
              <table:table-cell office:value-type="float" office:value="1202">
                <text:p>120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4:43:28</text:p>
              </table:table-cell>
              <table:table-cell office:value-type="float" office:value="1189.24328295936">
                <text:p>1189.24328295936</text:p>
              </table:table-cell>
              <table:table-cell office:value-type="float" office:value="1203">
                <text:p>120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5:11:28</text:p>
              </table:table-cell>
              <table:table-cell office:value-type="float" office:value="1233.77793157153">
                <text:p>1233.77793157153</text:p>
              </table:table-cell>
              <table:table-cell office:value-type="float" office:value="1217">
                <text:p>121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5:11:32</text:p>
              </table:table-cell>
              <table:table-cell office:value-type="float" office:value="1214.14911795622">
                <text:p>1214.14911795622</text:p>
              </table:table-cell>
              <table:table-cell office:value-type="float" office:value="1221">
                <text:p>122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5:11:36</text:p>
              </table:table-cell>
              <table:table-cell office:value-type="float" office:value="1235.16133752343">
                <text:p>1235.16133752343</text:p>
              </table:table-cell>
              <table:table-cell office:value-type="float" office:value="1210">
                <text:p>1210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5:11:40</text:p>
              </table:table-cell>
              <table:table-cell office:value-type="float" office:value="1216.20783174718">
                <text:p>1216.20783174718</text:p>
              </table:table-cell>
              <table:table-cell office:value-type="float" office:value="1208">
                <text:p>120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4:43:00</text:p>
              </table:table-cell>
              <table:table-cell office:value-type="float" office:value="1204.565149948">
                <text:p>1204.565149948</text:p>
              </table:table-cell>
              <table:table-cell office:value-type="float" office:value="1205">
                <text:p>120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4:42:08</text:p>
              </table:table-cell>
              <table:table-cell office:value-type="float" office:value="1209.69462842796">
                <text:p>1209.69462842796</text:p>
              </table:table-cell>
              <table:table-cell office:value-type="float" office:value="1187">
                <text:p>1187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5:15:36</text:p>
              </table:table-cell>
              <table:table-cell office:value-type="float" office:value="1198.08371690665">
                <text:p>1198.08371690665</text:p>
              </table:table-cell>
              <table:table-cell office:value-type="float" office:value="1198">
                <text:p>119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4:22:08</text:p>
              </table:table-cell>
              <table:table-cell office:value-type="float" office:value="1197.40249682726">
                <text:p>1197.40249682726</text:p>
              </table:table-cell>
              <table:table-cell office:value-type="float" office:value="1182">
                <text:p>118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4:42:12</text:p>
              </table:table-cell>
              <table:table-cell office:value-type="float" office:value="1199.78763106892">
                <text:p>1199.78763106892</text:p>
              </table:table-cell>
              <table:table-cell office:value-type="float" office:value="1182">
                <text:p>1182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4:45:28</text:p>
              </table:table-cell>
              <table:table-cell office:value-type="float" office:value="1189.92212834113">
                <text:p>1189.92212834113</text:p>
              </table:table-cell>
              <table:table-cell office:value-type="float" office:value="1185">
                <text:p>118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4:22:12</text:p>
              </table:table-cell>
              <table:table-cell office:value-type="float" office:value="1176.04550079707">
                <text:p>1176.04550079707</text:p>
              </table:table-cell>
              <table:table-cell office:value-type="float" office:value="1168">
                <text:p>116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:22:16</text:p>
              </table:table-cell>
              <table:table-cell office:value-type="float" office:value="1182.80414913141">
                <text:p>1182.80414913141</text:p>
              </table:table-cell>
              <table:table-cell office:value-type="float" office:value="1169">
                <text:p>116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:22:20</text:p>
              </table:table-cell>
              <table:table-cell office:value-type="float" office:value="1182.46574399562">
                <text:p>1182.46574399562</text:p>
              </table:table-cell>
              <table:table-cell office:value-type="float" office:value="1166">
                <text:p>116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:22:24</text:p>
              </table:table-cell>
              <table:table-cell office:value-type="float" office:value="1185.17437651023">
                <text:p>1185.17437651023</text:p>
              </table:table-cell>
              <table:table-cell office:value-type="float" office:value="1168">
                <text:p>116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:40:44</text:p>
              </table:table-cell>
              <table:table-cell office:value-type="float" office:value="1200.12856195019">
                <text:p>1200.12856195019</text:p>
              </table:table-cell>
              <table:table-cell office:value-type="float" office:value="1179">
                <text:p>117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:43:32</text:p>
              </table:table-cell>
              <table:table-cell office:value-type="float" office:value="1201.15165055827">
                <text:p>1201.15165055827</text:p>
              </table:table-cell>
              <table:table-cell office:value-type="float" office:value="1180">
                <text:p>118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4:36:56</text:p>
              </table:table-cell>
              <table:table-cell office:value-type="float" office:value="1197.74308217487">
                <text:p>1197.74308217487</text:p>
              </table:table-cell>
              <table:table-cell office:value-type="float" office:value="1193">
                <text:p>11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:26:56</text:p>
              </table:table-cell>
              <table:table-cell office:value-type="float" office:value="1192.97938463357">
                <text:p>1192.97938463357</text:p>
              </table:table-cell>
              <table:table-cell office:value-type="float" office:value="1183">
                <text:p>118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4:27:00</text:p>
              </table:table-cell>
              <table:table-cell office:value-type="float" office:value="1174.35895237068">
                <text:p>1174.35895237068</text:p>
              </table:table-cell>
              <table:table-cell office:value-type="float" office:value="1166">
                <text:p>1166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4:27:04</text:p>
              </table:table-cell>
              <table:table-cell office:value-type="float" office:value="1186.86888592719">
                <text:p>1186.86888592719</text:p>
              </table:table-cell>
              <table:table-cell office:value-type="float" office:value="1184">
                <text:p>118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4:27:08</text:p>
              </table:table-cell>
              <table:table-cell office:value-type="float" office:value="1187.20793670106">
                <text:p>1187.20793670106</text:p>
              </table:table-cell>
              <table:table-cell office:value-type="float" office:value="1174">
                <text:p>117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14:42:16</text:p>
              </table:table-cell>
              <table:table-cell office:value-type="float" office:value="1183.48110852133">
                <text:p>1183.48110852133</text:p>
              </table:table-cell>
              <table:table-cell office:value-type="float" office:value="1182">
                <text:p>118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4:42:20</text:p>
              </table:table-cell>
              <table:table-cell office:value-type="float" office:value="1191.95985354805">
                <text:p>1191.95985354805</text:p>
              </table:table-cell>
              <table:table-cell office:value-type="float" office:value="1166">
                <text:p>116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4:42:24</text:p>
              </table:table-cell>
              <table:table-cell office:value-type="float" office:value="1181.78908287906">
                <text:p>1181.78908287906</text:p>
              </table:table-cell>
              <table:table-cell office:value-type="float" office:value="1179">
                <text:p>117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4:43:36</text:p>
              </table:table-cell>
              <table:table-cell office:value-type="float" office:value="1182.80414913141">
                <text:p>1182.80414913141</text:p>
              </table:table-cell>
              <table:table-cell office:value-type="float" office:value="1173">
                <text:p>117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4:42:28</text:p>
              </table:table-cell>
              <table:table-cell office:value-type="float" office:value="1191.62010886266">
                <text:p>1191.62010886266</text:p>
              </table:table-cell>
              <table:table-cell office:value-type="float" office:value="1166">
                <text:p>116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14:40:48</text:p>
              </table:table-cell>
              <table:table-cell office:value-type="float" office:value="1177.3956369743">
                <text:p>1177.3956369743</text:p>
              </table:table-cell>
              <table:table-cell office:value-type="float" office:value="1160">
                <text:p>1160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4:43:40</text:p>
              </table:table-cell>
              <table:table-cell office:value-type="float" office:value="1164.60159687936">
                <text:p>1164.60159687936</text:p>
              </table:table-cell>
              <table:table-cell office:value-type="float" office:value="1158">
                <text:p>115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:43:44</text:p>
              </table:table-cell>
              <table:table-cell office:value-type="float" office:value="1173.68468219073">
                <text:p>1173.68468219073</text:p>
              </table:table-cell>
              <table:table-cell office:value-type="float" office:value="1158">
                <text:p>115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4:42:32</text:p>
              </table:table-cell>
              <table:table-cell office:value-type="float" office:value="1185.51317910878">
                <text:p>1185.51317910878</text:p>
              </table:table-cell>
              <table:table-cell office:value-type="float" office:value="1173">
                <text:p>1173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4:42:36</text:p>
              </table:table-cell>
              <table:table-cell office:value-type="float" office:value="1181.78908287906">
                <text:p>1181.78908287906</text:p>
              </table:table-cell>
              <table:table-cell office:value-type="float" office:value="1167">
                <text:p>116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4:42:40</text:p>
              </table:table-cell>
              <table:table-cell office:value-type="float" office:value="1186.52988477367">
                <text:p>1186.52988477367</text:p>
              </table:table-cell>
              <table:table-cell office:value-type="float" office:value="1168">
                <text:p>11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4:43:48</text:p>
              </table:table-cell>
              <table:table-cell office:value-type="float" office:value="1179.42233586934">
                <text:p>1179.42233586934</text:p>
              </table:table-cell>
              <table:table-cell office:value-type="float" office:value="1160">
                <text:p>116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4:43:52</text:p>
              </table:table-cell>
              <table:table-cell office:value-type="float" office:value="1175.37073180994">
                <text:p>1175.37073180994</text:p>
              </table:table-cell>
              <table:table-cell office:value-type="float" office:value="1177">
                <text:p>117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4:43:56</text:p>
              </table:table-cell>
              <table:table-cell office:value-type="float" office:value="1183.81966276076">
                <text:p>1183.81966276076</text:p>
              </table:table-cell>
              <table:table-cell office:value-type="float" office:value="1161">
                <text:p>1161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4:44:00</text:p>
              </table:table-cell>
              <table:table-cell office:value-type="float" office:value="1150.54500479054">
                <text:p>1150.54500479054</text:p>
              </table:table-cell>
              <table:table-cell office:value-type="float" office:value="1158">
                <text:p>115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4:42:44</text:p>
              </table:table-cell>
              <table:table-cell office:value-type="float" office:value="1167.96145142227">
                <text:p>1167.96145142227</text:p>
              </table:table-cell>
              <table:table-cell office:value-type="float" office:value="1156">
                <text:p>115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4:42:48</text:p>
              </table:table-cell>
              <table:table-cell office:value-type="float" office:value="1170.989598307">
                <text:p>1170.989598307</text:p>
              </table:table-cell>
              <table:table-cell office:value-type="float" office:value="1160">
                <text:p>116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4:42:52</text:p>
              </table:table-cell>
              <table:table-cell office:value-type="float" office:value="1180.43635747153">
                <text:p>1180.43635747153</text:p>
              </table:table-cell>
              <table:table-cell office:value-type="float" office:value="1166">
                <text:p>116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4:42:56</text:p>
              </table:table-cell>
              <table:table-cell office:value-type="float" office:value="1170.31632683706">
                <text:p>1170.31632683706</text:p>
              </table:table-cell>
              <table:table-cell office:value-type="float" office:value="1169">
                <text:p>116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4:40:52</text:p>
              </table:table-cell>
              <table:table-cell office:value-type="float" office:value="1152.547657895">
                <text:p>1152.547657895</text:p>
              </table:table-cell>
              <table:table-cell office:value-type="float" office:value="1156">
                <text:p>115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:40:56</text:p>
              </table:table-cell>
              <table:table-cell office:value-type="float" office:value="1153.54966445579">
                <text:p>1153.54966445579</text:p>
              </table:table-cell>
              <table:table-cell office:value-type="float" office:value="1154">
                <text:p>115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:41:00</text:p>
              </table:table-cell>
              <table:table-cell office:value-type="float" office:value="1162.58808863375">
                <text:p>1162.58808863375</text:p>
              </table:table-cell>
              <table:table-cell office:value-type="float" office:value="1148">
                <text:p>114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:15:40</text:p>
              </table:table-cell>
              <table:table-cell office:value-type="float" office:value="1174.35895237068">
                <text:p>1174.35895237068</text:p>
              </table:table-cell>
              <table:table-cell office:value-type="float" office:value="1172">
                <text:p>117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5:11:00</text:p>
              </table:table-cell>
              <table:table-cell office:value-type="float" office:value="1166.28089831737">
                <text:p>1166.28089831737</text:p>
              </table:table-cell>
              <table:table-cell office:value-type="float" office:value="1166">
                <text:p>1166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4:44:20</text:p>
              </table:table-cell>
              <table:table-cell office:value-type="float" office:value="1165.94493786732">
                <text:p>1165.94493786732</text:p>
              </table:table-cell>
              <table:table-cell office:value-type="float" office:value="1150">
                <text:p>115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4:43:04</text:p>
              </table:table-cell>
              <table:table-cell office:value-type="float" office:value="1162.25267939695">
                <text:p>1162.25267939695</text:p>
              </table:table-cell>
              <table:table-cell office:value-type="float" office:value="1150">
                <text:p>1150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4:43:08</text:p>
              </table:table-cell>
              <table:table-cell office:value-type="float" office:value="1156.22389647503">
                <text:p>1156.22389647503</text:p>
              </table:table-cell>
              <table:table-cell office:value-type="float" office:value="1147">
                <text:p>1147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4:43:12</text:p>
              </table:table-cell>
              <table:table-cell office:value-type="float" office:value="1158.23168263255">
                <text:p>1158.23168263255</text:p>
              </table:table-cell>
              <table:table-cell office:value-type="float" office:value="1145">
                <text:p>1145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4:43:16</text:p>
              </table:table-cell>
              <table:table-cell office:value-type="float" office:value="1160.9115440611">
                <text:p>1160.9115440611</text:p>
              </table:table-cell>
              <table:table-cell office:value-type="float" office:value="1151">
                <text:p>115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14:44:04</text:p>
              </table:table-cell>
              <table:table-cell office:value-type="float" office:value="1154.55212409574">
                <text:p>1154.55212409574</text:p>
              </table:table-cell>
              <table:table-cell office:value-type="float" office:value="1139">
                <text:p>113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4:44:08</text:p>
              </table:table-cell>
              <table:table-cell office:value-type="float" office:value="1154.8863779596">
                <text:p>1154.8863779596</text:p>
              </table:table-cell>
              <table:table-cell office:value-type="float" office:value="1154">
                <text:p>115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4:44:12</text:p>
              </table:table-cell>
              <table:table-cell office:value-type="float" office:value="1156.8929574675">
                <text:p>1156.8929574675</text:p>
              </table:table-cell>
              <table:table-cell office:value-type="float" office:value="1145">
                <text:p>114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4:44:16</text:p>
              </table:table-cell>
              <table:table-cell office:value-type="float" office:value="1169.64325528425">
                <text:p>1169.64325528425</text:p>
              </table:table-cell>
              <table:table-cell office:value-type="float" office:value="1144">
                <text:p>1144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4:41:04</text:p>
              </table:table-cell>
              <table:table-cell office:value-type="float" office:value="1150.54500479054">
                <text:p>1150.54500479054</text:p>
              </table:table-cell>
              <table:table-cell office:value-type="float" office:value="1138">
                <text:p>113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:41:08</text:p>
              </table:table-cell>
              <table:table-cell office:value-type="float" office:value="1154.55212409574">
                <text:p>1154.55212409574</text:p>
              </table:table-cell>
              <table:table-cell office:value-type="float" office:value="1131">
                <text:p>113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:41:12</text:p>
              </table:table-cell>
              <table:table-cell office:value-type="float" office:value="1155.88944140164">
                <text:p>1155.88944140164</text:p>
              </table:table-cell>
              <table:table-cell office:value-type="float" office:value="1138">
                <text:p>113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:41:16</text:p>
              </table:table-cell>
              <table:table-cell office:value-type="float" office:value="1153.21561191711">
                <text:p>1153.21561191711</text:p>
              </table:table-cell>
              <table:table-cell office:value-type="float" office:value="1137">
                <text:p>1137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:37:00</text:p>
              </table:table-cell>
              <table:table-cell office:value-type="float" office:value="1153.21561191711">
                <text:p>1153.21561191711</text:p>
              </table:table-cell>
              <table:table-cell office:value-type="float" office:value="1137">
                <text:p>1137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4:37:04</text:p>
              </table:table-cell>
              <table:table-cell office:value-type="float" office:value="1147.21128295081">
                <text:p>1147.21128295081</text:p>
              </table:table-cell>
              <table:table-cell office:value-type="float" office:value="1141">
                <text:p>114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4:23:16</text:p>
              </table:table-cell>
              <table:table-cell office:value-type="float" office:value="1123.02849614192">
                <text:p>1123.02849614192</text:p>
              </table:table-cell>
              <table:table-cell office:value-type="float" office:value="1133">
                <text:p>1133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5:18:12</text:p>
              </table:table-cell>
              <table:table-cell office:value-type="float" office:value="1149.54435863645">
                <text:p>1149.54435863645</text:p>
              </table:table-cell>
              <table:table-cell office:value-type="float" office:value="1146">
                <text:p>114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4:41:20</text:p>
              </table:table-cell>
              <table:table-cell office:value-type="float" office:value="1139.56289135666">
                <text:p>1139.56289135666</text:p>
              </table:table-cell>
              <table:table-cell office:value-type="float" office:value="1126">
                <text:p>112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4:37:08</text:p>
              </table:table-cell>
              <table:table-cell office:value-type="float" office:value="1135.58305594362">
                <text:p>1135.58305594362</text:p>
              </table:table-cell>
              <table:table-cell office:value-type="float" office:value="1118">
                <text:p>1118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4:46:00</text:p>
              </table:table-cell>
              <table:table-cell office:value-type="float" office:value="1162.58808863375">
                <text:p>1162.58808863375</text:p>
              </table:table-cell>
              <table:table-cell office:value-type="float" office:value="1137">
                <text:p>113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5:04:48</text:p>
              </table:table-cell>
              <table:table-cell office:value-type="float" office:value="1145.21347238307">
                <text:p>1145.21347238307</text:p>
              </table:table-cell>
              <table:table-cell office:value-type="float" office:value="1127">
                <text:p>112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5:04:52</text:p>
              </table:table-cell>
              <table:table-cell office:value-type="float" office:value="1148.54416634063">
                <text:p>1148.54416634063</text:p>
              </table:table-cell>
              <table:table-cell office:value-type="float" office:value="1142">
                <text:p>114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5:17:56</text:p>
              </table:table-cell>
              <table:table-cell office:value-type="float" office:value="1140.55899018884">
                <text:p>1140.55899018884</text:p>
              </table:table-cell>
              <table:table-cell office:value-type="float" office:value="1140">
                <text:p>1140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5:18:00</text:p>
              </table:table-cell>
              <table:table-cell office:value-type="float" office:value="1145.54631454733">
                <text:p>1145.54631454733</text:p>
              </table:table-cell>
              <table:table-cell office:value-type="float" office:value="1129">
                <text:p>1129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5:18:04</text:p>
              </table:table-cell>
              <table:table-cell office:value-type="float" office:value="1145.87920722665">
                <text:p>1145.87920722665</text:p>
              </table:table-cell>
              <table:table-cell office:value-type="float" office:value="1139">
                <text:p>1139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5:18:08</text:p>
              </table:table-cell>
              <table:table-cell office:value-type="float" office:value="1141.22330920266">
                <text:p>1141.22330920266</text:p>
              </table:table-cell>
              <table:table-cell office:value-type="float" office:value="1129">
                <text:p>1129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5:18:16</text:p>
              </table:table-cell>
              <table:table-cell office:value-type="float" office:value="1128.63592937457">
                <text:p>1128.63592937457</text:p>
              </table:table-cell>
              <table:table-cell office:value-type="float" office:value="1134">
                <text:p>113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:37:12</text:p>
              </table:table-cell>
              <table:table-cell office:value-type="float" office:value="1127.97546747281">
                <text:p>1127.97546747281</text:p>
              </table:table-cell>
              <table:table-cell office:value-type="float" office:value="1121">
                <text:p>11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5:04:56</text:p>
              </table:table-cell>
              <table:table-cell office:value-type="float" office:value="1140.89112438796">
                <text:p>1140.89112438796</text:p>
              </table:table-cell>
              <table:table-cell office:value-type="float" office:value="1136">
                <text:p>113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14:37:16</text:p>
              </table:table-cell>
              <table:table-cell office:value-type="float" office:value="1126.32520349048">
                <text:p>1126.32520349048</text:p>
              </table:table-cell>
              <table:table-cell office:value-type="float" office:value="1124">
                <text:p>112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4:44:40</text:p>
              </table:table-cell>
              <table:table-cell office:value-type="float" office:value="1129.95746368011">
                <text:p>1129.95746368011</text:p>
              </table:table-cell>
              <table:table-cell office:value-type="float" office:value="1117">
                <text:p>111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4:45:32</text:p>
              </table:table-cell>
              <table:table-cell office:value-type="float" office:value="1128.63592937457">
                <text:p>1128.63592937457</text:p>
              </table:table-cell>
              <table:table-cell office:value-type="float" office:value="1119">
                <text:p>111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4:45:36</text:p>
              </table:table-cell>
              <table:table-cell office:value-type="float" office:value="1128.63592937457">
                <text:p>1128.63592937457</text:p>
              </table:table-cell>
              <table:table-cell office:value-type="float" office:value="1119">
                <text:p>1119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4:45:40</text:p>
              </table:table-cell>
              <table:table-cell office:value-type="float" office:value="1114.48094305549">
                <text:p>1114.48094305549</text:p>
              </table:table-cell>
              <table:table-cell office:value-type="float" office:value="1115">
                <text:p>1115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15:18:20</text:p>
              </table:table-cell>
              <table:table-cell office:value-type="float" office:value="1131.94129053875">
                <text:p>1131.94129053875</text:p>
              </table:table-cell>
              <table:table-cell office:value-type="float" office:value="1127">
                <text:p>112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4:45:44</text:p>
              </table:table-cell>
              <table:table-cell office:value-type="float" office:value="1125.33565620069">
                <text:p>1125.33565620069</text:p>
              </table:table-cell>
              <table:table-cell office:value-type="float" office:value="1110">
                <text:p>111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4:45:48</text:p>
              </table:table-cell>
              <table:table-cell office:value-type="float" office:value="1134.9204599294">
                <text:p>1134.9204599294</text:p>
              </table:table-cell>
              <table:table-cell office:value-type="float" office:value="1120">
                <text:p>112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4:45:52</text:p>
              </table:table-cell>
              <table:table-cell office:value-type="float" office:value="1125.00590899668">
                <text:p>1125.00590899668</text:p>
              </table:table-cell>
              <table:table-cell office:value-type="float" office:value="1122">
                <text:p>112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4:45:56</text:p>
              </table:table-cell>
              <table:table-cell office:value-type="float" office:value="1124.6762127508">
                <text:p>1124.6762127508</text:p>
              </table:table-cell>
              <table:table-cell office:value-type="float" office:value="1120">
                <text:p>112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4:26:40</text:p>
              </table:table-cell>
              <table:table-cell office:value-type="float" office:value="1108.25652865971">
                <text:p>1108.25652865971</text:p>
              </table:table-cell>
              <table:table-cell office:value-type="float" office:value="1101">
                <text:p>110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:26:44</text:p>
              </table:table-cell>
              <table:table-cell office:value-type="float" office:value="1096.18851025224">
                <text:p>1096.18851025224</text:p>
              </table:table-cell>
              <table:table-cell office:value-type="float" office:value="1091">
                <text:p>1091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:26:48</text:p>
              </table:table-cell>
              <table:table-cell office:value-type="float" office:value="1096.83903353071">
                <text:p>1096.83903353071</text:p>
              </table:table-cell>
              <table:table-cell office:value-type="float" office:value="1088">
                <text:p>108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:26:52</text:p>
              </table:table-cell>
              <table:table-cell office:value-type="float" office:value="1119.07918004185">
                <text:p>1119.07918004185</text:p>
              </table:table-cell>
              <table:table-cell office:value-type="float" office:value="1109">
                <text:p>110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:47:28</text:p>
              </table:table-cell>
              <table:table-cell office:value-type="float" office:value="1110.54758114562">
                <text:p>1110.54758114562</text:p>
              </table:table-cell>
              <table:table-cell office:value-type="float" office:value="1099">
                <text:p>109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4:40:16</text:p>
              </table:table-cell>
              <table:table-cell office:value-type="float" office:value="1119.40800891396">
                <text:p>1119.40800891396</text:p>
              </table:table-cell>
              <table:table-cell office:value-type="float" office:value="1110">
                <text:p>111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:44:24</text:p>
              </table:table-cell>
              <table:table-cell office:value-type="float" office:value="1116.77880873463">
                <text:p>1116.77880873463</text:p>
              </table:table-cell>
              <table:table-cell office:value-type="float" office:value="1113">
                <text:p>1113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:44:28</text:p>
              </table:table-cell>
              <table:table-cell office:value-type="float" office:value="1130.9491483742">
                <text:p>1130.9491483742</text:p>
              </table:table-cell>
              <table:table-cell office:value-type="float" office:value="1104">
                <text:p>110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:44:32</text:p>
              </table:table-cell>
              <table:table-cell office:value-type="float" office:value="1123.35793749063">
                <text:p>1123.35793749063</text:p>
              </table:table-cell>
              <table:table-cell office:value-type="float" office:value="1109">
                <text:p>1109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:44:36</text:p>
              </table:table-cell>
              <table:table-cell office:value-type="float" office:value="1113.49691110822">
                <text:p>1113.49691110822</text:p>
              </table:table-cell>
              <table:table-cell office:value-type="float" office:value="1114">
                <text:p>1114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:41:24</text:p>
              </table:table-cell>
              <table:table-cell office:value-type="float" office:value="1111.53022996293">
                <text:p>1111.53022996293</text:p>
              </table:table-cell>
              <table:table-cell office:value-type="float" office:value="1101">
                <text:p>1101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4:23:20</text:p>
              </table:table-cell>
              <table:table-cell office:value-type="float" office:value="1116.4503887467">
                <text:p>1116.4503887467</text:p>
              </table:table-cell>
              <table:table-cell office:value-type="float" office:value="1103">
                <text:p>110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4:23:24</text:p>
              </table:table-cell>
              <table:table-cell office:value-type="float" office:value="1118.0929999684">
                <text:p>1118.0929999684</text:p>
              </table:table-cell>
              <table:table-cell office:value-type="float" office:value="1102">
                <text:p>110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5:15:44</text:p>
              </table:table-cell>
              <table:table-cell office:value-type="float" office:value="1125.33565620069">
                <text:p>1125.33565620069</text:p>
              </table:table-cell>
              <table:table-cell office:value-type="float" office:value="1108">
                <text:p>1108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5:11:04</text:p>
              </table:table-cell>
              <table:table-cell office:value-type="float" office:value="1123.35793749063">
                <text:p>1123.35793749063</text:p>
              </table:table-cell>
              <table:table-cell office:value-type="float" office:value="1108">
                <text:p>110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5:11:08</text:p>
              </table:table-cell>
              <table:table-cell office:value-type="float" office:value="1124.6762127508">
                <text:p>1124.6762127508</text:p>
              </table:table-cell>
              <table:table-cell office:value-type="float" office:value="1108">
                <text:p>110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5:11:12</text:p>
              </table:table-cell>
              <table:table-cell office:value-type="float" office:value="1120.06581988715">
                <text:p>1120.06581988715</text:p>
              </table:table-cell>
              <table:table-cell office:value-type="float" office:value="1112">
                <text:p>1112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5:11:16</text:p>
              </table:table-cell>
              <table:table-cell office:value-type="float" office:value="1132.60297270363">
                <text:p>1132.60297270363</text:p>
              </table:table-cell>
              <table:table-cell office:value-type="float" office:value="1108">
                <text:p>110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5:05:00</text:p>
              </table:table-cell>
              <table:table-cell office:value-type="float" office:value="1111.20262909958">
                <text:p>1111.20262909958</text:p>
              </table:table-cell>
              <table:table-cell office:value-type="float" office:value="1108">
                <text:p>110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5:05:04</text:p>
              </table:table-cell>
              <table:table-cell office:value-type="float" office:value="1124.01697316184">
                <text:p>1124.01697316184</text:p>
              </table:table-cell>
              <table:table-cell office:value-type="float" office:value="1108">
                <text:p>110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5:05:08</text:p>
              </table:table-cell>
              <table:table-cell office:value-type="float" office:value="1129.95746368011">
                <text:p>1129.95746368011</text:p>
              </table:table-cell>
              <table:table-cell office:value-type="float" office:value="1103">
                <text:p>110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5:05:12</text:p>
              </table:table-cell>
              <table:table-cell office:value-type="float" office:value="1121.05291931313">
                <text:p>1121.05291931313</text:p>
              </table:table-cell>
              <table:table-cell office:value-type="float" office:value="1104">
                <text:p>110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:46:04</text:p>
              </table:table-cell>
              <table:table-cell office:value-type="float" office:value="1109.56539375213">
                <text:p>1109.56539375213</text:p>
              </table:table-cell>
              <table:table-cell office:value-type="float" office:value="1100">
                <text:p>110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5:17:40</text:p>
              </table:table-cell>
              <table:table-cell office:value-type="float" office:value="1117.76437548179">
                <text:p>1117.76437548179</text:p>
              </table:table-cell>
              <table:table-cell office:value-type="float" office:value="1100">
                <text:p>110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5:17:44</text:p>
              </table:table-cell>
              <table:table-cell office:value-type="float" office:value="1120.72383511842">
                <text:p>1120.72383511842</text:p>
              </table:table-cell>
              <table:table-cell office:value-type="float" office:value="1099">
                <text:p>109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5:17:48</text:p>
              </table:table-cell>
              <table:table-cell office:value-type="float" office:value="1108.58366797254">
                <text:p>1108.58366797254</text:p>
              </table:table-cell>
              <table:table-cell office:value-type="float" office:value="1103">
                <text:p>110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5:17:52</text:p>
              </table:table-cell>
              <table:table-cell office:value-type="float" office:value="1097.4897630645">
                <text:p>1097.4897630645</text:p>
              </table:table-cell>
              <table:table-cell office:value-type="float" office:value="1094">
                <text:p>109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4:46:24</text:p>
              </table:table-cell>
              <table:table-cell office:value-type="float" office:value="1087.75050224606">
                <text:p>1087.75050224606</text:p>
              </table:table-cell>
              <table:table-cell office:value-type="float" office:value="1086">
                <text:p>1086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4:46:28</text:p>
              </table:table-cell>
              <table:table-cell office:value-type="float" office:value="1094.56310478947">
                <text:p>1094.56310478947</text:p>
              </table:table-cell>
              <table:table-cell office:value-type="float" office:value="1077">
                <text:p>1077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4:46:32</text:p>
              </table:table-cell>
              <table:table-cell office:value-type="float" office:value="1093.26370940545">
                <text:p>1093.26370940545</text:p>
              </table:table-cell>
              <table:table-cell office:value-type="float" office:value="1090">
                <text:p>109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4:46:36</text:p>
              </table:table-cell>
              <table:table-cell office:value-type="float" office:value="1104.66138479051">
                <text:p>1104.66138479051</text:p>
              </table:table-cell>
              <table:table-cell office:value-type="float" office:value="1097">
                <text:p>1097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4:46:40</text:p>
              </table:table-cell>
              <table:table-cell office:value-type="float" office:value="1093.26370940545">
                <text:p>1093.26370940545</text:p>
              </table:table-cell>
              <table:table-cell office:value-type="float" office:value="1083">
                <text:p>1083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4:46:44</text:p>
              </table:table-cell>
              <table:table-cell office:value-type="float" office:value="1093.58848080805">
                <text:p>1093.58848080805</text:p>
              </table:table-cell>
              <table:table-cell office:value-type="float" office:value="1086">
                <text:p>1086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4:46:48</text:p>
              </table:table-cell>
              <table:table-cell office:value-type="float" office:value="1097.81520515967">
                <text:p>1097.81520515967</text:p>
              </table:table-cell>
              <table:table-cell office:value-type="float" office:value="1079">
                <text:p>1079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4:46:52</text:p>
              </table:table-cell>
              <table:table-cell office:value-type="float" office:value="1107.27541866078">
                <text:p>1107.27541866078</text:p>
              </table:table-cell>
              <table:table-cell office:value-type="float" office:value="1076">
                <text:p>1076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5:18:24</text:p>
              </table:table-cell>
              <table:table-cell office:value-type="float" office:value="1086.13181593312">
                <text:p>1086.13181593312</text:p>
              </table:table-cell>
              <table:table-cell office:value-type="float" office:value="1084">
                <text:p>108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5:05:16</text:p>
              </table:table-cell>
              <table:table-cell office:value-type="float" office:value="1095.21311218538">
                <text:p>1095.21311218538</text:p>
              </table:table-cell>
              <table:table-cell office:value-type="float" office:value="1084">
                <text:p>108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5:05:20</text:p>
              </table:table-cell>
              <table:table-cell office:value-type="float" office:value="1097.4897630645">
                <text:p>1097.4897630645</text:p>
              </table:table-cell>
              <table:table-cell office:value-type="float" office:value="1085">
                <text:p>108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5:05:24</text:p>
              </table:table-cell>
              <table:table-cell office:value-type="float" office:value="1078.38016103369">
                <text:p>1078.38016103369</text:p>
              </table:table-cell>
              <table:table-cell office:value-type="float" office:value="1077">
                <text:p>107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4:23:28</text:p>
              </table:table-cell>
              <table:table-cell office:value-type="float" office:value="1093.58848080805">
                <text:p>1093.58848080805</text:p>
              </table:table-cell>
              <table:table-cell office:value-type="float" office:value="1070">
                <text:p>107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5:04:32</text:p>
              </table:table-cell>
              <table:table-cell office:value-type="float" office:value="1087.75050224606">
                <text:p>1087.75050224606</text:p>
              </table:table-cell>
              <table:table-cell office:value-type="float" office:value="1089">
                <text:p>108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5:04:36</text:p>
              </table:table-cell>
              <table:table-cell office:value-type="float" office:value="1078.7025497819">
                <text:p>1078.7025497819</text:p>
              </table:table-cell>
              <table:table-cell office:value-type="float" office:value="1090">
                <text:p>109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5:04:40</text:p>
              </table:table-cell>
              <table:table-cell office:value-type="float" office:value="1089.69463378521">
                <text:p>1089.69463378521</text:p>
              </table:table-cell>
              <table:table-cell office:value-type="float" office:value="1081">
                <text:p>108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5:04:44</text:p>
              </table:table-cell>
              <table:table-cell office:value-type="float" office:value="1090.99175591274">
                <text:p>1090.99175591274</text:p>
              </table:table-cell>
              <table:table-cell office:value-type="float" office:value="1078">
                <text:p>107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4:41:28</text:p>
              </table:table-cell>
              <table:table-cell office:value-type="float" office:value="1070.65843479934">
                <text:p>1070.65843479934</text:p>
              </table:table-cell>
              <table:table-cell office:value-type="float" office:value="1067">
                <text:p>106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4:44:44</text:p>
              </table:table-cell>
              <table:table-cell office:value-type="float" office:value="1074.19383813726">
                <text:p>1074.19383813726</text:p>
              </table:table-cell>
              <table:table-cell office:value-type="float" office:value="1069">
                <text:p>106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4:47:32</text:p>
              </table:table-cell>
              <table:table-cell office:value-type="float" office:value="1074.83731565167">
                <text:p>1074.83731565167</text:p>
              </table:table-cell>
              <table:table-cell office:value-type="float" office:value="1064">
                <text:p>106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4:47:36</text:p>
              </table:table-cell>
              <table:table-cell office:value-type="float" office:value="1067.4499046279">
                <text:p>1067.4499046279</text:p>
              </table:table-cell>
              <table:table-cell office:value-type="float" office:value="1069">
                <text:p>106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4:47:40</text:p>
              </table:table-cell>
              <table:table-cell office:value-type="float" office:value="1076.12489505013">
                <text:p>1076.12489505013</text:p>
              </table:table-cell>
              <table:table-cell office:value-type="float" office:value="1051">
                <text:p>105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5:21:32</text:p>
              </table:table-cell>
              <table:table-cell office:value-type="float" office:value="1073.22901225162">
                <text:p>1073.22901225162</text:p>
              </table:table-cell>
              <table:table-cell office:value-type="float" office:value="1074">
                <text:p>1074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4:46:08</text:p>
              </table:table-cell>
              <table:table-cell office:value-type="float" office:value="1061.04850915549">
                <text:p>1061.04850915549</text:p>
              </table:table-cell>
              <table:table-cell office:value-type="float" office:value="1069">
                <text:p>106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4:46:12</text:p>
              </table:table-cell>
              <table:table-cell office:value-type="float" office:value="1074.83731565167">
                <text:p>1074.83731565167</text:p>
              </table:table-cell>
              <table:table-cell office:value-type="float" office:value="1068">
                <text:p>106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4:46:16</text:p>
              </table:table-cell>
              <table:table-cell office:value-type="float" office:value="1062.96673241513">
                <text:p>1062.96673241513</text:p>
              </table:table-cell>
              <table:table-cell office:value-type="float" office:value="1045">
                <text:p>1045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4:46:20</text:p>
              </table:table-cell>
              <table:table-cell office:value-type="float" office:value="1062.32711543206">
                <text:p>1062.32711543206</text:p>
              </table:table-cell>
              <table:table-cell office:value-type="float" office:value="1052">
                <text:p>105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5:15:48</text:p>
              </table:table-cell>
              <table:table-cell office:value-type="float" office:value="1069.37439684865">
                <text:p>1069.37439684865</text:p>
              </table:table-cell>
              <table:table-cell office:value-type="float" office:value="1065">
                <text:p>1065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4:40:20</text:p>
              </table:table-cell>
              <table:table-cell office:value-type="float" office:value="1072.2646549943">
                <text:p>1072.2646549943</text:p>
              </table:table-cell>
              <table:table-cell office:value-type="float" office:value="1061">
                <text:p>106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4:40:24</text:p>
              </table:table-cell>
              <table:table-cell office:value-type="float" office:value="1050.21420514826">
                <text:p>1050.21420514826</text:p>
              </table:table-cell>
              <table:table-cell office:value-type="float" office:value="1059">
                <text:p>105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4:40:28</text:p>
              </table:table-cell>
              <table:table-cell office:value-type="float" office:value="1058.49380888983">
                <text:p>1058.49380888983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4:40:32</text:p>
              </table:table-cell>
              <table:table-cell office:value-type="float" office:value="1067.4499046279">
                <text:p>1067.4499046279</text:p>
              </table:table-cell>
              <table:table-cell office:value-type="float" office:value="1059">
                <text:p>1059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14:23:32</text:p>
              </table:table-cell>
              <table:table-cell office:value-type="float" office:value="1066.80882469522">
                <text:p>1066.80882469522</text:p>
              </table:table-cell>
              <table:table-cell office:value-type="float" office:value="1054">
                <text:p>105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5:15:52</text:p>
              </table:table-cell>
              <table:table-cell office:value-type="float" office:value="1077.09112570539">
                <text:p>1077.09112570539</text:p>
              </table:table-cell>
              <table:table-cell office:value-type="float" office:value="1059">
                <text:p>1059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4:46:56</text:p>
              </table:table-cell>
              <table:table-cell office:value-type="float" office:value="1063.60655855517">
                <text:p>1063.60655855517</text:p>
              </table:table-cell>
              <table:table-cell office:value-type="float" office:value="1057">
                <text:p>1057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4:45:12</text:p>
              </table:table-cell>
              <table:table-cell office:value-type="float" office:value="1063.28661934395">
                <text:p>1063.28661934395</text:p>
              </table:table-cell>
              <table:table-cell office:value-type="float" office:value="1057">
                <text:p>105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:45:16</text:p>
              </table:table-cell>
              <table:table-cell office:value-type="float" office:value="1052.43983885839">
                <text:p>1052.43983885839</text:p>
              </table:table-cell>
              <table:table-cell office:value-type="float" office:value="1044">
                <text:p>104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:45:20</text:p>
              </table:table-cell>
              <table:table-cell office:value-type="float" office:value="1068.73269075947">
                <text:p>1068.73269075947</text:p>
              </table:table-cell>
              <table:table-cell office:value-type="float" office:value="1066">
                <text:p>1066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:45:24</text:p>
              </table:table-cell>
              <table:table-cell office:value-type="float" office:value="1065.84759636679">
                <text:p>1065.84759636679</text:p>
              </table:table-cell>
              <table:table-cell office:value-type="float" office:value="1049">
                <text:p>1049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:47:00</text:p>
              </table:table-cell>
              <table:table-cell office:value-type="float" office:value="1061.36808224636">
                <text:p>1061.36808224636</text:p>
              </table:table-cell>
              <table:table-cell office:value-type="float" office:value="1040">
                <text:p>104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4:44:48</text:p>
              </table:table-cell>
              <table:table-cell office:value-type="float" office:value="1055.94246125023">
                <text:p>1055.94246125023</text:p>
              </table:table-cell>
              <table:table-cell office:value-type="float" office:value="1038">
                <text:p>1038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4:44:52</text:p>
              </table:table-cell>
              <table:table-cell office:value-type="float" office:value="1057.21771577375">
                <text:p>1057.21771577375</text:p>
              </table:table-cell>
              <table:table-cell office:value-type="float" office:value="1052">
                <text:p>105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4:23:36</text:p>
              </table:table-cell>
              <table:table-cell office:value-type="float" office:value="1053.3944697229">
                <text:p>1053.3944697229</text:p>
              </table:table-cell>
              <table:table-cell office:value-type="float" office:value="1037">
                <text:p>103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:41:32</text:p>
              </table:table-cell>
              <table:table-cell office:value-type="float" office:value="1045.45366568019">
                <text:p>1045.45366568019</text:p>
              </table:table-cell>
              <table:table-cell office:value-type="float" office:value="1050">
                <text:p>105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4:48:04</text:p>
              </table:table-cell>
              <table:table-cell office:value-type="float" office:value="1054.34957303019">
                <text:p>1054.34957303019</text:p>
              </table:table-cell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4:48:08</text:p>
              </table:table-cell>
              <table:table-cell office:value-type="float" office:value="1061.04850915549">
                <text:p>1061.04850915549</text:p>
              </table:table-cell>
              <table:table-cell office:value-type="float" office:value="1047">
                <text:p>104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5:15:56</text:p>
              </table:table-cell>
              <table:table-cell office:value-type="float" office:value="1059.45142879102">
                <text:p>1059.45142879102</text:p>
              </table:table-cell>
              <table:table-cell office:value-type="float" office:value="1040">
                <text:p>104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4:44:56</text:p>
              </table:table-cell>
              <table:table-cell office:value-type="float" office:value="1045.13671743386">
                <text:p>1045.13671743386</text:p>
              </table:table-cell>
              <table:table-cell office:value-type="float" office:value="1050">
                <text:p>105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4:45:00</text:p>
              </table:table-cell>
              <table:table-cell office:value-type="float" office:value="1049.57878275423">
                <text:p>1049.57878275423</text:p>
              </table:table-cell>
              <table:table-cell office:value-type="float" office:value="1039">
                <text:p>103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4:45:04</text:p>
              </table:table-cell>
              <table:table-cell office:value-type="float" office:value="1028.72814535407">
                <text:p>1028.72814535407</text:p>
              </table:table-cell>
              <table:table-cell office:value-type="float" office:value="1039">
                <text:p>1039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4:45:08</text:p>
              </table:table-cell>
              <table:table-cell office:value-type="float" office:value="1054.66804575487">
                <text:p>1054.66804575487</text:p>
              </table:table-cell>
              <table:table-cell office:value-type="float" office:value="1036">
                <text:p>103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4:47:44</text:p>
              </table:table-cell>
              <table:table-cell office:value-type="float" office:value="1056.89882350779">
                <text:p>1056.89882350779</text:p>
              </table:table-cell>
              <table:table-cell office:value-type="float" office:value="1045">
                <text:p>1045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5:19:20</text:p>
              </table:table-cell>
              <table:table-cell office:value-type="float" office:value="1055.94246125023">
                <text:p>1055.94246125023</text:p>
              </table:table-cell>
              <table:table-cell office:value-type="float" office:value="1043">
                <text:p>104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5:19:24</text:p>
              </table:table-cell>
              <table:table-cell office:value-type="float" office:value="1046.72198522789">
                <text:p>1046.72198522789</text:p>
              </table:table-cell>
              <table:table-cell office:value-type="float" office:value="1048">
                <text:p>104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5:19:28</text:p>
              </table:table-cell>
              <table:table-cell office:value-type="float" office:value="1059.13216978386">
                <text:p>1059.13216978386</text:p>
              </table:table-cell>
              <table:table-cell office:value-type="float" office:value="1044">
                <text:p>104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5:19:32</text:p>
              </table:table-cell>
              <table:table-cell office:value-type="float" office:value="1056.26119623923">
                <text:p>1056.26119623923</text:p>
              </table:table-cell>
              <table:table-cell office:value-type="float" office:value="1050">
                <text:p>105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5:05:28</text:p>
              </table:table-cell>
              <table:table-cell office:value-type="float" office:value="1047.35646084455">
                <text:p>1047.35646084455</text:p>
              </table:table-cell>
              <table:table-cell office:value-type="float" office:value="1022">
                <text:p>102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:05:32</text:p>
              </table:table-cell>
              <table:table-cell office:value-type="float" office:value="1052.43983885839">
                <text:p>1052.43983885839</text:p>
              </table:table-cell>
              <table:table-cell office:value-type="float" office:value="1048">
                <text:p>104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:09:12</text:p>
              </table:table-cell>
              <table:table-cell office:value-type="float" office:value="1032.8168848372">
                <text:p>1032.8168848372</text:p>
              </table:table-cell>
              <table:table-cell office:value-type="float" office:value="1045">
                <text:p>1045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:09:16</text:p>
              </table:table-cell>
              <table:table-cell office:value-type="float" office:value="1055.62377870049">
                <text:p>1055.62377870049</text:p>
              </table:table-cell>
              <table:table-cell office:value-type="float" office:value="1047">
                <text:p>104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:09:20</text:p>
              </table:table-cell>
              <table:table-cell office:value-type="float" office:value="1062.96673241513">
                <text:p>1062.96673241513</text:p>
              </table:table-cell>
              <table:table-cell office:value-type="float" office:value="1042">
                <text:p>1042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4:37:20</text:p>
              </table:table-cell>
              <table:table-cell office:value-type="float" office:value="1044.81982185729">
                <text:p>1044.81982185729</text:p>
              </table:table-cell>
              <table:table-cell office:value-type="float" office:value="1036">
                <text:p>1036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4:37:24</text:p>
              </table:table-cell>
              <table:table-cell office:value-type="float" office:value="1048.30856892088">
                <text:p>1048.30856892088</text:p>
              </table:table-cell>
              <table:table-cell office:value-type="float" office:value="1040">
                <text:p>104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4:37:28</text:p>
              </table:table-cell>
              <table:table-cell office:value-type="float" office:value="1045.45366568019">
                <text:p>1045.45366568019</text:p>
              </table:table-cell>
              <table:table-cell office:value-type="float" office:value="1035">
                <text:p>103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14:37:32</text:p>
              </table:table-cell>
              <table:table-cell office:value-type="float" office:value="1044.81982185729">
                <text:p>1044.81982185729</text:p>
              </table:table-cell>
              <table:table-cell office:value-type="float" office:value="1046">
                <text:p>104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15:16:00</text:p>
              </table:table-cell>
              <table:table-cell office:value-type="float" office:value="1021.82916012223">
                <text:p>1021.82916012223</text:p>
              </table:table-cell>
              <table:table-cell office:value-type="float" office:value="1023">
                <text:p>102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5:04:16</text:p>
              </table:table-cell>
              <table:table-cell office:value-type="float" office:value="1026.84405602186">
                <text:p>1026.84405602186</text:p>
              </table:table-cell>
              <table:table-cell office:value-type="float" office:value="1021">
                <text:p>102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5:04:20</text:p>
              </table:table-cell>
              <table:table-cell office:value-type="float" office:value="1031.5578576892">
                <text:p>1031.5578576892</text:p>
              </table:table-cell>
              <table:table-cell office:value-type="float" office:value="1020">
                <text:p>102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5:04:24</text:p>
              </table:table-cell>
              <table:table-cell office:value-type="float" office:value="1031.5578576892">
                <text:p>1031.5578576892</text:p>
              </table:table-cell>
              <table:table-cell office:value-type="float" office:value="1023">
                <text:p>102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5:04:28</text:p>
              </table:table-cell>
              <table:table-cell office:value-type="float" office:value="1026.21645064641">
                <text:p>1026.21645064641</text:p>
              </table:table-cell>
              <table:table-cell office:value-type="float" office:value="1025">
                <text:p>102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4:47:04</text:p>
              </table:table-cell>
              <table:table-cell office:value-type="float" office:value="1014.64409902632">
                <text:p>1014.64409902632</text:p>
              </table:table-cell>
              <table:table-cell office:value-type="float" office:value="1002">
                <text:p>100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5:19:36</text:p>
              </table:table-cell>
              <table:table-cell office:value-type="float" office:value="1017.14005572331">
                <text:p>1017.14005572331</text:p>
              </table:table-cell>
              <table:table-cell office:value-type="float" office:value="1004">
                <text:p>100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5:19:40</text:p>
              </table:table-cell>
              <table:table-cell office:value-type="float" office:value="1004.6944297431">
                <text:p>1004.6944297431</text:p>
              </table:table-cell>
              <table:table-cell office:value-type="float" office:value="1014">
                <text:p>101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5:19:44</text:p>
              </table:table-cell>
              <table:table-cell office:value-type="float" office:value="1010.28438785532">
                <text:p>1010.28438785532</text:p>
              </table:table-cell>
              <table:table-cell office:value-type="float" office:value="1013">
                <text:p>101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5:10:44</text:p>
              </table:table-cell>
              <table:table-cell office:value-type="float" office:value="1016.20367229006">
                <text:p>1016.20367229006</text:p>
              </table:table-cell>
              <table:table-cell office:value-type="float" office:value="1024">
                <text:p>102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:10:48</text:p>
              </table:table-cell>
              <table:table-cell office:value-type="float" office:value="1017.14005572331">
                <text:p>1017.14005572331</text:p>
              </table:table-cell>
              <table:table-cell office:value-type="float" office:value="1013">
                <text:p>101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:10:52</text:p>
              </table:table-cell>
              <table:table-cell office:value-type="float" office:value="1023.0816091848">
                <text:p>1023.0816091848</text:p>
              </table:table-cell>
              <table:table-cell office:value-type="float" office:value="1014">
                <text:p>101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:10:56</text:p>
              </table:table-cell>
              <table:table-cell office:value-type="float" office:value="1026.84405602186">
                <text:p>1026.84405602186</text:p>
              </table:table-cell>
              <table:table-cell office:value-type="float" office:value="1012">
                <text:p>101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3:00:15</text:p>
              </table:table-cell>
              <table:table-cell office:value-type="float" office:value="996.959379214999">
                <text:p>996.959379214999</text:p>
              </table:table-cell>
              <table:table-cell office:value-type="float" office:value="991">
                <text:p>99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3:00:19</text:p>
              </table:table-cell>
              <table:table-cell office:value-type="float" office:value="994.799574292513">
                <text:p>994.799574292513</text:p>
              </table:table-cell>
              <table:table-cell office:value-type="float" office:value="991">
                <text:p>99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:41:36</text:p>
              </table:table-cell>
              <table:table-cell office:value-type="float" office:value="1005.31468043345">
                <text:p>1005.31468043345</text:p>
              </table:table-cell>
              <table:table-cell office:value-type="float" office:value="993">
                <text:p>99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4:23:40</text:p>
              </table:table-cell>
              <table:table-cell office:value-type="float" office:value="998.194734847477">
                <text:p>998.194734847477</text:p>
              </table:table-cell>
              <table:table-cell office:value-type="float" office:value="1002">
                <text:p>100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:23:44</text:p>
              </table:table-cell>
              <table:table-cell office:value-type="float" office:value="1005.00452832693">
                <text:p>1005.00452832693</text:p>
              </table:table-cell>
              <table:table-cell office:value-type="float" office:value="999">
                <text:p>99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:23:48</text:p>
              </table:table-cell>
              <table:table-cell office:value-type="float" office:value="985.879887610746">
                <text:p>985.879887610746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:23:52</text:p>
              </table:table-cell>
              <table:table-cell office:value-type="float" office:value="1005.00452832693">
                <text:p>1005.00452832693</text:p>
              </table:table-cell>
              <table:table-cell office:value-type="float" office:value="998">
                <text:p>99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:23:56</text:p>
              </table:table-cell>
              <table:table-cell office:value-type="float" office:value="1005.00452832693">
                <text:p>1005.00452832693</text:p>
              </table:table-cell>
              <table:table-cell office:value-type="float" office:value="992">
                <text:p>992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5:16:04</text:p>
              </table:table-cell>
              <table:table-cell office:value-type="float" office:value="1010.90656323028">
                <text:p>1010.90656323028</text:p>
              </table:table-cell>
              <table:table-cell office:value-type="float" office:value="998">
                <text:p>99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5:02:04</text:p>
              </table:table-cell>
              <table:table-cell office:value-type="float" office:value="996.959379214999">
                <text:p>996.959379214999</text:p>
              </table:table-cell>
              <table:table-cell office:value-type="float" office:value="991">
                <text:p>99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:09:24</text:p>
              </table:table-cell>
              <table:table-cell office:value-type="float" office:value="1007.79782331323">
                <text:p>1007.79782331323</text:p>
              </table:table-cell>
              <table:table-cell office:value-type="float" office:value="1001">
                <text:p>10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:09:28</text:p>
              </table:table-cell>
              <table:table-cell office:value-type="float" office:value="1022.45527834869">
                <text:p>1022.45527834869</text:p>
              </table:table-cell>
              <table:table-cell office:value-type="float" office:value="1002">
                <text:p>10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:09:32</text:p>
              </table:table-cell>
              <table:table-cell office:value-type="float" office:value="991.718707038021">
                <text:p>991.718707038021</text:p>
              </table:table-cell>
              <table:table-cell office:value-type="float" office:value="996">
                <text:p>9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:09:36</text:p>
              </table:table-cell>
              <table:table-cell office:value-type="float" office:value="1001.5963890974">
                <text:p>1001.5963890974</text:p>
              </table:table-cell>
              <table:table-cell office:value-type="float" office:value="991">
                <text:p>9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:09:40</text:p>
              </table:table-cell>
              <table:table-cell office:value-type="float" office:value="1005.00452832693">
                <text:p>1005.00452832693</text:p>
              </table:table-cell>
              <table:table-cell office:value-type="float" office:value="994">
                <text:p>9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:47:08</text:p>
              </table:table-cell>
              <table:table-cell office:value-type="float" office:value="1005.93514518824">
                <text:p>1005.93514518824</text:p>
              </table:table-cell>
              <table:table-cell office:value-type="float" office:value="993">
                <text:p>99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10:00</text:p>
              </table:table-cell>
              <table:table-cell office:value-type="float" office:value="1006.55582395488">
                <text:p>1006.55582395488</text:p>
              </table:table-cell>
              <table:table-cell office:value-type="float" office:value="997">
                <text:p>99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16:08</text:p>
              </table:table-cell>
              <table:table-cell office:value-type="float" office:value="1000.66802170552">
                <text:p>1000.66802170552</text:p>
              </table:table-cell>
              <table:table-cell office:value-type="float" office:value="995">
                <text:p>99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16:12</text:p>
              </table:table-cell>
              <table:table-cell office:value-type="float" office:value="1011.84022675794">
                <text:p>1011.84022675794</text:p>
              </table:table-cell>
              <table:table-cell office:value-type="float" office:value="1004">
                <text:p>100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16:16</text:p>
              </table:table-cell>
              <table:table-cell office:value-type="float" office:value="996.033426244923">
                <text:p>996.033426244923</text:p>
              </table:table-cell>
              <table:table-cell office:value-type="float" office:value="1001">
                <text:p>100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5:16:20</text:p>
              </table:table-cell>
              <table:table-cell office:value-type="float" office:value="1008.72988422157">
                <text:p>1008.72988422157</text:p>
              </table:table-cell>
              <table:table-cell office:value-type="float" office:value="984">
                <text:p>98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4:24:16</text:p>
              </table:table-cell>
              <table:table-cell office:value-type="float" office:value="989.565300906295">
                <text:p>989.565300906295</text:p>
              </table:table-cell>
              <table:table-cell office:value-type="float" office:value="992">
                <text:p>99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4:24:00</text:p>
              </table:table-cell>
              <table:table-cell office:value-type="float" office:value="986.800513353101">
                <text:p>986.800513353101</text:p>
              </table:table-cell>
              <table:table-cell office:value-type="float" office:value="992">
                <text:p>99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:24:04</text:p>
              </table:table-cell>
              <table:table-cell office:value-type="float" office:value="1008.72988422157">
                <text:p>1008.72988422157</text:p>
              </table:table-cell>
              <table:table-cell office:value-type="float" office:value="983">
                <text:p>98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:24:08</text:p>
              </table:table-cell>
              <table:table-cell office:value-type="float" office:value="1002.83496258439">
                <text:p>1002.83496258439</text:p>
              </table:table-cell>
              <table:table-cell office:value-type="float" office:value="992">
                <text:p>99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:24:12</text:p>
              </table:table-cell>
              <table:table-cell office:value-type="float" office:value="1006.86624357621">
                <text:p>1006.86624357621</text:p>
              </table:table-cell>
              <table:table-cell office:value-type="float" office:value="995">
                <text:p>99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:24:20</text:p>
              </table:table-cell>
              <table:table-cell office:value-type="float" office:value="1004.38438468853">
                <text:p>1004.38438468853</text:p>
              </table:table-cell>
              <table:table-cell office:value-type="float" office:value="982">
                <text:p>98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:48:12</text:p>
              </table:table-cell>
              <table:table-cell office:value-type="float" office:value="975.17516153659">
                <text:p>975.17516153659</text:p>
              </table:table-cell>
              <table:table-cell office:value-type="float" office:value="976">
                <text:p>97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:48:16</text:p>
              </table:table-cell>
              <table:table-cell office:value-type="float" office:value="995.724882671509">
                <text:p>995.724882671509</text:p>
              </table:table-cell>
              <table:table-cell office:value-type="float" office:value="992">
                <text:p>99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:48:20</text:p>
              </table:table-cell>
              <table:table-cell office:value-type="float" office:value="991.103179025945">
                <text:p>991.103179025945</text:p>
              </table:table-cell>
              <table:table-cell office:value-type="float" office:value="988">
                <text:p>98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:48:24</text:p>
              </table:table-cell>
              <table:table-cell office:value-type="float" office:value="999.430949150566">
                <text:p>999.430949150566</text:p>
              </table:table-cell>
              <table:table-cell office:value-type="float" office:value="985">
                <text:p>98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5:05:36</text:p>
              </table:table-cell>
              <table:table-cell office:value-type="float" office:value="1000.35867312858">
                <text:p>1000.35867312858</text:p>
              </table:table-cell>
              <table:table-cell office:value-type="float" office:value="983">
                <text:p>983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5:09:44</text:p>
              </table:table-cell>
              <table:table-cell office:value-type="float" office:value="991.103179025945">
                <text:p>991.103179025945</text:p>
              </table:table-cell>
              <table:table-cell office:value-type="float" office:value="968">
                <text:p>96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:09:48</text:p>
              </table:table-cell>
              <table:table-cell office:value-type="float" office:value="988.950526559218">
                <text:p>988.950526559218</text:p>
              </table:table-cell>
              <table:table-cell office:value-type="float" office:value="978">
                <text:p>97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:09:52</text:p>
              </table:table-cell>
              <table:table-cell office:value-type="float" office:value="982.202239852907">
                <text:p>982.202239852907</text:p>
              </table:table-cell>
              <table:table-cell office:value-type="float" office:value="972">
                <text:p>97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:09:56</text:p>
              </table:table-cell>
              <table:table-cell office:value-type="float" office:value="992.950408657332">
                <text:p>992.950408657332</text:p>
              </table:table-cell>
              <table:table-cell office:value-type="float" office:value="981">
                <text:p>98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:17:20</text:p>
              </table:table-cell>
              <table:table-cell office:value-type="float" office:value="993.566582160366">
                <text:p>993.566582160366</text:p>
              </table:table-cell>
              <table:table-cell office:value-type="float" office:value="981">
                <text:p>98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:10:20</text:p>
              </table:table-cell>
              <table:table-cell office:value-type="float" office:value="979.754794394017">
                <text:p>979.754794394017</text:p>
              </table:table-cell>
              <table:table-cell office:value-type="float" office:value="981">
                <text:p>98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:10:24</text:p>
              </table:table-cell>
              <table:table-cell office:value-type="float" office:value="973.346718838189">
                <text:p>973.346718838189</text:p>
              </table:table-cell>
              <table:table-cell office:value-type="float" office:value="985">
                <text:p>985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4:26:12</text:p>
              </table:table-cell>
              <table:table-cell office:value-type="float" office:value="994.491245635017">
                <text:p>994.491245635017</text:p>
              </table:table-cell>
              <table:table-cell office:value-type="float" office:value="977">
                <text:p>97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4:26:16</text:p>
              </table:table-cell>
              <table:table-cell office:value-type="float" office:value="999.121815097318">
                <text:p>999.121815097318</text:p>
              </table:table-cell>
              <table:table-cell office:value-type="float" office:value="984">
                <text:p>98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4:26:20</text:p>
              </table:table-cell>
              <table:table-cell office:value-type="float" office:value="981.590054328672">
                <text:p>981.590054328672</text:p>
              </table:table-cell>
              <table:table-cell office:value-type="float" office:value="978">
                <text:p>97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5:17:24</text:p>
              </table:table-cell>
              <table:table-cell office:value-type="float" office:value="994.491245635017">
                <text:p>994.491245635017</text:p>
              </table:table-cell>
              <table:table-cell office:value-type="float" office:value="974">
                <text:p>97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5:17:28</text:p>
              </table:table-cell>
              <table:table-cell office:value-type="float" office:value="996.959379214999">
                <text:p>996.959379214999</text:p>
              </table:table-cell>
              <table:table-cell office:value-type="float" office:value="978">
                <text:p>97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5:17:32</text:p>
              </table:table-cell>
              <table:table-cell office:value-type="float" office:value="984.346590007123">
                <text:p>984.346590007123</text:p>
              </table:table-cell>
              <table:table-cell office:value-type="float" office:value="990">
                <text:p>99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5:17:36</text:p>
              </table:table-cell>
              <table:table-cell office:value-type="float" office:value="1003.45457076604">
                <text:p>1003.45457076604</text:p>
              </table:table-cell>
              <table:table-cell office:value-type="float" office:value="979">
                <text:p>97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:26:24</text:p>
              </table:table-cell>
              <table:table-cell office:value-type="float" office:value="987.721624266628">
                <text:p>987.721624266628</text:p>
              </table:table-cell>
              <table:table-cell office:value-type="float" office:value="968">
                <text:p>96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26:28</text:p>
              </table:table-cell>
              <table:table-cell office:value-type="float" office:value="986.800513353101">
                <text:p>986.800513353101</text:p>
              </table:table-cell>
              <table:table-cell office:value-type="float" office:value="979">
                <text:p>97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26:32</text:p>
              </table:table-cell>
              <table:table-cell office:value-type="float" office:value="986.186708939479">
                <text:p>986.186708939479</text:p>
              </table:table-cell>
              <table:table-cell office:value-type="float" office:value="971">
                <text:p>97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26:36</text:p>
              </table:table-cell>
              <table:table-cell office:value-type="float" office:value="981.896120085035">
                <text:p>981.896120085035</text:p>
              </table:table-cell>
              <table:table-cell office:value-type="float" office:value="971">
                <text:p>97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48:28</text:p>
              </table:table-cell>
              <table:table-cell office:value-type="float" office:value="996.650674523199">
                <text:p>996.650674523199</text:p>
              </table:table-cell>
              <table:table-cell office:value-type="float" office:value="989">
                <text:p>98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48:32</text:p>
              </table:table-cell>
              <table:table-cell office:value-type="float" office:value="989.565300906295">
                <text:p>989.565300906295</text:p>
              </table:table-cell>
              <table:table-cell office:value-type="float" office:value="979">
                <text:p>97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48:36</text:p>
              </table:table-cell>
              <table:table-cell office:value-type="float" office:value="992.642402569388">
                <text:p>992.642402569388</text:p>
              </table:table-cell>
              <table:table-cell office:value-type="float" office:value="978">
                <text:p>97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989.872768857289">
                <text:p>989.872768857289</text:p>
              </table:table-cell>
              <table:table-cell office:value-type="float" office:value="990">
                <text:p>990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5:02:08</text:p>
              </table:table-cell>
              <table:table-cell office:value-type="float" office:value="988.335967662008">
                <text:p>988.335967662008</text:p>
              </table:table-cell>
              <table:table-cell office:value-type="float" office:value="976">
                <text:p>97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5:02:12</text:p>
              </table:table-cell>
              <table:table-cell office:value-type="float" office:value="986.186708939479">
                <text:p>986.186708939479</text:p>
              </table:table-cell>
              <table:table-cell office:value-type="float" office:value="977">
                <text:p>97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4:49:00</text:p>
              </table:table-cell>
              <table:table-cell office:value-type="float" office:value="971.216001519582">
                <text:p>971.216001519582</text:p>
              </table:table-cell>
              <table:table-cell office:value-type="float" office:value="976">
                <text:p>97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5:02:52</text:p>
              </table:table-cell>
              <table:table-cell office:value-type="float" office:value="983.120923160937">
                <text:p>983.120923160937</text:p>
              </table:table-cell>
              <table:table-cell office:value-type="float" office:value="973">
                <text:p>973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5:19:48</text:p>
              </table:table-cell>
              <table:table-cell office:value-type="float" office:value="966.052470988804">
                <text:p>966.052470988804</text:p>
              </table:table-cell>
              <table:table-cell office:value-type="float" office:value="977">
                <text:p>97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5:10:04</text:p>
              </table:table-cell>
              <table:table-cell office:value-type="float" office:value="968.480413184267">
                <text:p>968.480413184267</text:p>
              </table:table-cell>
              <table:table-cell office:value-type="float" office:value="971">
                <text:p>97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5:10:08</text:p>
              </table:table-cell>
              <table:table-cell office:value-type="float" office:value="950.956762758766">
                <text:p>950.956762758766</text:p>
              </table:table-cell>
              <table:table-cell office:value-type="float" office:value="956">
                <text:p>95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5:10:12</text:p>
              </table:table-cell>
              <table:table-cell office:value-type="float" office:value="962.719730256938">
                <text:p>962.719730256938</text:p>
              </table:table-cell>
              <table:table-cell office:value-type="float" office:value="964">
                <text:p>96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5:10:16</text:p>
              </table:table-cell>
              <table:table-cell office:value-type="float" office:value="972.128840791944">
                <text:p>972.128840791944</text:p>
              </table:table-cell>
              <table:table-cell office:value-type="float" office:value="959">
                <text:p>95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5:16:56</text:p>
              </table:table-cell>
              <table:table-cell office:value-type="float" office:value="974.56546395512">
                <text:p>974.56546395512</text:p>
              </table:table-cell>
              <table:table-cell office:value-type="float" office:value="976">
                <text:p>97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5:17:00</text:p>
              </table:table-cell>
              <table:table-cell office:value-type="float" office:value="975.480091560575">
                <text:p>975.480091560575</text:p>
              </table:table-cell>
              <table:table-cell office:value-type="float" office:value="970">
                <text:p>97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:58:28</text:p>
              </table:table-cell>
              <table:table-cell office:value-type="float" office:value="962.114484553742">
                <text:p>962.114484553742</text:p>
              </table:table-cell>
              <table:table-cell office:value-type="float" office:value="961">
                <text:p>96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5:20:48</text:p>
              </table:table-cell>
              <table:table-cell office:value-type="float" office:value="975.480091560575">
                <text:p>975.480091560575</text:p>
              </table:table-cell>
              <table:table-cell office:value-type="float" office:value="963">
                <text:p>96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5:20:52</text:p>
              </table:table-cell>
              <table:table-cell office:value-type="float" office:value="974.56546395512">
                <text:p>974.56546395512</text:p>
              </table:table-cell>
              <table:table-cell office:value-type="float" office:value="970">
                <text:p>97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5:20:56</text:p>
              </table:table-cell>
              <table:table-cell office:value-type="float" office:value="983.733648638625">
                <text:p>983.733648638625</text:p>
              </table:table-cell>
              <table:table-cell office:value-type="float" office:value="970">
                <text:p>97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5:21:00</text:p>
              </table:table-cell>
              <table:table-cell office:value-type="float" office:value="980.060535945653">
                <text:p>980.060535945653</text:p>
              </table:table-cell>
              <table:table-cell office:value-type="float" office:value="969">
                <text:p>96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5:10:28</text:p>
              </table:table-cell>
              <table:table-cell office:value-type="float" office:value="971.216001519582">
                <text:p>971.216001519582</text:p>
              </table:table-cell>
              <table:table-cell office:value-type="float" office:value="966">
                <text:p>96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:10:32</text:p>
              </table:table-cell>
              <table:table-cell office:value-type="float" office:value="959.091522770608">
                <text:p>959.091522770608</text:p>
              </table:table-cell>
              <table:table-cell office:value-type="float" office:value="965">
                <text:p>96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:10:36</text:p>
              </table:table-cell>
              <table:table-cell office:value-type="float" office:value="977.616117481945">
                <text:p>977.616117481945</text:p>
              </table:table-cell>
              <table:table-cell office:value-type="float" office:value="963">
                <text:p>96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:10:40</text:p>
              </table:table-cell>
              <table:table-cell office:value-type="float" office:value="972.128840791944">
                <text:p>972.128840791944</text:p>
              </table:table-cell>
              <table:table-cell office:value-type="float" office:value="960">
                <text:p>96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:02:16</text:p>
              </table:table-cell>
              <table:table-cell office:value-type="float" office:value="954.567299363712">
                <text:p>954.567299363712</text:p>
              </table:table-cell>
              <table:table-cell office:value-type="float" office:value="953">
                <text:p>95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4:40:00</text:p>
              </table:table-cell>
              <table:table-cell office:value-type="float" office:value="963.022434735469">
                <text:p>963.022434735469</text:p>
              </table:table-cell>
              <table:table-cell office:value-type="float" office:value="984">
                <text:p>98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:40:04</text:p>
              </table:table-cell>
              <table:table-cell office:value-type="float" office:value="960.602322907204">
                <text:p>960.602322907204</text:p>
              </table:table-cell>
              <table:table-cell office:value-type="float" office:value="954">
                <text:p>95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:40:08</text:p>
              </table:table-cell>
              <table:table-cell office:value-type="float" office:value="957.582084938733">
                <text:p>957.582084938733</text:p>
              </table:table-cell>
              <table:table-cell office:value-type="float" office:value="968">
                <text:p>96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:40:12</text:p>
              </table:table-cell>
              <table:table-cell office:value-type="float" office:value="959.393573838969">
                <text:p>959.393573838969</text:p>
              </table:table-cell>
              <table:table-cell office:value-type="float" office:value="950">
                <text:p>95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5:19:52</text:p>
              </table:table-cell>
              <table:table-cell office:value-type="float" office:value="965.446028768629">
                <text:p>965.446028768629</text:p>
              </table:table-cell>
              <table:table-cell office:value-type="float" office:value="958">
                <text:p>95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5:19:56</text:p>
              </table:table-cell>
              <table:table-cell office:value-type="float" office:value="961.811943341819">
                <text:p>961.811943341819</text:p>
              </table:table-cell>
              <table:table-cell office:value-type="float" office:value="966">
                <text:p>96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5:01:44</text:p>
              </table:table-cell>
              <table:table-cell office:value-type="float" office:value="950.055358103712">
                <text:p>950.055358103712</text:p>
              </table:table-cell>
              <table:table-cell office:value-type="float" office:value="946">
                <text:p>94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4:39:36</text:p>
              </table:table-cell>
              <table:table-cell office:value-type="float" office:value="960.904646341165">
                <text:p>960.904646341165</text:p>
              </table:table-cell>
              <table:table-cell office:value-type="float" office:value="943">
                <text:p>94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:39:40</text:p>
              </table:table-cell>
              <table:table-cell office:value-type="float" office:value="941.068407294768">
                <text:p>941.068407294768</text:p>
              </table:table-cell>
              <table:table-cell office:value-type="float" office:value="965">
                <text:p>96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:47:12</text:p>
              </table:table-cell>
              <table:table-cell office:value-type="float" office:value="943.759314956296">
                <text:p>943.759314956296</text:p>
              </table:table-cell>
              <table:table-cell office:value-type="float" office:value="940">
                <text:p>94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:47:16</text:p>
              </table:table-cell>
              <table:table-cell office:value-type="float" office:value="952.460197030967">
                <text:p>952.460197030967</text:p>
              </table:table-cell>
              <table:table-cell office:value-type="float" office:value="951">
                <text:p>95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:47:20</text:p>
              </table:table-cell>
              <table:table-cell office:value-type="float" office:value="959.695679393166">
                <text:p>959.695679393166</text:p>
              </table:table-cell>
              <table:table-cell office:value-type="float" office:value="946">
                <text:p>94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:47:24</text:p>
              </table:table-cell>
              <table:table-cell office:value-type="float" office:value="946.454662581794">
                <text:p>946.454662581794</text:p>
              </table:table-cell>
              <table:table-cell office:value-type="float" office:value="942">
                <text:p>94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967.873101740466">
                <text:p>967.873101740466</text:p>
              </table:table-cell>
              <table:table-cell office:value-type="float" office:value="941">
                <text:p>94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949.454695067356">
                <text:p>949.454695067356</text:p>
              </table:table-cell>
              <table:table-cell office:value-type="float" office:value="943">
                <text:p>94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964.83980398215">
                <text:p>964.83980398215</text:p>
              </table:table-cell>
              <table:table-cell office:value-type="float" office:value="962">
                <text:p>96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5:01:08</text:p>
              </table:table-cell>
              <table:table-cell office:value-type="float" office:value="944.058578852056">
                <text:p>944.058578852056</text:p>
              </table:table-cell>
              <table:table-cell office:value-type="float" office:value="948">
                <text:p>948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4:48:44</text:p>
              </table:table-cell>
              <table:table-cell office:value-type="float" office:value="952.761047805611">
                <text:p>952.761047805611</text:p>
              </table:table-cell>
              <table:table-cell office:value-type="float" office:value="943">
                <text:p>94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4:48:48</text:p>
              </table:table-cell>
              <table:table-cell office:value-type="float" office:value="950.055358103712">
                <text:p>950.055358103712</text:p>
              </table:table-cell>
              <table:table-cell office:value-type="float" office:value="950">
                <text:p>95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4:48:52</text:p>
              </table:table-cell>
              <table:table-cell office:value-type="float" office:value="943.460105874915">
                <text:p>943.460105874915</text:p>
              </table:table-cell>
              <table:table-cell office:value-type="float" office:value="946">
                <text:p>94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4:48:56</text:p>
              </table:table-cell>
              <table:table-cell office:value-type="float" office:value="946.754419524155">
                <text:p>946.754419524155</text:p>
              </table:table-cell>
              <table:table-cell office:value-type="float" office:value="940">
                <text:p>94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5:20:32</text:p>
              </table:table-cell>
              <table:table-cell office:value-type="float" office:value="939.575378780679">
                <text:p>939.575378780679</text:p>
              </table:table-cell>
              <table:table-cell office:value-type="float" office:value="943">
                <text:p>94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0:36</text:p>
              </table:table-cell>
              <table:table-cell office:value-type="float" office:value="953.061953205572">
                <text:p>953.061953205572</text:p>
              </table:table-cell>
              <table:table-cell office:value-type="float" office:value="954">
                <text:p>95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0:40</text:p>
              </table:table-cell>
              <table:table-cell office:value-type="float" office:value="960.904646341165">
                <text:p>960.904646341165</text:p>
              </table:table-cell>
              <table:table-cell office:value-type="float" office:value="944">
                <text:p>94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0:44</text:p>
              </table:table-cell>
              <table:table-cell office:value-type="float" office:value="961.509456564838">
                <text:p>961.509456564838</text:p>
              </table:table-cell>
              <table:table-cell office:value-type="float" office:value="942">
                <text:p>94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1:04</text:p>
              </table:table-cell>
              <table:table-cell office:value-type="float" office:value="954.567299363712">
                <text:p>954.567299363712</text:p>
              </table:table-cell>
              <table:table-cell office:value-type="float" office:value="939">
                <text:p>93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1:08</text:p>
              </table:table-cell>
              <table:table-cell office:value-type="float" office:value="951.858659382923">
                <text:p>951.858659382923</text:p>
              </table:table-cell>
              <table:table-cell office:value-type="float" office:value="954">
                <text:p>95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1:12</text:p>
              </table:table-cell>
              <table:table-cell office:value-type="float" office:value="937.48744492671">
                <text:p>937.48744492671</text:p>
              </table:table-cell>
              <table:table-cell office:value-type="float" office:value="932">
                <text:p>93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1:16</text:p>
              </table:table-cell>
              <table:table-cell office:value-type="float" office:value="949.754999241292">
                <text:p>949.754999241292</text:p>
              </table:table-cell>
              <table:table-cell office:value-type="float" office:value="929">
                <text:p>92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1:20</text:p>
              </table:table-cell>
              <table:table-cell office:value-type="float" office:value="938.083722820492">
                <text:p>938.083722820492</text:p>
              </table:table-cell>
              <table:table-cell office:value-type="float" office:value="935">
                <text:p>93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1:24</text:p>
              </table:table-cell>
              <table:table-cell office:value-type="float" office:value="943.759314956296">
                <text:p>943.759314956296</text:p>
              </table:table-cell>
              <table:table-cell office:value-type="float" office:value="941">
                <text:p>94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21:28</text:p>
              </table:table-cell>
              <table:table-cell office:value-type="float" office:value="954.266120932067">
                <text:p>954.266120932067</text:p>
              </table:table-cell>
              <table:table-cell office:value-type="float" office:value="946">
                <text:p>94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5:02:20</text:p>
              </table:table-cell>
              <table:table-cell office:value-type="float" office:value="943.460105874915">
                <text:p>943.460105874915</text:p>
              </table:table-cell>
              <table:table-cell office:value-type="float" office:value="935">
                <text:p>93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5:02:24</text:p>
              </table:table-cell>
              <table:table-cell office:value-type="float" office:value="947.054231218022">
                <text:p>947.054231218022</text:p>
              </table:table-cell>
              <table:table-cell office:value-type="float" office:value="939">
                <text:p>93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5:02:28</text:p>
              </table:table-cell>
              <table:table-cell office:value-type="float" office:value="935.997711855551">
                <text:p>935.997711855551</text:p>
              </table:table-cell>
              <table:table-cell office:value-type="float" office:value="934">
                <text:p>93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5:02:32</text:p>
              </table:table-cell>
              <table:table-cell office:value-type="float" office:value="944.956699362799">
                <text:p>944.956699362799</text:p>
              </table:table-cell>
              <table:table-cell office:value-type="float" office:value="934">
                <text:p>93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5:17:04</text:p>
              </table:table-cell>
              <table:table-cell office:value-type="float" office:value="952.460197030967">
                <text:p>952.460197030967</text:p>
              </table:table-cell>
              <table:table-cell office:value-type="float" office:value="943">
                <text:p>94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5:17:08</text:p>
              </table:table-cell>
              <table:table-cell office:value-type="float" office:value="962.719730256938">
                <text:p>962.719730256938</text:p>
              </table:table-cell>
              <table:table-cell office:value-type="float" office:value="950">
                <text:p>95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5:17:12</text:p>
              </table:table-cell>
              <table:table-cell office:value-type="float" office:value="950.055358103712">
                <text:p>950.055358103712</text:p>
              </table:table-cell>
              <table:table-cell office:value-type="float" office:value="951">
                <text:p>95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5:17:16</text:p>
              </table:table-cell>
              <table:table-cell office:value-type="float" office:value="957.280360918801">
                <text:p>957.280360918801</text:p>
              </table:table-cell>
              <table:table-cell office:value-type="float" office:value="950">
                <text:p>95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14:24:24</text:p>
              </table:table-cell>
              <table:table-cell office:value-type="float" office:value="941.068407294768">
                <text:p>941.068407294768</text:p>
              </table:table-cell>
              <table:table-cell office:value-type="float" office:value="934">
                <text:p>93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5:16:24</text:p>
              </table:table-cell>
              <table:table-cell office:value-type="float" office:value="952.460197030967">
                <text:p>952.460197030967</text:p>
              </table:table-cell>
              <table:table-cell office:value-type="float" office:value="944">
                <text:p>94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5:16:28</text:p>
              </table:table-cell>
              <table:table-cell office:value-type="float" office:value="950.055358103712">
                <text:p>950.055358103712</text:p>
              </table:table-cell>
              <table:table-cell office:value-type="float" office:value="944">
                <text:p>94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5:16:32</text:p>
              </table:table-cell>
              <table:table-cell office:value-type="float" office:value="952.460197030967">
                <text:p>952.460197030967</text:p>
              </table:table-cell>
              <table:table-cell office:value-type="float" office:value="930">
                <text:p>93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5:16:36</text:p>
              </table:table-cell>
              <table:table-cell office:value-type="float" office:value="952.761047805611">
                <text:p>952.761047805611</text:p>
              </table:table-cell>
              <table:table-cell office:value-type="float" office:value="934">
                <text:p>93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4:24:28</text:p>
              </table:table-cell>
              <table:table-cell office:value-type="float" office:value="926.792074205753">
                <text:p>926.792074205753</text:p>
              </table:table-cell>
              <table:table-cell office:value-type="float" office:value="927">
                <text:p>92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4:24:32</text:p>
              </table:table-cell>
              <table:table-cell office:value-type="float" office:value="931.833773708117">
                <text:p>931.833773708117</text:p>
              </table:table-cell>
              <table:table-cell office:value-type="float" office:value="922">
                <text:p>92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5:03:12</text:p>
              </table:table-cell>
              <table:table-cell office:value-type="float" office:value="942.263817818757">
                <text:p>942.263817818757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5:03:16</text:p>
              </table:table-cell>
              <table:table-cell office:value-type="float" office:value="947.953994745687">
                <text:p>947.953994745687</text:p>
              </table:table-cell>
              <table:table-cell office:value-type="float" office:value="941">
                <text:p>94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5:20:00</text:p>
              </table:table-cell>
              <table:table-cell office:value-type="float" office:value="938.978551646323">
                <text:p>938.978551646323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5:20:04</text:p>
              </table:table-cell>
              <table:table-cell office:value-type="float" office:value="949.154445588213">
                <text:p>949.154445588213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14:49:04</text:p>
              </table:table-cell>
              <table:table-cell office:value-type="float" office:value="924.720712833372">
                <text:p>924.720712833372</text:p>
              </table:table-cell>
              <table:table-cell office:value-type="float" office:value="919">
                <text:p>91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5:20:08</text:p>
              </table:table-cell>
              <table:table-cell office:value-type="float" office:value="941.666002840153">
                <text:p>941.666002840153</text:p>
              </table:table-cell>
              <table:table-cell office:value-type="float" office:value="929">
                <text:p>929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4:49:08</text:p>
              </table:table-cell>
              <table:table-cell office:value-type="float" office:value="918.228342848175">
                <text:p>918.228342848175</text:p>
              </table:table-cell>
              <table:table-cell office:value-type="float" office:value="915">
                <text:p>91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:49:12</text:p>
              </table:table-cell>
              <table:table-cell office:value-type="float" office:value="936.891386816691">
                <text:p>936.891386816691</text:p>
              </table:table-cell>
              <table:table-cell office:value-type="float" office:value="918">
                <text:p>91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:49:16</text:p>
              </table:table-cell>
              <table:table-cell office:value-type="float" office:value="937.189388395605">
                <text:p>937.189388395605</text:p>
              </table:table-cell>
              <table:table-cell office:value-type="float" office:value="917">
                <text:p>91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:49:20</text:p>
              </table:table-cell>
              <table:table-cell office:value-type="float" office:value="933.616998078833">
                <text:p>933.616998078833</text:p>
              </table:table-cell>
              <table:table-cell office:value-type="float" office:value="912">
                <text:p>91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:24:36</text:p>
              </table:table-cell>
              <table:table-cell office:value-type="float" office:value="928.27327326613">
                <text:p>928.27327326613</text:p>
              </table:table-cell>
              <table:table-cell office:value-type="float" office:value="927">
                <text:p>927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5:02:36</text:p>
              </table:table-cell>
              <table:table-cell office:value-type="float" office:value="933.616998078833">
                <text:p>933.616998078833</text:p>
              </table:table-cell>
              <table:table-cell office:value-type="float" office:value="926">
                <text:p>92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5:02:40</text:p>
              </table:table-cell>
              <table:table-cell office:value-type="float" office:value="930.646058666282">
                <text:p>930.646058666282</text:p>
              </table:table-cell>
              <table:table-cell office:value-type="float" office:value="930">
                <text:p>930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5:02:44</text:p>
              </table:table-cell>
              <table:table-cell office:value-type="float" office:value="926.4959998788">
                <text:p>926.4959998788</text:p>
              </table:table-cell>
              <table:table-cell office:value-type="float" office:value="924">
                <text:p>92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5:02:48</text:p>
              </table:table-cell>
              <table:table-cell office:value-type="float" office:value="933.914394771661">
                <text:p>933.914394771661</text:p>
              </table:table-cell>
              <table:table-cell office:value-type="float" office:value="922">
                <text:p>92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5:08:48</text:p>
              </table:table-cell>
              <table:table-cell office:value-type="float" office:value="919.40678311113">
                <text:p>919.40678311113</text:p>
              </table:table-cell>
              <table:table-cell office:value-type="float" office:value="921">
                <text:p>92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5:03:48</text:p>
              </table:table-cell>
              <table:table-cell office:value-type="float" office:value="921.471183324544">
                <text:p>921.471183324544</text:p>
              </table:table-cell>
              <table:table-cell office:value-type="float" office:value="909">
                <text:p>90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5:03:52</text:p>
              </table:table-cell>
              <table:table-cell office:value-type="float" office:value="920.881078193253">
                <text:p>920.881078193253</text:p>
              </table:table-cell>
              <table:table-cell office:value-type="float" office:value="918">
                <text:p>91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5:03:20</text:p>
              </table:table-cell>
              <table:table-cell office:value-type="float" office:value="938.381944170667">
                <text:p>938.381944170667</text:p>
              </table:table-cell>
              <table:table-cell office:value-type="float" office:value="929">
                <text:p>92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4:39:20</text:p>
              </table:table-cell>
              <table:table-cell office:value-type="float" office:value="922.652056913043">
                <text:p>922.652056913043</text:p>
              </table:table-cell>
              <table:table-cell office:value-type="float" office:value="906">
                <text:p>906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4:39:24</text:p>
              </table:table-cell>
              <table:table-cell office:value-type="float" office:value="926.4959998788">
                <text:p>926.4959998788</text:p>
              </table:table-cell>
              <table:table-cell office:value-type="float" office:value="912">
                <text:p>912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4:39:28</text:p>
              </table:table-cell>
              <table:table-cell office:value-type="float" office:value="933.616998078833">
                <text:p>933.616998078833</text:p>
              </table:table-cell>
              <table:table-cell office:value-type="float" office:value="910">
                <text:p>91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4:39:32</text:p>
              </table:table-cell>
              <table:table-cell office:value-type="float" office:value="923.833814606825">
                <text:p>923.833814606825</text:p>
              </table:table-cell>
              <table:table-cell office:value-type="float" office:value="921">
                <text:p>92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4:41:40</text:p>
              </table:table-cell>
              <table:table-cell office:value-type="float" office:value="933.616998078833">
                <text:p>933.616998078833</text:p>
              </table:table-cell>
              <table:table-cell office:value-type="float" office:value="915">
                <text:p>91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4:41:44</text:p>
              </table:table-cell>
              <table:table-cell office:value-type="float" office:value="940.172425523669">
                <text:p>940.172425523669</text:p>
              </table:table-cell>
              <table:table-cell office:value-type="float" office:value="924">
                <text:p>92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4:41:48</text:p>
              </table:table-cell>
              <table:table-cell office:value-type="float" office:value="931.833773708117">
                <text:p>931.833773708117</text:p>
              </table:table-cell>
              <table:table-cell office:value-type="float" office:value="907">
                <text:p>90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5:03:24</text:p>
              </table:table-cell>
              <table:table-cell office:value-type="float" office:value="922.061509580932">
                <text:p>922.061509580932</text:p>
              </table:table-cell>
              <table:table-cell office:value-type="float" office:value="924">
                <text:p>92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5:05:40</text:p>
              </table:table-cell>
              <table:table-cell office:value-type="float" office:value="918.522869905715">
                <text:p>918.522869905715</text:p>
              </table:table-cell>
              <table:table-cell office:value-type="float" office:value="927">
                <text:p>927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4:39:44</text:p>
              </table:table-cell>
              <table:table-cell office:value-type="float" office:value="910.004079404102">
                <text:p>910.004079404102</text:p>
              </table:table-cell>
              <table:table-cell office:value-type="float" office:value="901">
                <text:p>90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4:39:48</text:p>
              </table:table-cell>
              <table:table-cell office:value-type="float" office:value="914.404530102811">
                <text:p>914.404530102811</text:p>
              </table:table-cell>
              <table:table-cell office:value-type="float" office:value="908">
                <text:p>90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4:39:52</text:p>
              </table:table-cell>
              <table:table-cell office:value-type="float" office:value="921.471183324544">
                <text:p>921.471183324544</text:p>
              </table:table-cell>
              <table:table-cell office:value-type="float" office:value="900">
                <text:p>90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4:39:56</text:p>
              </table:table-cell>
              <table:table-cell office:value-type="float" office:value="912.642852083686">
                <text:p>912.642852083686</text:p>
              </table:table-cell>
              <table:table-cell office:value-type="float" office:value="908">
                <text:p>90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5:19:04</text:p>
              </table:table-cell>
              <table:table-cell office:value-type="float" office:value="940.172425523669">
                <text:p>940.172425523669</text:p>
              </table:table-cell>
              <table:table-cell office:value-type="float" office:value="915">
                <text:p>9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5:19:08</text:p>
              </table:table-cell>
              <table:table-cell office:value-type="float" office:value="929.162654419607">
                <text:p>929.162654419607</text:p>
              </table:table-cell>
              <table:table-cell office:value-type="float" office:value="917">
                <text:p>91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5:19:12</text:p>
              </table:table-cell>
              <table:table-cell office:value-type="float" office:value="941.068407294768">
                <text:p>941.068407294768</text:p>
              </table:table-cell>
              <table:table-cell office:value-type="float" office:value="917">
                <text:p>91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5:19:16</text:p>
              </table:table-cell>
              <table:table-cell office:value-type="float" office:value="928.569678519925">
                <text:p>928.569678519925</text:p>
              </table:table-cell>
              <table:table-cell office:value-type="float" office:value="919">
                <text:p>919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0:58:51</text:p>
              </table:table-cell>
              <table:table-cell office:value-type="float" office:value="901.240675118445">
                <text:p>901.240675118445</text:p>
              </table:table-cell>
              <table:table-cell office:value-type="float" office:value="902">
                <text:p>90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0:58:55</text:p>
              </table:table-cell>
              <table:table-cell office:value-type="float" office:value="908.540037524424">
                <text:p>908.540037524424</text:p>
              </table:table-cell>
              <table:table-cell office:value-type="float" office:value="896">
                <text:p>89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0:58:59</text:p>
              </table:table-cell>
              <table:table-cell office:value-type="float" office:value="897.458759425967">
                <text:p>897.458759425967</text:p>
              </table:table-cell>
              <table:table-cell office:value-type="float" office:value="900">
                <text:p>90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4:37:52</text:p>
              </table:table-cell>
              <table:table-cell office:value-type="float" office:value="919.40678311113">
                <text:p>919.40678311113</text:p>
              </table:table-cell>
              <table:table-cell office:value-type="float" office:value="905">
                <text:p>9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4:37:56</text:p>
              </table:table-cell>
              <table:table-cell office:value-type="float" office:value="932.427961640411">
                <text:p>932.427961640411</text:p>
              </table:table-cell>
              <table:table-cell office:value-type="float" office:value="910">
                <text:p>91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4:38:00</text:p>
              </table:table-cell>
              <table:table-cell office:value-type="float" office:value="936.295548540419">
                <text:p>936.295548540419</text:p>
              </table:table-cell>
              <table:table-cell office:value-type="float" office:value="916">
                <text:p>91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5:16:40</text:p>
              </table:table-cell>
              <table:table-cell office:value-type="float" office:value="902.9893505755">
                <text:p>902.9893505755</text:p>
              </table:table-cell>
              <table:table-cell office:value-type="float" office:value="906">
                <text:p>90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5:16:44</text:p>
              </table:table-cell>
              <table:table-cell office:value-type="float" office:value="899.784977361875">
                <text:p>899.784977361875</text:p>
              </table:table-cell>
              <table:table-cell office:value-type="float" office:value="903">
                <text:p>90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5:16:48</text:p>
              </table:table-cell>
              <table:table-cell office:value-type="float" office:value="917.050788170124">
                <text:p>917.050788170124</text:p>
              </table:table-cell>
              <table:table-cell office:value-type="float" office:value="905">
                <text:p>9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5:16:52</text:p>
              </table:table-cell>
              <table:table-cell office:value-type="float" office:value="926.792074205753">
                <text:p>926.792074205753</text:p>
              </table:table-cell>
              <table:table-cell office:value-type="float" office:value="919">
                <text:p>919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0:59:03</text:p>
              </table:table-cell>
              <table:table-cell office:value-type="float" office:value="900.367089305422">
                <text:p>900.367089305422</text:p>
              </table:table-cell>
              <table:table-cell office:value-type="float" office:value="894">
                <text:p>89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0:59:07</text:p>
              </table:table-cell>
              <table:table-cell office:value-type="float" office:value="892.817036845255">
                <text:p>892.817036845255</text:p>
              </table:table-cell>
              <table:table-cell office:value-type="float" office:value="889">
                <text:p>889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0:59:11</text:p>
              </table:table-cell>
              <table:table-cell office:value-type="float" office:value="900.949424135831">
                <text:p>900.949424135831</text:p>
              </table:table-cell>
              <table:table-cell office:value-type="float" office:value="906">
                <text:p>906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5:08:52</text:p>
              </table:table-cell>
              <table:table-cell office:value-type="float" office:value="922.652056913043">
                <text:p>922.652056913043</text:p>
              </table:table-cell>
              <table:table-cell office:value-type="float" office:value="908">
                <text:p>90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5:20:12</text:p>
              </table:table-cell>
              <table:table-cell office:value-type="float" office:value="911.46950930359">
                <text:p>911.46950930359</text:p>
              </table:table-cell>
              <table:table-cell office:value-type="float" office:value="917">
                <text:p>91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:18:28</text:p>
              </table:table-cell>
              <table:table-cell office:value-type="float" office:value="915.580090776034">
                <text:p>915.580090776034</text:p>
              </table:table-cell>
              <table:table-cell office:value-type="float" office:value="908">
                <text:p>90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5:18:32</text:p>
              </table:table-cell>
              <table:table-cell office:value-type="float" office:value="899.784977361875">
                <text:p>899.784977361875</text:p>
              </table:table-cell>
              <table:table-cell office:value-type="float" office:value="903">
                <text:p>90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4:41:52</text:p>
              </table:table-cell>
              <table:table-cell office:value-type="float" office:value="898.621422329345">
                <text:p>898.621422329345</text:p>
              </table:table-cell>
              <table:table-cell office:value-type="float" office:value="894">
                <text:p>89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:41:56</text:p>
              </table:table-cell>
              <table:table-cell office:value-type="float" office:value="906.492712219957">
                <text:p>906.492712219957</text:p>
              </table:table-cell>
              <table:table-cell office:value-type="float" office:value="898">
                <text:p>89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:42:00</text:p>
              </table:table-cell>
              <table:table-cell office:value-type="float" office:value="906.492712219957">
                <text:p>906.492712219957</text:p>
              </table:table-cell>
              <table:table-cell office:value-type="float" office:value="895">
                <text:p>89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:42:04</text:p>
              </table:table-cell>
              <table:table-cell office:value-type="float" office:value="899.784977361875">
                <text:p>899.784977361875</text:p>
              </table:table-cell>
              <table:table-cell office:value-type="float" office:value="907">
                <text:p>90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5:02:56</text:p>
              </table:table-cell>
              <table:table-cell office:value-type="float" office:value="901.823344188154">
                <text:p>901.823344188154</text:p>
              </table:table-cell>
              <table:table-cell office:value-type="float" office:value="893">
                <text:p>8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5:03:00</text:p>
              </table:table-cell>
              <table:table-cell office:value-type="float" office:value="903.864439891592">
                <text:p>903.864439891592</text:p>
              </table:table-cell>
              <table:table-cell office:value-type="float" office:value="890">
                <text:p>8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5:03:04</text:p>
              </table:table-cell>
              <table:table-cell office:value-type="float" office:value="891.948305664618">
                <text:p>891.948305664618</text:p>
              </table:table-cell>
              <table:table-cell office:value-type="float" office:value="895">
                <text:p>89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5:03:08</text:p>
              </table:table-cell>
              <table:table-cell office:value-type="float" office:value="894.846031746308">
                <text:p>894.846031746308</text:p>
              </table:table-cell>
              <table:table-cell office:value-type="float" office:value="902">
                <text:p>90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4:49:24</text:p>
              </table:table-cell>
              <table:table-cell office:value-type="float" office:value="897.458759425967">
                <text:p>897.458759425967</text:p>
              </table:table-cell>
              <table:table-cell office:value-type="float" office:value="891">
                <text:p>89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5:01:48</text:p>
              </table:table-cell>
              <table:table-cell office:value-type="float" office:value="896.587347941218">
                <text:p>896.587347941218</text:p>
              </table:table-cell>
              <table:table-cell office:value-type="float" office:value="895">
                <text:p>895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1:52</text:p>
              </table:table-cell>
              <table:table-cell office:value-type="float" office:value="903.572687795947">
                <text:p>903.572687795947</text:p>
              </table:table-cell>
              <table:table-cell office:value-type="float" office:value="888">
                <text:p>88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1:56</text:p>
              </table:table-cell>
              <table:table-cell office:value-type="float" office:value="900.076005469759">
                <text:p>900.076005469759</text:p>
              </table:table-cell>
              <table:table-cell office:value-type="float" office:value="893">
                <text:p>89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2:00</text:p>
              </table:table-cell>
              <table:table-cell office:value-type="float" office:value="894.266039643599">
                <text:p>894.266039643599</text:p>
              </table:table-cell>
              <table:table-cell office:value-type="float" office:value="881">
                <text:p>88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8:56</text:p>
              </table:table-cell>
              <table:table-cell office:value-type="float" office:value="903.864439891592">
                <text:p>903.864439891592</text:p>
              </table:table-cell>
              <table:table-cell office:value-type="float" office:value="898">
                <text:p>898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9:00</text:p>
              </table:table-cell>
              <table:table-cell office:value-type="float" office:value="901.823344188154">
                <text:p>901.823344188154</text:p>
              </table:table-cell>
              <table:table-cell office:value-type="float" office:value="894">
                <text:p>894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9:04</text:p>
              </table:table-cell>
              <table:table-cell office:value-type="float" office:value="914.404530102811">
                <text:p>914.404530102811</text:p>
              </table:table-cell>
              <table:table-cell office:value-type="float" office:value="903">
                <text:p>90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9:08</text:p>
              </table:table-cell>
              <table:table-cell office:value-type="float" office:value="913.817082315274">
                <text:p>913.817082315274</text:p>
              </table:table-cell>
              <table:table-cell office:value-type="float" office:value="901">
                <text:p>90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5:01:12</text:p>
              </table:table-cell>
              <table:table-cell office:value-type="float" office:value="899.784977361875">
                <text:p>899.784977361875</text:p>
              </table:table-cell>
              <table:table-cell office:value-type="float" office:value="894">
                <text:p>89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:01:16</text:p>
              </table:table-cell>
              <table:table-cell office:value-type="float" office:value="905.908262387886">
                <text:p>905.908262387886</text:p>
              </table:table-cell>
              <table:table-cell office:value-type="float" office:value="895">
                <text:p>89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:01:20</text:p>
              </table:table-cell>
              <table:table-cell office:value-type="float" office:value="907.954809589186">
                <text:p>907.954809589186</text:p>
              </table:table-cell>
              <table:table-cell office:value-type="float" office:value="902">
                <text:p>90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:01:24</text:p>
              </table:table-cell>
              <table:table-cell office:value-type="float" office:value="908.247395778083">
                <text:p>908.247395778083</text:p>
              </table:table-cell>
              <table:table-cell office:value-type="float" office:value="895">
                <text:p>89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:03:56</text:p>
              </table:table-cell>
              <table:table-cell office:value-type="float" office:value="876.397326833778">
                <text:p>876.397326833778</text:p>
              </table:table-cell>
              <table:table-cell office:value-type="float" office:value="892">
                <text:p>8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:01:28</text:p>
              </table:table-cell>
              <table:table-cell office:value-type="float" office:value="904.740030047231">
                <text:p>904.740030047231</text:p>
              </table:table-cell>
              <table:table-cell office:value-type="float" office:value="890">
                <text:p>89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01:32</text:p>
              </table:table-cell>
              <table:table-cell office:value-type="float" office:value="905.032004701733">
                <text:p>905.032004701733</text:p>
              </table:table-cell>
              <table:table-cell office:value-type="float" office:value="888">
                <text:p>88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01:36</text:p>
              </table:table-cell>
              <table:table-cell office:value-type="float" office:value="886.746488788641">
                <text:p>886.746488788641</text:p>
              </table:table-cell>
              <table:table-cell office:value-type="float" office:value="888">
                <text:p>88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01:40</text:p>
              </table:table-cell>
              <table:table-cell office:value-type="float" office:value="881.275368565013">
                <text:p>881.275368565013</text:p>
              </table:table-cell>
              <table:table-cell office:value-type="float" office:value="884">
                <text:p>88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20:16</text:p>
              </table:table-cell>
              <table:table-cell office:value-type="float" office:value="903.572687795947">
                <text:p>903.572687795947</text:p>
              </table:table-cell>
              <table:table-cell office:value-type="float" office:value="878">
                <text:p>87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20:20</text:p>
              </table:table-cell>
              <table:table-cell office:value-type="float" office:value="905.032004701733">
                <text:p>905.032004701733</text:p>
              </table:table-cell>
              <table:table-cell office:value-type="float" office:value="901">
                <text:p>90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20:24</text:p>
              </table:table-cell>
              <table:table-cell office:value-type="float" office:value="904.448111023317">
                <text:p>904.448111023317</text:p>
              </table:table-cell>
              <table:table-cell office:value-type="float" office:value="888">
                <text:p>88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20:28</text:p>
              </table:table-cell>
              <table:table-cell office:value-type="float" office:value="905.616120878149">
                <text:p>905.616120878149</text:p>
              </table:table-cell>
              <table:table-cell office:value-type="float" office:value="889">
                <text:p>88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5:04:00</text:p>
              </table:table-cell>
              <table:table-cell office:value-type="float" office:value="898.621422329345">
                <text:p>898.621422329345</text:p>
              </table:table-cell>
              <table:table-cell office:value-type="float" office:value="879">
                <text:p>87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5:04:04</text:p>
              </table:table-cell>
              <table:table-cell office:value-type="float" office:value="893.396470370136">
                <text:p>893.396470370136</text:p>
              </table:table-cell>
              <table:table-cell office:value-type="float" office:value="893">
                <text:p>89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5:04:08</text:p>
              </table:table-cell>
              <table:table-cell office:value-type="float" office:value="897.749341493514">
                <text:p>897.749341493514</text:p>
              </table:table-cell>
              <table:table-cell office:value-type="float" office:value="893">
                <text:p>893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5:04:12</text:p>
              </table:table-cell>
              <table:table-cell office:value-type="float" office:value="894.556007773602">
                <text:p>894.556007773602</text:p>
              </table:table-cell>
              <table:table-cell office:value-type="float" office:value="889">
                <text:p>889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883.57653127477">
                <text:p>883.57653127477</text:p>
              </table:table-cell>
              <table:table-cell office:value-type="float" office:value="890">
                <text:p>89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890.212352683582">
                <text:p>890.212352683582</text:p>
              </table:table-cell>
              <table:table-cell office:value-type="float" office:value="885">
                <text:p>88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881.275368565013">
                <text:p>881.275368565013</text:p>
              </table:table-cell>
              <table:table-cell office:value-type="float" office:value="879">
                <text:p>87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881.562817550873">
                <text:p>881.562817550873</text:p>
              </table:table-cell>
              <table:table-cell office:value-type="float" office:value="879">
                <text:p>87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891.369431018922">
                <text:p>891.369431018922</text:p>
              </table:table-cell>
              <table:table-cell office:value-type="float" office:value="880">
                <text:p>88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878.403966220146">
                <text:p>878.403966220146</text:p>
              </table:table-cell>
              <table:table-cell office:value-type="float" office:value="881">
                <text:p>88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4:24:40</text:p>
              </table:table-cell>
              <table:table-cell office:value-type="float" office:value="872.678020965275">
                <text:p>872.678020965275</text:p>
              </table:table-cell>
              <table:table-cell office:value-type="float" office:value="871">
                <text:p>87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876.683820990992">
                <text:p>876.683820990992</text:p>
              </table:table-cell>
              <table:table-cell office:value-type="float" office:value="874">
                <text:p>87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4:49:28</text:p>
              </table:table-cell>
              <table:table-cell office:value-type="float" office:value="868.968229294396">
                <text:p>868.968229294396</text:p>
              </table:table-cell>
              <table:table-cell office:value-type="float" office:value="869">
                <text:p>86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4:49:32</text:p>
              </table:table-cell>
              <table:table-cell office:value-type="float" office:value="867.259230280707">
                <text:p>867.259230280707</text:p>
              </table:table-cell>
              <table:table-cell office:value-type="float" office:value="865">
                <text:p>86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4:49:36</text:p>
              </table:table-cell>
              <table:table-cell office:value-type="float" office:value="876.110888896504">
                <text:p>876.110888896504</text:p>
              </table:table-cell>
              <table:table-cell office:value-type="float" office:value="874">
                <text:p>87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4:49:40</text:p>
              </table:table-cell>
              <table:table-cell office:value-type="float" office:value="876.397326833778">
                <text:p>876.397326833778</text:p>
              </table:table-cell>
              <table:table-cell office:value-type="float" office:value="871">
                <text:p>87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:58:31</text:p>
              </table:table-cell>
              <table:table-cell office:value-type="float" office:value="860.443554280826">
                <text:p>860.443554280826</text:p>
              </table:table-cell>
              <table:table-cell office:value-type="float" office:value="866">
                <text:p>86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4:24:44</text:p>
              </table:table-cell>
              <table:table-cell office:value-type="float" office:value="868.398337397942">
                <text:p>868.398337397942</text:p>
              </table:table-cell>
              <table:table-cell office:value-type="float" office:value="862">
                <text:p>86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5:18:36</text:p>
              </table:table-cell>
              <table:table-cell office:value-type="float" office:value="881.275368565013">
                <text:p>881.275368565013</text:p>
              </table:table-cell>
              <table:table-cell office:value-type="float" office:value="862">
                <text:p>862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5:03:28</text:p>
              </table:table-cell>
              <table:table-cell office:value-type="float" office:value="867.543922460813">
                <text:p>867.543922460813</text:p>
              </table:table-cell>
              <table:table-cell office:value-type="float" office:value="873">
                <text:p>87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5:03:32</text:p>
              </table:table-cell>
              <table:table-cell office:value-type="float" office:value="875.251912463712">
                <text:p>875.251912463712</text:p>
              </table:table-cell>
              <table:table-cell office:value-type="float" office:value="862">
                <text:p>86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5:03:36</text:p>
              </table:table-cell>
              <table:table-cell office:value-type="float" office:value="872.963783800355">
                <text:p>872.963783800355</text:p>
              </table:table-cell>
              <table:table-cell office:value-type="float" office:value="863">
                <text:p>86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5:03:40</text:p>
              </table:table-cell>
              <table:table-cell office:value-type="float" office:value="867.828671044318">
                <text:p>867.828671044318</text:p>
              </table:table-cell>
              <table:table-cell office:value-type="float" office:value="863">
                <text:p>863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5:03:44</text:p>
              </table:table-cell>
              <table:table-cell office:value-type="float" office:value="856.2002925901">
                <text:p>856.2002925901</text:p>
              </table:table-cell>
              <table:table-cell office:value-type="float" office:value="865">
                <text:p>86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4:47:48</text:p>
              </table:table-cell>
              <table:table-cell office:value-type="float" office:value="864.131340608606">
                <text:p>864.131340608606</text:p>
              </table:table-cell>
              <table:table-cell office:value-type="float" office:value="861">
                <text:p>86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:47:52</text:p>
              </table:table-cell>
              <table:table-cell office:value-type="float" office:value="857.330583818684">
                <text:p>857.330583818684</text:p>
              </table:table-cell>
              <table:table-cell office:value-type="float" office:value="862">
                <text:p>86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:47:56</text:p>
              </table:table-cell>
              <table:table-cell office:value-type="float" office:value="867.828671044318">
                <text:p>867.828671044318</text:p>
              </table:table-cell>
              <table:table-cell office:value-type="float" office:value="854">
                <text:p>85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:48:00</text:p>
              </table:table-cell>
              <table:table-cell office:value-type="float" office:value="872.392314427243">
                <text:p>872.392314427243</text:p>
              </table:table-cell>
              <table:table-cell office:value-type="float" office:value="865">
                <text:p>86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:50:00</text:p>
              </table:table-cell>
              <table:table-cell office:value-type="float" office:value="877.256977941467">
                <text:p>877.256977941467</text:p>
              </table:table-cell>
              <table:table-cell office:value-type="float" office:value="857">
                <text:p>85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4:50:04</text:p>
              </table:table-cell>
              <table:table-cell office:value-type="float" office:value="878.117134868129">
                <text:p>878.117134868129</text:p>
              </table:table-cell>
              <table:table-cell office:value-type="float" office:value="873">
                <text:p>87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4:50:08</text:p>
              </table:table-cell>
              <table:table-cell office:value-type="float" office:value="880.987975697879">
                <text:p>880.987975697879</text:p>
              </table:table-cell>
              <table:table-cell office:value-type="float" office:value="861">
                <text:p>86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4:37:36</text:p>
              </table:table-cell>
              <table:table-cell office:value-type="float" office:value="869.538346686472">
                <text:p>869.538346686472</text:p>
              </table:table-cell>
              <table:table-cell office:value-type="float" office:value="856">
                <text:p>85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:37:40</text:p>
              </table:table-cell>
              <table:table-cell office:value-type="float" office:value="866.405492219722">
                <text:p>866.405492219722</text:p>
              </table:table-cell>
              <table:table-cell office:value-type="float" office:value="868">
                <text:p>868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:37:44</text:p>
              </table:table-cell>
              <table:table-cell office:value-type="float" office:value="874.107397992684">
                <text:p>874.107397992684</text:p>
              </table:table-cell>
              <table:table-cell office:value-type="float" office:value="872">
                <text:p>87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4:37:48</text:p>
              </table:table-cell>
              <table:table-cell office:value-type="float" office:value="868.968229294396">
                <text:p>868.968229294396</text:p>
              </table:table-cell>
              <table:table-cell office:value-type="float" office:value="861">
                <text:p>86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5:18:40</text:p>
              </table:table-cell>
              <table:table-cell office:value-type="float" office:value="850.843791025829">
                <text:p>850.843791025829</text:p>
              </table:table-cell>
              <table:table-cell office:value-type="float" office:value="864">
                <text:p>86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5:18:44</text:p>
              </table:table-cell>
              <table:table-cell office:value-type="float" office:value="859.310772907812">
                <text:p>859.310772907812</text:p>
              </table:table-cell>
              <table:table-cell office:value-type="float" office:value="861">
                <text:p>86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820.511472035034">
                <text:p>820.511472035034</text:p>
              </table:table-cell>
              <table:table-cell office:value-type="float" office:value="842">
                <text:p>84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0:58:35</text:p>
              </table:table-cell>
              <table:table-cell office:value-type="float" office:value="832.951792969177">
                <text:p>832.951792969177</text:p>
              </table:table-cell>
              <table:table-cell office:value-type="float" office:value="843">
                <text:p>84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0:58:39</text:p>
              </table:table-cell>
              <table:table-cell office:value-type="float" office:value="824.921413507596">
                <text:p>824.921413507596</text:p>
              </table:table-cell>
              <table:table-cell office:value-type="float" office:value="826">
                <text:p>82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0:58:43</text:p>
              </table:table-cell>
              <table:table-cell office:value-type="float" office:value="814.197918689">
                <text:p>814.197918689</text:p>
              </table:table-cell>
              <table:table-cell office:value-type="float" office:value="830">
                <text:p>83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0:58:47</text:p>
              </table:table-cell>
              <table:table-cell office:value-type="float" office:value="826.855375483645">
                <text:p>826.855375483645</text:p>
              </table:table-cell>
              <table:table-cell office:value-type="float" office:value="822">
                <text:p>82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4:38:04</text:p>
              </table:table-cell>
              <table:table-cell office:value-type="float" office:value="853.66045121771">
                <text:p>853.66045121771</text:p>
              </table:table-cell>
              <table:table-cell office:value-type="float" office:value="843">
                <text:p>84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:38:08</text:p>
              </table:table-cell>
              <table:table-cell office:value-type="float" office:value="846.068495608768">
                <text:p>846.068495608768</text:p>
              </table:table-cell>
              <table:table-cell office:value-type="float" office:value="835">
                <text:p>83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:38:12</text:p>
              </table:table-cell>
              <table:table-cell office:value-type="float" office:value="845.507775693189">
                <text:p>845.507775693189</text:p>
              </table:table-cell>
              <table:table-cell office:value-type="float" office:value="840">
                <text:p>840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:38:16</text:p>
              </table:table-cell>
              <table:table-cell office:value-type="float" office:value="842.148233944773">
                <text:p>842.148233944773</text:p>
              </table:table-cell>
              <table:table-cell office:value-type="float" office:value="826">
                <text:p>826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833.229560161601">
                <text:p>833.229560161601</text:p>
              </table:table-cell>
              <table:table-cell office:value-type="float" office:value="832">
                <text:p>832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835.73203422388">
                <text:p>835.73203422388</text:p>
              </table:table-cell>
              <table:table-cell office:value-type="float" office:value="819">
                <text:p>81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823.817552461483">
                <text:p>823.817552461483</text:p>
              </table:table-cell>
              <table:table-cell office:value-type="float" office:value="829">
                <text:p>829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4:49:44</text:p>
              </table:table-cell>
              <table:table-cell office:value-type="float" office:value="837.402918222775">
                <text:p>837.402918222775</text:p>
              </table:table-cell>
              <table:table-cell office:value-type="float" office:value="820">
                <text:p>82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4:49:48</text:p>
              </table:table-cell>
              <table:table-cell office:value-type="float" office:value="838.796889812148">
                <text:p>838.796889812148</text:p>
              </table:table-cell>
              <table:table-cell office:value-type="float" office:value="827">
                <text:p>82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4:49:52</text:p>
              </table:table-cell>
              <table:table-cell office:value-type="float" office:value="837.681598512362">
                <text:p>837.681598512362</text:p>
              </table:table-cell>
              <table:table-cell office:value-type="float" office:value="827">
                <text:p>82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4:49:56</text:p>
              </table:table-cell>
              <table:table-cell office:value-type="float" office:value="834.619252681559">
                <text:p>834.619252681559</text:p>
              </table:table-cell>
              <table:table-cell office:value-type="float" office:value="834">
                <text:p>834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:18:48</text:p>
              </table:table-cell>
              <table:table-cell office:value-type="float" office:value="821.337217991968">
                <text:p>821.337217991968</text:p>
              </table:table-cell>
              <table:table-cell office:value-type="float" office:value="837">
                <text:p>83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:18:52</text:p>
              </table:table-cell>
              <table:table-cell office:value-type="float" office:value="837.402918222775">
                <text:p>837.402918222775</text:p>
              </table:table-cell>
              <table:table-cell office:value-type="float" office:value="833">
                <text:p>83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:18:56</text:p>
              </table:table-cell>
              <table:table-cell office:value-type="float" office:value="837.402918222775">
                <text:p>837.402918222775</text:p>
              </table:table-cell>
              <table:table-cell office:value-type="float" office:value="826">
                <text:p>826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:19:00</text:p>
              </table:table-cell>
              <table:table-cell office:value-type="float" office:value="829.6230434327">
                <text:p>829.6230434327</text:p>
              </table:table-cell>
              <table:table-cell office:value-type="float" office:value="832">
                <text:p>83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835.175529309819">
                <text:p>835.175529309819</text:p>
              </table:table-cell>
              <table:table-cell office:value-type="float" office:value="843">
                <text:p>84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839.633956774771">
                <text:p>839.633956774771</text:p>
              </table:table-cell>
              <table:table-cell office:value-type="float" office:value="834">
                <text:p>83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835.453753233987">
                <text:p>835.453753233987</text:p>
              </table:table-cell>
              <table:table-cell office:value-type="float" office:value="830">
                <text:p>83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824.921413507596">
                <text:p>824.921413507596</text:p>
              </table:table-cell>
              <table:table-cell office:value-type="float" office:value="830">
                <text:p>83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4:24:48</text:p>
              </table:table-cell>
              <table:table-cell office:value-type="float" office:value="829.06905217595">
                <text:p>829.06905217595</text:p>
              </table:table-cell>
              <table:table-cell office:value-type="float" office:value="816">
                <text:p>816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4:25:56</text:p>
              </table:table-cell>
              <table:table-cell office:value-type="float" office:value="829.900124842338">
                <text:p>829.900124842338</text:p>
              </table:table-cell>
              <table:table-cell office:value-type="float" office:value="830">
                <text:p>83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:26:00</text:p>
              </table:table-cell>
              <table:table-cell office:value-type="float" office:value="826.578923428553">
                <text:p>826.578923428553</text:p>
              </table:table-cell>
              <table:table-cell office:value-type="float" office:value="821">
                <text:p>82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:26:04</text:p>
              </table:table-cell>
              <table:table-cell office:value-type="float" office:value="822.990258357807">
                <text:p>822.990258357807</text:p>
              </table:table-cell>
              <table:table-cell office:value-type="float" office:value="820">
                <text:p>82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:26:08</text:p>
              </table:table-cell>
              <table:table-cell office:value-type="float" office:value="824.921413507596">
                <text:p>824.921413507596</text:p>
              </table:table-cell>
              <table:table-cell office:value-type="float" office:value="828">
                <text:p>82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:50:32</text:p>
              </table:table-cell>
              <table:table-cell office:value-type="float" office:value="829.900124842338">
                <text:p>829.900124842338</text:p>
              </table:table-cell>
              <table:table-cell office:value-type="float" office:value="835">
                <text:p>835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4:50:36</text:p>
              </table:table-cell>
              <table:table-cell office:value-type="float" office:value="836.84572872619">
                <text:p>836.84572872619</text:p>
              </table:table-cell>
              <table:table-cell office:value-type="float" office:value="823">
                <text:p>82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:50:40</text:p>
              </table:table-cell>
              <table:table-cell office:value-type="float" office:value="827.685075081002">
                <text:p>827.685075081002</text:p>
              </table:table-cell>
              <table:table-cell office:value-type="float" office:value="812">
                <text:p>812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:50:44</text:p>
              </table:table-cell>
              <table:table-cell office:value-type="float" office:value="824.09343177992">
                <text:p>824.09343177992</text:p>
              </table:table-cell>
              <table:table-cell office:value-type="float" office:value="816">
                <text:p>81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821.612581363257">
                <text:p>821.612581363257</text:p>
              </table:table-cell>
              <table:table-cell office:value-type="float" office:value="817">
                <text:p>81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:50:48</text:p>
              </table:table-cell>
              <table:table-cell office:value-type="float" office:value="827.685075081002">
                <text:p>827.685075081002</text:p>
              </table:table-cell>
              <table:table-cell office:value-type="float" office:value="824">
                <text:p>82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4:24:52</text:p>
              </table:table-cell>
              <table:table-cell office:value-type="float" office:value="810.369774879845">
                <text:p>810.369774879845</text:p>
              </table:table-cell>
              <table:table-cell office:value-type="float" office:value="798">
                <text:p>79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4:50:12</text:p>
              </table:table-cell>
              <table:table-cell office:value-type="float" office:value="807.642295200343">
                <text:p>807.642295200343</text:p>
              </table:table-cell>
              <table:table-cell office:value-type="float" office:value="815">
                <text:p>815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4:50:52</text:p>
              </table:table-cell>
              <table:table-cell office:value-type="float" office:value="821.612581363257">
                <text:p>821.612581363257</text:p>
              </table:table-cell>
              <table:table-cell office:value-type="float" office:value="816">
                <text:p>81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4:50:56</text:p>
              </table:table-cell>
              <table:table-cell office:value-type="float" office:value="821.061911976404">
                <text:p>821.061911976404</text:p>
              </table:table-cell>
              <table:table-cell office:value-type="float" office:value="815">
                <text:p>815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4:51:00</text:p>
              </table:table-cell>
              <table:table-cell office:value-type="float" office:value="819.686242432039">
                <text:p>819.686242432039</text:p>
              </table:table-cell>
              <table:table-cell office:value-type="float" office:value="810">
                <text:p>810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4:38:20</text:p>
              </table:table-cell>
              <table:table-cell office:value-type="float" office:value="830.454459195669">
                <text:p>830.454459195669</text:p>
              </table:table-cell>
              <table:table-cell office:value-type="float" office:value="805">
                <text:p>80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4:38:24</text:p>
              </table:table-cell>
              <table:table-cell office:value-type="float" office:value="825.473687746361">
                <text:p>825.473687746361</text:p>
              </table:table-cell>
              <table:table-cell office:value-type="float" office:value="803">
                <text:p>80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4:38:28</text:p>
              </table:table-cell>
              <table:table-cell office:value-type="float" office:value="816.939208266284">
                <text:p>816.939208266284</text:p>
              </table:table-cell>
              <table:table-cell office:value-type="float" office:value="811">
                <text:p>81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802.475967187726">
                <text:p>802.475967187726</text:p>
              </table:table-cell>
              <table:table-cell office:value-type="float" office:value="802">
                <text:p>80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802.747359844915">
                <text:p>802.747359844915</text:p>
              </table:table-cell>
              <table:table-cell office:value-type="float" office:value="804">
                <text:p>80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801.390974032758">
                <text:p>801.390974032758</text:p>
              </table:table-cell>
              <table:table-cell office:value-type="float" office:value="804">
                <text:p>80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807.914783897253">
                <text:p>807.914783897253</text:p>
              </table:table-cell>
              <table:table-cell office:value-type="float" office:value="797">
                <text:p>79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4:50:16</text:p>
              </table:table-cell>
              <table:table-cell office:value-type="float" office:value="811.189141856181">
                <text:p>811.189141856181</text:p>
              </table:table-cell>
              <table:table-cell office:value-type="float" office:value="816">
                <text:p>81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4:50:20</text:p>
              </table:table-cell>
              <table:table-cell office:value-type="float" office:value="819.411280669356">
                <text:p>819.411280669356</text:p>
              </table:table-cell>
              <table:table-cell office:value-type="float" office:value="806">
                <text:p>80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4:50:24</text:p>
              </table:table-cell>
              <table:table-cell office:value-type="float" office:value="814.197918689">
                <text:p>814.197918689</text:p>
              </table:table-cell>
              <table:table-cell office:value-type="float" office:value="814">
                <text:p>81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4:50:28</text:p>
              </table:table-cell>
              <table:table-cell office:value-type="float" office:value="820.511472035034">
                <text:p>820.511472035034</text:p>
              </table:table-cell>
              <table:table-cell office:value-type="float" office:value="806">
                <text:p>80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5:08:12</text:p>
              </table:table-cell>
              <table:table-cell office:value-type="float" office:value="798.682535399906">
                <text:p>798.682535399906</text:p>
              </table:table-cell>
              <table:table-cell office:value-type="float" office:value="803">
                <text:p>80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5:22:20</text:p>
              </table:table-cell>
              <table:table-cell office:value-type="float" office:value="806.552916830744">
                <text:p>806.552916830744</text:p>
              </table:table-cell>
              <table:table-cell office:value-type="float" office:value="794">
                <text:p>79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5:22:24</text:p>
              </table:table-cell>
              <table:table-cell office:value-type="float" office:value="801.662135689349">
                <text:p>801.662135689349</text:p>
              </table:table-cell>
              <table:table-cell office:value-type="float" office:value="793">
                <text:p>79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5:08:32</text:p>
              </table:table-cell>
              <table:table-cell office:value-type="float" office:value="786.030413702601">
                <text:p>786.030413702601</text:p>
              </table:table-cell>
              <table:table-cell office:value-type="float" office:value="798">
                <text:p>79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:08:36</text:p>
              </table:table-cell>
              <table:table-cell office:value-type="float" office:value="806.825174949298">
                <text:p>806.825174949298</text:p>
              </table:table-cell>
              <table:table-cell office:value-type="float" office:value="793">
                <text:p>79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:08:40</text:p>
              </table:table-cell>
              <table:table-cell office:value-type="float" office:value="791.936746816071">
                <text:p>791.936746816071</text:p>
              </table:table-cell>
              <table:table-cell office:value-type="float" office:value="791">
                <text:p>79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:08:44</text:p>
              </table:table-cell>
              <table:table-cell office:value-type="float" office:value="799.223760748918">
                <text:p>799.223760748918</text:p>
              </table:table-cell>
              <table:table-cell office:value-type="float" office:value="796">
                <text:p>79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:22:52</text:p>
              </table:table-cell>
              <table:table-cell office:value-type="float" office:value="795.170209985623">
                <text:p>795.170209985623</text:p>
              </table:table-cell>
              <table:table-cell office:value-type="float" office:value="787">
                <text:p>78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4:24:56</text:p>
              </table:table-cell>
              <table:table-cell office:value-type="float" office:value="798.141541328093">
                <text:p>798.141541328093</text:p>
              </table:table-cell>
              <table:table-cell office:value-type="float" office:value="777">
                <text:p>77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5:06:00</text:p>
              </table:table-cell>
              <table:table-cell office:value-type="float" office:value="795.44004167207">
                <text:p>795.44004167207</text:p>
              </table:table-cell>
              <table:table-cell office:value-type="float" office:value="783">
                <text:p>78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5:06:04</text:p>
              </table:table-cell>
              <table:table-cell office:value-type="float" office:value="794.900436190142">
                <text:p>794.900436190142</text:p>
              </table:table-cell>
              <table:table-cell office:value-type="float" office:value="775">
                <text:p>775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5:07:40</text:p>
              </table:table-cell>
              <table:table-cell office:value-type="float" office:value="781.218864488524">
                <text:p>781.218864488524</text:p>
              </table:table-cell>
              <table:table-cell office:value-type="float" office:value="778">
                <text:p>77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5:07:44</text:p>
              </table:table-cell>
              <table:table-cell office:value-type="float" office:value="786.834168860427">
                <text:p>786.834168860427</text:p>
              </table:table-cell>
              <table:table-cell office:value-type="float" office:value="797">
                <text:p>79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4:38:32</text:p>
              </table:table-cell>
              <table:table-cell office:value-type="float" office:value="788.711629436131">
                <text:p>788.711629436131</text:p>
              </table:table-cell>
              <table:table-cell office:value-type="float" office:value="782">
                <text:p>78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780.418771278599">
                <text:p>780.418771278599</text:p>
              </table:table-cell>
              <table:table-cell office:value-type="float" office:value="778">
                <text:p>77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5:07:48</text:p>
              </table:table-cell>
              <table:table-cell office:value-type="float" office:value="775.098207604136">
                <text:p>775.098207604136</text:p>
              </table:table-cell>
              <table:table-cell office:value-type="float" office:value="776">
                <text:p>77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:25:00</text:p>
              </table:table-cell>
              <table:table-cell office:value-type="float" office:value="771.917060119722">
                <text:p>771.917060119722</text:p>
              </table:table-cell>
              <table:table-cell office:value-type="float" office:value="771">
                <text:p>77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4:58:32</text:p>
              </table:table-cell>
              <table:table-cell office:value-type="float" office:value="780.152189917385">
                <text:p>780.152189917385</text:p>
              </table:table-cell>
              <table:table-cell office:value-type="float" office:value="767">
                <text:p>76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4:58:36</text:p>
              </table:table-cell>
              <table:table-cell office:value-type="float" office:value="778.28775020102">
                <text:p>778.28775020102</text:p>
              </table:table-cell>
              <table:table-cell office:value-type="float" office:value="770">
                <text:p>77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4:58:40</text:p>
              </table:table-cell>
              <table:table-cell office:value-type="float" office:value="780.152189917385">
                <text:p>780.152189917385</text:p>
              </table:table-cell>
              <table:table-cell office:value-type="float" office:value="773">
                <text:p>77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4:59:00</text:p>
              </table:table-cell>
              <table:table-cell office:value-type="float" office:value="767.161100055972">
                <text:p>767.161100055972</text:p>
              </table:table-cell>
              <table:table-cell office:value-type="float" office:value="760">
                <text:p>76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4:59:04</text:p>
              </table:table-cell>
              <table:table-cell office:value-type="float" office:value="779.08644649415">
                <text:p>779.08644649415</text:p>
              </table:table-cell>
              <table:table-cell office:value-type="float" office:value="768">
                <text:p>76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774.567433111364">
                <text:p>774.567433111364</text:p>
              </table:table-cell>
              <table:table-cell office:value-type="float" office:value="764">
                <text:p>76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773.506583891112">
                <text:p>773.506583891112</text:p>
              </table:table-cell>
              <table:table-cell office:value-type="float" office:value="769">
                <text:p>76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4:51:24</text:p>
              </table:table-cell>
              <table:table-cell office:value-type="float" office:value="764.790221010484">
                <text:p>764.790221010484</text:p>
              </table:table-cell>
              <table:table-cell office:value-type="float" office:value="754">
                <text:p>7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5:06:08</text:p>
              </table:table-cell>
              <table:table-cell office:value-type="float" office:value="772.18183486971">
                <text:p>772.18183486971</text:p>
              </table:table-cell>
              <table:table-cell office:value-type="float" office:value="769">
                <text:p>76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4:51:28</text:p>
              </table:table-cell>
              <table:table-cell office:value-type="float" office:value="759.538574007166">
                <text:p>759.538574007166</text:p>
              </table:table-cell>
              <table:table-cell office:value-type="float" office:value="759">
                <text:p>75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769.800963673544">
                <text:p>769.800963673544</text:p>
              </table:table-cell>
              <table:table-cell office:value-type="float" office:value="757">
                <text:p>75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5:00:04</text:p>
              </table:table-cell>
              <table:table-cell office:value-type="float" office:value="774.567433111364">
                <text:p>774.567433111364</text:p>
              </table:table-cell>
              <table:table-cell office:value-type="float" office:value="772">
                <text:p>77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774.832791205351">
                <text:p>774.832791205351</text:p>
              </table:table-cell>
              <table:table-cell office:value-type="float" office:value="762">
                <text:p>76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772.446667978294">
                <text:p>772.446667978294</text:p>
              </table:table-cell>
              <table:table-cell office:value-type="float" office:value="768">
                <text:p>76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4:51:04</text:p>
              </table:table-cell>
              <table:table-cell office:value-type="float" office:value="769.00839107236">
                <text:p>769.00839107236</text:p>
              </table:table-cell>
              <table:table-cell office:value-type="float" office:value="769">
                <text:p>76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5:06:12</text:p>
              </table:table-cell>
              <table:table-cell office:value-type="float" office:value="759.014698129856">
                <text:p>759.014698129856</text:p>
              </table:table-cell>
              <table:table-cell office:value-type="float" office:value="743">
                <text:p>74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5:06:16</text:p>
              </table:table-cell>
              <table:table-cell office:value-type="float" office:value="751.184723788">
                <text:p>751.184723788</text:p>
              </table:table-cell>
              <table:table-cell office:value-type="float" office:value="761">
                <text:p>76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4:38:36</text:p>
              </table:table-cell>
              <table:table-cell office:value-type="float" office:value="755.35413539234">
                <text:p>755.35413539234</text:p>
              </table:table-cell>
              <table:table-cell office:value-type="float" office:value="751">
                <text:p>75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4:38:40</text:p>
              </table:table-cell>
              <table:table-cell office:value-type="float" office:value="756.66015924554">
                <text:p>756.66015924554</text:p>
              </table:table-cell>
              <table:table-cell office:value-type="float" office:value="752">
                <text:p>75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5:08:16</text:p>
              </table:table-cell>
              <table:table-cell office:value-type="float" office:value="747.03036074836">
                <text:p>747.03036074836</text:p>
              </table:table-cell>
              <table:table-cell office:value-type="float" office:value="753">
                <text:p>75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5:08:20</text:p>
              </table:table-cell>
              <table:table-cell office:value-type="float" office:value="759.276606758509">
                <text:p>759.276606758509</text:p>
              </table:table-cell>
              <table:table-cell office:value-type="float" office:value="748">
                <text:p>74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5:08:24</text:p>
              </table:table-cell>
              <table:table-cell office:value-type="float" office:value="746.512124540209">
                <text:p>746.512124540209</text:p>
              </table:table-cell>
              <table:table-cell office:value-type="float" office:value="747">
                <text:p>74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5:08:28</text:p>
              </table:table-cell>
              <table:table-cell office:value-type="float" office:value="760.062684343293">
                <text:p>760.062684343293</text:p>
              </table:table-cell>
              <table:table-cell office:value-type="float" office:value="754">
                <text:p>75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4:25:40</text:p>
              </table:table-cell>
              <table:table-cell office:value-type="float" office:value="752.486049380317">
                <text:p>752.486049380317</text:p>
              </table:table-cell>
              <table:table-cell office:value-type="float" office:value="743">
                <text:p>74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4:25:44</text:p>
              </table:table-cell>
              <table:table-cell office:value-type="float" office:value="755.615222785501">
                <text:p>755.615222785501</text:p>
              </table:table-cell>
              <table:table-cell office:value-type="float" office:value="748">
                <text:p>7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4:25:48</text:p>
              </table:table-cell>
              <table:table-cell office:value-type="float" office:value="739.796500510485">
                <text:p>739.796500510485</text:p>
              </table:table-cell>
              <table:table-cell office:value-type="float" office:value="751">
                <text:p>7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4:25:52</text:p>
              </table:table-cell>
              <table:table-cell office:value-type="float" office:value="745.994123843019">
                <text:p>745.994123843019</text:p>
              </table:table-cell>
              <table:table-cell office:value-type="float" office:value="756">
                <text:p>75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1:03:35</text:p>
              </table:table-cell>
              <table:table-cell office:value-type="float" office:value="742.632862773194">
                <text:p>742.632862773194</text:p>
              </table:table-cell>
              <table:table-cell office:value-type="float" office:value="743">
                <text:p>74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1:03:39</text:p>
              </table:table-cell>
              <table:table-cell office:value-type="float" office:value="741.858601667037">
                <text:p>741.858601667037</text:p>
              </table:table-cell>
              <table:table-cell office:value-type="float" office:value="742">
                <text:p>74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1:03:43</text:p>
              </table:table-cell>
              <table:table-cell office:value-type="float" office:value="738.25240304395">
                <text:p>738.25240304395</text:p>
              </table:table-cell>
              <table:table-cell office:value-type="float" office:value="739">
                <text:p>73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1:03:47</text:p>
              </table:table-cell>
              <table:table-cell office:value-type="float" office:value="737.224185545362">
                <text:p>737.224185545362</text:p>
              </table:table-cell>
              <table:table-cell office:value-type="float" office:value="743">
                <text:p>74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4:25:20</text:p>
              </table:table-cell>
              <table:table-cell office:value-type="float" office:value="750.924634998994">
                <text:p>750.924634998994</text:p>
              </table:table-cell>
              <table:table-cell office:value-type="float" office:value="737">
                <text:p>73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:39:00</text:p>
              </table:table-cell>
              <table:table-cell office:value-type="float" office:value="749.105659854372">
                <text:p>749.105659854372</text:p>
              </table:table-cell>
              <table:table-cell office:value-type="float" office:value="731">
                <text:p>73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:06:20</text:p>
              </table:table-cell>
              <table:table-cell office:value-type="float" office:value="742.374716774972">
                <text:p>742.374716774972</text:p>
              </table:table-cell>
              <table:table-cell office:value-type="float" office:value="735">
                <text:p>73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:06:24</text:p>
              </table:table-cell>
              <table:table-cell office:value-type="float" office:value="743.92447699885">
                <text:p>743.92447699885</text:p>
              </table:table-cell>
              <table:table-cell office:value-type="float" office:value="733">
                <text:p>73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5:22:28</text:p>
              </table:table-cell>
              <table:table-cell office:value-type="float" office:value="733.376789349897">
                <text:p>733.376789349897</text:p>
              </table:table-cell>
              <table:table-cell office:value-type="float" office:value="734">
                <text:p>73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4:54:00</text:p>
              </table:table-cell>
              <table:table-cell office:value-type="float" office:value="733.376789349897">
                <text:p>733.376789349897</text:p>
              </table:table-cell>
              <table:table-cell office:value-type="float" office:value="738">
                <text:p>73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5:23:28</text:p>
              </table:table-cell>
              <table:table-cell office:value-type="float" office:value="733.632868627222">
                <text:p>733.632868627222</text:p>
              </table:table-cell>
              <table:table-cell office:value-type="float" office:value="739">
                <text:p>73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5:06:28</text:p>
              </table:table-cell>
              <table:table-cell office:value-type="float" office:value="745.735211824087">
                <text:p>745.735211824087</text:p>
              </table:table-cell>
              <table:table-cell office:value-type="float" office:value="734">
                <text:p>73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4:58:44</text:p>
              </table:table-cell>
              <table:table-cell office:value-type="float" office:value="732.864808226664">
                <text:p>732.864808226664</text:p>
              </table:table-cell>
              <table:table-cell office:value-type="float" office:value="732">
                <text:p>73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4:58:48</text:p>
              </table:table-cell>
              <table:table-cell office:value-type="float" office:value="723.182169444757">
                <text:p>723.182169444757</text:p>
              </table:table-cell>
              <table:table-cell office:value-type="float" office:value="731">
                <text:p>73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4:58:52</text:p>
              </table:table-cell>
              <table:table-cell office:value-type="float" office:value="734.914151965086">
                <text:p>734.914151965086</text:p>
              </table:table-cell>
              <table:table-cell office:value-type="float" office:value="730">
                <text:p>73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4:58:56</text:p>
              </table:table-cell>
              <table:table-cell office:value-type="float" office:value="734.65777705451">
                <text:p>734.65777705451</text:p>
              </table:table-cell>
              <table:table-cell office:value-type="float" office:value="726">
                <text:p>72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5:07:52</text:p>
              </table:table-cell>
              <table:table-cell office:value-type="float" office:value="729.79789172507">
                <text:p>729.79789172507</text:p>
              </table:table-cell>
              <table:table-cell office:value-type="float" office:value="731">
                <text:p>73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4:38:44</text:p>
              </table:table-cell>
              <table:table-cell office:value-type="float" office:value="734.401461260286">
                <text:p>734.401461260286</text:p>
              </table:table-cell>
              <table:table-cell office:value-type="float" office:value="741">
                <text:p>74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38:48</text:p>
              </table:table-cell>
              <table:table-cell office:value-type="float" office:value="737.995260090262">
                <text:p>737.995260090262</text:p>
              </table:table-cell>
              <table:table-cell office:value-type="float" office:value="729">
                <text:p>72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38:52</text:p>
              </table:table-cell>
              <table:table-cell office:value-type="float" office:value="729.287567730953">
                <text:p>729.287567730953</text:p>
              </table:table-cell>
              <table:table-cell office:value-type="float" office:value="737">
                <text:p>73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38:56</text:p>
              </table:table-cell>
              <table:table-cell office:value-type="float" office:value="730.308452575021">
                <text:p>730.308452575021</text:p>
              </table:table-cell>
              <table:table-cell office:value-type="float" office:value="720">
                <text:p>72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39:04</text:p>
              </table:table-cell>
              <table:table-cell office:value-type="float" office:value="734.401461260286">
                <text:p>734.401461260286</text:p>
              </table:table-cell>
              <table:table-cell office:value-type="float" office:value="718">
                <text:p>718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39:08</text:p>
              </table:table-cell>
              <table:table-cell office:value-type="float" office:value="724.959382618209">
                <text:p>724.959382618209</text:p>
              </table:table-cell>
              <table:table-cell office:value-type="float" office:value="724">
                <text:p>72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39:12</text:p>
              </table:table-cell>
              <table:table-cell office:value-type="float" office:value="734.914151965086">
                <text:p>734.914151965086</text:p>
              </table:table-cell>
              <table:table-cell office:value-type="float" office:value="720">
                <text:p>72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39:16</text:p>
              </table:table-cell>
              <table:table-cell office:value-type="float" office:value="735.170585986859">
                <text:p>735.170585986859</text:p>
              </table:table-cell>
              <table:table-cell office:value-type="float" office:value="724">
                <text:p>72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4:51:08</text:p>
              </table:table-cell>
              <table:table-cell office:value-type="float" office:value="740.569345989258">
                <text:p>740.569345989258</text:p>
              </table:table-cell>
              <table:table-cell office:value-type="float" office:value="734">
                <text:p>73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:51:12</text:p>
              </table:table-cell>
              <table:table-cell office:value-type="float" office:value="726.99404194629">
                <text:p>726.99404194629</text:p>
              </table:table-cell>
              <table:table-cell office:value-type="float" office:value="734">
                <text:p>73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:51:16</text:p>
              </table:table-cell>
              <table:table-cell office:value-type="float" office:value="717.110954773952">
                <text:p>717.110954773952</text:p>
              </table:table-cell>
              <table:table-cell office:value-type="float" office:value="717">
                <text:p>71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:51:20</text:p>
              </table:table-cell>
              <table:table-cell office:value-type="float" office:value="727.75801729318">
                <text:p>727.75801729318</text:p>
              </table:table-cell>
              <table:table-cell office:value-type="float" office:value="708">
                <text:p>70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:52:56</text:p>
              </table:table-cell>
              <table:table-cell office:value-type="float" office:value="741.858601667037">
                <text:p>741.858601667037</text:p>
              </table:table-cell>
              <table:table-cell office:value-type="float" office:value="735">
                <text:p>73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4:53:00</text:p>
              </table:table-cell>
              <table:table-cell office:value-type="float" office:value="739.796500510485">
                <text:p>739.796500510485</text:p>
              </table:table-cell>
              <table:table-cell office:value-type="float" office:value="736">
                <text:p>73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5:22:04</text:p>
              </table:table-cell>
              <table:table-cell office:value-type="float" office:value="715.598500511318">
                <text:p>715.598500511318</text:p>
              </table:table-cell>
              <table:table-cell office:value-type="float" office:value="732">
                <text:p>73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5:22:08</text:p>
              </table:table-cell>
              <table:table-cell office:value-type="float" office:value="728.012794258739">
                <text:p>728.012794258739</text:p>
              </table:table-cell>
              <table:table-cell office:value-type="float" office:value="727">
                <text:p>727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5:22:12</text:p>
              </table:table-cell>
              <table:table-cell office:value-type="float" office:value="730.563821808126">
                <text:p>730.563821808126</text:p>
              </table:table-cell>
              <table:table-cell office:value-type="float" office:value="727">
                <text:p>727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5:22:16</text:p>
              </table:table-cell>
              <table:table-cell office:value-type="float" office:value="732.353063712934">
                <text:p>732.353063712934</text:p>
              </table:table-cell>
              <table:table-cell office:value-type="float" office:value="726">
                <text:p>72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5:22:32</text:p>
              </table:table-cell>
              <table:table-cell office:value-type="float" office:value="725.467691686089">
                <text:p>725.467691686089</text:p>
              </table:table-cell>
              <table:table-cell office:value-type="float" office:value="719">
                <text:p>71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:07:56</text:p>
              </table:table-cell>
              <table:table-cell office:value-type="float" office:value="719.383649928124">
                <text:p>719.383649928124</text:p>
              </table:table-cell>
              <table:table-cell office:value-type="float" office:value="717">
                <text:p>71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5:08:00</text:p>
              </table:table-cell>
              <table:table-cell office:value-type="float" office:value="718.878190471898">
                <text:p>718.878190471898</text:p>
              </table:table-cell>
              <table:table-cell office:value-type="float" office:value="726">
                <text:p>72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5:08:04</text:p>
              </table:table-cell>
              <table:table-cell office:value-type="float" office:value="724.451310794375">
                <text:p>724.451310794375</text:p>
              </table:table-cell>
              <table:table-cell office:value-type="float" office:value="713">
                <text:p>71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5:08:08</text:p>
              </table:table-cell>
              <table:table-cell office:value-type="float" office:value="724.959382618209">
                <text:p>724.959382618209</text:p>
              </table:table-cell>
              <table:table-cell office:value-type="float" office:value="720">
                <text:p>72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1:03:19</text:p>
              </table:table-cell>
              <table:table-cell office:value-type="float" office:value="715.346633015936">
                <text:p>715.346633015936</text:p>
              </table:table-cell>
              <table:table-cell office:value-type="float" office:value="703">
                <text:p>70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1:03:23</text:p>
              </table:table-cell>
              <table:table-cell office:value-type="float" office:value="709.82061139203">
                <text:p>709.82061139203</text:p>
              </table:table-cell>
              <table:table-cell office:value-type="float" office:value="709">
                <text:p>70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1:03:27</text:p>
              </table:table-cell>
              <table:table-cell office:value-type="float" office:value="704.821991760175">
                <text:p>704.821991760175</text:p>
              </table:table-cell>
              <table:table-cell office:value-type="float" office:value="711">
                <text:p>71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1:03:31</text:p>
              </table:table-cell>
              <table:table-cell office:value-type="float" office:value="716.606565426608">
                <text:p>716.606565426608</text:p>
              </table:table-cell>
              <table:table-cell office:value-type="float" office:value="713">
                <text:p>71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4:53:04</text:p>
              </table:table-cell>
              <table:table-cell office:value-type="float" office:value="728.267630474076">
                <text:p>728.267630474076</text:p>
              </table:table-cell>
              <table:table-cell office:value-type="float" office:value="709">
                <text:p>70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4:53:08</text:p>
              </table:table-cell>
              <table:table-cell office:value-type="float" office:value="719.889347075128">
                <text:p>719.889347075128</text:p>
              </table:table-cell>
              <table:table-cell office:value-type="float" office:value="717">
                <text:p>71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4:58:16</text:p>
              </table:table-cell>
              <table:table-cell office:value-type="float" office:value="715.094825024004">
                <text:p>715.094825024004</text:p>
              </table:table-cell>
              <table:table-cell office:value-type="float" office:value="711">
                <text:p>71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4:58:20</text:p>
              </table:table-cell>
              <table:table-cell office:value-type="float" office:value="708.068380046604">
                <text:p>708.068380046604</text:p>
              </table:table-cell>
              <table:table-cell office:value-type="float" office:value="711">
                <text:p>71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4:58:24</text:p>
              </table:table-cell>
              <table:table-cell office:value-type="float" office:value="717.867984793608">
                <text:p>717.867984793608</text:p>
              </table:table-cell>
              <table:table-cell office:value-type="float" office:value="715">
                <text:p>71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4:58:28</text:p>
              </table:table-cell>
              <table:table-cell office:value-type="float" office:value="714.843076540557">
                <text:p>714.843076540557</text:p>
              </table:table-cell>
              <table:table-cell office:value-type="float" office:value="717">
                <text:p>71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5:23:32</text:p>
              </table:table-cell>
              <table:table-cell office:value-type="float" office:value="712.580018901157">
                <text:p>712.580018901157</text:p>
              </table:table-cell>
              <table:table-cell office:value-type="float" office:value="717">
                <text:p>71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4:55:00</text:p>
              </table:table-cell>
              <table:table-cell office:value-type="float" office:value="712.831231581971">
                <text:p>712.831231581971</text:p>
              </table:table-cell>
              <table:table-cell office:value-type="float" office:value="721">
                <text:p>721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5:23:36</text:p>
              </table:table-cell>
              <table:table-cell office:value-type="float" office:value="711.575763815463">
                <text:p>711.575763815463</text:p>
              </table:table-cell>
              <table:table-cell office:value-type="float" office:value="712">
                <text:p>71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5:23:40</text:p>
              </table:table-cell>
              <table:table-cell office:value-type="float" office:value="710.321785518851">
                <text:p>710.321785518851</text:p>
              </table:table-cell>
              <table:table-cell office:value-type="float" office:value="710">
                <text:p>7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4:57:48</text:p>
              </table:table-cell>
              <table:table-cell office:value-type="float" office:value="716.354459967798">
                <text:p>716.354459967798</text:p>
              </table:table-cell>
              <table:table-cell office:value-type="float" office:value="706">
                <text:p>70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4:57:52</text:p>
              </table:table-cell>
              <table:table-cell office:value-type="float" office:value="706.069408965598">
                <text:p>706.069408965598</text:p>
              </table:table-cell>
              <table:table-cell office:value-type="float" office:value="698">
                <text:p>69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4:57:56</text:p>
              </table:table-cell>
              <table:table-cell office:value-type="float" office:value="699.351099330391">
                <text:p>699.351099330391</text:p>
              </table:table-cell>
              <table:table-cell office:value-type="float" office:value="704">
                <text:p>70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4:55:32</text:p>
              </table:table-cell>
              <table:table-cell office:value-type="float" office:value="713.585226926658">
                <text:p>713.585226926658</text:p>
              </table:table-cell>
              <table:table-cell office:value-type="float" office:value="708">
                <text:p>70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4:54:20</text:p>
              </table:table-cell>
              <table:table-cell office:value-type="float" office:value="705.071355794044">
                <text:p>705.071355794044</text:p>
              </table:table-cell>
              <table:table-cell office:value-type="float" office:value="699">
                <text:p>69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:54:24</text:p>
              </table:table-cell>
              <table:table-cell office:value-type="float" office:value="706.319071492633">
                <text:p>706.319071492633</text:p>
              </table:table-cell>
              <table:table-cell office:value-type="float" office:value="709">
                <text:p>70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4:51:52</text:p>
              </table:table-cell>
              <table:table-cell office:value-type="float" office:value="697.616430305514">
                <text:p>697.616430305514</text:p>
              </table:table-cell>
              <table:table-cell office:value-type="float" office:value="691">
                <text:p>69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4:53:28</text:p>
              </table:table-cell>
              <table:table-cell office:value-type="float" office:value="699.59914852062">
                <text:p>699.59914852062</text:p>
              </table:table-cell>
              <table:table-cell office:value-type="float" office:value="702">
                <text:p>70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4:51:32</text:p>
              </table:table-cell>
              <table:table-cell office:value-type="float" office:value="705.570262982552">
                <text:p>705.570262982552</text:p>
              </table:table-cell>
              <table:table-cell office:value-type="float" office:value="699">
                <text:p>69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4:56:40</text:p>
              </table:table-cell>
              <table:table-cell office:value-type="float" office:value="701.585695060323">
                <text:p>701.585695060323</text:p>
              </table:table-cell>
              <table:table-cell office:value-type="float" office:value="701">
                <text:p>70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5:06:48</text:p>
              </table:table-cell>
              <table:table-cell office:value-type="float" office:value="712.328865779083">
                <text:p>712.328865779083</text:p>
              </table:table-cell>
              <table:table-cell office:value-type="float" office:value="710">
                <text:p>71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5:07:08</text:p>
              </table:table-cell>
              <table:table-cell office:value-type="float" office:value="706.568793703373">
                <text:p>706.568793703373</text:p>
              </table:table-cell>
              <table:table-cell office:value-type="float" office:value="708">
                <text:p>70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5:07:12</text:p>
              </table:table-cell>
              <table:table-cell office:value-type="float" office:value="707.068417156042">
                <text:p>707.068417156042</text:p>
              </table:table-cell>
              <table:table-cell office:value-type="float" office:value="703">
                <text:p>70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5:07:16</text:p>
              </table:table-cell>
              <table:table-cell office:value-type="float" office:value="709.319675720579">
                <text:p>709.319675720579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5:07:20</text:p>
              </table:table-cell>
              <table:table-cell office:value-type="float" office:value="705.819806127245">
                <text:p>705.819806127245</text:p>
              </table:table-cell>
              <table:table-cell office:value-type="float" office:value="700">
                <text:p>70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4:53:32</text:p>
              </table:table-cell>
              <table:table-cell office:value-type="float" office:value="703.8251328099">
                <text:p>703.8251328099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4:53:36</text:p>
              </table:table-cell>
              <table:table-cell office:value-type="float" office:value="691.199065944783">
                <text:p>691.199065944783</text:p>
              </table:table-cell>
              <table:table-cell office:value-type="float" office:value="690">
                <text:p>69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4:53:40</text:p>
              </table:table-cell>
              <table:table-cell office:value-type="float" office:value="694.402684808789">
                <text:p>694.402684808789</text:p>
              </table:table-cell>
              <table:table-cell office:value-type="float" office:value="688">
                <text:p>68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4:55:04</text:p>
              </table:table-cell>
              <table:table-cell office:value-type="float" office:value="698.607310714542">
                <text:p>698.607310714542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4:54:04</text:p>
              </table:table-cell>
              <table:table-cell office:value-type="float" office:value="682.624355251546">
                <text:p>682.624355251546</text:p>
              </table:table-cell>
              <table:table-cell office:value-type="float" office:value="686">
                <text:p>68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4:54:08</text:p>
              </table:table-cell>
              <table:table-cell office:value-type="float" office:value="687.760352245331">
                <text:p>687.760352245331</text:p>
              </table:table-cell>
              <table:table-cell office:value-type="float" office:value="686">
                <text:p>68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4:54:12</text:p>
              </table:table-cell>
              <table:table-cell office:value-type="float" office:value="690.95305347947">
                <text:p>690.95305347947</text:p>
              </table:table-cell>
              <table:table-cell office:value-type="float" office:value="687">
                <text:p>68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4:54:16</text:p>
              </table:table-cell>
              <table:table-cell office:value-type="float" office:value="689.478238636716">
                <text:p>689.478238636716</text:p>
              </table:table-cell>
              <table:table-cell office:value-type="float" office:value="690">
                <text:p>69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4:55:36</text:p>
              </table:table-cell>
              <table:table-cell office:value-type="float" office:value="688.496229050772">
                <text:p>688.496229050772</text:p>
              </table:table-cell>
              <table:table-cell office:value-type="float" office:value="691">
                <text:p>69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4:51:36</text:p>
              </table:table-cell>
              <table:table-cell office:value-type="float" office:value="691.445138394654">
                <text:p>691.445138394654</text:p>
              </table:table-cell>
              <table:table-cell office:value-type="float" office:value="685">
                <text:p>68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4:51:40</text:p>
              </table:table-cell>
              <table:table-cell office:value-type="float" office:value="687.025015915023">
                <text:p>687.025015915023</text:p>
              </table:table-cell>
              <table:table-cell office:value-type="float" office:value="683">
                <text:p>68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4:51:44</text:p>
              </table:table-cell>
              <table:table-cell office:value-type="float" office:value="690.215376039714">
                <text:p>690.215376039714</text:p>
              </table:table-cell>
              <table:table-cell office:value-type="float" office:value="685">
                <text:p>68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4:51:48</text:p>
              </table:table-cell>
              <table:table-cell office:value-type="float" office:value="689.232646199978">
                <text:p>689.232646199978</text:p>
              </table:table-cell>
              <table:table-cell office:value-type="float" office:value="688">
                <text:p>68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:22:56</text:p>
              </table:table-cell>
              <table:table-cell office:value-type="float" office:value="699.59914852062">
                <text:p>699.59914852062</text:p>
              </table:table-cell>
              <table:table-cell office:value-type="float" office:value="693">
                <text:p>693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:23:00</text:p>
              </table:table-cell>
              <table:table-cell office:value-type="float" office:value="695.143419963889">
                <text:p>695.143419963889</text:p>
              </table:table-cell>
              <table:table-cell office:value-type="float" office:value="692">
                <text:p>69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:23:04</text:p>
              </table:table-cell>
              <table:table-cell office:value-type="float" office:value="697.121349223472">
                <text:p>697.121349223472</text:p>
              </table:table-cell>
              <table:table-cell office:value-type="float" office:value="695">
                <text:p>69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5:23:44</text:p>
              </table:table-cell>
              <table:table-cell office:value-type="float" office:value="706.069408965598">
                <text:p>706.069408965598</text:p>
              </table:table-cell>
              <table:table-cell office:value-type="float" office:value="692">
                <text:p>69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4:25:04</text:p>
              </table:table-cell>
              <table:table-cell office:value-type="float" office:value="684.333408888447">
                <text:p>684.333408888447</text:p>
              </table:table-cell>
              <table:table-cell office:value-type="float" office:value="685">
                <text:p>68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4:25:08</text:p>
              </table:table-cell>
              <table:table-cell office:value-type="float" office:value="682.624355251546">
                <text:p>682.624355251546</text:p>
              </table:table-cell>
              <table:table-cell office:value-type="float" office:value="669">
                <text:p>66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4:25:12</text:p>
              </table:table-cell>
              <table:table-cell office:value-type="float" office:value="682.868325346043">
                <text:p>682.868325346043</text:p>
              </table:table-cell>
              <table:table-cell office:value-type="float" office:value="685">
                <text:p>68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4:25:16</text:p>
              </table:table-cell>
              <table:table-cell office:value-type="float" office:value="689.478238636716">
                <text:p>689.478238636716</text:p>
              </table:table-cell>
              <table:table-cell office:value-type="float" office:value="680">
                <text:p>68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5:23:48</text:p>
              </table:table-cell>
              <table:table-cell office:value-type="float" office:value="695.884694274812">
                <text:p>695.884694274812</text:p>
              </table:table-cell>
              <table:table-cell office:value-type="float" office:value="681">
                <text:p>68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3:00:23</text:p>
              </table:table-cell>
              <table:table-cell office:value-type="float" office:value="669.058177363149">
                <text:p>669.058177363149</text:p>
              </table:table-cell>
              <table:table-cell office:value-type="float" office:value="649">
                <text:p>64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5:06:52</text:p>
              </table:table-cell>
              <table:table-cell office:value-type="float" office:value="687.760352245331">
                <text:p>687.760352245331</text:p>
              </table:table-cell>
              <table:table-cell office:value-type="float" office:value="677">
                <text:p>67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5:06:56</text:p>
              </table:table-cell>
              <table:table-cell office:value-type="float" office:value="684.822251086653">
                <text:p>684.822251086653</text:p>
              </table:table-cell>
              <table:table-cell office:value-type="float" office:value="679">
                <text:p>67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5:07:00</text:p>
              </table:table-cell>
              <table:table-cell office:value-type="float" office:value="690.95305347947">
                <text:p>690.95305347947</text:p>
              </table:table-cell>
              <table:table-cell office:value-type="float" office:value="686">
                <text:p>68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5:07:04</text:p>
              </table:table-cell>
              <table:table-cell office:value-type="float" office:value="679.45821984586">
                <text:p>679.45821984586</text:p>
              </table:table-cell>
              <table:table-cell office:value-type="float" office:value="680">
                <text:p>68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4:52:28</text:p>
              </table:table-cell>
              <table:table-cell office:value-type="float" office:value="683.600596508666">
                <text:p>683.600596508666</text:p>
              </table:table-cell>
              <table:table-cell office:value-type="float" office:value="679">
                <text:p>67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4:52:32</text:p>
              </table:table-cell>
              <table:table-cell office:value-type="float" office:value="689.969603561459">
                <text:p>689.969603561459</text:p>
              </table:table-cell>
              <table:table-cell office:value-type="float" office:value="677">
                <text:p>67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4:52:36</text:p>
              </table:table-cell>
              <table:table-cell office:value-type="float" office:value="684.822251086653">
                <text:p>684.822251086653</text:p>
              </table:table-cell>
              <table:table-cell office:value-type="float" office:value="683">
                <text:p>683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5:23:52</text:p>
              </table:table-cell>
              <table:table-cell office:value-type="float" office:value="677.757592236524">
                <text:p>677.757592236524</text:p>
              </table:table-cell>
              <table:table-cell office:value-type="float" office:value="676">
                <text:p>67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4:57:28</text:p>
              </table:table-cell>
              <table:table-cell office:value-type="float" office:value="672.190611169167">
                <text:p>672.190611169167</text:p>
              </table:table-cell>
              <table:table-cell office:value-type="float" office:value="665">
                <text:p>6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4:51:56</text:p>
              </table:table-cell>
              <table:table-cell office:value-type="float" office:value="677.272240819678">
                <text:p>677.272240819678</text:p>
              </table:table-cell>
              <table:table-cell office:value-type="float" office:value="663">
                <text:p>663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:52:00</text:p>
              </table:table-cell>
              <table:table-cell office:value-type="float" office:value="667.375711156443">
                <text:p>667.375711156443</text:p>
              </table:table-cell>
              <table:table-cell office:value-type="float" office:value="665">
                <text:p>66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:52:04</text:p>
              </table:table-cell>
              <table:table-cell office:value-type="float" office:value="675.091142890601">
                <text:p>675.091142890601</text:p>
              </table:table-cell>
              <table:table-cell office:value-type="float" office:value="662">
                <text:p>66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:52:08</text:p>
              </table:table-cell>
              <table:table-cell office:value-type="float" office:value="679.701407554612">
                <text:p>679.701407554612</text:p>
              </table:table-cell>
              <table:table-cell office:value-type="float" office:value="672">
                <text:p>67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:56:44</text:p>
              </table:table-cell>
              <table:table-cell office:value-type="float" office:value="673.639791049705">
                <text:p>673.639791049705</text:p>
              </table:table-cell>
              <table:table-cell office:value-type="float" office:value="672">
                <text:p>67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4:52:40</text:p>
              </table:table-cell>
              <table:table-cell office:value-type="float" office:value="678.486071231335">
                <text:p>678.486071231335</text:p>
              </table:table-cell>
              <table:table-cell office:value-type="float" office:value="666">
                <text:p>66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2:44</text:p>
              </table:table-cell>
              <table:table-cell office:value-type="float" office:value="668.096405462053">
                <text:p>668.096405462053</text:p>
              </table:table-cell>
              <table:table-cell office:value-type="float" office:value="675">
                <text:p>67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2:48</text:p>
              </table:table-cell>
              <table:table-cell office:value-type="float" office:value="689.723891092168">
                <text:p>689.723891092168</text:p>
              </table:table-cell>
              <table:table-cell office:value-type="float" office:value="663">
                <text:p>66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2:52</text:p>
              </table:table-cell>
              <table:table-cell office:value-type="float" office:value="668.81764374206">
                <text:p>668.81764374206</text:p>
              </table:table-cell>
              <table:table-cell office:value-type="float" office:value="674">
                <text:p>67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6:48</text:p>
              </table:table-cell>
              <table:table-cell office:value-type="float" office:value="672.431990274943">
                <text:p>672.431990274943</text:p>
              </table:table-cell>
              <table:table-cell office:value-type="float" office:value="671">
                <text:p>671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6:52</text:p>
              </table:table-cell>
              <table:table-cell office:value-type="float" office:value="674.849100130307">
                <text:p>674.849100130307</text:p>
              </table:table-cell>
              <table:table-cell office:value-type="float" office:value="673">
                <text:p>67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6:56</text:p>
              </table:table-cell>
              <table:table-cell office:value-type="float" office:value="670.020916026458">
                <text:p>670.020916026458</text:p>
              </table:table-cell>
              <table:table-cell office:value-type="float" office:value="670">
                <text:p>670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7:32</text:p>
              </table:table-cell>
              <table:table-cell office:value-type="float" office:value="664.258991541204">
                <text:p>664.258991541204</text:p>
              </table:table-cell>
              <table:table-cell office:value-type="float" office:value="664">
                <text:p>66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7:36</text:p>
              </table:table-cell>
              <table:table-cell office:value-type="float" office:value="674.12333371866">
                <text:p>674.12333371866</text:p>
              </table:table-cell>
              <table:table-cell office:value-type="float" office:value="666">
                <text:p>666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7:40</text:p>
              </table:table-cell>
              <table:table-cell office:value-type="float" office:value="675.575409317121">
                <text:p>675.575409317121</text:p>
              </table:table-cell>
              <table:table-cell office:value-type="float" office:value="665">
                <text:p>66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7:44</text:p>
              </table:table-cell>
              <table:table-cell office:value-type="float" office:value="671.466836035965">
                <text:p>671.466836035965</text:p>
              </table:table-cell>
              <table:table-cell office:value-type="float" office:value="658">
                <text:p>65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5:07:24</text:p>
              </table:table-cell>
              <table:table-cell office:value-type="float" office:value="664.737821436941">
                <text:p>664.737821436941</text:p>
              </table:table-cell>
              <table:table-cell office:value-type="float" office:value="668">
                <text:p>66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5:07:28</text:p>
              </table:table-cell>
              <table:table-cell office:value-type="float" office:value="676.302261149961">
                <text:p>676.302261149961</text:p>
              </table:table-cell>
              <table:table-cell office:value-type="float" office:value="672">
                <text:p>67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5:07:32</text:p>
              </table:table-cell>
              <table:table-cell office:value-type="float" office:value="667.856113578934">
                <text:p>667.856113578934</text:p>
              </table:table-cell>
              <table:table-cell office:value-type="float" office:value="669">
                <text:p>66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5:07:36</text:p>
              </table:table-cell>
              <table:table-cell office:value-type="float" office:value="668.81764374206">
                <text:p>668.81764374206</text:p>
              </table:table-cell>
              <table:table-cell office:value-type="float" office:value="662">
                <text:p>66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:52:12</text:p>
              </table:table-cell>
              <table:table-cell office:value-type="float" office:value="672.914929549973">
                <text:p>672.914929549973</text:p>
              </table:table-cell>
              <table:table-cell office:value-type="float" office:value="671">
                <text:p>67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4:52:16</text:p>
              </table:table-cell>
              <table:table-cell office:value-type="float" office:value="668.577170548354">
                <text:p>668.577170548354</text:p>
              </table:table-cell>
              <table:table-cell office:value-type="float" office:value="674">
                <text:p>67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4:52:20</text:p>
              </table:table-cell>
              <table:table-cell office:value-type="float" office:value="673.639791049705">
                <text:p>673.639791049705</text:p>
              </table:table-cell>
              <table:table-cell office:value-type="float" office:value="668">
                <text:p>66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4:52:24</text:p>
              </table:table-cell>
              <table:table-cell office:value-type="float" office:value="678.000358323655">
                <text:p>678.000358323655</text:p>
              </table:table-cell>
              <table:table-cell office:value-type="float" office:value="665">
                <text:p>6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4:54:28</text:p>
              </table:table-cell>
              <table:table-cell office:value-type="float" office:value="672.190611169167">
                <text:p>672.190611169167</text:p>
              </table:table-cell>
              <table:table-cell office:value-type="float" office:value="663">
                <text:p>66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4:56:20</text:p>
              </table:table-cell>
              <table:table-cell office:value-type="float" office:value="667.375711156443">
                <text:p>667.375711156443</text:p>
              </table:table-cell>
              <table:table-cell office:value-type="float" office:value="660">
                <text:p>660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4:25:24</text:p>
              </table:table-cell>
              <table:table-cell office:value-type="float" office:value="668.81764374206">
                <text:p>668.81764374206</text:p>
              </table:table-cell>
              <table:table-cell office:value-type="float" office:value="663">
                <text:p>66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:25:28</text:p>
              </table:table-cell>
              <table:table-cell office:value-type="float" office:value="667.135600626539">
                <text:p>667.135600626539</text:p>
              </table:table-cell>
              <table:table-cell office:value-type="float" office:value="663">
                <text:p>66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:25:32</text:p>
              </table:table-cell>
              <table:table-cell office:value-type="float" office:value="664.258991541204">
                <text:p>664.258991541204</text:p>
              </table:table-cell>
              <table:table-cell office:value-type="float" office:value="664">
                <text:p>66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:25:36</text:p>
              </table:table-cell>
              <table:table-cell office:value-type="float" office:value="666.655560953069">
                <text:p>666.655560953069</text:p>
              </table:table-cell>
              <table:table-cell office:value-type="float" office:value="657">
                <text:p>65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:54:32</text:p>
              </table:table-cell>
              <table:table-cell office:value-type="float" office:value="658.769855898363">
                <text:p>658.769855898363</text:p>
              </table:table-cell>
              <table:table-cell office:value-type="float" office:value="652">
                <text:p>65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4:57:00</text:p>
              </table:table-cell>
              <table:table-cell office:value-type="float" office:value="662.107253155306">
                <text:p>662.107253155306</text:p>
              </table:table-cell>
              <table:table-cell office:value-type="float" office:value="661">
                <text:p>66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4:53:12</text:p>
              </table:table-cell>
              <table:table-cell office:value-type="float" office:value="659.960420091256">
                <text:p>659.960420091256</text:p>
              </table:table-cell>
              <table:table-cell office:value-type="float" office:value="654">
                <text:p>65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:53:16</text:p>
              </table:table-cell>
              <table:table-cell office:value-type="float" office:value="658.531924916548">
                <text:p>658.531924916548</text:p>
              </table:table-cell>
              <table:table-cell office:value-type="float" office:value="654">
                <text:p>65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:53:20</text:p>
              </table:table-cell>
              <table:table-cell office:value-type="float" office:value="655.20725942821">
                <text:p>655.20725942821</text:p>
              </table:table-cell>
              <table:table-cell office:value-type="float" office:value="649">
                <text:p>64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:53:24</text:p>
              </table:table-cell>
              <table:table-cell office:value-type="float" office:value="652.839781033343">
                <text:p>652.839781033343</text:p>
              </table:table-cell>
              <table:table-cell office:value-type="float" office:value="659">
                <text:p>65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:57:04</text:p>
              </table:table-cell>
              <table:table-cell office:value-type="float" office:value="663.062975935175">
                <text:p>663.062975935175</text:p>
              </table:table-cell>
              <table:table-cell office:value-type="float" office:value="665">
                <text:p>665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4:55:08</text:p>
              </table:table-cell>
              <table:table-cell office:value-type="float" office:value="659.48401257605">
                <text:p>659.48401257605</text:p>
              </table:table-cell>
              <table:table-cell office:value-type="float" office:value="653">
                <text:p>65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:55:12</text:p>
              </table:table-cell>
              <table:table-cell office:value-type="float" office:value="657.818495768805">
                <text:p>657.818495768805</text:p>
              </table:table-cell>
              <table:table-cell office:value-type="float" office:value="654">
                <text:p>65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4:54:36</text:p>
              </table:table-cell>
              <table:table-cell office:value-type="float" office:value="659.245899732791">
                <text:p>659.245899732791</text:p>
              </table:table-cell>
              <table:table-cell office:value-type="float" office:value="653">
                <text:p>65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:54:40</text:p>
              </table:table-cell>
              <table:table-cell office:value-type="float" office:value="653.78604375231">
                <text:p>653.78604375231</text:p>
              </table:table-cell>
              <table:table-cell office:value-type="float" office:value="656">
                <text:p>65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:55:16</text:p>
              </table:table-cell>
              <table:table-cell office:value-type="float" office:value="661.868473847437">
                <text:p>661.868473847437</text:p>
              </table:table-cell>
              <table:table-cell office:value-type="float" office:value="651">
                <text:p>65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:55:20</text:p>
              </table:table-cell>
              <table:table-cell office:value-type="float" office:value="654.022761251192">
                <text:p>654.022761251192</text:p>
              </table:table-cell>
              <table:table-cell office:value-type="float" office:value="653">
                <text:p>65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:55:24</text:p>
              </table:table-cell>
              <table:table-cell office:value-type="float" office:value="657.818495768805">
                <text:p>657.818495768805</text:p>
              </table:table-cell>
              <table:table-cell office:value-type="float" office:value="659">
                <text:p>659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:55:28</text:p>
              </table:table-cell>
              <table:table-cell office:value-type="float" office:value="660.913962305282">
                <text:p>660.913962305282</text:p>
              </table:table-cell>
              <table:table-cell office:value-type="float" office:value="657">
                <text:p>65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:53:44</text:p>
              </table:table-cell>
              <table:table-cell office:value-type="float" office:value="640.626912968869">
                <text:p>640.626912968869</text:p>
              </table:table-cell>
              <table:table-cell office:value-type="float" office:value="645">
                <text:p>64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:53:48</text:p>
              </table:table-cell>
              <table:table-cell office:value-type="float" office:value="639.694283204614">
                <text:p>639.694283204614</text:p>
              </table:table-cell>
              <table:table-cell office:value-type="float" office:value="639">
                <text:p>63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:53:52</text:p>
              </table:table-cell>
              <table:table-cell office:value-type="float" office:value="640.160476107351">
                <text:p>640.160476107351</text:p>
              </table:table-cell>
              <table:table-cell office:value-type="float" office:value="644">
                <text:p>64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4:53:56</text:p>
              </table:table-cell>
              <table:table-cell office:value-type="float" office:value="649.299953931182">
                <text:p>649.299953931182</text:p>
              </table:table-cell>
              <table:table-cell office:value-type="float" office:value="643">
                <text:p>64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5:23:56</text:p>
              </table:table-cell>
              <table:table-cell office:value-type="float" office:value="646.477942872841">
                <text:p>646.477942872841</text:p>
              </table:table-cell>
              <table:table-cell office:value-type="float" office:value="652">
                <text:p>65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4:57:08</text:p>
              </table:table-cell>
              <table:table-cell office:value-type="float" office:value="646.243170805364">
                <text:p>646.243170805364</text:p>
              </table:table-cell>
              <table:table-cell office:value-type="float" office:value="654">
                <text:p>65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4:55:40</text:p>
              </table:table-cell>
              <table:table-cell office:value-type="float" office:value="634.350611114772">
                <text:p>634.350611114772</text:p>
              </table:table-cell>
              <table:table-cell office:value-type="float" office:value="635">
                <text:p>63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4:55:44</text:p>
              </table:table-cell>
              <table:table-cell office:value-type="float" office:value="624.905137251782">
                <text:p>624.905137251782</text:p>
              </table:table-cell>
              <table:table-cell office:value-type="float" office:value="633">
                <text:p>633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4:55:48</text:p>
              </table:table-cell>
              <table:table-cell office:value-type="float" office:value="646.712775806525">
                <text:p>646.712775806525</text:p>
              </table:table-cell>
              <table:table-cell office:value-type="float" office:value="630">
                <text:p>63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4:55:52</text:p>
              </table:table-cell>
              <table:table-cell office:value-type="float" office:value="641.093593752735">
                <text:p>641.093593752735</text:p>
              </table:table-cell>
              <table:table-cell office:value-type="float" office:value="628">
                <text:p>62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:55:56</text:p>
              </table:table-cell>
              <table:table-cell office:value-type="float" office:value="641.093593752735">
                <text:p>641.093593752735</text:p>
              </table:table-cell>
              <table:table-cell office:value-type="float" office:value="637">
                <text:p>63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4:56:00</text:p>
              </table:table-cell>
              <table:table-cell office:value-type="float" office:value="638.995451352857">
                <text:p>638.995451352857</text:p>
              </table:table-cell>
              <table:table-cell office:value-type="float" office:value="629">
                <text:p>62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5:06:32</text:p>
              </table:table-cell>
              <table:table-cell office:value-type="float" office:value="635.973526862463">
                <text:p>635.973526862463</text:p>
              </table:table-cell>
              <table:table-cell office:value-type="float" office:value="636">
                <text:p>63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:06:36</text:p>
              </table:table-cell>
              <table:table-cell office:value-type="float" office:value="647.182624254126">
                <text:p>647.182624254126</text:p>
              </table:table-cell>
              <table:table-cell office:value-type="float" office:value="643">
                <text:p>64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:06:40</text:p>
              </table:table-cell>
              <table:table-cell office:value-type="float" office:value="640.626912968869">
                <text:p>640.626912968869</text:p>
              </table:table-cell>
              <table:table-cell office:value-type="float" office:value="629">
                <text:p>62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:06:44</text:p>
              </table:table-cell>
              <table:table-cell office:value-type="float" office:value="639.461278249167">
                <text:p>639.461278249167</text:p>
              </table:table-cell>
              <table:table-cell office:value-type="float" office:value="637">
                <text:p>63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4:54:44</text:p>
              </table:table-cell>
              <table:table-cell office:value-type="float" office:value="623.989138457131">
                <text:p>623.989138457131</text:p>
              </table:table-cell>
              <table:table-cell office:value-type="float" office:value="623">
                <text:p>6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4:54:48</text:p>
              </table:table-cell>
              <table:table-cell office:value-type="float" office:value="629.499834338123">
                <text:p>629.499834338123</text:p>
              </table:table-cell>
              <table:table-cell office:value-type="float" office:value="622">
                <text:p>6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4:54:52</text:p>
              </table:table-cell>
              <table:table-cell office:value-type="float" office:value="629.269517810606">
                <text:p>629.269517810606</text:p>
              </table:table-cell>
              <table:table-cell office:value-type="float" office:value="615">
                <text:p>615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4:54:56</text:p>
              </table:table-cell>
              <table:table-cell office:value-type="float" office:value="628.809068365841">
                <text:p>628.809068365841</text:p>
              </table:table-cell>
              <table:table-cell office:value-type="float" office:value="628">
                <text:p>62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4:56:04</text:p>
              </table:table-cell>
              <table:table-cell office:value-type="float" office:value="627.429189235912">
                <text:p>627.429189235912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4:56:08</text:p>
              </table:table-cell>
              <table:table-cell office:value-type="float" office:value="629.269517810606">
                <text:p>629.269517810606</text:p>
              </table:table-cell>
              <table:table-cell office:value-type="float" office:value="628">
                <text:p>62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4:56:12</text:p>
              </table:table-cell>
              <table:table-cell office:value-type="float" office:value="630.421712377881">
                <text:p>630.421712377881</text:p>
              </table:table-cell>
              <table:table-cell office:value-type="float" office:value="622">
                <text:p>62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4:56:16</text:p>
              </table:table-cell>
              <table:table-cell office:value-type="float" office:value="624.676045611888">
                <text:p>624.676045611888</text:p>
              </table:table-cell>
              <table:table-cell office:value-type="float" office:value="615">
                <text:p>61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4:57:12</text:p>
              </table:table-cell>
              <table:table-cell office:value-type="float" office:value="622.160083769058">
                <text:p>622.160083769058</text:p>
              </table:table-cell>
              <table:table-cell office:value-type="float" office:value="618">
                <text:p>61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4:57:16</text:p>
              </table:table-cell>
              <table:table-cell office:value-type="float" office:value="629.269517810606">
                <text:p>629.269517810606</text:p>
              </table:table-cell>
              <table:table-cell office:value-type="float" office:value="614">
                <text:p>61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4:57:20</text:p>
              </table:table-cell>
              <table:table-cell office:value-type="float" office:value="632.268404786782">
                <text:p>632.268404786782</text:p>
              </table:table-cell>
              <table:table-cell office:value-type="float" office:value="622">
                <text:p>62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4:57:24</text:p>
              </table:table-cell>
              <table:table-cell office:value-type="float" office:value="626.051514663372">
                <text:p>626.051514663372</text:p>
              </table:table-cell>
              <table:table-cell office:value-type="float" office:value="623">
                <text:p>623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5:23:08</text:p>
              </table:table-cell>
              <table:table-cell office:value-type="float" office:value="620.334954841419">
                <text:p>620.334954841419</text:p>
              </table:table-cell>
              <table:table-cell office:value-type="float" office:value="622">
                <text:p>62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4:56:24</text:p>
              </table:table-cell>
              <table:table-cell office:value-type="float" office:value="620.790868909316">
                <text:p>620.790868909316</text:p>
              </table:table-cell>
              <table:table-cell office:value-type="float" office:value="620">
                <text:p>62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:56:28</text:p>
              </table:table-cell>
              <table:table-cell office:value-type="float" office:value="626.969719379947">
                <text:p>626.969719379947</text:p>
              </table:table-cell>
              <table:table-cell office:value-type="float" office:value="618">
                <text:p>61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:56:32</text:p>
              </table:table-cell>
              <table:table-cell office:value-type="float" office:value="624.905137251782">
                <text:p>624.905137251782</text:p>
              </table:table-cell>
              <table:table-cell office:value-type="float" office:value="623">
                <text:p>62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:56:36</text:p>
              </table:table-cell>
              <table:table-cell office:value-type="float" office:value="621.247028443476">
                <text:p>621.247028443476</text:p>
              </table:table-cell>
              <table:table-cell office:value-type="float" office:value="622">
                <text:p>62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:22:36</text:p>
              </table:table-cell>
              <table:table-cell office:value-type="float" office:value="609.016982640481">
                <text:p>609.016982640481</text:p>
              </table:table-cell>
              <table:table-cell office:value-type="float" office:value="617">
                <text:p>61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:22:40</text:p>
              </table:table-cell>
              <table:table-cell office:value-type="float" office:value="613.073741936672">
                <text:p>613.073741936672</text:p>
              </table:table-cell>
              <table:table-cell office:value-type="float" office:value="616">
                <text:p>61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:22:44</text:p>
              </table:table-cell>
              <table:table-cell office:value-type="float" office:value="619.651544066144">
                <text:p>619.651544066144</text:p>
              </table:table-cell>
              <table:table-cell office:value-type="float" office:value="612">
                <text:p>61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:22:48</text:p>
              </table:table-cell>
              <table:table-cell office:value-type="float" office:value="619.4238632458">
                <text:p>619.4238632458</text:p>
              </table:table-cell>
              <table:table-cell office:value-type="float" office:value="614">
                <text:p>61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5:21:36</text:p>
              </table:table-cell>
              <table:table-cell office:value-type="float" office:value="605.875521230136">
                <text:p>605.875521230136</text:p>
              </table:table-cell>
              <table:table-cell office:value-type="float" office:value="605">
                <text:p>60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5:23:12</text:p>
              </table:table-cell>
              <table:table-cell office:value-type="float" office:value="611.042869303749">
                <text:p>611.042869303749</text:p>
              </table:table-cell>
              <table:table-cell office:value-type="float" office:value="605">
                <text:p>60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:23:16</text:p>
              </table:table-cell>
              <table:table-cell office:value-type="float" office:value="611.944863999703">
                <text:p>611.944863999703</text:p>
              </table:table-cell>
              <table:table-cell office:value-type="float" office:value="612">
                <text:p>61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:23:20</text:p>
              </table:table-cell>
              <table:table-cell office:value-type="float" office:value="614.656754595972">
                <text:p>614.656754595972</text:p>
              </table:table-cell>
              <table:table-cell office:value-type="float" office:value="605">
                <text:p>60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:23:24</text:p>
              </table:table-cell>
              <table:table-cell office:value-type="float" office:value="599.406663535241">
                <text:p>599.406663535241</text:p>
              </table:table-cell>
              <table:table-cell office:value-type="float" office:value="600">
                <text:p>60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:24:00</text:p>
              </table:table-cell>
              <table:table-cell office:value-type="float" office:value="607.669163079629">
                <text:p>607.669163079629</text:p>
              </table:table-cell>
              <table:table-cell office:value-type="float" office:value="602">
                <text:p>60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:24:04</text:p>
              </table:table-cell>
              <table:table-cell office:value-type="float" office:value="566.778721951293">
                <text:p>566.778721951293</text:p>
              </table:table-cell>
              <table:table-cell office:value-type="float" office:value="570">
                <text:p>570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5:24:08</text:p>
              </table:table-cell>
              <table:table-cell office:value-type="float" office:value="568.270234137154">
                <text:p>568.270234137154</text:p>
              </table:table-cell>
              <table:table-cell office:value-type="float" office:value="557">
                <text:p>55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5:24:12</text:p>
              </table:table-cell>
              <table:table-cell office:value-type="float" office:value="565.502716566084">
                <text:p>565.502716566084</text:p>
              </table:table-cell>
              <table:table-cell office:value-type="float" office:value="566">
                <text:p>56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:24:16</text:p>
              </table:table-cell>
              <table:table-cell office:value-type="float" office:value="546.839676972719">
                <text:p>546.839676972719</text:p>
              </table:table-cell>
              <table:table-cell office:value-type="float" office:value="541">
                <text:p>54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5:24:20</text:p>
              </table:table-cell>
              <table:table-cell office:value-type="float" office:value="535.758243095071">
                <text:p>535.758243095071</text:p>
              </table:table-cell>
              <table:table-cell office:value-type="float" office:value="535">
                <text:p>5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5:24:44</text:p>
              </table:table-cell>
              <table:table-cell office:value-type="float" office:value="524.260438662288">
                <text:p>524.260438662288</text:p>
              </table:table-cell>
              <table:table-cell office:value-type="float" office:value="517">
                <text:p>51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24:24</text:p>
              </table:table-cell>
              <table:table-cell office:value-type="float" office:value="513.753707133426">
                <text:p>513.753707133426</text:p>
              </table:table-cell>
              <table:table-cell office:value-type="float" office:value="508">
                <text:p>50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:58:00</text:p>
              </table:table-cell>
              <table:table-cell office:value-type="float" office:value="504.972656882931">
                <text:p>504.972656882931</text:p>
              </table:table-cell>
              <table:table-cell office:value-type="float" office:value="493">
                <text:p>49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:58:04</text:p>
              </table:table-cell>
              <table:table-cell office:value-type="float" office:value="512.967966287182">
                <text:p>512.967966287182</text:p>
              </table:table-cell>
              <table:table-cell office:value-type="float" office:value="493">
                <text:p>49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:58:08</text:p>
              </table:table-cell>
              <table:table-cell office:value-type="float" office:value="514.934220119922">
                <text:p>514.934220119922</text:p>
              </table:table-cell>
              <table:table-cell office:value-type="float" office:value="506">
                <text:p>50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:58:12</text:p>
              </table:table-cell>
              <table:table-cell office:value-type="float" office:value="504.972656882931">
                <text:p>504.972656882931</text:p>
              </table:table-cell>
              <table:table-cell office:value-type="float" office:value="507">
                <text:p>50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:24:48</text:p>
              </table:table-cell>
              <table:table-cell office:value-type="float" office:value="496.51117730689">
                <text:p>496.51117730689</text:p>
              </table:table-cell>
              <table:table-cell office:value-type="float" office:value="481">
                <text:p>4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5:24:52</text:p>
              </table:table-cell>
              <table:table-cell office:value-type="float" office:value="499.765780504634">
                <text:p>499.765780504634</text:p>
              </table:table-cell>
              <table:table-cell office:value-type="float" office:value="489">
                <text:p>48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:24:56</text:p>
              </table:table-cell>
              <table:table-cell office:value-type="float" office:value="493.274985886518">
                <text:p>493.274985886518</text:p>
              </table:table-cell>
              <table:table-cell office:value-type="float" office:value="481">
                <text:p>48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:25:00</text:p>
              </table:table-cell>
              <table:table-cell office:value-type="float" office:value="502.845740171692">
                <text:p>502.845740171692</text:p>
              </table:table-cell>
              <table:table-cell office:value-type="float" office:value="475">
                <text:p>47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:25:04</text:p>
              </table:table-cell>
              <table:table-cell office:value-type="float" office:value="498.423421071895">
                <text:p>498.423421071895</text:p>
              </table:table-cell>
              <table:table-cell office:value-type="float" office:value="494">
                <text:p>49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:25:08</text:p>
              </table:table-cell>
              <table:table-cell office:value-type="float" office:value="493.844739857333">
                <text:p>493.844739857333</text:p>
              </table:table-cell>
              <table:table-cell office:value-type="float" office:value="484">
                <text:p>48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:25:12</text:p>
              </table:table-cell>
              <table:table-cell office:value-type="float" office:value="492.516206685739">
                <text:p>492.516206685739</text:p>
              </table:table-cell>
              <table:table-cell office:value-type="float" office:value="490">
                <text:p>49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:25:16</text:p>
              </table:table-cell>
              <table:table-cell office:value-type="float" office:value="491.758447984476">
                <text:p>491.758447984476</text:p>
              </table:table-cell>
              <table:table-cell office:value-type="float" office:value="482">
                <text:p>48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5:25:20</text:p>
              </table:table-cell>
              <table:table-cell office:value-type="float" office:value="474.428759903733">
                <text:p>474.428759903733</text:p>
              </table:table-cell>
              <table:table-cell office:value-type="float" office:value="462">
                <text:p>46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:27:16</text:p>
              </table:table-cell>
              <table:table-cell office:value-type="float" office:value="471.32082913409">
                <text:p>471.32082913409</text:p>
              </table:table-cell>
              <table:table-cell office:value-type="float" office:value="455">
                <text:p>4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5:05:44</text:p>
              </table:table-cell>
              <table:table-cell office:value-type="float" office:value="464.260962162841">
                <text:p>464.260962162841</text:p>
              </table:table-cell>
              <table:table-cell office:value-type="float" office:value="458">
                <text:p>45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:05:48</text:p>
              </table:table-cell>
              <table:table-cell office:value-type="float" office:value="472.23300224863">
                <text:p>472.23300224863</text:p>
              </table:table-cell>
              <table:table-cell office:value-type="float" office:value="458">
                <text:p>45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:05:52</text:p>
              </table:table-cell>
              <table:table-cell office:value-type="float" office:value="470.046481708782">
                <text:p>470.046481708782</text:p>
              </table:table-cell>
              <table:table-cell office:value-type="float" office:value="459">
                <text:p>45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:05:56</text:p>
              </table:table-cell>
              <table:table-cell office:value-type="float" office:value="476.449647472022">
                <text:p>476.449647472022</text:p>
              </table:table-cell>
              <table:table-cell office:value-type="float" office:value="455">
                <text:p>45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:24:28</text:p>
              </table:table-cell>
              <table:table-cell office:value-type="float" office:value="471.685505913852">
                <text:p>471.685505913852</text:p>
              </table:table-cell>
              <table:table-cell office:value-type="float" office:value="465">
                <text:p>46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:24:32</text:p>
              </table:table-cell>
              <table:table-cell office:value-type="float" office:value="468.050290566963">
                <text:p>468.050290566963</text:p>
              </table:table-cell>
              <table:table-cell office:value-type="float" office:value="460">
                <text:p>46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:24:36</text:p>
              </table:table-cell>
              <table:table-cell office:value-type="float" office:value="466.784032783388">
                <text:p>466.784032783388</text:p>
              </table:table-cell>
              <table:table-cell office:value-type="float" office:value="452">
                <text:p>45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:24:40</text:p>
              </table:table-cell>
              <table:table-cell office:value-type="float" office:value="467.869203908175">
                <text:p>467.869203908175</text:p>
              </table:table-cell>
              <table:table-cell office:value-type="float" office:value="469">
                <text:p>46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5:26:56</text:p>
              </table:table-cell>
              <table:table-cell office:value-type="float" office:value="464.260962162841">
                <text:p>464.260962162841</text:p>
              </table:table-cell>
              <table:table-cell office:value-type="float" office:value="458">
                <text:p>45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5:27:20</text:p>
              </table:table-cell>
              <table:table-cell office:value-type="float" office:value="456.767388657596">
                <text:p>456.767388657596</text:p>
              </table:table-cell>
              <table:table-cell office:value-type="float" office:value="454">
                <text:p>45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5:27:24</text:p>
              </table:table-cell>
              <table:table-cell office:value-type="float" office:value="463.542398852498">
                <text:p>463.542398852498</text:p>
              </table:table-cell>
              <table:table-cell office:value-type="float" office:value="451">
                <text:p>45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5:27:28</text:p>
              </table:table-cell>
              <table:table-cell office:value-type="float" office:value="458.896823992337">
                <text:p>458.896823992337</text:p>
              </table:table-cell>
              <table:table-cell office:value-type="float" office:value="439">
                <text:p>43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5:25:24</text:p>
              </table:table-cell>
              <table:table-cell office:value-type="float" office:value="455.352918477591">
                <text:p>455.352918477591</text:p>
              </table:table-cell>
              <table:table-cell office:value-type="float" office:value="442">
                <text:p>44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5:27:00</text:p>
              </table:table-cell>
              <table:table-cell office:value-type="float" office:value="447.820846238963">
                <text:p>447.820846238963</text:p>
              </table:table-cell>
              <table:table-cell office:value-type="float" office:value="436">
                <text:p>43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5:27:04</text:p>
              </table:table-cell>
              <table:table-cell office:value-type="float" office:value="450.43476421264">
                <text:p>450.43476421264</text:p>
              </table:table-cell>
              <table:table-cell office:value-type="float" office:value="442">
                <text:p>44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5:27:08</text:p>
              </table:table-cell>
              <table:table-cell office:value-type="float" office:value="450.784383892582">
                <text:p>450.784383892582</text:p>
              </table:table-cell>
              <table:table-cell office:value-type="float" office:value="442">
                <text:p>44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5:27:12</text:p>
              </table:table-cell>
              <table:table-cell office:value-type="float" office:value="450.085402663999">
                <text:p>450.085402663999</text:p>
              </table:table-cell>
              <table:table-cell office:value-type="float" office:value="444">
                <text:p>44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5:27:32</text:p>
              </table:table-cell>
              <table:table-cell office:value-type="float" office:value="437.170913886433">
                <text:p>437.170913886433</text:p>
              </table:table-cell>
              <table:table-cell office:value-type="float" office:value="425">
                <text:p>42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:27:36</text:p>
              </table:table-cell>
              <table:table-cell office:value-type="float" office:value="439.212783841577">
                <text:p>439.212783841577</text:p>
              </table:table-cell>
              <table:table-cell office:value-type="float" office:value="421">
                <text:p>42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5:27:40</text:p>
              </table:table-cell>
              <table:table-cell office:value-type="float" office:value="441.263974725262">
                <text:p>441.263974725262</text:p>
              </table:table-cell>
              <table:table-cell office:value-type="float" office:value="421">
                <text:p>42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5:27:44</text:p>
              </table:table-cell>
              <table:table-cell office:value-type="float" office:value="426.604218831756">
                <text:p>426.604218831756</text:p>
              </table:table-cell>
              <table:table-cell office:value-type="float" office:value="425">
                <text:p>42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:27:48</text:p>
              </table:table-cell>
              <table:table-cell office:value-type="float" office:value="426.272985908563">
                <text:p>426.272985908563</text:p>
              </table:table-cell>
              <table:table-cell office:value-type="float" office:value="422">
                <text:p>42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:27:52</text:p>
              </table:table-cell>
              <table:table-cell office:value-type="float" office:value="433.283401673101">
                <text:p>433.283401673101</text:p>
              </table:table-cell>
              <table:table-cell office:value-type="float" office:value="423">
                <text:p>42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:27:56</text:p>
              </table:table-cell>
              <table:table-cell office:value-type="float" office:value="440.75030344739">
                <text:p>440.75030344739</text:p>
              </table:table-cell>
              <table:table-cell office:value-type="float" office:value="416">
                <text:p>41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5:26:40</text:p>
              </table:table-cell>
              <table:table-cell office:value-type="float" office:value="432.778862526165">
                <text:p>432.778862526165</text:p>
              </table:table-cell>
              <table:table-cell office:value-type="float" office:value="425">
                <text:p>42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5:26:44</text:p>
              </table:table-cell>
              <table:table-cell office:value-type="float" office:value="426.93571153946">
                <text:p>426.93571153946</text:p>
              </table:table-cell>
              <table:table-cell office:value-type="float" office:value="428">
                <text:p>42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5:26:48</text:p>
              </table:table-cell>
              <table:table-cell office:value-type="float" office:value="434.631691762417">
                <text:p>434.631691762417</text:p>
              </table:table-cell>
              <table:table-cell office:value-type="float" office:value="429">
                <text:p>42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5:26:52</text:p>
              </table:table-cell>
              <table:table-cell office:value-type="float" office:value="437.340713583702">
                <text:p>437.340713583702</text:p>
              </table:table-cell>
              <table:table-cell office:value-type="float" office:value="416">
                <text:p>41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5:25:28</text:p>
              </table:table-cell>
              <table:table-cell office:value-type="float" office:value="427.101555305404">
                <text:p>427.101555305404</text:p>
              </table:table-cell>
              <table:table-cell office:value-type="float" office:value="410">
                <text:p>41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5:25:32</text:p>
              </table:table-cell>
              <table:table-cell office:value-type="float" office:value="427.599476217503">
                <text:p>427.599476217503</text:p>
              </table:table-cell>
              <table:table-cell office:value-type="float" office:value="413">
                <text:p>41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422.810730397291">
                <text:p>422.810730397291</text:p>
              </table:table-cell>
              <table:table-cell office:value-type="float" office:value="414">
                <text:p>41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5:28:04</text:p>
              </table:table-cell>
              <table:table-cell office:value-type="float" office:value="426.769932713963">
                <text:p>426.769932713963</text:p>
              </table:table-cell>
              <table:table-cell office:value-type="float" office:value="414">
                <text:p>41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5:28:08</text:p>
              </table:table-cell>
              <table:table-cell office:value-type="float" office:value="424.78565319528">
                <text:p>424.78565319528</text:p>
              </table:table-cell>
              <table:table-cell office:value-type="float" office:value="406">
                <text:p>40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5:25:36</text:p>
              </table:table-cell>
              <table:table-cell office:value-type="float" office:value="423.303583638083">
                <text:p>423.303583638083</text:p>
              </table:table-cell>
              <table:table-cell office:value-type="float" office:value="418">
                <text:p>41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:25:40</text:p>
              </table:table-cell>
              <table:table-cell office:value-type="float" office:value="418.563852841782">
                <text:p>418.563852841782</text:p>
              </table:table-cell>
              <table:table-cell office:value-type="float" office:value="406">
                <text:p>40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:25:44</text:p>
              </table:table-cell>
              <table:table-cell office:value-type="float" office:value="418.076658705424">
                <text:p>418.076658705424</text:p>
              </table:table-cell>
              <table:table-cell office:value-type="float" office:value="405">
                <text:p>40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5:25:48</text:p>
              </table:table-cell>
              <table:table-cell office:value-type="float" office:value="417.427977817321">
                <text:p>417.427977817321</text:p>
              </table:table-cell>
              <table:table-cell office:value-type="float" office:value="405">
                <text:p>40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:26:24</text:p>
              </table:table-cell>
              <table:table-cell office:value-type="float" office:value="404.830191236696">
                <text:p>404.830191236696</text:p>
              </table:table-cell>
              <table:table-cell office:value-type="float" office:value="393">
                <text:p>39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:26:28</text:p>
              </table:table-cell>
              <table:table-cell office:value-type="float" office:value="416.456909614691">
                <text:p>416.456909614691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:26:32</text:p>
              </table:table-cell>
              <table:table-cell office:value-type="float" office:value="411.956264127693">
                <text:p>411.956264127693</text:p>
              </table:table-cell>
              <table:table-cell office:value-type="float" office:value="400">
                <text:p>40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:26:36</text:p>
              </table:table-cell>
              <table:table-cell office:value-type="float" office:value="411.956264127693">
                <text:p>411.956264127693</text:p>
              </table:table-cell>
              <table:table-cell office:value-type="float" office:value="395">
                <text:p>39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5:25:52</text:p>
              </table:table-cell>
              <table:table-cell office:value-type="float" office:value="410.202134423328">
                <text:p>410.202134423328</text:p>
              </table:table-cell>
              <table:table-cell office:value-type="float" office:value="397">
                <text:p>39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5:25:56</text:p>
              </table:table-cell>
              <table:table-cell office:value-type="float" office:value="409.566225621443">
                <text:p>409.566225621443</text:p>
              </table:table-cell>
              <table:table-cell office:value-type="float" office:value="398">
                <text:p>39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5:26:00</text:p>
              </table:table-cell>
              <table:table-cell office:value-type="float" office:value="403.890036036918">
                <text:p>403.890036036918</text:p>
              </table:table-cell>
              <table:table-cell office:value-type="float" office:value="385">
                <text:p>38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5:28:12</text:p>
              </table:table-cell>
              <table:table-cell office:value-type="float" office:value="405.615450071578">
                <text:p>405.615450071578</text:p>
              </table:table-cell>
              <table:table-cell office:value-type="float" office:value="391">
                <text:p>39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5:26:04</text:p>
              </table:table-cell>
              <table:table-cell office:value-type="float" office:value="410.679750890498">
                <text:p>410.679750890498</text:p>
              </table:table-cell>
              <table:table-cell office:value-type="float" office:value="391">
                <text:p>39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:28:16</text:p>
              </table:table-cell>
              <table:table-cell office:value-type="float" office:value="402.484213188936">
                <text:p>402.484213188936</text:p>
              </table:table-cell>
              <table:table-cell office:value-type="float" office:value="393">
                <text:p>39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:26:08</text:p>
              </table:table-cell>
              <table:table-cell office:value-type="float" office:value="405.144098845944">
                <text:p>405.144098845944</text:p>
              </table:table-cell>
              <table:table-cell office:value-type="float" office:value="390">
                <text:p>39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5:26:12</text:p>
              </table:table-cell>
              <table:table-cell office:value-type="float" office:value="405.930010732575">
                <text:p>405.930010732575</text:p>
              </table:table-cell>
              <table:table-cell office:value-type="float" office:value="384">
                <text:p>38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5:26:16</text:p>
              </table:table-cell>
              <table:table-cell office:value-type="float" office:value="393.551529131113">
                <text:p>393.551529131113</text:p>
              </table:table-cell>
              <table:table-cell office:value-type="float" office:value="377">
                <text:p>37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5:26:20</text:p>
              </table:table-cell>
              <table:table-cell office:value-type="float" office:value="400.773174328064">
                <text:p>400.773174328064</text:p>
              </table:table-cell>
              <table:table-cell office:value-type="float" office:value="387">
                <text:p>38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5:28:20</text:p>
              </table:table-cell>
              <table:table-cell office:value-type="float" office:value="403.420840357039">
                <text:p>403.420840357039</text:p>
              </table:table-cell>
              <table:table-cell office:value-type="float" office:value="385">
                <text:p>38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5:28:24</text:p>
              </table:table-cell>
              <table:table-cell office:value-type="float" office:value="396.146924504661">
                <text:p>396.146924504661</text:p>
              </table:table-cell>
              <table:table-cell office:value-type="float" office:value="384">
                <text:p>38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:28:28</text:p>
              </table:table-cell>
              <table:table-cell office:value-type="float" office:value="396.913876846899">
                <text:p>396.913876846899</text:p>
              </table:table-cell>
              <table:table-cell office:value-type="float" office:value="382">
                <text:p>38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:00:27</text:p>
              </table:table-cell>
              <table:table-cell office:value-type="float" office:value="383.950507773787">
                <text:p>383.950507773787</text:p>
              </table:table-cell>
              <table:table-cell office:value-type="float" office:value="358">
                <text:p>35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:00:31</text:p>
              </table:table-cell>
              <table:table-cell office:value-type="float" office:value="380.126876143043">
                <text:p>380.126876143043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:00:35</text:p>
              </table:table-cell>
              <table:table-cell office:value-type="float" office:value="380.126876143043">
                <text:p>380.126876143043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3:00:39</text:p>
              </table:table-cell>
              <table:table-cell office:value-type="float" office:value="384.246472226499">
                <text:p>384.246472226499</text:p>
              </table:table-cell>
              <table:table-cell office:value-type="float" office:value="368">
                <text:p>36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5:28:32</text:p>
              </table:table-cell>
              <table:table-cell office:value-type="float" office:value="392.488338302149">
                <text:p>392.488338302149</text:p>
              </table:table-cell>
              <table:table-cell office:value-type="float" office:value="375">
                <text:p>37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:28:36</text:p>
              </table:table-cell>
              <table:table-cell office:value-type="float" office:value="392.033667816801">
                <text:p>392.033667816801</text:p>
              </table:table-cell>
              <table:table-cell office:value-type="float" office:value="367">
                <text:p>36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:28:40</text:p>
              </table:table-cell>
              <table:table-cell office:value-type="float" office:value="383.802624032444">
                <text:p>383.802624032444</text:p>
              </table:table-cell>
              <table:table-cell office:value-type="float" office:value="369">
                <text:p>36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5:28:44</text:p>
              </table:table-cell>
              <table:table-cell office:value-type="float" office:value="385.878970368663">
                <text:p>385.878970368663</text:p>
              </table:table-cell>
              <table:table-cell office:value-type="float" office:value="368">
                <text:p>368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